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14.23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4.6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6.78mm"/>
    </style:style>
    <style:style style:name="co7" style:family="table-column">
      <style:table-column-properties fo:break-before="auto" style:column-width="165.58mm"/>
    </style:style>
    <style:style style:name="co8" style:family="table-column">
      <style:table-column-properties fo:break-before="auto" style:column-width="30.22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9.61mm"/>
    </style:style>
    <style:style style:name="co11" style:family="table-column">
      <style:table-column-properties fo:break-before="auto" style:column-width="13.97mm"/>
    </style:style>
    <style:style style:name="co12" style:family="table-column">
      <style:table-column-properties fo:break-before="auto" style:column-width="46.65mm"/>
    </style:style>
    <style:style style:name="co13" style:family="table-column">
      <style:table-column-properties fo:break-before="auto" style:column-width="9.88mm"/>
    </style:style>
    <style:style style:name="co14" style:family="table-column">
      <style:table-column-properties fo:break-before="auto" style:column-width="60.54mm"/>
    </style:style>
    <style:style style:name="co15" style:family="table-column">
      <style:table-column-properties fo:break-before="auto" style:column-width="28.13mm"/>
    </style:style>
    <style:style style:name="co16" style:family="table-column">
      <style:table-column-properties fo:break-before="auto" style:column-width="15.88mm"/>
    </style:style>
    <style:style style:name="co17" style:family="table-column">
      <style:table-column-properties fo:break-before="auto" style:column-width="16.97mm"/>
    </style:style>
    <style:style style:name="co18" style:family="table-column">
      <style:table-column-properties fo:break-before="auto" style:column-width="18.33mm"/>
    </style:style>
    <style:style style:name="co19" style:family="table-column">
      <style:table-column-properties fo:break-before="auto" style:column-width="25.95mm"/>
    </style:style>
    <style:style style:name="co20" style:family="table-column">
      <style:table-column-properties fo:break-before="auto" style:column-width="10.97mm"/>
    </style:style>
    <style:style style:name="co21" style:family="table-column">
      <style:table-column-properties fo:break-before="auto" style:column-width="24.85mm"/>
    </style:style>
    <style:style style:name="co22" style:family="table-column">
      <style:table-column-properties fo:break-before="auto" style:column-width="7.71mm"/>
    </style:style>
    <style:style style:name="co23" style:family="table-column">
      <style:table-column-properties fo:break-before="auto" style:column-width="10.42mm"/>
    </style:style>
    <style:style style:name="co24" style:family="table-column">
      <style:table-column-properties fo:break-before="auto" style:column-width="27.04mm"/>
    </style:style>
    <style:style style:name="co25" style:family="table-column">
      <style:table-column-properties fo:break-before="auto" style:column-width="35.75mm"/>
    </style:style>
    <style:style style:name="co26" style:family="table-column">
      <style:table-column-properties fo:break-before="auto" style:column-width="4.99mm"/>
    </style:style>
    <style:style style:name="co27" style:family="table-column">
      <style:table-column-properties fo:break-before="auto" style:column-width="57.45mm"/>
    </style:style>
    <style:style style:name="co28" style:family="table-column">
      <style:table-column-properties fo:break-before="auto" style:column-width="11.78mm"/>
    </style:style>
    <style:style style:name="co29" style:family="table-column">
      <style:table-column-properties fo:break-before="auto" style:column-width="10mm"/>
    </style:style>
    <style:style style:name="co30" style:family="table-column">
      <style:table-column-properties fo:break-before="auto" style:column-width="28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 tableooo:tab-color="#f04e4d"/>
    </style:style>
    <style:style style:name="ta2" style:family="table" style:master-page-name="Default">
      <style:table-properties table:display="true" style:writing-mode="lr-tb" tableooo:tab-color="#add58a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text-style style:name="N100">
      <number:text-content/>
    </number:text-style>
    <style:style style:name="ce11" style:family="table-cell" style:parent-style-name="Default">
      <style:table-cell-properties fo:background-color="#add58a" style:text-align-source="fix" style:repeat-content="false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glyph-orientation-vertical="0" fo:background-color="#add58a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MS Sans Serif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" style:family="table-cell" style:parent-style-name="Default">
      <style:text-properties style:font-name="Liberation Sans" fo:font-size="9pt" style:font-size-asian="9pt" style:font-size-complex="9pt"/>
    </style:style>
    <style:style style:name="ce16" style:family="table-cell" style:parent-style-name="Default">
      <style:table-cell-properties fo:background-color="#add58a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Default">
      <style:table-cell-properties fo:background-color="#fffbcc" style:text-align-source="fix" style:repeat-content="false"/>
      <style:paragraph-properties fo:text-align="center" fo:margin-left="0m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style:use-window-font-color="true" style:font-name="Liberation Mono" fo:font-size="9pt" style:font-size-asian="9pt" style:font-size-complex="9pt"/>
    </style:style>
    <style:style style:name="ce40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style:font-name="Liberation Mono" fo:font-size="9pt" style:font-size-asian="9pt" style:font-size-complex="9pt"/>
    </style:style>
    <style:style style:name="ce109" style:family="table-cell" style:parent-style-name="Default">
      <style:text-properties style:font-name="Liberation Mono" fo:font-size="9pt" style:font-size-asian="9pt" style:font-size-complex="9pt"/>
    </style:style>
    <style:style style:name="ce110" style:family="table-cell" style:parent-style-name="Default" style:data-style-name="N100">
      <style:table-cell-properties fo:background-color="#fffbcc"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Mono" fo:font-size="9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 style:data-style-name="N100">
      <style:table-cell-properties fo:background-color="transparent" style:rotation-align="none"/>
      <style:text-properties style:use-window-font-color="true" style:font-name="Liberation Mono" fo:font-size="9pt" style:font-size-asian="9pt" style:font-size-complex="9pt"/>
    </style:style>
    <style:style style:name="ce112" style:family="table-cell" style:parent-style-name="Default" style:data-style-name="N100">
      <style:table-cell-properties fo:background-color="transparent" style:rotation-align="none"/>
      <style:text-properties style:font-name="Liberation Mono" fo:font-size="9pt" style:font-size-asian="9pt" style:font-size-complex="9pt"/>
    </style:style>
    <style:style style:name="ce39" style:family="table-cell" style:parent-style-name="Default" style:data-style-name="N100">
      <style:table-cell-properties style:rotation-align="none"/>
      <style:text-properties style:font-name="Liberation Mono" fo:font-size="9pt" style:font-size-asian="9pt" style:font-size-complex="9pt"/>
    </style:style>
    <style:style style:name="ce115" style:family="table-cell" style:parent-style-name="Default" style:data-style-name="N100">
      <style:text-properties style:font-name="Liberation Mono" fo:font-size="9pt" style:font-size-asian="9pt" style:font-size-complex="9pt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transparent"/>
      <style:text-properties style:use-window-font-color="true" style:font-name="DejaVu Sans" fo:font-size="9pt" style:font-size-asian="9pt" style:font-size-complex="9pt"/>
    </style:style>
    <style:style style:name="ce32" style:family="table-cell" style:parent-style-name="Default">
      <style:table-cell-properties fo:background-color="#fff200"/>
      <style:text-properties style:use-window-font-color="true" style:font-name="DejaVu Sans" fo:font-size="9pt" style:font-size-asian="9pt" style:font-size-complex="9pt"/>
    </style:style>
    <style:style style:name="ce26" style:family="table-cell" style:parent-style-name="Default">
      <style:text-properties style:font-name="DejaVu Sans" fo:font-size="9pt" style:font-size-asian="9pt" style:font-size-complex="9pt"/>
    </style:style>
    <style:style style:name="ce68" style:family="table-cell" style:parent-style-name="Default" style:data-style-name="N4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 style:data-style-name="N4">
      <style:table-cell-properties fo:background-color="transparent"/>
      <style:text-properties style:use-window-font-color="true" style:font-name="DejaVu Sans" fo:font-size="9pt" style:font-size-asian="9pt" style:font-size-complex="9pt"/>
    </style:style>
    <style:style style:name="ce38" style:family="table-cell" style:parent-style-name="Default" style:data-style-name="N4">
      <style:table-cell-properties fo:background-color="#fff200"/>
      <style:text-properties style:use-window-font-color="true" style:font-name="DejaVu Sans" fo:font-size="9pt" style:font-size-asian="9pt" style:font-size-complex="9pt"/>
    </style:style>
    <style:style style:name="ce29" style:family="table-cell" style:parent-style-name="Default" style:data-style-name="N4">
      <style:text-properties style:font-name="DejaVu Sans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ackground-color="#fff200"/>
      <style:text-properties style:font-name="DejaVu Sans" fo:font-size="9pt" style:font-size-asian="9pt" style:font-size-complex="9pt"/>
    </style:style>
    <style:style style:name="ce43" style:family="table-cell" style:parent-style-name="Default">
      <style:table-cell-properties fo:background-color="#fffbcc" style:cell-protect="none" style:print-content="true"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Default">
      <style:table-cell-properties fo:background-color="transparent"/>
      <style:text-properties fo:color="#666666" style:text-outline="false" style:text-line-through-style="none" style:text-line-through-type="none" style:font-name="DejaVu Sans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75" style:family="table-cell" style:parent-style-name="Default" style:data-style-name="N4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4">
      <style:table-cell-properties fo:background-color="#fff9ae" style:text-align-source="fix" style:repeat-content="false" fo:border="0.06pt solid #000000" style:vertical-align="middl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order-bottom="0.06pt solid #000000" fo:background-color="#fff9a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fo:border-bottom="none" fo:border-left="0.06pt solid #000000" fo:border-right="none" fo:border-top="none"/>
      <style:text-properties style:font-name="DejaVu Sans" fo:font-size="9pt" style:font-size-asian="9pt" style:font-size-complex="9pt"/>
    </style:style>
    <style:style style:name="ce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DejaVu Sans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fo:border-bottom="none" fo:border-left="0.06pt solid #000000" fo:border-right="none" fo:border-top="0.06pt solid #000000"/>
      <style:text-properties style:font-name="DejaVu Sans" fo:font-size="9pt" style:font-size-asian="9pt" style:font-size-complex="9pt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  <style:text-properties style:font-name="DejaVu Sans" fo:font-size="9pt" style:font-size-asian="9pt" style:font-size-complex="9pt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52" style:family="table-cell" style:parent-style-name="Default" style:data-style-name="N4">
      <style:table-cell-properties fo:border-bottom="0.06pt solid #000000" fo:background-color="#fff9ae" style:text-align-source="fix" style:repeat-content="false" fo:border-left="none" fo:border-right="none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53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style:font-name="DejaVu Sans" fo:font-size="9pt" style:font-size-asian="9pt" style:font-size-complex="9pt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  <style:text-properties style:font-name="DejaVu Sans" fo:font-size="9pt" style:font-size-asian="9pt" style:font-size-complex="9pt"/>
    </style:style>
    <style:style style:name="ce55" style:family="table-cell" style:parent-style-name="Default">
      <style:table-cell-properties fo:border-bottom="none" fo:border-left="none" fo:border-right="none" fo:border-top="0.06pt solid #000000"/>
      <style:text-properties style:font-name="DejaVu Sans" fo:font-size="9pt" style:font-size-asian="9pt" style:font-size-complex="9pt"/>
    </style:style>
    <style:style style:name="ce56" style:family="table-cell" style:parent-style-name="Default">
      <style:table-cell-properties fo:border-bottom="0.06pt solid #000000" fo:border-left="none" fo:border-right="none" fo:border-top="none"/>
      <style:text-properties style:font-name="DejaVu Sans" fo:font-size="9pt" style:font-size-asian="9pt" style:font-size-complex="9pt"/>
    </style:style>
    <style:style style:name="ce57" style:family="table-cell" style:parent-style-name="Default" style:data-style-name="N4">
      <style:table-cell-properties fo:background-color="#dddddd" fo:border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58" style:family="table-cell" style:parent-style-name="Default" style:data-style-name="N4">
      <style:table-cell-properties fo:border-bottom="0.06pt solid #000000" fo:background-color="#fff9a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59" style:family="table-cell" style:parent-style-name="Default" style:data-style-name="N4">
      <style:table-cell-properties fo:border-bottom="none" fo:border-left="none" fo:border-right="0.06pt solid #000000" fo:border-top="0.06pt solid #000000"/>
      <style:text-properties style:font-name="DejaVu Sans" fo:font-size="9pt" style:font-size-asian="9pt" style:font-size-complex="9pt"/>
    </style:style>
    <style:style style:name="ce60" style:family="table-cell" style:parent-style-name="Default" style:data-style-name="N4">
      <style:table-cell-properties fo:border-bottom="none" fo:border-left="none" fo:border-right="0.06pt solid #000000" fo:border-top="none"/>
      <style:text-properties style:font-name="DejaVu Sans" fo:font-size="9pt" style:font-size-asian="9pt" style:font-size-complex="9pt"/>
    </style:style>
    <style:style style:name="ce61" style:family="table-cell" style:parent-style-name="Default" style:data-style-name="N4">
      <style:table-cell-properties fo:border-bottom="0.06pt solid #000000" fo:background-color="#dddddd" fo:border-left="none" fo:border-right="0.06pt solid #000000" fo:border-top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62" style:family="table-cell" style:parent-style-name="Default" style:data-style-name="N4">
      <style:table-cell-properties fo:border-bottom="0.06pt solid #000000" fo:border-left="none" fo:border-right="0.06pt solid #000000" fo:border-top="none"/>
      <style:text-properties style:font-name="DejaVu Sans" fo:font-size="9pt" style:font-size-asian="9pt" style:font-size-complex="9pt"/>
    </style:style>
    <style:style style:name="ce63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as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5" table:number-columns-repeated="1017" table:default-cell-style-name="ce15"/>
        <table:table-row table:style-name="ro1">
          <table:table-cell table:style-name="ce11" office:value-type="string" calcext:value-type="string" table:number-columns-spanned="3" table:number-rows-spanned="1">
            <text:p>Ventas</text:p>
          </table:table-cell>
          <table:covered-table-cell table:number-columns-repeated="2" table:style-name="ce16"/>
          <table:table-cell/>
          <table:table-cell table:style-name="ce11" office:value-type="string" calcext:value-type="string" table:number-columns-spanned="3" table:number-rows-spanned="1">
            <text:p>Compras</text:p>
          </table:table-cell>
          <table:covered-table-cell table:number-columns-repeated="2" table:style-name="ce16"/>
          <table:table-cell table:number-columns-repeated="1017"/>
        </table:table-row>
        <table:table-row table:style-name="ro2">
          <table:table-cell table:style-name="ce12" office:value-type="string" calcext:value-type="string">
            <text:p>Desde</text:p>
          </table:table-cell>
          <table:table-cell table:style-name="ce12" office:value-type="string" calcext:value-type="string">
            <text:p>Hasta</text:p>
          </table:table-cell>
          <table:table-cell table:style-name="ce12" office:value-type="string" calcext:value-type="string">
            <text:p>Cant.</text:p>
          </table:table-cell>
          <table:table-cell/>
          <table:table-cell table:style-name="ce12" office:value-type="string" calcext:value-type="string">
            <text:p>Desde</text:p>
          </table:table-cell>
          <table:table-cell table:style-name="ce12" office:value-type="string" calcext:value-type="string">
            <text:p>Hasta</text:p>
          </table:table-cell>
          <table:table-cell table:style-name="ce12" office:value-type="string" calcext:value-type="string">
            <text:p>Cant.</text:p>
          </table:table-cell>
          <table:table-cell table:number-columns-repeated="1017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7" table:formula="of:=+[.A3]+[.C3]-1" office:value-type="float" office:value="8" calcext:value-type="float">
            <text:p>8</text:p>
          </table:table-cell>
          <table:table-cell table:style-name="ce17" office:value-type="float" office:value="8" calcext:value-type="float">
            <text:p>8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table:formula="of:=+[.E3]+[.G3]-1" office:value-type="float" office:value="8" calcext:value-type="float">
            <text:p>8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 table:formula="of:=+[.B3]+1" office:value-type="float" office:value="9" calcext:value-type="float">
            <text:p>9</text:p>
          </table:table-cell>
          <table:table-cell table:style-name="ce13" table:formula="of:=+[.A4]+[.C4]-1" office:value-type="float" office:value="11" calcext:value-type="float">
            <text:p>11</text:p>
          </table:table-cell>
          <table:table-cell table:style-name="ce17" office:value-type="float" office:value="3" calcext:value-type="float">
            <text:p>3</text:p>
          </table:table-cell>
          <table:table-cell/>
          <table:table-cell table:style-name="ce13" table:formula="of:=+[.F3]+1" office:value-type="float" office:value="9" calcext:value-type="float">
            <text:p>9</text:p>
          </table:table-cell>
          <table:table-cell table:style-name="ce13" table:formula="of:=+[.E4]+[.G4]-1" office:value-type="float" office:value="11" calcext:value-type="float">
            <text:p>1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 table:formula="of:=+[.B4]+1" office:value-type="float" office:value="12" calcext:value-type="float">
            <text:p>12</text:p>
          </table:table-cell>
          <table:table-cell table:style-name="ce13" table:formula="of:=+[.A5]+[.C5]-1" office:value-type="float" office:value="16" calcext:value-type="float">
            <text:p>16</text:p>
          </table:table-cell>
          <table:table-cell table:style-name="ce17" office:value-type="float" office:value="5" calcext:value-type="float">
            <text:p>5</text:p>
          </table:table-cell>
          <table:table-cell/>
          <table:table-cell table:style-name="ce13" table:formula="of:=+[.F4]+1" office:value-type="float" office:value="12" calcext:value-type="float">
            <text:p>12</text:p>
          </table:table-cell>
          <table:table-cell table:style-name="ce13" table:formula="of:=+[.E5]+[.G5]-1" office:value-type="float" office:value="16" calcext:value-type="float">
            <text:p>1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 table:formula="of:=+[.B5]+1" office:value-type="float" office:value="17" calcext:value-type="float">
            <text:p>17</text:p>
          </table:table-cell>
          <table:table-cell table:style-name="ce13" table:formula="of:=+[.A6]+[.C6]-1" office:value-type="float" office:value="36" calcext:value-type="float">
            <text:p>36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table:style-name="ce13" table:formula="of:=+[.F5]+1" office:value-type="float" office:value="17" calcext:value-type="float">
            <text:p>17</text:p>
          </table:table-cell>
          <table:table-cell table:style-name="ce13" table:formula="of:=+[.E6]+[.G6]-1" office:value-type="float" office:value="36" calcext:value-type="float">
            <text:p>36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13" table:formula="of:=+[.B6]+1" office:value-type="float" office:value="37" calcext:value-type="float">
            <text:p>37</text:p>
          </table:table-cell>
          <table:table-cell table:style-name="ce13" table:formula="of:=+[.A7]+[.C7]-1" office:value-type="float" office:value="56" calcext:value-type="float">
            <text:p>56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table:style-name="ce13" table:formula="of:=+[.F6]+1" office:value-type="float" office:value="37" calcext:value-type="float">
            <text:p>37</text:p>
          </table:table-cell>
          <table:table-cell table:style-name="ce13" table:formula="of:=+[.E7]+[.G7]-1" office:value-type="float" office:value="52" calcext:value-type="float">
            <text:p>52</text:p>
          </table:table-cell>
          <table:table-cell table:style-name="ce17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13" table:formula="of:=+[.B7]+1" office:value-type="float" office:value="57" calcext:value-type="float">
            <text:p>57</text:p>
          </table:table-cell>
          <table:table-cell table:style-name="ce13" table:formula="of:=+[.A8]+[.C8]-1" office:value-type="float" office:value="58" calcext:value-type="float">
            <text:p>58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13" table:formula="of:=+[.F7]+1" office:value-type="float" office:value="53" calcext:value-type="float">
            <text:p>53</text:p>
          </table:table-cell>
          <table:table-cell table:style-name="ce13" table:formula="of:=+[.E8]+[.G8]-1" office:value-type="float" office:value="54" calcext:value-type="float">
            <text:p>54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 table:formula="of:=+[.B8]+1" office:value-type="float" office:value="59" calcext:value-type="float">
            <text:p>59</text:p>
          </table:table-cell>
          <table:table-cell table:style-name="ce13" table:formula="of:=+[.A9]+[.C9]-1" office:value-type="float" office:value="78" calcext:value-type="float">
            <text:p>78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table:style-name="ce13" table:formula="of:=+[.F8]+1" office:value-type="float" office:value="55" calcext:value-type="float">
            <text:p>55</text:p>
          </table:table-cell>
          <table:table-cell table:style-name="ce13" table:formula="of:=+[.E9]+[.G9]-1" office:value-type="float" office:value="74" calcext:value-type="float">
            <text:p>74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13" table:formula="of:=+[.B9]+1" office:value-type="float" office:value="79" calcext:value-type="float">
            <text:p>79</text:p>
          </table:table-cell>
          <table:table-cell table:style-name="ce13" table:formula="of:=+[.A10]+[.C10]-1" office:value-type="float" office:value="108" calcext:value-type="float">
            <text:p>108</text:p>
          </table:table-cell>
          <table:table-cell table:style-name="ce17" office:value-type="float" office:value="30" calcext:value-type="float">
            <text:p>30</text:p>
          </table:table-cell>
          <table:table-cell/>
          <table:table-cell table:style-name="ce13" table:formula="of:=+[.F9]+1" office:value-type="float" office:value="75" calcext:value-type="float">
            <text:p>75</text:p>
          </table:table-cell>
          <table:table-cell table:style-name="ce13" table:formula="of:=+[.E10]+[.G10]-1" office:value-type="float" office:value="104" calcext:value-type="float">
            <text:p>104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13" table:formula="of:=+[.B10]+1" office:value-type="float" office:value="109" calcext:value-type="float">
            <text:p>109</text:p>
          </table:table-cell>
          <table:table-cell table:style-name="ce13" table:formula="of:=+[.A11]+[.C11]-1" office:value-type="float" office:value="123" calcext:value-type="float">
            <text:p>123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0]+1" office:value-type="float" office:value="105" calcext:value-type="float">
            <text:p>105</text:p>
          </table:table-cell>
          <table:table-cell table:style-name="ce13" table:formula="of:=+[.E11]+[.G11]-1" office:value-type="float" office:value="119" calcext:value-type="float">
            <text:p>119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1]+1" office:value-type="float" office:value="124" calcext:value-type="float">
            <text:p>124</text:p>
          </table:table-cell>
          <table:table-cell table:style-name="ce13" table:formula="of:=+[.A12]+[.C12]-1" office:value-type="float" office:value="138" calcext:value-type="float">
            <text:p>138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1]+1" office:value-type="float" office:value="120" calcext:value-type="float">
            <text:p>120</text:p>
          </table:table-cell>
          <table:table-cell table:style-name="ce13" table:formula="of:=+[.E12]+[.G12]-1" office:value-type="float" office:value="134" calcext:value-type="float">
            <text:p>134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2]+1" office:value-type="float" office:value="139" calcext:value-type="float">
            <text:p>139</text:p>
          </table:table-cell>
          <table:table-cell table:style-name="ce13" table:formula="of:=+[.A13]+[.C13]-1" office:value-type="float" office:value="153" calcext:value-type="float">
            <text:p>153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2]+1" office:value-type="float" office:value="135" calcext:value-type="float">
            <text:p>135</text:p>
          </table:table-cell>
          <table:table-cell table:style-name="ce13" table:formula="of:=+[.E13]+[.G13]-1" office:value-type="float" office:value="149" calcext:value-type="float">
            <text:p>149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3]+1" office:value-type="float" office:value="154" calcext:value-type="float">
            <text:p>154</text:p>
          </table:table-cell>
          <table:table-cell table:style-name="ce13" table:formula="of:=+[.A14]+[.C14]-1" office:value-type="float" office:value="168" calcext:value-type="float">
            <text:p>168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3]+1" office:value-type="float" office:value="150" calcext:value-type="float">
            <text:p>150</text:p>
          </table:table-cell>
          <table:table-cell table:style-name="ce13" table:formula="of:=+[.E14]+[.G14]-1" office:value-type="float" office:value="164" calcext:value-type="float">
            <text:p>164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4]+1" office:value-type="float" office:value="169" calcext:value-type="float">
            <text:p>169</text:p>
          </table:table-cell>
          <table:table-cell table:style-name="ce13" table:formula="of:=+[.A15]+[.C15]-1" office:value-type="float" office:value="183" calcext:value-type="float">
            <text:p>183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4]+1" office:value-type="float" office:value="165" calcext:value-type="float">
            <text:p>165</text:p>
          </table:table-cell>
          <table:table-cell table:style-name="ce13" table:formula="of:=+[.E15]+[.G15]-1" office:value-type="float" office:value="179" calcext:value-type="float">
            <text:p>179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5]+1" office:value-type="float" office:value="184" calcext:value-type="float">
            <text:p>184</text:p>
          </table:table-cell>
          <table:table-cell table:style-name="ce13" table:formula="of:=+[.A16]+[.C16]-1" office:value-type="float" office:value="198" calcext:value-type="float">
            <text:p>198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5]+1" office:value-type="float" office:value="180" calcext:value-type="float">
            <text:p>180</text:p>
          </table:table-cell>
          <table:table-cell table:style-name="ce13" table:formula="of:=+[.E16]+[.G16]-1" office:value-type="float" office:value="194" calcext:value-type="float">
            <text:p>194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6]+1" office:value-type="float" office:value="199" calcext:value-type="float">
            <text:p>199</text:p>
          </table:table-cell>
          <table:table-cell table:style-name="ce13" table:formula="of:=+[.A17]+[.C17]-1" office:value-type="float" office:value="213" calcext:value-type="float">
            <text:p>213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6]+1" office:value-type="float" office:value="195" calcext:value-type="float">
            <text:p>195</text:p>
          </table:table-cell>
          <table:table-cell table:style-name="ce13" table:formula="of:=+[.E17]+[.G17]-1" office:value-type="float" office:value="209" calcext:value-type="float">
            <text:p>209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7]+1" office:value-type="float" office:value="214" calcext:value-type="float">
            <text:p>214</text:p>
          </table:table-cell>
          <table:table-cell table:style-name="ce13" table:formula="of:=+[.A18]+[.C18]-1" office:value-type="float" office:value="228" calcext:value-type="float">
            <text:p>228</text:p>
          </table:table-cell>
          <table:table-cell table:style-name="ce19" office:value-type="float" office:value="15" calcext:value-type="float">
            <text:p>15</text:p>
          </table:table-cell>
          <table:table-cell/>
          <table:table-cell table:style-name="ce13" table:formula="of:=+[.F17]+1" office:value-type="float" office:value="210" calcext:value-type="float">
            <text:p>210</text:p>
          </table:table-cell>
          <table:table-cell table:style-name="ce13" table:formula="of:=+[.E18]+[.G18]-1" office:value-type="float" office:value="224" calcext:value-type="float">
            <text:p>224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8]+1" office:value-type="float" office:value="229" calcext:value-type="float">
            <text:p>229</text:p>
          </table:table-cell>
          <table:table-cell table:style-name="ce13" table:formula="of:=+[.A19]+[.C19]-1" office:value-type="float" office:value="231" calcext:value-type="float">
            <text:p>231</text:p>
          </table:table-cell>
          <table:table-cell table:style-name="ce19" office:value-type="float" office:value="3" calcext:value-type="float">
            <text:p>3</text:p>
          </table:table-cell>
          <table:table-cell/>
          <table:table-cell table:style-name="ce13" table:formula="of:=+[.F18]+1" office:value-type="float" office:value="225" calcext:value-type="float">
            <text:p>225</text:p>
          </table:table-cell>
          <table:table-cell table:style-name="ce13" table:formula="of:=+[.E19]+[.G19]-1" office:value-type="float" office:value="227" calcext:value-type="float">
            <text:p>227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 table:formula="of:=+[.B19]+1" office:value-type="float" office:value="232" calcext:value-type="float">
            <text:p>232</text:p>
          </table:table-cell>
          <table:table-cell table:style-name="ce13" table:formula="of:=+[.A20]+[.C20]-1" office:value-type="float" office:value="241" calcext:value-type="float">
            <text:p>241</text:p>
          </table:table-cell>
          <table:table-cell table:style-name="ce19" office:value-type="float" office:value="10" calcext:value-type="float">
            <text:p>10</text:p>
          </table:table-cell>
          <table:table-cell/>
          <table:table-cell table:style-name="ce13" table:formula="of:=+[.F19]+1" office:value-type="float" office:value="228" calcext:value-type="float">
            <text:p>228</text:p>
          </table:table-cell>
          <table:table-cell table:style-name="ce13" table:formula="of:=+[.E20]+[.G20]-1" office:value-type="float" office:value="237" calcext:value-type="float">
            <text:p>237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 table:formula="of:=+[.B20]+1" office:value-type="float" office:value="242" calcext:value-type="float">
            <text:p>242</text:p>
          </table:table-cell>
          <table:table-cell table:style-name="ce13" table:formula="of:=+[.A21]+[.C21]-1" office:value-type="float" office:value="242" calcext:value-type="float">
            <text:p>242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13" table:formula="of:=+[.F20]+1" office:value-type="float" office:value="238" calcext:value-type="float">
            <text:p>238</text:p>
          </table:table-cell>
          <table:table-cell table:style-name="ce13" table:formula="of:=+[.E21]+[.G21]-1" office:value-type="float" office:value="238" calcext:value-type="float">
            <text:p>23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 table:formula="of:=+[.B21]+1" office:value-type="float" office:value="243" calcext:value-type="float">
            <text:p>243</text:p>
          </table:table-cell>
          <table:table-cell table:style-name="ce13" table:formula="of:=+[.A22]+[.C22]-1" office:value-type="float" office:value="243" calcext:value-type="float">
            <text:p>243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3" table:formula="of:=+[.F21]+1" office:value-type="float" office:value="239" calcext:value-type="float">
            <text:p>239</text:p>
          </table:table-cell>
          <table:table-cell table:style-name="ce13" table:formula="of:=+[.E22]+[.G22]-1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 table:formula="of:=+[.B22]+1" office:value-type="float" office:value="244" calcext:value-type="float">
            <text:p>244</text:p>
          </table:table-cell>
          <table:table-cell table:style-name="ce13" table:formula="of:=+[.A23]+[.C23]-1" office:value-type="float" office:value="258" calcext:value-type="float">
            <text:p>258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22]+1" office:value-type="float" office:value="240" calcext:value-type="float">
            <text:p>240</text:p>
          </table:table-cell>
          <table:table-cell table:style-name="ce13" table:formula="of:=+[.E23]+[.G23]-1" office:value-type="float" office:value="254" calcext:value-type="float">
            <text:p>254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23]+1" office:value-type="float" office:value="259" calcext:value-type="float">
            <text:p>259</text:p>
          </table:table-cell>
          <table:table-cell table:style-name="ce13" table:formula="of:=+[.A24]+[.C24]-1" office:value-type="float" office:value="266" calcext:value-type="float">
            <text:p>266</text:p>
          </table:table-cell>
          <table:table-cell table:style-name="ce17" office:value-type="float" office:value="8" calcext:value-type="float">
            <text:p>8</text:p>
          </table:table-cell>
          <table:table-cell/>
          <table:table-cell table:style-name="ce13" table:formula="of:=+[.F23]+1" office:value-type="float" office:value="255" calcext:value-type="float">
            <text:p>255</text:p>
          </table:table-cell>
          <table:table-cell table:style-name="ce13" table:formula="of:=+[.E24]+[.G24]-1" office:value-type="float" office:value="269" calcext:value-type="float">
            <text:p>269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4"/>
          <table:table-cell table:style-name="ce18"/>
          <table:table-cell table:style-name="ce14"/>
          <table:table-cell/>
          <table:table-cell table:style-name="ce13" table:formula="of:=+[.F24]+1" office:value-type="float" office:value="270" calcext:value-type="float">
            <text:p>270</text:p>
          </table:table-cell>
          <table:table-cell table:style-name="ce13" table:formula="of:=+[.E25]+[.G25]-1" office:value-type="float" office:value="280" calcext:value-type="float">
            <text:p>280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 table:number-columns-spanned="3" table:number-rows-spanned="1">
            <text:p>Alicuotas</text:p>
          </table:table-cell>
          <table:covered-table-cell table:number-columns-repeated="2" table:style-name="ce16"/>
          <table:table-cell/>
          <table:table-cell table:style-name="ce13" table:formula="of:=+[.F25]+1" office:value-type="float" office:value="281" calcext:value-type="float">
            <text:p>281</text:p>
          </table:table-cell>
          <table:table-cell table:style-name="ce13" table:formula="of:=+[.E26]+[.G26]-1" office:value-type="float" office:value="310" calcext:value-type="float">
            <text:p>31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Desde</text:p>
          </table:table-cell>
          <table:table-cell table:style-name="ce12" office:value-type="string" calcext:value-type="string">
            <text:p>Hasta</text:p>
          </table:table-cell>
          <table:table-cell table:style-name="ce12" office:value-type="string" calcext:value-type="string">
            <text:p>Cant.</text:p>
          </table:table-cell>
          <table:table-cell/>
          <table:table-cell table:style-name="ce13" table:formula="of:=+[.F26]+1" office:value-type="float" office:value="311" calcext:value-type="float">
            <text:p>311</text:p>
          </table:table-cell>
          <table:table-cell table:style-name="ce13" table:formula="of:=+[.E27]+[.G27]-1" office:value-type="float" office:value="325" calcext:value-type="float">
            <text:p>325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7" table:formula="of:=+[.A28]+[.C28]-1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13" table:formula="of:=+[.B28]+1" office:value-type="float" office:value="4" calcext:value-type="float">
            <text:p>4</text:p>
          </table:table-cell>
          <table:table-cell table:style-name="ce13" table:formula="of:=+[.A29]+[.C29]-1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/>
          <table:table-cell table:style-name="ce11" office:value-type="string" calcext:value-type="string" table:number-columns-spanned="3" table:number-rows-spanned="1">
            <text:p>Alicuotas</text:p>
          </table:table-cell>
          <table:covered-table-cell table:number-columns-repeated="2" table:style-name="ce16"/>
          <table:table-cell table:number-columns-repeated="1017"/>
        </table:table-row>
        <table:table-row table:style-name="ro3">
          <table:table-cell table:style-name="ce13" table:formula="of:=+[.B29]+1" office:value-type="float" office:value="9" calcext:value-type="float">
            <text:p>9</text:p>
          </table:table-cell>
          <table:table-cell table:style-name="ce13" table:formula="of:=+[.A30]+[.C30]-1" office:value-type="float" office:value="28" calcext:value-type="float">
            <text:p>28</text:p>
          </table:table-cell>
          <table:table-cell table:style-name="ce20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Desde</text:p>
          </table:table-cell>
          <table:table-cell table:style-name="ce12" office:value-type="string" calcext:value-type="string">
            <text:p>Hasta</text:p>
          </table:table-cell>
          <table:table-cell table:style-name="ce12" office:value-type="string" calcext:value-type="string">
            <text:p>Cant.</text:p>
          </table:table-cell>
          <table:table-cell table:number-columns-repeated="1017"/>
        </table:table-row>
        <table:table-row table:style-name="ro3">
          <table:table-cell table:style-name="ce13" table:formula="of:=+[.B30]+1" office:value-type="float" office:value="29" calcext:value-type="float">
            <text:p>29</text:p>
          </table:table-cell>
          <table:table-cell table:style-name="ce13" table:formula="of:=+[.A31]+[.C31]-1" office:value-type="float" office:value="43" calcext:value-type="float">
            <text:p>43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table:formula="of:=+[.E31]+[.G31]-1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 table:formula="of:=+[.B31]+1" office:value-type="float" office:value="44" calcext:value-type="float">
            <text:p>44</text:p>
          </table:table-cell>
          <table:table-cell table:style-name="ce13" table:formula="of:=+[.A32]+[.C32]-1" office:value-type="float" office:value="47" calcext:value-type="float">
            <text:p>47</text:p>
          </table:table-cell>
          <table:table-cell table:style-name="ce20" office:value-type="float" office:value="4" calcext:value-type="float">
            <text:p>4</text:p>
          </table:table-cell>
          <table:table-cell/>
          <table:table-cell table:style-name="ce13" table:formula="of:=+[.F31]+1" office:value-type="float" office:value="4" calcext:value-type="float">
            <text:p>4</text:p>
          </table:table-cell>
          <table:table-cell table:style-name="ce13" table:formula="of:=+[.E32]+[.G32]-1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 table:formula="of:=+[.B32]+1" office:value-type="float" office:value="48" calcext:value-type="float">
            <text:p>48</text:p>
          </table:table-cell>
          <table:table-cell table:style-name="ce13" table:formula="of:=+[.A33]+[.C33]-1" office:value-type="float" office:value="62" calcext:value-type="float">
            <text:p>62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13" table:formula="of:=+[.F32]+1" office:value-type="float" office:value="9" calcext:value-type="float">
            <text:p>9</text:p>
          </table:table-cell>
          <table:table-cell table:style-name="ce13" table:formula="of:=+[.E33]+[.G33]-1" office:value-type="float" office:value="28" calcext:value-type="float">
            <text:p>28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3" table:formula="of:=+[.F33]+1" office:value-type="float" office:value="29" calcext:value-type="float">
            <text:p>29</text:p>
          </table:table-cell>
          <table:table-cell table:style-name="ce13" table:formula="of:=+[.E34]+[.G34]-1" office:value-type="float" office:value="30" calcext:value-type="float">
            <text:p>3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3" table:formula="of:=+[.F34]+1" office:value-type="float" office:value="31" calcext:value-type="float">
            <text:p>31</text:p>
          </table:table-cell>
          <table:table-cell table:style-name="ce13" table:formula="of:=+[.E35]+[.G35]-1" office:value-type="float" office:value="50" calcext:value-type="float">
            <text:p>5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3" table:formula="of:=+[.F35]+1" office:value-type="float" office:value="51" calcext:value-type="float">
            <text:p>51</text:p>
          </table:table-cell>
          <table:table-cell table:style-name="ce13" table:formula="of:=+[.E36]+[.G36]-1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3" table:formula="of:=+[.F36]+1" office:value-type="float" office:value="66" calcext:value-type="float">
            <text:p>66</text:p>
          </table:table-cell>
          <table:table-cell table:style-name="ce13" table:formula="of:=+[.E37]+[.G37]-1" office:value-type="float" office:value="69" calcext:value-type="float">
            <text:p>69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3" table:formula="of:=+[.F37]+1" office:value-type="float" office:value="70" calcext:value-type="float">
            <text:p>70</text:p>
          </table:table-cell>
          <table:table-cell table:style-name="ce13" table:formula="of:=+[.E38]+[.G38]-1" office:value-type="float" office:value="84" calcext:value-type="float">
            <text:p>84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ras" table:style-name="ta1">
        <office:forms form:automatic-focus="false" form:apply-design-mode="false"/>
        <table:table-column table:style-name="co6" table:default-cell-style-name="ce109"/>
        <table:table-column table:style-name="co5" table:number-columns-repeated="1023" table:default-cell-style-name="ce109"/>
        <table:table-row table:style-name="ro1">
          <table:table-cell table:style-name="ce34" office:value-type="string" calcext:value-type="string">
            <text:p>Libro IVA Compras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12010010001200000000000000230409 <text:s text:c="15"/>8000000000030542851836ABC S.A <text:s text:c="22"/>000000000650850000000000000000000000000000000000000000000000000000000000000000000000000000000000000015746000000000000000PES00010000001000000000011022500000000000000000000000000 <text:s text:c="29"/>000000000000000</text:p>
          </table:table-cell>
          <table:table-cell table:number-columns-repeated="1023"/>
        </table:table-row>
        <table:table-row table:style-name="ro1" table:number-rows-repeated="34">
          <table:table-cell table:style-name="ce36"/>
          <table:table-cell table:number-columns-repeated="1023"/>
        </table:table-row>
        <table:table-row table:style-name="ro1" table:number-rows-repeated="73">
          <table:table-cell table:style-name="ce40"/>
          <table:table-cell table:number-columns-repeated="1023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ras-Ali" table:style-name="ta1">
        <office:forms form:automatic-focus="false" form:apply-design-mode="false"/>
        <table:table-column table:style-name="co7" table:default-cell-style-name="ce115"/>
        <table:table-column table:style-name="co8" table:default-cell-style-name="ce109"/>
        <table:table-column table:style-name="co5" table:number-columns-repeated="1022" table:default-cell-style-name="ce109"/>
        <table:table-row table:style-name="ro1">
          <table:table-cell table:style-name="ce110" office:value-type="string" calcext:value-type="string">
            <text:p>Libro IVA Compras (alícuotas)</text:p>
          </table:table-cell>
          <table:table-cell table:style-name="ce116" office:value-type="string" calcext:value-type="string">
            <text:p>Quitar 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120000000000000023040980000000000305428518360000000005248810005000000000110225</text:p>
          </table:table-cell>
          <table:table-cell table:formula="of:=RIGHT([.A2];15)" office:value-type="string" office:string-value="000000000110225" calcext:value-type="string">
            <text:p>000000000110225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3000120000000000000014944180000000000305428518360000000004703190005000000000098767</text:p>
          </table:table-cell>
          <table:table-cell table:formula="of:=RIGHT([.A3];15)" office:value-type="string" office:string-value="000000000098767" calcext:value-type="string">
            <text:p>000000000098767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1720000000000000001035080000000000305466899790000000000016860005000000000000354</text:p>
          </table:table-cell>
          <table:table-cell table:formula="of:=RIGHT([.A4];15)" office:value-type="string" office:string-value="000000000000354" calcext:value-type="string">
            <text:p>00000000000035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110000000000000046465580000000000305428518360000000013322480005000000000279772</text:p>
          </table:table-cell>
          <table:table-cell table:formula="of:=RIGHT([.A5];15)" office:value-type="string" office:string-value="000000000279772" calcext:value-type="string">
            <text:p>000000000279772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120000000000000023156380000000000305428518360000000056630190005000000001189234</text:p>
          </table:table-cell>
          <table:table-cell table:formula="of:=RIGHT([.A6];15)" office:value-type="string" office:string-value="000000001189234" calcext:value-type="string">
            <text:p>00000000118923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110000000000000046519280000000000305428518360000000006209670005000000000130403</text:p>
          </table:table-cell>
          <table:table-cell table:formula="of:=RIGHT([.A7];15)" office:value-type="string" office:string-value="000000000130403" calcext:value-type="string">
            <text:p>000000000130403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3000120000000000000015042680000000000305428518360000000009406430005000000000197535</text:p>
          </table:table-cell>
          <table:table-cell table:formula="of:=RIGHT([.A8];15)" office:value-type="string" office:string-value="000000000197535" calcext:value-type="string">
            <text:p>000000000197535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800000000000000007997080000000000306430871930000000043442620005000000000912295</text:p>
          </table:table-cell>
          <table:table-cell table:formula="of:=RIGHT([.A9];15)" office:value-type="string" office:string-value="000000000912295" calcext:value-type="string">
            <text:p>000000000912295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180000000000000014030680000000000305466899790000000000106670005000000000002240</text:p>
          </table:table-cell>
          <table:table-cell table:formula="of:=RIGHT([.A10];15)" office:value-type="string" office:string-value="000000000002240" calcext:value-type="string">
            <text:p>00000000000224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3020180000000000000009140780000000000305466899790000000024425620005000000000512938</text:p>
          </table:table-cell>
          <table:table-cell table:formula="of:=RIGHT([.A11];15)" office:value-type="string" office:string-value="000000000512938" calcext:value-type="string">
            <text:p>00000000051293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3020180000000000000009129580000000000305466899790000000001101430005000000000023130</text:p>
          </table:table-cell>
          <table:table-cell table:formula="of:=RIGHT([.A12];15)" office:value-type="string" office:string-value="000000000023130" calcext:value-type="string">
            <text:p>00000000002313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3020180000000000000009095680000000000305466899790000000005243290005000000000110109</text:p>
          </table:table-cell>
          <table:table-cell table:formula="of:=RIGHT([.A13];15)" office:value-type="string" office:string-value="000000000110109" calcext:value-type="string">
            <text:p>000000000110109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10060000000000000015605080000000000305477512520000000029350950005000000000616370</text:p>
          </table:table-cell>
          <table:table-cell table:formula="of:=RIGHT([.A14];15)" office:value-type="string" office:string-value="000000000616370" calcext:value-type="string">
            <text:p>00000000061637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10060000000000000015605280000000000305477512520000000036547520005000000000767498</text:p>
          </table:table-cell>
          <table:table-cell table:formula="of:=RIGHT([.A15];15)" office:value-type="string" office:string-value="000000000767498" calcext:value-type="string">
            <text:p>00000000076749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10060000000000000015600680000000000305477512520000000044885670005000000000942599</text:p>
          </table:table-cell>
          <table:table-cell table:formula="of:=RIGHT([.A16];15)" office:value-type="string" office:string-value="000000000942599" calcext:value-type="string">
            <text:p>000000000942599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210000000000000007529080000000000307087960650000000001241620005000000000026074</text:p>
          </table:table-cell>
          <table:table-cell table:formula="of:=RIGHT([.A17];15)" office:value-type="string" office:string-value="000000000026074" calcext:value-type="string">
            <text:p>00000000002607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50930000000000000182291580000000000305184086890000000007725430005000000000162234</text:p>
          </table:table-cell>
          <table:table-cell table:formula="of:=RIGHT([.A18];15)" office:value-type="string" office:string-value="000000000162234" calcext:value-type="string">
            <text:p>00000000016223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210000000000000007528980000000000307087960650000000033250760005000000000698266</text:p>
          </table:table-cell>
          <table:table-cell table:formula="of:=RIGHT([.A19];15)" office:value-type="string" office:string-value="000000000698266" calcext:value-type="string">
            <text:p>00000000069826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3021720000000000000000853880000000000305466899790000000005551140005000000000116574</text:p>
          </table:table-cell>
          <table:table-cell table:formula="of:=RIGHT([.A20];15)" office:value-type="string" office:string-value="000000000116574" calcext:value-type="string">
            <text:p>00000000011657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290000000000000004802680000000000306777623450000000059511760005000000001249747</text:p>
          </table:table-cell>
          <table:table-cell table:formula="of:=RIGHT([.A21];15)" office:value-type="string" office:string-value="000000001249747" calcext:value-type="string">
            <text:p>000000001249747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3021720000000000000000853980000000000305466899790000000000380100005000000000007982</text:p>
          </table:table-cell>
          <table:table-cell table:formula="of:=RIGHT([.A22];15)" office:value-type="string" office:string-value="000000000007982" calcext:value-type="string">
            <text:p>000000000007982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3021720000000000000000854080000000000305466899790000000015307570005000000000321459</text:p>
          </table:table-cell>
          <table:table-cell table:formula="of:=RIGHT([.A23];15)" office:value-type="string" office:string-value="000000000321459" calcext:value-type="string">
            <text:p>000000000321459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50000000000000000197180000000000307163235670000000004153760005000000000087229</text:p>
          </table:table-cell>
          <table:table-cell table:formula="of:=RIGHT([.A24];15)" office:value-type="string" office:string-value="000000000087229" calcext:value-type="string">
            <text:p>000000000087229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8840000000000000003063880000000000305079508480000000010874710005000000000228369</text:p>
          </table:table-cell>
          <table:table-cell table:formula="of:=RIGHT([.A25];15)" office:value-type="string" office:string-value="000000000228369" calcext:value-type="string">
            <text:p>000000000228369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30000000000000048237080000000000336874731890000000074761480005000000001569991</text:p>
          </table:table-cell>
          <table:table-cell table:formula="of:=RIGHT([.A26];15)" office:value-type="string" office:string-value="000000001569991" calcext:value-type="string">
            <text:p>000000001569991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190000000000000037132680000000000305466899790000000364323330005000000007650790</text:p>
          </table:table-cell>
          <table:table-cell table:formula="of:=RIGHT([.A27];15)" office:value-type="string" office:string-value="000000007650790" calcext:value-type="string">
            <text:p>00000000765079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190000000000000037132780000000000305466899790000000039676290005000000000833202</text:p>
          </table:table-cell>
          <table:table-cell table:formula="of:=RIGHT([.A28];15)" office:value-type="string" office:string-value="000000000833202" calcext:value-type="string">
            <text:p>000000000833202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80730000000000000091327080000000000307072103850000000000955100005000000000020057</text:p>
          </table:table-cell>
          <table:table-cell table:formula="of:=RIGHT([.A29];15)" office:value-type="string" office:string-value="000000000020057" calcext:value-type="string">
            <text:p>000000000020057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9352280000000000307154222430000000006441000005000000000135261</text:p>
          </table:table-cell>
          <table:table-cell table:formula="of:=RIGHT([.A30];15)" office:value-type="string" office:string-value="000000000135261" calcext:value-type="string">
            <text:p>000000000135261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180000000000000014063180000000000305466899790000000042723000005000000000897183</text:p>
          </table:table-cell>
          <table:table-cell table:formula="of:=RIGHT([.A31];15)" office:value-type="string" office:string-value="000000000897183" calcext:value-type="string">
            <text:p>000000000897183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800000000000000014141980000000000305563817780000000007292710005000000000153147</text:p>
          </table:table-cell>
          <table:table-cell table:formula="of:=RIGHT([.A32];15)" office:value-type="string" office:string-value="000000000153147" calcext:value-type="string">
            <text:p>000000000153147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970000000000000003487580000000000306578657250000000342978480005000000007202548</text:p>
          </table:table-cell>
          <table:table-cell table:formula="of:=RIGHT([.A33];15)" office:value-type="string" office:string-value="000000007202548" calcext:value-type="string">
            <text:p>00000000720254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200000000000000009078380000000000307094423990000000002702100005000000000056744</text:p>
          </table:table-cell>
          <table:table-cell table:formula="of:=RIGHT([.A34];15)" office:value-type="string" office:string-value="000000000056744" calcext:value-type="string">
            <text:p>00000000005674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140000000000000021969980000000000307072498500000000003470380005000000000072878</text:p>
          </table:table-cell>
          <table:table-cell table:formula="of:=RIGHT([.A35];15)" office:value-type="string" office:string-value="000000000072878" calcext:value-type="string">
            <text:p>00000000007287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3000070000000000000000366880000000000201331772490000000001782480005000000000037432</text:p>
          </table:table-cell>
          <table:table-cell table:formula="of:=RIGHT([.A36];15)" office:value-type="string" office:string-value="000000000037432" calcext:value-type="string">
            <text:p>000000000037432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3020170000000000000008591380000000000305466899790000000042722710005000000000897177</text:p>
          </table:table-cell>
          <table:table-cell table:formula="of:=RIGHT([.A37];15)" office:value-type="string" office:string-value="000000000897177" calcext:value-type="string">
            <text:p>000000000897177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180000000000000014102080000000000305466899790000000014792760005000000000310648</text:p>
          </table:table-cell>
          <table:table-cell table:formula="of:=RIGHT([.A38];15)" office:value-type="string" office:string-value="000000000310648" calcext:value-type="string">
            <text:p>00000000031064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190000000000000037160280000000000305466899790000000092463000005000000001941723</text:p>
          </table:table-cell>
          <table:table-cell table:formula="of:=RIGHT([.A39];15)" office:value-type="string" office:string-value="000000001941723" calcext:value-type="string">
            <text:p>000000001941723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190000000000000037160380000000000305466899790000000055795670005000000001171709</text:p>
          </table:table-cell>
          <table:table-cell table:formula="of:=RIGHT([.A40];15)" office:value-type="string" office:string-value="000000001171709" calcext:value-type="string">
            <text:p>000000001171709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70000000000000017845080000000000201331772490000000010074330005000000000211561</text:p>
          </table:table-cell>
          <table:table-cell table:formula="of:=RIGHT([.A41];15)" office:value-type="string" office:string-value="000000000211561" calcext:value-type="string">
            <text:p>000000000211561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70000000000000017845180000000000201331772490000000003153570005000000000066225</text:p>
          </table:table-cell>
          <table:table-cell table:formula="of:=RIGHT([.A42];15)" office:value-type="string" office:string-value="000000000066225" calcext:value-type="string">
            <text:p>000000000066225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54790000000000000000838780000000000305011126620000000000708050005000000000014869</text:p>
          </table:table-cell>
          <table:table-cell table:formula="of:=RIGHT([.A43];15)" office:value-type="string" office:string-value="000000000014869" calcext:value-type="string">
            <text:p>000000000014869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0120480000000000271815909770000000001281000005000000000026901</text:p>
          </table:table-cell>
          <table:table-cell table:formula="of:=RIGHT([.A44];15)" office:value-type="string" office:string-value="000000000026901" calcext:value-type="string">
            <text:p>000000000026901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50930000000000000182510880000000000305184086890000000007499860005000000000157497</text:p>
          </table:table-cell>
          <table:table-cell table:formula="of:=RIGHT([.A45];15)" office:value-type="string" office:string-value="000000000157497" calcext:value-type="string">
            <text:p>000000000157497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390000000000000001122680000000000307023556010000000011760330005000000000246967</text:p>
          </table:table-cell>
          <table:table-cell table:formula="of:=RIGHT([.A46];15)" office:value-type="string" office:string-value="000000000246967" calcext:value-type="string">
            <text:p>000000000246967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600000000000000000015980000000000307079640530000000009747240004000000000102346</text:p>
          </table:table-cell>
          <table:table-cell table:formula="of:=RIGHT([.A47];15)" office:value-type="string" office:string-value="000000000102346" calcext:value-type="string">
            <text:p>00000000010234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600000000000000000016080000000000307079640530000000014215430004000000000149262</text:p>
          </table:table-cell>
          <table:table-cell table:formula="of:=RIGHT([.A48];15)" office:value-type="string" office:string-value="000000000149262" calcext:value-type="string">
            <text:p>000000000149262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600000000000000000015880000000000307079640530000000000050000005000000000001050</text:p>
          </table:table-cell>
          <table:table-cell table:formula="of:=RIGHT([.A49];15)" office:value-type="string" office:string-value="000000000001050" calcext:value-type="string">
            <text:p>00000000000105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600000000000000000015880000000000307079640530000000001394000004000000000014637</text:p>
          </table:table-cell>
          <table:table-cell table:formula="of:=RIGHT([.A50];15)" office:value-type="string" office:string-value="000000000014637" calcext:value-type="string">
            <text:p>000000000014637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40000000000000000319380000000000202822372030000000016047520005000000000336998</text:p>
          </table:table-cell>
          <table:table-cell table:formula="of:=RIGHT([.A51];15)" office:value-type="string" office:string-value="000000000336998" calcext:value-type="string">
            <text:p>00000000033699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8840000000000000003078180000000000305079508480000000029293290005000000000615159</text:p>
          </table:table-cell>
          <table:table-cell table:formula="of:=RIGHT([.A52];15)" office:value-type="string" office:string-value="000000000615159" calcext:value-type="string">
            <text:p>000000000615159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3021720000000000000000972380000000000305466899790000000002922860005000000000061380</text:p>
          </table:table-cell>
          <table:table-cell table:formula="of:=RIGHT([.A53];15)" office:value-type="string" office:string-value="000000000061380" calcext:value-type="string">
            <text:p>00000000006138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3021720000000000000000972280000000000305466899790000000001177520005000000000024728</text:p>
          </table:table-cell>
          <table:table-cell table:formula="of:=RIGHT([.A54];15)" office:value-type="string" office:string-value="000000000024728" calcext:value-type="string">
            <text:p>00000000002472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190000000000000037195680000000000305466899790000000006235520005000000000130946</text:p>
          </table:table-cell>
          <table:table-cell table:formula="of:=RIGHT([.A55];15)" office:value-type="string" office:string-value="000000000130946" calcext:value-type="string">
            <text:p>00000000013094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190000000000000037195880000000000305466899790000000005955620005000000000125068</text:p>
          </table:table-cell>
          <table:table-cell table:formula="of:=RIGHT([.A56];15)" office:value-type="string" office:string-value="000000000125068" calcext:value-type="string">
            <text:p>00000000012506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190000000000000037195780000000000305466899790000000006948190005000000000145912</text:p>
          </table:table-cell>
          <table:table-cell table:formula="of:=RIGHT([.A57];15)" office:value-type="string" office:string-value="000000000145912" calcext:value-type="string">
            <text:p>000000000145912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210000000000000007551780000000000307087960650000000023310570005000000000489522</text:p>
          </table:table-cell>
          <table:table-cell table:formula="of:=RIGHT([.A58];15)" office:value-type="string" office:string-value="000000000489522" calcext:value-type="string">
            <text:p>000000000489522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10060000000000000015798180000000000305477512520000000017183810005000000000360860</text:p>
          </table:table-cell>
          <table:table-cell table:formula="of:=RIGHT([.A59];15)" office:value-type="string" office:string-value="000000000360860" calcext:value-type="string">
            <text:p>00000000036086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70000000000000017875880000000000201331772490000000004856100005000000000101978</text:p>
          </table:table-cell>
          <table:table-cell table:formula="of:=RIGHT([.A60];15)" office:value-type="string" office:string-value="000000000101978" calcext:value-type="string">
            <text:p>00000000010197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70000000000000017876280000000000201331772490000000003419810005000000000071816</text:p>
          </table:table-cell>
          <table:table-cell table:formula="of:=RIGHT([.A61];15)" office:value-type="string" office:string-value="000000000071816" calcext:value-type="string">
            <text:p>00000000007181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10060000000000000015799880000000000305477512520000000025095430005000000000527004</text:p>
          </table:table-cell>
          <table:table-cell table:formula="of:=RIGHT([.A62];15)" office:value-type="string" office:string-value="000000000527004" calcext:value-type="string">
            <text:p>00000000052700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50930000000000000182652780000000000305184086890000000023563290005000000000494829</text:p>
          </table:table-cell>
          <table:table-cell table:formula="of:=RIGHT([.A63];15)" office:value-type="string" office:string-value="000000000494829" calcext:value-type="string">
            <text:p>000000000494829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9453380000000000307154222430000000012337330005000000000259084</text:p>
          </table:table-cell>
          <table:table-cell table:formula="of:=RIGHT([.A64];15)" office:value-type="string" office:string-value="000000000259084" calcext:value-type="string">
            <text:p>00000000025908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9453480000000000307154222430000000003725050005000000000078226</text:p>
          </table:table-cell>
          <table:table-cell table:formula="of:=RIGHT([.A65];15)" office:value-type="string" office:string-value="000000000078226" calcext:value-type="string">
            <text:p>00000000007822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200000000000000009102780000000000307094423990000000005324810005000000000111821</text:p>
          </table:table-cell>
          <table:table-cell table:formula="of:=RIGHT([.A66];15)" office:value-type="string" office:string-value="000000000111821" calcext:value-type="string">
            <text:p>000000000111821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800000000000000014200880000000000305563817780000000011492710005000000000241347</text:p>
          </table:table-cell>
          <table:table-cell table:formula="of:=RIGHT([.A67];15)" office:value-type="string" office:string-value="000000000241347" calcext:value-type="string">
            <text:p>000000000241347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80730000000000000091622280000000000307072103850000000007551950005000000000158591</text:p>
          </table:table-cell>
          <table:table-cell table:formula="of:=RIGHT([.A68];15)" office:value-type="string" office:string-value="000000000158591" calcext:value-type="string">
            <text:p>000000000158591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140000000000000022030280000000000307072498500000000003470380005000000000072878</text:p>
          </table:table-cell>
          <table:table-cell table:formula="of:=RIGHT([.A69];15)" office:value-type="string" office:string-value="000000000072878" calcext:value-type="string">
            <text:p>00000000007287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120000000000000023217880000000000305428518360000000004314710005000000000090609</text:p>
          </table:table-cell>
          <table:table-cell table:formula="of:=RIGHT([.A70];15)" office:value-type="string" office:string-value="000000000090609" calcext:value-type="string">
            <text:p>000000000090609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54740000000000000000535580000000000305011126620000000001218570005000000000025590</text:p>
          </table:table-cell>
          <table:table-cell table:formula="of:=RIGHT([.A71];15)" office:value-type="string" office:string-value="000000000025590" calcext:value-type="string">
            <text:p>000000000025590</text:p>
          </table:table-cell>
          <table:table-cell/>
          <table:table-cell table:style-name="ce111"/>
          <table:table-cell table:number-columns-repeated="1020"/>
        </table:table-row>
        <table:table-row table:style-name="ro1">
          <table:table-cell table:style-name="ce111" office:value-type="string" calcext:value-type="string">
            <text:p>001000070000000000000017898580000000000201331772490000000005040330005000000000105847</text:p>
          </table:table-cell>
          <table:table-cell table:formula="of:=RIGHT([.A72];15)" office:value-type="string" office:string-value="000000000105847" calcext:value-type="string">
            <text:p>000000000105847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70000000000000017898880000000000201331772490000000002570480005000000000053980</text:p>
          </table:table-cell>
          <table:table-cell table:formula="of:=RIGHT([.A73];15)" office:value-type="string" office:string-value="000000000053980" calcext:value-type="string">
            <text:p>00000000005398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3010060000000000000001885480000000000305477512520000000000495240005000000000010400</text:p>
          </table:table-cell>
          <table:table-cell table:formula="of:=RIGHT([.A74];15)" office:value-type="string" office:string-value="000000000010400" calcext:value-type="string">
            <text:p>00000000001040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50930000000000000018298980000000000305184086890000000011798810005000000000247775</text:p>
          </table:table-cell>
          <table:table-cell table:formula="of:=RIGHT([.A75];15)" office:value-type="string" office:string-value="000000000247775" calcext:value-type="string">
            <text:p>000000000247775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390000000000000001133480000000000307023556010000000010743810005000000000225620</text:p>
          </table:table-cell>
          <table:table-cell table:formula="of:=RIGHT([.A76];15)" office:value-type="string" office:string-value="000000000225620" calcext:value-type="string">
            <text:p>00000000022562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70000000000000017920280000000000201331772490000000000977520005000000000020528</text:p>
          </table:table-cell>
          <table:table-cell table:formula="of:=RIGHT([.A77];15)" office:value-type="string" office:string-value="000000000020528" calcext:value-type="string">
            <text:p>00000000002052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970000000000005190682780000000000306586502420000000161490480006000000004360243</text:p>
          </table:table-cell>
          <table:table-cell table:formula="of:=RIGHT([.A78];15)" office:value-type="string" office:string-value="000000004360243" calcext:value-type="string">
            <text:p>000000004360243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70000000000000017920380000000000201331772490000000003623670005000000000076097</text:p>
          </table:table-cell>
          <table:table-cell table:formula="of:=RIGHT([.A79];15)" office:value-type="string" office:string-value="000000000076097" calcext:value-type="string">
            <text:p>000000000076097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40000000000000000322380000000000202822372030000000013922670005000000000292376</text:p>
          </table:table-cell>
          <table:table-cell table:formula="of:=RIGHT([.A80];15)" office:value-type="string" office:string-value="000000000292376" calcext:value-type="string">
            <text:p>00000000029237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50930000000000000182979380000000000305184086890000000019592100005000000000411434</text:p>
          </table:table-cell>
          <table:table-cell table:formula="of:=RIGHT([.A81];15)" office:value-type="string" office:string-value="000000000411434" calcext:value-type="string">
            <text:p>00000000041143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130000000000000034955280000000000305428518360000000003375520005000000000070886</text:p>
          </table:table-cell>
          <table:table-cell table:formula="of:=RIGHT([.A82];15)" office:value-type="string" office:string-value="000000000070886" calcext:value-type="string">
            <text:p>00000000007088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60000000000000493113880000000000305477512520000000000454380005000000000009542</text:p>
          </table:table-cell>
          <table:table-cell table:formula="of:=RIGHT([.A83];15)" office:value-type="string" office:string-value="000000000009542" calcext:value-type="string">
            <text:p>000000000009542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930000000000000183121380000000000305184086890000000008902570005000000000186954</text:p>
          </table:table-cell>
          <table:table-cell table:formula="of:=RIGHT([.A84];15)" office:value-type="string" office:string-value="000000000186954" calcext:value-type="string">
            <text:p>00000000018695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210000000000000007578280000000000307087960650000000023743860005000000000498621</text:p>
          </table:table-cell>
          <table:table-cell table:formula="of:=RIGHT([.A85];15)" office:value-type="string" office:string-value="000000000498621" calcext:value-type="string">
            <text:p>000000000498621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70000000000000017859080000000000201331772490000000011498860005000000000241476</text:p>
          </table:table-cell>
          <table:table-cell table:formula="of:=RIGHT([.A86];15)" office:value-type="string" office:string-value="000000000241476" calcext:value-type="string">
            <text:p>00000000024147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50000000000000000217180000000000307163235670000000009972290005000000000209418</text:p>
          </table:table-cell>
          <table:table-cell table:formula="of:=RIGHT([.A87];15)" office:value-type="string" office:string-value="000000000209418" calcext:value-type="string">
            <text:p>00000000020941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50000000000000000217280000000000307163235670000000000892570005000000000018744</text:p>
          </table:table-cell>
          <table:table-cell table:formula="of:=RIGHT([.A88];15)" office:value-type="string" office:string-value="000000000018744" calcext:value-type="string">
            <text:p>00000000001874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8840000000000000003098280000000000305079508480000000022710330005000000000476917</text:p>
          </table:table-cell>
          <table:table-cell table:formula="of:=RIGHT([.A89];15)" office:value-type="string" office:string-value="000000000476917" calcext:value-type="string">
            <text:p>000000000476917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30000000000000048440780000000000336874731890000000144661520005000000003037892</text:p>
          </table:table-cell>
          <table:table-cell table:formula="of:=RIGHT([.A90];15)" office:value-type="string" office:string-value="000000003037892" calcext:value-type="string">
            <text:p>000000003037892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10060000000000000016102680000000000305477512520000000028139670005000000000590933</text:p>
          </table:table-cell>
          <table:table-cell table:formula="of:=RIGHT([.A91];15)" office:value-type="string" office:string-value="000000000590933" calcext:value-type="string">
            <text:p>000000000590933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800000000000000014272080000000000305563817780000000019319620005000000000405712</text:p>
          </table:table-cell>
          <table:table-cell table:formula="of:=RIGHT([.A92];15)" office:value-type="string" office:string-value="000000000405712" calcext:value-type="string">
            <text:p>000000000405712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200000000000000009131880000000000307094423990000000004562620005000000000095815</text:p>
          </table:table-cell>
          <table:table-cell table:formula="of:=RIGHT([.A93];15)" office:value-type="string" office:string-value="000000000095815" calcext:value-type="string">
            <text:p>000000000095815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80730000000000000091974780000000000307072103850000000003630100005000000000076232</text:p>
          </table:table-cell>
          <table:table-cell table:formula="of:=RIGHT([.A94];15)" office:value-type="string" office:string-value="000000000076232" calcext:value-type="string">
            <text:p>000000000076232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8840000000000000003104280000000000305079508480000000002168190005000000000045532</text:p>
          </table:table-cell>
          <table:table-cell table:formula="of:=RIGHT([.A95];15)" office:value-type="string" office:string-value="000000000045532" calcext:value-type="string">
            <text:p>000000000045532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8840000000000000003105980000000000305079508480000000004916100005000000000103238</text:p>
          </table:table-cell>
          <table:table-cell table:formula="of:=RIGHT([.A96];15)" office:value-type="string" office:string-value="000000000103238" calcext:value-type="string">
            <text:p>00000000010323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140000000000000022114980000000000307072498500000000001187520005000000000024938</text:p>
          </table:table-cell>
          <table:table-cell table:formula="of:=RIGHT([.A97];15)" office:value-type="string" office:string-value="000000000024938" calcext:value-type="string">
            <text:p>00000000002493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10060000000000000016101980000000000305477512520000000045577670005000000000957131</text:p>
          </table:table-cell>
          <table:table-cell table:formula="of:=RIGHT([.A98];15)" office:value-type="string" office:string-value="000000000957131" calcext:value-type="string">
            <text:p>000000000957131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10060000000000000016102080000000000305477512520000000002187570005000000000045939</text:p>
          </table:table-cell>
          <table:table-cell table:formula="of:=RIGHT([.A99];15)" office:value-type="string" office:string-value="000000000045939" calcext:value-type="string">
            <text:p>000000000045939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10060000000000000016103780000000000305477512520000000018157810005000000000381314</text:p>
          </table:table-cell>
          <table:table-cell table:formula="of:=RIGHT([.A100];15)" office:value-type="string" office:string-value="000000000381314" calcext:value-type="string">
            <text:p>00000000038131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9558280000000000307154222430000000001525330005000000000032032</text:p>
          </table:table-cell>
          <table:table-cell table:formula="of:=RIGHT([.A101];15)" office:value-type="string" office:string-value="000000000032032" calcext:value-type="string">
            <text:p>000000000032032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60000000000000493145480000000000305477512520000000000000240005000000000000005</text:p>
          </table:table-cell>
          <table:table-cell table:formula="of:=RIGHT([.A102];15)" office:value-type="string" office:string-value="000000000000005" calcext:value-type="string">
            <text:p>000000000000005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9558180000000000307154222430000000011325430005000000000237834</text:p>
          </table:table-cell>
          <table:table-cell table:formula="of:=RIGHT([.A103];15)" office:value-type="string" office:string-value="000000000237834" calcext:value-type="string">
            <text:p>00000000023783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50740000000000000000541280000000000305011126620000000001549050005000000000032530</text:p>
          </table:table-cell>
          <table:table-cell table:formula="of:=RIGHT([.A104];15)" office:value-type="string" office:string-value="000000000032530" calcext:value-type="string">
            <text:p>00000000003253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3054740000000000000000038080000000000305011126620000000000879430005000000000018468</text:p>
          </table:table-cell>
          <table:table-cell table:formula="of:=RIGHT([.A105];15)" office:value-type="string" office:string-value="000000000018468" calcext:value-type="string">
            <text:p>00000000001846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70000000000000017979580000000000201331772490000000009916140005000000000208239</text:p>
          </table:table-cell>
          <table:table-cell table:formula="of:=RIGHT([.A106];15)" office:value-type="string" office:string-value="000000000208239" calcext:value-type="string">
            <text:p>000000000208239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210000000000000007591680000000000307087960650000000025219290005000000000529605</text:p>
          </table:table-cell>
          <table:table-cell table:formula="of:=RIGHT([.A107];15)" office:value-type="string" office:string-value="000000000529605" calcext:value-type="string">
            <text:p>000000000529605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120000000000000005174680000000000272751809930000000014813290005000000000311079</text:p>
          </table:table-cell>
          <table:table-cell table:formula="of:=RIGHT([.A108];15)" office:value-type="string" office:string-value="000000000311079" calcext:value-type="string">
            <text:p>000000000311079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50930000000000000183366180000000000305184086890000000015115240005000000000317420</text:p>
          </table:table-cell>
          <table:table-cell table:formula="of:=RIGHT([.A109];15)" office:value-type="string" office:string-value="000000000317420" calcext:value-type="string">
            <text:p>00000000031742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50930000000000000183426980000000000305184086890000000014917380005000000000313265</text:p>
          </table:table-cell>
          <table:table-cell table:formula="of:=RIGHT([.A110];15)" office:value-type="string" office:string-value="000000000313265" calcext:value-type="string">
            <text:p>000000000313265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70000000000000017996480000000000201331772490000000010949900005000000000229948</text:p>
          </table:table-cell>
          <table:table-cell table:formula="of:=RIGHT([.A111];15)" office:value-type="string" office:string-value="000000000229948" calcext:value-type="string">
            <text:p>00000000022994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70000000000000017996580000000000201331772490000000011462810005000000000240719</text:p>
          </table:table-cell>
          <table:table-cell table:formula="of:=RIGHT([.A112];15)" office:value-type="string" office:string-value="000000000240719" calcext:value-type="string">
            <text:p>000000000240719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40000000000000000326080000000000202822372030000000012128380005000000000254696</text:p>
          </table:table-cell>
          <table:table-cell table:formula="of:=RIGHT([.A113];15)" office:value-type="string" office:string-value="000000000254696" calcext:value-type="string">
            <text:p>00000000025469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390000000000000001144680000000000307023556010000000008264430005000000000173553</text:p>
          </table:table-cell>
          <table:table-cell table:formula="of:=RIGHT([.A114];15)" office:value-type="string" office:string-value="000000000173553" calcext:value-type="string">
            <text:p>000000000173553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3025500000000000000013583380000000000305466899790000000108000000005000000002268000</text:p>
          </table:table-cell>
          <table:table-cell table:formula="of:=RIGHT([.A115];15)" office:value-type="string" office:string-value="000000002268000" calcext:value-type="string">
            <text:p>00000000226800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3021720000000000000001237880000000000305466899790000000002555710005000000000053670</text:p>
          </table:table-cell>
          <table:table-cell table:formula="of:=RIGHT([.A116];15)" office:value-type="string" office:string-value="000000000053670" calcext:value-type="string">
            <text:p>00000000005367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3021720000000000000001237780000000000305466899790000000014718810005000000000309095</text:p>
          </table:table-cell>
          <table:table-cell table:formula="of:=RIGHT([.A117];15)" office:value-type="string" office:string-value="000000000309095" calcext:value-type="string">
            <text:p>000000000309095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3021720000000000000001237680000000000305466899790000000013322710005000000000279777</text:p>
          </table:table-cell>
          <table:table-cell table:formula="of:=RIGHT([.A118];15)" office:value-type="string" office:string-value="000000000279777" calcext:value-type="string">
            <text:p>000000000279777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3021720000000000000001237580000000000305466899790000000004443100005000000000093305</text:p>
          </table:table-cell>
          <table:table-cell table:formula="of:=RIGHT([.A119];15)" office:value-type="string" office:string-value="000000000093305" calcext:value-type="string">
            <text:p>000000000093305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210000000000000007613880000000000307087960650000000028344000005000000000595224</text:p>
          </table:table-cell>
          <table:table-cell table:formula="of:=RIGHT([.A120];15)" office:value-type="string" office:string-value="000000000595224" calcext:value-type="string">
            <text:p>00000000059522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9627880000000000307154222430000000014168620005000000000297541</text:p>
          </table:table-cell>
          <table:table-cell table:formula="of:=RIGHT([.A121];15)" office:value-type="string" office:string-value="000000000297541" calcext:value-type="string">
            <text:p>000000000297541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0122080000000000271815909770000000001884290005000000000039570</text:p>
          </table:table-cell>
          <table:table-cell table:formula="of:=RIGHT([.A122];15)" office:value-type="string" office:string-value="000000000039570" calcext:value-type="string">
            <text:p>00000000003957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8840000000000000003125980000000000305079508480000000019438520005000000000408209</text:p>
          </table:table-cell>
          <table:table-cell table:formula="of:=RIGHT([.A123];15)" office:value-type="string" office:string-value="000000000408209" calcext:value-type="string">
            <text:p>000000000408209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50000000000000000223380000000000307163235670000000011151670005000000000234185</text:p>
          </table:table-cell>
          <table:table-cell table:formula="of:=RIGHT([.A124];15)" office:value-type="string" office:string-value="000000000234185" calcext:value-type="string">
            <text:p>000000000234185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50930000000000000183625280000000000305184086890000000008344810005000000000175241</text:p>
          </table:table-cell>
          <table:table-cell table:formula="of:=RIGHT([.A125];15)" office:value-type="string" office:string-value="000000000175241" calcext:value-type="string">
            <text:p>000000000175241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120000000000000023310580000000000305428518360000000079689670005000000001673483</text:p>
          </table:table-cell>
          <table:table-cell table:formula="of:=RIGHT([.A126];15)" office:value-type="string" office:string-value="000000001673483" calcext:value-type="string">
            <text:p>000000001673483</text:p>
          </table:table-cell>
          <table:table-cell/>
          <table:table-cell table:style-name="ce111"/>
          <table:table-cell table:number-columns-repeated="1020"/>
        </table:table-row>
        <table:table-row table:style-name="ro1">
          <table:table-cell table:style-name="ce111" office:value-type="string" calcext:value-type="string">
            <text:p>001000800000000000000014353280000000000305563817780000000014470520005000000000303881</text:p>
          </table:table-cell>
          <table:table-cell table:formula="of:=RIGHT([.A127];15)" office:value-type="string" office:string-value="000000000303881" calcext:value-type="string">
            <text:p>000000000303881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200000000000000009155780000000000307094423990000000006451480005000000000135481</text:p>
          </table:table-cell>
          <table:table-cell table:formula="of:=RIGHT([.A128];15)" office:value-type="string" office:string-value="000000000135481" calcext:value-type="string">
            <text:p>000000000135481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140000000000000022180180000000000307072498500000000003998670005000000000083972</text:p>
          </table:table-cell>
          <table:table-cell table:formula="of:=RIGHT([.A129];15)" office:value-type="string" office:string-value="000000000083972" calcext:value-type="string">
            <text:p>000000000083972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50000000000000000145580000000000203422681110000000000322330005000000000006769</text:p>
          </table:table-cell>
          <table:table-cell table:formula="of:=RIGHT([.A130];15)" office:value-type="string" office:string-value="000000000006769" calcext:value-type="string">
            <text:p>000000000006769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50930000000000000183794580000000000305184086890000000013421430005000000000281850</text:p>
          </table:table-cell>
          <table:table-cell table:formula="of:=RIGHT([.A131];15)" office:value-type="string" office:string-value="000000000281850" calcext:value-type="string">
            <text:p>00000000028185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70000000000000018041480000000000201331772490000000001242860005000000000026100</text:p>
          </table:table-cell>
          <table:table-cell table:formula="of:=RIGHT([.A132];15)" office:value-type="string" office:string-value="000000000026100" calcext:value-type="string">
            <text:p>00000000002610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70000000000000018041580000000000201331772490000000005953620005000000000125026</text:p>
          </table:table-cell>
          <table:table-cell table:formula="of:=RIGHT([.A133];15)" office:value-type="string" office:string-value="000000000125026" calcext:value-type="string">
            <text:p>00000000012502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80730000000000000092394980000000000307072103850000000011588290005000000000243354</text:p>
          </table:table-cell>
          <table:table-cell table:formula="of:=RIGHT([.A134];15)" office:value-type="string" office:string-value="000000000243354" calcext:value-type="string">
            <text:p>00000000024335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290000000000000004922780000000000306777623450000000149615430005000000003141924</text:p>
          </table:table-cell>
          <table:table-cell table:formula="of:=RIGHT([.A135];15)" office:value-type="string" office:string-value="000000003141924" calcext:value-type="string">
            <text:p>00000000314192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10060000000000000016596280000000000305477512520000000055862710005000000001173117</text:p>
          </table:table-cell>
          <table:table-cell table:formula="of:=RIGHT([.A136];15)" office:value-type="string" office:string-value="000000001173117" calcext:value-type="string">
            <text:p>000000001173117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10060000000000000016602680000000000305477512520000000051407900005000000001079566</text:p>
          </table:table-cell>
          <table:table-cell table:formula="of:=RIGHT([.A137];15)" office:value-type="string" office:string-value="000000001079566" calcext:value-type="string">
            <text:p>00000000107956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40000000000000000328780000000000202822372030000000013025520005000000000273536</text:p>
          </table:table-cell>
          <table:table-cell table:formula="of:=RIGHT([.A138];15)" office:value-type="string" office:string-value="000000000273536" calcext:value-type="string">
            <text:p>00000000027353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50930000000000000183890980000000000305184086890000000009682760005000000000203338</text:p>
          </table:table-cell>
          <table:table-cell table:formula="of:=RIGHT([.A139];15)" office:value-type="string" office:string-value="000000000203338" calcext:value-type="string">
            <text:p>00000000020333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60000000000000493157280000000000305477512520000000056958760005000000001196134</text:p>
          </table:table-cell>
          <table:table-cell table:formula="of:=RIGHT([.A140];15)" office:value-type="string" office:string-value="000000001196134" calcext:value-type="string">
            <text:p>00000000119613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30000000000000048582180000000000336874731890000000051657430005000000001084806</text:p>
          </table:table-cell>
          <table:table-cell table:formula="of:=RIGHT([.A141];15)" office:value-type="string" office:string-value="000000001084806" calcext:value-type="string">
            <text:p>00000000108480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0122680000000000271815909770000000002537190005000000000053281</text:p>
          </table:table-cell>
          <table:table-cell table:formula="of:=RIGHT([.A142];15)" office:value-type="string" office:string-value="000000000053281" calcext:value-type="string">
            <text:p>000000000053281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390000000000000001153380000000000307023556010000000009297520005000000000195248</text:p>
          </table:table-cell>
          <table:table-cell table:formula="of:=RIGHT([.A143];15)" office:value-type="string" office:string-value="000000000195248" calcext:value-type="string">
            <text:p>00000000019524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70000000000000018065680000000000201331772490000000008191900005000000000172030</text:p>
          </table:table-cell>
          <table:table-cell table:formula="of:=RIGHT([.A144];15)" office:value-type="string" office:string-value="000000000172030" calcext:value-type="string">
            <text:p>00000000017203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70000000000000018065580000000000201331772490000000001141760005000000000023977</text:p>
          </table:table-cell>
          <table:table-cell table:formula="of:=RIGHT([.A145];15)" office:value-type="string" office:string-value="000000000023977" calcext:value-type="string">
            <text:p>000000000023977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9707880000000000307154222430000000006376050005000000000133897</text:p>
          </table:table-cell>
          <table:table-cell table:formula="of:=RIGHT([.A146];15)" office:value-type="string" office:string-value="000000000133897" calcext:value-type="string">
            <text:p>000000000133897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210000000000000007647980000000000307087960650000000009533380005000000000200201</text:p>
          </table:table-cell>
          <table:table-cell table:formula="of:=RIGHT([.A147];15)" office:value-type="string" office:string-value="000000000200201" calcext:value-type="string">
            <text:p>000000000200201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30000000000000000086880000000000271231847480000000007840000005000000000164640</text:p>
          </table:table-cell>
          <table:table-cell table:formula="of:=RIGHT([.A148];15)" office:value-type="string" office:string-value="000000000164640" calcext:value-type="string">
            <text:p>00000000016464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50000000000000000227380000000000307163235670000000004539900005000000000095338</text:p>
          </table:table-cell>
          <table:table-cell table:formula="of:=RIGHT([.A149];15)" office:value-type="string" office:string-value="000000000095338" calcext:value-type="string">
            <text:p>00000000009533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50930000000000000184038580000000000305184086890000000005667290005000000000119013</text:p>
          </table:table-cell>
          <table:table-cell table:formula="of:=RIGHT([.A150];15)" office:value-type="string" office:string-value="000000000119013" calcext:value-type="string">
            <text:p>000000000119013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10060000000000000016741080000000000305477512520000000023594480005000000000495484</text:p>
          </table:table-cell>
          <table:table-cell table:formula="of:=RIGHT([.A151];15)" office:value-type="string" office:string-value="000000000495484" calcext:value-type="string">
            <text:p>00000000049548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10060000000000000016735380000000000305477512520000000077111330005000000001619338</text:p>
          </table:table-cell>
          <table:table-cell table:formula="of:=RIGHT([.A152];15)" office:value-type="string" office:string-value="000000001619338" calcext:value-type="string">
            <text:p>00000000161933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70000000000000018083780000000000201331772490000000007906240005000000000166031</text:p>
          </table:table-cell>
          <table:table-cell table:formula="of:=RIGHT([.A153];15)" office:value-type="string" office:string-value="000000000166031" calcext:value-type="string">
            <text:p>000000000166031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10060000000000000016737680000000000305477512520000000031388290005000000000659154</text:p>
          </table:table-cell>
          <table:table-cell table:formula="of:=RIGHT([.A154];15)" office:value-type="string" office:string-value="000000000659154" calcext:value-type="string">
            <text:p>000000000659154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0122980000000000271815909770000000003008290005000000000063174</text:p>
          </table:table-cell>
          <table:table-cell table:formula="of:=RIGHT([.A155];15)" office:value-type="string" office:string-value="000000000063174" calcext:value-type="string">
            <text:p>000000000063174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190000000000000000664080000000000336972314690000000002618190005000000000054982</text:p>
          </table:table-cell>
          <table:table-cell table:formula="of:=RIGHT([.A156];15)" office:value-type="string" office:string-value="000000000054982" calcext:value-type="string">
            <text:p>000000000054982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190000000000000000664180000000000336972314690000000000394810005000000000008291</text:p>
          </table:table-cell>
          <table:table-cell table:formula="of:=RIGHT([.A157];15)" office:value-type="string" office:string-value="000000000008291" calcext:value-type="string">
            <text:p>000000000008291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1090000000000000000006480000000000305466899790000019592223760005000000411436699</text:p>
          </table:table-cell>
          <table:table-cell table:formula="of:=RIGHT([.A158];15)" office:value-type="string" office:string-value="000000411436699" calcext:value-type="string">
            <text:p>000000411436699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9742680000000000307154222430000000011515000005000000000241815</text:p>
          </table:table-cell>
          <table:table-cell table:formula="of:=RIGHT([.A159];15)" office:value-type="string" office:string-value="000000000241815" calcext:value-type="string">
            <text:p>000000000241815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140000000000000022235980000000000307072498500000000002791760005000000000058627</text:p>
          </table:table-cell>
          <table:table-cell table:formula="of:=RIGHT([.A160];15)" office:value-type="string" office:string-value="000000000058627" calcext:value-type="string">
            <text:p>000000000058627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800000000000000014436680000000000305563817780000000015876330005000000000333403</text:p>
          </table:table-cell>
          <table:table-cell table:formula="of:=RIGHT([.A161];15)" office:value-type="string" office:string-value="000000000333403" calcext:value-type="string">
            <text:p>000000000333403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960000000000000000112880000000000306496953650000000029973710005000000000629448</text:p>
          </table:table-cell>
          <table:table-cell table:formula="of:=RIGHT([.A162];15)" office:value-type="string" office:string-value="000000000629448" calcext:value-type="string">
            <text:p>000000000629448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453080000000000305000084540000000000002140005000000000000045</text:p>
          </table:table-cell>
          <table:table-cell table:formula="of:=RIGHT([.A163];15)" office:value-type="string" office:string-value="000000000000045" calcext:value-type="string">
            <text:p>000000000000045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30000000000000000222180000000000307157225650000000001376050005000000000028897</text:p>
          </table:table-cell>
          <table:table-cell table:formula="of:=RIGHT([.A164];15)" office:value-type="string" office:string-value="000000000028897" calcext:value-type="string">
            <text:p>000000000028897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30000000000000000236280000000000307157225650000000000413240005000000000008678</text:p>
          </table:table-cell>
          <table:table-cell table:formula="of:=RIGHT([.A165];15)" office:value-type="string" office:string-value="000000000008678" calcext:value-type="string">
            <text:p>000000000008678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32350000000000000000049180000000000305328475440000000025619000005000000000537999</text:p>
          </table:table-cell>
          <table:table-cell table:formula="of:=RIGHT([.A166];15)" office:value-type="string" office:string-value="000000000537999" calcext:value-type="string">
            <text:p>000000000537999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60000000000000000146680000000000307130843080000000022140480005000000000464950</text:p>
          </table:table-cell>
          <table:table-cell table:formula="of:=RIGHT([.A167];15)" office:value-type="string" office:string-value="000000000464950" calcext:value-type="string">
            <text:p>000000000464950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70000000000000000202080000000000305000109120000000001773000005000000000037233</text:p>
          </table:table-cell>
          <table:table-cell table:formula="of:=RIGHT([.A168];15)" office:value-type="string" office:string-value="000000000037233" calcext:value-type="string">
            <text:p>000000000037233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3000020000000000000000204780000000000307140143460000000000271760005000000000005707</text:p>
          </table:table-cell>
          <table:table-cell table:formula="of:=RIGHT([.A169];15)" office:value-type="string" office:string-value="000000000005707" calcext:value-type="string">
            <text:p>000000000005707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3000020000000000000000208080000000000307140143460000000002845810005000000000059762</text:p>
          </table:table-cell>
          <table:table-cell table:formula="of:=RIGHT([.A170];15)" office:value-type="string" office:string-value="000000000059762" calcext:value-type="string">
            <text:p>000000000059762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70000000000000001245280000000000307088491340000000005310190005000000000111514</text:p>
          </table:table-cell>
          <table:table-cell table:formula="of:=RIGHT([.A171];15)" office:value-type="string" office:string-value="000000000111514" calcext:value-type="string">
            <text:p>000000000111514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90000000000000000202080000000000305000109120000000001773000005000000000037233</text:p>
          </table:table-cell>
          <table:table-cell table:formula="of:=RIGHT([.A172];15)" office:value-type="string" office:string-value="000000000037233" calcext:value-type="string">
            <text:p>000000000037233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70000000000000001264380000000000307088491340000000001343140005000000000028206</text:p>
          </table:table-cell>
          <table:table-cell table:formula="of:=RIGHT([.A173];15)" office:value-type="string" office:string-value="000000000028206" calcext:value-type="string">
            <text:p>000000000028206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0057080000000000307131391020000000108000000005000000002268000</text:p>
          </table:table-cell>
          <table:table-cell table:formula="of:=RIGHT([.A174];15)" office:value-type="string" office:string-value="000000002268000" calcext:value-type="string">
            <text:p>000000002268000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70000000000000001273080000000000307088491340000000000342480005000000000007192</text:p>
          </table:table-cell>
          <table:table-cell table:formula="of:=RIGHT([.A175];15)" office:value-type="string" office:string-value="000000000007192" calcext:value-type="string">
            <text:p>000000000007192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200000000000000098378080000000000335000570390000000001006000005000000000021126</text:p>
          </table:table-cell>
          <table:table-cell table:formula="of:=RIGHT([.A176];15)" office:value-type="string" office:string-value="000000000021126" calcext:value-type="string">
            <text:p>000000000021126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320000000000000000156880000000000306576119360000000032541900005000000000683380</text:p>
          </table:table-cell>
          <table:table-cell table:formula="of:=RIGHT([.A177];15)" office:value-type="string" office:string-value="000000000683380" calcext:value-type="string">
            <text:p>000000000683380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120000000000000000041580000000000307077739160000000008400000005000000000176400</text:p>
          </table:table-cell>
          <table:table-cell table:formula="of:=RIGHT([.A178];15)" office:value-type="string" office:string-value="000000000176400" calcext:value-type="string">
            <text:p>000000000176400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300000000000001200193080000000000305000109120000000088964190004000000000934124</text:p>
          </table:table-cell>
          <table:table-cell table:formula="of:=RIGHT([.A179];15)" office:value-type="string" office:string-value="000000000934124" calcext:value-type="string">
            <text:p>000000000934124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310000000000001192121580000000000305000109120000000049351900004000000000518195</text:p>
          </table:table-cell>
          <table:table-cell table:formula="of:=RIGHT([.A180];15)" office:value-type="string" office:string-value="000000000518195" calcext:value-type="string">
            <text:p>000000000518195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60000000000000937914380000000000306201774970000000001800000005000000000037800</text:p>
          </table:table-cell>
          <table:table-cell table:formula="of:=RIGHT([.A181];15)" office:value-type="string" office:string-value="000000000037800" calcext:value-type="string">
            <text:p>000000000037800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60000000000000938839380000000000306201774970000000004620000005000000000097020</text:p>
          </table:table-cell>
          <table:table-cell table:formula="of:=RIGHT([.A182];15)" office:value-type="string" office:string-value="000000000097020" calcext:value-type="string">
            <text:p>000000000097020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100000000000000000202080000000000305000109120000000001815000005000000000038115</text:p>
          </table:table-cell>
          <table:table-cell table:formula="of:=RIGHT([.A183];15)" office:value-type="string" office:string-value="000000000038115" calcext:value-type="string">
            <text:p>000000000038115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550000000000001044031480000000000305000109120000000009861520004000000000103546</text:p>
          </table:table-cell>
          <table:table-cell table:formula="of:=RIGHT([.A184];15)" office:value-type="string" office:string-value="000000000103546" calcext:value-type="string">
            <text:p>000000000103546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862111480000000000305000084540000000000878240005000000000018443</text:p>
          </table:table-cell>
          <table:table-cell table:formula="of:=RIGHT([.A185];15)" office:value-type="string" office:string-value="000000000018443" calcext:value-type="string">
            <text:p>000000000018443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2112080000000000306262193530000000000030290005000000000000636</text:p>
          </table:table-cell>
          <table:table-cell table:formula="of:=RIGHT([.A186];15)" office:value-type="string" office:string-value="000000000000636" calcext:value-type="string">
            <text:p>000000000000636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3112080000000000306262193530000000000070240005000000000001475</text:p>
          </table:table-cell>
          <table:table-cell table:formula="of:=RIGHT([.A187];15)" office:value-type="string" office:string-value="000000000001475" calcext:value-type="string">
            <text:p>000000000001475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50000000000000033832080000000000305000084540000000011476570004000000000120504</text:p>
          </table:table-cell>
          <table:table-cell table:formula="of:=RIGHT([.A188];15)" office:value-type="string" office:string-value="000000000120504" calcext:value-type="string">
            <text:p>000000000120504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5112080000000000306262193530000000000002760005000000000000058</text:p>
          </table:table-cell>
          <table:table-cell table:formula="of:=RIGHT([.A189];15)" office:value-type="string" office:string-value="000000000000058" calcext:value-type="string">
            <text:p>000000000000058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290000000000000001536380000000000305514942800000000000380190005000000000007984</text:p>
          </table:table-cell>
          <table:table-cell table:formula="of:=RIGHT([.A190];15)" office:value-type="string" office:string-value="000000000007984" calcext:value-type="string">
            <text:p>000000000007984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360000000000000000965880000000000307080811120000000000750000005000000000015750</text:p>
          </table:table-cell>
          <table:table-cell table:formula="of:=RIGHT([.A191];15)" office:value-type="string" office:string-value="000000000015750" calcext:value-type="string">
            <text:p>000000000015750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360000000000000000967180000000000307080811120000000001350000005000000000028350</text:p>
          </table:table-cell>
          <table:table-cell table:formula="of:=RIGHT([.A192];15)" office:value-type="string" office:string-value="000000000028350" calcext:value-type="string">
            <text:p>000000000028350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200000000000000098701080000000000335000570390000000015125000005000000000317625</text:p>
          </table:table-cell>
          <table:table-cell table:formula="of:=RIGHT([.A193];15)" office:value-type="string" office:string-value="000000000317625" calcext:value-type="string">
            <text:p>000000000317625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20000000000000000102980000000000202021986600000000010653810005000000000223730</text:p>
          </table:table-cell>
          <table:table-cell table:formula="of:=RIGHT([.A194];15)" office:value-type="string" office:string-value="000000000223730" calcext:value-type="string">
            <text:p>000000000223730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9112080000000000306262193530000000000366480005000000000007696</text:p>
          </table:table-cell>
          <table:table-cell table:formula="of:=RIGHT([.A195];15)" office:value-type="string" office:string-value="000000000007696" calcext:value-type="string">
            <text:p>000000000007696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60000000000000949650280000000000306201774970000000001320000005000000000027720</text:p>
          </table:table-cell>
          <table:table-cell table:formula="of:=RIGHT([.A196];15)" office:value-type="string" office:string-value="000000000027720" calcext:value-type="string">
            <text:p>000000000027720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10112080000000000306262193530000000000012520005000000000000263</text:p>
          </table:table-cell>
          <table:table-cell table:formula="of:=RIGHT([.A197];15)" office:value-type="string" office:string-value="000000000000263" calcext:value-type="string">
            <text:p>000000000000263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50000000000000000109380000000000307150399110000000012809900005000000000269008</text:p>
          </table:table-cell>
          <table:table-cell table:formula="of:=RIGHT([.A198];15)" office:value-type="string" office:string-value="000000000269008" calcext:value-type="string">
            <text:p>000000000269008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210000000000000003556380000000000305334935600000000001332670005000000000027986</text:p>
          </table:table-cell>
          <table:table-cell table:formula="of:=RIGHT([.A199];15)" office:value-type="string" office:string-value="000000000027986" calcext:value-type="string">
            <text:p>000000000027986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11112080000000000306262193530000000000027000005000000000000567</text:p>
          </table:table-cell>
          <table:table-cell table:formula="of:=RIGHT([.A200];15)" office:value-type="string" office:string-value="000000000000567" calcext:value-type="string">
            <text:p>000000000000567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120000000000000081519480000000000307080811120000000000982670005000000000020636</text:p>
          </table:table-cell>
          <table:table-cell table:formula="of:=RIGHT([.A201];15)" office:value-type="string" office:string-value="000000000020636" calcext:value-type="string">
            <text:p>000000000020636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12112080000000000306262193530000000000116100005000000000002438</text:p>
          </table:table-cell>
          <table:table-cell table:formula="of:=RIGHT([.A202];15)" office:value-type="string" office:string-value="000000000002438" calcext:value-type="string">
            <text:p>000000000002438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120000000000000082344380000000000307080811120000000004700000005000000000098700</text:p>
          </table:table-cell>
          <table:table-cell table:formula="of:=RIGHT([.A203];15)" office:value-type="string" office:string-value="000000000098700" calcext:value-type="string">
            <text:p>000000000098700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13112080000000000306262193530000000000030520005000000000000641</text:p>
          </table:table-cell>
          <table:table-cell table:formula="of:=RIGHT([.A204];15)" office:value-type="string" office:string-value="000000000000641" calcext:value-type="string">
            <text:p>000000000000641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120000000000000082385480000000000307080811120000000011064000005000000000232344</text:p>
          </table:table-cell>
          <table:table-cell table:formula="of:=RIGHT([.A205];15)" office:value-type="string" office:string-value="000000000232344" calcext:value-type="string">
            <text:p>000000000232344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40000000000000001133180000000000307140143460000000031418860005000000000659796</text:p>
          </table:table-cell>
          <table:table-cell table:formula="of:=RIGHT([.A206];15)" office:value-type="string" office:string-value="000000000659796" calcext:value-type="string">
            <text:p>000000000659796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16112080000000000306262193530000000000166290005000000000003492</text:p>
          </table:table-cell>
          <table:table-cell table:formula="of:=RIGHT([.A207];15)" office:value-type="string" office:string-value="000000000003492" calcext:value-type="string">
            <text:p>000000000003492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21720000000000000001193780000000000305466899790000000020432240005000000000429077</text:p>
          </table:table-cell>
          <table:table-cell table:formula="of:=RIGHT([.A208];15)" office:value-type="string" office:string-value="000000000429077" calcext:value-type="string">
            <text:p>000000000429077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150000000000000001900980000000000307023600600000000008000000005000000000168000</text:p>
          </table:table-cell>
          <table:table-cell table:formula="of:=RIGHT([.A209];15)" office:value-type="string" office:string-value="000000000168000" calcext:value-type="string">
            <text:p>000000000168000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150000000000000001901080000000000307023600600000000008000000005000000000168000</text:p>
          </table:table-cell>
          <table:table-cell table:formula="of:=RIGHT([.A210];15)" office:value-type="string" office:string-value="000000000168000" calcext:value-type="string">
            <text:p>000000000168000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360000000000000000993880000000000307080811120000000002500000005000000000052500</text:p>
          </table:table-cell>
          <table:table-cell table:formula="of:=RIGHT([.A211];15)" office:value-type="string" office:string-value="000000000052500" calcext:value-type="string">
            <text:p>000000000052500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360000000000000000993980000000000307080811120000000002500000005000000000052500</text:p>
          </table:table-cell>
          <table:table-cell table:formula="of:=RIGHT([.A212];15)" office:value-type="string" office:string-value="000000000052500" calcext:value-type="string">
            <text:p>000000000052500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20112080000000000306262193530000000000049950005000000000001049</text:p>
          </table:table-cell>
          <table:table-cell table:formula="of:=RIGHT([.A213];15)" office:value-type="string" office:string-value="000000000001049" calcext:value-type="string">
            <text:p>000000000001049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24112080000000000306262193530000000000001240005000000000000026</text:p>
          </table:table-cell>
          <table:table-cell table:formula="of:=RIGHT([.A214];15)" office:value-type="string" office:string-value="000000000000026" calcext:value-type="string">
            <text:p>000000000000026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25112080000000000306262193530000000000055190005000000000001159</text:p>
          </table:table-cell>
          <table:table-cell table:formula="of:=RIGHT([.A215];15)" office:value-type="string" office:string-value="000000000001159" calcext:value-type="string">
            <text:p>000000000001159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26112080000000000306262193530000000000049950005000000000001049</text:p>
          </table:table-cell>
          <table:table-cell table:formula="of:=RIGHT([.A216];15)" office:value-type="string" office:string-value="000000000001049" calcext:value-type="string">
            <text:p>000000000001049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120000000000000032979780000000000305000084540000000009621710004000000000101028</text:p>
          </table:table-cell>
          <table:table-cell table:formula="of:=RIGHT([.A217];15)" office:value-type="string" office:string-value="000000000101028" calcext:value-type="string">
            <text:p>000000000101028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310000000000001200193080000000000305000109120000000064444480004000000000676667</text:p>
          </table:table-cell>
          <table:table-cell table:formula="of:=RIGHT([.A218];15)" office:value-type="string" office:string-value="000000000676667" calcext:value-type="string">
            <text:p>000000000676667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320000000000001192121580000000000305000109120000000052169330004000000000547778</text:p>
          </table:table-cell>
          <table:table-cell table:formula="of:=RIGHT([.A219];15)" office:value-type="string" office:string-value="000000000547778" calcext:value-type="string">
            <text:p>000000000547778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30000000000000000305980000000000307157225650000000000661140005000000000013884</text:p>
          </table:table-cell>
          <table:table-cell table:formula="of:=RIGHT([.A220];15)" office:value-type="string" office:string-value="000000000013884" calcext:value-type="string">
            <text:p>000000000013884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120000000000000226654780000000000305000017350000000012456670004000000000130795</text:p>
          </table:table-cell>
          <table:table-cell table:formula="of:=RIGHT([.A221];15)" office:value-type="string" office:string-value="000000000130795" calcext:value-type="string">
            <text:p>000000000130795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873478980000000000305000109120000000000100000005000000000002100</text:p>
          </table:table-cell>
          <table:table-cell table:formula="of:=RIGHT([.A222];15)" office:value-type="string" office:string-value="000000000002100" calcext:value-type="string">
            <text:p>000000000002100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873478980000000000305000109120000000013539900004000000000142169</text:p>
          </table:table-cell>
          <table:table-cell table:formula="of:=RIGHT([.A223];15)" office:value-type="string" office:string-value="000000000142169" calcext:value-type="string">
            <text:p>000000000142169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110000000000000000202080000000000305000100840000000001650000005000000000034650</text:p>
          </table:table-cell>
          <table:table-cell table:formula="of:=RIGHT([.A224];15)" office:value-type="string" office:string-value="000000000034650" calcext:value-type="string">
            <text:p>000000000034650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86953780000000000305000084540000000000713760005000000000014989</text:p>
          </table:table-cell>
          <table:table-cell table:formula="of:=RIGHT([.A225];15)" office:value-type="string" office:string-value="000000000014989" calcext:value-type="string">
            <text:p>000000000014989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86953780000000000305000084540000000002924380004000000000030706</text:p>
          </table:table-cell>
          <table:table-cell table:formula="of:=RIGHT([.A226];15)" office:value-type="string" office:string-value="000000000030706" calcext:value-type="string">
            <text:p>000000000030706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001000010000000000000078625080000000000305000084540000000001039000005000000000021819</text:p>
          </table:table-cell>
          <table:table-cell table:formula="of:=RIGHT([.A227];15)" office:value-type="string" office:string-value="000000000021819" calcext:value-type="string">
            <text:p>000000000021819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001000010000000000000986953680000000000305000084540000000007495240005000000000157400</text:p>
          </table:table-cell>
          <table:table-cell table:formula="of:=RIGHT([.A228];15)" office:value-type="string" office:string-value="000000000157400" calcext:value-type="string">
            <text:p>000000000157400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001000010000000000000986953680000000000305000084540000000004116860004000000000043227</text:p>
          </table:table-cell>
          <table:table-cell table:formula="of:=RIGHT([.A229];15)" office:value-type="string" office:string-value="000000000043227" calcext:value-type="string">
            <text:p>000000000043227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001000060000000000000956548180000000000306201774970000000001800000005000000000037800</text:p>
          </table:table-cell>
          <table:table-cell table:formula="of:=RIGHT([.A230];15)" office:value-type="string" office:string-value="000000000037800" calcext:value-type="string">
            <text:p>000000000037800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60000000000000956556080000000000306201774970000000004620000005000000000097020</text:p>
          </table:table-cell>
          <table:table-cell table:formula="of:=RIGHT([.A231];15)" office:value-type="string" office:string-value="000000000097020" calcext:value-type="string">
            <text:p>000000000097020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001000110000000000000000999380000000000307115698430000000005593570005000000000117465</text:p>
          </table:table-cell>
          <table:table-cell table:formula="of:=RIGHT([.A232];15)" office:value-type="string" office:string-value="000000000117465" calcext:value-type="string">
            <text:p>000000000117465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001000110000000000000000202080000000000305000109120000000001815000005000000000038115</text:p>
          </table:table-cell>
          <table:table-cell table:formula="of:=RIGHT([.A233];15)" office:value-type="string" office:string-value="000000000038115" calcext:value-type="string">
            <text:p>000000000038115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001000010000000000000030112080000000000306262193530000000000087760005000000000001843</text:p>
          </table:table-cell>
          <table:table-cell table:formula="of:=RIGHT([.A234];15)" office:value-type="string" office:string-value="000000000001843" calcext:value-type="string">
            <text:p>000000000001843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001000560000000000001044031480000000000305000109120000000007687710004000000000080721</text:p>
          </table:table-cell>
          <table:table-cell table:formula="of:=RIGHT([.A235];15)" office:value-type="string" office:string-value="000000000080721" calcext:value-type="string">
            <text:p>000000000080721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001000010000000000000008530180000000000305000084540000000000003760005000000000000079</text:p>
          </table:table-cell>
          <table:table-cell table:formula="of:=RIGHT([.A236];15)" office:value-type="string" office:string-value="000000000000079" calcext:value-type="string">
            <text:p>000000000000079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001000010000000000000008488580000000000305000084540000000000019520005000000000000410</text:p>
          </table:table-cell>
          <table:table-cell table:formula="of:=RIGHT([.A237];15)" office:value-type="string" office:string-value="000000000000410" calcext:value-type="string">
            <text:p>000000000000410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001000010000000000000008529680000000000305000084540000000000042480005000000000000892</text:p>
          </table:table-cell>
          <table:table-cell table:formula="of:=RIGHT([.A238];15)" office:value-type="string" office:string-value="000000000000892" calcext:value-type="string">
            <text:p>000000000000892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001000010000000000000008527780000000000305000084540000000000088190005000000000001852</text:p>
          </table:table-cell>
          <table:table-cell table:formula="of:=RIGHT([.A239];15)" office:value-type="string" office:string-value="000000000001852" calcext:value-type="string">
            <text:p>000000000001852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001000010000000000000008488480000000000305000084540000000000205050005000000000004306</text:p>
          </table:table-cell>
          <table:table-cell table:formula="of:=RIGHT([.A240];15)" office:value-type="string" office:string-value="000000000004306" calcext:value-type="string">
            <text:p>0000000000043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28980000000000305000084540000000000004760005000000000000100</text:p>
          </table:table-cell>
          <table:table-cell table:formula="of:=RIGHT([.A241];15)" office:value-type="string" office:string-value="000000000000100" calcext:value-type="string">
            <text:p>000000000000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30000000000000003604280000000000306414281040000000179173570005000000003762645</text:p>
          </table:table-cell>
          <table:table-cell table:formula="of:=RIGHT([.A242];15)" office:value-type="string" office:string-value="000000003762645" calcext:value-type="string">
            <text:p>0000000037626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2271380000000000305629093420000000012905190005000000000271009</text:p>
          </table:table-cell>
          <table:table-cell table:formula="of:=RIGHT([.A243];15)" office:value-type="string" office:string-value="000000000271009" calcext:value-type="string">
            <text:p>0000000002710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70000000000000000096880000000000305045493280000000300000000005000000006300000</text:p>
          </table:table-cell>
          <table:table-cell table:formula="of:=RIGHT([.A244];15)" office:value-type="string" office:string-value="000000006300000" calcext:value-type="string">
            <text:p>0000000063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1122080000000000306262193530000000000020240005000000000000425</text:p>
          </table:table-cell>
          <table:table-cell table:formula="of:=RIGHT([.A245];15)" office:value-type="string" office:string-value="000000000000425" calcext:value-type="string">
            <text:p>0000000000004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70000000000000253585980000000000305466899790000001585473860005000000033294951</text:p>
          </table:table-cell>
          <table:table-cell table:formula="of:=RIGHT([.A246];15)" office:value-type="string" office:string-value="000000033294951" calcext:value-type="string">
            <text:p>0000000332949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30000000000000000575180000000000307074200450000000017330570005000000000363942</text:p>
          </table:table-cell>
          <table:table-cell table:formula="of:=RIGHT([.A247];15)" office:value-type="string" office:string-value="000000000363942" calcext:value-type="string">
            <text:p>0000000003639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980000000000002079010780000000000306586502420000000025544520006000000000689702</text:p>
          </table:table-cell>
          <table:table-cell table:formula="of:=RIGHT([.A248];15)" office:value-type="string" office:string-value="000000000689702" calcext:value-type="string">
            <text:p>0000000006897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50000000000000002679580000000000307099695830000000008760330005000000000183967</text:p>
          </table:table-cell>
          <table:table-cell table:formula="of:=RIGHT([.A249];15)" office:value-type="string" office:string-value="000000000183967" calcext:value-type="string">
            <text:p>0000000001839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830000000000000000727080000000000306496953650000000002513240005000000000052778</text:p>
          </table:table-cell>
          <table:table-cell table:formula="of:=RIGHT([.A250];15)" office:value-type="string" office:string-value="000000000052778" calcext:value-type="string">
            <text:p>0000000000527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220000000000000000137480000000000335000570390000000001006000005000000000021126</text:p>
          </table:table-cell>
          <table:table-cell table:formula="of:=RIGHT([.A251];15)" office:value-type="string" office:string-value="000000000021126" calcext:value-type="string">
            <text:p>0000000000211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220000000000000000264480000000000335000570390000000005217100005000000000109559</text:p>
          </table:table-cell>
          <table:table-cell table:formula="of:=RIGHT([.A252];15)" office:value-type="string" office:string-value="000000000109559" calcext:value-type="string">
            <text:p>0000000001095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220000000000000000152980000000000335000570390000000008483760005000000000178159</text:p>
          </table:table-cell>
          <table:table-cell table:formula="of:=RIGHT([.A253];15)" office:value-type="string" office:string-value="000000000178159" calcext:value-type="string">
            <text:p>0000000001781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220000000000000000241980000000000335000570390000000019105900005000000000401224</text:p>
          </table:table-cell>
          <table:table-cell table:formula="of:=RIGHT([.A254];15)" office:value-type="string" office:string-value="000000000401224" calcext:value-type="string">
            <text:p>0000000004012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220000000000000000339480000000000335000570390000000024131950005000000000506771</text:p>
          </table:table-cell>
          <table:table-cell table:formula="of:=RIGHT([.A255];15)" office:value-type="string" office:string-value="000000000506771" calcext:value-type="string">
            <text:p>0000000005067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27680000000000305000084540000000000313760005000000000006589</text:p>
          </table:table-cell>
          <table:table-cell table:formula="of:=RIGHT([.A256];15)" office:value-type="string" office:string-value="000000000006589" calcext:value-type="string">
            <text:p>0000000000065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29280000000000305000084540000000000023380005000000000000491</text:p>
          </table:table-cell>
          <table:table-cell table:formula="of:=RIGHT([.A257];15)" office:value-type="string" office:string-value="000000000000491" calcext:value-type="string">
            <text:p>0000000000004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28880000000000305000084540000000000697330005000000000014644</text:p>
          </table:table-cell>
          <table:table-cell table:formula="of:=RIGHT([.A258];15)" office:value-type="string" office:string-value="000000000014644" calcext:value-type="string">
            <text:p>0000000000146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30680000000000305000084540000000000760710005000000000015975</text:p>
          </table:table-cell>
          <table:table-cell table:formula="of:=RIGHT([.A259];15)" office:value-type="string" office:string-value="000000000015975" calcext:value-type="string">
            <text:p>0000000000159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1274880000000000306748463430000000000586810005000000000012323</text:p>
          </table:table-cell>
          <table:table-cell table:formula="of:=RIGHT([.A260];15)" office:value-type="string" office:string-value="000000000012323" calcext:value-type="string">
            <text:p>0000000000123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40000000000000003599980000000000307023803390000000000328100005000000000006890</text:p>
          </table:table-cell>
          <table:table-cell table:formula="of:=RIGHT([.A261];15)" office:value-type="string" office:string-value="000000000006890" calcext:value-type="string">
            <text:p>0000000000068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30000000000000000451580000000000202017848680000000000281000005000000000005901</text:p>
          </table:table-cell>
          <table:table-cell table:formula="of:=RIGHT([.A262];15)" office:value-type="string" office:string-value="000000000005901" calcext:value-type="string">
            <text:p>0000000000059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35780000000000305000084540000000000004520005000000000000095</text:p>
          </table:table-cell>
          <table:table-cell table:formula="of:=RIGHT([.A263];15)" office:value-type="string" office:string-value="000000000000095" calcext:value-type="string">
            <text:p>0000000000000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32580000000000305000084540000000000029710005000000000000624</text:p>
          </table:table-cell>
          <table:table-cell table:formula="of:=RIGHT([.A264];15)" office:value-type="string" office:string-value="000000000000624" calcext:value-type="string">
            <text:p>0000000000006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493880000000000305000084540000000000049430005000000000001038</text:p>
          </table:table-cell>
          <table:table-cell table:formula="of:=RIGHT([.A265];15)" office:value-type="string" office:string-value="000000000001038" calcext:value-type="string">
            <text:p>0000000000010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448480000000000305000084540000000000062430005000000000001311</text:p>
          </table:table-cell>
          <table:table-cell table:formula="of:=RIGHT([.A266];15)" office:value-type="string" office:string-value="000000000001311" calcext:value-type="string">
            <text:p>0000000000013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34880000000000305000084540000000000072620005000000000001525</text:p>
          </table:table-cell>
          <table:table-cell table:formula="of:=RIGHT([.A267];15)" office:value-type="string" office:string-value="000000000001525" calcext:value-type="string">
            <text:p>0000000000015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2997280000000000307140544100000000000628100005000000000013190</text:p>
          </table:table-cell>
          <table:table-cell table:formula="of:=RIGHT([.A268];15)" office:value-type="string" office:string-value="000000000013190" calcext:value-type="string">
            <text:p>000000000013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50000000000000001587180000000000307151780590000000002975240005000000000062480</text:p>
          </table:table-cell>
          <table:table-cell table:formula="of:=RIGHT([.A269];15)" office:value-type="string" office:string-value="000000000062480" calcext:value-type="string">
            <text:p>0000000000624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2122080000000000306262193530000000000020240005000000000000425</text:p>
          </table:table-cell>
          <table:table-cell table:formula="of:=RIGHT([.A270];15)" office:value-type="string" office:string-value="000000000000425" calcext:value-type="string">
            <text:p>0000000000004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60000000000000000039180000000000305466899790000002641550330005000000055472557</text:p>
          </table:table-cell>
          <table:table-cell table:formula="of:=RIGHT([.A271];15)" office:value-type="string" office:string-value="000000055472557" calcext:value-type="string">
            <text:p>0000000554725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70000000000000253817780000000000305466899790000000218705050005000000004592806</text:p>
          </table:table-cell>
          <table:table-cell table:formula="of:=RIGHT([.A272];15)" office:value-type="string" office:string-value="000000004592806" calcext:value-type="string">
            <text:p>0000000045928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20000000000000002696980000000000306972327680000000009848900005000000000206827</text:p>
          </table:table-cell>
          <table:table-cell table:formula="of:=RIGHT([.A273];15)" office:value-type="string" office:string-value="000000000206827" calcext:value-type="string">
            <text:p>0000000002068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32280000000000305000084540000000000517430005000000000010866</text:p>
          </table:table-cell>
          <table:table-cell table:formula="of:=RIGHT([.A274];15)" office:value-type="string" office:string-value="000000000010866" calcext:value-type="string">
            <text:p>0000000000108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34280000000000305000084540000000000109330005000000000002296</text:p>
          </table:table-cell>
          <table:table-cell table:formula="of:=RIGHT([.A275];15)" office:value-type="string" office:string-value="000000000002296" calcext:value-type="string">
            <text:p>0000000000022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33880000000000305000084540000000002286670005000000000048020</text:p>
          </table:table-cell>
          <table:table-cell table:formula="of:=RIGHT([.A276];15)" office:value-type="string" office:string-value="000000000048020" calcext:value-type="string">
            <text:p>0000000000480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36680000000000305000084540000000002365520005000000000049676</text:p>
          </table:table-cell>
          <table:table-cell table:formula="of:=RIGHT([.A277];15)" office:value-type="string" office:string-value="000000000049676" calcext:value-type="string">
            <text:p>0000000000496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0505580000000000273104055290000000006694240005000000000140579</text:p>
          </table:table-cell>
          <table:table-cell table:formula="of:=RIGHT([.A278];15)" office:value-type="string" office:string-value="000000000140579" calcext:value-type="string">
            <text:p>0000000001405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50000000000000012142480000000000307070022940000000106843140004000000001121853</text:p>
          </table:table-cell>
          <table:table-cell table:formula="of:=RIGHT([.A279];15)" office:value-type="string" office:string-value="000000001121853" calcext:value-type="string">
            <text:p>0000000011218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50000000000000012142580000000000307070022940000000074007330004000000000777077</text:p>
          </table:table-cell>
          <table:table-cell table:formula="of:=RIGHT([.A280];15)" office:value-type="string" office:string-value="000000000777077" calcext:value-type="string">
            <text:p>0000000007770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290000000000000010843580000000000307070022940000000010643330004000000000111755</text:p>
          </table:table-cell>
          <table:table-cell table:formula="of:=RIGHT([.A281];15)" office:value-type="string" office:string-value="000000000111755" calcext:value-type="string">
            <text:p>0000000001117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360000000000000010173480000000000307070022940000000003402000004000000000035721</text:p>
          </table:table-cell>
          <table:table-cell table:formula="of:=RIGHT([.A282];15)" office:value-type="string" office:string-value="000000000035721" calcext:value-type="string">
            <text:p>0000000000357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30000000000000001134380000000000307151536170000000005700810005000000000119717</text:p>
          </table:table-cell>
          <table:table-cell table:formula="of:=RIGHT([.A283];15)" office:value-type="string" office:string-value="000000000119717" calcext:value-type="string">
            <text:p>0000000001197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50000000000000000041680000000000307151536170000000008945480005000000000187855</text:p>
          </table:table-cell>
          <table:table-cell table:formula="of:=RIGHT([.A284];15)" office:value-type="string" office:string-value="000000000187855" calcext:value-type="string">
            <text:p>0000000001878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50000000000000000108480000000000307151536170000000004710760005000000000098926</text:p>
          </table:table-cell>
          <table:table-cell table:formula="of:=RIGHT([.A285];15)" office:value-type="string" office:string-value="000000000098926" calcext:value-type="string">
            <text:p>0000000000989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30000000000000000127380000000000305294035220000000014596710005000000000306531</text:p>
          </table:table-cell>
          <table:table-cell table:formula="of:=RIGHT([.A286];15)" office:value-type="string" office:string-value="000000000306531" calcext:value-type="string">
            <text:p>0000000003065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5500000000000000000162480000000000305294035220000000028098330005000000000590065</text:p>
          </table:table-cell>
          <table:table-cell table:formula="of:=RIGHT([.A287];15)" office:value-type="string" office:string-value="000000000590065" calcext:value-type="string">
            <text:p>0000000005900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40000000000000003923180000000000202311799340000000004220190005000000000088624</text:p>
          </table:table-cell>
          <table:table-cell table:formula="of:=RIGHT([.A288];15)" office:value-type="string" office:string-value="000000000088624" calcext:value-type="string">
            <text:p>0000000000886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39280000000000305000084540000000000100810005000000000002117</text:p>
          </table:table-cell>
          <table:table-cell table:formula="of:=RIGHT([.A289];15)" office:value-type="string" office:string-value="000000000002117" calcext:value-type="string">
            <text:p>0000000000021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40980000000000305000084540000000000114290005000000000002400</text:p>
          </table:table-cell>
          <table:table-cell table:formula="of:=RIGHT([.A290];15)" office:value-type="string" office:string-value="000000000002400" calcext:value-type="string">
            <text:p>000000000002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498380000000000305000084540000000000163810005000000000003440</text:p>
          </table:table-cell>
          <table:table-cell table:formula="of:=RIGHT([.A291];15)" office:value-type="string" office:string-value="000000000003440" calcext:value-type="string">
            <text:p>0000000000034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40000000000000001175880000000000307140143460000000021480000005000000000451080</text:p>
          </table:table-cell>
          <table:table-cell table:formula="of:=RIGHT([.A292];15)" office:value-type="string" office:string-value="000000000451080" calcext:value-type="string">
            <text:p>0000000004510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2998780000000000307140544100000000000966950005000000000020306</text:p>
          </table:table-cell>
          <table:table-cell table:formula="of:=RIGHT([.A293];15)" office:value-type="string" office:string-value="000000000020306" calcext:value-type="string">
            <text:p>0000000000203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3122080000000000306262193530000000000040520005000000000000851</text:p>
          </table:table-cell>
          <table:table-cell table:formula="of:=RIGHT([.A294];15)" office:value-type="string" office:string-value="000000000000851" calcext:value-type="string">
            <text:p>0000000000008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0632380000000000305466899790000000005303190005000000000111367</text:p>
          </table:table-cell>
          <table:table-cell table:formula="of:=RIGHT([.A295];15)" office:value-type="string" office:string-value="000000000111367" calcext:value-type="string">
            <text:p>0000000001113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0631980000000000305466899790000000077293670005000000001623167</text:p>
          </table:table-cell>
          <table:table-cell table:formula="of:=RIGHT([.A296];15)" office:value-type="string" office:string-value="000000001623167" calcext:value-type="string">
            <text:p>0000000016231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0632080000000000305466899790000000013256330005000000000278383</text:p>
          </table:table-cell>
          <table:table-cell table:formula="of:=RIGHT([.A297];15)" office:value-type="string" office:string-value="000000000278383" calcext:value-type="string">
            <text:p>0000000002783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0632180000000000305466899790000000187192860005000000003931050</text:p>
          </table:table-cell>
          <table:table-cell table:formula="of:=RIGHT([.A298];15)" office:value-type="string" office:string-value="000000003931050" calcext:value-type="string">
            <text:p>0000000039310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0632280000000000305466899790000000380144240005000000007983029</text:p>
          </table:table-cell>
          <table:table-cell table:formula="of:=RIGHT([.A299];15)" office:value-type="string" office:string-value="000000007983029" calcext:value-type="string">
            <text:p>0000000079830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0632480000000000305466899790000000069036430005000000001449765</text:p>
          </table:table-cell>
          <table:table-cell table:formula="of:=RIGHT([.A300];15)" office:value-type="string" office:string-value="000000001449765" calcext:value-type="string">
            <text:p>0000000014497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70000000000000253861680000000000305466899790000001506132810005000000031628789</text:p>
          </table:table-cell>
          <table:table-cell table:formula="of:=RIGHT([.A301];15)" office:value-type="string" office:string-value="000000031628789" calcext:value-type="string">
            <text:p>0000000316287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30000000000000000600680000000000337151090990000000001132240005000000000023777</text:p>
          </table:table-cell>
          <table:table-cell table:formula="of:=RIGHT([.A302];15)" office:value-type="string" office:string-value="000000000023777" calcext:value-type="string">
            <text:p>0000000000237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60000000000000000011480000000000271693306410000000005400000005000000000113400</text:p>
          </table:table-cell>
          <table:table-cell table:formula="of:=RIGHT([.A303];15)" office:value-type="string" office:string-value="000000000113400" calcext:value-type="string">
            <text:p>000000000113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39080000000000305000084540000000000355520005000000000007466</text:p>
          </table:table-cell>
          <table:table-cell table:formula="of:=RIGHT([.A304];15)" office:value-type="string" office:string-value="000000000007466" calcext:value-type="string">
            <text:p>0000000000074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40580000000000305000084540000000000161570005000000000003393</text:p>
          </table:table-cell>
          <table:table-cell table:formula="of:=RIGHT([.A305];15)" office:value-type="string" office:string-value="000000000003393" calcext:value-type="string">
            <text:p>0000000000033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40380000000000305000084540000000000714860005000000000015012</text:p>
          </table:table-cell>
          <table:table-cell table:formula="of:=RIGHT([.A306];15)" office:value-type="string" office:string-value="000000000015012" calcext:value-type="string">
            <text:p>000000000015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41980000000000305000084540000000000994100005000000000020876</text:p>
          </table:table-cell>
          <table:table-cell table:formula="of:=RIGHT([.A307];15)" office:value-type="string" office:string-value="000000000020876" calcext:value-type="string">
            <text:p>0000000000208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90001880000000000305000084540000000078246670004000000000821590</text:p>
          </table:table-cell>
          <table:table-cell table:formula="of:=RIGHT([.A308];15)" office:value-type="string" office:string-value="000000000821590" calcext:value-type="string">
            <text:p>0000000008215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43380000000000305000084540000000000017100005000000000000359</text:p>
          </table:table-cell>
          <table:table-cell table:formula="of:=RIGHT([.A309];15)" office:value-type="string" office:string-value="000000000000359" calcext:value-type="string">
            <text:p>0000000000003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459480000000000305000084540000000000040290005000000000000846</text:p>
          </table:table-cell>
          <table:table-cell table:formula="of:=RIGHT([.A310];15)" office:value-type="string" office:string-value="000000000000846" calcext:value-type="string">
            <text:p>0000000000008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45180000000000305000084540000000000072100005000000000001514</text:p>
          </table:table-cell>
          <table:table-cell table:formula="of:=RIGHT([.A311];15)" office:value-type="string" office:string-value="000000000001514" calcext:value-type="string">
            <text:p>0000000000015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459380000000000305000084540000000000076190005000000000001600</text:p>
          </table:table-cell>
          <table:table-cell table:formula="of:=RIGHT([.A312];15)" office:value-type="string" office:string-value="000000000001600" calcext:value-type="string">
            <text:p>0000000000016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03380000000000305000084540000000000296190005000000000006220</text:p>
          </table:table-cell>
          <table:table-cell table:formula="of:=RIGHT([.A313];15)" office:value-type="string" office:string-value="000000000006220" calcext:value-type="string">
            <text:p>0000000000062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44480000000000305000084540000000000002950005000000000000062</text:p>
          </table:table-cell>
          <table:table-cell table:formula="of:=RIGHT([.A314];15)" office:value-type="string" office:string-value="000000000000062" calcext:value-type="string">
            <text:p>0000000000000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4122080000000000306262193530000000000006330005000000000000133</text:p>
          </table:table-cell>
          <table:table-cell table:formula="of:=RIGHT([.A315];15)" office:value-type="string" office:string-value="000000000000133" calcext:value-type="string">
            <text:p>0000000000001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0648980000000000305466899790000000046230290005000000000970836</text:p>
          </table:table-cell>
          <table:table-cell table:formula="of:=RIGHT([.A316];15)" office:value-type="string" office:string-value="000000000970836" calcext:value-type="string">
            <text:p>0000000009708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0654780000000000305466899790000000581159620005000000012204352</text:p>
          </table:table-cell>
          <table:table-cell table:formula="of:=RIGHT([.A317];15)" office:value-type="string" office:string-value="000000012204352" calcext:value-type="string">
            <text:p>0000000122043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60000000000000000964880000000000307085463010000000154355380005000000003241463</text:p>
          </table:table-cell>
          <table:table-cell table:formula="of:=RIGHT([.A318];15)" office:value-type="string" office:string-value="000000003241463" calcext:value-type="string">
            <text:p>0000000032414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43180000000000305000084540000000000349100005000000000007331</text:p>
          </table:table-cell>
          <table:table-cell table:formula="of:=RIGHT([.A319];15)" office:value-type="string" office:string-value="000000000007331" calcext:value-type="string">
            <text:p>0000000000073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44780000000000305000084540000000000091520005000000000001922</text:p>
          </table:table-cell>
          <table:table-cell table:formula="of:=RIGHT([.A320];15)" office:value-type="string" office:string-value="000000000001922" calcext:value-type="string">
            <text:p>0000000000019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44380000000000305000084540000000000752520005000000000015803</text:p>
          </table:table-cell>
          <table:table-cell table:formula="of:=RIGHT([.A321];15)" office:value-type="string" office:string-value="000000000015803" calcext:value-type="string">
            <text:p>0000000000158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46080000000000305000084540000000000837570005000000000017589</text:p>
          </table:table-cell>
          <table:table-cell table:formula="of:=RIGHT([.A322];15)" office:value-type="string" office:string-value="000000000017589" calcext:value-type="string">
            <text:p>0000000000175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444180000000000305000084540000000000775670005000000000016289</text:p>
          </table:table-cell>
          <table:table-cell table:formula="of:=RIGHT([.A323];15)" office:value-type="string" office:string-value="000000000016289" calcext:value-type="string">
            <text:p>0000000000162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460000000000000008301980000000000305318781710000000001851240005000000000038876</text:p>
          </table:table-cell>
          <table:table-cell table:formula="of:=RIGHT([.A324];15)" office:value-type="string" office:string-value="000000000038876" calcext:value-type="string">
            <text:p>0000000000388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20000000000000002785680000000000307140143460000000006066810005000000000127403</text:p>
          </table:table-cell>
          <table:table-cell table:formula="of:=RIGHT([.A325];15)" office:value-type="string" office:string-value="000000000127403" calcext:value-type="string">
            <text:p>0000000001274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2800380000000000232759434790000000004992520005000000000104843</text:p>
          </table:table-cell>
          <table:table-cell table:formula="of:=RIGHT([.A326];15)" office:value-type="string" office:string-value="000000000104843" calcext:value-type="string">
            <text:p>0000000001048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0506080000000000273104055290000000000950430005000000000019959</text:p>
          </table:table-cell>
          <table:table-cell table:formula="of:=RIGHT([.A327];15)" office:value-type="string" office:string-value="000000000019959" calcext:value-type="string">
            <text:p>0000000000199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10000000000000001858880000000000307143721530000000002117810005000000000044474</text:p>
          </table:table-cell>
          <table:table-cell table:formula="of:=RIGHT([.A328];15)" office:value-type="string" office:string-value="000000000044474" calcext:value-type="string">
            <text:p>0000000000444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50000000000000000027080000000000307150399380000000012438000005000000000261198</text:p>
          </table:table-cell>
          <table:table-cell table:formula="of:=RIGHT([.A329];15)" office:value-type="string" office:string-value="000000000261198" calcext:value-type="string">
            <text:p>0000000002611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2785580000000000232759434790000000013074380005000000000274562</text:p>
          </table:table-cell>
          <table:table-cell table:formula="of:=RIGHT([.A330];15)" office:value-type="string" office:string-value="000000000274562" calcext:value-type="string">
            <text:p>0000000002745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70000000000000000401080000000000232563263290000000000486760005000000000010222</text:p>
          </table:table-cell>
          <table:table-cell table:formula="of:=RIGHT([.A331];15)" office:value-type="string" office:string-value="000000000010222" calcext:value-type="string">
            <text:p>0000000000102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0082080000000000307153719400000000008128050005000000000170689</text:p>
          </table:table-cell>
          <table:table-cell table:formula="of:=RIGHT([.A332];15)" office:value-type="string" office:string-value="000000000170689" calcext:value-type="string">
            <text:p>0000000001706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800000000000000000536580000000000306496953650000000003768570005000000000079140</text:p>
          </table:table-cell>
          <table:table-cell table:formula="of:=RIGHT([.A333];15)" office:value-type="string" office:string-value="000000000079140" calcext:value-type="string">
            <text:p>0000000000791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830000000000000000724980000000000306496953650000000004188670005000000000087962</text:p>
          </table:table-cell>
          <table:table-cell table:formula="of:=RIGHT([.A334];15)" office:value-type="string" office:string-value="000000000087962" calcext:value-type="string">
            <text:p>0000000000879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20000000000000000223180000000000307164003320000000003933380005000000000082601</text:p>
          </table:table-cell>
          <table:table-cell table:formula="of:=RIGHT([.A335];15)" office:value-type="string" office:string-value="000000000082601" calcext:value-type="string">
            <text:p>0000000000826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20000000000000000223280000000000307164003320000000000867810005000000000018224</text:p>
          </table:table-cell>
          <table:table-cell table:formula="of:=RIGHT([.A336];15)" office:value-type="string" office:string-value="000000000018224" calcext:value-type="string">
            <text:p>0000000000182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90000000000000000198180000000000307116207840000000006281190005000000000131905</text:p>
          </table:table-cell>
          <table:table-cell table:formula="of:=RIGHT([.A337];15)" office:value-type="string" office:string-value="000000000131905" calcext:value-type="string">
            <text:p>0000000001319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90000000000000000199180000000000307116207840000000023281000005000000000488901</text:p>
          </table:table-cell>
          <table:table-cell table:formula="of:=RIGHT([.A338];15)" office:value-type="string" office:string-value="000000000488901" calcext:value-type="string">
            <text:p>0000000004889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90000000000000000200580000000000307116207840000000004545480005000000000095455</text:p>
          </table:table-cell>
          <table:table-cell table:formula="of:=RIGHT([.A339];15)" office:value-type="string" office:string-value="000000000095455" calcext:value-type="string">
            <text:p>0000000000954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90000000000000000201080000000000307116207840000000003843480005000000000080713</text:p>
          </table:table-cell>
          <table:table-cell table:formula="of:=RIGHT([.A340];15)" office:value-type="string" office:string-value="000000000080713" calcext:value-type="string">
            <text:p>0000000000807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2983380000000000307140544100000000002892570005000000000060744</text:p>
          </table:table-cell>
          <table:table-cell table:formula="of:=RIGHT([.A341];15)" office:value-type="string" office:string-value="000000000060744" calcext:value-type="string">
            <text:p>0000000000607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20000000000000000145880000000000337143093290000000001974140005000000000041457</text:p>
          </table:table-cell>
          <table:table-cell table:formula="of:=RIGHT([.A342];15)" office:value-type="string" office:string-value="000000000041457" calcext:value-type="string">
            <text:p>0000000000414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70000000000000000954580000000000202544477310000000001439290005000000000030225</text:p>
          </table:table-cell>
          <table:table-cell table:formula="of:=RIGHT([.A343];15)" office:value-type="string" office:string-value="000000000030225" calcext:value-type="string">
            <text:p>0000000000302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70000000000000000954180000000000200809964120000000005353430005000000000112422</text:p>
          </table:table-cell>
          <table:table-cell table:formula="of:=RIGHT([.A344];15)" office:value-type="string" office:string-value="000000000112422" calcext:value-type="string">
            <text:p>0000000001124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20000000000000003972380000000000200809964120000000002281330005000000000047908</text:p>
          </table:table-cell>
          <table:table-cell table:formula="of:=RIGHT([.A345];15)" office:value-type="string" office:string-value="000000000047908" calcext:value-type="string">
            <text:p>0000000000479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4490000000000000000635880000000000305903607630000000015316520005000000000321647</text:p>
          </table:table-cell>
          <table:table-cell table:formula="of:=RIGHT([.A346];15)" office:value-type="string" office:string-value="000000000321647" calcext:value-type="string">
            <text:p>0000000003216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60000000000000002503680000000000307074557790000000000719050005000000000015100</text:p>
          </table:table-cell>
          <table:table-cell table:formula="of:=RIGHT([.A347];15)" office:value-type="string" office:string-value="000000000015100" calcext:value-type="string">
            <text:p>000000000015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330000000000000000013780000000000305261438130000000050707430005000000001064856</text:p>
          </table:table-cell>
          <table:table-cell table:formula="of:=RIGHT([.A348];15)" office:value-type="string" office:string-value="000000001064856" calcext:value-type="string">
            <text:p>0000000010648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210000000000000003565480000000000305334935600000000007868670005000000000165242</text:p>
          </table:table-cell>
          <table:table-cell table:formula="of:=RIGHT([.A349];15)" office:value-type="string" office:string-value="000000000165242" calcext:value-type="string">
            <text:p>0000000001652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40000000000000003920880000000000202311799340000000003021000005000000000063441</text:p>
          </table:table-cell>
          <table:table-cell table:formula="of:=RIGHT([.A350];15)" office:value-type="string" office:string-value="000000000063441" calcext:value-type="string">
            <text:p>0000000000634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40000000000000003922780000000000202311799340000000008834100005000000000185516</text:p>
          </table:table-cell>
          <table:table-cell table:formula="of:=RIGHT([.A351];15)" office:value-type="string" office:string-value="000000000185516" calcext:value-type="string">
            <text:p>0000000001855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50000000000000001848980000000000202311799340000000010434570005000000000219126</text:p>
          </table:table-cell>
          <table:table-cell table:formula="of:=RIGHT([.A352];15)" office:value-type="string" office:string-value="000000000219126" calcext:value-type="string">
            <text:p>0000000002191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70000000000000000013380000000000202311799340000000017027670005000000000357581</text:p>
          </table:table-cell>
          <table:table-cell table:formula="of:=RIGHT([.A353];15)" office:value-type="string" office:string-value="000000000357581" calcext:value-type="string">
            <text:p>0000000003575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0380280000000000306576119360000000000413050005000000000008674</text:p>
          </table:table-cell>
          <table:table-cell table:formula="of:=RIGHT([.A354];15)" office:value-type="string" office:string-value="000000000008674" calcext:value-type="string">
            <text:p>0000000000086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350000000000000000408080000000000306576119360000000004423950005000000000092903</text:p>
          </table:table-cell>
          <table:table-cell table:formula="of:=RIGHT([.A355];15)" office:value-type="string" office:string-value="000000000092903" calcext:value-type="string">
            <text:p>0000000000929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350000000000000000413180000000000306576119360000000002198710005000000000046173</text:p>
          </table:table-cell>
          <table:table-cell table:formula="of:=RIGHT([.A356];15)" office:value-type="string" office:string-value="000000000046173" calcext:value-type="string">
            <text:p>0000000000461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350000000000000000416880000000000306576119360000000001079900005000000000022678</text:p>
          </table:table-cell>
          <table:table-cell table:formula="of:=RIGHT([.A357];15)" office:value-type="string" office:string-value="000000000022678" calcext:value-type="string">
            <text:p>0000000000226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50480000000000305000084540000000000002710005000000000000057</text:p>
          </table:table-cell>
          <table:table-cell table:formula="of:=RIGHT([.A358];15)" office:value-type="string" office:string-value="000000000000057" calcext:value-type="string">
            <text:p>0000000000000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49680000000000305000084540000000000045190005000000000000949</text:p>
          </table:table-cell>
          <table:table-cell table:formula="of:=RIGHT([.A359];15)" office:value-type="string" office:string-value="000000000000949" calcext:value-type="string">
            <text:p>0000000000009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49980000000000305000084540000000000058520005000000000001229</text:p>
          </table:table-cell>
          <table:table-cell table:formula="of:=RIGHT([.A360];15)" office:value-type="string" office:string-value="000000000001229" calcext:value-type="string">
            <text:p>0000000000012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08380000000000305000084540000000000162760005000000000003418</text:p>
          </table:table-cell>
          <table:table-cell table:formula="of:=RIGHT([.A361];15)" office:value-type="string" office:string-value="000000000003418" calcext:value-type="string">
            <text:p>0000000000034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20000000000000000162280000000000307113145430000000002638860005000000000055416</text:p>
          </table:table-cell>
          <table:table-cell table:formula="of:=RIGHT([.A362];15)" office:value-type="string" office:string-value="000000000055416" calcext:value-type="string">
            <text:p>0000000000554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10000000000000001002680000000000307115698430000000004525000005000000000095025</text:p>
          </table:table-cell>
          <table:table-cell table:formula="of:=RIGHT([.A363];15)" office:value-type="string" office:string-value="000000000095025" calcext:value-type="string">
            <text:p>0000000000950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10000000000000001001880000000000307115698430000000004675000005000000000098175</text:p>
          </table:table-cell>
          <table:table-cell table:formula="of:=RIGHT([.A364];15)" office:value-type="string" office:string-value="000000000098175" calcext:value-type="string">
            <text:p>0000000000981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9122080000000000306262193530000000000149240005000000000003134</text:p>
          </table:table-cell>
          <table:table-cell table:formula="of:=RIGHT([.A365];15)" office:value-type="string" office:string-value="000000000003134" calcext:value-type="string">
            <text:p>0000000000031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90000000000000037196980000000000305466899790000000881610860005000000018513828</text:p>
          </table:table-cell>
          <table:table-cell table:formula="of:=RIGHT([.A366];15)" office:value-type="string" office:string-value="000000018513828" calcext:value-type="string">
            <text:p>0000000185138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90000000000000037197080000000000305466899790000000643955190005000000013523059</text:p>
          </table:table-cell>
          <table:table-cell table:formula="of:=RIGHT([.A367];15)" office:value-type="string" office:string-value="000000013523059" calcext:value-type="string">
            <text:p>0000000135230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0686380000000000305466899790000000139381710005000000002927016</text:p>
          </table:table-cell>
          <table:table-cell table:formula="of:=RIGHT([.A368];15)" office:value-type="string" office:string-value="000000002927016" calcext:value-type="string">
            <text:p>0000000029270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0686680000000000305466899790000000040442050005000000000849283</text:p>
          </table:table-cell>
          <table:table-cell table:formula="of:=RIGHT([.A369];15)" office:value-type="string" office:string-value="000000000849283" calcext:value-type="string">
            <text:p>0000000008492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0688780000000000305466899790000000009399570005000000000197391</text:p>
          </table:table-cell>
          <table:table-cell table:formula="of:=RIGHT([.A370];15)" office:value-type="string" office:string-value="000000000197391" calcext:value-type="string">
            <text:p>0000000001973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0686880000000000305466899790000000060228760005000000001264804</text:p>
          </table:table-cell>
          <table:table-cell table:formula="of:=RIGHT([.A371];15)" office:value-type="string" office:string-value="000000001264804" calcext:value-type="string">
            <text:p>0000000012648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3025500000000000000013483380000000000305466899790000002410052480005000000050611102</text:p>
          </table:table-cell>
          <table:table-cell table:formula="of:=RIGHT([.A372];15)" office:value-type="string" office:string-value="000000050611102" calcext:value-type="string">
            <text:p>0000000506111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70000000000000254089380000000000305466899790000001427188050005000000029970949</text:p>
          </table:table-cell>
          <table:table-cell table:formula="of:=RIGHT([.A373];15)" office:value-type="string" office:string-value="000000029970949" calcext:value-type="string">
            <text:p>0000000299709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2803680000000000232759434790000000003636620005000000000076369</text:p>
          </table:table-cell>
          <table:table-cell table:formula="of:=RIGHT([.A374];15)" office:value-type="string" office:string-value="000000000076369" calcext:value-type="string">
            <text:p>0000000000763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47480000000000305000084540000000000329810005000000000006926</text:p>
          </table:table-cell>
          <table:table-cell table:formula="of:=RIGHT([.A375];15)" office:value-type="string" office:string-value="000000000006926" calcext:value-type="string">
            <text:p>0000000000069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49180000000000305000084540000000000078290005000000000001644</text:p>
          </table:table-cell>
          <table:table-cell table:formula="of:=RIGHT([.A376];15)" office:value-type="string" office:string-value="000000000001644" calcext:value-type="string">
            <text:p>0000000000016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51180000000000305000084540000000000796900005000000000016735</text:p>
          </table:table-cell>
          <table:table-cell table:formula="of:=RIGHT([.A377];15)" office:value-type="string" office:string-value="000000000016735" calcext:value-type="string">
            <text:p>0000000000167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60000000000000033832080000000000305000084540000000009904290004000000000103995</text:p>
          </table:table-cell>
          <table:table-cell table:formula="of:=RIGHT([.A378];15)" office:value-type="string" office:string-value="000000000103995" calcext:value-type="string">
            <text:p>0000000001039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80000000000000075239680000000000305000017350000000007534290004000000000079110</text:p>
          </table:table-cell>
          <table:table-cell table:formula="of:=RIGHT([.A379];15)" office:value-type="string" office:string-value="000000000079110" calcext:value-type="string">
            <text:p>0000000000791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40000000000000000253680000000000202619009130000000000867760005000000000018223</text:p>
          </table:table-cell>
          <table:table-cell table:formula="of:=RIGHT([.A380];15)" office:value-type="string" office:string-value="000000000018223" calcext:value-type="string">
            <text:p>0000000000182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55780000000000305000084540000000000004620005000000000000097</text:p>
          </table:table-cell>
          <table:table-cell table:formula="of:=RIGHT([.A381];15)" office:value-type="string" office:string-value="000000000000097" calcext:value-type="string">
            <text:p>0000000000000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55680000000000305000084540000000000034670005000000000000728</text:p>
          </table:table-cell>
          <table:table-cell table:formula="of:=RIGHT([.A382];15)" office:value-type="string" office:string-value="000000000000728" calcext:value-type="string">
            <text:p>0000000000007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14280000000000305000084540000000000411000005000000000008631</text:p>
          </table:table-cell>
          <table:table-cell table:formula="of:=RIGHT([.A383];15)" office:value-type="string" office:string-value="000000000008631" calcext:value-type="string">
            <text:p>0000000000086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60000000000000964787480000000000306201774970000000001320000005000000000027720</text:p>
          </table:table-cell>
          <table:table-cell table:formula="of:=RIGHT([.A384];15)" office:value-type="string" office:string-value="000000000027720" calcext:value-type="string">
            <text:p>0000000000277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210000000000000000040480000000000307165074550000000005911190005000000000124135</text:p>
          </table:table-cell>
          <table:table-cell table:formula="of:=RIGHT([.A385];15)" office:value-type="string" office:string-value="000000000124135" calcext:value-type="string">
            <text:p>0000000001241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10122080000000000306262193530000000000039670005000000000000833</text:p>
          </table:table-cell>
          <table:table-cell table:formula="of:=RIGHT([.A386];15)" office:value-type="string" office:string-value="000000000000833" calcext:value-type="string">
            <text:p>0000000000008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0702480000000000305466899790000000639810520005000000013436021</text:p>
          </table:table-cell>
          <table:table-cell table:formula="of:=RIGHT([.A387];15)" office:value-type="string" office:string-value="000000013436021" calcext:value-type="string">
            <text:p>0000000134360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0702580000000000305466899790000000161000950005000000003381020</text:p>
          </table:table-cell>
          <table:table-cell table:formula="of:=RIGHT([.A388];15)" office:value-type="string" office:string-value="000000003381020" calcext:value-type="string">
            <text:p>0000000033810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0702680000000000305466899790000000028581760005000000000600217</text:p>
          </table:table-cell>
          <table:table-cell table:formula="of:=RIGHT([.A389];15)" office:value-type="string" office:string-value="000000000600217" calcext:value-type="string">
            <text:p>0000000006002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750680000000000305466899790000000000537900004000000000005648</text:p>
          </table:table-cell>
          <table:table-cell table:formula="of:=RIGHT([.A390];15)" office:value-type="string" office:string-value="000000000005648" calcext:value-type="string">
            <text:p>0000000000056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750480000000000305466899790000006704088950004000000070392934</text:p>
          </table:table-cell>
          <table:table-cell table:formula="of:=RIGHT([.A391];15)" office:value-type="string" office:string-value="000000070392934" calcext:value-type="string">
            <text:p>0000000703929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750580000000000305466899790000000225425050004000000002366963</text:p>
          </table:table-cell>
          <table:table-cell table:formula="of:=RIGHT([.A392];15)" office:value-type="string" office:string-value="000000002366963" calcext:value-type="string">
            <text:p>0000000023669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70000000000000025141080000000000305466899790000001632629860005000000034285227</text:p>
          </table:table-cell>
          <table:table-cell table:formula="of:=RIGHT([.A393];15)" office:value-type="string" office:string-value="000000034285227" calcext:value-type="string">
            <text:p>0000000342852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0136580000000000270113208000000000037517620005000000000787870</text:p>
          </table:table-cell>
          <table:table-cell table:formula="of:=RIGHT([.A394];15)" office:value-type="string" office:string-value="000000000787870" calcext:value-type="string">
            <text:p>0000000007878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20000000000000000279080000000000271818518270000000040000000005000000000840000</text:p>
          </table:table-cell>
          <table:table-cell table:formula="of:=RIGHT([.A395];15)" office:value-type="string" office:string-value="000000000840000" calcext:value-type="string">
            <text:p>00000000084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53380000000000305000084540000000000324480005000000000006814</text:p>
          </table:table-cell>
          <table:table-cell table:formula="of:=RIGHT([.A396];15)" office:value-type="string" office:string-value="000000000006814" calcext:value-type="string">
            <text:p>0000000000068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55180000000000305000084540000000000166950005000000000003506</text:p>
          </table:table-cell>
          <table:table-cell table:formula="of:=RIGHT([.A397];15)" office:value-type="string" office:string-value="000000000003506" calcext:value-type="string">
            <text:p>0000000000035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56480000000000305000084540000000000624570005000000000013116</text:p>
          </table:table-cell>
          <table:table-cell table:formula="of:=RIGHT([.A398];15)" office:value-type="string" office:string-value="000000000013116" calcext:value-type="string">
            <text:p>0000000000131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54880000000000305000084540000000001093380005000000000022961</text:p>
          </table:table-cell>
          <table:table-cell table:formula="of:=RIGHT([.A399];15)" office:value-type="string" office:string-value="000000000022961" calcext:value-type="string">
            <text:p>0000000000229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12246285680000000000305000017350000000001840480005000000000038650</text:p>
          </table:table-cell>
          <table:table-cell table:formula="of:=RIGHT([.A400];15)" office:value-type="string" office:string-value="000000000038650" calcext:value-type="string">
            <text:p>0000000000386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12246285680000000000305000017350000000004701710004000000000049368</text:p>
          </table:table-cell>
          <table:table-cell table:formula="of:=RIGHT([.A401];15)" office:value-type="string" office:string-value="000000000049368" calcext:value-type="string">
            <text:p>0000000000493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20000000000000000144080000000000201749408950000000019250000005000000000404250</text:p>
          </table:table-cell>
          <table:table-cell table:formula="of:=RIGHT([.A402];15)" office:value-type="string" office:string-value="000000000404250" calcext:value-type="string">
            <text:p>000000000404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60480000000000305000084540000000000006710005000000000000141</text:p>
          </table:table-cell>
          <table:table-cell table:formula="of:=RIGHT([.A403];15)" office:value-type="string" office:string-value="000000000000141" calcext:value-type="string">
            <text:p>0000000000001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58580000000000305000084540000000000044100005000000000000926</text:p>
          </table:table-cell>
          <table:table-cell table:formula="of:=RIGHT([.A404];15)" office:value-type="string" office:string-value="000000000000926" calcext:value-type="string">
            <text:p>0000000000009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476880000000000305000084540000000000037710005000000000000792</text:p>
          </table:table-cell>
          <table:table-cell table:formula="of:=RIGHT([.A405];15)" office:value-type="string" office:string-value="000000000000792" calcext:value-type="string">
            <text:p>0000000000007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19980000000000305000084540000000000083710005000000000001758</text:p>
          </table:table-cell>
          <table:table-cell table:formula="of:=RIGHT([.A406];15)" office:value-type="string" office:string-value="000000000001758" calcext:value-type="string">
            <text:p>0000000000017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476780000000000305000084540000000000087480005000000000001837</text:p>
          </table:table-cell>
          <table:table-cell table:formula="of:=RIGHT([.A407];15)" office:value-type="string" office:string-value="000000000001837" calcext:value-type="string">
            <text:p>0000000000018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61880000000000305000084540000000000331000005000000000006951</text:p>
          </table:table-cell>
          <table:table-cell table:formula="of:=RIGHT([.A408];15)" office:value-type="string" office:string-value="000000000006951" calcext:value-type="string">
            <text:p>0000000000069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20000000000000000016680000000000307156105030000000005600000005000000000117600</text:p>
          </table:table-cell>
          <table:table-cell table:formula="of:=RIGHT([.A409];15)" office:value-type="string" office:string-value="000000000117600" calcext:value-type="string">
            <text:p>0000000001176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3020190000000000000002906380000000000305466899790000000011665000005000000000244965</text:p>
          </table:table-cell>
          <table:table-cell table:formula="of:=RIGHT([.A410];15)" office:value-type="string" office:string-value="000000000244965" calcext:value-type="string">
            <text:p>0000000002449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90000000000000037248380000000000305466899790000000995155860005000000020898273</text:p>
          </table:table-cell>
          <table:table-cell table:formula="of:=RIGHT([.A411];15)" office:value-type="string" office:string-value="000000020898273" calcext:value-type="string">
            <text:p>0000000208982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70000000000000254193280000000000305466899790000001510537760005000000031721293</text:p>
          </table:table-cell>
          <table:table-cell table:formula="of:=RIGHT([.A412];15)" office:value-type="string" office:string-value="000000031721293" calcext:value-type="string">
            <text:p>0000000317212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20000000000000082446680000000000307080811120000000001760000005000000000036960</text:p>
          </table:table-cell>
          <table:table-cell table:formula="of:=RIGHT([.A413];15)" office:value-type="string" office:string-value="000000000036960" calcext:value-type="string">
            <text:p>0000000000369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20000000000000082756980000000000307080811120000000011771520005000000000247202</text:p>
          </table:table-cell>
          <table:table-cell table:formula="of:=RIGHT([.A414];15)" office:value-type="string" office:string-value="000000000247202" calcext:value-type="string">
            <text:p>0000000002472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58380000000000305000084540000000001453380005000000000030521</text:p>
          </table:table-cell>
          <table:table-cell table:formula="of:=RIGHT([.A415];15)" office:value-type="string" office:string-value="000000000030521" calcext:value-type="string">
            <text:p>0000000000305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60780000000000305000084540000000000396290005000000000008322</text:p>
          </table:table-cell>
          <table:table-cell table:formula="of:=RIGHT([.A416];15)" office:value-type="string" office:string-value="000000000008322" calcext:value-type="string">
            <text:p>0000000000083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60180000000000305000084540000000005942480005000000000124792</text:p>
          </table:table-cell>
          <table:table-cell table:formula="of:=RIGHT([.A417];15)" office:value-type="string" office:string-value="000000000124792" calcext:value-type="string">
            <text:p>0000000001247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63480000000000305000084540000000003899380005000000000081887</text:p>
          </table:table-cell>
          <table:table-cell table:formula="of:=RIGHT([.A418];15)" office:value-type="string" office:string-value="000000000081887" calcext:value-type="string">
            <text:p>0000000000818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40000000000000000214380000000000202028522550000000001471100005000000000030893</text:p>
          </table:table-cell>
          <table:table-cell table:formula="of:=RIGHT([.A419];15)" office:value-type="string" office:string-value="000000000030893" calcext:value-type="string">
            <text:p>0000000000308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460000000000000008349380000000000305318781710000000000462810005000000000009719</text:p>
          </table:table-cell>
          <table:table-cell table:formula="of:=RIGHT([.A420];15)" office:value-type="string" office:string-value="000000000009719" calcext:value-type="string">
            <text:p>0000000000097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210000000000000003577880000000000305334935600000000018858710005000000000396033</text:p>
          </table:table-cell>
          <table:table-cell table:formula="of:=RIGHT([.A421];15)" office:value-type="string" office:string-value="000000000396033" calcext:value-type="string">
            <text:p>0000000003960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0749480000000000305466899790000000700233570005000000014704905</text:p>
          </table:table-cell>
          <table:table-cell table:formula="of:=RIGHT([.A422];15)" office:value-type="string" office:string-value="000000014704905" calcext:value-type="string">
            <text:p>0000000147049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0749380000000000305466899790000001959205100005000000041143307</text:p>
          </table:table-cell>
          <table:table-cell table:formula="of:=RIGHT([.A423];15)" office:value-type="string" office:string-value="000000041143307" calcext:value-type="string">
            <text:p>0000000411433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70000000000000254278480000000000305466899790000001633201380005000000034297229</text:p>
          </table:table-cell>
          <table:table-cell table:formula="of:=RIGHT([.A424];15)" office:value-type="string" office:string-value="000000034297229" calcext:value-type="string">
            <text:p>0000000342972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800000000000000000541180000000000306496953650000000024472570005000000000513924</text:p>
          </table:table-cell>
          <table:table-cell table:formula="of:=RIGHT([.A425];15)" office:value-type="string" office:string-value="000000000513924" calcext:value-type="string">
            <text:p>0000000005139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20000000000000083368680000000000307080811120000000002400000005000000000050400</text:p>
          </table:table-cell>
          <table:table-cell table:formula="of:=RIGHT([.A426];15)" office:value-type="string" office:string-value="000000000050400" calcext:value-type="string">
            <text:p>000000000050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60000000000000000423280000000000202141526070000000000454290005000000000009540</text:p>
          </table:table-cell>
          <table:table-cell table:formula="of:=RIGHT([.A427];15)" office:value-type="string" office:string-value="000000000009540" calcext:value-type="string">
            <text:p>0000000000095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60000000000000000423680000000000202141526070000000003543000005000000000074403</text:p>
          </table:table-cell>
          <table:table-cell table:formula="of:=RIGHT([.A428];15)" office:value-type="string" office:string-value="000000000074403" calcext:value-type="string">
            <text:p>0000000000744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2790080000000000232759434790000000001835480005000000000038545</text:p>
          </table:table-cell>
          <table:table-cell table:formula="of:=RIGHT([.A429];15)" office:value-type="string" office:string-value="000000000038545" calcext:value-type="string">
            <text:p>0000000000385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70000000000000000402180000000000232563263290000000003480190005000000000073084</text:p>
          </table:table-cell>
          <table:table-cell table:formula="of:=RIGHT([.A430];15)" office:value-type="string" office:string-value="000000000073084" calcext:value-type="string">
            <text:p>0000000000730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800000000000000000538980000000000306496953650000000001992290005000000000041838</text:p>
          </table:table-cell>
          <table:table-cell table:formula="of:=RIGHT([.A431];15)" office:value-type="string" office:string-value="000000000041838" calcext:value-type="string">
            <text:p>0000000000418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20000000000000000224780000000000307164003320000000001550570005000000000032562</text:p>
          </table:table-cell>
          <table:table-cell table:formula="of:=RIGHT([.A432];15)" office:value-type="string" office:string-value="000000000032562" calcext:value-type="string">
            <text:p>0000000000325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20000000000000000228980000000000307164003320000000003338670005000000000070112</text:p>
          </table:table-cell>
          <table:table-cell table:formula="of:=RIGHT([.A433];15)" office:value-type="string" office:string-value="000000000070112" calcext:value-type="string">
            <text:p>0000000000701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90000000000000000200180000000000307116207840000000006777380005000000000142325</text:p>
          </table:table-cell>
          <table:table-cell table:formula="of:=RIGHT([.A434];15)" office:value-type="string" office:string-value="000000000142325" calcext:value-type="string">
            <text:p>0000000001423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70000000000000000965180000000000202544477310000000000659380005000000000013847</text:p>
          </table:table-cell>
          <table:table-cell table:formula="of:=RIGHT([.A435];15)" office:value-type="string" office:string-value="000000000013847" calcext:value-type="string">
            <text:p>0000000000138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440000000000000000216380000000000306753495720000000001726760005000000000036262</text:p>
          </table:table-cell>
          <table:table-cell table:formula="of:=RIGHT([.A436];15)" office:value-type="string" office:string-value="000000000036262" calcext:value-type="string">
            <text:p>0000000000362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70000000000000000359580000000000307070566370000000001110760005000000000023326</text:p>
          </table:table-cell>
          <table:table-cell table:formula="of:=RIGHT([.A437];15)" office:value-type="string" office:string-value="000000000023326" calcext:value-type="string">
            <text:p>0000000000233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210000000000000003568180000000000305334935600000000003908810005000000000082085</text:p>
          </table:table-cell>
          <table:table-cell table:formula="of:=RIGHT([.A438];15)" office:value-type="string" office:string-value="000000000082085" calcext:value-type="string">
            <text:p>0000000000820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210000000000000003571280000000000305334935600000000000200860005000000000004218</text:p>
          </table:table-cell>
          <table:table-cell table:formula="of:=RIGHT([.A439];15)" office:value-type="string" office:string-value="000000000004218" calcext:value-type="string">
            <text:p>0000000000042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482480000000000305000084540000000000007140005000000000000150</text:p>
          </table:table-cell>
          <table:table-cell table:formula="of:=RIGHT([.A440];15)" office:value-type="string" office:string-value="000000000000150" calcext:value-type="string">
            <text:p>0000000000001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65880000000000305000084540000000000020710005000000000000435</text:p>
          </table:table-cell>
          <table:table-cell table:formula="of:=RIGHT([.A441];15)" office:value-type="string" office:string-value="000000000000435" calcext:value-type="string">
            <text:p>0000000000004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482680000000000305000084540000000000013000005000000000000273</text:p>
          </table:table-cell>
          <table:table-cell table:formula="of:=RIGHT([.A442];15)" office:value-type="string" office:string-value="000000000000273" calcext:value-type="string">
            <text:p>0000000000002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67980000000000305000084540000000000021810005000000000000458</text:p>
          </table:table-cell>
          <table:table-cell table:formula="of:=RIGHT([.A443];15)" office:value-type="string" office:string-value="000000000000458" calcext:value-type="string">
            <text:p>0000000000004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68480000000000305000084540000000000144140005000000000003027</text:p>
          </table:table-cell>
          <table:table-cell table:formula="of:=RIGHT([.A444];15)" office:value-type="string" office:string-value="000000000003027" calcext:value-type="string">
            <text:p>0000000000030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25080000000000305000084540000000000083290005000000000001749</text:p>
          </table:table-cell>
          <table:table-cell table:formula="of:=RIGHT([.A445];15)" office:value-type="string" office:string-value="000000000001749" calcext:value-type="string">
            <text:p>0000000000017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3006380000000000307140544100000000010438050005000000000219199</text:p>
          </table:table-cell>
          <table:table-cell table:formula="of:=RIGHT([.A446];15)" office:value-type="string" office:string-value="000000000219199" calcext:value-type="string">
            <text:p>0000000002191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14122080000000000306262193530000000000073570005000000000001545</text:p>
          </table:table-cell>
          <table:table-cell table:formula="of:=RIGHT([.A447];15)" office:value-type="string" office:string-value="000000000001545" calcext:value-type="string">
            <text:p>0000000000015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80000000000000000141780000000000306073531970000000000471100005000000000009893</text:p>
          </table:table-cell>
          <table:table-cell table:formula="of:=RIGHT([.A448];15)" office:value-type="string" office:string-value="000000000009893" calcext:value-type="string">
            <text:p>0000000000098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65780000000000305000084540000000000273330005000000000005740</text:p>
          </table:table-cell>
          <table:table-cell table:formula="of:=RIGHT([.A449];15)" office:value-type="string" office:string-value="000000000005740" calcext:value-type="string">
            <text:p>0000000000057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67580000000000305000084540000000000153710005000000000003228</text:p>
          </table:table-cell>
          <table:table-cell table:formula="of:=RIGHT([.A450];15)" office:value-type="string" office:string-value="000000000003228" calcext:value-type="string">
            <text:p>0000000000032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67180000000000305000084540000000000709100005000000000014891</text:p>
          </table:table-cell>
          <table:table-cell table:formula="of:=RIGHT([.A451];15)" office:value-type="string" office:string-value="000000000014891" calcext:value-type="string">
            <text:p>0000000000148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68980000000000305000084540000000000568670005000000000011942</text:p>
          </table:table-cell>
          <table:table-cell table:formula="of:=RIGHT([.A452];15)" office:value-type="string" office:string-value="000000000011942" calcext:value-type="string">
            <text:p>0000000000119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20000000000000000010580000000000200608560370000000003400000005000000000071400</text:p>
          </table:table-cell>
          <table:table-cell table:formula="of:=RIGHT([.A453];15)" office:value-type="string" office:string-value="000000000071400" calcext:value-type="string">
            <text:p>000000000071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72980000000000305000084540000000000047190005000000000000991</text:p>
          </table:table-cell>
          <table:table-cell table:formula="of:=RIGHT([.A454];15)" office:value-type="string" office:string-value="000000000000991" calcext:value-type="string">
            <text:p>0000000000009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29980000000000305000084540000000000122860005000000000002580</text:p>
          </table:table-cell>
          <table:table-cell table:formula="of:=RIGHT([.A455];15)" office:value-type="string" office:string-value="000000000002580" calcext:value-type="string">
            <text:p>0000000000025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15122080000000000306262193530000000000005380005000000000000113</text:p>
          </table:table-cell>
          <table:table-cell table:formula="of:=RIGHT([.A456];15)" office:value-type="string" office:string-value="000000000000113" calcext:value-type="string">
            <text:p>0000000000001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1720000000000000002827680000000000305466899790000000060446140005000000001269369</text:p>
          </table:table-cell>
          <table:table-cell table:formula="of:=RIGHT([.A457];15)" office:value-type="string" office:string-value="000000001269369" calcext:value-type="string">
            <text:p>0000000012693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790280000000000305466899790000000000042570004000000000000447</text:p>
          </table:table-cell>
          <table:table-cell table:formula="of:=RIGHT([.A458];15)" office:value-type="string" office:string-value="000000000000447" calcext:value-type="string">
            <text:p>0000000000004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790480000000000305466899790000000000098000004000000000001029</text:p>
          </table:table-cell>
          <table:table-cell table:formula="of:=RIGHT([.A459];15)" office:value-type="string" office:string-value="000000000001029" calcext:value-type="string">
            <text:p>0000000000010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790380000000000305466899790000000000103710004000000000001089</text:p>
          </table:table-cell>
          <table:table-cell table:formula="of:=RIGHT([.A460];15)" office:value-type="string" office:string-value="000000000001089" calcext:value-type="string">
            <text:p>0000000000010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790580000000000305466899790000000000291330004000000000003059</text:p>
          </table:table-cell>
          <table:table-cell table:formula="of:=RIGHT([.A461];15)" office:value-type="string" office:string-value="000000000003059" calcext:value-type="string">
            <text:p>0000000000030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789680000000000305466899790000000000465710005000000000009780</text:p>
          </table:table-cell>
          <table:table-cell table:formula="of:=RIGHT([.A462];15)" office:value-type="string" office:string-value="000000000009780" calcext:value-type="string">
            <text:p>0000000000097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790680000000000305466899790000000000917950005000000000019277</text:p>
          </table:table-cell>
          <table:table-cell table:formula="of:=RIGHT([.A463];15)" office:value-type="string" office:string-value="000000000019277" calcext:value-type="string">
            <text:p>0000000000192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790180000000000305466899790000000001019900005000000000021418</text:p>
          </table:table-cell>
          <table:table-cell table:formula="of:=RIGHT([.A464];15)" office:value-type="string" office:string-value="000000000021418" calcext:value-type="string">
            <text:p>0000000000214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789580000000000305466899790000000001337570005000000000028089</text:p>
          </table:table-cell>
          <table:table-cell table:formula="of:=RIGHT([.A465];15)" office:value-type="string" office:string-value="000000000028089" calcext:value-type="string">
            <text:p>0000000000280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789980000000000305466899790000000002005140005000000000042108</text:p>
          </table:table-cell>
          <table:table-cell table:formula="of:=RIGHT([.A466];15)" office:value-type="string" office:string-value="000000000042108" calcext:value-type="string">
            <text:p>0000000000421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790080000000000305466899790000000002192000005000000000046032</text:p>
          </table:table-cell>
          <table:table-cell table:formula="of:=RIGHT([.A467];15)" office:value-type="string" office:string-value="000000000046032" calcext:value-type="string">
            <text:p>0000000000460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789480000000000305466899790000000002986900005000000000062725</text:p>
          </table:table-cell>
          <table:table-cell table:formula="of:=RIGHT([.A468];15)" office:value-type="string" office:string-value="000000000062725" calcext:value-type="string">
            <text:p>0000000000627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789880000000000305466899790000000022514570004000000000236403</text:p>
          </table:table-cell>
          <table:table-cell table:formula="of:=RIGHT([.A469];15)" office:value-type="string" office:string-value="000000000236403" calcext:value-type="string">
            <text:p>0000000002364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789780000000000305466899790000000023637900004000000000248198</text:p>
          </table:table-cell>
          <table:table-cell table:formula="of:=RIGHT([.A470];15)" office:value-type="string" office:string-value="000000000248198" calcext:value-type="string">
            <text:p>0000000002481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50000000000000023806780000000000306288215060000000002781000005000000000058401</text:p>
          </table:table-cell>
          <table:table-cell table:formula="of:=RIGHT([.A471];15)" office:value-type="string" office:string-value="000000000058401" calcext:value-type="string">
            <text:p>0000000000584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50000000000000023902080000000000306288215060000000002962810005000000000062219</text:p>
          </table:table-cell>
          <table:table-cell table:formula="of:=RIGHT([.A472];15)" office:value-type="string" office:string-value="000000000062219" calcext:value-type="string">
            <text:p>0000000000622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80000000000000000629980000000000271270401630000000003177670005000000000066731</text:p>
          </table:table-cell>
          <table:table-cell table:formula="of:=RIGHT([.A473];15)" office:value-type="string" office:string-value="000000000066731" calcext:value-type="string">
            <text:p>0000000000667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70880000000000305000084540000000000349520005000000000007340</text:p>
          </table:table-cell>
          <table:table-cell table:formula="of:=RIGHT([.A474];15)" office:value-type="string" office:string-value="000000000007340" calcext:value-type="string">
            <text:p>0000000000073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72580000000000305000084540000000000115900005000000000002434</text:p>
          </table:table-cell>
          <table:table-cell table:formula="of:=RIGHT([.A475];15)" office:value-type="string" office:string-value="000000000002434" calcext:value-type="string">
            <text:p>0000000000024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72280000000000305000084540000000001317760005000000000027673</text:p>
          </table:table-cell>
          <table:table-cell table:formula="of:=RIGHT([.A476];15)" office:value-type="string" office:string-value="000000000027673" calcext:value-type="string">
            <text:p>0000000000276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73980000000000305000084540000000001418430005000000000029787</text:p>
          </table:table-cell>
          <table:table-cell table:formula="of:=RIGHT([.A477];15)" office:value-type="string" office:string-value="000000000029787" calcext:value-type="string">
            <text:p>0000000000297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40000000000000015982480000000000305000017350000000009531140004000000000100077</text:p>
          </table:table-cell>
          <table:table-cell table:formula="of:=RIGHT([.A478];15)" office:value-type="string" office:string-value="000000000100077" calcext:value-type="string">
            <text:p>0000000001000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80880000000000305000084540000000000001860005000000000000039</text:p>
          </table:table-cell>
          <table:table-cell table:formula="of:=RIGHT([.A479];15)" office:value-type="string" office:string-value="000000000000039" calcext:value-type="string">
            <text:p>0000000000000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35480000000000305000084540000000000191480005000000000004021</text:p>
          </table:table-cell>
          <table:table-cell table:formula="of:=RIGHT([.A480];15)" office:value-type="string" office:string-value="000000000004021" calcext:value-type="string">
            <text:p>0000000000040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79980000000000305000084540000000000209000005000000000004389</text:p>
          </table:table-cell>
          <table:table-cell table:formula="of:=RIGHT([.A481];15)" office:value-type="string" office:string-value="000000000004389" calcext:value-type="string">
            <text:p>0000000000043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79080000000000305000084540000000000003900005000000000000082</text:p>
          </table:table-cell>
          <table:table-cell table:formula="of:=RIGHT([.A482];15)" office:value-type="string" office:string-value="000000000000082" calcext:value-type="string">
            <text:p>0000000000000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10000000000000001005880000000000307115698430000000005952710005000000000125007</text:p>
          </table:table-cell>
          <table:table-cell table:formula="of:=RIGHT([.A483];15)" office:value-type="string" office:string-value="000000000125007" calcext:value-type="string">
            <text:p>0000000001250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10000000000000001006380000000000307115698430000000014784000005000000000310464</text:p>
          </table:table-cell>
          <table:table-cell table:formula="of:=RIGHT([.A484];15)" office:value-type="string" office:string-value="000000000310464" calcext:value-type="string">
            <text:p>0000000003104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260000000000000000194580000000000305545429600000000001487620005000000000031240</text:p>
          </table:table-cell>
          <table:table-cell table:formula="of:=RIGHT([.A485];15)" office:value-type="string" office:string-value="000000000031240" calcext:value-type="string">
            <text:p>0000000000312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0108380000000000307167296280000000008322380005000000000174770</text:p>
          </table:table-cell>
          <table:table-cell table:formula="of:=RIGHT([.A486];15)" office:value-type="string" office:string-value="000000000174770" calcext:value-type="string">
            <text:p>0000000001747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16122080000000000306262193530000000000043190005000000000000907</text:p>
          </table:table-cell>
          <table:table-cell table:formula="of:=RIGHT([.A487];15)" office:value-type="string" office:string-value="000000000000907" calcext:value-type="string">
            <text:p>0000000000009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30000000000000031523280000000000305466899790000000010687190005000000000224431</text:p>
          </table:table-cell>
          <table:table-cell table:formula="of:=RIGHT([.A488];15)" office:value-type="string" office:string-value="000000000224431" calcext:value-type="string">
            <text:p>0000000002244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0825280000000000305466899790000000080926620005000000001699459</text:p>
          </table:table-cell>
          <table:table-cell table:formula="of:=RIGHT([.A489];15)" office:value-type="string" office:string-value="000000001699459" calcext:value-type="string">
            <text:p>0000000016994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0850680000000000305466899790000000363799050005000000007639780</text:p>
          </table:table-cell>
          <table:table-cell table:formula="of:=RIGHT([.A490];15)" office:value-type="string" office:string-value="000000007639780" calcext:value-type="string">
            <text:p>0000000076397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0825180000000000305466899790000000539457760005000000011328613</text:p>
          </table:table-cell>
          <table:table-cell table:formula="of:=RIGHT([.A491];15)" office:value-type="string" office:string-value="000000011328613" calcext:value-type="string">
            <text:p>0000000113286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70000000000000254525580000000000305466899790000001734386380005000000036422114</text:p>
          </table:table-cell>
          <table:table-cell table:formula="of:=RIGHT([.A492];15)" office:value-type="string" office:string-value="000000036422114" calcext:value-type="string">
            <text:p>0000000364221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20000000000000000318480000000000307073772390000000001505810005000000000031622</text:p>
          </table:table-cell>
          <table:table-cell table:formula="of:=RIGHT([.A493];15)" office:value-type="string" office:string-value="000000000031622" calcext:value-type="string">
            <text:p>0000000000316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4613280000000000271693306410000000012776860005000000000268314</text:p>
          </table:table-cell>
          <table:table-cell table:formula="of:=RIGHT([.A494];15)" office:value-type="string" office:string-value="000000000268314" calcext:value-type="string">
            <text:p>0000000002683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4612980000000000271693306410000000019479330005000000000409066</text:p>
          </table:table-cell>
          <table:table-cell table:formula="of:=RIGHT([.A495];15)" office:value-type="string" office:string-value="000000000409066" calcext:value-type="string">
            <text:p>0000000004090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76980000000000305000084540000000000104380005000000000002192</text:p>
          </table:table-cell>
          <table:table-cell table:formula="of:=RIGHT([.A496];15)" office:value-type="string" office:string-value="000000000002192" calcext:value-type="string">
            <text:p>0000000000021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76680000000000305000084540000000000766000005000000000016086</text:p>
          </table:table-cell>
          <table:table-cell table:formula="of:=RIGHT([.A497];15)" office:value-type="string" office:string-value="000000000016086" calcext:value-type="string">
            <text:p>0000000000160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79580000000000305000084540000000000267760005000000000005623</text:p>
          </table:table-cell>
          <table:table-cell table:formula="of:=RIGHT([.A498];15)" office:value-type="string" office:string-value="000000000005623" calcext:value-type="string">
            <text:p>0000000000056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81980000000000305000084540000000001830520005000000000038441</text:p>
          </table:table-cell>
          <table:table-cell table:formula="of:=RIGHT([.A499];15)" office:value-type="string" office:string-value="000000000038441" calcext:value-type="string">
            <text:p>0000000000384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78780000000000305000084540000000003393620005000000000071266</text:p>
          </table:table-cell>
          <table:table-cell table:formula="of:=RIGHT([.A500];15)" office:value-type="string" office:string-value="000000000071266" calcext:value-type="string">
            <text:p>0000000000712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83780000000000305000084540000000000027900005000000000000586</text:p>
          </table:table-cell>
          <table:table-cell table:formula="of:=RIGHT([.A501];15)" office:value-type="string" office:string-value="000000000000586" calcext:value-type="string">
            <text:p>0000000000005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86180000000000305000084540000000000032520005000000000000683</text:p>
          </table:table-cell>
          <table:table-cell table:formula="of:=RIGHT([.A502];15)" office:value-type="string" office:string-value="000000000000683" calcext:value-type="string">
            <text:p>0000000000006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41280000000000305000084540000000000232330005000000000004879</text:p>
          </table:table-cell>
          <table:table-cell table:formula="of:=RIGHT([.A503];15)" office:value-type="string" office:string-value="000000000004879" calcext:value-type="string">
            <text:p>0000000000048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20000000000000000006080000000000307111994420000000221706620005000000004655839</text:p>
          </table:table-cell>
          <table:table-cell table:formula="of:=RIGHT([.A504];15)" office:value-type="string" office:string-value="000000004655839" calcext:value-type="string">
            <text:p>0000000046558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20000000000000000006180000000000307111994420000000097460330005000000002046667</text:p>
          </table:table-cell>
          <table:table-cell table:formula="of:=RIGHT([.A505];15)" office:value-type="string" office:string-value="000000002046667" calcext:value-type="string">
            <text:p>0000000020466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40000000000000001211380000000000307140143460000000038145330005000000000801052</text:p>
          </table:table-cell>
          <table:table-cell table:formula="of:=RIGHT([.A506];15)" office:value-type="string" office:string-value="000000000801052" calcext:value-type="string">
            <text:p>0000000008010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260000000000000000195980000000000305545429600000000001482710005000000000031137</text:p>
          </table:table-cell>
          <table:table-cell table:formula="of:=RIGHT([.A507];15)" office:value-type="string" office:string-value="000000000031137" calcext:value-type="string">
            <text:p>0000000000311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30000000000000009967380000000000306851583410000000284385240005000000005972090</text:p>
          </table:table-cell>
          <table:table-cell table:formula="of:=RIGHT([.A508];15)" office:value-type="string" office:string-value="000000005972090" calcext:value-type="string">
            <text:p>0000000059720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0872080000000000305466899790000000536290710005000000011262105</text:p>
          </table:table-cell>
          <table:table-cell table:formula="of:=RIGHT([.A509];15)" office:value-type="string" office:string-value="000000011262105" calcext:value-type="string">
            <text:p>0000000112621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0871980000000000305466899790000000127905240005000000002686010</text:p>
          </table:table-cell>
          <table:table-cell table:formula="of:=RIGHT([.A510];15)" office:value-type="string" office:string-value="000000002686010" calcext:value-type="string">
            <text:p>0000000026860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811680000000000305466899790000000001716290005000000000036042</text:p>
          </table:table-cell>
          <table:table-cell table:formula="of:=RIGHT([.A511];15)" office:value-type="string" office:string-value="000000000036042" calcext:value-type="string">
            <text:p>0000000000360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70000000000000254575780000000000305466899790000001734039570005000000036414831</text:p>
          </table:table-cell>
          <table:table-cell table:formula="of:=RIGHT([.A512];15)" office:value-type="string" office:string-value="000000036414831" calcext:value-type="string">
            <text:p>0000000364148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10000000000000000231680000000000307075926600000000011560000005000000000242760</text:p>
          </table:table-cell>
          <table:table-cell table:formula="of:=RIGHT([.A513];15)" office:value-type="string" office:string-value="000000000242760" calcext:value-type="string">
            <text:p>0000000002427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60000000000000000935380000000000306288215060000000006000000005000000000126000</text:p>
          </table:table-cell>
          <table:table-cell table:formula="of:=RIGHT([.A514];15)" office:value-type="string" office:string-value="000000000126000" calcext:value-type="string">
            <text:p>000000000126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63640000000000000397487380000000000306781864450000000014177050005000000000297718</text:p>
          </table:table-cell>
          <table:table-cell table:formula="of:=RIGHT([.A515];15)" office:value-type="string" office:string-value="000000000297718" calcext:value-type="string">
            <text:p>0000000002977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63640000000000000397487380000000000306781864450000000001940890006000000000052404</text:p>
          </table:table-cell>
          <table:table-cell table:formula="of:=RIGHT([.A516];15)" office:value-type="string" office:string-value="000000000052404" calcext:value-type="string">
            <text:p>0000000000524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82030000000000002127249580000000000306394537380000000000865930006000000000023380</text:p>
          </table:table-cell>
          <table:table-cell table:formula="of:=RIGHT([.A517];15)" office:value-type="string" office:string-value="000000000023380" calcext:value-type="string">
            <text:p>0000000000233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82030000000000002129418980000000000306394537380000000000857740006000000000023159</text:p>
          </table:table-cell>
          <table:table-cell table:formula="of:=RIGHT([.A518];15)" office:value-type="string" office:string-value="000000000023159" calcext:value-type="string">
            <text:p>0000000000231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83580000000000305000084540000000000287240005000000000006032</text:p>
          </table:table-cell>
          <table:table-cell table:formula="of:=RIGHT([.A519];15)" office:value-type="string" office:string-value="000000000006032" calcext:value-type="string">
            <text:p>0000000000060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85580000000000305000084540000000000171430005000000000003600</text:p>
          </table:table-cell>
          <table:table-cell table:formula="of:=RIGHT([.A520];15)" office:value-type="string" office:string-value="000000000003600" calcext:value-type="string">
            <text:p>0000000000036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85180000000000305000084540000000001300860005000000000027318</text:p>
          </table:table-cell>
          <table:table-cell table:formula="of:=RIGHT([.A521];15)" office:value-type="string" office:string-value="000000000027318" calcext:value-type="string">
            <text:p>0000000000273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87280000000000305000084540000000001064380005000000000022352</text:p>
          </table:table-cell>
          <table:table-cell table:formula="of:=RIGHT([.A522];15)" office:value-type="string" office:string-value="000000000022352" calcext:value-type="string">
            <text:p>0000000000223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03580000000000305000084540000000000036380005000000000000764</text:p>
          </table:table-cell>
          <table:table-cell table:formula="of:=RIGHT([.A523];15)" office:value-type="string" office:string-value="000000000000764" calcext:value-type="string">
            <text:p>0000000000007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90180000000000305000084540000000000072140005000000000001515</text:p>
          </table:table-cell>
          <table:table-cell table:formula="of:=RIGHT([.A524];15)" office:value-type="string" office:string-value="000000000001515" calcext:value-type="string">
            <text:p>0000000000015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45380000000000305000084540000000000216570005000000000004548</text:p>
          </table:table-cell>
          <table:table-cell table:formula="of:=RIGHT([.A525];15)" office:value-type="string" office:string-value="000000000004548" calcext:value-type="string">
            <text:p>0000000000045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30000000000000003630280000000000306414281040000000218181810005000000004581818</text:p>
          </table:table-cell>
          <table:table-cell table:formula="of:=RIGHT([.A526];15)" office:value-type="string" office:string-value="000000004581818" calcext:value-type="string">
            <text:p>0000000045818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50000000000000001914880000000000307023600600000000008000000005000000000168000</text:p>
          </table:table-cell>
          <table:table-cell table:formula="of:=RIGHT([.A527];15)" office:value-type="string" office:string-value="000000000168000" calcext:value-type="string">
            <text:p>000000000168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50000000000000001914980000000000307023600600000000008000000005000000000168000</text:p>
          </table:table-cell>
          <table:table-cell table:formula="of:=RIGHT([.A528];15)" office:value-type="string" office:string-value="000000000168000" calcext:value-type="string">
            <text:p>000000000168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50000000000000000082480000000000306753433960000000002398520005000000000050369</text:p>
          </table:table-cell>
          <table:table-cell table:formula="of:=RIGHT([.A529];15)" office:value-type="string" office:string-value="000000000050369" calcext:value-type="string">
            <text:p>0000000000503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90000000000000037403180000000000305466899790000000993559810005000000020864756</text:p>
          </table:table-cell>
          <table:table-cell table:formula="of:=RIGHT([.A530];15)" office:value-type="string" office:string-value="000000020864756" calcext:value-type="string">
            <text:p>0000000208647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3025500000000000000013518080000000000305466899790000000785558000005000000016496718</text:p>
          </table:table-cell>
          <table:table-cell table:formula="of:=RIGHT([.A531];15)" office:value-type="string" office:string-value="000000016496718" calcext:value-type="string">
            <text:p>0000000164967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250000000000000008327580000000000335015762690000000004859520005000000000102050</text:p>
          </table:table-cell>
          <table:table-cell table:formula="of:=RIGHT([.A532];15)" office:value-type="string" office:string-value="000000000102050" calcext:value-type="string">
            <text:p>0000000001020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89280000000000305000084540000000000133950005000000000002813</text:p>
          </table:table-cell>
          <table:table-cell table:formula="of:=RIGHT([.A533];15)" office:value-type="string" office:string-value="000000000002813" calcext:value-type="string">
            <text:p>0000000000028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90080000000000305000084540000000000146140005000000000003069</text:p>
          </table:table-cell>
          <table:table-cell table:formula="of:=RIGHT([.A534];15)" office:value-type="string" office:string-value="000000000003069" calcext:value-type="string">
            <text:p>0000000000030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89580000000000305000084540000000001257290005000000000026403</text:p>
          </table:table-cell>
          <table:table-cell table:formula="of:=RIGHT([.A535];15)" office:value-type="string" office:string-value="000000000026403" calcext:value-type="string">
            <text:p>0000000000264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90580000000000305000084540000000000774710005000000000016269</text:p>
          </table:table-cell>
          <table:table-cell table:formula="of:=RIGHT([.A536];15)" office:value-type="string" office:string-value="000000000016269" calcext:value-type="string">
            <text:p>0000000000162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30000000000000000312680000000000307157225650000000000330570005000000000006942</text:p>
          </table:table-cell>
          <table:table-cell table:formula="of:=RIGHT([.A537];15)" office:value-type="string" office:string-value="000000000006942" calcext:value-type="string">
            <text:p>0000000000069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18122080000000000306262193530000000000087140005000000000001830</text:p>
          </table:table-cell>
          <table:table-cell table:formula="of:=RIGHT([.A538];15)" office:value-type="string" office:string-value="000000000001830" calcext:value-type="string">
            <text:p>0000000000018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460000000000000008403580000000000305318781710000000002776860005000000000058314</text:p>
          </table:table-cell>
          <table:table-cell table:formula="of:=RIGHT([.A539];15)" office:value-type="string" office:string-value="000000000058314" calcext:value-type="string">
            <text:p>0000000000583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210000000000000003584780000000000305334935600000000022007140005000000000462150</text:p>
          </table:table-cell>
          <table:table-cell table:formula="of:=RIGHT([.A540];15)" office:value-type="string" office:string-value="000000000462150" calcext:value-type="string">
            <text:p>0000000004621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70000000000000000407280000000000232563263290000000001096760005000000000023032</text:p>
          </table:table-cell>
          <table:table-cell table:formula="of:=RIGHT([.A541];15)" office:value-type="string" office:string-value="000000000023032" calcext:value-type="string">
            <text:p>0000000000230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48680000000000305000084540000000000656480005000000000013786</text:p>
          </table:table-cell>
          <table:table-cell table:formula="of:=RIGHT([.A542];15)" office:value-type="string" office:string-value="000000000013786" calcext:value-type="string">
            <text:p>0000000000137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20000000000000000024680000000000201214984570000000010000000005000000000210000</text:p>
          </table:table-cell>
          <table:table-cell table:formula="of:=RIGHT([.A543];15)" office:value-type="string" office:string-value="000000000210000" calcext:value-type="string">
            <text:p>00000000021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08580000000000305000084540000000000033140005000000000000696</text:p>
          </table:table-cell>
          <table:table-cell table:formula="of:=RIGHT([.A544];15)" office:value-type="string" office:string-value="000000000000696" calcext:value-type="string">
            <text:p>0000000000006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385280000000000305000084540000000000078810005000000000001655</text:p>
          </table:table-cell>
          <table:table-cell table:formula="of:=RIGHT([.A545];15)" office:value-type="string" office:string-value="000000000001655" calcext:value-type="string">
            <text:p>0000000000016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50180000000000305000084540000000000085050005000000000001786</text:p>
          </table:table-cell>
          <table:table-cell table:formula="of:=RIGHT([.A546];15)" office:value-type="string" office:string-value="000000000001786" calcext:value-type="string">
            <text:p>0000000000017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50280000000000305000084540000000000130000005000000000002730</text:p>
          </table:table-cell>
          <table:table-cell table:formula="of:=RIGHT([.A547];15)" office:value-type="string" office:string-value="000000000002730" calcext:value-type="string">
            <text:p>0000000000027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379880000000000305000084540000000000030620005000000000000643</text:p>
          </table:table-cell>
          <table:table-cell table:formula="of:=RIGHT([.A548];15)" office:value-type="string" office:string-value="000000000000643" calcext:value-type="string">
            <text:p>0000000000006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50250000000000000000150380000000000305154884790000000021335290005000000000448041</text:p>
          </table:table-cell>
          <table:table-cell table:formula="of:=RIGHT([.A549];15)" office:value-type="string" office:string-value="000000000448041" calcext:value-type="string">
            <text:p>0000000004480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50250000000000000000150280000000000305154884790000000021714480005000000000456004</text:p>
          </table:table-cell>
          <table:table-cell table:formula="of:=RIGHT([.A550];15)" office:value-type="string" office:string-value="000000000456004" calcext:value-type="string">
            <text:p>0000000004560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30000000000000000074280000000000307156253220000000002024810005000000000042521</text:p>
          </table:table-cell>
          <table:table-cell table:formula="of:=RIGHT([.A551];15)" office:value-type="string" office:string-value="000000000042521" calcext:value-type="string">
            <text:p>0000000000425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21122080000000000306262193530000000000306330005000000000006433</text:p>
          </table:table-cell>
          <table:table-cell table:formula="of:=RIGHT([.A552];15)" office:value-type="string" office:string-value="000000000006433" calcext:value-type="string">
            <text:p>0000000000064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0952280000000000305466899790000000005678290005000000000119244</text:p>
          </table:table-cell>
          <table:table-cell table:formula="of:=RIGHT([.A553];15)" office:value-type="string" office:string-value="000000000119244" calcext:value-type="string">
            <text:p>0000000001192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0952380000000000305466899790000000258782050005000000005434423</text:p>
          </table:table-cell>
          <table:table-cell table:formula="of:=RIGHT([.A554];15)" office:value-type="string" office:string-value="000000005434423" calcext:value-type="string">
            <text:p>0000000054344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0952480000000000305466899790000000261680240005000000005495285</text:p>
          </table:table-cell>
          <table:table-cell table:formula="of:=RIGHT([.A555];15)" office:value-type="string" office:string-value="000000005495285" calcext:value-type="string">
            <text:p>0000000054952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91680000000000305000084540000000000632100005000000000013274</text:p>
          </table:table-cell>
          <table:table-cell table:formula="of:=RIGHT([.A556];15)" office:value-type="string" office:string-value="000000000013274" calcext:value-type="string">
            <text:p>0000000000132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376580000000000305000084540000000001059520005000000000022250</text:p>
          </table:table-cell>
          <table:table-cell table:formula="of:=RIGHT([.A557];15)" office:value-type="string" office:string-value="000000000022250" calcext:value-type="string">
            <text:p>000000000022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393380000000000305000084540000000001382100005000000000029024</text:p>
          </table:table-cell>
          <table:table-cell table:formula="of:=RIGHT([.A558];15)" office:value-type="string" office:string-value="000000000029024" calcext:value-type="string">
            <text:p>0000000000290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90000000000000000208080000000000307116207840000000001570670005000000000032984</text:p>
          </table:table-cell>
          <table:table-cell table:formula="of:=RIGHT([.A559];15)" office:value-type="string" office:string-value="000000000032984" calcext:value-type="string">
            <text:p>0000000000329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40000000000000000113180000000000200825378300000000394200000005000000008278200</text:p>
          </table:table-cell>
          <table:table-cell table:formula="of:=RIGHT([.A560];15)" office:value-type="string" office:string-value="000000008278200" calcext:value-type="string">
            <text:p>000000008278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40000000000000000113380000000000200825378300000000121917620005000000002560270</text:p>
          </table:table-cell>
          <table:table-cell table:formula="of:=RIGHT([.A561];15)" office:value-type="string" office:string-value="000000002560270" calcext:value-type="string">
            <text:p>0000000025602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40000000000000000113280000000000200825378300000000694776380005000000014590304</text:p>
          </table:table-cell>
          <table:table-cell table:formula="of:=RIGHT([.A562];15)" office:value-type="string" office:string-value="000000014590304" calcext:value-type="string">
            <text:p>0000000145903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30000000000000000008480000000000203081339910000000800000000005000000016800000</text:p>
          </table:table-cell>
          <table:table-cell table:formula="of:=RIGHT([.A563];15)" office:value-type="string" office:string-value="000000016800000" calcext:value-type="string">
            <text:p>0000000168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413280000000000305000084540000000000028330005000000000000595</text:p>
          </table:table-cell>
          <table:table-cell table:formula="of:=RIGHT([.A564];15)" office:value-type="string" office:string-value="000000000000595" calcext:value-type="string">
            <text:p>0000000000005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14480000000000305000084540000000000053950005000000000001133</text:p>
          </table:table-cell>
          <table:table-cell table:formula="of:=RIGHT([.A565];15)" office:value-type="string" office:string-value="000000000001133" calcext:value-type="string">
            <text:p>0000000000011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55880000000000305000084540000000000070190005000000000001474</text:p>
          </table:table-cell>
          <table:table-cell table:formula="of:=RIGHT([.A566];15)" office:value-type="string" office:string-value="000000000001474" calcext:value-type="string">
            <text:p>0000000000014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411680000000000305000084540000000000294760005000000000006190</text:p>
          </table:table-cell>
          <table:table-cell table:formula="of:=RIGHT([.A567];15)" office:value-type="string" office:string-value="000000000006190" calcext:value-type="string">
            <text:p>000000000006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442580000000000305000084540000000000196100005000000000004118</text:p>
          </table:table-cell>
          <table:table-cell table:formula="of:=RIGHT([.A568];15)" office:value-type="string" office:string-value="000000000004118" calcext:value-type="string">
            <text:p>0000000000041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431780000000000305000084540000000000001950005000000000000041</text:p>
          </table:table-cell>
          <table:table-cell table:formula="of:=RIGHT([.A569];15)" office:value-type="string" office:string-value="000000000000041" calcext:value-type="string">
            <text:p>0000000000000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434980000000000305000084540000000000123240005000000000002588</text:p>
          </table:table-cell>
          <table:table-cell table:formula="of:=RIGHT([.A570];15)" office:value-type="string" office:string-value="000000000002588" calcext:value-type="string">
            <text:p>0000000000025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50000000000000000015980000000000307101430440000000167500000005000000003517500</text:p>
          </table:table-cell>
          <table:table-cell table:formula="of:=RIGHT([.A571];15)" office:value-type="string" office:string-value="000000003517500" calcext:value-type="string">
            <text:p>000000003517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10000000000000001006980000000000307115698430000000005877240005000000000123422</text:p>
          </table:table-cell>
          <table:table-cell table:formula="of:=RIGHT([.A572];15)" office:value-type="string" office:string-value="000000000123422" calcext:value-type="string">
            <text:p>0000000001234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210000000000000003586380000000000305334935600000000000580050005000000000012181</text:p>
          </table:table-cell>
          <table:table-cell table:formula="of:=RIGHT([.A573];15)" office:value-type="string" office:string-value="000000000012181" calcext:value-type="string">
            <text:p>0000000000121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22122080000000000306262193530000000000033900005000000000000712</text:p>
          </table:table-cell>
          <table:table-cell table:formula="of:=RIGHT([.A574];15)" office:value-type="string" office:string-value="000000000000712" calcext:value-type="string">
            <text:p>0000000000007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0981180000000000305466899790000001802472430005000000037851921</text:p>
          </table:table-cell>
          <table:table-cell table:formula="of:=RIGHT([.A575];15)" office:value-type="string" office:string-value="000000037851921" calcext:value-type="string">
            <text:p>0000000378519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0981280000000000305466899790000000393888380005000000008271656</text:p>
          </table:table-cell>
          <table:table-cell table:formula="of:=RIGHT([.A576];15)" office:value-type="string" office:string-value="000000008271656" calcext:value-type="string">
            <text:p>0000000082716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0981380000000000305466899790000000372756430005000000007827885</text:p>
          </table:table-cell>
          <table:table-cell table:formula="of:=RIGHT([.A577];15)" office:value-type="string" office:string-value="000000007827885" calcext:value-type="string">
            <text:p>0000000078278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843780000000000305466899790000000002236100005000000000046958</text:p>
          </table:table-cell>
          <table:table-cell table:formula="of:=RIGHT([.A578];15)" office:value-type="string" office:string-value="000000000046958" calcext:value-type="string">
            <text:p>0000000000469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70000000000000254825280000000000305466899790000001647597670005000000034599551</text:p>
          </table:table-cell>
          <table:table-cell table:formula="of:=RIGHT([.A579];15)" office:value-type="string" office:string-value="000000034599551" calcext:value-type="string">
            <text:p>0000000345995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452980000000000305000084540000000000947100005000000000019889</text:p>
          </table:table-cell>
          <table:table-cell table:formula="of:=RIGHT([.A580];15)" office:value-type="string" office:string-value="000000000019889" calcext:value-type="string">
            <text:p>000000000019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431180000000000305000084540000000001680140005000000000035283</text:p>
          </table:table-cell>
          <table:table-cell table:formula="of:=RIGHT([.A581];15)" office:value-type="string" office:string-value="000000000035283" calcext:value-type="string">
            <text:p>0000000000352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10423680000000000307107512810000000000281000005000000000005901</text:p>
          </table:table-cell>
          <table:table-cell table:formula="of:=RIGHT([.A582];15)" office:value-type="string" office:string-value="000000000005901" calcext:value-type="string">
            <text:p>0000000000059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40000000000000000514180000000000272406843520000000000214860005000000000004512</text:p>
          </table:table-cell>
          <table:table-cell table:formula="of:=RIGHT([.A583];15)" office:value-type="string" office:string-value="000000000004512" calcext:value-type="string">
            <text:p>0000000000045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39720000000000000000840180000000000306787744950000000000175000005000000000003675</text:p>
          </table:table-cell>
          <table:table-cell table:formula="of:=RIGHT([.A584];15)" office:value-type="string" office:string-value="000000000003675" calcext:value-type="string">
            <text:p>0000000000036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00000000000000006953880000000000202789102110000000000347100005000000000007289</text:p>
          </table:table-cell>
          <table:table-cell table:formula="of:=RIGHT([.A585];15)" office:value-type="string" office:string-value="000000000007289" calcext:value-type="string">
            <text:p>0000000000072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90000000000000002828580000000000307078405400000000000314860005000000000006612</text:p>
          </table:table-cell>
          <table:table-cell table:formula="of:=RIGHT([.A586];15)" office:value-type="string" office:string-value="000000000006612" calcext:value-type="string">
            <text:p>0000000000066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1289480000000000306748463430000000000479380005000000000010067</text:p>
          </table:table-cell>
          <table:table-cell table:formula="of:=RIGHT([.A587];15)" office:value-type="string" office:string-value="000000000010067" calcext:value-type="string">
            <text:p>0000000000100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80000000000000002935480000000000306662675200000000000562000005000000000011802</text:p>
          </table:table-cell>
          <table:table-cell table:formula="of:=RIGHT([.A588];15)" office:value-type="string" office:string-value="000000000011802" calcext:value-type="string">
            <text:p>0000000000118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410000000000000000014080000000000306866583640000000000554000005000000000011634</text:p>
          </table:table-cell>
          <table:table-cell table:formula="of:=RIGHT([.A589];15)" office:value-type="string" office:string-value="000000000011634" calcext:value-type="string">
            <text:p>0000000000116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290000000000000001136680000000000307087683470000000000057860005000000000001215</text:p>
          </table:table-cell>
          <table:table-cell table:formula="of:=RIGHT([.A590];15)" office:value-type="string" office:string-value="000000000001215" calcext:value-type="string">
            <text:p>0000000000012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290000000000000001136680000000000307087683470000000000226290004000000000002376</text:p>
          </table:table-cell>
          <table:table-cell table:formula="of:=RIGHT([.A591];15)" office:value-type="string" office:string-value="000000000002376" calcext:value-type="string">
            <text:p>0000000000023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270000000000000005767680000000000305416043120000000000317670005000000000006671</text:p>
          </table:table-cell>
          <table:table-cell table:formula="of:=RIGHT([.A592];15)" office:value-type="string" office:string-value="000000000006671" calcext:value-type="string">
            <text:p>0000000000066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12326029380000000000305000017350000000001279670005000000000026873</text:p>
          </table:table-cell>
          <table:table-cell table:formula="of:=RIGHT([.A593];15)" office:value-type="string" office:string-value="000000000026873" calcext:value-type="string">
            <text:p>0000000000268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12326029380000000000305000017350000000001645140004000000000017274</text:p>
          </table:table-cell>
          <table:table-cell table:formula="of:=RIGHT([.A594];15)" office:value-type="string" office:string-value="000000000017274" calcext:value-type="string">
            <text:p>0000000000172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30000000000000000007580000000000201190912260000000016000000005000000000336000</text:p>
          </table:table-cell>
          <table:table-cell table:formula="of:=RIGHT([.A595];15)" office:value-type="string" office:string-value="000000000336000" calcext:value-type="string">
            <text:p>000000000336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20180000000000305000084540000000000022570005000000000000474</text:p>
          </table:table-cell>
          <table:table-cell table:formula="of:=RIGHT([.A596];15)" office:value-type="string" office:string-value="000000000000474" calcext:value-type="string">
            <text:p>0000000000004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480280000000000305000084540000000000091810005000000000001928</text:p>
          </table:table-cell>
          <table:table-cell table:formula="of:=RIGHT([.A597];15)" office:value-type="string" office:string-value="000000000001928" calcext:value-type="string">
            <text:p>0000000000019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519280000000000305000084540000000000231430005000000000004860</text:p>
          </table:table-cell>
          <table:table-cell table:formula="of:=RIGHT([.A598];15)" office:value-type="string" office:string-value="000000000004860" calcext:value-type="string">
            <text:p>0000000000048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62180000000000305000084540000000000573140005000000000012036</text:p>
          </table:table-cell>
          <table:table-cell table:formula="of:=RIGHT([.A599];15)" office:value-type="string" office:string-value="000000000012036" calcext:value-type="string">
            <text:p>0000000000120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476980000000000305000084540000000001007950005000000000021167</text:p>
          </table:table-cell>
          <table:table-cell table:formula="of:=RIGHT([.A600];15)" office:value-type="string" office:string-value="000000000021167" calcext:value-type="string">
            <text:p>0000000000211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502680000000000305000084540000000000004950005000000000000104</text:p>
          </table:table-cell>
          <table:table-cell table:formula="of:=RIGHT([.A601];15)" office:value-type="string" office:string-value="000000000000104" calcext:value-type="string">
            <text:p>0000000000001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506580000000000305000084540000000000414290005000000000008700</text:p>
          </table:table-cell>
          <table:table-cell table:formula="of:=RIGHT([.A602];15)" office:value-type="string" office:string-value="000000000008700" calcext:value-type="string">
            <text:p>0000000000087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23122080000000000306262193530000000000027000005000000000000567</text:p>
          </table:table-cell>
          <table:table-cell table:formula="of:=RIGHT([.A603];15)" office:value-type="string" office:string-value="000000000000567" calcext:value-type="string">
            <text:p>0000000000005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1024680000000000305466899790000000005026240005000000000105551</text:p>
          </table:table-cell>
          <table:table-cell table:formula="of:=RIGHT([.A604];15)" office:value-type="string" office:string-value="000000000105551" calcext:value-type="string">
            <text:p>0000000001055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1024880000000000305466899790000000006284710005000000000131979</text:p>
          </table:table-cell>
          <table:table-cell table:formula="of:=RIGHT([.A605];15)" office:value-type="string" office:string-value="000000000131979" calcext:value-type="string">
            <text:p>0000000001319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1024180000000000305466899790000000014066670005000000000295400</text:p>
          </table:table-cell>
          <table:table-cell table:formula="of:=RIGHT([.A606];15)" office:value-type="string" office:string-value="000000000295400" calcext:value-type="string">
            <text:p>000000000295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1024280000000000305466899790000000153308140005000000003219471</text:p>
          </table:table-cell>
          <table:table-cell table:formula="of:=RIGHT([.A607];15)" office:value-type="string" office:string-value="000000003219471" calcext:value-type="string">
            <text:p>0000000032194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1023980000000000305466899790000000395937430005000000008314686</text:p>
          </table:table-cell>
          <table:table-cell table:formula="of:=RIGHT([.A608];15)" office:value-type="string" office:string-value="000000008314686" calcext:value-type="string">
            <text:p>0000000083146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1024480000000000305466899790000000158600050005000000003330601</text:p>
          </table:table-cell>
          <table:table-cell table:formula="of:=RIGHT([.A609];15)" office:value-type="string" office:string-value="000000003330601" calcext:value-type="string">
            <text:p>0000000033306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1024780000000000305466899790000000021100000005000000000443100</text:p>
          </table:table-cell>
          <table:table-cell table:formula="of:=RIGHT([.A610];15)" office:value-type="string" office:string-value="000000000443100" calcext:value-type="string">
            <text:p>000000000443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1024980000000000305466899790000000026920380005000000000565328</text:p>
          </table:table-cell>
          <table:table-cell table:formula="of:=RIGHT([.A611];15)" office:value-type="string" office:string-value="000000000565328" calcext:value-type="string">
            <text:p>0000000005653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1023780000000000305466899790000000097006520005000000002037137</text:p>
          </table:table-cell>
          <table:table-cell table:formula="of:=RIGHT([.A612];15)" office:value-type="string" office:string-value="000000002037137" calcext:value-type="string">
            <text:p>0000000020371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1023880000000000305466899790000000097006520005000000002037137</text:p>
          </table:table-cell>
          <table:table-cell table:formula="of:=RIGHT([.A613];15)" office:value-type="string" office:string-value="000000002037137" calcext:value-type="string">
            <text:p>0000000020371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1024580000000000305466899790000000201967290005000000004241313</text:p>
          </table:table-cell>
          <table:table-cell table:formula="of:=RIGHT([.A614];15)" office:value-type="string" office:string-value="000000004241313" calcext:value-type="string">
            <text:p>0000000042413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1024380000000000305466899790000000309270140005000000006494673</text:p>
          </table:table-cell>
          <table:table-cell table:formula="of:=RIGHT([.A615];15)" office:value-type="string" office:string-value="000000006494673" calcext:value-type="string">
            <text:p>0000000064946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1024080000000000305466899790000000517565290005000000010868871</text:p>
          </table:table-cell>
          <table:table-cell table:formula="of:=RIGHT([.A616];15)" office:value-type="string" office:string-value="000000010868871" calcext:value-type="string">
            <text:p>0000000108688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80000000000000014139980000000000305466899790000000049586760005000000001041322</text:p>
          </table:table-cell>
          <table:table-cell table:formula="of:=RIGHT([.A617];15)" office:value-type="string" office:string-value="000000001041322" calcext:value-type="string">
            <text:p>0000000010413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450000000000000001609280000000000307072119420000000044854380005000000000941942</text:p>
          </table:table-cell>
          <table:table-cell table:formula="of:=RIGHT([.A618];15)" office:value-type="string" office:string-value="000000000941942" calcext:value-type="string">
            <text:p>0000000009419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220000000000000000645980000000000335000570390000000015207520005000000000319358</text:p>
          </table:table-cell>
          <table:table-cell table:formula="of:=RIGHT([.A619];15)" office:value-type="string" office:string-value="000000000319358" calcext:value-type="string">
            <text:p>0000000003193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539180000000000305000084540000000001942140005000000000040785</text:p>
          </table:table-cell>
          <table:table-cell table:formula="of:=RIGHT([.A620];15)" office:value-type="string" office:string-value="000000000040785" calcext:value-type="string">
            <text:p>0000000000407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501680000000000305000084540000000003470290005000000000072876</text:p>
          </table:table-cell>
          <table:table-cell table:formula="of:=RIGHT([.A621];15)" office:value-type="string" office:string-value="000000000072876" calcext:value-type="string">
            <text:p>0000000000728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25280000000000305000084540000000000019520005000000000000410</text:p>
          </table:table-cell>
          <table:table-cell table:formula="of:=RIGHT([.A622];15)" office:value-type="string" office:string-value="000000000000410" calcext:value-type="string">
            <text:p>0000000000004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68180000000000305000084540000000000120900005000000000002539</text:p>
          </table:table-cell>
          <table:table-cell table:formula="of:=RIGHT([.A623];15)" office:value-type="string" office:string-value="000000000002539" calcext:value-type="string">
            <text:p>0000000000025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605780000000000305000084540000000000125760005000000000002641</text:p>
          </table:table-cell>
          <table:table-cell table:formula="of:=RIGHT([.A624];15)" office:value-type="string" office:string-value="000000000002641" calcext:value-type="string">
            <text:p>0000000000026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568780000000000305000084540000000000746860005000000000015684</text:p>
          </table:table-cell>
          <table:table-cell table:formula="of:=RIGHT([.A625];15)" office:value-type="string" office:string-value="000000000015684" calcext:value-type="string">
            <text:p>0000000000156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595580000000000305000084540000000000166760005000000000003502</text:p>
          </table:table-cell>
          <table:table-cell table:formula="of:=RIGHT([.A626];15)" office:value-type="string" office:string-value="000000000003502" calcext:value-type="string">
            <text:p>0000000000035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70000000000000000097380000000000305045493280000001272744480005000000026727634</text:p>
          </table:table-cell>
          <table:table-cell table:formula="of:=RIGHT([.A627];15)" office:value-type="string" office:string-value="000000026727634" calcext:value-type="string">
            <text:p>0000000267276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200000000000000099054480000000000335000570390000000001006000005000000000021126</text:p>
          </table:table-cell>
          <table:table-cell table:formula="of:=RIGHT([.A628];15)" office:value-type="string" office:string-value="000000000021126" calcext:value-type="string">
            <text:p>0000000000211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591280000000000305000084540000000001814860005000000000038112</text:p>
          </table:table-cell>
          <table:table-cell table:formula="of:=RIGHT([.A629];15)" office:value-type="string" office:string-value="000000000038112" calcext:value-type="string">
            <text:p>0000000000381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621280000000000305000084540000000001262620005000000000026515</text:p>
          </table:table-cell>
          <table:table-cell table:formula="of:=RIGHT([.A630];15)" office:value-type="string" office:string-value="000000000026515" calcext:value-type="string">
            <text:p>0000000000265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0508580000000000273104055290000000003057860005000000000064215</text:p>
          </table:table-cell>
          <table:table-cell table:formula="of:=RIGHT([.A631];15)" office:value-type="string" office:string-value="000000000064215" calcext:value-type="string">
            <text:p>0000000000642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10000000000000001841080000000000307143721530000000001283430005000000000026952</text:p>
          </table:table-cell>
          <table:table-cell table:formula="of:=RIGHT([.A632];15)" office:value-type="string" office:string-value="000000000026952" calcext:value-type="string">
            <text:p>0000000000269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33860000000000000002900180000000000306787744950000000002391050005000000000050212</text:p>
          </table:table-cell>
          <table:table-cell table:formula="of:=RIGHT([.A633];15)" office:value-type="string" office:string-value="000000000050212" calcext:value-type="string">
            <text:p>0000000000502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280000000000000005482780000000000306856942860000000001990430005000000000041799</text:p>
          </table:table-cell>
          <table:table-cell table:formula="of:=RIGHT([.A634];15)" office:value-type="string" office:string-value="000000000041799" calcext:value-type="string">
            <text:p>0000000000417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460000000000000008440180000000000305318781710000000001619860005000000000034017</text:p>
          </table:table-cell>
          <table:table-cell table:formula="of:=RIGHT([.A635];15)" office:value-type="string" office:string-value="000000000034017" calcext:value-type="string">
            <text:p>0000000000340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40000000000000000649280000000000307077111550000000005206620005000000000109339</text:p>
          </table:table-cell>
          <table:table-cell table:formula="of:=RIGHT([.A636];15)" office:value-type="string" office:string-value="000000000109339" calcext:value-type="string">
            <text:p>0000000001093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878805880000000000305000109120000000000100000005000000000002100</text:p>
          </table:table-cell>
          <table:table-cell table:formula="of:=RIGHT([.A637];15)" office:value-type="string" office:string-value="000000000002100" calcext:value-type="string">
            <text:p>000000000002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878805880000000000305000109120000000005744190004000000000060314</text:p>
          </table:table-cell>
          <table:table-cell table:formula="of:=RIGHT([.A638];15)" office:value-type="string" office:string-value="000000000060314" calcext:value-type="string">
            <text:p>0000000000603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320000000000000000011980000000000305000109120000000063720380004000000000669064</text:p>
          </table:table-cell>
          <table:table-cell table:formula="of:=RIGHT([.A639];15)" office:value-type="string" office:string-value="000000000669064" calcext:value-type="string">
            <text:p>0000000006690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330000000000001192121580000000000305000109120000000051583140004000000000541623</text:p>
          </table:table-cell>
          <table:table-cell table:formula="of:=RIGHT([.A640];15)" office:value-type="string" office:string-value="000000000541623" calcext:value-type="string">
            <text:p>0000000005416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90000000000000003134380000000000202420047100000000000769620005000000000016162</text:p>
          </table:table-cell>
          <table:table-cell table:formula="of:=RIGHT([.A641];15)" office:value-type="string" office:string-value="000000000016162" calcext:value-type="string">
            <text:p>0000000000161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697080000000000305000084540000000000022520005000000000000473</text:p>
          </table:table-cell>
          <table:table-cell table:formula="of:=RIGHT([.A642];15)" office:value-type="string" office:string-value="000000000000473" calcext:value-type="string">
            <text:p>0000000000004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653280000000000305000084540000000000321950005000000000006761</text:p>
          </table:table-cell>
          <table:table-cell table:formula="of:=RIGHT([.A643];15)" office:value-type="string" office:string-value="000000000006761" calcext:value-type="string">
            <text:p>0000000000067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691180000000000305000084540000000000294900005000000000006193</text:p>
          </table:table-cell>
          <table:table-cell table:formula="of:=RIGHT([.A644];15)" office:value-type="string" office:string-value="000000000006193" calcext:value-type="string">
            <text:p>0000000000061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680780000000000305000084540000000000136810005000000000002873</text:p>
          </table:table-cell>
          <table:table-cell table:formula="of:=RIGHT([.A645];15)" office:value-type="string" office:string-value="000000000002873" calcext:value-type="string">
            <text:p>0000000000028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1181380000000000307122213010000000026362000004000000000276801</text:p>
          </table:table-cell>
          <table:table-cell table:formula="of:=RIGHT([.A646];15)" office:value-type="string" office:string-value="000000000276801" calcext:value-type="string">
            <text:p>0000000002768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20000000000000001696680000000000307123469880000000003181810005000000000066818</text:p>
          </table:table-cell>
          <table:table-cell table:formula="of:=RIGHT([.A647];15)" office:value-type="string" office:string-value="000000000066818" calcext:value-type="string">
            <text:p>0000000000668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40000000000000001226980000000000307140143460000000008570100005000000000179972</text:p>
          </table:table-cell>
          <table:table-cell table:formula="of:=RIGHT([.A648];15)" office:value-type="string" office:string-value="000000000179972" calcext:value-type="string">
            <text:p>0000000001799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90000000000000037534980000000000305466899790000000180225000005000000003784725</text:p>
          </table:table-cell>
          <table:table-cell table:formula="of:=RIGHT([.A649];15)" office:value-type="string" office:string-value="000000003784725" calcext:value-type="string">
            <text:p>0000000037847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90000000000000037535080000000000305466899790000000294120000005000000006176520</text:p>
          </table:table-cell>
          <table:table-cell table:formula="of:=RIGHT([.A650];15)" office:value-type="string" office:string-value="000000006176520" calcext:value-type="string">
            <text:p>0000000061765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90000000000000037535180000000000305466899790000000233300000005000000004899300</text:p>
          </table:table-cell>
          <table:table-cell table:formula="of:=RIGHT([.A651];15)" office:value-type="string" office:string-value="000000004899300" calcext:value-type="string">
            <text:p>0000000048993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70000000000000255036080000000000305466899790000001734343000005000000036421203</text:p>
          </table:table-cell>
          <table:table-cell table:formula="of:=RIGHT([.A652];15)" office:value-type="string" office:string-value="000000036421203" calcext:value-type="string">
            <text:p>0000000364212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40000000000000003445980000000000307074475040000000001960000005000000000041160</text:p>
          </table:table-cell>
          <table:table-cell table:formula="of:=RIGHT([.A653];15)" office:value-type="string" office:string-value="000000000041160" calcext:value-type="string">
            <text:p>0000000000411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30000000000000002044780000000000307097371190000000005785140005000000000121488</text:p>
          </table:table-cell>
          <table:table-cell table:formula="of:=RIGHT([.A654];15)" office:value-type="string" office:string-value="000000000121488" calcext:value-type="string">
            <text:p>0000000001214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73280000000000305000084540000000000039710005000000000000834</text:p>
          </table:table-cell>
          <table:table-cell table:formula="of:=RIGHT([.A655];15)" office:value-type="string" office:string-value="000000000000834" calcext:value-type="string">
            <text:p>0000000000008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705680000000000305000084540000000001154950005000000000024254</text:p>
          </table:table-cell>
          <table:table-cell table:formula="of:=RIGHT([.A656];15)" office:value-type="string" office:string-value="000000000024254" calcext:value-type="string">
            <text:p>0000000000242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676280000000000305000084540000000002465760005000000000051781</text:p>
          </table:table-cell>
          <table:table-cell table:formula="of:=RIGHT([.A657];15)" office:value-type="string" office:string-value="000000000051781" calcext:value-type="string">
            <text:p>0000000000517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28122080000000000306262193530000000000143670005000000000003017</text:p>
          </table:table-cell>
          <table:table-cell table:formula="of:=RIGHT([.A658];15)" office:value-type="string" office:string-value="000000000003017" calcext:value-type="string">
            <text:p>0000000000030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10000000000000001006280000000000306918008020000000000413240005000000000008678</text:p>
          </table:table-cell>
          <table:table-cell table:formula="of:=RIGHT([.A659];15)" office:value-type="string" office:string-value="000000000008678" calcext:value-type="string">
            <text:p>0000000000086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00000000000000003800680000000000200817224640000000000669430005000000000014058</text:p>
          </table:table-cell>
          <table:table-cell table:formula="of:=RIGHT([.A660];15)" office:value-type="string" office:string-value="000000000014058" calcext:value-type="string">
            <text:p>0000000000140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460000000000000000125780000000000306746613350000000000818190005000000000017182</text:p>
          </table:table-cell>
          <table:table-cell table:formula="of:=RIGHT([.A661];15)" office:value-type="string" office:string-value="000000000017182" calcext:value-type="string">
            <text:p>0000000000171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099880000000000307141849690000000000412430005000000000008661</text:p>
          </table:table-cell>
          <table:table-cell table:formula="of:=RIGHT([.A662];15)" office:value-type="string" office:string-value="000000000008661" calcext:value-type="string">
            <text:p>0000000000086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785080000000000305000084540000000000003050005000000000000064</text:p>
          </table:table-cell>
          <table:table-cell table:formula="of:=RIGHT([.A663];15)" office:value-type="string" office:string-value="000000000000064" calcext:value-type="string">
            <text:p>0000000000000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746680000000000305000084540000000000061900005000000000001300</text:p>
          </table:table-cell>
          <table:table-cell table:formula="of:=RIGHT([.A664];15)" office:value-type="string" office:string-value="000000000001300" calcext:value-type="string">
            <text:p>0000000000013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779580000000000305000084540000000000081190005000000000001705</text:p>
          </table:table-cell>
          <table:table-cell table:formula="of:=RIGHT([.A665];15)" office:value-type="string" office:string-value="000000000001705" calcext:value-type="string">
            <text:p>0000000000017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744180000000000305000084540000000000303480005000000000006373</text:p>
          </table:table-cell>
          <table:table-cell table:formula="of:=RIGHT([.A666];15)" office:value-type="string" office:string-value="000000000006373" calcext:value-type="string">
            <text:p>0000000000063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770880000000000305000084540000000000095860005000000000002013</text:p>
          </table:table-cell>
          <table:table-cell table:formula="of:=RIGHT([.A667];15)" office:value-type="string" office:string-value="000000000002013" calcext:value-type="string">
            <text:p>0000000000020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30000000000000003639380000000000306414281040000000002132240005000000000044777</text:p>
          </table:table-cell>
          <table:table-cell table:formula="of:=RIGHT([.A668];15)" office:value-type="string" office:string-value="000000000044777" calcext:value-type="string">
            <text:p>0000000000447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4767680000000000306511290830000000238856000005000000005015976</text:p>
          </table:table-cell>
          <table:table-cell table:formula="of:=RIGHT([.A669];15)" office:value-type="string" office:string-value="000000005015976" calcext:value-type="string">
            <text:p>0000000050159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1181580000000000307122213010000000001157050005000000000024298</text:p>
          </table:table-cell>
          <table:table-cell table:formula="of:=RIGHT([.A670];15)" office:value-type="string" office:string-value="000000000024298" calcext:value-type="string">
            <text:p>0000000000242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20000000000000000017380000000000307156105030000000007000000005000000000147000</text:p>
          </table:table-cell>
          <table:table-cell table:formula="of:=RIGHT([.A671];15)" office:value-type="string" office:string-value="000000000147000" calcext:value-type="string">
            <text:p>000000000147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20000000000000000220980000000000307157529360000000022880000005000000000480480</text:p>
          </table:table-cell>
          <table:table-cell table:formula="of:=RIGHT([.A672];15)" office:value-type="string" office:string-value="000000000480480" calcext:value-type="string">
            <text:p>0000000004804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20000000000000000221080000000000307157529360000000022880000005000000000480480</text:p>
          </table:table-cell>
          <table:table-cell table:formula="of:=RIGHT([.A673];15)" office:value-type="string" office:string-value="000000000480480" calcext:value-type="string">
            <text:p>0000000004804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29122080000000000306262193530000000000184050005000000000003865</text:p>
          </table:table-cell>
          <table:table-cell table:formula="of:=RIGHT([.A674];15)" office:value-type="string" office:string-value="000000000003865" calcext:value-type="string">
            <text:p>0000000000038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870580000000000305466899790000000043543810005000000000914420</text:p>
          </table:table-cell>
          <table:table-cell table:formula="of:=RIGHT([.A675];15)" office:value-type="string" office:string-value="000000000914420" calcext:value-type="string">
            <text:p>0000000009144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870880000000000305466899790000000028846190004000000000302885</text:p>
          </table:table-cell>
          <table:table-cell table:formula="of:=RIGHT([.A676];15)" office:value-type="string" office:string-value="000000000302885" calcext:value-type="string">
            <text:p>0000000003028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3025500000000000000013823680000000000305466899790000000805741140005000000016920564</text:p>
          </table:table-cell>
          <table:table-cell table:formula="of:=RIGHT([.A677];15)" office:value-type="string" office:string-value="000000016920564" calcext:value-type="string">
            <text:p>0000000169205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70000000000000255091080000000000305466899790000001647250860005000000034592268</text:p>
          </table:table-cell>
          <table:table-cell table:formula="of:=RIGHT([.A678];15)" office:value-type="string" office:string-value="000000034592268" calcext:value-type="string">
            <text:p>0000000345922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70000000000000255095580000000000305466899790000001734256330005000000036419383</text:p>
          </table:table-cell>
          <table:table-cell table:formula="of:=RIGHT([.A679];15)" office:value-type="string" office:string-value="000000036419383" calcext:value-type="string">
            <text:p>0000000364193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4767680000000000307080162990000000238856000005000000005015976</text:p>
          </table:table-cell>
          <table:table-cell table:formula="of:=RIGHT([.A680];15)" office:value-type="string" office:string-value="000000005015976" calcext:value-type="string">
            <text:p>0000000050159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60000000000000000937280000000000306288215060000000068500000005000000001438500</text:p>
          </table:table-cell>
          <table:table-cell table:formula="of:=RIGHT([.A681];15)" office:value-type="string" office:string-value="000000001438500" calcext:value-type="string">
            <text:p>000000001438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30000000000000001745380000000000307098939000000000009675000005000000000203175</text:p>
          </table:table-cell>
          <table:table-cell table:formula="of:=RIGHT([.A682];15)" office:value-type="string" office:string-value="000000000203175" calcext:value-type="string">
            <text:p>0000000002031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35680000000000305000084540000000000092290005000000000001938</text:p>
          </table:table-cell>
          <table:table-cell table:formula="of:=RIGHT([.A683];15)" office:value-type="string" office:string-value="000000000001938" calcext:value-type="string">
            <text:p>0000000000019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80380000000000305000084540000000000159900005000000000003358</text:p>
          </table:table-cell>
          <table:table-cell table:formula="of:=RIGHT([.A684];15)" office:value-type="string" office:string-value="000000000003358" calcext:value-type="string">
            <text:p>0000000000033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766980000000000305000084540000000000002570005000000000000054</text:p>
          </table:table-cell>
          <table:table-cell table:formula="of:=RIGHT([.A685];15)" office:value-type="string" office:string-value="000000000000054" calcext:value-type="string">
            <text:p>0000000000000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792280000000000305000084540000000000715860005000000000015033</text:p>
          </table:table-cell>
          <table:table-cell table:formula="of:=RIGHT([.A686];15)" office:value-type="string" office:string-value="000000000015033" calcext:value-type="string">
            <text:p>0000000000150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766280000000000305000084540000000002174620005000000000045667</text:p>
          </table:table-cell>
          <table:table-cell table:formula="of:=RIGHT([.A687];15)" office:value-type="string" office:string-value="000000000045667" calcext:value-type="string">
            <text:p>0000000000456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1101180000000000305466899790000000117226240005000000002461751</text:p>
          </table:table-cell>
          <table:table-cell table:formula="of:=RIGHT([.A688];15)" office:value-type="string" office:string-value="000000002461751" calcext:value-type="string">
            <text:p>0000000024617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1101480000000000305466899790000000223795520005000000004699706</text:p>
          </table:table-cell>
          <table:table-cell table:formula="of:=RIGHT([.A689];15)" office:value-type="string" office:string-value="000000004699706" calcext:value-type="string">
            <text:p>0000000046997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1101080000000000305466899790000000120232050005000000002524873</text:p>
          </table:table-cell>
          <table:table-cell table:formula="of:=RIGHT([.A690];15)" office:value-type="string" office:string-value="000000002524873" calcext:value-type="string">
            <text:p>0000000025248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1100980000000000305466899790000000122486380005000000002572214</text:p>
          </table:table-cell>
          <table:table-cell table:formula="of:=RIGHT([.A691];15)" office:value-type="string" office:string-value="000000002572214" calcext:value-type="string">
            <text:p>0000000025722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1101380000000000305466899790000000054650900005000000001147669</text:p>
          </table:table-cell>
          <table:table-cell table:formula="of:=RIGHT([.A692];15)" office:value-type="string" office:string-value="000000001147669" calcext:value-type="string">
            <text:p>0000000011476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41101280000000000305466899790000000100216140005000000002104539</text:p>
          </table:table-cell>
          <table:table-cell table:formula="of:=RIGHT([.A693];15)" office:value-type="string" office:string-value="000000002104539" calcext:value-type="string">
            <text:p>0000000021045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220000000000000000677280000000000335000570390000000001006000005000000000021126</text:p>
          </table:table-cell>
          <table:table-cell table:formula="of:=RIGHT([.A694];15)" office:value-type="string" office:string-value="000000000021126" calcext:value-type="string">
            <text:p>0000000000211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220000000000000000678280000000000335000570390000000001006000005000000000021126</text:p>
          </table:table-cell>
          <table:table-cell table:formula="of:=RIGHT([.A695];15)" office:value-type="string" office:string-value="000000000021126" calcext:value-type="string">
            <text:p>0000000000211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300000000000000010843580000000000307070022940000000010881620004000000000114257</text:p>
          </table:table-cell>
          <table:table-cell table:formula="of:=RIGHT([.A696];15)" office:value-type="string" office:string-value="000000000114257" calcext:value-type="string">
            <text:p>0000000001142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70000000000000000001080000000000200809964120000000008748430005000000000183717</text:p>
          </table:table-cell>
          <table:table-cell table:formula="of:=RIGHT([.A697];15)" office:value-type="string" office:string-value="000000000183717" calcext:value-type="string">
            <text:p>0000000001837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00000000000000002750280000000000200809964120000000017975290005000000000377481</text:p>
          </table:table-cell>
          <table:table-cell table:formula="of:=RIGHT([.A698];15)" office:value-type="string" office:string-value="000000000377481" calcext:value-type="string">
            <text:p>0000000003774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20000000000000003971580000000000200809964120000000002149190005000000000045133</text:p>
          </table:table-cell>
          <table:table-cell table:formula="of:=RIGHT([.A699];15)" office:value-type="string" office:string-value="000000000045133" calcext:value-type="string">
            <text:p>0000000000451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20000000000000003971580000000000200809964120000000000361520004000000000003796</text:p>
          </table:table-cell>
          <table:table-cell table:formula="of:=RIGHT([.A700];15)" office:value-type="string" office:string-value="000000000003796" calcext:value-type="string">
            <text:p>0000000000037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2560000000000000000003480000000000305166259680000000001183480005000000000024853</text:p>
          </table:table-cell>
          <table:table-cell table:formula="of:=RIGHT([.A701];15)" office:value-type="string" office:string-value="000000000024853" calcext:value-type="string">
            <text:p>0000000000248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40000000000000000040680000000000202351917770000000004700000005000000000098700</text:p>
          </table:table-cell>
          <table:table-cell table:formula="of:=RIGHT([.A702];15)" office:value-type="string" office:string-value="000000000098700" calcext:value-type="string">
            <text:p>0000000000987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40000000000000000040580000000000202351917770000000033000000005000000000693000</text:p>
          </table:table-cell>
          <table:table-cell table:formula="of:=RIGHT([.A703];15)" office:value-type="string" office:string-value="000000000693000" calcext:value-type="string">
            <text:p>000000000693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30000000000000006361180000000000030707757770000000004208100005000000000088370</text:p>
          </table:table-cell>
          <table:table-cell table:formula="of:=RIGHT([.A704];15)" office:value-type="string" office:string-value="000000000088370" calcext:value-type="string">
            <text:p>0000000000883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865980000000000305000084540000000000071050005000000000001492</text:p>
          </table:table-cell>
          <table:table-cell table:formula="of:=RIGHT([.A705];15)" office:value-type="string" office:string-value="000000000001492" calcext:value-type="string">
            <text:p>0000000000014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860680000000000305000084540000000000065000005000000000001365</text:p>
          </table:table-cell>
          <table:table-cell table:formula="of:=RIGHT([.A706];15)" office:value-type="string" office:string-value="000000000001365" calcext:value-type="string">
            <text:p>0000000000013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858480000000000305000084540000000000350670005000000000007364</text:p>
          </table:table-cell>
          <table:table-cell table:formula="of:=RIGHT([.A707];15)" office:value-type="string" office:string-value="000000000007364" calcext:value-type="string">
            <text:p>0000000000073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820680000000000305000084540000000001361520005000000000028592</text:p>
          </table:table-cell>
          <table:table-cell table:formula="of:=RIGHT([.A708];15)" office:value-type="string" office:string-value="000000000028592" calcext:value-type="string">
            <text:p>0000000000285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843480000000000305000084540000000000003760005000000000000079</text:p>
          </table:table-cell>
          <table:table-cell table:formula="of:=RIGHT([.A709];15)" office:value-type="string" office:string-value="000000000000079" calcext:value-type="string">
            <text:p>0000000000000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858880000000000305000084540000000000005430005000000000000114</text:p>
          </table:table-cell>
          <table:table-cell table:formula="of:=RIGHT([.A710];15)" office:value-type="string" office:string-value="000000000000114" calcext:value-type="string">
            <text:p>0000000000001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847180000000000305000084540000000000324000005000000000006804</text:p>
          </table:table-cell>
          <table:table-cell table:formula="of:=RIGHT([.A711];15)" office:value-type="string" office:string-value="000000000006804" calcext:value-type="string">
            <text:p>0000000000068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30000000000000000136280000000000307103986030000000007992000005000000000167832</text:p>
          </table:table-cell>
          <table:table-cell table:formula="of:=RIGHT([.A712];15)" office:value-type="string" office:string-value="000000000167832" calcext:value-type="string">
            <text:p>0000000001678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20000000000000000156880000000000271704119730000000052000000005000000001092000</text:p>
          </table:table-cell>
          <table:table-cell table:formula="of:=RIGHT([.A713];15)" office:value-type="string" office:string-value="000000001092000" calcext:value-type="string">
            <text:p>00000000109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41480000000000305000084540000000000013000005000000000000273</text:p>
          </table:table-cell>
          <table:table-cell table:formula="of:=RIGHT([.A714];15)" office:value-type="string" office:string-value="000000000000273" calcext:value-type="string">
            <text:p>0000000000002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86380000000000305000084540000000000239860005000000000005037</text:p>
          </table:table-cell>
          <table:table-cell table:formula="of:=RIGHT([.A715];15)" office:value-type="string" office:string-value="000000000005037" calcext:value-type="string">
            <text:p>0000000000050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842480000000000305000084540000000004891620005000000000102724</text:p>
          </table:table-cell>
          <table:table-cell table:formula="of:=RIGHT([.A716];15)" office:value-type="string" office:string-value="000000000102724" calcext:value-type="string">
            <text:p>0000000001027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876680000000000305000084540000000003108100005000000000065270</text:p>
          </table:table-cell>
          <table:table-cell table:formula="of:=RIGHT([.A717];15)" office:value-type="string" office:string-value="000000000065270" calcext:value-type="string">
            <text:p>0000000000652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20000000000000000202080000000000305000017350000000003300000005000000000069300</text:p>
          </table:table-cell>
          <table:table-cell table:formula="of:=RIGHT([.A718];15)" office:value-type="string" office:string-value="000000000069300" calcext:value-type="string">
            <text:p>0000000000693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20000000000000000202080000000000305000017350000000000782290004000000000008214</text:p>
          </table:table-cell>
          <table:table-cell table:formula="of:=RIGHT([.A719];15)" office:value-type="string" office:string-value="000000000008214" calcext:value-type="string">
            <text:p>0000000000082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20000000000000000202080000000000305000100840000000005390000005000000000113190</text:p>
          </table:table-cell>
          <table:table-cell table:formula="of:=RIGHT([.A720];15)" office:value-type="string" office:string-value="000000000113190" calcext:value-type="string">
            <text:p>000000000113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20000000000000000202080000000000305000100840000000000149710004000000000001572</text:p>
          </table:table-cell>
          <table:table-cell table:formula="of:=RIGHT([.A721];15)" office:value-type="string" office:string-value="000000000001572" calcext:value-type="string">
            <text:p>0000000000015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30000000000000000001180000000000201749498680000000125000000005000000002625000</text:p>
          </table:table-cell>
          <table:table-cell table:formula="of:=RIGHT([.A722];15)" office:value-type="string" office:string-value="000000002625000" calcext:value-type="string">
            <text:p>00000000262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909280000000000305000084540000000000074710005000000000001569</text:p>
          </table:table-cell>
          <table:table-cell table:formula="of:=RIGHT([.A723];15)" office:value-type="string" office:string-value="000000000001569" calcext:value-type="string">
            <text:p>0000000000015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936180000000000305000084540000000000137290005000000000002883</text:p>
          </table:table-cell>
          <table:table-cell table:formula="of:=RIGHT([.A724];15)" office:value-type="string" office:string-value="000000000002883" calcext:value-type="string">
            <text:p>0000000000028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907280000000000305000084540000000000363050005000000000007624</text:p>
          </table:table-cell>
          <table:table-cell table:formula="of:=RIGHT([.A725];15)" office:value-type="string" office:string-value="000000000007624" calcext:value-type="string">
            <text:p>0000000000076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1720000000000000003717180000000000305466899790000000059374950005000000001246874</text:p>
          </table:table-cell>
          <table:table-cell table:formula="of:=RIGHT([.A726];15)" office:value-type="string" office:string-value="000000001246874" calcext:value-type="string">
            <text:p>0000000012468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999580000000000305466899790000000000072190004000000000000758</text:p>
          </table:table-cell>
          <table:table-cell table:formula="of:=RIGHT([.A727];15)" office:value-type="string" office:string-value="000000000000758" calcext:value-type="string">
            <text:p>0000000000007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899780000000000305466899790000000000212000005000000000004452</text:p>
          </table:table-cell>
          <table:table-cell table:formula="of:=RIGHT([.A728];15)" office:value-type="string" office:string-value="000000000004452" calcext:value-type="string">
            <text:p>0000000000044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899880000000000305466899790000000000418380005000000000008786</text:p>
          </table:table-cell>
          <table:table-cell table:formula="of:=RIGHT([.A729];15)" office:value-type="string" office:string-value="000000000008786" calcext:value-type="string">
            <text:p>0000000000087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899280000000000305466899790000000001699430005000000000035688</text:p>
          </table:table-cell>
          <table:table-cell table:formula="of:=RIGHT([.A730];15)" office:value-type="string" office:string-value="000000000035688" calcext:value-type="string">
            <text:p>0000000000356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898980000000000305466899790000000002846620005000000000059779</text:p>
          </table:table-cell>
          <table:table-cell table:formula="of:=RIGHT([.A731];15)" office:value-type="string" office:string-value="000000000059779" calcext:value-type="string">
            <text:p>0000000000597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899080000000000305466899790000000003073430005000000000064542</text:p>
          </table:table-cell>
          <table:table-cell table:formula="of:=RIGHT([.A732];15)" office:value-type="string" office:string-value="000000000064542" calcext:value-type="string">
            <text:p>0000000000645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899380000000000305466899790000000004542760004000000000047699</text:p>
          </table:table-cell>
          <table:table-cell table:formula="of:=RIGHT([.A733];15)" office:value-type="string" office:string-value="000000000047699" calcext:value-type="string">
            <text:p>0000000000476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899480000000000305466899790000000005282670004000000000055468</text:p>
          </table:table-cell>
          <table:table-cell table:formula="of:=RIGHT([.A734];15)" office:value-type="string" office:string-value="000000000055468" calcext:value-type="string">
            <text:p>0000000000554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899180000000000305466899790000000033356290004000000000350241</text:p>
          </table:table-cell>
          <table:table-cell table:formula="of:=RIGHT([.A735];15)" office:value-type="string" office:string-value="000000000350241" calcext:value-type="string">
            <text:p>0000000003502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20000000000000000202080000000000305000084540000000001915000005000000000040215</text:p>
          </table:table-cell>
          <table:table-cell table:formula="of:=RIGHT([.A736];15)" office:value-type="string" office:string-value="000000000040215" calcext:value-type="string">
            <text:p>0000000000402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80000000000000000202080000000000305000109120000000001943000005000000000040803</text:p>
          </table:table-cell>
          <table:table-cell table:formula="of:=RIGHT([.A737];15)" office:value-type="string" office:string-value="000000000040803" calcext:value-type="string">
            <text:p>0000000000408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20000000000000000202080000000000305000109120000000001773000005000000000037233</text:p>
          </table:table-cell>
          <table:table-cell table:formula="of:=RIGHT([.A738];15)" office:value-type="string" office:string-value="000000000037233" calcext:value-type="string">
            <text:p>0000000000372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45580000000000305000084540000000000062900005000000000001321</text:p>
          </table:table-cell>
          <table:table-cell table:formula="of:=RIGHT([.A739];15)" office:value-type="string" office:string-value="000000000001321" calcext:value-type="string">
            <text:p>0000000000013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590380000000000305000084540000000000093900005000000000001972</text:p>
          </table:table-cell>
          <table:table-cell table:formula="of:=RIGHT([.A740];15)" office:value-type="string" office:string-value="000000000001972" calcext:value-type="string">
            <text:p>0000000000019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7748580000000000305000084540000000000639380005000000000013427</text:p>
          </table:table-cell>
          <table:table-cell table:formula="of:=RIGHT([.A741];15)" office:value-type="string" office:string-value="000000000013427" calcext:value-type="string">
            <text:p>0000000000134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7748580000000000305000084540000000001774860004000000000018636</text:p>
          </table:table-cell>
          <table:table-cell table:formula="of:=RIGHT([.A742];15)" office:value-type="string" office:string-value="000000000018636" calcext:value-type="string">
            <text:p>0000000000186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929580000000000305000084540000000000225000005000000000004725</text:p>
          </table:table-cell>
          <table:table-cell table:formula="of:=RIGHT([.A743];15)" office:value-type="string" office:string-value="000000000004725" calcext:value-type="string">
            <text:p>0000000000047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9365680000000000305000084540000000001074100005000000000022556</text:p>
          </table:table-cell>
          <table:table-cell table:formula="of:=RIGHT([.A744];15)" office:value-type="string" office:string-value="000000000022556" calcext:value-type="string">
            <text:p>0000000000225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925980000000000305000084540000000001372670005000000000028826</text:p>
          </table:table-cell>
          <table:table-cell table:formula="of:=RIGHT([.A745];15)" office:value-type="string" office:string-value="000000000028826" calcext:value-type="string">
            <text:p>0000000000288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0948080000000000305000084540000000000993190005000000000020857</text:p>
          </table:table-cell>
          <table:table-cell table:formula="of:=RIGHT([.A746];15)" office:value-type="string" office:string-value="000000000020857" calcext:value-type="string">
            <text:p>000000000020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9365780000000000305000084540000000002290710005000000000048105</text:p>
          </table:table-cell>
          <table:table-cell table:formula="of:=RIGHT([.A747];15)" office:value-type="string" office:string-value="000000000048105" calcext:value-type="string">
            <text:p>0000000000481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7748480000000000305000084540000000005617950005000000000117977</text:p>
          </table:table-cell>
          <table:table-cell table:formula="of:=RIGHT([.A748];15)" office:value-type="string" office:string-value="000000000117977" calcext:value-type="string">
            <text:p>0000000001179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7748480000000000305000084540000000001138570004000000000011955</text:p>
          </table:table-cell>
          <table:table-cell table:formula="of:=RIGHT([.A749];15)" office:value-type="string" office:string-value="000000000011955" calcext:value-type="string">
            <text:p>0000000000119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60000000000000971632180000000000306201774970000000001080000005000000000022680</text:p>
          </table:table-cell>
          <table:table-cell table:formula="of:=RIGHT([.A750];15)" office:value-type="string" office:string-value="000000000022680" calcext:value-type="string">
            <text:p>0000000000226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60000000000000971640380000000000306201774970000000004620000005000000000097020</text:p>
          </table:table-cell>
          <table:table-cell table:formula="of:=RIGHT([.A751];15)" office:value-type="string" office:string-value="000000000097020" calcext:value-type="string">
            <text:p>0000000000970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2680000000000305466899790000000070859620005000000001488052</text:p>
          </table:table-cell>
          <table:table-cell table:formula="of:=RIGHT([.A752];15)" office:value-type="string" office:string-value="000000001488052" calcext:value-type="string">
            <text:p>0000000014880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2780000000000305466899790000000919616100004000000009655969</text:p>
          </table:table-cell>
          <table:table-cell table:formula="of:=RIGHT([.A753];15)" office:value-type="string" office:string-value="000000009655969" calcext:value-type="string">
            <text:p>0000000096559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2880000000000305466899790000001030442000004000000010819641</text:p>
          </table:table-cell>
          <table:table-cell table:formula="of:=RIGHT([.A754];15)" office:value-type="string" office:string-value="000000010819641" calcext:value-type="string">
            <text:p>0000000108196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2980000000000305466899790000001139153140004000000011961108</text:p>
          </table:table-cell>
          <table:table-cell table:formula="of:=RIGHT([.A755];15)" office:value-type="string" office:string-value="000000011961108" calcext:value-type="string">
            <text:p>0000000119611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3080000000000305466899790000000202949710004000000002130972</text:p>
          </table:table-cell>
          <table:table-cell table:formula="of:=RIGHT([.A756];15)" office:value-type="string" office:string-value="000000002130972" calcext:value-type="string">
            <text:p>0000000021309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3180000000000305466899790000000550057520004000000005775604</text:p>
          </table:table-cell>
          <table:table-cell table:formula="of:=RIGHT([.A757];15)" office:value-type="string" office:string-value="000000005775604" calcext:value-type="string">
            <text:p>0000000057756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3280000000000305466899790000000244592190004000000002568218</text:p>
          </table:table-cell>
          <table:table-cell table:formula="of:=RIGHT([.A758];15)" office:value-type="string" office:string-value="000000002568218" calcext:value-type="string">
            <text:p>0000000025682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3380000000000305466899790000000003341050004000000000035081</text:p>
          </table:table-cell>
          <table:table-cell table:formula="of:=RIGHT([.A759];15)" office:value-type="string" office:string-value="000000000035081" calcext:value-type="string">
            <text:p>0000000000350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3480000000000305466899790000000151754760004000000001593425</text:p>
          </table:table-cell>
          <table:table-cell table:formula="of:=RIGHT([.A760];15)" office:value-type="string" office:string-value="000000001593425" calcext:value-type="string">
            <text:p>0000000015934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3580000000000305466899790000000134996330005000000002834923</text:p>
          </table:table-cell>
          <table:table-cell table:formula="of:=RIGHT([.A761];15)" office:value-type="string" office:string-value="000000002834923" calcext:value-type="string">
            <text:p>0000000028349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3680000000000305466899790000000014277050005000000000299818</text:p>
          </table:table-cell>
          <table:table-cell table:formula="of:=RIGHT([.A762];15)" office:value-type="string" office:string-value="000000000299818" calcext:value-type="string">
            <text:p>0000000002998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3780000000000305466899790000000052707710005000000001106862</text:p>
          </table:table-cell>
          <table:table-cell table:formula="of:=RIGHT([.A763];15)" office:value-type="string" office:string-value="000000001106862" calcext:value-type="string">
            <text:p>0000000011068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3880000000000305466899790000000014277050005000000000299818</text:p>
          </table:table-cell>
          <table:table-cell table:formula="of:=RIGHT([.A764];15)" office:value-type="string" office:string-value="000000000299818" calcext:value-type="string">
            <text:p>0000000002998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3980000000000305466899790000000041478190005000000000871042</text:p>
          </table:table-cell>
          <table:table-cell table:formula="of:=RIGHT([.A765];15)" office:value-type="string" office:string-value="000000000871042" calcext:value-type="string">
            <text:p>0000000008710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4080000000000305466899790000000480836860004000000005048787</text:p>
          </table:table-cell>
          <table:table-cell table:formula="of:=RIGHT([.A766];15)" office:value-type="string" office:string-value="000000005048787" calcext:value-type="string">
            <text:p>0000000050487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4180000000000305466899790000002012185050004000000021127943</text:p>
          </table:table-cell>
          <table:table-cell table:formula="of:=RIGHT([.A767];15)" office:value-type="string" office:string-value="000000021127943" calcext:value-type="string">
            <text:p>0000000211279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4280000000000305466899790000000051192950005000000001075052</text:p>
          </table:table-cell>
          <table:table-cell table:formula="of:=RIGHT([.A768];15)" office:value-type="string" office:string-value="000000001075052" calcext:value-type="string">
            <text:p>0000000010750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4380000000000305466899790000000040305520005000000000846416</text:p>
          </table:table-cell>
          <table:table-cell table:formula="of:=RIGHT([.A769];15)" office:value-type="string" office:string-value="000000000846416" calcext:value-type="string">
            <text:p>0000000008464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4480000000000305466899790000000006363050005000000000133624</text:p>
          </table:table-cell>
          <table:table-cell table:formula="of:=RIGHT([.A770];15)" office:value-type="string" office:string-value="000000000133624" calcext:value-type="string">
            <text:p>0000000001336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4580000000000305466899790000000146350240005000000003073355</text:p>
          </table:table-cell>
          <table:table-cell table:formula="of:=RIGHT([.A771];15)" office:value-type="string" office:string-value="000000003073355" calcext:value-type="string">
            <text:p>0000000030733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4680000000000305466899790000000165439380005000000003474227</text:p>
          </table:table-cell>
          <table:table-cell table:formula="of:=RIGHT([.A772];15)" office:value-type="string" office:string-value="000000003474227" calcext:value-type="string">
            <text:p>0000000034742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4780000000000305466899790000000019302900005000000000405361</text:p>
          </table:table-cell>
          <table:table-cell table:formula="of:=RIGHT([.A773];15)" office:value-type="string" office:string-value="000000000405361" calcext:value-type="string">
            <text:p>0000000004053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4880000000000305466899790000000030094240005000000000631979</text:p>
          </table:table-cell>
          <table:table-cell table:formula="of:=RIGHT([.A774];15)" office:value-type="string" office:string-value="000000000631979" calcext:value-type="string">
            <text:p>0000000006319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4980000000000305466899790000000257244000004000000002701062</text:p>
          </table:table-cell>
          <table:table-cell table:formula="of:=RIGHT([.A775];15)" office:value-type="string" office:string-value="000000002701062" calcext:value-type="string">
            <text:p>0000000027010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5080000000000305466899790000000384183050004000000004033922</text:p>
          </table:table-cell>
          <table:table-cell table:formula="of:=RIGHT([.A776];15)" office:value-type="string" office:string-value="000000004033922" calcext:value-type="string">
            <text:p>0000000040339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5180000000000305466899790000000588667520004000000006181009</text:p>
          </table:table-cell>
          <table:table-cell table:formula="of:=RIGHT([.A777];15)" office:value-type="string" office:string-value="000000006181009" calcext:value-type="string">
            <text:p>0000000061810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5280000000000305466899790000000113490810005000000002383307</text:p>
          </table:table-cell>
          <table:table-cell table:formula="of:=RIGHT([.A778];15)" office:value-type="string" office:string-value="000000002383307" calcext:value-type="string">
            <text:p>0000000023833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5380000000000305466899790000000115412670005000000002423666</text:p>
          </table:table-cell>
          <table:table-cell table:formula="of:=RIGHT([.A779];15)" office:value-type="string" office:string-value="000000002423666" calcext:value-type="string">
            <text:p>0000000024236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5480000000000305466899790000000013618900005000000000285997</text:p>
          </table:table-cell>
          <table:table-cell table:formula="of:=RIGHT([.A780];15)" office:value-type="string" office:string-value="000000000285997" calcext:value-type="string">
            <text:p>0000000002859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5580000000000305466899790000000186985570005000000003926697</text:p>
          </table:table-cell>
          <table:table-cell table:formula="of:=RIGHT([.A781];15)" office:value-type="string" office:string-value="000000003926697" calcext:value-type="string">
            <text:p>0000000039266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5680000000000305466899790000000082368140005000000001729731</text:p>
          </table:table-cell>
          <table:table-cell table:formula="of:=RIGHT([.A782];15)" office:value-type="string" office:string-value="000000001729731" calcext:value-type="string">
            <text:p>0000000017297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5780000000000305466899790000000082538860005000000001733316</text:p>
          </table:table-cell>
          <table:table-cell table:formula="of:=RIGHT([.A783];15)" office:value-type="string" office:string-value="000000001733316" calcext:value-type="string">
            <text:p>0000000017333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5880000000000305466899790000000019450810005000000000408467</text:p>
          </table:table-cell>
          <table:table-cell table:formula="of:=RIGHT([.A784];15)" office:value-type="string" office:string-value="000000000408467" calcext:value-type="string">
            <text:p>0000000004084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5980000000000305466899790000000050573810005000000001062050</text:p>
          </table:table-cell>
          <table:table-cell table:formula="of:=RIGHT([.A785];15)" office:value-type="string" office:string-value="000000001062050" calcext:value-type="string">
            <text:p>0000000010620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6080000000000305466899790000000347217140005000000007291560</text:p>
          </table:table-cell>
          <table:table-cell table:formula="of:=RIGHT([.A786];15)" office:value-type="string" office:string-value="000000007291560" calcext:value-type="string">
            <text:p>0000000072915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6180000000000305466899790000000040712760005000000000854968</text:p>
          </table:table-cell>
          <table:table-cell table:formula="of:=RIGHT([.A787];15)" office:value-type="string" office:string-value="000000000854968" calcext:value-type="string">
            <text:p>0000000008549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6280000000000305466899790000000259545860005000000005450463</text:p>
          </table:table-cell>
          <table:table-cell table:formula="of:=RIGHT([.A788];15)" office:value-type="string" office:string-value="000000005450463" calcext:value-type="string">
            <text:p>0000000054504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6380000000000305466899790000000040712760005000000000854968</text:p>
          </table:table-cell>
          <table:table-cell table:formula="of:=RIGHT([.A789];15)" office:value-type="string" office:string-value="000000000854968" calcext:value-type="string">
            <text:p>0000000008549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6480000000000305466899790000000040712760005000000000854968</text:p>
          </table:table-cell>
          <table:table-cell table:formula="of:=RIGHT([.A790];15)" office:value-type="string" office:string-value="000000000854968" calcext:value-type="string">
            <text:p>0000000008549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6580000000000305466899790000000040712760005000000000854968</text:p>
          </table:table-cell>
          <table:table-cell table:formula="of:=RIGHT([.A791];15)" office:value-type="string" office:string-value="000000000854968" calcext:value-type="string">
            <text:p>0000000008549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6680000000000305466899790000000286302330005000000006012349</text:p>
          </table:table-cell>
          <table:table-cell table:formula="of:=RIGHT([.A792];15)" office:value-type="string" office:string-value="000000006012349" calcext:value-type="string">
            <text:p>0000000060123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6780000000000305466899790000000009786190005000000000205510</text:p>
          </table:table-cell>
          <table:table-cell table:formula="of:=RIGHT([.A793];15)" office:value-type="string" office:string-value="000000000205510" calcext:value-type="string">
            <text:p>0000000002055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6880000000000305466899790000000004568290005000000000095934</text:p>
          </table:table-cell>
          <table:table-cell table:formula="of:=RIGHT([.A794];15)" office:value-type="string" office:string-value="000000000095934" calcext:value-type="string">
            <text:p>0000000000959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6980000000000305466899790000001192219050004000000012518300</text:p>
          </table:table-cell>
          <table:table-cell table:formula="of:=RIGHT([.A795];15)" office:value-type="string" office:string-value="000000012518300" calcext:value-type="string">
            <text:p>0000000125183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000150000000000000000027080000000000305466899790000000104875000005000000002202375</text:p>
          </table:table-cell>
          <table:table-cell table:formula="of:=RIGHT([.A796];15)" office:value-type="string" office:string-value="000000002202375" calcext:value-type="string">
            <text:p>000000002202375</text:p>
          </table:table-cell>
          <table:table-cell table:number-columns-repeated="1022"/>
        </table:table-row>
        <table:table-row table:style-name="ro1" table:number-rows-repeated="10477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F_Compras" table:style-name="ta2">
        <office:forms form:automatic-focus="false" form:apply-design-mode="false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9" table:default-cell-style-name="ce26"/>
        <table:table-column table:style-name="co13" table:default-cell-style-name="ce26"/>
        <table:table-column table:style-name="co12" table:default-cell-style-name="ce26"/>
        <table:table-column table:style-name="co14" table:default-cell-style-name="ce26"/>
        <table:table-column table:style-name="co15" table:default-cell-style-name="ce29"/>
        <table:table-column table:style-name="co9" table:default-cell-style-name="ce29"/>
        <table:table-column table:style-name="co16" table:default-cell-style-name="ce29"/>
        <table:table-column table:style-name="co9" table:default-cell-style-name="ce29"/>
        <table:table-column table:style-name="co17" table:default-cell-style-name="ce29"/>
        <table:table-column table:style-name="co18" table:number-columns-repeated="2" table:default-cell-style-name="ce29"/>
        <table:table-column table:style-name="co19" table:default-cell-style-name="ce29"/>
        <table:table-column table:style-name="co20" table:default-cell-style-name="ce26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19" table:default-cell-style-name="ce26"/>
        <table:table-column table:style-name="co1" table:default-cell-style-name="ce26"/>
        <table:table-column table:style-name="co24" table:default-cell-style-name="ce26"/>
        <table:table-column table:style-name="co25" table:number-columns-repeated="2" table:default-cell-style-name="ce26"/>
        <table:table-column table:style-name="co26" table:default-cell-style-name="ce26"/>
        <table:table-column table:style-name="co27" table:default-cell-style-name="ce26"/>
        <table:table-column table:style-name="co5" table:number-columns-repeated="997" table:default-cell-style-name="ce26"/>
        <table:table-row table:style-name="ro1">
          <table:table-cell table:style-name="ce64" office:value-type="string" calcext:value-type="string">
            <text:p>Fecha</text:p>
          </table:table-cell>
          <table:table-cell table:style-name="ce64" office:value-type="string" calcext:value-type="string">
            <text:p>TC</text:p>
          </table:table-cell>
          <table:table-cell table:style-name="ce64" office:value-type="string" calcext:value-type="string">
            <text:p>PV</text:p>
          </table:table-cell>
          <table:table-cell table:style-name="ce64" office:value-type="string" calcext:value-type="string">
            <text:p>Numero</text:p>
          </table:table-cell>
          <table:table-cell table:style-name="ce64" office:value-type="string" calcext:value-type="string">
            <text:p>DI</text:p>
          </table:table-cell>
          <table:table-cell table:style-name="ce64" office:value-type="string" calcext:value-type="string">
            <text:p>Doc</text:p>
          </table:table-cell>
          <table:table-cell table:style-name="ce64" office:value-type="string" calcext:value-type="string">
            <text:p>CUIT</text:p>
          </table:table-cell>
          <table:table-cell table:style-name="ce64" office:value-type="string" calcext:value-type="string">
            <text:p>Nombre</text:p>
          </table:table-cell>
          <table:table-cell table:style-name="ce68" office:value-type="string" calcext:value-type="string">
            <text:p>Total</text:p>
          </table:table-cell>
          <table:table-cell table:style-name="ce68" office:value-type="string" calcext:value-type="string">
            <text:p>NoGrab</text:p>
          </table:table-cell>
          <table:table-cell table:style-name="ce68" office:value-type="string" calcext:value-type="string">
            <text:p>Exento</text:p>
          </table:table-cell>
          <table:table-cell table:style-name="ce68" office:value-type="string" calcext:value-type="string">
            <text:p>IVA</text:p>
          </table:table-cell>
          <table:table-cell table:style-name="ce68" office:value-type="string" calcext:value-type="string">
            <text:p>ImpNac</text:p>
          </table:table-cell>
          <table:table-cell table:style-name="ce68" office:value-type="string" calcext:value-type="string">
            <text:p>P IIBB</text:p>
          </table:table-cell>
          <table:table-cell table:style-name="ce68" office:value-type="string" calcext:value-type="string">
            <text:p>ImpMun</text:p>
          </table:table-cell>
          <table:table-cell table:style-name="ce68" office:value-type="string" calcext:value-type="string">
            <text:p>II</text:p>
          </table:table-cell>
          <table:table-cell table:style-name="ce64" office:value-type="string" calcext:value-type="string">
            <text:p>Mon</text:p>
          </table:table-cell>
          <table:table-cell table:style-name="ce64" office:value-type="string" calcext:value-type="string">
            <text:p>Cambio</text:p>
          </table:table-cell>
          <table:table-cell table:style-name="ce64" office:value-type="string" calcext:value-type="string">
            <text:p>Ali</text:p>
          </table:table-cell>
          <table:table-cell table:style-name="ce64" office:value-type="string" calcext:value-type="string">
            <text:p>Ope</text:p>
          </table:table-cell>
          <table:table-cell table:style-name="ce64" office:value-type="string" calcext:value-type="string">
            <text:p>Cfiscal</text:p>
          </table:table-cell>
          <table:table-cell table:style-name="ce64" office:value-type="string" calcext:value-type="string">
            <text:p>Otro</text:p>
          </table:table-cell>
          <table:table-cell table:style-name="ce64" office:value-type="string" calcext:value-type="string">
            <text:p>Cemi</text:p>
          </table:table-cell>
          <table:table-cell table:style-name="ce64" office:value-type="string" calcext:value-type="string">
            <text:p>Emisor</text:p>
          </table:table-cell>
          <table:table-cell table:style-name="ce64" office:value-type="string" calcext:value-type="string">
            <text:p>IVAC</text:p>
          </table:table-cell>
          <table:table-cell table:style-name="ce30"/>
          <table:table-cell table:style-name="ce43" office:value-type="string" calcext:value-type="string">
            <text:p>Compras</text:p>
          </table:table-cell>
          <table:table-cell table:style-name="ce30" table:number-columns-repeated="995"/>
          <table:table-cell table:number-columns-repeated="2"/>
        </table:table-row>
        <table:table-row table:style-name="ro1">
          <table:table-cell table:style-name="ce25" table:formula="of:=MID([$Compras.$A2];[$Tablas.$E$3];[$Tablas.$G$3])" office:value-type="string" office:string-value="20201201" calcext:value-type="string">
            <text:p>20201201</text:p>
          </table:table-cell>
          <table:table-cell table:style-name="ce25" table:formula="of:=MID([$Compras.$A2];[$Tablas.$E$4];[$Tablas.$G$4])" office:value-type="string" office:string-value="001" calcext:value-type="string">
            <text:p>001</text:p>
          </table:table-cell>
          <table:table-cell table:style-name="ce25" table:formula="of:=MID([$Compras.$A2];[$Tablas.$E$5];[$Tablas.$G$5])" office:value-type="string" office:string-value="00012" calcext:value-type="string">
            <text:p>00012</text:p>
          </table:table-cell>
          <table:table-cell table:style-name="ce25" table:formula="of:=MID([$Compras.$A2];[$Tablas.$E$6];[$Tablas.$G$6])" office:value-type="string" office:string-value="00000000000000230409" calcext:value-type="string">
            <text:p>00000000000000230409</text:p>
          </table:table-cell>
          <table:table-cell table:style-name="ce25" table:formula="of:=MID([$Compras.$A2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2];[$Tablas.$E$8];[$Tablas.$G$8])" office:value-type="string" office:string-value="80" calcext:value-type="string">
            <text:p>80</text:p>
          </table:table-cell>
          <table:table-cell table:style-name="ce25" table:formula="of:=MID([$Compras.$A2];[$Tablas.$E$9];[$Tablas.$G$9])" office:value-type="string" office:string-value="00000000030542851836" calcext:value-type="string">
            <text:p>00000000030542851836</text:p>
          </table:table-cell>
          <table:table-cell table:style-name="ce25" table:formula="of:=MID([$Compras.$A2];[$Tablas.$E$10];[$Tablas.$G$10])" office:value-type="string" office:string-value="ABC S.A                       " calcext:value-type="string">
            <text:p>ABC S.A <text:s text:c="22"/></text:p>
          </table:table-cell>
          <table:table-cell table:style-name="ce28" table:formula="of:==IF([$Compras.$A2]&lt;&gt;&quot;&quot;;VALUE(MID([$Compras.$A2];[$Tablas.$E$11];[$Tablas.$G$11]))/100;0)*IF(OR(VALUE([.B2])=3;VALUE([.B2])=8;VALUE([.B2])=13);-1;1)" office:value-type="float" office:value="6508.5" calcext:value-type="float">
            <text:p>6.508,50</text:p>
          </table:table-cell>
          <table:table-cell table:style-name="ce28" table:formula="of:=IF([$Compras.$A2]&lt;&gt;&quot;&quot;;VALUE(MID([$Compras.$A2];[$Tablas.$E$12];[$Tablas.$G$12]))/100;0)*IF(OR(VALUE([.B2])=3;VALUE([.B2])=8;VALUE([.B2])=13);-1;1)" office:value-type="float" office:value="0" calcext:value-type="float">
            <text:p>0,00</text:p>
          </table:table-cell>
          <table:table-cell table:style-name="ce28" table:formula="of:=IF([$Compras.$A2]&lt;&gt;&quot;&quot;;VALUE(MID([$Compras.$A2];[$Tablas.$E$13];[$Tablas.$G$13]))/100;0)*IF(OR(VALUE([.B2])=3;VALUE([.B2])=8;VALUE([.B2])=13);-1;1)" office:value-type="float" office:value="0" calcext:value-type="float">
            <text:p>0,00</text:p>
          </table:table-cell>
          <table:table-cell table:style-name="ce28" table:formula="of:=IF([$Compras.$A2]&lt;&gt;&quot;&quot;;VALUE(MID([$Compras.$A2];[$Tablas.$E$14];[$Tablas.$G$14]))/100;0)*IF(OR(VALUE([.B2])=3;VALUE([.B2])=8;VALUE([.B2])=13);-1;1)" office:value-type="float" office:value="0" calcext:value-type="float">
            <text:p>0,00</text:p>
          </table:table-cell>
          <table:table-cell table:style-name="ce28" table:formula="of:=IF([$Compras.$A2]&lt;&gt;&quot;&quot;;VALUE(MID([$Compras.$A2];[$Tablas.$E$15];[$Tablas.$G$15]))/100;0)*IF(OR(VALUE([.B2])=3;VALUE([.B2])=8;VALUE([.B2])=13);-1;1)" office:value-type="float" office:value="0" calcext:value-type="float">
            <text:p>0,00</text:p>
          </table:table-cell>
          <table:table-cell table:style-name="ce28" table:formula="of:=IF([$Compras.$A2]&lt;&gt;&quot;&quot;;VALUE(MID([$Compras.$A2];[$Tablas.$E$16];[$Tablas.$G$16]))/100;0)*IF(OR(VALUE([.B2])=3;VALUE([.B2])=8;VALUE([.B2])=13);-1;1)" office:value-type="float" office:value="0" calcext:value-type="float">
            <text:p>0,00</text:p>
          </table:table-cell>
          <table:table-cell table:style-name="ce28" table:formula="of:=IF([$Compras.$A2]&lt;&gt;&quot;&quot;;VALUE(MID([$Compras.$A2];[$Tablas.$E$17];[$Tablas.$G$17]))/100;0)*IF(OR(VALUE([.B2])=3;VALUE([.B2])=8;VALUE([.B2])=13);-1;1)" office:value-type="float" office:value="157.46" calcext:value-type="float">
            <text:p>157,46</text:p>
          </table:table-cell>
          <table:table-cell table:style-name="ce28" table:formula="of:=IF([$Compras.$A2]&lt;&gt;&quot;&quot;;VALUE(MID([$Compras.$A2];[$Tablas.$E$18];[$Tablas.$G$18]))/100;0)*IF(OR(VALUE([.B2])=3;VALUE([.B2])=8;VALUE([.B2])=13);-1;1)" office:value-type="float" office:value="0" calcext:value-type="float">
            <text:p>0,00</text:p>
          </table:table-cell>
          <table:table-cell table:style-name="ce25" table:formula="of:=MID([$Compras.$A2];[$Tablas.$E$19];[$Tablas.$G$19])" office:value-type="string" office:string-value="PES" calcext:value-type="string">
            <text:p>PES</text:p>
          </table:table-cell>
          <table:table-cell table:style-name="ce25" table:formula="of:=MID([$Compras.$A2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2];[$Tablas.$E$21];[$Tablas.$G$21])" office:value-type="string" office:string-value="1" calcext:value-type="string">
            <text:p>1</text:p>
          </table:table-cell>
          <table:table-cell table:style-name="ce25" table:formula="of:=MID([$Compras.$A2];[$Tablas.$E$22];[$Tablas.$G$22])" office:value-type="string" office:string-value="0" calcext:value-type="string">
            <text:p>0</text:p>
          </table:table-cell>
          <table:table-cell table:style-name="ce28" table:formula="of:==IF([$Compras.$A2]&lt;&gt;&quot;&quot;;VALUE(MID([$Compras.$A2];[$Tablas.$E$23];[$Tablas.$G$23]))/100;0)*IF(OR(VALUE([.B2])=3;VALUE([.B2])=8;VALUE([.B2])=13);-1;1)" office:value-type="float" office:value="1102.25" calcext:value-type="float">
            <text:p>1.102,25</text:p>
          </table:table-cell>
          <table:table-cell table:style-name="ce28" table:formula="of:==IF([$Compras.$A2]&lt;&gt;&quot;&quot;;VALUE(MID([$Compras.$A2];[$Tablas.$E$24];[$Tablas.$G$24]))/100;0)*IF(OR(VALUE([.B2])=3;VALUE([.B2])=8;VALUE([.B2])=13);-1;1)" office:value-type="float" office:value="0" calcext:value-type="float">
            <text:p>0,00</text:p>
          </table:table-cell>
          <table:table-cell table:style-name="ce25" table:formula="of:=MID([$Compras.$A2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2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2];[$Tablas.$E$27];[$Tablas.$G$27])" office:value-type="string" office:string-value="000000000000000" calcext:value-type="string">
            <text:p>000000000000000</text:p>
          </table:table-cell>
          <table:table-cell/>
          <table:table-cell table:style-name="ce44" table:formula="of:=IF(VALUE([.I2])=0;&quot;&quot;;CONCATENATE([.A2];[.B2];[.C2];[.D2];[.E2];[.F2];[.G2];[.H2];[.I2];[.J2];REPT(&quot;0&quot;;15);[.N2];REPT(&quot;0&quot;;15);[.M2];REPT(&quot;0&quot;;15);REPT(&quot;0&quot;;15);[.Q2];[.R2];[.S2];[.T2];[.U2];[.V2];[.W2];[.X2];[.Y2]))" office:value-type="string" office:string-value="202012010010001200000000000000230409                8000000000030542851836ABC S.A                       6508,5000000000000000000000000000000000000000000000000000000000000000PES0001000000101102,25000000000000                              000000000000000" calcext:value-type="string">
            <text:p>202012010010001200000000000000230409 <text:s text:c="15"/>8000000000030542851836ABC S.A <text:s text:c="22"/>6508,5000000000000000000000000000000000000000000000000000000000000000PES0001000000101102,25000000000000 <text:s text:c="29"/>000000000000000</text:p>
          </table:table-cell>
          <table:table-cell table:number-columns-repeated="997"/>
        </table:table-row>
        <table:table-row table:style-name="ro1" table:number-rows-repeated="35">
          <table:table-cell table:style-name="ce25" table:number-columns-repeated="8"/>
          <table:table-cell table:style-name="ce28" table:number-columns-repeated="8"/>
          <table:table-cell table:style-name="ce25" table:number-columns-repeated="4"/>
          <table:table-cell table:style-name="ce28" table:number-columns-repeated="2"/>
          <table:table-cell table:style-name="ce25" table:number-columns-repeated="3"/>
          <table:table-cell table:number-columns-repeated="999"/>
        </table:table-row>
        <table:table-row table:style-name="ro1">
          <table:table-cell table:style-name="ce32" table:number-columns-repeated="8"/>
          <table:table-cell table:style-name="ce38" table:number-columns-repeated="8"/>
          <table:table-cell table:style-name="ce32" table:number-columns-repeated="4"/>
          <table:table-cell table:style-name="ce38" table:number-columns-repeated="2"/>
          <table:table-cell table:style-name="ce32" table:number-columns-repeated="3"/>
          <table:table-cell table:style-name="ce42" table:number-columns-repeated="999"/>
        </table:table-row>
        <table:table-row table:style-name="ro1" table:number-rows-repeated="18073">
          <table:table-cell table:style-name="ce25" table:number-columns-repeated="8"/>
          <table:table-cell table:style-name="ce28" table:number-columns-repeated="8"/>
          <table:table-cell table:style-name="ce25" table:number-columns-repeated="4"/>
          <table:table-cell table:style-name="ce28" table:number-columns-repeated="2"/>
          <table:table-cell table:style-name="ce25" table:number-columns-repeated="3"/>
          <table:table-cell table:number-columns-repeated="999"/>
        </table:table-row>
        <table:table-row table:style-name="ro1" table:number-rows-repeated="1030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F_Compras-Ali" table:style-name="ta2">
        <office:forms form:automatic-focus="false" form:apply-design-mode="false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2" table:default-cell-style-name="ce26"/>
        <table:table-column table:style-name="co15" table:default-cell-style-name="ce29"/>
        <table:table-column table:style-name="co28" table:default-cell-style-name="ce26"/>
        <table:table-column table:style-name="co19" table:default-cell-style-name="ce29"/>
        <table:table-column table:style-name="co29" table:default-cell-style-name="ce26"/>
        <table:table-column table:style-name="co28" table:default-cell-style-name="ce26"/>
        <table:table-column table:style-name="co3" table:default-cell-style-name="ce26"/>
        <table:table-column table:style-name="co30" table:default-cell-style-name="ce26"/>
        <table:table-column table:style-name="co5" table:number-columns-repeated="1012" table:default-cell-style-name="ce26"/>
        <table:table-row table:style-name="ro1">
          <table:table-cell table:style-name="ce69" office:value-type="string" calcext:value-type="string">
            <text:p>TC</text:p>
          </table:table-cell>
          <table:table-cell table:style-name="ce69" office:value-type="string" calcext:value-type="string">
            <text:p>PV</text:p>
          </table:table-cell>
          <table:table-cell table:style-name="ce69" office:value-type="string" calcext:value-type="string">
            <text:p>Numero</text:p>
          </table:table-cell>
          <table:table-cell table:style-name="ce69" office:value-type="string" calcext:value-type="string">
            <text:p>Doc</text:p>
          </table:table-cell>
          <table:table-cell table:style-name="ce69" office:value-type="string" calcext:value-type="string">
            <text:p>CUIT</text:p>
          </table:table-cell>
          <table:table-cell table:style-name="ce75" office:value-type="string" calcext:value-type="string">
            <text:p>Grabado</text:p>
          </table:table-cell>
          <table:table-cell table:style-name="ce69" office:value-type="string" calcext:value-type="string">
            <text:p>Ali</text:p>
          </table:table-cell>
          <table:table-cell table:style-name="ce75" office:value-type="string" calcext:value-type="string">
            <text:p>Impuesto</text:p>
          </table:table-cell>
          <table:table-cell table:style-name="ce30"/>
          <table:table-cell table:style-name="ce45" office:value-type="string" calcext:value-type="string" table:number-columns-spanned="2" table:number-rows-spanned="1">
            <text:p>TOTAL</text:p>
          </table:table-cell>
          <table:covered-table-cell table:style-name="ce51"/>
          <table:table-cell table:style-name="ce57" table:formula="of:=SUM([.H$1:.H$1048576])" office:value-type="float" office:value="16077940.65" calcext:value-type="float">
            <text:p>16.077.940,65</text:p>
          </table:table-cell>
          <table:table-cell table:style-name="ce63"/>
          <table:table-cell table:style-name="ce30" table:number-columns-repeated="976"/>
          <table:table-cell table:number-columns-repeated="35"/>
        </table:table-row>
        <table:table-row table:style-name="ro1">
          <table:table-cell table:style-name="ce25" table:formula="of:=MID([$'Compras-Ali'.$A2];[$Tablas.$E$31];[$Tablas.$G$31])" office:value-type="string" office:string-value="001" calcext:value-type="string">
            <text:p>001</text:p>
          </table:table-cell>
          <table:table-cell table:style-name="ce25" table:formula="of:=MID([$'Compras-Ali'.$A2];[$Tablas.$E$32];[$Tablas.$G$32])" office:value-type="string" office:string-value="00012" calcext:value-type="string">
            <text:p>00012</text:p>
          </table:table-cell>
          <table:table-cell table:style-name="ce25" table:formula="of:=MID([$'Compras-Ali'.$A2];[$Tablas.$E$33];[$Tablas.$G$33])" office:value-type="string" office:string-value="00000000000000230409" calcext:value-type="string">
            <text:p>00000000000000230409</text:p>
          </table:table-cell>
          <table:table-cell table:style-name="ce25" table:formula="of:=MID([$'Compras-Ali'.$A2];[$Tablas.$E$34];[$Tablas.$G$34])" office:value-type="string" office:string-value="80" calcext:value-type="string">
            <text:p>80</text:p>
          </table:table-cell>
          <table:table-cell table:style-name="ce25" table:formula="of:=MID([$'Compras-Ali'.$A2];[$Tablas.$E$35];[$Tablas.$G$35])" office:value-type="string" office:string-value="00000000030542851836" calcext:value-type="string">
            <text:p>00000000030542851836</text:p>
          </table:table-cell>
          <table:table-cell table:style-name="ce28" table:formula="of:=IF([$'Compras-Ali'.$A2]&lt;&gt;&quot;&quot;;VALUE(MID([$'Compras-Ali'.$A2];[$Tablas.$E$36];[$Tablas.$G$36]))/100;0)*IF(OR(VALUE([.A2])=3;VALUE([.A2])=8;VALUE([.A2])=13);-1;1)" office:value-type="float" office:value="5248.81" calcext:value-type="float">
            <text:p>5.248,81</text:p>
          </table:table-cell>
          <table:table-cell table:style-name="ce25" table:formula="of:=MID([$'Compras-Ali'.$A2];[$Tablas.$E$37];[$Tablas.$G$37])" office:value-type="string" office:string-value="0005" calcext:value-type="string">
            <text:p>0005</text:p>
          </table:table-cell>
          <table:table-cell table:style-name="ce28" table:formula="of:=IF([$'Compras-Ali'.$A2]&lt;&gt;&quot;&quot;;VALUE(MID([$'Compras-Ali'.$A2];[$Tablas.$E$38];[$Tablas.$G$38]))/100;0)*IF(OR(VALUE([.A2])=3;VALUE([.A2])=8;VALUE([.A2])=13);-1;1)" office:value-type="float" office:value="1102.25" calcext:value-type="float">
            <text:p>1.102,25</text:p>
          </table:table-cell>
          <table:table-cell table:number-columns-repeated="1016"/>
        </table:table-row>
        <table:table-row table:style-name="ro1">
          <table:table-cell table:style-name="ce25" table:formula="of:=MID([$'Compras-Ali'.$A3];[$Tablas.$E$31];[$Tablas.$G$31])" office:value-type="string" office:string-value="003" calcext:value-type="string">
            <text:p>003</text:p>
          </table:table-cell>
          <table:table-cell table:style-name="ce25" table:formula="of:=MID([$'Compras-Ali'.$A3];[$Tablas.$E$32];[$Tablas.$G$32])" office:value-type="string" office:string-value="00012" calcext:value-type="string">
            <text:p>00012</text:p>
          </table:table-cell>
          <table:table-cell table:style-name="ce25" table:formula="of:=MID([$'Compras-Ali'.$A3];[$Tablas.$E$33];[$Tablas.$G$33])" office:value-type="string" office:string-value="00000000000000149441" calcext:value-type="string">
            <text:p>00000000000000149441</text:p>
          </table:table-cell>
          <table:table-cell table:style-name="ce25" table:formula="of:=MID([$'Compras-Ali'.$A3];[$Tablas.$E$34];[$Tablas.$G$34])" office:value-type="string" office:string-value="80" calcext:value-type="string">
            <text:p>80</text:p>
          </table:table-cell>
          <table:table-cell table:style-name="ce25" table:formula="of:=MID([$'Compras-Ali'.$A3];[$Tablas.$E$35];[$Tablas.$G$35])" office:value-type="string" office:string-value="00000000030542851836" calcext:value-type="string">
            <text:p>00000000030542851836</text:p>
          </table:table-cell>
          <table:table-cell table:style-name="ce28" table:formula="of:=IF([$'Compras-Ali'.$A3]&lt;&gt;&quot;&quot;;VALUE(MID([$'Compras-Ali'.$A3];[$Tablas.$E$36];[$Tablas.$G$36]))/100;0)*IF(OR(VALUE([.A3])=3;VALUE([.A3])=8;VALUE([.A3])=13);-1;1)" office:value-type="float" office:value="-4703.19" calcext:value-type="float">
            <text:p>-4.703,19</text:p>
          </table:table-cell>
          <table:table-cell table:style-name="ce25" table:formula="of:=MID([$'Compras-Ali'.$A3];[$Tablas.$E$37];[$Tablas.$G$37])" office:value-type="string" office:string-value="0005" calcext:value-type="string">
            <text:p>0005</text:p>
          </table:table-cell>
          <table:table-cell table:style-name="ce28" table:formula="of:=IF([$'Compras-Ali'.$A3]&lt;&gt;&quot;&quot;;VALUE(MID([$'Compras-Ali'.$A3];[$Tablas.$E$38];[$Tablas.$G$38]))/100;0)*IF(OR(VALUE([.A3])=3;VALUE([.A3])=8;VALUE([.A3])=13);-1;1)" office:value-type="float" office:value="-987.67" calcext:value-type="float">
            <text:p>-987,67</text:p>
          </table:table-cell>
          <table:table-cell/>
          <table:table-cell table:style-name="ce46" office:value-type="string" calcext:value-type="string">
            <text:p>Cod</text:p>
          </table:table-cell>
          <table:table-cell table:style-name="ce52" office:value-type="string" calcext:value-type="string">
            <text:p>IVA</text:p>
          </table:table-cell>
          <table:table-cell table:style-name="ce58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style-name="ce25" table:formula="of:=MID([$'Compras-Ali'.$A4];[$Tablas.$E$31];[$Tablas.$G$31])" office:value-type="string" office:string-value="001" calcext:value-type="string">
            <text:p>001</text:p>
          </table:table-cell>
          <table:table-cell table:style-name="ce25" table:formula="of:=MID([$'Compras-Ali'.$A4];[$Tablas.$E$32];[$Tablas.$G$32])" office:value-type="string" office:string-value="02172" calcext:value-type="string">
            <text:p>02172</text:p>
          </table:table-cell>
          <table:table-cell table:style-name="ce25" table:formula="of:=MID([$'Compras-Ali'.$A4];[$Tablas.$E$33];[$Tablas.$G$33])" office:value-type="string" office:string-value="00000000000000010350" calcext:value-type="string">
            <text:p>00000000000000010350</text:p>
          </table:table-cell>
          <table:table-cell table:style-name="ce25" table:formula="of:=MID([$'Compras-Ali'.$A4];[$Tablas.$E$34];[$Tablas.$G$34])" office:value-type="string" office:string-value="80" calcext:value-type="string">
            <text:p>80</text:p>
          </table:table-cell>
          <table:table-cell table:style-name="ce25" table:formula="of:=MID([$'Compras-Ali'.$A4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4]&lt;&gt;&quot;&quot;;VALUE(MID([$'Compras-Ali'.$A4];[$Tablas.$E$36];[$Tablas.$G$36]))/100;0)*IF(OR(VALUE([.A4])=3;VALUE([.A4])=8;VALUE([.A4])=13);-1;1)" office:value-type="float" office:value="16.86" calcext:value-type="float">
            <text:p>16,86</text:p>
          </table:table-cell>
          <table:table-cell table:style-name="ce25" table:formula="of:=MID([$'Compras-Ali'.$A4];[$Tablas.$E$37];[$Tablas.$G$37])" office:value-type="string" office:string-value="0005" calcext:value-type="string">
            <text:p>0005</text:p>
          </table:table-cell>
          <table:table-cell table:style-name="ce28" table:formula="of:=IF([$'Compras-Ali'.$A4]&lt;&gt;&quot;&quot;;VALUE(MID([$'Compras-Ali'.$A4];[$Tablas.$E$38];[$Tablas.$G$38]))/100;0)*IF(OR(VALUE([.A4])=3;VALUE([.A4])=8;VALUE([.A4])=13);-1;1)" office:value-type="float" office:value="3.54" calcext:value-type="float">
            <text:p>3,54</text:p>
          </table:table-cell>
          <table:table-cell/>
          <table:table-cell table:style-name="ce47" office:value-type="string" calcext:value-type="string">
            <text:p>0004</text:p>
          </table:table-cell>
          <table:table-cell table:style-name="ce53" office:value-type="string" calcext:value-type="string">
            <text:p>10,5%</text:p>
          </table:table-cell>
          <table:table-cell table:style-name="ce59" table:formula="of:=SUMIF([.$G$1:.$G$1048576];[.J4];[.H$1:.H$1048576])" office:value-type="float" office:value="1787859.95" calcext:value-type="float">
            <text:p>1.787.859,95</text:p>
          </table:table-cell>
          <table:table-cell table:number-columns-repeated="1012"/>
        </table:table-row>
        <table:table-row table:style-name="ro1">
          <table:table-cell table:style-name="ce25" table:formula="of:=MID([$'Compras-Ali'.$A5];[$Tablas.$E$31];[$Tablas.$G$31])" office:value-type="string" office:string-value="001" calcext:value-type="string">
            <text:p>001</text:p>
          </table:table-cell>
          <table:table-cell table:style-name="ce25" table:formula="of:=MID([$'Compras-Ali'.$A5];[$Tablas.$E$32];[$Tablas.$G$32])" office:value-type="string" office:string-value="00011" calcext:value-type="string">
            <text:p>00011</text:p>
          </table:table-cell>
          <table:table-cell table:style-name="ce25" table:formula="of:=MID([$'Compras-Ali'.$A5];[$Tablas.$E$33];[$Tablas.$G$33])" office:value-type="string" office:string-value="00000000000000464655" calcext:value-type="string">
            <text:p>00000000000000464655</text:p>
          </table:table-cell>
          <table:table-cell table:style-name="ce25" table:formula="of:=MID([$'Compras-Ali'.$A5];[$Tablas.$E$34];[$Tablas.$G$34])" office:value-type="string" office:string-value="80" calcext:value-type="string">
            <text:p>80</text:p>
          </table:table-cell>
          <table:table-cell table:style-name="ce25" table:formula="of:=MID([$'Compras-Ali'.$A5];[$Tablas.$E$35];[$Tablas.$G$35])" office:value-type="string" office:string-value="00000000030542851836" calcext:value-type="string">
            <text:p>00000000030542851836</text:p>
          </table:table-cell>
          <table:table-cell table:style-name="ce28" table:formula="of:=IF([$'Compras-Ali'.$A5]&lt;&gt;&quot;&quot;;VALUE(MID([$'Compras-Ali'.$A5];[$Tablas.$E$36];[$Tablas.$G$36]))/100;0)*IF(OR(VALUE([.A5])=3;VALUE([.A5])=8;VALUE([.A5])=13);-1;1)" office:value-type="float" office:value="13322.48" calcext:value-type="float">
            <text:p>13.322,48</text:p>
          </table:table-cell>
          <table:table-cell table:style-name="ce25" table:formula="of:=MID([$'Compras-Ali'.$A5];[$Tablas.$E$37];[$Tablas.$G$37])" office:value-type="string" office:string-value="0005" calcext:value-type="string">
            <text:p>0005</text:p>
          </table:table-cell>
          <table:table-cell table:style-name="ce28" table:formula="of:=IF([$'Compras-Ali'.$A5]&lt;&gt;&quot;&quot;;VALUE(MID([$'Compras-Ali'.$A5];[$Tablas.$E$38];[$Tablas.$G$38]))/100;0)*IF(OR(VALUE([.A5])=3;VALUE([.A5])=8;VALUE([.A5])=13);-1;1)" office:value-type="float" office:value="2797.72" calcext:value-type="float">
            <text:p>2.797,72</text:p>
          </table:table-cell>
          <table:table-cell/>
          <table:table-cell table:style-name="ce47" office:value-type="string" calcext:value-type="string">
            <text:p>0005</text:p>
          </table:table-cell>
          <table:table-cell table:style-name="ce53" office:value-type="string" calcext:value-type="string">
            <text:p>21%</text:p>
          </table:table-cell>
          <table:table-cell table:style-name="ce60" table:formula="of:=SUMIF([.$G$1:.$G$1048576];[.J5];[.H$1:.H$1048576])" office:value-type="float" office:value="14238591.82" calcext:value-type="float">
            <text:p>14.238.591,82</text:p>
          </table:table-cell>
          <table:table-cell table:number-columns-repeated="1012"/>
        </table:table-row>
        <table:table-row table:style-name="ro1">
          <table:table-cell table:style-name="ce25" table:formula="of:=MID([$'Compras-Ali'.$A6];[$Tablas.$E$31];[$Tablas.$G$31])" office:value-type="string" office:string-value="001" calcext:value-type="string">
            <text:p>001</text:p>
          </table:table-cell>
          <table:table-cell table:style-name="ce25" table:formula="of:=MID([$'Compras-Ali'.$A6];[$Tablas.$E$32];[$Tablas.$G$32])" office:value-type="string" office:string-value="00012" calcext:value-type="string">
            <text:p>00012</text:p>
          </table:table-cell>
          <table:table-cell table:style-name="ce25" table:formula="of:=MID([$'Compras-Ali'.$A6];[$Tablas.$E$33];[$Tablas.$G$33])" office:value-type="string" office:string-value="00000000000000231563" calcext:value-type="string">
            <text:p>00000000000000231563</text:p>
          </table:table-cell>
          <table:table-cell table:style-name="ce25" table:formula="of:=MID([$'Compras-Ali'.$A6];[$Tablas.$E$34];[$Tablas.$G$34])" office:value-type="string" office:string-value="80" calcext:value-type="string">
            <text:p>80</text:p>
          </table:table-cell>
          <table:table-cell table:style-name="ce25" table:formula="of:=MID([$'Compras-Ali'.$A6];[$Tablas.$E$35];[$Tablas.$G$35])" office:value-type="string" office:string-value="00000000030542851836" calcext:value-type="string">
            <text:p>00000000030542851836</text:p>
          </table:table-cell>
          <table:table-cell table:style-name="ce28" table:formula="of:=IF([$'Compras-Ali'.$A6]&lt;&gt;&quot;&quot;;VALUE(MID([$'Compras-Ali'.$A6];[$Tablas.$E$36];[$Tablas.$G$36]))/100;0)*IF(OR(VALUE([.A6])=3;VALUE([.A6])=8;VALUE([.A6])=13);-1;1)" office:value-type="float" office:value="56630.19" calcext:value-type="float">
            <text:p>56.630,19</text:p>
          </table:table-cell>
          <table:table-cell table:style-name="ce25" table:formula="of:=MID([$'Compras-Ali'.$A6];[$Tablas.$E$37];[$Tablas.$G$37])" office:value-type="string" office:string-value="0005" calcext:value-type="string">
            <text:p>0005</text:p>
          </table:table-cell>
          <table:table-cell table:style-name="ce28" table:formula="of:=IF([$'Compras-Ali'.$A6]&lt;&gt;&quot;&quot;;VALUE(MID([$'Compras-Ali'.$A6];[$Tablas.$E$38];[$Tablas.$G$38]))/100;0)*IF(OR(VALUE([.A6])=3;VALUE([.A6])=8;VALUE([.A6])=13);-1;1)" office:value-type="float" office:value="11892.34" calcext:value-type="float">
            <text:p>11.892,34</text:p>
          </table:table-cell>
          <table:table-cell/>
          <table:table-cell table:style-name="ce47" office:value-type="string" calcext:value-type="string">
            <text:p>0006</text:p>
          </table:table-cell>
          <table:table-cell table:style-name="ce53" office:value-type="string" calcext:value-type="string">
            <text:p>27%</text:p>
          </table:table-cell>
          <table:table-cell table:style-name="ce60" table:formula="of:=SUMIF([.$G$1:.$G$1048576];[.J6];[.H$1:.H$1048576])" office:value-type="float" office:value="51488.88" calcext:value-type="float">
            <text:p>51.488,88</text:p>
          </table:table-cell>
          <table:table-cell table:number-columns-repeated="1012"/>
        </table:table-row>
        <table:table-row table:style-name="ro1">
          <table:table-cell table:style-name="ce25" table:formula="of:=MID([$'Compras-Ali'.$A7];[$Tablas.$E$31];[$Tablas.$G$31])" office:value-type="string" office:string-value="001" calcext:value-type="string">
            <text:p>001</text:p>
          </table:table-cell>
          <table:table-cell table:style-name="ce25" table:formula="of:=MID([$'Compras-Ali'.$A7];[$Tablas.$E$32];[$Tablas.$G$32])" office:value-type="string" office:string-value="00011" calcext:value-type="string">
            <text:p>00011</text:p>
          </table:table-cell>
          <table:table-cell table:style-name="ce25" table:formula="of:=MID([$'Compras-Ali'.$A7];[$Tablas.$E$33];[$Tablas.$G$33])" office:value-type="string" office:string-value="00000000000000465192" calcext:value-type="string">
            <text:p>00000000000000465192</text:p>
          </table:table-cell>
          <table:table-cell table:style-name="ce25" table:formula="of:=MID([$'Compras-Ali'.$A7];[$Tablas.$E$34];[$Tablas.$G$34])" office:value-type="string" office:string-value="80" calcext:value-type="string">
            <text:p>80</text:p>
          </table:table-cell>
          <table:table-cell table:style-name="ce25" table:formula="of:=MID([$'Compras-Ali'.$A7];[$Tablas.$E$35];[$Tablas.$G$35])" office:value-type="string" office:string-value="00000000030542851836" calcext:value-type="string">
            <text:p>00000000030542851836</text:p>
          </table:table-cell>
          <table:table-cell table:style-name="ce28" table:formula="of:=IF([$'Compras-Ali'.$A7]&lt;&gt;&quot;&quot;;VALUE(MID([$'Compras-Ali'.$A7];[$Tablas.$E$36];[$Tablas.$G$36]))/100;0)*IF(OR(VALUE([.A7])=3;VALUE([.A7])=8;VALUE([.A7])=13);-1;1)" office:value-type="float" office:value="6209.67" calcext:value-type="float">
            <text:p>6.209,67</text:p>
          </table:table-cell>
          <table:table-cell table:style-name="ce25" table:formula="of:=MID([$'Compras-Ali'.$A7];[$Tablas.$E$37];[$Tablas.$G$37])" office:value-type="string" office:string-value="0005" calcext:value-type="string">
            <text:p>0005</text:p>
          </table:table-cell>
          <table:table-cell table:style-name="ce28" table:formula="of:=IF([$'Compras-Ali'.$A7]&lt;&gt;&quot;&quot;;VALUE(MID([$'Compras-Ali'.$A7];[$Tablas.$E$38];[$Tablas.$G$38]))/100;0)*IF(OR(VALUE([.A7])=3;VALUE([.A7])=8;VALUE([.A7])=13);-1;1)" office:value-type="float" office:value="1304.03" calcext:value-type="float">
            <text:p>1.304,03</text:p>
          </table:table-cell>
          <table:table-cell/>
          <table:table-cell table:style-name="ce47"/>
          <table:table-cell/>
          <table:table-cell table:style-name="ce60"/>
          <table:table-cell table:number-columns-repeated="1012"/>
        </table:table-row>
        <table:table-row table:style-name="ro1">
          <table:table-cell table:style-name="ce25" table:formula="of:=MID([$'Compras-Ali'.$A8];[$Tablas.$E$31];[$Tablas.$G$31])" office:value-type="string" office:string-value="003" calcext:value-type="string">
            <text:p>003</text:p>
          </table:table-cell>
          <table:table-cell table:style-name="ce25" table:formula="of:=MID([$'Compras-Ali'.$A8];[$Tablas.$E$32];[$Tablas.$G$32])" office:value-type="string" office:string-value="00012" calcext:value-type="string">
            <text:p>00012</text:p>
          </table:table-cell>
          <table:table-cell table:style-name="ce25" table:formula="of:=MID([$'Compras-Ali'.$A8];[$Tablas.$E$33];[$Tablas.$G$33])" office:value-type="string" office:string-value="00000000000000150426" calcext:value-type="string">
            <text:p>00000000000000150426</text:p>
          </table:table-cell>
          <table:table-cell table:style-name="ce25" table:formula="of:=MID([$'Compras-Ali'.$A8];[$Tablas.$E$34];[$Tablas.$G$34])" office:value-type="string" office:string-value="80" calcext:value-type="string">
            <text:p>80</text:p>
          </table:table-cell>
          <table:table-cell table:style-name="ce25" table:formula="of:=MID([$'Compras-Ali'.$A8];[$Tablas.$E$35];[$Tablas.$G$35])" office:value-type="string" office:string-value="00000000030542851836" calcext:value-type="string">
            <text:p>00000000030542851836</text:p>
          </table:table-cell>
          <table:table-cell table:style-name="ce28" table:formula="of:=IF([$'Compras-Ali'.$A8]&lt;&gt;&quot;&quot;;VALUE(MID([$'Compras-Ali'.$A8];[$Tablas.$E$36];[$Tablas.$G$36]))/100;0)*IF(OR(VALUE([.A8])=3;VALUE([.A8])=8;VALUE([.A8])=13);-1;1)" office:value-type="float" office:value="-9406.43" calcext:value-type="float">
            <text:p>-9.406,43</text:p>
          </table:table-cell>
          <table:table-cell table:style-name="ce25" table:formula="of:=MID([$'Compras-Ali'.$A8];[$Tablas.$E$37];[$Tablas.$G$37])" office:value-type="string" office:string-value="0005" calcext:value-type="string">
            <text:p>0005</text:p>
          </table:table-cell>
          <table:table-cell table:style-name="ce28" table:formula="of:=IF([$'Compras-Ali'.$A8]&lt;&gt;&quot;&quot;;VALUE(MID([$'Compras-Ali'.$A8];[$Tablas.$E$38];[$Tablas.$G$38]))/100;0)*IF(OR(VALUE([.A8])=3;VALUE([.A8])=8;VALUE([.A8])=13);-1;1)" office:value-type="float" office:value="-1975.35" calcext:value-type="float">
            <text:p>-1.975,35</text:p>
          </table:table-cell>
          <table: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 table:style-name="ce54"/>
          <table:table-cell table:style-name="ce61" table:formula="of:=SUM([.L4:.L7])" office:value-type="float" office:value="16077940.65" calcext:value-type="float">
            <text:p>16.077.940,65</text:p>
          </table:table-cell>
          <table:table-cell table:number-columns-repeated="1012"/>
        </table:table-row>
        <table:table-row table:style-name="ro1">
          <table:table-cell table:style-name="ce25" table:formula="of:=MID([$'Compras-Ali'.$A9];[$Tablas.$E$31];[$Tablas.$G$31])" office:value-type="string" office:string-value="001" calcext:value-type="string">
            <text:p>001</text:p>
          </table:table-cell>
          <table:table-cell table:style-name="ce25" table:formula="of:=MID([$'Compras-Ali'.$A9];[$Tablas.$E$32];[$Tablas.$G$32])" office:value-type="string" office:string-value="00080" calcext:value-type="string">
            <text:p>00080</text:p>
          </table:table-cell>
          <table:table-cell table:style-name="ce25" table:formula="of:=MID([$'Compras-Ali'.$A9];[$Tablas.$E$33];[$Tablas.$G$33])" office:value-type="string" office:string-value="00000000000000079970" calcext:value-type="string">
            <text:p>00000000000000079970</text:p>
          </table:table-cell>
          <table:table-cell table:style-name="ce25" table:formula="of:=MID([$'Compras-Ali'.$A9];[$Tablas.$E$34];[$Tablas.$G$34])" office:value-type="string" office:string-value="80" calcext:value-type="string">
            <text:p>80</text:p>
          </table:table-cell>
          <table:table-cell table:style-name="ce25" table:formula="of:=MID([$'Compras-Ali'.$A9];[$Tablas.$E$35];[$Tablas.$G$35])" office:value-type="string" office:string-value="00000000030643087193" calcext:value-type="string">
            <text:p>00000000030643087193</text:p>
          </table:table-cell>
          <table:table-cell table:style-name="ce28" table:formula="of:=IF([$'Compras-Ali'.$A9]&lt;&gt;&quot;&quot;;VALUE(MID([$'Compras-Ali'.$A9];[$Tablas.$E$36];[$Tablas.$G$36]))/100;0)*IF(OR(VALUE([.A9])=3;VALUE([.A9])=8;VALUE([.A9])=13);-1;1)" office:value-type="float" office:value="43442.62" calcext:value-type="float">
            <text:p>43.442,62</text:p>
          </table:table-cell>
          <table:table-cell table:style-name="ce25" table:formula="of:=MID([$'Compras-Ali'.$A9];[$Tablas.$E$37];[$Tablas.$G$37])" office:value-type="string" office:string-value="0005" calcext:value-type="string">
            <text:p>0005</text:p>
          </table:table-cell>
          <table:table-cell table:style-name="ce28" table:formula="of:=IF([$'Compras-Ali'.$A9]&lt;&gt;&quot;&quot;;VALUE(MID([$'Compras-Ali'.$A9];[$Tablas.$E$38];[$Tablas.$G$38]))/100;0)*IF(OR(VALUE([.A9])=3;VALUE([.A9])=8;VALUE([.A9])=13);-1;1)" office:value-type="float" office:value="9122.95" calcext:value-type="float">
            <text:p>9.122,95</text:p>
          </table:table-cell>
          <table:table-cell table:number-columns-repeated="1016"/>
        </table:table-row>
        <table:table-row table:style-name="ro1">
          <table:table-cell table:style-name="ce25" table:formula="of:=MID([$'Compras-Ali'.$A10];[$Tablas.$E$31];[$Tablas.$G$31])" office:value-type="string" office:string-value="001" calcext:value-type="string">
            <text:p>001</text:p>
          </table:table-cell>
          <table:table-cell table:style-name="ce25" table:formula="of:=MID([$'Compras-Ali'.$A10];[$Tablas.$E$32];[$Tablas.$G$32])" office:value-type="string" office:string-value="02018" calcext:value-type="string">
            <text:p>02018</text:p>
          </table:table-cell>
          <table:table-cell table:style-name="ce25" table:formula="of:=MID([$'Compras-Ali'.$A10];[$Tablas.$E$33];[$Tablas.$G$33])" office:value-type="string" office:string-value="00000000000000140306" calcext:value-type="string">
            <text:p>00000000000000140306</text:p>
          </table:table-cell>
          <table:table-cell table:style-name="ce25" table:formula="of:=MID([$'Compras-Ali'.$A10];[$Tablas.$E$34];[$Tablas.$G$34])" office:value-type="string" office:string-value="80" calcext:value-type="string">
            <text:p>80</text:p>
          </table:table-cell>
          <table:table-cell table:style-name="ce25" table:formula="of:=MID([$'Compras-Ali'.$A10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0]&lt;&gt;&quot;&quot;;VALUE(MID([$'Compras-Ali'.$A10];[$Tablas.$E$36];[$Tablas.$G$36]))/100;0)*IF(OR(VALUE([.A10])=3;VALUE([.A10])=8;VALUE([.A10])=13);-1;1)" office:value-type="float" office:value="106.67" calcext:value-type="float">
            <text:p>106,67</text:p>
          </table:table-cell>
          <table:table-cell table:style-name="ce25" table:formula="of:=MID([$'Compras-Ali'.$A10];[$Tablas.$E$37];[$Tablas.$G$37])" office:value-type="string" office:string-value="0005" calcext:value-type="string">
            <text:p>0005</text:p>
          </table:table-cell>
          <table:table-cell table:style-name="ce28" table:formula="of:=IF([$'Compras-Ali'.$A10]&lt;&gt;&quot;&quot;;VALUE(MID([$'Compras-Ali'.$A10];[$Tablas.$E$38];[$Tablas.$G$38]))/100;0)*IF(OR(VALUE([.A10])=3;VALUE([.A10])=8;VALUE([.A10])=13);-1;1)" office:value-type="float" office:value="22.4" calcext:value-type="float">
            <text:p>22,40</text:p>
          </table:table-cell>
          <table:table-cell/>
          <table:table-cell table:style-name="ce46" office:value-type="string" calcext:value-type="string">
            <text:p>Cod</text:p>
          </table:table-cell>
          <table:table-cell table:style-name="ce52" office:value-type="string" calcext:value-type="string">
            <text:p>Tipo</text:p>
          </table:table-cell>
          <table:table-cell table:style-name="ce58" office:value-type="string" calcext:value-type="string">
            <text:p>Importe</text:p>
          </table:table-cell>
          <table:table-cell table:number-columns-repeated="1012"/>
        </table:table-row>
        <table:table-row table:style-name="ro1">
          <table:table-cell table:style-name="ce25" table:formula="of:=MID([$'Compras-Ali'.$A11];[$Tablas.$E$31];[$Tablas.$G$31])" office:value-type="string" office:string-value="003" calcext:value-type="string">
            <text:p>003</text:p>
          </table:table-cell>
          <table:table-cell table:style-name="ce25" table:formula="of:=MID([$'Compras-Ali'.$A11];[$Tablas.$E$32];[$Tablas.$G$32])" office:value-type="string" office:string-value="02018" calcext:value-type="string">
            <text:p>02018</text:p>
          </table:table-cell>
          <table:table-cell table:style-name="ce25" table:formula="of:=MID([$'Compras-Ali'.$A11];[$Tablas.$E$33];[$Tablas.$G$33])" office:value-type="string" office:string-value="00000000000000091407" calcext:value-type="string">
            <text:p>00000000000000091407</text:p>
          </table:table-cell>
          <table:table-cell table:style-name="ce25" table:formula="of:=MID([$'Compras-Ali'.$A11];[$Tablas.$E$34];[$Tablas.$G$34])" office:value-type="string" office:string-value="80" calcext:value-type="string">
            <text:p>80</text:p>
          </table:table-cell>
          <table:table-cell table:style-name="ce25" table:formula="of:=MID([$'Compras-Ali'.$A11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1]&lt;&gt;&quot;&quot;;VALUE(MID([$'Compras-Ali'.$A11];[$Tablas.$E$36];[$Tablas.$G$36]))/100;0)*IF(OR(VALUE([.A11])=3;VALUE([.A11])=8;VALUE([.A11])=13);-1;1)" office:value-type="float" office:value="-24425.62" calcext:value-type="float">
            <text:p>-24.425,62</text:p>
          </table:table-cell>
          <table:table-cell table:style-name="ce25" table:formula="of:=MID([$'Compras-Ali'.$A11];[$Tablas.$E$37];[$Tablas.$G$37])" office:value-type="string" office:string-value="0005" calcext:value-type="string">
            <text:p>0005</text:p>
          </table:table-cell>
          <table:table-cell table:style-name="ce28" table:formula="of:=IF([$'Compras-Ali'.$A11]&lt;&gt;&quot;&quot;;VALUE(MID([$'Compras-Ali'.$A11];[$Tablas.$E$38];[$Tablas.$G$38]))/100;0)*IF(OR(VALUE([.A11])=3;VALUE([.A11])=8;VALUE([.A11])=13);-1;1)" office:value-type="float" office:value="-5129.38" calcext:value-type="float">
            <text:p>-5.129,38</text:p>
          </table:table-cell>
          <table:table-cell/>
          <table:table-cell table:style-name="ce49" office:value-type="string" calcext:value-type="string">
            <text:p>001</text:p>
          </table:table-cell>
          <table:table-cell table:style-name="ce55" office:value-type="string" calcext:value-type="string">
            <text:p>FC A</text:p>
          </table:table-cell>
          <table:table-cell table:style-name="ce59" table:formula="of:=SUMIF([.$A$1:.$A$1048576];[.J11];[.H$1:.H$1048576])" office:value-type="float" office:value="14706145.97" calcext:value-type="float">
            <text:p>14.706.145,97</text:p>
          </table:table-cell>
          <table:table-cell table:number-columns-repeated="1012"/>
        </table:table-row>
        <table:table-row table:style-name="ro1">
          <table:table-cell table:style-name="ce25" table:formula="of:=MID([$'Compras-Ali'.$A12];[$Tablas.$E$31];[$Tablas.$G$31])" office:value-type="string" office:string-value="003" calcext:value-type="string">
            <text:p>003</text:p>
          </table:table-cell>
          <table:table-cell table:style-name="ce25" table:formula="of:=MID([$'Compras-Ali'.$A12];[$Tablas.$E$32];[$Tablas.$G$32])" office:value-type="string" office:string-value="02018" calcext:value-type="string">
            <text:p>02018</text:p>
          </table:table-cell>
          <table:table-cell table:style-name="ce25" table:formula="of:=MID([$'Compras-Ali'.$A12];[$Tablas.$E$33];[$Tablas.$G$33])" office:value-type="string" office:string-value="00000000000000091295" calcext:value-type="string">
            <text:p>00000000000000091295</text:p>
          </table:table-cell>
          <table:table-cell table:style-name="ce25" table:formula="of:=MID([$'Compras-Ali'.$A12];[$Tablas.$E$34];[$Tablas.$G$34])" office:value-type="string" office:string-value="80" calcext:value-type="string">
            <text:p>80</text:p>
          </table:table-cell>
          <table:table-cell table:style-name="ce25" table:formula="of:=MID([$'Compras-Ali'.$A12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2]&lt;&gt;&quot;&quot;;VALUE(MID([$'Compras-Ali'.$A12];[$Tablas.$E$36];[$Tablas.$G$36]))/100;0)*IF(OR(VALUE([.A12])=3;VALUE([.A12])=8;VALUE([.A12])=13);-1;1)" office:value-type="float" office:value="-1101.43" calcext:value-type="float">
            <text:p>-1.101,43</text:p>
          </table:table-cell>
          <table:table-cell table:style-name="ce25" table:formula="of:=MID([$'Compras-Ali'.$A12];[$Tablas.$E$37];[$Tablas.$G$37])" office:value-type="string" office:string-value="0005" calcext:value-type="string">
            <text:p>0005</text:p>
          </table:table-cell>
          <table:table-cell table:style-name="ce28" table:formula="of:=IF([$'Compras-Ali'.$A12]&lt;&gt;&quot;&quot;;VALUE(MID([$'Compras-Ali'.$A12];[$Tablas.$E$38];[$Tablas.$G$38]))/100;0)*IF(OR(VALUE([.A12])=3;VALUE([.A12])=8;VALUE([.A12])=13);-1;1)" office:value-type="float" office:value="-231.3" calcext:value-type="float">
            <text:p>-231,30</text:p>
          </table:table-cell>
          <table:table-cell/>
          <table:table-cell table:style-name="ce47" office:value-type="string" calcext:value-type="string">
            <text:p>002</text:p>
          </table:table-cell>
          <table:table-cell office:value-type="string" calcext:value-type="string">
            <text:p>ND A</text:p>
          </table:table-cell>
          <table:table-cell table:style-name="ce60" table:formula="of:=SUMIF([.$A$1:.$A$1048576];[.J12];[.H$1:.H$1048576])" office:value-type="float" office:value="756373.48" calcext:value-type="float">
            <text:p>756.373,48</text:p>
          </table:table-cell>
          <table:table-cell table:number-columns-repeated="1012"/>
        </table:table-row>
        <table:table-row table:style-name="ro1">
          <table:table-cell table:style-name="ce25" table:formula="of:=MID([$'Compras-Ali'.$A13];[$Tablas.$E$31];[$Tablas.$G$31])" office:value-type="string" office:string-value="003" calcext:value-type="string">
            <text:p>003</text:p>
          </table:table-cell>
          <table:table-cell table:style-name="ce25" table:formula="of:=MID([$'Compras-Ali'.$A13];[$Tablas.$E$32];[$Tablas.$G$32])" office:value-type="string" office:string-value="02018" calcext:value-type="string">
            <text:p>02018</text:p>
          </table:table-cell>
          <table:table-cell table:style-name="ce25" table:formula="of:=MID([$'Compras-Ali'.$A13];[$Tablas.$E$33];[$Tablas.$G$33])" office:value-type="string" office:string-value="00000000000000090956" calcext:value-type="string">
            <text:p>00000000000000090956</text:p>
          </table:table-cell>
          <table:table-cell table:style-name="ce25" table:formula="of:=MID([$'Compras-Ali'.$A13];[$Tablas.$E$34];[$Tablas.$G$34])" office:value-type="string" office:string-value="80" calcext:value-type="string">
            <text:p>80</text:p>
          </table:table-cell>
          <table:table-cell table:style-name="ce25" table:formula="of:=MID([$'Compras-Ali'.$A13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3]&lt;&gt;&quot;&quot;;VALUE(MID([$'Compras-Ali'.$A13];[$Tablas.$E$36];[$Tablas.$G$36]))/100;0)*IF(OR(VALUE([.A13])=3;VALUE([.A13])=8;VALUE([.A13])=13);-1;1)" office:value-type="float" office:value="-5243.29" calcext:value-type="float">
            <text:p>-5.243,29</text:p>
          </table:table-cell>
          <table:table-cell table:style-name="ce25" table:formula="of:=MID([$'Compras-Ali'.$A13];[$Tablas.$E$37];[$Tablas.$G$37])" office:value-type="string" office:string-value="0005" calcext:value-type="string">
            <text:p>0005</text:p>
          </table:table-cell>
          <table:table-cell table:style-name="ce28" table:formula="of:=IF([$'Compras-Ali'.$A13]&lt;&gt;&quot;&quot;;VALUE(MID([$'Compras-Ali'.$A13];[$Tablas.$E$38];[$Tablas.$G$38]))/100;0)*IF(OR(VALUE([.A13])=3;VALUE([.A13])=8;VALUE([.A13])=13);-1;1)" office:value-type="float" office:value="-1101.09" calcext:value-type="float">
            <text:p>-1.101,09</text:p>
          </table:table-cell>
          <table:table-cell/>
          <table:table-cell table:style-name="ce47" office:value-type="string" calcext:value-type="string">
            <text:p>003</text:p>
          </table:table-cell>
          <table:table-cell office:value-type="string" calcext:value-type="string">
            <text:p>NC A</text:p>
          </table:table-cell>
          <table:table-cell table:style-name="ce60" table:formula="of:=SUMIF([.$A$1:.$A$1048576];[.J13];[.H$1:.H$1048576])" office:value-type="float" office:value="-897807.44" calcext:value-type="float">
            <text:p>-897.807,44</text:p>
          </table:table-cell>
          <table:table-cell table:number-columns-repeated="1012"/>
        </table:table-row>
        <table:table-row table:style-name="ro1">
          <table:table-cell table:style-name="ce25" table:formula="of:=MID([$'Compras-Ali'.$A14];[$Tablas.$E$31];[$Tablas.$G$31])" office:value-type="string" office:string-value="001" calcext:value-type="string">
            <text:p>001</text:p>
          </table:table-cell>
          <table:table-cell table:style-name="ce25" table:formula="of:=MID([$'Compras-Ali'.$A14];[$Tablas.$E$32];[$Tablas.$G$32])" office:value-type="string" office:string-value="01006" calcext:value-type="string">
            <text:p>01006</text:p>
          </table:table-cell>
          <table:table-cell table:style-name="ce25" table:formula="of:=MID([$'Compras-Ali'.$A14];[$Tablas.$E$33];[$Tablas.$G$33])" office:value-type="string" office:string-value="00000000000000156050" calcext:value-type="string">
            <text:p>00000000000000156050</text:p>
          </table:table-cell>
          <table:table-cell table:style-name="ce25" table:formula="of:=MID([$'Compras-Ali'.$A14];[$Tablas.$E$34];[$Tablas.$G$34])" office:value-type="string" office:string-value="80" calcext:value-type="string">
            <text:p>80</text:p>
          </table:table-cell>
          <table:table-cell table:style-name="ce25" table:formula="of:=MID([$'Compras-Ali'.$A14];[$Tablas.$E$35];[$Tablas.$G$35])" office:value-type="string" office:string-value="00000000030547751252" calcext:value-type="string">
            <text:p>00000000030547751252</text:p>
          </table:table-cell>
          <table:table-cell table:style-name="ce28" table:formula="of:=IF([$'Compras-Ali'.$A14]&lt;&gt;&quot;&quot;;VALUE(MID([$'Compras-Ali'.$A14];[$Tablas.$E$36];[$Tablas.$G$36]))/100;0)*IF(OR(VALUE([.A14])=3;VALUE([.A14])=8;VALUE([.A14])=13);-1;1)" office:value-type="float" office:value="29350.95" calcext:value-type="float">
            <text:p>29.350,95</text:p>
          </table:table-cell>
          <table:table-cell table:style-name="ce25" table:formula="of:=MID([$'Compras-Ali'.$A14];[$Tablas.$E$37];[$Tablas.$G$37])" office:value-type="string" office:string-value="0005" calcext:value-type="string">
            <text:p>0005</text:p>
          </table:table-cell>
          <table:table-cell table:style-name="ce28" table:formula="of:=IF([$'Compras-Ali'.$A14]&lt;&gt;&quot;&quot;;VALUE(MID([$'Compras-Ali'.$A14];[$Tablas.$E$38];[$Tablas.$G$38]))/100;0)*IF(OR(VALUE([.A14])=3;VALUE([.A14])=8;VALUE([.A14])=13);-1;1)" office:value-type="float" office:value="6163.7" calcext:value-type="float">
            <text:p>6.163,70</text:p>
          </table:table-cell>
          <table:table-cell/>
          <table:table-cell table:style-name="ce47" office:value-type="string" calcext:value-type="string">
            <text:p>006</text:p>
          </table:table-cell>
          <table:table-cell office:value-type="string" calcext:value-type="string">
            <text:p>FC B</text:p>
          </table:table-cell>
          <table:table-cell table:style-name="ce60" table:formula="of:=SUMIF([.$A$1:.$A$1048576];[.J14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formula="of:=MID([$'Compras-Ali'.$A15];[$Tablas.$E$31];[$Tablas.$G$31])" office:value-type="string" office:string-value="001" calcext:value-type="string">
            <text:p>001</text:p>
          </table:table-cell>
          <table:table-cell table:style-name="ce25" table:formula="of:=MID([$'Compras-Ali'.$A15];[$Tablas.$E$32];[$Tablas.$G$32])" office:value-type="string" office:string-value="01006" calcext:value-type="string">
            <text:p>01006</text:p>
          </table:table-cell>
          <table:table-cell table:style-name="ce25" table:formula="of:=MID([$'Compras-Ali'.$A15];[$Tablas.$E$33];[$Tablas.$G$33])" office:value-type="string" office:string-value="00000000000000156052" calcext:value-type="string">
            <text:p>00000000000000156052</text:p>
          </table:table-cell>
          <table:table-cell table:style-name="ce25" table:formula="of:=MID([$'Compras-Ali'.$A15];[$Tablas.$E$34];[$Tablas.$G$34])" office:value-type="string" office:string-value="80" calcext:value-type="string">
            <text:p>80</text:p>
          </table:table-cell>
          <table:table-cell table:style-name="ce25" table:formula="of:=MID([$'Compras-Ali'.$A15];[$Tablas.$E$35];[$Tablas.$G$35])" office:value-type="string" office:string-value="00000000030547751252" calcext:value-type="string">
            <text:p>00000000030547751252</text:p>
          </table:table-cell>
          <table:table-cell table:style-name="ce28" table:formula="of:=IF([$'Compras-Ali'.$A15]&lt;&gt;&quot;&quot;;VALUE(MID([$'Compras-Ali'.$A15];[$Tablas.$E$36];[$Tablas.$G$36]))/100;0)*IF(OR(VALUE([.A15])=3;VALUE([.A15])=8;VALUE([.A15])=13);-1;1)" office:value-type="float" office:value="36547.52" calcext:value-type="float">
            <text:p>36.547,52</text:p>
          </table:table-cell>
          <table:table-cell table:style-name="ce25" table:formula="of:=MID([$'Compras-Ali'.$A15];[$Tablas.$E$37];[$Tablas.$G$37])" office:value-type="string" office:string-value="0005" calcext:value-type="string">
            <text:p>0005</text:p>
          </table:table-cell>
          <table:table-cell table:style-name="ce28" table:formula="of:=IF([$'Compras-Ali'.$A15]&lt;&gt;&quot;&quot;;VALUE(MID([$'Compras-Ali'.$A15];[$Tablas.$E$38];[$Tablas.$G$38]))/100;0)*IF(OR(VALUE([.A15])=3;VALUE([.A15])=8;VALUE([.A15])=13);-1;1)" office:value-type="float" office:value="7674.98" calcext:value-type="float">
            <text:p>7.674,98</text:p>
          </table:table-cell>
          <table:table-cell/>
          <table:table-cell table:style-name="ce47" office:value-type="string" calcext:value-type="string">
            <text:p>007</text:p>
          </table:table-cell>
          <table:table-cell office:value-type="string" calcext:value-type="string">
            <text:p>ND B</text:p>
          </table:table-cell>
          <table:table-cell table:style-name="ce60" table:formula="of:=SUMIF([.$A$1:.$A$1048576];[.J15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formula="of:=MID([$'Compras-Ali'.$A16];[$Tablas.$E$31];[$Tablas.$G$31])" office:value-type="string" office:string-value="001" calcext:value-type="string">
            <text:p>001</text:p>
          </table:table-cell>
          <table:table-cell table:style-name="ce25" table:formula="of:=MID([$'Compras-Ali'.$A16];[$Tablas.$E$32];[$Tablas.$G$32])" office:value-type="string" office:string-value="01006" calcext:value-type="string">
            <text:p>01006</text:p>
          </table:table-cell>
          <table:table-cell table:style-name="ce25" table:formula="of:=MID([$'Compras-Ali'.$A16];[$Tablas.$E$33];[$Tablas.$G$33])" office:value-type="string" office:string-value="00000000000000156006" calcext:value-type="string">
            <text:p>00000000000000156006</text:p>
          </table:table-cell>
          <table:table-cell table:style-name="ce25" table:formula="of:=MID([$'Compras-Ali'.$A16];[$Tablas.$E$34];[$Tablas.$G$34])" office:value-type="string" office:string-value="80" calcext:value-type="string">
            <text:p>80</text:p>
          </table:table-cell>
          <table:table-cell table:style-name="ce25" table:formula="of:=MID([$'Compras-Ali'.$A16];[$Tablas.$E$35];[$Tablas.$G$35])" office:value-type="string" office:string-value="00000000030547751252" calcext:value-type="string">
            <text:p>00000000030547751252</text:p>
          </table:table-cell>
          <table:table-cell table:style-name="ce28" table:formula="of:=IF([$'Compras-Ali'.$A16]&lt;&gt;&quot;&quot;;VALUE(MID([$'Compras-Ali'.$A16];[$Tablas.$E$36];[$Tablas.$G$36]))/100;0)*IF(OR(VALUE([.A16])=3;VALUE([.A16])=8;VALUE([.A16])=13);-1;1)" office:value-type="float" office:value="44885.67" calcext:value-type="float">
            <text:p>44.885,67</text:p>
          </table:table-cell>
          <table:table-cell table:style-name="ce25" table:formula="of:=MID([$'Compras-Ali'.$A16];[$Tablas.$E$37];[$Tablas.$G$37])" office:value-type="string" office:string-value="0005" calcext:value-type="string">
            <text:p>0005</text:p>
          </table:table-cell>
          <table:table-cell table:style-name="ce28" table:formula="of:=IF([$'Compras-Ali'.$A16]&lt;&gt;&quot;&quot;;VALUE(MID([$'Compras-Ali'.$A16];[$Tablas.$E$38];[$Tablas.$G$38]))/100;0)*IF(OR(VALUE([.A16])=3;VALUE([.A16])=8;VALUE([.A16])=13);-1;1)" office:value-type="float" office:value="9425.99" calcext:value-type="float">
            <text:p>9.425,99</text:p>
          </table:table-cell>
          <table:table-cell/>
          <table:table-cell table:style-name="ce47" office:value-type="string" calcext:value-type="string">
            <text:p>008</text:p>
          </table:table-cell>
          <table:table-cell office:value-type="string" calcext:value-type="string">
            <text:p>NC B</text:p>
          </table:table-cell>
          <table:table-cell table:style-name="ce60" table:formula="of:=SUMIF([.$A$1:.$A$1048576];[.J16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formula="of:=MID([$'Compras-Ali'.$A17];[$Tablas.$E$31];[$Tablas.$G$31])" office:value-type="string" office:string-value="001" calcext:value-type="string">
            <text:p>001</text:p>
          </table:table-cell>
          <table:table-cell table:style-name="ce25" table:formula="of:=MID([$'Compras-Ali'.$A17];[$Tablas.$E$32];[$Tablas.$G$32])" office:value-type="string" office:string-value="00021" calcext:value-type="string">
            <text:p>00021</text:p>
          </table:table-cell>
          <table:table-cell table:style-name="ce25" table:formula="of:=MID([$'Compras-Ali'.$A17];[$Tablas.$E$33];[$Tablas.$G$33])" office:value-type="string" office:string-value="00000000000000075290" calcext:value-type="string">
            <text:p>00000000000000075290</text:p>
          </table:table-cell>
          <table:table-cell table:style-name="ce25" table:formula="of:=MID([$'Compras-Ali'.$A17];[$Tablas.$E$34];[$Tablas.$G$34])" office:value-type="string" office:string-value="80" calcext:value-type="string">
            <text:p>80</text:p>
          </table:table-cell>
          <table:table-cell table:style-name="ce25" table:formula="of:=MID([$'Compras-Ali'.$A17];[$Tablas.$E$35];[$Tablas.$G$35])" office:value-type="string" office:string-value="00000000030708796065" calcext:value-type="string">
            <text:p>00000000030708796065</text:p>
          </table:table-cell>
          <table:table-cell table:style-name="ce28" table:formula="of:=IF([$'Compras-Ali'.$A17]&lt;&gt;&quot;&quot;;VALUE(MID([$'Compras-Ali'.$A17];[$Tablas.$E$36];[$Tablas.$G$36]))/100;0)*IF(OR(VALUE([.A17])=3;VALUE([.A17])=8;VALUE([.A17])=13);-1;1)" office:value-type="float" office:value="1241.62" calcext:value-type="float">
            <text:p>1.241,62</text:p>
          </table:table-cell>
          <table:table-cell table:style-name="ce25" table:formula="of:=MID([$'Compras-Ali'.$A17];[$Tablas.$E$37];[$Tablas.$G$37])" office:value-type="string" office:string-value="0005" calcext:value-type="string">
            <text:p>0005</text:p>
          </table:table-cell>
          <table:table-cell table:style-name="ce28" table:formula="of:=IF([$'Compras-Ali'.$A17]&lt;&gt;&quot;&quot;;VALUE(MID([$'Compras-Ali'.$A17];[$Tablas.$E$38];[$Tablas.$G$38]))/100;0)*IF(OR(VALUE([.A17])=3;VALUE([.A17])=8;VALUE([.A17])=13);-1;1)" office:value-type="float" office:value="260.74" calcext:value-type="float">
            <text:p>260,74</text:p>
          </table:table-cell>
          <table:table-cell/>
          <table:table-cell table:style-name="ce47" office:value-type="string" calcext:value-type="string">
            <text:p>011</text:p>
          </table:table-cell>
          <table:table-cell office:value-type="string" calcext:value-type="string">
            <text:p>FC C</text:p>
          </table:table-cell>
          <table:table-cell table:style-name="ce60" table:formula="of:=SUMIF([.$A$1:.$A$1048576];[.J17];[.H$1:.H$1048576])" office:value-type="float" office:value="0" calcext:value-type="float">
            <text:p>0,00</text:p>
          </table:table-cell>
          <table:table-cell table:style-name="ce29"/>
          <table:table-cell table:number-columns-repeated="1011"/>
        </table:table-row>
        <table:table-row table:style-name="ro1">
          <table:table-cell table:style-name="ce25" table:formula="of:=MID([$'Compras-Ali'.$A18];[$Tablas.$E$31];[$Tablas.$G$31])" office:value-type="string" office:string-value="001" calcext:value-type="string">
            <text:p>001</text:p>
          </table:table-cell>
          <table:table-cell table:style-name="ce25" table:formula="of:=MID([$'Compras-Ali'.$A18];[$Tablas.$E$32];[$Tablas.$G$32])" office:value-type="string" office:string-value="05093" calcext:value-type="string">
            <text:p>05093</text:p>
          </table:table-cell>
          <table:table-cell table:style-name="ce25" table:formula="of:=MID([$'Compras-Ali'.$A18];[$Tablas.$E$33];[$Tablas.$G$33])" office:value-type="string" office:string-value="00000000000001822915" calcext:value-type="string">
            <text:p>00000000000001822915</text:p>
          </table:table-cell>
          <table:table-cell table:style-name="ce25" table:formula="of:=MID([$'Compras-Ali'.$A18];[$Tablas.$E$34];[$Tablas.$G$34])" office:value-type="string" office:string-value="80" calcext:value-type="string">
            <text:p>80</text:p>
          </table:table-cell>
          <table:table-cell table:style-name="ce25" table:formula="of:=MID([$'Compras-Ali'.$A18];[$Tablas.$E$35];[$Tablas.$G$35])" office:value-type="string" office:string-value="00000000030518408689" calcext:value-type="string">
            <text:p>00000000030518408689</text:p>
          </table:table-cell>
          <table:table-cell table:style-name="ce28" table:formula="of:=IF([$'Compras-Ali'.$A18]&lt;&gt;&quot;&quot;;VALUE(MID([$'Compras-Ali'.$A18];[$Tablas.$E$36];[$Tablas.$G$36]))/100;0)*IF(OR(VALUE([.A18])=3;VALUE([.A18])=8;VALUE([.A18])=13);-1;1)" office:value-type="float" office:value="7725.43" calcext:value-type="float">
            <text:p>7.725,43</text:p>
          </table:table-cell>
          <table:table-cell table:style-name="ce25" table:formula="of:=MID([$'Compras-Ali'.$A18];[$Tablas.$E$37];[$Tablas.$G$37])" office:value-type="string" office:string-value="0005" calcext:value-type="string">
            <text:p>0005</text:p>
          </table:table-cell>
          <table:table-cell table:style-name="ce28" table:formula="of:=IF([$'Compras-Ali'.$A18]&lt;&gt;&quot;&quot;;VALUE(MID([$'Compras-Ali'.$A18];[$Tablas.$E$38];[$Tablas.$G$38]))/100;0)*IF(OR(VALUE([.A18])=3;VALUE([.A18])=8;VALUE([.A18])=13);-1;1)" office:value-type="float" office:value="1622.34" calcext:value-type="float">
            <text:p>1.622,34</text:p>
          </table:table-cell>
          <table:table-cell/>
          <table:table-cell table:style-name="ce47" office:value-type="string" calcext:value-type="string">
            <text:p>012</text:p>
          </table:table-cell>
          <table:table-cell office:value-type="string" calcext:value-type="string">
            <text:p>ND C</text:p>
          </table:table-cell>
          <table:table-cell table:style-name="ce60" table:formula="of:=SUMIF([.$A$1:.$A$1048576];[.J18];[.H$1:.H$1048576])" office:value-type="float" office:value="0" calcext:value-type="float">
            <text:p>0,00</text:p>
          </table:table-cell>
          <table:table-cell table:style-name="ce29"/>
          <table:table-cell table:number-columns-repeated="1011"/>
        </table:table-row>
        <table:table-row table:style-name="ro1">
          <table:table-cell table:style-name="ce25" table:formula="of:=MID([$'Compras-Ali'.$A19];[$Tablas.$E$31];[$Tablas.$G$31])" office:value-type="string" office:string-value="001" calcext:value-type="string">
            <text:p>001</text:p>
          </table:table-cell>
          <table:table-cell table:style-name="ce25" table:formula="of:=MID([$'Compras-Ali'.$A19];[$Tablas.$E$32];[$Tablas.$G$32])" office:value-type="string" office:string-value="00021" calcext:value-type="string">
            <text:p>00021</text:p>
          </table:table-cell>
          <table:table-cell table:style-name="ce25" table:formula="of:=MID([$'Compras-Ali'.$A19];[$Tablas.$E$33];[$Tablas.$G$33])" office:value-type="string" office:string-value="00000000000000075289" calcext:value-type="string">
            <text:p>00000000000000075289</text:p>
          </table:table-cell>
          <table:table-cell table:style-name="ce25" table:formula="of:=MID([$'Compras-Ali'.$A19];[$Tablas.$E$34];[$Tablas.$G$34])" office:value-type="string" office:string-value="80" calcext:value-type="string">
            <text:p>80</text:p>
          </table:table-cell>
          <table:table-cell table:style-name="ce25" table:formula="of:=MID([$'Compras-Ali'.$A19];[$Tablas.$E$35];[$Tablas.$G$35])" office:value-type="string" office:string-value="00000000030708796065" calcext:value-type="string">
            <text:p>00000000030708796065</text:p>
          </table:table-cell>
          <table:table-cell table:style-name="ce28" table:formula="of:=IF([$'Compras-Ali'.$A19]&lt;&gt;&quot;&quot;;VALUE(MID([$'Compras-Ali'.$A19];[$Tablas.$E$36];[$Tablas.$G$36]))/100;0)*IF(OR(VALUE([.A19])=3;VALUE([.A19])=8;VALUE([.A19])=13);-1;1)" office:value-type="float" office:value="33250.76" calcext:value-type="float">
            <text:p>33.250,76</text:p>
          </table:table-cell>
          <table:table-cell table:style-name="ce25" table:formula="of:=MID([$'Compras-Ali'.$A19];[$Tablas.$E$37];[$Tablas.$G$37])" office:value-type="string" office:string-value="0005" calcext:value-type="string">
            <text:p>0005</text:p>
          </table:table-cell>
          <table:table-cell table:style-name="ce28" table:formula="of:=IF([$'Compras-Ali'.$A19]&lt;&gt;&quot;&quot;;VALUE(MID([$'Compras-Ali'.$A19];[$Tablas.$E$38];[$Tablas.$G$38]))/100;0)*IF(OR(VALUE([.A19])=3;VALUE([.A19])=8;VALUE([.A19])=13);-1;1)" office:value-type="float" office:value="6982.66" calcext:value-type="float">
            <text:p>6.982,66</text:p>
          </table:table-cell>
          <table:table-cell/>
          <table:table-cell table:style-name="ce47" office:value-type="string" calcext:value-type="string">
            <text:p>013</text:p>
          </table:table-cell>
          <table:table-cell office:value-type="string" calcext:value-type="string">
            <text:p>NR C</text:p>
          </table:table-cell>
          <table:table-cell table:style-name="ce60" table:formula="of:=SUMIF([.$A$1:.$A$1048576];[.J19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formula="of:=MID([$'Compras-Ali'.$A20];[$Tablas.$E$31];[$Tablas.$G$31])" office:value-type="string" office:string-value="003" calcext:value-type="string">
            <text:p>003</text:p>
          </table:table-cell>
          <table:table-cell table:style-name="ce25" table:formula="of:=MID([$'Compras-Ali'.$A20];[$Tablas.$E$32];[$Tablas.$G$32])" office:value-type="string" office:string-value="02172" calcext:value-type="string">
            <text:p>02172</text:p>
          </table:table-cell>
          <table:table-cell table:style-name="ce25" table:formula="of:=MID([$'Compras-Ali'.$A20];[$Tablas.$E$33];[$Tablas.$G$33])" office:value-type="string" office:string-value="00000000000000008538" calcext:value-type="string">
            <text:p>00000000000000008538</text:p>
          </table:table-cell>
          <table:table-cell table:style-name="ce25" table:formula="of:=MID([$'Compras-Ali'.$A20];[$Tablas.$E$34];[$Tablas.$G$34])" office:value-type="string" office:string-value="80" calcext:value-type="string">
            <text:p>80</text:p>
          </table:table-cell>
          <table:table-cell table:style-name="ce25" table:formula="of:=MID([$'Compras-Ali'.$A20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0]&lt;&gt;&quot;&quot;;VALUE(MID([$'Compras-Ali'.$A20];[$Tablas.$E$36];[$Tablas.$G$36]))/100;0)*IF(OR(VALUE([.A20])=3;VALUE([.A20])=8;VALUE([.A20])=13);-1;1)" office:value-type="float" office:value="-5551.14" calcext:value-type="float">
            <text:p>-5.551,14</text:p>
          </table:table-cell>
          <table:table-cell table:style-name="ce25" table:formula="of:=MID([$'Compras-Ali'.$A20];[$Tablas.$E$37];[$Tablas.$G$37])" office:value-type="string" office:string-value="0005" calcext:value-type="string">
            <text:p>0005</text:p>
          </table:table-cell>
          <table:table-cell table:style-name="ce28" table:formula="of:=IF([$'Compras-Ali'.$A20]&lt;&gt;&quot;&quot;;VALUE(MID([$'Compras-Ali'.$A20];[$Tablas.$E$38];[$Tablas.$G$38]))/100;0)*IF(OR(VALUE([.A20])=3;VALUE([.A20])=8;VALUE([.A20])=13);-1;1)" office:value-type="float" office:value="-1165.74" calcext:value-type="float">
            <text:p>-1.165,74</text:p>
          </table:table-cell>
          <table:table-cell/>
          <table:table-cell table:style-name="ce47" office:value-type="string" calcext:value-type="string">
            <text:p>051</text:p>
          </table:table-cell>
          <table:table-cell office:value-type="string" calcext:value-type="string">
            <text:p>FC M</text:p>
          </table:table-cell>
          <table:table-cell table:style-name="ce60" table:formula="of:=SUMIF([.$A$1:.$A$1048576];[.J20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formula="of:=MID([$'Compras-Ali'.$A21];[$Tablas.$E$31];[$Tablas.$G$31])" office:value-type="string" office:string-value="001" calcext:value-type="string">
            <text:p>001</text:p>
          </table:table-cell>
          <table:table-cell table:style-name="ce25" table:formula="of:=MID([$'Compras-Ali'.$A21];[$Tablas.$E$32];[$Tablas.$G$32])" office:value-type="string" office:string-value="00029" calcext:value-type="string">
            <text:p>00029</text:p>
          </table:table-cell>
          <table:table-cell table:style-name="ce25" table:formula="of:=MID([$'Compras-Ali'.$A21];[$Tablas.$E$33];[$Tablas.$G$33])" office:value-type="string" office:string-value="00000000000000048026" calcext:value-type="string">
            <text:p>00000000000000048026</text:p>
          </table:table-cell>
          <table:table-cell table:style-name="ce25" table:formula="of:=MID([$'Compras-Ali'.$A21];[$Tablas.$E$34];[$Tablas.$G$34])" office:value-type="string" office:string-value="80" calcext:value-type="string">
            <text:p>80</text:p>
          </table:table-cell>
          <table:table-cell table:style-name="ce25" table:formula="of:=MID([$'Compras-Ali'.$A21];[$Tablas.$E$35];[$Tablas.$G$35])" office:value-type="string" office:string-value="00000000030677762345" calcext:value-type="string">
            <text:p>00000000030677762345</text:p>
          </table:table-cell>
          <table:table-cell table:style-name="ce28" table:formula="of:=IF([$'Compras-Ali'.$A21]&lt;&gt;&quot;&quot;;VALUE(MID([$'Compras-Ali'.$A21];[$Tablas.$E$36];[$Tablas.$G$36]))/100;0)*IF(OR(VALUE([.A21])=3;VALUE([.A21])=8;VALUE([.A21])=13);-1;1)" office:value-type="float" office:value="59511.76" calcext:value-type="float">
            <text:p>59.511,76</text:p>
          </table:table-cell>
          <table:table-cell table:style-name="ce25" table:formula="of:=MID([$'Compras-Ali'.$A21];[$Tablas.$E$37];[$Tablas.$G$37])" office:value-type="string" office:string-value="0005" calcext:value-type="string">
            <text:p>0005</text:p>
          </table:table-cell>
          <table:table-cell table:style-name="ce28" table:formula="of:=IF([$'Compras-Ali'.$A21]&lt;&gt;&quot;&quot;;VALUE(MID([$'Compras-Ali'.$A21];[$Tablas.$E$38];[$Tablas.$G$38]))/100;0)*IF(OR(VALUE([.A21])=3;VALUE([.A21])=8;VALUE([.A21])=13);-1;1)" office:value-type="float" office:value="12497.47" calcext:value-type="float">
            <text:p>12.497,47</text:p>
          </table:table-cell>
          <table:table-cell/>
          <table:table-cell table:style-name="ce47" office:value-type="string" calcext:value-type="string">
            <text:p>052</text:p>
          </table:table-cell>
          <table:table-cell office:value-type="string" calcext:value-type="string">
            <text:p>ND M</text:p>
          </table:table-cell>
          <table:table-cell table:style-name="ce60" table:formula="of:=SUMIF([.$A$1:.$A$1048576];[.J21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formula="of:=MID([$'Compras-Ali'.$A22];[$Tablas.$E$31];[$Tablas.$G$31])" office:value-type="string" office:string-value="003" calcext:value-type="string">
            <text:p>003</text:p>
          </table:table-cell>
          <table:table-cell table:style-name="ce25" table:formula="of:=MID([$'Compras-Ali'.$A22];[$Tablas.$E$32];[$Tablas.$G$32])" office:value-type="string" office:string-value="02172" calcext:value-type="string">
            <text:p>02172</text:p>
          </table:table-cell>
          <table:table-cell table:style-name="ce25" table:formula="of:=MID([$'Compras-Ali'.$A22];[$Tablas.$E$33];[$Tablas.$G$33])" office:value-type="string" office:string-value="00000000000000008539" calcext:value-type="string">
            <text:p>00000000000000008539</text:p>
          </table:table-cell>
          <table:table-cell table:style-name="ce25" table:formula="of:=MID([$'Compras-Ali'.$A22];[$Tablas.$E$34];[$Tablas.$G$34])" office:value-type="string" office:string-value="80" calcext:value-type="string">
            <text:p>80</text:p>
          </table:table-cell>
          <table:table-cell table:style-name="ce25" table:formula="of:=MID([$'Compras-Ali'.$A22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2]&lt;&gt;&quot;&quot;;VALUE(MID([$'Compras-Ali'.$A22];[$Tablas.$E$36];[$Tablas.$G$36]))/100;0)*IF(OR(VALUE([.A22])=3;VALUE([.A22])=8;VALUE([.A22])=13);-1;1)" office:value-type="float" office:value="-380.1" calcext:value-type="float">
            <text:p>-380,10</text:p>
          </table:table-cell>
          <table:table-cell table:style-name="ce25" table:formula="of:=MID([$'Compras-Ali'.$A22];[$Tablas.$E$37];[$Tablas.$G$37])" office:value-type="string" office:string-value="0005" calcext:value-type="string">
            <text:p>0005</text:p>
          </table:table-cell>
          <table:table-cell table:style-name="ce28" table:formula="of:=IF([$'Compras-Ali'.$A22]&lt;&gt;&quot;&quot;;VALUE(MID([$'Compras-Ali'.$A22];[$Tablas.$E$38];[$Tablas.$G$38]))/100;0)*IF(OR(VALUE([.A22])=3;VALUE([.A22])=8;VALUE([.A22])=13);-1;1)" office:value-type="float" office:value="-79.82" calcext:value-type="float">
            <text:p>-79,82</text:p>
          </table:table-cell>
          <table:table-cell/>
          <table:table-cell table:style-name="ce47" office:value-type="string" calcext:value-type="string">
            <text:p>053</text:p>
          </table:table-cell>
          <table:table-cell office:value-type="string" calcext:value-type="string">
            <text:p>NC M</text:p>
          </table:table-cell>
          <table:table-cell table:style-name="ce60" table:formula="of:=SUMIF([.$A$1:.$A$1048576];[.J22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formula="of:=MID([$'Compras-Ali'.$A23];[$Tablas.$E$31];[$Tablas.$G$31])" office:value-type="string" office:string-value="003" calcext:value-type="string">
            <text:p>003</text:p>
          </table:table-cell>
          <table:table-cell table:style-name="ce25" table:formula="of:=MID([$'Compras-Ali'.$A23];[$Tablas.$E$32];[$Tablas.$G$32])" office:value-type="string" office:string-value="02172" calcext:value-type="string">
            <text:p>02172</text:p>
          </table:table-cell>
          <table:table-cell table:style-name="ce25" table:formula="of:=MID([$'Compras-Ali'.$A23];[$Tablas.$E$33];[$Tablas.$G$33])" office:value-type="string" office:string-value="00000000000000008540" calcext:value-type="string">
            <text:p>00000000000000008540</text:p>
          </table:table-cell>
          <table:table-cell table:style-name="ce25" table:formula="of:=MID([$'Compras-Ali'.$A23];[$Tablas.$E$34];[$Tablas.$G$34])" office:value-type="string" office:string-value="80" calcext:value-type="string">
            <text:p>80</text:p>
          </table:table-cell>
          <table:table-cell table:style-name="ce25" table:formula="of:=MID([$'Compras-Ali'.$A23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3]&lt;&gt;&quot;&quot;;VALUE(MID([$'Compras-Ali'.$A23];[$Tablas.$E$36];[$Tablas.$G$36]))/100;0)*IF(OR(VALUE([.A23])=3;VALUE([.A23])=8;VALUE([.A23])=13);-1;1)" office:value-type="float" office:value="-15307.57" calcext:value-type="float">
            <text:p>-15.307,57</text:p>
          </table:table-cell>
          <table:table-cell table:style-name="ce25" table:formula="of:=MID([$'Compras-Ali'.$A23];[$Tablas.$E$37];[$Tablas.$G$37])" office:value-type="string" office:string-value="0005" calcext:value-type="string">
            <text:p>0005</text:p>
          </table:table-cell>
          <table:table-cell table:style-name="ce28" table:formula="of:=IF([$'Compras-Ali'.$A23]&lt;&gt;&quot;&quot;;VALUE(MID([$'Compras-Ali'.$A23];[$Tablas.$E$38];[$Tablas.$G$38]))/100;0)*IF(OR(VALUE([.A23])=3;VALUE([.A23])=8;VALUE([.A23])=13);-1;1)" office:value-type="float" office:value="-3214.59" calcext:value-type="float">
            <text:p>-3.214,59</text:p>
          </table:table-cell>
          <table:table-cell/>
          <table:table-cell table:style-name="ce47" office:value-type="string" calcext:value-type="string">
            <text:p>060</text:p>
          </table:table-cell>
          <table:table-cell office:value-type="string" calcext:value-type="string">
            <text:p>NLP</text:p>
          </table:table-cell>
          <table:table-cell table:style-name="ce60" table:formula="of:=SUMIF([.$A$1:.$A$1048576];[.J23];[.H$1:.H$1048576])" office:value-type="float" office:value="1513228.64" calcext:value-type="float">
            <text:p>1.513.228,64</text:p>
          </table:table-cell>
          <table:table-cell table:number-columns-repeated="1012"/>
        </table:table-row>
        <table:table-row table:style-name="ro1">
          <table:table-cell table:style-name="ce25" table:formula="of:=MID([$'Compras-Ali'.$A24];[$Tablas.$E$31];[$Tablas.$G$31])" office:value-type="string" office:string-value="001" calcext:value-type="string">
            <text:p>001</text:p>
          </table:table-cell>
          <table:table-cell table:style-name="ce25" table:formula="of:=MID([$'Compras-Ali'.$A24];[$Tablas.$E$32];[$Tablas.$G$32])" office:value-type="string" office:string-value="00005" calcext:value-type="string">
            <text:p>00005</text:p>
          </table:table-cell>
          <table:table-cell table:style-name="ce25" table:formula="of:=MID([$'Compras-Ali'.$A24];[$Tablas.$E$33];[$Tablas.$G$33])" office:value-type="string" office:string-value="00000000000000001971" calcext:value-type="string">
            <text:p>00000000000000001971</text:p>
          </table:table-cell>
          <table:table-cell table:style-name="ce25" table:formula="of:=MID([$'Compras-Ali'.$A24];[$Tablas.$E$34];[$Tablas.$G$34])" office:value-type="string" office:string-value="80" calcext:value-type="string">
            <text:p>80</text:p>
          </table:table-cell>
          <table:table-cell table:style-name="ce25" table:formula="of:=MID([$'Compras-Ali'.$A24];[$Tablas.$E$35];[$Tablas.$G$35])" office:value-type="string" office:string-value="00000000030716323567" calcext:value-type="string">
            <text:p>00000000030716323567</text:p>
          </table:table-cell>
          <table:table-cell table:style-name="ce28" table:formula="of:=IF([$'Compras-Ali'.$A24]&lt;&gt;&quot;&quot;;VALUE(MID([$'Compras-Ali'.$A24];[$Tablas.$E$36];[$Tablas.$G$36]))/100;0)*IF(OR(VALUE([.A24])=3;VALUE([.A24])=8;VALUE([.A24])=13);-1;1)" office:value-type="float" office:value="4153.76" calcext:value-type="float">
            <text:p>4.153,76</text:p>
          </table:table-cell>
          <table:table-cell table:style-name="ce25" table:formula="of:=MID([$'Compras-Ali'.$A24];[$Tablas.$E$37];[$Tablas.$G$37])" office:value-type="string" office:string-value="0005" calcext:value-type="string">
            <text:p>0005</text:p>
          </table:table-cell>
          <table:table-cell table:style-name="ce28" table:formula="of:=IF([$'Compras-Ali'.$A24]&lt;&gt;&quot;&quot;;VALUE(MID([$'Compras-Ali'.$A24];[$Tablas.$E$38];[$Tablas.$G$38]))/100;0)*IF(OR(VALUE([.A24])=3;VALUE([.A24])=8;VALUE([.A24])=13);-1;1)" office:value-type="float" office:value="872.29" calcext:value-type="float">
            <text:p>872,29</text:p>
          </table:table-cell>
          <table:table-cell/>
          <table:table-cell table:style-name="ce47" office:value-type="string" calcext:value-type="string">
            <text:p>081</text:p>
          </table:table-cell>
          <table:table-cell office:value-type="string" calcext:value-type="string">
            <text:p>TI A</text:p>
          </table:table-cell>
          <table:table-cell table:style-name="ce60" table:formula="of:=SUMIF([.$A$1:.$A$1048576];[.J24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formula="of:=MID([$'Compras-Ali'.$A25];[$Tablas.$E$31];[$Tablas.$G$31])" office:value-type="string" office:string-value="001" calcext:value-type="string">
            <text:p>001</text:p>
          </table:table-cell>
          <table:table-cell table:style-name="ce25" table:formula="of:=MID([$'Compras-Ali'.$A25];[$Tablas.$E$32];[$Tablas.$G$32])" office:value-type="string" office:string-value="00884" calcext:value-type="string">
            <text:p>00884</text:p>
          </table:table-cell>
          <table:table-cell table:style-name="ce25" table:formula="of:=MID([$'Compras-Ali'.$A25];[$Tablas.$E$33];[$Tablas.$G$33])" office:value-type="string" office:string-value="00000000000000030638" calcext:value-type="string">
            <text:p>00000000000000030638</text:p>
          </table:table-cell>
          <table:table-cell table:style-name="ce25" table:formula="of:=MID([$'Compras-Ali'.$A25];[$Tablas.$E$34];[$Tablas.$G$34])" office:value-type="string" office:string-value="80" calcext:value-type="string">
            <text:p>80</text:p>
          </table:table-cell>
          <table:table-cell table:style-name="ce25" table:formula="of:=MID([$'Compras-Ali'.$A25];[$Tablas.$E$35];[$Tablas.$G$35])" office:value-type="string" office:string-value="00000000030507950848" calcext:value-type="string">
            <text:p>00000000030507950848</text:p>
          </table:table-cell>
          <table:table-cell table:style-name="ce28" table:formula="of:=IF([$'Compras-Ali'.$A25]&lt;&gt;&quot;&quot;;VALUE(MID([$'Compras-Ali'.$A25];[$Tablas.$E$36];[$Tablas.$G$36]))/100;0)*IF(OR(VALUE([.A25])=3;VALUE([.A25])=8;VALUE([.A25])=13);-1;1)" office:value-type="float" office:value="10874.71" calcext:value-type="float">
            <text:p>10.874,71</text:p>
          </table:table-cell>
          <table:table-cell table:style-name="ce25" table:formula="of:=MID([$'Compras-Ali'.$A25];[$Tablas.$E$37];[$Tablas.$G$37])" office:value-type="string" office:string-value="0005" calcext:value-type="string">
            <text:p>0005</text:p>
          </table:table-cell>
          <table:table-cell table:style-name="ce28" table:formula="of:=IF([$'Compras-Ali'.$A25]&lt;&gt;&quot;&quot;;VALUE(MID([$'Compras-Ali'.$A25];[$Tablas.$E$38];[$Tablas.$G$38]))/100;0)*IF(OR(VALUE([.A25])=3;VALUE([.A25])=8;VALUE([.A25])=13);-1;1)" office:value-type="float" office:value="2283.69" calcext:value-type="float">
            <text:p>2.283,69</text:p>
          </table:table-cell>
          <table:table-cell/>
          <table:table-cell table:style-name="ce47" office:value-type="string" calcext:value-type="string">
            <text:p>082</text:p>
          </table:table-cell>
          <table:table-cell office:value-type="string" calcext:value-type="string">
            <text:p>TI B</text:p>
          </table:table-cell>
          <table:table-cell table:style-name="ce60" table:formula="of:=SUMIF([.$A$1:.$A$1048576];[.J25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formula="of:=MID([$'Compras-Ali'.$A26];[$Tablas.$E$31];[$Tablas.$G$31])" office:value-type="string" office:string-value="001" calcext:value-type="string">
            <text:p>001</text:p>
          </table:table-cell>
          <table:table-cell table:style-name="ce25" table:formula="of:=MID([$'Compras-Ali'.$A26];[$Tablas.$E$32];[$Tablas.$G$32])" office:value-type="string" office:string-value="00003" calcext:value-type="string">
            <text:p>00003</text:p>
          </table:table-cell>
          <table:table-cell table:style-name="ce25" table:formula="of:=MID([$'Compras-Ali'.$A26];[$Tablas.$E$33];[$Tablas.$G$33])" office:value-type="string" office:string-value="00000000000000482370" calcext:value-type="string">
            <text:p>00000000000000482370</text:p>
          </table:table-cell>
          <table:table-cell table:style-name="ce25" table:formula="of:=MID([$'Compras-Ali'.$A26];[$Tablas.$E$34];[$Tablas.$G$34])" office:value-type="string" office:string-value="80" calcext:value-type="string">
            <text:p>80</text:p>
          </table:table-cell>
          <table:table-cell table:style-name="ce25" table:formula="of:=MID([$'Compras-Ali'.$A26];[$Tablas.$E$35];[$Tablas.$G$35])" office:value-type="string" office:string-value="00000000033687473189" calcext:value-type="string">
            <text:p>00000000033687473189</text:p>
          </table:table-cell>
          <table:table-cell table:style-name="ce28" table:formula="of:=IF([$'Compras-Ali'.$A26]&lt;&gt;&quot;&quot;;VALUE(MID([$'Compras-Ali'.$A26];[$Tablas.$E$36];[$Tablas.$G$36]))/100;0)*IF(OR(VALUE([.A26])=3;VALUE([.A26])=8;VALUE([.A26])=13);-1;1)" office:value-type="float" office:value="74761.48" calcext:value-type="float">
            <text:p>74.761,48</text:p>
          </table:table-cell>
          <table:table-cell table:style-name="ce25" table:formula="of:=MID([$'Compras-Ali'.$A26];[$Tablas.$E$37];[$Tablas.$G$37])" office:value-type="string" office:string-value="0005" calcext:value-type="string">
            <text:p>0005</text:p>
          </table:table-cell>
          <table:table-cell table:style-name="ce28" table:formula="of:=IF([$'Compras-Ali'.$A26]&lt;&gt;&quot;&quot;;VALUE(MID([$'Compras-Ali'.$A26];[$Tablas.$E$38];[$Tablas.$G$38]))/100;0)*IF(OR(VALUE([.A26])=3;VALUE([.A26])=8;VALUE([.A26])=13);-1;1)" office:value-type="float" office:value="15699.91" calcext:value-type="float">
            <text:p>15.699,91</text:p>
          </table:table-cell>
          <table:table-cell/>
          <table:table-cell table:style-name="ce50" office:value-type="string" calcext:value-type="string">
            <text:p>083</text:p>
          </table:table-cell>
          <table:table-cell table:style-name="ce56" office:value-type="string" calcext:value-type="string">
            <text:p>TI</text:p>
          </table:table-cell>
          <table:table-cell table:style-name="ce62" table:formula="of:=SUMIF([.$A$1:.$A$1048576];[.J26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formula="of:=MID([$'Compras-Ali'.$A27];[$Tablas.$E$31];[$Tablas.$G$31])" office:value-type="string" office:string-value="001" calcext:value-type="string">
            <text:p>001</text:p>
          </table:table-cell>
          <table:table-cell table:style-name="ce25" table:formula="of:=MID([$'Compras-Ali'.$A27];[$Tablas.$E$32];[$Tablas.$G$32])" office:value-type="string" office:string-value="02019" calcext:value-type="string">
            <text:p>02019</text:p>
          </table:table-cell>
          <table:table-cell table:style-name="ce25" table:formula="of:=MID([$'Compras-Ali'.$A27];[$Tablas.$E$33];[$Tablas.$G$33])" office:value-type="string" office:string-value="00000000000000371326" calcext:value-type="string">
            <text:p>00000000000000371326</text:p>
          </table:table-cell>
          <table:table-cell table:style-name="ce25" table:formula="of:=MID([$'Compras-Ali'.$A27];[$Tablas.$E$34];[$Tablas.$G$34])" office:value-type="string" office:string-value="80" calcext:value-type="string">
            <text:p>80</text:p>
          </table:table-cell>
          <table:table-cell table:style-name="ce25" table:formula="of:=MID([$'Compras-Ali'.$A27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7]&lt;&gt;&quot;&quot;;VALUE(MID([$'Compras-Ali'.$A27];[$Tablas.$E$36];[$Tablas.$G$36]))/100;0)*IF(OR(VALUE([.A27])=3;VALUE([.A27])=8;VALUE([.A27])=13);-1;1)" office:value-type="float" office:value="364323.33" calcext:value-type="float">
            <text:p>364.323,33</text:p>
          </table:table-cell>
          <table:table-cell table:style-name="ce25" table:formula="of:=MID([$'Compras-Ali'.$A27];[$Tablas.$E$37];[$Tablas.$G$37])" office:value-type="string" office:string-value="0005" calcext:value-type="string">
            <text:p>0005</text:p>
          </table:table-cell>
          <table:table-cell table:style-name="ce28" table:formula="of:=IF([$'Compras-Ali'.$A27]&lt;&gt;&quot;&quot;;VALUE(MID([$'Compras-Ali'.$A27];[$Tablas.$E$38];[$Tablas.$G$38]))/100;0)*IF(OR(VALUE([.A27])=3;VALUE([.A27])=8;VALUE([.A27])=13);-1;1)" office:value-type="float" office:value="76507.9" calcext:value-type="float">
            <text:p>76.507,90</text:p>
          </table:table-cell>
          <table: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 table:style-name="ce54"/>
          <table:table-cell table:style-name="ce61" table:formula="of:=SUM([.L11:.L26])" office:value-type="float" office:value="16077940.65" calcext:value-type="float">
            <text:p>16.077.940,65</text:p>
          </table:table-cell>
          <table:table-cell table:number-columns-repeated="1012"/>
        </table:table-row>
        <table:table-row table:style-name="ro1">
          <table:table-cell table:style-name="ce25" table:formula="of:=MID([$'Compras-Ali'.$A28];[$Tablas.$E$31];[$Tablas.$G$31])" office:value-type="string" office:string-value="001" calcext:value-type="string">
            <text:p>001</text:p>
          </table:table-cell>
          <table:table-cell table:style-name="ce25" table:formula="of:=MID([$'Compras-Ali'.$A28];[$Tablas.$E$32];[$Tablas.$G$32])" office:value-type="string" office:string-value="02019" calcext:value-type="string">
            <text:p>02019</text:p>
          </table:table-cell>
          <table:table-cell table:style-name="ce25" table:formula="of:=MID([$'Compras-Ali'.$A28];[$Tablas.$E$33];[$Tablas.$G$33])" office:value-type="string" office:string-value="00000000000000371327" calcext:value-type="string">
            <text:p>00000000000000371327</text:p>
          </table:table-cell>
          <table:table-cell table:style-name="ce25" table:formula="of:=MID([$'Compras-Ali'.$A28];[$Tablas.$E$34];[$Tablas.$G$34])" office:value-type="string" office:string-value="80" calcext:value-type="string">
            <text:p>80</text:p>
          </table:table-cell>
          <table:table-cell table:style-name="ce25" table:formula="of:=MID([$'Compras-Ali'.$A28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8]&lt;&gt;&quot;&quot;;VALUE(MID([$'Compras-Ali'.$A28];[$Tablas.$E$36];[$Tablas.$G$36]))/100;0)*IF(OR(VALUE([.A28])=3;VALUE([.A28])=8;VALUE([.A28])=13);-1;1)" office:value-type="float" office:value="39676.29" calcext:value-type="float">
            <text:p>39.676,29</text:p>
          </table:table-cell>
          <table:table-cell table:style-name="ce25" table:formula="of:=MID([$'Compras-Ali'.$A28];[$Tablas.$E$37];[$Tablas.$G$37])" office:value-type="string" office:string-value="0005" calcext:value-type="string">
            <text:p>0005</text:p>
          </table:table-cell>
          <table:table-cell table:style-name="ce28" table:formula="of:=IF([$'Compras-Ali'.$A28]&lt;&gt;&quot;&quot;;VALUE(MID([$'Compras-Ali'.$A28];[$Tablas.$E$38];[$Tablas.$G$38]))/100;0)*IF(OR(VALUE([.A28])=3;VALUE([.A28])=8;VALUE([.A28])=13);-1;1)" office:value-type="float" office:value="8332.02" calcext:value-type="float">
            <text:p>8.332,02</text:p>
          </table:table-cell>
          <table:table-cell table:number-columns-repeated="1016"/>
        </table:table-row>
        <table:table-row table:style-name="ro1">
          <table:table-cell table:style-name="ce25" table:formula="of:=MID([$'Compras-Ali'.$A29];[$Tablas.$E$31];[$Tablas.$G$31])" office:value-type="string" office:string-value="001" calcext:value-type="string">
            <text:p>001</text:p>
          </table:table-cell>
          <table:table-cell table:style-name="ce25" table:formula="of:=MID([$'Compras-Ali'.$A29];[$Tablas.$E$32];[$Tablas.$G$32])" office:value-type="string" office:string-value="08073" calcext:value-type="string">
            <text:p>08073</text:p>
          </table:table-cell>
          <table:table-cell table:style-name="ce25" table:formula="of:=MID([$'Compras-Ali'.$A29];[$Tablas.$E$33];[$Tablas.$G$33])" office:value-type="string" office:string-value="00000000000000913270" calcext:value-type="string">
            <text:p>00000000000000913270</text:p>
          </table:table-cell>
          <table:table-cell table:style-name="ce25" table:formula="of:=MID([$'Compras-Ali'.$A29];[$Tablas.$E$34];[$Tablas.$G$34])" office:value-type="string" office:string-value="80" calcext:value-type="string">
            <text:p>80</text:p>
          </table:table-cell>
          <table:table-cell table:style-name="ce25" table:formula="of:=MID([$'Compras-Ali'.$A29];[$Tablas.$E$35];[$Tablas.$G$35])" office:value-type="string" office:string-value="00000000030707210385" calcext:value-type="string">
            <text:p>00000000030707210385</text:p>
          </table:table-cell>
          <table:table-cell table:style-name="ce28" table:formula="of:=IF([$'Compras-Ali'.$A29]&lt;&gt;&quot;&quot;;VALUE(MID([$'Compras-Ali'.$A29];[$Tablas.$E$36];[$Tablas.$G$36]))/100;0)*IF(OR(VALUE([.A29])=3;VALUE([.A29])=8;VALUE([.A29])=13);-1;1)" office:value-type="float" office:value="955.1" calcext:value-type="float">
            <text:p>955,10</text:p>
          </table:table-cell>
          <table:table-cell table:style-name="ce25" table:formula="of:=MID([$'Compras-Ali'.$A29];[$Tablas.$E$37];[$Tablas.$G$37])" office:value-type="string" office:string-value="0005" calcext:value-type="string">
            <text:p>0005</text:p>
          </table:table-cell>
          <table:table-cell table:style-name="ce28" table:formula="of:=IF([$'Compras-Ali'.$A29]&lt;&gt;&quot;&quot;;VALUE(MID([$'Compras-Ali'.$A29];[$Tablas.$E$38];[$Tablas.$G$38]))/100;0)*IF(OR(VALUE([.A29])=3;VALUE([.A29])=8;VALUE([.A29])=13);-1;1)" office:value-type="float" office:value="200.57" calcext:value-type="float">
            <text:p>200,57</text:p>
          </table:table-cell>
          <table:table-cell table:number-columns-repeated="1016"/>
        </table:table-row>
        <table:table-row table:style-name="ro1">
          <table:table-cell table:style-name="ce25" table:formula="of:=MID([$'Compras-Ali'.$A30];[$Tablas.$E$31];[$Tablas.$G$31])" office:value-type="string" office:string-value="001" calcext:value-type="string">
            <text:p>001</text:p>
          </table:table-cell>
          <table:table-cell table:style-name="ce25" table:formula="of:=MID([$'Compras-Ali'.$A30];[$Tablas.$E$32];[$Tablas.$G$32])" office:value-type="string" office:string-value="00001" calcext:value-type="string">
            <text:p>00001</text:p>
          </table:table-cell>
          <table:table-cell table:style-name="ce25" table:formula="of:=MID([$'Compras-Ali'.$A30];[$Tablas.$E$33];[$Tablas.$G$33])" office:value-type="string" office:string-value="00000000000000093522" calcext:value-type="string">
            <text:p>00000000000000093522</text:p>
          </table:table-cell>
          <table:table-cell table:style-name="ce25" table:formula="of:=MID([$'Compras-Ali'.$A30];[$Tablas.$E$34];[$Tablas.$G$34])" office:value-type="string" office:string-value="80" calcext:value-type="string">
            <text:p>80</text:p>
          </table:table-cell>
          <table:table-cell table:style-name="ce25" table:formula="of:=MID([$'Compras-Ali'.$A30];[$Tablas.$E$35];[$Tablas.$G$35])" office:value-type="string" office:string-value="00000000030715422243" calcext:value-type="string">
            <text:p>00000000030715422243</text:p>
          </table:table-cell>
          <table:table-cell table:style-name="ce28" table:formula="of:=IF([$'Compras-Ali'.$A30]&lt;&gt;&quot;&quot;;VALUE(MID([$'Compras-Ali'.$A30];[$Tablas.$E$36];[$Tablas.$G$36]))/100;0)*IF(OR(VALUE([.A30])=3;VALUE([.A30])=8;VALUE([.A30])=13);-1;1)" office:value-type="float" office:value="6441" calcext:value-type="float">
            <text:p>6.441,00</text:p>
          </table:table-cell>
          <table:table-cell table:style-name="ce25" table:formula="of:=MID([$'Compras-Ali'.$A30];[$Tablas.$E$37];[$Tablas.$G$37])" office:value-type="string" office:string-value="0005" calcext:value-type="string">
            <text:p>0005</text:p>
          </table:table-cell>
          <table:table-cell table:style-name="ce28" table:formula="of:=IF([$'Compras-Ali'.$A30]&lt;&gt;&quot;&quot;;VALUE(MID([$'Compras-Ali'.$A30];[$Tablas.$E$38];[$Tablas.$G$38]))/100;0)*IF(OR(VALUE([.A30])=3;VALUE([.A30])=8;VALUE([.A30])=13);-1;1)" office:value-type="float" office:value="1352.61" calcext:value-type="float">
            <text:p>1.352,61</text:p>
          </table:table-cell>
          <table:table-cell table:number-columns-repeated="1016"/>
        </table:table-row>
        <table:table-row table:style-name="ro1">
          <table:table-cell table:style-name="ce25" table:formula="of:=MID([$'Compras-Ali'.$A31];[$Tablas.$E$31];[$Tablas.$G$31])" office:value-type="string" office:string-value="001" calcext:value-type="string">
            <text:p>001</text:p>
          </table:table-cell>
          <table:table-cell table:style-name="ce25" table:formula="of:=MID([$'Compras-Ali'.$A31];[$Tablas.$E$32];[$Tablas.$G$32])" office:value-type="string" office:string-value="02018" calcext:value-type="string">
            <text:p>02018</text:p>
          </table:table-cell>
          <table:table-cell table:style-name="ce25" table:formula="of:=MID([$'Compras-Ali'.$A31];[$Tablas.$E$33];[$Tablas.$G$33])" office:value-type="string" office:string-value="00000000000000140631" calcext:value-type="string">
            <text:p>00000000000000140631</text:p>
          </table:table-cell>
          <table:table-cell table:style-name="ce25" table:formula="of:=MID([$'Compras-Ali'.$A31];[$Tablas.$E$34];[$Tablas.$G$34])" office:value-type="string" office:string-value="80" calcext:value-type="string">
            <text:p>80</text:p>
          </table:table-cell>
          <table:table-cell table:style-name="ce25" table:formula="of:=MID([$'Compras-Ali'.$A31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1]&lt;&gt;&quot;&quot;;VALUE(MID([$'Compras-Ali'.$A31];[$Tablas.$E$36];[$Tablas.$G$36]))/100;0)*IF(OR(VALUE([.A31])=3;VALUE([.A31])=8;VALUE([.A31])=13);-1;1)" office:value-type="float" office:value="42723" calcext:value-type="float">
            <text:p>42.723,00</text:p>
          </table:table-cell>
          <table:table-cell table:style-name="ce25" table:formula="of:=MID([$'Compras-Ali'.$A31];[$Tablas.$E$37];[$Tablas.$G$37])" office:value-type="string" office:string-value="0005" calcext:value-type="string">
            <text:p>0005</text:p>
          </table:table-cell>
          <table:table-cell table:style-name="ce28" table:formula="of:=IF([$'Compras-Ali'.$A31]&lt;&gt;&quot;&quot;;VALUE(MID([$'Compras-Ali'.$A31];[$Tablas.$E$38];[$Tablas.$G$38]))/100;0)*IF(OR(VALUE([.A31])=3;VALUE([.A31])=8;VALUE([.A31])=13);-1;1)" office:value-type="float" office:value="8971.83" calcext:value-type="float">
            <text:p>8.971,83</text:p>
          </table:table-cell>
          <table:table-cell table:number-columns-repeated="1016"/>
        </table:table-row>
        <table:table-row table:style-name="ro1">
          <table:table-cell table:style-name="ce25" table:formula="of:=MID([$'Compras-Ali'.$A32];[$Tablas.$E$31];[$Tablas.$G$31])" office:value-type="string" office:string-value="001" calcext:value-type="string">
            <text:p>001</text:p>
          </table:table-cell>
          <table:table-cell table:style-name="ce25" table:formula="of:=MID([$'Compras-Ali'.$A32];[$Tablas.$E$32];[$Tablas.$G$32])" office:value-type="string" office:string-value="00080" calcext:value-type="string">
            <text:p>00080</text:p>
          </table:table-cell>
          <table:table-cell table:style-name="ce25" table:formula="of:=MID([$'Compras-Ali'.$A32];[$Tablas.$E$33];[$Tablas.$G$33])" office:value-type="string" office:string-value="00000000000000141419" calcext:value-type="string">
            <text:p>00000000000000141419</text:p>
          </table:table-cell>
          <table:table-cell table:style-name="ce25" table:formula="of:=MID([$'Compras-Ali'.$A32];[$Tablas.$E$34];[$Tablas.$G$34])" office:value-type="string" office:string-value="80" calcext:value-type="string">
            <text:p>80</text:p>
          </table:table-cell>
          <table:table-cell table:style-name="ce25" table:formula="of:=MID([$'Compras-Ali'.$A32];[$Tablas.$E$35];[$Tablas.$G$35])" office:value-type="string" office:string-value="00000000030556381778" calcext:value-type="string">
            <text:p>00000000030556381778</text:p>
          </table:table-cell>
          <table:table-cell table:style-name="ce28" table:formula="of:=IF([$'Compras-Ali'.$A32]&lt;&gt;&quot;&quot;;VALUE(MID([$'Compras-Ali'.$A32];[$Tablas.$E$36];[$Tablas.$G$36]))/100;0)*IF(OR(VALUE([.A32])=3;VALUE([.A32])=8;VALUE([.A32])=13);-1;1)" office:value-type="float" office:value="7292.71" calcext:value-type="float">
            <text:p>7.292,71</text:p>
          </table:table-cell>
          <table:table-cell table:style-name="ce25" table:formula="of:=MID([$'Compras-Ali'.$A32];[$Tablas.$E$37];[$Tablas.$G$37])" office:value-type="string" office:string-value="0005" calcext:value-type="string">
            <text:p>0005</text:p>
          </table:table-cell>
          <table:table-cell table:style-name="ce28" table:formula="of:=IF([$'Compras-Ali'.$A32]&lt;&gt;&quot;&quot;;VALUE(MID([$'Compras-Ali'.$A32];[$Tablas.$E$38];[$Tablas.$G$38]))/100;0)*IF(OR(VALUE([.A32])=3;VALUE([.A32])=8;VALUE([.A32])=13);-1;1)" office:value-type="float" office:value="1531.47" calcext:value-type="float">
            <text:p>1.531,47</text:p>
          </table:table-cell>
          <table:table-cell table:number-columns-repeated="1016"/>
        </table:table-row>
        <table:table-row table:style-name="ro1">
          <table:table-cell table:style-name="ce25" table:formula="of:=MID([$'Compras-Ali'.$A33];[$Tablas.$E$31];[$Tablas.$G$31])" office:value-type="string" office:string-value="001" calcext:value-type="string">
            <text:p>001</text:p>
          </table:table-cell>
          <table:table-cell table:style-name="ce25" table:formula="of:=MID([$'Compras-Ali'.$A33];[$Tablas.$E$32];[$Tablas.$G$32])" office:value-type="string" office:string-value="00097" calcext:value-type="string">
            <text:p>00097</text:p>
          </table:table-cell>
          <table:table-cell table:style-name="ce25" table:formula="of:=MID([$'Compras-Ali'.$A33];[$Tablas.$E$33];[$Tablas.$G$33])" office:value-type="string" office:string-value="00000000000000034875" calcext:value-type="string">
            <text:p>00000000000000034875</text:p>
          </table:table-cell>
          <table:table-cell table:style-name="ce25" table:formula="of:=MID([$'Compras-Ali'.$A33];[$Tablas.$E$34];[$Tablas.$G$34])" office:value-type="string" office:string-value="80" calcext:value-type="string">
            <text:p>80</text:p>
          </table:table-cell>
          <table:table-cell table:style-name="ce25" table:formula="of:=MID([$'Compras-Ali'.$A33];[$Tablas.$E$35];[$Tablas.$G$35])" office:value-type="string" office:string-value="00000000030657865725" calcext:value-type="string">
            <text:p>00000000030657865725</text:p>
          </table:table-cell>
          <table:table-cell table:style-name="ce28" table:formula="of:=IF([$'Compras-Ali'.$A33]&lt;&gt;&quot;&quot;;VALUE(MID([$'Compras-Ali'.$A33];[$Tablas.$E$36];[$Tablas.$G$36]))/100;0)*IF(OR(VALUE([.A33])=3;VALUE([.A33])=8;VALUE([.A33])=13);-1;1)" office:value-type="float" office:value="342978.48" calcext:value-type="float">
            <text:p>342.978,48</text:p>
          </table:table-cell>
          <table:table-cell table:style-name="ce25" table:formula="of:=MID([$'Compras-Ali'.$A33];[$Tablas.$E$37];[$Tablas.$G$37])" office:value-type="string" office:string-value="0005" calcext:value-type="string">
            <text:p>0005</text:p>
          </table:table-cell>
          <table:table-cell table:style-name="ce28" table:formula="of:=IF([$'Compras-Ali'.$A33]&lt;&gt;&quot;&quot;;VALUE(MID([$'Compras-Ali'.$A33];[$Tablas.$E$38];[$Tablas.$G$38]))/100;0)*IF(OR(VALUE([.A33])=3;VALUE([.A33])=8;VALUE([.A33])=13);-1;1)" office:value-type="float" office:value="72025.48" calcext:value-type="float">
            <text:p>72.025,48</text:p>
          </table:table-cell>
          <table:table-cell table:number-columns-repeated="1016"/>
        </table:table-row>
        <table:table-row table:style-name="ro1">
          <table:table-cell table:style-name="ce25" table:formula="of:=MID([$'Compras-Ali'.$A34];[$Tablas.$E$31];[$Tablas.$G$31])" office:value-type="string" office:string-value="001" calcext:value-type="string">
            <text:p>001</text:p>
          </table:table-cell>
          <table:table-cell table:style-name="ce25" table:formula="of:=MID([$'Compras-Ali'.$A34];[$Tablas.$E$32];[$Tablas.$G$32])" office:value-type="string" office:string-value="00020" calcext:value-type="string">
            <text:p>00020</text:p>
          </table:table-cell>
          <table:table-cell table:style-name="ce25" table:formula="of:=MID([$'Compras-Ali'.$A34];[$Tablas.$E$33];[$Tablas.$G$33])" office:value-type="string" office:string-value="00000000000000090783" calcext:value-type="string">
            <text:p>00000000000000090783</text:p>
          </table:table-cell>
          <table:table-cell table:style-name="ce25" table:formula="of:=MID([$'Compras-Ali'.$A34];[$Tablas.$E$34];[$Tablas.$G$34])" office:value-type="string" office:string-value="80" calcext:value-type="string">
            <text:p>80</text:p>
          </table:table-cell>
          <table:table-cell table:style-name="ce25" table:formula="of:=MID([$'Compras-Ali'.$A34];[$Tablas.$E$35];[$Tablas.$G$35])" office:value-type="string" office:string-value="00000000030709442399" calcext:value-type="string">
            <text:p>00000000030709442399</text:p>
          </table:table-cell>
          <table:table-cell table:style-name="ce28" table:formula="of:=IF([$'Compras-Ali'.$A34]&lt;&gt;&quot;&quot;;VALUE(MID([$'Compras-Ali'.$A34];[$Tablas.$E$36];[$Tablas.$G$36]))/100;0)*IF(OR(VALUE([.A34])=3;VALUE([.A34])=8;VALUE([.A34])=13);-1;1)" office:value-type="float" office:value="2702.1" calcext:value-type="float">
            <text:p>2.702,10</text:p>
          </table:table-cell>
          <table:table-cell table:style-name="ce25" table:formula="of:=MID([$'Compras-Ali'.$A34];[$Tablas.$E$37];[$Tablas.$G$37])" office:value-type="string" office:string-value="0005" calcext:value-type="string">
            <text:p>0005</text:p>
          </table:table-cell>
          <table:table-cell table:style-name="ce28" table:formula="of:=IF([$'Compras-Ali'.$A34]&lt;&gt;&quot;&quot;;VALUE(MID([$'Compras-Ali'.$A34];[$Tablas.$E$38];[$Tablas.$G$38]))/100;0)*IF(OR(VALUE([.A34])=3;VALUE([.A34])=8;VALUE([.A34])=13);-1;1)" office:value-type="float" office:value="567.44" calcext:value-type="float">
            <text:p>567,44</text:p>
          </table:table-cell>
          <table:table-cell table:number-columns-repeated="1016"/>
        </table:table-row>
        <table:table-row table:style-name="ro1">
          <table:table-cell table:style-name="ce25" table:formula="of:=MID([$'Compras-Ali'.$A35];[$Tablas.$E$31];[$Tablas.$G$31])" office:value-type="string" office:string-value="001" calcext:value-type="string">
            <text:p>001</text:p>
          </table:table-cell>
          <table:table-cell table:style-name="ce25" table:formula="of:=MID([$'Compras-Ali'.$A35];[$Tablas.$E$32];[$Tablas.$G$32])" office:value-type="string" office:string-value="00014" calcext:value-type="string">
            <text:p>00014</text:p>
          </table:table-cell>
          <table:table-cell table:style-name="ce25" table:formula="of:=MID([$'Compras-Ali'.$A35];[$Tablas.$E$33];[$Tablas.$G$33])" office:value-type="string" office:string-value="00000000000000219699" calcext:value-type="string">
            <text:p>00000000000000219699</text:p>
          </table:table-cell>
          <table:table-cell table:style-name="ce25" table:formula="of:=MID([$'Compras-Ali'.$A35];[$Tablas.$E$34];[$Tablas.$G$34])" office:value-type="string" office:string-value="80" calcext:value-type="string">
            <text:p>80</text:p>
          </table:table-cell>
          <table:table-cell table:style-name="ce25" table:formula="of:=MID([$'Compras-Ali'.$A35];[$Tablas.$E$35];[$Tablas.$G$35])" office:value-type="string" office:string-value="00000000030707249850" calcext:value-type="string">
            <text:p>00000000030707249850</text:p>
          </table:table-cell>
          <table:table-cell table:style-name="ce28" table:formula="of:=IF([$'Compras-Ali'.$A35]&lt;&gt;&quot;&quot;;VALUE(MID([$'Compras-Ali'.$A35];[$Tablas.$E$36];[$Tablas.$G$36]))/100;0)*IF(OR(VALUE([.A35])=3;VALUE([.A35])=8;VALUE([.A35])=13);-1;1)" office:value-type="float" office:value="3470.38" calcext:value-type="float">
            <text:p>3.470,38</text:p>
          </table:table-cell>
          <table:table-cell table:style-name="ce25" table:formula="of:=MID([$'Compras-Ali'.$A35];[$Tablas.$E$37];[$Tablas.$G$37])" office:value-type="string" office:string-value="0005" calcext:value-type="string">
            <text:p>0005</text:p>
          </table:table-cell>
          <table:table-cell table:style-name="ce28" table:formula="of:=IF([$'Compras-Ali'.$A35]&lt;&gt;&quot;&quot;;VALUE(MID([$'Compras-Ali'.$A35];[$Tablas.$E$38];[$Tablas.$G$38]))/100;0)*IF(OR(VALUE([.A35])=3;VALUE([.A35])=8;VALUE([.A35])=13);-1;1)" office:value-type="float" office:value="728.78" calcext:value-type="float">
            <text:p>728,78</text:p>
          </table:table-cell>
          <table:table-cell table:number-columns-repeated="1016"/>
        </table:table-row>
        <table:table-row table:style-name="ro1">
          <table:table-cell table:style-name="ce25" table:formula="of:=MID([$'Compras-Ali'.$A36];[$Tablas.$E$31];[$Tablas.$G$31])" office:value-type="string" office:string-value="003" calcext:value-type="string">
            <text:p>003</text:p>
          </table:table-cell>
          <table:table-cell table:style-name="ce25" table:formula="of:=MID([$'Compras-Ali'.$A36];[$Tablas.$E$32];[$Tablas.$G$32])" office:value-type="string" office:string-value="00007" calcext:value-type="string">
            <text:p>00007</text:p>
          </table:table-cell>
          <table:table-cell table:style-name="ce25" table:formula="of:=MID([$'Compras-Ali'.$A36];[$Tablas.$E$33];[$Tablas.$G$33])" office:value-type="string" office:string-value="00000000000000003668" calcext:value-type="string">
            <text:p>00000000000000003668</text:p>
          </table:table-cell>
          <table:table-cell table:style-name="ce25" table:formula="of:=MID([$'Compras-Ali'.$A36];[$Tablas.$E$34];[$Tablas.$G$34])" office:value-type="string" office:string-value="80" calcext:value-type="string">
            <text:p>80</text:p>
          </table:table-cell>
          <table:table-cell table:style-name="ce25" table:formula="of:=MID([$'Compras-Ali'.$A36];[$Tablas.$E$35];[$Tablas.$G$35])" office:value-type="string" office:string-value="00000000020133177249" calcext:value-type="string">
            <text:p>00000000020133177249</text:p>
          </table:table-cell>
          <table:table-cell table:style-name="ce28" table:formula="of:=IF([$'Compras-Ali'.$A36]&lt;&gt;&quot;&quot;;VALUE(MID([$'Compras-Ali'.$A36];[$Tablas.$E$36];[$Tablas.$G$36]))/100;0)*IF(OR(VALUE([.A36])=3;VALUE([.A36])=8;VALUE([.A36])=13);-1;1)" office:value-type="float" office:value="-1782.48" calcext:value-type="float">
            <text:p>-1.782,48</text:p>
          </table:table-cell>
          <table:table-cell table:style-name="ce25" table:formula="of:=MID([$'Compras-Ali'.$A36];[$Tablas.$E$37];[$Tablas.$G$37])" office:value-type="string" office:string-value="0005" calcext:value-type="string">
            <text:p>0005</text:p>
          </table:table-cell>
          <table:table-cell table:style-name="ce28" table:formula="of:=IF([$'Compras-Ali'.$A36]&lt;&gt;&quot;&quot;;VALUE(MID([$'Compras-Ali'.$A36];[$Tablas.$E$38];[$Tablas.$G$38]))/100;0)*IF(OR(VALUE([.A36])=3;VALUE([.A36])=8;VALUE([.A36])=13);-1;1)" office:value-type="float" office:value="-374.32" calcext:value-type="float">
            <text:p>-374,32</text:p>
          </table:table-cell>
          <table:table-cell table:number-columns-repeated="1016"/>
        </table:table-row>
        <table:table-row table:style-name="ro1">
          <table:table-cell table:style-name="ce25" table:formula="of:=MID([$'Compras-Ali'.$A37];[$Tablas.$E$31];[$Tablas.$G$31])" office:value-type="string" office:string-value="003" calcext:value-type="string">
            <text:p>003</text:p>
          </table:table-cell>
          <table:table-cell table:style-name="ce25" table:formula="of:=MID([$'Compras-Ali'.$A37];[$Tablas.$E$32];[$Tablas.$G$32])" office:value-type="string" office:string-value="02017" calcext:value-type="string">
            <text:p>02017</text:p>
          </table:table-cell>
          <table:table-cell table:style-name="ce25" table:formula="of:=MID([$'Compras-Ali'.$A37];[$Tablas.$E$33];[$Tablas.$G$33])" office:value-type="string" office:string-value="00000000000000085913" calcext:value-type="string">
            <text:p>00000000000000085913</text:p>
          </table:table-cell>
          <table:table-cell table:style-name="ce25" table:formula="of:=MID([$'Compras-Ali'.$A37];[$Tablas.$E$34];[$Tablas.$G$34])" office:value-type="string" office:string-value="80" calcext:value-type="string">
            <text:p>80</text:p>
          </table:table-cell>
          <table:table-cell table:style-name="ce25" table:formula="of:=MID([$'Compras-Ali'.$A37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7]&lt;&gt;&quot;&quot;;VALUE(MID([$'Compras-Ali'.$A37];[$Tablas.$E$36];[$Tablas.$G$36]))/100;0)*IF(OR(VALUE([.A37])=3;VALUE([.A37])=8;VALUE([.A37])=13);-1;1)" office:value-type="float" office:value="-42722.71" calcext:value-type="float">
            <text:p>-42.722,71</text:p>
          </table:table-cell>
          <table:table-cell table:style-name="ce25" table:formula="of:=MID([$'Compras-Ali'.$A37];[$Tablas.$E$37];[$Tablas.$G$37])" office:value-type="string" office:string-value="0005" calcext:value-type="string">
            <text:p>0005</text:p>
          </table:table-cell>
          <table:table-cell table:style-name="ce28" table:formula="of:=IF([$'Compras-Ali'.$A37]&lt;&gt;&quot;&quot;;VALUE(MID([$'Compras-Ali'.$A37];[$Tablas.$E$38];[$Tablas.$G$38]))/100;0)*IF(OR(VALUE([.A37])=3;VALUE([.A37])=8;VALUE([.A37])=13);-1;1)" office:value-type="float" office:value="-8971.77" calcext:value-type="float">
            <text:p>-8.971,77</text:p>
          </table:table-cell>
          <table:table-cell table:number-columns-repeated="1016"/>
        </table:table-row>
        <table:table-row table:style-name="ro1">
          <table:table-cell table:style-name="ce25" table:formula="of:=MID([$'Compras-Ali'.$A38];[$Tablas.$E$31];[$Tablas.$G$31])" office:value-type="string" office:string-value="001" calcext:value-type="string">
            <text:p>001</text:p>
          </table:table-cell>
          <table:table-cell table:style-name="ce25" table:formula="of:=MID([$'Compras-Ali'.$A38];[$Tablas.$E$32];[$Tablas.$G$32])" office:value-type="string" office:string-value="02018" calcext:value-type="string">
            <text:p>02018</text:p>
          </table:table-cell>
          <table:table-cell table:style-name="ce25" table:formula="of:=MID([$'Compras-Ali'.$A38];[$Tablas.$E$33];[$Tablas.$G$33])" office:value-type="string" office:string-value="00000000000000141020" calcext:value-type="string">
            <text:p>00000000000000141020</text:p>
          </table:table-cell>
          <table:table-cell table:style-name="ce25" table:formula="of:=MID([$'Compras-Ali'.$A38];[$Tablas.$E$34];[$Tablas.$G$34])" office:value-type="string" office:string-value="80" calcext:value-type="string">
            <text:p>80</text:p>
          </table:table-cell>
          <table:table-cell table:style-name="ce25" table:formula="of:=MID([$'Compras-Ali'.$A38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8]&lt;&gt;&quot;&quot;;VALUE(MID([$'Compras-Ali'.$A38];[$Tablas.$E$36];[$Tablas.$G$36]))/100;0)*IF(OR(VALUE([.A38])=3;VALUE([.A38])=8;VALUE([.A38])=13);-1;1)" office:value-type="float" office:value="14792.76" calcext:value-type="float">
            <text:p>14.792,76</text:p>
          </table:table-cell>
          <table:table-cell table:style-name="ce25" table:formula="of:=MID([$'Compras-Ali'.$A38];[$Tablas.$E$37];[$Tablas.$G$37])" office:value-type="string" office:string-value="0005" calcext:value-type="string">
            <text:p>0005</text:p>
          </table:table-cell>
          <table:table-cell table:style-name="ce28" table:formula="of:=IF([$'Compras-Ali'.$A38]&lt;&gt;&quot;&quot;;VALUE(MID([$'Compras-Ali'.$A38];[$Tablas.$E$38];[$Tablas.$G$38]))/100;0)*IF(OR(VALUE([.A38])=3;VALUE([.A38])=8;VALUE([.A38])=13);-1;1)" office:value-type="float" office:value="3106.48" calcext:value-type="float">
            <text:p>3.106,48</text:p>
          </table:table-cell>
          <table:table-cell table:number-columns-repeated="1016"/>
        </table:table-row>
        <table:table-row table:style-name="ro1">
          <table:table-cell table:style-name="ce25" table:formula="of:=MID([$'Compras-Ali'.$A39];[$Tablas.$E$31];[$Tablas.$G$31])" office:value-type="string" office:string-value="001" calcext:value-type="string">
            <text:p>001</text:p>
          </table:table-cell>
          <table:table-cell table:style-name="ce25" table:formula="of:=MID([$'Compras-Ali'.$A39];[$Tablas.$E$32];[$Tablas.$G$32])" office:value-type="string" office:string-value="02019" calcext:value-type="string">
            <text:p>02019</text:p>
          </table:table-cell>
          <table:table-cell table:style-name="ce25" table:formula="of:=MID([$'Compras-Ali'.$A39];[$Tablas.$E$33];[$Tablas.$G$33])" office:value-type="string" office:string-value="00000000000000371602" calcext:value-type="string">
            <text:p>00000000000000371602</text:p>
          </table:table-cell>
          <table:table-cell table:style-name="ce25" table:formula="of:=MID([$'Compras-Ali'.$A39];[$Tablas.$E$34];[$Tablas.$G$34])" office:value-type="string" office:string-value="80" calcext:value-type="string">
            <text:p>80</text:p>
          </table:table-cell>
          <table:table-cell table:style-name="ce25" table:formula="of:=MID([$'Compras-Ali'.$A39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9]&lt;&gt;&quot;&quot;;VALUE(MID([$'Compras-Ali'.$A39];[$Tablas.$E$36];[$Tablas.$G$36]))/100;0)*IF(OR(VALUE([.A39])=3;VALUE([.A39])=8;VALUE([.A39])=13);-1;1)" office:value-type="float" office:value="92463" calcext:value-type="float">
            <text:p>92.463,00</text:p>
          </table:table-cell>
          <table:table-cell table:style-name="ce25" table:formula="of:=MID([$'Compras-Ali'.$A39];[$Tablas.$E$37];[$Tablas.$G$37])" office:value-type="string" office:string-value="0005" calcext:value-type="string">
            <text:p>0005</text:p>
          </table:table-cell>
          <table:table-cell table:style-name="ce28" table:formula="of:=IF([$'Compras-Ali'.$A39]&lt;&gt;&quot;&quot;;VALUE(MID([$'Compras-Ali'.$A39];[$Tablas.$E$38];[$Tablas.$G$38]))/100;0)*IF(OR(VALUE([.A39])=3;VALUE([.A39])=8;VALUE([.A39])=13);-1;1)" office:value-type="float" office:value="19417.23" calcext:value-type="float">
            <text:p>19.417,23</text:p>
          </table:table-cell>
          <table:table-cell table:number-columns-repeated="1016"/>
        </table:table-row>
        <table:table-row table:style-name="ro1">
          <table:table-cell table:style-name="ce25" table:formula="of:=MID([$'Compras-Ali'.$A40];[$Tablas.$E$31];[$Tablas.$G$31])" office:value-type="string" office:string-value="001" calcext:value-type="string">
            <text:p>001</text:p>
          </table:table-cell>
          <table:table-cell table:style-name="ce25" table:formula="of:=MID([$'Compras-Ali'.$A40];[$Tablas.$E$32];[$Tablas.$G$32])" office:value-type="string" office:string-value="02019" calcext:value-type="string">
            <text:p>02019</text:p>
          </table:table-cell>
          <table:table-cell table:style-name="ce25" table:formula="of:=MID([$'Compras-Ali'.$A40];[$Tablas.$E$33];[$Tablas.$G$33])" office:value-type="string" office:string-value="00000000000000371603" calcext:value-type="string">
            <text:p>00000000000000371603</text:p>
          </table:table-cell>
          <table:table-cell table:style-name="ce25" table:formula="of:=MID([$'Compras-Ali'.$A40];[$Tablas.$E$34];[$Tablas.$G$34])" office:value-type="string" office:string-value="80" calcext:value-type="string">
            <text:p>80</text:p>
          </table:table-cell>
          <table:table-cell table:style-name="ce25" table:formula="of:=MID([$'Compras-Ali'.$A40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40]&lt;&gt;&quot;&quot;;VALUE(MID([$'Compras-Ali'.$A40];[$Tablas.$E$36];[$Tablas.$G$36]))/100;0)*IF(OR(VALUE([.A40])=3;VALUE([.A40])=8;VALUE([.A40])=13);-1;1)" office:value-type="float" office:value="55795.67" calcext:value-type="float">
            <text:p>55.795,67</text:p>
          </table:table-cell>
          <table:table-cell table:style-name="ce25" table:formula="of:=MID([$'Compras-Ali'.$A40];[$Tablas.$E$37];[$Tablas.$G$37])" office:value-type="string" office:string-value="0005" calcext:value-type="string">
            <text:p>0005</text:p>
          </table:table-cell>
          <table:table-cell table:style-name="ce28" table:formula="of:=IF([$'Compras-Ali'.$A40]&lt;&gt;&quot;&quot;;VALUE(MID([$'Compras-Ali'.$A40];[$Tablas.$E$38];[$Tablas.$G$38]))/100;0)*IF(OR(VALUE([.A40])=3;VALUE([.A40])=8;VALUE([.A40])=13);-1;1)" office:value-type="float" office:value="11717.09" calcext:value-type="float">
            <text:p>11.717,09</text:p>
          </table:table-cell>
          <table:table-cell table:number-columns-repeated="1016"/>
        </table:table-row>
        <table:table-row table:style-name="ro1">
          <table:table-cell table:style-name="ce25" table:formula="of:=MID([$'Compras-Ali'.$A41];[$Tablas.$E$31];[$Tablas.$G$31])" office:value-type="string" office:string-value="001" calcext:value-type="string">
            <text:p>001</text:p>
          </table:table-cell>
          <table:table-cell table:style-name="ce25" table:formula="of:=MID([$'Compras-Ali'.$A41];[$Tablas.$E$32];[$Tablas.$G$32])" office:value-type="string" office:string-value="00007" calcext:value-type="string">
            <text:p>00007</text:p>
          </table:table-cell>
          <table:table-cell table:style-name="ce25" table:formula="of:=MID([$'Compras-Ali'.$A41];[$Tablas.$E$33];[$Tablas.$G$33])" office:value-type="string" office:string-value="00000000000000178450" calcext:value-type="string">
            <text:p>00000000000000178450</text:p>
          </table:table-cell>
          <table:table-cell table:style-name="ce25" table:formula="of:=MID([$'Compras-Ali'.$A41];[$Tablas.$E$34];[$Tablas.$G$34])" office:value-type="string" office:string-value="80" calcext:value-type="string">
            <text:p>80</text:p>
          </table:table-cell>
          <table:table-cell table:style-name="ce25" table:formula="of:=MID([$'Compras-Ali'.$A41];[$Tablas.$E$35];[$Tablas.$G$35])" office:value-type="string" office:string-value="00000000020133177249" calcext:value-type="string">
            <text:p>00000000020133177249</text:p>
          </table:table-cell>
          <table:table-cell table:style-name="ce28" table:formula="of:=IF([$'Compras-Ali'.$A41]&lt;&gt;&quot;&quot;;VALUE(MID([$'Compras-Ali'.$A41];[$Tablas.$E$36];[$Tablas.$G$36]))/100;0)*IF(OR(VALUE([.A41])=3;VALUE([.A41])=8;VALUE([.A41])=13);-1;1)" office:value-type="float" office:value="10074.33" calcext:value-type="float">
            <text:p>10.074,33</text:p>
          </table:table-cell>
          <table:table-cell table:style-name="ce25" table:formula="of:=MID([$'Compras-Ali'.$A41];[$Tablas.$E$37];[$Tablas.$G$37])" office:value-type="string" office:string-value="0005" calcext:value-type="string">
            <text:p>0005</text:p>
          </table:table-cell>
          <table:table-cell table:style-name="ce28" table:formula="of:=IF([$'Compras-Ali'.$A41]&lt;&gt;&quot;&quot;;VALUE(MID([$'Compras-Ali'.$A41];[$Tablas.$E$38];[$Tablas.$G$38]))/100;0)*IF(OR(VALUE([.A41])=3;VALUE([.A41])=8;VALUE([.A41])=13);-1;1)" office:value-type="float" office:value="2115.61" calcext:value-type="float">
            <text:p>2.115,61</text:p>
          </table:table-cell>
          <table:table-cell table:number-columns-repeated="1016"/>
        </table:table-row>
        <table:table-row table:style-name="ro1">
          <table:table-cell table:style-name="ce25" table:formula="of:=MID([$'Compras-Ali'.$A42];[$Tablas.$E$31];[$Tablas.$G$31])" office:value-type="string" office:string-value="001" calcext:value-type="string">
            <text:p>001</text:p>
          </table:table-cell>
          <table:table-cell table:style-name="ce25" table:formula="of:=MID([$'Compras-Ali'.$A42];[$Tablas.$E$32];[$Tablas.$G$32])" office:value-type="string" office:string-value="00007" calcext:value-type="string">
            <text:p>00007</text:p>
          </table:table-cell>
          <table:table-cell table:style-name="ce25" table:formula="of:=MID([$'Compras-Ali'.$A42];[$Tablas.$E$33];[$Tablas.$G$33])" office:value-type="string" office:string-value="00000000000000178451" calcext:value-type="string">
            <text:p>00000000000000178451</text:p>
          </table:table-cell>
          <table:table-cell table:style-name="ce25" table:formula="of:=MID([$'Compras-Ali'.$A42];[$Tablas.$E$34];[$Tablas.$G$34])" office:value-type="string" office:string-value="80" calcext:value-type="string">
            <text:p>80</text:p>
          </table:table-cell>
          <table:table-cell table:style-name="ce25" table:formula="of:=MID([$'Compras-Ali'.$A42];[$Tablas.$E$35];[$Tablas.$G$35])" office:value-type="string" office:string-value="00000000020133177249" calcext:value-type="string">
            <text:p>00000000020133177249</text:p>
          </table:table-cell>
          <table:table-cell table:style-name="ce28" table:formula="of:=IF([$'Compras-Ali'.$A42]&lt;&gt;&quot;&quot;;VALUE(MID([$'Compras-Ali'.$A42];[$Tablas.$E$36];[$Tablas.$G$36]))/100;0)*IF(OR(VALUE([.A42])=3;VALUE([.A42])=8;VALUE([.A42])=13);-1;1)" office:value-type="float" office:value="3153.57" calcext:value-type="float">
            <text:p>3.153,57</text:p>
          </table:table-cell>
          <table:table-cell table:style-name="ce25" table:formula="of:=MID([$'Compras-Ali'.$A42];[$Tablas.$E$37];[$Tablas.$G$37])" office:value-type="string" office:string-value="0005" calcext:value-type="string">
            <text:p>0005</text:p>
          </table:table-cell>
          <table:table-cell table:style-name="ce28" table:formula="of:=IF([$'Compras-Ali'.$A42]&lt;&gt;&quot;&quot;;VALUE(MID([$'Compras-Ali'.$A42];[$Tablas.$E$38];[$Tablas.$G$38]))/100;0)*IF(OR(VALUE([.A42])=3;VALUE([.A42])=8;VALUE([.A42])=13);-1;1)" office:value-type="float" office:value="662.25" calcext:value-type="float">
            <text:p>662,25</text:p>
          </table:table-cell>
          <table:table-cell table:number-columns-repeated="1016"/>
        </table:table-row>
        <table:table-row table:style-name="ro1">
          <table:table-cell table:style-name="ce25" table:formula="of:=MID([$'Compras-Ali'.$A43];[$Tablas.$E$31];[$Tablas.$G$31])" office:value-type="string" office:string-value="001" calcext:value-type="string">
            <text:p>001</text:p>
          </table:table-cell>
          <table:table-cell table:style-name="ce25" table:formula="of:=MID([$'Compras-Ali'.$A43];[$Tablas.$E$32];[$Tablas.$G$32])" office:value-type="string" office:string-value="05479" calcext:value-type="string">
            <text:p>05479</text:p>
          </table:table-cell>
          <table:table-cell table:style-name="ce25" table:formula="of:=MID([$'Compras-Ali'.$A43];[$Tablas.$E$33];[$Tablas.$G$33])" office:value-type="string" office:string-value="00000000000000008387" calcext:value-type="string">
            <text:p>00000000000000008387</text:p>
          </table:table-cell>
          <table:table-cell table:style-name="ce25" table:formula="of:=MID([$'Compras-Ali'.$A43];[$Tablas.$E$34];[$Tablas.$G$34])" office:value-type="string" office:string-value="80" calcext:value-type="string">
            <text:p>80</text:p>
          </table:table-cell>
          <table:table-cell table:style-name="ce25" table:formula="of:=MID([$'Compras-Ali'.$A43];[$Tablas.$E$35];[$Tablas.$G$35])" office:value-type="string" office:string-value="00000000030501112662" calcext:value-type="string">
            <text:p>00000000030501112662</text:p>
          </table:table-cell>
          <table:table-cell table:style-name="ce28" table:formula="of:=IF([$'Compras-Ali'.$A43]&lt;&gt;&quot;&quot;;VALUE(MID([$'Compras-Ali'.$A43];[$Tablas.$E$36];[$Tablas.$G$36]))/100;0)*IF(OR(VALUE([.A43])=3;VALUE([.A43])=8;VALUE([.A43])=13);-1;1)" office:value-type="float" office:value="708.05" calcext:value-type="float">
            <text:p>708,05</text:p>
          </table:table-cell>
          <table:table-cell table:style-name="ce25" table:formula="of:=MID([$'Compras-Ali'.$A43];[$Tablas.$E$37];[$Tablas.$G$37])" office:value-type="string" office:string-value="0005" calcext:value-type="string">
            <text:p>0005</text:p>
          </table:table-cell>
          <table:table-cell table:style-name="ce28" table:formula="of:=IF([$'Compras-Ali'.$A43]&lt;&gt;&quot;&quot;;VALUE(MID([$'Compras-Ali'.$A43];[$Tablas.$E$38];[$Tablas.$G$38]))/100;0)*IF(OR(VALUE([.A43])=3;VALUE([.A43])=8;VALUE([.A43])=13);-1;1)" office:value-type="float" office:value="148.69" calcext:value-type="float">
            <text:p>148,69</text:p>
          </table:table-cell>
          <table:table-cell table:number-columns-repeated="1016"/>
        </table:table-row>
        <table:table-row table:style-name="ro1">
          <table:table-cell table:style-name="ce25" table:formula="of:=MID([$'Compras-Ali'.$A44];[$Tablas.$E$31];[$Tablas.$G$31])" office:value-type="string" office:string-value="001" calcext:value-type="string">
            <text:p>001</text:p>
          </table:table-cell>
          <table:table-cell table:style-name="ce25" table:formula="of:=MID([$'Compras-Ali'.$A44];[$Tablas.$E$32];[$Tablas.$G$32])" office:value-type="string" office:string-value="00001" calcext:value-type="string">
            <text:p>00001</text:p>
          </table:table-cell>
          <table:table-cell table:style-name="ce25" table:formula="of:=MID([$'Compras-Ali'.$A44];[$Tablas.$E$33];[$Tablas.$G$33])" office:value-type="string" office:string-value="00000000000000001204" calcext:value-type="string">
            <text:p>00000000000000001204</text:p>
          </table:table-cell>
          <table:table-cell table:style-name="ce25" table:formula="of:=MID([$'Compras-Ali'.$A44];[$Tablas.$E$34];[$Tablas.$G$34])" office:value-type="string" office:string-value="80" calcext:value-type="string">
            <text:p>80</text:p>
          </table:table-cell>
          <table:table-cell table:style-name="ce25" table:formula="of:=MID([$'Compras-Ali'.$A44];[$Tablas.$E$35];[$Tablas.$G$35])" office:value-type="string" office:string-value="00000000027181590977" calcext:value-type="string">
            <text:p>00000000027181590977</text:p>
          </table:table-cell>
          <table:table-cell table:style-name="ce28" table:formula="of:=IF([$'Compras-Ali'.$A44]&lt;&gt;&quot;&quot;;VALUE(MID([$'Compras-Ali'.$A44];[$Tablas.$E$36];[$Tablas.$G$36]))/100;0)*IF(OR(VALUE([.A44])=3;VALUE([.A44])=8;VALUE([.A44])=13);-1;1)" office:value-type="float" office:value="1281" calcext:value-type="float">
            <text:p>1.281,00</text:p>
          </table:table-cell>
          <table:table-cell table:style-name="ce25" table:formula="of:=MID([$'Compras-Ali'.$A44];[$Tablas.$E$37];[$Tablas.$G$37])" office:value-type="string" office:string-value="0005" calcext:value-type="string">
            <text:p>0005</text:p>
          </table:table-cell>
          <table:table-cell table:style-name="ce28" table:formula="of:=IF([$'Compras-Ali'.$A44]&lt;&gt;&quot;&quot;;VALUE(MID([$'Compras-Ali'.$A44];[$Tablas.$E$38];[$Tablas.$G$38]))/100;0)*IF(OR(VALUE([.A44])=3;VALUE([.A44])=8;VALUE([.A44])=13);-1;1)" office:value-type="float" office:value="269.01" calcext:value-type="float">
            <text:p>269,01</text:p>
          </table:table-cell>
          <table:table-cell table:number-columns-repeated="1016"/>
        </table:table-row>
        <table:table-row table:style-name="ro1">
          <table:table-cell table:style-name="ce25" table:formula="of:=MID([$'Compras-Ali'.$A45];[$Tablas.$E$31];[$Tablas.$G$31])" office:value-type="string" office:string-value="001" calcext:value-type="string">
            <text:p>001</text:p>
          </table:table-cell>
          <table:table-cell table:style-name="ce25" table:formula="of:=MID([$'Compras-Ali'.$A45];[$Tablas.$E$32];[$Tablas.$G$32])" office:value-type="string" office:string-value="05093" calcext:value-type="string">
            <text:p>05093</text:p>
          </table:table-cell>
          <table:table-cell table:style-name="ce25" table:formula="of:=MID([$'Compras-Ali'.$A45];[$Tablas.$E$33];[$Tablas.$G$33])" office:value-type="string" office:string-value="00000000000001825108" calcext:value-type="string">
            <text:p>00000000000001825108</text:p>
          </table:table-cell>
          <table:table-cell table:style-name="ce25" table:formula="of:=MID([$'Compras-Ali'.$A45];[$Tablas.$E$34];[$Tablas.$G$34])" office:value-type="string" office:string-value="80" calcext:value-type="string">
            <text:p>80</text:p>
          </table:table-cell>
          <table:table-cell table:style-name="ce25" table:formula="of:=MID([$'Compras-Ali'.$A45];[$Tablas.$E$35];[$Tablas.$G$35])" office:value-type="string" office:string-value="00000000030518408689" calcext:value-type="string">
            <text:p>00000000030518408689</text:p>
          </table:table-cell>
          <table:table-cell table:style-name="ce28" table:formula="of:=IF([$'Compras-Ali'.$A45]&lt;&gt;&quot;&quot;;VALUE(MID([$'Compras-Ali'.$A45];[$Tablas.$E$36];[$Tablas.$G$36]))/100;0)*IF(OR(VALUE([.A45])=3;VALUE([.A45])=8;VALUE([.A45])=13);-1;1)" office:value-type="float" office:value="7499.86" calcext:value-type="float">
            <text:p>7.499,86</text:p>
          </table:table-cell>
          <table:table-cell table:style-name="ce25" table:formula="of:=MID([$'Compras-Ali'.$A45];[$Tablas.$E$37];[$Tablas.$G$37])" office:value-type="string" office:string-value="0005" calcext:value-type="string">
            <text:p>0005</text:p>
          </table:table-cell>
          <table:table-cell table:style-name="ce28" table:formula="of:=IF([$'Compras-Ali'.$A45]&lt;&gt;&quot;&quot;;VALUE(MID([$'Compras-Ali'.$A45];[$Tablas.$E$38];[$Tablas.$G$38]))/100;0)*IF(OR(VALUE([.A45])=3;VALUE([.A45])=8;VALUE([.A45])=13);-1;1)" office:value-type="float" office:value="1574.97" calcext:value-type="float">
            <text:p>1.574,97</text:p>
          </table:table-cell>
          <table:table-cell table:number-columns-repeated="1016"/>
        </table:table-row>
        <table:table-row table:style-name="ro1">
          <table:table-cell table:style-name="ce25" table:formula="of:=MID([$'Compras-Ali'.$A46];[$Tablas.$E$31];[$Tablas.$G$31])" office:value-type="string" office:string-value="001" calcext:value-type="string">
            <text:p>001</text:p>
          </table:table-cell>
          <table:table-cell table:style-name="ce25" table:formula="of:=MID([$'Compras-Ali'.$A46];[$Tablas.$E$32];[$Tablas.$G$32])" office:value-type="string" office:string-value="00039" calcext:value-type="string">
            <text:p>00039</text:p>
          </table:table-cell>
          <table:table-cell table:style-name="ce25" table:formula="of:=MID([$'Compras-Ali'.$A46];[$Tablas.$E$33];[$Tablas.$G$33])" office:value-type="string" office:string-value="00000000000000011226" calcext:value-type="string">
            <text:p>00000000000000011226</text:p>
          </table:table-cell>
          <table:table-cell table:style-name="ce25" table:formula="of:=MID([$'Compras-Ali'.$A46];[$Tablas.$E$34];[$Tablas.$G$34])" office:value-type="string" office:string-value="80" calcext:value-type="string">
            <text:p>80</text:p>
          </table:table-cell>
          <table:table-cell table:style-name="ce25" table:formula="of:=MID([$'Compras-Ali'.$A46];[$Tablas.$E$35];[$Tablas.$G$35])" office:value-type="string" office:string-value="00000000030702355601" calcext:value-type="string">
            <text:p>00000000030702355601</text:p>
          </table:table-cell>
          <table:table-cell table:style-name="ce28" table:formula="of:=IF([$'Compras-Ali'.$A46]&lt;&gt;&quot;&quot;;VALUE(MID([$'Compras-Ali'.$A46];[$Tablas.$E$36];[$Tablas.$G$36]))/100;0)*IF(OR(VALUE([.A46])=3;VALUE([.A46])=8;VALUE([.A46])=13);-1;1)" office:value-type="float" office:value="11760.33" calcext:value-type="float">
            <text:p>11.760,33</text:p>
          </table:table-cell>
          <table:table-cell table:style-name="ce25" table:formula="of:=MID([$'Compras-Ali'.$A46];[$Tablas.$E$37];[$Tablas.$G$37])" office:value-type="string" office:string-value="0005" calcext:value-type="string">
            <text:p>0005</text:p>
          </table:table-cell>
          <table:table-cell table:style-name="ce28" table:formula="of:=IF([$'Compras-Ali'.$A46]&lt;&gt;&quot;&quot;;VALUE(MID([$'Compras-Ali'.$A46];[$Tablas.$E$38];[$Tablas.$G$38]))/100;0)*IF(OR(VALUE([.A46])=3;VALUE([.A46])=8;VALUE([.A46])=13);-1;1)" office:value-type="float" office:value="2469.67" calcext:value-type="float">
            <text:p>2.469,67</text:p>
          </table:table-cell>
          <table:table-cell table:number-columns-repeated="1016"/>
        </table:table-row>
        <table:table-row table:style-name="ro1">
          <table:table-cell table:style-name="ce25" table:formula="of:=MID([$'Compras-Ali'.$A47];[$Tablas.$E$31];[$Tablas.$G$31])" office:value-type="string" office:string-value="001" calcext:value-type="string">
            <text:p>001</text:p>
          </table:table-cell>
          <table:table-cell table:style-name="ce25" table:formula="of:=MID([$'Compras-Ali'.$A47];[$Tablas.$E$32];[$Tablas.$G$32])" office:value-type="string" office:string-value="00060" calcext:value-type="string">
            <text:p>00060</text:p>
          </table:table-cell>
          <table:table-cell table:style-name="ce25" table:formula="of:=MID([$'Compras-Ali'.$A47];[$Tablas.$E$33];[$Tablas.$G$33])" office:value-type="string" office:string-value="00000000000000000159" calcext:value-type="string">
            <text:p>00000000000000000159</text:p>
          </table:table-cell>
          <table:table-cell table:style-name="ce25" table:formula="of:=MID([$'Compras-Ali'.$A47];[$Tablas.$E$34];[$Tablas.$G$34])" office:value-type="string" office:string-value="80" calcext:value-type="string">
            <text:p>80</text:p>
          </table:table-cell>
          <table:table-cell table:style-name="ce25" table:formula="of:=MID([$'Compras-Ali'.$A47];[$Tablas.$E$35];[$Tablas.$G$35])" office:value-type="string" office:string-value="00000000030707964053" calcext:value-type="string">
            <text:p>00000000030707964053</text:p>
          </table:table-cell>
          <table:table-cell table:style-name="ce28" table:formula="of:=IF([$'Compras-Ali'.$A47]&lt;&gt;&quot;&quot;;VALUE(MID([$'Compras-Ali'.$A47];[$Tablas.$E$36];[$Tablas.$G$36]))/100;0)*IF(OR(VALUE([.A47])=3;VALUE([.A47])=8;VALUE([.A47])=13);-1;1)" office:value-type="float" office:value="9747.24" calcext:value-type="float">
            <text:p>9.747,24</text:p>
          </table:table-cell>
          <table:table-cell table:style-name="ce25" table:formula="of:=MID([$'Compras-Ali'.$A47];[$Tablas.$E$37];[$Tablas.$G$37])" office:value-type="string" office:string-value="0004" calcext:value-type="string">
            <text:p>0004</text:p>
          </table:table-cell>
          <table:table-cell table:style-name="ce28" table:formula="of:=IF([$'Compras-Ali'.$A47]&lt;&gt;&quot;&quot;;VALUE(MID([$'Compras-Ali'.$A47];[$Tablas.$E$38];[$Tablas.$G$38]))/100;0)*IF(OR(VALUE([.A47])=3;VALUE([.A47])=8;VALUE([.A47])=13);-1;1)" office:value-type="float" office:value="1023.46" calcext:value-type="float">
            <text:p>1.023,46</text:p>
          </table:table-cell>
          <table:table-cell table:number-columns-repeated="1016"/>
        </table:table-row>
        <table:table-row table:style-name="ro1">
          <table:table-cell table:style-name="ce25" table:formula="of:=MID([$'Compras-Ali'.$A48];[$Tablas.$E$31];[$Tablas.$G$31])" office:value-type="string" office:string-value="001" calcext:value-type="string">
            <text:p>001</text:p>
          </table:table-cell>
          <table:table-cell table:style-name="ce25" table:formula="of:=MID([$'Compras-Ali'.$A48];[$Tablas.$E$32];[$Tablas.$G$32])" office:value-type="string" office:string-value="00060" calcext:value-type="string">
            <text:p>00060</text:p>
          </table:table-cell>
          <table:table-cell table:style-name="ce25" table:formula="of:=MID([$'Compras-Ali'.$A48];[$Tablas.$E$33];[$Tablas.$G$33])" office:value-type="string" office:string-value="00000000000000000160" calcext:value-type="string">
            <text:p>00000000000000000160</text:p>
          </table:table-cell>
          <table:table-cell table:style-name="ce25" table:formula="of:=MID([$'Compras-Ali'.$A48];[$Tablas.$E$34];[$Tablas.$G$34])" office:value-type="string" office:string-value="80" calcext:value-type="string">
            <text:p>80</text:p>
          </table:table-cell>
          <table:table-cell table:style-name="ce25" table:formula="of:=MID([$'Compras-Ali'.$A48];[$Tablas.$E$35];[$Tablas.$G$35])" office:value-type="string" office:string-value="00000000030707964053" calcext:value-type="string">
            <text:p>00000000030707964053</text:p>
          </table:table-cell>
          <table:table-cell table:style-name="ce28" table:formula="of:=IF([$'Compras-Ali'.$A48]&lt;&gt;&quot;&quot;;VALUE(MID([$'Compras-Ali'.$A48];[$Tablas.$E$36];[$Tablas.$G$36]))/100;0)*IF(OR(VALUE([.A48])=3;VALUE([.A48])=8;VALUE([.A48])=13);-1;1)" office:value-type="float" office:value="14215.43" calcext:value-type="float">
            <text:p>14.215,43</text:p>
          </table:table-cell>
          <table:table-cell table:style-name="ce25" table:formula="of:=MID([$'Compras-Ali'.$A48];[$Tablas.$E$37];[$Tablas.$G$37])" office:value-type="string" office:string-value="0004" calcext:value-type="string">
            <text:p>0004</text:p>
          </table:table-cell>
          <table:table-cell table:style-name="ce28" table:formula="of:=IF([$'Compras-Ali'.$A48]&lt;&gt;&quot;&quot;;VALUE(MID([$'Compras-Ali'.$A48];[$Tablas.$E$38];[$Tablas.$G$38]))/100;0)*IF(OR(VALUE([.A48])=3;VALUE([.A48])=8;VALUE([.A48])=13);-1;1)" office:value-type="float" office:value="1492.62" calcext:value-type="float">
            <text:p>1.492,62</text:p>
          </table:table-cell>
          <table:table-cell table:number-columns-repeated="1016"/>
        </table:table-row>
        <table:table-row table:style-name="ro1">
          <table:table-cell table:style-name="ce25" table:formula="of:=MID([$'Compras-Ali'.$A49];[$Tablas.$E$31];[$Tablas.$G$31])" office:value-type="string" office:string-value="001" calcext:value-type="string">
            <text:p>001</text:p>
          </table:table-cell>
          <table:table-cell table:style-name="ce25" table:formula="of:=MID([$'Compras-Ali'.$A49];[$Tablas.$E$32];[$Tablas.$G$32])" office:value-type="string" office:string-value="00060" calcext:value-type="string">
            <text:p>00060</text:p>
          </table:table-cell>
          <table:table-cell table:style-name="ce25" table:formula="of:=MID([$'Compras-Ali'.$A49];[$Tablas.$E$33];[$Tablas.$G$33])" office:value-type="string" office:string-value="00000000000000000158" calcext:value-type="string">
            <text:p>00000000000000000158</text:p>
          </table:table-cell>
          <table:table-cell table:style-name="ce25" table:formula="of:=MID([$'Compras-Ali'.$A49];[$Tablas.$E$34];[$Tablas.$G$34])" office:value-type="string" office:string-value="80" calcext:value-type="string">
            <text:p>80</text:p>
          </table:table-cell>
          <table:table-cell table:style-name="ce25" table:formula="of:=MID([$'Compras-Ali'.$A49];[$Tablas.$E$35];[$Tablas.$G$35])" office:value-type="string" office:string-value="00000000030707964053" calcext:value-type="string">
            <text:p>00000000030707964053</text:p>
          </table:table-cell>
          <table:table-cell table:style-name="ce28" table:formula="of:=IF([$'Compras-Ali'.$A49]&lt;&gt;&quot;&quot;;VALUE(MID([$'Compras-Ali'.$A49];[$Tablas.$E$36];[$Tablas.$G$36]))/100;0)*IF(OR(VALUE([.A49])=3;VALUE([.A49])=8;VALUE([.A49])=13);-1;1)" office:value-type="float" office:value="50" calcext:value-type="float">
            <text:p>50,00</text:p>
          </table:table-cell>
          <table:table-cell table:style-name="ce25" table:formula="of:=MID([$'Compras-Ali'.$A49];[$Tablas.$E$37];[$Tablas.$G$37])" office:value-type="string" office:string-value="0005" calcext:value-type="string">
            <text:p>0005</text:p>
          </table:table-cell>
          <table:table-cell table:style-name="ce28" table:formula="of:=IF([$'Compras-Ali'.$A49]&lt;&gt;&quot;&quot;;VALUE(MID([$'Compras-Ali'.$A49];[$Tablas.$E$38];[$Tablas.$G$38]))/100;0)*IF(OR(VALUE([.A49])=3;VALUE([.A49])=8;VALUE([.A49])=13);-1;1)" office:value-type="float" office:value="10.5" calcext:value-type="float">
            <text:p>10,50</text:p>
          </table:table-cell>
          <table:table-cell table:number-columns-repeated="1016"/>
        </table:table-row>
        <table:table-row table:style-name="ro1">
          <table:table-cell table:style-name="ce25" table:formula="of:=MID([$'Compras-Ali'.$A50];[$Tablas.$E$31];[$Tablas.$G$31])" office:value-type="string" office:string-value="001" calcext:value-type="string">
            <text:p>001</text:p>
          </table:table-cell>
          <table:table-cell table:style-name="ce25" table:formula="of:=MID([$'Compras-Ali'.$A50];[$Tablas.$E$32];[$Tablas.$G$32])" office:value-type="string" office:string-value="00060" calcext:value-type="string">
            <text:p>00060</text:p>
          </table:table-cell>
          <table:table-cell table:style-name="ce25" table:formula="of:=MID([$'Compras-Ali'.$A50];[$Tablas.$E$33];[$Tablas.$G$33])" office:value-type="string" office:string-value="00000000000000000158" calcext:value-type="string">
            <text:p>00000000000000000158</text:p>
          </table:table-cell>
          <table:table-cell table:style-name="ce25" table:formula="of:=MID([$'Compras-Ali'.$A50];[$Tablas.$E$34];[$Tablas.$G$34])" office:value-type="string" office:string-value="80" calcext:value-type="string">
            <text:p>80</text:p>
          </table:table-cell>
          <table:table-cell table:style-name="ce25" table:formula="of:=MID([$'Compras-Ali'.$A50];[$Tablas.$E$35];[$Tablas.$G$35])" office:value-type="string" office:string-value="00000000030707964053" calcext:value-type="string">
            <text:p>00000000030707964053</text:p>
          </table:table-cell>
          <table:table-cell table:style-name="ce28" table:formula="of:=IF([$'Compras-Ali'.$A50]&lt;&gt;&quot;&quot;;VALUE(MID([$'Compras-Ali'.$A50];[$Tablas.$E$36];[$Tablas.$G$36]))/100;0)*IF(OR(VALUE([.A50])=3;VALUE([.A50])=8;VALUE([.A50])=13);-1;1)" office:value-type="float" office:value="1394" calcext:value-type="float">
            <text:p>1.394,00</text:p>
          </table:table-cell>
          <table:table-cell table:style-name="ce25" table:formula="of:=MID([$'Compras-Ali'.$A50];[$Tablas.$E$37];[$Tablas.$G$37])" office:value-type="string" office:string-value="0004" calcext:value-type="string">
            <text:p>0004</text:p>
          </table:table-cell>
          <table:table-cell table:style-name="ce28" table:formula="of:=IF([$'Compras-Ali'.$A50]&lt;&gt;&quot;&quot;;VALUE(MID([$'Compras-Ali'.$A50];[$Tablas.$E$38];[$Tablas.$G$38]))/100;0)*IF(OR(VALUE([.A50])=3;VALUE([.A50])=8;VALUE([.A50])=13);-1;1)" office:value-type="float" office:value="146.37" calcext:value-type="float">
            <text:p>146,37</text:p>
          </table:table-cell>
          <table:table-cell table:number-columns-repeated="1016"/>
        </table:table-row>
        <table:table-row table:style-name="ro1">
          <table:table-cell table:style-name="ce25" table:formula="of:=MID([$'Compras-Ali'.$A51];[$Tablas.$E$31];[$Tablas.$G$31])" office:value-type="string" office:string-value="001" calcext:value-type="string">
            <text:p>001</text:p>
          </table:table-cell>
          <table:table-cell table:style-name="ce25" table:formula="of:=MID([$'Compras-Ali'.$A51];[$Tablas.$E$32];[$Tablas.$G$32])" office:value-type="string" office:string-value="00004" calcext:value-type="string">
            <text:p>00004</text:p>
          </table:table-cell>
          <table:table-cell table:style-name="ce25" table:formula="of:=MID([$'Compras-Ali'.$A51];[$Tablas.$E$33];[$Tablas.$G$33])" office:value-type="string" office:string-value="00000000000000003193" calcext:value-type="string">
            <text:p>00000000000000003193</text:p>
          </table:table-cell>
          <table:table-cell table:style-name="ce25" table:formula="of:=MID([$'Compras-Ali'.$A51];[$Tablas.$E$34];[$Tablas.$G$34])" office:value-type="string" office:string-value="80" calcext:value-type="string">
            <text:p>80</text:p>
          </table:table-cell>
          <table:table-cell table:style-name="ce25" table:formula="of:=MID([$'Compras-Ali'.$A51];[$Tablas.$E$35];[$Tablas.$G$35])" office:value-type="string" office:string-value="00000000020282237203" calcext:value-type="string">
            <text:p>00000000020282237203</text:p>
          </table:table-cell>
          <table:table-cell table:style-name="ce28" table:formula="of:=IF([$'Compras-Ali'.$A51]&lt;&gt;&quot;&quot;;VALUE(MID([$'Compras-Ali'.$A51];[$Tablas.$E$36];[$Tablas.$G$36]))/100;0)*IF(OR(VALUE([.A51])=3;VALUE([.A51])=8;VALUE([.A51])=13);-1;1)" office:value-type="float" office:value="16047.52" calcext:value-type="float">
            <text:p>16.047,52</text:p>
          </table:table-cell>
          <table:table-cell table:style-name="ce25" table:formula="of:=MID([$'Compras-Ali'.$A51];[$Tablas.$E$37];[$Tablas.$G$37])" office:value-type="string" office:string-value="0005" calcext:value-type="string">
            <text:p>0005</text:p>
          </table:table-cell>
          <table:table-cell table:style-name="ce28" table:formula="of:=IF([$'Compras-Ali'.$A51]&lt;&gt;&quot;&quot;;VALUE(MID([$'Compras-Ali'.$A51];[$Tablas.$E$38];[$Tablas.$G$38]))/100;0)*IF(OR(VALUE([.A51])=3;VALUE([.A51])=8;VALUE([.A51])=13);-1;1)" office:value-type="float" office:value="3369.98" calcext:value-type="float">
            <text:p>3.369,98</text:p>
          </table:table-cell>
          <table:table-cell table:number-columns-repeated="1016"/>
        </table:table-row>
        <table:table-row table:style-name="ro1">
          <table:table-cell table:style-name="ce25" table:formula="of:=MID([$'Compras-Ali'.$A52];[$Tablas.$E$31];[$Tablas.$G$31])" office:value-type="string" office:string-value="001" calcext:value-type="string">
            <text:p>001</text:p>
          </table:table-cell>
          <table:table-cell table:style-name="ce25" table:formula="of:=MID([$'Compras-Ali'.$A52];[$Tablas.$E$32];[$Tablas.$G$32])" office:value-type="string" office:string-value="00884" calcext:value-type="string">
            <text:p>00884</text:p>
          </table:table-cell>
          <table:table-cell table:style-name="ce25" table:formula="of:=MID([$'Compras-Ali'.$A52];[$Tablas.$E$33];[$Tablas.$G$33])" office:value-type="string" office:string-value="00000000000000030781" calcext:value-type="string">
            <text:p>00000000000000030781</text:p>
          </table:table-cell>
          <table:table-cell table:style-name="ce25" table:formula="of:=MID([$'Compras-Ali'.$A52];[$Tablas.$E$34];[$Tablas.$G$34])" office:value-type="string" office:string-value="80" calcext:value-type="string">
            <text:p>80</text:p>
          </table:table-cell>
          <table:table-cell table:style-name="ce25" table:formula="of:=MID([$'Compras-Ali'.$A52];[$Tablas.$E$35];[$Tablas.$G$35])" office:value-type="string" office:string-value="00000000030507950848" calcext:value-type="string">
            <text:p>00000000030507950848</text:p>
          </table:table-cell>
          <table:table-cell table:style-name="ce28" table:formula="of:=IF([$'Compras-Ali'.$A52]&lt;&gt;&quot;&quot;;VALUE(MID([$'Compras-Ali'.$A52];[$Tablas.$E$36];[$Tablas.$G$36]))/100;0)*IF(OR(VALUE([.A52])=3;VALUE([.A52])=8;VALUE([.A52])=13);-1;1)" office:value-type="float" office:value="29293.29" calcext:value-type="float">
            <text:p>29.293,29</text:p>
          </table:table-cell>
          <table:table-cell table:style-name="ce25" table:formula="of:=MID([$'Compras-Ali'.$A52];[$Tablas.$E$37];[$Tablas.$G$37])" office:value-type="string" office:string-value="0005" calcext:value-type="string">
            <text:p>0005</text:p>
          </table:table-cell>
          <table:table-cell table:style-name="ce28" table:formula="of:=IF([$'Compras-Ali'.$A52]&lt;&gt;&quot;&quot;;VALUE(MID([$'Compras-Ali'.$A52];[$Tablas.$E$38];[$Tablas.$G$38]))/100;0)*IF(OR(VALUE([.A52])=3;VALUE([.A52])=8;VALUE([.A52])=13);-1;1)" office:value-type="float" office:value="6151.59" calcext:value-type="float">
            <text:p>6.151,59</text:p>
          </table:table-cell>
          <table:table-cell table:number-columns-repeated="1016"/>
        </table:table-row>
        <table:table-row table:style-name="ro1">
          <table:table-cell table:style-name="ce25" table:formula="of:=MID([$'Compras-Ali'.$A53];[$Tablas.$E$31];[$Tablas.$G$31])" office:value-type="string" office:string-value="003" calcext:value-type="string">
            <text:p>003</text:p>
          </table:table-cell>
          <table:table-cell table:style-name="ce25" table:formula="of:=MID([$'Compras-Ali'.$A53];[$Tablas.$E$32];[$Tablas.$G$32])" office:value-type="string" office:string-value="02172" calcext:value-type="string">
            <text:p>02172</text:p>
          </table:table-cell>
          <table:table-cell table:style-name="ce25" table:formula="of:=MID([$'Compras-Ali'.$A53];[$Tablas.$E$33];[$Tablas.$G$33])" office:value-type="string" office:string-value="00000000000000009723" calcext:value-type="string">
            <text:p>00000000000000009723</text:p>
          </table:table-cell>
          <table:table-cell table:style-name="ce25" table:formula="of:=MID([$'Compras-Ali'.$A53];[$Tablas.$E$34];[$Tablas.$G$34])" office:value-type="string" office:string-value="80" calcext:value-type="string">
            <text:p>80</text:p>
          </table:table-cell>
          <table:table-cell table:style-name="ce25" table:formula="of:=MID([$'Compras-Ali'.$A53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53]&lt;&gt;&quot;&quot;;VALUE(MID([$'Compras-Ali'.$A53];[$Tablas.$E$36];[$Tablas.$G$36]))/100;0)*IF(OR(VALUE([.A53])=3;VALUE([.A53])=8;VALUE([.A53])=13);-1;1)" office:value-type="float" office:value="-2922.86" calcext:value-type="float">
            <text:p>-2.922,86</text:p>
          </table:table-cell>
          <table:table-cell table:style-name="ce25" table:formula="of:=MID([$'Compras-Ali'.$A53];[$Tablas.$E$37];[$Tablas.$G$37])" office:value-type="string" office:string-value="0005" calcext:value-type="string">
            <text:p>0005</text:p>
          </table:table-cell>
          <table:table-cell table:style-name="ce28" table:formula="of:=IF([$'Compras-Ali'.$A53]&lt;&gt;&quot;&quot;;VALUE(MID([$'Compras-Ali'.$A53];[$Tablas.$E$38];[$Tablas.$G$38]))/100;0)*IF(OR(VALUE([.A53])=3;VALUE([.A53])=8;VALUE([.A53])=13);-1;1)" office:value-type="float" office:value="-613.8" calcext:value-type="float">
            <text:p>-613,80</text:p>
          </table:table-cell>
          <table:table-cell table:number-columns-repeated="1016"/>
        </table:table-row>
        <table:table-row table:style-name="ro1">
          <table:table-cell table:style-name="ce25" table:formula="of:=MID([$'Compras-Ali'.$A54];[$Tablas.$E$31];[$Tablas.$G$31])" office:value-type="string" office:string-value="003" calcext:value-type="string">
            <text:p>003</text:p>
          </table:table-cell>
          <table:table-cell table:style-name="ce25" table:formula="of:=MID([$'Compras-Ali'.$A54];[$Tablas.$E$32];[$Tablas.$G$32])" office:value-type="string" office:string-value="02172" calcext:value-type="string">
            <text:p>02172</text:p>
          </table:table-cell>
          <table:table-cell table:style-name="ce25" table:formula="of:=MID([$'Compras-Ali'.$A54];[$Tablas.$E$33];[$Tablas.$G$33])" office:value-type="string" office:string-value="00000000000000009722" calcext:value-type="string">
            <text:p>00000000000000009722</text:p>
          </table:table-cell>
          <table:table-cell table:style-name="ce25" table:formula="of:=MID([$'Compras-Ali'.$A54];[$Tablas.$E$34];[$Tablas.$G$34])" office:value-type="string" office:string-value="80" calcext:value-type="string">
            <text:p>80</text:p>
          </table:table-cell>
          <table:table-cell table:style-name="ce25" table:formula="of:=MID([$'Compras-Ali'.$A54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54]&lt;&gt;&quot;&quot;;VALUE(MID([$'Compras-Ali'.$A54];[$Tablas.$E$36];[$Tablas.$G$36]))/100;0)*IF(OR(VALUE([.A54])=3;VALUE([.A54])=8;VALUE([.A54])=13);-1;1)" office:value-type="float" office:value="-1177.52" calcext:value-type="float">
            <text:p>-1.177,52</text:p>
          </table:table-cell>
          <table:table-cell table:style-name="ce25" table:formula="of:=MID([$'Compras-Ali'.$A54];[$Tablas.$E$37];[$Tablas.$G$37])" office:value-type="string" office:string-value="0005" calcext:value-type="string">
            <text:p>0005</text:p>
          </table:table-cell>
          <table:table-cell table:style-name="ce28" table:formula="of:=IF([$'Compras-Ali'.$A54]&lt;&gt;&quot;&quot;;VALUE(MID([$'Compras-Ali'.$A54];[$Tablas.$E$38];[$Tablas.$G$38]))/100;0)*IF(OR(VALUE([.A54])=3;VALUE([.A54])=8;VALUE([.A54])=13);-1;1)" office:value-type="float" office:value="-247.28" calcext:value-type="float">
            <text:p>-247,28</text:p>
          </table:table-cell>
          <table:table-cell table:number-columns-repeated="1016"/>
        </table:table-row>
        <table:table-row table:style-name="ro1">
          <table:table-cell table:style-name="ce25" table:formula="of:=MID([$'Compras-Ali'.$A55];[$Tablas.$E$31];[$Tablas.$G$31])" office:value-type="string" office:string-value="001" calcext:value-type="string">
            <text:p>001</text:p>
          </table:table-cell>
          <table:table-cell table:style-name="ce25" table:formula="of:=MID([$'Compras-Ali'.$A55];[$Tablas.$E$32];[$Tablas.$G$32])" office:value-type="string" office:string-value="02019" calcext:value-type="string">
            <text:p>02019</text:p>
          </table:table-cell>
          <table:table-cell table:style-name="ce25" table:formula="of:=MID([$'Compras-Ali'.$A55];[$Tablas.$E$33];[$Tablas.$G$33])" office:value-type="string" office:string-value="00000000000000371956" calcext:value-type="string">
            <text:p>00000000000000371956</text:p>
          </table:table-cell>
          <table:table-cell table:style-name="ce25" table:formula="of:=MID([$'Compras-Ali'.$A55];[$Tablas.$E$34];[$Tablas.$G$34])" office:value-type="string" office:string-value="80" calcext:value-type="string">
            <text:p>80</text:p>
          </table:table-cell>
          <table:table-cell table:style-name="ce25" table:formula="of:=MID([$'Compras-Ali'.$A55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55]&lt;&gt;&quot;&quot;;VALUE(MID([$'Compras-Ali'.$A55];[$Tablas.$E$36];[$Tablas.$G$36]))/100;0)*IF(OR(VALUE([.A55])=3;VALUE([.A55])=8;VALUE([.A55])=13);-1;1)" office:value-type="float" office:value="6235.52" calcext:value-type="float">
            <text:p>6.235,52</text:p>
          </table:table-cell>
          <table:table-cell table:style-name="ce25" table:formula="of:=MID([$'Compras-Ali'.$A55];[$Tablas.$E$37];[$Tablas.$G$37])" office:value-type="string" office:string-value="0005" calcext:value-type="string">
            <text:p>0005</text:p>
          </table:table-cell>
          <table:table-cell table:style-name="ce28" table:formula="of:=IF([$'Compras-Ali'.$A55]&lt;&gt;&quot;&quot;;VALUE(MID([$'Compras-Ali'.$A55];[$Tablas.$E$38];[$Tablas.$G$38]))/100;0)*IF(OR(VALUE([.A55])=3;VALUE([.A55])=8;VALUE([.A55])=13);-1;1)" office:value-type="float" office:value="1309.46" calcext:value-type="float">
            <text:p>1.309,46</text:p>
          </table:table-cell>
          <table:table-cell table:number-columns-repeated="1016"/>
        </table:table-row>
        <table:table-row table:style-name="ro1">
          <table:table-cell table:style-name="ce25" table:formula="of:=MID([$'Compras-Ali'.$A56];[$Tablas.$E$31];[$Tablas.$G$31])" office:value-type="string" office:string-value="001" calcext:value-type="string">
            <text:p>001</text:p>
          </table:table-cell>
          <table:table-cell table:style-name="ce25" table:formula="of:=MID([$'Compras-Ali'.$A56];[$Tablas.$E$32];[$Tablas.$G$32])" office:value-type="string" office:string-value="02019" calcext:value-type="string">
            <text:p>02019</text:p>
          </table:table-cell>
          <table:table-cell table:style-name="ce25" table:formula="of:=MID([$'Compras-Ali'.$A56];[$Tablas.$E$33];[$Tablas.$G$33])" office:value-type="string" office:string-value="00000000000000371958" calcext:value-type="string">
            <text:p>00000000000000371958</text:p>
          </table:table-cell>
          <table:table-cell table:style-name="ce25" table:formula="of:=MID([$'Compras-Ali'.$A56];[$Tablas.$E$34];[$Tablas.$G$34])" office:value-type="string" office:string-value="80" calcext:value-type="string">
            <text:p>80</text:p>
          </table:table-cell>
          <table:table-cell table:style-name="ce25" table:formula="of:=MID([$'Compras-Ali'.$A56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56]&lt;&gt;&quot;&quot;;VALUE(MID([$'Compras-Ali'.$A56];[$Tablas.$E$36];[$Tablas.$G$36]))/100;0)*IF(OR(VALUE([.A56])=3;VALUE([.A56])=8;VALUE([.A56])=13);-1;1)" office:value-type="float" office:value="5955.62" calcext:value-type="float">
            <text:p>5.955,62</text:p>
          </table:table-cell>
          <table:table-cell table:style-name="ce25" table:formula="of:=MID([$'Compras-Ali'.$A56];[$Tablas.$E$37];[$Tablas.$G$37])" office:value-type="string" office:string-value="0005" calcext:value-type="string">
            <text:p>0005</text:p>
          </table:table-cell>
          <table:table-cell table:style-name="ce28" table:formula="of:=IF([$'Compras-Ali'.$A56]&lt;&gt;&quot;&quot;;VALUE(MID([$'Compras-Ali'.$A56];[$Tablas.$E$38];[$Tablas.$G$38]))/100;0)*IF(OR(VALUE([.A56])=3;VALUE([.A56])=8;VALUE([.A56])=13);-1;1)" office:value-type="float" office:value="1250.68" calcext:value-type="float">
            <text:p>1.250,68</text:p>
          </table:table-cell>
          <table:table-cell table:number-columns-repeated="1016"/>
        </table:table-row>
        <table:table-row table:style-name="ro1">
          <table:table-cell table:style-name="ce25" table:formula="of:=MID([$'Compras-Ali'.$A57];[$Tablas.$E$31];[$Tablas.$G$31])" office:value-type="string" office:string-value="001" calcext:value-type="string">
            <text:p>001</text:p>
          </table:table-cell>
          <table:table-cell table:style-name="ce25" table:formula="of:=MID([$'Compras-Ali'.$A57];[$Tablas.$E$32];[$Tablas.$G$32])" office:value-type="string" office:string-value="02019" calcext:value-type="string">
            <text:p>02019</text:p>
          </table:table-cell>
          <table:table-cell table:style-name="ce25" table:formula="of:=MID([$'Compras-Ali'.$A57];[$Tablas.$E$33];[$Tablas.$G$33])" office:value-type="string" office:string-value="00000000000000371957" calcext:value-type="string">
            <text:p>00000000000000371957</text:p>
          </table:table-cell>
          <table:table-cell table:style-name="ce25" table:formula="of:=MID([$'Compras-Ali'.$A57];[$Tablas.$E$34];[$Tablas.$G$34])" office:value-type="string" office:string-value="80" calcext:value-type="string">
            <text:p>80</text:p>
          </table:table-cell>
          <table:table-cell table:style-name="ce25" table:formula="of:=MID([$'Compras-Ali'.$A57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57]&lt;&gt;&quot;&quot;;VALUE(MID([$'Compras-Ali'.$A57];[$Tablas.$E$36];[$Tablas.$G$36]))/100;0)*IF(OR(VALUE([.A57])=3;VALUE([.A57])=8;VALUE([.A57])=13);-1;1)" office:value-type="float" office:value="6948.19" calcext:value-type="float">
            <text:p>6.948,19</text:p>
          </table:table-cell>
          <table:table-cell table:style-name="ce25" table:formula="of:=MID([$'Compras-Ali'.$A57];[$Tablas.$E$37];[$Tablas.$G$37])" office:value-type="string" office:string-value="0005" calcext:value-type="string">
            <text:p>0005</text:p>
          </table:table-cell>
          <table:table-cell table:style-name="ce28" table:formula="of:=IF([$'Compras-Ali'.$A57]&lt;&gt;&quot;&quot;;VALUE(MID([$'Compras-Ali'.$A57];[$Tablas.$E$38];[$Tablas.$G$38]))/100;0)*IF(OR(VALUE([.A57])=3;VALUE([.A57])=8;VALUE([.A57])=13);-1;1)" office:value-type="float" office:value="1459.12" calcext:value-type="float">
            <text:p>1.459,12</text:p>
          </table:table-cell>
          <table:table-cell table:number-columns-repeated="1016"/>
        </table:table-row>
        <table:table-row table:style-name="ro1">
          <table:table-cell table:style-name="ce25" table:formula="of:=MID([$'Compras-Ali'.$A58];[$Tablas.$E$31];[$Tablas.$G$31])" office:value-type="string" office:string-value="001" calcext:value-type="string">
            <text:p>001</text:p>
          </table:table-cell>
          <table:table-cell table:style-name="ce25" table:formula="of:=MID([$'Compras-Ali'.$A58];[$Tablas.$E$32];[$Tablas.$G$32])" office:value-type="string" office:string-value="00021" calcext:value-type="string">
            <text:p>00021</text:p>
          </table:table-cell>
          <table:table-cell table:style-name="ce25" table:formula="of:=MID([$'Compras-Ali'.$A58];[$Tablas.$E$33];[$Tablas.$G$33])" office:value-type="string" office:string-value="00000000000000075517" calcext:value-type="string">
            <text:p>00000000000000075517</text:p>
          </table:table-cell>
          <table:table-cell table:style-name="ce25" table:formula="of:=MID([$'Compras-Ali'.$A58];[$Tablas.$E$34];[$Tablas.$G$34])" office:value-type="string" office:string-value="80" calcext:value-type="string">
            <text:p>80</text:p>
          </table:table-cell>
          <table:table-cell table:style-name="ce25" table:formula="of:=MID([$'Compras-Ali'.$A58];[$Tablas.$E$35];[$Tablas.$G$35])" office:value-type="string" office:string-value="00000000030708796065" calcext:value-type="string">
            <text:p>00000000030708796065</text:p>
          </table:table-cell>
          <table:table-cell table:style-name="ce28" table:formula="of:=IF([$'Compras-Ali'.$A58]&lt;&gt;&quot;&quot;;VALUE(MID([$'Compras-Ali'.$A58];[$Tablas.$E$36];[$Tablas.$G$36]))/100;0)*IF(OR(VALUE([.A58])=3;VALUE([.A58])=8;VALUE([.A58])=13);-1;1)" office:value-type="float" office:value="23310.57" calcext:value-type="float">
            <text:p>23.310,57</text:p>
          </table:table-cell>
          <table:table-cell table:style-name="ce25" table:formula="of:=MID([$'Compras-Ali'.$A58];[$Tablas.$E$37];[$Tablas.$G$37])" office:value-type="string" office:string-value="0005" calcext:value-type="string">
            <text:p>0005</text:p>
          </table:table-cell>
          <table:table-cell table:style-name="ce28" table:formula="of:=IF([$'Compras-Ali'.$A58]&lt;&gt;&quot;&quot;;VALUE(MID([$'Compras-Ali'.$A58];[$Tablas.$E$38];[$Tablas.$G$38]))/100;0)*IF(OR(VALUE([.A58])=3;VALUE([.A58])=8;VALUE([.A58])=13);-1;1)" office:value-type="float" office:value="4895.22" calcext:value-type="float">
            <text:p>4.895,22</text:p>
          </table:table-cell>
          <table:table-cell table:number-columns-repeated="1016"/>
        </table:table-row>
        <table:table-row table:style-name="ro1">
          <table:table-cell table:style-name="ce25" table:formula="of:=MID([$'Compras-Ali'.$A59];[$Tablas.$E$31];[$Tablas.$G$31])" office:value-type="string" office:string-value="001" calcext:value-type="string">
            <text:p>001</text:p>
          </table:table-cell>
          <table:table-cell table:style-name="ce25" table:formula="of:=MID([$'Compras-Ali'.$A59];[$Tablas.$E$32];[$Tablas.$G$32])" office:value-type="string" office:string-value="01006" calcext:value-type="string">
            <text:p>01006</text:p>
          </table:table-cell>
          <table:table-cell table:style-name="ce25" table:formula="of:=MID([$'Compras-Ali'.$A59];[$Tablas.$E$33];[$Tablas.$G$33])" office:value-type="string" office:string-value="00000000000000157981" calcext:value-type="string">
            <text:p>00000000000000157981</text:p>
          </table:table-cell>
          <table:table-cell table:style-name="ce25" table:formula="of:=MID([$'Compras-Ali'.$A59];[$Tablas.$E$34];[$Tablas.$G$34])" office:value-type="string" office:string-value="80" calcext:value-type="string">
            <text:p>80</text:p>
          </table:table-cell>
          <table:table-cell table:style-name="ce25" table:formula="of:=MID([$'Compras-Ali'.$A59];[$Tablas.$E$35];[$Tablas.$G$35])" office:value-type="string" office:string-value="00000000030547751252" calcext:value-type="string">
            <text:p>00000000030547751252</text:p>
          </table:table-cell>
          <table:table-cell table:style-name="ce28" table:formula="of:=IF([$'Compras-Ali'.$A59]&lt;&gt;&quot;&quot;;VALUE(MID([$'Compras-Ali'.$A59];[$Tablas.$E$36];[$Tablas.$G$36]))/100;0)*IF(OR(VALUE([.A59])=3;VALUE([.A59])=8;VALUE([.A59])=13);-1;1)" office:value-type="float" office:value="17183.81" calcext:value-type="float">
            <text:p>17.183,81</text:p>
          </table:table-cell>
          <table:table-cell table:style-name="ce25" table:formula="of:=MID([$'Compras-Ali'.$A59];[$Tablas.$E$37];[$Tablas.$G$37])" office:value-type="string" office:string-value="0005" calcext:value-type="string">
            <text:p>0005</text:p>
          </table:table-cell>
          <table:table-cell table:style-name="ce28" table:formula="of:=IF([$'Compras-Ali'.$A59]&lt;&gt;&quot;&quot;;VALUE(MID([$'Compras-Ali'.$A59];[$Tablas.$E$38];[$Tablas.$G$38]))/100;0)*IF(OR(VALUE([.A59])=3;VALUE([.A59])=8;VALUE([.A59])=13);-1;1)" office:value-type="float" office:value="3608.6" calcext:value-type="float">
            <text:p>3.608,60</text:p>
          </table:table-cell>
          <table:table-cell table:number-columns-repeated="1016"/>
        </table:table-row>
        <table:table-row table:style-name="ro1">
          <table:table-cell table:style-name="ce25" table:formula="of:=MID([$'Compras-Ali'.$A60];[$Tablas.$E$31];[$Tablas.$G$31])" office:value-type="string" office:string-value="001" calcext:value-type="string">
            <text:p>001</text:p>
          </table:table-cell>
          <table:table-cell table:style-name="ce25" table:formula="of:=MID([$'Compras-Ali'.$A60];[$Tablas.$E$32];[$Tablas.$G$32])" office:value-type="string" office:string-value="00007" calcext:value-type="string">
            <text:p>00007</text:p>
          </table:table-cell>
          <table:table-cell table:style-name="ce25" table:formula="of:=MID([$'Compras-Ali'.$A60];[$Tablas.$E$33];[$Tablas.$G$33])" office:value-type="string" office:string-value="00000000000000178758" calcext:value-type="string">
            <text:p>00000000000000178758</text:p>
          </table:table-cell>
          <table:table-cell table:style-name="ce25" table:formula="of:=MID([$'Compras-Ali'.$A60];[$Tablas.$E$34];[$Tablas.$G$34])" office:value-type="string" office:string-value="80" calcext:value-type="string">
            <text:p>80</text:p>
          </table:table-cell>
          <table:table-cell table:style-name="ce25" table:formula="of:=MID([$'Compras-Ali'.$A60];[$Tablas.$E$35];[$Tablas.$G$35])" office:value-type="string" office:string-value="00000000020133177249" calcext:value-type="string">
            <text:p>00000000020133177249</text:p>
          </table:table-cell>
          <table:table-cell table:style-name="ce28" table:formula="of:=IF([$'Compras-Ali'.$A60]&lt;&gt;&quot;&quot;;VALUE(MID([$'Compras-Ali'.$A60];[$Tablas.$E$36];[$Tablas.$G$36]))/100;0)*IF(OR(VALUE([.A60])=3;VALUE([.A60])=8;VALUE([.A60])=13);-1;1)" office:value-type="float" office:value="4856.1" calcext:value-type="float">
            <text:p>4.856,10</text:p>
          </table:table-cell>
          <table:table-cell table:style-name="ce25" table:formula="of:=MID([$'Compras-Ali'.$A60];[$Tablas.$E$37];[$Tablas.$G$37])" office:value-type="string" office:string-value="0005" calcext:value-type="string">
            <text:p>0005</text:p>
          </table:table-cell>
          <table:table-cell table:style-name="ce28" table:formula="of:=IF([$'Compras-Ali'.$A60]&lt;&gt;&quot;&quot;;VALUE(MID([$'Compras-Ali'.$A60];[$Tablas.$E$38];[$Tablas.$G$38]))/100;0)*IF(OR(VALUE([.A60])=3;VALUE([.A60])=8;VALUE([.A60])=13);-1;1)" office:value-type="float" office:value="1019.78" calcext:value-type="float">
            <text:p>1.019,78</text:p>
          </table:table-cell>
          <table:table-cell table:number-columns-repeated="1016"/>
        </table:table-row>
        <table:table-row table:style-name="ro1">
          <table:table-cell table:style-name="ce25" table:formula="of:=MID([$'Compras-Ali'.$A61];[$Tablas.$E$31];[$Tablas.$G$31])" office:value-type="string" office:string-value="001" calcext:value-type="string">
            <text:p>001</text:p>
          </table:table-cell>
          <table:table-cell table:style-name="ce25" table:formula="of:=MID([$'Compras-Ali'.$A61];[$Tablas.$E$32];[$Tablas.$G$32])" office:value-type="string" office:string-value="00007" calcext:value-type="string">
            <text:p>00007</text:p>
          </table:table-cell>
          <table:table-cell table:style-name="ce25" table:formula="of:=MID([$'Compras-Ali'.$A61];[$Tablas.$E$33];[$Tablas.$G$33])" office:value-type="string" office:string-value="00000000000000178762" calcext:value-type="string">
            <text:p>00000000000000178762</text:p>
          </table:table-cell>
          <table:table-cell table:style-name="ce25" table:formula="of:=MID([$'Compras-Ali'.$A61];[$Tablas.$E$34];[$Tablas.$G$34])" office:value-type="string" office:string-value="80" calcext:value-type="string">
            <text:p>80</text:p>
          </table:table-cell>
          <table:table-cell table:style-name="ce25" table:formula="of:=MID([$'Compras-Ali'.$A61];[$Tablas.$E$35];[$Tablas.$G$35])" office:value-type="string" office:string-value="00000000020133177249" calcext:value-type="string">
            <text:p>00000000020133177249</text:p>
          </table:table-cell>
          <table:table-cell table:style-name="ce28" table:formula="of:=IF([$'Compras-Ali'.$A61]&lt;&gt;&quot;&quot;;VALUE(MID([$'Compras-Ali'.$A61];[$Tablas.$E$36];[$Tablas.$G$36]))/100;0)*IF(OR(VALUE([.A61])=3;VALUE([.A61])=8;VALUE([.A61])=13);-1;1)" office:value-type="float" office:value="3419.81" calcext:value-type="float">
            <text:p>3.419,81</text:p>
          </table:table-cell>
          <table:table-cell table:style-name="ce25" table:formula="of:=MID([$'Compras-Ali'.$A61];[$Tablas.$E$37];[$Tablas.$G$37])" office:value-type="string" office:string-value="0005" calcext:value-type="string">
            <text:p>0005</text:p>
          </table:table-cell>
          <table:table-cell table:style-name="ce28" table:formula="of:=IF([$'Compras-Ali'.$A61]&lt;&gt;&quot;&quot;;VALUE(MID([$'Compras-Ali'.$A61];[$Tablas.$E$38];[$Tablas.$G$38]))/100;0)*IF(OR(VALUE([.A61])=3;VALUE([.A61])=8;VALUE([.A61])=13);-1;1)" office:value-type="float" office:value="718.16" calcext:value-type="float">
            <text:p>718,16</text:p>
          </table:table-cell>
          <table:table-cell table:number-columns-repeated="1016"/>
        </table:table-row>
        <table:table-row table:style-name="ro1">
          <table:table-cell table:style-name="ce25" table:formula="of:=MID([$'Compras-Ali'.$A62];[$Tablas.$E$31];[$Tablas.$G$31])" office:value-type="string" office:string-value="001" calcext:value-type="string">
            <text:p>001</text:p>
          </table:table-cell>
          <table:table-cell table:style-name="ce25" table:formula="of:=MID([$'Compras-Ali'.$A62];[$Tablas.$E$32];[$Tablas.$G$32])" office:value-type="string" office:string-value="01006" calcext:value-type="string">
            <text:p>01006</text:p>
          </table:table-cell>
          <table:table-cell table:style-name="ce25" table:formula="of:=MID([$'Compras-Ali'.$A62];[$Tablas.$E$33];[$Tablas.$G$33])" office:value-type="string" office:string-value="00000000000000157998" calcext:value-type="string">
            <text:p>00000000000000157998</text:p>
          </table:table-cell>
          <table:table-cell table:style-name="ce25" table:formula="of:=MID([$'Compras-Ali'.$A62];[$Tablas.$E$34];[$Tablas.$G$34])" office:value-type="string" office:string-value="80" calcext:value-type="string">
            <text:p>80</text:p>
          </table:table-cell>
          <table:table-cell table:style-name="ce25" table:formula="of:=MID([$'Compras-Ali'.$A62];[$Tablas.$E$35];[$Tablas.$G$35])" office:value-type="string" office:string-value="00000000030547751252" calcext:value-type="string">
            <text:p>00000000030547751252</text:p>
          </table:table-cell>
          <table:table-cell table:style-name="ce28" table:formula="of:=IF([$'Compras-Ali'.$A62]&lt;&gt;&quot;&quot;;VALUE(MID([$'Compras-Ali'.$A62];[$Tablas.$E$36];[$Tablas.$G$36]))/100;0)*IF(OR(VALUE([.A62])=3;VALUE([.A62])=8;VALUE([.A62])=13);-1;1)" office:value-type="float" office:value="25095.43" calcext:value-type="float">
            <text:p>25.095,43</text:p>
          </table:table-cell>
          <table:table-cell table:style-name="ce25" table:formula="of:=MID([$'Compras-Ali'.$A62];[$Tablas.$E$37];[$Tablas.$G$37])" office:value-type="string" office:string-value="0005" calcext:value-type="string">
            <text:p>0005</text:p>
          </table:table-cell>
          <table:table-cell table:style-name="ce28" table:formula="of:=IF([$'Compras-Ali'.$A62]&lt;&gt;&quot;&quot;;VALUE(MID([$'Compras-Ali'.$A62];[$Tablas.$E$38];[$Tablas.$G$38]))/100;0)*IF(OR(VALUE([.A62])=3;VALUE([.A62])=8;VALUE([.A62])=13);-1;1)" office:value-type="float" office:value="5270.04" calcext:value-type="float">
            <text:p>5.270,04</text:p>
          </table:table-cell>
          <table:table-cell table:number-columns-repeated="1016"/>
        </table:table-row>
        <table:table-row table:style-name="ro1">
          <table:table-cell table:style-name="ce25" table:formula="of:=MID([$'Compras-Ali'.$A63];[$Tablas.$E$31];[$Tablas.$G$31])" office:value-type="string" office:string-value="001" calcext:value-type="string">
            <text:p>001</text:p>
          </table:table-cell>
          <table:table-cell table:style-name="ce25" table:formula="of:=MID([$'Compras-Ali'.$A63];[$Tablas.$E$32];[$Tablas.$G$32])" office:value-type="string" office:string-value="05093" calcext:value-type="string">
            <text:p>05093</text:p>
          </table:table-cell>
          <table:table-cell table:style-name="ce25" table:formula="of:=MID([$'Compras-Ali'.$A63];[$Tablas.$E$33];[$Tablas.$G$33])" office:value-type="string" office:string-value="00000000000001826527" calcext:value-type="string">
            <text:p>00000000000001826527</text:p>
          </table:table-cell>
          <table:table-cell table:style-name="ce25" table:formula="of:=MID([$'Compras-Ali'.$A63];[$Tablas.$E$34];[$Tablas.$G$34])" office:value-type="string" office:string-value="80" calcext:value-type="string">
            <text:p>80</text:p>
          </table:table-cell>
          <table:table-cell table:style-name="ce25" table:formula="of:=MID([$'Compras-Ali'.$A63];[$Tablas.$E$35];[$Tablas.$G$35])" office:value-type="string" office:string-value="00000000030518408689" calcext:value-type="string">
            <text:p>00000000030518408689</text:p>
          </table:table-cell>
          <table:table-cell table:style-name="ce28" table:formula="of:=IF([$'Compras-Ali'.$A63]&lt;&gt;&quot;&quot;;VALUE(MID([$'Compras-Ali'.$A63];[$Tablas.$E$36];[$Tablas.$G$36]))/100;0)*IF(OR(VALUE([.A63])=3;VALUE([.A63])=8;VALUE([.A63])=13);-1;1)" office:value-type="float" office:value="23563.29" calcext:value-type="float">
            <text:p>23.563,29</text:p>
          </table:table-cell>
          <table:table-cell table:style-name="ce25" table:formula="of:=MID([$'Compras-Ali'.$A63];[$Tablas.$E$37];[$Tablas.$G$37])" office:value-type="string" office:string-value="0005" calcext:value-type="string">
            <text:p>0005</text:p>
          </table:table-cell>
          <table:table-cell table:style-name="ce28" table:formula="of:=IF([$'Compras-Ali'.$A63]&lt;&gt;&quot;&quot;;VALUE(MID([$'Compras-Ali'.$A63];[$Tablas.$E$38];[$Tablas.$G$38]))/100;0)*IF(OR(VALUE([.A63])=3;VALUE([.A63])=8;VALUE([.A63])=13);-1;1)" office:value-type="float" office:value="4948.29" calcext:value-type="float">
            <text:p>4.948,29</text:p>
          </table:table-cell>
          <table:table-cell table:number-columns-repeated="1016"/>
        </table:table-row>
        <table:table-row table:style-name="ro1">
          <table:table-cell table:style-name="ce25" table:formula="of:=MID([$'Compras-Ali'.$A64];[$Tablas.$E$31];[$Tablas.$G$31])" office:value-type="string" office:string-value="001" calcext:value-type="string">
            <text:p>001</text:p>
          </table:table-cell>
          <table:table-cell table:style-name="ce25" table:formula="of:=MID([$'Compras-Ali'.$A64];[$Tablas.$E$32];[$Tablas.$G$32])" office:value-type="string" office:string-value="00001" calcext:value-type="string">
            <text:p>00001</text:p>
          </table:table-cell>
          <table:table-cell table:style-name="ce25" table:formula="of:=MID([$'Compras-Ali'.$A64];[$Tablas.$E$33];[$Tablas.$G$33])" office:value-type="string" office:string-value="00000000000000094533" calcext:value-type="string">
            <text:p>00000000000000094533</text:p>
          </table:table-cell>
          <table:table-cell table:style-name="ce25" table:formula="of:=MID([$'Compras-Ali'.$A64];[$Tablas.$E$34];[$Tablas.$G$34])" office:value-type="string" office:string-value="80" calcext:value-type="string">
            <text:p>80</text:p>
          </table:table-cell>
          <table:table-cell table:style-name="ce25" table:formula="of:=MID([$'Compras-Ali'.$A64];[$Tablas.$E$35];[$Tablas.$G$35])" office:value-type="string" office:string-value="00000000030715422243" calcext:value-type="string">
            <text:p>00000000030715422243</text:p>
          </table:table-cell>
          <table:table-cell table:style-name="ce28" table:formula="of:=IF([$'Compras-Ali'.$A64]&lt;&gt;&quot;&quot;;VALUE(MID([$'Compras-Ali'.$A64];[$Tablas.$E$36];[$Tablas.$G$36]))/100;0)*IF(OR(VALUE([.A64])=3;VALUE([.A64])=8;VALUE([.A64])=13);-1;1)" office:value-type="float" office:value="12337.33" calcext:value-type="float">
            <text:p>12.337,33</text:p>
          </table:table-cell>
          <table:table-cell table:style-name="ce25" table:formula="of:=MID([$'Compras-Ali'.$A64];[$Tablas.$E$37];[$Tablas.$G$37])" office:value-type="string" office:string-value="0005" calcext:value-type="string">
            <text:p>0005</text:p>
          </table:table-cell>
          <table:table-cell table:style-name="ce28" table:formula="of:=IF([$'Compras-Ali'.$A64]&lt;&gt;&quot;&quot;;VALUE(MID([$'Compras-Ali'.$A64];[$Tablas.$E$38];[$Tablas.$G$38]))/100;0)*IF(OR(VALUE([.A64])=3;VALUE([.A64])=8;VALUE([.A64])=13);-1;1)" office:value-type="float" office:value="2590.84" calcext:value-type="float">
            <text:p>2.590,84</text:p>
          </table:table-cell>
          <table:table-cell table:number-columns-repeated="1016"/>
        </table:table-row>
        <table:table-row table:style-name="ro1">
          <table:table-cell table:style-name="ce25" table:formula="of:=MID([$'Compras-Ali'.$A65];[$Tablas.$E$31];[$Tablas.$G$31])" office:value-type="string" office:string-value="001" calcext:value-type="string">
            <text:p>001</text:p>
          </table:table-cell>
          <table:table-cell table:style-name="ce25" table:formula="of:=MID([$'Compras-Ali'.$A65];[$Tablas.$E$32];[$Tablas.$G$32])" office:value-type="string" office:string-value="00001" calcext:value-type="string">
            <text:p>00001</text:p>
          </table:table-cell>
          <table:table-cell table:style-name="ce25" table:formula="of:=MID([$'Compras-Ali'.$A65];[$Tablas.$E$33];[$Tablas.$G$33])" office:value-type="string" office:string-value="00000000000000094534" calcext:value-type="string">
            <text:p>00000000000000094534</text:p>
          </table:table-cell>
          <table:table-cell table:style-name="ce25" table:formula="of:=MID([$'Compras-Ali'.$A65];[$Tablas.$E$34];[$Tablas.$G$34])" office:value-type="string" office:string-value="80" calcext:value-type="string">
            <text:p>80</text:p>
          </table:table-cell>
          <table:table-cell table:style-name="ce25" table:formula="of:=MID([$'Compras-Ali'.$A65];[$Tablas.$E$35];[$Tablas.$G$35])" office:value-type="string" office:string-value="00000000030715422243" calcext:value-type="string">
            <text:p>00000000030715422243</text:p>
          </table:table-cell>
          <table:table-cell table:style-name="ce28" table:formula="of:=IF([$'Compras-Ali'.$A65]&lt;&gt;&quot;&quot;;VALUE(MID([$'Compras-Ali'.$A65];[$Tablas.$E$36];[$Tablas.$G$36]))/100;0)*IF(OR(VALUE([.A65])=3;VALUE([.A65])=8;VALUE([.A65])=13);-1;1)" office:value-type="float" office:value="3725.05" calcext:value-type="float">
            <text:p>3.725,05</text:p>
          </table:table-cell>
          <table:table-cell table:style-name="ce25" table:formula="of:=MID([$'Compras-Ali'.$A65];[$Tablas.$E$37];[$Tablas.$G$37])" office:value-type="string" office:string-value="0005" calcext:value-type="string">
            <text:p>0005</text:p>
          </table:table-cell>
          <table:table-cell table:style-name="ce28" table:formula="of:=IF([$'Compras-Ali'.$A65]&lt;&gt;&quot;&quot;;VALUE(MID([$'Compras-Ali'.$A65];[$Tablas.$E$38];[$Tablas.$G$38]))/100;0)*IF(OR(VALUE([.A65])=3;VALUE([.A65])=8;VALUE([.A65])=13);-1;1)" office:value-type="float" office:value="782.26" calcext:value-type="float">
            <text:p>782,26</text:p>
          </table:table-cell>
          <table:table-cell table:number-columns-repeated="1016"/>
        </table:table-row>
        <table:table-row table:style-name="ro1">
          <table:table-cell table:style-name="ce25" table:formula="of:=MID([$'Compras-Ali'.$A66];[$Tablas.$E$31];[$Tablas.$G$31])" office:value-type="string" office:string-value="001" calcext:value-type="string">
            <text:p>001</text:p>
          </table:table-cell>
          <table:table-cell table:style-name="ce25" table:formula="of:=MID([$'Compras-Ali'.$A66];[$Tablas.$E$32];[$Tablas.$G$32])" office:value-type="string" office:string-value="00020" calcext:value-type="string">
            <text:p>00020</text:p>
          </table:table-cell>
          <table:table-cell table:style-name="ce25" table:formula="of:=MID([$'Compras-Ali'.$A66];[$Tablas.$E$33];[$Tablas.$G$33])" office:value-type="string" office:string-value="00000000000000091027" calcext:value-type="string">
            <text:p>00000000000000091027</text:p>
          </table:table-cell>
          <table:table-cell table:style-name="ce25" table:formula="of:=MID([$'Compras-Ali'.$A66];[$Tablas.$E$34];[$Tablas.$G$34])" office:value-type="string" office:string-value="80" calcext:value-type="string">
            <text:p>80</text:p>
          </table:table-cell>
          <table:table-cell table:style-name="ce25" table:formula="of:=MID([$'Compras-Ali'.$A66];[$Tablas.$E$35];[$Tablas.$G$35])" office:value-type="string" office:string-value="00000000030709442399" calcext:value-type="string">
            <text:p>00000000030709442399</text:p>
          </table:table-cell>
          <table:table-cell table:style-name="ce28" table:formula="of:=IF([$'Compras-Ali'.$A66]&lt;&gt;&quot;&quot;;VALUE(MID([$'Compras-Ali'.$A66];[$Tablas.$E$36];[$Tablas.$G$36]))/100;0)*IF(OR(VALUE([.A66])=3;VALUE([.A66])=8;VALUE([.A66])=13);-1;1)" office:value-type="float" office:value="5324.81" calcext:value-type="float">
            <text:p>5.324,81</text:p>
          </table:table-cell>
          <table:table-cell table:style-name="ce25" table:formula="of:=MID([$'Compras-Ali'.$A66];[$Tablas.$E$37];[$Tablas.$G$37])" office:value-type="string" office:string-value="0005" calcext:value-type="string">
            <text:p>0005</text:p>
          </table:table-cell>
          <table:table-cell table:style-name="ce28" table:formula="of:=IF([$'Compras-Ali'.$A66]&lt;&gt;&quot;&quot;;VALUE(MID([$'Compras-Ali'.$A66];[$Tablas.$E$38];[$Tablas.$G$38]))/100;0)*IF(OR(VALUE([.A66])=3;VALUE([.A66])=8;VALUE([.A66])=13);-1;1)" office:value-type="float" office:value="1118.21" calcext:value-type="float">
            <text:p>1.118,21</text:p>
          </table:table-cell>
          <table:table-cell table:number-columns-repeated="1016"/>
        </table:table-row>
        <table:table-row table:style-name="ro1">
          <table:table-cell table:style-name="ce25" table:formula="of:=MID([$'Compras-Ali'.$A67];[$Tablas.$E$31];[$Tablas.$G$31])" office:value-type="string" office:string-value="001" calcext:value-type="string">
            <text:p>001</text:p>
          </table:table-cell>
          <table:table-cell table:style-name="ce25" table:formula="of:=MID([$'Compras-Ali'.$A67];[$Tablas.$E$32];[$Tablas.$G$32])" office:value-type="string" office:string-value="00080" calcext:value-type="string">
            <text:p>00080</text:p>
          </table:table-cell>
          <table:table-cell table:style-name="ce25" table:formula="of:=MID([$'Compras-Ali'.$A67];[$Tablas.$E$33];[$Tablas.$G$33])" office:value-type="string" office:string-value="00000000000000142008" calcext:value-type="string">
            <text:p>00000000000000142008</text:p>
          </table:table-cell>
          <table:table-cell table:style-name="ce25" table:formula="of:=MID([$'Compras-Ali'.$A67];[$Tablas.$E$34];[$Tablas.$G$34])" office:value-type="string" office:string-value="80" calcext:value-type="string">
            <text:p>80</text:p>
          </table:table-cell>
          <table:table-cell table:style-name="ce25" table:formula="of:=MID([$'Compras-Ali'.$A67];[$Tablas.$E$35];[$Tablas.$G$35])" office:value-type="string" office:string-value="00000000030556381778" calcext:value-type="string">
            <text:p>00000000030556381778</text:p>
          </table:table-cell>
          <table:table-cell table:style-name="ce28" table:formula="of:=IF([$'Compras-Ali'.$A67]&lt;&gt;&quot;&quot;;VALUE(MID([$'Compras-Ali'.$A67];[$Tablas.$E$36];[$Tablas.$G$36]))/100;0)*IF(OR(VALUE([.A67])=3;VALUE([.A67])=8;VALUE([.A67])=13);-1;1)" office:value-type="float" office:value="11492.71" calcext:value-type="float">
            <text:p>11.492,71</text:p>
          </table:table-cell>
          <table:table-cell table:style-name="ce25" table:formula="of:=MID([$'Compras-Ali'.$A67];[$Tablas.$E$37];[$Tablas.$G$37])" office:value-type="string" office:string-value="0005" calcext:value-type="string">
            <text:p>0005</text:p>
          </table:table-cell>
          <table:table-cell table:style-name="ce28" table:formula="of:=IF([$'Compras-Ali'.$A67]&lt;&gt;&quot;&quot;;VALUE(MID([$'Compras-Ali'.$A67];[$Tablas.$E$38];[$Tablas.$G$38]))/100;0)*IF(OR(VALUE([.A67])=3;VALUE([.A67])=8;VALUE([.A67])=13);-1;1)" office:value-type="float" office:value="2413.47" calcext:value-type="float">
            <text:p>2.413,47</text:p>
          </table:table-cell>
          <table:table-cell table:number-columns-repeated="1016"/>
        </table:table-row>
        <table:table-row table:style-name="ro1">
          <table:table-cell table:style-name="ce25" table:formula="of:=MID([$'Compras-Ali'.$A68];[$Tablas.$E$31];[$Tablas.$G$31])" office:value-type="string" office:string-value="001" calcext:value-type="string">
            <text:p>001</text:p>
          </table:table-cell>
          <table:table-cell table:style-name="ce25" table:formula="of:=MID([$'Compras-Ali'.$A68];[$Tablas.$E$32];[$Tablas.$G$32])" office:value-type="string" office:string-value="08073" calcext:value-type="string">
            <text:p>08073</text:p>
          </table:table-cell>
          <table:table-cell table:style-name="ce25" table:formula="of:=MID([$'Compras-Ali'.$A68];[$Tablas.$E$33];[$Tablas.$G$33])" office:value-type="string" office:string-value="00000000000000916222" calcext:value-type="string">
            <text:p>00000000000000916222</text:p>
          </table:table-cell>
          <table:table-cell table:style-name="ce25" table:formula="of:=MID([$'Compras-Ali'.$A68];[$Tablas.$E$34];[$Tablas.$G$34])" office:value-type="string" office:string-value="80" calcext:value-type="string">
            <text:p>80</text:p>
          </table:table-cell>
          <table:table-cell table:style-name="ce25" table:formula="of:=MID([$'Compras-Ali'.$A68];[$Tablas.$E$35];[$Tablas.$G$35])" office:value-type="string" office:string-value="00000000030707210385" calcext:value-type="string">
            <text:p>00000000030707210385</text:p>
          </table:table-cell>
          <table:table-cell table:style-name="ce28" table:formula="of:=IF([$'Compras-Ali'.$A68]&lt;&gt;&quot;&quot;;VALUE(MID([$'Compras-Ali'.$A68];[$Tablas.$E$36];[$Tablas.$G$36]))/100;0)*IF(OR(VALUE([.A68])=3;VALUE([.A68])=8;VALUE([.A68])=13);-1;1)" office:value-type="float" office:value="7551.95" calcext:value-type="float">
            <text:p>7.551,95</text:p>
          </table:table-cell>
          <table:table-cell table:style-name="ce25" table:formula="of:=MID([$'Compras-Ali'.$A68];[$Tablas.$E$37];[$Tablas.$G$37])" office:value-type="string" office:string-value="0005" calcext:value-type="string">
            <text:p>0005</text:p>
          </table:table-cell>
          <table:table-cell table:style-name="ce28" table:formula="of:=IF([$'Compras-Ali'.$A68]&lt;&gt;&quot;&quot;;VALUE(MID([$'Compras-Ali'.$A68];[$Tablas.$E$38];[$Tablas.$G$38]))/100;0)*IF(OR(VALUE([.A68])=3;VALUE([.A68])=8;VALUE([.A68])=13);-1;1)" office:value-type="float" office:value="1585.91" calcext:value-type="float">
            <text:p>1.585,91</text:p>
          </table:table-cell>
          <table:table-cell table:number-columns-repeated="1016"/>
        </table:table-row>
        <table:table-row table:style-name="ro1">
          <table:table-cell table:style-name="ce25" table:formula="of:=MID([$'Compras-Ali'.$A69];[$Tablas.$E$31];[$Tablas.$G$31])" office:value-type="string" office:string-value="001" calcext:value-type="string">
            <text:p>001</text:p>
          </table:table-cell>
          <table:table-cell table:style-name="ce25" table:formula="of:=MID([$'Compras-Ali'.$A69];[$Tablas.$E$32];[$Tablas.$G$32])" office:value-type="string" office:string-value="00014" calcext:value-type="string">
            <text:p>00014</text:p>
          </table:table-cell>
          <table:table-cell table:style-name="ce25" table:formula="of:=MID([$'Compras-Ali'.$A69];[$Tablas.$E$33];[$Tablas.$G$33])" office:value-type="string" office:string-value="00000000000000220302" calcext:value-type="string">
            <text:p>00000000000000220302</text:p>
          </table:table-cell>
          <table:table-cell table:style-name="ce25" table:formula="of:=MID([$'Compras-Ali'.$A69];[$Tablas.$E$34];[$Tablas.$G$34])" office:value-type="string" office:string-value="80" calcext:value-type="string">
            <text:p>80</text:p>
          </table:table-cell>
          <table:table-cell table:style-name="ce25" table:formula="of:=MID([$'Compras-Ali'.$A69];[$Tablas.$E$35];[$Tablas.$G$35])" office:value-type="string" office:string-value="00000000030707249850" calcext:value-type="string">
            <text:p>00000000030707249850</text:p>
          </table:table-cell>
          <table:table-cell table:style-name="ce28" table:formula="of:=IF([$'Compras-Ali'.$A69]&lt;&gt;&quot;&quot;;VALUE(MID([$'Compras-Ali'.$A69];[$Tablas.$E$36];[$Tablas.$G$36]))/100;0)*IF(OR(VALUE([.A69])=3;VALUE([.A69])=8;VALUE([.A69])=13);-1;1)" office:value-type="float" office:value="3470.38" calcext:value-type="float">
            <text:p>3.470,38</text:p>
          </table:table-cell>
          <table:table-cell table:style-name="ce25" table:formula="of:=MID([$'Compras-Ali'.$A69];[$Tablas.$E$37];[$Tablas.$G$37])" office:value-type="string" office:string-value="0005" calcext:value-type="string">
            <text:p>0005</text:p>
          </table:table-cell>
          <table:table-cell table:style-name="ce28" table:formula="of:=IF([$'Compras-Ali'.$A69]&lt;&gt;&quot;&quot;;VALUE(MID([$'Compras-Ali'.$A69];[$Tablas.$E$38];[$Tablas.$G$38]))/100;0)*IF(OR(VALUE([.A69])=3;VALUE([.A69])=8;VALUE([.A69])=13);-1;1)" office:value-type="float" office:value="728.78" calcext:value-type="float">
            <text:p>728,78</text:p>
          </table:table-cell>
          <table:table-cell table:number-columns-repeated="1016"/>
        </table:table-row>
        <table:table-row table:style-name="ro1">
          <table:table-cell table:style-name="ce25" table:formula="of:=MID([$'Compras-Ali'.$A70];[$Tablas.$E$31];[$Tablas.$G$31])" office:value-type="string" office:string-value="001" calcext:value-type="string">
            <text:p>001</text:p>
          </table:table-cell>
          <table:table-cell table:style-name="ce25" table:formula="of:=MID([$'Compras-Ali'.$A70];[$Tablas.$E$32];[$Tablas.$G$32])" office:value-type="string" office:string-value="00012" calcext:value-type="string">
            <text:p>00012</text:p>
          </table:table-cell>
          <table:table-cell table:style-name="ce25" table:formula="of:=MID([$'Compras-Ali'.$A70];[$Tablas.$E$33];[$Tablas.$G$33])" office:value-type="string" office:string-value="00000000000000232178" calcext:value-type="string">
            <text:p>00000000000000232178</text:p>
          </table:table-cell>
          <table:table-cell table:style-name="ce25" table:formula="of:=MID([$'Compras-Ali'.$A70];[$Tablas.$E$34];[$Tablas.$G$34])" office:value-type="string" office:string-value="80" calcext:value-type="string">
            <text:p>80</text:p>
          </table:table-cell>
          <table:table-cell table:style-name="ce25" table:formula="of:=MID([$'Compras-Ali'.$A70];[$Tablas.$E$35];[$Tablas.$G$35])" office:value-type="string" office:string-value="00000000030542851836" calcext:value-type="string">
            <text:p>00000000030542851836</text:p>
          </table:table-cell>
          <table:table-cell table:style-name="ce28" table:formula="of:=IF([$'Compras-Ali'.$A70]&lt;&gt;&quot;&quot;;VALUE(MID([$'Compras-Ali'.$A70];[$Tablas.$E$36];[$Tablas.$G$36]))/100;0)*IF(OR(VALUE([.A70])=3;VALUE([.A70])=8;VALUE([.A70])=13);-1;1)" office:value-type="float" office:value="4314.71" calcext:value-type="float">
            <text:p>4.314,71</text:p>
          </table:table-cell>
          <table:table-cell table:style-name="ce25" table:formula="of:=MID([$'Compras-Ali'.$A70];[$Tablas.$E$37];[$Tablas.$G$37])" office:value-type="string" office:string-value="0005" calcext:value-type="string">
            <text:p>0005</text:p>
          </table:table-cell>
          <table:table-cell table:style-name="ce28" table:formula="of:=IF([$'Compras-Ali'.$A70]&lt;&gt;&quot;&quot;;VALUE(MID([$'Compras-Ali'.$A70];[$Tablas.$E$38];[$Tablas.$G$38]))/100;0)*IF(OR(VALUE([.A70])=3;VALUE([.A70])=8;VALUE([.A70])=13);-1;1)" office:value-type="float" office:value="906.09" calcext:value-type="float">
            <text:p>906,09</text:p>
          </table:table-cell>
          <table:table-cell table:number-columns-repeated="1016"/>
        </table:table-row>
        <table:table-row table:style-name="ro1">
          <table:table-cell table:style-name="ce25" table:formula="of:=MID([$'Compras-Ali'.$A71];[$Tablas.$E$31];[$Tablas.$G$31])" office:value-type="string" office:string-value="001" calcext:value-type="string">
            <text:p>001</text:p>
          </table:table-cell>
          <table:table-cell table:style-name="ce25" table:formula="of:=MID([$'Compras-Ali'.$A71];[$Tablas.$E$32];[$Tablas.$G$32])" office:value-type="string" office:string-value="05474" calcext:value-type="string">
            <text:p>05474</text:p>
          </table:table-cell>
          <table:table-cell table:style-name="ce25" table:formula="of:=MID([$'Compras-Ali'.$A71];[$Tablas.$E$33];[$Tablas.$G$33])" office:value-type="string" office:string-value="00000000000000005355" calcext:value-type="string">
            <text:p>00000000000000005355</text:p>
          </table:table-cell>
          <table:table-cell table:style-name="ce25" table:formula="of:=MID([$'Compras-Ali'.$A71];[$Tablas.$E$34];[$Tablas.$G$34])" office:value-type="string" office:string-value="80" calcext:value-type="string">
            <text:p>80</text:p>
          </table:table-cell>
          <table:table-cell table:style-name="ce25" table:formula="of:=MID([$'Compras-Ali'.$A71];[$Tablas.$E$35];[$Tablas.$G$35])" office:value-type="string" office:string-value="00000000030501112662" calcext:value-type="string">
            <text:p>00000000030501112662</text:p>
          </table:table-cell>
          <table:table-cell table:style-name="ce28" table:formula="of:=IF([$'Compras-Ali'.$A71]&lt;&gt;&quot;&quot;;VALUE(MID([$'Compras-Ali'.$A71];[$Tablas.$E$36];[$Tablas.$G$36]))/100;0)*IF(OR(VALUE([.A71])=3;VALUE([.A71])=8;VALUE([.A71])=13);-1;1)" office:value-type="float" office:value="1218.57" calcext:value-type="float">
            <text:p>1.218,57</text:p>
          </table:table-cell>
          <table:table-cell table:style-name="ce25" table:formula="of:=MID([$'Compras-Ali'.$A71];[$Tablas.$E$37];[$Tablas.$G$37])" office:value-type="string" office:string-value="0005" calcext:value-type="string">
            <text:p>0005</text:p>
          </table:table-cell>
          <table:table-cell table:style-name="ce28" table:formula="of:=IF([$'Compras-Ali'.$A71]&lt;&gt;&quot;&quot;;VALUE(MID([$'Compras-Ali'.$A71];[$Tablas.$E$38];[$Tablas.$G$38]))/100;0)*IF(OR(VALUE([.A71])=3;VALUE([.A71])=8;VALUE([.A71])=13);-1;1)" office:value-type="float" office:value="255.9" calcext:value-type="float">
            <text:p>255,90</text:p>
          </table:table-cell>
          <table:table-cell table:number-columns-repeated="1016"/>
        </table:table-row>
        <table:table-row table:style-name="ro1">
          <table:table-cell table:style-name="ce25" table:formula="of:=MID([$'Compras-Ali'.$A72];[$Tablas.$E$31];[$Tablas.$G$31])" office:value-type="string" office:string-value="001" calcext:value-type="string">
            <text:p>001</text:p>
          </table:table-cell>
          <table:table-cell table:style-name="ce25" table:formula="of:=MID([$'Compras-Ali'.$A72];[$Tablas.$E$32];[$Tablas.$G$32])" office:value-type="string" office:string-value="00007" calcext:value-type="string">
            <text:p>00007</text:p>
          </table:table-cell>
          <table:table-cell table:style-name="ce25" table:formula="of:=MID([$'Compras-Ali'.$A72];[$Tablas.$E$33];[$Tablas.$G$33])" office:value-type="string" office:string-value="00000000000000178985" calcext:value-type="string">
            <text:p>00000000000000178985</text:p>
          </table:table-cell>
          <table:table-cell table:style-name="ce25" table:formula="of:=MID([$'Compras-Ali'.$A72];[$Tablas.$E$34];[$Tablas.$G$34])" office:value-type="string" office:string-value="80" calcext:value-type="string">
            <text:p>80</text:p>
          </table:table-cell>
          <table:table-cell table:style-name="ce25" table:formula="of:=MID([$'Compras-Ali'.$A72];[$Tablas.$E$35];[$Tablas.$G$35])" office:value-type="string" office:string-value="00000000020133177249" calcext:value-type="string">
            <text:p>00000000020133177249</text:p>
          </table:table-cell>
          <table:table-cell table:style-name="ce28" table:formula="of:=IF([$'Compras-Ali'.$A72]&lt;&gt;&quot;&quot;;VALUE(MID([$'Compras-Ali'.$A72];[$Tablas.$E$36];[$Tablas.$G$36]))/100;0)*IF(OR(VALUE([.A72])=3;VALUE([.A72])=8;VALUE([.A72])=13);-1;1)" office:value-type="float" office:value="5040.33" calcext:value-type="float">
            <text:p>5.040,33</text:p>
          </table:table-cell>
          <table:table-cell table:style-name="ce25" table:formula="of:=MID([$'Compras-Ali'.$A72];[$Tablas.$E$37];[$Tablas.$G$37])" office:value-type="string" office:string-value="0005" calcext:value-type="string">
            <text:p>0005</text:p>
          </table:table-cell>
          <table:table-cell table:style-name="ce28" table:formula="of:=IF([$'Compras-Ali'.$A72]&lt;&gt;&quot;&quot;;VALUE(MID([$'Compras-Ali'.$A72];[$Tablas.$E$38];[$Tablas.$G$38]))/100;0)*IF(OR(VALUE([.A72])=3;VALUE([.A72])=8;VALUE([.A72])=13);-1;1)" office:value-type="float" office:value="1058.47" calcext:value-type="float">
            <text:p>1.058,47</text:p>
          </table:table-cell>
          <table:table-cell table:number-columns-repeated="1016"/>
        </table:table-row>
        <table:table-row table:style-name="ro1">
          <table:table-cell table:style-name="ce25" table:formula="of:=MID([$'Compras-Ali'.$A73];[$Tablas.$E$31];[$Tablas.$G$31])" office:value-type="string" office:string-value="001" calcext:value-type="string">
            <text:p>001</text:p>
          </table:table-cell>
          <table:table-cell table:style-name="ce25" table:formula="of:=MID([$'Compras-Ali'.$A73];[$Tablas.$E$32];[$Tablas.$G$32])" office:value-type="string" office:string-value="00007" calcext:value-type="string">
            <text:p>00007</text:p>
          </table:table-cell>
          <table:table-cell table:style-name="ce25" table:formula="of:=MID([$'Compras-Ali'.$A73];[$Tablas.$E$33];[$Tablas.$G$33])" office:value-type="string" office:string-value="00000000000000178988" calcext:value-type="string">
            <text:p>00000000000000178988</text:p>
          </table:table-cell>
          <table:table-cell table:style-name="ce25" table:formula="of:=MID([$'Compras-Ali'.$A73];[$Tablas.$E$34];[$Tablas.$G$34])" office:value-type="string" office:string-value="80" calcext:value-type="string">
            <text:p>80</text:p>
          </table:table-cell>
          <table:table-cell table:style-name="ce25" table:formula="of:=MID([$'Compras-Ali'.$A73];[$Tablas.$E$35];[$Tablas.$G$35])" office:value-type="string" office:string-value="00000000020133177249" calcext:value-type="string">
            <text:p>00000000020133177249</text:p>
          </table:table-cell>
          <table:table-cell table:style-name="ce28" table:formula="of:=IF([$'Compras-Ali'.$A73]&lt;&gt;&quot;&quot;;VALUE(MID([$'Compras-Ali'.$A73];[$Tablas.$E$36];[$Tablas.$G$36]))/100;0)*IF(OR(VALUE([.A73])=3;VALUE([.A73])=8;VALUE([.A73])=13);-1;1)" office:value-type="float" office:value="2570.48" calcext:value-type="float">
            <text:p>2.570,48</text:p>
          </table:table-cell>
          <table:table-cell table:style-name="ce25" table:formula="of:=MID([$'Compras-Ali'.$A73];[$Tablas.$E$37];[$Tablas.$G$37])" office:value-type="string" office:string-value="0005" calcext:value-type="string">
            <text:p>0005</text:p>
          </table:table-cell>
          <table:table-cell table:style-name="ce28" table:formula="of:=IF([$'Compras-Ali'.$A73]&lt;&gt;&quot;&quot;;VALUE(MID([$'Compras-Ali'.$A73];[$Tablas.$E$38];[$Tablas.$G$38]))/100;0)*IF(OR(VALUE([.A73])=3;VALUE([.A73])=8;VALUE([.A73])=13);-1;1)" office:value-type="float" office:value="539.8" calcext:value-type="float">
            <text:p>539,80</text:p>
          </table:table-cell>
          <table:table-cell table:number-columns-repeated="1016"/>
        </table:table-row>
        <table:table-row table:style-name="ro1">
          <table:table-cell table:style-name="ce25" table:formula="of:=MID([$'Compras-Ali'.$A74];[$Tablas.$E$31];[$Tablas.$G$31])" office:value-type="string" office:string-value="003" calcext:value-type="string">
            <text:p>003</text:p>
          </table:table-cell>
          <table:table-cell table:style-name="ce25" table:formula="of:=MID([$'Compras-Ali'.$A74];[$Tablas.$E$32];[$Tablas.$G$32])" office:value-type="string" office:string-value="01006" calcext:value-type="string">
            <text:p>01006</text:p>
          </table:table-cell>
          <table:table-cell table:style-name="ce25" table:formula="of:=MID([$'Compras-Ali'.$A74];[$Tablas.$E$33];[$Tablas.$G$33])" office:value-type="string" office:string-value="00000000000000018854" calcext:value-type="string">
            <text:p>00000000000000018854</text:p>
          </table:table-cell>
          <table:table-cell table:style-name="ce25" table:formula="of:=MID([$'Compras-Ali'.$A74];[$Tablas.$E$34];[$Tablas.$G$34])" office:value-type="string" office:string-value="80" calcext:value-type="string">
            <text:p>80</text:p>
          </table:table-cell>
          <table:table-cell table:style-name="ce25" table:formula="of:=MID([$'Compras-Ali'.$A74];[$Tablas.$E$35];[$Tablas.$G$35])" office:value-type="string" office:string-value="00000000030547751252" calcext:value-type="string">
            <text:p>00000000030547751252</text:p>
          </table:table-cell>
          <table:table-cell table:style-name="ce28" table:formula="of:=IF([$'Compras-Ali'.$A74]&lt;&gt;&quot;&quot;;VALUE(MID([$'Compras-Ali'.$A74];[$Tablas.$E$36];[$Tablas.$G$36]))/100;0)*IF(OR(VALUE([.A74])=3;VALUE([.A74])=8;VALUE([.A74])=13);-1;1)" office:value-type="float" office:value="-495.24" calcext:value-type="float">
            <text:p>-495,24</text:p>
          </table:table-cell>
          <table:table-cell table:style-name="ce25" table:formula="of:=MID([$'Compras-Ali'.$A74];[$Tablas.$E$37];[$Tablas.$G$37])" office:value-type="string" office:string-value="0005" calcext:value-type="string">
            <text:p>0005</text:p>
          </table:table-cell>
          <table:table-cell table:style-name="ce28" table:formula="of:=IF([$'Compras-Ali'.$A74]&lt;&gt;&quot;&quot;;VALUE(MID([$'Compras-Ali'.$A74];[$Tablas.$E$38];[$Tablas.$G$38]))/100;0)*IF(OR(VALUE([.A74])=3;VALUE([.A74])=8;VALUE([.A74])=13);-1;1)" office:value-type="float" office:value="-104" calcext:value-type="float">
            <text:p>-104,00</text:p>
          </table:table-cell>
          <table:table-cell table:number-columns-repeated="1016"/>
        </table:table-row>
        <table:table-row table:style-name="ro1">
          <table:table-cell table:style-name="ce25" table:formula="of:=MID([$'Compras-Ali'.$A75];[$Tablas.$E$31];[$Tablas.$G$31])" office:value-type="string" office:string-value="001" calcext:value-type="string">
            <text:p>001</text:p>
          </table:table-cell>
          <table:table-cell table:style-name="ce25" table:formula="of:=MID([$'Compras-Ali'.$A75];[$Tablas.$E$32];[$Tablas.$G$32])" office:value-type="string" office:string-value="05093" calcext:value-type="string">
            <text:p>05093</text:p>
          </table:table-cell>
          <table:table-cell table:style-name="ce25" table:formula="of:=MID([$'Compras-Ali'.$A75];[$Tablas.$E$33];[$Tablas.$G$33])" office:value-type="string" office:string-value="00000000000000182989" calcext:value-type="string">
            <text:p>00000000000000182989</text:p>
          </table:table-cell>
          <table:table-cell table:style-name="ce25" table:formula="of:=MID([$'Compras-Ali'.$A75];[$Tablas.$E$34];[$Tablas.$G$34])" office:value-type="string" office:string-value="80" calcext:value-type="string">
            <text:p>80</text:p>
          </table:table-cell>
          <table:table-cell table:style-name="ce25" table:formula="of:=MID([$'Compras-Ali'.$A75];[$Tablas.$E$35];[$Tablas.$G$35])" office:value-type="string" office:string-value="00000000030518408689" calcext:value-type="string">
            <text:p>00000000030518408689</text:p>
          </table:table-cell>
          <table:table-cell table:style-name="ce28" table:formula="of:=IF([$'Compras-Ali'.$A75]&lt;&gt;&quot;&quot;;VALUE(MID([$'Compras-Ali'.$A75];[$Tablas.$E$36];[$Tablas.$G$36]))/100;0)*IF(OR(VALUE([.A75])=3;VALUE([.A75])=8;VALUE([.A75])=13);-1;1)" office:value-type="float" office:value="11798.81" calcext:value-type="float">
            <text:p>11.798,81</text:p>
          </table:table-cell>
          <table:table-cell table:style-name="ce25" table:formula="of:=MID([$'Compras-Ali'.$A75];[$Tablas.$E$37];[$Tablas.$G$37])" office:value-type="string" office:string-value="0005" calcext:value-type="string">
            <text:p>0005</text:p>
          </table:table-cell>
          <table:table-cell table:style-name="ce28" table:formula="of:=IF([$'Compras-Ali'.$A75]&lt;&gt;&quot;&quot;;VALUE(MID([$'Compras-Ali'.$A75];[$Tablas.$E$38];[$Tablas.$G$38]))/100;0)*IF(OR(VALUE([.A75])=3;VALUE([.A75])=8;VALUE([.A75])=13);-1;1)" office:value-type="float" office:value="2477.75" calcext:value-type="float">
            <text:p>2.477,75</text:p>
          </table:table-cell>
          <table:table-cell table:number-columns-repeated="1016"/>
        </table:table-row>
        <table:table-row table:style-name="ro1">
          <table:table-cell table:style-name="ce25" table:formula="of:=MID([$'Compras-Ali'.$A76];[$Tablas.$E$31];[$Tablas.$G$31])" office:value-type="string" office:string-value="001" calcext:value-type="string">
            <text:p>001</text:p>
          </table:table-cell>
          <table:table-cell table:style-name="ce25" table:formula="of:=MID([$'Compras-Ali'.$A76];[$Tablas.$E$32];[$Tablas.$G$32])" office:value-type="string" office:string-value="00039" calcext:value-type="string">
            <text:p>00039</text:p>
          </table:table-cell>
          <table:table-cell table:style-name="ce25" table:formula="of:=MID([$'Compras-Ali'.$A76];[$Tablas.$E$33];[$Tablas.$G$33])" office:value-type="string" office:string-value="00000000000000011334" calcext:value-type="string">
            <text:p>00000000000000011334</text:p>
          </table:table-cell>
          <table:table-cell table:style-name="ce25" table:formula="of:=MID([$'Compras-Ali'.$A76];[$Tablas.$E$34];[$Tablas.$G$34])" office:value-type="string" office:string-value="80" calcext:value-type="string">
            <text:p>80</text:p>
          </table:table-cell>
          <table:table-cell table:style-name="ce25" table:formula="of:=MID([$'Compras-Ali'.$A76];[$Tablas.$E$35];[$Tablas.$G$35])" office:value-type="string" office:string-value="00000000030702355601" calcext:value-type="string">
            <text:p>00000000030702355601</text:p>
          </table:table-cell>
          <table:table-cell table:style-name="ce28" table:formula="of:=IF([$'Compras-Ali'.$A76]&lt;&gt;&quot;&quot;;VALUE(MID([$'Compras-Ali'.$A76];[$Tablas.$E$36];[$Tablas.$G$36]))/100;0)*IF(OR(VALUE([.A76])=3;VALUE([.A76])=8;VALUE([.A76])=13);-1;1)" office:value-type="float" office:value="10743.81" calcext:value-type="float">
            <text:p>10.743,81</text:p>
          </table:table-cell>
          <table:table-cell table:style-name="ce25" table:formula="of:=MID([$'Compras-Ali'.$A76];[$Tablas.$E$37];[$Tablas.$G$37])" office:value-type="string" office:string-value="0005" calcext:value-type="string">
            <text:p>0005</text:p>
          </table:table-cell>
          <table:table-cell table:style-name="ce28" table:formula="of:=IF([$'Compras-Ali'.$A76]&lt;&gt;&quot;&quot;;VALUE(MID([$'Compras-Ali'.$A76];[$Tablas.$E$38];[$Tablas.$G$38]))/100;0)*IF(OR(VALUE([.A76])=3;VALUE([.A76])=8;VALUE([.A76])=13);-1;1)" office:value-type="float" office:value="2256.2" calcext:value-type="float">
            <text:p>2.256,20</text:p>
          </table:table-cell>
          <table:table-cell table:number-columns-repeated="1016"/>
        </table:table-row>
        <table:table-row table:style-name="ro1">
          <table:table-cell table:style-name="ce25" table:formula="of:=MID([$'Compras-Ali'.$A77];[$Tablas.$E$31];[$Tablas.$G$31])" office:value-type="string" office:string-value="001" calcext:value-type="string">
            <text:p>001</text:p>
          </table:table-cell>
          <table:table-cell table:style-name="ce25" table:formula="of:=MID([$'Compras-Ali'.$A77];[$Tablas.$E$32];[$Tablas.$G$32])" office:value-type="string" office:string-value="00007" calcext:value-type="string">
            <text:p>00007</text:p>
          </table:table-cell>
          <table:table-cell table:style-name="ce25" table:formula="of:=MID([$'Compras-Ali'.$A77];[$Tablas.$E$33];[$Tablas.$G$33])" office:value-type="string" office:string-value="00000000000000179202" calcext:value-type="string">
            <text:p>00000000000000179202</text:p>
          </table:table-cell>
          <table:table-cell table:style-name="ce25" table:formula="of:=MID([$'Compras-Ali'.$A77];[$Tablas.$E$34];[$Tablas.$G$34])" office:value-type="string" office:string-value="80" calcext:value-type="string">
            <text:p>80</text:p>
          </table:table-cell>
          <table:table-cell table:style-name="ce25" table:formula="of:=MID([$'Compras-Ali'.$A77];[$Tablas.$E$35];[$Tablas.$G$35])" office:value-type="string" office:string-value="00000000020133177249" calcext:value-type="string">
            <text:p>00000000020133177249</text:p>
          </table:table-cell>
          <table:table-cell table:style-name="ce28" table:formula="of:=IF([$'Compras-Ali'.$A77]&lt;&gt;&quot;&quot;;VALUE(MID([$'Compras-Ali'.$A77];[$Tablas.$E$36];[$Tablas.$G$36]))/100;0)*IF(OR(VALUE([.A77])=3;VALUE([.A77])=8;VALUE([.A77])=13);-1;1)" office:value-type="float" office:value="977.52" calcext:value-type="float">
            <text:p>977,52</text:p>
          </table:table-cell>
          <table:table-cell table:style-name="ce25" table:formula="of:=MID([$'Compras-Ali'.$A77];[$Tablas.$E$37];[$Tablas.$G$37])" office:value-type="string" office:string-value="0005" calcext:value-type="string">
            <text:p>0005</text:p>
          </table:table-cell>
          <table:table-cell table:style-name="ce28" table:formula="of:=IF([$'Compras-Ali'.$A77]&lt;&gt;&quot;&quot;;VALUE(MID([$'Compras-Ali'.$A77];[$Tablas.$E$38];[$Tablas.$G$38]))/100;0)*IF(OR(VALUE([.A77])=3;VALUE([.A77])=8;VALUE([.A77])=13);-1;1)" office:value-type="float" office:value="205.28" calcext:value-type="float">
            <text:p>205,28</text:p>
          </table:table-cell>
          <table:table-cell table:number-columns-repeated="1016"/>
        </table:table-row>
        <table:table-row table:style-name="ro1">
          <table:table-cell table:style-name="ce25" table:formula="of:=MID([$'Compras-Ali'.$A78];[$Tablas.$E$31];[$Tablas.$G$31])" office:value-type="string" office:string-value="001" calcext:value-type="string">
            <text:p>001</text:p>
          </table:table-cell>
          <table:table-cell table:style-name="ce25" table:formula="of:=MID([$'Compras-Ali'.$A78];[$Tablas.$E$32];[$Tablas.$G$32])" office:value-type="string" office:string-value="00097" calcext:value-type="string">
            <text:p>00097</text:p>
          </table:table-cell>
          <table:table-cell table:style-name="ce25" table:formula="of:=MID([$'Compras-Ali'.$A78];[$Tablas.$E$33];[$Tablas.$G$33])" office:value-type="string" office:string-value="00000000000051906827" calcext:value-type="string">
            <text:p>00000000000051906827</text:p>
          </table:table-cell>
          <table:table-cell table:style-name="ce25" table:formula="of:=MID([$'Compras-Ali'.$A78];[$Tablas.$E$34];[$Tablas.$G$34])" office:value-type="string" office:string-value="80" calcext:value-type="string">
            <text:p>80</text:p>
          </table:table-cell>
          <table:table-cell table:style-name="ce25" table:formula="of:=MID([$'Compras-Ali'.$A78];[$Tablas.$E$35];[$Tablas.$G$35])" office:value-type="string" office:string-value="00000000030658650242" calcext:value-type="string">
            <text:p>00000000030658650242</text:p>
          </table:table-cell>
          <table:table-cell table:style-name="ce28" table:formula="of:=IF([$'Compras-Ali'.$A78]&lt;&gt;&quot;&quot;;VALUE(MID([$'Compras-Ali'.$A78];[$Tablas.$E$36];[$Tablas.$G$36]))/100;0)*IF(OR(VALUE([.A78])=3;VALUE([.A78])=8;VALUE([.A78])=13);-1;1)" office:value-type="float" office:value="161490.48" calcext:value-type="float">
            <text:p>161.490,48</text:p>
          </table:table-cell>
          <table:table-cell table:style-name="ce25" table:formula="of:=MID([$'Compras-Ali'.$A78];[$Tablas.$E$37];[$Tablas.$G$37])" office:value-type="string" office:string-value="0006" calcext:value-type="string">
            <text:p>0006</text:p>
          </table:table-cell>
          <table:table-cell table:style-name="ce28" table:formula="of:=IF([$'Compras-Ali'.$A78]&lt;&gt;&quot;&quot;;VALUE(MID([$'Compras-Ali'.$A78];[$Tablas.$E$38];[$Tablas.$G$38]))/100;0)*IF(OR(VALUE([.A78])=3;VALUE([.A78])=8;VALUE([.A78])=13);-1;1)" office:value-type="float" office:value="43602.43" calcext:value-type="float">
            <text:p>43.602,43</text:p>
          </table:table-cell>
          <table:table-cell table:number-columns-repeated="1016"/>
        </table:table-row>
        <table:table-row table:style-name="ro1">
          <table:table-cell table:style-name="ce25" table:formula="of:=MID([$'Compras-Ali'.$A79];[$Tablas.$E$31];[$Tablas.$G$31])" office:value-type="string" office:string-value="001" calcext:value-type="string">
            <text:p>001</text:p>
          </table:table-cell>
          <table:table-cell table:style-name="ce25" table:formula="of:=MID([$'Compras-Ali'.$A79];[$Tablas.$E$32];[$Tablas.$G$32])" office:value-type="string" office:string-value="00007" calcext:value-type="string">
            <text:p>00007</text:p>
          </table:table-cell>
          <table:table-cell table:style-name="ce25" table:formula="of:=MID([$'Compras-Ali'.$A79];[$Tablas.$E$33];[$Tablas.$G$33])" office:value-type="string" office:string-value="00000000000000179203" calcext:value-type="string">
            <text:p>00000000000000179203</text:p>
          </table:table-cell>
          <table:table-cell table:style-name="ce25" table:formula="of:=MID([$'Compras-Ali'.$A79];[$Tablas.$E$34];[$Tablas.$G$34])" office:value-type="string" office:string-value="80" calcext:value-type="string">
            <text:p>80</text:p>
          </table:table-cell>
          <table:table-cell table:style-name="ce25" table:formula="of:=MID([$'Compras-Ali'.$A79];[$Tablas.$E$35];[$Tablas.$G$35])" office:value-type="string" office:string-value="00000000020133177249" calcext:value-type="string">
            <text:p>00000000020133177249</text:p>
          </table:table-cell>
          <table:table-cell table:style-name="ce28" table:formula="of:=IF([$'Compras-Ali'.$A79]&lt;&gt;&quot;&quot;;VALUE(MID([$'Compras-Ali'.$A79];[$Tablas.$E$36];[$Tablas.$G$36]))/100;0)*IF(OR(VALUE([.A79])=3;VALUE([.A79])=8;VALUE([.A79])=13);-1;1)" office:value-type="float" office:value="3623.67" calcext:value-type="float">
            <text:p>3.623,67</text:p>
          </table:table-cell>
          <table:table-cell table:style-name="ce25" table:formula="of:=MID([$'Compras-Ali'.$A79];[$Tablas.$E$37];[$Tablas.$G$37])" office:value-type="string" office:string-value="0005" calcext:value-type="string">
            <text:p>0005</text:p>
          </table:table-cell>
          <table:table-cell table:style-name="ce28" table:formula="of:=IF([$'Compras-Ali'.$A79]&lt;&gt;&quot;&quot;;VALUE(MID([$'Compras-Ali'.$A79];[$Tablas.$E$38];[$Tablas.$G$38]))/100;0)*IF(OR(VALUE([.A79])=3;VALUE([.A79])=8;VALUE([.A79])=13);-1;1)" office:value-type="float" office:value="760.97" calcext:value-type="float">
            <text:p>760,97</text:p>
          </table:table-cell>
          <table:table-cell table:number-columns-repeated="1016"/>
        </table:table-row>
        <table:table-row table:style-name="ro1">
          <table:table-cell table:style-name="ce25" table:formula="of:=MID([$'Compras-Ali'.$A80];[$Tablas.$E$31];[$Tablas.$G$31])" office:value-type="string" office:string-value="001" calcext:value-type="string">
            <text:p>001</text:p>
          </table:table-cell>
          <table:table-cell table:style-name="ce25" table:formula="of:=MID([$'Compras-Ali'.$A80];[$Tablas.$E$32];[$Tablas.$G$32])" office:value-type="string" office:string-value="00004" calcext:value-type="string">
            <text:p>00004</text:p>
          </table:table-cell>
          <table:table-cell table:style-name="ce25" table:formula="of:=MID([$'Compras-Ali'.$A80];[$Tablas.$E$33];[$Tablas.$G$33])" office:value-type="string" office:string-value="00000000000000003223" calcext:value-type="string">
            <text:p>00000000000000003223</text:p>
          </table:table-cell>
          <table:table-cell table:style-name="ce25" table:formula="of:=MID([$'Compras-Ali'.$A80];[$Tablas.$E$34];[$Tablas.$G$34])" office:value-type="string" office:string-value="80" calcext:value-type="string">
            <text:p>80</text:p>
          </table:table-cell>
          <table:table-cell table:style-name="ce25" table:formula="of:=MID([$'Compras-Ali'.$A80];[$Tablas.$E$35];[$Tablas.$G$35])" office:value-type="string" office:string-value="00000000020282237203" calcext:value-type="string">
            <text:p>00000000020282237203</text:p>
          </table:table-cell>
          <table:table-cell table:style-name="ce28" table:formula="of:=IF([$'Compras-Ali'.$A80]&lt;&gt;&quot;&quot;;VALUE(MID([$'Compras-Ali'.$A80];[$Tablas.$E$36];[$Tablas.$G$36]))/100;0)*IF(OR(VALUE([.A80])=3;VALUE([.A80])=8;VALUE([.A80])=13);-1;1)" office:value-type="float" office:value="13922.67" calcext:value-type="float">
            <text:p>13.922,67</text:p>
          </table:table-cell>
          <table:table-cell table:style-name="ce25" table:formula="of:=MID([$'Compras-Ali'.$A80];[$Tablas.$E$37];[$Tablas.$G$37])" office:value-type="string" office:string-value="0005" calcext:value-type="string">
            <text:p>0005</text:p>
          </table:table-cell>
          <table:table-cell table:style-name="ce28" table:formula="of:=IF([$'Compras-Ali'.$A80]&lt;&gt;&quot;&quot;;VALUE(MID([$'Compras-Ali'.$A80];[$Tablas.$E$38];[$Tablas.$G$38]))/100;0)*IF(OR(VALUE([.A80])=3;VALUE([.A80])=8;VALUE([.A80])=13);-1;1)" office:value-type="float" office:value="2923.76" calcext:value-type="float">
            <text:p>2.923,76</text:p>
          </table:table-cell>
          <table:table-cell table:number-columns-repeated="1016"/>
        </table:table-row>
        <table:table-row table:style-name="ro1">
          <table:table-cell table:style-name="ce25" table:formula="of:=MID([$'Compras-Ali'.$A81];[$Tablas.$E$31];[$Tablas.$G$31])" office:value-type="string" office:string-value="001" calcext:value-type="string">
            <text:p>001</text:p>
          </table:table-cell>
          <table:table-cell table:style-name="ce25" table:formula="of:=MID([$'Compras-Ali'.$A81];[$Tablas.$E$32];[$Tablas.$G$32])" office:value-type="string" office:string-value="05093" calcext:value-type="string">
            <text:p>05093</text:p>
          </table:table-cell>
          <table:table-cell table:style-name="ce25" table:formula="of:=MID([$'Compras-Ali'.$A81];[$Tablas.$E$33];[$Tablas.$G$33])" office:value-type="string" office:string-value="00000000000001829793" calcext:value-type="string">
            <text:p>00000000000001829793</text:p>
          </table:table-cell>
          <table:table-cell table:style-name="ce25" table:formula="of:=MID([$'Compras-Ali'.$A81];[$Tablas.$E$34];[$Tablas.$G$34])" office:value-type="string" office:string-value="80" calcext:value-type="string">
            <text:p>80</text:p>
          </table:table-cell>
          <table:table-cell table:style-name="ce25" table:formula="of:=MID([$'Compras-Ali'.$A81];[$Tablas.$E$35];[$Tablas.$G$35])" office:value-type="string" office:string-value="00000000030518408689" calcext:value-type="string">
            <text:p>00000000030518408689</text:p>
          </table:table-cell>
          <table:table-cell table:style-name="ce28" table:formula="of:=IF([$'Compras-Ali'.$A81]&lt;&gt;&quot;&quot;;VALUE(MID([$'Compras-Ali'.$A81];[$Tablas.$E$36];[$Tablas.$G$36]))/100;0)*IF(OR(VALUE([.A81])=3;VALUE([.A81])=8;VALUE([.A81])=13);-1;1)" office:value-type="float" office:value="19592.1" calcext:value-type="float">
            <text:p>19.592,10</text:p>
          </table:table-cell>
          <table:table-cell table:style-name="ce25" table:formula="of:=MID([$'Compras-Ali'.$A81];[$Tablas.$E$37];[$Tablas.$G$37])" office:value-type="string" office:string-value="0005" calcext:value-type="string">
            <text:p>0005</text:p>
          </table:table-cell>
          <table:table-cell table:style-name="ce28" table:formula="of:=IF([$'Compras-Ali'.$A81]&lt;&gt;&quot;&quot;;VALUE(MID([$'Compras-Ali'.$A81];[$Tablas.$E$38];[$Tablas.$G$38]))/100;0)*IF(OR(VALUE([.A81])=3;VALUE([.A81])=8;VALUE([.A81])=13);-1;1)" office:value-type="float" office:value="4114.34" calcext:value-type="float">
            <text:p>4.114,34</text:p>
          </table:table-cell>
          <table:table-cell table:number-columns-repeated="1016"/>
        </table:table-row>
        <table:table-row table:style-name="ro1">
          <table:table-cell table:style-name="ce25" table:formula="of:=MID([$'Compras-Ali'.$A82];[$Tablas.$E$31];[$Tablas.$G$31])" office:value-type="string" office:string-value="001" calcext:value-type="string">
            <text:p>001</text:p>
          </table:table-cell>
          <table:table-cell table:style-name="ce25" table:formula="of:=MID([$'Compras-Ali'.$A82];[$Tablas.$E$32];[$Tablas.$G$32])" office:value-type="string" office:string-value="00013" calcext:value-type="string">
            <text:p>00013</text:p>
          </table:table-cell>
          <table:table-cell table:style-name="ce25" table:formula="of:=MID([$'Compras-Ali'.$A82];[$Tablas.$E$33];[$Tablas.$G$33])" office:value-type="string" office:string-value="00000000000000349552" calcext:value-type="string">
            <text:p>00000000000000349552</text:p>
          </table:table-cell>
          <table:table-cell table:style-name="ce25" table:formula="of:=MID([$'Compras-Ali'.$A82];[$Tablas.$E$34];[$Tablas.$G$34])" office:value-type="string" office:string-value="80" calcext:value-type="string">
            <text:p>80</text:p>
          </table:table-cell>
          <table:table-cell table:style-name="ce25" table:formula="of:=MID([$'Compras-Ali'.$A82];[$Tablas.$E$35];[$Tablas.$G$35])" office:value-type="string" office:string-value="00000000030542851836" calcext:value-type="string">
            <text:p>00000000030542851836</text:p>
          </table:table-cell>
          <table:table-cell table:style-name="ce28" table:formula="of:=IF([$'Compras-Ali'.$A82]&lt;&gt;&quot;&quot;;VALUE(MID([$'Compras-Ali'.$A82];[$Tablas.$E$36];[$Tablas.$G$36]))/100;0)*IF(OR(VALUE([.A82])=3;VALUE([.A82])=8;VALUE([.A82])=13);-1;1)" office:value-type="float" office:value="3375.52" calcext:value-type="float">
            <text:p>3.375,52</text:p>
          </table:table-cell>
          <table:table-cell table:style-name="ce25" table:formula="of:=MID([$'Compras-Ali'.$A82];[$Tablas.$E$37];[$Tablas.$G$37])" office:value-type="string" office:string-value="0005" calcext:value-type="string">
            <text:p>0005</text:p>
          </table:table-cell>
          <table:table-cell table:style-name="ce28" table:formula="of:=IF([$'Compras-Ali'.$A82]&lt;&gt;&quot;&quot;;VALUE(MID([$'Compras-Ali'.$A82];[$Tablas.$E$38];[$Tablas.$G$38]))/100;0)*IF(OR(VALUE([.A82])=3;VALUE([.A82])=8;VALUE([.A82])=13);-1;1)" office:value-type="float" office:value="708.86" calcext:value-type="float">
            <text:p>708,86</text:p>
          </table:table-cell>
          <table:table-cell table:number-columns-repeated="1016"/>
        </table:table-row>
        <table:table-row table:style-name="ro1">
          <table:table-cell table:style-name="ce25" table:formula="of:=MID([$'Compras-Ali'.$A83];[$Tablas.$E$31];[$Tablas.$G$31])" office:value-type="string" office:string-value="001" calcext:value-type="string">
            <text:p>001</text:p>
          </table:table-cell>
          <table:table-cell table:style-name="ce25" table:formula="of:=MID([$'Compras-Ali'.$A83];[$Tablas.$E$32];[$Tablas.$G$32])" office:value-type="string" office:string-value="00006" calcext:value-type="string">
            <text:p>00006</text:p>
          </table:table-cell>
          <table:table-cell table:style-name="ce25" table:formula="of:=MID([$'Compras-Ali'.$A83];[$Tablas.$E$33];[$Tablas.$G$33])" office:value-type="string" office:string-value="00000000000004931138" calcext:value-type="string">
            <text:p>00000000000004931138</text:p>
          </table:table-cell>
          <table:table-cell table:style-name="ce25" table:formula="of:=MID([$'Compras-Ali'.$A83];[$Tablas.$E$34];[$Tablas.$G$34])" office:value-type="string" office:string-value="80" calcext:value-type="string">
            <text:p>80</text:p>
          </table:table-cell>
          <table:table-cell table:style-name="ce25" table:formula="of:=MID([$'Compras-Ali'.$A83];[$Tablas.$E$35];[$Tablas.$G$35])" office:value-type="string" office:string-value="00000000030547751252" calcext:value-type="string">
            <text:p>00000000030547751252</text:p>
          </table:table-cell>
          <table:table-cell table:style-name="ce28" table:formula="of:=IF([$'Compras-Ali'.$A83]&lt;&gt;&quot;&quot;;VALUE(MID([$'Compras-Ali'.$A83];[$Tablas.$E$36];[$Tablas.$G$36]))/100;0)*IF(OR(VALUE([.A83])=3;VALUE([.A83])=8;VALUE([.A83])=13);-1;1)" office:value-type="float" office:value="454.38" calcext:value-type="float">
            <text:p>454,38</text:p>
          </table:table-cell>
          <table:table-cell table:style-name="ce25" table:formula="of:=MID([$'Compras-Ali'.$A83];[$Tablas.$E$37];[$Tablas.$G$37])" office:value-type="string" office:string-value="0005" calcext:value-type="string">
            <text:p>0005</text:p>
          </table:table-cell>
          <table:table-cell table:style-name="ce28" table:formula="of:=IF([$'Compras-Ali'.$A83]&lt;&gt;&quot;&quot;;VALUE(MID([$'Compras-Ali'.$A83];[$Tablas.$E$38];[$Tablas.$G$38]))/100;0)*IF(OR(VALUE([.A83])=3;VALUE([.A83])=8;VALUE([.A83])=13);-1;1)" office:value-type="float" office:value="95.42" calcext:value-type="float">
            <text:p>95,42</text:p>
          </table:table-cell>
          <table:table-cell table:number-columns-repeated="1016"/>
        </table:table-row>
        <table:table-row table:style-name="ro1">
          <table:table-cell table:style-name="ce25" table:formula="of:=MID([$'Compras-Ali'.$A84];[$Tablas.$E$31];[$Tablas.$G$31])" office:value-type="string" office:string-value="001" calcext:value-type="string">
            <text:p>001</text:p>
          </table:table-cell>
          <table:table-cell table:style-name="ce25" table:formula="of:=MID([$'Compras-Ali'.$A84];[$Tablas.$E$32];[$Tablas.$G$32])" office:value-type="string" office:string-value="02093" calcext:value-type="string">
            <text:p>02093</text:p>
          </table:table-cell>
          <table:table-cell table:style-name="ce25" table:formula="of:=MID([$'Compras-Ali'.$A84];[$Tablas.$E$33];[$Tablas.$G$33])" office:value-type="string" office:string-value="00000000000001831213" calcext:value-type="string">
            <text:p>00000000000001831213</text:p>
          </table:table-cell>
          <table:table-cell table:style-name="ce25" table:formula="of:=MID([$'Compras-Ali'.$A84];[$Tablas.$E$34];[$Tablas.$G$34])" office:value-type="string" office:string-value="80" calcext:value-type="string">
            <text:p>80</text:p>
          </table:table-cell>
          <table:table-cell table:style-name="ce25" table:formula="of:=MID([$'Compras-Ali'.$A84];[$Tablas.$E$35];[$Tablas.$G$35])" office:value-type="string" office:string-value="00000000030518408689" calcext:value-type="string">
            <text:p>00000000030518408689</text:p>
          </table:table-cell>
          <table:table-cell table:style-name="ce28" table:formula="of:=IF([$'Compras-Ali'.$A84]&lt;&gt;&quot;&quot;;VALUE(MID([$'Compras-Ali'.$A84];[$Tablas.$E$36];[$Tablas.$G$36]))/100;0)*IF(OR(VALUE([.A84])=3;VALUE([.A84])=8;VALUE([.A84])=13);-1;1)" office:value-type="float" office:value="8902.57" calcext:value-type="float">
            <text:p>8.902,57</text:p>
          </table:table-cell>
          <table:table-cell table:style-name="ce25" table:formula="of:=MID([$'Compras-Ali'.$A84];[$Tablas.$E$37];[$Tablas.$G$37])" office:value-type="string" office:string-value="0005" calcext:value-type="string">
            <text:p>0005</text:p>
          </table:table-cell>
          <table:table-cell table:style-name="ce28" table:formula="of:=IF([$'Compras-Ali'.$A84]&lt;&gt;&quot;&quot;;VALUE(MID([$'Compras-Ali'.$A84];[$Tablas.$E$38];[$Tablas.$G$38]))/100;0)*IF(OR(VALUE([.A84])=3;VALUE([.A84])=8;VALUE([.A84])=13);-1;1)" office:value-type="float" office:value="1869.54" calcext:value-type="float">
            <text:p>1.869,54</text:p>
          </table:table-cell>
          <table:table-cell table:number-columns-repeated="1016"/>
        </table:table-row>
        <table:table-row table:style-name="ro1">
          <table:table-cell table:style-name="ce25" table:formula="of:=MID([$'Compras-Ali'.$A85];[$Tablas.$E$31];[$Tablas.$G$31])" office:value-type="string" office:string-value="001" calcext:value-type="string">
            <text:p>001</text:p>
          </table:table-cell>
          <table:table-cell table:style-name="ce25" table:formula="of:=MID([$'Compras-Ali'.$A85];[$Tablas.$E$32];[$Tablas.$G$32])" office:value-type="string" office:string-value="00021" calcext:value-type="string">
            <text:p>00021</text:p>
          </table:table-cell>
          <table:table-cell table:style-name="ce25" table:formula="of:=MID([$'Compras-Ali'.$A85];[$Tablas.$E$33];[$Tablas.$G$33])" office:value-type="string" office:string-value="00000000000000075782" calcext:value-type="string">
            <text:p>00000000000000075782</text:p>
          </table:table-cell>
          <table:table-cell table:style-name="ce25" table:formula="of:=MID([$'Compras-Ali'.$A85];[$Tablas.$E$34];[$Tablas.$G$34])" office:value-type="string" office:string-value="80" calcext:value-type="string">
            <text:p>80</text:p>
          </table:table-cell>
          <table:table-cell table:style-name="ce25" table:formula="of:=MID([$'Compras-Ali'.$A85];[$Tablas.$E$35];[$Tablas.$G$35])" office:value-type="string" office:string-value="00000000030708796065" calcext:value-type="string">
            <text:p>00000000030708796065</text:p>
          </table:table-cell>
          <table:table-cell table:style-name="ce28" table:formula="of:=IF([$'Compras-Ali'.$A85]&lt;&gt;&quot;&quot;;VALUE(MID([$'Compras-Ali'.$A85];[$Tablas.$E$36];[$Tablas.$G$36]))/100;0)*IF(OR(VALUE([.A85])=3;VALUE([.A85])=8;VALUE([.A85])=13);-1;1)" office:value-type="float" office:value="23743.86" calcext:value-type="float">
            <text:p>23.743,86</text:p>
          </table:table-cell>
          <table:table-cell table:style-name="ce25" table:formula="of:=MID([$'Compras-Ali'.$A85];[$Tablas.$E$37];[$Tablas.$G$37])" office:value-type="string" office:string-value="0005" calcext:value-type="string">
            <text:p>0005</text:p>
          </table:table-cell>
          <table:table-cell table:style-name="ce28" table:formula="of:=IF([$'Compras-Ali'.$A85]&lt;&gt;&quot;&quot;;VALUE(MID([$'Compras-Ali'.$A85];[$Tablas.$E$38];[$Tablas.$G$38]))/100;0)*IF(OR(VALUE([.A85])=3;VALUE([.A85])=8;VALUE([.A85])=13);-1;1)" office:value-type="float" office:value="4986.21" calcext:value-type="float">
            <text:p>4.986,21</text:p>
          </table:table-cell>
          <table:table-cell table:number-columns-repeated="1016"/>
        </table:table-row>
        <table:table-row table:style-name="ro1">
          <table:table-cell table:style-name="ce25" table:formula="of:=MID([$'Compras-Ali'.$A86];[$Tablas.$E$31];[$Tablas.$G$31])" office:value-type="string" office:string-value="001" calcext:value-type="string">
            <text:p>001</text:p>
          </table:table-cell>
          <table:table-cell table:style-name="ce25" table:formula="of:=MID([$'Compras-Ali'.$A86];[$Tablas.$E$32];[$Tablas.$G$32])" office:value-type="string" office:string-value="00007" calcext:value-type="string">
            <text:p>00007</text:p>
          </table:table-cell>
          <table:table-cell table:style-name="ce25" table:formula="of:=MID([$'Compras-Ali'.$A86];[$Tablas.$E$33];[$Tablas.$G$33])" office:value-type="string" office:string-value="00000000000000178590" calcext:value-type="string">
            <text:p>00000000000000178590</text:p>
          </table:table-cell>
          <table:table-cell table:style-name="ce25" table:formula="of:=MID([$'Compras-Ali'.$A86];[$Tablas.$E$34];[$Tablas.$G$34])" office:value-type="string" office:string-value="80" calcext:value-type="string">
            <text:p>80</text:p>
          </table:table-cell>
          <table:table-cell table:style-name="ce25" table:formula="of:=MID([$'Compras-Ali'.$A86];[$Tablas.$E$35];[$Tablas.$G$35])" office:value-type="string" office:string-value="00000000020133177249" calcext:value-type="string">
            <text:p>00000000020133177249</text:p>
          </table:table-cell>
          <table:table-cell table:style-name="ce28" table:formula="of:=IF([$'Compras-Ali'.$A86]&lt;&gt;&quot;&quot;;VALUE(MID([$'Compras-Ali'.$A86];[$Tablas.$E$36];[$Tablas.$G$36]))/100;0)*IF(OR(VALUE([.A86])=3;VALUE([.A86])=8;VALUE([.A86])=13);-1;1)" office:value-type="float" office:value="11498.86" calcext:value-type="float">
            <text:p>11.498,86</text:p>
          </table:table-cell>
          <table:table-cell table:style-name="ce25" table:formula="of:=MID([$'Compras-Ali'.$A86];[$Tablas.$E$37];[$Tablas.$G$37])" office:value-type="string" office:string-value="0005" calcext:value-type="string">
            <text:p>0005</text:p>
          </table:table-cell>
          <table:table-cell table:style-name="ce28" table:formula="of:=IF([$'Compras-Ali'.$A86]&lt;&gt;&quot;&quot;;VALUE(MID([$'Compras-Ali'.$A86];[$Tablas.$E$38];[$Tablas.$G$38]))/100;0)*IF(OR(VALUE([.A86])=3;VALUE([.A86])=8;VALUE([.A86])=13);-1;1)" office:value-type="float" office:value="2414.76" calcext:value-type="float">
            <text:p>2.414,76</text:p>
          </table:table-cell>
          <table:table-cell table:number-columns-repeated="1016"/>
        </table:table-row>
        <table:table-row table:style-name="ro1">
          <table:table-cell table:style-name="ce25" table:formula="of:=MID([$'Compras-Ali'.$A87];[$Tablas.$E$31];[$Tablas.$G$31])" office:value-type="string" office:string-value="001" calcext:value-type="string">
            <text:p>001</text:p>
          </table:table-cell>
          <table:table-cell table:style-name="ce25" table:formula="of:=MID([$'Compras-Ali'.$A87];[$Tablas.$E$32];[$Tablas.$G$32])" office:value-type="string" office:string-value="00005" calcext:value-type="string">
            <text:p>00005</text:p>
          </table:table-cell>
          <table:table-cell table:style-name="ce25" table:formula="of:=MID([$'Compras-Ali'.$A87];[$Tablas.$E$33];[$Tablas.$G$33])" office:value-type="string" office:string-value="00000000000000002171" calcext:value-type="string">
            <text:p>00000000000000002171</text:p>
          </table:table-cell>
          <table:table-cell table:style-name="ce25" table:formula="of:=MID([$'Compras-Ali'.$A87];[$Tablas.$E$34];[$Tablas.$G$34])" office:value-type="string" office:string-value="80" calcext:value-type="string">
            <text:p>80</text:p>
          </table:table-cell>
          <table:table-cell table:style-name="ce25" table:formula="of:=MID([$'Compras-Ali'.$A87];[$Tablas.$E$35];[$Tablas.$G$35])" office:value-type="string" office:string-value="00000000030716323567" calcext:value-type="string">
            <text:p>00000000030716323567</text:p>
          </table:table-cell>
          <table:table-cell table:style-name="ce28" table:formula="of:=IF([$'Compras-Ali'.$A87]&lt;&gt;&quot;&quot;;VALUE(MID([$'Compras-Ali'.$A87];[$Tablas.$E$36];[$Tablas.$G$36]))/100;0)*IF(OR(VALUE([.A87])=3;VALUE([.A87])=8;VALUE([.A87])=13);-1;1)" office:value-type="float" office:value="9972.29" calcext:value-type="float">
            <text:p>9.972,29</text:p>
          </table:table-cell>
          <table:table-cell table:style-name="ce25" table:formula="of:=MID([$'Compras-Ali'.$A87];[$Tablas.$E$37];[$Tablas.$G$37])" office:value-type="string" office:string-value="0005" calcext:value-type="string">
            <text:p>0005</text:p>
          </table:table-cell>
          <table:table-cell table:style-name="ce28" table:formula="of:=IF([$'Compras-Ali'.$A87]&lt;&gt;&quot;&quot;;VALUE(MID([$'Compras-Ali'.$A87];[$Tablas.$E$38];[$Tablas.$G$38]))/100;0)*IF(OR(VALUE([.A87])=3;VALUE([.A87])=8;VALUE([.A87])=13);-1;1)" office:value-type="float" office:value="2094.18" calcext:value-type="float">
            <text:p>2.094,18</text:p>
          </table:table-cell>
          <table:table-cell table:number-columns-repeated="1016"/>
        </table:table-row>
        <table:table-row table:style-name="ro1">
          <table:table-cell table:style-name="ce25" table:formula="of:=MID([$'Compras-Ali'.$A88];[$Tablas.$E$31];[$Tablas.$G$31])" office:value-type="string" office:string-value="001" calcext:value-type="string">
            <text:p>001</text:p>
          </table:table-cell>
          <table:table-cell table:style-name="ce25" table:formula="of:=MID([$'Compras-Ali'.$A88];[$Tablas.$E$32];[$Tablas.$G$32])" office:value-type="string" office:string-value="00005" calcext:value-type="string">
            <text:p>00005</text:p>
          </table:table-cell>
          <table:table-cell table:style-name="ce25" table:formula="of:=MID([$'Compras-Ali'.$A88];[$Tablas.$E$33];[$Tablas.$G$33])" office:value-type="string" office:string-value="00000000000000002172" calcext:value-type="string">
            <text:p>00000000000000002172</text:p>
          </table:table-cell>
          <table:table-cell table:style-name="ce25" table:formula="of:=MID([$'Compras-Ali'.$A88];[$Tablas.$E$34];[$Tablas.$G$34])" office:value-type="string" office:string-value="80" calcext:value-type="string">
            <text:p>80</text:p>
          </table:table-cell>
          <table:table-cell table:style-name="ce25" table:formula="of:=MID([$'Compras-Ali'.$A88];[$Tablas.$E$35];[$Tablas.$G$35])" office:value-type="string" office:string-value="00000000030716323567" calcext:value-type="string">
            <text:p>00000000030716323567</text:p>
          </table:table-cell>
          <table:table-cell table:style-name="ce28" table:formula="of:=IF([$'Compras-Ali'.$A88]&lt;&gt;&quot;&quot;;VALUE(MID([$'Compras-Ali'.$A88];[$Tablas.$E$36];[$Tablas.$G$36]))/100;0)*IF(OR(VALUE([.A88])=3;VALUE([.A88])=8;VALUE([.A88])=13);-1;1)" office:value-type="float" office:value="892.57" calcext:value-type="float">
            <text:p>892,57</text:p>
          </table:table-cell>
          <table:table-cell table:style-name="ce25" table:formula="of:=MID([$'Compras-Ali'.$A88];[$Tablas.$E$37];[$Tablas.$G$37])" office:value-type="string" office:string-value="0005" calcext:value-type="string">
            <text:p>0005</text:p>
          </table:table-cell>
          <table:table-cell table:style-name="ce28" table:formula="of:=IF([$'Compras-Ali'.$A88]&lt;&gt;&quot;&quot;;VALUE(MID([$'Compras-Ali'.$A88];[$Tablas.$E$38];[$Tablas.$G$38]))/100;0)*IF(OR(VALUE([.A88])=3;VALUE([.A88])=8;VALUE([.A88])=13);-1;1)" office:value-type="float" office:value="187.44" calcext:value-type="float">
            <text:p>187,44</text:p>
          </table:table-cell>
          <table:table-cell table:number-columns-repeated="1016"/>
        </table:table-row>
        <table:table-row table:style-name="ro1">
          <table:table-cell table:style-name="ce25" table:formula="of:=MID([$'Compras-Ali'.$A89];[$Tablas.$E$31];[$Tablas.$G$31])" office:value-type="string" office:string-value="001" calcext:value-type="string">
            <text:p>001</text:p>
          </table:table-cell>
          <table:table-cell table:style-name="ce25" table:formula="of:=MID([$'Compras-Ali'.$A89];[$Tablas.$E$32];[$Tablas.$G$32])" office:value-type="string" office:string-value="00884" calcext:value-type="string">
            <text:p>00884</text:p>
          </table:table-cell>
          <table:table-cell table:style-name="ce25" table:formula="of:=MID([$'Compras-Ali'.$A89];[$Tablas.$E$33];[$Tablas.$G$33])" office:value-type="string" office:string-value="00000000000000030982" calcext:value-type="string">
            <text:p>00000000000000030982</text:p>
          </table:table-cell>
          <table:table-cell table:style-name="ce25" table:formula="of:=MID([$'Compras-Ali'.$A89];[$Tablas.$E$34];[$Tablas.$G$34])" office:value-type="string" office:string-value="80" calcext:value-type="string">
            <text:p>80</text:p>
          </table:table-cell>
          <table:table-cell table:style-name="ce25" table:formula="of:=MID([$'Compras-Ali'.$A89];[$Tablas.$E$35];[$Tablas.$G$35])" office:value-type="string" office:string-value="00000000030507950848" calcext:value-type="string">
            <text:p>00000000030507950848</text:p>
          </table:table-cell>
          <table:table-cell table:style-name="ce28" table:formula="of:=IF([$'Compras-Ali'.$A89]&lt;&gt;&quot;&quot;;VALUE(MID([$'Compras-Ali'.$A89];[$Tablas.$E$36];[$Tablas.$G$36]))/100;0)*IF(OR(VALUE([.A89])=3;VALUE([.A89])=8;VALUE([.A89])=13);-1;1)" office:value-type="float" office:value="22710.33" calcext:value-type="float">
            <text:p>22.710,33</text:p>
          </table:table-cell>
          <table:table-cell table:style-name="ce25" table:formula="of:=MID([$'Compras-Ali'.$A89];[$Tablas.$E$37];[$Tablas.$G$37])" office:value-type="string" office:string-value="0005" calcext:value-type="string">
            <text:p>0005</text:p>
          </table:table-cell>
          <table:table-cell table:style-name="ce28" table:formula="of:=IF([$'Compras-Ali'.$A89]&lt;&gt;&quot;&quot;;VALUE(MID([$'Compras-Ali'.$A89];[$Tablas.$E$38];[$Tablas.$G$38]))/100;0)*IF(OR(VALUE([.A89])=3;VALUE([.A89])=8;VALUE([.A89])=13);-1;1)" office:value-type="float" office:value="4769.17" calcext:value-type="float">
            <text:p>4.769,17</text:p>
          </table:table-cell>
          <table:table-cell table:number-columns-repeated="1016"/>
        </table:table-row>
        <table:table-row table:style-name="ro1">
          <table:table-cell table:style-name="ce25" table:formula="of:=MID([$'Compras-Ali'.$A90];[$Tablas.$E$31];[$Tablas.$G$31])" office:value-type="string" office:string-value="001" calcext:value-type="string">
            <text:p>001</text:p>
          </table:table-cell>
          <table:table-cell table:style-name="ce25" table:formula="of:=MID([$'Compras-Ali'.$A90];[$Tablas.$E$32];[$Tablas.$G$32])" office:value-type="string" office:string-value="00003" calcext:value-type="string">
            <text:p>00003</text:p>
          </table:table-cell>
          <table:table-cell table:style-name="ce25" table:formula="of:=MID([$'Compras-Ali'.$A90];[$Tablas.$E$33];[$Tablas.$G$33])" office:value-type="string" office:string-value="00000000000000484407" calcext:value-type="string">
            <text:p>00000000000000484407</text:p>
          </table:table-cell>
          <table:table-cell table:style-name="ce25" table:formula="of:=MID([$'Compras-Ali'.$A90];[$Tablas.$E$34];[$Tablas.$G$34])" office:value-type="string" office:string-value="80" calcext:value-type="string">
            <text:p>80</text:p>
          </table:table-cell>
          <table:table-cell table:style-name="ce25" table:formula="of:=MID([$'Compras-Ali'.$A90];[$Tablas.$E$35];[$Tablas.$G$35])" office:value-type="string" office:string-value="00000000033687473189" calcext:value-type="string">
            <text:p>00000000033687473189</text:p>
          </table:table-cell>
          <table:table-cell table:style-name="ce28" table:formula="of:=IF([$'Compras-Ali'.$A90]&lt;&gt;&quot;&quot;;VALUE(MID([$'Compras-Ali'.$A90];[$Tablas.$E$36];[$Tablas.$G$36]))/100;0)*IF(OR(VALUE([.A90])=3;VALUE([.A90])=8;VALUE([.A90])=13);-1;1)" office:value-type="float" office:value="144661.52" calcext:value-type="float">
            <text:p>144.661,52</text:p>
          </table:table-cell>
          <table:table-cell table:style-name="ce25" table:formula="of:=MID([$'Compras-Ali'.$A90];[$Tablas.$E$37];[$Tablas.$G$37])" office:value-type="string" office:string-value="0005" calcext:value-type="string">
            <text:p>0005</text:p>
          </table:table-cell>
          <table:table-cell table:style-name="ce28" table:formula="of:=IF([$'Compras-Ali'.$A90]&lt;&gt;&quot;&quot;;VALUE(MID([$'Compras-Ali'.$A90];[$Tablas.$E$38];[$Tablas.$G$38]))/100;0)*IF(OR(VALUE([.A90])=3;VALUE([.A90])=8;VALUE([.A90])=13);-1;1)" office:value-type="float" office:value="30378.92" calcext:value-type="float">
            <text:p>30.378,92</text:p>
          </table:table-cell>
          <table:table-cell table:number-columns-repeated="1016"/>
        </table:table-row>
        <table:table-row table:style-name="ro1">
          <table:table-cell table:style-name="ce25" table:formula="of:=MID([$'Compras-Ali'.$A91];[$Tablas.$E$31];[$Tablas.$G$31])" office:value-type="string" office:string-value="001" calcext:value-type="string">
            <text:p>001</text:p>
          </table:table-cell>
          <table:table-cell table:style-name="ce25" table:formula="of:=MID([$'Compras-Ali'.$A91];[$Tablas.$E$32];[$Tablas.$G$32])" office:value-type="string" office:string-value="01006" calcext:value-type="string">
            <text:p>01006</text:p>
          </table:table-cell>
          <table:table-cell table:style-name="ce25" table:formula="of:=MID([$'Compras-Ali'.$A91];[$Tablas.$E$33];[$Tablas.$G$33])" office:value-type="string" office:string-value="00000000000000161026" calcext:value-type="string">
            <text:p>00000000000000161026</text:p>
          </table:table-cell>
          <table:table-cell table:style-name="ce25" table:formula="of:=MID([$'Compras-Ali'.$A91];[$Tablas.$E$34];[$Tablas.$G$34])" office:value-type="string" office:string-value="80" calcext:value-type="string">
            <text:p>80</text:p>
          </table:table-cell>
          <table:table-cell table:style-name="ce25" table:formula="of:=MID([$'Compras-Ali'.$A91];[$Tablas.$E$35];[$Tablas.$G$35])" office:value-type="string" office:string-value="00000000030547751252" calcext:value-type="string">
            <text:p>00000000030547751252</text:p>
          </table:table-cell>
          <table:table-cell table:style-name="ce28" table:formula="of:=IF([$'Compras-Ali'.$A91]&lt;&gt;&quot;&quot;;VALUE(MID([$'Compras-Ali'.$A91];[$Tablas.$E$36];[$Tablas.$G$36]))/100;0)*IF(OR(VALUE([.A91])=3;VALUE([.A91])=8;VALUE([.A91])=13);-1;1)" office:value-type="float" office:value="28139.67" calcext:value-type="float">
            <text:p>28.139,67</text:p>
          </table:table-cell>
          <table:table-cell table:style-name="ce25" table:formula="of:=MID([$'Compras-Ali'.$A91];[$Tablas.$E$37];[$Tablas.$G$37])" office:value-type="string" office:string-value="0005" calcext:value-type="string">
            <text:p>0005</text:p>
          </table:table-cell>
          <table:table-cell table:style-name="ce28" table:formula="of:=IF([$'Compras-Ali'.$A91]&lt;&gt;&quot;&quot;;VALUE(MID([$'Compras-Ali'.$A91];[$Tablas.$E$38];[$Tablas.$G$38]))/100;0)*IF(OR(VALUE([.A91])=3;VALUE([.A91])=8;VALUE([.A91])=13);-1;1)" office:value-type="float" office:value="5909.33" calcext:value-type="float">
            <text:p>5.909,33</text:p>
          </table:table-cell>
          <table:table-cell table:number-columns-repeated="1016"/>
        </table:table-row>
        <table:table-row table:style-name="ro1">
          <table:table-cell table:style-name="ce25" table:formula="of:=MID([$'Compras-Ali'.$A92];[$Tablas.$E$31];[$Tablas.$G$31])" office:value-type="string" office:string-value="001" calcext:value-type="string">
            <text:p>001</text:p>
          </table:table-cell>
          <table:table-cell table:style-name="ce25" table:formula="of:=MID([$'Compras-Ali'.$A92];[$Tablas.$E$32];[$Tablas.$G$32])" office:value-type="string" office:string-value="00080" calcext:value-type="string">
            <text:p>00080</text:p>
          </table:table-cell>
          <table:table-cell table:style-name="ce25" table:formula="of:=MID([$'Compras-Ali'.$A92];[$Tablas.$E$33];[$Tablas.$G$33])" office:value-type="string" office:string-value="00000000000000142720" calcext:value-type="string">
            <text:p>00000000000000142720</text:p>
          </table:table-cell>
          <table:table-cell table:style-name="ce25" table:formula="of:=MID([$'Compras-Ali'.$A92];[$Tablas.$E$34];[$Tablas.$G$34])" office:value-type="string" office:string-value="80" calcext:value-type="string">
            <text:p>80</text:p>
          </table:table-cell>
          <table:table-cell table:style-name="ce25" table:formula="of:=MID([$'Compras-Ali'.$A92];[$Tablas.$E$35];[$Tablas.$G$35])" office:value-type="string" office:string-value="00000000030556381778" calcext:value-type="string">
            <text:p>00000000030556381778</text:p>
          </table:table-cell>
          <table:table-cell table:style-name="ce28" table:formula="of:=IF([$'Compras-Ali'.$A92]&lt;&gt;&quot;&quot;;VALUE(MID([$'Compras-Ali'.$A92];[$Tablas.$E$36];[$Tablas.$G$36]))/100;0)*IF(OR(VALUE([.A92])=3;VALUE([.A92])=8;VALUE([.A92])=13);-1;1)" office:value-type="float" office:value="19319.62" calcext:value-type="float">
            <text:p>19.319,62</text:p>
          </table:table-cell>
          <table:table-cell table:style-name="ce25" table:formula="of:=MID([$'Compras-Ali'.$A92];[$Tablas.$E$37];[$Tablas.$G$37])" office:value-type="string" office:string-value="0005" calcext:value-type="string">
            <text:p>0005</text:p>
          </table:table-cell>
          <table:table-cell table:style-name="ce28" table:formula="of:=IF([$'Compras-Ali'.$A92]&lt;&gt;&quot;&quot;;VALUE(MID([$'Compras-Ali'.$A92];[$Tablas.$E$38];[$Tablas.$G$38]))/100;0)*IF(OR(VALUE([.A92])=3;VALUE([.A92])=8;VALUE([.A92])=13);-1;1)" office:value-type="float" office:value="4057.12" calcext:value-type="float">
            <text:p>4.057,12</text:p>
          </table:table-cell>
          <table:table-cell table:number-columns-repeated="1016"/>
        </table:table-row>
        <table:table-row table:style-name="ro1">
          <table:table-cell table:style-name="ce25" table:formula="of:=MID([$'Compras-Ali'.$A93];[$Tablas.$E$31];[$Tablas.$G$31])" office:value-type="string" office:string-value="001" calcext:value-type="string">
            <text:p>001</text:p>
          </table:table-cell>
          <table:table-cell table:style-name="ce25" table:formula="of:=MID([$'Compras-Ali'.$A93];[$Tablas.$E$32];[$Tablas.$G$32])" office:value-type="string" office:string-value="00020" calcext:value-type="string">
            <text:p>00020</text:p>
          </table:table-cell>
          <table:table-cell table:style-name="ce25" table:formula="of:=MID([$'Compras-Ali'.$A93];[$Tablas.$E$33];[$Tablas.$G$33])" office:value-type="string" office:string-value="00000000000000091318" calcext:value-type="string">
            <text:p>00000000000000091318</text:p>
          </table:table-cell>
          <table:table-cell table:style-name="ce25" table:formula="of:=MID([$'Compras-Ali'.$A93];[$Tablas.$E$34];[$Tablas.$G$34])" office:value-type="string" office:string-value="80" calcext:value-type="string">
            <text:p>80</text:p>
          </table:table-cell>
          <table:table-cell table:style-name="ce25" table:formula="of:=MID([$'Compras-Ali'.$A93];[$Tablas.$E$35];[$Tablas.$G$35])" office:value-type="string" office:string-value="00000000030709442399" calcext:value-type="string">
            <text:p>00000000030709442399</text:p>
          </table:table-cell>
          <table:table-cell table:style-name="ce28" table:formula="of:=IF([$'Compras-Ali'.$A93]&lt;&gt;&quot;&quot;;VALUE(MID([$'Compras-Ali'.$A93];[$Tablas.$E$36];[$Tablas.$G$36]))/100;0)*IF(OR(VALUE([.A93])=3;VALUE([.A93])=8;VALUE([.A93])=13);-1;1)" office:value-type="float" office:value="4562.62" calcext:value-type="float">
            <text:p>4.562,62</text:p>
          </table:table-cell>
          <table:table-cell table:style-name="ce25" table:formula="of:=MID([$'Compras-Ali'.$A93];[$Tablas.$E$37];[$Tablas.$G$37])" office:value-type="string" office:string-value="0005" calcext:value-type="string">
            <text:p>0005</text:p>
          </table:table-cell>
          <table:table-cell table:style-name="ce28" table:formula="of:=IF([$'Compras-Ali'.$A93]&lt;&gt;&quot;&quot;;VALUE(MID([$'Compras-Ali'.$A93];[$Tablas.$E$38];[$Tablas.$G$38]))/100;0)*IF(OR(VALUE([.A93])=3;VALUE([.A93])=8;VALUE([.A93])=13);-1;1)" office:value-type="float" office:value="958.15" calcext:value-type="float">
            <text:p>958,15</text:p>
          </table:table-cell>
          <table:table-cell table:number-columns-repeated="1016"/>
        </table:table-row>
        <table:table-row table:style-name="ro1">
          <table:table-cell table:style-name="ce25" table:formula="of:=MID([$'Compras-Ali'.$A94];[$Tablas.$E$31];[$Tablas.$G$31])" office:value-type="string" office:string-value="001" calcext:value-type="string">
            <text:p>001</text:p>
          </table:table-cell>
          <table:table-cell table:style-name="ce25" table:formula="of:=MID([$'Compras-Ali'.$A94];[$Tablas.$E$32];[$Tablas.$G$32])" office:value-type="string" office:string-value="08073" calcext:value-type="string">
            <text:p>08073</text:p>
          </table:table-cell>
          <table:table-cell table:style-name="ce25" table:formula="of:=MID([$'Compras-Ali'.$A94];[$Tablas.$E$33];[$Tablas.$G$33])" office:value-type="string" office:string-value="00000000000000919747" calcext:value-type="string">
            <text:p>00000000000000919747</text:p>
          </table:table-cell>
          <table:table-cell table:style-name="ce25" table:formula="of:=MID([$'Compras-Ali'.$A94];[$Tablas.$E$34];[$Tablas.$G$34])" office:value-type="string" office:string-value="80" calcext:value-type="string">
            <text:p>80</text:p>
          </table:table-cell>
          <table:table-cell table:style-name="ce25" table:formula="of:=MID([$'Compras-Ali'.$A94];[$Tablas.$E$35];[$Tablas.$G$35])" office:value-type="string" office:string-value="00000000030707210385" calcext:value-type="string">
            <text:p>00000000030707210385</text:p>
          </table:table-cell>
          <table:table-cell table:style-name="ce28" table:formula="of:=IF([$'Compras-Ali'.$A94]&lt;&gt;&quot;&quot;;VALUE(MID([$'Compras-Ali'.$A94];[$Tablas.$E$36];[$Tablas.$G$36]))/100;0)*IF(OR(VALUE([.A94])=3;VALUE([.A94])=8;VALUE([.A94])=13);-1;1)" office:value-type="float" office:value="3630.1" calcext:value-type="float">
            <text:p>3.630,10</text:p>
          </table:table-cell>
          <table:table-cell table:style-name="ce25" table:formula="of:=MID([$'Compras-Ali'.$A94];[$Tablas.$E$37];[$Tablas.$G$37])" office:value-type="string" office:string-value="0005" calcext:value-type="string">
            <text:p>0005</text:p>
          </table:table-cell>
          <table:table-cell table:style-name="ce28" table:formula="of:=IF([$'Compras-Ali'.$A94]&lt;&gt;&quot;&quot;;VALUE(MID([$'Compras-Ali'.$A94];[$Tablas.$E$38];[$Tablas.$G$38]))/100;0)*IF(OR(VALUE([.A94])=3;VALUE([.A94])=8;VALUE([.A94])=13);-1;1)" office:value-type="float" office:value="762.32" calcext:value-type="float">
            <text:p>762,32</text:p>
          </table:table-cell>
          <table:table-cell table:number-columns-repeated="1016"/>
        </table:table-row>
        <table:table-row table:style-name="ro1">
          <table:table-cell table:style-name="ce25" table:formula="of:=MID([$'Compras-Ali'.$A95];[$Tablas.$E$31];[$Tablas.$G$31])" office:value-type="string" office:string-value="001" calcext:value-type="string">
            <text:p>001</text:p>
          </table:table-cell>
          <table:table-cell table:style-name="ce25" table:formula="of:=MID([$'Compras-Ali'.$A95];[$Tablas.$E$32];[$Tablas.$G$32])" office:value-type="string" office:string-value="00884" calcext:value-type="string">
            <text:p>00884</text:p>
          </table:table-cell>
          <table:table-cell table:style-name="ce25" table:formula="of:=MID([$'Compras-Ali'.$A95];[$Tablas.$E$33];[$Tablas.$G$33])" office:value-type="string" office:string-value="00000000000000031042" calcext:value-type="string">
            <text:p>00000000000000031042</text:p>
          </table:table-cell>
          <table:table-cell table:style-name="ce25" table:formula="of:=MID([$'Compras-Ali'.$A95];[$Tablas.$E$34];[$Tablas.$G$34])" office:value-type="string" office:string-value="80" calcext:value-type="string">
            <text:p>80</text:p>
          </table:table-cell>
          <table:table-cell table:style-name="ce25" table:formula="of:=MID([$'Compras-Ali'.$A95];[$Tablas.$E$35];[$Tablas.$G$35])" office:value-type="string" office:string-value="00000000030507950848" calcext:value-type="string">
            <text:p>00000000030507950848</text:p>
          </table:table-cell>
          <table:table-cell table:style-name="ce28" table:formula="of:=IF([$'Compras-Ali'.$A95]&lt;&gt;&quot;&quot;;VALUE(MID([$'Compras-Ali'.$A95];[$Tablas.$E$36];[$Tablas.$G$36]))/100;0)*IF(OR(VALUE([.A95])=3;VALUE([.A95])=8;VALUE([.A95])=13);-1;1)" office:value-type="float" office:value="2168.19" calcext:value-type="float">
            <text:p>2.168,19</text:p>
          </table:table-cell>
          <table:table-cell table:style-name="ce25" table:formula="of:=MID([$'Compras-Ali'.$A95];[$Tablas.$E$37];[$Tablas.$G$37])" office:value-type="string" office:string-value="0005" calcext:value-type="string">
            <text:p>0005</text:p>
          </table:table-cell>
          <table:table-cell table:style-name="ce28" table:formula="of:=IF([$'Compras-Ali'.$A95]&lt;&gt;&quot;&quot;;VALUE(MID([$'Compras-Ali'.$A95];[$Tablas.$E$38];[$Tablas.$G$38]))/100;0)*IF(OR(VALUE([.A95])=3;VALUE([.A95])=8;VALUE([.A95])=13);-1;1)" office:value-type="float" office:value="455.32" calcext:value-type="float">
            <text:p>455,32</text:p>
          </table:table-cell>
          <table:table-cell table:number-columns-repeated="1016"/>
        </table:table-row>
        <table:table-row table:style-name="ro1">
          <table:table-cell table:style-name="ce25" table:formula="of:=MID([$'Compras-Ali'.$A96];[$Tablas.$E$31];[$Tablas.$G$31])" office:value-type="string" office:string-value="001" calcext:value-type="string">
            <text:p>001</text:p>
          </table:table-cell>
          <table:table-cell table:style-name="ce25" table:formula="of:=MID([$'Compras-Ali'.$A96];[$Tablas.$E$32];[$Tablas.$G$32])" office:value-type="string" office:string-value="00884" calcext:value-type="string">
            <text:p>00884</text:p>
          </table:table-cell>
          <table:table-cell table:style-name="ce25" table:formula="of:=MID([$'Compras-Ali'.$A96];[$Tablas.$E$33];[$Tablas.$G$33])" office:value-type="string" office:string-value="00000000000000031059" calcext:value-type="string">
            <text:p>00000000000000031059</text:p>
          </table:table-cell>
          <table:table-cell table:style-name="ce25" table:formula="of:=MID([$'Compras-Ali'.$A96];[$Tablas.$E$34];[$Tablas.$G$34])" office:value-type="string" office:string-value="80" calcext:value-type="string">
            <text:p>80</text:p>
          </table:table-cell>
          <table:table-cell table:style-name="ce25" table:formula="of:=MID([$'Compras-Ali'.$A96];[$Tablas.$E$35];[$Tablas.$G$35])" office:value-type="string" office:string-value="00000000030507950848" calcext:value-type="string">
            <text:p>00000000030507950848</text:p>
          </table:table-cell>
          <table:table-cell table:style-name="ce28" table:formula="of:=IF([$'Compras-Ali'.$A96]&lt;&gt;&quot;&quot;;VALUE(MID([$'Compras-Ali'.$A96];[$Tablas.$E$36];[$Tablas.$G$36]))/100;0)*IF(OR(VALUE([.A96])=3;VALUE([.A96])=8;VALUE([.A96])=13);-1;1)" office:value-type="float" office:value="4916.1" calcext:value-type="float">
            <text:p>4.916,10</text:p>
          </table:table-cell>
          <table:table-cell table:style-name="ce25" table:formula="of:=MID([$'Compras-Ali'.$A96];[$Tablas.$E$37];[$Tablas.$G$37])" office:value-type="string" office:string-value="0005" calcext:value-type="string">
            <text:p>0005</text:p>
          </table:table-cell>
          <table:table-cell table:style-name="ce28" table:formula="of:=IF([$'Compras-Ali'.$A96]&lt;&gt;&quot;&quot;;VALUE(MID([$'Compras-Ali'.$A96];[$Tablas.$E$38];[$Tablas.$G$38]))/100;0)*IF(OR(VALUE([.A96])=3;VALUE([.A96])=8;VALUE([.A96])=13);-1;1)" office:value-type="float" office:value="1032.38" calcext:value-type="float">
            <text:p>1.032,38</text:p>
          </table:table-cell>
          <table:table-cell table:number-columns-repeated="1016"/>
        </table:table-row>
        <table:table-row table:style-name="ro1">
          <table:table-cell table:style-name="ce25" table:formula="of:=MID([$'Compras-Ali'.$A97];[$Tablas.$E$31];[$Tablas.$G$31])" office:value-type="string" office:string-value="001" calcext:value-type="string">
            <text:p>001</text:p>
          </table:table-cell>
          <table:table-cell table:style-name="ce25" table:formula="of:=MID([$'Compras-Ali'.$A97];[$Tablas.$E$32];[$Tablas.$G$32])" office:value-type="string" office:string-value="00014" calcext:value-type="string">
            <text:p>00014</text:p>
          </table:table-cell>
          <table:table-cell table:style-name="ce25" table:formula="of:=MID([$'Compras-Ali'.$A97];[$Tablas.$E$33];[$Tablas.$G$33])" office:value-type="string" office:string-value="00000000000000221149" calcext:value-type="string">
            <text:p>00000000000000221149</text:p>
          </table:table-cell>
          <table:table-cell table:style-name="ce25" table:formula="of:=MID([$'Compras-Ali'.$A97];[$Tablas.$E$34];[$Tablas.$G$34])" office:value-type="string" office:string-value="80" calcext:value-type="string">
            <text:p>80</text:p>
          </table:table-cell>
          <table:table-cell table:style-name="ce25" table:formula="of:=MID([$'Compras-Ali'.$A97];[$Tablas.$E$35];[$Tablas.$G$35])" office:value-type="string" office:string-value="00000000030707249850" calcext:value-type="string">
            <text:p>00000000030707249850</text:p>
          </table:table-cell>
          <table:table-cell table:style-name="ce28" table:formula="of:=IF([$'Compras-Ali'.$A97]&lt;&gt;&quot;&quot;;VALUE(MID([$'Compras-Ali'.$A97];[$Tablas.$E$36];[$Tablas.$G$36]))/100;0)*IF(OR(VALUE([.A97])=3;VALUE([.A97])=8;VALUE([.A97])=13);-1;1)" office:value-type="float" office:value="1187.52" calcext:value-type="float">
            <text:p>1.187,52</text:p>
          </table:table-cell>
          <table:table-cell table:style-name="ce25" table:formula="of:=MID([$'Compras-Ali'.$A97];[$Tablas.$E$37];[$Tablas.$G$37])" office:value-type="string" office:string-value="0005" calcext:value-type="string">
            <text:p>0005</text:p>
          </table:table-cell>
          <table:table-cell table:style-name="ce28" table:formula="of:=IF([$'Compras-Ali'.$A97]&lt;&gt;&quot;&quot;;VALUE(MID([$'Compras-Ali'.$A97];[$Tablas.$E$38];[$Tablas.$G$38]))/100;0)*IF(OR(VALUE([.A97])=3;VALUE([.A97])=8;VALUE([.A97])=13);-1;1)" office:value-type="float" office:value="249.38" calcext:value-type="float">
            <text:p>249,38</text:p>
          </table:table-cell>
          <table:table-cell table:number-columns-repeated="1016"/>
        </table:table-row>
        <table:table-row table:style-name="ro1">
          <table:table-cell table:style-name="ce25" table:formula="of:=MID([$'Compras-Ali'.$A98];[$Tablas.$E$31];[$Tablas.$G$31])" office:value-type="string" office:string-value="001" calcext:value-type="string">
            <text:p>001</text:p>
          </table:table-cell>
          <table:table-cell table:style-name="ce25" table:formula="of:=MID([$'Compras-Ali'.$A98];[$Tablas.$E$32];[$Tablas.$G$32])" office:value-type="string" office:string-value="01006" calcext:value-type="string">
            <text:p>01006</text:p>
          </table:table-cell>
          <table:table-cell table:style-name="ce25" table:formula="of:=MID([$'Compras-Ali'.$A98];[$Tablas.$E$33];[$Tablas.$G$33])" office:value-type="string" office:string-value="00000000000000161019" calcext:value-type="string">
            <text:p>00000000000000161019</text:p>
          </table:table-cell>
          <table:table-cell table:style-name="ce25" table:formula="of:=MID([$'Compras-Ali'.$A98];[$Tablas.$E$34];[$Tablas.$G$34])" office:value-type="string" office:string-value="80" calcext:value-type="string">
            <text:p>80</text:p>
          </table:table-cell>
          <table:table-cell table:style-name="ce25" table:formula="of:=MID([$'Compras-Ali'.$A98];[$Tablas.$E$35];[$Tablas.$G$35])" office:value-type="string" office:string-value="00000000030547751252" calcext:value-type="string">
            <text:p>00000000030547751252</text:p>
          </table:table-cell>
          <table:table-cell table:style-name="ce28" table:formula="of:=IF([$'Compras-Ali'.$A98]&lt;&gt;&quot;&quot;;VALUE(MID([$'Compras-Ali'.$A98];[$Tablas.$E$36];[$Tablas.$G$36]))/100;0)*IF(OR(VALUE([.A98])=3;VALUE([.A98])=8;VALUE([.A98])=13);-1;1)" office:value-type="float" office:value="45577.67" calcext:value-type="float">
            <text:p>45.577,67</text:p>
          </table:table-cell>
          <table:table-cell table:style-name="ce25" table:formula="of:=MID([$'Compras-Ali'.$A98];[$Tablas.$E$37];[$Tablas.$G$37])" office:value-type="string" office:string-value="0005" calcext:value-type="string">
            <text:p>0005</text:p>
          </table:table-cell>
          <table:table-cell table:style-name="ce28" table:formula="of:=IF([$'Compras-Ali'.$A98]&lt;&gt;&quot;&quot;;VALUE(MID([$'Compras-Ali'.$A98];[$Tablas.$E$38];[$Tablas.$G$38]))/100;0)*IF(OR(VALUE([.A98])=3;VALUE([.A98])=8;VALUE([.A98])=13);-1;1)" office:value-type="float" office:value="9571.31" calcext:value-type="float">
            <text:p>9.571,31</text:p>
          </table:table-cell>
          <table:table-cell table:number-columns-repeated="1016"/>
        </table:table-row>
        <table:table-row table:style-name="ro1">
          <table:table-cell table:style-name="ce25" table:formula="of:=MID([$'Compras-Ali'.$A99];[$Tablas.$E$31];[$Tablas.$G$31])" office:value-type="string" office:string-value="001" calcext:value-type="string">
            <text:p>001</text:p>
          </table:table-cell>
          <table:table-cell table:style-name="ce25" table:formula="of:=MID([$'Compras-Ali'.$A99];[$Tablas.$E$32];[$Tablas.$G$32])" office:value-type="string" office:string-value="01006" calcext:value-type="string">
            <text:p>01006</text:p>
          </table:table-cell>
          <table:table-cell table:style-name="ce25" table:formula="of:=MID([$'Compras-Ali'.$A99];[$Tablas.$E$33];[$Tablas.$G$33])" office:value-type="string" office:string-value="00000000000000161020" calcext:value-type="string">
            <text:p>00000000000000161020</text:p>
          </table:table-cell>
          <table:table-cell table:style-name="ce25" table:formula="of:=MID([$'Compras-Ali'.$A99];[$Tablas.$E$34];[$Tablas.$G$34])" office:value-type="string" office:string-value="80" calcext:value-type="string">
            <text:p>80</text:p>
          </table:table-cell>
          <table:table-cell table:style-name="ce25" table:formula="of:=MID([$'Compras-Ali'.$A99];[$Tablas.$E$35];[$Tablas.$G$35])" office:value-type="string" office:string-value="00000000030547751252" calcext:value-type="string">
            <text:p>00000000030547751252</text:p>
          </table:table-cell>
          <table:table-cell table:style-name="ce28" table:formula="of:=IF([$'Compras-Ali'.$A99]&lt;&gt;&quot;&quot;;VALUE(MID([$'Compras-Ali'.$A99];[$Tablas.$E$36];[$Tablas.$G$36]))/100;0)*IF(OR(VALUE([.A99])=3;VALUE([.A99])=8;VALUE([.A99])=13);-1;1)" office:value-type="float" office:value="2187.57" calcext:value-type="float">
            <text:p>2.187,57</text:p>
          </table:table-cell>
          <table:table-cell table:style-name="ce25" table:formula="of:=MID([$'Compras-Ali'.$A99];[$Tablas.$E$37];[$Tablas.$G$37])" office:value-type="string" office:string-value="0005" calcext:value-type="string">
            <text:p>0005</text:p>
          </table:table-cell>
          <table:table-cell table:style-name="ce28" table:formula="of:=IF([$'Compras-Ali'.$A99]&lt;&gt;&quot;&quot;;VALUE(MID([$'Compras-Ali'.$A99];[$Tablas.$E$38];[$Tablas.$G$38]))/100;0)*IF(OR(VALUE([.A99])=3;VALUE([.A99])=8;VALUE([.A99])=13);-1;1)" office:value-type="float" office:value="459.39" calcext:value-type="float">
            <text:p>459,39</text:p>
          </table:table-cell>
          <table:table-cell table:number-columns-repeated="1016"/>
        </table:table-row>
        <table:table-row table:style-name="ro1">
          <table:table-cell table:style-name="ce25" table:formula="of:=MID([$'Compras-Ali'.$A100];[$Tablas.$E$31];[$Tablas.$G$31])" office:value-type="string" office:string-value="001" calcext:value-type="string">
            <text:p>001</text:p>
          </table:table-cell>
          <table:table-cell table:style-name="ce25" table:formula="of:=MID([$'Compras-Ali'.$A100];[$Tablas.$E$32];[$Tablas.$G$32])" office:value-type="string" office:string-value="01006" calcext:value-type="string">
            <text:p>01006</text:p>
          </table:table-cell>
          <table:table-cell table:style-name="ce25" table:formula="of:=MID([$'Compras-Ali'.$A100];[$Tablas.$E$33];[$Tablas.$G$33])" office:value-type="string" office:string-value="00000000000000161037" calcext:value-type="string">
            <text:p>00000000000000161037</text:p>
          </table:table-cell>
          <table:table-cell table:style-name="ce25" table:formula="of:=MID([$'Compras-Ali'.$A100];[$Tablas.$E$34];[$Tablas.$G$34])" office:value-type="string" office:string-value="80" calcext:value-type="string">
            <text:p>80</text:p>
          </table:table-cell>
          <table:table-cell table:style-name="ce25" table:formula="of:=MID([$'Compras-Ali'.$A100];[$Tablas.$E$35];[$Tablas.$G$35])" office:value-type="string" office:string-value="00000000030547751252" calcext:value-type="string">
            <text:p>00000000030547751252</text:p>
          </table:table-cell>
          <table:table-cell table:style-name="ce28" table:formula="of:=IF([$'Compras-Ali'.$A100]&lt;&gt;&quot;&quot;;VALUE(MID([$'Compras-Ali'.$A100];[$Tablas.$E$36];[$Tablas.$G$36]))/100;0)*IF(OR(VALUE([.A100])=3;VALUE([.A100])=8;VALUE([.A100])=13);-1;1)" office:value-type="float" office:value="18157.81" calcext:value-type="float">
            <text:p>18.157,81</text:p>
          </table:table-cell>
          <table:table-cell table:style-name="ce25" table:formula="of:=MID([$'Compras-Ali'.$A100];[$Tablas.$E$37];[$Tablas.$G$37])" office:value-type="string" office:string-value="0005" calcext:value-type="string">
            <text:p>0005</text:p>
          </table:table-cell>
          <table:table-cell table:style-name="ce28" table:formula="of:=IF([$'Compras-Ali'.$A100]&lt;&gt;&quot;&quot;;VALUE(MID([$'Compras-Ali'.$A100];[$Tablas.$E$38];[$Tablas.$G$38]))/100;0)*IF(OR(VALUE([.A100])=3;VALUE([.A100])=8;VALUE([.A100])=13);-1;1)" office:value-type="float" office:value="3813.14" calcext:value-type="float">
            <text:p>3.813,14</text:p>
          </table:table-cell>
          <table:table-cell table:number-columns-repeated="1016"/>
        </table:table-row>
        <table:table-row table:style-name="ro1">
          <table:table-cell table:style-name="ce25" table:formula="of:=MID([$'Compras-Ali'.$A101];[$Tablas.$E$31];[$Tablas.$G$31])" office:value-type="string" office:string-value="001" calcext:value-type="string">
            <text:p>001</text:p>
          </table:table-cell>
          <table:table-cell table:style-name="ce25" table:formula="of:=MID([$'Compras-Ali'.$A101];[$Tablas.$E$32];[$Tablas.$G$32])" office:value-type="string" office:string-value="00001" calcext:value-type="string">
            <text:p>00001</text:p>
          </table:table-cell>
          <table:table-cell table:style-name="ce25" table:formula="of:=MID([$'Compras-Ali'.$A101];[$Tablas.$E$33];[$Tablas.$G$33])" office:value-type="string" office:string-value="00000000000000095582" calcext:value-type="string">
            <text:p>00000000000000095582</text:p>
          </table:table-cell>
          <table:table-cell table:style-name="ce25" table:formula="of:=MID([$'Compras-Ali'.$A101];[$Tablas.$E$34];[$Tablas.$G$34])" office:value-type="string" office:string-value="80" calcext:value-type="string">
            <text:p>80</text:p>
          </table:table-cell>
          <table:table-cell table:style-name="ce25" table:formula="of:=MID([$'Compras-Ali'.$A101];[$Tablas.$E$35];[$Tablas.$G$35])" office:value-type="string" office:string-value="00000000030715422243" calcext:value-type="string">
            <text:p>00000000030715422243</text:p>
          </table:table-cell>
          <table:table-cell table:style-name="ce28" table:formula="of:=IF([$'Compras-Ali'.$A101]&lt;&gt;&quot;&quot;;VALUE(MID([$'Compras-Ali'.$A101];[$Tablas.$E$36];[$Tablas.$G$36]))/100;0)*IF(OR(VALUE([.A101])=3;VALUE([.A101])=8;VALUE([.A101])=13);-1;1)" office:value-type="float" office:value="1525.33" calcext:value-type="float">
            <text:p>1.525,33</text:p>
          </table:table-cell>
          <table:table-cell table:style-name="ce25" table:formula="of:=MID([$'Compras-Ali'.$A101];[$Tablas.$E$37];[$Tablas.$G$37])" office:value-type="string" office:string-value="0005" calcext:value-type="string">
            <text:p>0005</text:p>
          </table:table-cell>
          <table:table-cell table:style-name="ce28" table:formula="of:=IF([$'Compras-Ali'.$A101]&lt;&gt;&quot;&quot;;VALUE(MID([$'Compras-Ali'.$A101];[$Tablas.$E$38];[$Tablas.$G$38]))/100;0)*IF(OR(VALUE([.A101])=3;VALUE([.A101])=8;VALUE([.A101])=13);-1;1)" office:value-type="float" office:value="320.32" calcext:value-type="float">
            <text:p>320,32</text:p>
          </table:table-cell>
          <table:table-cell table:number-columns-repeated="1016"/>
        </table:table-row>
        <table:table-row table:style-name="ro1">
          <table:table-cell table:style-name="ce25" table:formula="of:=MID([$'Compras-Ali'.$A102];[$Tablas.$E$31];[$Tablas.$G$31])" office:value-type="string" office:string-value="001" calcext:value-type="string">
            <text:p>001</text:p>
          </table:table-cell>
          <table:table-cell table:style-name="ce25" table:formula="of:=MID([$'Compras-Ali'.$A102];[$Tablas.$E$32];[$Tablas.$G$32])" office:value-type="string" office:string-value="00006" calcext:value-type="string">
            <text:p>00006</text:p>
          </table:table-cell>
          <table:table-cell table:style-name="ce25" table:formula="of:=MID([$'Compras-Ali'.$A102];[$Tablas.$E$33];[$Tablas.$G$33])" office:value-type="string" office:string-value="00000000000004931454" calcext:value-type="string">
            <text:p>00000000000004931454</text:p>
          </table:table-cell>
          <table:table-cell table:style-name="ce25" table:formula="of:=MID([$'Compras-Ali'.$A102];[$Tablas.$E$34];[$Tablas.$G$34])" office:value-type="string" office:string-value="80" calcext:value-type="string">
            <text:p>80</text:p>
          </table:table-cell>
          <table:table-cell table:style-name="ce25" table:formula="of:=MID([$'Compras-Ali'.$A102];[$Tablas.$E$35];[$Tablas.$G$35])" office:value-type="string" office:string-value="00000000030547751252" calcext:value-type="string">
            <text:p>00000000030547751252</text:p>
          </table:table-cell>
          <table:table-cell table:style-name="ce28" table:formula="of:=IF([$'Compras-Ali'.$A102]&lt;&gt;&quot;&quot;;VALUE(MID([$'Compras-Ali'.$A102];[$Tablas.$E$36];[$Tablas.$G$36]))/100;0)*IF(OR(VALUE([.A102])=3;VALUE([.A102])=8;VALUE([.A102])=13);-1;1)" office:value-type="float" office:value="0.24" calcext:value-type="float">
            <text:p>0,24</text:p>
          </table:table-cell>
          <table:table-cell table:style-name="ce25" table:formula="of:=MID([$'Compras-Ali'.$A102];[$Tablas.$E$37];[$Tablas.$G$37])" office:value-type="string" office:string-value="0005" calcext:value-type="string">
            <text:p>0005</text:p>
          </table:table-cell>
          <table:table-cell table:style-name="ce28" table:formula="of:=IF([$'Compras-Ali'.$A102]&lt;&gt;&quot;&quot;;VALUE(MID([$'Compras-Ali'.$A102];[$Tablas.$E$38];[$Tablas.$G$38]))/100;0)*IF(OR(VALUE([.A102])=3;VALUE([.A102])=8;VALUE([.A102])=13);-1;1)" office:value-type="float" office:value="0.05" calcext:value-type="float">
            <text:p>0,05</text:p>
          </table:table-cell>
          <table:table-cell table:number-columns-repeated="1016"/>
        </table:table-row>
        <table:table-row table:style-name="ro1">
          <table:table-cell table:style-name="ce25" table:formula="of:=MID([$'Compras-Ali'.$A103];[$Tablas.$E$31];[$Tablas.$G$31])" office:value-type="string" office:string-value="001" calcext:value-type="string">
            <text:p>001</text:p>
          </table:table-cell>
          <table:table-cell table:style-name="ce25" table:formula="of:=MID([$'Compras-Ali'.$A103];[$Tablas.$E$32];[$Tablas.$G$32])" office:value-type="string" office:string-value="00001" calcext:value-type="string">
            <text:p>00001</text:p>
          </table:table-cell>
          <table:table-cell table:style-name="ce25" table:formula="of:=MID([$'Compras-Ali'.$A103];[$Tablas.$E$33];[$Tablas.$G$33])" office:value-type="string" office:string-value="00000000000000095581" calcext:value-type="string">
            <text:p>00000000000000095581</text:p>
          </table:table-cell>
          <table:table-cell table:style-name="ce25" table:formula="of:=MID([$'Compras-Ali'.$A103];[$Tablas.$E$34];[$Tablas.$G$34])" office:value-type="string" office:string-value="80" calcext:value-type="string">
            <text:p>80</text:p>
          </table:table-cell>
          <table:table-cell table:style-name="ce25" table:formula="of:=MID([$'Compras-Ali'.$A103];[$Tablas.$E$35];[$Tablas.$G$35])" office:value-type="string" office:string-value="00000000030715422243" calcext:value-type="string">
            <text:p>00000000030715422243</text:p>
          </table:table-cell>
          <table:table-cell table:style-name="ce28" table:formula="of:=IF([$'Compras-Ali'.$A103]&lt;&gt;&quot;&quot;;VALUE(MID([$'Compras-Ali'.$A103];[$Tablas.$E$36];[$Tablas.$G$36]))/100;0)*IF(OR(VALUE([.A103])=3;VALUE([.A103])=8;VALUE([.A103])=13);-1;1)" office:value-type="float" office:value="11325.43" calcext:value-type="float">
            <text:p>11.325,43</text:p>
          </table:table-cell>
          <table:table-cell table:style-name="ce25" table:formula="of:=MID([$'Compras-Ali'.$A103];[$Tablas.$E$37];[$Tablas.$G$37])" office:value-type="string" office:string-value="0005" calcext:value-type="string">
            <text:p>0005</text:p>
          </table:table-cell>
          <table:table-cell table:style-name="ce28" table:formula="of:=IF([$'Compras-Ali'.$A103]&lt;&gt;&quot;&quot;;VALUE(MID([$'Compras-Ali'.$A103];[$Tablas.$E$38];[$Tablas.$G$38]))/100;0)*IF(OR(VALUE([.A103])=3;VALUE([.A103])=8;VALUE([.A103])=13);-1;1)" office:value-type="float" office:value="2378.34" calcext:value-type="float">
            <text:p>2.378,34</text:p>
          </table:table-cell>
          <table:table-cell table:number-columns-repeated="1016"/>
        </table:table-row>
        <table:table-row table:style-name="ro1">
          <table:table-cell table:style-name="ce25" table:formula="of:=MID([$'Compras-Ali'.$A104];[$Tablas.$E$31];[$Tablas.$G$31])" office:value-type="string" office:string-value="001" calcext:value-type="string">
            <text:p>001</text:p>
          </table:table-cell>
          <table:table-cell table:style-name="ce25" table:formula="of:=MID([$'Compras-Ali'.$A104];[$Tablas.$E$32];[$Tablas.$G$32])" office:value-type="string" office:string-value="05074" calcext:value-type="string">
            <text:p>05074</text:p>
          </table:table-cell>
          <table:table-cell table:style-name="ce25" table:formula="of:=MID([$'Compras-Ali'.$A104];[$Tablas.$E$33];[$Tablas.$G$33])" office:value-type="string" office:string-value="00000000000000005412" calcext:value-type="string">
            <text:p>00000000000000005412</text:p>
          </table:table-cell>
          <table:table-cell table:style-name="ce25" table:formula="of:=MID([$'Compras-Ali'.$A104];[$Tablas.$E$34];[$Tablas.$G$34])" office:value-type="string" office:string-value="80" calcext:value-type="string">
            <text:p>80</text:p>
          </table:table-cell>
          <table:table-cell table:style-name="ce25" table:formula="of:=MID([$'Compras-Ali'.$A104];[$Tablas.$E$35];[$Tablas.$G$35])" office:value-type="string" office:string-value="00000000030501112662" calcext:value-type="string">
            <text:p>00000000030501112662</text:p>
          </table:table-cell>
          <table:table-cell table:style-name="ce28" table:formula="of:=IF([$'Compras-Ali'.$A104]&lt;&gt;&quot;&quot;;VALUE(MID([$'Compras-Ali'.$A104];[$Tablas.$E$36];[$Tablas.$G$36]))/100;0)*IF(OR(VALUE([.A104])=3;VALUE([.A104])=8;VALUE([.A104])=13);-1;1)" office:value-type="float" office:value="1549.05" calcext:value-type="float">
            <text:p>1.549,05</text:p>
          </table:table-cell>
          <table:table-cell table:style-name="ce25" table:formula="of:=MID([$'Compras-Ali'.$A104];[$Tablas.$E$37];[$Tablas.$G$37])" office:value-type="string" office:string-value="0005" calcext:value-type="string">
            <text:p>0005</text:p>
          </table:table-cell>
          <table:table-cell table:style-name="ce28" table:formula="of:=IF([$'Compras-Ali'.$A104]&lt;&gt;&quot;&quot;;VALUE(MID([$'Compras-Ali'.$A104];[$Tablas.$E$38];[$Tablas.$G$38]))/100;0)*IF(OR(VALUE([.A104])=3;VALUE([.A104])=8;VALUE([.A104])=13);-1;1)" office:value-type="float" office:value="325.3" calcext:value-type="float">
            <text:p>325,30</text:p>
          </table:table-cell>
          <table:table-cell table:number-columns-repeated="1016"/>
        </table:table-row>
        <table:table-row table:style-name="ro1">
          <table:table-cell table:style-name="ce25" table:formula="of:=MID([$'Compras-Ali'.$A105];[$Tablas.$E$31];[$Tablas.$G$31])" office:value-type="string" office:string-value="003" calcext:value-type="string">
            <text:p>003</text:p>
          </table:table-cell>
          <table:table-cell table:style-name="ce25" table:formula="of:=MID([$'Compras-Ali'.$A105];[$Tablas.$E$32];[$Tablas.$G$32])" office:value-type="string" office:string-value="05474" calcext:value-type="string">
            <text:p>05474</text:p>
          </table:table-cell>
          <table:table-cell table:style-name="ce25" table:formula="of:=MID([$'Compras-Ali'.$A105];[$Tablas.$E$33];[$Tablas.$G$33])" office:value-type="string" office:string-value="00000000000000000380" calcext:value-type="string">
            <text:p>00000000000000000380</text:p>
          </table:table-cell>
          <table:table-cell table:style-name="ce25" table:formula="of:=MID([$'Compras-Ali'.$A105];[$Tablas.$E$34];[$Tablas.$G$34])" office:value-type="string" office:string-value="80" calcext:value-type="string">
            <text:p>80</text:p>
          </table:table-cell>
          <table:table-cell table:style-name="ce25" table:formula="of:=MID([$'Compras-Ali'.$A105];[$Tablas.$E$35];[$Tablas.$G$35])" office:value-type="string" office:string-value="00000000030501112662" calcext:value-type="string">
            <text:p>00000000030501112662</text:p>
          </table:table-cell>
          <table:table-cell table:style-name="ce28" table:formula="of:=IF([$'Compras-Ali'.$A105]&lt;&gt;&quot;&quot;;VALUE(MID([$'Compras-Ali'.$A105];[$Tablas.$E$36];[$Tablas.$G$36]))/100;0)*IF(OR(VALUE([.A105])=3;VALUE([.A105])=8;VALUE([.A105])=13);-1;1)" office:value-type="float" office:value="-879.43" calcext:value-type="float">
            <text:p>-879,43</text:p>
          </table:table-cell>
          <table:table-cell table:style-name="ce25" table:formula="of:=MID([$'Compras-Ali'.$A105];[$Tablas.$E$37];[$Tablas.$G$37])" office:value-type="string" office:string-value="0005" calcext:value-type="string">
            <text:p>0005</text:p>
          </table:table-cell>
          <table:table-cell table:style-name="ce28" table:formula="of:=IF([$'Compras-Ali'.$A105]&lt;&gt;&quot;&quot;;VALUE(MID([$'Compras-Ali'.$A105];[$Tablas.$E$38];[$Tablas.$G$38]))/100;0)*IF(OR(VALUE([.A105])=3;VALUE([.A105])=8;VALUE([.A105])=13);-1;1)" office:value-type="float" office:value="-184.68" calcext:value-type="float">
            <text:p>-184,68</text:p>
          </table:table-cell>
          <table:table-cell table:number-columns-repeated="1016"/>
        </table:table-row>
        <table:table-row table:style-name="ro1">
          <table:table-cell table:style-name="ce25" table:formula="of:=MID([$'Compras-Ali'.$A106];[$Tablas.$E$31];[$Tablas.$G$31])" office:value-type="string" office:string-value="001" calcext:value-type="string">
            <text:p>001</text:p>
          </table:table-cell>
          <table:table-cell table:style-name="ce25" table:formula="of:=MID([$'Compras-Ali'.$A106];[$Tablas.$E$32];[$Tablas.$G$32])" office:value-type="string" office:string-value="00007" calcext:value-type="string">
            <text:p>00007</text:p>
          </table:table-cell>
          <table:table-cell table:style-name="ce25" table:formula="of:=MID([$'Compras-Ali'.$A106];[$Tablas.$E$33];[$Tablas.$G$33])" office:value-type="string" office:string-value="00000000000000179795" calcext:value-type="string">
            <text:p>00000000000000179795</text:p>
          </table:table-cell>
          <table:table-cell table:style-name="ce25" table:formula="of:=MID([$'Compras-Ali'.$A106];[$Tablas.$E$34];[$Tablas.$G$34])" office:value-type="string" office:string-value="80" calcext:value-type="string">
            <text:p>80</text:p>
          </table:table-cell>
          <table:table-cell table:style-name="ce25" table:formula="of:=MID([$'Compras-Ali'.$A106];[$Tablas.$E$35];[$Tablas.$G$35])" office:value-type="string" office:string-value="00000000020133177249" calcext:value-type="string">
            <text:p>00000000020133177249</text:p>
          </table:table-cell>
          <table:table-cell table:style-name="ce28" table:formula="of:=IF([$'Compras-Ali'.$A106]&lt;&gt;&quot;&quot;;VALUE(MID([$'Compras-Ali'.$A106];[$Tablas.$E$36];[$Tablas.$G$36]))/100;0)*IF(OR(VALUE([.A106])=3;VALUE([.A106])=8;VALUE([.A106])=13);-1;1)" office:value-type="float" office:value="9916.14" calcext:value-type="float">
            <text:p>9.916,14</text:p>
          </table:table-cell>
          <table:table-cell table:style-name="ce25" table:formula="of:=MID([$'Compras-Ali'.$A106];[$Tablas.$E$37];[$Tablas.$G$37])" office:value-type="string" office:string-value="0005" calcext:value-type="string">
            <text:p>0005</text:p>
          </table:table-cell>
          <table:table-cell table:style-name="ce28" table:formula="of:=IF([$'Compras-Ali'.$A106]&lt;&gt;&quot;&quot;;VALUE(MID([$'Compras-Ali'.$A106];[$Tablas.$E$38];[$Tablas.$G$38]))/100;0)*IF(OR(VALUE([.A106])=3;VALUE([.A106])=8;VALUE([.A106])=13);-1;1)" office:value-type="float" office:value="2082.39" calcext:value-type="float">
            <text:p>2.082,39</text:p>
          </table:table-cell>
          <table:table-cell table:number-columns-repeated="1016"/>
        </table:table-row>
        <table:table-row table:style-name="ro1">
          <table:table-cell table:style-name="ce25" table:formula="of:=MID([$'Compras-Ali'.$A107];[$Tablas.$E$31];[$Tablas.$G$31])" office:value-type="string" office:string-value="001" calcext:value-type="string">
            <text:p>001</text:p>
          </table:table-cell>
          <table:table-cell table:style-name="ce25" table:formula="of:=MID([$'Compras-Ali'.$A107];[$Tablas.$E$32];[$Tablas.$G$32])" office:value-type="string" office:string-value="00021" calcext:value-type="string">
            <text:p>00021</text:p>
          </table:table-cell>
          <table:table-cell table:style-name="ce25" table:formula="of:=MID([$'Compras-Ali'.$A107];[$Tablas.$E$33];[$Tablas.$G$33])" office:value-type="string" office:string-value="00000000000000075916" calcext:value-type="string">
            <text:p>00000000000000075916</text:p>
          </table:table-cell>
          <table:table-cell table:style-name="ce25" table:formula="of:=MID([$'Compras-Ali'.$A107];[$Tablas.$E$34];[$Tablas.$G$34])" office:value-type="string" office:string-value="80" calcext:value-type="string">
            <text:p>80</text:p>
          </table:table-cell>
          <table:table-cell table:style-name="ce25" table:formula="of:=MID([$'Compras-Ali'.$A107];[$Tablas.$E$35];[$Tablas.$G$35])" office:value-type="string" office:string-value="00000000030708796065" calcext:value-type="string">
            <text:p>00000000030708796065</text:p>
          </table:table-cell>
          <table:table-cell table:style-name="ce28" table:formula="of:=IF([$'Compras-Ali'.$A107]&lt;&gt;&quot;&quot;;VALUE(MID([$'Compras-Ali'.$A107];[$Tablas.$E$36];[$Tablas.$G$36]))/100;0)*IF(OR(VALUE([.A107])=3;VALUE([.A107])=8;VALUE([.A107])=13);-1;1)" office:value-type="float" office:value="25219.29" calcext:value-type="float">
            <text:p>25.219,29</text:p>
          </table:table-cell>
          <table:table-cell table:style-name="ce25" table:formula="of:=MID([$'Compras-Ali'.$A107];[$Tablas.$E$37];[$Tablas.$G$37])" office:value-type="string" office:string-value="0005" calcext:value-type="string">
            <text:p>0005</text:p>
          </table:table-cell>
          <table:table-cell table:style-name="ce28" table:formula="of:=IF([$'Compras-Ali'.$A107]&lt;&gt;&quot;&quot;;VALUE(MID([$'Compras-Ali'.$A107];[$Tablas.$E$38];[$Tablas.$G$38]))/100;0)*IF(OR(VALUE([.A107])=3;VALUE([.A107])=8;VALUE([.A107])=13);-1;1)" office:value-type="float" office:value="5296.05" calcext:value-type="float">
            <text:p>5.296,05</text:p>
          </table:table-cell>
          <table:table-cell table:number-columns-repeated="1016"/>
        </table:table-row>
        <table:table-row table:style-name="ro1">
          <table:table-cell table:style-name="ce25" table:formula="of:=MID([$'Compras-Ali'.$A108];[$Tablas.$E$31];[$Tablas.$G$31])" office:value-type="string" office:string-value="001" calcext:value-type="string">
            <text:p>001</text:p>
          </table:table-cell>
          <table:table-cell table:style-name="ce25" table:formula="of:=MID([$'Compras-Ali'.$A108];[$Tablas.$E$32];[$Tablas.$G$32])" office:value-type="string" office:string-value="00012" calcext:value-type="string">
            <text:p>00012</text:p>
          </table:table-cell>
          <table:table-cell table:style-name="ce25" table:formula="of:=MID([$'Compras-Ali'.$A108];[$Tablas.$E$33];[$Tablas.$G$33])" office:value-type="string" office:string-value="00000000000000051746" calcext:value-type="string">
            <text:p>00000000000000051746</text:p>
          </table:table-cell>
          <table:table-cell table:style-name="ce25" table:formula="of:=MID([$'Compras-Ali'.$A108];[$Tablas.$E$34];[$Tablas.$G$34])" office:value-type="string" office:string-value="80" calcext:value-type="string">
            <text:p>80</text:p>
          </table:table-cell>
          <table:table-cell table:style-name="ce25" table:formula="of:=MID([$'Compras-Ali'.$A108];[$Tablas.$E$35];[$Tablas.$G$35])" office:value-type="string" office:string-value="00000000027275180993" calcext:value-type="string">
            <text:p>00000000027275180993</text:p>
          </table:table-cell>
          <table:table-cell table:style-name="ce28" table:formula="of:=IF([$'Compras-Ali'.$A108]&lt;&gt;&quot;&quot;;VALUE(MID([$'Compras-Ali'.$A108];[$Tablas.$E$36];[$Tablas.$G$36]))/100;0)*IF(OR(VALUE([.A108])=3;VALUE([.A108])=8;VALUE([.A108])=13);-1;1)" office:value-type="float" office:value="14813.29" calcext:value-type="float">
            <text:p>14.813,29</text:p>
          </table:table-cell>
          <table:table-cell table:style-name="ce25" table:formula="of:=MID([$'Compras-Ali'.$A108];[$Tablas.$E$37];[$Tablas.$G$37])" office:value-type="string" office:string-value="0005" calcext:value-type="string">
            <text:p>0005</text:p>
          </table:table-cell>
          <table:table-cell table:style-name="ce28" table:formula="of:=IF([$'Compras-Ali'.$A108]&lt;&gt;&quot;&quot;;VALUE(MID([$'Compras-Ali'.$A108];[$Tablas.$E$38];[$Tablas.$G$38]))/100;0)*IF(OR(VALUE([.A108])=3;VALUE([.A108])=8;VALUE([.A108])=13);-1;1)" office:value-type="float" office:value="3110.79" calcext:value-type="float">
            <text:p>3.110,79</text:p>
          </table:table-cell>
          <table:table-cell table:number-columns-repeated="1016"/>
        </table:table-row>
        <table:table-row table:style-name="ro1">
          <table:table-cell table:style-name="ce25" table:formula="of:=MID([$'Compras-Ali'.$A109];[$Tablas.$E$31];[$Tablas.$G$31])" office:value-type="string" office:string-value="001" calcext:value-type="string">
            <text:p>001</text:p>
          </table:table-cell>
          <table:table-cell table:style-name="ce25" table:formula="of:=MID([$'Compras-Ali'.$A109];[$Tablas.$E$32];[$Tablas.$G$32])" office:value-type="string" office:string-value="05093" calcext:value-type="string">
            <text:p>05093</text:p>
          </table:table-cell>
          <table:table-cell table:style-name="ce25" table:formula="of:=MID([$'Compras-Ali'.$A109];[$Tablas.$E$33];[$Tablas.$G$33])" office:value-type="string" office:string-value="00000000000001833661" calcext:value-type="string">
            <text:p>00000000000001833661</text:p>
          </table:table-cell>
          <table:table-cell table:style-name="ce25" table:formula="of:=MID([$'Compras-Ali'.$A109];[$Tablas.$E$34];[$Tablas.$G$34])" office:value-type="string" office:string-value="80" calcext:value-type="string">
            <text:p>80</text:p>
          </table:table-cell>
          <table:table-cell table:style-name="ce25" table:formula="of:=MID([$'Compras-Ali'.$A109];[$Tablas.$E$35];[$Tablas.$G$35])" office:value-type="string" office:string-value="00000000030518408689" calcext:value-type="string">
            <text:p>00000000030518408689</text:p>
          </table:table-cell>
          <table:table-cell table:style-name="ce28" table:formula="of:=IF([$'Compras-Ali'.$A109]&lt;&gt;&quot;&quot;;VALUE(MID([$'Compras-Ali'.$A109];[$Tablas.$E$36];[$Tablas.$G$36]))/100;0)*IF(OR(VALUE([.A109])=3;VALUE([.A109])=8;VALUE([.A109])=13);-1;1)" office:value-type="float" office:value="15115.24" calcext:value-type="float">
            <text:p>15.115,24</text:p>
          </table:table-cell>
          <table:table-cell table:style-name="ce25" table:formula="of:=MID([$'Compras-Ali'.$A109];[$Tablas.$E$37];[$Tablas.$G$37])" office:value-type="string" office:string-value="0005" calcext:value-type="string">
            <text:p>0005</text:p>
          </table:table-cell>
          <table:table-cell table:style-name="ce28" table:formula="of:=IF([$'Compras-Ali'.$A109]&lt;&gt;&quot;&quot;;VALUE(MID([$'Compras-Ali'.$A109];[$Tablas.$E$38];[$Tablas.$G$38]))/100;0)*IF(OR(VALUE([.A109])=3;VALUE([.A109])=8;VALUE([.A109])=13);-1;1)" office:value-type="float" office:value="3174.2" calcext:value-type="float">
            <text:p>3.174,20</text:p>
          </table:table-cell>
          <table:table-cell table:number-columns-repeated="1016"/>
        </table:table-row>
        <table:table-row table:style-name="ro1">
          <table:table-cell table:style-name="ce25" table:formula="of:=MID([$'Compras-Ali'.$A110];[$Tablas.$E$31];[$Tablas.$G$31])" office:value-type="string" office:string-value="001" calcext:value-type="string">
            <text:p>001</text:p>
          </table:table-cell>
          <table:table-cell table:style-name="ce25" table:formula="of:=MID([$'Compras-Ali'.$A110];[$Tablas.$E$32];[$Tablas.$G$32])" office:value-type="string" office:string-value="05093" calcext:value-type="string">
            <text:p>05093</text:p>
          </table:table-cell>
          <table:table-cell table:style-name="ce25" table:formula="of:=MID([$'Compras-Ali'.$A110];[$Tablas.$E$33];[$Tablas.$G$33])" office:value-type="string" office:string-value="00000000000001834269" calcext:value-type="string">
            <text:p>00000000000001834269</text:p>
          </table:table-cell>
          <table:table-cell table:style-name="ce25" table:formula="of:=MID([$'Compras-Ali'.$A110];[$Tablas.$E$34];[$Tablas.$G$34])" office:value-type="string" office:string-value="80" calcext:value-type="string">
            <text:p>80</text:p>
          </table:table-cell>
          <table:table-cell table:style-name="ce25" table:formula="of:=MID([$'Compras-Ali'.$A110];[$Tablas.$E$35];[$Tablas.$G$35])" office:value-type="string" office:string-value="00000000030518408689" calcext:value-type="string">
            <text:p>00000000030518408689</text:p>
          </table:table-cell>
          <table:table-cell table:style-name="ce28" table:formula="of:=IF([$'Compras-Ali'.$A110]&lt;&gt;&quot;&quot;;VALUE(MID([$'Compras-Ali'.$A110];[$Tablas.$E$36];[$Tablas.$G$36]))/100;0)*IF(OR(VALUE([.A110])=3;VALUE([.A110])=8;VALUE([.A110])=13);-1;1)" office:value-type="float" office:value="14917.38" calcext:value-type="float">
            <text:p>14.917,38</text:p>
          </table:table-cell>
          <table:table-cell table:style-name="ce25" table:formula="of:=MID([$'Compras-Ali'.$A110];[$Tablas.$E$37];[$Tablas.$G$37])" office:value-type="string" office:string-value="0005" calcext:value-type="string">
            <text:p>0005</text:p>
          </table:table-cell>
          <table:table-cell table:style-name="ce28" table:formula="of:=IF([$'Compras-Ali'.$A110]&lt;&gt;&quot;&quot;;VALUE(MID([$'Compras-Ali'.$A110];[$Tablas.$E$38];[$Tablas.$G$38]))/100;0)*IF(OR(VALUE([.A110])=3;VALUE([.A110])=8;VALUE([.A110])=13);-1;1)" office:value-type="float" office:value="3132.65" calcext:value-type="float">
            <text:p>3.132,65</text:p>
          </table:table-cell>
          <table:table-cell table:number-columns-repeated="1016"/>
        </table:table-row>
        <table:table-row table:style-name="ro1">
          <table:table-cell table:style-name="ce25" table:formula="of:=MID([$'Compras-Ali'.$A111];[$Tablas.$E$31];[$Tablas.$G$31])" office:value-type="string" office:string-value="001" calcext:value-type="string">
            <text:p>001</text:p>
          </table:table-cell>
          <table:table-cell table:style-name="ce25" table:formula="of:=MID([$'Compras-Ali'.$A111];[$Tablas.$E$32];[$Tablas.$G$32])" office:value-type="string" office:string-value="00007" calcext:value-type="string">
            <text:p>00007</text:p>
          </table:table-cell>
          <table:table-cell table:style-name="ce25" table:formula="of:=MID([$'Compras-Ali'.$A111];[$Tablas.$E$33];[$Tablas.$G$33])" office:value-type="string" office:string-value="00000000000000179964" calcext:value-type="string">
            <text:p>00000000000000179964</text:p>
          </table:table-cell>
          <table:table-cell table:style-name="ce25" table:formula="of:=MID([$'Compras-Ali'.$A111];[$Tablas.$E$34];[$Tablas.$G$34])" office:value-type="string" office:string-value="80" calcext:value-type="string">
            <text:p>80</text:p>
          </table:table-cell>
          <table:table-cell table:style-name="ce25" table:formula="of:=MID([$'Compras-Ali'.$A111];[$Tablas.$E$35];[$Tablas.$G$35])" office:value-type="string" office:string-value="00000000020133177249" calcext:value-type="string">
            <text:p>00000000020133177249</text:p>
          </table:table-cell>
          <table:table-cell table:style-name="ce28" table:formula="of:=IF([$'Compras-Ali'.$A111]&lt;&gt;&quot;&quot;;VALUE(MID([$'Compras-Ali'.$A111];[$Tablas.$E$36];[$Tablas.$G$36]))/100;0)*IF(OR(VALUE([.A111])=3;VALUE([.A111])=8;VALUE([.A111])=13);-1;1)" office:value-type="float" office:value="10949.9" calcext:value-type="float">
            <text:p>10.949,90</text:p>
          </table:table-cell>
          <table:table-cell table:style-name="ce25" table:formula="of:=MID([$'Compras-Ali'.$A111];[$Tablas.$E$37];[$Tablas.$G$37])" office:value-type="string" office:string-value="0005" calcext:value-type="string">
            <text:p>0005</text:p>
          </table:table-cell>
          <table:table-cell table:style-name="ce28" table:formula="of:=IF([$'Compras-Ali'.$A111]&lt;&gt;&quot;&quot;;VALUE(MID([$'Compras-Ali'.$A111];[$Tablas.$E$38];[$Tablas.$G$38]))/100;0)*IF(OR(VALUE([.A111])=3;VALUE([.A111])=8;VALUE([.A111])=13);-1;1)" office:value-type="float" office:value="2299.48" calcext:value-type="float">
            <text:p>2.299,48</text:p>
          </table:table-cell>
          <table:table-cell table:number-columns-repeated="1016"/>
        </table:table-row>
        <table:table-row table:style-name="ro1">
          <table:table-cell table:style-name="ce25" table:formula="of:=MID([$'Compras-Ali'.$A112];[$Tablas.$E$31];[$Tablas.$G$31])" office:value-type="string" office:string-value="001" calcext:value-type="string">
            <text:p>001</text:p>
          </table:table-cell>
          <table:table-cell table:style-name="ce25" table:formula="of:=MID([$'Compras-Ali'.$A112];[$Tablas.$E$32];[$Tablas.$G$32])" office:value-type="string" office:string-value="00007" calcext:value-type="string">
            <text:p>00007</text:p>
          </table:table-cell>
          <table:table-cell table:style-name="ce25" table:formula="of:=MID([$'Compras-Ali'.$A112];[$Tablas.$E$33];[$Tablas.$G$33])" office:value-type="string" office:string-value="00000000000000179965" calcext:value-type="string">
            <text:p>00000000000000179965</text:p>
          </table:table-cell>
          <table:table-cell table:style-name="ce25" table:formula="of:=MID([$'Compras-Ali'.$A112];[$Tablas.$E$34];[$Tablas.$G$34])" office:value-type="string" office:string-value="80" calcext:value-type="string">
            <text:p>80</text:p>
          </table:table-cell>
          <table:table-cell table:style-name="ce25" table:formula="of:=MID([$'Compras-Ali'.$A112];[$Tablas.$E$35];[$Tablas.$G$35])" office:value-type="string" office:string-value="00000000020133177249" calcext:value-type="string">
            <text:p>00000000020133177249</text:p>
          </table:table-cell>
          <table:table-cell table:style-name="ce28" table:formula="of:=IF([$'Compras-Ali'.$A112]&lt;&gt;&quot;&quot;;VALUE(MID([$'Compras-Ali'.$A112];[$Tablas.$E$36];[$Tablas.$G$36]))/100;0)*IF(OR(VALUE([.A112])=3;VALUE([.A112])=8;VALUE([.A112])=13);-1;1)" office:value-type="float" office:value="11462.81" calcext:value-type="float">
            <text:p>11.462,81</text:p>
          </table:table-cell>
          <table:table-cell table:style-name="ce25" table:formula="of:=MID([$'Compras-Ali'.$A112];[$Tablas.$E$37];[$Tablas.$G$37])" office:value-type="string" office:string-value="0005" calcext:value-type="string">
            <text:p>0005</text:p>
          </table:table-cell>
          <table:table-cell table:style-name="ce28" table:formula="of:=IF([$'Compras-Ali'.$A112]&lt;&gt;&quot;&quot;;VALUE(MID([$'Compras-Ali'.$A112];[$Tablas.$E$38];[$Tablas.$G$38]))/100;0)*IF(OR(VALUE([.A112])=3;VALUE([.A112])=8;VALUE([.A112])=13);-1;1)" office:value-type="float" office:value="2407.19" calcext:value-type="float">
            <text:p>2.407,19</text:p>
          </table:table-cell>
          <table:table-cell table:number-columns-repeated="1016"/>
        </table:table-row>
        <table:table-row table:style-name="ro1">
          <table:table-cell table:style-name="ce25" table:formula="of:=MID([$'Compras-Ali'.$A113];[$Tablas.$E$31];[$Tablas.$G$31])" office:value-type="string" office:string-value="001" calcext:value-type="string">
            <text:p>001</text:p>
          </table:table-cell>
          <table:table-cell table:style-name="ce25" table:formula="of:=MID([$'Compras-Ali'.$A113];[$Tablas.$E$32];[$Tablas.$G$32])" office:value-type="string" office:string-value="00004" calcext:value-type="string">
            <text:p>00004</text:p>
          </table:table-cell>
          <table:table-cell table:style-name="ce25" table:formula="of:=MID([$'Compras-Ali'.$A113];[$Tablas.$E$33];[$Tablas.$G$33])" office:value-type="string" office:string-value="00000000000000003260" calcext:value-type="string">
            <text:p>00000000000000003260</text:p>
          </table:table-cell>
          <table:table-cell table:style-name="ce25" table:formula="of:=MID([$'Compras-Ali'.$A113];[$Tablas.$E$34];[$Tablas.$G$34])" office:value-type="string" office:string-value="80" calcext:value-type="string">
            <text:p>80</text:p>
          </table:table-cell>
          <table:table-cell table:style-name="ce25" table:formula="of:=MID([$'Compras-Ali'.$A113];[$Tablas.$E$35];[$Tablas.$G$35])" office:value-type="string" office:string-value="00000000020282237203" calcext:value-type="string">
            <text:p>00000000020282237203</text:p>
          </table:table-cell>
          <table:table-cell table:style-name="ce28" table:formula="of:=IF([$'Compras-Ali'.$A113]&lt;&gt;&quot;&quot;;VALUE(MID([$'Compras-Ali'.$A113];[$Tablas.$E$36];[$Tablas.$G$36]))/100;0)*IF(OR(VALUE([.A113])=3;VALUE([.A113])=8;VALUE([.A113])=13);-1;1)" office:value-type="float" office:value="12128.38" calcext:value-type="float">
            <text:p>12.128,38</text:p>
          </table:table-cell>
          <table:table-cell table:style-name="ce25" table:formula="of:=MID([$'Compras-Ali'.$A113];[$Tablas.$E$37];[$Tablas.$G$37])" office:value-type="string" office:string-value="0005" calcext:value-type="string">
            <text:p>0005</text:p>
          </table:table-cell>
          <table:table-cell table:style-name="ce28" table:formula="of:=IF([$'Compras-Ali'.$A113]&lt;&gt;&quot;&quot;;VALUE(MID([$'Compras-Ali'.$A113];[$Tablas.$E$38];[$Tablas.$G$38]))/100;0)*IF(OR(VALUE([.A113])=3;VALUE([.A113])=8;VALUE([.A113])=13);-1;1)" office:value-type="float" office:value="2546.96" calcext:value-type="float">
            <text:p>2.546,96</text:p>
          </table:table-cell>
          <table:table-cell table:number-columns-repeated="1016"/>
        </table:table-row>
        <table:table-row table:style-name="ro1">
          <table:table-cell table:style-name="ce25" table:formula="of:=MID([$'Compras-Ali'.$A114];[$Tablas.$E$31];[$Tablas.$G$31])" office:value-type="string" office:string-value="001" calcext:value-type="string">
            <text:p>001</text:p>
          </table:table-cell>
          <table:table-cell table:style-name="ce25" table:formula="of:=MID([$'Compras-Ali'.$A114];[$Tablas.$E$32];[$Tablas.$G$32])" office:value-type="string" office:string-value="00039" calcext:value-type="string">
            <text:p>00039</text:p>
          </table:table-cell>
          <table:table-cell table:style-name="ce25" table:formula="of:=MID([$'Compras-Ali'.$A114];[$Tablas.$E$33];[$Tablas.$G$33])" office:value-type="string" office:string-value="00000000000000011446" calcext:value-type="string">
            <text:p>00000000000000011446</text:p>
          </table:table-cell>
          <table:table-cell table:style-name="ce25" table:formula="of:=MID([$'Compras-Ali'.$A114];[$Tablas.$E$34];[$Tablas.$G$34])" office:value-type="string" office:string-value="80" calcext:value-type="string">
            <text:p>80</text:p>
          </table:table-cell>
          <table:table-cell table:style-name="ce25" table:formula="of:=MID([$'Compras-Ali'.$A114];[$Tablas.$E$35];[$Tablas.$G$35])" office:value-type="string" office:string-value="00000000030702355601" calcext:value-type="string">
            <text:p>00000000030702355601</text:p>
          </table:table-cell>
          <table:table-cell table:style-name="ce28" table:formula="of:=IF([$'Compras-Ali'.$A114]&lt;&gt;&quot;&quot;;VALUE(MID([$'Compras-Ali'.$A114];[$Tablas.$E$36];[$Tablas.$G$36]))/100;0)*IF(OR(VALUE([.A114])=3;VALUE([.A114])=8;VALUE([.A114])=13);-1;1)" office:value-type="float" office:value="8264.43" calcext:value-type="float">
            <text:p>8.264,43</text:p>
          </table:table-cell>
          <table:table-cell table:style-name="ce25" table:formula="of:=MID([$'Compras-Ali'.$A114];[$Tablas.$E$37];[$Tablas.$G$37])" office:value-type="string" office:string-value="0005" calcext:value-type="string">
            <text:p>0005</text:p>
          </table:table-cell>
          <table:table-cell table:style-name="ce28" table:formula="of:=IF([$'Compras-Ali'.$A114]&lt;&gt;&quot;&quot;;VALUE(MID([$'Compras-Ali'.$A114];[$Tablas.$E$38];[$Tablas.$G$38]))/100;0)*IF(OR(VALUE([.A114])=3;VALUE([.A114])=8;VALUE([.A114])=13);-1;1)" office:value-type="float" office:value="1735.53" calcext:value-type="float">
            <text:p>1.735,53</text:p>
          </table:table-cell>
          <table:table-cell table:number-columns-repeated="1016"/>
        </table:table-row>
        <table:table-row table:style-name="ro1">
          <table:table-cell table:style-name="ce25" table:formula="of:=MID([$'Compras-Ali'.$A115];[$Tablas.$E$31];[$Tablas.$G$31])" office:value-type="string" office:string-value="003" calcext:value-type="string">
            <text:p>003</text:p>
          </table:table-cell>
          <table:table-cell table:style-name="ce25" table:formula="of:=MID([$'Compras-Ali'.$A115];[$Tablas.$E$32];[$Tablas.$G$32])" office:value-type="string" office:string-value="02550" calcext:value-type="string">
            <text:p>02550</text:p>
          </table:table-cell>
          <table:table-cell table:style-name="ce25" table:formula="of:=MID([$'Compras-Ali'.$A115];[$Tablas.$E$33];[$Tablas.$G$33])" office:value-type="string" office:string-value="00000000000000135833" calcext:value-type="string">
            <text:p>00000000000000135833</text:p>
          </table:table-cell>
          <table:table-cell table:style-name="ce25" table:formula="of:=MID([$'Compras-Ali'.$A115];[$Tablas.$E$34];[$Tablas.$G$34])" office:value-type="string" office:string-value="80" calcext:value-type="string">
            <text:p>80</text:p>
          </table:table-cell>
          <table:table-cell table:style-name="ce25" table:formula="of:=MID([$'Compras-Ali'.$A115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15]&lt;&gt;&quot;&quot;;VALUE(MID([$'Compras-Ali'.$A115];[$Tablas.$E$36];[$Tablas.$G$36]))/100;0)*IF(OR(VALUE([.A115])=3;VALUE([.A115])=8;VALUE([.A115])=13);-1;1)" office:value-type="float" office:value="-108000" calcext:value-type="float">
            <text:p>-108.000,00</text:p>
          </table:table-cell>
          <table:table-cell table:style-name="ce25" table:formula="of:=MID([$'Compras-Ali'.$A115];[$Tablas.$E$37];[$Tablas.$G$37])" office:value-type="string" office:string-value="0005" calcext:value-type="string">
            <text:p>0005</text:p>
          </table:table-cell>
          <table:table-cell table:style-name="ce28" table:formula="of:=IF([$'Compras-Ali'.$A115]&lt;&gt;&quot;&quot;;VALUE(MID([$'Compras-Ali'.$A115];[$Tablas.$E$38];[$Tablas.$G$38]))/100;0)*IF(OR(VALUE([.A115])=3;VALUE([.A115])=8;VALUE([.A115])=13);-1;1)" office:value-type="float" office:value="-22680" calcext:value-type="float">
            <text:p>-22.680,00</text:p>
          </table:table-cell>
          <table:table-cell table:number-columns-repeated="1016"/>
        </table:table-row>
        <table:table-row table:style-name="ro1">
          <table:table-cell table:style-name="ce25" table:formula="of:=MID([$'Compras-Ali'.$A116];[$Tablas.$E$31];[$Tablas.$G$31])" office:value-type="string" office:string-value="003" calcext:value-type="string">
            <text:p>003</text:p>
          </table:table-cell>
          <table:table-cell table:style-name="ce25" table:formula="of:=MID([$'Compras-Ali'.$A116];[$Tablas.$E$32];[$Tablas.$G$32])" office:value-type="string" office:string-value="02172" calcext:value-type="string">
            <text:p>02172</text:p>
          </table:table-cell>
          <table:table-cell table:style-name="ce25" table:formula="of:=MID([$'Compras-Ali'.$A116];[$Tablas.$E$33];[$Tablas.$G$33])" office:value-type="string" office:string-value="00000000000000012378" calcext:value-type="string">
            <text:p>00000000000000012378</text:p>
          </table:table-cell>
          <table:table-cell table:style-name="ce25" table:formula="of:=MID([$'Compras-Ali'.$A116];[$Tablas.$E$34];[$Tablas.$G$34])" office:value-type="string" office:string-value="80" calcext:value-type="string">
            <text:p>80</text:p>
          </table:table-cell>
          <table:table-cell table:style-name="ce25" table:formula="of:=MID([$'Compras-Ali'.$A116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16]&lt;&gt;&quot;&quot;;VALUE(MID([$'Compras-Ali'.$A116];[$Tablas.$E$36];[$Tablas.$G$36]))/100;0)*IF(OR(VALUE([.A116])=3;VALUE([.A116])=8;VALUE([.A116])=13);-1;1)" office:value-type="float" office:value="-2555.71" calcext:value-type="float">
            <text:p>-2.555,71</text:p>
          </table:table-cell>
          <table:table-cell table:style-name="ce25" table:formula="of:=MID([$'Compras-Ali'.$A116];[$Tablas.$E$37];[$Tablas.$G$37])" office:value-type="string" office:string-value="0005" calcext:value-type="string">
            <text:p>0005</text:p>
          </table:table-cell>
          <table:table-cell table:style-name="ce28" table:formula="of:=IF([$'Compras-Ali'.$A116]&lt;&gt;&quot;&quot;;VALUE(MID([$'Compras-Ali'.$A116];[$Tablas.$E$38];[$Tablas.$G$38]))/100;0)*IF(OR(VALUE([.A116])=3;VALUE([.A116])=8;VALUE([.A116])=13);-1;1)" office:value-type="float" office:value="-536.7" calcext:value-type="float">
            <text:p>-536,70</text:p>
          </table:table-cell>
          <table:table-cell table:number-columns-repeated="1016"/>
        </table:table-row>
        <table:table-row table:style-name="ro1">
          <table:table-cell table:style-name="ce25" table:formula="of:=MID([$'Compras-Ali'.$A117];[$Tablas.$E$31];[$Tablas.$G$31])" office:value-type="string" office:string-value="003" calcext:value-type="string">
            <text:p>003</text:p>
          </table:table-cell>
          <table:table-cell table:style-name="ce25" table:formula="of:=MID([$'Compras-Ali'.$A117];[$Tablas.$E$32];[$Tablas.$G$32])" office:value-type="string" office:string-value="02172" calcext:value-type="string">
            <text:p>02172</text:p>
          </table:table-cell>
          <table:table-cell table:style-name="ce25" table:formula="of:=MID([$'Compras-Ali'.$A117];[$Tablas.$E$33];[$Tablas.$G$33])" office:value-type="string" office:string-value="00000000000000012377" calcext:value-type="string">
            <text:p>00000000000000012377</text:p>
          </table:table-cell>
          <table:table-cell table:style-name="ce25" table:formula="of:=MID([$'Compras-Ali'.$A117];[$Tablas.$E$34];[$Tablas.$G$34])" office:value-type="string" office:string-value="80" calcext:value-type="string">
            <text:p>80</text:p>
          </table:table-cell>
          <table:table-cell table:style-name="ce25" table:formula="of:=MID([$'Compras-Ali'.$A117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17]&lt;&gt;&quot;&quot;;VALUE(MID([$'Compras-Ali'.$A117];[$Tablas.$E$36];[$Tablas.$G$36]))/100;0)*IF(OR(VALUE([.A117])=3;VALUE([.A117])=8;VALUE([.A117])=13);-1;1)" office:value-type="float" office:value="-14718.81" calcext:value-type="float">
            <text:p>-14.718,81</text:p>
          </table:table-cell>
          <table:table-cell table:style-name="ce25" table:formula="of:=MID([$'Compras-Ali'.$A117];[$Tablas.$E$37];[$Tablas.$G$37])" office:value-type="string" office:string-value="0005" calcext:value-type="string">
            <text:p>0005</text:p>
          </table:table-cell>
          <table:table-cell table:style-name="ce28" table:formula="of:=IF([$'Compras-Ali'.$A117]&lt;&gt;&quot;&quot;;VALUE(MID([$'Compras-Ali'.$A117];[$Tablas.$E$38];[$Tablas.$G$38]))/100;0)*IF(OR(VALUE([.A117])=3;VALUE([.A117])=8;VALUE([.A117])=13);-1;1)" office:value-type="float" office:value="-3090.95" calcext:value-type="float">
            <text:p>-3.090,95</text:p>
          </table:table-cell>
          <table:table-cell table:number-columns-repeated="1016"/>
        </table:table-row>
        <table:table-row table:style-name="ro1">
          <table:table-cell table:style-name="ce25" table:formula="of:=MID([$'Compras-Ali'.$A118];[$Tablas.$E$31];[$Tablas.$G$31])" office:value-type="string" office:string-value="003" calcext:value-type="string">
            <text:p>003</text:p>
          </table:table-cell>
          <table:table-cell table:style-name="ce25" table:formula="of:=MID([$'Compras-Ali'.$A118];[$Tablas.$E$32];[$Tablas.$G$32])" office:value-type="string" office:string-value="02172" calcext:value-type="string">
            <text:p>02172</text:p>
          </table:table-cell>
          <table:table-cell table:style-name="ce25" table:formula="of:=MID([$'Compras-Ali'.$A118];[$Tablas.$E$33];[$Tablas.$G$33])" office:value-type="string" office:string-value="00000000000000012376" calcext:value-type="string">
            <text:p>00000000000000012376</text:p>
          </table:table-cell>
          <table:table-cell table:style-name="ce25" table:formula="of:=MID([$'Compras-Ali'.$A118];[$Tablas.$E$34];[$Tablas.$G$34])" office:value-type="string" office:string-value="80" calcext:value-type="string">
            <text:p>80</text:p>
          </table:table-cell>
          <table:table-cell table:style-name="ce25" table:formula="of:=MID([$'Compras-Ali'.$A118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18]&lt;&gt;&quot;&quot;;VALUE(MID([$'Compras-Ali'.$A118];[$Tablas.$E$36];[$Tablas.$G$36]))/100;0)*IF(OR(VALUE([.A118])=3;VALUE([.A118])=8;VALUE([.A118])=13);-1;1)" office:value-type="float" office:value="-13322.71" calcext:value-type="float">
            <text:p>-13.322,71</text:p>
          </table:table-cell>
          <table:table-cell table:style-name="ce25" table:formula="of:=MID([$'Compras-Ali'.$A118];[$Tablas.$E$37];[$Tablas.$G$37])" office:value-type="string" office:string-value="0005" calcext:value-type="string">
            <text:p>0005</text:p>
          </table:table-cell>
          <table:table-cell table:style-name="ce28" table:formula="of:=IF([$'Compras-Ali'.$A118]&lt;&gt;&quot;&quot;;VALUE(MID([$'Compras-Ali'.$A118];[$Tablas.$E$38];[$Tablas.$G$38]))/100;0)*IF(OR(VALUE([.A118])=3;VALUE([.A118])=8;VALUE([.A118])=13);-1;1)" office:value-type="float" office:value="-2797.77" calcext:value-type="float">
            <text:p>-2.797,77</text:p>
          </table:table-cell>
          <table:table-cell table:number-columns-repeated="1016"/>
        </table:table-row>
        <table:table-row table:style-name="ro1">
          <table:table-cell table:style-name="ce25" table:formula="of:=MID([$'Compras-Ali'.$A119];[$Tablas.$E$31];[$Tablas.$G$31])" office:value-type="string" office:string-value="003" calcext:value-type="string">
            <text:p>003</text:p>
          </table:table-cell>
          <table:table-cell table:style-name="ce25" table:formula="of:=MID([$'Compras-Ali'.$A119];[$Tablas.$E$32];[$Tablas.$G$32])" office:value-type="string" office:string-value="02172" calcext:value-type="string">
            <text:p>02172</text:p>
          </table:table-cell>
          <table:table-cell table:style-name="ce25" table:formula="of:=MID([$'Compras-Ali'.$A119];[$Tablas.$E$33];[$Tablas.$G$33])" office:value-type="string" office:string-value="00000000000000012375" calcext:value-type="string">
            <text:p>00000000000000012375</text:p>
          </table:table-cell>
          <table:table-cell table:style-name="ce25" table:formula="of:=MID([$'Compras-Ali'.$A119];[$Tablas.$E$34];[$Tablas.$G$34])" office:value-type="string" office:string-value="80" calcext:value-type="string">
            <text:p>80</text:p>
          </table:table-cell>
          <table:table-cell table:style-name="ce25" table:formula="of:=MID([$'Compras-Ali'.$A119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19]&lt;&gt;&quot;&quot;;VALUE(MID([$'Compras-Ali'.$A119];[$Tablas.$E$36];[$Tablas.$G$36]))/100;0)*IF(OR(VALUE([.A119])=3;VALUE([.A119])=8;VALUE([.A119])=13);-1;1)" office:value-type="float" office:value="-4443.1" calcext:value-type="float">
            <text:p>-4.443,10</text:p>
          </table:table-cell>
          <table:table-cell table:style-name="ce25" table:formula="of:=MID([$'Compras-Ali'.$A119];[$Tablas.$E$37];[$Tablas.$G$37])" office:value-type="string" office:string-value="0005" calcext:value-type="string">
            <text:p>0005</text:p>
          </table:table-cell>
          <table:table-cell table:style-name="ce28" table:formula="of:=IF([$'Compras-Ali'.$A119]&lt;&gt;&quot;&quot;;VALUE(MID([$'Compras-Ali'.$A119];[$Tablas.$E$38];[$Tablas.$G$38]))/100;0)*IF(OR(VALUE([.A119])=3;VALUE([.A119])=8;VALUE([.A119])=13);-1;1)" office:value-type="float" office:value="-933.05" calcext:value-type="float">
            <text:p>-933,05</text:p>
          </table:table-cell>
          <table:table-cell table:number-columns-repeated="1016"/>
        </table:table-row>
        <table:table-row table:style-name="ro1">
          <table:table-cell table:style-name="ce25" table:formula="of:=MID([$'Compras-Ali'.$A120];[$Tablas.$E$31];[$Tablas.$G$31])" office:value-type="string" office:string-value="001" calcext:value-type="string">
            <text:p>001</text:p>
          </table:table-cell>
          <table:table-cell table:style-name="ce25" table:formula="of:=MID([$'Compras-Ali'.$A120];[$Tablas.$E$32];[$Tablas.$G$32])" office:value-type="string" office:string-value="00021" calcext:value-type="string">
            <text:p>00021</text:p>
          </table:table-cell>
          <table:table-cell table:style-name="ce25" table:formula="of:=MID([$'Compras-Ali'.$A120];[$Tablas.$E$33];[$Tablas.$G$33])" office:value-type="string" office:string-value="00000000000000076138" calcext:value-type="string">
            <text:p>00000000000000076138</text:p>
          </table:table-cell>
          <table:table-cell table:style-name="ce25" table:formula="of:=MID([$'Compras-Ali'.$A120];[$Tablas.$E$34];[$Tablas.$G$34])" office:value-type="string" office:string-value="80" calcext:value-type="string">
            <text:p>80</text:p>
          </table:table-cell>
          <table:table-cell table:style-name="ce25" table:formula="of:=MID([$'Compras-Ali'.$A120];[$Tablas.$E$35];[$Tablas.$G$35])" office:value-type="string" office:string-value="00000000030708796065" calcext:value-type="string">
            <text:p>00000000030708796065</text:p>
          </table:table-cell>
          <table:table-cell table:style-name="ce28" table:formula="of:=IF([$'Compras-Ali'.$A120]&lt;&gt;&quot;&quot;;VALUE(MID([$'Compras-Ali'.$A120];[$Tablas.$E$36];[$Tablas.$G$36]))/100;0)*IF(OR(VALUE([.A120])=3;VALUE([.A120])=8;VALUE([.A120])=13);-1;1)" office:value-type="float" office:value="28344" calcext:value-type="float">
            <text:p>28.344,00</text:p>
          </table:table-cell>
          <table:table-cell table:style-name="ce25" table:formula="of:=MID([$'Compras-Ali'.$A120];[$Tablas.$E$37];[$Tablas.$G$37])" office:value-type="string" office:string-value="0005" calcext:value-type="string">
            <text:p>0005</text:p>
          </table:table-cell>
          <table:table-cell table:style-name="ce28" table:formula="of:=IF([$'Compras-Ali'.$A120]&lt;&gt;&quot;&quot;;VALUE(MID([$'Compras-Ali'.$A120];[$Tablas.$E$38];[$Tablas.$G$38]))/100;0)*IF(OR(VALUE([.A120])=3;VALUE([.A120])=8;VALUE([.A120])=13);-1;1)" office:value-type="float" office:value="5952.24" calcext:value-type="float">
            <text:p>5.952,24</text:p>
          </table:table-cell>
          <table:table-cell table:number-columns-repeated="1016"/>
        </table:table-row>
        <table:table-row table:style-name="ro1">
          <table:table-cell table:style-name="ce25" table:formula="of:=MID([$'Compras-Ali'.$A121];[$Tablas.$E$31];[$Tablas.$G$31])" office:value-type="string" office:string-value="001" calcext:value-type="string">
            <text:p>001</text:p>
          </table:table-cell>
          <table:table-cell table:style-name="ce25" table:formula="of:=MID([$'Compras-Ali'.$A121];[$Tablas.$E$32];[$Tablas.$G$32])" office:value-type="string" office:string-value="00001" calcext:value-type="string">
            <text:p>00001</text:p>
          </table:table-cell>
          <table:table-cell table:style-name="ce25" table:formula="of:=MID([$'Compras-Ali'.$A121];[$Tablas.$E$33];[$Tablas.$G$33])" office:value-type="string" office:string-value="00000000000000096278" calcext:value-type="string">
            <text:p>00000000000000096278</text:p>
          </table:table-cell>
          <table:table-cell table:style-name="ce25" table:formula="of:=MID([$'Compras-Ali'.$A121];[$Tablas.$E$34];[$Tablas.$G$34])" office:value-type="string" office:string-value="80" calcext:value-type="string">
            <text:p>80</text:p>
          </table:table-cell>
          <table:table-cell table:style-name="ce25" table:formula="of:=MID([$'Compras-Ali'.$A121];[$Tablas.$E$35];[$Tablas.$G$35])" office:value-type="string" office:string-value="00000000030715422243" calcext:value-type="string">
            <text:p>00000000030715422243</text:p>
          </table:table-cell>
          <table:table-cell table:style-name="ce28" table:formula="of:=IF([$'Compras-Ali'.$A121]&lt;&gt;&quot;&quot;;VALUE(MID([$'Compras-Ali'.$A121];[$Tablas.$E$36];[$Tablas.$G$36]))/100;0)*IF(OR(VALUE([.A121])=3;VALUE([.A121])=8;VALUE([.A121])=13);-1;1)" office:value-type="float" office:value="14168.62" calcext:value-type="float">
            <text:p>14.168,62</text:p>
          </table:table-cell>
          <table:table-cell table:style-name="ce25" table:formula="of:=MID([$'Compras-Ali'.$A121];[$Tablas.$E$37];[$Tablas.$G$37])" office:value-type="string" office:string-value="0005" calcext:value-type="string">
            <text:p>0005</text:p>
          </table:table-cell>
          <table:table-cell table:style-name="ce28" table:formula="of:=IF([$'Compras-Ali'.$A121]&lt;&gt;&quot;&quot;;VALUE(MID([$'Compras-Ali'.$A121];[$Tablas.$E$38];[$Tablas.$G$38]))/100;0)*IF(OR(VALUE([.A121])=3;VALUE([.A121])=8;VALUE([.A121])=13);-1;1)" office:value-type="float" office:value="2975.41" calcext:value-type="float">
            <text:p>2.975,41</text:p>
          </table:table-cell>
          <table:table-cell table:number-columns-repeated="1016"/>
        </table:table-row>
        <table:table-row table:style-name="ro1">
          <table:table-cell table:style-name="ce25" table:formula="of:=MID([$'Compras-Ali'.$A122];[$Tablas.$E$31];[$Tablas.$G$31])" office:value-type="string" office:string-value="001" calcext:value-type="string">
            <text:p>001</text:p>
          </table:table-cell>
          <table:table-cell table:style-name="ce25" table:formula="of:=MID([$'Compras-Ali'.$A122];[$Tablas.$E$32];[$Tablas.$G$32])" office:value-type="string" office:string-value="00001" calcext:value-type="string">
            <text:p>00001</text:p>
          </table:table-cell>
          <table:table-cell table:style-name="ce25" table:formula="of:=MID([$'Compras-Ali'.$A122];[$Tablas.$E$33];[$Tablas.$G$33])" office:value-type="string" office:string-value="00000000000000001220" calcext:value-type="string">
            <text:p>00000000000000001220</text:p>
          </table:table-cell>
          <table:table-cell table:style-name="ce25" table:formula="of:=MID([$'Compras-Ali'.$A122];[$Tablas.$E$34];[$Tablas.$G$34])" office:value-type="string" office:string-value="80" calcext:value-type="string">
            <text:p>80</text:p>
          </table:table-cell>
          <table:table-cell table:style-name="ce25" table:formula="of:=MID([$'Compras-Ali'.$A122];[$Tablas.$E$35];[$Tablas.$G$35])" office:value-type="string" office:string-value="00000000027181590977" calcext:value-type="string">
            <text:p>00000000027181590977</text:p>
          </table:table-cell>
          <table:table-cell table:style-name="ce28" table:formula="of:=IF([$'Compras-Ali'.$A122]&lt;&gt;&quot;&quot;;VALUE(MID([$'Compras-Ali'.$A122];[$Tablas.$E$36];[$Tablas.$G$36]))/100;0)*IF(OR(VALUE([.A122])=3;VALUE([.A122])=8;VALUE([.A122])=13);-1;1)" office:value-type="float" office:value="1884.29" calcext:value-type="float">
            <text:p>1.884,29</text:p>
          </table:table-cell>
          <table:table-cell table:style-name="ce25" table:formula="of:=MID([$'Compras-Ali'.$A122];[$Tablas.$E$37];[$Tablas.$G$37])" office:value-type="string" office:string-value="0005" calcext:value-type="string">
            <text:p>0005</text:p>
          </table:table-cell>
          <table:table-cell table:style-name="ce28" table:formula="of:=IF([$'Compras-Ali'.$A122]&lt;&gt;&quot;&quot;;VALUE(MID([$'Compras-Ali'.$A122];[$Tablas.$E$38];[$Tablas.$G$38]))/100;0)*IF(OR(VALUE([.A122])=3;VALUE([.A122])=8;VALUE([.A122])=13);-1;1)" office:value-type="float" office:value="395.7" calcext:value-type="float">
            <text:p>395,70</text:p>
          </table:table-cell>
          <table:table-cell table:number-columns-repeated="1016"/>
        </table:table-row>
        <table:table-row table:style-name="ro1">
          <table:table-cell table:style-name="ce25" table:formula="of:=MID([$'Compras-Ali'.$A123];[$Tablas.$E$31];[$Tablas.$G$31])" office:value-type="string" office:string-value="001" calcext:value-type="string">
            <text:p>001</text:p>
          </table:table-cell>
          <table:table-cell table:style-name="ce25" table:formula="of:=MID([$'Compras-Ali'.$A123];[$Tablas.$E$32];[$Tablas.$G$32])" office:value-type="string" office:string-value="00884" calcext:value-type="string">
            <text:p>00884</text:p>
          </table:table-cell>
          <table:table-cell table:style-name="ce25" table:formula="of:=MID([$'Compras-Ali'.$A123];[$Tablas.$E$33];[$Tablas.$G$33])" office:value-type="string" office:string-value="00000000000000031259" calcext:value-type="string">
            <text:p>00000000000000031259</text:p>
          </table:table-cell>
          <table:table-cell table:style-name="ce25" table:formula="of:=MID([$'Compras-Ali'.$A123];[$Tablas.$E$34];[$Tablas.$G$34])" office:value-type="string" office:string-value="80" calcext:value-type="string">
            <text:p>80</text:p>
          </table:table-cell>
          <table:table-cell table:style-name="ce25" table:formula="of:=MID([$'Compras-Ali'.$A123];[$Tablas.$E$35];[$Tablas.$G$35])" office:value-type="string" office:string-value="00000000030507950848" calcext:value-type="string">
            <text:p>00000000030507950848</text:p>
          </table:table-cell>
          <table:table-cell table:style-name="ce28" table:formula="of:=IF([$'Compras-Ali'.$A123]&lt;&gt;&quot;&quot;;VALUE(MID([$'Compras-Ali'.$A123];[$Tablas.$E$36];[$Tablas.$G$36]))/100;0)*IF(OR(VALUE([.A123])=3;VALUE([.A123])=8;VALUE([.A123])=13);-1;1)" office:value-type="float" office:value="19438.52" calcext:value-type="float">
            <text:p>19.438,52</text:p>
          </table:table-cell>
          <table:table-cell table:style-name="ce25" table:formula="of:=MID([$'Compras-Ali'.$A123];[$Tablas.$E$37];[$Tablas.$G$37])" office:value-type="string" office:string-value="0005" calcext:value-type="string">
            <text:p>0005</text:p>
          </table:table-cell>
          <table:table-cell table:style-name="ce28" table:formula="of:=IF([$'Compras-Ali'.$A123]&lt;&gt;&quot;&quot;;VALUE(MID([$'Compras-Ali'.$A123];[$Tablas.$E$38];[$Tablas.$G$38]))/100;0)*IF(OR(VALUE([.A123])=3;VALUE([.A123])=8;VALUE([.A123])=13);-1;1)" office:value-type="float" office:value="4082.09" calcext:value-type="float">
            <text:p>4.082,09</text:p>
          </table:table-cell>
          <table:table-cell table:number-columns-repeated="1016"/>
        </table:table-row>
        <table:table-row table:style-name="ro1">
          <table:table-cell table:style-name="ce25" table:formula="of:=MID([$'Compras-Ali'.$A124];[$Tablas.$E$31];[$Tablas.$G$31])" office:value-type="string" office:string-value="001" calcext:value-type="string">
            <text:p>001</text:p>
          </table:table-cell>
          <table:table-cell table:style-name="ce25" table:formula="of:=MID([$'Compras-Ali'.$A124];[$Tablas.$E$32];[$Tablas.$G$32])" office:value-type="string" office:string-value="00005" calcext:value-type="string">
            <text:p>00005</text:p>
          </table:table-cell>
          <table:table-cell table:style-name="ce25" table:formula="of:=MID([$'Compras-Ali'.$A124];[$Tablas.$E$33];[$Tablas.$G$33])" office:value-type="string" office:string-value="00000000000000002233" calcext:value-type="string">
            <text:p>00000000000000002233</text:p>
          </table:table-cell>
          <table:table-cell table:style-name="ce25" table:formula="of:=MID([$'Compras-Ali'.$A124];[$Tablas.$E$34];[$Tablas.$G$34])" office:value-type="string" office:string-value="80" calcext:value-type="string">
            <text:p>80</text:p>
          </table:table-cell>
          <table:table-cell table:style-name="ce25" table:formula="of:=MID([$'Compras-Ali'.$A124];[$Tablas.$E$35];[$Tablas.$G$35])" office:value-type="string" office:string-value="00000000030716323567" calcext:value-type="string">
            <text:p>00000000030716323567</text:p>
          </table:table-cell>
          <table:table-cell table:style-name="ce28" table:formula="of:=IF([$'Compras-Ali'.$A124]&lt;&gt;&quot;&quot;;VALUE(MID([$'Compras-Ali'.$A124];[$Tablas.$E$36];[$Tablas.$G$36]))/100;0)*IF(OR(VALUE([.A124])=3;VALUE([.A124])=8;VALUE([.A124])=13);-1;1)" office:value-type="float" office:value="11151.67" calcext:value-type="float">
            <text:p>11.151,67</text:p>
          </table:table-cell>
          <table:table-cell table:style-name="ce25" table:formula="of:=MID([$'Compras-Ali'.$A124];[$Tablas.$E$37];[$Tablas.$G$37])" office:value-type="string" office:string-value="0005" calcext:value-type="string">
            <text:p>0005</text:p>
          </table:table-cell>
          <table:table-cell table:style-name="ce28" table:formula="of:=IF([$'Compras-Ali'.$A124]&lt;&gt;&quot;&quot;;VALUE(MID([$'Compras-Ali'.$A124];[$Tablas.$E$38];[$Tablas.$G$38]))/100;0)*IF(OR(VALUE([.A124])=3;VALUE([.A124])=8;VALUE([.A124])=13);-1;1)" office:value-type="float" office:value="2341.85" calcext:value-type="float">
            <text:p>2.341,85</text:p>
          </table:table-cell>
          <table:table-cell table:number-columns-repeated="1016"/>
        </table:table-row>
        <table:table-row table:style-name="ro1">
          <table:table-cell table:style-name="ce25" table:formula="of:=MID([$'Compras-Ali'.$A125];[$Tablas.$E$31];[$Tablas.$G$31])" office:value-type="string" office:string-value="001" calcext:value-type="string">
            <text:p>001</text:p>
          </table:table-cell>
          <table:table-cell table:style-name="ce25" table:formula="of:=MID([$'Compras-Ali'.$A125];[$Tablas.$E$32];[$Tablas.$G$32])" office:value-type="string" office:string-value="05093" calcext:value-type="string">
            <text:p>05093</text:p>
          </table:table-cell>
          <table:table-cell table:style-name="ce25" table:formula="of:=MID([$'Compras-Ali'.$A125];[$Tablas.$E$33];[$Tablas.$G$33])" office:value-type="string" office:string-value="00000000000001836252" calcext:value-type="string">
            <text:p>00000000000001836252</text:p>
          </table:table-cell>
          <table:table-cell table:style-name="ce25" table:formula="of:=MID([$'Compras-Ali'.$A125];[$Tablas.$E$34];[$Tablas.$G$34])" office:value-type="string" office:string-value="80" calcext:value-type="string">
            <text:p>80</text:p>
          </table:table-cell>
          <table:table-cell table:style-name="ce25" table:formula="of:=MID([$'Compras-Ali'.$A125];[$Tablas.$E$35];[$Tablas.$G$35])" office:value-type="string" office:string-value="00000000030518408689" calcext:value-type="string">
            <text:p>00000000030518408689</text:p>
          </table:table-cell>
          <table:table-cell table:style-name="ce28" table:formula="of:=IF([$'Compras-Ali'.$A125]&lt;&gt;&quot;&quot;;VALUE(MID([$'Compras-Ali'.$A125];[$Tablas.$E$36];[$Tablas.$G$36]))/100;0)*IF(OR(VALUE([.A125])=3;VALUE([.A125])=8;VALUE([.A125])=13);-1;1)" office:value-type="float" office:value="8344.81" calcext:value-type="float">
            <text:p>8.344,81</text:p>
          </table:table-cell>
          <table:table-cell table:style-name="ce25" table:formula="of:=MID([$'Compras-Ali'.$A125];[$Tablas.$E$37];[$Tablas.$G$37])" office:value-type="string" office:string-value="0005" calcext:value-type="string">
            <text:p>0005</text:p>
          </table:table-cell>
          <table:table-cell table:style-name="ce28" table:formula="of:=IF([$'Compras-Ali'.$A125]&lt;&gt;&quot;&quot;;VALUE(MID([$'Compras-Ali'.$A125];[$Tablas.$E$38];[$Tablas.$G$38]))/100;0)*IF(OR(VALUE([.A125])=3;VALUE([.A125])=8;VALUE([.A125])=13);-1;1)" office:value-type="float" office:value="1752.41" calcext:value-type="float">
            <text:p>1.752,41</text:p>
          </table:table-cell>
          <table:table-cell table:number-columns-repeated="1016"/>
        </table:table-row>
        <table:table-row table:style-name="ro1">
          <table:table-cell table:style-name="ce25" table:formula="of:=MID([$'Compras-Ali'.$A126];[$Tablas.$E$31];[$Tablas.$G$31])" office:value-type="string" office:string-value="001" calcext:value-type="string">
            <text:p>001</text:p>
          </table:table-cell>
          <table:table-cell table:style-name="ce25" table:formula="of:=MID([$'Compras-Ali'.$A126];[$Tablas.$E$32];[$Tablas.$G$32])" office:value-type="string" office:string-value="00012" calcext:value-type="string">
            <text:p>00012</text:p>
          </table:table-cell>
          <table:table-cell table:style-name="ce25" table:formula="of:=MID([$'Compras-Ali'.$A126];[$Tablas.$E$33];[$Tablas.$G$33])" office:value-type="string" office:string-value="00000000000000233105" calcext:value-type="string">
            <text:p>00000000000000233105</text:p>
          </table:table-cell>
          <table:table-cell table:style-name="ce25" table:formula="of:=MID([$'Compras-Ali'.$A126];[$Tablas.$E$34];[$Tablas.$G$34])" office:value-type="string" office:string-value="80" calcext:value-type="string">
            <text:p>80</text:p>
          </table:table-cell>
          <table:table-cell table:style-name="ce25" table:formula="of:=MID([$'Compras-Ali'.$A126];[$Tablas.$E$35];[$Tablas.$G$35])" office:value-type="string" office:string-value="00000000030542851836" calcext:value-type="string">
            <text:p>00000000030542851836</text:p>
          </table:table-cell>
          <table:table-cell table:style-name="ce28" table:formula="of:=IF([$'Compras-Ali'.$A126]&lt;&gt;&quot;&quot;;VALUE(MID([$'Compras-Ali'.$A126];[$Tablas.$E$36];[$Tablas.$G$36]))/100;0)*IF(OR(VALUE([.A126])=3;VALUE([.A126])=8;VALUE([.A126])=13);-1;1)" office:value-type="float" office:value="79689.67" calcext:value-type="float">
            <text:p>79.689,67</text:p>
          </table:table-cell>
          <table:table-cell table:style-name="ce25" table:formula="of:=MID([$'Compras-Ali'.$A126];[$Tablas.$E$37];[$Tablas.$G$37])" office:value-type="string" office:string-value="0005" calcext:value-type="string">
            <text:p>0005</text:p>
          </table:table-cell>
          <table:table-cell table:style-name="ce28" table:formula="of:=IF([$'Compras-Ali'.$A126]&lt;&gt;&quot;&quot;;VALUE(MID([$'Compras-Ali'.$A126];[$Tablas.$E$38];[$Tablas.$G$38]))/100;0)*IF(OR(VALUE([.A126])=3;VALUE([.A126])=8;VALUE([.A126])=13);-1;1)" office:value-type="float" office:value="16734.83" calcext:value-type="float">
            <text:p>16.734,83</text:p>
          </table:table-cell>
          <table:table-cell table:number-columns-repeated="1016"/>
        </table:table-row>
        <table:table-row table:style-name="ro1">
          <table:table-cell table:style-name="ce25" table:formula="of:=MID([$'Compras-Ali'.$A127];[$Tablas.$E$31];[$Tablas.$G$31])" office:value-type="string" office:string-value="001" calcext:value-type="string">
            <text:p>001</text:p>
          </table:table-cell>
          <table:table-cell table:style-name="ce25" table:formula="of:=MID([$'Compras-Ali'.$A127];[$Tablas.$E$32];[$Tablas.$G$32])" office:value-type="string" office:string-value="00080" calcext:value-type="string">
            <text:p>00080</text:p>
          </table:table-cell>
          <table:table-cell table:style-name="ce25" table:formula="of:=MID([$'Compras-Ali'.$A127];[$Tablas.$E$33];[$Tablas.$G$33])" office:value-type="string" office:string-value="00000000000000143532" calcext:value-type="string">
            <text:p>00000000000000143532</text:p>
          </table:table-cell>
          <table:table-cell table:style-name="ce25" table:formula="of:=MID([$'Compras-Ali'.$A127];[$Tablas.$E$34];[$Tablas.$G$34])" office:value-type="string" office:string-value="80" calcext:value-type="string">
            <text:p>80</text:p>
          </table:table-cell>
          <table:table-cell table:style-name="ce25" table:formula="of:=MID([$'Compras-Ali'.$A127];[$Tablas.$E$35];[$Tablas.$G$35])" office:value-type="string" office:string-value="00000000030556381778" calcext:value-type="string">
            <text:p>00000000030556381778</text:p>
          </table:table-cell>
          <table:table-cell table:style-name="ce28" table:formula="of:=IF([$'Compras-Ali'.$A127]&lt;&gt;&quot;&quot;;VALUE(MID([$'Compras-Ali'.$A127];[$Tablas.$E$36];[$Tablas.$G$36]))/100;0)*IF(OR(VALUE([.A127])=3;VALUE([.A127])=8;VALUE([.A127])=13);-1;1)" office:value-type="float" office:value="14470.52" calcext:value-type="float">
            <text:p>14.470,52</text:p>
          </table:table-cell>
          <table:table-cell table:style-name="ce25" table:formula="of:=MID([$'Compras-Ali'.$A127];[$Tablas.$E$37];[$Tablas.$G$37])" office:value-type="string" office:string-value="0005" calcext:value-type="string">
            <text:p>0005</text:p>
          </table:table-cell>
          <table:table-cell table:style-name="ce28" table:formula="of:=IF([$'Compras-Ali'.$A127]&lt;&gt;&quot;&quot;;VALUE(MID([$'Compras-Ali'.$A127];[$Tablas.$E$38];[$Tablas.$G$38]))/100;0)*IF(OR(VALUE([.A127])=3;VALUE([.A127])=8;VALUE([.A127])=13);-1;1)" office:value-type="float" office:value="3038.81" calcext:value-type="float">
            <text:p>3.038,81</text:p>
          </table:table-cell>
          <table:table-cell table:number-columns-repeated="1016"/>
        </table:table-row>
        <table:table-row table:style-name="ro1">
          <table:table-cell table:style-name="ce25" table:formula="of:=MID([$'Compras-Ali'.$A128];[$Tablas.$E$31];[$Tablas.$G$31])" office:value-type="string" office:string-value="001" calcext:value-type="string">
            <text:p>001</text:p>
          </table:table-cell>
          <table:table-cell table:style-name="ce25" table:formula="of:=MID([$'Compras-Ali'.$A128];[$Tablas.$E$32];[$Tablas.$G$32])" office:value-type="string" office:string-value="00020" calcext:value-type="string">
            <text:p>00020</text:p>
          </table:table-cell>
          <table:table-cell table:style-name="ce25" table:formula="of:=MID([$'Compras-Ali'.$A128];[$Tablas.$E$33];[$Tablas.$G$33])" office:value-type="string" office:string-value="00000000000000091557" calcext:value-type="string">
            <text:p>00000000000000091557</text:p>
          </table:table-cell>
          <table:table-cell table:style-name="ce25" table:formula="of:=MID([$'Compras-Ali'.$A128];[$Tablas.$E$34];[$Tablas.$G$34])" office:value-type="string" office:string-value="80" calcext:value-type="string">
            <text:p>80</text:p>
          </table:table-cell>
          <table:table-cell table:style-name="ce25" table:formula="of:=MID([$'Compras-Ali'.$A128];[$Tablas.$E$35];[$Tablas.$G$35])" office:value-type="string" office:string-value="00000000030709442399" calcext:value-type="string">
            <text:p>00000000030709442399</text:p>
          </table:table-cell>
          <table:table-cell table:style-name="ce28" table:formula="of:=IF([$'Compras-Ali'.$A128]&lt;&gt;&quot;&quot;;VALUE(MID([$'Compras-Ali'.$A128];[$Tablas.$E$36];[$Tablas.$G$36]))/100;0)*IF(OR(VALUE([.A128])=3;VALUE([.A128])=8;VALUE([.A128])=13);-1;1)" office:value-type="float" office:value="6451.48" calcext:value-type="float">
            <text:p>6.451,48</text:p>
          </table:table-cell>
          <table:table-cell table:style-name="ce25" table:formula="of:=MID([$'Compras-Ali'.$A128];[$Tablas.$E$37];[$Tablas.$G$37])" office:value-type="string" office:string-value="0005" calcext:value-type="string">
            <text:p>0005</text:p>
          </table:table-cell>
          <table:table-cell table:style-name="ce28" table:formula="of:=IF([$'Compras-Ali'.$A128]&lt;&gt;&quot;&quot;;VALUE(MID([$'Compras-Ali'.$A128];[$Tablas.$E$38];[$Tablas.$G$38]))/100;0)*IF(OR(VALUE([.A128])=3;VALUE([.A128])=8;VALUE([.A128])=13);-1;1)" office:value-type="float" office:value="1354.81" calcext:value-type="float">
            <text:p>1.354,81</text:p>
          </table:table-cell>
          <table:table-cell table:number-columns-repeated="1016"/>
        </table:table-row>
        <table:table-row table:style-name="ro1">
          <table:table-cell table:style-name="ce25" table:formula="of:=MID([$'Compras-Ali'.$A129];[$Tablas.$E$31];[$Tablas.$G$31])" office:value-type="string" office:string-value="001" calcext:value-type="string">
            <text:p>001</text:p>
          </table:table-cell>
          <table:table-cell table:style-name="ce25" table:formula="of:=MID([$'Compras-Ali'.$A129];[$Tablas.$E$32];[$Tablas.$G$32])" office:value-type="string" office:string-value="00014" calcext:value-type="string">
            <text:p>00014</text:p>
          </table:table-cell>
          <table:table-cell table:style-name="ce25" table:formula="of:=MID([$'Compras-Ali'.$A129];[$Tablas.$E$33];[$Tablas.$G$33])" office:value-type="string" office:string-value="00000000000000221801" calcext:value-type="string">
            <text:p>00000000000000221801</text:p>
          </table:table-cell>
          <table:table-cell table:style-name="ce25" table:formula="of:=MID([$'Compras-Ali'.$A129];[$Tablas.$E$34];[$Tablas.$G$34])" office:value-type="string" office:string-value="80" calcext:value-type="string">
            <text:p>80</text:p>
          </table:table-cell>
          <table:table-cell table:style-name="ce25" table:formula="of:=MID([$'Compras-Ali'.$A129];[$Tablas.$E$35];[$Tablas.$G$35])" office:value-type="string" office:string-value="00000000030707249850" calcext:value-type="string">
            <text:p>00000000030707249850</text:p>
          </table:table-cell>
          <table:table-cell table:style-name="ce28" table:formula="of:=IF([$'Compras-Ali'.$A129]&lt;&gt;&quot;&quot;;VALUE(MID([$'Compras-Ali'.$A129];[$Tablas.$E$36];[$Tablas.$G$36]))/100;0)*IF(OR(VALUE([.A129])=3;VALUE([.A129])=8;VALUE([.A129])=13);-1;1)" office:value-type="float" office:value="3998.67" calcext:value-type="float">
            <text:p>3.998,67</text:p>
          </table:table-cell>
          <table:table-cell table:style-name="ce25" table:formula="of:=MID([$'Compras-Ali'.$A129];[$Tablas.$E$37];[$Tablas.$G$37])" office:value-type="string" office:string-value="0005" calcext:value-type="string">
            <text:p>0005</text:p>
          </table:table-cell>
          <table:table-cell table:style-name="ce28" table:formula="of:=IF([$'Compras-Ali'.$A129]&lt;&gt;&quot;&quot;;VALUE(MID([$'Compras-Ali'.$A129];[$Tablas.$E$38];[$Tablas.$G$38]))/100;0)*IF(OR(VALUE([.A129])=3;VALUE([.A129])=8;VALUE([.A129])=13);-1;1)" office:value-type="float" office:value="839.72" calcext:value-type="float">
            <text:p>839,72</text:p>
          </table:table-cell>
          <table:table-cell table:number-columns-repeated="1016"/>
        </table:table-row>
        <table:table-row table:style-name="ro1">
          <table:table-cell table:style-name="ce25" table:formula="of:=MID([$'Compras-Ali'.$A130];[$Tablas.$E$31];[$Tablas.$G$31])" office:value-type="string" office:string-value="001" calcext:value-type="string">
            <text:p>001</text:p>
          </table:table-cell>
          <table:table-cell table:style-name="ce25" table:formula="of:=MID([$'Compras-Ali'.$A130];[$Tablas.$E$32];[$Tablas.$G$32])" office:value-type="string" office:string-value="00005" calcext:value-type="string">
            <text:p>00005</text:p>
          </table:table-cell>
          <table:table-cell table:style-name="ce25" table:formula="of:=MID([$'Compras-Ali'.$A130];[$Tablas.$E$33];[$Tablas.$G$33])" office:value-type="string" office:string-value="00000000000000001455" calcext:value-type="string">
            <text:p>00000000000000001455</text:p>
          </table:table-cell>
          <table:table-cell table:style-name="ce25" table:formula="of:=MID([$'Compras-Ali'.$A130];[$Tablas.$E$34];[$Tablas.$G$34])" office:value-type="string" office:string-value="80" calcext:value-type="string">
            <text:p>80</text:p>
          </table:table-cell>
          <table:table-cell table:style-name="ce25" table:formula="of:=MID([$'Compras-Ali'.$A130];[$Tablas.$E$35];[$Tablas.$G$35])" office:value-type="string" office:string-value="00000000020342268111" calcext:value-type="string">
            <text:p>00000000020342268111</text:p>
          </table:table-cell>
          <table:table-cell table:style-name="ce28" table:formula="of:=IF([$'Compras-Ali'.$A130]&lt;&gt;&quot;&quot;;VALUE(MID([$'Compras-Ali'.$A130];[$Tablas.$E$36];[$Tablas.$G$36]))/100;0)*IF(OR(VALUE([.A130])=3;VALUE([.A130])=8;VALUE([.A130])=13);-1;1)" office:value-type="float" office:value="322.33" calcext:value-type="float">
            <text:p>322,33</text:p>
          </table:table-cell>
          <table:table-cell table:style-name="ce25" table:formula="of:=MID([$'Compras-Ali'.$A130];[$Tablas.$E$37];[$Tablas.$G$37])" office:value-type="string" office:string-value="0005" calcext:value-type="string">
            <text:p>0005</text:p>
          </table:table-cell>
          <table:table-cell table:style-name="ce28" table:formula="of:=IF([$'Compras-Ali'.$A130]&lt;&gt;&quot;&quot;;VALUE(MID([$'Compras-Ali'.$A130];[$Tablas.$E$38];[$Tablas.$G$38]))/100;0)*IF(OR(VALUE([.A130])=3;VALUE([.A130])=8;VALUE([.A130])=13);-1;1)" office:value-type="float" office:value="67.69" calcext:value-type="float">
            <text:p>67,69</text:p>
          </table:table-cell>
          <table:table-cell table:number-columns-repeated="1016"/>
        </table:table-row>
        <table:table-row table:style-name="ro1">
          <table:table-cell table:style-name="ce25" table:formula="of:=MID([$'Compras-Ali'.$A131];[$Tablas.$E$31];[$Tablas.$G$31])" office:value-type="string" office:string-value="001" calcext:value-type="string">
            <text:p>001</text:p>
          </table:table-cell>
          <table:table-cell table:style-name="ce25" table:formula="of:=MID([$'Compras-Ali'.$A131];[$Tablas.$E$32];[$Tablas.$G$32])" office:value-type="string" office:string-value="05093" calcext:value-type="string">
            <text:p>05093</text:p>
          </table:table-cell>
          <table:table-cell table:style-name="ce25" table:formula="of:=MID([$'Compras-Ali'.$A131];[$Tablas.$E$33];[$Tablas.$G$33])" office:value-type="string" office:string-value="00000000000001837945" calcext:value-type="string">
            <text:p>00000000000001837945</text:p>
          </table:table-cell>
          <table:table-cell table:style-name="ce25" table:formula="of:=MID([$'Compras-Ali'.$A131];[$Tablas.$E$34];[$Tablas.$G$34])" office:value-type="string" office:string-value="80" calcext:value-type="string">
            <text:p>80</text:p>
          </table:table-cell>
          <table:table-cell table:style-name="ce25" table:formula="of:=MID([$'Compras-Ali'.$A131];[$Tablas.$E$35];[$Tablas.$G$35])" office:value-type="string" office:string-value="00000000030518408689" calcext:value-type="string">
            <text:p>00000000030518408689</text:p>
          </table:table-cell>
          <table:table-cell table:style-name="ce28" table:formula="of:=IF([$'Compras-Ali'.$A131]&lt;&gt;&quot;&quot;;VALUE(MID([$'Compras-Ali'.$A131];[$Tablas.$E$36];[$Tablas.$G$36]))/100;0)*IF(OR(VALUE([.A131])=3;VALUE([.A131])=8;VALUE([.A131])=13);-1;1)" office:value-type="float" office:value="13421.43" calcext:value-type="float">
            <text:p>13.421,43</text:p>
          </table:table-cell>
          <table:table-cell table:style-name="ce25" table:formula="of:=MID([$'Compras-Ali'.$A131];[$Tablas.$E$37];[$Tablas.$G$37])" office:value-type="string" office:string-value="0005" calcext:value-type="string">
            <text:p>0005</text:p>
          </table:table-cell>
          <table:table-cell table:style-name="ce28" table:formula="of:=IF([$'Compras-Ali'.$A131]&lt;&gt;&quot;&quot;;VALUE(MID([$'Compras-Ali'.$A131];[$Tablas.$E$38];[$Tablas.$G$38]))/100;0)*IF(OR(VALUE([.A131])=3;VALUE([.A131])=8;VALUE([.A131])=13);-1;1)" office:value-type="float" office:value="2818.5" calcext:value-type="float">
            <text:p>2.818,50</text:p>
          </table:table-cell>
          <table:table-cell table:number-columns-repeated="1016"/>
        </table:table-row>
        <table:table-row table:style-name="ro1">
          <table:table-cell table:style-name="ce25" table:formula="of:=MID([$'Compras-Ali'.$A132];[$Tablas.$E$31];[$Tablas.$G$31])" office:value-type="string" office:string-value="001" calcext:value-type="string">
            <text:p>001</text:p>
          </table:table-cell>
          <table:table-cell table:style-name="ce25" table:formula="of:=MID([$'Compras-Ali'.$A132];[$Tablas.$E$32];[$Tablas.$G$32])" office:value-type="string" office:string-value="00007" calcext:value-type="string">
            <text:p>00007</text:p>
          </table:table-cell>
          <table:table-cell table:style-name="ce25" table:formula="of:=MID([$'Compras-Ali'.$A132];[$Tablas.$E$33];[$Tablas.$G$33])" office:value-type="string" office:string-value="00000000000000180414" calcext:value-type="string">
            <text:p>00000000000000180414</text:p>
          </table:table-cell>
          <table:table-cell table:style-name="ce25" table:formula="of:=MID([$'Compras-Ali'.$A132];[$Tablas.$E$34];[$Tablas.$G$34])" office:value-type="string" office:string-value="80" calcext:value-type="string">
            <text:p>80</text:p>
          </table:table-cell>
          <table:table-cell table:style-name="ce25" table:formula="of:=MID([$'Compras-Ali'.$A132];[$Tablas.$E$35];[$Tablas.$G$35])" office:value-type="string" office:string-value="00000000020133177249" calcext:value-type="string">
            <text:p>00000000020133177249</text:p>
          </table:table-cell>
          <table:table-cell table:style-name="ce28" table:formula="of:=IF([$'Compras-Ali'.$A132]&lt;&gt;&quot;&quot;;VALUE(MID([$'Compras-Ali'.$A132];[$Tablas.$E$36];[$Tablas.$G$36]))/100;0)*IF(OR(VALUE([.A132])=3;VALUE([.A132])=8;VALUE([.A132])=13);-1;1)" office:value-type="float" office:value="1242.86" calcext:value-type="float">
            <text:p>1.242,86</text:p>
          </table:table-cell>
          <table:table-cell table:style-name="ce25" table:formula="of:=MID([$'Compras-Ali'.$A132];[$Tablas.$E$37];[$Tablas.$G$37])" office:value-type="string" office:string-value="0005" calcext:value-type="string">
            <text:p>0005</text:p>
          </table:table-cell>
          <table:table-cell table:style-name="ce28" table:formula="of:=IF([$'Compras-Ali'.$A132]&lt;&gt;&quot;&quot;;VALUE(MID([$'Compras-Ali'.$A132];[$Tablas.$E$38];[$Tablas.$G$38]))/100;0)*IF(OR(VALUE([.A132])=3;VALUE([.A132])=8;VALUE([.A132])=13);-1;1)" office:value-type="float" office:value="261" calcext:value-type="float">
            <text:p>261,00</text:p>
          </table:table-cell>
          <table:table-cell table:number-columns-repeated="1016"/>
        </table:table-row>
        <table:table-row table:style-name="ro1">
          <table:table-cell table:style-name="ce25" table:formula="of:=MID([$'Compras-Ali'.$A133];[$Tablas.$E$31];[$Tablas.$G$31])" office:value-type="string" office:string-value="001" calcext:value-type="string">
            <text:p>001</text:p>
          </table:table-cell>
          <table:table-cell table:style-name="ce25" table:formula="of:=MID([$'Compras-Ali'.$A133];[$Tablas.$E$32];[$Tablas.$G$32])" office:value-type="string" office:string-value="00007" calcext:value-type="string">
            <text:p>00007</text:p>
          </table:table-cell>
          <table:table-cell table:style-name="ce25" table:formula="of:=MID([$'Compras-Ali'.$A133];[$Tablas.$E$33];[$Tablas.$G$33])" office:value-type="string" office:string-value="00000000000000180415" calcext:value-type="string">
            <text:p>00000000000000180415</text:p>
          </table:table-cell>
          <table:table-cell table:style-name="ce25" table:formula="of:=MID([$'Compras-Ali'.$A133];[$Tablas.$E$34];[$Tablas.$G$34])" office:value-type="string" office:string-value="80" calcext:value-type="string">
            <text:p>80</text:p>
          </table:table-cell>
          <table:table-cell table:style-name="ce25" table:formula="of:=MID([$'Compras-Ali'.$A133];[$Tablas.$E$35];[$Tablas.$G$35])" office:value-type="string" office:string-value="00000000020133177249" calcext:value-type="string">
            <text:p>00000000020133177249</text:p>
          </table:table-cell>
          <table:table-cell table:style-name="ce28" table:formula="of:=IF([$'Compras-Ali'.$A133]&lt;&gt;&quot;&quot;;VALUE(MID([$'Compras-Ali'.$A133];[$Tablas.$E$36];[$Tablas.$G$36]))/100;0)*IF(OR(VALUE([.A133])=3;VALUE([.A133])=8;VALUE([.A133])=13);-1;1)" office:value-type="float" office:value="5953.62" calcext:value-type="float">
            <text:p>5.953,62</text:p>
          </table:table-cell>
          <table:table-cell table:style-name="ce25" table:formula="of:=MID([$'Compras-Ali'.$A133];[$Tablas.$E$37];[$Tablas.$G$37])" office:value-type="string" office:string-value="0005" calcext:value-type="string">
            <text:p>0005</text:p>
          </table:table-cell>
          <table:table-cell table:style-name="ce28" table:formula="of:=IF([$'Compras-Ali'.$A133]&lt;&gt;&quot;&quot;;VALUE(MID([$'Compras-Ali'.$A133];[$Tablas.$E$38];[$Tablas.$G$38]))/100;0)*IF(OR(VALUE([.A133])=3;VALUE([.A133])=8;VALUE([.A133])=13);-1;1)" office:value-type="float" office:value="1250.26" calcext:value-type="float">
            <text:p>1.250,26</text:p>
          </table:table-cell>
          <table:table-cell table:number-columns-repeated="1016"/>
        </table:table-row>
        <table:table-row table:style-name="ro1">
          <table:table-cell table:style-name="ce25" table:formula="of:=MID([$'Compras-Ali'.$A134];[$Tablas.$E$31];[$Tablas.$G$31])" office:value-type="string" office:string-value="001" calcext:value-type="string">
            <text:p>001</text:p>
          </table:table-cell>
          <table:table-cell table:style-name="ce25" table:formula="of:=MID([$'Compras-Ali'.$A134];[$Tablas.$E$32];[$Tablas.$G$32])" office:value-type="string" office:string-value="08073" calcext:value-type="string">
            <text:p>08073</text:p>
          </table:table-cell>
          <table:table-cell table:style-name="ce25" table:formula="of:=MID([$'Compras-Ali'.$A134];[$Tablas.$E$33];[$Tablas.$G$33])" office:value-type="string" office:string-value="00000000000000923949" calcext:value-type="string">
            <text:p>00000000000000923949</text:p>
          </table:table-cell>
          <table:table-cell table:style-name="ce25" table:formula="of:=MID([$'Compras-Ali'.$A134];[$Tablas.$E$34];[$Tablas.$G$34])" office:value-type="string" office:string-value="80" calcext:value-type="string">
            <text:p>80</text:p>
          </table:table-cell>
          <table:table-cell table:style-name="ce25" table:formula="of:=MID([$'Compras-Ali'.$A134];[$Tablas.$E$35];[$Tablas.$G$35])" office:value-type="string" office:string-value="00000000030707210385" calcext:value-type="string">
            <text:p>00000000030707210385</text:p>
          </table:table-cell>
          <table:table-cell table:style-name="ce28" table:formula="of:=IF([$'Compras-Ali'.$A134]&lt;&gt;&quot;&quot;;VALUE(MID([$'Compras-Ali'.$A134];[$Tablas.$E$36];[$Tablas.$G$36]))/100;0)*IF(OR(VALUE([.A134])=3;VALUE([.A134])=8;VALUE([.A134])=13);-1;1)" office:value-type="float" office:value="11588.29" calcext:value-type="float">
            <text:p>11.588,29</text:p>
          </table:table-cell>
          <table:table-cell table:style-name="ce25" table:formula="of:=MID([$'Compras-Ali'.$A134];[$Tablas.$E$37];[$Tablas.$G$37])" office:value-type="string" office:string-value="0005" calcext:value-type="string">
            <text:p>0005</text:p>
          </table:table-cell>
          <table:table-cell table:style-name="ce28" table:formula="of:=IF([$'Compras-Ali'.$A134]&lt;&gt;&quot;&quot;;VALUE(MID([$'Compras-Ali'.$A134];[$Tablas.$E$38];[$Tablas.$G$38]))/100;0)*IF(OR(VALUE([.A134])=3;VALUE([.A134])=8;VALUE([.A134])=13);-1;1)" office:value-type="float" office:value="2433.54" calcext:value-type="float">
            <text:p>2.433,54</text:p>
          </table:table-cell>
          <table:table-cell table:number-columns-repeated="1016"/>
        </table:table-row>
        <table:table-row table:style-name="ro1">
          <table:table-cell table:style-name="ce25" table:formula="of:=MID([$'Compras-Ali'.$A135];[$Tablas.$E$31];[$Tablas.$G$31])" office:value-type="string" office:string-value="001" calcext:value-type="string">
            <text:p>001</text:p>
          </table:table-cell>
          <table:table-cell table:style-name="ce25" table:formula="of:=MID([$'Compras-Ali'.$A135];[$Tablas.$E$32];[$Tablas.$G$32])" office:value-type="string" office:string-value="00029" calcext:value-type="string">
            <text:p>00029</text:p>
          </table:table-cell>
          <table:table-cell table:style-name="ce25" table:formula="of:=MID([$'Compras-Ali'.$A135];[$Tablas.$E$33];[$Tablas.$G$33])" office:value-type="string" office:string-value="00000000000000049227" calcext:value-type="string">
            <text:p>00000000000000049227</text:p>
          </table:table-cell>
          <table:table-cell table:style-name="ce25" table:formula="of:=MID([$'Compras-Ali'.$A135];[$Tablas.$E$34];[$Tablas.$G$34])" office:value-type="string" office:string-value="80" calcext:value-type="string">
            <text:p>80</text:p>
          </table:table-cell>
          <table:table-cell table:style-name="ce25" table:formula="of:=MID([$'Compras-Ali'.$A135];[$Tablas.$E$35];[$Tablas.$G$35])" office:value-type="string" office:string-value="00000000030677762345" calcext:value-type="string">
            <text:p>00000000030677762345</text:p>
          </table:table-cell>
          <table:table-cell table:style-name="ce28" table:formula="of:=IF([$'Compras-Ali'.$A135]&lt;&gt;&quot;&quot;;VALUE(MID([$'Compras-Ali'.$A135];[$Tablas.$E$36];[$Tablas.$G$36]))/100;0)*IF(OR(VALUE([.A135])=3;VALUE([.A135])=8;VALUE([.A135])=13);-1;1)" office:value-type="float" office:value="149615.43" calcext:value-type="float">
            <text:p>149.615,43</text:p>
          </table:table-cell>
          <table:table-cell table:style-name="ce25" table:formula="of:=MID([$'Compras-Ali'.$A135];[$Tablas.$E$37];[$Tablas.$G$37])" office:value-type="string" office:string-value="0005" calcext:value-type="string">
            <text:p>0005</text:p>
          </table:table-cell>
          <table:table-cell table:style-name="ce28" table:formula="of:=IF([$'Compras-Ali'.$A135]&lt;&gt;&quot;&quot;;VALUE(MID([$'Compras-Ali'.$A135];[$Tablas.$E$38];[$Tablas.$G$38]))/100;0)*IF(OR(VALUE([.A135])=3;VALUE([.A135])=8;VALUE([.A135])=13);-1;1)" office:value-type="float" office:value="31419.24" calcext:value-type="float">
            <text:p>31.419,24</text:p>
          </table:table-cell>
          <table:table-cell table:number-columns-repeated="1016"/>
        </table:table-row>
        <table:table-row table:style-name="ro1">
          <table:table-cell table:style-name="ce25" table:formula="of:=MID([$'Compras-Ali'.$A136];[$Tablas.$E$31];[$Tablas.$G$31])" office:value-type="string" office:string-value="001" calcext:value-type="string">
            <text:p>001</text:p>
          </table:table-cell>
          <table:table-cell table:style-name="ce25" table:formula="of:=MID([$'Compras-Ali'.$A136];[$Tablas.$E$32];[$Tablas.$G$32])" office:value-type="string" office:string-value="01006" calcext:value-type="string">
            <text:p>01006</text:p>
          </table:table-cell>
          <table:table-cell table:style-name="ce25" table:formula="of:=MID([$'Compras-Ali'.$A136];[$Tablas.$E$33];[$Tablas.$G$33])" office:value-type="string" office:string-value="00000000000000165962" calcext:value-type="string">
            <text:p>00000000000000165962</text:p>
          </table:table-cell>
          <table:table-cell table:style-name="ce25" table:formula="of:=MID([$'Compras-Ali'.$A136];[$Tablas.$E$34];[$Tablas.$G$34])" office:value-type="string" office:string-value="80" calcext:value-type="string">
            <text:p>80</text:p>
          </table:table-cell>
          <table:table-cell table:style-name="ce25" table:formula="of:=MID([$'Compras-Ali'.$A136];[$Tablas.$E$35];[$Tablas.$G$35])" office:value-type="string" office:string-value="00000000030547751252" calcext:value-type="string">
            <text:p>00000000030547751252</text:p>
          </table:table-cell>
          <table:table-cell table:style-name="ce28" table:formula="of:=IF([$'Compras-Ali'.$A136]&lt;&gt;&quot;&quot;;VALUE(MID([$'Compras-Ali'.$A136];[$Tablas.$E$36];[$Tablas.$G$36]))/100;0)*IF(OR(VALUE([.A136])=3;VALUE([.A136])=8;VALUE([.A136])=13);-1;1)" office:value-type="float" office:value="55862.71" calcext:value-type="float">
            <text:p>55.862,71</text:p>
          </table:table-cell>
          <table:table-cell table:style-name="ce25" table:formula="of:=MID([$'Compras-Ali'.$A136];[$Tablas.$E$37];[$Tablas.$G$37])" office:value-type="string" office:string-value="0005" calcext:value-type="string">
            <text:p>0005</text:p>
          </table:table-cell>
          <table:table-cell table:style-name="ce28" table:formula="of:=IF([$'Compras-Ali'.$A136]&lt;&gt;&quot;&quot;;VALUE(MID([$'Compras-Ali'.$A136];[$Tablas.$E$38];[$Tablas.$G$38]))/100;0)*IF(OR(VALUE([.A136])=3;VALUE([.A136])=8;VALUE([.A136])=13);-1;1)" office:value-type="float" office:value="11731.17" calcext:value-type="float">
            <text:p>11.731,17</text:p>
          </table:table-cell>
          <table:table-cell table:number-columns-repeated="1016"/>
        </table:table-row>
        <table:table-row table:style-name="ro1">
          <table:table-cell table:style-name="ce25" table:formula="of:=MID([$'Compras-Ali'.$A137];[$Tablas.$E$31];[$Tablas.$G$31])" office:value-type="string" office:string-value="001" calcext:value-type="string">
            <text:p>001</text:p>
          </table:table-cell>
          <table:table-cell table:style-name="ce25" table:formula="of:=MID([$'Compras-Ali'.$A137];[$Tablas.$E$32];[$Tablas.$G$32])" office:value-type="string" office:string-value="01006" calcext:value-type="string">
            <text:p>01006</text:p>
          </table:table-cell>
          <table:table-cell table:style-name="ce25" table:formula="of:=MID([$'Compras-Ali'.$A137];[$Tablas.$E$33];[$Tablas.$G$33])" office:value-type="string" office:string-value="00000000000000166026" calcext:value-type="string">
            <text:p>00000000000000166026</text:p>
          </table:table-cell>
          <table:table-cell table:style-name="ce25" table:formula="of:=MID([$'Compras-Ali'.$A137];[$Tablas.$E$34];[$Tablas.$G$34])" office:value-type="string" office:string-value="80" calcext:value-type="string">
            <text:p>80</text:p>
          </table:table-cell>
          <table:table-cell table:style-name="ce25" table:formula="of:=MID([$'Compras-Ali'.$A137];[$Tablas.$E$35];[$Tablas.$G$35])" office:value-type="string" office:string-value="00000000030547751252" calcext:value-type="string">
            <text:p>00000000030547751252</text:p>
          </table:table-cell>
          <table:table-cell table:style-name="ce28" table:formula="of:=IF([$'Compras-Ali'.$A137]&lt;&gt;&quot;&quot;;VALUE(MID([$'Compras-Ali'.$A137];[$Tablas.$E$36];[$Tablas.$G$36]))/100;0)*IF(OR(VALUE([.A137])=3;VALUE([.A137])=8;VALUE([.A137])=13);-1;1)" office:value-type="float" office:value="51407.9" calcext:value-type="float">
            <text:p>51.407,90</text:p>
          </table:table-cell>
          <table:table-cell table:style-name="ce25" table:formula="of:=MID([$'Compras-Ali'.$A137];[$Tablas.$E$37];[$Tablas.$G$37])" office:value-type="string" office:string-value="0005" calcext:value-type="string">
            <text:p>0005</text:p>
          </table:table-cell>
          <table:table-cell table:style-name="ce28" table:formula="of:=IF([$'Compras-Ali'.$A137]&lt;&gt;&quot;&quot;;VALUE(MID([$'Compras-Ali'.$A137];[$Tablas.$E$38];[$Tablas.$G$38]))/100;0)*IF(OR(VALUE([.A137])=3;VALUE([.A137])=8;VALUE([.A137])=13);-1;1)" office:value-type="float" office:value="10795.66" calcext:value-type="float">
            <text:p>10.795,66</text:p>
          </table:table-cell>
          <table:table-cell table:number-columns-repeated="1016"/>
        </table:table-row>
        <table:table-row table:style-name="ro1">
          <table:table-cell table:style-name="ce25" table:formula="of:=MID([$'Compras-Ali'.$A138];[$Tablas.$E$31];[$Tablas.$G$31])" office:value-type="string" office:string-value="001" calcext:value-type="string">
            <text:p>001</text:p>
          </table:table-cell>
          <table:table-cell table:style-name="ce25" table:formula="of:=MID([$'Compras-Ali'.$A138];[$Tablas.$E$32];[$Tablas.$G$32])" office:value-type="string" office:string-value="00004" calcext:value-type="string">
            <text:p>00004</text:p>
          </table:table-cell>
          <table:table-cell table:style-name="ce25" table:formula="of:=MID([$'Compras-Ali'.$A138];[$Tablas.$E$33];[$Tablas.$G$33])" office:value-type="string" office:string-value="00000000000000003287" calcext:value-type="string">
            <text:p>00000000000000003287</text:p>
          </table:table-cell>
          <table:table-cell table:style-name="ce25" table:formula="of:=MID([$'Compras-Ali'.$A138];[$Tablas.$E$34];[$Tablas.$G$34])" office:value-type="string" office:string-value="80" calcext:value-type="string">
            <text:p>80</text:p>
          </table:table-cell>
          <table:table-cell table:style-name="ce25" table:formula="of:=MID([$'Compras-Ali'.$A138];[$Tablas.$E$35];[$Tablas.$G$35])" office:value-type="string" office:string-value="00000000020282237203" calcext:value-type="string">
            <text:p>00000000020282237203</text:p>
          </table:table-cell>
          <table:table-cell table:style-name="ce28" table:formula="of:=IF([$'Compras-Ali'.$A138]&lt;&gt;&quot;&quot;;VALUE(MID([$'Compras-Ali'.$A138];[$Tablas.$E$36];[$Tablas.$G$36]))/100;0)*IF(OR(VALUE([.A138])=3;VALUE([.A138])=8;VALUE([.A138])=13);-1;1)" office:value-type="float" office:value="13025.52" calcext:value-type="float">
            <text:p>13.025,52</text:p>
          </table:table-cell>
          <table:table-cell table:style-name="ce25" table:formula="of:=MID([$'Compras-Ali'.$A138];[$Tablas.$E$37];[$Tablas.$G$37])" office:value-type="string" office:string-value="0005" calcext:value-type="string">
            <text:p>0005</text:p>
          </table:table-cell>
          <table:table-cell table:style-name="ce28" table:formula="of:=IF([$'Compras-Ali'.$A138]&lt;&gt;&quot;&quot;;VALUE(MID([$'Compras-Ali'.$A138];[$Tablas.$E$38];[$Tablas.$G$38]))/100;0)*IF(OR(VALUE([.A138])=3;VALUE([.A138])=8;VALUE([.A138])=13);-1;1)" office:value-type="float" office:value="2735.36" calcext:value-type="float">
            <text:p>2.735,36</text:p>
          </table:table-cell>
          <table:table-cell table:number-columns-repeated="1016"/>
        </table:table-row>
        <table:table-row table:style-name="ro1">
          <table:table-cell table:style-name="ce25" table:formula="of:=MID([$'Compras-Ali'.$A139];[$Tablas.$E$31];[$Tablas.$G$31])" office:value-type="string" office:string-value="001" calcext:value-type="string">
            <text:p>001</text:p>
          </table:table-cell>
          <table:table-cell table:style-name="ce25" table:formula="of:=MID([$'Compras-Ali'.$A139];[$Tablas.$E$32];[$Tablas.$G$32])" office:value-type="string" office:string-value="05093" calcext:value-type="string">
            <text:p>05093</text:p>
          </table:table-cell>
          <table:table-cell table:style-name="ce25" table:formula="of:=MID([$'Compras-Ali'.$A139];[$Tablas.$E$33];[$Tablas.$G$33])" office:value-type="string" office:string-value="00000000000001838909" calcext:value-type="string">
            <text:p>00000000000001838909</text:p>
          </table:table-cell>
          <table:table-cell table:style-name="ce25" table:formula="of:=MID([$'Compras-Ali'.$A139];[$Tablas.$E$34];[$Tablas.$G$34])" office:value-type="string" office:string-value="80" calcext:value-type="string">
            <text:p>80</text:p>
          </table:table-cell>
          <table:table-cell table:style-name="ce25" table:formula="of:=MID([$'Compras-Ali'.$A139];[$Tablas.$E$35];[$Tablas.$G$35])" office:value-type="string" office:string-value="00000000030518408689" calcext:value-type="string">
            <text:p>00000000030518408689</text:p>
          </table:table-cell>
          <table:table-cell table:style-name="ce28" table:formula="of:=IF([$'Compras-Ali'.$A139]&lt;&gt;&quot;&quot;;VALUE(MID([$'Compras-Ali'.$A139];[$Tablas.$E$36];[$Tablas.$G$36]))/100;0)*IF(OR(VALUE([.A139])=3;VALUE([.A139])=8;VALUE([.A139])=13);-1;1)" office:value-type="float" office:value="9682.76" calcext:value-type="float">
            <text:p>9.682,76</text:p>
          </table:table-cell>
          <table:table-cell table:style-name="ce25" table:formula="of:=MID([$'Compras-Ali'.$A139];[$Tablas.$E$37];[$Tablas.$G$37])" office:value-type="string" office:string-value="0005" calcext:value-type="string">
            <text:p>0005</text:p>
          </table:table-cell>
          <table:table-cell table:style-name="ce28" table:formula="of:=IF([$'Compras-Ali'.$A139]&lt;&gt;&quot;&quot;;VALUE(MID([$'Compras-Ali'.$A139];[$Tablas.$E$38];[$Tablas.$G$38]))/100;0)*IF(OR(VALUE([.A139])=3;VALUE([.A139])=8;VALUE([.A139])=13);-1;1)" office:value-type="float" office:value="2033.38" calcext:value-type="float">
            <text:p>2.033,38</text:p>
          </table:table-cell>
          <table:table-cell table:number-columns-repeated="1016"/>
        </table:table-row>
        <table:table-row table:style-name="ro1">
          <table:table-cell table:style-name="ce25" table:formula="of:=MID([$'Compras-Ali'.$A140];[$Tablas.$E$31];[$Tablas.$G$31])" office:value-type="string" office:string-value="001" calcext:value-type="string">
            <text:p>001</text:p>
          </table:table-cell>
          <table:table-cell table:style-name="ce25" table:formula="of:=MID([$'Compras-Ali'.$A140];[$Tablas.$E$32];[$Tablas.$G$32])" office:value-type="string" office:string-value="00006" calcext:value-type="string">
            <text:p>00006</text:p>
          </table:table-cell>
          <table:table-cell table:style-name="ce25" table:formula="of:=MID([$'Compras-Ali'.$A140];[$Tablas.$E$33];[$Tablas.$G$33])" office:value-type="string" office:string-value="00000000000004931572" calcext:value-type="string">
            <text:p>00000000000004931572</text:p>
          </table:table-cell>
          <table:table-cell table:style-name="ce25" table:formula="of:=MID([$'Compras-Ali'.$A140];[$Tablas.$E$34];[$Tablas.$G$34])" office:value-type="string" office:string-value="80" calcext:value-type="string">
            <text:p>80</text:p>
          </table:table-cell>
          <table:table-cell table:style-name="ce25" table:formula="of:=MID([$'Compras-Ali'.$A140];[$Tablas.$E$35];[$Tablas.$G$35])" office:value-type="string" office:string-value="00000000030547751252" calcext:value-type="string">
            <text:p>00000000030547751252</text:p>
          </table:table-cell>
          <table:table-cell table:style-name="ce28" table:formula="of:=IF([$'Compras-Ali'.$A140]&lt;&gt;&quot;&quot;;VALUE(MID([$'Compras-Ali'.$A140];[$Tablas.$E$36];[$Tablas.$G$36]))/100;0)*IF(OR(VALUE([.A140])=3;VALUE([.A140])=8;VALUE([.A140])=13);-1;1)" office:value-type="float" office:value="56958.76" calcext:value-type="float">
            <text:p>56.958,76</text:p>
          </table:table-cell>
          <table:table-cell table:style-name="ce25" table:formula="of:=MID([$'Compras-Ali'.$A140];[$Tablas.$E$37];[$Tablas.$G$37])" office:value-type="string" office:string-value="0005" calcext:value-type="string">
            <text:p>0005</text:p>
          </table:table-cell>
          <table:table-cell table:style-name="ce28" table:formula="of:=IF([$'Compras-Ali'.$A140]&lt;&gt;&quot;&quot;;VALUE(MID([$'Compras-Ali'.$A140];[$Tablas.$E$38];[$Tablas.$G$38]))/100;0)*IF(OR(VALUE([.A140])=3;VALUE([.A140])=8;VALUE([.A140])=13);-1;1)" office:value-type="float" office:value="11961.34" calcext:value-type="float">
            <text:p>11.961,34</text:p>
          </table:table-cell>
          <table:table-cell table:number-columns-repeated="1016"/>
        </table:table-row>
        <table:table-row table:style-name="ro1">
          <table:table-cell table:style-name="ce25" table:formula="of:=MID([$'Compras-Ali'.$A141];[$Tablas.$E$31];[$Tablas.$G$31])" office:value-type="string" office:string-value="001" calcext:value-type="string">
            <text:p>001</text:p>
          </table:table-cell>
          <table:table-cell table:style-name="ce25" table:formula="of:=MID([$'Compras-Ali'.$A141];[$Tablas.$E$32];[$Tablas.$G$32])" office:value-type="string" office:string-value="00003" calcext:value-type="string">
            <text:p>00003</text:p>
          </table:table-cell>
          <table:table-cell table:style-name="ce25" table:formula="of:=MID([$'Compras-Ali'.$A141];[$Tablas.$E$33];[$Tablas.$G$33])" office:value-type="string" office:string-value="00000000000000485821" calcext:value-type="string">
            <text:p>00000000000000485821</text:p>
          </table:table-cell>
          <table:table-cell table:style-name="ce25" table:formula="of:=MID([$'Compras-Ali'.$A141];[$Tablas.$E$34];[$Tablas.$G$34])" office:value-type="string" office:string-value="80" calcext:value-type="string">
            <text:p>80</text:p>
          </table:table-cell>
          <table:table-cell table:style-name="ce25" table:formula="of:=MID([$'Compras-Ali'.$A141];[$Tablas.$E$35];[$Tablas.$G$35])" office:value-type="string" office:string-value="00000000033687473189" calcext:value-type="string">
            <text:p>00000000033687473189</text:p>
          </table:table-cell>
          <table:table-cell table:style-name="ce28" table:formula="of:=IF([$'Compras-Ali'.$A141]&lt;&gt;&quot;&quot;;VALUE(MID([$'Compras-Ali'.$A141];[$Tablas.$E$36];[$Tablas.$G$36]))/100;0)*IF(OR(VALUE([.A141])=3;VALUE([.A141])=8;VALUE([.A141])=13);-1;1)" office:value-type="float" office:value="51657.43" calcext:value-type="float">
            <text:p>51.657,43</text:p>
          </table:table-cell>
          <table:table-cell table:style-name="ce25" table:formula="of:=MID([$'Compras-Ali'.$A141];[$Tablas.$E$37];[$Tablas.$G$37])" office:value-type="string" office:string-value="0005" calcext:value-type="string">
            <text:p>0005</text:p>
          </table:table-cell>
          <table:table-cell table:style-name="ce28" table:formula="of:=IF([$'Compras-Ali'.$A141]&lt;&gt;&quot;&quot;;VALUE(MID([$'Compras-Ali'.$A141];[$Tablas.$E$38];[$Tablas.$G$38]))/100;0)*IF(OR(VALUE([.A141])=3;VALUE([.A141])=8;VALUE([.A141])=13);-1;1)" office:value-type="float" office:value="10848.06" calcext:value-type="float">
            <text:p>10.848,06</text:p>
          </table:table-cell>
          <table:table-cell table:number-columns-repeated="1016"/>
        </table:table-row>
        <table:table-row table:style-name="ro1">
          <table:table-cell table:style-name="ce25" table:formula="of:=MID([$'Compras-Ali'.$A142];[$Tablas.$E$31];[$Tablas.$G$31])" office:value-type="string" office:string-value="001" calcext:value-type="string">
            <text:p>001</text:p>
          </table:table-cell>
          <table:table-cell table:style-name="ce25" table:formula="of:=MID([$'Compras-Ali'.$A142];[$Tablas.$E$32];[$Tablas.$G$32])" office:value-type="string" office:string-value="00001" calcext:value-type="string">
            <text:p>00001</text:p>
          </table:table-cell>
          <table:table-cell table:style-name="ce25" table:formula="of:=MID([$'Compras-Ali'.$A142];[$Tablas.$E$33];[$Tablas.$G$33])" office:value-type="string" office:string-value="00000000000000001226" calcext:value-type="string">
            <text:p>00000000000000001226</text:p>
          </table:table-cell>
          <table:table-cell table:style-name="ce25" table:formula="of:=MID([$'Compras-Ali'.$A142];[$Tablas.$E$34];[$Tablas.$G$34])" office:value-type="string" office:string-value="80" calcext:value-type="string">
            <text:p>80</text:p>
          </table:table-cell>
          <table:table-cell table:style-name="ce25" table:formula="of:=MID([$'Compras-Ali'.$A142];[$Tablas.$E$35];[$Tablas.$G$35])" office:value-type="string" office:string-value="00000000027181590977" calcext:value-type="string">
            <text:p>00000000027181590977</text:p>
          </table:table-cell>
          <table:table-cell table:style-name="ce28" table:formula="of:=IF([$'Compras-Ali'.$A142]&lt;&gt;&quot;&quot;;VALUE(MID([$'Compras-Ali'.$A142];[$Tablas.$E$36];[$Tablas.$G$36]))/100;0)*IF(OR(VALUE([.A142])=3;VALUE([.A142])=8;VALUE([.A142])=13);-1;1)" office:value-type="float" office:value="2537.19" calcext:value-type="float">
            <text:p>2.537,19</text:p>
          </table:table-cell>
          <table:table-cell table:style-name="ce25" table:formula="of:=MID([$'Compras-Ali'.$A142];[$Tablas.$E$37];[$Tablas.$G$37])" office:value-type="string" office:string-value="0005" calcext:value-type="string">
            <text:p>0005</text:p>
          </table:table-cell>
          <table:table-cell table:style-name="ce28" table:formula="of:=IF([$'Compras-Ali'.$A142]&lt;&gt;&quot;&quot;;VALUE(MID([$'Compras-Ali'.$A142];[$Tablas.$E$38];[$Tablas.$G$38]))/100;0)*IF(OR(VALUE([.A142])=3;VALUE([.A142])=8;VALUE([.A142])=13);-1;1)" office:value-type="float" office:value="532.81" calcext:value-type="float">
            <text:p>532,81</text:p>
          </table:table-cell>
          <table:table-cell table:number-columns-repeated="1016"/>
        </table:table-row>
        <table:table-row table:style-name="ro1">
          <table:table-cell table:style-name="ce25" table:formula="of:=MID([$'Compras-Ali'.$A143];[$Tablas.$E$31];[$Tablas.$G$31])" office:value-type="string" office:string-value="001" calcext:value-type="string">
            <text:p>001</text:p>
          </table:table-cell>
          <table:table-cell table:style-name="ce25" table:formula="of:=MID([$'Compras-Ali'.$A143];[$Tablas.$E$32];[$Tablas.$G$32])" office:value-type="string" office:string-value="00039" calcext:value-type="string">
            <text:p>00039</text:p>
          </table:table-cell>
          <table:table-cell table:style-name="ce25" table:formula="of:=MID([$'Compras-Ali'.$A143];[$Tablas.$E$33];[$Tablas.$G$33])" office:value-type="string" office:string-value="00000000000000011533" calcext:value-type="string">
            <text:p>00000000000000011533</text:p>
          </table:table-cell>
          <table:table-cell table:style-name="ce25" table:formula="of:=MID([$'Compras-Ali'.$A143];[$Tablas.$E$34];[$Tablas.$G$34])" office:value-type="string" office:string-value="80" calcext:value-type="string">
            <text:p>80</text:p>
          </table:table-cell>
          <table:table-cell table:style-name="ce25" table:formula="of:=MID([$'Compras-Ali'.$A143];[$Tablas.$E$35];[$Tablas.$G$35])" office:value-type="string" office:string-value="00000000030702355601" calcext:value-type="string">
            <text:p>00000000030702355601</text:p>
          </table:table-cell>
          <table:table-cell table:style-name="ce28" table:formula="of:=IF([$'Compras-Ali'.$A143]&lt;&gt;&quot;&quot;;VALUE(MID([$'Compras-Ali'.$A143];[$Tablas.$E$36];[$Tablas.$G$36]))/100;0)*IF(OR(VALUE([.A143])=3;VALUE([.A143])=8;VALUE([.A143])=13);-1;1)" office:value-type="float" office:value="9297.52" calcext:value-type="float">
            <text:p>9.297,52</text:p>
          </table:table-cell>
          <table:table-cell table:style-name="ce25" table:formula="of:=MID([$'Compras-Ali'.$A143];[$Tablas.$E$37];[$Tablas.$G$37])" office:value-type="string" office:string-value="0005" calcext:value-type="string">
            <text:p>0005</text:p>
          </table:table-cell>
          <table:table-cell table:style-name="ce28" table:formula="of:=IF([$'Compras-Ali'.$A143]&lt;&gt;&quot;&quot;;VALUE(MID([$'Compras-Ali'.$A143];[$Tablas.$E$38];[$Tablas.$G$38]))/100;0)*IF(OR(VALUE([.A143])=3;VALUE([.A143])=8;VALUE([.A143])=13);-1;1)" office:value-type="float" office:value="1952.48" calcext:value-type="float">
            <text:p>1.952,48</text:p>
          </table:table-cell>
          <table:table-cell table:number-columns-repeated="1016"/>
        </table:table-row>
        <table:table-row table:style-name="ro1">
          <table:table-cell table:style-name="ce25" table:formula="of:=MID([$'Compras-Ali'.$A144];[$Tablas.$E$31];[$Tablas.$G$31])" office:value-type="string" office:string-value="001" calcext:value-type="string">
            <text:p>001</text:p>
          </table:table-cell>
          <table:table-cell table:style-name="ce25" table:formula="of:=MID([$'Compras-Ali'.$A144];[$Tablas.$E$32];[$Tablas.$G$32])" office:value-type="string" office:string-value="00007" calcext:value-type="string">
            <text:p>00007</text:p>
          </table:table-cell>
          <table:table-cell table:style-name="ce25" table:formula="of:=MID([$'Compras-Ali'.$A144];[$Tablas.$E$33];[$Tablas.$G$33])" office:value-type="string" office:string-value="00000000000000180656" calcext:value-type="string">
            <text:p>00000000000000180656</text:p>
          </table:table-cell>
          <table:table-cell table:style-name="ce25" table:formula="of:=MID([$'Compras-Ali'.$A144];[$Tablas.$E$34];[$Tablas.$G$34])" office:value-type="string" office:string-value="80" calcext:value-type="string">
            <text:p>80</text:p>
          </table:table-cell>
          <table:table-cell table:style-name="ce25" table:formula="of:=MID([$'Compras-Ali'.$A144];[$Tablas.$E$35];[$Tablas.$G$35])" office:value-type="string" office:string-value="00000000020133177249" calcext:value-type="string">
            <text:p>00000000020133177249</text:p>
          </table:table-cell>
          <table:table-cell table:style-name="ce28" table:formula="of:=IF([$'Compras-Ali'.$A144]&lt;&gt;&quot;&quot;;VALUE(MID([$'Compras-Ali'.$A144];[$Tablas.$E$36];[$Tablas.$G$36]))/100;0)*IF(OR(VALUE([.A144])=3;VALUE([.A144])=8;VALUE([.A144])=13);-1;1)" office:value-type="float" office:value="8191.9" calcext:value-type="float">
            <text:p>8.191,90</text:p>
          </table:table-cell>
          <table:table-cell table:style-name="ce25" table:formula="of:=MID([$'Compras-Ali'.$A144];[$Tablas.$E$37];[$Tablas.$G$37])" office:value-type="string" office:string-value="0005" calcext:value-type="string">
            <text:p>0005</text:p>
          </table:table-cell>
          <table:table-cell table:style-name="ce28" table:formula="of:=IF([$'Compras-Ali'.$A144]&lt;&gt;&quot;&quot;;VALUE(MID([$'Compras-Ali'.$A144];[$Tablas.$E$38];[$Tablas.$G$38]))/100;0)*IF(OR(VALUE([.A144])=3;VALUE([.A144])=8;VALUE([.A144])=13);-1;1)" office:value-type="float" office:value="1720.3" calcext:value-type="float">
            <text:p>1.720,30</text:p>
          </table:table-cell>
          <table:table-cell table:number-columns-repeated="1016"/>
        </table:table-row>
        <table:table-row table:style-name="ro1">
          <table:table-cell table:style-name="ce25" table:formula="of:=MID([$'Compras-Ali'.$A145];[$Tablas.$E$31];[$Tablas.$G$31])" office:value-type="string" office:string-value="001" calcext:value-type="string">
            <text:p>001</text:p>
          </table:table-cell>
          <table:table-cell table:style-name="ce25" table:formula="of:=MID([$'Compras-Ali'.$A145];[$Tablas.$E$32];[$Tablas.$G$32])" office:value-type="string" office:string-value="00007" calcext:value-type="string">
            <text:p>00007</text:p>
          </table:table-cell>
          <table:table-cell table:style-name="ce25" table:formula="of:=MID([$'Compras-Ali'.$A145];[$Tablas.$E$33];[$Tablas.$G$33])" office:value-type="string" office:string-value="00000000000000180655" calcext:value-type="string">
            <text:p>00000000000000180655</text:p>
          </table:table-cell>
          <table:table-cell table:style-name="ce25" table:formula="of:=MID([$'Compras-Ali'.$A145];[$Tablas.$E$34];[$Tablas.$G$34])" office:value-type="string" office:string-value="80" calcext:value-type="string">
            <text:p>80</text:p>
          </table:table-cell>
          <table:table-cell table:style-name="ce25" table:formula="of:=MID([$'Compras-Ali'.$A145];[$Tablas.$E$35];[$Tablas.$G$35])" office:value-type="string" office:string-value="00000000020133177249" calcext:value-type="string">
            <text:p>00000000020133177249</text:p>
          </table:table-cell>
          <table:table-cell table:style-name="ce28" table:formula="of:=IF([$'Compras-Ali'.$A145]&lt;&gt;&quot;&quot;;VALUE(MID([$'Compras-Ali'.$A145];[$Tablas.$E$36];[$Tablas.$G$36]))/100;0)*IF(OR(VALUE([.A145])=3;VALUE([.A145])=8;VALUE([.A145])=13);-1;1)" office:value-type="float" office:value="1141.76" calcext:value-type="float">
            <text:p>1.141,76</text:p>
          </table:table-cell>
          <table:table-cell table:style-name="ce25" table:formula="of:=MID([$'Compras-Ali'.$A145];[$Tablas.$E$37];[$Tablas.$G$37])" office:value-type="string" office:string-value="0005" calcext:value-type="string">
            <text:p>0005</text:p>
          </table:table-cell>
          <table:table-cell table:style-name="ce28" table:formula="of:=IF([$'Compras-Ali'.$A145]&lt;&gt;&quot;&quot;;VALUE(MID([$'Compras-Ali'.$A145];[$Tablas.$E$38];[$Tablas.$G$38]))/100;0)*IF(OR(VALUE([.A145])=3;VALUE([.A145])=8;VALUE([.A145])=13);-1;1)" office:value-type="float" office:value="239.77" calcext:value-type="float">
            <text:p>239,77</text:p>
          </table:table-cell>
          <table:table-cell table:number-columns-repeated="1016"/>
        </table:table-row>
        <table:table-row table:style-name="ro1">
          <table:table-cell table:style-name="ce25" table:formula="of:=MID([$'Compras-Ali'.$A146];[$Tablas.$E$31];[$Tablas.$G$31])" office:value-type="string" office:string-value="001" calcext:value-type="string">
            <text:p>001</text:p>
          </table:table-cell>
          <table:table-cell table:style-name="ce25" table:formula="of:=MID([$'Compras-Ali'.$A146];[$Tablas.$E$32];[$Tablas.$G$32])" office:value-type="string" office:string-value="00001" calcext:value-type="string">
            <text:p>00001</text:p>
          </table:table-cell>
          <table:table-cell table:style-name="ce25" table:formula="of:=MID([$'Compras-Ali'.$A146];[$Tablas.$E$33];[$Tablas.$G$33])" office:value-type="string" office:string-value="00000000000000097078" calcext:value-type="string">
            <text:p>00000000000000097078</text:p>
          </table:table-cell>
          <table:table-cell table:style-name="ce25" table:formula="of:=MID([$'Compras-Ali'.$A146];[$Tablas.$E$34];[$Tablas.$G$34])" office:value-type="string" office:string-value="80" calcext:value-type="string">
            <text:p>80</text:p>
          </table:table-cell>
          <table:table-cell table:style-name="ce25" table:formula="of:=MID([$'Compras-Ali'.$A146];[$Tablas.$E$35];[$Tablas.$G$35])" office:value-type="string" office:string-value="00000000030715422243" calcext:value-type="string">
            <text:p>00000000030715422243</text:p>
          </table:table-cell>
          <table:table-cell table:style-name="ce28" table:formula="of:=IF([$'Compras-Ali'.$A146]&lt;&gt;&quot;&quot;;VALUE(MID([$'Compras-Ali'.$A146];[$Tablas.$E$36];[$Tablas.$G$36]))/100;0)*IF(OR(VALUE([.A146])=3;VALUE([.A146])=8;VALUE([.A146])=13);-1;1)" office:value-type="float" office:value="6376.05" calcext:value-type="float">
            <text:p>6.376,05</text:p>
          </table:table-cell>
          <table:table-cell table:style-name="ce25" table:formula="of:=MID([$'Compras-Ali'.$A146];[$Tablas.$E$37];[$Tablas.$G$37])" office:value-type="string" office:string-value="0005" calcext:value-type="string">
            <text:p>0005</text:p>
          </table:table-cell>
          <table:table-cell table:style-name="ce28" table:formula="of:=IF([$'Compras-Ali'.$A146]&lt;&gt;&quot;&quot;;VALUE(MID([$'Compras-Ali'.$A146];[$Tablas.$E$38];[$Tablas.$G$38]))/100;0)*IF(OR(VALUE([.A146])=3;VALUE([.A146])=8;VALUE([.A146])=13);-1;1)" office:value-type="float" office:value="1338.97" calcext:value-type="float">
            <text:p>1.338,97</text:p>
          </table:table-cell>
          <table:table-cell table:number-columns-repeated="1016"/>
        </table:table-row>
        <table:table-row table:style-name="ro1">
          <table:table-cell table:style-name="ce25" table:formula="of:=MID([$'Compras-Ali'.$A147];[$Tablas.$E$31];[$Tablas.$G$31])" office:value-type="string" office:string-value="001" calcext:value-type="string">
            <text:p>001</text:p>
          </table:table-cell>
          <table:table-cell table:style-name="ce25" table:formula="of:=MID([$'Compras-Ali'.$A147];[$Tablas.$E$32];[$Tablas.$G$32])" office:value-type="string" office:string-value="00021" calcext:value-type="string">
            <text:p>00021</text:p>
          </table:table-cell>
          <table:table-cell table:style-name="ce25" table:formula="of:=MID([$'Compras-Ali'.$A147];[$Tablas.$E$33];[$Tablas.$G$33])" office:value-type="string" office:string-value="00000000000000076479" calcext:value-type="string">
            <text:p>00000000000000076479</text:p>
          </table:table-cell>
          <table:table-cell table:style-name="ce25" table:formula="of:=MID([$'Compras-Ali'.$A147];[$Tablas.$E$34];[$Tablas.$G$34])" office:value-type="string" office:string-value="80" calcext:value-type="string">
            <text:p>80</text:p>
          </table:table-cell>
          <table:table-cell table:style-name="ce25" table:formula="of:=MID([$'Compras-Ali'.$A147];[$Tablas.$E$35];[$Tablas.$G$35])" office:value-type="string" office:string-value="00000000030708796065" calcext:value-type="string">
            <text:p>00000000030708796065</text:p>
          </table:table-cell>
          <table:table-cell table:style-name="ce28" table:formula="of:=IF([$'Compras-Ali'.$A147]&lt;&gt;&quot;&quot;;VALUE(MID([$'Compras-Ali'.$A147];[$Tablas.$E$36];[$Tablas.$G$36]))/100;0)*IF(OR(VALUE([.A147])=3;VALUE([.A147])=8;VALUE([.A147])=13);-1;1)" office:value-type="float" office:value="9533.38" calcext:value-type="float">
            <text:p>9.533,38</text:p>
          </table:table-cell>
          <table:table-cell table:style-name="ce25" table:formula="of:=MID([$'Compras-Ali'.$A147];[$Tablas.$E$37];[$Tablas.$G$37])" office:value-type="string" office:string-value="0005" calcext:value-type="string">
            <text:p>0005</text:p>
          </table:table-cell>
          <table:table-cell table:style-name="ce28" table:formula="of:=IF([$'Compras-Ali'.$A147]&lt;&gt;&quot;&quot;;VALUE(MID([$'Compras-Ali'.$A147];[$Tablas.$E$38];[$Tablas.$G$38]))/100;0)*IF(OR(VALUE([.A147])=3;VALUE([.A147])=8;VALUE([.A147])=13);-1;1)" office:value-type="float" office:value="2002.01" calcext:value-type="float">
            <text:p>2.002,01</text:p>
          </table:table-cell>
          <table:table-cell table:number-columns-repeated="1016"/>
        </table:table-row>
        <table:table-row table:style-name="ro1">
          <table:table-cell table:style-name="ce25" table:formula="of:=MID([$'Compras-Ali'.$A148];[$Tablas.$E$31];[$Tablas.$G$31])" office:value-type="string" office:string-value="001" calcext:value-type="string">
            <text:p>001</text:p>
          </table:table-cell>
          <table:table-cell table:style-name="ce25" table:formula="of:=MID([$'Compras-Ali'.$A148];[$Tablas.$E$32];[$Tablas.$G$32])" office:value-type="string" office:string-value="00003" calcext:value-type="string">
            <text:p>00003</text:p>
          </table:table-cell>
          <table:table-cell table:style-name="ce25" table:formula="of:=MID([$'Compras-Ali'.$A148];[$Tablas.$E$33];[$Tablas.$G$33])" office:value-type="string" office:string-value="00000000000000000868" calcext:value-type="string">
            <text:p>00000000000000000868</text:p>
          </table:table-cell>
          <table:table-cell table:style-name="ce25" table:formula="of:=MID([$'Compras-Ali'.$A148];[$Tablas.$E$34];[$Tablas.$G$34])" office:value-type="string" office:string-value="80" calcext:value-type="string">
            <text:p>80</text:p>
          </table:table-cell>
          <table:table-cell table:style-name="ce25" table:formula="of:=MID([$'Compras-Ali'.$A148];[$Tablas.$E$35];[$Tablas.$G$35])" office:value-type="string" office:string-value="00000000027123184748" calcext:value-type="string">
            <text:p>00000000027123184748</text:p>
          </table:table-cell>
          <table:table-cell table:style-name="ce28" table:formula="of:=IF([$'Compras-Ali'.$A148]&lt;&gt;&quot;&quot;;VALUE(MID([$'Compras-Ali'.$A148];[$Tablas.$E$36];[$Tablas.$G$36]))/100;0)*IF(OR(VALUE([.A148])=3;VALUE([.A148])=8;VALUE([.A148])=13);-1;1)" office:value-type="float" office:value="7840" calcext:value-type="float">
            <text:p>7.840,00</text:p>
          </table:table-cell>
          <table:table-cell table:style-name="ce25" table:formula="of:=MID([$'Compras-Ali'.$A148];[$Tablas.$E$37];[$Tablas.$G$37])" office:value-type="string" office:string-value="0005" calcext:value-type="string">
            <text:p>0005</text:p>
          </table:table-cell>
          <table:table-cell table:style-name="ce28" table:formula="of:=IF([$'Compras-Ali'.$A148]&lt;&gt;&quot;&quot;;VALUE(MID([$'Compras-Ali'.$A148];[$Tablas.$E$38];[$Tablas.$G$38]))/100;0)*IF(OR(VALUE([.A148])=3;VALUE([.A148])=8;VALUE([.A148])=13);-1;1)" office:value-type="float" office:value="1646.4" calcext:value-type="float">
            <text:p>1.646,40</text:p>
          </table:table-cell>
          <table:table-cell table:number-columns-repeated="1016"/>
        </table:table-row>
        <table:table-row table:style-name="ro1">
          <table:table-cell table:style-name="ce25" table:formula="of:=MID([$'Compras-Ali'.$A149];[$Tablas.$E$31];[$Tablas.$G$31])" office:value-type="string" office:string-value="001" calcext:value-type="string">
            <text:p>001</text:p>
          </table:table-cell>
          <table:table-cell table:style-name="ce25" table:formula="of:=MID([$'Compras-Ali'.$A149];[$Tablas.$E$32];[$Tablas.$G$32])" office:value-type="string" office:string-value="00005" calcext:value-type="string">
            <text:p>00005</text:p>
          </table:table-cell>
          <table:table-cell table:style-name="ce25" table:formula="of:=MID([$'Compras-Ali'.$A149];[$Tablas.$E$33];[$Tablas.$G$33])" office:value-type="string" office:string-value="00000000000000002273" calcext:value-type="string">
            <text:p>00000000000000002273</text:p>
          </table:table-cell>
          <table:table-cell table:style-name="ce25" table:formula="of:=MID([$'Compras-Ali'.$A149];[$Tablas.$E$34];[$Tablas.$G$34])" office:value-type="string" office:string-value="80" calcext:value-type="string">
            <text:p>80</text:p>
          </table:table-cell>
          <table:table-cell table:style-name="ce25" table:formula="of:=MID([$'Compras-Ali'.$A149];[$Tablas.$E$35];[$Tablas.$G$35])" office:value-type="string" office:string-value="00000000030716323567" calcext:value-type="string">
            <text:p>00000000030716323567</text:p>
          </table:table-cell>
          <table:table-cell table:style-name="ce28" table:formula="of:=IF([$'Compras-Ali'.$A149]&lt;&gt;&quot;&quot;;VALUE(MID([$'Compras-Ali'.$A149];[$Tablas.$E$36];[$Tablas.$G$36]))/100;0)*IF(OR(VALUE([.A149])=3;VALUE([.A149])=8;VALUE([.A149])=13);-1;1)" office:value-type="float" office:value="4539.9" calcext:value-type="float">
            <text:p>4.539,90</text:p>
          </table:table-cell>
          <table:table-cell table:style-name="ce25" table:formula="of:=MID([$'Compras-Ali'.$A149];[$Tablas.$E$37];[$Tablas.$G$37])" office:value-type="string" office:string-value="0005" calcext:value-type="string">
            <text:p>0005</text:p>
          </table:table-cell>
          <table:table-cell table:style-name="ce28" table:formula="of:=IF([$'Compras-Ali'.$A149]&lt;&gt;&quot;&quot;;VALUE(MID([$'Compras-Ali'.$A149];[$Tablas.$E$38];[$Tablas.$G$38]))/100;0)*IF(OR(VALUE([.A149])=3;VALUE([.A149])=8;VALUE([.A149])=13);-1;1)" office:value-type="float" office:value="953.38" calcext:value-type="float">
            <text:p>953,38</text:p>
          </table:table-cell>
          <table:table-cell table:number-columns-repeated="1016"/>
        </table:table-row>
        <table:table-row table:style-name="ro1">
          <table:table-cell table:style-name="ce25" table:formula="of:=MID([$'Compras-Ali'.$A150];[$Tablas.$E$31];[$Tablas.$G$31])" office:value-type="string" office:string-value="001" calcext:value-type="string">
            <text:p>001</text:p>
          </table:table-cell>
          <table:table-cell table:style-name="ce25" table:formula="of:=MID([$'Compras-Ali'.$A150];[$Tablas.$E$32];[$Tablas.$G$32])" office:value-type="string" office:string-value="05093" calcext:value-type="string">
            <text:p>05093</text:p>
          </table:table-cell>
          <table:table-cell table:style-name="ce25" table:formula="of:=MID([$'Compras-Ali'.$A150];[$Tablas.$E$33];[$Tablas.$G$33])" office:value-type="string" office:string-value="00000000000001840385" calcext:value-type="string">
            <text:p>00000000000001840385</text:p>
          </table:table-cell>
          <table:table-cell table:style-name="ce25" table:formula="of:=MID([$'Compras-Ali'.$A150];[$Tablas.$E$34];[$Tablas.$G$34])" office:value-type="string" office:string-value="80" calcext:value-type="string">
            <text:p>80</text:p>
          </table:table-cell>
          <table:table-cell table:style-name="ce25" table:formula="of:=MID([$'Compras-Ali'.$A150];[$Tablas.$E$35];[$Tablas.$G$35])" office:value-type="string" office:string-value="00000000030518408689" calcext:value-type="string">
            <text:p>00000000030518408689</text:p>
          </table:table-cell>
          <table:table-cell table:style-name="ce28" table:formula="of:=IF([$'Compras-Ali'.$A150]&lt;&gt;&quot;&quot;;VALUE(MID([$'Compras-Ali'.$A150];[$Tablas.$E$36];[$Tablas.$G$36]))/100;0)*IF(OR(VALUE([.A150])=3;VALUE([.A150])=8;VALUE([.A150])=13);-1;1)" office:value-type="float" office:value="5667.29" calcext:value-type="float">
            <text:p>5.667,29</text:p>
          </table:table-cell>
          <table:table-cell table:style-name="ce25" table:formula="of:=MID([$'Compras-Ali'.$A150];[$Tablas.$E$37];[$Tablas.$G$37])" office:value-type="string" office:string-value="0005" calcext:value-type="string">
            <text:p>0005</text:p>
          </table:table-cell>
          <table:table-cell table:style-name="ce28" table:formula="of:=IF([$'Compras-Ali'.$A150]&lt;&gt;&quot;&quot;;VALUE(MID([$'Compras-Ali'.$A150];[$Tablas.$E$38];[$Tablas.$G$38]))/100;0)*IF(OR(VALUE([.A150])=3;VALUE([.A150])=8;VALUE([.A150])=13);-1;1)" office:value-type="float" office:value="1190.13" calcext:value-type="float">
            <text:p>1.190,13</text:p>
          </table:table-cell>
          <table:table-cell table:number-columns-repeated="1016"/>
        </table:table-row>
        <table:table-row table:style-name="ro1">
          <table:table-cell table:style-name="ce25" table:formula="of:=MID([$'Compras-Ali'.$A151];[$Tablas.$E$31];[$Tablas.$G$31])" office:value-type="string" office:string-value="001" calcext:value-type="string">
            <text:p>001</text:p>
          </table:table-cell>
          <table:table-cell table:style-name="ce25" table:formula="of:=MID([$'Compras-Ali'.$A151];[$Tablas.$E$32];[$Tablas.$G$32])" office:value-type="string" office:string-value="01006" calcext:value-type="string">
            <text:p>01006</text:p>
          </table:table-cell>
          <table:table-cell table:style-name="ce25" table:formula="of:=MID([$'Compras-Ali'.$A151];[$Tablas.$E$33];[$Tablas.$G$33])" office:value-type="string" office:string-value="00000000000000167410" calcext:value-type="string">
            <text:p>00000000000000167410</text:p>
          </table:table-cell>
          <table:table-cell table:style-name="ce25" table:formula="of:=MID([$'Compras-Ali'.$A151];[$Tablas.$E$34];[$Tablas.$G$34])" office:value-type="string" office:string-value="80" calcext:value-type="string">
            <text:p>80</text:p>
          </table:table-cell>
          <table:table-cell table:style-name="ce25" table:formula="of:=MID([$'Compras-Ali'.$A151];[$Tablas.$E$35];[$Tablas.$G$35])" office:value-type="string" office:string-value="00000000030547751252" calcext:value-type="string">
            <text:p>00000000030547751252</text:p>
          </table:table-cell>
          <table:table-cell table:style-name="ce28" table:formula="of:=IF([$'Compras-Ali'.$A151]&lt;&gt;&quot;&quot;;VALUE(MID([$'Compras-Ali'.$A151];[$Tablas.$E$36];[$Tablas.$G$36]))/100;0)*IF(OR(VALUE([.A151])=3;VALUE([.A151])=8;VALUE([.A151])=13);-1;1)" office:value-type="float" office:value="23594.48" calcext:value-type="float">
            <text:p>23.594,48</text:p>
          </table:table-cell>
          <table:table-cell table:style-name="ce25" table:formula="of:=MID([$'Compras-Ali'.$A151];[$Tablas.$E$37];[$Tablas.$G$37])" office:value-type="string" office:string-value="0005" calcext:value-type="string">
            <text:p>0005</text:p>
          </table:table-cell>
          <table:table-cell table:style-name="ce28" table:formula="of:=IF([$'Compras-Ali'.$A151]&lt;&gt;&quot;&quot;;VALUE(MID([$'Compras-Ali'.$A151];[$Tablas.$E$38];[$Tablas.$G$38]))/100;0)*IF(OR(VALUE([.A151])=3;VALUE([.A151])=8;VALUE([.A151])=13);-1;1)" office:value-type="float" office:value="4954.84" calcext:value-type="float">
            <text:p>4.954,84</text:p>
          </table:table-cell>
          <table:table-cell table:number-columns-repeated="1016"/>
        </table:table-row>
        <table:table-row table:style-name="ro1">
          <table:table-cell table:style-name="ce25" table:formula="of:=MID([$'Compras-Ali'.$A152];[$Tablas.$E$31];[$Tablas.$G$31])" office:value-type="string" office:string-value="001" calcext:value-type="string">
            <text:p>001</text:p>
          </table:table-cell>
          <table:table-cell table:style-name="ce25" table:formula="of:=MID([$'Compras-Ali'.$A152];[$Tablas.$E$32];[$Tablas.$G$32])" office:value-type="string" office:string-value="01006" calcext:value-type="string">
            <text:p>01006</text:p>
          </table:table-cell>
          <table:table-cell table:style-name="ce25" table:formula="of:=MID([$'Compras-Ali'.$A152];[$Tablas.$E$33];[$Tablas.$G$33])" office:value-type="string" office:string-value="00000000000000167353" calcext:value-type="string">
            <text:p>00000000000000167353</text:p>
          </table:table-cell>
          <table:table-cell table:style-name="ce25" table:formula="of:=MID([$'Compras-Ali'.$A152];[$Tablas.$E$34];[$Tablas.$G$34])" office:value-type="string" office:string-value="80" calcext:value-type="string">
            <text:p>80</text:p>
          </table:table-cell>
          <table:table-cell table:style-name="ce25" table:formula="of:=MID([$'Compras-Ali'.$A152];[$Tablas.$E$35];[$Tablas.$G$35])" office:value-type="string" office:string-value="00000000030547751252" calcext:value-type="string">
            <text:p>00000000030547751252</text:p>
          </table:table-cell>
          <table:table-cell table:style-name="ce28" table:formula="of:=IF([$'Compras-Ali'.$A152]&lt;&gt;&quot;&quot;;VALUE(MID([$'Compras-Ali'.$A152];[$Tablas.$E$36];[$Tablas.$G$36]))/100;0)*IF(OR(VALUE([.A152])=3;VALUE([.A152])=8;VALUE([.A152])=13);-1;1)" office:value-type="float" office:value="77111.33" calcext:value-type="float">
            <text:p>77.111,33</text:p>
          </table:table-cell>
          <table:table-cell table:style-name="ce25" table:formula="of:=MID([$'Compras-Ali'.$A152];[$Tablas.$E$37];[$Tablas.$G$37])" office:value-type="string" office:string-value="0005" calcext:value-type="string">
            <text:p>0005</text:p>
          </table:table-cell>
          <table:table-cell table:style-name="ce28" table:formula="of:=IF([$'Compras-Ali'.$A152]&lt;&gt;&quot;&quot;;VALUE(MID([$'Compras-Ali'.$A152];[$Tablas.$E$38];[$Tablas.$G$38]))/100;0)*IF(OR(VALUE([.A152])=3;VALUE([.A152])=8;VALUE([.A152])=13);-1;1)" office:value-type="float" office:value="16193.38" calcext:value-type="float">
            <text:p>16.193,38</text:p>
          </table:table-cell>
          <table:table-cell table:number-columns-repeated="1016"/>
        </table:table-row>
        <table:table-row table:style-name="ro1">
          <table:table-cell table:style-name="ce25" table:formula="of:=MID([$'Compras-Ali'.$A153];[$Tablas.$E$31];[$Tablas.$G$31])" office:value-type="string" office:string-value="001" calcext:value-type="string">
            <text:p>001</text:p>
          </table:table-cell>
          <table:table-cell table:style-name="ce25" table:formula="of:=MID([$'Compras-Ali'.$A153];[$Tablas.$E$32];[$Tablas.$G$32])" office:value-type="string" office:string-value="00007" calcext:value-type="string">
            <text:p>00007</text:p>
          </table:table-cell>
          <table:table-cell table:style-name="ce25" table:formula="of:=MID([$'Compras-Ali'.$A153];[$Tablas.$E$33];[$Tablas.$G$33])" office:value-type="string" office:string-value="00000000000000180837" calcext:value-type="string">
            <text:p>00000000000000180837</text:p>
          </table:table-cell>
          <table:table-cell table:style-name="ce25" table:formula="of:=MID([$'Compras-Ali'.$A153];[$Tablas.$E$34];[$Tablas.$G$34])" office:value-type="string" office:string-value="80" calcext:value-type="string">
            <text:p>80</text:p>
          </table:table-cell>
          <table:table-cell table:style-name="ce25" table:formula="of:=MID([$'Compras-Ali'.$A153];[$Tablas.$E$35];[$Tablas.$G$35])" office:value-type="string" office:string-value="00000000020133177249" calcext:value-type="string">
            <text:p>00000000020133177249</text:p>
          </table:table-cell>
          <table:table-cell table:style-name="ce28" table:formula="of:=IF([$'Compras-Ali'.$A153]&lt;&gt;&quot;&quot;;VALUE(MID([$'Compras-Ali'.$A153];[$Tablas.$E$36];[$Tablas.$G$36]))/100;0)*IF(OR(VALUE([.A153])=3;VALUE([.A153])=8;VALUE([.A153])=13);-1;1)" office:value-type="float" office:value="7906.24" calcext:value-type="float">
            <text:p>7.906,24</text:p>
          </table:table-cell>
          <table:table-cell table:style-name="ce25" table:formula="of:=MID([$'Compras-Ali'.$A153];[$Tablas.$E$37];[$Tablas.$G$37])" office:value-type="string" office:string-value="0005" calcext:value-type="string">
            <text:p>0005</text:p>
          </table:table-cell>
          <table:table-cell table:style-name="ce28" table:formula="of:=IF([$'Compras-Ali'.$A153]&lt;&gt;&quot;&quot;;VALUE(MID([$'Compras-Ali'.$A153];[$Tablas.$E$38];[$Tablas.$G$38]))/100;0)*IF(OR(VALUE([.A153])=3;VALUE([.A153])=8;VALUE([.A153])=13);-1;1)" office:value-type="float" office:value="1660.31" calcext:value-type="float">
            <text:p>1.660,31</text:p>
          </table:table-cell>
          <table:table-cell table:number-columns-repeated="1016"/>
        </table:table-row>
        <table:table-row table:style-name="ro1">
          <table:table-cell table:style-name="ce25" table:formula="of:=MID([$'Compras-Ali'.$A154];[$Tablas.$E$31];[$Tablas.$G$31])" office:value-type="string" office:string-value="001" calcext:value-type="string">
            <text:p>001</text:p>
          </table:table-cell>
          <table:table-cell table:style-name="ce25" table:formula="of:=MID([$'Compras-Ali'.$A154];[$Tablas.$E$32];[$Tablas.$G$32])" office:value-type="string" office:string-value="01006" calcext:value-type="string">
            <text:p>01006</text:p>
          </table:table-cell>
          <table:table-cell table:style-name="ce25" table:formula="of:=MID([$'Compras-Ali'.$A154];[$Tablas.$E$33];[$Tablas.$G$33])" office:value-type="string" office:string-value="00000000000000167376" calcext:value-type="string">
            <text:p>00000000000000167376</text:p>
          </table:table-cell>
          <table:table-cell table:style-name="ce25" table:formula="of:=MID([$'Compras-Ali'.$A154];[$Tablas.$E$34];[$Tablas.$G$34])" office:value-type="string" office:string-value="80" calcext:value-type="string">
            <text:p>80</text:p>
          </table:table-cell>
          <table:table-cell table:style-name="ce25" table:formula="of:=MID([$'Compras-Ali'.$A154];[$Tablas.$E$35];[$Tablas.$G$35])" office:value-type="string" office:string-value="00000000030547751252" calcext:value-type="string">
            <text:p>00000000030547751252</text:p>
          </table:table-cell>
          <table:table-cell table:style-name="ce28" table:formula="of:=IF([$'Compras-Ali'.$A154]&lt;&gt;&quot;&quot;;VALUE(MID([$'Compras-Ali'.$A154];[$Tablas.$E$36];[$Tablas.$G$36]))/100;0)*IF(OR(VALUE([.A154])=3;VALUE([.A154])=8;VALUE([.A154])=13);-1;1)" office:value-type="float" office:value="31388.29" calcext:value-type="float">
            <text:p>31.388,29</text:p>
          </table:table-cell>
          <table:table-cell table:style-name="ce25" table:formula="of:=MID([$'Compras-Ali'.$A154];[$Tablas.$E$37];[$Tablas.$G$37])" office:value-type="string" office:string-value="0005" calcext:value-type="string">
            <text:p>0005</text:p>
          </table:table-cell>
          <table:table-cell table:style-name="ce28" table:formula="of:=IF([$'Compras-Ali'.$A154]&lt;&gt;&quot;&quot;;VALUE(MID([$'Compras-Ali'.$A154];[$Tablas.$E$38];[$Tablas.$G$38]))/100;0)*IF(OR(VALUE([.A154])=3;VALUE([.A154])=8;VALUE([.A154])=13);-1;1)" office:value-type="float" office:value="6591.54" calcext:value-type="float">
            <text:p>6.591,54</text:p>
          </table:table-cell>
          <table:table-cell table:number-columns-repeated="1016"/>
        </table:table-row>
        <table:table-row table:style-name="ro1">
          <table:table-cell table:style-name="ce25" table:formula="of:=MID([$'Compras-Ali'.$A155];[$Tablas.$E$31];[$Tablas.$G$31])" office:value-type="string" office:string-value="001" calcext:value-type="string">
            <text:p>001</text:p>
          </table:table-cell>
          <table:table-cell table:style-name="ce25" table:formula="of:=MID([$'Compras-Ali'.$A155];[$Tablas.$E$32];[$Tablas.$G$32])" office:value-type="string" office:string-value="00001" calcext:value-type="string">
            <text:p>00001</text:p>
          </table:table-cell>
          <table:table-cell table:style-name="ce25" table:formula="of:=MID([$'Compras-Ali'.$A155];[$Tablas.$E$33];[$Tablas.$G$33])" office:value-type="string" office:string-value="00000000000000001229" calcext:value-type="string">
            <text:p>00000000000000001229</text:p>
          </table:table-cell>
          <table:table-cell table:style-name="ce25" table:formula="of:=MID([$'Compras-Ali'.$A155];[$Tablas.$E$34];[$Tablas.$G$34])" office:value-type="string" office:string-value="80" calcext:value-type="string">
            <text:p>80</text:p>
          </table:table-cell>
          <table:table-cell table:style-name="ce25" table:formula="of:=MID([$'Compras-Ali'.$A155];[$Tablas.$E$35];[$Tablas.$G$35])" office:value-type="string" office:string-value="00000000027181590977" calcext:value-type="string">
            <text:p>00000000027181590977</text:p>
          </table:table-cell>
          <table:table-cell table:style-name="ce28" table:formula="of:=IF([$'Compras-Ali'.$A155]&lt;&gt;&quot;&quot;;VALUE(MID([$'Compras-Ali'.$A155];[$Tablas.$E$36];[$Tablas.$G$36]))/100;0)*IF(OR(VALUE([.A155])=3;VALUE([.A155])=8;VALUE([.A155])=13);-1;1)" office:value-type="float" office:value="3008.29" calcext:value-type="float">
            <text:p>3.008,29</text:p>
          </table:table-cell>
          <table:table-cell table:style-name="ce25" table:formula="of:=MID([$'Compras-Ali'.$A155];[$Tablas.$E$37];[$Tablas.$G$37])" office:value-type="string" office:string-value="0005" calcext:value-type="string">
            <text:p>0005</text:p>
          </table:table-cell>
          <table:table-cell table:style-name="ce28" table:formula="of:=IF([$'Compras-Ali'.$A155]&lt;&gt;&quot;&quot;;VALUE(MID([$'Compras-Ali'.$A155];[$Tablas.$E$38];[$Tablas.$G$38]))/100;0)*IF(OR(VALUE([.A155])=3;VALUE([.A155])=8;VALUE([.A155])=13);-1;1)" office:value-type="float" office:value="631.74" calcext:value-type="float">
            <text:p>631,74</text:p>
          </table:table-cell>
          <table:table-cell table:number-columns-repeated="1016"/>
        </table:table-row>
        <table:table-row table:style-name="ro1">
          <table:table-cell table:style-name="ce25" table:formula="of:=MID([$'Compras-Ali'.$A156];[$Tablas.$E$31];[$Tablas.$G$31])" office:value-type="string" office:string-value="001" calcext:value-type="string">
            <text:p>001</text:p>
          </table:table-cell>
          <table:table-cell table:style-name="ce25" table:formula="of:=MID([$'Compras-Ali'.$A156];[$Tablas.$E$32];[$Tablas.$G$32])" office:value-type="string" office:string-value="00019" calcext:value-type="string">
            <text:p>00019</text:p>
          </table:table-cell>
          <table:table-cell table:style-name="ce25" table:formula="of:=MID([$'Compras-Ali'.$A156];[$Tablas.$E$33];[$Tablas.$G$33])" office:value-type="string" office:string-value="00000000000000006640" calcext:value-type="string">
            <text:p>00000000000000006640</text:p>
          </table:table-cell>
          <table:table-cell table:style-name="ce25" table:formula="of:=MID([$'Compras-Ali'.$A156];[$Tablas.$E$34];[$Tablas.$G$34])" office:value-type="string" office:string-value="80" calcext:value-type="string">
            <text:p>80</text:p>
          </table:table-cell>
          <table:table-cell table:style-name="ce25" table:formula="of:=MID([$'Compras-Ali'.$A156];[$Tablas.$E$35];[$Tablas.$G$35])" office:value-type="string" office:string-value="00000000033697231469" calcext:value-type="string">
            <text:p>00000000033697231469</text:p>
          </table:table-cell>
          <table:table-cell table:style-name="ce28" table:formula="of:=IF([$'Compras-Ali'.$A156]&lt;&gt;&quot;&quot;;VALUE(MID([$'Compras-Ali'.$A156];[$Tablas.$E$36];[$Tablas.$G$36]))/100;0)*IF(OR(VALUE([.A156])=3;VALUE([.A156])=8;VALUE([.A156])=13);-1;1)" office:value-type="float" office:value="2618.19" calcext:value-type="float">
            <text:p>2.618,19</text:p>
          </table:table-cell>
          <table:table-cell table:style-name="ce25" table:formula="of:=MID([$'Compras-Ali'.$A156];[$Tablas.$E$37];[$Tablas.$G$37])" office:value-type="string" office:string-value="0005" calcext:value-type="string">
            <text:p>0005</text:p>
          </table:table-cell>
          <table:table-cell table:style-name="ce28" table:formula="of:=IF([$'Compras-Ali'.$A156]&lt;&gt;&quot;&quot;;VALUE(MID([$'Compras-Ali'.$A156];[$Tablas.$E$38];[$Tablas.$G$38]))/100;0)*IF(OR(VALUE([.A156])=3;VALUE([.A156])=8;VALUE([.A156])=13);-1;1)" office:value-type="float" office:value="549.82" calcext:value-type="float">
            <text:p>549,82</text:p>
          </table:table-cell>
          <table:table-cell table:number-columns-repeated="1016"/>
        </table:table-row>
        <table:table-row table:style-name="ro1">
          <table:table-cell table:style-name="ce25" table:formula="of:=MID([$'Compras-Ali'.$A157];[$Tablas.$E$31];[$Tablas.$G$31])" office:value-type="string" office:string-value="001" calcext:value-type="string">
            <text:p>001</text:p>
          </table:table-cell>
          <table:table-cell table:style-name="ce25" table:formula="of:=MID([$'Compras-Ali'.$A157];[$Tablas.$E$32];[$Tablas.$G$32])" office:value-type="string" office:string-value="00019" calcext:value-type="string">
            <text:p>00019</text:p>
          </table:table-cell>
          <table:table-cell table:style-name="ce25" table:formula="of:=MID([$'Compras-Ali'.$A157];[$Tablas.$E$33];[$Tablas.$G$33])" office:value-type="string" office:string-value="00000000000000006641" calcext:value-type="string">
            <text:p>00000000000000006641</text:p>
          </table:table-cell>
          <table:table-cell table:style-name="ce25" table:formula="of:=MID([$'Compras-Ali'.$A157];[$Tablas.$E$34];[$Tablas.$G$34])" office:value-type="string" office:string-value="80" calcext:value-type="string">
            <text:p>80</text:p>
          </table:table-cell>
          <table:table-cell table:style-name="ce25" table:formula="of:=MID([$'Compras-Ali'.$A157];[$Tablas.$E$35];[$Tablas.$G$35])" office:value-type="string" office:string-value="00000000033697231469" calcext:value-type="string">
            <text:p>00000000033697231469</text:p>
          </table:table-cell>
          <table:table-cell table:style-name="ce28" table:formula="of:=IF([$'Compras-Ali'.$A157]&lt;&gt;&quot;&quot;;VALUE(MID([$'Compras-Ali'.$A157];[$Tablas.$E$36];[$Tablas.$G$36]))/100;0)*IF(OR(VALUE([.A157])=3;VALUE([.A157])=8;VALUE([.A157])=13);-1;1)" office:value-type="float" office:value="394.81" calcext:value-type="float">
            <text:p>394,81</text:p>
          </table:table-cell>
          <table:table-cell table:style-name="ce25" table:formula="of:=MID([$'Compras-Ali'.$A157];[$Tablas.$E$37];[$Tablas.$G$37])" office:value-type="string" office:string-value="0005" calcext:value-type="string">
            <text:p>0005</text:p>
          </table:table-cell>
          <table:table-cell table:style-name="ce28" table:formula="of:=IF([$'Compras-Ali'.$A157]&lt;&gt;&quot;&quot;;VALUE(MID([$'Compras-Ali'.$A157];[$Tablas.$E$38];[$Tablas.$G$38]))/100;0)*IF(OR(VALUE([.A157])=3;VALUE([.A157])=8;VALUE([.A157])=13);-1;1)" office:value-type="float" office:value="82.91" calcext:value-type="float">
            <text:p>82,91</text:p>
          </table:table-cell>
          <table:table-cell table:number-columns-repeated="1016"/>
        </table:table-row>
        <table:table-row table:style-name="ro1">
          <table:table-cell table:style-name="ce25" table:formula="of:=MID([$'Compras-Ali'.$A158];[$Tablas.$E$31];[$Tablas.$G$31])" office:value-type="string" office:string-value="001" calcext:value-type="string">
            <text:p>001</text:p>
          </table:table-cell>
          <table:table-cell table:style-name="ce25" table:formula="of:=MID([$'Compras-Ali'.$A158];[$Tablas.$E$32];[$Tablas.$G$32])" office:value-type="string" office:string-value="00109" calcext:value-type="string">
            <text:p>00109</text:p>
          </table:table-cell>
          <table:table-cell table:style-name="ce25" table:formula="of:=MID([$'Compras-Ali'.$A158];[$Tablas.$E$33];[$Tablas.$G$33])" office:value-type="string" office:string-value="00000000000000000064" calcext:value-type="string">
            <text:p>00000000000000000064</text:p>
          </table:table-cell>
          <table:table-cell table:style-name="ce25" table:formula="of:=MID([$'Compras-Ali'.$A158];[$Tablas.$E$34];[$Tablas.$G$34])" office:value-type="string" office:string-value="80" calcext:value-type="string">
            <text:p>80</text:p>
          </table:table-cell>
          <table:table-cell table:style-name="ce25" table:formula="of:=MID([$'Compras-Ali'.$A158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58]&lt;&gt;&quot;&quot;;VALUE(MID([$'Compras-Ali'.$A158];[$Tablas.$E$36];[$Tablas.$G$36]))/100;0)*IF(OR(VALUE([.A158])=3;VALUE([.A158])=8;VALUE([.A158])=13);-1;1)" office:value-type="float" office:value="19592223.76" calcext:value-type="float">
            <text:p>19.592.223,76</text:p>
          </table:table-cell>
          <table:table-cell table:style-name="ce25" table:formula="of:=MID([$'Compras-Ali'.$A158];[$Tablas.$E$37];[$Tablas.$G$37])" office:value-type="string" office:string-value="0005" calcext:value-type="string">
            <text:p>0005</text:p>
          </table:table-cell>
          <table:table-cell table:style-name="ce28" table:formula="of:=IF([$'Compras-Ali'.$A158]&lt;&gt;&quot;&quot;;VALUE(MID([$'Compras-Ali'.$A158];[$Tablas.$E$38];[$Tablas.$G$38]))/100;0)*IF(OR(VALUE([.A158])=3;VALUE([.A158])=8;VALUE([.A158])=13);-1;1)" office:value-type="float" office:value="4114366.99" calcext:value-type="float">
            <text:p>4.114.366,99</text:p>
          </table:table-cell>
          <table:table-cell table:number-columns-repeated="1016"/>
        </table:table-row>
        <table:table-row table:style-name="ro1">
          <table:table-cell table:style-name="ce25" table:formula="of:=MID([$'Compras-Ali'.$A159];[$Tablas.$E$31];[$Tablas.$G$31])" office:value-type="string" office:string-value="001" calcext:value-type="string">
            <text:p>001</text:p>
          </table:table-cell>
          <table:table-cell table:style-name="ce25" table:formula="of:=MID([$'Compras-Ali'.$A159];[$Tablas.$E$32];[$Tablas.$G$32])" office:value-type="string" office:string-value="00001" calcext:value-type="string">
            <text:p>00001</text:p>
          </table:table-cell>
          <table:table-cell table:style-name="ce25" table:formula="of:=MID([$'Compras-Ali'.$A159];[$Tablas.$E$33];[$Tablas.$G$33])" office:value-type="string" office:string-value="00000000000000097426" calcext:value-type="string">
            <text:p>00000000000000097426</text:p>
          </table:table-cell>
          <table:table-cell table:style-name="ce25" table:formula="of:=MID([$'Compras-Ali'.$A159];[$Tablas.$E$34];[$Tablas.$G$34])" office:value-type="string" office:string-value="80" calcext:value-type="string">
            <text:p>80</text:p>
          </table:table-cell>
          <table:table-cell table:style-name="ce25" table:formula="of:=MID([$'Compras-Ali'.$A159];[$Tablas.$E$35];[$Tablas.$G$35])" office:value-type="string" office:string-value="00000000030715422243" calcext:value-type="string">
            <text:p>00000000030715422243</text:p>
          </table:table-cell>
          <table:table-cell table:style-name="ce28" table:formula="of:=IF([$'Compras-Ali'.$A159]&lt;&gt;&quot;&quot;;VALUE(MID([$'Compras-Ali'.$A159];[$Tablas.$E$36];[$Tablas.$G$36]))/100;0)*IF(OR(VALUE([.A159])=3;VALUE([.A159])=8;VALUE([.A159])=13);-1;1)" office:value-type="float" office:value="11515" calcext:value-type="float">
            <text:p>11.515,00</text:p>
          </table:table-cell>
          <table:table-cell table:style-name="ce25" table:formula="of:=MID([$'Compras-Ali'.$A159];[$Tablas.$E$37];[$Tablas.$G$37])" office:value-type="string" office:string-value="0005" calcext:value-type="string">
            <text:p>0005</text:p>
          </table:table-cell>
          <table:table-cell table:style-name="ce28" table:formula="of:=IF([$'Compras-Ali'.$A159]&lt;&gt;&quot;&quot;;VALUE(MID([$'Compras-Ali'.$A159];[$Tablas.$E$38];[$Tablas.$G$38]))/100;0)*IF(OR(VALUE([.A159])=3;VALUE([.A159])=8;VALUE([.A159])=13);-1;1)" office:value-type="float" office:value="2418.15" calcext:value-type="float">
            <text:p>2.418,15</text:p>
          </table:table-cell>
          <table:table-cell table:number-columns-repeated="1016"/>
        </table:table-row>
        <table:table-row table:style-name="ro1">
          <table:table-cell table:style-name="ce25" table:formula="of:=MID([$'Compras-Ali'.$A160];[$Tablas.$E$31];[$Tablas.$G$31])" office:value-type="string" office:string-value="001" calcext:value-type="string">
            <text:p>001</text:p>
          </table:table-cell>
          <table:table-cell table:style-name="ce25" table:formula="of:=MID([$'Compras-Ali'.$A160];[$Tablas.$E$32];[$Tablas.$G$32])" office:value-type="string" office:string-value="00014" calcext:value-type="string">
            <text:p>00014</text:p>
          </table:table-cell>
          <table:table-cell table:style-name="ce25" table:formula="of:=MID([$'Compras-Ali'.$A160];[$Tablas.$E$33];[$Tablas.$G$33])" office:value-type="string" office:string-value="00000000000000222359" calcext:value-type="string">
            <text:p>00000000000000222359</text:p>
          </table:table-cell>
          <table:table-cell table:style-name="ce25" table:formula="of:=MID([$'Compras-Ali'.$A160];[$Tablas.$E$34];[$Tablas.$G$34])" office:value-type="string" office:string-value="80" calcext:value-type="string">
            <text:p>80</text:p>
          </table:table-cell>
          <table:table-cell table:style-name="ce25" table:formula="of:=MID([$'Compras-Ali'.$A160];[$Tablas.$E$35];[$Tablas.$G$35])" office:value-type="string" office:string-value="00000000030707249850" calcext:value-type="string">
            <text:p>00000000030707249850</text:p>
          </table:table-cell>
          <table:table-cell table:style-name="ce28" table:formula="of:=IF([$'Compras-Ali'.$A160]&lt;&gt;&quot;&quot;;VALUE(MID([$'Compras-Ali'.$A160];[$Tablas.$E$36];[$Tablas.$G$36]))/100;0)*IF(OR(VALUE([.A160])=3;VALUE([.A160])=8;VALUE([.A160])=13);-1;1)" office:value-type="float" office:value="2791.76" calcext:value-type="float">
            <text:p>2.791,76</text:p>
          </table:table-cell>
          <table:table-cell table:style-name="ce25" table:formula="of:=MID([$'Compras-Ali'.$A160];[$Tablas.$E$37];[$Tablas.$G$37])" office:value-type="string" office:string-value="0005" calcext:value-type="string">
            <text:p>0005</text:p>
          </table:table-cell>
          <table:table-cell table:style-name="ce28" table:formula="of:=IF([$'Compras-Ali'.$A160]&lt;&gt;&quot;&quot;;VALUE(MID([$'Compras-Ali'.$A160];[$Tablas.$E$38];[$Tablas.$G$38]))/100;0)*IF(OR(VALUE([.A160])=3;VALUE([.A160])=8;VALUE([.A160])=13);-1;1)" office:value-type="float" office:value="586.27" calcext:value-type="float">
            <text:p>586,27</text:p>
          </table:table-cell>
          <table:table-cell table:number-columns-repeated="1016"/>
        </table:table-row>
        <table:table-row table:style-name="ro1">
          <table:table-cell table:style-name="ce25" table:formula="of:=MID([$'Compras-Ali'.$A161];[$Tablas.$E$31];[$Tablas.$G$31])" office:value-type="string" office:string-value="001" calcext:value-type="string">
            <text:p>001</text:p>
          </table:table-cell>
          <table:table-cell table:style-name="ce25" table:formula="of:=MID([$'Compras-Ali'.$A161];[$Tablas.$E$32];[$Tablas.$G$32])" office:value-type="string" office:string-value="00080" calcext:value-type="string">
            <text:p>00080</text:p>
          </table:table-cell>
          <table:table-cell table:style-name="ce25" table:formula="of:=MID([$'Compras-Ali'.$A161];[$Tablas.$E$33];[$Tablas.$G$33])" office:value-type="string" office:string-value="00000000000000144366" calcext:value-type="string">
            <text:p>00000000000000144366</text:p>
          </table:table-cell>
          <table:table-cell table:style-name="ce25" table:formula="of:=MID([$'Compras-Ali'.$A161];[$Tablas.$E$34];[$Tablas.$G$34])" office:value-type="string" office:string-value="80" calcext:value-type="string">
            <text:p>80</text:p>
          </table:table-cell>
          <table:table-cell table:style-name="ce25" table:formula="of:=MID([$'Compras-Ali'.$A161];[$Tablas.$E$35];[$Tablas.$G$35])" office:value-type="string" office:string-value="00000000030556381778" calcext:value-type="string">
            <text:p>00000000030556381778</text:p>
          </table:table-cell>
          <table:table-cell table:style-name="ce28" table:formula="of:=IF([$'Compras-Ali'.$A161]&lt;&gt;&quot;&quot;;VALUE(MID([$'Compras-Ali'.$A161];[$Tablas.$E$36];[$Tablas.$G$36]))/100;0)*IF(OR(VALUE([.A161])=3;VALUE([.A161])=8;VALUE([.A161])=13);-1;1)" office:value-type="float" office:value="15876.33" calcext:value-type="float">
            <text:p>15.876,33</text:p>
          </table:table-cell>
          <table:table-cell table:style-name="ce25" table:formula="of:=MID([$'Compras-Ali'.$A161];[$Tablas.$E$37];[$Tablas.$G$37])" office:value-type="string" office:string-value="0005" calcext:value-type="string">
            <text:p>0005</text:p>
          </table:table-cell>
          <table:table-cell table:style-name="ce28" table:formula="of:=IF([$'Compras-Ali'.$A161]&lt;&gt;&quot;&quot;;VALUE(MID([$'Compras-Ali'.$A161];[$Tablas.$E$38];[$Tablas.$G$38]))/100;0)*IF(OR(VALUE([.A161])=3;VALUE([.A161])=8;VALUE([.A161])=13);-1;1)" office:value-type="float" office:value="3334.03" calcext:value-type="float">
            <text:p>3.334,03</text:p>
          </table:table-cell>
          <table:table-cell table:number-columns-repeated="1016"/>
        </table:table-row>
        <table:table-row table:style-name="ro1">
          <table:table-cell table:style-name="ce25" table:formula="of:=MID([$'Compras-Ali'.$A162];[$Tablas.$E$31];[$Tablas.$G$31])" office:value-type="string" office:string-value="001" calcext:value-type="string">
            <text:p>001</text:p>
          </table:table-cell>
          <table:table-cell table:style-name="ce25" table:formula="of:=MID([$'Compras-Ali'.$A162];[$Tablas.$E$32];[$Tablas.$G$32])" office:value-type="string" office:string-value="00096" calcext:value-type="string">
            <text:p>00096</text:p>
          </table:table-cell>
          <table:table-cell table:style-name="ce25" table:formula="of:=MID([$'Compras-Ali'.$A162];[$Tablas.$E$33];[$Tablas.$G$33])" office:value-type="string" office:string-value="00000000000000001128" calcext:value-type="string">
            <text:p>00000000000000001128</text:p>
          </table:table-cell>
          <table:table-cell table:style-name="ce25" table:formula="of:=MID([$'Compras-Ali'.$A162];[$Tablas.$E$34];[$Tablas.$G$34])" office:value-type="string" office:string-value="80" calcext:value-type="string">
            <text:p>80</text:p>
          </table:table-cell>
          <table:table-cell table:style-name="ce25" table:formula="of:=MID([$'Compras-Ali'.$A162];[$Tablas.$E$35];[$Tablas.$G$35])" office:value-type="string" office:string-value="00000000030649695365" calcext:value-type="string">
            <text:p>00000000030649695365</text:p>
          </table:table-cell>
          <table:table-cell table:style-name="ce28" table:formula="of:=IF([$'Compras-Ali'.$A162]&lt;&gt;&quot;&quot;;VALUE(MID([$'Compras-Ali'.$A162];[$Tablas.$E$36];[$Tablas.$G$36]))/100;0)*IF(OR(VALUE([.A162])=3;VALUE([.A162])=8;VALUE([.A162])=13);-1;1)" office:value-type="float" office:value="29973.71" calcext:value-type="float">
            <text:p>29.973,71</text:p>
          </table:table-cell>
          <table:table-cell table:style-name="ce25" table:formula="of:=MID([$'Compras-Ali'.$A162];[$Tablas.$E$37];[$Tablas.$G$37])" office:value-type="string" office:string-value="0005" calcext:value-type="string">
            <text:p>0005</text:p>
          </table:table-cell>
          <table:table-cell table:style-name="ce28" table:formula="of:=IF([$'Compras-Ali'.$A162]&lt;&gt;&quot;&quot;;VALUE(MID([$'Compras-Ali'.$A162];[$Tablas.$E$38];[$Tablas.$G$38]))/100;0)*IF(OR(VALUE([.A162])=3;VALUE([.A162])=8;VALUE([.A162])=13);-1;1)" office:value-type="float" office:value="6294.48" calcext:value-type="float">
            <text:p>6.294,48</text:p>
          </table:table-cell>
          <table:table-cell table:number-columns-repeated="1016"/>
        </table:table-row>
        <table:table-row table:style-name="ro1">
          <table:table-cell table:style-name="ce25" table:formula="of:=MID([$'Compras-Ali'.$A163];[$Tablas.$E$31];[$Tablas.$G$31])" office:value-type="string" office:string-value="001" calcext:value-type="string">
            <text:p>001</text:p>
          </table:table-cell>
          <table:table-cell table:style-name="ce25" table:formula="of:=MID([$'Compras-Ali'.$A163];[$Tablas.$E$32];[$Tablas.$G$32])" office:value-type="string" office:string-value="00001" calcext:value-type="string">
            <text:p>00001</text:p>
          </table:table-cell>
          <table:table-cell table:style-name="ce25" table:formula="of:=MID([$'Compras-Ali'.$A163];[$Tablas.$E$33];[$Tablas.$G$33])" office:value-type="string" office:string-value="00000000000000084530" calcext:value-type="string">
            <text:p>00000000000000084530</text:p>
          </table:table-cell>
          <table:table-cell table:style-name="ce25" table:formula="of:=MID([$'Compras-Ali'.$A163];[$Tablas.$E$34];[$Tablas.$G$34])" office:value-type="string" office:string-value="80" calcext:value-type="string">
            <text:p>80</text:p>
          </table:table-cell>
          <table:table-cell table:style-name="ce25" table:formula="of:=MID([$'Compras-Ali'.$A16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63]&lt;&gt;&quot;&quot;;VALUE(MID([$'Compras-Ali'.$A163];[$Tablas.$E$36];[$Tablas.$G$36]))/100;0)*IF(OR(VALUE([.A163])=3;VALUE([.A163])=8;VALUE([.A163])=13);-1;1)" office:value-type="float" office:value="2.14" calcext:value-type="float">
            <text:p>2,14</text:p>
          </table:table-cell>
          <table:table-cell table:style-name="ce25" table:formula="of:=MID([$'Compras-Ali'.$A163];[$Tablas.$E$37];[$Tablas.$G$37])" office:value-type="string" office:string-value="0005" calcext:value-type="string">
            <text:p>0005</text:p>
          </table:table-cell>
          <table:table-cell table:style-name="ce28" table:formula="of:=IF([$'Compras-Ali'.$A163]&lt;&gt;&quot;&quot;;VALUE(MID([$'Compras-Ali'.$A163];[$Tablas.$E$38];[$Tablas.$G$38]))/100;0)*IF(OR(VALUE([.A163])=3;VALUE([.A163])=8;VALUE([.A163])=13);-1;1)" office:value-type="float" office:value="0.45" calcext:value-type="float">
            <text:p>0,45</text:p>
          </table:table-cell>
          <table:table-cell table:number-columns-repeated="1016"/>
        </table:table-row>
        <table:table-row table:style-name="ro1">
          <table:table-cell table:style-name="ce25" table:formula="of:=MID([$'Compras-Ali'.$A164];[$Tablas.$E$31];[$Tablas.$G$31])" office:value-type="string" office:string-value="001" calcext:value-type="string">
            <text:p>001</text:p>
          </table:table-cell>
          <table:table-cell table:style-name="ce25" table:formula="of:=MID([$'Compras-Ali'.$A164];[$Tablas.$E$32];[$Tablas.$G$32])" office:value-type="string" office:string-value="00003" calcext:value-type="string">
            <text:p>00003</text:p>
          </table:table-cell>
          <table:table-cell table:style-name="ce25" table:formula="of:=MID([$'Compras-Ali'.$A164];[$Tablas.$E$33];[$Tablas.$G$33])" office:value-type="string" office:string-value="00000000000000002221" calcext:value-type="string">
            <text:p>00000000000000002221</text:p>
          </table:table-cell>
          <table:table-cell table:style-name="ce25" table:formula="of:=MID([$'Compras-Ali'.$A164];[$Tablas.$E$34];[$Tablas.$G$34])" office:value-type="string" office:string-value="80" calcext:value-type="string">
            <text:p>80</text:p>
          </table:table-cell>
          <table:table-cell table:style-name="ce25" table:formula="of:=MID([$'Compras-Ali'.$A164];[$Tablas.$E$35];[$Tablas.$G$35])" office:value-type="string" office:string-value="00000000030715722565" calcext:value-type="string">
            <text:p>00000000030715722565</text:p>
          </table:table-cell>
          <table:table-cell table:style-name="ce28" table:formula="of:=IF([$'Compras-Ali'.$A164]&lt;&gt;&quot;&quot;;VALUE(MID([$'Compras-Ali'.$A164];[$Tablas.$E$36];[$Tablas.$G$36]))/100;0)*IF(OR(VALUE([.A164])=3;VALUE([.A164])=8;VALUE([.A164])=13);-1;1)" office:value-type="float" office:value="1376.05" calcext:value-type="float">
            <text:p>1.376,05</text:p>
          </table:table-cell>
          <table:table-cell table:style-name="ce25" table:formula="of:=MID([$'Compras-Ali'.$A164];[$Tablas.$E$37];[$Tablas.$G$37])" office:value-type="string" office:string-value="0005" calcext:value-type="string">
            <text:p>0005</text:p>
          </table:table-cell>
          <table:table-cell table:style-name="ce28" table:formula="of:=IF([$'Compras-Ali'.$A164]&lt;&gt;&quot;&quot;;VALUE(MID([$'Compras-Ali'.$A164];[$Tablas.$E$38];[$Tablas.$G$38]))/100;0)*IF(OR(VALUE([.A164])=3;VALUE([.A164])=8;VALUE([.A164])=13);-1;1)" office:value-type="float" office:value="288.97" calcext:value-type="float">
            <text:p>288,97</text:p>
          </table:table-cell>
          <table:table-cell table:number-columns-repeated="1016"/>
        </table:table-row>
        <table:table-row table:style-name="ro1">
          <table:table-cell table:style-name="ce25" table:formula="of:=MID([$'Compras-Ali'.$A165];[$Tablas.$E$31];[$Tablas.$G$31])" office:value-type="string" office:string-value="001" calcext:value-type="string">
            <text:p>001</text:p>
          </table:table-cell>
          <table:table-cell table:style-name="ce25" table:formula="of:=MID([$'Compras-Ali'.$A165];[$Tablas.$E$32];[$Tablas.$G$32])" office:value-type="string" office:string-value="00003" calcext:value-type="string">
            <text:p>00003</text:p>
          </table:table-cell>
          <table:table-cell table:style-name="ce25" table:formula="of:=MID([$'Compras-Ali'.$A165];[$Tablas.$E$33];[$Tablas.$G$33])" office:value-type="string" office:string-value="00000000000000002362" calcext:value-type="string">
            <text:p>00000000000000002362</text:p>
          </table:table-cell>
          <table:table-cell table:style-name="ce25" table:formula="of:=MID([$'Compras-Ali'.$A165];[$Tablas.$E$34];[$Tablas.$G$34])" office:value-type="string" office:string-value="80" calcext:value-type="string">
            <text:p>80</text:p>
          </table:table-cell>
          <table:table-cell table:style-name="ce25" table:formula="of:=MID([$'Compras-Ali'.$A165];[$Tablas.$E$35];[$Tablas.$G$35])" office:value-type="string" office:string-value="00000000030715722565" calcext:value-type="string">
            <text:p>00000000030715722565</text:p>
          </table:table-cell>
          <table:table-cell table:style-name="ce28" table:formula="of:=IF([$'Compras-Ali'.$A165]&lt;&gt;&quot;&quot;;VALUE(MID([$'Compras-Ali'.$A165];[$Tablas.$E$36];[$Tablas.$G$36]))/100;0)*IF(OR(VALUE([.A165])=3;VALUE([.A165])=8;VALUE([.A165])=13);-1;1)" office:value-type="float" office:value="413.24" calcext:value-type="float">
            <text:p>413,24</text:p>
          </table:table-cell>
          <table:table-cell table:style-name="ce25" table:formula="of:=MID([$'Compras-Ali'.$A165];[$Tablas.$E$37];[$Tablas.$G$37])" office:value-type="string" office:string-value="0005" calcext:value-type="string">
            <text:p>0005</text:p>
          </table:table-cell>
          <table:table-cell table:style-name="ce28" table:formula="of:=IF([$'Compras-Ali'.$A165]&lt;&gt;&quot;&quot;;VALUE(MID([$'Compras-Ali'.$A165];[$Tablas.$E$38];[$Tablas.$G$38]))/100;0)*IF(OR(VALUE([.A165])=3;VALUE([.A165])=8;VALUE([.A165])=13);-1;1)" office:value-type="float" office:value="86.78" calcext:value-type="float">
            <text:p>86,78</text:p>
          </table:table-cell>
          <table:table-cell table:number-columns-repeated="1016"/>
        </table:table-row>
        <table:table-row table:style-name="ro1">
          <table:table-cell table:style-name="ce25" table:formula="of:=MID([$'Compras-Ali'.$A166];[$Tablas.$E$31];[$Tablas.$G$31])" office:value-type="string" office:string-value="001" calcext:value-type="string">
            <text:p>001</text:p>
          </table:table-cell>
          <table:table-cell table:style-name="ce25" table:formula="of:=MID([$'Compras-Ali'.$A166];[$Tablas.$E$32];[$Tablas.$G$32])" office:value-type="string" office:string-value="03235" calcext:value-type="string">
            <text:p>03235</text:p>
          </table:table-cell>
          <table:table-cell table:style-name="ce25" table:formula="of:=MID([$'Compras-Ali'.$A166];[$Tablas.$E$33];[$Tablas.$G$33])" office:value-type="string" office:string-value="00000000000000000491" calcext:value-type="string">
            <text:p>00000000000000000491</text:p>
          </table:table-cell>
          <table:table-cell table:style-name="ce25" table:formula="of:=MID([$'Compras-Ali'.$A166];[$Tablas.$E$34];[$Tablas.$G$34])" office:value-type="string" office:string-value="80" calcext:value-type="string">
            <text:p>80</text:p>
          </table:table-cell>
          <table:table-cell table:style-name="ce25" table:formula="of:=MID([$'Compras-Ali'.$A166];[$Tablas.$E$35];[$Tablas.$G$35])" office:value-type="string" office:string-value="00000000030532847544" calcext:value-type="string">
            <text:p>00000000030532847544</text:p>
          </table:table-cell>
          <table:table-cell table:style-name="ce28" table:formula="of:=IF([$'Compras-Ali'.$A166]&lt;&gt;&quot;&quot;;VALUE(MID([$'Compras-Ali'.$A166];[$Tablas.$E$36];[$Tablas.$G$36]))/100;0)*IF(OR(VALUE([.A166])=3;VALUE([.A166])=8;VALUE([.A166])=13);-1;1)" office:value-type="float" office:value="25619" calcext:value-type="float">
            <text:p>25.619,00</text:p>
          </table:table-cell>
          <table:table-cell table:style-name="ce25" table:formula="of:=MID([$'Compras-Ali'.$A166];[$Tablas.$E$37];[$Tablas.$G$37])" office:value-type="string" office:string-value="0005" calcext:value-type="string">
            <text:p>0005</text:p>
          </table:table-cell>
          <table:table-cell table:style-name="ce28" table:formula="of:=IF([$'Compras-Ali'.$A166]&lt;&gt;&quot;&quot;;VALUE(MID([$'Compras-Ali'.$A166];[$Tablas.$E$38];[$Tablas.$G$38]))/100;0)*IF(OR(VALUE([.A166])=3;VALUE([.A166])=8;VALUE([.A166])=13);-1;1)" office:value-type="float" office:value="5379.99" calcext:value-type="float">
            <text:p>5.379,99</text:p>
          </table:table-cell>
          <table:table-cell table:number-columns-repeated="1016"/>
        </table:table-row>
        <table:table-row table:style-name="ro1">
          <table:table-cell table:style-name="ce25" table:formula="of:=MID([$'Compras-Ali'.$A167];[$Tablas.$E$31];[$Tablas.$G$31])" office:value-type="string" office:string-value="001" calcext:value-type="string">
            <text:p>001</text:p>
          </table:table-cell>
          <table:table-cell table:style-name="ce25" table:formula="of:=MID([$'Compras-Ali'.$A167];[$Tablas.$E$32];[$Tablas.$G$32])" office:value-type="string" office:string-value="00006" calcext:value-type="string">
            <text:p>00006</text:p>
          </table:table-cell>
          <table:table-cell table:style-name="ce25" table:formula="of:=MID([$'Compras-Ali'.$A167];[$Tablas.$E$33];[$Tablas.$G$33])" office:value-type="string" office:string-value="00000000000000001466" calcext:value-type="string">
            <text:p>00000000000000001466</text:p>
          </table:table-cell>
          <table:table-cell table:style-name="ce25" table:formula="of:=MID([$'Compras-Ali'.$A167];[$Tablas.$E$34];[$Tablas.$G$34])" office:value-type="string" office:string-value="80" calcext:value-type="string">
            <text:p>80</text:p>
          </table:table-cell>
          <table:table-cell table:style-name="ce25" table:formula="of:=MID([$'Compras-Ali'.$A167];[$Tablas.$E$35];[$Tablas.$G$35])" office:value-type="string" office:string-value="00000000030713084308" calcext:value-type="string">
            <text:p>00000000030713084308</text:p>
          </table:table-cell>
          <table:table-cell table:style-name="ce28" table:formula="of:=IF([$'Compras-Ali'.$A167]&lt;&gt;&quot;&quot;;VALUE(MID([$'Compras-Ali'.$A167];[$Tablas.$E$36];[$Tablas.$G$36]))/100;0)*IF(OR(VALUE([.A167])=3;VALUE([.A167])=8;VALUE([.A167])=13);-1;1)" office:value-type="float" office:value="22140.48" calcext:value-type="float">
            <text:p>22.140,48</text:p>
          </table:table-cell>
          <table:table-cell table:style-name="ce25" table:formula="of:=MID([$'Compras-Ali'.$A167];[$Tablas.$E$37];[$Tablas.$G$37])" office:value-type="string" office:string-value="0005" calcext:value-type="string">
            <text:p>0005</text:p>
          </table:table-cell>
          <table:table-cell table:style-name="ce28" table:formula="of:=IF([$'Compras-Ali'.$A167]&lt;&gt;&quot;&quot;;VALUE(MID([$'Compras-Ali'.$A167];[$Tablas.$E$38];[$Tablas.$G$38]))/100;0)*IF(OR(VALUE([.A167])=3;VALUE([.A167])=8;VALUE([.A167])=13);-1;1)" office:value-type="float" office:value="4649.5" calcext:value-type="float">
            <text:p>4.649,50</text:p>
          </table:table-cell>
          <table:table-cell table:number-columns-repeated="1016"/>
        </table:table-row>
        <table:table-row table:style-name="ro1">
          <table:table-cell table:style-name="ce25" table:formula="of:=MID([$'Compras-Ali'.$A168];[$Tablas.$E$31];[$Tablas.$G$31])" office:value-type="string" office:string-value="001" calcext:value-type="string">
            <text:p>001</text:p>
          </table:table-cell>
          <table:table-cell table:style-name="ce25" table:formula="of:=MID([$'Compras-Ali'.$A168];[$Tablas.$E$32];[$Tablas.$G$32])" office:value-type="string" office:string-value="00007" calcext:value-type="string">
            <text:p>00007</text:p>
          </table:table-cell>
          <table:table-cell table:style-name="ce25" table:formula="of:=MID([$'Compras-Ali'.$A168];[$Tablas.$E$33];[$Tablas.$G$33])" office:value-type="string" office:string-value="00000000000000002020" calcext:value-type="string">
            <text:p>00000000000000002020</text:p>
          </table:table-cell>
          <table:table-cell table:style-name="ce25" table:formula="of:=MID([$'Compras-Ali'.$A168];[$Tablas.$E$34];[$Tablas.$G$34])" office:value-type="string" office:string-value="80" calcext:value-type="string">
            <text:p>80</text:p>
          </table:table-cell>
          <table:table-cell table:style-name="ce25" table:formula="of:=MID([$'Compras-Ali'.$A168];[$Tablas.$E$35];[$Tablas.$G$35])" office:value-type="string" office:string-value="00000000030500010912" calcext:value-type="string">
            <text:p>00000000030500010912</text:p>
          </table:table-cell>
          <table:table-cell table:style-name="ce28" table:formula="of:=IF([$'Compras-Ali'.$A168]&lt;&gt;&quot;&quot;;VALUE(MID([$'Compras-Ali'.$A168];[$Tablas.$E$36];[$Tablas.$G$36]))/100;0)*IF(OR(VALUE([.A168])=3;VALUE([.A168])=8;VALUE([.A168])=13);-1;1)" office:value-type="float" office:value="1773" calcext:value-type="float">
            <text:p>1.773,00</text:p>
          </table:table-cell>
          <table:table-cell table:style-name="ce25" table:formula="of:=MID([$'Compras-Ali'.$A168];[$Tablas.$E$37];[$Tablas.$G$37])" office:value-type="string" office:string-value="0005" calcext:value-type="string">
            <text:p>0005</text:p>
          </table:table-cell>
          <table:table-cell table:style-name="ce28" table:formula="of:=IF([$'Compras-Ali'.$A168]&lt;&gt;&quot;&quot;;VALUE(MID([$'Compras-Ali'.$A168];[$Tablas.$E$38];[$Tablas.$G$38]))/100;0)*IF(OR(VALUE([.A168])=3;VALUE([.A168])=8;VALUE([.A168])=13);-1;1)" office:value-type="float" office:value="372.33" calcext:value-type="float">
            <text:p>372,33</text:p>
          </table:table-cell>
          <table:table-cell table:number-columns-repeated="1016"/>
        </table:table-row>
        <table:table-row table:style-name="ro1">
          <table:table-cell table:style-name="ce25" table:formula="of:=MID([$'Compras-Ali'.$A169];[$Tablas.$E$31];[$Tablas.$G$31])" office:value-type="string" office:string-value="003" calcext:value-type="string">
            <text:p>003</text:p>
          </table:table-cell>
          <table:table-cell table:style-name="ce25" table:formula="of:=MID([$'Compras-Ali'.$A169];[$Tablas.$E$32];[$Tablas.$G$32])" office:value-type="string" office:string-value="00002" calcext:value-type="string">
            <text:p>00002</text:p>
          </table:table-cell>
          <table:table-cell table:style-name="ce25" table:formula="of:=MID([$'Compras-Ali'.$A169];[$Tablas.$E$33];[$Tablas.$G$33])" office:value-type="string" office:string-value="00000000000000002047" calcext:value-type="string">
            <text:p>00000000000000002047</text:p>
          </table:table-cell>
          <table:table-cell table:style-name="ce25" table:formula="of:=MID([$'Compras-Ali'.$A169];[$Tablas.$E$34];[$Tablas.$G$34])" office:value-type="string" office:string-value="80" calcext:value-type="string">
            <text:p>80</text:p>
          </table:table-cell>
          <table:table-cell table:style-name="ce25" table:formula="of:=MID([$'Compras-Ali'.$A169];[$Tablas.$E$35];[$Tablas.$G$35])" office:value-type="string" office:string-value="00000000030714014346" calcext:value-type="string">
            <text:p>00000000030714014346</text:p>
          </table:table-cell>
          <table:table-cell table:style-name="ce28" table:formula="of:=IF([$'Compras-Ali'.$A169]&lt;&gt;&quot;&quot;;VALUE(MID([$'Compras-Ali'.$A169];[$Tablas.$E$36];[$Tablas.$G$36]))/100;0)*IF(OR(VALUE([.A169])=3;VALUE([.A169])=8;VALUE([.A169])=13);-1;1)" office:value-type="float" office:value="-271.76" calcext:value-type="float">
            <text:p>-271,76</text:p>
          </table:table-cell>
          <table:table-cell table:style-name="ce25" table:formula="of:=MID([$'Compras-Ali'.$A169];[$Tablas.$E$37];[$Tablas.$G$37])" office:value-type="string" office:string-value="0005" calcext:value-type="string">
            <text:p>0005</text:p>
          </table:table-cell>
          <table:table-cell table:style-name="ce28" table:formula="of:=IF([$'Compras-Ali'.$A169]&lt;&gt;&quot;&quot;;VALUE(MID([$'Compras-Ali'.$A169];[$Tablas.$E$38];[$Tablas.$G$38]))/100;0)*IF(OR(VALUE([.A169])=3;VALUE([.A169])=8;VALUE([.A169])=13);-1;1)" office:value-type="float" office:value="-57.07" calcext:value-type="float">
            <text:p>-57,07</text:p>
          </table:table-cell>
          <table:table-cell table:number-columns-repeated="1016"/>
        </table:table-row>
        <table:table-row table:style-name="ro1">
          <table:table-cell table:style-name="ce25" table:formula="of:=MID([$'Compras-Ali'.$A170];[$Tablas.$E$31];[$Tablas.$G$31])" office:value-type="string" office:string-value="003" calcext:value-type="string">
            <text:p>003</text:p>
          </table:table-cell>
          <table:table-cell table:style-name="ce25" table:formula="of:=MID([$'Compras-Ali'.$A170];[$Tablas.$E$32];[$Tablas.$G$32])" office:value-type="string" office:string-value="00002" calcext:value-type="string">
            <text:p>00002</text:p>
          </table:table-cell>
          <table:table-cell table:style-name="ce25" table:formula="of:=MID([$'Compras-Ali'.$A170];[$Tablas.$E$33];[$Tablas.$G$33])" office:value-type="string" office:string-value="00000000000000002080" calcext:value-type="string">
            <text:p>00000000000000002080</text:p>
          </table:table-cell>
          <table:table-cell table:style-name="ce25" table:formula="of:=MID([$'Compras-Ali'.$A170];[$Tablas.$E$34];[$Tablas.$G$34])" office:value-type="string" office:string-value="80" calcext:value-type="string">
            <text:p>80</text:p>
          </table:table-cell>
          <table:table-cell table:style-name="ce25" table:formula="of:=MID([$'Compras-Ali'.$A170];[$Tablas.$E$35];[$Tablas.$G$35])" office:value-type="string" office:string-value="00000000030714014346" calcext:value-type="string">
            <text:p>00000000030714014346</text:p>
          </table:table-cell>
          <table:table-cell table:style-name="ce28" table:formula="of:=IF([$'Compras-Ali'.$A170]&lt;&gt;&quot;&quot;;VALUE(MID([$'Compras-Ali'.$A170];[$Tablas.$E$36];[$Tablas.$G$36]))/100;0)*IF(OR(VALUE([.A170])=3;VALUE([.A170])=8;VALUE([.A170])=13);-1;1)" office:value-type="float" office:value="-2845.81" calcext:value-type="float">
            <text:p>-2.845,81</text:p>
          </table:table-cell>
          <table:table-cell table:style-name="ce25" table:formula="of:=MID([$'Compras-Ali'.$A170];[$Tablas.$E$37];[$Tablas.$G$37])" office:value-type="string" office:string-value="0005" calcext:value-type="string">
            <text:p>0005</text:p>
          </table:table-cell>
          <table:table-cell table:style-name="ce28" table:formula="of:=IF([$'Compras-Ali'.$A170]&lt;&gt;&quot;&quot;;VALUE(MID([$'Compras-Ali'.$A170];[$Tablas.$E$38];[$Tablas.$G$38]))/100;0)*IF(OR(VALUE([.A170])=3;VALUE([.A170])=8;VALUE([.A170])=13);-1;1)" office:value-type="float" office:value="-597.62" calcext:value-type="float">
            <text:p>-597,62</text:p>
          </table:table-cell>
          <table:table-cell table:number-columns-repeated="1016"/>
        </table:table-row>
        <table:table-row table:style-name="ro1">
          <table:table-cell table:style-name="ce25" table:formula="of:=MID([$'Compras-Ali'.$A171];[$Tablas.$E$31];[$Tablas.$G$31])" office:value-type="string" office:string-value="001" calcext:value-type="string">
            <text:p>001</text:p>
          </table:table-cell>
          <table:table-cell table:style-name="ce25" table:formula="of:=MID([$'Compras-Ali'.$A171];[$Tablas.$E$32];[$Tablas.$G$32])" office:value-type="string" office:string-value="00007" calcext:value-type="string">
            <text:p>00007</text:p>
          </table:table-cell>
          <table:table-cell table:style-name="ce25" table:formula="of:=MID([$'Compras-Ali'.$A171];[$Tablas.$E$33];[$Tablas.$G$33])" office:value-type="string" office:string-value="00000000000000012452" calcext:value-type="string">
            <text:p>00000000000000012452</text:p>
          </table:table-cell>
          <table:table-cell table:style-name="ce25" table:formula="of:=MID([$'Compras-Ali'.$A171];[$Tablas.$E$34];[$Tablas.$G$34])" office:value-type="string" office:string-value="80" calcext:value-type="string">
            <text:p>80</text:p>
          </table:table-cell>
          <table:table-cell table:style-name="ce25" table:formula="of:=MID([$'Compras-Ali'.$A171];[$Tablas.$E$35];[$Tablas.$G$35])" office:value-type="string" office:string-value="00000000030708849134" calcext:value-type="string">
            <text:p>00000000030708849134</text:p>
          </table:table-cell>
          <table:table-cell table:style-name="ce28" table:formula="of:=IF([$'Compras-Ali'.$A171]&lt;&gt;&quot;&quot;;VALUE(MID([$'Compras-Ali'.$A171];[$Tablas.$E$36];[$Tablas.$G$36]))/100;0)*IF(OR(VALUE([.A171])=3;VALUE([.A171])=8;VALUE([.A171])=13);-1;1)" office:value-type="float" office:value="5310.19" calcext:value-type="float">
            <text:p>5.310,19</text:p>
          </table:table-cell>
          <table:table-cell table:style-name="ce25" table:formula="of:=MID([$'Compras-Ali'.$A171];[$Tablas.$E$37];[$Tablas.$G$37])" office:value-type="string" office:string-value="0005" calcext:value-type="string">
            <text:p>0005</text:p>
          </table:table-cell>
          <table:table-cell table:style-name="ce28" table:formula="of:=IF([$'Compras-Ali'.$A171]&lt;&gt;&quot;&quot;;VALUE(MID([$'Compras-Ali'.$A171];[$Tablas.$E$38];[$Tablas.$G$38]))/100;0)*IF(OR(VALUE([.A171])=3;VALUE([.A171])=8;VALUE([.A171])=13);-1;1)" office:value-type="float" office:value="1115.14" calcext:value-type="float">
            <text:p>1.115,14</text:p>
          </table:table-cell>
          <table:table-cell table:number-columns-repeated="1016"/>
        </table:table-row>
        <table:table-row table:style-name="ro1">
          <table:table-cell table:style-name="ce25" table:formula="of:=MID([$'Compras-Ali'.$A172];[$Tablas.$E$31];[$Tablas.$G$31])" office:value-type="string" office:string-value="001" calcext:value-type="string">
            <text:p>001</text:p>
          </table:table-cell>
          <table:table-cell table:style-name="ce25" table:formula="of:=MID([$'Compras-Ali'.$A172];[$Tablas.$E$32];[$Tablas.$G$32])" office:value-type="string" office:string-value="00009" calcext:value-type="string">
            <text:p>00009</text:p>
          </table:table-cell>
          <table:table-cell table:style-name="ce25" table:formula="of:=MID([$'Compras-Ali'.$A172];[$Tablas.$E$33];[$Tablas.$G$33])" office:value-type="string" office:string-value="00000000000000002020" calcext:value-type="string">
            <text:p>00000000000000002020</text:p>
          </table:table-cell>
          <table:table-cell table:style-name="ce25" table:formula="of:=MID([$'Compras-Ali'.$A172];[$Tablas.$E$34];[$Tablas.$G$34])" office:value-type="string" office:string-value="80" calcext:value-type="string">
            <text:p>80</text:p>
          </table:table-cell>
          <table:table-cell table:style-name="ce25" table:formula="of:=MID([$'Compras-Ali'.$A172];[$Tablas.$E$35];[$Tablas.$G$35])" office:value-type="string" office:string-value="00000000030500010912" calcext:value-type="string">
            <text:p>00000000030500010912</text:p>
          </table:table-cell>
          <table:table-cell table:style-name="ce28" table:formula="of:=IF([$'Compras-Ali'.$A172]&lt;&gt;&quot;&quot;;VALUE(MID([$'Compras-Ali'.$A172];[$Tablas.$E$36];[$Tablas.$G$36]))/100;0)*IF(OR(VALUE([.A172])=3;VALUE([.A172])=8;VALUE([.A172])=13);-1;1)" office:value-type="float" office:value="1773" calcext:value-type="float">
            <text:p>1.773,00</text:p>
          </table:table-cell>
          <table:table-cell table:style-name="ce25" table:formula="of:=MID([$'Compras-Ali'.$A172];[$Tablas.$E$37];[$Tablas.$G$37])" office:value-type="string" office:string-value="0005" calcext:value-type="string">
            <text:p>0005</text:p>
          </table:table-cell>
          <table:table-cell table:style-name="ce28" table:formula="of:=IF([$'Compras-Ali'.$A172]&lt;&gt;&quot;&quot;;VALUE(MID([$'Compras-Ali'.$A172];[$Tablas.$E$38];[$Tablas.$G$38]))/100;0)*IF(OR(VALUE([.A172])=3;VALUE([.A172])=8;VALUE([.A172])=13);-1;1)" office:value-type="float" office:value="372.33" calcext:value-type="float">
            <text:p>372,33</text:p>
          </table:table-cell>
          <table:table-cell table:number-columns-repeated="1016"/>
        </table:table-row>
        <table:table-row table:style-name="ro1">
          <table:table-cell table:style-name="ce25" table:formula="of:=MID([$'Compras-Ali'.$A173];[$Tablas.$E$31];[$Tablas.$G$31])" office:value-type="string" office:string-value="001" calcext:value-type="string">
            <text:p>001</text:p>
          </table:table-cell>
          <table:table-cell table:style-name="ce25" table:formula="of:=MID([$'Compras-Ali'.$A173];[$Tablas.$E$32];[$Tablas.$G$32])" office:value-type="string" office:string-value="00007" calcext:value-type="string">
            <text:p>00007</text:p>
          </table:table-cell>
          <table:table-cell table:style-name="ce25" table:formula="of:=MID([$'Compras-Ali'.$A173];[$Tablas.$E$33];[$Tablas.$G$33])" office:value-type="string" office:string-value="00000000000000012643" calcext:value-type="string">
            <text:p>00000000000000012643</text:p>
          </table:table-cell>
          <table:table-cell table:style-name="ce25" table:formula="of:=MID([$'Compras-Ali'.$A173];[$Tablas.$E$34];[$Tablas.$G$34])" office:value-type="string" office:string-value="80" calcext:value-type="string">
            <text:p>80</text:p>
          </table:table-cell>
          <table:table-cell table:style-name="ce25" table:formula="of:=MID([$'Compras-Ali'.$A173];[$Tablas.$E$35];[$Tablas.$G$35])" office:value-type="string" office:string-value="00000000030708849134" calcext:value-type="string">
            <text:p>00000000030708849134</text:p>
          </table:table-cell>
          <table:table-cell table:style-name="ce28" table:formula="of:=IF([$'Compras-Ali'.$A173]&lt;&gt;&quot;&quot;;VALUE(MID([$'Compras-Ali'.$A173];[$Tablas.$E$36];[$Tablas.$G$36]))/100;0)*IF(OR(VALUE([.A173])=3;VALUE([.A173])=8;VALUE([.A173])=13);-1;1)" office:value-type="float" office:value="1343.14" calcext:value-type="float">
            <text:p>1.343,14</text:p>
          </table:table-cell>
          <table:table-cell table:style-name="ce25" table:formula="of:=MID([$'Compras-Ali'.$A173];[$Tablas.$E$37];[$Tablas.$G$37])" office:value-type="string" office:string-value="0005" calcext:value-type="string">
            <text:p>0005</text:p>
          </table:table-cell>
          <table:table-cell table:style-name="ce28" table:formula="of:=IF([$'Compras-Ali'.$A173]&lt;&gt;&quot;&quot;;VALUE(MID([$'Compras-Ali'.$A173];[$Tablas.$E$38];[$Tablas.$G$38]))/100;0)*IF(OR(VALUE([.A173])=3;VALUE([.A173])=8;VALUE([.A173])=13);-1;1)" office:value-type="float" office:value="282.06" calcext:value-type="float">
            <text:p>282,06</text:p>
          </table:table-cell>
          <table:table-cell table:number-columns-repeated="1016"/>
        </table:table-row>
        <table:table-row table:style-name="ro1">
          <table:table-cell table:style-name="ce25" table:formula="of:=MID([$'Compras-Ali'.$A174];[$Tablas.$E$31];[$Tablas.$G$31])" office:value-type="string" office:string-value="001" calcext:value-type="string">
            <text:p>001</text:p>
          </table:table-cell>
          <table:table-cell table:style-name="ce25" table:formula="of:=MID([$'Compras-Ali'.$A174];[$Tablas.$E$32];[$Tablas.$G$32])" office:value-type="string" office:string-value="00001" calcext:value-type="string">
            <text:p>00001</text:p>
          </table:table-cell>
          <table:table-cell table:style-name="ce25" table:formula="of:=MID([$'Compras-Ali'.$A174];[$Tablas.$E$33];[$Tablas.$G$33])" office:value-type="string" office:string-value="00000000000000000570" calcext:value-type="string">
            <text:p>00000000000000000570</text:p>
          </table:table-cell>
          <table:table-cell table:style-name="ce25" table:formula="of:=MID([$'Compras-Ali'.$A174];[$Tablas.$E$34];[$Tablas.$G$34])" office:value-type="string" office:string-value="80" calcext:value-type="string">
            <text:p>80</text:p>
          </table:table-cell>
          <table:table-cell table:style-name="ce25" table:formula="of:=MID([$'Compras-Ali'.$A174];[$Tablas.$E$35];[$Tablas.$G$35])" office:value-type="string" office:string-value="00000000030713139102" calcext:value-type="string">
            <text:p>00000000030713139102</text:p>
          </table:table-cell>
          <table:table-cell table:style-name="ce28" table:formula="of:=IF([$'Compras-Ali'.$A174]&lt;&gt;&quot;&quot;;VALUE(MID([$'Compras-Ali'.$A174];[$Tablas.$E$36];[$Tablas.$G$36]))/100;0)*IF(OR(VALUE([.A174])=3;VALUE([.A174])=8;VALUE([.A174])=13);-1;1)" office:value-type="float" office:value="108000" calcext:value-type="float">
            <text:p>108.000,00</text:p>
          </table:table-cell>
          <table:table-cell table:style-name="ce25" table:formula="of:=MID([$'Compras-Ali'.$A174];[$Tablas.$E$37];[$Tablas.$G$37])" office:value-type="string" office:string-value="0005" calcext:value-type="string">
            <text:p>0005</text:p>
          </table:table-cell>
          <table:table-cell table:style-name="ce28" table:formula="of:=IF([$'Compras-Ali'.$A174]&lt;&gt;&quot;&quot;;VALUE(MID([$'Compras-Ali'.$A174];[$Tablas.$E$38];[$Tablas.$G$38]))/100;0)*IF(OR(VALUE([.A174])=3;VALUE([.A174])=8;VALUE([.A174])=13);-1;1)" office:value-type="float" office:value="22680" calcext:value-type="float">
            <text:p>22.680,00</text:p>
          </table:table-cell>
          <table:table-cell table:number-columns-repeated="1016"/>
        </table:table-row>
        <table:table-row table:style-name="ro1">
          <table:table-cell table:style-name="ce25" table:formula="of:=MID([$'Compras-Ali'.$A175];[$Tablas.$E$31];[$Tablas.$G$31])" office:value-type="string" office:string-value="001" calcext:value-type="string">
            <text:p>001</text:p>
          </table:table-cell>
          <table:table-cell table:style-name="ce25" table:formula="of:=MID([$'Compras-Ali'.$A175];[$Tablas.$E$32];[$Tablas.$G$32])" office:value-type="string" office:string-value="00007" calcext:value-type="string">
            <text:p>00007</text:p>
          </table:table-cell>
          <table:table-cell table:style-name="ce25" table:formula="of:=MID([$'Compras-Ali'.$A175];[$Tablas.$E$33];[$Tablas.$G$33])" office:value-type="string" office:string-value="00000000000000012730" calcext:value-type="string">
            <text:p>00000000000000012730</text:p>
          </table:table-cell>
          <table:table-cell table:style-name="ce25" table:formula="of:=MID([$'Compras-Ali'.$A175];[$Tablas.$E$34];[$Tablas.$G$34])" office:value-type="string" office:string-value="80" calcext:value-type="string">
            <text:p>80</text:p>
          </table:table-cell>
          <table:table-cell table:style-name="ce25" table:formula="of:=MID([$'Compras-Ali'.$A175];[$Tablas.$E$35];[$Tablas.$G$35])" office:value-type="string" office:string-value="00000000030708849134" calcext:value-type="string">
            <text:p>00000000030708849134</text:p>
          </table:table-cell>
          <table:table-cell table:style-name="ce28" table:formula="of:=IF([$'Compras-Ali'.$A175]&lt;&gt;&quot;&quot;;VALUE(MID([$'Compras-Ali'.$A175];[$Tablas.$E$36];[$Tablas.$G$36]))/100;0)*IF(OR(VALUE([.A175])=3;VALUE([.A175])=8;VALUE([.A175])=13);-1;1)" office:value-type="float" office:value="342.48" calcext:value-type="float">
            <text:p>342,48</text:p>
          </table:table-cell>
          <table:table-cell table:style-name="ce25" table:formula="of:=MID([$'Compras-Ali'.$A175];[$Tablas.$E$37];[$Tablas.$G$37])" office:value-type="string" office:string-value="0005" calcext:value-type="string">
            <text:p>0005</text:p>
          </table:table-cell>
          <table:table-cell table:style-name="ce28" table:formula="of:=IF([$'Compras-Ali'.$A175]&lt;&gt;&quot;&quot;;VALUE(MID([$'Compras-Ali'.$A175];[$Tablas.$E$38];[$Tablas.$G$38]))/100;0)*IF(OR(VALUE([.A175])=3;VALUE([.A175])=8;VALUE([.A175])=13);-1;1)" office:value-type="float" office:value="71.92" calcext:value-type="float">
            <text:p>71,92</text:p>
          </table:table-cell>
          <table:table-cell table:number-columns-repeated="1016"/>
        </table:table-row>
        <table:table-row table:style-name="ro1">
          <table:table-cell table:style-name="ce25" table:formula="of:=MID([$'Compras-Ali'.$A176];[$Tablas.$E$31];[$Tablas.$G$31])" office:value-type="string" office:string-value="001" calcext:value-type="string">
            <text:p>001</text:p>
          </table:table-cell>
          <table:table-cell table:style-name="ce25" table:formula="of:=MID([$'Compras-Ali'.$A176];[$Tablas.$E$32];[$Tablas.$G$32])" office:value-type="string" office:string-value="00020" calcext:value-type="string">
            <text:p>00020</text:p>
          </table:table-cell>
          <table:table-cell table:style-name="ce25" table:formula="of:=MID([$'Compras-Ali'.$A176];[$Tablas.$E$33];[$Tablas.$G$33])" office:value-type="string" office:string-value="00000000000000983780" calcext:value-type="string">
            <text:p>00000000000000983780</text:p>
          </table:table-cell>
          <table:table-cell table:style-name="ce25" table:formula="of:=MID([$'Compras-Ali'.$A176];[$Tablas.$E$34];[$Tablas.$G$34])" office:value-type="string" office:string-value="80" calcext:value-type="string">
            <text:p>80</text:p>
          </table:table-cell>
          <table:table-cell table:style-name="ce25" table:formula="of:=MID([$'Compras-Ali'.$A176];[$Tablas.$E$35];[$Tablas.$G$35])" office:value-type="string" office:string-value="00000000033500057039" calcext:value-type="string">
            <text:p>00000000033500057039</text:p>
          </table:table-cell>
          <table:table-cell table:style-name="ce28" table:formula="of:=IF([$'Compras-Ali'.$A176]&lt;&gt;&quot;&quot;;VALUE(MID([$'Compras-Ali'.$A176];[$Tablas.$E$36];[$Tablas.$G$36]))/100;0)*IF(OR(VALUE([.A176])=3;VALUE([.A176])=8;VALUE([.A176])=13);-1;1)" office:value-type="float" office:value="1006" calcext:value-type="float">
            <text:p>1.006,00</text:p>
          </table:table-cell>
          <table:table-cell table:style-name="ce25" table:formula="of:=MID([$'Compras-Ali'.$A176];[$Tablas.$E$37];[$Tablas.$G$37])" office:value-type="string" office:string-value="0005" calcext:value-type="string">
            <text:p>0005</text:p>
          </table:table-cell>
          <table:table-cell table:style-name="ce28" table:formula="of:=IF([$'Compras-Ali'.$A176]&lt;&gt;&quot;&quot;;VALUE(MID([$'Compras-Ali'.$A176];[$Tablas.$E$38];[$Tablas.$G$38]))/100;0)*IF(OR(VALUE([.A176])=3;VALUE([.A176])=8;VALUE([.A176])=13);-1;1)" office:value-type="float" office:value="211.26" calcext:value-type="float">
            <text:p>211,26</text:p>
          </table:table-cell>
          <table:table-cell table:number-columns-repeated="1016"/>
        </table:table-row>
        <table:table-row table:style-name="ro1">
          <table:table-cell table:style-name="ce25" table:formula="of:=MID([$'Compras-Ali'.$A177];[$Tablas.$E$31];[$Tablas.$G$31])" office:value-type="string" office:string-value="001" calcext:value-type="string">
            <text:p>001</text:p>
          </table:table-cell>
          <table:table-cell table:style-name="ce25" table:formula="of:=MID([$'Compras-Ali'.$A177];[$Tablas.$E$32];[$Tablas.$G$32])" office:value-type="string" office:string-value="00032" calcext:value-type="string">
            <text:p>00032</text:p>
          </table:table-cell>
          <table:table-cell table:style-name="ce25" table:formula="of:=MID([$'Compras-Ali'.$A177];[$Tablas.$E$33];[$Tablas.$G$33])" office:value-type="string" office:string-value="00000000000000001568" calcext:value-type="string">
            <text:p>00000000000000001568</text:p>
          </table:table-cell>
          <table:table-cell table:style-name="ce25" table:formula="of:=MID([$'Compras-Ali'.$A177];[$Tablas.$E$34];[$Tablas.$G$34])" office:value-type="string" office:string-value="80" calcext:value-type="string">
            <text:p>80</text:p>
          </table:table-cell>
          <table:table-cell table:style-name="ce25" table:formula="of:=MID([$'Compras-Ali'.$A177];[$Tablas.$E$35];[$Tablas.$G$35])" office:value-type="string" office:string-value="00000000030657611936" calcext:value-type="string">
            <text:p>00000000030657611936</text:p>
          </table:table-cell>
          <table:table-cell table:style-name="ce28" table:formula="of:=IF([$'Compras-Ali'.$A177]&lt;&gt;&quot;&quot;;VALUE(MID([$'Compras-Ali'.$A177];[$Tablas.$E$36];[$Tablas.$G$36]))/100;0)*IF(OR(VALUE([.A177])=3;VALUE([.A177])=8;VALUE([.A177])=13);-1;1)" office:value-type="float" office:value="32541.9" calcext:value-type="float">
            <text:p>32.541,90</text:p>
          </table:table-cell>
          <table:table-cell table:style-name="ce25" table:formula="of:=MID([$'Compras-Ali'.$A177];[$Tablas.$E$37];[$Tablas.$G$37])" office:value-type="string" office:string-value="0005" calcext:value-type="string">
            <text:p>0005</text:p>
          </table:table-cell>
          <table:table-cell table:style-name="ce28" table:formula="of:=IF([$'Compras-Ali'.$A177]&lt;&gt;&quot;&quot;;VALUE(MID([$'Compras-Ali'.$A177];[$Tablas.$E$38];[$Tablas.$G$38]))/100;0)*IF(OR(VALUE([.A177])=3;VALUE([.A177])=8;VALUE([.A177])=13);-1;1)" office:value-type="float" office:value="6833.8" calcext:value-type="float">
            <text:p>6.833,80</text:p>
          </table:table-cell>
          <table:table-cell table:number-columns-repeated="1016"/>
        </table:table-row>
        <table:table-row table:style-name="ro1">
          <table:table-cell table:style-name="ce25" table:formula="of:=MID([$'Compras-Ali'.$A178];[$Tablas.$E$31];[$Tablas.$G$31])" office:value-type="string" office:string-value="001" calcext:value-type="string">
            <text:p>001</text:p>
          </table:table-cell>
          <table:table-cell table:style-name="ce25" table:formula="of:=MID([$'Compras-Ali'.$A178];[$Tablas.$E$32];[$Tablas.$G$32])" office:value-type="string" office:string-value="00012" calcext:value-type="string">
            <text:p>00012</text:p>
          </table:table-cell>
          <table:table-cell table:style-name="ce25" table:formula="of:=MID([$'Compras-Ali'.$A178];[$Tablas.$E$33];[$Tablas.$G$33])" office:value-type="string" office:string-value="00000000000000000415" calcext:value-type="string">
            <text:p>00000000000000000415</text:p>
          </table:table-cell>
          <table:table-cell table:style-name="ce25" table:formula="of:=MID([$'Compras-Ali'.$A178];[$Tablas.$E$34];[$Tablas.$G$34])" office:value-type="string" office:string-value="80" calcext:value-type="string">
            <text:p>80</text:p>
          </table:table-cell>
          <table:table-cell table:style-name="ce25" table:formula="of:=MID([$'Compras-Ali'.$A178];[$Tablas.$E$35];[$Tablas.$G$35])" office:value-type="string" office:string-value="00000000030707773916" calcext:value-type="string">
            <text:p>00000000030707773916</text:p>
          </table:table-cell>
          <table:table-cell table:style-name="ce28" table:formula="of:=IF([$'Compras-Ali'.$A178]&lt;&gt;&quot;&quot;;VALUE(MID([$'Compras-Ali'.$A178];[$Tablas.$E$36];[$Tablas.$G$36]))/100;0)*IF(OR(VALUE([.A178])=3;VALUE([.A178])=8;VALUE([.A178])=13);-1;1)" office:value-type="float" office:value="8400" calcext:value-type="float">
            <text:p>8.400,00</text:p>
          </table:table-cell>
          <table:table-cell table:style-name="ce25" table:formula="of:=MID([$'Compras-Ali'.$A178];[$Tablas.$E$37];[$Tablas.$G$37])" office:value-type="string" office:string-value="0005" calcext:value-type="string">
            <text:p>0005</text:p>
          </table:table-cell>
          <table:table-cell table:style-name="ce28" table:formula="of:=IF([$'Compras-Ali'.$A178]&lt;&gt;&quot;&quot;;VALUE(MID([$'Compras-Ali'.$A178];[$Tablas.$E$38];[$Tablas.$G$38]))/100;0)*IF(OR(VALUE([.A178])=3;VALUE([.A178])=8;VALUE([.A178])=13);-1;1)" office:value-type="float" office:value="1764" calcext:value-type="float">
            <text:p>1.764,00</text:p>
          </table:table-cell>
          <table:table-cell table:number-columns-repeated="1016"/>
        </table:table-row>
        <table:table-row table:style-name="ro1">
          <table:table-cell table:style-name="ce25" table:formula="of:=MID([$'Compras-Ali'.$A179];[$Tablas.$E$31];[$Tablas.$G$31])" office:value-type="string" office:string-value="001" calcext:value-type="string">
            <text:p>001</text:p>
          </table:table-cell>
          <table:table-cell table:style-name="ce25" table:formula="of:=MID([$'Compras-Ali'.$A179];[$Tablas.$E$32];[$Tablas.$G$32])" office:value-type="string" office:string-value="00030" calcext:value-type="string">
            <text:p>00030</text:p>
          </table:table-cell>
          <table:table-cell table:style-name="ce25" table:formula="of:=MID([$'Compras-Ali'.$A179];[$Tablas.$E$33];[$Tablas.$G$33])" office:value-type="string" office:string-value="00000000000012001930" calcext:value-type="string">
            <text:p>00000000000012001930</text:p>
          </table:table-cell>
          <table:table-cell table:style-name="ce25" table:formula="of:=MID([$'Compras-Ali'.$A179];[$Tablas.$E$34];[$Tablas.$G$34])" office:value-type="string" office:string-value="80" calcext:value-type="string">
            <text:p>80</text:p>
          </table:table-cell>
          <table:table-cell table:style-name="ce25" table:formula="of:=MID([$'Compras-Ali'.$A179];[$Tablas.$E$35];[$Tablas.$G$35])" office:value-type="string" office:string-value="00000000030500010912" calcext:value-type="string">
            <text:p>00000000030500010912</text:p>
          </table:table-cell>
          <table:table-cell table:style-name="ce28" table:formula="of:=IF([$'Compras-Ali'.$A179]&lt;&gt;&quot;&quot;;VALUE(MID([$'Compras-Ali'.$A179];[$Tablas.$E$36];[$Tablas.$G$36]))/100;0)*IF(OR(VALUE([.A179])=3;VALUE([.A179])=8;VALUE([.A179])=13);-1;1)" office:value-type="float" office:value="88964.19" calcext:value-type="float">
            <text:p>88.964,19</text:p>
          </table:table-cell>
          <table:table-cell table:style-name="ce25" table:formula="of:=MID([$'Compras-Ali'.$A179];[$Tablas.$E$37];[$Tablas.$G$37])" office:value-type="string" office:string-value="0004" calcext:value-type="string">
            <text:p>0004</text:p>
          </table:table-cell>
          <table:table-cell table:style-name="ce28" table:formula="of:=IF([$'Compras-Ali'.$A179]&lt;&gt;&quot;&quot;;VALUE(MID([$'Compras-Ali'.$A179];[$Tablas.$E$38];[$Tablas.$G$38]))/100;0)*IF(OR(VALUE([.A179])=3;VALUE([.A179])=8;VALUE([.A179])=13);-1;1)" office:value-type="float" office:value="9341.24" calcext:value-type="float">
            <text:p>9.341,24</text:p>
          </table:table-cell>
          <table:table-cell table:number-columns-repeated="1016"/>
        </table:table-row>
        <table:table-row table:style-name="ro1">
          <table:table-cell table:style-name="ce25" table:formula="of:=MID([$'Compras-Ali'.$A180];[$Tablas.$E$31];[$Tablas.$G$31])" office:value-type="string" office:string-value="001" calcext:value-type="string">
            <text:p>001</text:p>
          </table:table-cell>
          <table:table-cell table:style-name="ce25" table:formula="of:=MID([$'Compras-Ali'.$A180];[$Tablas.$E$32];[$Tablas.$G$32])" office:value-type="string" office:string-value="00031" calcext:value-type="string">
            <text:p>00031</text:p>
          </table:table-cell>
          <table:table-cell table:style-name="ce25" table:formula="of:=MID([$'Compras-Ali'.$A180];[$Tablas.$E$33];[$Tablas.$G$33])" office:value-type="string" office:string-value="00000000000011921215" calcext:value-type="string">
            <text:p>00000000000011921215</text:p>
          </table:table-cell>
          <table:table-cell table:style-name="ce25" table:formula="of:=MID([$'Compras-Ali'.$A180];[$Tablas.$E$34];[$Tablas.$G$34])" office:value-type="string" office:string-value="80" calcext:value-type="string">
            <text:p>80</text:p>
          </table:table-cell>
          <table:table-cell table:style-name="ce25" table:formula="of:=MID([$'Compras-Ali'.$A180];[$Tablas.$E$35];[$Tablas.$G$35])" office:value-type="string" office:string-value="00000000030500010912" calcext:value-type="string">
            <text:p>00000000030500010912</text:p>
          </table:table-cell>
          <table:table-cell table:style-name="ce28" table:formula="of:=IF([$'Compras-Ali'.$A180]&lt;&gt;&quot;&quot;;VALUE(MID([$'Compras-Ali'.$A180];[$Tablas.$E$36];[$Tablas.$G$36]))/100;0)*IF(OR(VALUE([.A180])=3;VALUE([.A180])=8;VALUE([.A180])=13);-1;1)" office:value-type="float" office:value="49351.9" calcext:value-type="float">
            <text:p>49.351,90</text:p>
          </table:table-cell>
          <table:table-cell table:style-name="ce25" table:formula="of:=MID([$'Compras-Ali'.$A180];[$Tablas.$E$37];[$Tablas.$G$37])" office:value-type="string" office:string-value="0004" calcext:value-type="string">
            <text:p>0004</text:p>
          </table:table-cell>
          <table:table-cell table:style-name="ce28" table:formula="of:=IF([$'Compras-Ali'.$A180]&lt;&gt;&quot;&quot;;VALUE(MID([$'Compras-Ali'.$A180];[$Tablas.$E$38];[$Tablas.$G$38]))/100;0)*IF(OR(VALUE([.A180])=3;VALUE([.A180])=8;VALUE([.A180])=13);-1;1)" office:value-type="float" office:value="5181.95" calcext:value-type="float">
            <text:p>5.181,95</text:p>
          </table:table-cell>
          <table:table-cell table:number-columns-repeated="1016"/>
        </table:table-row>
        <table:table-row table:style-name="ro1">
          <table:table-cell table:style-name="ce25" table:formula="of:=MID([$'Compras-Ali'.$A181];[$Tablas.$E$31];[$Tablas.$G$31])" office:value-type="string" office:string-value="001" calcext:value-type="string">
            <text:p>001</text:p>
          </table:table-cell>
          <table:table-cell table:style-name="ce25" table:formula="of:=MID([$'Compras-Ali'.$A181];[$Tablas.$E$32];[$Tablas.$G$32])" office:value-type="string" office:string-value="00006" calcext:value-type="string">
            <text:p>00006</text:p>
          </table:table-cell>
          <table:table-cell table:style-name="ce25" table:formula="of:=MID([$'Compras-Ali'.$A181];[$Tablas.$E$33];[$Tablas.$G$33])" office:value-type="string" office:string-value="00000000000009379143" calcext:value-type="string">
            <text:p>00000000000009379143</text:p>
          </table:table-cell>
          <table:table-cell table:style-name="ce25" table:formula="of:=MID([$'Compras-Ali'.$A181];[$Tablas.$E$34];[$Tablas.$G$34])" office:value-type="string" office:string-value="80" calcext:value-type="string">
            <text:p>80</text:p>
          </table:table-cell>
          <table:table-cell table:style-name="ce25" table:formula="of:=MID([$'Compras-Ali'.$A181];[$Tablas.$E$35];[$Tablas.$G$35])" office:value-type="string" office:string-value="00000000030620177497" calcext:value-type="string">
            <text:p>00000000030620177497</text:p>
          </table:table-cell>
          <table:table-cell table:style-name="ce28" table:formula="of:=IF([$'Compras-Ali'.$A181]&lt;&gt;&quot;&quot;;VALUE(MID([$'Compras-Ali'.$A181];[$Tablas.$E$36];[$Tablas.$G$36]))/100;0)*IF(OR(VALUE([.A181])=3;VALUE([.A181])=8;VALUE([.A181])=13);-1;1)" office:value-type="float" office:value="1800" calcext:value-type="float">
            <text:p>1.800,00</text:p>
          </table:table-cell>
          <table:table-cell table:style-name="ce25" table:formula="of:=MID([$'Compras-Ali'.$A181];[$Tablas.$E$37];[$Tablas.$G$37])" office:value-type="string" office:string-value="0005" calcext:value-type="string">
            <text:p>0005</text:p>
          </table:table-cell>
          <table:table-cell table:style-name="ce28" table:formula="of:=IF([$'Compras-Ali'.$A181]&lt;&gt;&quot;&quot;;VALUE(MID([$'Compras-Ali'.$A181];[$Tablas.$E$38];[$Tablas.$G$38]))/100;0)*IF(OR(VALUE([.A181])=3;VALUE([.A181])=8;VALUE([.A181])=13);-1;1)" office:value-type="float" office:value="378" calcext:value-type="float">
            <text:p>378,00</text:p>
          </table:table-cell>
          <table:table-cell table:number-columns-repeated="1016"/>
        </table:table-row>
        <table:table-row table:style-name="ro1">
          <table:table-cell table:style-name="ce25" table:formula="of:=MID([$'Compras-Ali'.$A182];[$Tablas.$E$31];[$Tablas.$G$31])" office:value-type="string" office:string-value="001" calcext:value-type="string">
            <text:p>001</text:p>
          </table:table-cell>
          <table:table-cell table:style-name="ce25" table:formula="of:=MID([$'Compras-Ali'.$A182];[$Tablas.$E$32];[$Tablas.$G$32])" office:value-type="string" office:string-value="00006" calcext:value-type="string">
            <text:p>00006</text:p>
          </table:table-cell>
          <table:table-cell table:style-name="ce25" table:formula="of:=MID([$'Compras-Ali'.$A182];[$Tablas.$E$33];[$Tablas.$G$33])" office:value-type="string" office:string-value="00000000000009388393" calcext:value-type="string">
            <text:p>00000000000009388393</text:p>
          </table:table-cell>
          <table:table-cell table:style-name="ce25" table:formula="of:=MID([$'Compras-Ali'.$A182];[$Tablas.$E$34];[$Tablas.$G$34])" office:value-type="string" office:string-value="80" calcext:value-type="string">
            <text:p>80</text:p>
          </table:table-cell>
          <table:table-cell table:style-name="ce25" table:formula="of:=MID([$'Compras-Ali'.$A182];[$Tablas.$E$35];[$Tablas.$G$35])" office:value-type="string" office:string-value="00000000030620177497" calcext:value-type="string">
            <text:p>00000000030620177497</text:p>
          </table:table-cell>
          <table:table-cell table:style-name="ce28" table:formula="of:=IF([$'Compras-Ali'.$A182]&lt;&gt;&quot;&quot;;VALUE(MID([$'Compras-Ali'.$A182];[$Tablas.$E$36];[$Tablas.$G$36]))/100;0)*IF(OR(VALUE([.A182])=3;VALUE([.A182])=8;VALUE([.A182])=13);-1;1)" office:value-type="float" office:value="4620" calcext:value-type="float">
            <text:p>4.620,00</text:p>
          </table:table-cell>
          <table:table-cell table:style-name="ce25" table:formula="of:=MID([$'Compras-Ali'.$A182];[$Tablas.$E$37];[$Tablas.$G$37])" office:value-type="string" office:string-value="0005" calcext:value-type="string">
            <text:p>0005</text:p>
          </table:table-cell>
          <table:table-cell table:style-name="ce28" table:formula="of:=IF([$'Compras-Ali'.$A182]&lt;&gt;&quot;&quot;;VALUE(MID([$'Compras-Ali'.$A182];[$Tablas.$E$38];[$Tablas.$G$38]))/100;0)*IF(OR(VALUE([.A182])=3;VALUE([.A182])=8;VALUE([.A182])=13);-1;1)" office:value-type="float" office:value="970.2" calcext:value-type="float">
            <text:p>970,20</text:p>
          </table:table-cell>
          <table:table-cell table:number-columns-repeated="1016"/>
        </table:table-row>
        <table:table-row table:style-name="ro1">
          <table:table-cell table:style-name="ce25" table:formula="of:=MID([$'Compras-Ali'.$A183];[$Tablas.$E$31];[$Tablas.$G$31])" office:value-type="string" office:string-value="001" calcext:value-type="string">
            <text:p>001</text:p>
          </table:table-cell>
          <table:table-cell table:style-name="ce25" table:formula="of:=MID([$'Compras-Ali'.$A183];[$Tablas.$E$32];[$Tablas.$G$32])" office:value-type="string" office:string-value="00010" calcext:value-type="string">
            <text:p>00010</text:p>
          </table:table-cell>
          <table:table-cell table:style-name="ce25" table:formula="of:=MID([$'Compras-Ali'.$A183];[$Tablas.$E$33];[$Tablas.$G$33])" office:value-type="string" office:string-value="00000000000000002020" calcext:value-type="string">
            <text:p>00000000000000002020</text:p>
          </table:table-cell>
          <table:table-cell table:style-name="ce25" table:formula="of:=MID([$'Compras-Ali'.$A183];[$Tablas.$E$34];[$Tablas.$G$34])" office:value-type="string" office:string-value="80" calcext:value-type="string">
            <text:p>80</text:p>
          </table:table-cell>
          <table:table-cell table:style-name="ce25" table:formula="of:=MID([$'Compras-Ali'.$A183];[$Tablas.$E$35];[$Tablas.$G$35])" office:value-type="string" office:string-value="00000000030500010912" calcext:value-type="string">
            <text:p>00000000030500010912</text:p>
          </table:table-cell>
          <table:table-cell table:style-name="ce28" table:formula="of:=IF([$'Compras-Ali'.$A183]&lt;&gt;&quot;&quot;;VALUE(MID([$'Compras-Ali'.$A183];[$Tablas.$E$36];[$Tablas.$G$36]))/100;0)*IF(OR(VALUE([.A183])=3;VALUE([.A183])=8;VALUE([.A183])=13);-1;1)" office:value-type="float" office:value="1815" calcext:value-type="float">
            <text:p>1.815,00</text:p>
          </table:table-cell>
          <table:table-cell table:style-name="ce25" table:formula="of:=MID([$'Compras-Ali'.$A183];[$Tablas.$E$37];[$Tablas.$G$37])" office:value-type="string" office:string-value="0005" calcext:value-type="string">
            <text:p>0005</text:p>
          </table:table-cell>
          <table:table-cell table:style-name="ce28" table:formula="of:=IF([$'Compras-Ali'.$A183]&lt;&gt;&quot;&quot;;VALUE(MID([$'Compras-Ali'.$A183];[$Tablas.$E$38];[$Tablas.$G$38]))/100;0)*IF(OR(VALUE([.A183])=3;VALUE([.A183])=8;VALUE([.A183])=13);-1;1)" office:value-type="float" office:value="381.15" calcext:value-type="float">
            <text:p>381,15</text:p>
          </table:table-cell>
          <table:table-cell table:number-columns-repeated="1016"/>
        </table:table-row>
        <table:table-row table:style-name="ro1">
          <table:table-cell table:style-name="ce25" table:formula="of:=MID([$'Compras-Ali'.$A184];[$Tablas.$E$31];[$Tablas.$G$31])" office:value-type="string" office:string-value="001" calcext:value-type="string">
            <text:p>001</text:p>
          </table:table-cell>
          <table:table-cell table:style-name="ce25" table:formula="of:=MID([$'Compras-Ali'.$A184];[$Tablas.$E$32];[$Tablas.$G$32])" office:value-type="string" office:string-value="00055" calcext:value-type="string">
            <text:p>00055</text:p>
          </table:table-cell>
          <table:table-cell table:style-name="ce25" table:formula="of:=MID([$'Compras-Ali'.$A184];[$Tablas.$E$33];[$Tablas.$G$33])" office:value-type="string" office:string-value="00000000000010440314" calcext:value-type="string">
            <text:p>00000000000010440314</text:p>
          </table:table-cell>
          <table:table-cell table:style-name="ce25" table:formula="of:=MID([$'Compras-Ali'.$A184];[$Tablas.$E$34];[$Tablas.$G$34])" office:value-type="string" office:string-value="80" calcext:value-type="string">
            <text:p>80</text:p>
          </table:table-cell>
          <table:table-cell table:style-name="ce25" table:formula="of:=MID([$'Compras-Ali'.$A184];[$Tablas.$E$35];[$Tablas.$G$35])" office:value-type="string" office:string-value="00000000030500010912" calcext:value-type="string">
            <text:p>00000000030500010912</text:p>
          </table:table-cell>
          <table:table-cell table:style-name="ce28" table:formula="of:=IF([$'Compras-Ali'.$A184]&lt;&gt;&quot;&quot;;VALUE(MID([$'Compras-Ali'.$A184];[$Tablas.$E$36];[$Tablas.$G$36]))/100;0)*IF(OR(VALUE([.A184])=3;VALUE([.A184])=8;VALUE([.A184])=13);-1;1)" office:value-type="float" office:value="9861.52" calcext:value-type="float">
            <text:p>9.861,52</text:p>
          </table:table-cell>
          <table:table-cell table:style-name="ce25" table:formula="of:=MID([$'Compras-Ali'.$A184];[$Tablas.$E$37];[$Tablas.$G$37])" office:value-type="string" office:string-value="0004" calcext:value-type="string">
            <text:p>0004</text:p>
          </table:table-cell>
          <table:table-cell table:style-name="ce28" table:formula="of:=IF([$'Compras-Ali'.$A184]&lt;&gt;&quot;&quot;;VALUE(MID([$'Compras-Ali'.$A184];[$Tablas.$E$38];[$Tablas.$G$38]))/100;0)*IF(OR(VALUE([.A184])=3;VALUE([.A184])=8;VALUE([.A184])=13);-1;1)" office:value-type="float" office:value="1035.46" calcext:value-type="float">
            <text:p>1.035,46</text:p>
          </table:table-cell>
          <table:table-cell table:number-columns-repeated="1016"/>
        </table:table-row>
        <table:table-row table:style-name="ro1">
          <table:table-cell table:style-name="ce25" table:formula="of:=MID([$'Compras-Ali'.$A185];[$Tablas.$E$31];[$Tablas.$G$31])" office:value-type="string" office:string-value="001" calcext:value-type="string">
            <text:p>001</text:p>
          </table:table-cell>
          <table:table-cell table:style-name="ce25" table:formula="of:=MID([$'Compras-Ali'.$A185];[$Tablas.$E$32];[$Tablas.$G$32])" office:value-type="string" office:string-value="00001" calcext:value-type="string">
            <text:p>00001</text:p>
          </table:table-cell>
          <table:table-cell table:style-name="ce25" table:formula="of:=MID([$'Compras-Ali'.$A185];[$Tablas.$E$33];[$Tablas.$G$33])" office:value-type="string" office:string-value="00000000000008621114" calcext:value-type="string">
            <text:p>00000000000008621114</text:p>
          </table:table-cell>
          <table:table-cell table:style-name="ce25" table:formula="of:=MID([$'Compras-Ali'.$A185];[$Tablas.$E$34];[$Tablas.$G$34])" office:value-type="string" office:string-value="80" calcext:value-type="string">
            <text:p>80</text:p>
          </table:table-cell>
          <table:table-cell table:style-name="ce25" table:formula="of:=MID([$'Compras-Ali'.$A18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85]&lt;&gt;&quot;&quot;;VALUE(MID([$'Compras-Ali'.$A185];[$Tablas.$E$36];[$Tablas.$G$36]))/100;0)*IF(OR(VALUE([.A185])=3;VALUE([.A185])=8;VALUE([.A185])=13);-1;1)" office:value-type="float" office:value="878.24" calcext:value-type="float">
            <text:p>878,24</text:p>
          </table:table-cell>
          <table:table-cell table:style-name="ce25" table:formula="of:=MID([$'Compras-Ali'.$A185];[$Tablas.$E$37];[$Tablas.$G$37])" office:value-type="string" office:string-value="0005" calcext:value-type="string">
            <text:p>0005</text:p>
          </table:table-cell>
          <table:table-cell table:style-name="ce28" table:formula="of:=IF([$'Compras-Ali'.$A185]&lt;&gt;&quot;&quot;;VALUE(MID([$'Compras-Ali'.$A185];[$Tablas.$E$38];[$Tablas.$G$38]))/100;0)*IF(OR(VALUE([.A185])=3;VALUE([.A185])=8;VALUE([.A185])=13);-1;1)" office:value-type="float" office:value="184.43" calcext:value-type="float">
            <text:p>184,43</text:p>
          </table:table-cell>
          <table:table-cell table:number-columns-repeated="1016"/>
        </table:table-row>
        <table:table-row table:style-name="ro1">
          <table:table-cell table:style-name="ce25" table:formula="of:=MID([$'Compras-Ali'.$A186];[$Tablas.$E$31];[$Tablas.$G$31])" office:value-type="string" office:string-value="001" calcext:value-type="string">
            <text:p>001</text:p>
          </table:table-cell>
          <table:table-cell table:style-name="ce25" table:formula="of:=MID([$'Compras-Ali'.$A186];[$Tablas.$E$32];[$Tablas.$G$32])" office:value-type="string" office:string-value="00001" calcext:value-type="string">
            <text:p>00001</text:p>
          </table:table-cell>
          <table:table-cell table:style-name="ce25" table:formula="of:=MID([$'Compras-Ali'.$A186];[$Tablas.$E$33];[$Tablas.$G$33])" office:value-type="string" office:string-value="00000000000000021120" calcext:value-type="string">
            <text:p>00000000000000021120</text:p>
          </table:table-cell>
          <table:table-cell table:style-name="ce25" table:formula="of:=MID([$'Compras-Ali'.$A186];[$Tablas.$E$34];[$Tablas.$G$34])" office:value-type="string" office:string-value="80" calcext:value-type="string">
            <text:p>80</text:p>
          </table:table-cell>
          <table:table-cell table:style-name="ce25" table:formula="of:=MID([$'Compras-Ali'.$A186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186]&lt;&gt;&quot;&quot;;VALUE(MID([$'Compras-Ali'.$A186];[$Tablas.$E$36];[$Tablas.$G$36]))/100;0)*IF(OR(VALUE([.A186])=3;VALUE([.A186])=8;VALUE([.A186])=13);-1;1)" office:value-type="float" office:value="30.29" calcext:value-type="float">
            <text:p>30,29</text:p>
          </table:table-cell>
          <table:table-cell table:style-name="ce25" table:formula="of:=MID([$'Compras-Ali'.$A186];[$Tablas.$E$37];[$Tablas.$G$37])" office:value-type="string" office:string-value="0005" calcext:value-type="string">
            <text:p>0005</text:p>
          </table:table-cell>
          <table:table-cell table:style-name="ce28" table:formula="of:=IF([$'Compras-Ali'.$A186]&lt;&gt;&quot;&quot;;VALUE(MID([$'Compras-Ali'.$A186];[$Tablas.$E$38];[$Tablas.$G$38]))/100;0)*IF(OR(VALUE([.A186])=3;VALUE([.A186])=8;VALUE([.A186])=13);-1;1)" office:value-type="float" office:value="6.36" calcext:value-type="float">
            <text:p>6,36</text:p>
          </table:table-cell>
          <table:table-cell table:number-columns-repeated="1016"/>
        </table:table-row>
        <table:table-row table:style-name="ro1">
          <table:table-cell table:style-name="ce25" table:formula="of:=MID([$'Compras-Ali'.$A187];[$Tablas.$E$31];[$Tablas.$G$31])" office:value-type="string" office:string-value="001" calcext:value-type="string">
            <text:p>001</text:p>
          </table:table-cell>
          <table:table-cell table:style-name="ce25" table:formula="of:=MID([$'Compras-Ali'.$A187];[$Tablas.$E$32];[$Tablas.$G$32])" office:value-type="string" office:string-value="00001" calcext:value-type="string">
            <text:p>00001</text:p>
          </table:table-cell>
          <table:table-cell table:style-name="ce25" table:formula="of:=MID([$'Compras-Ali'.$A187];[$Tablas.$E$33];[$Tablas.$G$33])" office:value-type="string" office:string-value="00000000000000031120" calcext:value-type="string">
            <text:p>00000000000000031120</text:p>
          </table:table-cell>
          <table:table-cell table:style-name="ce25" table:formula="of:=MID([$'Compras-Ali'.$A187];[$Tablas.$E$34];[$Tablas.$G$34])" office:value-type="string" office:string-value="80" calcext:value-type="string">
            <text:p>80</text:p>
          </table:table-cell>
          <table:table-cell table:style-name="ce25" table:formula="of:=MID([$'Compras-Ali'.$A187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187]&lt;&gt;&quot;&quot;;VALUE(MID([$'Compras-Ali'.$A187];[$Tablas.$E$36];[$Tablas.$G$36]))/100;0)*IF(OR(VALUE([.A187])=3;VALUE([.A187])=8;VALUE([.A187])=13);-1;1)" office:value-type="float" office:value="70.24" calcext:value-type="float">
            <text:p>70,24</text:p>
          </table:table-cell>
          <table:table-cell table:style-name="ce25" table:formula="of:=MID([$'Compras-Ali'.$A187];[$Tablas.$E$37];[$Tablas.$G$37])" office:value-type="string" office:string-value="0005" calcext:value-type="string">
            <text:p>0005</text:p>
          </table:table-cell>
          <table:table-cell table:style-name="ce28" table:formula="of:=IF([$'Compras-Ali'.$A187]&lt;&gt;&quot;&quot;;VALUE(MID([$'Compras-Ali'.$A187];[$Tablas.$E$38];[$Tablas.$G$38]))/100;0)*IF(OR(VALUE([.A187])=3;VALUE([.A187])=8;VALUE([.A187])=13);-1;1)" office:value-type="float" office:value="14.75" calcext:value-type="float">
            <text:p>14,75</text:p>
          </table:table-cell>
          <table:table-cell table:number-columns-repeated="1016"/>
        </table:table-row>
        <table:table-row table:style-name="ro1">
          <table:table-cell table:style-name="ce25" table:formula="of:=MID([$'Compras-Ali'.$A188];[$Tablas.$E$31];[$Tablas.$G$31])" office:value-type="string" office:string-value="001" calcext:value-type="string">
            <text:p>001</text:p>
          </table:table-cell>
          <table:table-cell table:style-name="ce25" table:formula="of:=MID([$'Compras-Ali'.$A188];[$Tablas.$E$32];[$Tablas.$G$32])" office:value-type="string" office:string-value="00005" calcext:value-type="string">
            <text:p>00005</text:p>
          </table:table-cell>
          <table:table-cell table:style-name="ce25" table:formula="of:=MID([$'Compras-Ali'.$A188];[$Tablas.$E$33];[$Tablas.$G$33])" office:value-type="string" office:string-value="00000000000000338320" calcext:value-type="string">
            <text:p>00000000000000338320</text:p>
          </table:table-cell>
          <table:table-cell table:style-name="ce25" table:formula="of:=MID([$'Compras-Ali'.$A188];[$Tablas.$E$34];[$Tablas.$G$34])" office:value-type="string" office:string-value="80" calcext:value-type="string">
            <text:p>80</text:p>
          </table:table-cell>
          <table:table-cell table:style-name="ce25" table:formula="of:=MID([$'Compras-Ali'.$A18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88]&lt;&gt;&quot;&quot;;VALUE(MID([$'Compras-Ali'.$A188];[$Tablas.$E$36];[$Tablas.$G$36]))/100;0)*IF(OR(VALUE([.A188])=3;VALUE([.A188])=8;VALUE([.A188])=13);-1;1)" office:value-type="float" office:value="11476.57" calcext:value-type="float">
            <text:p>11.476,57</text:p>
          </table:table-cell>
          <table:table-cell table:style-name="ce25" table:formula="of:=MID([$'Compras-Ali'.$A188];[$Tablas.$E$37];[$Tablas.$G$37])" office:value-type="string" office:string-value="0004" calcext:value-type="string">
            <text:p>0004</text:p>
          </table:table-cell>
          <table:table-cell table:style-name="ce28" table:formula="of:=IF([$'Compras-Ali'.$A188]&lt;&gt;&quot;&quot;;VALUE(MID([$'Compras-Ali'.$A188];[$Tablas.$E$38];[$Tablas.$G$38]))/100;0)*IF(OR(VALUE([.A188])=3;VALUE([.A188])=8;VALUE([.A188])=13);-1;1)" office:value-type="float" office:value="1205.04" calcext:value-type="float">
            <text:p>1.205,04</text:p>
          </table:table-cell>
          <table:table-cell table:number-columns-repeated="1016"/>
        </table:table-row>
        <table:table-row table:style-name="ro1">
          <table:table-cell table:style-name="ce25" table:formula="of:=MID([$'Compras-Ali'.$A189];[$Tablas.$E$31];[$Tablas.$G$31])" office:value-type="string" office:string-value="001" calcext:value-type="string">
            <text:p>001</text:p>
          </table:table-cell>
          <table:table-cell table:style-name="ce25" table:formula="of:=MID([$'Compras-Ali'.$A189];[$Tablas.$E$32];[$Tablas.$G$32])" office:value-type="string" office:string-value="00001" calcext:value-type="string">
            <text:p>00001</text:p>
          </table:table-cell>
          <table:table-cell table:style-name="ce25" table:formula="of:=MID([$'Compras-Ali'.$A189];[$Tablas.$E$33];[$Tablas.$G$33])" office:value-type="string" office:string-value="00000000000000051120" calcext:value-type="string">
            <text:p>00000000000000051120</text:p>
          </table:table-cell>
          <table:table-cell table:style-name="ce25" table:formula="of:=MID([$'Compras-Ali'.$A189];[$Tablas.$E$34];[$Tablas.$G$34])" office:value-type="string" office:string-value="80" calcext:value-type="string">
            <text:p>80</text:p>
          </table:table-cell>
          <table:table-cell table:style-name="ce25" table:formula="of:=MID([$'Compras-Ali'.$A189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189]&lt;&gt;&quot;&quot;;VALUE(MID([$'Compras-Ali'.$A189];[$Tablas.$E$36];[$Tablas.$G$36]))/100;0)*IF(OR(VALUE([.A189])=3;VALUE([.A189])=8;VALUE([.A189])=13);-1;1)" office:value-type="float" office:value="2.76" calcext:value-type="float">
            <text:p>2,76</text:p>
          </table:table-cell>
          <table:table-cell table:style-name="ce25" table:formula="of:=MID([$'Compras-Ali'.$A189];[$Tablas.$E$37];[$Tablas.$G$37])" office:value-type="string" office:string-value="0005" calcext:value-type="string">
            <text:p>0005</text:p>
          </table:table-cell>
          <table:table-cell table:style-name="ce28" table:formula="of:=IF([$'Compras-Ali'.$A189]&lt;&gt;&quot;&quot;;VALUE(MID([$'Compras-Ali'.$A189];[$Tablas.$E$38];[$Tablas.$G$38]))/100;0)*IF(OR(VALUE([.A189])=3;VALUE([.A189])=8;VALUE([.A189])=13);-1;1)" office:value-type="float" office:value="0.58" calcext:value-type="float">
            <text:p>0,58</text:p>
          </table:table-cell>
          <table:table-cell table:number-columns-repeated="1016"/>
        </table:table-row>
        <table:table-row table:style-name="ro1">
          <table:table-cell table:style-name="ce25" table:formula="of:=MID([$'Compras-Ali'.$A190];[$Tablas.$E$31];[$Tablas.$G$31])" office:value-type="string" office:string-value="001" calcext:value-type="string">
            <text:p>001</text:p>
          </table:table-cell>
          <table:table-cell table:style-name="ce25" table:formula="of:=MID([$'Compras-Ali'.$A190];[$Tablas.$E$32];[$Tablas.$G$32])" office:value-type="string" office:string-value="00029" calcext:value-type="string">
            <text:p>00029</text:p>
          </table:table-cell>
          <table:table-cell table:style-name="ce25" table:formula="of:=MID([$'Compras-Ali'.$A190];[$Tablas.$E$33];[$Tablas.$G$33])" office:value-type="string" office:string-value="00000000000000015363" calcext:value-type="string">
            <text:p>00000000000000015363</text:p>
          </table:table-cell>
          <table:table-cell table:style-name="ce25" table:formula="of:=MID([$'Compras-Ali'.$A190];[$Tablas.$E$34];[$Tablas.$G$34])" office:value-type="string" office:string-value="80" calcext:value-type="string">
            <text:p>80</text:p>
          </table:table-cell>
          <table:table-cell table:style-name="ce25" table:formula="of:=MID([$'Compras-Ali'.$A190];[$Tablas.$E$35];[$Tablas.$G$35])" office:value-type="string" office:string-value="00000000030551494280" calcext:value-type="string">
            <text:p>00000000030551494280</text:p>
          </table:table-cell>
          <table:table-cell table:style-name="ce28" table:formula="of:=IF([$'Compras-Ali'.$A190]&lt;&gt;&quot;&quot;;VALUE(MID([$'Compras-Ali'.$A190];[$Tablas.$E$36];[$Tablas.$G$36]))/100;0)*IF(OR(VALUE([.A190])=3;VALUE([.A190])=8;VALUE([.A190])=13);-1;1)" office:value-type="float" office:value="380.19" calcext:value-type="float">
            <text:p>380,19</text:p>
          </table:table-cell>
          <table:table-cell table:style-name="ce25" table:formula="of:=MID([$'Compras-Ali'.$A190];[$Tablas.$E$37];[$Tablas.$G$37])" office:value-type="string" office:string-value="0005" calcext:value-type="string">
            <text:p>0005</text:p>
          </table:table-cell>
          <table:table-cell table:style-name="ce28" table:formula="of:=IF([$'Compras-Ali'.$A190]&lt;&gt;&quot;&quot;;VALUE(MID([$'Compras-Ali'.$A190];[$Tablas.$E$38];[$Tablas.$G$38]))/100;0)*IF(OR(VALUE([.A190])=3;VALUE([.A190])=8;VALUE([.A190])=13);-1;1)" office:value-type="float" office:value="79.84" calcext:value-type="float">
            <text:p>79,84</text:p>
          </table:table-cell>
          <table:table-cell table:number-columns-repeated="1016"/>
        </table:table-row>
        <table:table-row table:style-name="ro1">
          <table:table-cell table:style-name="ce25" table:formula="of:=MID([$'Compras-Ali'.$A191];[$Tablas.$E$31];[$Tablas.$G$31])" office:value-type="string" office:string-value="001" calcext:value-type="string">
            <text:p>001</text:p>
          </table:table-cell>
          <table:table-cell table:style-name="ce25" table:formula="of:=MID([$'Compras-Ali'.$A191];[$Tablas.$E$32];[$Tablas.$G$32])" office:value-type="string" office:string-value="00036" calcext:value-type="string">
            <text:p>00036</text:p>
          </table:table-cell>
          <table:table-cell table:style-name="ce25" table:formula="of:=MID([$'Compras-Ali'.$A191];[$Tablas.$E$33];[$Tablas.$G$33])" office:value-type="string" office:string-value="00000000000000009658" calcext:value-type="string">
            <text:p>00000000000000009658</text:p>
          </table:table-cell>
          <table:table-cell table:style-name="ce25" table:formula="of:=MID([$'Compras-Ali'.$A191];[$Tablas.$E$34];[$Tablas.$G$34])" office:value-type="string" office:string-value="80" calcext:value-type="string">
            <text:p>80</text:p>
          </table:table-cell>
          <table:table-cell table:style-name="ce25" table:formula="of:=MID([$'Compras-Ali'.$A191];[$Tablas.$E$35];[$Tablas.$G$35])" office:value-type="string" office:string-value="00000000030708081112" calcext:value-type="string">
            <text:p>00000000030708081112</text:p>
          </table:table-cell>
          <table:table-cell table:style-name="ce28" table:formula="of:=IF([$'Compras-Ali'.$A191]&lt;&gt;&quot;&quot;;VALUE(MID([$'Compras-Ali'.$A191];[$Tablas.$E$36];[$Tablas.$G$36]))/100;0)*IF(OR(VALUE([.A191])=3;VALUE([.A191])=8;VALUE([.A191])=13);-1;1)" office:value-type="float" office:value="750" calcext:value-type="float">
            <text:p>750,00</text:p>
          </table:table-cell>
          <table:table-cell table:style-name="ce25" table:formula="of:=MID([$'Compras-Ali'.$A191];[$Tablas.$E$37];[$Tablas.$G$37])" office:value-type="string" office:string-value="0005" calcext:value-type="string">
            <text:p>0005</text:p>
          </table:table-cell>
          <table:table-cell table:style-name="ce28" table:formula="of:=IF([$'Compras-Ali'.$A191]&lt;&gt;&quot;&quot;;VALUE(MID([$'Compras-Ali'.$A191];[$Tablas.$E$38];[$Tablas.$G$38]))/100;0)*IF(OR(VALUE([.A191])=3;VALUE([.A191])=8;VALUE([.A191])=13);-1;1)" office:value-type="float" office:value="157.5" calcext:value-type="float">
            <text:p>157,50</text:p>
          </table:table-cell>
          <table:table-cell table:number-columns-repeated="1016"/>
        </table:table-row>
        <table:table-row table:style-name="ro1">
          <table:table-cell table:style-name="ce25" table:formula="of:=MID([$'Compras-Ali'.$A192];[$Tablas.$E$31];[$Tablas.$G$31])" office:value-type="string" office:string-value="001" calcext:value-type="string">
            <text:p>001</text:p>
          </table:table-cell>
          <table:table-cell table:style-name="ce25" table:formula="of:=MID([$'Compras-Ali'.$A192];[$Tablas.$E$32];[$Tablas.$G$32])" office:value-type="string" office:string-value="00036" calcext:value-type="string">
            <text:p>00036</text:p>
          </table:table-cell>
          <table:table-cell table:style-name="ce25" table:formula="of:=MID([$'Compras-Ali'.$A192];[$Tablas.$E$33];[$Tablas.$G$33])" office:value-type="string" office:string-value="00000000000000009671" calcext:value-type="string">
            <text:p>00000000000000009671</text:p>
          </table:table-cell>
          <table:table-cell table:style-name="ce25" table:formula="of:=MID([$'Compras-Ali'.$A192];[$Tablas.$E$34];[$Tablas.$G$34])" office:value-type="string" office:string-value="80" calcext:value-type="string">
            <text:p>80</text:p>
          </table:table-cell>
          <table:table-cell table:style-name="ce25" table:formula="of:=MID([$'Compras-Ali'.$A192];[$Tablas.$E$35];[$Tablas.$G$35])" office:value-type="string" office:string-value="00000000030708081112" calcext:value-type="string">
            <text:p>00000000030708081112</text:p>
          </table:table-cell>
          <table:table-cell table:style-name="ce28" table:formula="of:=IF([$'Compras-Ali'.$A192]&lt;&gt;&quot;&quot;;VALUE(MID([$'Compras-Ali'.$A192];[$Tablas.$E$36];[$Tablas.$G$36]))/100;0)*IF(OR(VALUE([.A192])=3;VALUE([.A192])=8;VALUE([.A192])=13);-1;1)" office:value-type="float" office:value="1350" calcext:value-type="float">
            <text:p>1.350,00</text:p>
          </table:table-cell>
          <table:table-cell table:style-name="ce25" table:formula="of:=MID([$'Compras-Ali'.$A192];[$Tablas.$E$37];[$Tablas.$G$37])" office:value-type="string" office:string-value="0005" calcext:value-type="string">
            <text:p>0005</text:p>
          </table:table-cell>
          <table:table-cell table:style-name="ce28" table:formula="of:=IF([$'Compras-Ali'.$A192]&lt;&gt;&quot;&quot;;VALUE(MID([$'Compras-Ali'.$A192];[$Tablas.$E$38];[$Tablas.$G$38]))/100;0)*IF(OR(VALUE([.A192])=3;VALUE([.A192])=8;VALUE([.A192])=13);-1;1)" office:value-type="float" office:value="283.5" calcext:value-type="float">
            <text:p>283,50</text:p>
          </table:table-cell>
          <table:table-cell table:number-columns-repeated="1016"/>
        </table:table-row>
        <table:table-row table:style-name="ro1">
          <table:table-cell table:style-name="ce25" table:formula="of:=MID([$'Compras-Ali'.$A193];[$Tablas.$E$31];[$Tablas.$G$31])" office:value-type="string" office:string-value="001" calcext:value-type="string">
            <text:p>001</text:p>
          </table:table-cell>
          <table:table-cell table:style-name="ce25" table:formula="of:=MID([$'Compras-Ali'.$A193];[$Tablas.$E$32];[$Tablas.$G$32])" office:value-type="string" office:string-value="00020" calcext:value-type="string">
            <text:p>00020</text:p>
          </table:table-cell>
          <table:table-cell table:style-name="ce25" table:formula="of:=MID([$'Compras-Ali'.$A193];[$Tablas.$E$33];[$Tablas.$G$33])" office:value-type="string" office:string-value="00000000000000987010" calcext:value-type="string">
            <text:p>00000000000000987010</text:p>
          </table:table-cell>
          <table:table-cell table:style-name="ce25" table:formula="of:=MID([$'Compras-Ali'.$A193];[$Tablas.$E$34];[$Tablas.$G$34])" office:value-type="string" office:string-value="80" calcext:value-type="string">
            <text:p>80</text:p>
          </table:table-cell>
          <table:table-cell table:style-name="ce25" table:formula="of:=MID([$'Compras-Ali'.$A193];[$Tablas.$E$35];[$Tablas.$G$35])" office:value-type="string" office:string-value="00000000033500057039" calcext:value-type="string">
            <text:p>00000000033500057039</text:p>
          </table:table-cell>
          <table:table-cell table:style-name="ce28" table:formula="of:=IF([$'Compras-Ali'.$A193]&lt;&gt;&quot;&quot;;VALUE(MID([$'Compras-Ali'.$A193];[$Tablas.$E$36];[$Tablas.$G$36]))/100;0)*IF(OR(VALUE([.A193])=3;VALUE([.A193])=8;VALUE([.A193])=13);-1;1)" office:value-type="float" office:value="15125" calcext:value-type="float">
            <text:p>15.125,00</text:p>
          </table:table-cell>
          <table:table-cell table:style-name="ce25" table:formula="of:=MID([$'Compras-Ali'.$A193];[$Tablas.$E$37];[$Tablas.$G$37])" office:value-type="string" office:string-value="0005" calcext:value-type="string">
            <text:p>0005</text:p>
          </table:table-cell>
          <table:table-cell table:style-name="ce28" table:formula="of:=IF([$'Compras-Ali'.$A193]&lt;&gt;&quot;&quot;;VALUE(MID([$'Compras-Ali'.$A193];[$Tablas.$E$38];[$Tablas.$G$38]))/100;0)*IF(OR(VALUE([.A193])=3;VALUE([.A193])=8;VALUE([.A193])=13);-1;1)" office:value-type="float" office:value="3176.25" calcext:value-type="float">
            <text:p>3.176,25</text:p>
          </table:table-cell>
          <table:table-cell table:number-columns-repeated="1016"/>
        </table:table-row>
        <table:table-row table:style-name="ro1">
          <table:table-cell table:style-name="ce25" table:formula="of:=MID([$'Compras-Ali'.$A194];[$Tablas.$E$31];[$Tablas.$G$31])" office:value-type="string" office:string-value="001" calcext:value-type="string">
            <text:p>001</text:p>
          </table:table-cell>
          <table:table-cell table:style-name="ce25" table:formula="of:=MID([$'Compras-Ali'.$A194];[$Tablas.$E$32];[$Tablas.$G$32])" office:value-type="string" office:string-value="00002" calcext:value-type="string">
            <text:p>00002</text:p>
          </table:table-cell>
          <table:table-cell table:style-name="ce25" table:formula="of:=MID([$'Compras-Ali'.$A194];[$Tablas.$E$33];[$Tablas.$G$33])" office:value-type="string" office:string-value="00000000000000001029" calcext:value-type="string">
            <text:p>00000000000000001029</text:p>
          </table:table-cell>
          <table:table-cell table:style-name="ce25" table:formula="of:=MID([$'Compras-Ali'.$A194];[$Tablas.$E$34];[$Tablas.$G$34])" office:value-type="string" office:string-value="80" calcext:value-type="string">
            <text:p>80</text:p>
          </table:table-cell>
          <table:table-cell table:style-name="ce25" table:formula="of:=MID([$'Compras-Ali'.$A194];[$Tablas.$E$35];[$Tablas.$G$35])" office:value-type="string" office:string-value="00000000020202198660" calcext:value-type="string">
            <text:p>00000000020202198660</text:p>
          </table:table-cell>
          <table:table-cell table:style-name="ce28" table:formula="of:=IF([$'Compras-Ali'.$A194]&lt;&gt;&quot;&quot;;VALUE(MID([$'Compras-Ali'.$A194];[$Tablas.$E$36];[$Tablas.$G$36]))/100;0)*IF(OR(VALUE([.A194])=3;VALUE([.A194])=8;VALUE([.A194])=13);-1;1)" office:value-type="float" office:value="10653.81" calcext:value-type="float">
            <text:p>10.653,81</text:p>
          </table:table-cell>
          <table:table-cell table:style-name="ce25" table:formula="of:=MID([$'Compras-Ali'.$A194];[$Tablas.$E$37];[$Tablas.$G$37])" office:value-type="string" office:string-value="0005" calcext:value-type="string">
            <text:p>0005</text:p>
          </table:table-cell>
          <table:table-cell table:style-name="ce28" table:formula="of:=IF([$'Compras-Ali'.$A194]&lt;&gt;&quot;&quot;;VALUE(MID([$'Compras-Ali'.$A194];[$Tablas.$E$38];[$Tablas.$G$38]))/100;0)*IF(OR(VALUE([.A194])=3;VALUE([.A194])=8;VALUE([.A194])=13);-1;1)" office:value-type="float" office:value="2237.3" calcext:value-type="float">
            <text:p>2.237,30</text:p>
          </table:table-cell>
          <table:table-cell table:number-columns-repeated="1016"/>
        </table:table-row>
        <table:table-row table:style-name="ro1">
          <table:table-cell table:style-name="ce25" table:formula="of:=MID([$'Compras-Ali'.$A195];[$Tablas.$E$31];[$Tablas.$G$31])" office:value-type="string" office:string-value="001" calcext:value-type="string">
            <text:p>001</text:p>
          </table:table-cell>
          <table:table-cell table:style-name="ce25" table:formula="of:=MID([$'Compras-Ali'.$A195];[$Tablas.$E$32];[$Tablas.$G$32])" office:value-type="string" office:string-value="00001" calcext:value-type="string">
            <text:p>00001</text:p>
          </table:table-cell>
          <table:table-cell table:style-name="ce25" table:formula="of:=MID([$'Compras-Ali'.$A195];[$Tablas.$E$33];[$Tablas.$G$33])" office:value-type="string" office:string-value="00000000000000091120" calcext:value-type="string">
            <text:p>00000000000000091120</text:p>
          </table:table-cell>
          <table:table-cell table:style-name="ce25" table:formula="of:=MID([$'Compras-Ali'.$A195];[$Tablas.$E$34];[$Tablas.$G$34])" office:value-type="string" office:string-value="80" calcext:value-type="string">
            <text:p>80</text:p>
          </table:table-cell>
          <table:table-cell table:style-name="ce25" table:formula="of:=MID([$'Compras-Ali'.$A195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195]&lt;&gt;&quot;&quot;;VALUE(MID([$'Compras-Ali'.$A195];[$Tablas.$E$36];[$Tablas.$G$36]))/100;0)*IF(OR(VALUE([.A195])=3;VALUE([.A195])=8;VALUE([.A195])=13);-1;1)" office:value-type="float" office:value="366.48" calcext:value-type="float">
            <text:p>366,48</text:p>
          </table:table-cell>
          <table:table-cell table:style-name="ce25" table:formula="of:=MID([$'Compras-Ali'.$A195];[$Tablas.$E$37];[$Tablas.$G$37])" office:value-type="string" office:string-value="0005" calcext:value-type="string">
            <text:p>0005</text:p>
          </table:table-cell>
          <table:table-cell table:style-name="ce28" table:formula="of:=IF([$'Compras-Ali'.$A195]&lt;&gt;&quot;&quot;;VALUE(MID([$'Compras-Ali'.$A195];[$Tablas.$E$38];[$Tablas.$G$38]))/100;0)*IF(OR(VALUE([.A195])=3;VALUE([.A195])=8;VALUE([.A195])=13);-1;1)" office:value-type="float" office:value="76.96" calcext:value-type="float">
            <text:p>76,96</text:p>
          </table:table-cell>
          <table:table-cell table:number-columns-repeated="1016"/>
        </table:table-row>
        <table:table-row table:style-name="ro1">
          <table:table-cell table:style-name="ce25" table:formula="of:=MID([$'Compras-Ali'.$A196];[$Tablas.$E$31];[$Tablas.$G$31])" office:value-type="string" office:string-value="001" calcext:value-type="string">
            <text:p>001</text:p>
          </table:table-cell>
          <table:table-cell table:style-name="ce25" table:formula="of:=MID([$'Compras-Ali'.$A196];[$Tablas.$E$32];[$Tablas.$G$32])" office:value-type="string" office:string-value="00006" calcext:value-type="string">
            <text:p>00006</text:p>
          </table:table-cell>
          <table:table-cell table:style-name="ce25" table:formula="of:=MID([$'Compras-Ali'.$A196];[$Tablas.$E$33];[$Tablas.$G$33])" office:value-type="string" office:string-value="00000000000009496502" calcext:value-type="string">
            <text:p>00000000000009496502</text:p>
          </table:table-cell>
          <table:table-cell table:style-name="ce25" table:formula="of:=MID([$'Compras-Ali'.$A196];[$Tablas.$E$34];[$Tablas.$G$34])" office:value-type="string" office:string-value="80" calcext:value-type="string">
            <text:p>80</text:p>
          </table:table-cell>
          <table:table-cell table:style-name="ce25" table:formula="of:=MID([$'Compras-Ali'.$A196];[$Tablas.$E$35];[$Tablas.$G$35])" office:value-type="string" office:string-value="00000000030620177497" calcext:value-type="string">
            <text:p>00000000030620177497</text:p>
          </table:table-cell>
          <table:table-cell table:style-name="ce28" table:formula="of:=IF([$'Compras-Ali'.$A196]&lt;&gt;&quot;&quot;;VALUE(MID([$'Compras-Ali'.$A196];[$Tablas.$E$36];[$Tablas.$G$36]))/100;0)*IF(OR(VALUE([.A196])=3;VALUE([.A196])=8;VALUE([.A196])=13);-1;1)" office:value-type="float" office:value="1320" calcext:value-type="float">
            <text:p>1.320,00</text:p>
          </table:table-cell>
          <table:table-cell table:style-name="ce25" table:formula="of:=MID([$'Compras-Ali'.$A196];[$Tablas.$E$37];[$Tablas.$G$37])" office:value-type="string" office:string-value="0005" calcext:value-type="string">
            <text:p>0005</text:p>
          </table:table-cell>
          <table:table-cell table:style-name="ce28" table:formula="of:=IF([$'Compras-Ali'.$A196]&lt;&gt;&quot;&quot;;VALUE(MID([$'Compras-Ali'.$A196];[$Tablas.$E$38];[$Tablas.$G$38]))/100;0)*IF(OR(VALUE([.A196])=3;VALUE([.A196])=8;VALUE([.A196])=13);-1;1)" office:value-type="float" office:value="277.2" calcext:value-type="float">
            <text:p>277,20</text:p>
          </table:table-cell>
          <table:table-cell table:number-columns-repeated="1016"/>
        </table:table-row>
        <table:table-row table:style-name="ro1">
          <table:table-cell table:style-name="ce25" table:formula="of:=MID([$'Compras-Ali'.$A197];[$Tablas.$E$31];[$Tablas.$G$31])" office:value-type="string" office:string-value="001" calcext:value-type="string">
            <text:p>001</text:p>
          </table:table-cell>
          <table:table-cell table:style-name="ce25" table:formula="of:=MID([$'Compras-Ali'.$A197];[$Tablas.$E$32];[$Tablas.$G$32])" office:value-type="string" office:string-value="00001" calcext:value-type="string">
            <text:p>00001</text:p>
          </table:table-cell>
          <table:table-cell table:style-name="ce25" table:formula="of:=MID([$'Compras-Ali'.$A197];[$Tablas.$E$33];[$Tablas.$G$33])" office:value-type="string" office:string-value="00000000000000101120" calcext:value-type="string">
            <text:p>00000000000000101120</text:p>
          </table:table-cell>
          <table:table-cell table:style-name="ce25" table:formula="of:=MID([$'Compras-Ali'.$A197];[$Tablas.$E$34];[$Tablas.$G$34])" office:value-type="string" office:string-value="80" calcext:value-type="string">
            <text:p>80</text:p>
          </table:table-cell>
          <table:table-cell table:style-name="ce25" table:formula="of:=MID([$'Compras-Ali'.$A197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197]&lt;&gt;&quot;&quot;;VALUE(MID([$'Compras-Ali'.$A197];[$Tablas.$E$36];[$Tablas.$G$36]))/100;0)*IF(OR(VALUE([.A197])=3;VALUE([.A197])=8;VALUE([.A197])=13);-1;1)" office:value-type="float" office:value="12.52" calcext:value-type="float">
            <text:p>12,52</text:p>
          </table:table-cell>
          <table:table-cell table:style-name="ce25" table:formula="of:=MID([$'Compras-Ali'.$A197];[$Tablas.$E$37];[$Tablas.$G$37])" office:value-type="string" office:string-value="0005" calcext:value-type="string">
            <text:p>0005</text:p>
          </table:table-cell>
          <table:table-cell table:style-name="ce28" table:formula="of:=IF([$'Compras-Ali'.$A197]&lt;&gt;&quot;&quot;;VALUE(MID([$'Compras-Ali'.$A197];[$Tablas.$E$38];[$Tablas.$G$38]))/100;0)*IF(OR(VALUE([.A197])=3;VALUE([.A197])=8;VALUE([.A197])=13);-1;1)" office:value-type="float" office:value="2.63" calcext:value-type="float">
            <text:p>2,63</text:p>
          </table:table-cell>
          <table:table-cell table:number-columns-repeated="1016"/>
        </table:table-row>
        <table:table-row table:style-name="ro1">
          <table:table-cell table:style-name="ce25" table:formula="of:=MID([$'Compras-Ali'.$A198];[$Tablas.$E$31];[$Tablas.$G$31])" office:value-type="string" office:string-value="001" calcext:value-type="string">
            <text:p>001</text:p>
          </table:table-cell>
          <table:table-cell table:style-name="ce25" table:formula="of:=MID([$'Compras-Ali'.$A198];[$Tablas.$E$32];[$Tablas.$G$32])" office:value-type="string" office:string-value="00005" calcext:value-type="string">
            <text:p>00005</text:p>
          </table:table-cell>
          <table:table-cell table:style-name="ce25" table:formula="of:=MID([$'Compras-Ali'.$A198];[$Tablas.$E$33];[$Tablas.$G$33])" office:value-type="string" office:string-value="00000000000000001093" calcext:value-type="string">
            <text:p>00000000000000001093</text:p>
          </table:table-cell>
          <table:table-cell table:style-name="ce25" table:formula="of:=MID([$'Compras-Ali'.$A198];[$Tablas.$E$34];[$Tablas.$G$34])" office:value-type="string" office:string-value="80" calcext:value-type="string">
            <text:p>80</text:p>
          </table:table-cell>
          <table:table-cell table:style-name="ce25" table:formula="of:=MID([$'Compras-Ali'.$A198];[$Tablas.$E$35];[$Tablas.$G$35])" office:value-type="string" office:string-value="00000000030715039911" calcext:value-type="string">
            <text:p>00000000030715039911</text:p>
          </table:table-cell>
          <table:table-cell table:style-name="ce28" table:formula="of:=IF([$'Compras-Ali'.$A198]&lt;&gt;&quot;&quot;;VALUE(MID([$'Compras-Ali'.$A198];[$Tablas.$E$36];[$Tablas.$G$36]))/100;0)*IF(OR(VALUE([.A198])=3;VALUE([.A198])=8;VALUE([.A198])=13);-1;1)" office:value-type="float" office:value="12809.9" calcext:value-type="float">
            <text:p>12.809,90</text:p>
          </table:table-cell>
          <table:table-cell table:style-name="ce25" table:formula="of:=MID([$'Compras-Ali'.$A198];[$Tablas.$E$37];[$Tablas.$G$37])" office:value-type="string" office:string-value="0005" calcext:value-type="string">
            <text:p>0005</text:p>
          </table:table-cell>
          <table:table-cell table:style-name="ce28" table:formula="of:=IF([$'Compras-Ali'.$A198]&lt;&gt;&quot;&quot;;VALUE(MID([$'Compras-Ali'.$A198];[$Tablas.$E$38];[$Tablas.$G$38]))/100;0)*IF(OR(VALUE([.A198])=3;VALUE([.A198])=8;VALUE([.A198])=13);-1;1)" office:value-type="float" office:value="2690.08" calcext:value-type="float">
            <text:p>2.690,08</text:p>
          </table:table-cell>
          <table:table-cell table:number-columns-repeated="1016"/>
        </table:table-row>
        <table:table-row table:style-name="ro1">
          <table:table-cell table:style-name="ce25" table:formula="of:=MID([$'Compras-Ali'.$A199];[$Tablas.$E$31];[$Tablas.$G$31])" office:value-type="string" office:string-value="001" calcext:value-type="string">
            <text:p>001</text:p>
          </table:table-cell>
          <table:table-cell table:style-name="ce25" table:formula="of:=MID([$'Compras-Ali'.$A199];[$Tablas.$E$32];[$Tablas.$G$32])" office:value-type="string" office:string-value="00021" calcext:value-type="string">
            <text:p>00021</text:p>
          </table:table-cell>
          <table:table-cell table:style-name="ce25" table:formula="of:=MID([$'Compras-Ali'.$A199];[$Tablas.$E$33];[$Tablas.$G$33])" office:value-type="string" office:string-value="00000000000000035563" calcext:value-type="string">
            <text:p>00000000000000035563</text:p>
          </table:table-cell>
          <table:table-cell table:style-name="ce25" table:formula="of:=MID([$'Compras-Ali'.$A199];[$Tablas.$E$34];[$Tablas.$G$34])" office:value-type="string" office:string-value="80" calcext:value-type="string">
            <text:p>80</text:p>
          </table:table-cell>
          <table:table-cell table:style-name="ce25" table:formula="of:=MID([$'Compras-Ali'.$A199];[$Tablas.$E$35];[$Tablas.$G$35])" office:value-type="string" office:string-value="00000000030533493560" calcext:value-type="string">
            <text:p>00000000030533493560</text:p>
          </table:table-cell>
          <table:table-cell table:style-name="ce28" table:formula="of:=IF([$'Compras-Ali'.$A199]&lt;&gt;&quot;&quot;;VALUE(MID([$'Compras-Ali'.$A199];[$Tablas.$E$36];[$Tablas.$G$36]))/100;0)*IF(OR(VALUE([.A199])=3;VALUE([.A199])=8;VALUE([.A199])=13);-1;1)" office:value-type="float" office:value="1332.67" calcext:value-type="float">
            <text:p>1.332,67</text:p>
          </table:table-cell>
          <table:table-cell table:style-name="ce25" table:formula="of:=MID([$'Compras-Ali'.$A199];[$Tablas.$E$37];[$Tablas.$G$37])" office:value-type="string" office:string-value="0005" calcext:value-type="string">
            <text:p>0005</text:p>
          </table:table-cell>
          <table:table-cell table:style-name="ce28" table:formula="of:=IF([$'Compras-Ali'.$A199]&lt;&gt;&quot;&quot;;VALUE(MID([$'Compras-Ali'.$A199];[$Tablas.$E$38];[$Tablas.$G$38]))/100;0)*IF(OR(VALUE([.A199])=3;VALUE([.A199])=8;VALUE([.A199])=13);-1;1)" office:value-type="float" office:value="279.86" calcext:value-type="float">
            <text:p>279,86</text:p>
          </table:table-cell>
          <table:table-cell table:number-columns-repeated="1016"/>
        </table:table-row>
        <table:table-row table:style-name="ro1">
          <table:table-cell table:style-name="ce25" table:formula="of:=MID([$'Compras-Ali'.$A200];[$Tablas.$E$31];[$Tablas.$G$31])" office:value-type="string" office:string-value="001" calcext:value-type="string">
            <text:p>001</text:p>
          </table:table-cell>
          <table:table-cell table:style-name="ce25" table:formula="of:=MID([$'Compras-Ali'.$A200];[$Tablas.$E$32];[$Tablas.$G$32])" office:value-type="string" office:string-value="00001" calcext:value-type="string">
            <text:p>00001</text:p>
          </table:table-cell>
          <table:table-cell table:style-name="ce25" table:formula="of:=MID([$'Compras-Ali'.$A200];[$Tablas.$E$33];[$Tablas.$G$33])" office:value-type="string" office:string-value="00000000000000111120" calcext:value-type="string">
            <text:p>00000000000000111120</text:p>
          </table:table-cell>
          <table:table-cell table:style-name="ce25" table:formula="of:=MID([$'Compras-Ali'.$A200];[$Tablas.$E$34];[$Tablas.$G$34])" office:value-type="string" office:string-value="80" calcext:value-type="string">
            <text:p>80</text:p>
          </table:table-cell>
          <table:table-cell table:style-name="ce25" table:formula="of:=MID([$'Compras-Ali'.$A200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200]&lt;&gt;&quot;&quot;;VALUE(MID([$'Compras-Ali'.$A200];[$Tablas.$E$36];[$Tablas.$G$36]))/100;0)*IF(OR(VALUE([.A200])=3;VALUE([.A200])=8;VALUE([.A200])=13);-1;1)" office:value-type="float" office:value="27" calcext:value-type="float">
            <text:p>27,00</text:p>
          </table:table-cell>
          <table:table-cell table:style-name="ce25" table:formula="of:=MID([$'Compras-Ali'.$A200];[$Tablas.$E$37];[$Tablas.$G$37])" office:value-type="string" office:string-value="0005" calcext:value-type="string">
            <text:p>0005</text:p>
          </table:table-cell>
          <table:table-cell table:style-name="ce28" table:formula="of:=IF([$'Compras-Ali'.$A200]&lt;&gt;&quot;&quot;;VALUE(MID([$'Compras-Ali'.$A200];[$Tablas.$E$38];[$Tablas.$G$38]))/100;0)*IF(OR(VALUE([.A200])=3;VALUE([.A200])=8;VALUE([.A200])=13);-1;1)" office:value-type="float" office:value="5.67" calcext:value-type="float">
            <text:p>5,67</text:p>
          </table:table-cell>
          <table:table-cell table:number-columns-repeated="1016"/>
        </table:table-row>
        <table:table-row table:style-name="ro1">
          <table:table-cell table:style-name="ce25" table:formula="of:=MID([$'Compras-Ali'.$A201];[$Tablas.$E$31];[$Tablas.$G$31])" office:value-type="string" office:string-value="001" calcext:value-type="string">
            <text:p>001</text:p>
          </table:table-cell>
          <table:table-cell table:style-name="ce25" table:formula="of:=MID([$'Compras-Ali'.$A201];[$Tablas.$E$32];[$Tablas.$G$32])" office:value-type="string" office:string-value="00012" calcext:value-type="string">
            <text:p>00012</text:p>
          </table:table-cell>
          <table:table-cell table:style-name="ce25" table:formula="of:=MID([$'Compras-Ali'.$A201];[$Tablas.$E$33];[$Tablas.$G$33])" office:value-type="string" office:string-value="00000000000000815194" calcext:value-type="string">
            <text:p>00000000000000815194</text:p>
          </table:table-cell>
          <table:table-cell table:style-name="ce25" table:formula="of:=MID([$'Compras-Ali'.$A201];[$Tablas.$E$34];[$Tablas.$G$34])" office:value-type="string" office:string-value="80" calcext:value-type="string">
            <text:p>80</text:p>
          </table:table-cell>
          <table:table-cell table:style-name="ce25" table:formula="of:=MID([$'Compras-Ali'.$A201];[$Tablas.$E$35];[$Tablas.$G$35])" office:value-type="string" office:string-value="00000000030708081112" calcext:value-type="string">
            <text:p>00000000030708081112</text:p>
          </table:table-cell>
          <table:table-cell table:style-name="ce28" table:formula="of:=IF([$'Compras-Ali'.$A201]&lt;&gt;&quot;&quot;;VALUE(MID([$'Compras-Ali'.$A201];[$Tablas.$E$36];[$Tablas.$G$36]))/100;0)*IF(OR(VALUE([.A201])=3;VALUE([.A201])=8;VALUE([.A201])=13);-1;1)" office:value-type="float" office:value="982.67" calcext:value-type="float">
            <text:p>982,67</text:p>
          </table:table-cell>
          <table:table-cell table:style-name="ce25" table:formula="of:=MID([$'Compras-Ali'.$A201];[$Tablas.$E$37];[$Tablas.$G$37])" office:value-type="string" office:string-value="0005" calcext:value-type="string">
            <text:p>0005</text:p>
          </table:table-cell>
          <table:table-cell table:style-name="ce28" table:formula="of:=IF([$'Compras-Ali'.$A201]&lt;&gt;&quot;&quot;;VALUE(MID([$'Compras-Ali'.$A201];[$Tablas.$E$38];[$Tablas.$G$38]))/100;0)*IF(OR(VALUE([.A201])=3;VALUE([.A201])=8;VALUE([.A201])=13);-1;1)" office:value-type="float" office:value="206.36" calcext:value-type="float">
            <text:p>206,36</text:p>
          </table:table-cell>
          <table:table-cell table:number-columns-repeated="1016"/>
        </table:table-row>
        <table:table-row table:style-name="ro1">
          <table:table-cell table:style-name="ce25" table:formula="of:=MID([$'Compras-Ali'.$A202];[$Tablas.$E$31];[$Tablas.$G$31])" office:value-type="string" office:string-value="001" calcext:value-type="string">
            <text:p>001</text:p>
          </table:table-cell>
          <table:table-cell table:style-name="ce25" table:formula="of:=MID([$'Compras-Ali'.$A202];[$Tablas.$E$32];[$Tablas.$G$32])" office:value-type="string" office:string-value="00001" calcext:value-type="string">
            <text:p>00001</text:p>
          </table:table-cell>
          <table:table-cell table:style-name="ce25" table:formula="of:=MID([$'Compras-Ali'.$A202];[$Tablas.$E$33];[$Tablas.$G$33])" office:value-type="string" office:string-value="00000000000000121120" calcext:value-type="string">
            <text:p>00000000000000121120</text:p>
          </table:table-cell>
          <table:table-cell table:style-name="ce25" table:formula="of:=MID([$'Compras-Ali'.$A202];[$Tablas.$E$34];[$Tablas.$G$34])" office:value-type="string" office:string-value="80" calcext:value-type="string">
            <text:p>80</text:p>
          </table:table-cell>
          <table:table-cell table:style-name="ce25" table:formula="of:=MID([$'Compras-Ali'.$A202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202]&lt;&gt;&quot;&quot;;VALUE(MID([$'Compras-Ali'.$A202];[$Tablas.$E$36];[$Tablas.$G$36]))/100;0)*IF(OR(VALUE([.A202])=3;VALUE([.A202])=8;VALUE([.A202])=13);-1;1)" office:value-type="float" office:value="116.1" calcext:value-type="float">
            <text:p>116,10</text:p>
          </table:table-cell>
          <table:table-cell table:style-name="ce25" table:formula="of:=MID([$'Compras-Ali'.$A202];[$Tablas.$E$37];[$Tablas.$G$37])" office:value-type="string" office:string-value="0005" calcext:value-type="string">
            <text:p>0005</text:p>
          </table:table-cell>
          <table:table-cell table:style-name="ce28" table:formula="of:=IF([$'Compras-Ali'.$A202]&lt;&gt;&quot;&quot;;VALUE(MID([$'Compras-Ali'.$A202];[$Tablas.$E$38];[$Tablas.$G$38]))/100;0)*IF(OR(VALUE([.A202])=3;VALUE([.A202])=8;VALUE([.A202])=13);-1;1)" office:value-type="float" office:value="24.38" calcext:value-type="float">
            <text:p>24,38</text:p>
          </table:table-cell>
          <table:table-cell table:number-columns-repeated="1016"/>
        </table:table-row>
        <table:table-row table:style-name="ro1">
          <table:table-cell table:style-name="ce25" table:formula="of:=MID([$'Compras-Ali'.$A203];[$Tablas.$E$31];[$Tablas.$G$31])" office:value-type="string" office:string-value="001" calcext:value-type="string">
            <text:p>001</text:p>
          </table:table-cell>
          <table:table-cell table:style-name="ce25" table:formula="of:=MID([$'Compras-Ali'.$A203];[$Tablas.$E$32];[$Tablas.$G$32])" office:value-type="string" office:string-value="00012" calcext:value-type="string">
            <text:p>00012</text:p>
          </table:table-cell>
          <table:table-cell table:style-name="ce25" table:formula="of:=MID([$'Compras-Ali'.$A203];[$Tablas.$E$33];[$Tablas.$G$33])" office:value-type="string" office:string-value="00000000000000823443" calcext:value-type="string">
            <text:p>00000000000000823443</text:p>
          </table:table-cell>
          <table:table-cell table:style-name="ce25" table:formula="of:=MID([$'Compras-Ali'.$A203];[$Tablas.$E$34];[$Tablas.$G$34])" office:value-type="string" office:string-value="80" calcext:value-type="string">
            <text:p>80</text:p>
          </table:table-cell>
          <table:table-cell table:style-name="ce25" table:formula="of:=MID([$'Compras-Ali'.$A203];[$Tablas.$E$35];[$Tablas.$G$35])" office:value-type="string" office:string-value="00000000030708081112" calcext:value-type="string">
            <text:p>00000000030708081112</text:p>
          </table:table-cell>
          <table:table-cell table:style-name="ce28" table:formula="of:=IF([$'Compras-Ali'.$A203]&lt;&gt;&quot;&quot;;VALUE(MID([$'Compras-Ali'.$A203];[$Tablas.$E$36];[$Tablas.$G$36]))/100;0)*IF(OR(VALUE([.A203])=3;VALUE([.A203])=8;VALUE([.A203])=13);-1;1)" office:value-type="float" office:value="4700" calcext:value-type="float">
            <text:p>4.700,00</text:p>
          </table:table-cell>
          <table:table-cell table:style-name="ce25" table:formula="of:=MID([$'Compras-Ali'.$A203];[$Tablas.$E$37];[$Tablas.$G$37])" office:value-type="string" office:string-value="0005" calcext:value-type="string">
            <text:p>0005</text:p>
          </table:table-cell>
          <table:table-cell table:style-name="ce28" table:formula="of:=IF([$'Compras-Ali'.$A203]&lt;&gt;&quot;&quot;;VALUE(MID([$'Compras-Ali'.$A203];[$Tablas.$E$38];[$Tablas.$G$38]))/100;0)*IF(OR(VALUE([.A203])=3;VALUE([.A203])=8;VALUE([.A203])=13);-1;1)" office:value-type="float" office:value="987" calcext:value-type="float">
            <text:p>987,00</text:p>
          </table:table-cell>
          <table:table-cell table:number-columns-repeated="1016"/>
        </table:table-row>
        <table:table-row table:style-name="ro1">
          <table:table-cell table:style-name="ce25" table:formula="of:=MID([$'Compras-Ali'.$A204];[$Tablas.$E$31];[$Tablas.$G$31])" office:value-type="string" office:string-value="001" calcext:value-type="string">
            <text:p>001</text:p>
          </table:table-cell>
          <table:table-cell table:style-name="ce25" table:formula="of:=MID([$'Compras-Ali'.$A204];[$Tablas.$E$32];[$Tablas.$G$32])" office:value-type="string" office:string-value="00001" calcext:value-type="string">
            <text:p>00001</text:p>
          </table:table-cell>
          <table:table-cell table:style-name="ce25" table:formula="of:=MID([$'Compras-Ali'.$A204];[$Tablas.$E$33];[$Tablas.$G$33])" office:value-type="string" office:string-value="00000000000000131120" calcext:value-type="string">
            <text:p>00000000000000131120</text:p>
          </table:table-cell>
          <table:table-cell table:style-name="ce25" table:formula="of:=MID([$'Compras-Ali'.$A204];[$Tablas.$E$34];[$Tablas.$G$34])" office:value-type="string" office:string-value="80" calcext:value-type="string">
            <text:p>80</text:p>
          </table:table-cell>
          <table:table-cell table:style-name="ce25" table:formula="of:=MID([$'Compras-Ali'.$A204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204]&lt;&gt;&quot;&quot;;VALUE(MID([$'Compras-Ali'.$A204];[$Tablas.$E$36];[$Tablas.$G$36]))/100;0)*IF(OR(VALUE([.A204])=3;VALUE([.A204])=8;VALUE([.A204])=13);-1;1)" office:value-type="float" office:value="30.52" calcext:value-type="float">
            <text:p>30,52</text:p>
          </table:table-cell>
          <table:table-cell table:style-name="ce25" table:formula="of:=MID([$'Compras-Ali'.$A204];[$Tablas.$E$37];[$Tablas.$G$37])" office:value-type="string" office:string-value="0005" calcext:value-type="string">
            <text:p>0005</text:p>
          </table:table-cell>
          <table:table-cell table:style-name="ce28" table:formula="of:=IF([$'Compras-Ali'.$A204]&lt;&gt;&quot;&quot;;VALUE(MID([$'Compras-Ali'.$A204];[$Tablas.$E$38];[$Tablas.$G$38]))/100;0)*IF(OR(VALUE([.A204])=3;VALUE([.A204])=8;VALUE([.A204])=13);-1;1)" office:value-type="float" office:value="6.41" calcext:value-type="float">
            <text:p>6,41</text:p>
          </table:table-cell>
          <table:table-cell table:number-columns-repeated="1016"/>
        </table:table-row>
        <table:table-row table:style-name="ro1">
          <table:table-cell table:style-name="ce25" table:formula="of:=MID([$'Compras-Ali'.$A205];[$Tablas.$E$31];[$Tablas.$G$31])" office:value-type="string" office:string-value="001" calcext:value-type="string">
            <text:p>001</text:p>
          </table:table-cell>
          <table:table-cell table:style-name="ce25" table:formula="of:=MID([$'Compras-Ali'.$A205];[$Tablas.$E$32];[$Tablas.$G$32])" office:value-type="string" office:string-value="00012" calcext:value-type="string">
            <text:p>00012</text:p>
          </table:table-cell>
          <table:table-cell table:style-name="ce25" table:formula="of:=MID([$'Compras-Ali'.$A205];[$Tablas.$E$33];[$Tablas.$G$33])" office:value-type="string" office:string-value="00000000000000823854" calcext:value-type="string">
            <text:p>00000000000000823854</text:p>
          </table:table-cell>
          <table:table-cell table:style-name="ce25" table:formula="of:=MID([$'Compras-Ali'.$A205];[$Tablas.$E$34];[$Tablas.$G$34])" office:value-type="string" office:string-value="80" calcext:value-type="string">
            <text:p>80</text:p>
          </table:table-cell>
          <table:table-cell table:style-name="ce25" table:formula="of:=MID([$'Compras-Ali'.$A205];[$Tablas.$E$35];[$Tablas.$G$35])" office:value-type="string" office:string-value="00000000030708081112" calcext:value-type="string">
            <text:p>00000000030708081112</text:p>
          </table:table-cell>
          <table:table-cell table:style-name="ce28" table:formula="of:=IF([$'Compras-Ali'.$A205]&lt;&gt;&quot;&quot;;VALUE(MID([$'Compras-Ali'.$A205];[$Tablas.$E$36];[$Tablas.$G$36]))/100;0)*IF(OR(VALUE([.A205])=3;VALUE([.A205])=8;VALUE([.A205])=13);-1;1)" office:value-type="float" office:value="11064" calcext:value-type="float">
            <text:p>11.064,00</text:p>
          </table:table-cell>
          <table:table-cell table:style-name="ce25" table:formula="of:=MID([$'Compras-Ali'.$A205];[$Tablas.$E$37];[$Tablas.$G$37])" office:value-type="string" office:string-value="0005" calcext:value-type="string">
            <text:p>0005</text:p>
          </table:table-cell>
          <table:table-cell table:style-name="ce28" table:formula="of:=IF([$'Compras-Ali'.$A205]&lt;&gt;&quot;&quot;;VALUE(MID([$'Compras-Ali'.$A205];[$Tablas.$E$38];[$Tablas.$G$38]))/100;0)*IF(OR(VALUE([.A205])=3;VALUE([.A205])=8;VALUE([.A205])=13);-1;1)" office:value-type="float" office:value="2323.44" calcext:value-type="float">
            <text:p>2.323,44</text:p>
          </table:table-cell>
          <table:table-cell table:number-columns-repeated="1016"/>
        </table:table-row>
        <table:table-row table:style-name="ro1">
          <table:table-cell table:style-name="ce25" table:formula="of:=MID([$'Compras-Ali'.$A206];[$Tablas.$E$31];[$Tablas.$G$31])" office:value-type="string" office:string-value="001" calcext:value-type="string">
            <text:p>001</text:p>
          </table:table-cell>
          <table:table-cell table:style-name="ce25" table:formula="of:=MID([$'Compras-Ali'.$A206];[$Tablas.$E$32];[$Tablas.$G$32])" office:value-type="string" office:string-value="00004" calcext:value-type="string">
            <text:p>00004</text:p>
          </table:table-cell>
          <table:table-cell table:style-name="ce25" table:formula="of:=MID([$'Compras-Ali'.$A206];[$Tablas.$E$33];[$Tablas.$G$33])" office:value-type="string" office:string-value="00000000000000011331" calcext:value-type="string">
            <text:p>00000000000000011331</text:p>
          </table:table-cell>
          <table:table-cell table:style-name="ce25" table:formula="of:=MID([$'Compras-Ali'.$A206];[$Tablas.$E$34];[$Tablas.$G$34])" office:value-type="string" office:string-value="80" calcext:value-type="string">
            <text:p>80</text:p>
          </table:table-cell>
          <table:table-cell table:style-name="ce25" table:formula="of:=MID([$'Compras-Ali'.$A206];[$Tablas.$E$35];[$Tablas.$G$35])" office:value-type="string" office:string-value="00000000030714014346" calcext:value-type="string">
            <text:p>00000000030714014346</text:p>
          </table:table-cell>
          <table:table-cell table:style-name="ce28" table:formula="of:=IF([$'Compras-Ali'.$A206]&lt;&gt;&quot;&quot;;VALUE(MID([$'Compras-Ali'.$A206];[$Tablas.$E$36];[$Tablas.$G$36]))/100;0)*IF(OR(VALUE([.A206])=3;VALUE([.A206])=8;VALUE([.A206])=13);-1;1)" office:value-type="float" office:value="31418.86" calcext:value-type="float">
            <text:p>31.418,86</text:p>
          </table:table-cell>
          <table:table-cell table:style-name="ce25" table:formula="of:=MID([$'Compras-Ali'.$A206];[$Tablas.$E$37];[$Tablas.$G$37])" office:value-type="string" office:string-value="0005" calcext:value-type="string">
            <text:p>0005</text:p>
          </table:table-cell>
          <table:table-cell table:style-name="ce28" table:formula="of:=IF([$'Compras-Ali'.$A206]&lt;&gt;&quot;&quot;;VALUE(MID([$'Compras-Ali'.$A206];[$Tablas.$E$38];[$Tablas.$G$38]))/100;0)*IF(OR(VALUE([.A206])=3;VALUE([.A206])=8;VALUE([.A206])=13);-1;1)" office:value-type="float" office:value="6597.96" calcext:value-type="float">
            <text:p>6.597,96</text:p>
          </table:table-cell>
          <table:table-cell table:number-columns-repeated="1016"/>
        </table:table-row>
        <table:table-row table:style-name="ro1">
          <table:table-cell table:style-name="ce25" table:formula="of:=MID([$'Compras-Ali'.$A207];[$Tablas.$E$31];[$Tablas.$G$31])" office:value-type="string" office:string-value="001" calcext:value-type="string">
            <text:p>001</text:p>
          </table:table-cell>
          <table:table-cell table:style-name="ce25" table:formula="of:=MID([$'Compras-Ali'.$A207];[$Tablas.$E$32];[$Tablas.$G$32])" office:value-type="string" office:string-value="00001" calcext:value-type="string">
            <text:p>00001</text:p>
          </table:table-cell>
          <table:table-cell table:style-name="ce25" table:formula="of:=MID([$'Compras-Ali'.$A207];[$Tablas.$E$33];[$Tablas.$G$33])" office:value-type="string" office:string-value="00000000000000161120" calcext:value-type="string">
            <text:p>00000000000000161120</text:p>
          </table:table-cell>
          <table:table-cell table:style-name="ce25" table:formula="of:=MID([$'Compras-Ali'.$A207];[$Tablas.$E$34];[$Tablas.$G$34])" office:value-type="string" office:string-value="80" calcext:value-type="string">
            <text:p>80</text:p>
          </table:table-cell>
          <table:table-cell table:style-name="ce25" table:formula="of:=MID([$'Compras-Ali'.$A207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207]&lt;&gt;&quot;&quot;;VALUE(MID([$'Compras-Ali'.$A207];[$Tablas.$E$36];[$Tablas.$G$36]))/100;0)*IF(OR(VALUE([.A207])=3;VALUE([.A207])=8;VALUE([.A207])=13);-1;1)" office:value-type="float" office:value="166.29" calcext:value-type="float">
            <text:p>166,29</text:p>
          </table:table-cell>
          <table:table-cell table:style-name="ce25" table:formula="of:=MID([$'Compras-Ali'.$A207];[$Tablas.$E$37];[$Tablas.$G$37])" office:value-type="string" office:string-value="0005" calcext:value-type="string">
            <text:p>0005</text:p>
          </table:table-cell>
          <table:table-cell table:style-name="ce28" table:formula="of:=IF([$'Compras-Ali'.$A207]&lt;&gt;&quot;&quot;;VALUE(MID([$'Compras-Ali'.$A207];[$Tablas.$E$38];[$Tablas.$G$38]))/100;0)*IF(OR(VALUE([.A207])=3;VALUE([.A207])=8;VALUE([.A207])=13);-1;1)" office:value-type="float" office:value="34.92" calcext:value-type="float">
            <text:p>34,92</text:p>
          </table:table-cell>
          <table:table-cell table:number-columns-repeated="1016"/>
        </table:table-row>
        <table:table-row table:style-name="ro1">
          <table:table-cell table:style-name="ce25" table:formula="of:=MID([$'Compras-Ali'.$A208];[$Tablas.$E$31];[$Tablas.$G$31])" office:value-type="string" office:string-value="001" calcext:value-type="string">
            <text:p>001</text:p>
          </table:table-cell>
          <table:table-cell table:style-name="ce25" table:formula="of:=MID([$'Compras-Ali'.$A208];[$Tablas.$E$32];[$Tablas.$G$32])" office:value-type="string" office:string-value="02172" calcext:value-type="string">
            <text:p>02172</text:p>
          </table:table-cell>
          <table:table-cell table:style-name="ce25" table:formula="of:=MID([$'Compras-Ali'.$A208];[$Tablas.$E$33];[$Tablas.$G$33])" office:value-type="string" office:string-value="00000000000000011937" calcext:value-type="string">
            <text:p>00000000000000011937</text:p>
          </table:table-cell>
          <table:table-cell table:style-name="ce25" table:formula="of:=MID([$'Compras-Ali'.$A208];[$Tablas.$E$34];[$Tablas.$G$34])" office:value-type="string" office:string-value="80" calcext:value-type="string">
            <text:p>80</text:p>
          </table:table-cell>
          <table:table-cell table:style-name="ce25" table:formula="of:=MID([$'Compras-Ali'.$A208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08]&lt;&gt;&quot;&quot;;VALUE(MID([$'Compras-Ali'.$A208];[$Tablas.$E$36];[$Tablas.$G$36]))/100;0)*IF(OR(VALUE([.A208])=3;VALUE([.A208])=8;VALUE([.A208])=13);-1;1)" office:value-type="float" office:value="20432.24" calcext:value-type="float">
            <text:p>20.432,24</text:p>
          </table:table-cell>
          <table:table-cell table:style-name="ce25" table:formula="of:=MID([$'Compras-Ali'.$A208];[$Tablas.$E$37];[$Tablas.$G$37])" office:value-type="string" office:string-value="0005" calcext:value-type="string">
            <text:p>0005</text:p>
          </table:table-cell>
          <table:table-cell table:style-name="ce28" table:formula="of:=IF([$'Compras-Ali'.$A208]&lt;&gt;&quot;&quot;;VALUE(MID([$'Compras-Ali'.$A208];[$Tablas.$E$38];[$Tablas.$G$38]))/100;0)*IF(OR(VALUE([.A208])=3;VALUE([.A208])=8;VALUE([.A208])=13);-1;1)" office:value-type="float" office:value="4290.77" calcext:value-type="float">
            <text:p>4.290,77</text:p>
          </table:table-cell>
          <table:table-cell table:number-columns-repeated="1016"/>
        </table:table-row>
        <table:table-row table:style-name="ro1">
          <table:table-cell table:style-name="ce25" table:formula="of:=MID([$'Compras-Ali'.$A209];[$Tablas.$E$31];[$Tablas.$G$31])" office:value-type="string" office:string-value="001" calcext:value-type="string">
            <text:p>001</text:p>
          </table:table-cell>
          <table:table-cell table:style-name="ce25" table:formula="of:=MID([$'Compras-Ali'.$A209];[$Tablas.$E$32];[$Tablas.$G$32])" office:value-type="string" office:string-value="00015" calcext:value-type="string">
            <text:p>00015</text:p>
          </table:table-cell>
          <table:table-cell table:style-name="ce25" table:formula="of:=MID([$'Compras-Ali'.$A209];[$Tablas.$E$33];[$Tablas.$G$33])" office:value-type="string" office:string-value="00000000000000019009" calcext:value-type="string">
            <text:p>00000000000000019009</text:p>
          </table:table-cell>
          <table:table-cell table:style-name="ce25" table:formula="of:=MID([$'Compras-Ali'.$A209];[$Tablas.$E$34];[$Tablas.$G$34])" office:value-type="string" office:string-value="80" calcext:value-type="string">
            <text:p>80</text:p>
          </table:table-cell>
          <table:table-cell table:style-name="ce25" table:formula="of:=MID([$'Compras-Ali'.$A209];[$Tablas.$E$35];[$Tablas.$G$35])" office:value-type="string" office:string-value="00000000030702360060" calcext:value-type="string">
            <text:p>00000000030702360060</text:p>
          </table:table-cell>
          <table:table-cell table:style-name="ce28" table:formula="of:=IF([$'Compras-Ali'.$A209]&lt;&gt;&quot;&quot;;VALUE(MID([$'Compras-Ali'.$A209];[$Tablas.$E$36];[$Tablas.$G$36]))/100;0)*IF(OR(VALUE([.A209])=3;VALUE([.A209])=8;VALUE([.A209])=13);-1;1)" office:value-type="float" office:value="8000" calcext:value-type="float">
            <text:p>8.000,00</text:p>
          </table:table-cell>
          <table:table-cell table:style-name="ce25" table:formula="of:=MID([$'Compras-Ali'.$A209];[$Tablas.$E$37];[$Tablas.$G$37])" office:value-type="string" office:string-value="0005" calcext:value-type="string">
            <text:p>0005</text:p>
          </table:table-cell>
          <table:table-cell table:style-name="ce28" table:formula="of:=IF([$'Compras-Ali'.$A209]&lt;&gt;&quot;&quot;;VALUE(MID([$'Compras-Ali'.$A209];[$Tablas.$E$38];[$Tablas.$G$38]))/100;0)*IF(OR(VALUE([.A209])=3;VALUE([.A209])=8;VALUE([.A209])=13);-1;1)" office:value-type="float" office:value="1680" calcext:value-type="float">
            <text:p>1.680,00</text:p>
          </table:table-cell>
          <table:table-cell table:number-columns-repeated="1016"/>
        </table:table-row>
        <table:table-row table:style-name="ro1">
          <table:table-cell table:style-name="ce25" table:formula="of:=MID([$'Compras-Ali'.$A210];[$Tablas.$E$31];[$Tablas.$G$31])" office:value-type="string" office:string-value="001" calcext:value-type="string">
            <text:p>001</text:p>
          </table:table-cell>
          <table:table-cell table:style-name="ce25" table:formula="of:=MID([$'Compras-Ali'.$A210];[$Tablas.$E$32];[$Tablas.$G$32])" office:value-type="string" office:string-value="00015" calcext:value-type="string">
            <text:p>00015</text:p>
          </table:table-cell>
          <table:table-cell table:style-name="ce25" table:formula="of:=MID([$'Compras-Ali'.$A210];[$Tablas.$E$33];[$Tablas.$G$33])" office:value-type="string" office:string-value="00000000000000019010" calcext:value-type="string">
            <text:p>00000000000000019010</text:p>
          </table:table-cell>
          <table:table-cell table:style-name="ce25" table:formula="of:=MID([$'Compras-Ali'.$A210];[$Tablas.$E$34];[$Tablas.$G$34])" office:value-type="string" office:string-value="80" calcext:value-type="string">
            <text:p>80</text:p>
          </table:table-cell>
          <table:table-cell table:style-name="ce25" table:formula="of:=MID([$'Compras-Ali'.$A210];[$Tablas.$E$35];[$Tablas.$G$35])" office:value-type="string" office:string-value="00000000030702360060" calcext:value-type="string">
            <text:p>00000000030702360060</text:p>
          </table:table-cell>
          <table:table-cell table:style-name="ce28" table:formula="of:=IF([$'Compras-Ali'.$A210]&lt;&gt;&quot;&quot;;VALUE(MID([$'Compras-Ali'.$A210];[$Tablas.$E$36];[$Tablas.$G$36]))/100;0)*IF(OR(VALUE([.A210])=3;VALUE([.A210])=8;VALUE([.A210])=13);-1;1)" office:value-type="float" office:value="8000" calcext:value-type="float">
            <text:p>8.000,00</text:p>
          </table:table-cell>
          <table:table-cell table:style-name="ce25" table:formula="of:=MID([$'Compras-Ali'.$A210];[$Tablas.$E$37];[$Tablas.$G$37])" office:value-type="string" office:string-value="0005" calcext:value-type="string">
            <text:p>0005</text:p>
          </table:table-cell>
          <table:table-cell table:style-name="ce28" table:formula="of:=IF([$'Compras-Ali'.$A210]&lt;&gt;&quot;&quot;;VALUE(MID([$'Compras-Ali'.$A210];[$Tablas.$E$38];[$Tablas.$G$38]))/100;0)*IF(OR(VALUE([.A210])=3;VALUE([.A210])=8;VALUE([.A210])=13);-1;1)" office:value-type="float" office:value="1680" calcext:value-type="float">
            <text:p>1.680,00</text:p>
          </table:table-cell>
          <table:table-cell table:number-columns-repeated="1016"/>
        </table:table-row>
        <table:table-row table:style-name="ro1">
          <table:table-cell table:style-name="ce25" table:formula="of:=MID([$'Compras-Ali'.$A211];[$Tablas.$E$31];[$Tablas.$G$31])" office:value-type="string" office:string-value="001" calcext:value-type="string">
            <text:p>001</text:p>
          </table:table-cell>
          <table:table-cell table:style-name="ce25" table:formula="of:=MID([$'Compras-Ali'.$A211];[$Tablas.$E$32];[$Tablas.$G$32])" office:value-type="string" office:string-value="00036" calcext:value-type="string">
            <text:p>00036</text:p>
          </table:table-cell>
          <table:table-cell table:style-name="ce25" table:formula="of:=MID([$'Compras-Ali'.$A211];[$Tablas.$E$33];[$Tablas.$G$33])" office:value-type="string" office:string-value="00000000000000009938" calcext:value-type="string">
            <text:p>00000000000000009938</text:p>
          </table:table-cell>
          <table:table-cell table:style-name="ce25" table:formula="of:=MID([$'Compras-Ali'.$A211];[$Tablas.$E$34];[$Tablas.$G$34])" office:value-type="string" office:string-value="80" calcext:value-type="string">
            <text:p>80</text:p>
          </table:table-cell>
          <table:table-cell table:style-name="ce25" table:formula="of:=MID([$'Compras-Ali'.$A211];[$Tablas.$E$35];[$Tablas.$G$35])" office:value-type="string" office:string-value="00000000030708081112" calcext:value-type="string">
            <text:p>00000000030708081112</text:p>
          </table:table-cell>
          <table:table-cell table:style-name="ce28" table:formula="of:=IF([$'Compras-Ali'.$A211]&lt;&gt;&quot;&quot;;VALUE(MID([$'Compras-Ali'.$A211];[$Tablas.$E$36];[$Tablas.$G$36]))/100;0)*IF(OR(VALUE([.A211])=3;VALUE([.A211])=8;VALUE([.A211])=13);-1;1)" office:value-type="float" office:value="2500" calcext:value-type="float">
            <text:p>2.500,00</text:p>
          </table:table-cell>
          <table:table-cell table:style-name="ce25" table:formula="of:=MID([$'Compras-Ali'.$A211];[$Tablas.$E$37];[$Tablas.$G$37])" office:value-type="string" office:string-value="0005" calcext:value-type="string">
            <text:p>0005</text:p>
          </table:table-cell>
          <table:table-cell table:style-name="ce28" table:formula="of:=IF([$'Compras-Ali'.$A211]&lt;&gt;&quot;&quot;;VALUE(MID([$'Compras-Ali'.$A211];[$Tablas.$E$38];[$Tablas.$G$38]))/100;0)*IF(OR(VALUE([.A211])=3;VALUE([.A211])=8;VALUE([.A211])=13);-1;1)" office:value-type="float" office:value="525" calcext:value-type="float">
            <text:p>525,00</text:p>
          </table:table-cell>
          <table:table-cell table:number-columns-repeated="1016"/>
        </table:table-row>
        <table:table-row table:style-name="ro1">
          <table:table-cell table:style-name="ce25" table:formula="of:=MID([$'Compras-Ali'.$A212];[$Tablas.$E$31];[$Tablas.$G$31])" office:value-type="string" office:string-value="001" calcext:value-type="string">
            <text:p>001</text:p>
          </table:table-cell>
          <table:table-cell table:style-name="ce25" table:formula="of:=MID([$'Compras-Ali'.$A212];[$Tablas.$E$32];[$Tablas.$G$32])" office:value-type="string" office:string-value="00036" calcext:value-type="string">
            <text:p>00036</text:p>
          </table:table-cell>
          <table:table-cell table:style-name="ce25" table:formula="of:=MID([$'Compras-Ali'.$A212];[$Tablas.$E$33];[$Tablas.$G$33])" office:value-type="string" office:string-value="00000000000000009939" calcext:value-type="string">
            <text:p>00000000000000009939</text:p>
          </table:table-cell>
          <table:table-cell table:style-name="ce25" table:formula="of:=MID([$'Compras-Ali'.$A212];[$Tablas.$E$34];[$Tablas.$G$34])" office:value-type="string" office:string-value="80" calcext:value-type="string">
            <text:p>80</text:p>
          </table:table-cell>
          <table:table-cell table:style-name="ce25" table:formula="of:=MID([$'Compras-Ali'.$A212];[$Tablas.$E$35];[$Tablas.$G$35])" office:value-type="string" office:string-value="00000000030708081112" calcext:value-type="string">
            <text:p>00000000030708081112</text:p>
          </table:table-cell>
          <table:table-cell table:style-name="ce28" table:formula="of:=IF([$'Compras-Ali'.$A212]&lt;&gt;&quot;&quot;;VALUE(MID([$'Compras-Ali'.$A212];[$Tablas.$E$36];[$Tablas.$G$36]))/100;0)*IF(OR(VALUE([.A212])=3;VALUE([.A212])=8;VALUE([.A212])=13);-1;1)" office:value-type="float" office:value="2500" calcext:value-type="float">
            <text:p>2.500,00</text:p>
          </table:table-cell>
          <table:table-cell table:style-name="ce25" table:formula="of:=MID([$'Compras-Ali'.$A212];[$Tablas.$E$37];[$Tablas.$G$37])" office:value-type="string" office:string-value="0005" calcext:value-type="string">
            <text:p>0005</text:p>
          </table:table-cell>
          <table:table-cell table:style-name="ce28" table:formula="of:=IF([$'Compras-Ali'.$A212]&lt;&gt;&quot;&quot;;VALUE(MID([$'Compras-Ali'.$A212];[$Tablas.$E$38];[$Tablas.$G$38]))/100;0)*IF(OR(VALUE([.A212])=3;VALUE([.A212])=8;VALUE([.A212])=13);-1;1)" office:value-type="float" office:value="525" calcext:value-type="float">
            <text:p>525,00</text:p>
          </table:table-cell>
          <table:table-cell table:number-columns-repeated="1016"/>
        </table:table-row>
        <table:table-row table:style-name="ro1">
          <table:table-cell table:style-name="ce25" table:formula="of:=MID([$'Compras-Ali'.$A213];[$Tablas.$E$31];[$Tablas.$G$31])" office:value-type="string" office:string-value="001" calcext:value-type="string">
            <text:p>001</text:p>
          </table:table-cell>
          <table:table-cell table:style-name="ce25" table:formula="of:=MID([$'Compras-Ali'.$A213];[$Tablas.$E$32];[$Tablas.$G$32])" office:value-type="string" office:string-value="00001" calcext:value-type="string">
            <text:p>00001</text:p>
          </table:table-cell>
          <table:table-cell table:style-name="ce25" table:formula="of:=MID([$'Compras-Ali'.$A213];[$Tablas.$E$33];[$Tablas.$G$33])" office:value-type="string" office:string-value="00000000000000201120" calcext:value-type="string">
            <text:p>00000000000000201120</text:p>
          </table:table-cell>
          <table:table-cell table:style-name="ce25" table:formula="of:=MID([$'Compras-Ali'.$A213];[$Tablas.$E$34];[$Tablas.$G$34])" office:value-type="string" office:string-value="80" calcext:value-type="string">
            <text:p>80</text:p>
          </table:table-cell>
          <table:table-cell table:style-name="ce25" table:formula="of:=MID([$'Compras-Ali'.$A213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213]&lt;&gt;&quot;&quot;;VALUE(MID([$'Compras-Ali'.$A213];[$Tablas.$E$36];[$Tablas.$G$36]))/100;0)*IF(OR(VALUE([.A213])=3;VALUE([.A213])=8;VALUE([.A213])=13);-1;1)" office:value-type="float" office:value="49.95" calcext:value-type="float">
            <text:p>49,95</text:p>
          </table:table-cell>
          <table:table-cell table:style-name="ce25" table:formula="of:=MID([$'Compras-Ali'.$A213];[$Tablas.$E$37];[$Tablas.$G$37])" office:value-type="string" office:string-value="0005" calcext:value-type="string">
            <text:p>0005</text:p>
          </table:table-cell>
          <table:table-cell table:style-name="ce28" table:formula="of:=IF([$'Compras-Ali'.$A213]&lt;&gt;&quot;&quot;;VALUE(MID([$'Compras-Ali'.$A213];[$Tablas.$E$38];[$Tablas.$G$38]))/100;0)*IF(OR(VALUE([.A213])=3;VALUE([.A213])=8;VALUE([.A213])=13);-1;1)" office:value-type="float" office:value="10.49" calcext:value-type="float">
            <text:p>10,49</text:p>
          </table:table-cell>
          <table:table-cell table:number-columns-repeated="1016"/>
        </table:table-row>
        <table:table-row table:style-name="ro1">
          <table:table-cell table:style-name="ce25" table:formula="of:=MID([$'Compras-Ali'.$A214];[$Tablas.$E$31];[$Tablas.$G$31])" office:value-type="string" office:string-value="001" calcext:value-type="string">
            <text:p>001</text:p>
          </table:table-cell>
          <table:table-cell table:style-name="ce25" table:formula="of:=MID([$'Compras-Ali'.$A214];[$Tablas.$E$32];[$Tablas.$G$32])" office:value-type="string" office:string-value="00001" calcext:value-type="string">
            <text:p>00001</text:p>
          </table:table-cell>
          <table:table-cell table:style-name="ce25" table:formula="of:=MID([$'Compras-Ali'.$A214];[$Tablas.$E$33];[$Tablas.$G$33])" office:value-type="string" office:string-value="00000000000000241120" calcext:value-type="string">
            <text:p>00000000000000241120</text:p>
          </table:table-cell>
          <table:table-cell table:style-name="ce25" table:formula="of:=MID([$'Compras-Ali'.$A214];[$Tablas.$E$34];[$Tablas.$G$34])" office:value-type="string" office:string-value="80" calcext:value-type="string">
            <text:p>80</text:p>
          </table:table-cell>
          <table:table-cell table:style-name="ce25" table:formula="of:=MID([$'Compras-Ali'.$A214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214]&lt;&gt;&quot;&quot;;VALUE(MID([$'Compras-Ali'.$A214];[$Tablas.$E$36];[$Tablas.$G$36]))/100;0)*IF(OR(VALUE([.A214])=3;VALUE([.A214])=8;VALUE([.A214])=13);-1;1)" office:value-type="float" office:value="1.24" calcext:value-type="float">
            <text:p>1,24</text:p>
          </table:table-cell>
          <table:table-cell table:style-name="ce25" table:formula="of:=MID([$'Compras-Ali'.$A214];[$Tablas.$E$37];[$Tablas.$G$37])" office:value-type="string" office:string-value="0005" calcext:value-type="string">
            <text:p>0005</text:p>
          </table:table-cell>
          <table:table-cell table:style-name="ce28" table:formula="of:=IF([$'Compras-Ali'.$A214]&lt;&gt;&quot;&quot;;VALUE(MID([$'Compras-Ali'.$A214];[$Tablas.$E$38];[$Tablas.$G$38]))/100;0)*IF(OR(VALUE([.A214])=3;VALUE([.A214])=8;VALUE([.A214])=13);-1;1)" office:value-type="float" office:value="0.26" calcext:value-type="float">
            <text:p>0,26</text:p>
          </table:table-cell>
          <table:table-cell table:number-columns-repeated="1016"/>
        </table:table-row>
        <table:table-row table:style-name="ro1">
          <table:table-cell table:style-name="ce25" table:formula="of:=MID([$'Compras-Ali'.$A215];[$Tablas.$E$31];[$Tablas.$G$31])" office:value-type="string" office:string-value="001" calcext:value-type="string">
            <text:p>001</text:p>
          </table:table-cell>
          <table:table-cell table:style-name="ce25" table:formula="of:=MID([$'Compras-Ali'.$A215];[$Tablas.$E$32];[$Tablas.$G$32])" office:value-type="string" office:string-value="00001" calcext:value-type="string">
            <text:p>00001</text:p>
          </table:table-cell>
          <table:table-cell table:style-name="ce25" table:formula="of:=MID([$'Compras-Ali'.$A215];[$Tablas.$E$33];[$Tablas.$G$33])" office:value-type="string" office:string-value="00000000000000251120" calcext:value-type="string">
            <text:p>00000000000000251120</text:p>
          </table:table-cell>
          <table:table-cell table:style-name="ce25" table:formula="of:=MID([$'Compras-Ali'.$A215];[$Tablas.$E$34];[$Tablas.$G$34])" office:value-type="string" office:string-value="80" calcext:value-type="string">
            <text:p>80</text:p>
          </table:table-cell>
          <table:table-cell table:style-name="ce25" table:formula="of:=MID([$'Compras-Ali'.$A215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215]&lt;&gt;&quot;&quot;;VALUE(MID([$'Compras-Ali'.$A215];[$Tablas.$E$36];[$Tablas.$G$36]))/100;0)*IF(OR(VALUE([.A215])=3;VALUE([.A215])=8;VALUE([.A215])=13);-1;1)" office:value-type="float" office:value="55.19" calcext:value-type="float">
            <text:p>55,19</text:p>
          </table:table-cell>
          <table:table-cell table:style-name="ce25" table:formula="of:=MID([$'Compras-Ali'.$A215];[$Tablas.$E$37];[$Tablas.$G$37])" office:value-type="string" office:string-value="0005" calcext:value-type="string">
            <text:p>0005</text:p>
          </table:table-cell>
          <table:table-cell table:style-name="ce28" table:formula="of:=IF([$'Compras-Ali'.$A215]&lt;&gt;&quot;&quot;;VALUE(MID([$'Compras-Ali'.$A215];[$Tablas.$E$38];[$Tablas.$G$38]))/100;0)*IF(OR(VALUE([.A215])=3;VALUE([.A215])=8;VALUE([.A215])=13);-1;1)" office:value-type="float" office:value="11.59" calcext:value-type="float">
            <text:p>11,59</text:p>
          </table:table-cell>
          <table:table-cell table:number-columns-repeated="1016"/>
        </table:table-row>
        <table:table-row table:style-name="ro1">
          <table:table-cell table:style-name="ce25" table:formula="of:=MID([$'Compras-Ali'.$A216];[$Tablas.$E$31];[$Tablas.$G$31])" office:value-type="string" office:string-value="001" calcext:value-type="string">
            <text:p>001</text:p>
          </table:table-cell>
          <table:table-cell table:style-name="ce25" table:formula="of:=MID([$'Compras-Ali'.$A216];[$Tablas.$E$32];[$Tablas.$G$32])" office:value-type="string" office:string-value="00001" calcext:value-type="string">
            <text:p>00001</text:p>
          </table:table-cell>
          <table:table-cell table:style-name="ce25" table:formula="of:=MID([$'Compras-Ali'.$A216];[$Tablas.$E$33];[$Tablas.$G$33])" office:value-type="string" office:string-value="00000000000000261120" calcext:value-type="string">
            <text:p>00000000000000261120</text:p>
          </table:table-cell>
          <table:table-cell table:style-name="ce25" table:formula="of:=MID([$'Compras-Ali'.$A216];[$Tablas.$E$34];[$Tablas.$G$34])" office:value-type="string" office:string-value="80" calcext:value-type="string">
            <text:p>80</text:p>
          </table:table-cell>
          <table:table-cell table:style-name="ce25" table:formula="of:=MID([$'Compras-Ali'.$A216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216]&lt;&gt;&quot;&quot;;VALUE(MID([$'Compras-Ali'.$A216];[$Tablas.$E$36];[$Tablas.$G$36]))/100;0)*IF(OR(VALUE([.A216])=3;VALUE([.A216])=8;VALUE([.A216])=13);-1;1)" office:value-type="float" office:value="49.95" calcext:value-type="float">
            <text:p>49,95</text:p>
          </table:table-cell>
          <table:table-cell table:style-name="ce25" table:formula="of:=MID([$'Compras-Ali'.$A216];[$Tablas.$E$37];[$Tablas.$G$37])" office:value-type="string" office:string-value="0005" calcext:value-type="string">
            <text:p>0005</text:p>
          </table:table-cell>
          <table:table-cell table:style-name="ce28" table:formula="of:=IF([$'Compras-Ali'.$A216]&lt;&gt;&quot;&quot;;VALUE(MID([$'Compras-Ali'.$A216];[$Tablas.$E$38];[$Tablas.$G$38]))/100;0)*IF(OR(VALUE([.A216])=3;VALUE([.A216])=8;VALUE([.A216])=13);-1;1)" office:value-type="float" office:value="10.49" calcext:value-type="float">
            <text:p>10,49</text:p>
          </table:table-cell>
          <table:table-cell table:number-columns-repeated="1016"/>
        </table:table-row>
        <table:table-row table:style-name="ro1">
          <table:table-cell table:style-name="ce25" table:formula="of:=MID([$'Compras-Ali'.$A217];[$Tablas.$E$31];[$Tablas.$G$31])" office:value-type="string" office:string-value="001" calcext:value-type="string">
            <text:p>001</text:p>
          </table:table-cell>
          <table:table-cell table:style-name="ce25" table:formula="of:=MID([$'Compras-Ali'.$A217];[$Tablas.$E$32];[$Tablas.$G$32])" office:value-type="string" office:string-value="00012" calcext:value-type="string">
            <text:p>00012</text:p>
          </table:table-cell>
          <table:table-cell table:style-name="ce25" table:formula="of:=MID([$'Compras-Ali'.$A217];[$Tablas.$E$33];[$Tablas.$G$33])" office:value-type="string" office:string-value="00000000000000329797" calcext:value-type="string">
            <text:p>00000000000000329797</text:p>
          </table:table-cell>
          <table:table-cell table:style-name="ce25" table:formula="of:=MID([$'Compras-Ali'.$A217];[$Tablas.$E$34];[$Tablas.$G$34])" office:value-type="string" office:string-value="80" calcext:value-type="string">
            <text:p>80</text:p>
          </table:table-cell>
          <table:table-cell table:style-name="ce25" table:formula="of:=MID([$'Compras-Ali'.$A21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17]&lt;&gt;&quot;&quot;;VALUE(MID([$'Compras-Ali'.$A217];[$Tablas.$E$36];[$Tablas.$G$36]))/100;0)*IF(OR(VALUE([.A217])=3;VALUE([.A217])=8;VALUE([.A217])=13);-1;1)" office:value-type="float" office:value="9621.71" calcext:value-type="float">
            <text:p>9.621,71</text:p>
          </table:table-cell>
          <table:table-cell table:style-name="ce25" table:formula="of:=MID([$'Compras-Ali'.$A217];[$Tablas.$E$37];[$Tablas.$G$37])" office:value-type="string" office:string-value="0004" calcext:value-type="string">
            <text:p>0004</text:p>
          </table:table-cell>
          <table:table-cell table:style-name="ce28" table:formula="of:=IF([$'Compras-Ali'.$A217]&lt;&gt;&quot;&quot;;VALUE(MID([$'Compras-Ali'.$A217];[$Tablas.$E$38];[$Tablas.$G$38]))/100;0)*IF(OR(VALUE([.A217])=3;VALUE([.A217])=8;VALUE([.A217])=13);-1;1)" office:value-type="float" office:value="1010.28" calcext:value-type="float">
            <text:p>1.010,28</text:p>
          </table:table-cell>
          <table:table-cell table:number-columns-repeated="1016"/>
        </table:table-row>
        <table:table-row table:style-name="ro1">
          <table:table-cell table:style-name="ce25" table:formula="of:=MID([$'Compras-Ali'.$A218];[$Tablas.$E$31];[$Tablas.$G$31])" office:value-type="string" office:string-value="001" calcext:value-type="string">
            <text:p>001</text:p>
          </table:table-cell>
          <table:table-cell table:style-name="ce25" table:formula="of:=MID([$'Compras-Ali'.$A218];[$Tablas.$E$32];[$Tablas.$G$32])" office:value-type="string" office:string-value="00031" calcext:value-type="string">
            <text:p>00031</text:p>
          </table:table-cell>
          <table:table-cell table:style-name="ce25" table:formula="of:=MID([$'Compras-Ali'.$A218];[$Tablas.$E$33];[$Tablas.$G$33])" office:value-type="string" office:string-value="00000000000012001930" calcext:value-type="string">
            <text:p>00000000000012001930</text:p>
          </table:table-cell>
          <table:table-cell table:style-name="ce25" table:formula="of:=MID([$'Compras-Ali'.$A218];[$Tablas.$E$34];[$Tablas.$G$34])" office:value-type="string" office:string-value="80" calcext:value-type="string">
            <text:p>80</text:p>
          </table:table-cell>
          <table:table-cell table:style-name="ce25" table:formula="of:=MID([$'Compras-Ali'.$A218];[$Tablas.$E$35];[$Tablas.$G$35])" office:value-type="string" office:string-value="00000000030500010912" calcext:value-type="string">
            <text:p>00000000030500010912</text:p>
          </table:table-cell>
          <table:table-cell table:style-name="ce28" table:formula="of:=IF([$'Compras-Ali'.$A218]&lt;&gt;&quot;&quot;;VALUE(MID([$'Compras-Ali'.$A218];[$Tablas.$E$36];[$Tablas.$G$36]))/100;0)*IF(OR(VALUE([.A218])=3;VALUE([.A218])=8;VALUE([.A218])=13);-1;1)" office:value-type="float" office:value="64444.48" calcext:value-type="float">
            <text:p>64.444,48</text:p>
          </table:table-cell>
          <table:table-cell table:style-name="ce25" table:formula="of:=MID([$'Compras-Ali'.$A218];[$Tablas.$E$37];[$Tablas.$G$37])" office:value-type="string" office:string-value="0004" calcext:value-type="string">
            <text:p>0004</text:p>
          </table:table-cell>
          <table:table-cell table:style-name="ce28" table:formula="of:=IF([$'Compras-Ali'.$A218]&lt;&gt;&quot;&quot;;VALUE(MID([$'Compras-Ali'.$A218];[$Tablas.$E$38];[$Tablas.$G$38]))/100;0)*IF(OR(VALUE([.A218])=3;VALUE([.A218])=8;VALUE([.A218])=13);-1;1)" office:value-type="float" office:value="6766.67" calcext:value-type="float">
            <text:p>6.766,67</text:p>
          </table:table-cell>
          <table:table-cell table:number-columns-repeated="1016"/>
        </table:table-row>
        <table:table-row table:style-name="ro1">
          <table:table-cell table:style-name="ce25" table:formula="of:=MID([$'Compras-Ali'.$A219];[$Tablas.$E$31];[$Tablas.$G$31])" office:value-type="string" office:string-value="001" calcext:value-type="string">
            <text:p>001</text:p>
          </table:table-cell>
          <table:table-cell table:style-name="ce25" table:formula="of:=MID([$'Compras-Ali'.$A219];[$Tablas.$E$32];[$Tablas.$G$32])" office:value-type="string" office:string-value="00032" calcext:value-type="string">
            <text:p>00032</text:p>
          </table:table-cell>
          <table:table-cell table:style-name="ce25" table:formula="of:=MID([$'Compras-Ali'.$A219];[$Tablas.$E$33];[$Tablas.$G$33])" office:value-type="string" office:string-value="00000000000011921215" calcext:value-type="string">
            <text:p>00000000000011921215</text:p>
          </table:table-cell>
          <table:table-cell table:style-name="ce25" table:formula="of:=MID([$'Compras-Ali'.$A219];[$Tablas.$E$34];[$Tablas.$G$34])" office:value-type="string" office:string-value="80" calcext:value-type="string">
            <text:p>80</text:p>
          </table:table-cell>
          <table:table-cell table:style-name="ce25" table:formula="of:=MID([$'Compras-Ali'.$A219];[$Tablas.$E$35];[$Tablas.$G$35])" office:value-type="string" office:string-value="00000000030500010912" calcext:value-type="string">
            <text:p>00000000030500010912</text:p>
          </table:table-cell>
          <table:table-cell table:style-name="ce28" table:formula="of:=IF([$'Compras-Ali'.$A219]&lt;&gt;&quot;&quot;;VALUE(MID([$'Compras-Ali'.$A219];[$Tablas.$E$36];[$Tablas.$G$36]))/100;0)*IF(OR(VALUE([.A219])=3;VALUE([.A219])=8;VALUE([.A219])=13);-1;1)" office:value-type="float" office:value="52169.33" calcext:value-type="float">
            <text:p>52.169,33</text:p>
          </table:table-cell>
          <table:table-cell table:style-name="ce25" table:formula="of:=MID([$'Compras-Ali'.$A219];[$Tablas.$E$37];[$Tablas.$G$37])" office:value-type="string" office:string-value="0004" calcext:value-type="string">
            <text:p>0004</text:p>
          </table:table-cell>
          <table:table-cell table:style-name="ce28" table:formula="of:=IF([$'Compras-Ali'.$A219]&lt;&gt;&quot;&quot;;VALUE(MID([$'Compras-Ali'.$A219];[$Tablas.$E$38];[$Tablas.$G$38]))/100;0)*IF(OR(VALUE([.A219])=3;VALUE([.A219])=8;VALUE([.A219])=13);-1;1)" office:value-type="float" office:value="5477.78" calcext:value-type="float">
            <text:p>5.477,78</text:p>
          </table:table-cell>
          <table:table-cell table:number-columns-repeated="1016"/>
        </table:table-row>
        <table:table-row table:style-name="ro1">
          <table:table-cell table:style-name="ce25" table:formula="of:=MID([$'Compras-Ali'.$A220];[$Tablas.$E$31];[$Tablas.$G$31])" office:value-type="string" office:string-value="001" calcext:value-type="string">
            <text:p>001</text:p>
          </table:table-cell>
          <table:table-cell table:style-name="ce25" table:formula="of:=MID([$'Compras-Ali'.$A220];[$Tablas.$E$32];[$Tablas.$G$32])" office:value-type="string" office:string-value="00003" calcext:value-type="string">
            <text:p>00003</text:p>
          </table:table-cell>
          <table:table-cell table:style-name="ce25" table:formula="of:=MID([$'Compras-Ali'.$A220];[$Tablas.$E$33];[$Tablas.$G$33])" office:value-type="string" office:string-value="00000000000000003059" calcext:value-type="string">
            <text:p>00000000000000003059</text:p>
          </table:table-cell>
          <table:table-cell table:style-name="ce25" table:formula="of:=MID([$'Compras-Ali'.$A220];[$Tablas.$E$34];[$Tablas.$G$34])" office:value-type="string" office:string-value="80" calcext:value-type="string">
            <text:p>80</text:p>
          </table:table-cell>
          <table:table-cell table:style-name="ce25" table:formula="of:=MID([$'Compras-Ali'.$A220];[$Tablas.$E$35];[$Tablas.$G$35])" office:value-type="string" office:string-value="00000000030715722565" calcext:value-type="string">
            <text:p>00000000030715722565</text:p>
          </table:table-cell>
          <table:table-cell table:style-name="ce28" table:formula="of:=IF([$'Compras-Ali'.$A220]&lt;&gt;&quot;&quot;;VALUE(MID([$'Compras-Ali'.$A220];[$Tablas.$E$36];[$Tablas.$G$36]))/100;0)*IF(OR(VALUE([.A220])=3;VALUE([.A220])=8;VALUE([.A220])=13);-1;1)" office:value-type="float" office:value="661.14" calcext:value-type="float">
            <text:p>661,14</text:p>
          </table:table-cell>
          <table:table-cell table:style-name="ce25" table:formula="of:=MID([$'Compras-Ali'.$A220];[$Tablas.$E$37];[$Tablas.$G$37])" office:value-type="string" office:string-value="0005" calcext:value-type="string">
            <text:p>0005</text:p>
          </table:table-cell>
          <table:table-cell table:style-name="ce28" table:formula="of:=IF([$'Compras-Ali'.$A220]&lt;&gt;&quot;&quot;;VALUE(MID([$'Compras-Ali'.$A220];[$Tablas.$E$38];[$Tablas.$G$38]))/100;0)*IF(OR(VALUE([.A220])=3;VALUE([.A220])=8;VALUE([.A220])=13);-1;1)" office:value-type="float" office:value="138.84" calcext:value-type="float">
            <text:p>138,84</text:p>
          </table:table-cell>
          <table:table-cell table:number-columns-repeated="1016"/>
        </table:table-row>
        <table:table-row table:style-name="ro1">
          <table:table-cell table:style-name="ce25" table:formula="of:=MID([$'Compras-Ali'.$A221];[$Tablas.$E$31];[$Tablas.$G$31])" office:value-type="string" office:string-value="001" calcext:value-type="string">
            <text:p>001</text:p>
          </table:table-cell>
          <table:table-cell table:style-name="ce25" table:formula="of:=MID([$'Compras-Ali'.$A221];[$Tablas.$E$32];[$Tablas.$G$32])" office:value-type="string" office:string-value="00012" calcext:value-type="string">
            <text:p>00012</text:p>
          </table:table-cell>
          <table:table-cell table:style-name="ce25" table:formula="of:=MID([$'Compras-Ali'.$A221];[$Tablas.$E$33];[$Tablas.$G$33])" office:value-type="string" office:string-value="00000000000002266547" calcext:value-type="string">
            <text:p>00000000000002266547</text:p>
          </table:table-cell>
          <table:table-cell table:style-name="ce25" table:formula="of:=MID([$'Compras-Ali'.$A221];[$Tablas.$E$34];[$Tablas.$G$34])" office:value-type="string" office:string-value="80" calcext:value-type="string">
            <text:p>80</text:p>
          </table:table-cell>
          <table:table-cell table:style-name="ce25" table:formula="of:=MID([$'Compras-Ali'.$A221];[$Tablas.$E$35];[$Tablas.$G$35])" office:value-type="string" office:string-value="00000000030500001735" calcext:value-type="string">
            <text:p>00000000030500001735</text:p>
          </table:table-cell>
          <table:table-cell table:style-name="ce28" table:formula="of:=IF([$'Compras-Ali'.$A221]&lt;&gt;&quot;&quot;;VALUE(MID([$'Compras-Ali'.$A221];[$Tablas.$E$36];[$Tablas.$G$36]))/100;0)*IF(OR(VALUE([.A221])=3;VALUE([.A221])=8;VALUE([.A221])=13);-1;1)" office:value-type="float" office:value="12456.67" calcext:value-type="float">
            <text:p>12.456,67</text:p>
          </table:table-cell>
          <table:table-cell table:style-name="ce25" table:formula="of:=MID([$'Compras-Ali'.$A221];[$Tablas.$E$37];[$Tablas.$G$37])" office:value-type="string" office:string-value="0004" calcext:value-type="string">
            <text:p>0004</text:p>
          </table:table-cell>
          <table:table-cell table:style-name="ce28" table:formula="of:=IF([$'Compras-Ali'.$A221]&lt;&gt;&quot;&quot;;VALUE(MID([$'Compras-Ali'.$A221];[$Tablas.$E$38];[$Tablas.$G$38]))/100;0)*IF(OR(VALUE([.A221])=3;VALUE([.A221])=8;VALUE([.A221])=13);-1;1)" office:value-type="float" office:value="1307.95" calcext:value-type="float">
            <text:p>1.307,95</text:p>
          </table:table-cell>
          <table:table-cell table:number-columns-repeated="1016"/>
        </table:table-row>
        <table:table-row table:style-name="ro1">
          <table:table-cell table:style-name="ce25" table:formula="of:=MID([$'Compras-Ali'.$A222];[$Tablas.$E$31];[$Tablas.$G$31])" office:value-type="string" office:string-value="001" calcext:value-type="string">
            <text:p>001</text:p>
          </table:table-cell>
          <table:table-cell table:style-name="ce25" table:formula="of:=MID([$'Compras-Ali'.$A222];[$Tablas.$E$32];[$Tablas.$G$32])" office:value-type="string" office:string-value="00001" calcext:value-type="string">
            <text:p>00001</text:p>
          </table:table-cell>
          <table:table-cell table:style-name="ce25" table:formula="of:=MID([$'Compras-Ali'.$A222];[$Tablas.$E$33];[$Tablas.$G$33])" office:value-type="string" office:string-value="00000000000008734789" calcext:value-type="string">
            <text:p>00000000000008734789</text:p>
          </table:table-cell>
          <table:table-cell table:style-name="ce25" table:formula="of:=MID([$'Compras-Ali'.$A222];[$Tablas.$E$34];[$Tablas.$G$34])" office:value-type="string" office:string-value="80" calcext:value-type="string">
            <text:p>80</text:p>
          </table:table-cell>
          <table:table-cell table:style-name="ce25" table:formula="of:=MID([$'Compras-Ali'.$A222];[$Tablas.$E$35];[$Tablas.$G$35])" office:value-type="string" office:string-value="00000000030500010912" calcext:value-type="string">
            <text:p>00000000030500010912</text:p>
          </table:table-cell>
          <table:table-cell table:style-name="ce28" table:formula="of:=IF([$'Compras-Ali'.$A222]&lt;&gt;&quot;&quot;;VALUE(MID([$'Compras-Ali'.$A222];[$Tablas.$E$36];[$Tablas.$G$36]))/100;0)*IF(OR(VALUE([.A222])=3;VALUE([.A222])=8;VALUE([.A222])=13);-1;1)" office:value-type="float" office:value="100" calcext:value-type="float">
            <text:p>100,00</text:p>
          </table:table-cell>
          <table:table-cell table:style-name="ce25" table:formula="of:=MID([$'Compras-Ali'.$A222];[$Tablas.$E$37];[$Tablas.$G$37])" office:value-type="string" office:string-value="0005" calcext:value-type="string">
            <text:p>0005</text:p>
          </table:table-cell>
          <table:table-cell table:style-name="ce28" table:formula="of:=IF([$'Compras-Ali'.$A222]&lt;&gt;&quot;&quot;;VALUE(MID([$'Compras-Ali'.$A222];[$Tablas.$E$38];[$Tablas.$G$38]))/100;0)*IF(OR(VALUE([.A222])=3;VALUE([.A222])=8;VALUE([.A222])=13);-1;1)" office:value-type="float" office:value="21" calcext:value-type="float">
            <text:p>21,00</text:p>
          </table:table-cell>
          <table:table-cell table:number-columns-repeated="1016"/>
        </table:table-row>
        <table:table-row table:style-name="ro1">
          <table:table-cell table:style-name="ce25" table:formula="of:=MID([$'Compras-Ali'.$A223];[$Tablas.$E$31];[$Tablas.$G$31])" office:value-type="string" office:string-value="001" calcext:value-type="string">
            <text:p>001</text:p>
          </table:table-cell>
          <table:table-cell table:style-name="ce25" table:formula="of:=MID([$'Compras-Ali'.$A223];[$Tablas.$E$32];[$Tablas.$G$32])" office:value-type="string" office:string-value="00001" calcext:value-type="string">
            <text:p>00001</text:p>
          </table:table-cell>
          <table:table-cell table:style-name="ce25" table:formula="of:=MID([$'Compras-Ali'.$A223];[$Tablas.$E$33];[$Tablas.$G$33])" office:value-type="string" office:string-value="00000000000008734789" calcext:value-type="string">
            <text:p>00000000000008734789</text:p>
          </table:table-cell>
          <table:table-cell table:style-name="ce25" table:formula="of:=MID([$'Compras-Ali'.$A223];[$Tablas.$E$34];[$Tablas.$G$34])" office:value-type="string" office:string-value="80" calcext:value-type="string">
            <text:p>80</text:p>
          </table:table-cell>
          <table:table-cell table:style-name="ce25" table:formula="of:=MID([$'Compras-Ali'.$A223];[$Tablas.$E$35];[$Tablas.$G$35])" office:value-type="string" office:string-value="00000000030500010912" calcext:value-type="string">
            <text:p>00000000030500010912</text:p>
          </table:table-cell>
          <table:table-cell table:style-name="ce28" table:formula="of:=IF([$'Compras-Ali'.$A223]&lt;&gt;&quot;&quot;;VALUE(MID([$'Compras-Ali'.$A223];[$Tablas.$E$36];[$Tablas.$G$36]))/100;0)*IF(OR(VALUE([.A223])=3;VALUE([.A223])=8;VALUE([.A223])=13);-1;1)" office:value-type="float" office:value="13539.9" calcext:value-type="float">
            <text:p>13.539,90</text:p>
          </table:table-cell>
          <table:table-cell table:style-name="ce25" table:formula="of:=MID([$'Compras-Ali'.$A223];[$Tablas.$E$37];[$Tablas.$G$37])" office:value-type="string" office:string-value="0004" calcext:value-type="string">
            <text:p>0004</text:p>
          </table:table-cell>
          <table:table-cell table:style-name="ce28" table:formula="of:=IF([$'Compras-Ali'.$A223]&lt;&gt;&quot;&quot;;VALUE(MID([$'Compras-Ali'.$A223];[$Tablas.$E$38];[$Tablas.$G$38]))/100;0)*IF(OR(VALUE([.A223])=3;VALUE([.A223])=8;VALUE([.A223])=13);-1;1)" office:value-type="float" office:value="1421.69" calcext:value-type="float">
            <text:p>1.421,69</text:p>
          </table:table-cell>
          <table:table-cell table:number-columns-repeated="1016"/>
        </table:table-row>
        <table:table-row table:style-name="ro1">
          <table:table-cell table:style-name="ce25" table:formula="of:=MID([$'Compras-Ali'.$A224];[$Tablas.$E$31];[$Tablas.$G$31])" office:value-type="string" office:string-value="001" calcext:value-type="string">
            <text:p>001</text:p>
          </table:table-cell>
          <table:table-cell table:style-name="ce25" table:formula="of:=MID([$'Compras-Ali'.$A224];[$Tablas.$E$32];[$Tablas.$G$32])" office:value-type="string" office:string-value="00011" calcext:value-type="string">
            <text:p>00011</text:p>
          </table:table-cell>
          <table:table-cell table:style-name="ce25" table:formula="of:=MID([$'Compras-Ali'.$A224];[$Tablas.$E$33];[$Tablas.$G$33])" office:value-type="string" office:string-value="00000000000000002020" calcext:value-type="string">
            <text:p>00000000000000002020</text:p>
          </table:table-cell>
          <table:table-cell table:style-name="ce25" table:formula="of:=MID([$'Compras-Ali'.$A224];[$Tablas.$E$34];[$Tablas.$G$34])" office:value-type="string" office:string-value="80" calcext:value-type="string">
            <text:p>80</text:p>
          </table:table-cell>
          <table:table-cell table:style-name="ce25" table:formula="of:=MID([$'Compras-Ali'.$A224];[$Tablas.$E$35];[$Tablas.$G$35])" office:value-type="string" office:string-value="00000000030500010084" calcext:value-type="string">
            <text:p>00000000030500010084</text:p>
          </table:table-cell>
          <table:table-cell table:style-name="ce28" table:formula="of:=IF([$'Compras-Ali'.$A224]&lt;&gt;&quot;&quot;;VALUE(MID([$'Compras-Ali'.$A224];[$Tablas.$E$36];[$Tablas.$G$36]))/100;0)*IF(OR(VALUE([.A224])=3;VALUE([.A224])=8;VALUE([.A224])=13);-1;1)" office:value-type="float" office:value="1650" calcext:value-type="float">
            <text:p>1.650,00</text:p>
          </table:table-cell>
          <table:table-cell table:style-name="ce25" table:formula="of:=MID([$'Compras-Ali'.$A224];[$Tablas.$E$37];[$Tablas.$G$37])" office:value-type="string" office:string-value="0005" calcext:value-type="string">
            <text:p>0005</text:p>
          </table:table-cell>
          <table:table-cell table:style-name="ce28" table:formula="of:=IF([$'Compras-Ali'.$A224]&lt;&gt;&quot;&quot;;VALUE(MID([$'Compras-Ali'.$A224];[$Tablas.$E$38];[$Tablas.$G$38]))/100;0)*IF(OR(VALUE([.A224])=3;VALUE([.A224])=8;VALUE([.A224])=13);-1;1)" office:value-type="float" office:value="346.5" calcext:value-type="float">
            <text:p>346,50</text:p>
          </table:table-cell>
          <table:table-cell table:number-columns-repeated="1016"/>
        </table:table-row>
        <table:table-row table:style-name="ro1">
          <table:table-cell table:style-name="ce25" table:formula="of:=MID([$'Compras-Ali'.$A225];[$Tablas.$E$31];[$Tablas.$G$31])" office:value-type="string" office:string-value="001" calcext:value-type="string">
            <text:p>001</text:p>
          </table:table-cell>
          <table:table-cell table:style-name="ce25" table:formula="of:=MID([$'Compras-Ali'.$A225];[$Tablas.$E$32];[$Tablas.$G$32])" office:value-type="string" office:string-value="00001" calcext:value-type="string">
            <text:p>00001</text:p>
          </table:table-cell>
          <table:table-cell table:style-name="ce25" table:formula="of:=MID([$'Compras-Ali'.$A225];[$Tablas.$E$33];[$Tablas.$G$33])" office:value-type="string" office:string-value="00000000000000869537" calcext:value-type="string">
            <text:p>00000000000000869537</text:p>
          </table:table-cell>
          <table:table-cell table:style-name="ce25" table:formula="of:=MID([$'Compras-Ali'.$A225];[$Tablas.$E$34];[$Tablas.$G$34])" office:value-type="string" office:string-value="80" calcext:value-type="string">
            <text:p>80</text:p>
          </table:table-cell>
          <table:table-cell table:style-name="ce25" table:formula="of:=MID([$'Compras-Ali'.$A22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25]&lt;&gt;&quot;&quot;;VALUE(MID([$'Compras-Ali'.$A225];[$Tablas.$E$36];[$Tablas.$G$36]))/100;0)*IF(OR(VALUE([.A225])=3;VALUE([.A225])=8;VALUE([.A225])=13);-1;1)" office:value-type="float" office:value="713.76" calcext:value-type="float">
            <text:p>713,76</text:p>
          </table:table-cell>
          <table:table-cell table:style-name="ce25" table:formula="of:=MID([$'Compras-Ali'.$A225];[$Tablas.$E$37];[$Tablas.$G$37])" office:value-type="string" office:string-value="0005" calcext:value-type="string">
            <text:p>0005</text:p>
          </table:table-cell>
          <table:table-cell table:style-name="ce28" table:formula="of:=IF([$'Compras-Ali'.$A225]&lt;&gt;&quot;&quot;;VALUE(MID([$'Compras-Ali'.$A225];[$Tablas.$E$38];[$Tablas.$G$38]))/100;0)*IF(OR(VALUE([.A225])=3;VALUE([.A225])=8;VALUE([.A225])=13);-1;1)" office:value-type="float" office:value="149.89" calcext:value-type="float">
            <text:p>149,89</text:p>
          </table:table-cell>
          <table:table-cell table:number-columns-repeated="1016"/>
        </table:table-row>
        <table:table-row table:style-name="ro1">
          <table:table-cell table:style-name="ce25" table:formula="of:=MID([$'Compras-Ali'.$A226];[$Tablas.$E$31];[$Tablas.$G$31])" office:value-type="string" office:string-value="001" calcext:value-type="string">
            <text:p>001</text:p>
          </table:table-cell>
          <table:table-cell table:style-name="ce25" table:formula="of:=MID([$'Compras-Ali'.$A226];[$Tablas.$E$32];[$Tablas.$G$32])" office:value-type="string" office:string-value="00001" calcext:value-type="string">
            <text:p>00001</text:p>
          </table:table-cell>
          <table:table-cell table:style-name="ce25" table:formula="of:=MID([$'Compras-Ali'.$A226];[$Tablas.$E$33];[$Tablas.$G$33])" office:value-type="string" office:string-value="00000000000000869537" calcext:value-type="string">
            <text:p>00000000000000869537</text:p>
          </table:table-cell>
          <table:table-cell table:style-name="ce25" table:formula="of:=MID([$'Compras-Ali'.$A226];[$Tablas.$E$34];[$Tablas.$G$34])" office:value-type="string" office:string-value="80" calcext:value-type="string">
            <text:p>80</text:p>
          </table:table-cell>
          <table:table-cell table:style-name="ce25" table:formula="of:=MID([$'Compras-Ali'.$A22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26]&lt;&gt;&quot;&quot;;VALUE(MID([$'Compras-Ali'.$A226];[$Tablas.$E$36];[$Tablas.$G$36]))/100;0)*IF(OR(VALUE([.A226])=3;VALUE([.A226])=8;VALUE([.A226])=13);-1;1)" office:value-type="float" office:value="2924.38" calcext:value-type="float">
            <text:p>2.924,38</text:p>
          </table:table-cell>
          <table:table-cell table:style-name="ce25" table:formula="of:=MID([$'Compras-Ali'.$A226];[$Tablas.$E$37];[$Tablas.$G$37])" office:value-type="string" office:string-value="0004" calcext:value-type="string">
            <text:p>0004</text:p>
          </table:table-cell>
          <table:table-cell table:style-name="ce28" table:formula="of:=IF([$'Compras-Ali'.$A226]&lt;&gt;&quot;&quot;;VALUE(MID([$'Compras-Ali'.$A226];[$Tablas.$E$38];[$Tablas.$G$38]))/100;0)*IF(OR(VALUE([.A226])=3;VALUE([.A226])=8;VALUE([.A226])=13);-1;1)" office:value-type="float" office:value="307.06" calcext:value-type="float">
            <text:p>307,06</text:p>
          </table:table-cell>
          <table:table-cell table:number-columns-repeated="1016"/>
        </table:table-row>
        <table:table-row table:style-name="ro1">
          <table:table-cell table:style-name="ce25" table:formula="of:=MID([$'Compras-Ali'.$A227];[$Tablas.$E$31];[$Tablas.$G$31])" office:value-type="string" office:string-value="001" calcext:value-type="string">
            <text:p>001</text:p>
          </table:table-cell>
          <table:table-cell table:style-name="ce25" table:formula="of:=MID([$'Compras-Ali'.$A227];[$Tablas.$E$32];[$Tablas.$G$32])" office:value-type="string" office:string-value="00001" calcext:value-type="string">
            <text:p>00001</text:p>
          </table:table-cell>
          <table:table-cell table:style-name="ce25" table:formula="of:=MID([$'Compras-Ali'.$A227];[$Tablas.$E$33];[$Tablas.$G$33])" office:value-type="string" office:string-value="00000000000000786250" calcext:value-type="string">
            <text:p>00000000000000786250</text:p>
          </table:table-cell>
          <table:table-cell table:style-name="ce25" table:formula="of:=MID([$'Compras-Ali'.$A227];[$Tablas.$E$34];[$Tablas.$G$34])" office:value-type="string" office:string-value="80" calcext:value-type="string">
            <text:p>80</text:p>
          </table:table-cell>
          <table:table-cell table:style-name="ce25" table:formula="of:=MID([$'Compras-Ali'.$A22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27]&lt;&gt;&quot;&quot;;VALUE(MID([$'Compras-Ali'.$A227];[$Tablas.$E$36];[$Tablas.$G$36]))/100;0)*IF(OR(VALUE([.A227])=3;VALUE([.A227])=8;VALUE([.A227])=13);-1;1)" office:value-type="float" office:value="1039" calcext:value-type="float">
            <text:p>1.039,00</text:p>
          </table:table-cell>
          <table:table-cell table:style-name="ce25" table:formula="of:=MID([$'Compras-Ali'.$A227];[$Tablas.$E$37];[$Tablas.$G$37])" office:value-type="string" office:string-value="0005" calcext:value-type="string">
            <text:p>0005</text:p>
          </table:table-cell>
          <table:table-cell table:style-name="ce28" table:formula="of:=IF([$'Compras-Ali'.$A227]&lt;&gt;&quot;&quot;;VALUE(MID([$'Compras-Ali'.$A227];[$Tablas.$E$38];[$Tablas.$G$38]))/100;0)*IF(OR(VALUE([.A227])=3;VALUE([.A227])=8;VALUE([.A227])=13);-1;1)" office:value-type="float" office:value="218.19" calcext:value-type="float">
            <text:p>218,19</text:p>
          </table:table-cell>
          <table:table-cell table:number-columns-repeated="1016"/>
        </table:table-row>
        <table:table-row table:style-name="ro1">
          <table:table-cell table:style-name="ce25" table:formula="of:=MID([$'Compras-Ali'.$A228];[$Tablas.$E$31];[$Tablas.$G$31])" office:value-type="string" office:string-value="001" calcext:value-type="string">
            <text:p>001</text:p>
          </table:table-cell>
          <table:table-cell table:style-name="ce25" table:formula="of:=MID([$'Compras-Ali'.$A228];[$Tablas.$E$32];[$Tablas.$G$32])" office:value-type="string" office:string-value="00001" calcext:value-type="string">
            <text:p>00001</text:p>
          </table:table-cell>
          <table:table-cell table:style-name="ce25" table:formula="of:=MID([$'Compras-Ali'.$A228];[$Tablas.$E$33];[$Tablas.$G$33])" office:value-type="string" office:string-value="00000000000009869536" calcext:value-type="string">
            <text:p>00000000000009869536</text:p>
          </table:table-cell>
          <table:table-cell table:style-name="ce25" table:formula="of:=MID([$'Compras-Ali'.$A228];[$Tablas.$E$34];[$Tablas.$G$34])" office:value-type="string" office:string-value="80" calcext:value-type="string">
            <text:p>80</text:p>
          </table:table-cell>
          <table:table-cell table:style-name="ce25" table:formula="of:=MID([$'Compras-Ali'.$A22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28]&lt;&gt;&quot;&quot;;VALUE(MID([$'Compras-Ali'.$A228];[$Tablas.$E$36];[$Tablas.$G$36]))/100;0)*IF(OR(VALUE([.A228])=3;VALUE([.A228])=8;VALUE([.A228])=13);-1;1)" office:value-type="float" office:value="7495.24" calcext:value-type="float">
            <text:p>7.495,24</text:p>
          </table:table-cell>
          <table:table-cell table:style-name="ce25" table:formula="of:=MID([$'Compras-Ali'.$A228];[$Tablas.$E$37];[$Tablas.$G$37])" office:value-type="string" office:string-value="0005" calcext:value-type="string">
            <text:p>0005</text:p>
          </table:table-cell>
          <table:table-cell table:style-name="ce28" table:formula="of:=IF([$'Compras-Ali'.$A228]&lt;&gt;&quot;&quot;;VALUE(MID([$'Compras-Ali'.$A228];[$Tablas.$E$38];[$Tablas.$G$38]))/100;0)*IF(OR(VALUE([.A228])=3;VALUE([.A228])=8;VALUE([.A228])=13);-1;1)" office:value-type="float" office:value="1574" calcext:value-type="float">
            <text:p>1.574,00</text:p>
          </table:table-cell>
          <table:table-cell table:number-columns-repeated="1016"/>
        </table:table-row>
        <table:table-row table:style-name="ro1">
          <table:table-cell table:style-name="ce25" table:formula="of:=MID([$'Compras-Ali'.$A229];[$Tablas.$E$31];[$Tablas.$G$31])" office:value-type="string" office:string-value="001" calcext:value-type="string">
            <text:p>001</text:p>
          </table:table-cell>
          <table:table-cell table:style-name="ce25" table:formula="of:=MID([$'Compras-Ali'.$A229];[$Tablas.$E$32];[$Tablas.$G$32])" office:value-type="string" office:string-value="00001" calcext:value-type="string">
            <text:p>00001</text:p>
          </table:table-cell>
          <table:table-cell table:style-name="ce25" table:formula="of:=MID([$'Compras-Ali'.$A229];[$Tablas.$E$33];[$Tablas.$G$33])" office:value-type="string" office:string-value="00000000000009869536" calcext:value-type="string">
            <text:p>00000000000009869536</text:p>
          </table:table-cell>
          <table:table-cell table:style-name="ce25" table:formula="of:=MID([$'Compras-Ali'.$A229];[$Tablas.$E$34];[$Tablas.$G$34])" office:value-type="string" office:string-value="80" calcext:value-type="string">
            <text:p>80</text:p>
          </table:table-cell>
          <table:table-cell table:style-name="ce25" table:formula="of:=MID([$'Compras-Ali'.$A22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29]&lt;&gt;&quot;&quot;;VALUE(MID([$'Compras-Ali'.$A229];[$Tablas.$E$36];[$Tablas.$G$36]))/100;0)*IF(OR(VALUE([.A229])=3;VALUE([.A229])=8;VALUE([.A229])=13);-1;1)" office:value-type="float" office:value="4116.86" calcext:value-type="float">
            <text:p>4.116,86</text:p>
          </table:table-cell>
          <table:table-cell table:style-name="ce25" table:formula="of:=MID([$'Compras-Ali'.$A229];[$Tablas.$E$37];[$Tablas.$G$37])" office:value-type="string" office:string-value="0004" calcext:value-type="string">
            <text:p>0004</text:p>
          </table:table-cell>
          <table:table-cell table:style-name="ce28" table:formula="of:=IF([$'Compras-Ali'.$A229]&lt;&gt;&quot;&quot;;VALUE(MID([$'Compras-Ali'.$A229];[$Tablas.$E$38];[$Tablas.$G$38]))/100;0)*IF(OR(VALUE([.A229])=3;VALUE([.A229])=8;VALUE([.A229])=13);-1;1)" office:value-type="float" office:value="432.27" calcext:value-type="float">
            <text:p>432,27</text:p>
          </table:table-cell>
          <table:table-cell table:number-columns-repeated="1016"/>
        </table:table-row>
        <table:table-row table:style-name="ro1">
          <table:table-cell table:style-name="ce25" table:formula="of:=MID([$'Compras-Ali'.$A230];[$Tablas.$E$31];[$Tablas.$G$31])" office:value-type="string" office:string-value="001" calcext:value-type="string">
            <text:p>001</text:p>
          </table:table-cell>
          <table:table-cell table:style-name="ce25" table:formula="of:=MID([$'Compras-Ali'.$A230];[$Tablas.$E$32];[$Tablas.$G$32])" office:value-type="string" office:string-value="00006" calcext:value-type="string">
            <text:p>00006</text:p>
          </table:table-cell>
          <table:table-cell table:style-name="ce25" table:formula="of:=MID([$'Compras-Ali'.$A230];[$Tablas.$E$33];[$Tablas.$G$33])" office:value-type="string" office:string-value="00000000000009565481" calcext:value-type="string">
            <text:p>00000000000009565481</text:p>
          </table:table-cell>
          <table:table-cell table:style-name="ce25" table:formula="of:=MID([$'Compras-Ali'.$A230];[$Tablas.$E$34];[$Tablas.$G$34])" office:value-type="string" office:string-value="80" calcext:value-type="string">
            <text:p>80</text:p>
          </table:table-cell>
          <table:table-cell table:style-name="ce25" table:formula="of:=MID([$'Compras-Ali'.$A230];[$Tablas.$E$35];[$Tablas.$G$35])" office:value-type="string" office:string-value="00000000030620177497" calcext:value-type="string">
            <text:p>00000000030620177497</text:p>
          </table:table-cell>
          <table:table-cell table:style-name="ce28" table:formula="of:=IF([$'Compras-Ali'.$A230]&lt;&gt;&quot;&quot;;VALUE(MID([$'Compras-Ali'.$A230];[$Tablas.$E$36];[$Tablas.$G$36]))/100;0)*IF(OR(VALUE([.A230])=3;VALUE([.A230])=8;VALUE([.A230])=13);-1;1)" office:value-type="float" office:value="1800" calcext:value-type="float">
            <text:p>1.800,00</text:p>
          </table:table-cell>
          <table:table-cell table:style-name="ce25" table:formula="of:=MID([$'Compras-Ali'.$A230];[$Tablas.$E$37];[$Tablas.$G$37])" office:value-type="string" office:string-value="0005" calcext:value-type="string">
            <text:p>0005</text:p>
          </table:table-cell>
          <table:table-cell table:style-name="ce28" table:formula="of:=IF([$'Compras-Ali'.$A230]&lt;&gt;&quot;&quot;;VALUE(MID([$'Compras-Ali'.$A230];[$Tablas.$E$38];[$Tablas.$G$38]))/100;0)*IF(OR(VALUE([.A230])=3;VALUE([.A230])=8;VALUE([.A230])=13);-1;1)" office:value-type="float" office:value="378" calcext:value-type="float">
            <text:p>378,00</text:p>
          </table:table-cell>
          <table:table-cell table:number-columns-repeated="1016"/>
        </table:table-row>
        <table:table-row table:style-name="ro1">
          <table:table-cell table:style-name="ce25" table:formula="of:=MID([$'Compras-Ali'.$A231];[$Tablas.$E$31];[$Tablas.$G$31])" office:value-type="string" office:string-value="001" calcext:value-type="string">
            <text:p>001</text:p>
          </table:table-cell>
          <table:table-cell table:style-name="ce25" table:formula="of:=MID([$'Compras-Ali'.$A231];[$Tablas.$E$32];[$Tablas.$G$32])" office:value-type="string" office:string-value="00006" calcext:value-type="string">
            <text:p>00006</text:p>
          </table:table-cell>
          <table:table-cell table:style-name="ce25" table:formula="of:=MID([$'Compras-Ali'.$A231];[$Tablas.$E$33];[$Tablas.$G$33])" office:value-type="string" office:string-value="00000000000009565560" calcext:value-type="string">
            <text:p>00000000000009565560</text:p>
          </table:table-cell>
          <table:table-cell table:style-name="ce25" table:formula="of:=MID([$'Compras-Ali'.$A231];[$Tablas.$E$34];[$Tablas.$G$34])" office:value-type="string" office:string-value="80" calcext:value-type="string">
            <text:p>80</text:p>
          </table:table-cell>
          <table:table-cell table:style-name="ce25" table:formula="of:=MID([$'Compras-Ali'.$A231];[$Tablas.$E$35];[$Tablas.$G$35])" office:value-type="string" office:string-value="00000000030620177497" calcext:value-type="string">
            <text:p>00000000030620177497</text:p>
          </table:table-cell>
          <table:table-cell table:style-name="ce28" table:formula="of:=IF([$'Compras-Ali'.$A231]&lt;&gt;&quot;&quot;;VALUE(MID([$'Compras-Ali'.$A231];[$Tablas.$E$36];[$Tablas.$G$36]))/100;0)*IF(OR(VALUE([.A231])=3;VALUE([.A231])=8;VALUE([.A231])=13);-1;1)" office:value-type="float" office:value="4620" calcext:value-type="float">
            <text:p>4.620,00</text:p>
          </table:table-cell>
          <table:table-cell table:style-name="ce25" table:formula="of:=MID([$'Compras-Ali'.$A231];[$Tablas.$E$37];[$Tablas.$G$37])" office:value-type="string" office:string-value="0005" calcext:value-type="string">
            <text:p>0005</text:p>
          </table:table-cell>
          <table:table-cell table:style-name="ce28" table:formula="of:=IF([$'Compras-Ali'.$A231]&lt;&gt;&quot;&quot;;VALUE(MID([$'Compras-Ali'.$A231];[$Tablas.$E$38];[$Tablas.$G$38]))/100;0)*IF(OR(VALUE([.A231])=3;VALUE([.A231])=8;VALUE([.A231])=13);-1;1)" office:value-type="float" office:value="970.2" calcext:value-type="float">
            <text:p>970,20</text:p>
          </table:table-cell>
          <table:table-cell table:number-columns-repeated="1016"/>
        </table:table-row>
        <table:table-row table:style-name="ro1">
          <table:table-cell table:style-name="ce25" table:formula="of:=MID([$'Compras-Ali'.$A232];[$Tablas.$E$31];[$Tablas.$G$31])" office:value-type="string" office:string-value="001" calcext:value-type="string">
            <text:p>001</text:p>
          </table:table-cell>
          <table:table-cell table:style-name="ce25" table:formula="of:=MID([$'Compras-Ali'.$A232];[$Tablas.$E$32];[$Tablas.$G$32])" office:value-type="string" office:string-value="00011" calcext:value-type="string">
            <text:p>00011</text:p>
          </table:table-cell>
          <table:table-cell table:style-name="ce25" table:formula="of:=MID([$'Compras-Ali'.$A232];[$Tablas.$E$33];[$Tablas.$G$33])" office:value-type="string" office:string-value="00000000000000009993" calcext:value-type="string">
            <text:p>00000000000000009993</text:p>
          </table:table-cell>
          <table:table-cell table:style-name="ce25" table:formula="of:=MID([$'Compras-Ali'.$A232];[$Tablas.$E$34];[$Tablas.$G$34])" office:value-type="string" office:string-value="80" calcext:value-type="string">
            <text:p>80</text:p>
          </table:table-cell>
          <table:table-cell table:style-name="ce25" table:formula="of:=MID([$'Compras-Ali'.$A232];[$Tablas.$E$35];[$Tablas.$G$35])" office:value-type="string" office:string-value="00000000030711569843" calcext:value-type="string">
            <text:p>00000000030711569843</text:p>
          </table:table-cell>
          <table:table-cell table:style-name="ce28" table:formula="of:=IF([$'Compras-Ali'.$A232]&lt;&gt;&quot;&quot;;VALUE(MID([$'Compras-Ali'.$A232];[$Tablas.$E$36];[$Tablas.$G$36]))/100;0)*IF(OR(VALUE([.A232])=3;VALUE([.A232])=8;VALUE([.A232])=13);-1;1)" office:value-type="float" office:value="5593.57" calcext:value-type="float">
            <text:p>5.593,57</text:p>
          </table:table-cell>
          <table:table-cell table:style-name="ce25" table:formula="of:=MID([$'Compras-Ali'.$A232];[$Tablas.$E$37];[$Tablas.$G$37])" office:value-type="string" office:string-value="0005" calcext:value-type="string">
            <text:p>0005</text:p>
          </table:table-cell>
          <table:table-cell table:style-name="ce28" table:formula="of:=IF([$'Compras-Ali'.$A232]&lt;&gt;&quot;&quot;;VALUE(MID([$'Compras-Ali'.$A232];[$Tablas.$E$38];[$Tablas.$G$38]))/100;0)*IF(OR(VALUE([.A232])=3;VALUE([.A232])=8;VALUE([.A232])=13);-1;1)" office:value-type="float" office:value="1174.65" calcext:value-type="float">
            <text:p>1.174,65</text:p>
          </table:table-cell>
          <table:table-cell table:number-columns-repeated="1016"/>
        </table:table-row>
        <table:table-row table:style-name="ro1">
          <table:table-cell table:style-name="ce25" table:formula="of:=MID([$'Compras-Ali'.$A233];[$Tablas.$E$31];[$Tablas.$G$31])" office:value-type="string" office:string-value="001" calcext:value-type="string">
            <text:p>001</text:p>
          </table:table-cell>
          <table:table-cell table:style-name="ce25" table:formula="of:=MID([$'Compras-Ali'.$A233];[$Tablas.$E$32];[$Tablas.$G$32])" office:value-type="string" office:string-value="00011" calcext:value-type="string">
            <text:p>00011</text:p>
          </table:table-cell>
          <table:table-cell table:style-name="ce25" table:formula="of:=MID([$'Compras-Ali'.$A233];[$Tablas.$E$33];[$Tablas.$G$33])" office:value-type="string" office:string-value="00000000000000002020" calcext:value-type="string">
            <text:p>00000000000000002020</text:p>
          </table:table-cell>
          <table:table-cell table:style-name="ce25" table:formula="of:=MID([$'Compras-Ali'.$A233];[$Tablas.$E$34];[$Tablas.$G$34])" office:value-type="string" office:string-value="80" calcext:value-type="string">
            <text:p>80</text:p>
          </table:table-cell>
          <table:table-cell table:style-name="ce25" table:formula="of:=MID([$'Compras-Ali'.$A233];[$Tablas.$E$35];[$Tablas.$G$35])" office:value-type="string" office:string-value="00000000030500010912" calcext:value-type="string">
            <text:p>00000000030500010912</text:p>
          </table:table-cell>
          <table:table-cell table:style-name="ce28" table:formula="of:=IF([$'Compras-Ali'.$A233]&lt;&gt;&quot;&quot;;VALUE(MID([$'Compras-Ali'.$A233];[$Tablas.$E$36];[$Tablas.$G$36]))/100;0)*IF(OR(VALUE([.A233])=3;VALUE([.A233])=8;VALUE([.A233])=13);-1;1)" office:value-type="float" office:value="1815" calcext:value-type="float">
            <text:p>1.815,00</text:p>
          </table:table-cell>
          <table:table-cell table:style-name="ce25" table:formula="of:=MID([$'Compras-Ali'.$A233];[$Tablas.$E$37];[$Tablas.$G$37])" office:value-type="string" office:string-value="0005" calcext:value-type="string">
            <text:p>0005</text:p>
          </table:table-cell>
          <table:table-cell table:style-name="ce28" table:formula="of:=IF([$'Compras-Ali'.$A233]&lt;&gt;&quot;&quot;;VALUE(MID([$'Compras-Ali'.$A233];[$Tablas.$E$38];[$Tablas.$G$38]))/100;0)*IF(OR(VALUE([.A233])=3;VALUE([.A233])=8;VALUE([.A233])=13);-1;1)" office:value-type="float" office:value="381.15" calcext:value-type="float">
            <text:p>381,15</text:p>
          </table:table-cell>
          <table:table-cell table:number-columns-repeated="1016"/>
        </table:table-row>
        <table:table-row table:style-name="ro1">
          <table:table-cell table:style-name="ce25" table:formula="of:=MID([$'Compras-Ali'.$A234];[$Tablas.$E$31];[$Tablas.$G$31])" office:value-type="string" office:string-value="001" calcext:value-type="string">
            <text:p>001</text:p>
          </table:table-cell>
          <table:table-cell table:style-name="ce25" table:formula="of:=MID([$'Compras-Ali'.$A234];[$Tablas.$E$32];[$Tablas.$G$32])" office:value-type="string" office:string-value="00001" calcext:value-type="string">
            <text:p>00001</text:p>
          </table:table-cell>
          <table:table-cell table:style-name="ce25" table:formula="of:=MID([$'Compras-Ali'.$A234];[$Tablas.$E$33];[$Tablas.$G$33])" office:value-type="string" office:string-value="00000000000000301120" calcext:value-type="string">
            <text:p>00000000000000301120</text:p>
          </table:table-cell>
          <table:table-cell table:style-name="ce25" table:formula="of:=MID([$'Compras-Ali'.$A234];[$Tablas.$E$34];[$Tablas.$G$34])" office:value-type="string" office:string-value="80" calcext:value-type="string">
            <text:p>80</text:p>
          </table:table-cell>
          <table:table-cell table:style-name="ce25" table:formula="of:=MID([$'Compras-Ali'.$A234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234]&lt;&gt;&quot;&quot;;VALUE(MID([$'Compras-Ali'.$A234];[$Tablas.$E$36];[$Tablas.$G$36]))/100;0)*IF(OR(VALUE([.A234])=3;VALUE([.A234])=8;VALUE([.A234])=13);-1;1)" office:value-type="float" office:value="87.76" calcext:value-type="float">
            <text:p>87,76</text:p>
          </table:table-cell>
          <table:table-cell table:style-name="ce25" table:formula="of:=MID([$'Compras-Ali'.$A234];[$Tablas.$E$37];[$Tablas.$G$37])" office:value-type="string" office:string-value="0005" calcext:value-type="string">
            <text:p>0005</text:p>
          </table:table-cell>
          <table:table-cell table:style-name="ce28" table:formula="of:=IF([$'Compras-Ali'.$A234]&lt;&gt;&quot;&quot;;VALUE(MID([$'Compras-Ali'.$A234];[$Tablas.$E$38];[$Tablas.$G$38]))/100;0)*IF(OR(VALUE([.A234])=3;VALUE([.A234])=8;VALUE([.A234])=13);-1;1)" office:value-type="float" office:value="18.43" calcext:value-type="float">
            <text:p>18,43</text:p>
          </table:table-cell>
          <table:table-cell table:number-columns-repeated="1016"/>
        </table:table-row>
        <table:table-row table:style-name="ro1">
          <table:table-cell table:style-name="ce25" table:formula="of:=MID([$'Compras-Ali'.$A235];[$Tablas.$E$31];[$Tablas.$G$31])" office:value-type="string" office:string-value="001" calcext:value-type="string">
            <text:p>001</text:p>
          </table:table-cell>
          <table:table-cell table:style-name="ce25" table:formula="of:=MID([$'Compras-Ali'.$A235];[$Tablas.$E$32];[$Tablas.$G$32])" office:value-type="string" office:string-value="00056" calcext:value-type="string">
            <text:p>00056</text:p>
          </table:table-cell>
          <table:table-cell table:style-name="ce25" table:formula="of:=MID([$'Compras-Ali'.$A235];[$Tablas.$E$33];[$Tablas.$G$33])" office:value-type="string" office:string-value="00000000000010440314" calcext:value-type="string">
            <text:p>00000000000010440314</text:p>
          </table:table-cell>
          <table:table-cell table:style-name="ce25" table:formula="of:=MID([$'Compras-Ali'.$A235];[$Tablas.$E$34];[$Tablas.$G$34])" office:value-type="string" office:string-value="80" calcext:value-type="string">
            <text:p>80</text:p>
          </table:table-cell>
          <table:table-cell table:style-name="ce25" table:formula="of:=MID([$'Compras-Ali'.$A235];[$Tablas.$E$35];[$Tablas.$G$35])" office:value-type="string" office:string-value="00000000030500010912" calcext:value-type="string">
            <text:p>00000000030500010912</text:p>
          </table:table-cell>
          <table:table-cell table:style-name="ce28" table:formula="of:=IF([$'Compras-Ali'.$A235]&lt;&gt;&quot;&quot;;VALUE(MID([$'Compras-Ali'.$A235];[$Tablas.$E$36];[$Tablas.$G$36]))/100;0)*IF(OR(VALUE([.A235])=3;VALUE([.A235])=8;VALUE([.A235])=13);-1;1)" office:value-type="float" office:value="7687.71" calcext:value-type="float">
            <text:p>7.687,71</text:p>
          </table:table-cell>
          <table:table-cell table:style-name="ce25" table:formula="of:=MID([$'Compras-Ali'.$A235];[$Tablas.$E$37];[$Tablas.$G$37])" office:value-type="string" office:string-value="0004" calcext:value-type="string">
            <text:p>0004</text:p>
          </table:table-cell>
          <table:table-cell table:style-name="ce28" table:formula="of:=IF([$'Compras-Ali'.$A235]&lt;&gt;&quot;&quot;;VALUE(MID([$'Compras-Ali'.$A235];[$Tablas.$E$38];[$Tablas.$G$38]))/100;0)*IF(OR(VALUE([.A235])=3;VALUE([.A235])=8;VALUE([.A235])=13);-1;1)" office:value-type="float" office:value="807.21" calcext:value-type="float">
            <text:p>807,21</text:p>
          </table:table-cell>
          <table:table-cell table:number-columns-repeated="1016"/>
        </table:table-row>
        <table:table-row table:style-name="ro1">
          <table:table-cell table:style-name="ce25" table:formula="of:=MID([$'Compras-Ali'.$A236];[$Tablas.$E$31];[$Tablas.$G$31])" office:value-type="string" office:string-value="001" calcext:value-type="string">
            <text:p>001</text:p>
          </table:table-cell>
          <table:table-cell table:style-name="ce25" table:formula="of:=MID([$'Compras-Ali'.$A236];[$Tablas.$E$32];[$Tablas.$G$32])" office:value-type="string" office:string-value="00001" calcext:value-type="string">
            <text:p>00001</text:p>
          </table:table-cell>
          <table:table-cell table:style-name="ce25" table:formula="of:=MID([$'Compras-Ali'.$A236];[$Tablas.$E$33];[$Tablas.$G$33])" office:value-type="string" office:string-value="00000000000000085301" calcext:value-type="string">
            <text:p>00000000000000085301</text:p>
          </table:table-cell>
          <table:table-cell table:style-name="ce25" table:formula="of:=MID([$'Compras-Ali'.$A236];[$Tablas.$E$34];[$Tablas.$G$34])" office:value-type="string" office:string-value="80" calcext:value-type="string">
            <text:p>80</text:p>
          </table:table-cell>
          <table:table-cell table:style-name="ce25" table:formula="of:=MID([$'Compras-Ali'.$A23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36]&lt;&gt;&quot;&quot;;VALUE(MID([$'Compras-Ali'.$A236];[$Tablas.$E$36];[$Tablas.$G$36]))/100;0)*IF(OR(VALUE([.A236])=3;VALUE([.A236])=8;VALUE([.A236])=13);-1;1)" office:value-type="float" office:value="3.76" calcext:value-type="float">
            <text:p>3,76</text:p>
          </table:table-cell>
          <table:table-cell table:style-name="ce25" table:formula="of:=MID([$'Compras-Ali'.$A236];[$Tablas.$E$37];[$Tablas.$G$37])" office:value-type="string" office:string-value="0005" calcext:value-type="string">
            <text:p>0005</text:p>
          </table:table-cell>
          <table:table-cell table:style-name="ce28" table:formula="of:=IF([$'Compras-Ali'.$A236]&lt;&gt;&quot;&quot;;VALUE(MID([$'Compras-Ali'.$A236];[$Tablas.$E$38];[$Tablas.$G$38]))/100;0)*IF(OR(VALUE([.A236])=3;VALUE([.A236])=8;VALUE([.A236])=13);-1;1)" office:value-type="float" office:value="0.79" calcext:value-type="float">
            <text:p>0,79</text:p>
          </table:table-cell>
          <table:table-cell table:number-columns-repeated="1016"/>
        </table:table-row>
        <table:table-row table:style-name="ro1">
          <table:table-cell table:style-name="ce25" table:formula="of:=MID([$'Compras-Ali'.$A237];[$Tablas.$E$31];[$Tablas.$G$31])" office:value-type="string" office:string-value="001" calcext:value-type="string">
            <text:p>001</text:p>
          </table:table-cell>
          <table:table-cell table:style-name="ce25" table:formula="of:=MID([$'Compras-Ali'.$A237];[$Tablas.$E$32];[$Tablas.$G$32])" office:value-type="string" office:string-value="00001" calcext:value-type="string">
            <text:p>00001</text:p>
          </table:table-cell>
          <table:table-cell table:style-name="ce25" table:formula="of:=MID([$'Compras-Ali'.$A237];[$Tablas.$E$33];[$Tablas.$G$33])" office:value-type="string" office:string-value="00000000000000084885" calcext:value-type="string">
            <text:p>00000000000000084885</text:p>
          </table:table-cell>
          <table:table-cell table:style-name="ce25" table:formula="of:=MID([$'Compras-Ali'.$A237];[$Tablas.$E$34];[$Tablas.$G$34])" office:value-type="string" office:string-value="80" calcext:value-type="string">
            <text:p>80</text:p>
          </table:table-cell>
          <table:table-cell table:style-name="ce25" table:formula="of:=MID([$'Compras-Ali'.$A23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37]&lt;&gt;&quot;&quot;;VALUE(MID([$'Compras-Ali'.$A237];[$Tablas.$E$36];[$Tablas.$G$36]))/100;0)*IF(OR(VALUE([.A237])=3;VALUE([.A237])=8;VALUE([.A237])=13);-1;1)" office:value-type="float" office:value="19.52" calcext:value-type="float">
            <text:p>19,52</text:p>
          </table:table-cell>
          <table:table-cell table:style-name="ce25" table:formula="of:=MID([$'Compras-Ali'.$A237];[$Tablas.$E$37];[$Tablas.$G$37])" office:value-type="string" office:string-value="0005" calcext:value-type="string">
            <text:p>0005</text:p>
          </table:table-cell>
          <table:table-cell table:style-name="ce28" table:formula="of:=IF([$'Compras-Ali'.$A237]&lt;&gt;&quot;&quot;;VALUE(MID([$'Compras-Ali'.$A237];[$Tablas.$E$38];[$Tablas.$G$38]))/100;0)*IF(OR(VALUE([.A237])=3;VALUE([.A237])=8;VALUE([.A237])=13);-1;1)" office:value-type="float" office:value="4.1" calcext:value-type="float">
            <text:p>4,10</text:p>
          </table:table-cell>
          <table:table-cell table:number-columns-repeated="1016"/>
        </table:table-row>
        <table:table-row table:style-name="ro1">
          <table:table-cell table:style-name="ce25" table:formula="of:=MID([$'Compras-Ali'.$A238];[$Tablas.$E$31];[$Tablas.$G$31])" office:value-type="string" office:string-value="001" calcext:value-type="string">
            <text:p>001</text:p>
          </table:table-cell>
          <table:table-cell table:style-name="ce25" table:formula="of:=MID([$'Compras-Ali'.$A238];[$Tablas.$E$32];[$Tablas.$G$32])" office:value-type="string" office:string-value="00001" calcext:value-type="string">
            <text:p>00001</text:p>
          </table:table-cell>
          <table:table-cell table:style-name="ce25" table:formula="of:=MID([$'Compras-Ali'.$A238];[$Tablas.$E$33];[$Tablas.$G$33])" office:value-type="string" office:string-value="00000000000000085296" calcext:value-type="string">
            <text:p>00000000000000085296</text:p>
          </table:table-cell>
          <table:table-cell table:style-name="ce25" table:formula="of:=MID([$'Compras-Ali'.$A238];[$Tablas.$E$34];[$Tablas.$G$34])" office:value-type="string" office:string-value="80" calcext:value-type="string">
            <text:p>80</text:p>
          </table:table-cell>
          <table:table-cell table:style-name="ce25" table:formula="of:=MID([$'Compras-Ali'.$A23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38]&lt;&gt;&quot;&quot;;VALUE(MID([$'Compras-Ali'.$A238];[$Tablas.$E$36];[$Tablas.$G$36]))/100;0)*IF(OR(VALUE([.A238])=3;VALUE([.A238])=8;VALUE([.A238])=13);-1;1)" office:value-type="float" office:value="42.48" calcext:value-type="float">
            <text:p>42,48</text:p>
          </table:table-cell>
          <table:table-cell table:style-name="ce25" table:formula="of:=MID([$'Compras-Ali'.$A238];[$Tablas.$E$37];[$Tablas.$G$37])" office:value-type="string" office:string-value="0005" calcext:value-type="string">
            <text:p>0005</text:p>
          </table:table-cell>
          <table:table-cell table:style-name="ce28" table:formula="of:=IF([$'Compras-Ali'.$A238]&lt;&gt;&quot;&quot;;VALUE(MID([$'Compras-Ali'.$A238];[$Tablas.$E$38];[$Tablas.$G$38]))/100;0)*IF(OR(VALUE([.A238])=3;VALUE([.A238])=8;VALUE([.A238])=13);-1;1)" office:value-type="float" office:value="8.92" calcext:value-type="float">
            <text:p>8,92</text:p>
          </table:table-cell>
          <table:table-cell table:number-columns-repeated="1016"/>
        </table:table-row>
        <table:table-row table:style-name="ro1">
          <table:table-cell table:style-name="ce25" table:formula="of:=MID([$'Compras-Ali'.$A239];[$Tablas.$E$31];[$Tablas.$G$31])" office:value-type="string" office:string-value="001" calcext:value-type="string">
            <text:p>001</text:p>
          </table:table-cell>
          <table:table-cell table:style-name="ce25" table:formula="of:=MID([$'Compras-Ali'.$A239];[$Tablas.$E$32];[$Tablas.$G$32])" office:value-type="string" office:string-value="00001" calcext:value-type="string">
            <text:p>00001</text:p>
          </table:table-cell>
          <table:table-cell table:style-name="ce25" table:formula="of:=MID([$'Compras-Ali'.$A239];[$Tablas.$E$33];[$Tablas.$G$33])" office:value-type="string" office:string-value="00000000000000085277" calcext:value-type="string">
            <text:p>00000000000000085277</text:p>
          </table:table-cell>
          <table:table-cell table:style-name="ce25" table:formula="of:=MID([$'Compras-Ali'.$A239];[$Tablas.$E$34];[$Tablas.$G$34])" office:value-type="string" office:string-value="80" calcext:value-type="string">
            <text:p>80</text:p>
          </table:table-cell>
          <table:table-cell table:style-name="ce25" table:formula="of:=MID([$'Compras-Ali'.$A23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39]&lt;&gt;&quot;&quot;;VALUE(MID([$'Compras-Ali'.$A239];[$Tablas.$E$36];[$Tablas.$G$36]))/100;0)*IF(OR(VALUE([.A239])=3;VALUE([.A239])=8;VALUE([.A239])=13);-1;1)" office:value-type="float" office:value="88.19" calcext:value-type="float">
            <text:p>88,19</text:p>
          </table:table-cell>
          <table:table-cell table:style-name="ce25" table:formula="of:=MID([$'Compras-Ali'.$A239];[$Tablas.$E$37];[$Tablas.$G$37])" office:value-type="string" office:string-value="0005" calcext:value-type="string">
            <text:p>0005</text:p>
          </table:table-cell>
          <table:table-cell table:style-name="ce28" table:formula="of:=IF([$'Compras-Ali'.$A239]&lt;&gt;&quot;&quot;;VALUE(MID([$'Compras-Ali'.$A239];[$Tablas.$E$38];[$Tablas.$G$38]))/100;0)*IF(OR(VALUE([.A239])=3;VALUE([.A239])=8;VALUE([.A239])=13);-1;1)" office:value-type="float" office:value="18.52" calcext:value-type="float">
            <text:p>18,52</text:p>
          </table:table-cell>
          <table:table-cell table:number-columns-repeated="1016"/>
        </table:table-row>
        <table:table-row table:style-name="ro1">
          <table:table-cell table:style-name="ce25" table:formula="of:=MID([$'Compras-Ali'.$A240];[$Tablas.$E$31];[$Tablas.$G$31])" office:value-type="string" office:string-value="001" calcext:value-type="string">
            <text:p>001</text:p>
          </table:table-cell>
          <table:table-cell table:style-name="ce25" table:formula="of:=MID([$'Compras-Ali'.$A240];[$Tablas.$E$32];[$Tablas.$G$32])" office:value-type="string" office:string-value="00001" calcext:value-type="string">
            <text:p>00001</text:p>
          </table:table-cell>
          <table:table-cell table:style-name="ce25" table:formula="of:=MID([$'Compras-Ali'.$A240];[$Tablas.$E$33];[$Tablas.$G$33])" office:value-type="string" office:string-value="00000000000000084884" calcext:value-type="string">
            <text:p>00000000000000084884</text:p>
          </table:table-cell>
          <table:table-cell table:style-name="ce25" table:formula="of:=MID([$'Compras-Ali'.$A240];[$Tablas.$E$34];[$Tablas.$G$34])" office:value-type="string" office:string-value="80" calcext:value-type="string">
            <text:p>80</text:p>
          </table:table-cell>
          <table:table-cell table:style-name="ce25" table:formula="of:=MID([$'Compras-Ali'.$A240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40]&lt;&gt;&quot;&quot;;VALUE(MID([$'Compras-Ali'.$A240];[$Tablas.$E$36];[$Tablas.$G$36]))/100;0)*IF(OR(VALUE([.A240])=3;VALUE([.A240])=8;VALUE([.A240])=13);-1;1)" office:value-type="float" office:value="205.05" calcext:value-type="float">
            <text:p>205,05</text:p>
          </table:table-cell>
          <table:table-cell table:style-name="ce25" table:formula="of:=MID([$'Compras-Ali'.$A240];[$Tablas.$E$37];[$Tablas.$G$37])" office:value-type="string" office:string-value="0005" calcext:value-type="string">
            <text:p>0005</text:p>
          </table:table-cell>
          <table:table-cell table:style-name="ce28" table:formula="of:=IF([$'Compras-Ali'.$A240]&lt;&gt;&quot;&quot;;VALUE(MID([$'Compras-Ali'.$A240];[$Tablas.$E$38];[$Tablas.$G$38]))/100;0)*IF(OR(VALUE([.A240])=3;VALUE([.A240])=8;VALUE([.A240])=13);-1;1)" office:value-type="float" office:value="43.06" calcext:value-type="float">
            <text:p>43,06</text:p>
          </table:table-cell>
          <table:table-cell table:number-columns-repeated="1016"/>
        </table:table-row>
        <table:table-row table:style-name="ro1">
          <table:table-cell table:style-name="ce25" table:formula="of:=MID([$'Compras-Ali'.$A241];[$Tablas.$E$31];[$Tablas.$G$31])" office:value-type="string" office:string-value="001" calcext:value-type="string">
            <text:p>001</text:p>
          </table:table-cell>
          <table:table-cell table:style-name="ce25" table:formula="of:=MID([$'Compras-Ali'.$A241];[$Tablas.$E$32];[$Tablas.$G$32])" office:value-type="string" office:string-value="00001" calcext:value-type="string">
            <text:p>00001</text:p>
          </table:table-cell>
          <table:table-cell table:style-name="ce25" table:formula="of:=MID([$'Compras-Ali'.$A241];[$Tablas.$E$33];[$Tablas.$G$33])" office:value-type="string" office:string-value="00000000000000085289" calcext:value-type="string">
            <text:p>00000000000000085289</text:p>
          </table:table-cell>
          <table:table-cell table:style-name="ce25" table:formula="of:=MID([$'Compras-Ali'.$A241];[$Tablas.$E$34];[$Tablas.$G$34])" office:value-type="string" office:string-value="80" calcext:value-type="string">
            <text:p>80</text:p>
          </table:table-cell>
          <table:table-cell table:style-name="ce25" table:formula="of:=MID([$'Compras-Ali'.$A241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41]&lt;&gt;&quot;&quot;;VALUE(MID([$'Compras-Ali'.$A241];[$Tablas.$E$36];[$Tablas.$G$36]))/100;0)*IF(OR(VALUE([.A241])=3;VALUE([.A241])=8;VALUE([.A241])=13);-1;1)" office:value-type="float" office:value="4.76" calcext:value-type="float">
            <text:p>4,76</text:p>
          </table:table-cell>
          <table:table-cell table:style-name="ce25" table:formula="of:=MID([$'Compras-Ali'.$A241];[$Tablas.$E$37];[$Tablas.$G$37])" office:value-type="string" office:string-value="0005" calcext:value-type="string">
            <text:p>0005</text:p>
          </table:table-cell>
          <table:table-cell table:style-name="ce28" table:formula="of:=IF([$'Compras-Ali'.$A241]&lt;&gt;&quot;&quot;;VALUE(MID([$'Compras-Ali'.$A241];[$Tablas.$E$38];[$Tablas.$G$38]))/100;0)*IF(OR(VALUE([.A241])=3;VALUE([.A241])=8;VALUE([.A241])=13);-1;1)" office:value-type="float" office:value="1" calcext:value-type="float">
            <text:p>1,00</text:p>
          </table:table-cell>
          <table:table-cell table:number-columns-repeated="1016"/>
        </table:table-row>
        <table:table-row table:style-name="ro1">
          <table:table-cell table:style-name="ce25" table:formula="of:=MID([$'Compras-Ali'.$A242];[$Tablas.$E$31];[$Tablas.$G$31])" office:value-type="string" office:string-value="001" calcext:value-type="string">
            <text:p>001</text:p>
          </table:table-cell>
          <table:table-cell table:style-name="ce25" table:formula="of:=MID([$'Compras-Ali'.$A242];[$Tablas.$E$32];[$Tablas.$G$32])" office:value-type="string" office:string-value="00013" calcext:value-type="string">
            <text:p>00013</text:p>
          </table:table-cell>
          <table:table-cell table:style-name="ce25" table:formula="of:=MID([$'Compras-Ali'.$A242];[$Tablas.$E$33];[$Tablas.$G$33])" office:value-type="string" office:string-value="00000000000000036042" calcext:value-type="string">
            <text:p>00000000000000036042</text:p>
          </table:table-cell>
          <table:table-cell table:style-name="ce25" table:formula="of:=MID([$'Compras-Ali'.$A242];[$Tablas.$E$34];[$Tablas.$G$34])" office:value-type="string" office:string-value="80" calcext:value-type="string">
            <text:p>80</text:p>
          </table:table-cell>
          <table:table-cell table:style-name="ce25" table:formula="of:=MID([$'Compras-Ali'.$A242];[$Tablas.$E$35];[$Tablas.$G$35])" office:value-type="string" office:string-value="00000000030641428104" calcext:value-type="string">
            <text:p>00000000030641428104</text:p>
          </table:table-cell>
          <table:table-cell table:style-name="ce28" table:formula="of:=IF([$'Compras-Ali'.$A242]&lt;&gt;&quot;&quot;;VALUE(MID([$'Compras-Ali'.$A242];[$Tablas.$E$36];[$Tablas.$G$36]))/100;0)*IF(OR(VALUE([.A242])=3;VALUE([.A242])=8;VALUE([.A242])=13);-1;1)" office:value-type="float" office:value="179173.57" calcext:value-type="float">
            <text:p>179.173,57</text:p>
          </table:table-cell>
          <table:table-cell table:style-name="ce25" table:formula="of:=MID([$'Compras-Ali'.$A242];[$Tablas.$E$37];[$Tablas.$G$37])" office:value-type="string" office:string-value="0005" calcext:value-type="string">
            <text:p>0005</text:p>
          </table:table-cell>
          <table:table-cell table:style-name="ce28" table:formula="of:=IF([$'Compras-Ali'.$A242]&lt;&gt;&quot;&quot;;VALUE(MID([$'Compras-Ali'.$A242];[$Tablas.$E$38];[$Tablas.$G$38]))/100;0)*IF(OR(VALUE([.A242])=3;VALUE([.A242])=8;VALUE([.A242])=13);-1;1)" office:value-type="float" office:value="37626.45" calcext:value-type="float">
            <text:p>37.626,45</text:p>
          </table:table-cell>
          <table:table-cell table:number-columns-repeated="1016"/>
        </table:table-row>
        <table:table-row table:style-name="ro1">
          <table:table-cell table:style-name="ce25" table:formula="of:=MID([$'Compras-Ali'.$A243];[$Tablas.$E$31];[$Tablas.$G$31])" office:value-type="string" office:string-value="001" calcext:value-type="string">
            <text:p>001</text:p>
          </table:table-cell>
          <table:table-cell table:style-name="ce25" table:formula="of:=MID([$'Compras-Ali'.$A243];[$Tablas.$E$32];[$Tablas.$G$32])" office:value-type="string" office:string-value="00001" calcext:value-type="string">
            <text:p>00001</text:p>
          </table:table-cell>
          <table:table-cell table:style-name="ce25" table:formula="of:=MID([$'Compras-Ali'.$A243];[$Tablas.$E$33];[$Tablas.$G$33])" office:value-type="string" office:string-value="00000000000000022713" calcext:value-type="string">
            <text:p>00000000000000022713</text:p>
          </table:table-cell>
          <table:table-cell table:style-name="ce25" table:formula="of:=MID([$'Compras-Ali'.$A243];[$Tablas.$E$34];[$Tablas.$G$34])" office:value-type="string" office:string-value="80" calcext:value-type="string">
            <text:p>80</text:p>
          </table:table-cell>
          <table:table-cell table:style-name="ce25" table:formula="of:=MID([$'Compras-Ali'.$A243];[$Tablas.$E$35];[$Tablas.$G$35])" office:value-type="string" office:string-value="00000000030562909342" calcext:value-type="string">
            <text:p>00000000030562909342</text:p>
          </table:table-cell>
          <table:table-cell table:style-name="ce28" table:formula="of:=IF([$'Compras-Ali'.$A243]&lt;&gt;&quot;&quot;;VALUE(MID([$'Compras-Ali'.$A243];[$Tablas.$E$36];[$Tablas.$G$36]))/100;0)*IF(OR(VALUE([.A243])=3;VALUE([.A243])=8;VALUE([.A243])=13);-1;1)" office:value-type="float" office:value="12905.19" calcext:value-type="float">
            <text:p>12.905,19</text:p>
          </table:table-cell>
          <table:table-cell table:style-name="ce25" table:formula="of:=MID([$'Compras-Ali'.$A243];[$Tablas.$E$37];[$Tablas.$G$37])" office:value-type="string" office:string-value="0005" calcext:value-type="string">
            <text:p>0005</text:p>
          </table:table-cell>
          <table:table-cell table:style-name="ce28" table:formula="of:=IF([$'Compras-Ali'.$A243]&lt;&gt;&quot;&quot;;VALUE(MID([$'Compras-Ali'.$A243];[$Tablas.$E$38];[$Tablas.$G$38]))/100;0)*IF(OR(VALUE([.A243])=3;VALUE([.A243])=8;VALUE([.A243])=13);-1;1)" office:value-type="float" office:value="2710.09" calcext:value-type="float">
            <text:p>2.710,09</text:p>
          </table:table-cell>
          <table:table-cell table:number-columns-repeated="1016"/>
        </table:table-row>
        <table:table-row table:style-name="ro1">
          <table:table-cell table:style-name="ce25" table:formula="of:=MID([$'Compras-Ali'.$A244];[$Tablas.$E$31];[$Tablas.$G$31])" office:value-type="string" office:string-value="001" calcext:value-type="string">
            <text:p>001</text:p>
          </table:table-cell>
          <table:table-cell table:style-name="ce25" table:formula="of:=MID([$'Compras-Ali'.$A244];[$Tablas.$E$32];[$Tablas.$G$32])" office:value-type="string" office:string-value="00007" calcext:value-type="string">
            <text:p>00007</text:p>
          </table:table-cell>
          <table:table-cell table:style-name="ce25" table:formula="of:=MID([$'Compras-Ali'.$A244];[$Tablas.$E$33];[$Tablas.$G$33])" office:value-type="string" office:string-value="00000000000000000968" calcext:value-type="string">
            <text:p>00000000000000000968</text:p>
          </table:table-cell>
          <table:table-cell table:style-name="ce25" table:formula="of:=MID([$'Compras-Ali'.$A244];[$Tablas.$E$34];[$Tablas.$G$34])" office:value-type="string" office:string-value="80" calcext:value-type="string">
            <text:p>80</text:p>
          </table:table-cell>
          <table:table-cell table:style-name="ce25" table:formula="of:=MID([$'Compras-Ali'.$A244];[$Tablas.$E$35];[$Tablas.$G$35])" office:value-type="string" office:string-value="00000000030504549328" calcext:value-type="string">
            <text:p>00000000030504549328</text:p>
          </table:table-cell>
          <table:table-cell table:style-name="ce28" table:formula="of:=IF([$'Compras-Ali'.$A244]&lt;&gt;&quot;&quot;;VALUE(MID([$'Compras-Ali'.$A244];[$Tablas.$E$36];[$Tablas.$G$36]))/100;0)*IF(OR(VALUE([.A244])=3;VALUE([.A244])=8;VALUE([.A244])=13);-1;1)" office:value-type="float" office:value="300000" calcext:value-type="float">
            <text:p>300.000,00</text:p>
          </table:table-cell>
          <table:table-cell table:style-name="ce25" table:formula="of:=MID([$'Compras-Ali'.$A244];[$Tablas.$E$37];[$Tablas.$G$37])" office:value-type="string" office:string-value="0005" calcext:value-type="string">
            <text:p>0005</text:p>
          </table:table-cell>
          <table:table-cell table:style-name="ce28" table:formula="of:=IF([$'Compras-Ali'.$A244]&lt;&gt;&quot;&quot;;VALUE(MID([$'Compras-Ali'.$A244];[$Tablas.$E$38];[$Tablas.$G$38]))/100;0)*IF(OR(VALUE([.A244])=3;VALUE([.A244])=8;VALUE([.A244])=13);-1;1)" office:value-type="float" office:value="63000" calcext:value-type="float">
            <text:p>63.000,00</text:p>
          </table:table-cell>
          <table:table-cell table:number-columns-repeated="1016"/>
        </table:table-row>
        <table:table-row table:style-name="ro1">
          <table:table-cell table:style-name="ce25" table:formula="of:=MID([$'Compras-Ali'.$A245];[$Tablas.$E$31];[$Tablas.$G$31])" office:value-type="string" office:string-value="001" calcext:value-type="string">
            <text:p>001</text:p>
          </table:table-cell>
          <table:table-cell table:style-name="ce25" table:formula="of:=MID([$'Compras-Ali'.$A245];[$Tablas.$E$32];[$Tablas.$G$32])" office:value-type="string" office:string-value="00001" calcext:value-type="string">
            <text:p>00001</text:p>
          </table:table-cell>
          <table:table-cell table:style-name="ce25" table:formula="of:=MID([$'Compras-Ali'.$A245];[$Tablas.$E$33];[$Tablas.$G$33])" office:value-type="string" office:string-value="00000000000000011220" calcext:value-type="string">
            <text:p>00000000000000011220</text:p>
          </table:table-cell>
          <table:table-cell table:style-name="ce25" table:formula="of:=MID([$'Compras-Ali'.$A245];[$Tablas.$E$34];[$Tablas.$G$34])" office:value-type="string" office:string-value="80" calcext:value-type="string">
            <text:p>80</text:p>
          </table:table-cell>
          <table:table-cell table:style-name="ce25" table:formula="of:=MID([$'Compras-Ali'.$A245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245]&lt;&gt;&quot;&quot;;VALUE(MID([$'Compras-Ali'.$A245];[$Tablas.$E$36];[$Tablas.$G$36]))/100;0)*IF(OR(VALUE([.A245])=3;VALUE([.A245])=8;VALUE([.A245])=13);-1;1)" office:value-type="float" office:value="20.24" calcext:value-type="float">
            <text:p>20,24</text:p>
          </table:table-cell>
          <table:table-cell table:style-name="ce25" table:formula="of:=MID([$'Compras-Ali'.$A245];[$Tablas.$E$37];[$Tablas.$G$37])" office:value-type="string" office:string-value="0005" calcext:value-type="string">
            <text:p>0005</text:p>
          </table:table-cell>
          <table:table-cell table:style-name="ce28" table:formula="of:=IF([$'Compras-Ali'.$A245]&lt;&gt;&quot;&quot;;VALUE(MID([$'Compras-Ali'.$A245];[$Tablas.$E$38];[$Tablas.$G$38]))/100;0)*IF(OR(VALUE([.A245])=3;VALUE([.A245])=8;VALUE([.A245])=13);-1;1)" office:value-type="float" office:value="4.25" calcext:value-type="float">
            <text:p>4,25</text:p>
          </table:table-cell>
          <table:table-cell table:number-columns-repeated="1016"/>
        </table:table-row>
        <table:table-row table:style-name="ro1">
          <table:table-cell table:style-name="ce25" table:formula="of:=MID([$'Compras-Ali'.$A246];[$Tablas.$E$31];[$Tablas.$G$31])" office:value-type="string" office:string-value="001" calcext:value-type="string">
            <text:p>001</text:p>
          </table:table-cell>
          <table:table-cell table:style-name="ce25" table:formula="of:=MID([$'Compras-Ali'.$A246];[$Tablas.$E$32];[$Tablas.$G$32])" office:value-type="string" office:string-value="02017" calcext:value-type="string">
            <text:p>02017</text:p>
          </table:table-cell>
          <table:table-cell table:style-name="ce25" table:formula="of:=MID([$'Compras-Ali'.$A246];[$Tablas.$E$33];[$Tablas.$G$33])" office:value-type="string" office:string-value="00000000000002535859" calcext:value-type="string">
            <text:p>00000000000002535859</text:p>
          </table:table-cell>
          <table:table-cell table:style-name="ce25" table:formula="of:=MID([$'Compras-Ali'.$A246];[$Tablas.$E$34];[$Tablas.$G$34])" office:value-type="string" office:string-value="80" calcext:value-type="string">
            <text:p>80</text:p>
          </table:table-cell>
          <table:table-cell table:style-name="ce25" table:formula="of:=MID([$'Compras-Ali'.$A246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46]&lt;&gt;&quot;&quot;;VALUE(MID([$'Compras-Ali'.$A246];[$Tablas.$E$36];[$Tablas.$G$36]))/100;0)*IF(OR(VALUE([.A246])=3;VALUE([.A246])=8;VALUE([.A246])=13);-1;1)" office:value-type="float" office:value="1585473.86" calcext:value-type="float">
            <text:p>1.585.473,86</text:p>
          </table:table-cell>
          <table:table-cell table:style-name="ce25" table:formula="of:=MID([$'Compras-Ali'.$A246];[$Tablas.$E$37];[$Tablas.$G$37])" office:value-type="string" office:string-value="0005" calcext:value-type="string">
            <text:p>0005</text:p>
          </table:table-cell>
          <table:table-cell table:style-name="ce28" table:formula="of:=IF([$'Compras-Ali'.$A246]&lt;&gt;&quot;&quot;;VALUE(MID([$'Compras-Ali'.$A246];[$Tablas.$E$38];[$Tablas.$G$38]))/100;0)*IF(OR(VALUE([.A246])=3;VALUE([.A246])=8;VALUE([.A246])=13);-1;1)" office:value-type="float" office:value="332949.51" calcext:value-type="float">
            <text:p>332.949,51</text:p>
          </table:table-cell>
          <table:table-cell table:number-columns-repeated="1016"/>
        </table:table-row>
        <table:table-row table:style-name="ro1">
          <table:table-cell table:style-name="ce25" table:formula="of:=MID([$'Compras-Ali'.$A247];[$Tablas.$E$31];[$Tablas.$G$31])" office:value-type="string" office:string-value="001" calcext:value-type="string">
            <text:p>001</text:p>
          </table:table-cell>
          <table:table-cell table:style-name="ce25" table:formula="of:=MID([$'Compras-Ali'.$A247];[$Tablas.$E$32];[$Tablas.$G$32])" office:value-type="string" office:string-value="00003" calcext:value-type="string">
            <text:p>00003</text:p>
          </table:table-cell>
          <table:table-cell table:style-name="ce25" table:formula="of:=MID([$'Compras-Ali'.$A247];[$Tablas.$E$33];[$Tablas.$G$33])" office:value-type="string" office:string-value="00000000000000005751" calcext:value-type="string">
            <text:p>00000000000000005751</text:p>
          </table:table-cell>
          <table:table-cell table:style-name="ce25" table:formula="of:=MID([$'Compras-Ali'.$A247];[$Tablas.$E$34];[$Tablas.$G$34])" office:value-type="string" office:string-value="80" calcext:value-type="string">
            <text:p>80</text:p>
          </table:table-cell>
          <table:table-cell table:style-name="ce25" table:formula="of:=MID([$'Compras-Ali'.$A247];[$Tablas.$E$35];[$Tablas.$G$35])" office:value-type="string" office:string-value="00000000030707420045" calcext:value-type="string">
            <text:p>00000000030707420045</text:p>
          </table:table-cell>
          <table:table-cell table:style-name="ce28" table:formula="of:=IF([$'Compras-Ali'.$A247]&lt;&gt;&quot;&quot;;VALUE(MID([$'Compras-Ali'.$A247];[$Tablas.$E$36];[$Tablas.$G$36]))/100;0)*IF(OR(VALUE([.A247])=3;VALUE([.A247])=8;VALUE([.A247])=13);-1;1)" office:value-type="float" office:value="17330.57" calcext:value-type="float">
            <text:p>17.330,57</text:p>
          </table:table-cell>
          <table:table-cell table:style-name="ce25" table:formula="of:=MID([$'Compras-Ali'.$A247];[$Tablas.$E$37];[$Tablas.$G$37])" office:value-type="string" office:string-value="0005" calcext:value-type="string">
            <text:p>0005</text:p>
          </table:table-cell>
          <table:table-cell table:style-name="ce28" table:formula="of:=IF([$'Compras-Ali'.$A247]&lt;&gt;&quot;&quot;;VALUE(MID([$'Compras-Ali'.$A247];[$Tablas.$E$38];[$Tablas.$G$38]))/100;0)*IF(OR(VALUE([.A247])=3;VALUE([.A247])=8;VALUE([.A247])=13);-1;1)" office:value-type="float" office:value="3639.42" calcext:value-type="float">
            <text:p>3.639,42</text:p>
          </table:table-cell>
          <table:table-cell table:number-columns-repeated="1016"/>
        </table:table-row>
        <table:table-row table:style-name="ro1">
          <table:table-cell table:style-name="ce25" table:formula="of:=MID([$'Compras-Ali'.$A248];[$Tablas.$E$31];[$Tablas.$G$31])" office:value-type="string" office:string-value="001" calcext:value-type="string">
            <text:p>001</text:p>
          </table:table-cell>
          <table:table-cell table:style-name="ce25" table:formula="of:=MID([$'Compras-Ali'.$A248];[$Tablas.$E$32];[$Tablas.$G$32])" office:value-type="string" office:string-value="00098" calcext:value-type="string">
            <text:p>00098</text:p>
          </table:table-cell>
          <table:table-cell table:style-name="ce25" table:formula="of:=MID([$'Compras-Ali'.$A248];[$Tablas.$E$33];[$Tablas.$G$33])" office:value-type="string" office:string-value="00000000000020790107" calcext:value-type="string">
            <text:p>00000000000020790107</text:p>
          </table:table-cell>
          <table:table-cell table:style-name="ce25" table:formula="of:=MID([$'Compras-Ali'.$A248];[$Tablas.$E$34];[$Tablas.$G$34])" office:value-type="string" office:string-value="80" calcext:value-type="string">
            <text:p>80</text:p>
          </table:table-cell>
          <table:table-cell table:style-name="ce25" table:formula="of:=MID([$'Compras-Ali'.$A248];[$Tablas.$E$35];[$Tablas.$G$35])" office:value-type="string" office:string-value="00000000030658650242" calcext:value-type="string">
            <text:p>00000000030658650242</text:p>
          </table:table-cell>
          <table:table-cell table:style-name="ce28" table:formula="of:=IF([$'Compras-Ali'.$A248]&lt;&gt;&quot;&quot;;VALUE(MID([$'Compras-Ali'.$A248];[$Tablas.$E$36];[$Tablas.$G$36]))/100;0)*IF(OR(VALUE([.A248])=3;VALUE([.A248])=8;VALUE([.A248])=13);-1;1)" office:value-type="float" office:value="25544.52" calcext:value-type="float">
            <text:p>25.544,52</text:p>
          </table:table-cell>
          <table:table-cell table:style-name="ce25" table:formula="of:=MID([$'Compras-Ali'.$A248];[$Tablas.$E$37];[$Tablas.$G$37])" office:value-type="string" office:string-value="0006" calcext:value-type="string">
            <text:p>0006</text:p>
          </table:table-cell>
          <table:table-cell table:style-name="ce28" table:formula="of:=IF([$'Compras-Ali'.$A248]&lt;&gt;&quot;&quot;;VALUE(MID([$'Compras-Ali'.$A248];[$Tablas.$E$38];[$Tablas.$G$38]))/100;0)*IF(OR(VALUE([.A248])=3;VALUE([.A248])=8;VALUE([.A248])=13);-1;1)" office:value-type="float" office:value="6897.02" calcext:value-type="float">
            <text:p>6.897,02</text:p>
          </table:table-cell>
          <table:table-cell table:number-columns-repeated="1016"/>
        </table:table-row>
        <table:table-row table:style-name="ro1">
          <table:table-cell table:style-name="ce25" table:formula="of:=MID([$'Compras-Ali'.$A249];[$Tablas.$E$31];[$Tablas.$G$31])" office:value-type="string" office:string-value="001" calcext:value-type="string">
            <text:p>001</text:p>
          </table:table-cell>
          <table:table-cell table:style-name="ce25" table:formula="of:=MID([$'Compras-Ali'.$A249];[$Tablas.$E$32];[$Tablas.$G$32])" office:value-type="string" office:string-value="00005" calcext:value-type="string">
            <text:p>00005</text:p>
          </table:table-cell>
          <table:table-cell table:style-name="ce25" table:formula="of:=MID([$'Compras-Ali'.$A249];[$Tablas.$E$33];[$Tablas.$G$33])" office:value-type="string" office:string-value="00000000000000026795" calcext:value-type="string">
            <text:p>00000000000000026795</text:p>
          </table:table-cell>
          <table:table-cell table:style-name="ce25" table:formula="of:=MID([$'Compras-Ali'.$A249];[$Tablas.$E$34];[$Tablas.$G$34])" office:value-type="string" office:string-value="80" calcext:value-type="string">
            <text:p>80</text:p>
          </table:table-cell>
          <table:table-cell table:style-name="ce25" table:formula="of:=MID([$'Compras-Ali'.$A249];[$Tablas.$E$35];[$Tablas.$G$35])" office:value-type="string" office:string-value="00000000030709969583" calcext:value-type="string">
            <text:p>00000000030709969583</text:p>
          </table:table-cell>
          <table:table-cell table:style-name="ce28" table:formula="of:=IF([$'Compras-Ali'.$A249]&lt;&gt;&quot;&quot;;VALUE(MID([$'Compras-Ali'.$A249];[$Tablas.$E$36];[$Tablas.$G$36]))/100;0)*IF(OR(VALUE([.A249])=3;VALUE([.A249])=8;VALUE([.A249])=13);-1;1)" office:value-type="float" office:value="8760.33" calcext:value-type="float">
            <text:p>8.760,33</text:p>
          </table:table-cell>
          <table:table-cell table:style-name="ce25" table:formula="of:=MID([$'Compras-Ali'.$A249];[$Tablas.$E$37];[$Tablas.$G$37])" office:value-type="string" office:string-value="0005" calcext:value-type="string">
            <text:p>0005</text:p>
          </table:table-cell>
          <table:table-cell table:style-name="ce28" table:formula="of:=IF([$'Compras-Ali'.$A249]&lt;&gt;&quot;&quot;;VALUE(MID([$'Compras-Ali'.$A249];[$Tablas.$E$38];[$Tablas.$G$38]))/100;0)*IF(OR(VALUE([.A249])=3;VALUE([.A249])=8;VALUE([.A249])=13);-1;1)" office:value-type="float" office:value="1839.67" calcext:value-type="float">
            <text:p>1.839,67</text:p>
          </table:table-cell>
          <table:table-cell table:number-columns-repeated="1016"/>
        </table:table-row>
        <table:table-row table:style-name="ro1">
          <table:table-cell table:style-name="ce25" table:formula="of:=MID([$'Compras-Ali'.$A250];[$Tablas.$E$31];[$Tablas.$G$31])" office:value-type="string" office:string-value="001" calcext:value-type="string">
            <text:p>001</text:p>
          </table:table-cell>
          <table:table-cell table:style-name="ce25" table:formula="of:=MID([$'Compras-Ali'.$A250];[$Tablas.$E$32];[$Tablas.$G$32])" office:value-type="string" office:string-value="00083" calcext:value-type="string">
            <text:p>00083</text:p>
          </table:table-cell>
          <table:table-cell table:style-name="ce25" table:formula="of:=MID([$'Compras-Ali'.$A250];[$Tablas.$E$33];[$Tablas.$G$33])" office:value-type="string" office:string-value="00000000000000007270" calcext:value-type="string">
            <text:p>00000000000000007270</text:p>
          </table:table-cell>
          <table:table-cell table:style-name="ce25" table:formula="of:=MID([$'Compras-Ali'.$A250];[$Tablas.$E$34];[$Tablas.$G$34])" office:value-type="string" office:string-value="80" calcext:value-type="string">
            <text:p>80</text:p>
          </table:table-cell>
          <table:table-cell table:style-name="ce25" table:formula="of:=MID([$'Compras-Ali'.$A250];[$Tablas.$E$35];[$Tablas.$G$35])" office:value-type="string" office:string-value="00000000030649695365" calcext:value-type="string">
            <text:p>00000000030649695365</text:p>
          </table:table-cell>
          <table:table-cell table:style-name="ce28" table:formula="of:=IF([$'Compras-Ali'.$A250]&lt;&gt;&quot;&quot;;VALUE(MID([$'Compras-Ali'.$A250];[$Tablas.$E$36];[$Tablas.$G$36]))/100;0)*IF(OR(VALUE([.A250])=3;VALUE([.A250])=8;VALUE([.A250])=13);-1;1)" office:value-type="float" office:value="2513.24" calcext:value-type="float">
            <text:p>2.513,24</text:p>
          </table:table-cell>
          <table:table-cell table:style-name="ce25" table:formula="of:=MID([$'Compras-Ali'.$A250];[$Tablas.$E$37];[$Tablas.$G$37])" office:value-type="string" office:string-value="0005" calcext:value-type="string">
            <text:p>0005</text:p>
          </table:table-cell>
          <table:table-cell table:style-name="ce28" table:formula="of:=IF([$'Compras-Ali'.$A250]&lt;&gt;&quot;&quot;;VALUE(MID([$'Compras-Ali'.$A250];[$Tablas.$E$38];[$Tablas.$G$38]))/100;0)*IF(OR(VALUE([.A250])=3;VALUE([.A250])=8;VALUE([.A250])=13);-1;1)" office:value-type="float" office:value="527.78" calcext:value-type="float">
            <text:p>527,78</text:p>
          </table:table-cell>
          <table:table-cell table:number-columns-repeated="1016"/>
        </table:table-row>
        <table:table-row table:style-name="ro1">
          <table:table-cell table:style-name="ce25" table:formula="of:=MID([$'Compras-Ali'.$A251];[$Tablas.$E$31];[$Tablas.$G$31])" office:value-type="string" office:string-value="001" calcext:value-type="string">
            <text:p>001</text:p>
          </table:table-cell>
          <table:table-cell table:style-name="ce25" table:formula="of:=MID([$'Compras-Ali'.$A251];[$Tablas.$E$32];[$Tablas.$G$32])" office:value-type="string" office:string-value="00022" calcext:value-type="string">
            <text:p>00022</text:p>
          </table:table-cell>
          <table:table-cell table:style-name="ce25" table:formula="of:=MID([$'Compras-Ali'.$A251];[$Tablas.$E$33];[$Tablas.$G$33])" office:value-type="string" office:string-value="00000000000000001374" calcext:value-type="string">
            <text:p>00000000000000001374</text:p>
          </table:table-cell>
          <table:table-cell table:style-name="ce25" table:formula="of:=MID([$'Compras-Ali'.$A251];[$Tablas.$E$34];[$Tablas.$G$34])" office:value-type="string" office:string-value="80" calcext:value-type="string">
            <text:p>80</text:p>
          </table:table-cell>
          <table:table-cell table:style-name="ce25" table:formula="of:=MID([$'Compras-Ali'.$A251];[$Tablas.$E$35];[$Tablas.$G$35])" office:value-type="string" office:string-value="00000000033500057039" calcext:value-type="string">
            <text:p>00000000033500057039</text:p>
          </table:table-cell>
          <table:table-cell table:style-name="ce28" table:formula="of:=IF([$'Compras-Ali'.$A251]&lt;&gt;&quot;&quot;;VALUE(MID([$'Compras-Ali'.$A251];[$Tablas.$E$36];[$Tablas.$G$36]))/100;0)*IF(OR(VALUE([.A251])=3;VALUE([.A251])=8;VALUE([.A251])=13);-1;1)" office:value-type="float" office:value="1006" calcext:value-type="float">
            <text:p>1.006,00</text:p>
          </table:table-cell>
          <table:table-cell table:style-name="ce25" table:formula="of:=MID([$'Compras-Ali'.$A251];[$Tablas.$E$37];[$Tablas.$G$37])" office:value-type="string" office:string-value="0005" calcext:value-type="string">
            <text:p>0005</text:p>
          </table:table-cell>
          <table:table-cell table:style-name="ce28" table:formula="of:=IF([$'Compras-Ali'.$A251]&lt;&gt;&quot;&quot;;VALUE(MID([$'Compras-Ali'.$A251];[$Tablas.$E$38];[$Tablas.$G$38]))/100;0)*IF(OR(VALUE([.A251])=3;VALUE([.A251])=8;VALUE([.A251])=13);-1;1)" office:value-type="float" office:value="211.26" calcext:value-type="float">
            <text:p>211,26</text:p>
          </table:table-cell>
          <table:table-cell table:number-columns-repeated="1016"/>
        </table:table-row>
        <table:table-row table:style-name="ro1">
          <table:table-cell table:style-name="ce25" table:formula="of:=MID([$'Compras-Ali'.$A252];[$Tablas.$E$31];[$Tablas.$G$31])" office:value-type="string" office:string-value="001" calcext:value-type="string">
            <text:p>001</text:p>
          </table:table-cell>
          <table:table-cell table:style-name="ce25" table:formula="of:=MID([$'Compras-Ali'.$A252];[$Tablas.$E$32];[$Tablas.$G$32])" office:value-type="string" office:string-value="00022" calcext:value-type="string">
            <text:p>00022</text:p>
          </table:table-cell>
          <table:table-cell table:style-name="ce25" table:formula="of:=MID([$'Compras-Ali'.$A252];[$Tablas.$E$33];[$Tablas.$G$33])" office:value-type="string" office:string-value="00000000000000002644" calcext:value-type="string">
            <text:p>00000000000000002644</text:p>
          </table:table-cell>
          <table:table-cell table:style-name="ce25" table:formula="of:=MID([$'Compras-Ali'.$A252];[$Tablas.$E$34];[$Tablas.$G$34])" office:value-type="string" office:string-value="80" calcext:value-type="string">
            <text:p>80</text:p>
          </table:table-cell>
          <table:table-cell table:style-name="ce25" table:formula="of:=MID([$'Compras-Ali'.$A252];[$Tablas.$E$35];[$Tablas.$G$35])" office:value-type="string" office:string-value="00000000033500057039" calcext:value-type="string">
            <text:p>00000000033500057039</text:p>
          </table:table-cell>
          <table:table-cell table:style-name="ce28" table:formula="of:=IF([$'Compras-Ali'.$A252]&lt;&gt;&quot;&quot;;VALUE(MID([$'Compras-Ali'.$A252];[$Tablas.$E$36];[$Tablas.$G$36]))/100;0)*IF(OR(VALUE([.A252])=3;VALUE([.A252])=8;VALUE([.A252])=13);-1;1)" office:value-type="float" office:value="5217.1" calcext:value-type="float">
            <text:p>5.217,10</text:p>
          </table:table-cell>
          <table:table-cell table:style-name="ce25" table:formula="of:=MID([$'Compras-Ali'.$A252];[$Tablas.$E$37];[$Tablas.$G$37])" office:value-type="string" office:string-value="0005" calcext:value-type="string">
            <text:p>0005</text:p>
          </table:table-cell>
          <table:table-cell table:style-name="ce28" table:formula="of:=IF([$'Compras-Ali'.$A252]&lt;&gt;&quot;&quot;;VALUE(MID([$'Compras-Ali'.$A252];[$Tablas.$E$38];[$Tablas.$G$38]))/100;0)*IF(OR(VALUE([.A252])=3;VALUE([.A252])=8;VALUE([.A252])=13);-1;1)" office:value-type="float" office:value="1095.59" calcext:value-type="float">
            <text:p>1.095,59</text:p>
          </table:table-cell>
          <table:table-cell table:number-columns-repeated="1016"/>
        </table:table-row>
        <table:table-row table:style-name="ro1">
          <table:table-cell table:style-name="ce25" table:formula="of:=MID([$'Compras-Ali'.$A253];[$Tablas.$E$31];[$Tablas.$G$31])" office:value-type="string" office:string-value="001" calcext:value-type="string">
            <text:p>001</text:p>
          </table:table-cell>
          <table:table-cell table:style-name="ce25" table:formula="of:=MID([$'Compras-Ali'.$A253];[$Tablas.$E$32];[$Tablas.$G$32])" office:value-type="string" office:string-value="00022" calcext:value-type="string">
            <text:p>00022</text:p>
          </table:table-cell>
          <table:table-cell table:style-name="ce25" table:formula="of:=MID([$'Compras-Ali'.$A253];[$Tablas.$E$33];[$Tablas.$G$33])" office:value-type="string" office:string-value="00000000000000001529" calcext:value-type="string">
            <text:p>00000000000000001529</text:p>
          </table:table-cell>
          <table:table-cell table:style-name="ce25" table:formula="of:=MID([$'Compras-Ali'.$A253];[$Tablas.$E$34];[$Tablas.$G$34])" office:value-type="string" office:string-value="80" calcext:value-type="string">
            <text:p>80</text:p>
          </table:table-cell>
          <table:table-cell table:style-name="ce25" table:formula="of:=MID([$'Compras-Ali'.$A253];[$Tablas.$E$35];[$Tablas.$G$35])" office:value-type="string" office:string-value="00000000033500057039" calcext:value-type="string">
            <text:p>00000000033500057039</text:p>
          </table:table-cell>
          <table:table-cell table:style-name="ce28" table:formula="of:=IF([$'Compras-Ali'.$A253]&lt;&gt;&quot;&quot;;VALUE(MID([$'Compras-Ali'.$A253];[$Tablas.$E$36];[$Tablas.$G$36]))/100;0)*IF(OR(VALUE([.A253])=3;VALUE([.A253])=8;VALUE([.A253])=13);-1;1)" office:value-type="float" office:value="8483.76" calcext:value-type="float">
            <text:p>8.483,76</text:p>
          </table:table-cell>
          <table:table-cell table:style-name="ce25" table:formula="of:=MID([$'Compras-Ali'.$A253];[$Tablas.$E$37];[$Tablas.$G$37])" office:value-type="string" office:string-value="0005" calcext:value-type="string">
            <text:p>0005</text:p>
          </table:table-cell>
          <table:table-cell table:style-name="ce28" table:formula="of:=IF([$'Compras-Ali'.$A253]&lt;&gt;&quot;&quot;;VALUE(MID([$'Compras-Ali'.$A253];[$Tablas.$E$38];[$Tablas.$G$38]))/100;0)*IF(OR(VALUE([.A253])=3;VALUE([.A253])=8;VALUE([.A253])=13);-1;1)" office:value-type="float" office:value="1781.59" calcext:value-type="float">
            <text:p>1.781,59</text:p>
          </table:table-cell>
          <table:table-cell table:number-columns-repeated="1016"/>
        </table:table-row>
        <table:table-row table:style-name="ro1">
          <table:table-cell table:style-name="ce25" table:formula="of:=MID([$'Compras-Ali'.$A254];[$Tablas.$E$31];[$Tablas.$G$31])" office:value-type="string" office:string-value="001" calcext:value-type="string">
            <text:p>001</text:p>
          </table:table-cell>
          <table:table-cell table:style-name="ce25" table:formula="of:=MID([$'Compras-Ali'.$A254];[$Tablas.$E$32];[$Tablas.$G$32])" office:value-type="string" office:string-value="00022" calcext:value-type="string">
            <text:p>00022</text:p>
          </table:table-cell>
          <table:table-cell table:style-name="ce25" table:formula="of:=MID([$'Compras-Ali'.$A254];[$Tablas.$E$33];[$Tablas.$G$33])" office:value-type="string" office:string-value="00000000000000002419" calcext:value-type="string">
            <text:p>00000000000000002419</text:p>
          </table:table-cell>
          <table:table-cell table:style-name="ce25" table:formula="of:=MID([$'Compras-Ali'.$A254];[$Tablas.$E$34];[$Tablas.$G$34])" office:value-type="string" office:string-value="80" calcext:value-type="string">
            <text:p>80</text:p>
          </table:table-cell>
          <table:table-cell table:style-name="ce25" table:formula="of:=MID([$'Compras-Ali'.$A254];[$Tablas.$E$35];[$Tablas.$G$35])" office:value-type="string" office:string-value="00000000033500057039" calcext:value-type="string">
            <text:p>00000000033500057039</text:p>
          </table:table-cell>
          <table:table-cell table:style-name="ce28" table:formula="of:=IF([$'Compras-Ali'.$A254]&lt;&gt;&quot;&quot;;VALUE(MID([$'Compras-Ali'.$A254];[$Tablas.$E$36];[$Tablas.$G$36]))/100;0)*IF(OR(VALUE([.A254])=3;VALUE([.A254])=8;VALUE([.A254])=13);-1;1)" office:value-type="float" office:value="19105.9" calcext:value-type="float">
            <text:p>19.105,90</text:p>
          </table:table-cell>
          <table:table-cell table:style-name="ce25" table:formula="of:=MID([$'Compras-Ali'.$A254];[$Tablas.$E$37];[$Tablas.$G$37])" office:value-type="string" office:string-value="0005" calcext:value-type="string">
            <text:p>0005</text:p>
          </table:table-cell>
          <table:table-cell table:style-name="ce28" table:formula="of:=IF([$'Compras-Ali'.$A254]&lt;&gt;&quot;&quot;;VALUE(MID([$'Compras-Ali'.$A254];[$Tablas.$E$38];[$Tablas.$G$38]))/100;0)*IF(OR(VALUE([.A254])=3;VALUE([.A254])=8;VALUE([.A254])=13);-1;1)" office:value-type="float" office:value="4012.24" calcext:value-type="float">
            <text:p>4.012,24</text:p>
          </table:table-cell>
          <table:table-cell table:number-columns-repeated="1016"/>
        </table:table-row>
        <table:table-row table:style-name="ro1">
          <table:table-cell table:style-name="ce25" table:formula="of:=MID([$'Compras-Ali'.$A255];[$Tablas.$E$31];[$Tablas.$G$31])" office:value-type="string" office:string-value="001" calcext:value-type="string">
            <text:p>001</text:p>
          </table:table-cell>
          <table:table-cell table:style-name="ce25" table:formula="of:=MID([$'Compras-Ali'.$A255];[$Tablas.$E$32];[$Tablas.$G$32])" office:value-type="string" office:string-value="00022" calcext:value-type="string">
            <text:p>00022</text:p>
          </table:table-cell>
          <table:table-cell table:style-name="ce25" table:formula="of:=MID([$'Compras-Ali'.$A255];[$Tablas.$E$33];[$Tablas.$G$33])" office:value-type="string" office:string-value="00000000000000003394" calcext:value-type="string">
            <text:p>00000000000000003394</text:p>
          </table:table-cell>
          <table:table-cell table:style-name="ce25" table:formula="of:=MID([$'Compras-Ali'.$A255];[$Tablas.$E$34];[$Tablas.$G$34])" office:value-type="string" office:string-value="80" calcext:value-type="string">
            <text:p>80</text:p>
          </table:table-cell>
          <table:table-cell table:style-name="ce25" table:formula="of:=MID([$'Compras-Ali'.$A255];[$Tablas.$E$35];[$Tablas.$G$35])" office:value-type="string" office:string-value="00000000033500057039" calcext:value-type="string">
            <text:p>00000000033500057039</text:p>
          </table:table-cell>
          <table:table-cell table:style-name="ce28" table:formula="of:=IF([$'Compras-Ali'.$A255]&lt;&gt;&quot;&quot;;VALUE(MID([$'Compras-Ali'.$A255];[$Tablas.$E$36];[$Tablas.$G$36]))/100;0)*IF(OR(VALUE([.A255])=3;VALUE([.A255])=8;VALUE([.A255])=13);-1;1)" office:value-type="float" office:value="24131.95" calcext:value-type="float">
            <text:p>24.131,95</text:p>
          </table:table-cell>
          <table:table-cell table:style-name="ce25" table:formula="of:=MID([$'Compras-Ali'.$A255];[$Tablas.$E$37];[$Tablas.$G$37])" office:value-type="string" office:string-value="0005" calcext:value-type="string">
            <text:p>0005</text:p>
          </table:table-cell>
          <table:table-cell table:style-name="ce28" table:formula="of:=IF([$'Compras-Ali'.$A255]&lt;&gt;&quot;&quot;;VALUE(MID([$'Compras-Ali'.$A255];[$Tablas.$E$38];[$Tablas.$G$38]))/100;0)*IF(OR(VALUE([.A255])=3;VALUE([.A255])=8;VALUE([.A255])=13);-1;1)" office:value-type="float" office:value="5067.71" calcext:value-type="float">
            <text:p>5.067,71</text:p>
          </table:table-cell>
          <table:table-cell table:number-columns-repeated="1016"/>
        </table:table-row>
        <table:table-row table:style-name="ro1">
          <table:table-cell table:style-name="ce25" table:formula="of:=MID([$'Compras-Ali'.$A256];[$Tablas.$E$31];[$Tablas.$G$31])" office:value-type="string" office:string-value="001" calcext:value-type="string">
            <text:p>001</text:p>
          </table:table-cell>
          <table:table-cell table:style-name="ce25" table:formula="of:=MID([$'Compras-Ali'.$A256];[$Tablas.$E$32];[$Tablas.$G$32])" office:value-type="string" office:string-value="00001" calcext:value-type="string">
            <text:p>00001</text:p>
          </table:table-cell>
          <table:table-cell table:style-name="ce25" table:formula="of:=MID([$'Compras-Ali'.$A256];[$Tablas.$E$33];[$Tablas.$G$33])" office:value-type="string" office:string-value="00000000000000085276" calcext:value-type="string">
            <text:p>00000000000000085276</text:p>
          </table:table-cell>
          <table:table-cell table:style-name="ce25" table:formula="of:=MID([$'Compras-Ali'.$A256];[$Tablas.$E$34];[$Tablas.$G$34])" office:value-type="string" office:string-value="80" calcext:value-type="string">
            <text:p>80</text:p>
          </table:table-cell>
          <table:table-cell table:style-name="ce25" table:formula="of:=MID([$'Compras-Ali'.$A25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56]&lt;&gt;&quot;&quot;;VALUE(MID([$'Compras-Ali'.$A256];[$Tablas.$E$36];[$Tablas.$G$36]))/100;0)*IF(OR(VALUE([.A256])=3;VALUE([.A256])=8;VALUE([.A256])=13);-1;1)" office:value-type="float" office:value="313.76" calcext:value-type="float">
            <text:p>313,76</text:p>
          </table:table-cell>
          <table:table-cell table:style-name="ce25" table:formula="of:=MID([$'Compras-Ali'.$A256];[$Tablas.$E$37];[$Tablas.$G$37])" office:value-type="string" office:string-value="0005" calcext:value-type="string">
            <text:p>0005</text:p>
          </table:table-cell>
          <table:table-cell table:style-name="ce28" table:formula="of:=IF([$'Compras-Ali'.$A256]&lt;&gt;&quot;&quot;;VALUE(MID([$'Compras-Ali'.$A256];[$Tablas.$E$38];[$Tablas.$G$38]))/100;0)*IF(OR(VALUE([.A256])=3;VALUE([.A256])=8;VALUE([.A256])=13);-1;1)" office:value-type="float" office:value="65.89" calcext:value-type="float">
            <text:p>65,89</text:p>
          </table:table-cell>
          <table:table-cell table:number-columns-repeated="1016"/>
        </table:table-row>
        <table:table-row table:style-name="ro1">
          <table:table-cell table:style-name="ce25" table:formula="of:=MID([$'Compras-Ali'.$A257];[$Tablas.$E$31];[$Tablas.$G$31])" office:value-type="string" office:string-value="001" calcext:value-type="string">
            <text:p>001</text:p>
          </table:table-cell>
          <table:table-cell table:style-name="ce25" table:formula="of:=MID([$'Compras-Ali'.$A257];[$Tablas.$E$32];[$Tablas.$G$32])" office:value-type="string" office:string-value="00001" calcext:value-type="string">
            <text:p>00001</text:p>
          </table:table-cell>
          <table:table-cell table:style-name="ce25" table:formula="of:=MID([$'Compras-Ali'.$A257];[$Tablas.$E$33];[$Tablas.$G$33])" office:value-type="string" office:string-value="00000000000000085292" calcext:value-type="string">
            <text:p>00000000000000085292</text:p>
          </table:table-cell>
          <table:table-cell table:style-name="ce25" table:formula="of:=MID([$'Compras-Ali'.$A257];[$Tablas.$E$34];[$Tablas.$G$34])" office:value-type="string" office:string-value="80" calcext:value-type="string">
            <text:p>80</text:p>
          </table:table-cell>
          <table:table-cell table:style-name="ce25" table:formula="of:=MID([$'Compras-Ali'.$A25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57]&lt;&gt;&quot;&quot;;VALUE(MID([$'Compras-Ali'.$A257];[$Tablas.$E$36];[$Tablas.$G$36]))/100;0)*IF(OR(VALUE([.A257])=3;VALUE([.A257])=8;VALUE([.A257])=13);-1;1)" office:value-type="float" office:value="23.38" calcext:value-type="float">
            <text:p>23,38</text:p>
          </table:table-cell>
          <table:table-cell table:style-name="ce25" table:formula="of:=MID([$'Compras-Ali'.$A257];[$Tablas.$E$37];[$Tablas.$G$37])" office:value-type="string" office:string-value="0005" calcext:value-type="string">
            <text:p>0005</text:p>
          </table:table-cell>
          <table:table-cell table:style-name="ce28" table:formula="of:=IF([$'Compras-Ali'.$A257]&lt;&gt;&quot;&quot;;VALUE(MID([$'Compras-Ali'.$A257];[$Tablas.$E$38];[$Tablas.$G$38]))/100;0)*IF(OR(VALUE([.A257])=3;VALUE([.A257])=8;VALUE([.A257])=13);-1;1)" office:value-type="float" office:value="4.91" calcext:value-type="float">
            <text:p>4,91</text:p>
          </table:table-cell>
          <table:table-cell table:number-columns-repeated="1016"/>
        </table:table-row>
        <table:table-row table:style-name="ro1">
          <table:table-cell table:style-name="ce25" table:formula="of:=MID([$'Compras-Ali'.$A258];[$Tablas.$E$31];[$Tablas.$G$31])" office:value-type="string" office:string-value="001" calcext:value-type="string">
            <text:p>001</text:p>
          </table:table-cell>
          <table:table-cell table:style-name="ce25" table:formula="of:=MID([$'Compras-Ali'.$A258];[$Tablas.$E$32];[$Tablas.$G$32])" office:value-type="string" office:string-value="00001" calcext:value-type="string">
            <text:p>00001</text:p>
          </table:table-cell>
          <table:table-cell table:style-name="ce25" table:formula="of:=MID([$'Compras-Ali'.$A258];[$Tablas.$E$33];[$Tablas.$G$33])" office:value-type="string" office:string-value="00000000000000085288" calcext:value-type="string">
            <text:p>00000000000000085288</text:p>
          </table:table-cell>
          <table:table-cell table:style-name="ce25" table:formula="of:=MID([$'Compras-Ali'.$A258];[$Tablas.$E$34];[$Tablas.$G$34])" office:value-type="string" office:string-value="80" calcext:value-type="string">
            <text:p>80</text:p>
          </table:table-cell>
          <table:table-cell table:style-name="ce25" table:formula="of:=MID([$'Compras-Ali'.$A25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58]&lt;&gt;&quot;&quot;;VALUE(MID([$'Compras-Ali'.$A258];[$Tablas.$E$36];[$Tablas.$G$36]))/100;0)*IF(OR(VALUE([.A258])=3;VALUE([.A258])=8;VALUE([.A258])=13);-1;1)" office:value-type="float" office:value="697.33" calcext:value-type="float">
            <text:p>697,33</text:p>
          </table:table-cell>
          <table:table-cell table:style-name="ce25" table:formula="of:=MID([$'Compras-Ali'.$A258];[$Tablas.$E$37];[$Tablas.$G$37])" office:value-type="string" office:string-value="0005" calcext:value-type="string">
            <text:p>0005</text:p>
          </table:table-cell>
          <table:table-cell table:style-name="ce28" table:formula="of:=IF([$'Compras-Ali'.$A258]&lt;&gt;&quot;&quot;;VALUE(MID([$'Compras-Ali'.$A258];[$Tablas.$E$38];[$Tablas.$G$38]))/100;0)*IF(OR(VALUE([.A258])=3;VALUE([.A258])=8;VALUE([.A258])=13);-1;1)" office:value-type="float" office:value="146.44" calcext:value-type="float">
            <text:p>146,44</text:p>
          </table:table-cell>
          <table:table-cell table:number-columns-repeated="1016"/>
        </table:table-row>
        <table:table-row table:style-name="ro1">
          <table:table-cell table:style-name="ce25" table:formula="of:=MID([$'Compras-Ali'.$A259];[$Tablas.$E$31];[$Tablas.$G$31])" office:value-type="string" office:string-value="001" calcext:value-type="string">
            <text:p>001</text:p>
          </table:table-cell>
          <table:table-cell table:style-name="ce25" table:formula="of:=MID([$'Compras-Ali'.$A259];[$Tablas.$E$32];[$Tablas.$G$32])" office:value-type="string" office:string-value="00001" calcext:value-type="string">
            <text:p>00001</text:p>
          </table:table-cell>
          <table:table-cell table:style-name="ce25" table:formula="of:=MID([$'Compras-Ali'.$A259];[$Tablas.$E$33];[$Tablas.$G$33])" office:value-type="string" office:string-value="00000000000000085306" calcext:value-type="string">
            <text:p>00000000000000085306</text:p>
          </table:table-cell>
          <table:table-cell table:style-name="ce25" table:formula="of:=MID([$'Compras-Ali'.$A259];[$Tablas.$E$34];[$Tablas.$G$34])" office:value-type="string" office:string-value="80" calcext:value-type="string">
            <text:p>80</text:p>
          </table:table-cell>
          <table:table-cell table:style-name="ce25" table:formula="of:=MID([$'Compras-Ali'.$A25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59]&lt;&gt;&quot;&quot;;VALUE(MID([$'Compras-Ali'.$A259];[$Tablas.$E$36];[$Tablas.$G$36]))/100;0)*IF(OR(VALUE([.A259])=3;VALUE([.A259])=8;VALUE([.A259])=13);-1;1)" office:value-type="float" office:value="760.71" calcext:value-type="float">
            <text:p>760,71</text:p>
          </table:table-cell>
          <table:table-cell table:style-name="ce25" table:formula="of:=MID([$'Compras-Ali'.$A259];[$Tablas.$E$37];[$Tablas.$G$37])" office:value-type="string" office:string-value="0005" calcext:value-type="string">
            <text:p>0005</text:p>
          </table:table-cell>
          <table:table-cell table:style-name="ce28" table:formula="of:=IF([$'Compras-Ali'.$A259]&lt;&gt;&quot;&quot;;VALUE(MID([$'Compras-Ali'.$A259];[$Tablas.$E$38];[$Tablas.$G$38]))/100;0)*IF(OR(VALUE([.A259])=3;VALUE([.A259])=8;VALUE([.A259])=13);-1;1)" office:value-type="float" office:value="159.75" calcext:value-type="float">
            <text:p>159,75</text:p>
          </table:table-cell>
          <table:table-cell table:number-columns-repeated="1016"/>
        </table:table-row>
        <table:table-row table:style-name="ro1">
          <table:table-cell table:style-name="ce25" table:formula="of:=MID([$'Compras-Ali'.$A260];[$Tablas.$E$31];[$Tablas.$G$31])" office:value-type="string" office:string-value="001" calcext:value-type="string">
            <text:p>001</text:p>
          </table:table-cell>
          <table:table-cell table:style-name="ce25" table:formula="of:=MID([$'Compras-Ali'.$A260];[$Tablas.$E$32];[$Tablas.$G$32])" office:value-type="string" office:string-value="00001" calcext:value-type="string">
            <text:p>00001</text:p>
          </table:table-cell>
          <table:table-cell table:style-name="ce25" table:formula="of:=MID([$'Compras-Ali'.$A260];[$Tablas.$E$33];[$Tablas.$G$33])" office:value-type="string" office:string-value="00000000000000012748" calcext:value-type="string">
            <text:p>00000000000000012748</text:p>
          </table:table-cell>
          <table:table-cell table:style-name="ce25" table:formula="of:=MID([$'Compras-Ali'.$A260];[$Tablas.$E$34];[$Tablas.$G$34])" office:value-type="string" office:string-value="80" calcext:value-type="string">
            <text:p>80</text:p>
          </table:table-cell>
          <table:table-cell table:style-name="ce25" table:formula="of:=MID([$'Compras-Ali'.$A260];[$Tablas.$E$35];[$Tablas.$G$35])" office:value-type="string" office:string-value="00000000030674846343" calcext:value-type="string">
            <text:p>00000000030674846343</text:p>
          </table:table-cell>
          <table:table-cell table:style-name="ce28" table:formula="of:=IF([$'Compras-Ali'.$A260]&lt;&gt;&quot;&quot;;VALUE(MID([$'Compras-Ali'.$A260];[$Tablas.$E$36];[$Tablas.$G$36]))/100;0)*IF(OR(VALUE([.A260])=3;VALUE([.A260])=8;VALUE([.A260])=13);-1;1)" office:value-type="float" office:value="586.81" calcext:value-type="float">
            <text:p>586,81</text:p>
          </table:table-cell>
          <table:table-cell table:style-name="ce25" table:formula="of:=MID([$'Compras-Ali'.$A260];[$Tablas.$E$37];[$Tablas.$G$37])" office:value-type="string" office:string-value="0005" calcext:value-type="string">
            <text:p>0005</text:p>
          </table:table-cell>
          <table:table-cell table:style-name="ce28" table:formula="of:=IF([$'Compras-Ali'.$A260]&lt;&gt;&quot;&quot;;VALUE(MID([$'Compras-Ali'.$A260];[$Tablas.$E$38];[$Tablas.$G$38]))/100;0)*IF(OR(VALUE([.A260])=3;VALUE([.A260])=8;VALUE([.A260])=13);-1;1)" office:value-type="float" office:value="123.23" calcext:value-type="float">
            <text:p>123,23</text:p>
          </table:table-cell>
          <table:table-cell table:number-columns-repeated="1016"/>
        </table:table-row>
        <table:table-row table:style-name="ro1">
          <table:table-cell table:style-name="ce25" table:formula="of:=MID([$'Compras-Ali'.$A261];[$Tablas.$E$31];[$Tablas.$G$31])" office:value-type="string" office:string-value="001" calcext:value-type="string">
            <text:p>001</text:p>
          </table:table-cell>
          <table:table-cell table:style-name="ce25" table:formula="of:=MID([$'Compras-Ali'.$A261];[$Tablas.$E$32];[$Tablas.$G$32])" office:value-type="string" office:string-value="00014" calcext:value-type="string">
            <text:p>00014</text:p>
          </table:table-cell>
          <table:table-cell table:style-name="ce25" table:formula="of:=MID([$'Compras-Ali'.$A261];[$Tablas.$E$33];[$Tablas.$G$33])" office:value-type="string" office:string-value="00000000000000035999" calcext:value-type="string">
            <text:p>00000000000000035999</text:p>
          </table:table-cell>
          <table:table-cell table:style-name="ce25" table:formula="of:=MID([$'Compras-Ali'.$A261];[$Tablas.$E$34];[$Tablas.$G$34])" office:value-type="string" office:string-value="80" calcext:value-type="string">
            <text:p>80</text:p>
          </table:table-cell>
          <table:table-cell table:style-name="ce25" table:formula="of:=MID([$'Compras-Ali'.$A261];[$Tablas.$E$35];[$Tablas.$G$35])" office:value-type="string" office:string-value="00000000030702380339" calcext:value-type="string">
            <text:p>00000000030702380339</text:p>
          </table:table-cell>
          <table:table-cell table:style-name="ce28" table:formula="of:=IF([$'Compras-Ali'.$A261]&lt;&gt;&quot;&quot;;VALUE(MID([$'Compras-Ali'.$A261];[$Tablas.$E$36];[$Tablas.$G$36]))/100;0)*IF(OR(VALUE([.A261])=3;VALUE([.A261])=8;VALUE([.A261])=13);-1;1)" office:value-type="float" office:value="328.1" calcext:value-type="float">
            <text:p>328,10</text:p>
          </table:table-cell>
          <table:table-cell table:style-name="ce25" table:formula="of:=MID([$'Compras-Ali'.$A261];[$Tablas.$E$37];[$Tablas.$G$37])" office:value-type="string" office:string-value="0005" calcext:value-type="string">
            <text:p>0005</text:p>
          </table:table-cell>
          <table:table-cell table:style-name="ce28" table:formula="of:=IF([$'Compras-Ali'.$A261]&lt;&gt;&quot;&quot;;VALUE(MID([$'Compras-Ali'.$A261];[$Tablas.$E$38];[$Tablas.$G$38]))/100;0)*IF(OR(VALUE([.A261])=3;VALUE([.A261])=8;VALUE([.A261])=13);-1;1)" office:value-type="float" office:value="68.9" calcext:value-type="float">
            <text:p>68,90</text:p>
          </table:table-cell>
          <table:table-cell table:number-columns-repeated="1016"/>
        </table:table-row>
        <table:table-row table:style-name="ro1">
          <table:table-cell table:style-name="ce25" table:formula="of:=MID([$'Compras-Ali'.$A262];[$Tablas.$E$31];[$Tablas.$G$31])" office:value-type="string" office:string-value="001" calcext:value-type="string">
            <text:p>001</text:p>
          </table:table-cell>
          <table:table-cell table:style-name="ce25" table:formula="of:=MID([$'Compras-Ali'.$A262];[$Tablas.$E$32];[$Tablas.$G$32])" office:value-type="string" office:string-value="00003" calcext:value-type="string">
            <text:p>00003</text:p>
          </table:table-cell>
          <table:table-cell table:style-name="ce25" table:formula="of:=MID([$'Compras-Ali'.$A262];[$Tablas.$E$33];[$Tablas.$G$33])" office:value-type="string" office:string-value="00000000000000004515" calcext:value-type="string">
            <text:p>00000000000000004515</text:p>
          </table:table-cell>
          <table:table-cell table:style-name="ce25" table:formula="of:=MID([$'Compras-Ali'.$A262];[$Tablas.$E$34];[$Tablas.$G$34])" office:value-type="string" office:string-value="80" calcext:value-type="string">
            <text:p>80</text:p>
          </table:table-cell>
          <table:table-cell table:style-name="ce25" table:formula="of:=MID([$'Compras-Ali'.$A262];[$Tablas.$E$35];[$Tablas.$G$35])" office:value-type="string" office:string-value="00000000020201784868" calcext:value-type="string">
            <text:p>00000000020201784868</text:p>
          </table:table-cell>
          <table:table-cell table:style-name="ce28" table:formula="of:=IF([$'Compras-Ali'.$A262]&lt;&gt;&quot;&quot;;VALUE(MID([$'Compras-Ali'.$A262];[$Tablas.$E$36];[$Tablas.$G$36]))/100;0)*IF(OR(VALUE([.A262])=3;VALUE([.A262])=8;VALUE([.A262])=13);-1;1)" office:value-type="float" office:value="281" calcext:value-type="float">
            <text:p>281,00</text:p>
          </table:table-cell>
          <table:table-cell table:style-name="ce25" table:formula="of:=MID([$'Compras-Ali'.$A262];[$Tablas.$E$37];[$Tablas.$G$37])" office:value-type="string" office:string-value="0005" calcext:value-type="string">
            <text:p>0005</text:p>
          </table:table-cell>
          <table:table-cell table:style-name="ce28" table:formula="of:=IF([$'Compras-Ali'.$A262]&lt;&gt;&quot;&quot;;VALUE(MID([$'Compras-Ali'.$A262];[$Tablas.$E$38];[$Tablas.$G$38]))/100;0)*IF(OR(VALUE([.A262])=3;VALUE([.A262])=8;VALUE([.A262])=13);-1;1)" office:value-type="float" office:value="59.01" calcext:value-type="float">
            <text:p>59,01</text:p>
          </table:table-cell>
          <table:table-cell table:number-columns-repeated="1016"/>
        </table:table-row>
        <table:table-row table:style-name="ro1">
          <table:table-cell table:style-name="ce25" table:formula="of:=MID([$'Compras-Ali'.$A263];[$Tablas.$E$31];[$Tablas.$G$31])" office:value-type="string" office:string-value="001" calcext:value-type="string">
            <text:p>001</text:p>
          </table:table-cell>
          <table:table-cell table:style-name="ce25" table:formula="of:=MID([$'Compras-Ali'.$A263];[$Tablas.$E$32];[$Tablas.$G$32])" office:value-type="string" office:string-value="00001" calcext:value-type="string">
            <text:p>00001</text:p>
          </table:table-cell>
          <table:table-cell table:style-name="ce25" table:formula="of:=MID([$'Compras-Ali'.$A263];[$Tablas.$E$33];[$Tablas.$G$33])" office:value-type="string" office:string-value="00000000000000085357" calcext:value-type="string">
            <text:p>00000000000000085357</text:p>
          </table:table-cell>
          <table:table-cell table:style-name="ce25" table:formula="of:=MID([$'Compras-Ali'.$A263];[$Tablas.$E$34];[$Tablas.$G$34])" office:value-type="string" office:string-value="80" calcext:value-type="string">
            <text:p>80</text:p>
          </table:table-cell>
          <table:table-cell table:style-name="ce25" table:formula="of:=MID([$'Compras-Ali'.$A26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63]&lt;&gt;&quot;&quot;;VALUE(MID([$'Compras-Ali'.$A263];[$Tablas.$E$36];[$Tablas.$G$36]))/100;0)*IF(OR(VALUE([.A263])=3;VALUE([.A263])=8;VALUE([.A263])=13);-1;1)" office:value-type="float" office:value="4.52" calcext:value-type="float">
            <text:p>4,52</text:p>
          </table:table-cell>
          <table:table-cell table:style-name="ce25" table:formula="of:=MID([$'Compras-Ali'.$A263];[$Tablas.$E$37];[$Tablas.$G$37])" office:value-type="string" office:string-value="0005" calcext:value-type="string">
            <text:p>0005</text:p>
          </table:table-cell>
          <table:table-cell table:style-name="ce28" table:formula="of:=IF([$'Compras-Ali'.$A263]&lt;&gt;&quot;&quot;;VALUE(MID([$'Compras-Ali'.$A263];[$Tablas.$E$38];[$Tablas.$G$38]))/100;0)*IF(OR(VALUE([.A263])=3;VALUE([.A263])=8;VALUE([.A263])=13);-1;1)" office:value-type="float" office:value="0.95" calcext:value-type="float">
            <text:p>0,95</text:p>
          </table:table-cell>
          <table:table-cell table:number-columns-repeated="1016"/>
        </table:table-row>
        <table:table-row table:style-name="ro1">
          <table:table-cell table:style-name="ce25" table:formula="of:=MID([$'Compras-Ali'.$A264];[$Tablas.$E$31];[$Tablas.$G$31])" office:value-type="string" office:string-value="001" calcext:value-type="string">
            <text:p>001</text:p>
          </table:table-cell>
          <table:table-cell table:style-name="ce25" table:formula="of:=MID([$'Compras-Ali'.$A264];[$Tablas.$E$32];[$Tablas.$G$32])" office:value-type="string" office:string-value="00001" calcext:value-type="string">
            <text:p>00001</text:p>
          </table:table-cell>
          <table:table-cell table:style-name="ce25" table:formula="of:=MID([$'Compras-Ali'.$A264];[$Tablas.$E$33];[$Tablas.$G$33])" office:value-type="string" office:string-value="00000000000000085325" calcext:value-type="string">
            <text:p>00000000000000085325</text:p>
          </table:table-cell>
          <table:table-cell table:style-name="ce25" table:formula="of:=MID([$'Compras-Ali'.$A264];[$Tablas.$E$34];[$Tablas.$G$34])" office:value-type="string" office:string-value="80" calcext:value-type="string">
            <text:p>80</text:p>
          </table:table-cell>
          <table:table-cell table:style-name="ce25" table:formula="of:=MID([$'Compras-Ali'.$A26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64]&lt;&gt;&quot;&quot;;VALUE(MID([$'Compras-Ali'.$A264];[$Tablas.$E$36];[$Tablas.$G$36]))/100;0)*IF(OR(VALUE([.A264])=3;VALUE([.A264])=8;VALUE([.A264])=13);-1;1)" office:value-type="float" office:value="29.71" calcext:value-type="float">
            <text:p>29,71</text:p>
          </table:table-cell>
          <table:table-cell table:style-name="ce25" table:formula="of:=MID([$'Compras-Ali'.$A264];[$Tablas.$E$37];[$Tablas.$G$37])" office:value-type="string" office:string-value="0005" calcext:value-type="string">
            <text:p>0005</text:p>
          </table:table-cell>
          <table:table-cell table:style-name="ce28" table:formula="of:=IF([$'Compras-Ali'.$A264]&lt;&gt;&quot;&quot;;VALUE(MID([$'Compras-Ali'.$A264];[$Tablas.$E$38];[$Tablas.$G$38]))/100;0)*IF(OR(VALUE([.A264])=3;VALUE([.A264])=8;VALUE([.A264])=13);-1;1)" office:value-type="float" office:value="6.24" calcext:value-type="float">
            <text:p>6,24</text:p>
          </table:table-cell>
          <table:table-cell table:number-columns-repeated="1016"/>
        </table:table-row>
        <table:table-row table:style-name="ro1">
          <table:table-cell table:style-name="ce25" table:formula="of:=MID([$'Compras-Ali'.$A265];[$Tablas.$E$31];[$Tablas.$G$31])" office:value-type="string" office:string-value="001" calcext:value-type="string">
            <text:p>001</text:p>
          </table:table-cell>
          <table:table-cell table:style-name="ce25" table:formula="of:=MID([$'Compras-Ali'.$A265];[$Tablas.$E$32];[$Tablas.$G$32])" office:value-type="string" office:string-value="00001" calcext:value-type="string">
            <text:p>00001</text:p>
          </table:table-cell>
          <table:table-cell table:style-name="ce25" table:formula="of:=MID([$'Compras-Ali'.$A265];[$Tablas.$E$33];[$Tablas.$G$33])" office:value-type="string" office:string-value="00000000000000084938" calcext:value-type="string">
            <text:p>00000000000000084938</text:p>
          </table:table-cell>
          <table:table-cell table:style-name="ce25" table:formula="of:=MID([$'Compras-Ali'.$A265];[$Tablas.$E$34];[$Tablas.$G$34])" office:value-type="string" office:string-value="80" calcext:value-type="string">
            <text:p>80</text:p>
          </table:table-cell>
          <table:table-cell table:style-name="ce25" table:formula="of:=MID([$'Compras-Ali'.$A26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65]&lt;&gt;&quot;&quot;;VALUE(MID([$'Compras-Ali'.$A265];[$Tablas.$E$36];[$Tablas.$G$36]))/100;0)*IF(OR(VALUE([.A265])=3;VALUE([.A265])=8;VALUE([.A265])=13);-1;1)" office:value-type="float" office:value="49.43" calcext:value-type="float">
            <text:p>49,43</text:p>
          </table:table-cell>
          <table:table-cell table:style-name="ce25" table:formula="of:=MID([$'Compras-Ali'.$A265];[$Tablas.$E$37];[$Tablas.$G$37])" office:value-type="string" office:string-value="0005" calcext:value-type="string">
            <text:p>0005</text:p>
          </table:table-cell>
          <table:table-cell table:style-name="ce28" table:formula="of:=IF([$'Compras-Ali'.$A265]&lt;&gt;&quot;&quot;;VALUE(MID([$'Compras-Ali'.$A265];[$Tablas.$E$38];[$Tablas.$G$38]))/100;0)*IF(OR(VALUE([.A265])=3;VALUE([.A265])=8;VALUE([.A265])=13);-1;1)" office:value-type="float" office:value="10.38" calcext:value-type="float">
            <text:p>10,38</text:p>
          </table:table-cell>
          <table:table-cell table:number-columns-repeated="1016"/>
        </table:table-row>
        <table:table-row table:style-name="ro1">
          <table:table-cell table:style-name="ce25" table:formula="of:=MID([$'Compras-Ali'.$A266];[$Tablas.$E$31];[$Tablas.$G$31])" office:value-type="string" office:string-value="001" calcext:value-type="string">
            <text:p>001</text:p>
          </table:table-cell>
          <table:table-cell table:style-name="ce25" table:formula="of:=MID([$'Compras-Ali'.$A266];[$Tablas.$E$32];[$Tablas.$G$32])" office:value-type="string" office:string-value="00001" calcext:value-type="string">
            <text:p>00001</text:p>
          </table:table-cell>
          <table:table-cell table:style-name="ce25" table:formula="of:=MID([$'Compras-Ali'.$A266];[$Tablas.$E$33];[$Tablas.$G$33])" office:value-type="string" office:string-value="00000000000000084484" calcext:value-type="string">
            <text:p>00000000000000084484</text:p>
          </table:table-cell>
          <table:table-cell table:style-name="ce25" table:formula="of:=MID([$'Compras-Ali'.$A266];[$Tablas.$E$34];[$Tablas.$G$34])" office:value-type="string" office:string-value="80" calcext:value-type="string">
            <text:p>80</text:p>
          </table:table-cell>
          <table:table-cell table:style-name="ce25" table:formula="of:=MID([$'Compras-Ali'.$A26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66]&lt;&gt;&quot;&quot;;VALUE(MID([$'Compras-Ali'.$A266];[$Tablas.$E$36];[$Tablas.$G$36]))/100;0)*IF(OR(VALUE([.A266])=3;VALUE([.A266])=8;VALUE([.A266])=13);-1;1)" office:value-type="float" office:value="62.43" calcext:value-type="float">
            <text:p>62,43</text:p>
          </table:table-cell>
          <table:table-cell table:style-name="ce25" table:formula="of:=MID([$'Compras-Ali'.$A266];[$Tablas.$E$37];[$Tablas.$G$37])" office:value-type="string" office:string-value="0005" calcext:value-type="string">
            <text:p>0005</text:p>
          </table:table-cell>
          <table:table-cell table:style-name="ce28" table:formula="of:=IF([$'Compras-Ali'.$A266]&lt;&gt;&quot;&quot;;VALUE(MID([$'Compras-Ali'.$A266];[$Tablas.$E$38];[$Tablas.$G$38]))/100;0)*IF(OR(VALUE([.A266])=3;VALUE([.A266])=8;VALUE([.A266])=13);-1;1)" office:value-type="float" office:value="13.11" calcext:value-type="float">
            <text:p>13,11</text:p>
          </table:table-cell>
          <table:table-cell table:number-columns-repeated="1016"/>
        </table:table-row>
        <table:table-row table:style-name="ro1">
          <table:table-cell table:style-name="ce25" table:formula="of:=MID([$'Compras-Ali'.$A267];[$Tablas.$E$31];[$Tablas.$G$31])" office:value-type="string" office:string-value="001" calcext:value-type="string">
            <text:p>001</text:p>
          </table:table-cell>
          <table:table-cell table:style-name="ce25" table:formula="of:=MID([$'Compras-Ali'.$A267];[$Tablas.$E$32];[$Tablas.$G$32])" office:value-type="string" office:string-value="00001" calcext:value-type="string">
            <text:p>00001</text:p>
          </table:table-cell>
          <table:table-cell table:style-name="ce25" table:formula="of:=MID([$'Compras-Ali'.$A267];[$Tablas.$E$33];[$Tablas.$G$33])" office:value-type="string" office:string-value="00000000000000085348" calcext:value-type="string">
            <text:p>00000000000000085348</text:p>
          </table:table-cell>
          <table:table-cell table:style-name="ce25" table:formula="of:=MID([$'Compras-Ali'.$A267];[$Tablas.$E$34];[$Tablas.$G$34])" office:value-type="string" office:string-value="80" calcext:value-type="string">
            <text:p>80</text:p>
          </table:table-cell>
          <table:table-cell table:style-name="ce25" table:formula="of:=MID([$'Compras-Ali'.$A26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67]&lt;&gt;&quot;&quot;;VALUE(MID([$'Compras-Ali'.$A267];[$Tablas.$E$36];[$Tablas.$G$36]))/100;0)*IF(OR(VALUE([.A267])=3;VALUE([.A267])=8;VALUE([.A267])=13);-1;1)" office:value-type="float" office:value="72.62" calcext:value-type="float">
            <text:p>72,62</text:p>
          </table:table-cell>
          <table:table-cell table:style-name="ce25" table:formula="of:=MID([$'Compras-Ali'.$A267];[$Tablas.$E$37];[$Tablas.$G$37])" office:value-type="string" office:string-value="0005" calcext:value-type="string">
            <text:p>0005</text:p>
          </table:table-cell>
          <table:table-cell table:style-name="ce28" table:formula="of:=IF([$'Compras-Ali'.$A267]&lt;&gt;&quot;&quot;;VALUE(MID([$'Compras-Ali'.$A267];[$Tablas.$E$38];[$Tablas.$G$38]))/100;0)*IF(OR(VALUE([.A267])=3;VALUE([.A267])=8;VALUE([.A267])=13);-1;1)" office:value-type="float" office:value="15.25" calcext:value-type="float">
            <text:p>15,25</text:p>
          </table:table-cell>
          <table:table-cell table:number-columns-repeated="1016"/>
        </table:table-row>
        <table:table-row table:style-name="ro1">
          <table:table-cell table:style-name="ce25" table:formula="of:=MID([$'Compras-Ali'.$A268];[$Tablas.$E$31];[$Tablas.$G$31])" office:value-type="string" office:string-value="001" calcext:value-type="string">
            <text:p>001</text:p>
          </table:table-cell>
          <table:table-cell table:style-name="ce25" table:formula="of:=MID([$'Compras-Ali'.$A268];[$Tablas.$E$32];[$Tablas.$G$32])" office:value-type="string" office:string-value="00001" calcext:value-type="string">
            <text:p>00001</text:p>
          </table:table-cell>
          <table:table-cell table:style-name="ce25" table:formula="of:=MID([$'Compras-Ali'.$A268];[$Tablas.$E$33];[$Tablas.$G$33])" office:value-type="string" office:string-value="00000000000000029972" calcext:value-type="string">
            <text:p>00000000000000029972</text:p>
          </table:table-cell>
          <table:table-cell table:style-name="ce25" table:formula="of:=MID([$'Compras-Ali'.$A268];[$Tablas.$E$34];[$Tablas.$G$34])" office:value-type="string" office:string-value="80" calcext:value-type="string">
            <text:p>80</text:p>
          </table:table-cell>
          <table:table-cell table:style-name="ce25" table:formula="of:=MID([$'Compras-Ali'.$A268];[$Tablas.$E$35];[$Tablas.$G$35])" office:value-type="string" office:string-value="00000000030714054410" calcext:value-type="string">
            <text:p>00000000030714054410</text:p>
          </table:table-cell>
          <table:table-cell table:style-name="ce28" table:formula="of:=IF([$'Compras-Ali'.$A268]&lt;&gt;&quot;&quot;;VALUE(MID([$'Compras-Ali'.$A268];[$Tablas.$E$36];[$Tablas.$G$36]))/100;0)*IF(OR(VALUE([.A268])=3;VALUE([.A268])=8;VALUE([.A268])=13);-1;1)" office:value-type="float" office:value="628.1" calcext:value-type="float">
            <text:p>628,10</text:p>
          </table:table-cell>
          <table:table-cell table:style-name="ce25" table:formula="of:=MID([$'Compras-Ali'.$A268];[$Tablas.$E$37];[$Tablas.$G$37])" office:value-type="string" office:string-value="0005" calcext:value-type="string">
            <text:p>0005</text:p>
          </table:table-cell>
          <table:table-cell table:style-name="ce28" table:formula="of:=IF([$'Compras-Ali'.$A268]&lt;&gt;&quot;&quot;;VALUE(MID([$'Compras-Ali'.$A268];[$Tablas.$E$38];[$Tablas.$G$38]))/100;0)*IF(OR(VALUE([.A268])=3;VALUE([.A268])=8;VALUE([.A268])=13);-1;1)" office:value-type="float" office:value="131.9" calcext:value-type="float">
            <text:p>131,90</text:p>
          </table:table-cell>
          <table:table-cell table:number-columns-repeated="1016"/>
        </table:table-row>
        <table:table-row table:style-name="ro1">
          <table:table-cell table:style-name="ce25" table:formula="of:=MID([$'Compras-Ali'.$A269];[$Tablas.$E$31];[$Tablas.$G$31])" office:value-type="string" office:string-value="001" calcext:value-type="string">
            <text:p>001</text:p>
          </table:table-cell>
          <table:table-cell table:style-name="ce25" table:formula="of:=MID([$'Compras-Ali'.$A269];[$Tablas.$E$32];[$Tablas.$G$32])" office:value-type="string" office:string-value="00005" calcext:value-type="string">
            <text:p>00005</text:p>
          </table:table-cell>
          <table:table-cell table:style-name="ce25" table:formula="of:=MID([$'Compras-Ali'.$A269];[$Tablas.$E$33];[$Tablas.$G$33])" office:value-type="string" office:string-value="00000000000000015871" calcext:value-type="string">
            <text:p>00000000000000015871</text:p>
          </table:table-cell>
          <table:table-cell table:style-name="ce25" table:formula="of:=MID([$'Compras-Ali'.$A269];[$Tablas.$E$34];[$Tablas.$G$34])" office:value-type="string" office:string-value="80" calcext:value-type="string">
            <text:p>80</text:p>
          </table:table-cell>
          <table:table-cell table:style-name="ce25" table:formula="of:=MID([$'Compras-Ali'.$A269];[$Tablas.$E$35];[$Tablas.$G$35])" office:value-type="string" office:string-value="00000000030715178059" calcext:value-type="string">
            <text:p>00000000030715178059</text:p>
          </table:table-cell>
          <table:table-cell table:style-name="ce28" table:formula="of:=IF([$'Compras-Ali'.$A269]&lt;&gt;&quot;&quot;;VALUE(MID([$'Compras-Ali'.$A269];[$Tablas.$E$36];[$Tablas.$G$36]))/100;0)*IF(OR(VALUE([.A269])=3;VALUE([.A269])=8;VALUE([.A269])=13);-1;1)" office:value-type="float" office:value="2975.24" calcext:value-type="float">
            <text:p>2.975,24</text:p>
          </table:table-cell>
          <table:table-cell table:style-name="ce25" table:formula="of:=MID([$'Compras-Ali'.$A269];[$Tablas.$E$37];[$Tablas.$G$37])" office:value-type="string" office:string-value="0005" calcext:value-type="string">
            <text:p>0005</text:p>
          </table:table-cell>
          <table:table-cell table:style-name="ce28" table:formula="of:=IF([$'Compras-Ali'.$A269]&lt;&gt;&quot;&quot;;VALUE(MID([$'Compras-Ali'.$A269];[$Tablas.$E$38];[$Tablas.$G$38]))/100;0)*IF(OR(VALUE([.A269])=3;VALUE([.A269])=8;VALUE([.A269])=13);-1;1)" office:value-type="float" office:value="624.8" calcext:value-type="float">
            <text:p>624,80</text:p>
          </table:table-cell>
          <table:table-cell table:number-columns-repeated="1016"/>
        </table:table-row>
        <table:table-row table:style-name="ro1">
          <table:table-cell table:style-name="ce25" table:formula="of:=MID([$'Compras-Ali'.$A270];[$Tablas.$E$31];[$Tablas.$G$31])" office:value-type="string" office:string-value="001" calcext:value-type="string">
            <text:p>001</text:p>
          </table:table-cell>
          <table:table-cell table:style-name="ce25" table:formula="of:=MID([$'Compras-Ali'.$A270];[$Tablas.$E$32];[$Tablas.$G$32])" office:value-type="string" office:string-value="00001" calcext:value-type="string">
            <text:p>00001</text:p>
          </table:table-cell>
          <table:table-cell table:style-name="ce25" table:formula="of:=MID([$'Compras-Ali'.$A270];[$Tablas.$E$33];[$Tablas.$G$33])" office:value-type="string" office:string-value="00000000000000021220" calcext:value-type="string">
            <text:p>00000000000000021220</text:p>
          </table:table-cell>
          <table:table-cell table:style-name="ce25" table:formula="of:=MID([$'Compras-Ali'.$A270];[$Tablas.$E$34];[$Tablas.$G$34])" office:value-type="string" office:string-value="80" calcext:value-type="string">
            <text:p>80</text:p>
          </table:table-cell>
          <table:table-cell table:style-name="ce25" table:formula="of:=MID([$'Compras-Ali'.$A270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270]&lt;&gt;&quot;&quot;;VALUE(MID([$'Compras-Ali'.$A270];[$Tablas.$E$36];[$Tablas.$G$36]))/100;0)*IF(OR(VALUE([.A270])=3;VALUE([.A270])=8;VALUE([.A270])=13);-1;1)" office:value-type="float" office:value="20.24" calcext:value-type="float">
            <text:p>20,24</text:p>
          </table:table-cell>
          <table:table-cell table:style-name="ce25" table:formula="of:=MID([$'Compras-Ali'.$A270];[$Tablas.$E$37];[$Tablas.$G$37])" office:value-type="string" office:string-value="0005" calcext:value-type="string">
            <text:p>0005</text:p>
          </table:table-cell>
          <table:table-cell table:style-name="ce28" table:formula="of:=IF([$'Compras-Ali'.$A270]&lt;&gt;&quot;&quot;;VALUE(MID([$'Compras-Ali'.$A270];[$Tablas.$E$38];[$Tablas.$G$38]))/100;0)*IF(OR(VALUE([.A270])=3;VALUE([.A270])=8;VALUE([.A270])=13);-1;1)" office:value-type="float" office:value="4.25" calcext:value-type="float">
            <text:p>4,25</text:p>
          </table:table-cell>
          <table:table-cell table:number-columns-repeated="1016"/>
        </table:table-row>
        <table:table-row table:style-name="ro1">
          <table:table-cell table:style-name="ce25" table:formula="of:=MID([$'Compras-Ali'.$A271];[$Tablas.$E$31];[$Tablas.$G$31])" office:value-type="string" office:string-value="001" calcext:value-type="string">
            <text:p>001</text:p>
          </table:table-cell>
          <table:table-cell table:style-name="ce25" table:formula="of:=MID([$'Compras-Ali'.$A271];[$Tablas.$E$32];[$Tablas.$G$32])" office:value-type="string" office:string-value="02026" calcext:value-type="string">
            <text:p>02026</text:p>
          </table:table-cell>
          <table:table-cell table:style-name="ce25" table:formula="of:=MID([$'Compras-Ali'.$A271];[$Tablas.$E$33];[$Tablas.$G$33])" office:value-type="string" office:string-value="00000000000000000391" calcext:value-type="string">
            <text:p>00000000000000000391</text:p>
          </table:table-cell>
          <table:table-cell table:style-name="ce25" table:formula="of:=MID([$'Compras-Ali'.$A271];[$Tablas.$E$34];[$Tablas.$G$34])" office:value-type="string" office:string-value="80" calcext:value-type="string">
            <text:p>80</text:p>
          </table:table-cell>
          <table:table-cell table:style-name="ce25" table:formula="of:=MID([$'Compras-Ali'.$A271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71]&lt;&gt;&quot;&quot;;VALUE(MID([$'Compras-Ali'.$A271];[$Tablas.$E$36];[$Tablas.$G$36]))/100;0)*IF(OR(VALUE([.A271])=3;VALUE([.A271])=8;VALUE([.A271])=13);-1;1)" office:value-type="float" office:value="2641550.33" calcext:value-type="float">
            <text:p>2.641.550,33</text:p>
          </table:table-cell>
          <table:table-cell table:style-name="ce25" table:formula="of:=MID([$'Compras-Ali'.$A271];[$Tablas.$E$37];[$Tablas.$G$37])" office:value-type="string" office:string-value="0005" calcext:value-type="string">
            <text:p>0005</text:p>
          </table:table-cell>
          <table:table-cell table:style-name="ce28" table:formula="of:=IF([$'Compras-Ali'.$A271]&lt;&gt;&quot;&quot;;VALUE(MID([$'Compras-Ali'.$A271];[$Tablas.$E$38];[$Tablas.$G$38]))/100;0)*IF(OR(VALUE([.A271])=3;VALUE([.A271])=8;VALUE([.A271])=13);-1;1)" office:value-type="float" office:value="554725.57" calcext:value-type="float">
            <text:p>554.725,57</text:p>
          </table:table-cell>
          <table:table-cell table:number-columns-repeated="1016"/>
        </table:table-row>
        <table:table-row table:style-name="ro1">
          <table:table-cell table:style-name="ce25" table:formula="of:=MID([$'Compras-Ali'.$A272];[$Tablas.$E$31];[$Tablas.$G$31])" office:value-type="string" office:string-value="001" calcext:value-type="string">
            <text:p>001</text:p>
          </table:table-cell>
          <table:table-cell table:style-name="ce25" table:formula="of:=MID([$'Compras-Ali'.$A272];[$Tablas.$E$32];[$Tablas.$G$32])" office:value-type="string" office:string-value="02017" calcext:value-type="string">
            <text:p>02017</text:p>
          </table:table-cell>
          <table:table-cell table:style-name="ce25" table:formula="of:=MID([$'Compras-Ali'.$A272];[$Tablas.$E$33];[$Tablas.$G$33])" office:value-type="string" office:string-value="00000000000002538177" calcext:value-type="string">
            <text:p>00000000000002538177</text:p>
          </table:table-cell>
          <table:table-cell table:style-name="ce25" table:formula="of:=MID([$'Compras-Ali'.$A272];[$Tablas.$E$34];[$Tablas.$G$34])" office:value-type="string" office:string-value="80" calcext:value-type="string">
            <text:p>80</text:p>
          </table:table-cell>
          <table:table-cell table:style-name="ce25" table:formula="of:=MID([$'Compras-Ali'.$A272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72]&lt;&gt;&quot;&quot;;VALUE(MID([$'Compras-Ali'.$A272];[$Tablas.$E$36];[$Tablas.$G$36]))/100;0)*IF(OR(VALUE([.A272])=3;VALUE([.A272])=8;VALUE([.A272])=13);-1;1)" office:value-type="float" office:value="218705.05" calcext:value-type="float">
            <text:p>218.705,05</text:p>
          </table:table-cell>
          <table:table-cell table:style-name="ce25" table:formula="of:=MID([$'Compras-Ali'.$A272];[$Tablas.$E$37];[$Tablas.$G$37])" office:value-type="string" office:string-value="0005" calcext:value-type="string">
            <text:p>0005</text:p>
          </table:table-cell>
          <table:table-cell table:style-name="ce28" table:formula="of:=IF([$'Compras-Ali'.$A272]&lt;&gt;&quot;&quot;;VALUE(MID([$'Compras-Ali'.$A272];[$Tablas.$E$38];[$Tablas.$G$38]))/100;0)*IF(OR(VALUE([.A272])=3;VALUE([.A272])=8;VALUE([.A272])=13);-1;1)" office:value-type="float" office:value="45928.06" calcext:value-type="float">
            <text:p>45.928,06</text:p>
          </table:table-cell>
          <table:table-cell table:number-columns-repeated="1016"/>
        </table:table-row>
        <table:table-row table:style-name="ro1">
          <table:table-cell table:style-name="ce25" table:formula="of:=MID([$'Compras-Ali'.$A273];[$Tablas.$E$31];[$Tablas.$G$31])" office:value-type="string" office:string-value="001" calcext:value-type="string">
            <text:p>001</text:p>
          </table:table-cell>
          <table:table-cell table:style-name="ce25" table:formula="of:=MID([$'Compras-Ali'.$A273];[$Tablas.$E$32];[$Tablas.$G$32])" office:value-type="string" office:string-value="00012" calcext:value-type="string">
            <text:p>00012</text:p>
          </table:table-cell>
          <table:table-cell table:style-name="ce25" table:formula="of:=MID([$'Compras-Ali'.$A273];[$Tablas.$E$33];[$Tablas.$G$33])" office:value-type="string" office:string-value="00000000000000026969" calcext:value-type="string">
            <text:p>00000000000000026969</text:p>
          </table:table-cell>
          <table:table-cell table:style-name="ce25" table:formula="of:=MID([$'Compras-Ali'.$A273];[$Tablas.$E$34];[$Tablas.$G$34])" office:value-type="string" office:string-value="80" calcext:value-type="string">
            <text:p>80</text:p>
          </table:table-cell>
          <table:table-cell table:style-name="ce25" table:formula="of:=MID([$'Compras-Ali'.$A273];[$Tablas.$E$35];[$Tablas.$G$35])" office:value-type="string" office:string-value="00000000030697232768" calcext:value-type="string">
            <text:p>00000000030697232768</text:p>
          </table:table-cell>
          <table:table-cell table:style-name="ce28" table:formula="of:=IF([$'Compras-Ali'.$A273]&lt;&gt;&quot;&quot;;VALUE(MID([$'Compras-Ali'.$A273];[$Tablas.$E$36];[$Tablas.$G$36]))/100;0)*IF(OR(VALUE([.A273])=3;VALUE([.A273])=8;VALUE([.A273])=13);-1;1)" office:value-type="float" office:value="9848.9" calcext:value-type="float">
            <text:p>9.848,90</text:p>
          </table:table-cell>
          <table:table-cell table:style-name="ce25" table:formula="of:=MID([$'Compras-Ali'.$A273];[$Tablas.$E$37];[$Tablas.$G$37])" office:value-type="string" office:string-value="0005" calcext:value-type="string">
            <text:p>0005</text:p>
          </table:table-cell>
          <table:table-cell table:style-name="ce28" table:formula="of:=IF([$'Compras-Ali'.$A273]&lt;&gt;&quot;&quot;;VALUE(MID([$'Compras-Ali'.$A273];[$Tablas.$E$38];[$Tablas.$G$38]))/100;0)*IF(OR(VALUE([.A273])=3;VALUE([.A273])=8;VALUE([.A273])=13);-1;1)" office:value-type="float" office:value="2068.27" calcext:value-type="float">
            <text:p>2.068,27</text:p>
          </table:table-cell>
          <table:table-cell table:number-columns-repeated="1016"/>
        </table:table-row>
        <table:table-row table:style-name="ro1">
          <table:table-cell table:style-name="ce25" table:formula="of:=MID([$'Compras-Ali'.$A274];[$Tablas.$E$31];[$Tablas.$G$31])" office:value-type="string" office:string-value="001" calcext:value-type="string">
            <text:p>001</text:p>
          </table:table-cell>
          <table:table-cell table:style-name="ce25" table:formula="of:=MID([$'Compras-Ali'.$A274];[$Tablas.$E$32];[$Tablas.$G$32])" office:value-type="string" office:string-value="00001" calcext:value-type="string">
            <text:p>00001</text:p>
          </table:table-cell>
          <table:table-cell table:style-name="ce25" table:formula="of:=MID([$'Compras-Ali'.$A274];[$Tablas.$E$33];[$Tablas.$G$33])" office:value-type="string" office:string-value="00000000000000085322" calcext:value-type="string">
            <text:p>00000000000000085322</text:p>
          </table:table-cell>
          <table:table-cell table:style-name="ce25" table:formula="of:=MID([$'Compras-Ali'.$A274];[$Tablas.$E$34];[$Tablas.$G$34])" office:value-type="string" office:string-value="80" calcext:value-type="string">
            <text:p>80</text:p>
          </table:table-cell>
          <table:table-cell table:style-name="ce25" table:formula="of:=MID([$'Compras-Ali'.$A27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74]&lt;&gt;&quot;&quot;;VALUE(MID([$'Compras-Ali'.$A274];[$Tablas.$E$36];[$Tablas.$G$36]))/100;0)*IF(OR(VALUE([.A274])=3;VALUE([.A274])=8;VALUE([.A274])=13);-1;1)" office:value-type="float" office:value="517.43" calcext:value-type="float">
            <text:p>517,43</text:p>
          </table:table-cell>
          <table:table-cell table:style-name="ce25" table:formula="of:=MID([$'Compras-Ali'.$A274];[$Tablas.$E$37];[$Tablas.$G$37])" office:value-type="string" office:string-value="0005" calcext:value-type="string">
            <text:p>0005</text:p>
          </table:table-cell>
          <table:table-cell table:style-name="ce28" table:formula="of:=IF([$'Compras-Ali'.$A274]&lt;&gt;&quot;&quot;;VALUE(MID([$'Compras-Ali'.$A274];[$Tablas.$E$38];[$Tablas.$G$38]))/100;0)*IF(OR(VALUE([.A274])=3;VALUE([.A274])=8;VALUE([.A274])=13);-1;1)" office:value-type="float" office:value="108.66" calcext:value-type="float">
            <text:p>108,66</text:p>
          </table:table-cell>
          <table:table-cell table:number-columns-repeated="1016"/>
        </table:table-row>
        <table:table-row table:style-name="ro1">
          <table:table-cell table:style-name="ce25" table:formula="of:=MID([$'Compras-Ali'.$A275];[$Tablas.$E$31];[$Tablas.$G$31])" office:value-type="string" office:string-value="001" calcext:value-type="string">
            <text:p>001</text:p>
          </table:table-cell>
          <table:table-cell table:style-name="ce25" table:formula="of:=MID([$'Compras-Ali'.$A275];[$Tablas.$E$32];[$Tablas.$G$32])" office:value-type="string" office:string-value="00001" calcext:value-type="string">
            <text:p>00001</text:p>
          </table:table-cell>
          <table:table-cell table:style-name="ce25" table:formula="of:=MID([$'Compras-Ali'.$A275];[$Tablas.$E$33];[$Tablas.$G$33])" office:value-type="string" office:string-value="00000000000000085342" calcext:value-type="string">
            <text:p>00000000000000085342</text:p>
          </table:table-cell>
          <table:table-cell table:style-name="ce25" table:formula="of:=MID([$'Compras-Ali'.$A275];[$Tablas.$E$34];[$Tablas.$G$34])" office:value-type="string" office:string-value="80" calcext:value-type="string">
            <text:p>80</text:p>
          </table:table-cell>
          <table:table-cell table:style-name="ce25" table:formula="of:=MID([$'Compras-Ali'.$A27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75]&lt;&gt;&quot;&quot;;VALUE(MID([$'Compras-Ali'.$A275];[$Tablas.$E$36];[$Tablas.$G$36]))/100;0)*IF(OR(VALUE([.A275])=3;VALUE([.A275])=8;VALUE([.A275])=13);-1;1)" office:value-type="float" office:value="109.33" calcext:value-type="float">
            <text:p>109,33</text:p>
          </table:table-cell>
          <table:table-cell table:style-name="ce25" table:formula="of:=MID([$'Compras-Ali'.$A275];[$Tablas.$E$37];[$Tablas.$G$37])" office:value-type="string" office:string-value="0005" calcext:value-type="string">
            <text:p>0005</text:p>
          </table:table-cell>
          <table:table-cell table:style-name="ce28" table:formula="of:=IF([$'Compras-Ali'.$A275]&lt;&gt;&quot;&quot;;VALUE(MID([$'Compras-Ali'.$A275];[$Tablas.$E$38];[$Tablas.$G$38]))/100;0)*IF(OR(VALUE([.A275])=3;VALUE([.A275])=8;VALUE([.A275])=13);-1;1)" office:value-type="float" office:value="22.96" calcext:value-type="float">
            <text:p>22,96</text:p>
          </table:table-cell>
          <table:table-cell table:number-columns-repeated="1016"/>
        </table:table-row>
        <table:table-row table:style-name="ro1">
          <table:table-cell table:style-name="ce25" table:formula="of:=MID([$'Compras-Ali'.$A276];[$Tablas.$E$31];[$Tablas.$G$31])" office:value-type="string" office:string-value="001" calcext:value-type="string">
            <text:p>001</text:p>
          </table:table-cell>
          <table:table-cell table:style-name="ce25" table:formula="of:=MID([$'Compras-Ali'.$A276];[$Tablas.$E$32];[$Tablas.$G$32])" office:value-type="string" office:string-value="00001" calcext:value-type="string">
            <text:p>00001</text:p>
          </table:table-cell>
          <table:table-cell table:style-name="ce25" table:formula="of:=MID([$'Compras-Ali'.$A276];[$Tablas.$E$33];[$Tablas.$G$33])" office:value-type="string" office:string-value="00000000000000085338" calcext:value-type="string">
            <text:p>00000000000000085338</text:p>
          </table:table-cell>
          <table:table-cell table:style-name="ce25" table:formula="of:=MID([$'Compras-Ali'.$A276];[$Tablas.$E$34];[$Tablas.$G$34])" office:value-type="string" office:string-value="80" calcext:value-type="string">
            <text:p>80</text:p>
          </table:table-cell>
          <table:table-cell table:style-name="ce25" table:formula="of:=MID([$'Compras-Ali'.$A27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76]&lt;&gt;&quot;&quot;;VALUE(MID([$'Compras-Ali'.$A276];[$Tablas.$E$36];[$Tablas.$G$36]))/100;0)*IF(OR(VALUE([.A276])=3;VALUE([.A276])=8;VALUE([.A276])=13);-1;1)" office:value-type="float" office:value="2286.67" calcext:value-type="float">
            <text:p>2.286,67</text:p>
          </table:table-cell>
          <table:table-cell table:style-name="ce25" table:formula="of:=MID([$'Compras-Ali'.$A276];[$Tablas.$E$37];[$Tablas.$G$37])" office:value-type="string" office:string-value="0005" calcext:value-type="string">
            <text:p>0005</text:p>
          </table:table-cell>
          <table:table-cell table:style-name="ce28" table:formula="of:=IF([$'Compras-Ali'.$A276]&lt;&gt;&quot;&quot;;VALUE(MID([$'Compras-Ali'.$A276];[$Tablas.$E$38];[$Tablas.$G$38]))/100;0)*IF(OR(VALUE([.A276])=3;VALUE([.A276])=8;VALUE([.A276])=13);-1;1)" office:value-type="float" office:value="480.2" calcext:value-type="float">
            <text:p>480,20</text:p>
          </table:table-cell>
          <table:table-cell table:number-columns-repeated="1016"/>
        </table:table-row>
        <table:table-row table:style-name="ro1">
          <table:table-cell table:style-name="ce25" table:formula="of:=MID([$'Compras-Ali'.$A277];[$Tablas.$E$31];[$Tablas.$G$31])" office:value-type="string" office:string-value="001" calcext:value-type="string">
            <text:p>001</text:p>
          </table:table-cell>
          <table:table-cell table:style-name="ce25" table:formula="of:=MID([$'Compras-Ali'.$A277];[$Tablas.$E$32];[$Tablas.$G$32])" office:value-type="string" office:string-value="00001" calcext:value-type="string">
            <text:p>00001</text:p>
          </table:table-cell>
          <table:table-cell table:style-name="ce25" table:formula="of:=MID([$'Compras-Ali'.$A277];[$Tablas.$E$33];[$Tablas.$G$33])" office:value-type="string" office:string-value="00000000000000085366" calcext:value-type="string">
            <text:p>00000000000000085366</text:p>
          </table:table-cell>
          <table:table-cell table:style-name="ce25" table:formula="of:=MID([$'Compras-Ali'.$A277];[$Tablas.$E$34];[$Tablas.$G$34])" office:value-type="string" office:string-value="80" calcext:value-type="string">
            <text:p>80</text:p>
          </table:table-cell>
          <table:table-cell table:style-name="ce25" table:formula="of:=MID([$'Compras-Ali'.$A27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77]&lt;&gt;&quot;&quot;;VALUE(MID([$'Compras-Ali'.$A277];[$Tablas.$E$36];[$Tablas.$G$36]))/100;0)*IF(OR(VALUE([.A277])=3;VALUE([.A277])=8;VALUE([.A277])=13);-1;1)" office:value-type="float" office:value="2365.52" calcext:value-type="float">
            <text:p>2.365,52</text:p>
          </table:table-cell>
          <table:table-cell table:style-name="ce25" table:formula="of:=MID([$'Compras-Ali'.$A277];[$Tablas.$E$37];[$Tablas.$G$37])" office:value-type="string" office:string-value="0005" calcext:value-type="string">
            <text:p>0005</text:p>
          </table:table-cell>
          <table:table-cell table:style-name="ce28" table:formula="of:=IF([$'Compras-Ali'.$A277]&lt;&gt;&quot;&quot;;VALUE(MID([$'Compras-Ali'.$A277];[$Tablas.$E$38];[$Tablas.$G$38]))/100;0)*IF(OR(VALUE([.A277])=3;VALUE([.A277])=8;VALUE([.A277])=13);-1;1)" office:value-type="float" office:value="496.76" calcext:value-type="float">
            <text:p>496,76</text:p>
          </table:table-cell>
          <table:table-cell table:number-columns-repeated="1016"/>
        </table:table-row>
        <table:table-row table:style-name="ro1">
          <table:table-cell table:style-name="ce25" table:formula="of:=MID([$'Compras-Ali'.$A278];[$Tablas.$E$31];[$Tablas.$G$31])" office:value-type="string" office:string-value="001" calcext:value-type="string">
            <text:p>001</text:p>
          </table:table-cell>
          <table:table-cell table:style-name="ce25" table:formula="of:=MID([$'Compras-Ali'.$A278];[$Tablas.$E$32];[$Tablas.$G$32])" office:value-type="string" office:string-value="00001" calcext:value-type="string">
            <text:p>00001</text:p>
          </table:table-cell>
          <table:table-cell table:style-name="ce25" table:formula="of:=MID([$'Compras-Ali'.$A278];[$Tablas.$E$33];[$Tablas.$G$33])" office:value-type="string" office:string-value="00000000000000005055" calcext:value-type="string">
            <text:p>00000000000000005055</text:p>
          </table:table-cell>
          <table:table-cell table:style-name="ce25" table:formula="of:=MID([$'Compras-Ali'.$A278];[$Tablas.$E$34];[$Tablas.$G$34])" office:value-type="string" office:string-value="80" calcext:value-type="string">
            <text:p>80</text:p>
          </table:table-cell>
          <table:table-cell table:style-name="ce25" table:formula="of:=MID([$'Compras-Ali'.$A278];[$Tablas.$E$35];[$Tablas.$G$35])" office:value-type="string" office:string-value="00000000027310405529" calcext:value-type="string">
            <text:p>00000000027310405529</text:p>
          </table:table-cell>
          <table:table-cell table:style-name="ce28" table:formula="of:=IF([$'Compras-Ali'.$A278]&lt;&gt;&quot;&quot;;VALUE(MID([$'Compras-Ali'.$A278];[$Tablas.$E$36];[$Tablas.$G$36]))/100;0)*IF(OR(VALUE([.A278])=3;VALUE([.A278])=8;VALUE([.A278])=13);-1;1)" office:value-type="float" office:value="6694.24" calcext:value-type="float">
            <text:p>6.694,24</text:p>
          </table:table-cell>
          <table:table-cell table:style-name="ce25" table:formula="of:=MID([$'Compras-Ali'.$A278];[$Tablas.$E$37];[$Tablas.$G$37])" office:value-type="string" office:string-value="0005" calcext:value-type="string">
            <text:p>0005</text:p>
          </table:table-cell>
          <table:table-cell table:style-name="ce28" table:formula="of:=IF([$'Compras-Ali'.$A278]&lt;&gt;&quot;&quot;;VALUE(MID([$'Compras-Ali'.$A278];[$Tablas.$E$38];[$Tablas.$G$38]))/100;0)*IF(OR(VALUE([.A278])=3;VALUE([.A278])=8;VALUE([.A278])=13);-1;1)" office:value-type="float" office:value="1405.79" calcext:value-type="float">
            <text:p>1.405,79</text:p>
          </table:table-cell>
          <table:table-cell table:number-columns-repeated="1016"/>
        </table:table-row>
        <table:table-row table:style-name="ro1">
          <table:table-cell table:style-name="ce25" table:formula="of:=MID([$'Compras-Ali'.$A279];[$Tablas.$E$31];[$Tablas.$G$31])" office:value-type="string" office:string-value="001" calcext:value-type="string">
            <text:p>001</text:p>
          </table:table-cell>
          <table:table-cell table:style-name="ce25" table:formula="of:=MID([$'Compras-Ali'.$A279];[$Tablas.$E$32];[$Tablas.$G$32])" office:value-type="string" office:string-value="00005" calcext:value-type="string">
            <text:p>00005</text:p>
          </table:table-cell>
          <table:table-cell table:style-name="ce25" table:formula="of:=MID([$'Compras-Ali'.$A279];[$Tablas.$E$33];[$Tablas.$G$33])" office:value-type="string" office:string-value="00000000000000121424" calcext:value-type="string">
            <text:p>00000000000000121424</text:p>
          </table:table-cell>
          <table:table-cell table:style-name="ce25" table:formula="of:=MID([$'Compras-Ali'.$A279];[$Tablas.$E$34];[$Tablas.$G$34])" office:value-type="string" office:string-value="80" calcext:value-type="string">
            <text:p>80</text:p>
          </table:table-cell>
          <table:table-cell table:style-name="ce25" table:formula="of:=MID([$'Compras-Ali'.$A279];[$Tablas.$E$35];[$Tablas.$G$35])" office:value-type="string" office:string-value="00000000030707002294" calcext:value-type="string">
            <text:p>00000000030707002294</text:p>
          </table:table-cell>
          <table:table-cell table:style-name="ce28" table:formula="of:=IF([$'Compras-Ali'.$A279]&lt;&gt;&quot;&quot;;VALUE(MID([$'Compras-Ali'.$A279];[$Tablas.$E$36];[$Tablas.$G$36]))/100;0)*IF(OR(VALUE([.A279])=3;VALUE([.A279])=8;VALUE([.A279])=13);-1;1)" office:value-type="float" office:value="106843.14" calcext:value-type="float">
            <text:p>106.843,14</text:p>
          </table:table-cell>
          <table:table-cell table:style-name="ce25" table:formula="of:=MID([$'Compras-Ali'.$A279];[$Tablas.$E$37];[$Tablas.$G$37])" office:value-type="string" office:string-value="0004" calcext:value-type="string">
            <text:p>0004</text:p>
          </table:table-cell>
          <table:table-cell table:style-name="ce28" table:formula="of:=IF([$'Compras-Ali'.$A279]&lt;&gt;&quot;&quot;;VALUE(MID([$'Compras-Ali'.$A279];[$Tablas.$E$38];[$Tablas.$G$38]))/100;0)*IF(OR(VALUE([.A279])=3;VALUE([.A279])=8;VALUE([.A279])=13);-1;1)" office:value-type="float" office:value="11218.53" calcext:value-type="float">
            <text:p>11.218,53</text:p>
          </table:table-cell>
          <table:table-cell table:number-columns-repeated="1016"/>
        </table:table-row>
        <table:table-row table:style-name="ro1">
          <table:table-cell table:style-name="ce25" table:formula="of:=MID([$'Compras-Ali'.$A280];[$Tablas.$E$31];[$Tablas.$G$31])" office:value-type="string" office:string-value="001" calcext:value-type="string">
            <text:p>001</text:p>
          </table:table-cell>
          <table:table-cell table:style-name="ce25" table:formula="of:=MID([$'Compras-Ali'.$A280];[$Tablas.$E$32];[$Tablas.$G$32])" office:value-type="string" office:string-value="00005" calcext:value-type="string">
            <text:p>00005</text:p>
          </table:table-cell>
          <table:table-cell table:style-name="ce25" table:formula="of:=MID([$'Compras-Ali'.$A280];[$Tablas.$E$33];[$Tablas.$G$33])" office:value-type="string" office:string-value="00000000000000121425" calcext:value-type="string">
            <text:p>00000000000000121425</text:p>
          </table:table-cell>
          <table:table-cell table:style-name="ce25" table:formula="of:=MID([$'Compras-Ali'.$A280];[$Tablas.$E$34];[$Tablas.$G$34])" office:value-type="string" office:string-value="80" calcext:value-type="string">
            <text:p>80</text:p>
          </table:table-cell>
          <table:table-cell table:style-name="ce25" table:formula="of:=MID([$'Compras-Ali'.$A280];[$Tablas.$E$35];[$Tablas.$G$35])" office:value-type="string" office:string-value="00000000030707002294" calcext:value-type="string">
            <text:p>00000000030707002294</text:p>
          </table:table-cell>
          <table:table-cell table:style-name="ce28" table:formula="of:=IF([$'Compras-Ali'.$A280]&lt;&gt;&quot;&quot;;VALUE(MID([$'Compras-Ali'.$A280];[$Tablas.$E$36];[$Tablas.$G$36]))/100;0)*IF(OR(VALUE([.A280])=3;VALUE([.A280])=8;VALUE([.A280])=13);-1;1)" office:value-type="float" office:value="74007.33" calcext:value-type="float">
            <text:p>74.007,33</text:p>
          </table:table-cell>
          <table:table-cell table:style-name="ce25" table:formula="of:=MID([$'Compras-Ali'.$A280];[$Tablas.$E$37];[$Tablas.$G$37])" office:value-type="string" office:string-value="0004" calcext:value-type="string">
            <text:p>0004</text:p>
          </table:table-cell>
          <table:table-cell table:style-name="ce28" table:formula="of:=IF([$'Compras-Ali'.$A280]&lt;&gt;&quot;&quot;;VALUE(MID([$'Compras-Ali'.$A280];[$Tablas.$E$38];[$Tablas.$G$38]))/100;0)*IF(OR(VALUE([.A280])=3;VALUE([.A280])=8;VALUE([.A280])=13);-1;1)" office:value-type="float" office:value="7770.77" calcext:value-type="float">
            <text:p>7.770,77</text:p>
          </table:table-cell>
          <table:table-cell table:number-columns-repeated="1016"/>
        </table:table-row>
        <table:table-row table:style-name="ro1">
          <table:table-cell table:style-name="ce25" table:formula="of:=MID([$'Compras-Ali'.$A281];[$Tablas.$E$31];[$Tablas.$G$31])" office:value-type="string" office:string-value="001" calcext:value-type="string">
            <text:p>001</text:p>
          </table:table-cell>
          <table:table-cell table:style-name="ce25" table:formula="of:=MID([$'Compras-Ali'.$A281];[$Tablas.$E$32];[$Tablas.$G$32])" office:value-type="string" office:string-value="00029" calcext:value-type="string">
            <text:p>00029</text:p>
          </table:table-cell>
          <table:table-cell table:style-name="ce25" table:formula="of:=MID([$'Compras-Ali'.$A281];[$Tablas.$E$33];[$Tablas.$G$33])" office:value-type="string" office:string-value="00000000000000108435" calcext:value-type="string">
            <text:p>00000000000000108435</text:p>
          </table:table-cell>
          <table:table-cell table:style-name="ce25" table:formula="of:=MID([$'Compras-Ali'.$A281];[$Tablas.$E$34];[$Tablas.$G$34])" office:value-type="string" office:string-value="80" calcext:value-type="string">
            <text:p>80</text:p>
          </table:table-cell>
          <table:table-cell table:style-name="ce25" table:formula="of:=MID([$'Compras-Ali'.$A281];[$Tablas.$E$35];[$Tablas.$G$35])" office:value-type="string" office:string-value="00000000030707002294" calcext:value-type="string">
            <text:p>00000000030707002294</text:p>
          </table:table-cell>
          <table:table-cell table:style-name="ce28" table:formula="of:=IF([$'Compras-Ali'.$A281]&lt;&gt;&quot;&quot;;VALUE(MID([$'Compras-Ali'.$A281];[$Tablas.$E$36];[$Tablas.$G$36]))/100;0)*IF(OR(VALUE([.A281])=3;VALUE([.A281])=8;VALUE([.A281])=13);-1;1)" office:value-type="float" office:value="10643.33" calcext:value-type="float">
            <text:p>10.643,33</text:p>
          </table:table-cell>
          <table:table-cell table:style-name="ce25" table:formula="of:=MID([$'Compras-Ali'.$A281];[$Tablas.$E$37];[$Tablas.$G$37])" office:value-type="string" office:string-value="0004" calcext:value-type="string">
            <text:p>0004</text:p>
          </table:table-cell>
          <table:table-cell table:style-name="ce28" table:formula="of:=IF([$'Compras-Ali'.$A281]&lt;&gt;&quot;&quot;;VALUE(MID([$'Compras-Ali'.$A281];[$Tablas.$E$38];[$Tablas.$G$38]))/100;0)*IF(OR(VALUE([.A281])=3;VALUE([.A281])=8;VALUE([.A281])=13);-1;1)" office:value-type="float" office:value="1117.55" calcext:value-type="float">
            <text:p>1.117,55</text:p>
          </table:table-cell>
          <table:table-cell table:number-columns-repeated="1016"/>
        </table:table-row>
        <table:table-row table:style-name="ro1">
          <table:table-cell table:style-name="ce25" table:formula="of:=MID([$'Compras-Ali'.$A282];[$Tablas.$E$31];[$Tablas.$G$31])" office:value-type="string" office:string-value="001" calcext:value-type="string">
            <text:p>001</text:p>
          </table:table-cell>
          <table:table-cell table:style-name="ce25" table:formula="of:=MID([$'Compras-Ali'.$A282];[$Tablas.$E$32];[$Tablas.$G$32])" office:value-type="string" office:string-value="00036" calcext:value-type="string">
            <text:p>00036</text:p>
          </table:table-cell>
          <table:table-cell table:style-name="ce25" table:formula="of:=MID([$'Compras-Ali'.$A282];[$Tablas.$E$33];[$Tablas.$G$33])" office:value-type="string" office:string-value="00000000000000101734" calcext:value-type="string">
            <text:p>00000000000000101734</text:p>
          </table:table-cell>
          <table:table-cell table:style-name="ce25" table:formula="of:=MID([$'Compras-Ali'.$A282];[$Tablas.$E$34];[$Tablas.$G$34])" office:value-type="string" office:string-value="80" calcext:value-type="string">
            <text:p>80</text:p>
          </table:table-cell>
          <table:table-cell table:style-name="ce25" table:formula="of:=MID([$'Compras-Ali'.$A282];[$Tablas.$E$35];[$Tablas.$G$35])" office:value-type="string" office:string-value="00000000030707002294" calcext:value-type="string">
            <text:p>00000000030707002294</text:p>
          </table:table-cell>
          <table:table-cell table:style-name="ce28" table:formula="of:=IF([$'Compras-Ali'.$A282]&lt;&gt;&quot;&quot;;VALUE(MID([$'Compras-Ali'.$A282];[$Tablas.$E$36];[$Tablas.$G$36]))/100;0)*IF(OR(VALUE([.A282])=3;VALUE([.A282])=8;VALUE([.A282])=13);-1;1)" office:value-type="float" office:value="3402" calcext:value-type="float">
            <text:p>3.402,00</text:p>
          </table:table-cell>
          <table:table-cell table:style-name="ce25" table:formula="of:=MID([$'Compras-Ali'.$A282];[$Tablas.$E$37];[$Tablas.$G$37])" office:value-type="string" office:string-value="0004" calcext:value-type="string">
            <text:p>0004</text:p>
          </table:table-cell>
          <table:table-cell table:style-name="ce28" table:formula="of:=IF([$'Compras-Ali'.$A282]&lt;&gt;&quot;&quot;;VALUE(MID([$'Compras-Ali'.$A282];[$Tablas.$E$38];[$Tablas.$G$38]))/100;0)*IF(OR(VALUE([.A282])=3;VALUE([.A282])=8;VALUE([.A282])=13);-1;1)" office:value-type="float" office:value="357.21" calcext:value-type="float">
            <text:p>357,21</text:p>
          </table:table-cell>
          <table:table-cell table:number-columns-repeated="1016"/>
        </table:table-row>
        <table:table-row table:style-name="ro1">
          <table:table-cell table:style-name="ce25" table:formula="of:=MID([$'Compras-Ali'.$A283];[$Tablas.$E$31];[$Tablas.$G$31])" office:value-type="string" office:string-value="001" calcext:value-type="string">
            <text:p>001</text:p>
          </table:table-cell>
          <table:table-cell table:style-name="ce25" table:formula="of:=MID([$'Compras-Ali'.$A283];[$Tablas.$E$32];[$Tablas.$G$32])" office:value-type="string" office:string-value="00003" calcext:value-type="string">
            <text:p>00003</text:p>
          </table:table-cell>
          <table:table-cell table:style-name="ce25" table:formula="of:=MID([$'Compras-Ali'.$A283];[$Tablas.$E$33];[$Tablas.$G$33])" office:value-type="string" office:string-value="00000000000000011343" calcext:value-type="string">
            <text:p>00000000000000011343</text:p>
          </table:table-cell>
          <table:table-cell table:style-name="ce25" table:formula="of:=MID([$'Compras-Ali'.$A283];[$Tablas.$E$34];[$Tablas.$G$34])" office:value-type="string" office:string-value="80" calcext:value-type="string">
            <text:p>80</text:p>
          </table:table-cell>
          <table:table-cell table:style-name="ce25" table:formula="of:=MID([$'Compras-Ali'.$A283];[$Tablas.$E$35];[$Tablas.$G$35])" office:value-type="string" office:string-value="00000000030715153617" calcext:value-type="string">
            <text:p>00000000030715153617</text:p>
          </table:table-cell>
          <table:table-cell table:style-name="ce28" table:formula="of:=IF([$'Compras-Ali'.$A283]&lt;&gt;&quot;&quot;;VALUE(MID([$'Compras-Ali'.$A283];[$Tablas.$E$36];[$Tablas.$G$36]))/100;0)*IF(OR(VALUE([.A283])=3;VALUE([.A283])=8;VALUE([.A283])=13);-1;1)" office:value-type="float" office:value="5700.81" calcext:value-type="float">
            <text:p>5.700,81</text:p>
          </table:table-cell>
          <table:table-cell table:style-name="ce25" table:formula="of:=MID([$'Compras-Ali'.$A283];[$Tablas.$E$37];[$Tablas.$G$37])" office:value-type="string" office:string-value="0005" calcext:value-type="string">
            <text:p>0005</text:p>
          </table:table-cell>
          <table:table-cell table:style-name="ce28" table:formula="of:=IF([$'Compras-Ali'.$A283]&lt;&gt;&quot;&quot;;VALUE(MID([$'Compras-Ali'.$A283];[$Tablas.$E$38];[$Tablas.$G$38]))/100;0)*IF(OR(VALUE([.A283])=3;VALUE([.A283])=8;VALUE([.A283])=13);-1;1)" office:value-type="float" office:value="1197.17" calcext:value-type="float">
            <text:p>1.197,17</text:p>
          </table:table-cell>
          <table:table-cell table:number-columns-repeated="1016"/>
        </table:table-row>
        <table:table-row table:style-name="ro1">
          <table:table-cell table:style-name="ce25" table:formula="of:=MID([$'Compras-Ali'.$A284];[$Tablas.$E$31];[$Tablas.$G$31])" office:value-type="string" office:string-value="001" calcext:value-type="string">
            <text:p>001</text:p>
          </table:table-cell>
          <table:table-cell table:style-name="ce25" table:formula="of:=MID([$'Compras-Ali'.$A284];[$Tablas.$E$32];[$Tablas.$G$32])" office:value-type="string" office:string-value="00005" calcext:value-type="string">
            <text:p>00005</text:p>
          </table:table-cell>
          <table:table-cell table:style-name="ce25" table:formula="of:=MID([$'Compras-Ali'.$A284];[$Tablas.$E$33];[$Tablas.$G$33])" office:value-type="string" office:string-value="00000000000000000416" calcext:value-type="string">
            <text:p>00000000000000000416</text:p>
          </table:table-cell>
          <table:table-cell table:style-name="ce25" table:formula="of:=MID([$'Compras-Ali'.$A284];[$Tablas.$E$34];[$Tablas.$G$34])" office:value-type="string" office:string-value="80" calcext:value-type="string">
            <text:p>80</text:p>
          </table:table-cell>
          <table:table-cell table:style-name="ce25" table:formula="of:=MID([$'Compras-Ali'.$A284];[$Tablas.$E$35];[$Tablas.$G$35])" office:value-type="string" office:string-value="00000000030715153617" calcext:value-type="string">
            <text:p>00000000030715153617</text:p>
          </table:table-cell>
          <table:table-cell table:style-name="ce28" table:formula="of:=IF([$'Compras-Ali'.$A284]&lt;&gt;&quot;&quot;;VALUE(MID([$'Compras-Ali'.$A284];[$Tablas.$E$36];[$Tablas.$G$36]))/100;0)*IF(OR(VALUE([.A284])=3;VALUE([.A284])=8;VALUE([.A284])=13);-1;1)" office:value-type="float" office:value="8945.48" calcext:value-type="float">
            <text:p>8.945,48</text:p>
          </table:table-cell>
          <table:table-cell table:style-name="ce25" table:formula="of:=MID([$'Compras-Ali'.$A284];[$Tablas.$E$37];[$Tablas.$G$37])" office:value-type="string" office:string-value="0005" calcext:value-type="string">
            <text:p>0005</text:p>
          </table:table-cell>
          <table:table-cell table:style-name="ce28" table:formula="of:=IF([$'Compras-Ali'.$A284]&lt;&gt;&quot;&quot;;VALUE(MID([$'Compras-Ali'.$A284];[$Tablas.$E$38];[$Tablas.$G$38]))/100;0)*IF(OR(VALUE([.A284])=3;VALUE([.A284])=8;VALUE([.A284])=13);-1;1)" office:value-type="float" office:value="1878.55" calcext:value-type="float">
            <text:p>1.878,55</text:p>
          </table:table-cell>
          <table:table-cell table:number-columns-repeated="1016"/>
        </table:table-row>
        <table:table-row table:style-name="ro1">
          <table:table-cell table:style-name="ce25" table:formula="of:=MID([$'Compras-Ali'.$A285];[$Tablas.$E$31];[$Tablas.$G$31])" office:value-type="string" office:string-value="001" calcext:value-type="string">
            <text:p>001</text:p>
          </table:table-cell>
          <table:table-cell table:style-name="ce25" table:formula="of:=MID([$'Compras-Ali'.$A285];[$Tablas.$E$32];[$Tablas.$G$32])" office:value-type="string" office:string-value="00005" calcext:value-type="string">
            <text:p>00005</text:p>
          </table:table-cell>
          <table:table-cell table:style-name="ce25" table:formula="of:=MID([$'Compras-Ali'.$A285];[$Tablas.$E$33];[$Tablas.$G$33])" office:value-type="string" office:string-value="00000000000000001084" calcext:value-type="string">
            <text:p>00000000000000001084</text:p>
          </table:table-cell>
          <table:table-cell table:style-name="ce25" table:formula="of:=MID([$'Compras-Ali'.$A285];[$Tablas.$E$34];[$Tablas.$G$34])" office:value-type="string" office:string-value="80" calcext:value-type="string">
            <text:p>80</text:p>
          </table:table-cell>
          <table:table-cell table:style-name="ce25" table:formula="of:=MID([$'Compras-Ali'.$A285];[$Tablas.$E$35];[$Tablas.$G$35])" office:value-type="string" office:string-value="00000000030715153617" calcext:value-type="string">
            <text:p>00000000030715153617</text:p>
          </table:table-cell>
          <table:table-cell table:style-name="ce28" table:formula="of:=IF([$'Compras-Ali'.$A285]&lt;&gt;&quot;&quot;;VALUE(MID([$'Compras-Ali'.$A285];[$Tablas.$E$36];[$Tablas.$G$36]))/100;0)*IF(OR(VALUE([.A285])=3;VALUE([.A285])=8;VALUE([.A285])=13);-1;1)" office:value-type="float" office:value="4710.76" calcext:value-type="float">
            <text:p>4.710,76</text:p>
          </table:table-cell>
          <table:table-cell table:style-name="ce25" table:formula="of:=MID([$'Compras-Ali'.$A285];[$Tablas.$E$37];[$Tablas.$G$37])" office:value-type="string" office:string-value="0005" calcext:value-type="string">
            <text:p>0005</text:p>
          </table:table-cell>
          <table:table-cell table:style-name="ce28" table:formula="of:=IF([$'Compras-Ali'.$A285]&lt;&gt;&quot;&quot;;VALUE(MID([$'Compras-Ali'.$A285];[$Tablas.$E$38];[$Tablas.$G$38]))/100;0)*IF(OR(VALUE([.A285])=3;VALUE([.A285])=8;VALUE([.A285])=13);-1;1)" office:value-type="float" office:value="989.26" calcext:value-type="float">
            <text:p>989,26</text:p>
          </table:table-cell>
          <table:table-cell table:number-columns-repeated="1016"/>
        </table:table-row>
        <table:table-row table:style-name="ro1">
          <table:table-cell table:style-name="ce25" table:formula="of:=MID([$'Compras-Ali'.$A286];[$Tablas.$E$31];[$Tablas.$G$31])" office:value-type="string" office:string-value="001" calcext:value-type="string">
            <text:p>001</text:p>
          </table:table-cell>
          <table:table-cell table:style-name="ce25" table:formula="of:=MID([$'Compras-Ali'.$A286];[$Tablas.$E$32];[$Tablas.$G$32])" office:value-type="string" office:string-value="00003" calcext:value-type="string">
            <text:p>00003</text:p>
          </table:table-cell>
          <table:table-cell table:style-name="ce25" table:formula="of:=MID([$'Compras-Ali'.$A286];[$Tablas.$E$33];[$Tablas.$G$33])" office:value-type="string" office:string-value="00000000000000001273" calcext:value-type="string">
            <text:p>00000000000000001273</text:p>
          </table:table-cell>
          <table:table-cell table:style-name="ce25" table:formula="of:=MID([$'Compras-Ali'.$A286];[$Tablas.$E$34];[$Tablas.$G$34])" office:value-type="string" office:string-value="80" calcext:value-type="string">
            <text:p>80</text:p>
          </table:table-cell>
          <table:table-cell table:style-name="ce25" table:formula="of:=MID([$'Compras-Ali'.$A286];[$Tablas.$E$35];[$Tablas.$G$35])" office:value-type="string" office:string-value="00000000030529403522" calcext:value-type="string">
            <text:p>00000000030529403522</text:p>
          </table:table-cell>
          <table:table-cell table:style-name="ce28" table:formula="of:=IF([$'Compras-Ali'.$A286]&lt;&gt;&quot;&quot;;VALUE(MID([$'Compras-Ali'.$A286];[$Tablas.$E$36];[$Tablas.$G$36]))/100;0)*IF(OR(VALUE([.A286])=3;VALUE([.A286])=8;VALUE([.A286])=13);-1;1)" office:value-type="float" office:value="14596.71" calcext:value-type="float">
            <text:p>14.596,71</text:p>
          </table:table-cell>
          <table:table-cell table:style-name="ce25" table:formula="of:=MID([$'Compras-Ali'.$A286];[$Tablas.$E$37];[$Tablas.$G$37])" office:value-type="string" office:string-value="0005" calcext:value-type="string">
            <text:p>0005</text:p>
          </table:table-cell>
          <table:table-cell table:style-name="ce28" table:formula="of:=IF([$'Compras-Ali'.$A286]&lt;&gt;&quot;&quot;;VALUE(MID([$'Compras-Ali'.$A286];[$Tablas.$E$38];[$Tablas.$G$38]))/100;0)*IF(OR(VALUE([.A286])=3;VALUE([.A286])=8;VALUE([.A286])=13);-1;1)" office:value-type="float" office:value="3065.31" calcext:value-type="float">
            <text:p>3.065,31</text:p>
          </table:table-cell>
          <table:table-cell table:number-columns-repeated="1016"/>
        </table:table-row>
        <table:table-row table:style-name="ro1">
          <table:table-cell table:style-name="ce25" table:formula="of:=MID([$'Compras-Ali'.$A287];[$Tablas.$E$31];[$Tablas.$G$31])" office:value-type="string" office:string-value="001" calcext:value-type="string">
            <text:p>001</text:p>
          </table:table-cell>
          <table:table-cell table:style-name="ce25" table:formula="of:=MID([$'Compras-Ali'.$A287];[$Tablas.$E$32];[$Tablas.$G$32])" office:value-type="string" office:string-value="00550" calcext:value-type="string">
            <text:p>00550</text:p>
          </table:table-cell>
          <table:table-cell table:style-name="ce25" table:formula="of:=MID([$'Compras-Ali'.$A287];[$Tablas.$E$33];[$Tablas.$G$33])" office:value-type="string" office:string-value="00000000000000001624" calcext:value-type="string">
            <text:p>00000000000000001624</text:p>
          </table:table-cell>
          <table:table-cell table:style-name="ce25" table:formula="of:=MID([$'Compras-Ali'.$A287];[$Tablas.$E$34];[$Tablas.$G$34])" office:value-type="string" office:string-value="80" calcext:value-type="string">
            <text:p>80</text:p>
          </table:table-cell>
          <table:table-cell table:style-name="ce25" table:formula="of:=MID([$'Compras-Ali'.$A287];[$Tablas.$E$35];[$Tablas.$G$35])" office:value-type="string" office:string-value="00000000030529403522" calcext:value-type="string">
            <text:p>00000000030529403522</text:p>
          </table:table-cell>
          <table:table-cell table:style-name="ce28" table:formula="of:=IF([$'Compras-Ali'.$A287]&lt;&gt;&quot;&quot;;VALUE(MID([$'Compras-Ali'.$A287];[$Tablas.$E$36];[$Tablas.$G$36]))/100;0)*IF(OR(VALUE([.A287])=3;VALUE([.A287])=8;VALUE([.A287])=13);-1;1)" office:value-type="float" office:value="28098.33" calcext:value-type="float">
            <text:p>28.098,33</text:p>
          </table:table-cell>
          <table:table-cell table:style-name="ce25" table:formula="of:=MID([$'Compras-Ali'.$A287];[$Tablas.$E$37];[$Tablas.$G$37])" office:value-type="string" office:string-value="0005" calcext:value-type="string">
            <text:p>0005</text:p>
          </table:table-cell>
          <table:table-cell table:style-name="ce28" table:formula="of:=IF([$'Compras-Ali'.$A287]&lt;&gt;&quot;&quot;;VALUE(MID([$'Compras-Ali'.$A287];[$Tablas.$E$38];[$Tablas.$G$38]))/100;0)*IF(OR(VALUE([.A287])=3;VALUE([.A287])=8;VALUE([.A287])=13);-1;1)" office:value-type="float" office:value="5900.65" calcext:value-type="float">
            <text:p>5.900,65</text:p>
          </table:table-cell>
          <table:table-cell table:number-columns-repeated="1016"/>
        </table:table-row>
        <table:table-row table:style-name="ro1">
          <table:table-cell table:style-name="ce25" table:formula="of:=MID([$'Compras-Ali'.$A288];[$Tablas.$E$31];[$Tablas.$G$31])" office:value-type="string" office:string-value="001" calcext:value-type="string">
            <text:p>001</text:p>
          </table:table-cell>
          <table:table-cell table:style-name="ce25" table:formula="of:=MID([$'Compras-Ali'.$A288];[$Tablas.$E$32];[$Tablas.$G$32])" office:value-type="string" office:string-value="00004" calcext:value-type="string">
            <text:p>00004</text:p>
          </table:table-cell>
          <table:table-cell table:style-name="ce25" table:formula="of:=MID([$'Compras-Ali'.$A288];[$Tablas.$E$33];[$Tablas.$G$33])" office:value-type="string" office:string-value="00000000000000039231" calcext:value-type="string">
            <text:p>00000000000000039231</text:p>
          </table:table-cell>
          <table:table-cell table:style-name="ce25" table:formula="of:=MID([$'Compras-Ali'.$A288];[$Tablas.$E$34];[$Tablas.$G$34])" office:value-type="string" office:string-value="80" calcext:value-type="string">
            <text:p>80</text:p>
          </table:table-cell>
          <table:table-cell table:style-name="ce25" table:formula="of:=MID([$'Compras-Ali'.$A288];[$Tablas.$E$35];[$Tablas.$G$35])" office:value-type="string" office:string-value="00000000020231179934" calcext:value-type="string">
            <text:p>00000000020231179934</text:p>
          </table:table-cell>
          <table:table-cell table:style-name="ce28" table:formula="of:=IF([$'Compras-Ali'.$A288]&lt;&gt;&quot;&quot;;VALUE(MID([$'Compras-Ali'.$A288];[$Tablas.$E$36];[$Tablas.$G$36]))/100;0)*IF(OR(VALUE([.A288])=3;VALUE([.A288])=8;VALUE([.A288])=13);-1;1)" office:value-type="float" office:value="4220.19" calcext:value-type="float">
            <text:p>4.220,19</text:p>
          </table:table-cell>
          <table:table-cell table:style-name="ce25" table:formula="of:=MID([$'Compras-Ali'.$A288];[$Tablas.$E$37];[$Tablas.$G$37])" office:value-type="string" office:string-value="0005" calcext:value-type="string">
            <text:p>0005</text:p>
          </table:table-cell>
          <table:table-cell table:style-name="ce28" table:formula="of:=IF([$'Compras-Ali'.$A288]&lt;&gt;&quot;&quot;;VALUE(MID([$'Compras-Ali'.$A288];[$Tablas.$E$38];[$Tablas.$G$38]))/100;0)*IF(OR(VALUE([.A288])=3;VALUE([.A288])=8;VALUE([.A288])=13);-1;1)" office:value-type="float" office:value="886.24" calcext:value-type="float">
            <text:p>886,24</text:p>
          </table:table-cell>
          <table:table-cell table:number-columns-repeated="1016"/>
        </table:table-row>
        <table:table-row table:style-name="ro1">
          <table:table-cell table:style-name="ce25" table:formula="of:=MID([$'Compras-Ali'.$A289];[$Tablas.$E$31];[$Tablas.$G$31])" office:value-type="string" office:string-value="001" calcext:value-type="string">
            <text:p>001</text:p>
          </table:table-cell>
          <table:table-cell table:style-name="ce25" table:formula="of:=MID([$'Compras-Ali'.$A289];[$Tablas.$E$32];[$Tablas.$G$32])" office:value-type="string" office:string-value="00001" calcext:value-type="string">
            <text:p>00001</text:p>
          </table:table-cell>
          <table:table-cell table:style-name="ce25" table:formula="of:=MID([$'Compras-Ali'.$A289];[$Tablas.$E$33];[$Tablas.$G$33])" office:value-type="string" office:string-value="00000000000000085392" calcext:value-type="string">
            <text:p>00000000000000085392</text:p>
          </table:table-cell>
          <table:table-cell table:style-name="ce25" table:formula="of:=MID([$'Compras-Ali'.$A289];[$Tablas.$E$34];[$Tablas.$G$34])" office:value-type="string" office:string-value="80" calcext:value-type="string">
            <text:p>80</text:p>
          </table:table-cell>
          <table:table-cell table:style-name="ce25" table:formula="of:=MID([$'Compras-Ali'.$A28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89]&lt;&gt;&quot;&quot;;VALUE(MID([$'Compras-Ali'.$A289];[$Tablas.$E$36];[$Tablas.$G$36]))/100;0)*IF(OR(VALUE([.A289])=3;VALUE([.A289])=8;VALUE([.A289])=13);-1;1)" office:value-type="float" office:value="100.81" calcext:value-type="float">
            <text:p>100,81</text:p>
          </table:table-cell>
          <table:table-cell table:style-name="ce25" table:formula="of:=MID([$'Compras-Ali'.$A289];[$Tablas.$E$37];[$Tablas.$G$37])" office:value-type="string" office:string-value="0005" calcext:value-type="string">
            <text:p>0005</text:p>
          </table:table-cell>
          <table:table-cell table:style-name="ce28" table:formula="of:=IF([$'Compras-Ali'.$A289]&lt;&gt;&quot;&quot;;VALUE(MID([$'Compras-Ali'.$A289];[$Tablas.$E$38];[$Tablas.$G$38]))/100;0)*IF(OR(VALUE([.A289])=3;VALUE([.A289])=8;VALUE([.A289])=13);-1;1)" office:value-type="float" office:value="21.17" calcext:value-type="float">
            <text:p>21,17</text:p>
          </table:table-cell>
          <table:table-cell table:number-columns-repeated="1016"/>
        </table:table-row>
        <table:table-row table:style-name="ro1">
          <table:table-cell table:style-name="ce25" table:formula="of:=MID([$'Compras-Ali'.$A290];[$Tablas.$E$31];[$Tablas.$G$31])" office:value-type="string" office:string-value="001" calcext:value-type="string">
            <text:p>001</text:p>
          </table:table-cell>
          <table:table-cell table:style-name="ce25" table:formula="of:=MID([$'Compras-Ali'.$A290];[$Tablas.$E$32];[$Tablas.$G$32])" office:value-type="string" office:string-value="00001" calcext:value-type="string">
            <text:p>00001</text:p>
          </table:table-cell>
          <table:table-cell table:style-name="ce25" table:formula="of:=MID([$'Compras-Ali'.$A290];[$Tablas.$E$33];[$Tablas.$G$33])" office:value-type="string" office:string-value="00000000000000085409" calcext:value-type="string">
            <text:p>00000000000000085409</text:p>
          </table:table-cell>
          <table:table-cell table:style-name="ce25" table:formula="of:=MID([$'Compras-Ali'.$A290];[$Tablas.$E$34];[$Tablas.$G$34])" office:value-type="string" office:string-value="80" calcext:value-type="string">
            <text:p>80</text:p>
          </table:table-cell>
          <table:table-cell table:style-name="ce25" table:formula="of:=MID([$'Compras-Ali'.$A290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90]&lt;&gt;&quot;&quot;;VALUE(MID([$'Compras-Ali'.$A290];[$Tablas.$E$36];[$Tablas.$G$36]))/100;0)*IF(OR(VALUE([.A290])=3;VALUE([.A290])=8;VALUE([.A290])=13);-1;1)" office:value-type="float" office:value="114.29" calcext:value-type="float">
            <text:p>114,29</text:p>
          </table:table-cell>
          <table:table-cell table:style-name="ce25" table:formula="of:=MID([$'Compras-Ali'.$A290];[$Tablas.$E$37];[$Tablas.$G$37])" office:value-type="string" office:string-value="0005" calcext:value-type="string">
            <text:p>0005</text:p>
          </table:table-cell>
          <table:table-cell table:style-name="ce28" table:formula="of:=IF([$'Compras-Ali'.$A290]&lt;&gt;&quot;&quot;;VALUE(MID([$'Compras-Ali'.$A290];[$Tablas.$E$38];[$Tablas.$G$38]))/100;0)*IF(OR(VALUE([.A290])=3;VALUE([.A290])=8;VALUE([.A290])=13);-1;1)" office:value-type="float" office:value="24" calcext:value-type="float">
            <text:p>24,00</text:p>
          </table:table-cell>
          <table:table-cell table:number-columns-repeated="1016"/>
        </table:table-row>
        <table:table-row table:style-name="ro1">
          <table:table-cell table:style-name="ce25" table:formula="of:=MID([$'Compras-Ali'.$A291];[$Tablas.$E$31];[$Tablas.$G$31])" office:value-type="string" office:string-value="001" calcext:value-type="string">
            <text:p>001</text:p>
          </table:table-cell>
          <table:table-cell table:style-name="ce25" table:formula="of:=MID([$'Compras-Ali'.$A291];[$Tablas.$E$32];[$Tablas.$G$32])" office:value-type="string" office:string-value="00001" calcext:value-type="string">
            <text:p>00001</text:p>
          </table:table-cell>
          <table:table-cell table:style-name="ce25" table:formula="of:=MID([$'Compras-Ali'.$A291];[$Tablas.$E$33];[$Tablas.$G$33])" office:value-type="string" office:string-value="00000000000000084983" calcext:value-type="string">
            <text:p>00000000000000084983</text:p>
          </table:table-cell>
          <table:table-cell table:style-name="ce25" table:formula="of:=MID([$'Compras-Ali'.$A291];[$Tablas.$E$34];[$Tablas.$G$34])" office:value-type="string" office:string-value="80" calcext:value-type="string">
            <text:p>80</text:p>
          </table:table-cell>
          <table:table-cell table:style-name="ce25" table:formula="of:=MID([$'Compras-Ali'.$A291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91]&lt;&gt;&quot;&quot;;VALUE(MID([$'Compras-Ali'.$A291];[$Tablas.$E$36];[$Tablas.$G$36]))/100;0)*IF(OR(VALUE([.A291])=3;VALUE([.A291])=8;VALUE([.A291])=13);-1;1)" office:value-type="float" office:value="163.81" calcext:value-type="float">
            <text:p>163,81</text:p>
          </table:table-cell>
          <table:table-cell table:style-name="ce25" table:formula="of:=MID([$'Compras-Ali'.$A291];[$Tablas.$E$37];[$Tablas.$G$37])" office:value-type="string" office:string-value="0005" calcext:value-type="string">
            <text:p>0005</text:p>
          </table:table-cell>
          <table:table-cell table:style-name="ce28" table:formula="of:=IF([$'Compras-Ali'.$A291]&lt;&gt;&quot;&quot;;VALUE(MID([$'Compras-Ali'.$A291];[$Tablas.$E$38];[$Tablas.$G$38]))/100;0)*IF(OR(VALUE([.A291])=3;VALUE([.A291])=8;VALUE([.A291])=13);-1;1)" office:value-type="float" office:value="34.4" calcext:value-type="float">
            <text:p>34,40</text:p>
          </table:table-cell>
          <table:table-cell table:number-columns-repeated="1016"/>
        </table:table-row>
        <table:table-row table:style-name="ro1">
          <table:table-cell table:style-name="ce25" table:formula="of:=MID([$'Compras-Ali'.$A292];[$Tablas.$E$31];[$Tablas.$G$31])" office:value-type="string" office:string-value="001" calcext:value-type="string">
            <text:p>001</text:p>
          </table:table-cell>
          <table:table-cell table:style-name="ce25" table:formula="of:=MID([$'Compras-Ali'.$A292];[$Tablas.$E$32];[$Tablas.$G$32])" office:value-type="string" office:string-value="00004" calcext:value-type="string">
            <text:p>00004</text:p>
          </table:table-cell>
          <table:table-cell table:style-name="ce25" table:formula="of:=MID([$'Compras-Ali'.$A292];[$Tablas.$E$33];[$Tablas.$G$33])" office:value-type="string" office:string-value="00000000000000011758" calcext:value-type="string">
            <text:p>00000000000000011758</text:p>
          </table:table-cell>
          <table:table-cell table:style-name="ce25" table:formula="of:=MID([$'Compras-Ali'.$A292];[$Tablas.$E$34];[$Tablas.$G$34])" office:value-type="string" office:string-value="80" calcext:value-type="string">
            <text:p>80</text:p>
          </table:table-cell>
          <table:table-cell table:style-name="ce25" table:formula="of:=MID([$'Compras-Ali'.$A292];[$Tablas.$E$35];[$Tablas.$G$35])" office:value-type="string" office:string-value="00000000030714014346" calcext:value-type="string">
            <text:p>00000000030714014346</text:p>
          </table:table-cell>
          <table:table-cell table:style-name="ce28" table:formula="of:=IF([$'Compras-Ali'.$A292]&lt;&gt;&quot;&quot;;VALUE(MID([$'Compras-Ali'.$A292];[$Tablas.$E$36];[$Tablas.$G$36]))/100;0)*IF(OR(VALUE([.A292])=3;VALUE([.A292])=8;VALUE([.A292])=13);-1;1)" office:value-type="float" office:value="21480" calcext:value-type="float">
            <text:p>21.480,00</text:p>
          </table:table-cell>
          <table:table-cell table:style-name="ce25" table:formula="of:=MID([$'Compras-Ali'.$A292];[$Tablas.$E$37];[$Tablas.$G$37])" office:value-type="string" office:string-value="0005" calcext:value-type="string">
            <text:p>0005</text:p>
          </table:table-cell>
          <table:table-cell table:style-name="ce28" table:formula="of:=IF([$'Compras-Ali'.$A292]&lt;&gt;&quot;&quot;;VALUE(MID([$'Compras-Ali'.$A292];[$Tablas.$E$38];[$Tablas.$G$38]))/100;0)*IF(OR(VALUE([.A292])=3;VALUE([.A292])=8;VALUE([.A292])=13);-1;1)" office:value-type="float" office:value="4510.8" calcext:value-type="float">
            <text:p>4.510,80</text:p>
          </table:table-cell>
          <table:table-cell table:number-columns-repeated="1016"/>
        </table:table-row>
        <table:table-row table:style-name="ro1">
          <table:table-cell table:style-name="ce25" table:formula="of:=MID([$'Compras-Ali'.$A293];[$Tablas.$E$31];[$Tablas.$G$31])" office:value-type="string" office:string-value="001" calcext:value-type="string">
            <text:p>001</text:p>
          </table:table-cell>
          <table:table-cell table:style-name="ce25" table:formula="of:=MID([$'Compras-Ali'.$A293];[$Tablas.$E$32];[$Tablas.$G$32])" office:value-type="string" office:string-value="00001" calcext:value-type="string">
            <text:p>00001</text:p>
          </table:table-cell>
          <table:table-cell table:style-name="ce25" table:formula="of:=MID([$'Compras-Ali'.$A293];[$Tablas.$E$33];[$Tablas.$G$33])" office:value-type="string" office:string-value="00000000000000029987" calcext:value-type="string">
            <text:p>00000000000000029987</text:p>
          </table:table-cell>
          <table:table-cell table:style-name="ce25" table:formula="of:=MID([$'Compras-Ali'.$A293];[$Tablas.$E$34];[$Tablas.$G$34])" office:value-type="string" office:string-value="80" calcext:value-type="string">
            <text:p>80</text:p>
          </table:table-cell>
          <table:table-cell table:style-name="ce25" table:formula="of:=MID([$'Compras-Ali'.$A293];[$Tablas.$E$35];[$Tablas.$G$35])" office:value-type="string" office:string-value="00000000030714054410" calcext:value-type="string">
            <text:p>00000000030714054410</text:p>
          </table:table-cell>
          <table:table-cell table:style-name="ce28" table:formula="of:=IF([$'Compras-Ali'.$A293]&lt;&gt;&quot;&quot;;VALUE(MID([$'Compras-Ali'.$A293];[$Tablas.$E$36];[$Tablas.$G$36]))/100;0)*IF(OR(VALUE([.A293])=3;VALUE([.A293])=8;VALUE([.A293])=13);-1;1)" office:value-type="float" office:value="966.95" calcext:value-type="float">
            <text:p>966,95</text:p>
          </table:table-cell>
          <table:table-cell table:style-name="ce25" table:formula="of:=MID([$'Compras-Ali'.$A293];[$Tablas.$E$37];[$Tablas.$G$37])" office:value-type="string" office:string-value="0005" calcext:value-type="string">
            <text:p>0005</text:p>
          </table:table-cell>
          <table:table-cell table:style-name="ce28" table:formula="of:=IF([$'Compras-Ali'.$A293]&lt;&gt;&quot;&quot;;VALUE(MID([$'Compras-Ali'.$A293];[$Tablas.$E$38];[$Tablas.$G$38]))/100;0)*IF(OR(VALUE([.A293])=3;VALUE([.A293])=8;VALUE([.A293])=13);-1;1)" office:value-type="float" office:value="203.06" calcext:value-type="float">
            <text:p>203,06</text:p>
          </table:table-cell>
          <table:table-cell table:number-columns-repeated="1016"/>
        </table:table-row>
        <table:table-row table:style-name="ro1">
          <table:table-cell table:style-name="ce25" table:formula="of:=MID([$'Compras-Ali'.$A294];[$Tablas.$E$31];[$Tablas.$G$31])" office:value-type="string" office:string-value="001" calcext:value-type="string">
            <text:p>001</text:p>
          </table:table-cell>
          <table:table-cell table:style-name="ce25" table:formula="of:=MID([$'Compras-Ali'.$A294];[$Tablas.$E$32];[$Tablas.$G$32])" office:value-type="string" office:string-value="00001" calcext:value-type="string">
            <text:p>00001</text:p>
          </table:table-cell>
          <table:table-cell table:style-name="ce25" table:formula="of:=MID([$'Compras-Ali'.$A294];[$Tablas.$E$33];[$Tablas.$G$33])" office:value-type="string" office:string-value="00000000000000031220" calcext:value-type="string">
            <text:p>00000000000000031220</text:p>
          </table:table-cell>
          <table:table-cell table:style-name="ce25" table:formula="of:=MID([$'Compras-Ali'.$A294];[$Tablas.$E$34];[$Tablas.$G$34])" office:value-type="string" office:string-value="80" calcext:value-type="string">
            <text:p>80</text:p>
          </table:table-cell>
          <table:table-cell table:style-name="ce25" table:formula="of:=MID([$'Compras-Ali'.$A294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294]&lt;&gt;&quot;&quot;;VALUE(MID([$'Compras-Ali'.$A294];[$Tablas.$E$36];[$Tablas.$G$36]))/100;0)*IF(OR(VALUE([.A294])=3;VALUE([.A294])=8;VALUE([.A294])=13);-1;1)" office:value-type="float" office:value="40.52" calcext:value-type="float">
            <text:p>40,52</text:p>
          </table:table-cell>
          <table:table-cell table:style-name="ce25" table:formula="of:=MID([$'Compras-Ali'.$A294];[$Tablas.$E$37];[$Tablas.$G$37])" office:value-type="string" office:string-value="0005" calcext:value-type="string">
            <text:p>0005</text:p>
          </table:table-cell>
          <table:table-cell table:style-name="ce28" table:formula="of:=IF([$'Compras-Ali'.$A294]&lt;&gt;&quot;&quot;;VALUE(MID([$'Compras-Ali'.$A294];[$Tablas.$E$38];[$Tablas.$G$38]))/100;0)*IF(OR(VALUE([.A294])=3;VALUE([.A294])=8;VALUE([.A294])=13);-1;1)" office:value-type="float" office:value="8.51" calcext:value-type="float">
            <text:p>8,51</text:p>
          </table:table-cell>
          <table:table-cell table:number-columns-repeated="1016"/>
        </table:table-row>
        <table:table-row table:style-name="ro1">
          <table:table-cell table:style-name="ce25" table:formula="of:=MID([$'Compras-Ali'.$A295];[$Tablas.$E$31];[$Tablas.$G$31])" office:value-type="string" office:string-value="001" calcext:value-type="string">
            <text:p>001</text:p>
          </table:table-cell>
          <table:table-cell table:style-name="ce25" table:formula="of:=MID([$'Compras-Ali'.$A295];[$Tablas.$E$32];[$Tablas.$G$32])" office:value-type="string" office:string-value="02020" calcext:value-type="string">
            <text:p>02020</text:p>
          </table:table-cell>
          <table:table-cell table:style-name="ce25" table:formula="of:=MID([$'Compras-Ali'.$A295];[$Tablas.$E$33];[$Tablas.$G$33])" office:value-type="string" office:string-value="00000000000000406323" calcext:value-type="string">
            <text:p>00000000000000406323</text:p>
          </table:table-cell>
          <table:table-cell table:style-name="ce25" table:formula="of:=MID([$'Compras-Ali'.$A295];[$Tablas.$E$34];[$Tablas.$G$34])" office:value-type="string" office:string-value="80" calcext:value-type="string">
            <text:p>80</text:p>
          </table:table-cell>
          <table:table-cell table:style-name="ce25" table:formula="of:=MID([$'Compras-Ali'.$A295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95]&lt;&gt;&quot;&quot;;VALUE(MID([$'Compras-Ali'.$A295];[$Tablas.$E$36];[$Tablas.$G$36]))/100;0)*IF(OR(VALUE([.A295])=3;VALUE([.A295])=8;VALUE([.A295])=13);-1;1)" office:value-type="float" office:value="5303.19" calcext:value-type="float">
            <text:p>5.303,19</text:p>
          </table:table-cell>
          <table:table-cell table:style-name="ce25" table:formula="of:=MID([$'Compras-Ali'.$A295];[$Tablas.$E$37];[$Tablas.$G$37])" office:value-type="string" office:string-value="0005" calcext:value-type="string">
            <text:p>0005</text:p>
          </table:table-cell>
          <table:table-cell table:style-name="ce28" table:formula="of:=IF([$'Compras-Ali'.$A295]&lt;&gt;&quot;&quot;;VALUE(MID([$'Compras-Ali'.$A295];[$Tablas.$E$38];[$Tablas.$G$38]))/100;0)*IF(OR(VALUE([.A295])=3;VALUE([.A295])=8;VALUE([.A295])=13);-1;1)" office:value-type="float" office:value="1113.67" calcext:value-type="float">
            <text:p>1.113,67</text:p>
          </table:table-cell>
          <table:table-cell table:number-columns-repeated="1016"/>
        </table:table-row>
        <table:table-row table:style-name="ro1">
          <table:table-cell table:style-name="ce25" table:formula="of:=MID([$'Compras-Ali'.$A296];[$Tablas.$E$31];[$Tablas.$G$31])" office:value-type="string" office:string-value="001" calcext:value-type="string">
            <text:p>001</text:p>
          </table:table-cell>
          <table:table-cell table:style-name="ce25" table:formula="of:=MID([$'Compras-Ali'.$A296];[$Tablas.$E$32];[$Tablas.$G$32])" office:value-type="string" office:string-value="02020" calcext:value-type="string">
            <text:p>02020</text:p>
          </table:table-cell>
          <table:table-cell table:style-name="ce25" table:formula="of:=MID([$'Compras-Ali'.$A296];[$Tablas.$E$33];[$Tablas.$G$33])" office:value-type="string" office:string-value="00000000000000406319" calcext:value-type="string">
            <text:p>00000000000000406319</text:p>
          </table:table-cell>
          <table:table-cell table:style-name="ce25" table:formula="of:=MID([$'Compras-Ali'.$A296];[$Tablas.$E$34];[$Tablas.$G$34])" office:value-type="string" office:string-value="80" calcext:value-type="string">
            <text:p>80</text:p>
          </table:table-cell>
          <table:table-cell table:style-name="ce25" table:formula="of:=MID([$'Compras-Ali'.$A296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96]&lt;&gt;&quot;&quot;;VALUE(MID([$'Compras-Ali'.$A296];[$Tablas.$E$36];[$Tablas.$G$36]))/100;0)*IF(OR(VALUE([.A296])=3;VALUE([.A296])=8;VALUE([.A296])=13);-1;1)" office:value-type="float" office:value="77293.67" calcext:value-type="float">
            <text:p>77.293,67</text:p>
          </table:table-cell>
          <table:table-cell table:style-name="ce25" table:formula="of:=MID([$'Compras-Ali'.$A296];[$Tablas.$E$37];[$Tablas.$G$37])" office:value-type="string" office:string-value="0005" calcext:value-type="string">
            <text:p>0005</text:p>
          </table:table-cell>
          <table:table-cell table:style-name="ce28" table:formula="of:=IF([$'Compras-Ali'.$A296]&lt;&gt;&quot;&quot;;VALUE(MID([$'Compras-Ali'.$A296];[$Tablas.$E$38];[$Tablas.$G$38]))/100;0)*IF(OR(VALUE([.A296])=3;VALUE([.A296])=8;VALUE([.A296])=13);-1;1)" office:value-type="float" office:value="16231.67" calcext:value-type="float">
            <text:p>16.231,67</text:p>
          </table:table-cell>
          <table:table-cell table:number-columns-repeated="1016"/>
        </table:table-row>
        <table:table-row table:style-name="ro1">
          <table:table-cell table:style-name="ce25" table:formula="of:=MID([$'Compras-Ali'.$A297];[$Tablas.$E$31];[$Tablas.$G$31])" office:value-type="string" office:string-value="001" calcext:value-type="string">
            <text:p>001</text:p>
          </table:table-cell>
          <table:table-cell table:style-name="ce25" table:formula="of:=MID([$'Compras-Ali'.$A297];[$Tablas.$E$32];[$Tablas.$G$32])" office:value-type="string" office:string-value="02020" calcext:value-type="string">
            <text:p>02020</text:p>
          </table:table-cell>
          <table:table-cell table:style-name="ce25" table:formula="of:=MID([$'Compras-Ali'.$A297];[$Tablas.$E$33];[$Tablas.$G$33])" office:value-type="string" office:string-value="00000000000000406320" calcext:value-type="string">
            <text:p>00000000000000406320</text:p>
          </table:table-cell>
          <table:table-cell table:style-name="ce25" table:formula="of:=MID([$'Compras-Ali'.$A297];[$Tablas.$E$34];[$Tablas.$G$34])" office:value-type="string" office:string-value="80" calcext:value-type="string">
            <text:p>80</text:p>
          </table:table-cell>
          <table:table-cell table:style-name="ce25" table:formula="of:=MID([$'Compras-Ali'.$A297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97]&lt;&gt;&quot;&quot;;VALUE(MID([$'Compras-Ali'.$A297];[$Tablas.$E$36];[$Tablas.$G$36]))/100;0)*IF(OR(VALUE([.A297])=3;VALUE([.A297])=8;VALUE([.A297])=13);-1;1)" office:value-type="float" office:value="13256.33" calcext:value-type="float">
            <text:p>13.256,33</text:p>
          </table:table-cell>
          <table:table-cell table:style-name="ce25" table:formula="of:=MID([$'Compras-Ali'.$A297];[$Tablas.$E$37];[$Tablas.$G$37])" office:value-type="string" office:string-value="0005" calcext:value-type="string">
            <text:p>0005</text:p>
          </table:table-cell>
          <table:table-cell table:style-name="ce28" table:formula="of:=IF([$'Compras-Ali'.$A297]&lt;&gt;&quot;&quot;;VALUE(MID([$'Compras-Ali'.$A297];[$Tablas.$E$38];[$Tablas.$G$38]))/100;0)*IF(OR(VALUE([.A297])=3;VALUE([.A297])=8;VALUE([.A297])=13);-1;1)" office:value-type="float" office:value="2783.83" calcext:value-type="float">
            <text:p>2.783,83</text:p>
          </table:table-cell>
          <table:table-cell table:number-columns-repeated="1016"/>
        </table:table-row>
        <table:table-row table:style-name="ro1">
          <table:table-cell table:style-name="ce25" table:formula="of:=MID([$'Compras-Ali'.$A298];[$Tablas.$E$31];[$Tablas.$G$31])" office:value-type="string" office:string-value="001" calcext:value-type="string">
            <text:p>001</text:p>
          </table:table-cell>
          <table:table-cell table:style-name="ce25" table:formula="of:=MID([$'Compras-Ali'.$A298];[$Tablas.$E$32];[$Tablas.$G$32])" office:value-type="string" office:string-value="02020" calcext:value-type="string">
            <text:p>02020</text:p>
          </table:table-cell>
          <table:table-cell table:style-name="ce25" table:formula="of:=MID([$'Compras-Ali'.$A298];[$Tablas.$E$33];[$Tablas.$G$33])" office:value-type="string" office:string-value="00000000000000406321" calcext:value-type="string">
            <text:p>00000000000000406321</text:p>
          </table:table-cell>
          <table:table-cell table:style-name="ce25" table:formula="of:=MID([$'Compras-Ali'.$A298];[$Tablas.$E$34];[$Tablas.$G$34])" office:value-type="string" office:string-value="80" calcext:value-type="string">
            <text:p>80</text:p>
          </table:table-cell>
          <table:table-cell table:style-name="ce25" table:formula="of:=MID([$'Compras-Ali'.$A298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98]&lt;&gt;&quot;&quot;;VALUE(MID([$'Compras-Ali'.$A298];[$Tablas.$E$36];[$Tablas.$G$36]))/100;0)*IF(OR(VALUE([.A298])=3;VALUE([.A298])=8;VALUE([.A298])=13);-1;1)" office:value-type="float" office:value="187192.86" calcext:value-type="float">
            <text:p>187.192,86</text:p>
          </table:table-cell>
          <table:table-cell table:style-name="ce25" table:formula="of:=MID([$'Compras-Ali'.$A298];[$Tablas.$E$37];[$Tablas.$G$37])" office:value-type="string" office:string-value="0005" calcext:value-type="string">
            <text:p>0005</text:p>
          </table:table-cell>
          <table:table-cell table:style-name="ce28" table:formula="of:=IF([$'Compras-Ali'.$A298]&lt;&gt;&quot;&quot;;VALUE(MID([$'Compras-Ali'.$A298];[$Tablas.$E$38];[$Tablas.$G$38]))/100;0)*IF(OR(VALUE([.A298])=3;VALUE([.A298])=8;VALUE([.A298])=13);-1;1)" office:value-type="float" office:value="39310.5" calcext:value-type="float">
            <text:p>39.310,50</text:p>
          </table:table-cell>
          <table:table-cell table:number-columns-repeated="1016"/>
        </table:table-row>
        <table:table-row table:style-name="ro1">
          <table:table-cell table:style-name="ce25" table:formula="of:=MID([$'Compras-Ali'.$A299];[$Tablas.$E$31];[$Tablas.$G$31])" office:value-type="string" office:string-value="001" calcext:value-type="string">
            <text:p>001</text:p>
          </table:table-cell>
          <table:table-cell table:style-name="ce25" table:formula="of:=MID([$'Compras-Ali'.$A299];[$Tablas.$E$32];[$Tablas.$G$32])" office:value-type="string" office:string-value="02020" calcext:value-type="string">
            <text:p>02020</text:p>
          </table:table-cell>
          <table:table-cell table:style-name="ce25" table:formula="of:=MID([$'Compras-Ali'.$A299];[$Tablas.$E$33];[$Tablas.$G$33])" office:value-type="string" office:string-value="00000000000000406322" calcext:value-type="string">
            <text:p>00000000000000406322</text:p>
          </table:table-cell>
          <table:table-cell table:style-name="ce25" table:formula="of:=MID([$'Compras-Ali'.$A299];[$Tablas.$E$34];[$Tablas.$G$34])" office:value-type="string" office:string-value="80" calcext:value-type="string">
            <text:p>80</text:p>
          </table:table-cell>
          <table:table-cell table:style-name="ce25" table:formula="of:=MID([$'Compras-Ali'.$A299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99]&lt;&gt;&quot;&quot;;VALUE(MID([$'Compras-Ali'.$A299];[$Tablas.$E$36];[$Tablas.$G$36]))/100;0)*IF(OR(VALUE([.A299])=3;VALUE([.A299])=8;VALUE([.A299])=13);-1;1)" office:value-type="float" office:value="380144.24" calcext:value-type="float">
            <text:p>380.144,24</text:p>
          </table:table-cell>
          <table:table-cell table:style-name="ce25" table:formula="of:=MID([$'Compras-Ali'.$A299];[$Tablas.$E$37];[$Tablas.$G$37])" office:value-type="string" office:string-value="0005" calcext:value-type="string">
            <text:p>0005</text:p>
          </table:table-cell>
          <table:table-cell table:style-name="ce28" table:formula="of:=IF([$'Compras-Ali'.$A299]&lt;&gt;&quot;&quot;;VALUE(MID([$'Compras-Ali'.$A299];[$Tablas.$E$38];[$Tablas.$G$38]))/100;0)*IF(OR(VALUE([.A299])=3;VALUE([.A299])=8;VALUE([.A299])=13);-1;1)" office:value-type="float" office:value="79830.29" calcext:value-type="float">
            <text:p>79.830,29</text:p>
          </table:table-cell>
          <table:table-cell table:number-columns-repeated="1016"/>
        </table:table-row>
        <table:table-row table:style-name="ro1">
          <table:table-cell table:style-name="ce25" table:formula="of:=MID([$'Compras-Ali'.$A300];[$Tablas.$E$31];[$Tablas.$G$31])" office:value-type="string" office:string-value="001" calcext:value-type="string">
            <text:p>001</text:p>
          </table:table-cell>
          <table:table-cell table:style-name="ce25" table:formula="of:=MID([$'Compras-Ali'.$A300];[$Tablas.$E$32];[$Tablas.$G$32])" office:value-type="string" office:string-value="02020" calcext:value-type="string">
            <text:p>02020</text:p>
          </table:table-cell>
          <table:table-cell table:style-name="ce25" table:formula="of:=MID([$'Compras-Ali'.$A300];[$Tablas.$E$33];[$Tablas.$G$33])" office:value-type="string" office:string-value="00000000000000406324" calcext:value-type="string">
            <text:p>00000000000000406324</text:p>
          </table:table-cell>
          <table:table-cell table:style-name="ce25" table:formula="of:=MID([$'Compras-Ali'.$A300];[$Tablas.$E$34];[$Tablas.$G$34])" office:value-type="string" office:string-value="80" calcext:value-type="string">
            <text:p>80</text:p>
          </table:table-cell>
          <table:table-cell table:style-name="ce25" table:formula="of:=MID([$'Compras-Ali'.$A300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00]&lt;&gt;&quot;&quot;;VALUE(MID([$'Compras-Ali'.$A300];[$Tablas.$E$36];[$Tablas.$G$36]))/100;0)*IF(OR(VALUE([.A300])=3;VALUE([.A300])=8;VALUE([.A300])=13);-1;1)" office:value-type="float" office:value="69036.43" calcext:value-type="float">
            <text:p>69.036,43</text:p>
          </table:table-cell>
          <table:table-cell table:style-name="ce25" table:formula="of:=MID([$'Compras-Ali'.$A300];[$Tablas.$E$37];[$Tablas.$G$37])" office:value-type="string" office:string-value="0005" calcext:value-type="string">
            <text:p>0005</text:p>
          </table:table-cell>
          <table:table-cell table:style-name="ce28" table:formula="of:=IF([$'Compras-Ali'.$A300]&lt;&gt;&quot;&quot;;VALUE(MID([$'Compras-Ali'.$A300];[$Tablas.$E$38];[$Tablas.$G$38]))/100;0)*IF(OR(VALUE([.A300])=3;VALUE([.A300])=8;VALUE([.A300])=13);-1;1)" office:value-type="float" office:value="14497.65" calcext:value-type="float">
            <text:p>14.497,65</text:p>
          </table:table-cell>
          <table:table-cell table:number-columns-repeated="1016"/>
        </table:table-row>
        <table:table-row table:style-name="ro1">
          <table:table-cell table:style-name="ce25" table:formula="of:=MID([$'Compras-Ali'.$A301];[$Tablas.$E$31];[$Tablas.$G$31])" office:value-type="string" office:string-value="001" calcext:value-type="string">
            <text:p>001</text:p>
          </table:table-cell>
          <table:table-cell table:style-name="ce25" table:formula="of:=MID([$'Compras-Ali'.$A301];[$Tablas.$E$32];[$Tablas.$G$32])" office:value-type="string" office:string-value="02017" calcext:value-type="string">
            <text:p>02017</text:p>
          </table:table-cell>
          <table:table-cell table:style-name="ce25" table:formula="of:=MID([$'Compras-Ali'.$A301];[$Tablas.$E$33];[$Tablas.$G$33])" office:value-type="string" office:string-value="00000000000002538616" calcext:value-type="string">
            <text:p>00000000000002538616</text:p>
          </table:table-cell>
          <table:table-cell table:style-name="ce25" table:formula="of:=MID([$'Compras-Ali'.$A301];[$Tablas.$E$34];[$Tablas.$G$34])" office:value-type="string" office:string-value="80" calcext:value-type="string">
            <text:p>80</text:p>
          </table:table-cell>
          <table:table-cell table:style-name="ce25" table:formula="of:=MID([$'Compras-Ali'.$A301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01]&lt;&gt;&quot;&quot;;VALUE(MID([$'Compras-Ali'.$A301];[$Tablas.$E$36];[$Tablas.$G$36]))/100;0)*IF(OR(VALUE([.A301])=3;VALUE([.A301])=8;VALUE([.A301])=13);-1;1)" office:value-type="float" office:value="1506132.81" calcext:value-type="float">
            <text:p>1.506.132,81</text:p>
          </table:table-cell>
          <table:table-cell table:style-name="ce25" table:formula="of:=MID([$'Compras-Ali'.$A301];[$Tablas.$E$37];[$Tablas.$G$37])" office:value-type="string" office:string-value="0005" calcext:value-type="string">
            <text:p>0005</text:p>
          </table:table-cell>
          <table:table-cell table:style-name="ce28" table:formula="of:=IF([$'Compras-Ali'.$A301]&lt;&gt;&quot;&quot;;VALUE(MID([$'Compras-Ali'.$A301];[$Tablas.$E$38];[$Tablas.$G$38]))/100;0)*IF(OR(VALUE([.A301])=3;VALUE([.A301])=8;VALUE([.A301])=13);-1;1)" office:value-type="float" office:value="316287.89" calcext:value-type="float">
            <text:p>316.287,89</text:p>
          </table:table-cell>
          <table:table-cell table:number-columns-repeated="1016"/>
        </table:table-row>
        <table:table-row table:style-name="ro1">
          <table:table-cell table:style-name="ce25" table:formula="of:=MID([$'Compras-Ali'.$A302];[$Tablas.$E$31];[$Tablas.$G$31])" office:value-type="string" office:string-value="001" calcext:value-type="string">
            <text:p>001</text:p>
          </table:table-cell>
          <table:table-cell table:style-name="ce25" table:formula="of:=MID([$'Compras-Ali'.$A302];[$Tablas.$E$32];[$Tablas.$G$32])" office:value-type="string" office:string-value="00003" calcext:value-type="string">
            <text:p>00003</text:p>
          </table:table-cell>
          <table:table-cell table:style-name="ce25" table:formula="of:=MID([$'Compras-Ali'.$A302];[$Tablas.$E$33];[$Tablas.$G$33])" office:value-type="string" office:string-value="00000000000000006006" calcext:value-type="string">
            <text:p>00000000000000006006</text:p>
          </table:table-cell>
          <table:table-cell table:style-name="ce25" table:formula="of:=MID([$'Compras-Ali'.$A302];[$Tablas.$E$34];[$Tablas.$G$34])" office:value-type="string" office:string-value="80" calcext:value-type="string">
            <text:p>80</text:p>
          </table:table-cell>
          <table:table-cell table:style-name="ce25" table:formula="of:=MID([$'Compras-Ali'.$A302];[$Tablas.$E$35];[$Tablas.$G$35])" office:value-type="string" office:string-value="00000000033715109099" calcext:value-type="string">
            <text:p>00000000033715109099</text:p>
          </table:table-cell>
          <table:table-cell table:style-name="ce28" table:formula="of:=IF([$'Compras-Ali'.$A302]&lt;&gt;&quot;&quot;;VALUE(MID([$'Compras-Ali'.$A302];[$Tablas.$E$36];[$Tablas.$G$36]))/100;0)*IF(OR(VALUE([.A302])=3;VALUE([.A302])=8;VALUE([.A302])=13);-1;1)" office:value-type="float" office:value="1132.24" calcext:value-type="float">
            <text:p>1.132,24</text:p>
          </table:table-cell>
          <table:table-cell table:style-name="ce25" table:formula="of:=MID([$'Compras-Ali'.$A302];[$Tablas.$E$37];[$Tablas.$G$37])" office:value-type="string" office:string-value="0005" calcext:value-type="string">
            <text:p>0005</text:p>
          </table:table-cell>
          <table:table-cell table:style-name="ce28" table:formula="of:=IF([$'Compras-Ali'.$A302]&lt;&gt;&quot;&quot;;VALUE(MID([$'Compras-Ali'.$A302];[$Tablas.$E$38];[$Tablas.$G$38]))/100;0)*IF(OR(VALUE([.A302])=3;VALUE([.A302])=8;VALUE([.A302])=13);-1;1)" office:value-type="float" office:value="237.77" calcext:value-type="float">
            <text:p>237,77</text:p>
          </table:table-cell>
          <table:table-cell table:number-columns-repeated="1016"/>
        </table:table-row>
        <table:table-row table:style-name="ro1">
          <table:table-cell table:style-name="ce25" table:formula="of:=MID([$'Compras-Ali'.$A303];[$Tablas.$E$31];[$Tablas.$G$31])" office:value-type="string" office:string-value="001" calcext:value-type="string">
            <text:p>001</text:p>
          </table:table-cell>
          <table:table-cell table:style-name="ce25" table:formula="of:=MID([$'Compras-Ali'.$A303];[$Tablas.$E$32];[$Tablas.$G$32])" office:value-type="string" office:string-value="00006" calcext:value-type="string">
            <text:p>00006</text:p>
          </table:table-cell>
          <table:table-cell table:style-name="ce25" table:formula="of:=MID([$'Compras-Ali'.$A303];[$Tablas.$E$33];[$Tablas.$G$33])" office:value-type="string" office:string-value="00000000000000000114" calcext:value-type="string">
            <text:p>00000000000000000114</text:p>
          </table:table-cell>
          <table:table-cell table:style-name="ce25" table:formula="of:=MID([$'Compras-Ali'.$A303];[$Tablas.$E$34];[$Tablas.$G$34])" office:value-type="string" office:string-value="80" calcext:value-type="string">
            <text:p>80</text:p>
          </table:table-cell>
          <table:table-cell table:style-name="ce25" table:formula="of:=MID([$'Compras-Ali'.$A303];[$Tablas.$E$35];[$Tablas.$G$35])" office:value-type="string" office:string-value="00000000027169330641" calcext:value-type="string">
            <text:p>00000000027169330641</text:p>
          </table:table-cell>
          <table:table-cell table:style-name="ce28" table:formula="of:=IF([$'Compras-Ali'.$A303]&lt;&gt;&quot;&quot;;VALUE(MID([$'Compras-Ali'.$A303];[$Tablas.$E$36];[$Tablas.$G$36]))/100;0)*IF(OR(VALUE([.A303])=3;VALUE([.A303])=8;VALUE([.A303])=13);-1;1)" office:value-type="float" office:value="5400" calcext:value-type="float">
            <text:p>5.400,00</text:p>
          </table:table-cell>
          <table:table-cell table:style-name="ce25" table:formula="of:=MID([$'Compras-Ali'.$A303];[$Tablas.$E$37];[$Tablas.$G$37])" office:value-type="string" office:string-value="0005" calcext:value-type="string">
            <text:p>0005</text:p>
          </table:table-cell>
          <table:table-cell table:style-name="ce28" table:formula="of:=IF([$'Compras-Ali'.$A303]&lt;&gt;&quot;&quot;;VALUE(MID([$'Compras-Ali'.$A303];[$Tablas.$E$38];[$Tablas.$G$38]))/100;0)*IF(OR(VALUE([.A303])=3;VALUE([.A303])=8;VALUE([.A303])=13);-1;1)" office:value-type="float" office:value="1134" calcext:value-type="float">
            <text:p>1.134,00</text:p>
          </table:table-cell>
          <table:table-cell table:number-columns-repeated="1016"/>
        </table:table-row>
        <table:table-row table:style-name="ro1">
          <table:table-cell table:style-name="ce25" table:formula="of:=MID([$'Compras-Ali'.$A304];[$Tablas.$E$31];[$Tablas.$G$31])" office:value-type="string" office:string-value="001" calcext:value-type="string">
            <text:p>001</text:p>
          </table:table-cell>
          <table:table-cell table:style-name="ce25" table:formula="of:=MID([$'Compras-Ali'.$A304];[$Tablas.$E$32];[$Tablas.$G$32])" office:value-type="string" office:string-value="00001" calcext:value-type="string">
            <text:p>00001</text:p>
          </table:table-cell>
          <table:table-cell table:style-name="ce25" table:formula="of:=MID([$'Compras-Ali'.$A304];[$Tablas.$E$33];[$Tablas.$G$33])" office:value-type="string" office:string-value="00000000000000085390" calcext:value-type="string">
            <text:p>00000000000000085390</text:p>
          </table:table-cell>
          <table:table-cell table:style-name="ce25" table:formula="of:=MID([$'Compras-Ali'.$A304];[$Tablas.$E$34];[$Tablas.$G$34])" office:value-type="string" office:string-value="80" calcext:value-type="string">
            <text:p>80</text:p>
          </table:table-cell>
          <table:table-cell table:style-name="ce25" table:formula="of:=MID([$'Compras-Ali'.$A30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04]&lt;&gt;&quot;&quot;;VALUE(MID([$'Compras-Ali'.$A304];[$Tablas.$E$36];[$Tablas.$G$36]))/100;0)*IF(OR(VALUE([.A304])=3;VALUE([.A304])=8;VALUE([.A304])=13);-1;1)" office:value-type="float" office:value="355.52" calcext:value-type="float">
            <text:p>355,52</text:p>
          </table:table-cell>
          <table:table-cell table:style-name="ce25" table:formula="of:=MID([$'Compras-Ali'.$A304];[$Tablas.$E$37];[$Tablas.$G$37])" office:value-type="string" office:string-value="0005" calcext:value-type="string">
            <text:p>0005</text:p>
          </table:table-cell>
          <table:table-cell table:style-name="ce28" table:formula="of:=IF([$'Compras-Ali'.$A304]&lt;&gt;&quot;&quot;;VALUE(MID([$'Compras-Ali'.$A304];[$Tablas.$E$38];[$Tablas.$G$38]))/100;0)*IF(OR(VALUE([.A304])=3;VALUE([.A304])=8;VALUE([.A304])=13);-1;1)" office:value-type="float" office:value="74.66" calcext:value-type="float">
            <text:p>74,66</text:p>
          </table:table-cell>
          <table:table-cell table:number-columns-repeated="1016"/>
        </table:table-row>
        <table:table-row table:style-name="ro1">
          <table:table-cell table:style-name="ce25" table:formula="of:=MID([$'Compras-Ali'.$A305];[$Tablas.$E$31];[$Tablas.$G$31])" office:value-type="string" office:string-value="001" calcext:value-type="string">
            <text:p>001</text:p>
          </table:table-cell>
          <table:table-cell table:style-name="ce25" table:formula="of:=MID([$'Compras-Ali'.$A305];[$Tablas.$E$32];[$Tablas.$G$32])" office:value-type="string" office:string-value="00001" calcext:value-type="string">
            <text:p>00001</text:p>
          </table:table-cell>
          <table:table-cell table:style-name="ce25" table:formula="of:=MID([$'Compras-Ali'.$A305];[$Tablas.$E$33];[$Tablas.$G$33])" office:value-type="string" office:string-value="00000000000000085405" calcext:value-type="string">
            <text:p>00000000000000085405</text:p>
          </table:table-cell>
          <table:table-cell table:style-name="ce25" table:formula="of:=MID([$'Compras-Ali'.$A305];[$Tablas.$E$34];[$Tablas.$G$34])" office:value-type="string" office:string-value="80" calcext:value-type="string">
            <text:p>80</text:p>
          </table:table-cell>
          <table:table-cell table:style-name="ce25" table:formula="of:=MID([$'Compras-Ali'.$A30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05]&lt;&gt;&quot;&quot;;VALUE(MID([$'Compras-Ali'.$A305];[$Tablas.$E$36];[$Tablas.$G$36]))/100;0)*IF(OR(VALUE([.A305])=3;VALUE([.A305])=8;VALUE([.A305])=13);-1;1)" office:value-type="float" office:value="161.57" calcext:value-type="float">
            <text:p>161,57</text:p>
          </table:table-cell>
          <table:table-cell table:style-name="ce25" table:formula="of:=MID([$'Compras-Ali'.$A305];[$Tablas.$E$37];[$Tablas.$G$37])" office:value-type="string" office:string-value="0005" calcext:value-type="string">
            <text:p>0005</text:p>
          </table:table-cell>
          <table:table-cell table:style-name="ce28" table:formula="of:=IF([$'Compras-Ali'.$A305]&lt;&gt;&quot;&quot;;VALUE(MID([$'Compras-Ali'.$A305];[$Tablas.$E$38];[$Tablas.$G$38]))/100;0)*IF(OR(VALUE([.A305])=3;VALUE([.A305])=8;VALUE([.A305])=13);-1;1)" office:value-type="float" office:value="33.93" calcext:value-type="float">
            <text:p>33,93</text:p>
          </table:table-cell>
          <table:table-cell table:number-columns-repeated="1016"/>
        </table:table-row>
        <table:table-row table:style-name="ro1">
          <table:table-cell table:style-name="ce25" table:formula="of:=MID([$'Compras-Ali'.$A306];[$Tablas.$E$31];[$Tablas.$G$31])" office:value-type="string" office:string-value="001" calcext:value-type="string">
            <text:p>001</text:p>
          </table:table-cell>
          <table:table-cell table:style-name="ce25" table:formula="of:=MID([$'Compras-Ali'.$A306];[$Tablas.$E$32];[$Tablas.$G$32])" office:value-type="string" office:string-value="00001" calcext:value-type="string">
            <text:p>00001</text:p>
          </table:table-cell>
          <table:table-cell table:style-name="ce25" table:formula="of:=MID([$'Compras-Ali'.$A306];[$Tablas.$E$33];[$Tablas.$G$33])" office:value-type="string" office:string-value="00000000000000085403" calcext:value-type="string">
            <text:p>00000000000000085403</text:p>
          </table:table-cell>
          <table:table-cell table:style-name="ce25" table:formula="of:=MID([$'Compras-Ali'.$A306];[$Tablas.$E$34];[$Tablas.$G$34])" office:value-type="string" office:string-value="80" calcext:value-type="string">
            <text:p>80</text:p>
          </table:table-cell>
          <table:table-cell table:style-name="ce25" table:formula="of:=MID([$'Compras-Ali'.$A30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06]&lt;&gt;&quot;&quot;;VALUE(MID([$'Compras-Ali'.$A306];[$Tablas.$E$36];[$Tablas.$G$36]))/100;0)*IF(OR(VALUE([.A306])=3;VALUE([.A306])=8;VALUE([.A306])=13);-1;1)" office:value-type="float" office:value="714.86" calcext:value-type="float">
            <text:p>714,86</text:p>
          </table:table-cell>
          <table:table-cell table:style-name="ce25" table:formula="of:=MID([$'Compras-Ali'.$A306];[$Tablas.$E$37];[$Tablas.$G$37])" office:value-type="string" office:string-value="0005" calcext:value-type="string">
            <text:p>0005</text:p>
          </table:table-cell>
          <table:table-cell table:style-name="ce28" table:formula="of:=IF([$'Compras-Ali'.$A306]&lt;&gt;&quot;&quot;;VALUE(MID([$'Compras-Ali'.$A306];[$Tablas.$E$38];[$Tablas.$G$38]))/100;0)*IF(OR(VALUE([.A306])=3;VALUE([.A306])=8;VALUE([.A306])=13);-1;1)" office:value-type="float" office:value="150.12" calcext:value-type="float">
            <text:p>150,12</text:p>
          </table:table-cell>
          <table:table-cell table:number-columns-repeated="1016"/>
        </table:table-row>
        <table:table-row table:style-name="ro1">
          <table:table-cell table:style-name="ce25" table:formula="of:=MID([$'Compras-Ali'.$A307];[$Tablas.$E$31];[$Tablas.$G$31])" office:value-type="string" office:string-value="001" calcext:value-type="string">
            <text:p>001</text:p>
          </table:table-cell>
          <table:table-cell table:style-name="ce25" table:formula="of:=MID([$'Compras-Ali'.$A307];[$Tablas.$E$32];[$Tablas.$G$32])" office:value-type="string" office:string-value="00001" calcext:value-type="string">
            <text:p>00001</text:p>
          </table:table-cell>
          <table:table-cell table:style-name="ce25" table:formula="of:=MID([$'Compras-Ali'.$A307];[$Tablas.$E$33];[$Tablas.$G$33])" office:value-type="string" office:string-value="00000000000000085419" calcext:value-type="string">
            <text:p>00000000000000085419</text:p>
          </table:table-cell>
          <table:table-cell table:style-name="ce25" table:formula="of:=MID([$'Compras-Ali'.$A307];[$Tablas.$E$34];[$Tablas.$G$34])" office:value-type="string" office:string-value="80" calcext:value-type="string">
            <text:p>80</text:p>
          </table:table-cell>
          <table:table-cell table:style-name="ce25" table:formula="of:=MID([$'Compras-Ali'.$A30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07]&lt;&gt;&quot;&quot;;VALUE(MID([$'Compras-Ali'.$A307];[$Tablas.$E$36];[$Tablas.$G$36]))/100;0)*IF(OR(VALUE([.A307])=3;VALUE([.A307])=8;VALUE([.A307])=13);-1;1)" office:value-type="float" office:value="994.1" calcext:value-type="float">
            <text:p>994,10</text:p>
          </table:table-cell>
          <table:table-cell table:style-name="ce25" table:formula="of:=MID([$'Compras-Ali'.$A307];[$Tablas.$E$37];[$Tablas.$G$37])" office:value-type="string" office:string-value="0005" calcext:value-type="string">
            <text:p>0005</text:p>
          </table:table-cell>
          <table:table-cell table:style-name="ce28" table:formula="of:=IF([$'Compras-Ali'.$A307]&lt;&gt;&quot;&quot;;VALUE(MID([$'Compras-Ali'.$A307];[$Tablas.$E$38];[$Tablas.$G$38]))/100;0)*IF(OR(VALUE([.A307])=3;VALUE([.A307])=8;VALUE([.A307])=13);-1;1)" office:value-type="float" office:value="208.76" calcext:value-type="float">
            <text:p>208,76</text:p>
          </table:table-cell>
          <table:table-cell table:number-columns-repeated="1016"/>
        </table:table-row>
        <table:table-row table:style-name="ro1">
          <table:table-cell table:style-name="ce25" table:formula="of:=MID([$'Compras-Ali'.$A308];[$Tablas.$E$31];[$Tablas.$G$31])" office:value-type="string" office:string-value="001" calcext:value-type="string">
            <text:p>001</text:p>
          </table:table-cell>
          <table:table-cell table:style-name="ce25" table:formula="of:=MID([$'Compras-Ali'.$A308];[$Tablas.$E$32];[$Tablas.$G$32])" office:value-type="string" office:string-value="00001" calcext:value-type="string">
            <text:p>00001</text:p>
          </table:table-cell>
          <table:table-cell table:style-name="ce25" table:formula="of:=MID([$'Compras-Ali'.$A308];[$Tablas.$E$33];[$Tablas.$G$33])" office:value-type="string" office:string-value="00000000000000900018" calcext:value-type="string">
            <text:p>00000000000000900018</text:p>
          </table:table-cell>
          <table:table-cell table:style-name="ce25" table:formula="of:=MID([$'Compras-Ali'.$A308];[$Tablas.$E$34];[$Tablas.$G$34])" office:value-type="string" office:string-value="80" calcext:value-type="string">
            <text:p>80</text:p>
          </table:table-cell>
          <table:table-cell table:style-name="ce25" table:formula="of:=MID([$'Compras-Ali'.$A30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08]&lt;&gt;&quot;&quot;;VALUE(MID([$'Compras-Ali'.$A308];[$Tablas.$E$36];[$Tablas.$G$36]))/100;0)*IF(OR(VALUE([.A308])=3;VALUE([.A308])=8;VALUE([.A308])=13);-1;1)" office:value-type="float" office:value="78246.67" calcext:value-type="float">
            <text:p>78.246,67</text:p>
          </table:table-cell>
          <table:table-cell table:style-name="ce25" table:formula="of:=MID([$'Compras-Ali'.$A308];[$Tablas.$E$37];[$Tablas.$G$37])" office:value-type="string" office:string-value="0004" calcext:value-type="string">
            <text:p>0004</text:p>
          </table:table-cell>
          <table:table-cell table:style-name="ce28" table:formula="of:=IF([$'Compras-Ali'.$A308]&lt;&gt;&quot;&quot;;VALUE(MID([$'Compras-Ali'.$A308];[$Tablas.$E$38];[$Tablas.$G$38]))/100;0)*IF(OR(VALUE([.A308])=3;VALUE([.A308])=8;VALUE([.A308])=13);-1;1)" office:value-type="float" office:value="8215.9" calcext:value-type="float">
            <text:p>8.215,90</text:p>
          </table:table-cell>
          <table:table-cell table:number-columns-repeated="1016"/>
        </table:table-row>
        <table:table-row table:style-name="ro1">
          <table:table-cell table:style-name="ce25" table:formula="of:=MID([$'Compras-Ali'.$A309];[$Tablas.$E$31];[$Tablas.$G$31])" office:value-type="string" office:string-value="001" calcext:value-type="string">
            <text:p>001</text:p>
          </table:table-cell>
          <table:table-cell table:style-name="ce25" table:formula="of:=MID([$'Compras-Ali'.$A309];[$Tablas.$E$32];[$Tablas.$G$32])" office:value-type="string" office:string-value="00001" calcext:value-type="string">
            <text:p>00001</text:p>
          </table:table-cell>
          <table:table-cell table:style-name="ce25" table:formula="of:=MID([$'Compras-Ali'.$A309];[$Tablas.$E$33];[$Tablas.$G$33])" office:value-type="string" office:string-value="00000000000000085433" calcext:value-type="string">
            <text:p>00000000000000085433</text:p>
          </table:table-cell>
          <table:table-cell table:style-name="ce25" table:formula="of:=MID([$'Compras-Ali'.$A309];[$Tablas.$E$34];[$Tablas.$G$34])" office:value-type="string" office:string-value="80" calcext:value-type="string">
            <text:p>80</text:p>
          </table:table-cell>
          <table:table-cell table:style-name="ce25" table:formula="of:=MID([$'Compras-Ali'.$A30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09]&lt;&gt;&quot;&quot;;VALUE(MID([$'Compras-Ali'.$A309];[$Tablas.$E$36];[$Tablas.$G$36]))/100;0)*IF(OR(VALUE([.A309])=3;VALUE([.A309])=8;VALUE([.A309])=13);-1;1)" office:value-type="float" office:value="17.1" calcext:value-type="float">
            <text:p>17,10</text:p>
          </table:table-cell>
          <table:table-cell table:style-name="ce25" table:formula="of:=MID([$'Compras-Ali'.$A309];[$Tablas.$E$37];[$Tablas.$G$37])" office:value-type="string" office:string-value="0005" calcext:value-type="string">
            <text:p>0005</text:p>
          </table:table-cell>
          <table:table-cell table:style-name="ce28" table:formula="of:=IF([$'Compras-Ali'.$A309]&lt;&gt;&quot;&quot;;VALUE(MID([$'Compras-Ali'.$A309];[$Tablas.$E$38];[$Tablas.$G$38]))/100;0)*IF(OR(VALUE([.A309])=3;VALUE([.A309])=8;VALUE([.A309])=13);-1;1)" office:value-type="float" office:value="3.59" calcext:value-type="float">
            <text:p>3,59</text:p>
          </table:table-cell>
          <table:table-cell table:number-columns-repeated="1016"/>
        </table:table-row>
        <table:table-row table:style-name="ro1">
          <table:table-cell table:style-name="ce25" table:formula="of:=MID([$'Compras-Ali'.$A310];[$Tablas.$E$31];[$Tablas.$G$31])" office:value-type="string" office:string-value="001" calcext:value-type="string">
            <text:p>001</text:p>
          </table:table-cell>
          <table:table-cell table:style-name="ce25" table:formula="of:=MID([$'Compras-Ali'.$A310];[$Tablas.$E$32];[$Tablas.$G$32])" office:value-type="string" office:string-value="00001" calcext:value-type="string">
            <text:p>00001</text:p>
          </table:table-cell>
          <table:table-cell table:style-name="ce25" table:formula="of:=MID([$'Compras-Ali'.$A310];[$Tablas.$E$33];[$Tablas.$G$33])" office:value-type="string" office:string-value="00000000000000084594" calcext:value-type="string">
            <text:p>00000000000000084594</text:p>
          </table:table-cell>
          <table:table-cell table:style-name="ce25" table:formula="of:=MID([$'Compras-Ali'.$A310];[$Tablas.$E$34];[$Tablas.$G$34])" office:value-type="string" office:string-value="80" calcext:value-type="string">
            <text:p>80</text:p>
          </table:table-cell>
          <table:table-cell table:style-name="ce25" table:formula="of:=MID([$'Compras-Ali'.$A310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10]&lt;&gt;&quot;&quot;;VALUE(MID([$'Compras-Ali'.$A310];[$Tablas.$E$36];[$Tablas.$G$36]))/100;0)*IF(OR(VALUE([.A310])=3;VALUE([.A310])=8;VALUE([.A310])=13);-1;1)" office:value-type="float" office:value="40.29" calcext:value-type="float">
            <text:p>40,29</text:p>
          </table:table-cell>
          <table:table-cell table:style-name="ce25" table:formula="of:=MID([$'Compras-Ali'.$A310];[$Tablas.$E$37];[$Tablas.$G$37])" office:value-type="string" office:string-value="0005" calcext:value-type="string">
            <text:p>0005</text:p>
          </table:table-cell>
          <table:table-cell table:style-name="ce28" table:formula="of:=IF([$'Compras-Ali'.$A310]&lt;&gt;&quot;&quot;;VALUE(MID([$'Compras-Ali'.$A310];[$Tablas.$E$38];[$Tablas.$G$38]))/100;0)*IF(OR(VALUE([.A310])=3;VALUE([.A310])=8;VALUE([.A310])=13);-1;1)" office:value-type="float" office:value="8.46" calcext:value-type="float">
            <text:p>8,46</text:p>
          </table:table-cell>
          <table:table-cell table:number-columns-repeated="1016"/>
        </table:table-row>
        <table:table-row table:style-name="ro1">
          <table:table-cell table:style-name="ce25" table:formula="of:=MID([$'Compras-Ali'.$A311];[$Tablas.$E$31];[$Tablas.$G$31])" office:value-type="string" office:string-value="001" calcext:value-type="string">
            <text:p>001</text:p>
          </table:table-cell>
          <table:table-cell table:style-name="ce25" table:formula="of:=MID([$'Compras-Ali'.$A311];[$Tablas.$E$32];[$Tablas.$G$32])" office:value-type="string" office:string-value="00001" calcext:value-type="string">
            <text:p>00001</text:p>
          </table:table-cell>
          <table:table-cell table:style-name="ce25" table:formula="of:=MID([$'Compras-Ali'.$A311];[$Tablas.$E$33];[$Tablas.$G$33])" office:value-type="string" office:string-value="00000000000000085451" calcext:value-type="string">
            <text:p>00000000000000085451</text:p>
          </table:table-cell>
          <table:table-cell table:style-name="ce25" table:formula="of:=MID([$'Compras-Ali'.$A311];[$Tablas.$E$34];[$Tablas.$G$34])" office:value-type="string" office:string-value="80" calcext:value-type="string">
            <text:p>80</text:p>
          </table:table-cell>
          <table:table-cell table:style-name="ce25" table:formula="of:=MID([$'Compras-Ali'.$A311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11]&lt;&gt;&quot;&quot;;VALUE(MID([$'Compras-Ali'.$A311];[$Tablas.$E$36];[$Tablas.$G$36]))/100;0)*IF(OR(VALUE([.A311])=3;VALUE([.A311])=8;VALUE([.A311])=13);-1;1)" office:value-type="float" office:value="72.1" calcext:value-type="float">
            <text:p>72,10</text:p>
          </table:table-cell>
          <table:table-cell table:style-name="ce25" table:formula="of:=MID([$'Compras-Ali'.$A311];[$Tablas.$E$37];[$Tablas.$G$37])" office:value-type="string" office:string-value="0005" calcext:value-type="string">
            <text:p>0005</text:p>
          </table:table-cell>
          <table:table-cell table:style-name="ce28" table:formula="of:=IF([$'Compras-Ali'.$A311]&lt;&gt;&quot;&quot;;VALUE(MID([$'Compras-Ali'.$A311];[$Tablas.$E$38];[$Tablas.$G$38]))/100;0)*IF(OR(VALUE([.A311])=3;VALUE([.A311])=8;VALUE([.A311])=13);-1;1)" office:value-type="float" office:value="15.14" calcext:value-type="float">
            <text:p>15,14</text:p>
          </table:table-cell>
          <table:table-cell table:number-columns-repeated="1016"/>
        </table:table-row>
        <table:table-row table:style-name="ro1">
          <table:table-cell table:style-name="ce25" table:formula="of:=MID([$'Compras-Ali'.$A312];[$Tablas.$E$31];[$Tablas.$G$31])" office:value-type="string" office:string-value="001" calcext:value-type="string">
            <text:p>001</text:p>
          </table:table-cell>
          <table:table-cell table:style-name="ce25" table:formula="of:=MID([$'Compras-Ali'.$A312];[$Tablas.$E$32];[$Tablas.$G$32])" office:value-type="string" office:string-value="00001" calcext:value-type="string">
            <text:p>00001</text:p>
          </table:table-cell>
          <table:table-cell table:style-name="ce25" table:formula="of:=MID([$'Compras-Ali'.$A312];[$Tablas.$E$33];[$Tablas.$G$33])" office:value-type="string" office:string-value="00000000000000084593" calcext:value-type="string">
            <text:p>00000000000000084593</text:p>
          </table:table-cell>
          <table:table-cell table:style-name="ce25" table:formula="of:=MID([$'Compras-Ali'.$A312];[$Tablas.$E$34];[$Tablas.$G$34])" office:value-type="string" office:string-value="80" calcext:value-type="string">
            <text:p>80</text:p>
          </table:table-cell>
          <table:table-cell table:style-name="ce25" table:formula="of:=MID([$'Compras-Ali'.$A312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12]&lt;&gt;&quot;&quot;;VALUE(MID([$'Compras-Ali'.$A312];[$Tablas.$E$36];[$Tablas.$G$36]))/100;0)*IF(OR(VALUE([.A312])=3;VALUE([.A312])=8;VALUE([.A312])=13);-1;1)" office:value-type="float" office:value="76.19" calcext:value-type="float">
            <text:p>76,19</text:p>
          </table:table-cell>
          <table:table-cell table:style-name="ce25" table:formula="of:=MID([$'Compras-Ali'.$A312];[$Tablas.$E$37];[$Tablas.$G$37])" office:value-type="string" office:string-value="0005" calcext:value-type="string">
            <text:p>0005</text:p>
          </table:table-cell>
          <table:table-cell table:style-name="ce28" table:formula="of:=IF([$'Compras-Ali'.$A312]&lt;&gt;&quot;&quot;;VALUE(MID([$'Compras-Ali'.$A312];[$Tablas.$E$38];[$Tablas.$G$38]))/100;0)*IF(OR(VALUE([.A312])=3;VALUE([.A312])=8;VALUE([.A312])=13);-1;1)" office:value-type="float" office:value="16" calcext:value-type="float">
            <text:p>16,00</text:p>
          </table:table-cell>
          <table:table-cell table:number-columns-repeated="1016"/>
        </table:table-row>
        <table:table-row table:style-name="ro1">
          <table:table-cell table:style-name="ce25" table:formula="of:=MID([$'Compras-Ali'.$A313];[$Tablas.$E$31];[$Tablas.$G$31])" office:value-type="string" office:string-value="001" calcext:value-type="string">
            <text:p>001</text:p>
          </table:table-cell>
          <table:table-cell table:style-name="ce25" table:formula="of:=MID([$'Compras-Ali'.$A313];[$Tablas.$E$32];[$Tablas.$G$32])" office:value-type="string" office:string-value="00001" calcext:value-type="string">
            <text:p>00001</text:p>
          </table:table-cell>
          <table:table-cell table:style-name="ce25" table:formula="of:=MID([$'Compras-Ali'.$A313];[$Tablas.$E$33];[$Tablas.$G$33])" office:value-type="string" office:string-value="00000000000000085033" calcext:value-type="string">
            <text:p>00000000000000085033</text:p>
          </table:table-cell>
          <table:table-cell table:style-name="ce25" table:formula="of:=MID([$'Compras-Ali'.$A313];[$Tablas.$E$34];[$Tablas.$G$34])" office:value-type="string" office:string-value="80" calcext:value-type="string">
            <text:p>80</text:p>
          </table:table-cell>
          <table:table-cell table:style-name="ce25" table:formula="of:=MID([$'Compras-Ali'.$A31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13]&lt;&gt;&quot;&quot;;VALUE(MID([$'Compras-Ali'.$A313];[$Tablas.$E$36];[$Tablas.$G$36]))/100;0)*IF(OR(VALUE([.A313])=3;VALUE([.A313])=8;VALUE([.A313])=13);-1;1)" office:value-type="float" office:value="296.19" calcext:value-type="float">
            <text:p>296,19</text:p>
          </table:table-cell>
          <table:table-cell table:style-name="ce25" table:formula="of:=MID([$'Compras-Ali'.$A313];[$Tablas.$E$37];[$Tablas.$G$37])" office:value-type="string" office:string-value="0005" calcext:value-type="string">
            <text:p>0005</text:p>
          </table:table-cell>
          <table:table-cell table:style-name="ce28" table:formula="of:=IF([$'Compras-Ali'.$A313]&lt;&gt;&quot;&quot;;VALUE(MID([$'Compras-Ali'.$A313];[$Tablas.$E$38];[$Tablas.$G$38]))/100;0)*IF(OR(VALUE([.A313])=3;VALUE([.A313])=8;VALUE([.A313])=13);-1;1)" office:value-type="float" office:value="62.2" calcext:value-type="float">
            <text:p>62,20</text:p>
          </table:table-cell>
          <table:table-cell table:number-columns-repeated="1016"/>
        </table:table-row>
        <table:table-row table:style-name="ro1">
          <table:table-cell table:style-name="ce25" table:formula="of:=MID([$'Compras-Ali'.$A314];[$Tablas.$E$31];[$Tablas.$G$31])" office:value-type="string" office:string-value="001" calcext:value-type="string">
            <text:p>001</text:p>
          </table:table-cell>
          <table:table-cell table:style-name="ce25" table:formula="of:=MID([$'Compras-Ali'.$A314];[$Tablas.$E$32];[$Tablas.$G$32])" office:value-type="string" office:string-value="00001" calcext:value-type="string">
            <text:p>00001</text:p>
          </table:table-cell>
          <table:table-cell table:style-name="ce25" table:formula="of:=MID([$'Compras-Ali'.$A314];[$Tablas.$E$33];[$Tablas.$G$33])" office:value-type="string" office:string-value="00000000000000085444" calcext:value-type="string">
            <text:p>00000000000000085444</text:p>
          </table:table-cell>
          <table:table-cell table:style-name="ce25" table:formula="of:=MID([$'Compras-Ali'.$A314];[$Tablas.$E$34];[$Tablas.$G$34])" office:value-type="string" office:string-value="80" calcext:value-type="string">
            <text:p>80</text:p>
          </table:table-cell>
          <table:table-cell table:style-name="ce25" table:formula="of:=MID([$'Compras-Ali'.$A31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14]&lt;&gt;&quot;&quot;;VALUE(MID([$'Compras-Ali'.$A314];[$Tablas.$E$36];[$Tablas.$G$36]))/100;0)*IF(OR(VALUE([.A314])=3;VALUE([.A314])=8;VALUE([.A314])=13);-1;1)" office:value-type="float" office:value="2.95" calcext:value-type="float">
            <text:p>2,95</text:p>
          </table:table-cell>
          <table:table-cell table:style-name="ce25" table:formula="of:=MID([$'Compras-Ali'.$A314];[$Tablas.$E$37];[$Tablas.$G$37])" office:value-type="string" office:string-value="0005" calcext:value-type="string">
            <text:p>0005</text:p>
          </table:table-cell>
          <table:table-cell table:style-name="ce28" table:formula="of:=IF([$'Compras-Ali'.$A314]&lt;&gt;&quot;&quot;;VALUE(MID([$'Compras-Ali'.$A314];[$Tablas.$E$38];[$Tablas.$G$38]))/100;0)*IF(OR(VALUE([.A314])=3;VALUE([.A314])=8;VALUE([.A314])=13);-1;1)" office:value-type="float" office:value="0.62" calcext:value-type="float">
            <text:p>0,62</text:p>
          </table:table-cell>
          <table:table-cell table:number-columns-repeated="1016"/>
        </table:table-row>
        <table:table-row table:style-name="ro1">
          <table:table-cell table:style-name="ce25" table:formula="of:=MID([$'Compras-Ali'.$A315];[$Tablas.$E$31];[$Tablas.$G$31])" office:value-type="string" office:string-value="001" calcext:value-type="string">
            <text:p>001</text:p>
          </table:table-cell>
          <table:table-cell table:style-name="ce25" table:formula="of:=MID([$'Compras-Ali'.$A315];[$Tablas.$E$32];[$Tablas.$G$32])" office:value-type="string" office:string-value="00001" calcext:value-type="string">
            <text:p>00001</text:p>
          </table:table-cell>
          <table:table-cell table:style-name="ce25" table:formula="of:=MID([$'Compras-Ali'.$A315];[$Tablas.$E$33];[$Tablas.$G$33])" office:value-type="string" office:string-value="00000000000000041220" calcext:value-type="string">
            <text:p>00000000000000041220</text:p>
          </table:table-cell>
          <table:table-cell table:style-name="ce25" table:formula="of:=MID([$'Compras-Ali'.$A315];[$Tablas.$E$34];[$Tablas.$G$34])" office:value-type="string" office:string-value="80" calcext:value-type="string">
            <text:p>80</text:p>
          </table:table-cell>
          <table:table-cell table:style-name="ce25" table:formula="of:=MID([$'Compras-Ali'.$A315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315]&lt;&gt;&quot;&quot;;VALUE(MID([$'Compras-Ali'.$A315];[$Tablas.$E$36];[$Tablas.$G$36]))/100;0)*IF(OR(VALUE([.A315])=3;VALUE([.A315])=8;VALUE([.A315])=13);-1;1)" office:value-type="float" office:value="6.33" calcext:value-type="float">
            <text:p>6,33</text:p>
          </table:table-cell>
          <table:table-cell table:style-name="ce25" table:formula="of:=MID([$'Compras-Ali'.$A315];[$Tablas.$E$37];[$Tablas.$G$37])" office:value-type="string" office:string-value="0005" calcext:value-type="string">
            <text:p>0005</text:p>
          </table:table-cell>
          <table:table-cell table:style-name="ce28" table:formula="of:=IF([$'Compras-Ali'.$A315]&lt;&gt;&quot;&quot;;VALUE(MID([$'Compras-Ali'.$A315];[$Tablas.$E$38];[$Tablas.$G$38]))/100;0)*IF(OR(VALUE([.A315])=3;VALUE([.A315])=8;VALUE([.A315])=13);-1;1)" office:value-type="float" office:value="1.33" calcext:value-type="float">
            <text:p>1,33</text:p>
          </table:table-cell>
          <table:table-cell table:number-columns-repeated="1016"/>
        </table:table-row>
        <table:table-row table:style-name="ro1">
          <table:table-cell table:style-name="ce25" table:formula="of:=MID([$'Compras-Ali'.$A316];[$Tablas.$E$31];[$Tablas.$G$31])" office:value-type="string" office:string-value="001" calcext:value-type="string">
            <text:p>001</text:p>
          </table:table-cell>
          <table:table-cell table:style-name="ce25" table:formula="of:=MID([$'Compras-Ali'.$A316];[$Tablas.$E$32];[$Tablas.$G$32])" office:value-type="string" office:string-value="02020" calcext:value-type="string">
            <text:p>02020</text:p>
          </table:table-cell>
          <table:table-cell table:style-name="ce25" table:formula="of:=MID([$'Compras-Ali'.$A316];[$Tablas.$E$33];[$Tablas.$G$33])" office:value-type="string" office:string-value="00000000000000406489" calcext:value-type="string">
            <text:p>00000000000000406489</text:p>
          </table:table-cell>
          <table:table-cell table:style-name="ce25" table:formula="of:=MID([$'Compras-Ali'.$A316];[$Tablas.$E$34];[$Tablas.$G$34])" office:value-type="string" office:string-value="80" calcext:value-type="string">
            <text:p>80</text:p>
          </table:table-cell>
          <table:table-cell table:style-name="ce25" table:formula="of:=MID([$'Compras-Ali'.$A316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16]&lt;&gt;&quot;&quot;;VALUE(MID([$'Compras-Ali'.$A316];[$Tablas.$E$36];[$Tablas.$G$36]))/100;0)*IF(OR(VALUE([.A316])=3;VALUE([.A316])=8;VALUE([.A316])=13);-1;1)" office:value-type="float" office:value="46230.29" calcext:value-type="float">
            <text:p>46.230,29</text:p>
          </table:table-cell>
          <table:table-cell table:style-name="ce25" table:formula="of:=MID([$'Compras-Ali'.$A316];[$Tablas.$E$37];[$Tablas.$G$37])" office:value-type="string" office:string-value="0005" calcext:value-type="string">
            <text:p>0005</text:p>
          </table:table-cell>
          <table:table-cell table:style-name="ce28" table:formula="of:=IF([$'Compras-Ali'.$A316]&lt;&gt;&quot;&quot;;VALUE(MID([$'Compras-Ali'.$A316];[$Tablas.$E$38];[$Tablas.$G$38]))/100;0)*IF(OR(VALUE([.A316])=3;VALUE([.A316])=8;VALUE([.A316])=13);-1;1)" office:value-type="float" office:value="9708.36" calcext:value-type="float">
            <text:p>9.708,36</text:p>
          </table:table-cell>
          <table:table-cell table:number-columns-repeated="1016"/>
        </table:table-row>
        <table:table-row table:style-name="ro1">
          <table:table-cell table:style-name="ce25" table:formula="of:=MID([$'Compras-Ali'.$A317];[$Tablas.$E$31];[$Tablas.$G$31])" office:value-type="string" office:string-value="001" calcext:value-type="string">
            <text:p>001</text:p>
          </table:table-cell>
          <table:table-cell table:style-name="ce25" table:formula="of:=MID([$'Compras-Ali'.$A317];[$Tablas.$E$32];[$Tablas.$G$32])" office:value-type="string" office:string-value="02020" calcext:value-type="string">
            <text:p>02020</text:p>
          </table:table-cell>
          <table:table-cell table:style-name="ce25" table:formula="of:=MID([$'Compras-Ali'.$A317];[$Tablas.$E$33];[$Tablas.$G$33])" office:value-type="string" office:string-value="00000000000000406547" calcext:value-type="string">
            <text:p>00000000000000406547</text:p>
          </table:table-cell>
          <table:table-cell table:style-name="ce25" table:formula="of:=MID([$'Compras-Ali'.$A317];[$Tablas.$E$34];[$Tablas.$G$34])" office:value-type="string" office:string-value="80" calcext:value-type="string">
            <text:p>80</text:p>
          </table:table-cell>
          <table:table-cell table:style-name="ce25" table:formula="of:=MID([$'Compras-Ali'.$A317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17]&lt;&gt;&quot;&quot;;VALUE(MID([$'Compras-Ali'.$A317];[$Tablas.$E$36];[$Tablas.$G$36]))/100;0)*IF(OR(VALUE([.A317])=3;VALUE([.A317])=8;VALUE([.A317])=13);-1;1)" office:value-type="float" office:value="581159.62" calcext:value-type="float">
            <text:p>581.159,62</text:p>
          </table:table-cell>
          <table:table-cell table:style-name="ce25" table:formula="of:=MID([$'Compras-Ali'.$A317];[$Tablas.$E$37];[$Tablas.$G$37])" office:value-type="string" office:string-value="0005" calcext:value-type="string">
            <text:p>0005</text:p>
          </table:table-cell>
          <table:table-cell table:style-name="ce28" table:formula="of:=IF([$'Compras-Ali'.$A317]&lt;&gt;&quot;&quot;;VALUE(MID([$'Compras-Ali'.$A317];[$Tablas.$E$38];[$Tablas.$G$38]))/100;0)*IF(OR(VALUE([.A317])=3;VALUE([.A317])=8;VALUE([.A317])=13);-1;1)" office:value-type="float" office:value="122043.52" calcext:value-type="float">
            <text:p>122.043,52</text:p>
          </table:table-cell>
          <table:table-cell table:number-columns-repeated="1016"/>
        </table:table-row>
        <table:table-row table:style-name="ro1">
          <table:table-cell table:style-name="ce25" table:formula="of:=MID([$'Compras-Ali'.$A318];[$Tablas.$E$31];[$Tablas.$G$31])" office:value-type="string" office:string-value="001" calcext:value-type="string">
            <text:p>001</text:p>
          </table:table-cell>
          <table:table-cell table:style-name="ce25" table:formula="of:=MID([$'Compras-Ali'.$A318];[$Tablas.$E$32];[$Tablas.$G$32])" office:value-type="string" office:string-value="00006" calcext:value-type="string">
            <text:p>00006</text:p>
          </table:table-cell>
          <table:table-cell table:style-name="ce25" table:formula="of:=MID([$'Compras-Ali'.$A318];[$Tablas.$E$33];[$Tablas.$G$33])" office:value-type="string" office:string-value="00000000000000009648" calcext:value-type="string">
            <text:p>00000000000000009648</text:p>
          </table:table-cell>
          <table:table-cell table:style-name="ce25" table:formula="of:=MID([$'Compras-Ali'.$A318];[$Tablas.$E$34];[$Tablas.$G$34])" office:value-type="string" office:string-value="80" calcext:value-type="string">
            <text:p>80</text:p>
          </table:table-cell>
          <table:table-cell table:style-name="ce25" table:formula="of:=MID([$'Compras-Ali'.$A318];[$Tablas.$E$35];[$Tablas.$G$35])" office:value-type="string" office:string-value="00000000030708546301" calcext:value-type="string">
            <text:p>00000000030708546301</text:p>
          </table:table-cell>
          <table:table-cell table:style-name="ce28" table:formula="of:=IF([$'Compras-Ali'.$A318]&lt;&gt;&quot;&quot;;VALUE(MID([$'Compras-Ali'.$A318];[$Tablas.$E$36];[$Tablas.$G$36]))/100;0)*IF(OR(VALUE([.A318])=3;VALUE([.A318])=8;VALUE([.A318])=13);-1;1)" office:value-type="float" office:value="154355.38" calcext:value-type="float">
            <text:p>154.355,38</text:p>
          </table:table-cell>
          <table:table-cell table:style-name="ce25" table:formula="of:=MID([$'Compras-Ali'.$A318];[$Tablas.$E$37];[$Tablas.$G$37])" office:value-type="string" office:string-value="0005" calcext:value-type="string">
            <text:p>0005</text:p>
          </table:table-cell>
          <table:table-cell table:style-name="ce28" table:formula="of:=IF([$'Compras-Ali'.$A318]&lt;&gt;&quot;&quot;;VALUE(MID([$'Compras-Ali'.$A318];[$Tablas.$E$38];[$Tablas.$G$38]))/100;0)*IF(OR(VALUE([.A318])=3;VALUE([.A318])=8;VALUE([.A318])=13);-1;1)" office:value-type="float" office:value="32414.63" calcext:value-type="float">
            <text:p>32.414,63</text:p>
          </table:table-cell>
          <table:table-cell table:number-columns-repeated="1016"/>
        </table:table-row>
        <table:table-row table:style-name="ro1">
          <table:table-cell table:style-name="ce25" table:formula="of:=MID([$'Compras-Ali'.$A319];[$Tablas.$E$31];[$Tablas.$G$31])" office:value-type="string" office:string-value="001" calcext:value-type="string">
            <text:p>001</text:p>
          </table:table-cell>
          <table:table-cell table:style-name="ce25" table:formula="of:=MID([$'Compras-Ali'.$A319];[$Tablas.$E$32];[$Tablas.$G$32])" office:value-type="string" office:string-value="00001" calcext:value-type="string">
            <text:p>00001</text:p>
          </table:table-cell>
          <table:table-cell table:style-name="ce25" table:formula="of:=MID([$'Compras-Ali'.$A319];[$Tablas.$E$33];[$Tablas.$G$33])" office:value-type="string" office:string-value="00000000000000085431" calcext:value-type="string">
            <text:p>00000000000000085431</text:p>
          </table:table-cell>
          <table:table-cell table:style-name="ce25" table:formula="of:=MID([$'Compras-Ali'.$A319];[$Tablas.$E$34];[$Tablas.$G$34])" office:value-type="string" office:string-value="80" calcext:value-type="string">
            <text:p>80</text:p>
          </table:table-cell>
          <table:table-cell table:style-name="ce25" table:formula="of:=MID([$'Compras-Ali'.$A31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19]&lt;&gt;&quot;&quot;;VALUE(MID([$'Compras-Ali'.$A319];[$Tablas.$E$36];[$Tablas.$G$36]))/100;0)*IF(OR(VALUE([.A319])=3;VALUE([.A319])=8;VALUE([.A319])=13);-1;1)" office:value-type="float" office:value="349.1" calcext:value-type="float">
            <text:p>349,10</text:p>
          </table:table-cell>
          <table:table-cell table:style-name="ce25" table:formula="of:=MID([$'Compras-Ali'.$A319];[$Tablas.$E$37];[$Tablas.$G$37])" office:value-type="string" office:string-value="0005" calcext:value-type="string">
            <text:p>0005</text:p>
          </table:table-cell>
          <table:table-cell table:style-name="ce28" table:formula="of:=IF([$'Compras-Ali'.$A319]&lt;&gt;&quot;&quot;;VALUE(MID([$'Compras-Ali'.$A319];[$Tablas.$E$38];[$Tablas.$G$38]))/100;0)*IF(OR(VALUE([.A319])=3;VALUE([.A319])=8;VALUE([.A319])=13);-1;1)" office:value-type="float" office:value="73.31" calcext:value-type="float">
            <text:p>73,31</text:p>
          </table:table-cell>
          <table:table-cell table:number-columns-repeated="1016"/>
        </table:table-row>
        <table:table-row table:style-name="ro1">
          <table:table-cell table:style-name="ce25" table:formula="of:=MID([$'Compras-Ali'.$A320];[$Tablas.$E$31];[$Tablas.$G$31])" office:value-type="string" office:string-value="001" calcext:value-type="string">
            <text:p>001</text:p>
          </table:table-cell>
          <table:table-cell table:style-name="ce25" table:formula="of:=MID([$'Compras-Ali'.$A320];[$Tablas.$E$32];[$Tablas.$G$32])" office:value-type="string" office:string-value="00001" calcext:value-type="string">
            <text:p>00001</text:p>
          </table:table-cell>
          <table:table-cell table:style-name="ce25" table:formula="of:=MID([$'Compras-Ali'.$A320];[$Tablas.$E$33];[$Tablas.$G$33])" office:value-type="string" office:string-value="00000000000000085447" calcext:value-type="string">
            <text:p>00000000000000085447</text:p>
          </table:table-cell>
          <table:table-cell table:style-name="ce25" table:formula="of:=MID([$'Compras-Ali'.$A320];[$Tablas.$E$34];[$Tablas.$G$34])" office:value-type="string" office:string-value="80" calcext:value-type="string">
            <text:p>80</text:p>
          </table:table-cell>
          <table:table-cell table:style-name="ce25" table:formula="of:=MID([$'Compras-Ali'.$A320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20]&lt;&gt;&quot;&quot;;VALUE(MID([$'Compras-Ali'.$A320];[$Tablas.$E$36];[$Tablas.$G$36]))/100;0)*IF(OR(VALUE([.A320])=3;VALUE([.A320])=8;VALUE([.A320])=13);-1;1)" office:value-type="float" office:value="91.52" calcext:value-type="float">
            <text:p>91,52</text:p>
          </table:table-cell>
          <table:table-cell table:style-name="ce25" table:formula="of:=MID([$'Compras-Ali'.$A320];[$Tablas.$E$37];[$Tablas.$G$37])" office:value-type="string" office:string-value="0005" calcext:value-type="string">
            <text:p>0005</text:p>
          </table:table-cell>
          <table:table-cell table:style-name="ce28" table:formula="of:=IF([$'Compras-Ali'.$A320]&lt;&gt;&quot;&quot;;VALUE(MID([$'Compras-Ali'.$A320];[$Tablas.$E$38];[$Tablas.$G$38]))/100;0)*IF(OR(VALUE([.A320])=3;VALUE([.A320])=8;VALUE([.A320])=13);-1;1)" office:value-type="float" office:value="19.22" calcext:value-type="float">
            <text:p>19,22</text:p>
          </table:table-cell>
          <table:table-cell table:number-columns-repeated="1016"/>
        </table:table-row>
        <table:table-row table:style-name="ro1">
          <table:table-cell table:style-name="ce25" table:formula="of:=MID([$'Compras-Ali'.$A321];[$Tablas.$E$31];[$Tablas.$G$31])" office:value-type="string" office:string-value="001" calcext:value-type="string">
            <text:p>001</text:p>
          </table:table-cell>
          <table:table-cell table:style-name="ce25" table:formula="of:=MID([$'Compras-Ali'.$A321];[$Tablas.$E$32];[$Tablas.$G$32])" office:value-type="string" office:string-value="00001" calcext:value-type="string">
            <text:p>00001</text:p>
          </table:table-cell>
          <table:table-cell table:style-name="ce25" table:formula="of:=MID([$'Compras-Ali'.$A321];[$Tablas.$E$33];[$Tablas.$G$33])" office:value-type="string" office:string-value="00000000000000085443" calcext:value-type="string">
            <text:p>00000000000000085443</text:p>
          </table:table-cell>
          <table:table-cell table:style-name="ce25" table:formula="of:=MID([$'Compras-Ali'.$A321];[$Tablas.$E$34];[$Tablas.$G$34])" office:value-type="string" office:string-value="80" calcext:value-type="string">
            <text:p>80</text:p>
          </table:table-cell>
          <table:table-cell table:style-name="ce25" table:formula="of:=MID([$'Compras-Ali'.$A321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21]&lt;&gt;&quot;&quot;;VALUE(MID([$'Compras-Ali'.$A321];[$Tablas.$E$36];[$Tablas.$G$36]))/100;0)*IF(OR(VALUE([.A321])=3;VALUE([.A321])=8;VALUE([.A321])=13);-1;1)" office:value-type="float" office:value="752.52" calcext:value-type="float">
            <text:p>752,52</text:p>
          </table:table-cell>
          <table:table-cell table:style-name="ce25" table:formula="of:=MID([$'Compras-Ali'.$A321];[$Tablas.$E$37];[$Tablas.$G$37])" office:value-type="string" office:string-value="0005" calcext:value-type="string">
            <text:p>0005</text:p>
          </table:table-cell>
          <table:table-cell table:style-name="ce28" table:formula="of:=IF([$'Compras-Ali'.$A321]&lt;&gt;&quot;&quot;;VALUE(MID([$'Compras-Ali'.$A321];[$Tablas.$E$38];[$Tablas.$G$38]))/100;0)*IF(OR(VALUE([.A321])=3;VALUE([.A321])=8;VALUE([.A321])=13);-1;1)" office:value-type="float" office:value="158.03" calcext:value-type="float">
            <text:p>158,03</text:p>
          </table:table-cell>
          <table:table-cell table:number-columns-repeated="1016"/>
        </table:table-row>
        <table:table-row table:style-name="ro1">
          <table:table-cell table:style-name="ce25" table:formula="of:=MID([$'Compras-Ali'.$A322];[$Tablas.$E$31];[$Tablas.$G$31])" office:value-type="string" office:string-value="001" calcext:value-type="string">
            <text:p>001</text:p>
          </table:table-cell>
          <table:table-cell table:style-name="ce25" table:formula="of:=MID([$'Compras-Ali'.$A322];[$Tablas.$E$32];[$Tablas.$G$32])" office:value-type="string" office:string-value="00001" calcext:value-type="string">
            <text:p>00001</text:p>
          </table:table-cell>
          <table:table-cell table:style-name="ce25" table:formula="of:=MID([$'Compras-Ali'.$A322];[$Tablas.$E$33];[$Tablas.$G$33])" office:value-type="string" office:string-value="00000000000000085460" calcext:value-type="string">
            <text:p>00000000000000085460</text:p>
          </table:table-cell>
          <table:table-cell table:style-name="ce25" table:formula="of:=MID([$'Compras-Ali'.$A322];[$Tablas.$E$34];[$Tablas.$G$34])" office:value-type="string" office:string-value="80" calcext:value-type="string">
            <text:p>80</text:p>
          </table:table-cell>
          <table:table-cell table:style-name="ce25" table:formula="of:=MID([$'Compras-Ali'.$A322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22]&lt;&gt;&quot;&quot;;VALUE(MID([$'Compras-Ali'.$A322];[$Tablas.$E$36];[$Tablas.$G$36]))/100;0)*IF(OR(VALUE([.A322])=3;VALUE([.A322])=8;VALUE([.A322])=13);-1;1)" office:value-type="float" office:value="837.57" calcext:value-type="float">
            <text:p>837,57</text:p>
          </table:table-cell>
          <table:table-cell table:style-name="ce25" table:formula="of:=MID([$'Compras-Ali'.$A322];[$Tablas.$E$37];[$Tablas.$G$37])" office:value-type="string" office:string-value="0005" calcext:value-type="string">
            <text:p>0005</text:p>
          </table:table-cell>
          <table:table-cell table:style-name="ce28" table:formula="of:=IF([$'Compras-Ali'.$A322]&lt;&gt;&quot;&quot;;VALUE(MID([$'Compras-Ali'.$A322];[$Tablas.$E$38];[$Tablas.$G$38]))/100;0)*IF(OR(VALUE([.A322])=3;VALUE([.A322])=8;VALUE([.A322])=13);-1;1)" office:value-type="float" office:value="175.89" calcext:value-type="float">
            <text:p>175,89</text:p>
          </table:table-cell>
          <table:table-cell table:number-columns-repeated="1016"/>
        </table:table-row>
        <table:table-row table:style-name="ro1">
          <table:table-cell table:style-name="ce25" table:formula="of:=MID([$'Compras-Ali'.$A323];[$Tablas.$E$31];[$Tablas.$G$31])" office:value-type="string" office:string-value="001" calcext:value-type="string">
            <text:p>001</text:p>
          </table:table-cell>
          <table:table-cell table:style-name="ce25" table:formula="of:=MID([$'Compras-Ali'.$A323];[$Tablas.$E$32];[$Tablas.$G$32])" office:value-type="string" office:string-value="00001" calcext:value-type="string">
            <text:p>00001</text:p>
          </table:table-cell>
          <table:table-cell table:style-name="ce25" table:formula="of:=MID([$'Compras-Ali'.$A323];[$Tablas.$E$33];[$Tablas.$G$33])" office:value-type="string" office:string-value="00000000000000084441" calcext:value-type="string">
            <text:p>00000000000000084441</text:p>
          </table:table-cell>
          <table:table-cell table:style-name="ce25" table:formula="of:=MID([$'Compras-Ali'.$A323];[$Tablas.$E$34];[$Tablas.$G$34])" office:value-type="string" office:string-value="80" calcext:value-type="string">
            <text:p>80</text:p>
          </table:table-cell>
          <table:table-cell table:style-name="ce25" table:formula="of:=MID([$'Compras-Ali'.$A32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23]&lt;&gt;&quot;&quot;;VALUE(MID([$'Compras-Ali'.$A323];[$Tablas.$E$36];[$Tablas.$G$36]))/100;0)*IF(OR(VALUE([.A323])=3;VALUE([.A323])=8;VALUE([.A323])=13);-1;1)" office:value-type="float" office:value="775.67" calcext:value-type="float">
            <text:p>775,67</text:p>
          </table:table-cell>
          <table:table-cell table:style-name="ce25" table:formula="of:=MID([$'Compras-Ali'.$A323];[$Tablas.$E$37];[$Tablas.$G$37])" office:value-type="string" office:string-value="0005" calcext:value-type="string">
            <text:p>0005</text:p>
          </table:table-cell>
          <table:table-cell table:style-name="ce28" table:formula="of:=IF([$'Compras-Ali'.$A323]&lt;&gt;&quot;&quot;;VALUE(MID([$'Compras-Ali'.$A323];[$Tablas.$E$38];[$Tablas.$G$38]))/100;0)*IF(OR(VALUE([.A323])=3;VALUE([.A323])=8;VALUE([.A323])=13);-1;1)" office:value-type="float" office:value="162.89" calcext:value-type="float">
            <text:p>162,89</text:p>
          </table:table-cell>
          <table:table-cell table:number-columns-repeated="1016"/>
        </table:table-row>
        <table:table-row table:style-name="ro1">
          <table:table-cell table:style-name="ce25" table:formula="of:=MID([$'Compras-Ali'.$A324];[$Tablas.$E$31];[$Tablas.$G$31])" office:value-type="string" office:string-value="001" calcext:value-type="string">
            <text:p>001</text:p>
          </table:table-cell>
          <table:table-cell table:style-name="ce25" table:formula="of:=MID([$'Compras-Ali'.$A324];[$Tablas.$E$32];[$Tablas.$G$32])" office:value-type="string" office:string-value="00046" calcext:value-type="string">
            <text:p>00046</text:p>
          </table:table-cell>
          <table:table-cell table:style-name="ce25" table:formula="of:=MID([$'Compras-Ali'.$A324];[$Tablas.$E$33];[$Tablas.$G$33])" office:value-type="string" office:string-value="00000000000000083019" calcext:value-type="string">
            <text:p>00000000000000083019</text:p>
          </table:table-cell>
          <table:table-cell table:style-name="ce25" table:formula="of:=MID([$'Compras-Ali'.$A324];[$Tablas.$E$34];[$Tablas.$G$34])" office:value-type="string" office:string-value="80" calcext:value-type="string">
            <text:p>80</text:p>
          </table:table-cell>
          <table:table-cell table:style-name="ce25" table:formula="of:=MID([$'Compras-Ali'.$A324];[$Tablas.$E$35];[$Tablas.$G$35])" office:value-type="string" office:string-value="00000000030531878171" calcext:value-type="string">
            <text:p>00000000030531878171</text:p>
          </table:table-cell>
          <table:table-cell table:style-name="ce28" table:formula="of:=IF([$'Compras-Ali'.$A324]&lt;&gt;&quot;&quot;;VALUE(MID([$'Compras-Ali'.$A324];[$Tablas.$E$36];[$Tablas.$G$36]))/100;0)*IF(OR(VALUE([.A324])=3;VALUE([.A324])=8;VALUE([.A324])=13);-1;1)" office:value-type="float" office:value="1851.24" calcext:value-type="float">
            <text:p>1.851,24</text:p>
          </table:table-cell>
          <table:table-cell table:style-name="ce25" table:formula="of:=MID([$'Compras-Ali'.$A324];[$Tablas.$E$37];[$Tablas.$G$37])" office:value-type="string" office:string-value="0005" calcext:value-type="string">
            <text:p>0005</text:p>
          </table:table-cell>
          <table:table-cell table:style-name="ce28" table:formula="of:=IF([$'Compras-Ali'.$A324]&lt;&gt;&quot;&quot;;VALUE(MID([$'Compras-Ali'.$A324];[$Tablas.$E$38];[$Tablas.$G$38]))/100;0)*IF(OR(VALUE([.A324])=3;VALUE([.A324])=8;VALUE([.A324])=13);-1;1)" office:value-type="float" office:value="388.76" calcext:value-type="float">
            <text:p>388,76</text:p>
          </table:table-cell>
          <table:table-cell table:number-columns-repeated="1016"/>
        </table:table-row>
        <table:table-row table:style-name="ro1">
          <table:table-cell table:style-name="ce25" table:formula="of:=MID([$'Compras-Ali'.$A325];[$Tablas.$E$31];[$Tablas.$G$31])" office:value-type="string" office:string-value="001" calcext:value-type="string">
            <text:p>001</text:p>
          </table:table-cell>
          <table:table-cell table:style-name="ce25" table:formula="of:=MID([$'Compras-Ali'.$A325];[$Tablas.$E$32];[$Tablas.$G$32])" office:value-type="string" office:string-value="00002" calcext:value-type="string">
            <text:p>00002</text:p>
          </table:table-cell>
          <table:table-cell table:style-name="ce25" table:formula="of:=MID([$'Compras-Ali'.$A325];[$Tablas.$E$33];[$Tablas.$G$33])" office:value-type="string" office:string-value="00000000000000027856" calcext:value-type="string">
            <text:p>00000000000000027856</text:p>
          </table:table-cell>
          <table:table-cell table:style-name="ce25" table:formula="of:=MID([$'Compras-Ali'.$A325];[$Tablas.$E$34];[$Tablas.$G$34])" office:value-type="string" office:string-value="80" calcext:value-type="string">
            <text:p>80</text:p>
          </table:table-cell>
          <table:table-cell table:style-name="ce25" table:formula="of:=MID([$'Compras-Ali'.$A325];[$Tablas.$E$35];[$Tablas.$G$35])" office:value-type="string" office:string-value="00000000030714014346" calcext:value-type="string">
            <text:p>00000000030714014346</text:p>
          </table:table-cell>
          <table:table-cell table:style-name="ce28" table:formula="of:=IF([$'Compras-Ali'.$A325]&lt;&gt;&quot;&quot;;VALUE(MID([$'Compras-Ali'.$A325];[$Tablas.$E$36];[$Tablas.$G$36]))/100;0)*IF(OR(VALUE([.A325])=3;VALUE([.A325])=8;VALUE([.A325])=13);-1;1)" office:value-type="float" office:value="6066.81" calcext:value-type="float">
            <text:p>6.066,81</text:p>
          </table:table-cell>
          <table:table-cell table:style-name="ce25" table:formula="of:=MID([$'Compras-Ali'.$A325];[$Tablas.$E$37];[$Tablas.$G$37])" office:value-type="string" office:string-value="0005" calcext:value-type="string">
            <text:p>0005</text:p>
          </table:table-cell>
          <table:table-cell table:style-name="ce28" table:formula="of:=IF([$'Compras-Ali'.$A325]&lt;&gt;&quot;&quot;;VALUE(MID([$'Compras-Ali'.$A325];[$Tablas.$E$38];[$Tablas.$G$38]))/100;0)*IF(OR(VALUE([.A325])=3;VALUE([.A325])=8;VALUE([.A325])=13);-1;1)" office:value-type="float" office:value="1274.03" calcext:value-type="float">
            <text:p>1.274,03</text:p>
          </table:table-cell>
          <table:table-cell table:number-columns-repeated="1016"/>
        </table:table-row>
        <table:table-row table:style-name="ro1">
          <table:table-cell table:style-name="ce25" table:formula="of:=MID([$'Compras-Ali'.$A326];[$Tablas.$E$31];[$Tablas.$G$31])" office:value-type="string" office:string-value="001" calcext:value-type="string">
            <text:p>001</text:p>
          </table:table-cell>
          <table:table-cell table:style-name="ce25" table:formula="of:=MID([$'Compras-Ali'.$A326];[$Tablas.$E$32];[$Tablas.$G$32])" office:value-type="string" office:string-value="00001" calcext:value-type="string">
            <text:p>00001</text:p>
          </table:table-cell>
          <table:table-cell table:style-name="ce25" table:formula="of:=MID([$'Compras-Ali'.$A326];[$Tablas.$E$33];[$Tablas.$G$33])" office:value-type="string" office:string-value="00000000000000028003" calcext:value-type="string">
            <text:p>00000000000000028003</text:p>
          </table:table-cell>
          <table:table-cell table:style-name="ce25" table:formula="of:=MID([$'Compras-Ali'.$A326];[$Tablas.$E$34];[$Tablas.$G$34])" office:value-type="string" office:string-value="80" calcext:value-type="string">
            <text:p>80</text:p>
          </table:table-cell>
          <table:table-cell table:style-name="ce25" table:formula="of:=MID([$'Compras-Ali'.$A326];[$Tablas.$E$35];[$Tablas.$G$35])" office:value-type="string" office:string-value="00000000023275943479" calcext:value-type="string">
            <text:p>00000000023275943479</text:p>
          </table:table-cell>
          <table:table-cell table:style-name="ce28" table:formula="of:=IF([$'Compras-Ali'.$A326]&lt;&gt;&quot;&quot;;VALUE(MID([$'Compras-Ali'.$A326];[$Tablas.$E$36];[$Tablas.$G$36]))/100;0)*IF(OR(VALUE([.A326])=3;VALUE([.A326])=8;VALUE([.A326])=13);-1;1)" office:value-type="float" office:value="4992.52" calcext:value-type="float">
            <text:p>4.992,52</text:p>
          </table:table-cell>
          <table:table-cell table:style-name="ce25" table:formula="of:=MID([$'Compras-Ali'.$A326];[$Tablas.$E$37];[$Tablas.$G$37])" office:value-type="string" office:string-value="0005" calcext:value-type="string">
            <text:p>0005</text:p>
          </table:table-cell>
          <table:table-cell table:style-name="ce28" table:formula="of:=IF([$'Compras-Ali'.$A326]&lt;&gt;&quot;&quot;;VALUE(MID([$'Compras-Ali'.$A326];[$Tablas.$E$38];[$Tablas.$G$38]))/100;0)*IF(OR(VALUE([.A326])=3;VALUE([.A326])=8;VALUE([.A326])=13);-1;1)" office:value-type="float" office:value="1048.43" calcext:value-type="float">
            <text:p>1.048,43</text:p>
          </table:table-cell>
          <table:table-cell table:number-columns-repeated="1016"/>
        </table:table-row>
        <table:table-row table:style-name="ro1">
          <table:table-cell table:style-name="ce25" table:formula="of:=MID([$'Compras-Ali'.$A327];[$Tablas.$E$31];[$Tablas.$G$31])" office:value-type="string" office:string-value="001" calcext:value-type="string">
            <text:p>001</text:p>
          </table:table-cell>
          <table:table-cell table:style-name="ce25" table:formula="of:=MID([$'Compras-Ali'.$A327];[$Tablas.$E$32];[$Tablas.$G$32])" office:value-type="string" office:string-value="00001" calcext:value-type="string">
            <text:p>00001</text:p>
          </table:table-cell>
          <table:table-cell table:style-name="ce25" table:formula="of:=MID([$'Compras-Ali'.$A327];[$Tablas.$E$33];[$Tablas.$G$33])" office:value-type="string" office:string-value="00000000000000005060" calcext:value-type="string">
            <text:p>00000000000000005060</text:p>
          </table:table-cell>
          <table:table-cell table:style-name="ce25" table:formula="of:=MID([$'Compras-Ali'.$A327];[$Tablas.$E$34];[$Tablas.$G$34])" office:value-type="string" office:string-value="80" calcext:value-type="string">
            <text:p>80</text:p>
          </table:table-cell>
          <table:table-cell table:style-name="ce25" table:formula="of:=MID([$'Compras-Ali'.$A327];[$Tablas.$E$35];[$Tablas.$G$35])" office:value-type="string" office:string-value="00000000027310405529" calcext:value-type="string">
            <text:p>00000000027310405529</text:p>
          </table:table-cell>
          <table:table-cell table:style-name="ce28" table:formula="of:=IF([$'Compras-Ali'.$A327]&lt;&gt;&quot;&quot;;VALUE(MID([$'Compras-Ali'.$A327];[$Tablas.$E$36];[$Tablas.$G$36]))/100;0)*IF(OR(VALUE([.A327])=3;VALUE([.A327])=8;VALUE([.A327])=13);-1;1)" office:value-type="float" office:value="950.43" calcext:value-type="float">
            <text:p>950,43</text:p>
          </table:table-cell>
          <table:table-cell table:style-name="ce25" table:formula="of:=MID([$'Compras-Ali'.$A327];[$Tablas.$E$37];[$Tablas.$G$37])" office:value-type="string" office:string-value="0005" calcext:value-type="string">
            <text:p>0005</text:p>
          </table:table-cell>
          <table:table-cell table:style-name="ce28" table:formula="of:=IF([$'Compras-Ali'.$A327]&lt;&gt;&quot;&quot;;VALUE(MID([$'Compras-Ali'.$A327];[$Tablas.$E$38];[$Tablas.$G$38]))/100;0)*IF(OR(VALUE([.A327])=3;VALUE([.A327])=8;VALUE([.A327])=13);-1;1)" office:value-type="float" office:value="199.59" calcext:value-type="float">
            <text:p>199,59</text:p>
          </table:table-cell>
          <table:table-cell table:number-columns-repeated="1016"/>
        </table:table-row>
        <table:table-row table:style-name="ro1">
          <table:table-cell table:style-name="ce25" table:formula="of:=MID([$'Compras-Ali'.$A328];[$Tablas.$E$31];[$Tablas.$G$31])" office:value-type="string" office:string-value="001" calcext:value-type="string">
            <text:p>001</text:p>
          </table:table-cell>
          <table:table-cell table:style-name="ce25" table:formula="of:=MID([$'Compras-Ali'.$A328];[$Tablas.$E$32];[$Tablas.$G$32])" office:value-type="string" office:string-value="00011" calcext:value-type="string">
            <text:p>00011</text:p>
          </table:table-cell>
          <table:table-cell table:style-name="ce25" table:formula="of:=MID([$'Compras-Ali'.$A328];[$Tablas.$E$33];[$Tablas.$G$33])" office:value-type="string" office:string-value="00000000000000018588" calcext:value-type="string">
            <text:p>00000000000000018588</text:p>
          </table:table-cell>
          <table:table-cell table:style-name="ce25" table:formula="of:=MID([$'Compras-Ali'.$A328];[$Tablas.$E$34];[$Tablas.$G$34])" office:value-type="string" office:string-value="80" calcext:value-type="string">
            <text:p>80</text:p>
          </table:table-cell>
          <table:table-cell table:style-name="ce25" table:formula="of:=MID([$'Compras-Ali'.$A328];[$Tablas.$E$35];[$Tablas.$G$35])" office:value-type="string" office:string-value="00000000030714372153" calcext:value-type="string">
            <text:p>00000000030714372153</text:p>
          </table:table-cell>
          <table:table-cell table:style-name="ce28" table:formula="of:=IF([$'Compras-Ali'.$A328]&lt;&gt;&quot;&quot;;VALUE(MID([$'Compras-Ali'.$A328];[$Tablas.$E$36];[$Tablas.$G$36]))/100;0)*IF(OR(VALUE([.A328])=3;VALUE([.A328])=8;VALUE([.A328])=13);-1;1)" office:value-type="float" office:value="2117.81" calcext:value-type="float">
            <text:p>2.117,81</text:p>
          </table:table-cell>
          <table:table-cell table:style-name="ce25" table:formula="of:=MID([$'Compras-Ali'.$A328];[$Tablas.$E$37];[$Tablas.$G$37])" office:value-type="string" office:string-value="0005" calcext:value-type="string">
            <text:p>0005</text:p>
          </table:table-cell>
          <table:table-cell table:style-name="ce28" table:formula="of:=IF([$'Compras-Ali'.$A328]&lt;&gt;&quot;&quot;;VALUE(MID([$'Compras-Ali'.$A328];[$Tablas.$E$38];[$Tablas.$G$38]))/100;0)*IF(OR(VALUE([.A328])=3;VALUE([.A328])=8;VALUE([.A328])=13);-1;1)" office:value-type="float" office:value="444.74" calcext:value-type="float">
            <text:p>444,74</text:p>
          </table:table-cell>
          <table:table-cell table:number-columns-repeated="1016"/>
        </table:table-row>
        <table:table-row table:style-name="ro1">
          <table:table-cell table:style-name="ce25" table:formula="of:=MID([$'Compras-Ali'.$A329];[$Tablas.$E$31];[$Tablas.$G$31])" office:value-type="string" office:string-value="001" calcext:value-type="string">
            <text:p>001</text:p>
          </table:table-cell>
          <table:table-cell table:style-name="ce25" table:formula="of:=MID([$'Compras-Ali'.$A329];[$Tablas.$E$32];[$Tablas.$G$32])" office:value-type="string" office:string-value="00005" calcext:value-type="string">
            <text:p>00005</text:p>
          </table:table-cell>
          <table:table-cell table:style-name="ce25" table:formula="of:=MID([$'Compras-Ali'.$A329];[$Tablas.$E$33];[$Tablas.$G$33])" office:value-type="string" office:string-value="00000000000000000270" calcext:value-type="string">
            <text:p>00000000000000000270</text:p>
          </table:table-cell>
          <table:table-cell table:style-name="ce25" table:formula="of:=MID([$'Compras-Ali'.$A329];[$Tablas.$E$34];[$Tablas.$G$34])" office:value-type="string" office:string-value="80" calcext:value-type="string">
            <text:p>80</text:p>
          </table:table-cell>
          <table:table-cell table:style-name="ce25" table:formula="of:=MID([$'Compras-Ali'.$A329];[$Tablas.$E$35];[$Tablas.$G$35])" office:value-type="string" office:string-value="00000000030715039938" calcext:value-type="string">
            <text:p>00000000030715039938</text:p>
          </table:table-cell>
          <table:table-cell table:style-name="ce28" table:formula="of:=IF([$'Compras-Ali'.$A329]&lt;&gt;&quot;&quot;;VALUE(MID([$'Compras-Ali'.$A329];[$Tablas.$E$36];[$Tablas.$G$36]))/100;0)*IF(OR(VALUE([.A329])=3;VALUE([.A329])=8;VALUE([.A329])=13);-1;1)" office:value-type="float" office:value="12438" calcext:value-type="float">
            <text:p>12.438,00</text:p>
          </table:table-cell>
          <table:table-cell table:style-name="ce25" table:formula="of:=MID([$'Compras-Ali'.$A329];[$Tablas.$E$37];[$Tablas.$G$37])" office:value-type="string" office:string-value="0005" calcext:value-type="string">
            <text:p>0005</text:p>
          </table:table-cell>
          <table:table-cell table:style-name="ce28" table:formula="of:=IF([$'Compras-Ali'.$A329]&lt;&gt;&quot;&quot;;VALUE(MID([$'Compras-Ali'.$A329];[$Tablas.$E$38];[$Tablas.$G$38]))/100;0)*IF(OR(VALUE([.A329])=3;VALUE([.A329])=8;VALUE([.A329])=13);-1;1)" office:value-type="float" office:value="2611.98" calcext:value-type="float">
            <text:p>2.611,98</text:p>
          </table:table-cell>
          <table:table-cell table:number-columns-repeated="1016"/>
        </table:table-row>
        <table:table-row table:style-name="ro1">
          <table:table-cell table:style-name="ce25" table:formula="of:=MID([$'Compras-Ali'.$A330];[$Tablas.$E$31];[$Tablas.$G$31])" office:value-type="string" office:string-value="001" calcext:value-type="string">
            <text:p>001</text:p>
          </table:table-cell>
          <table:table-cell table:style-name="ce25" table:formula="of:=MID([$'Compras-Ali'.$A330];[$Tablas.$E$32];[$Tablas.$G$32])" office:value-type="string" office:string-value="00001" calcext:value-type="string">
            <text:p>00001</text:p>
          </table:table-cell>
          <table:table-cell table:style-name="ce25" table:formula="of:=MID([$'Compras-Ali'.$A330];[$Tablas.$E$33];[$Tablas.$G$33])" office:value-type="string" office:string-value="00000000000000027855" calcext:value-type="string">
            <text:p>00000000000000027855</text:p>
          </table:table-cell>
          <table:table-cell table:style-name="ce25" table:formula="of:=MID([$'Compras-Ali'.$A330];[$Tablas.$E$34];[$Tablas.$G$34])" office:value-type="string" office:string-value="80" calcext:value-type="string">
            <text:p>80</text:p>
          </table:table-cell>
          <table:table-cell table:style-name="ce25" table:formula="of:=MID([$'Compras-Ali'.$A330];[$Tablas.$E$35];[$Tablas.$G$35])" office:value-type="string" office:string-value="00000000023275943479" calcext:value-type="string">
            <text:p>00000000023275943479</text:p>
          </table:table-cell>
          <table:table-cell table:style-name="ce28" table:formula="of:=IF([$'Compras-Ali'.$A330]&lt;&gt;&quot;&quot;;VALUE(MID([$'Compras-Ali'.$A330];[$Tablas.$E$36];[$Tablas.$G$36]))/100;0)*IF(OR(VALUE([.A330])=3;VALUE([.A330])=8;VALUE([.A330])=13);-1;1)" office:value-type="float" office:value="13074.38" calcext:value-type="float">
            <text:p>13.074,38</text:p>
          </table:table-cell>
          <table:table-cell table:style-name="ce25" table:formula="of:=MID([$'Compras-Ali'.$A330];[$Tablas.$E$37];[$Tablas.$G$37])" office:value-type="string" office:string-value="0005" calcext:value-type="string">
            <text:p>0005</text:p>
          </table:table-cell>
          <table:table-cell table:style-name="ce28" table:formula="of:=IF([$'Compras-Ali'.$A330]&lt;&gt;&quot;&quot;;VALUE(MID([$'Compras-Ali'.$A330];[$Tablas.$E$38];[$Tablas.$G$38]))/100;0)*IF(OR(VALUE([.A330])=3;VALUE([.A330])=8;VALUE([.A330])=13);-1;1)" office:value-type="float" office:value="2745.62" calcext:value-type="float">
            <text:p>2.745,62</text:p>
          </table:table-cell>
          <table:table-cell table:number-columns-repeated="1016"/>
        </table:table-row>
        <table:table-row table:style-name="ro1">
          <table:table-cell table:style-name="ce25" table:formula="of:=MID([$'Compras-Ali'.$A331];[$Tablas.$E$31];[$Tablas.$G$31])" office:value-type="string" office:string-value="001" calcext:value-type="string">
            <text:p>001</text:p>
          </table:table-cell>
          <table:table-cell table:style-name="ce25" table:formula="of:=MID([$'Compras-Ali'.$A331];[$Tablas.$E$32];[$Tablas.$G$32])" office:value-type="string" office:string-value="00007" calcext:value-type="string">
            <text:p>00007</text:p>
          </table:table-cell>
          <table:table-cell table:style-name="ce25" table:formula="of:=MID([$'Compras-Ali'.$A331];[$Tablas.$E$33];[$Tablas.$G$33])" office:value-type="string" office:string-value="00000000000000004010" calcext:value-type="string">
            <text:p>00000000000000004010</text:p>
          </table:table-cell>
          <table:table-cell table:style-name="ce25" table:formula="of:=MID([$'Compras-Ali'.$A331];[$Tablas.$E$34];[$Tablas.$G$34])" office:value-type="string" office:string-value="80" calcext:value-type="string">
            <text:p>80</text:p>
          </table:table-cell>
          <table:table-cell table:style-name="ce25" table:formula="of:=MID([$'Compras-Ali'.$A331];[$Tablas.$E$35];[$Tablas.$G$35])" office:value-type="string" office:string-value="00000000023256326329" calcext:value-type="string">
            <text:p>00000000023256326329</text:p>
          </table:table-cell>
          <table:table-cell table:style-name="ce28" table:formula="of:=IF([$'Compras-Ali'.$A331]&lt;&gt;&quot;&quot;;VALUE(MID([$'Compras-Ali'.$A331];[$Tablas.$E$36];[$Tablas.$G$36]))/100;0)*IF(OR(VALUE([.A331])=3;VALUE([.A331])=8;VALUE([.A331])=13);-1;1)" office:value-type="float" office:value="486.76" calcext:value-type="float">
            <text:p>486,76</text:p>
          </table:table-cell>
          <table:table-cell table:style-name="ce25" table:formula="of:=MID([$'Compras-Ali'.$A331];[$Tablas.$E$37];[$Tablas.$G$37])" office:value-type="string" office:string-value="0005" calcext:value-type="string">
            <text:p>0005</text:p>
          </table:table-cell>
          <table:table-cell table:style-name="ce28" table:formula="of:=IF([$'Compras-Ali'.$A331]&lt;&gt;&quot;&quot;;VALUE(MID([$'Compras-Ali'.$A331];[$Tablas.$E$38];[$Tablas.$G$38]))/100;0)*IF(OR(VALUE([.A331])=3;VALUE([.A331])=8;VALUE([.A331])=13);-1;1)" office:value-type="float" office:value="102.22" calcext:value-type="float">
            <text:p>102,22</text:p>
          </table:table-cell>
          <table:table-cell table:number-columns-repeated="1016"/>
        </table:table-row>
        <table:table-row table:style-name="ro1">
          <table:table-cell table:style-name="ce25" table:formula="of:=MID([$'Compras-Ali'.$A332];[$Tablas.$E$31];[$Tablas.$G$31])" office:value-type="string" office:string-value="001" calcext:value-type="string">
            <text:p>001</text:p>
          </table:table-cell>
          <table:table-cell table:style-name="ce25" table:formula="of:=MID([$'Compras-Ali'.$A332];[$Tablas.$E$32];[$Tablas.$G$32])" office:value-type="string" office:string-value="00001" calcext:value-type="string">
            <text:p>00001</text:p>
          </table:table-cell>
          <table:table-cell table:style-name="ce25" table:formula="of:=MID([$'Compras-Ali'.$A332];[$Tablas.$E$33];[$Tablas.$G$33])" office:value-type="string" office:string-value="00000000000000000820" calcext:value-type="string">
            <text:p>00000000000000000820</text:p>
          </table:table-cell>
          <table:table-cell table:style-name="ce25" table:formula="of:=MID([$'Compras-Ali'.$A332];[$Tablas.$E$34];[$Tablas.$G$34])" office:value-type="string" office:string-value="80" calcext:value-type="string">
            <text:p>80</text:p>
          </table:table-cell>
          <table:table-cell table:style-name="ce25" table:formula="of:=MID([$'Compras-Ali'.$A332];[$Tablas.$E$35];[$Tablas.$G$35])" office:value-type="string" office:string-value="00000000030715371940" calcext:value-type="string">
            <text:p>00000000030715371940</text:p>
          </table:table-cell>
          <table:table-cell table:style-name="ce28" table:formula="of:=IF([$'Compras-Ali'.$A332]&lt;&gt;&quot;&quot;;VALUE(MID([$'Compras-Ali'.$A332];[$Tablas.$E$36];[$Tablas.$G$36]))/100;0)*IF(OR(VALUE([.A332])=3;VALUE([.A332])=8;VALUE([.A332])=13);-1;1)" office:value-type="float" office:value="8128.05" calcext:value-type="float">
            <text:p>8.128,05</text:p>
          </table:table-cell>
          <table:table-cell table:style-name="ce25" table:formula="of:=MID([$'Compras-Ali'.$A332];[$Tablas.$E$37];[$Tablas.$G$37])" office:value-type="string" office:string-value="0005" calcext:value-type="string">
            <text:p>0005</text:p>
          </table:table-cell>
          <table:table-cell table:style-name="ce28" table:formula="of:=IF([$'Compras-Ali'.$A332]&lt;&gt;&quot;&quot;;VALUE(MID([$'Compras-Ali'.$A332];[$Tablas.$E$38];[$Tablas.$G$38]))/100;0)*IF(OR(VALUE([.A332])=3;VALUE([.A332])=8;VALUE([.A332])=13);-1;1)" office:value-type="float" office:value="1706.89" calcext:value-type="float">
            <text:p>1.706,89</text:p>
          </table:table-cell>
          <table:table-cell table:number-columns-repeated="1016"/>
        </table:table-row>
        <table:table-row table:style-name="ro1">
          <table:table-cell table:style-name="ce25" table:formula="of:=MID([$'Compras-Ali'.$A333];[$Tablas.$E$31];[$Tablas.$G$31])" office:value-type="string" office:string-value="001" calcext:value-type="string">
            <text:p>001</text:p>
          </table:table-cell>
          <table:table-cell table:style-name="ce25" table:formula="of:=MID([$'Compras-Ali'.$A333];[$Tablas.$E$32];[$Tablas.$G$32])" office:value-type="string" office:string-value="00080" calcext:value-type="string">
            <text:p>00080</text:p>
          </table:table-cell>
          <table:table-cell table:style-name="ce25" table:formula="of:=MID([$'Compras-Ali'.$A333];[$Tablas.$E$33];[$Tablas.$G$33])" office:value-type="string" office:string-value="00000000000000005365" calcext:value-type="string">
            <text:p>00000000000000005365</text:p>
          </table:table-cell>
          <table:table-cell table:style-name="ce25" table:formula="of:=MID([$'Compras-Ali'.$A333];[$Tablas.$E$34];[$Tablas.$G$34])" office:value-type="string" office:string-value="80" calcext:value-type="string">
            <text:p>80</text:p>
          </table:table-cell>
          <table:table-cell table:style-name="ce25" table:formula="of:=MID([$'Compras-Ali'.$A333];[$Tablas.$E$35];[$Tablas.$G$35])" office:value-type="string" office:string-value="00000000030649695365" calcext:value-type="string">
            <text:p>00000000030649695365</text:p>
          </table:table-cell>
          <table:table-cell table:style-name="ce28" table:formula="of:=IF([$'Compras-Ali'.$A333]&lt;&gt;&quot;&quot;;VALUE(MID([$'Compras-Ali'.$A333];[$Tablas.$E$36];[$Tablas.$G$36]))/100;0)*IF(OR(VALUE([.A333])=3;VALUE([.A333])=8;VALUE([.A333])=13);-1;1)" office:value-type="float" office:value="3768.57" calcext:value-type="float">
            <text:p>3.768,57</text:p>
          </table:table-cell>
          <table:table-cell table:style-name="ce25" table:formula="of:=MID([$'Compras-Ali'.$A333];[$Tablas.$E$37];[$Tablas.$G$37])" office:value-type="string" office:string-value="0005" calcext:value-type="string">
            <text:p>0005</text:p>
          </table:table-cell>
          <table:table-cell table:style-name="ce28" table:formula="of:=IF([$'Compras-Ali'.$A333]&lt;&gt;&quot;&quot;;VALUE(MID([$'Compras-Ali'.$A333];[$Tablas.$E$38];[$Tablas.$G$38]))/100;0)*IF(OR(VALUE([.A333])=3;VALUE([.A333])=8;VALUE([.A333])=13);-1;1)" office:value-type="float" office:value="791.4" calcext:value-type="float">
            <text:p>791,40</text:p>
          </table:table-cell>
          <table:table-cell table:number-columns-repeated="1016"/>
        </table:table-row>
        <table:table-row table:style-name="ro1">
          <table:table-cell table:style-name="ce25" table:formula="of:=MID([$'Compras-Ali'.$A334];[$Tablas.$E$31];[$Tablas.$G$31])" office:value-type="string" office:string-value="001" calcext:value-type="string">
            <text:p>001</text:p>
          </table:table-cell>
          <table:table-cell table:style-name="ce25" table:formula="of:=MID([$'Compras-Ali'.$A334];[$Tablas.$E$32];[$Tablas.$G$32])" office:value-type="string" office:string-value="00083" calcext:value-type="string">
            <text:p>00083</text:p>
          </table:table-cell>
          <table:table-cell table:style-name="ce25" table:formula="of:=MID([$'Compras-Ali'.$A334];[$Tablas.$E$33];[$Tablas.$G$33])" office:value-type="string" office:string-value="00000000000000007249" calcext:value-type="string">
            <text:p>00000000000000007249</text:p>
          </table:table-cell>
          <table:table-cell table:style-name="ce25" table:formula="of:=MID([$'Compras-Ali'.$A334];[$Tablas.$E$34];[$Tablas.$G$34])" office:value-type="string" office:string-value="80" calcext:value-type="string">
            <text:p>80</text:p>
          </table:table-cell>
          <table:table-cell table:style-name="ce25" table:formula="of:=MID([$'Compras-Ali'.$A334];[$Tablas.$E$35];[$Tablas.$G$35])" office:value-type="string" office:string-value="00000000030649695365" calcext:value-type="string">
            <text:p>00000000030649695365</text:p>
          </table:table-cell>
          <table:table-cell table:style-name="ce28" table:formula="of:=IF([$'Compras-Ali'.$A334]&lt;&gt;&quot;&quot;;VALUE(MID([$'Compras-Ali'.$A334];[$Tablas.$E$36];[$Tablas.$G$36]))/100;0)*IF(OR(VALUE([.A334])=3;VALUE([.A334])=8;VALUE([.A334])=13);-1;1)" office:value-type="float" office:value="4188.67" calcext:value-type="float">
            <text:p>4.188,67</text:p>
          </table:table-cell>
          <table:table-cell table:style-name="ce25" table:formula="of:=MID([$'Compras-Ali'.$A334];[$Tablas.$E$37];[$Tablas.$G$37])" office:value-type="string" office:string-value="0005" calcext:value-type="string">
            <text:p>0005</text:p>
          </table:table-cell>
          <table:table-cell table:style-name="ce28" table:formula="of:=IF([$'Compras-Ali'.$A334]&lt;&gt;&quot;&quot;;VALUE(MID([$'Compras-Ali'.$A334];[$Tablas.$E$38];[$Tablas.$G$38]))/100;0)*IF(OR(VALUE([.A334])=3;VALUE([.A334])=8;VALUE([.A334])=13);-1;1)" office:value-type="float" office:value="879.62" calcext:value-type="float">
            <text:p>879,62</text:p>
          </table:table-cell>
          <table:table-cell table:number-columns-repeated="1016"/>
        </table:table-row>
        <table:table-row table:style-name="ro1">
          <table:table-cell table:style-name="ce25" table:formula="of:=MID([$'Compras-Ali'.$A335];[$Tablas.$E$31];[$Tablas.$G$31])" office:value-type="string" office:string-value="001" calcext:value-type="string">
            <text:p>001</text:p>
          </table:table-cell>
          <table:table-cell table:style-name="ce25" table:formula="of:=MID([$'Compras-Ali'.$A335];[$Tablas.$E$32];[$Tablas.$G$32])" office:value-type="string" office:string-value="00002" calcext:value-type="string">
            <text:p>00002</text:p>
          </table:table-cell>
          <table:table-cell table:style-name="ce25" table:formula="of:=MID([$'Compras-Ali'.$A335];[$Tablas.$E$33];[$Tablas.$G$33])" office:value-type="string" office:string-value="00000000000000002231" calcext:value-type="string">
            <text:p>00000000000000002231</text:p>
          </table:table-cell>
          <table:table-cell table:style-name="ce25" table:formula="of:=MID([$'Compras-Ali'.$A335];[$Tablas.$E$34];[$Tablas.$G$34])" office:value-type="string" office:string-value="80" calcext:value-type="string">
            <text:p>80</text:p>
          </table:table-cell>
          <table:table-cell table:style-name="ce25" table:formula="of:=MID([$'Compras-Ali'.$A335];[$Tablas.$E$35];[$Tablas.$G$35])" office:value-type="string" office:string-value="00000000030716400332" calcext:value-type="string">
            <text:p>00000000030716400332</text:p>
          </table:table-cell>
          <table:table-cell table:style-name="ce28" table:formula="of:=IF([$'Compras-Ali'.$A335]&lt;&gt;&quot;&quot;;VALUE(MID([$'Compras-Ali'.$A335];[$Tablas.$E$36];[$Tablas.$G$36]))/100;0)*IF(OR(VALUE([.A335])=3;VALUE([.A335])=8;VALUE([.A335])=13);-1;1)" office:value-type="float" office:value="3933.38" calcext:value-type="float">
            <text:p>3.933,38</text:p>
          </table:table-cell>
          <table:table-cell table:style-name="ce25" table:formula="of:=MID([$'Compras-Ali'.$A335];[$Tablas.$E$37];[$Tablas.$G$37])" office:value-type="string" office:string-value="0005" calcext:value-type="string">
            <text:p>0005</text:p>
          </table:table-cell>
          <table:table-cell table:style-name="ce28" table:formula="of:=IF([$'Compras-Ali'.$A335]&lt;&gt;&quot;&quot;;VALUE(MID([$'Compras-Ali'.$A335];[$Tablas.$E$38];[$Tablas.$G$38]))/100;0)*IF(OR(VALUE([.A335])=3;VALUE([.A335])=8;VALUE([.A335])=13);-1;1)" office:value-type="float" office:value="826.01" calcext:value-type="float">
            <text:p>826,01</text:p>
          </table:table-cell>
          <table:table-cell table:number-columns-repeated="1016"/>
        </table:table-row>
        <table:table-row table:style-name="ro1">
          <table:table-cell table:style-name="ce25" table:formula="of:=MID([$'Compras-Ali'.$A336];[$Tablas.$E$31];[$Tablas.$G$31])" office:value-type="string" office:string-value="001" calcext:value-type="string">
            <text:p>001</text:p>
          </table:table-cell>
          <table:table-cell table:style-name="ce25" table:formula="of:=MID([$'Compras-Ali'.$A336];[$Tablas.$E$32];[$Tablas.$G$32])" office:value-type="string" office:string-value="00002" calcext:value-type="string">
            <text:p>00002</text:p>
          </table:table-cell>
          <table:table-cell table:style-name="ce25" table:formula="of:=MID([$'Compras-Ali'.$A336];[$Tablas.$E$33];[$Tablas.$G$33])" office:value-type="string" office:string-value="00000000000000002232" calcext:value-type="string">
            <text:p>00000000000000002232</text:p>
          </table:table-cell>
          <table:table-cell table:style-name="ce25" table:formula="of:=MID([$'Compras-Ali'.$A336];[$Tablas.$E$34];[$Tablas.$G$34])" office:value-type="string" office:string-value="80" calcext:value-type="string">
            <text:p>80</text:p>
          </table:table-cell>
          <table:table-cell table:style-name="ce25" table:formula="of:=MID([$'Compras-Ali'.$A336];[$Tablas.$E$35];[$Tablas.$G$35])" office:value-type="string" office:string-value="00000000030716400332" calcext:value-type="string">
            <text:p>00000000030716400332</text:p>
          </table:table-cell>
          <table:table-cell table:style-name="ce28" table:formula="of:=IF([$'Compras-Ali'.$A336]&lt;&gt;&quot;&quot;;VALUE(MID([$'Compras-Ali'.$A336];[$Tablas.$E$36];[$Tablas.$G$36]))/100;0)*IF(OR(VALUE([.A336])=3;VALUE([.A336])=8;VALUE([.A336])=13);-1;1)" office:value-type="float" office:value="867.81" calcext:value-type="float">
            <text:p>867,81</text:p>
          </table:table-cell>
          <table:table-cell table:style-name="ce25" table:formula="of:=MID([$'Compras-Ali'.$A336];[$Tablas.$E$37];[$Tablas.$G$37])" office:value-type="string" office:string-value="0005" calcext:value-type="string">
            <text:p>0005</text:p>
          </table:table-cell>
          <table:table-cell table:style-name="ce28" table:formula="of:=IF([$'Compras-Ali'.$A336]&lt;&gt;&quot;&quot;;VALUE(MID([$'Compras-Ali'.$A336];[$Tablas.$E$38];[$Tablas.$G$38]))/100;0)*IF(OR(VALUE([.A336])=3;VALUE([.A336])=8;VALUE([.A336])=13);-1;1)" office:value-type="float" office:value="182.24" calcext:value-type="float">
            <text:p>182,24</text:p>
          </table:table-cell>
          <table:table-cell table:number-columns-repeated="1016"/>
        </table:table-row>
        <table:table-row table:style-name="ro1">
          <table:table-cell table:style-name="ce25" table:formula="of:=MID([$'Compras-Ali'.$A337];[$Tablas.$E$31];[$Tablas.$G$31])" office:value-type="string" office:string-value="001" calcext:value-type="string">
            <text:p>001</text:p>
          </table:table-cell>
          <table:table-cell table:style-name="ce25" table:formula="of:=MID([$'Compras-Ali'.$A337];[$Tablas.$E$32];[$Tablas.$G$32])" office:value-type="string" office:string-value="00009" calcext:value-type="string">
            <text:p>00009</text:p>
          </table:table-cell>
          <table:table-cell table:style-name="ce25" table:formula="of:=MID([$'Compras-Ali'.$A337];[$Tablas.$E$33];[$Tablas.$G$33])" office:value-type="string" office:string-value="00000000000000001981" calcext:value-type="string">
            <text:p>00000000000000001981</text:p>
          </table:table-cell>
          <table:table-cell table:style-name="ce25" table:formula="of:=MID([$'Compras-Ali'.$A337];[$Tablas.$E$34];[$Tablas.$G$34])" office:value-type="string" office:string-value="80" calcext:value-type="string">
            <text:p>80</text:p>
          </table:table-cell>
          <table:table-cell table:style-name="ce25" table:formula="of:=MID([$'Compras-Ali'.$A337];[$Tablas.$E$35];[$Tablas.$G$35])" office:value-type="string" office:string-value="00000000030711620784" calcext:value-type="string">
            <text:p>00000000030711620784</text:p>
          </table:table-cell>
          <table:table-cell table:style-name="ce28" table:formula="of:=IF([$'Compras-Ali'.$A337]&lt;&gt;&quot;&quot;;VALUE(MID([$'Compras-Ali'.$A337];[$Tablas.$E$36];[$Tablas.$G$36]))/100;0)*IF(OR(VALUE([.A337])=3;VALUE([.A337])=8;VALUE([.A337])=13);-1;1)" office:value-type="float" office:value="6281.19" calcext:value-type="float">
            <text:p>6.281,19</text:p>
          </table:table-cell>
          <table:table-cell table:style-name="ce25" table:formula="of:=MID([$'Compras-Ali'.$A337];[$Tablas.$E$37];[$Tablas.$G$37])" office:value-type="string" office:string-value="0005" calcext:value-type="string">
            <text:p>0005</text:p>
          </table:table-cell>
          <table:table-cell table:style-name="ce28" table:formula="of:=IF([$'Compras-Ali'.$A337]&lt;&gt;&quot;&quot;;VALUE(MID([$'Compras-Ali'.$A337];[$Tablas.$E$38];[$Tablas.$G$38]))/100;0)*IF(OR(VALUE([.A337])=3;VALUE([.A337])=8;VALUE([.A337])=13);-1;1)" office:value-type="float" office:value="1319.05" calcext:value-type="float">
            <text:p>1.319,05</text:p>
          </table:table-cell>
          <table:table-cell table:number-columns-repeated="1016"/>
        </table:table-row>
        <table:table-row table:style-name="ro1">
          <table:table-cell table:style-name="ce25" table:formula="of:=MID([$'Compras-Ali'.$A338];[$Tablas.$E$31];[$Tablas.$G$31])" office:value-type="string" office:string-value="001" calcext:value-type="string">
            <text:p>001</text:p>
          </table:table-cell>
          <table:table-cell table:style-name="ce25" table:formula="of:=MID([$'Compras-Ali'.$A338];[$Tablas.$E$32];[$Tablas.$G$32])" office:value-type="string" office:string-value="00009" calcext:value-type="string">
            <text:p>00009</text:p>
          </table:table-cell>
          <table:table-cell table:style-name="ce25" table:formula="of:=MID([$'Compras-Ali'.$A338];[$Tablas.$E$33];[$Tablas.$G$33])" office:value-type="string" office:string-value="00000000000000001991" calcext:value-type="string">
            <text:p>00000000000000001991</text:p>
          </table:table-cell>
          <table:table-cell table:style-name="ce25" table:formula="of:=MID([$'Compras-Ali'.$A338];[$Tablas.$E$34];[$Tablas.$G$34])" office:value-type="string" office:string-value="80" calcext:value-type="string">
            <text:p>80</text:p>
          </table:table-cell>
          <table:table-cell table:style-name="ce25" table:formula="of:=MID([$'Compras-Ali'.$A338];[$Tablas.$E$35];[$Tablas.$G$35])" office:value-type="string" office:string-value="00000000030711620784" calcext:value-type="string">
            <text:p>00000000030711620784</text:p>
          </table:table-cell>
          <table:table-cell table:style-name="ce28" table:formula="of:=IF([$'Compras-Ali'.$A338]&lt;&gt;&quot;&quot;;VALUE(MID([$'Compras-Ali'.$A338];[$Tablas.$E$36];[$Tablas.$G$36]))/100;0)*IF(OR(VALUE([.A338])=3;VALUE([.A338])=8;VALUE([.A338])=13);-1;1)" office:value-type="float" office:value="23281" calcext:value-type="float">
            <text:p>23.281,00</text:p>
          </table:table-cell>
          <table:table-cell table:style-name="ce25" table:formula="of:=MID([$'Compras-Ali'.$A338];[$Tablas.$E$37];[$Tablas.$G$37])" office:value-type="string" office:string-value="0005" calcext:value-type="string">
            <text:p>0005</text:p>
          </table:table-cell>
          <table:table-cell table:style-name="ce28" table:formula="of:=IF([$'Compras-Ali'.$A338]&lt;&gt;&quot;&quot;;VALUE(MID([$'Compras-Ali'.$A338];[$Tablas.$E$38];[$Tablas.$G$38]))/100;0)*IF(OR(VALUE([.A338])=3;VALUE([.A338])=8;VALUE([.A338])=13);-1;1)" office:value-type="float" office:value="4889.01" calcext:value-type="float">
            <text:p>4.889,01</text:p>
          </table:table-cell>
          <table:table-cell table:number-columns-repeated="1016"/>
        </table:table-row>
        <table:table-row table:style-name="ro1">
          <table:table-cell table:style-name="ce25" table:formula="of:=MID([$'Compras-Ali'.$A339];[$Tablas.$E$31];[$Tablas.$G$31])" office:value-type="string" office:string-value="001" calcext:value-type="string">
            <text:p>001</text:p>
          </table:table-cell>
          <table:table-cell table:style-name="ce25" table:formula="of:=MID([$'Compras-Ali'.$A339];[$Tablas.$E$32];[$Tablas.$G$32])" office:value-type="string" office:string-value="00009" calcext:value-type="string">
            <text:p>00009</text:p>
          </table:table-cell>
          <table:table-cell table:style-name="ce25" table:formula="of:=MID([$'Compras-Ali'.$A339];[$Tablas.$E$33];[$Tablas.$G$33])" office:value-type="string" office:string-value="00000000000000002005" calcext:value-type="string">
            <text:p>00000000000000002005</text:p>
          </table:table-cell>
          <table:table-cell table:style-name="ce25" table:formula="of:=MID([$'Compras-Ali'.$A339];[$Tablas.$E$34];[$Tablas.$G$34])" office:value-type="string" office:string-value="80" calcext:value-type="string">
            <text:p>80</text:p>
          </table:table-cell>
          <table:table-cell table:style-name="ce25" table:formula="of:=MID([$'Compras-Ali'.$A339];[$Tablas.$E$35];[$Tablas.$G$35])" office:value-type="string" office:string-value="00000000030711620784" calcext:value-type="string">
            <text:p>00000000030711620784</text:p>
          </table:table-cell>
          <table:table-cell table:style-name="ce28" table:formula="of:=IF([$'Compras-Ali'.$A339]&lt;&gt;&quot;&quot;;VALUE(MID([$'Compras-Ali'.$A339];[$Tablas.$E$36];[$Tablas.$G$36]))/100;0)*IF(OR(VALUE([.A339])=3;VALUE([.A339])=8;VALUE([.A339])=13);-1;1)" office:value-type="float" office:value="4545.48" calcext:value-type="float">
            <text:p>4.545,48</text:p>
          </table:table-cell>
          <table:table-cell table:style-name="ce25" table:formula="of:=MID([$'Compras-Ali'.$A339];[$Tablas.$E$37];[$Tablas.$G$37])" office:value-type="string" office:string-value="0005" calcext:value-type="string">
            <text:p>0005</text:p>
          </table:table-cell>
          <table:table-cell table:style-name="ce28" table:formula="of:=IF([$'Compras-Ali'.$A339]&lt;&gt;&quot;&quot;;VALUE(MID([$'Compras-Ali'.$A339];[$Tablas.$E$38];[$Tablas.$G$38]))/100;0)*IF(OR(VALUE([.A339])=3;VALUE([.A339])=8;VALUE([.A339])=13);-1;1)" office:value-type="float" office:value="954.55" calcext:value-type="float">
            <text:p>954,55</text:p>
          </table:table-cell>
          <table:table-cell table:number-columns-repeated="1016"/>
        </table:table-row>
        <table:table-row table:style-name="ro1">
          <table:table-cell table:style-name="ce25" table:formula="of:=MID([$'Compras-Ali'.$A340];[$Tablas.$E$31];[$Tablas.$G$31])" office:value-type="string" office:string-value="001" calcext:value-type="string">
            <text:p>001</text:p>
          </table:table-cell>
          <table:table-cell table:style-name="ce25" table:formula="of:=MID([$'Compras-Ali'.$A340];[$Tablas.$E$32];[$Tablas.$G$32])" office:value-type="string" office:string-value="00009" calcext:value-type="string">
            <text:p>00009</text:p>
          </table:table-cell>
          <table:table-cell table:style-name="ce25" table:formula="of:=MID([$'Compras-Ali'.$A340];[$Tablas.$E$33];[$Tablas.$G$33])" office:value-type="string" office:string-value="00000000000000002010" calcext:value-type="string">
            <text:p>00000000000000002010</text:p>
          </table:table-cell>
          <table:table-cell table:style-name="ce25" table:formula="of:=MID([$'Compras-Ali'.$A340];[$Tablas.$E$34];[$Tablas.$G$34])" office:value-type="string" office:string-value="80" calcext:value-type="string">
            <text:p>80</text:p>
          </table:table-cell>
          <table:table-cell table:style-name="ce25" table:formula="of:=MID([$'Compras-Ali'.$A340];[$Tablas.$E$35];[$Tablas.$G$35])" office:value-type="string" office:string-value="00000000030711620784" calcext:value-type="string">
            <text:p>00000000030711620784</text:p>
          </table:table-cell>
          <table:table-cell table:style-name="ce28" table:formula="of:=IF([$'Compras-Ali'.$A340]&lt;&gt;&quot;&quot;;VALUE(MID([$'Compras-Ali'.$A340];[$Tablas.$E$36];[$Tablas.$G$36]))/100;0)*IF(OR(VALUE([.A340])=3;VALUE([.A340])=8;VALUE([.A340])=13);-1;1)" office:value-type="float" office:value="3843.48" calcext:value-type="float">
            <text:p>3.843,48</text:p>
          </table:table-cell>
          <table:table-cell table:style-name="ce25" table:formula="of:=MID([$'Compras-Ali'.$A340];[$Tablas.$E$37];[$Tablas.$G$37])" office:value-type="string" office:string-value="0005" calcext:value-type="string">
            <text:p>0005</text:p>
          </table:table-cell>
          <table:table-cell table:style-name="ce28" table:formula="of:=IF([$'Compras-Ali'.$A340]&lt;&gt;&quot;&quot;;VALUE(MID([$'Compras-Ali'.$A340];[$Tablas.$E$38];[$Tablas.$G$38]))/100;0)*IF(OR(VALUE([.A340])=3;VALUE([.A340])=8;VALUE([.A340])=13);-1;1)" office:value-type="float" office:value="807.13" calcext:value-type="float">
            <text:p>807,13</text:p>
          </table:table-cell>
          <table:table-cell table:number-columns-repeated="1016"/>
        </table:table-row>
        <table:table-row table:style-name="ro1">
          <table:table-cell table:style-name="ce25" table:formula="of:=MID([$'Compras-Ali'.$A341];[$Tablas.$E$31];[$Tablas.$G$31])" office:value-type="string" office:string-value="001" calcext:value-type="string">
            <text:p>001</text:p>
          </table:table-cell>
          <table:table-cell table:style-name="ce25" table:formula="of:=MID([$'Compras-Ali'.$A341];[$Tablas.$E$32];[$Tablas.$G$32])" office:value-type="string" office:string-value="00001" calcext:value-type="string">
            <text:p>00001</text:p>
          </table:table-cell>
          <table:table-cell table:style-name="ce25" table:formula="of:=MID([$'Compras-Ali'.$A341];[$Tablas.$E$33];[$Tablas.$G$33])" office:value-type="string" office:string-value="00000000000000029833" calcext:value-type="string">
            <text:p>00000000000000029833</text:p>
          </table:table-cell>
          <table:table-cell table:style-name="ce25" table:formula="of:=MID([$'Compras-Ali'.$A341];[$Tablas.$E$34];[$Tablas.$G$34])" office:value-type="string" office:string-value="80" calcext:value-type="string">
            <text:p>80</text:p>
          </table:table-cell>
          <table:table-cell table:style-name="ce25" table:formula="of:=MID([$'Compras-Ali'.$A341];[$Tablas.$E$35];[$Tablas.$G$35])" office:value-type="string" office:string-value="00000000030714054410" calcext:value-type="string">
            <text:p>00000000030714054410</text:p>
          </table:table-cell>
          <table:table-cell table:style-name="ce28" table:formula="of:=IF([$'Compras-Ali'.$A341]&lt;&gt;&quot;&quot;;VALUE(MID([$'Compras-Ali'.$A341];[$Tablas.$E$36];[$Tablas.$G$36]))/100;0)*IF(OR(VALUE([.A341])=3;VALUE([.A341])=8;VALUE([.A341])=13);-1;1)" office:value-type="float" office:value="2892.57" calcext:value-type="float">
            <text:p>2.892,57</text:p>
          </table:table-cell>
          <table:table-cell table:style-name="ce25" table:formula="of:=MID([$'Compras-Ali'.$A341];[$Tablas.$E$37];[$Tablas.$G$37])" office:value-type="string" office:string-value="0005" calcext:value-type="string">
            <text:p>0005</text:p>
          </table:table-cell>
          <table:table-cell table:style-name="ce28" table:formula="of:=IF([$'Compras-Ali'.$A341]&lt;&gt;&quot;&quot;;VALUE(MID([$'Compras-Ali'.$A341];[$Tablas.$E$38];[$Tablas.$G$38]))/100;0)*IF(OR(VALUE([.A341])=3;VALUE([.A341])=8;VALUE([.A341])=13);-1;1)" office:value-type="float" office:value="607.44" calcext:value-type="float">
            <text:p>607,44</text:p>
          </table:table-cell>
          <table:table-cell table:number-columns-repeated="1016"/>
        </table:table-row>
        <table:table-row table:style-name="ro1">
          <table:table-cell table:style-name="ce25" table:formula="of:=MID([$'Compras-Ali'.$A342];[$Tablas.$E$31];[$Tablas.$G$31])" office:value-type="string" office:string-value="001" calcext:value-type="string">
            <text:p>001</text:p>
          </table:table-cell>
          <table:table-cell table:style-name="ce25" table:formula="of:=MID([$'Compras-Ali'.$A342];[$Tablas.$E$32];[$Tablas.$G$32])" office:value-type="string" office:string-value="00002" calcext:value-type="string">
            <text:p>00002</text:p>
          </table:table-cell>
          <table:table-cell table:style-name="ce25" table:formula="of:=MID([$'Compras-Ali'.$A342];[$Tablas.$E$33];[$Tablas.$G$33])" office:value-type="string" office:string-value="00000000000000001458" calcext:value-type="string">
            <text:p>00000000000000001458</text:p>
          </table:table-cell>
          <table:table-cell table:style-name="ce25" table:formula="of:=MID([$'Compras-Ali'.$A342];[$Tablas.$E$34];[$Tablas.$G$34])" office:value-type="string" office:string-value="80" calcext:value-type="string">
            <text:p>80</text:p>
          </table:table-cell>
          <table:table-cell table:style-name="ce25" table:formula="of:=MID([$'Compras-Ali'.$A342];[$Tablas.$E$35];[$Tablas.$G$35])" office:value-type="string" office:string-value="00000000033714309329" calcext:value-type="string">
            <text:p>00000000033714309329</text:p>
          </table:table-cell>
          <table:table-cell table:style-name="ce28" table:formula="of:=IF([$'Compras-Ali'.$A342]&lt;&gt;&quot;&quot;;VALUE(MID([$'Compras-Ali'.$A342];[$Tablas.$E$36];[$Tablas.$G$36]))/100;0)*IF(OR(VALUE([.A342])=3;VALUE([.A342])=8;VALUE([.A342])=13);-1;1)" office:value-type="float" office:value="1974.14" calcext:value-type="float">
            <text:p>1.974,14</text:p>
          </table:table-cell>
          <table:table-cell table:style-name="ce25" table:formula="of:=MID([$'Compras-Ali'.$A342];[$Tablas.$E$37];[$Tablas.$G$37])" office:value-type="string" office:string-value="0005" calcext:value-type="string">
            <text:p>0005</text:p>
          </table:table-cell>
          <table:table-cell table:style-name="ce28" table:formula="of:=IF([$'Compras-Ali'.$A342]&lt;&gt;&quot;&quot;;VALUE(MID([$'Compras-Ali'.$A342];[$Tablas.$E$38];[$Tablas.$G$38]))/100;0)*IF(OR(VALUE([.A342])=3;VALUE([.A342])=8;VALUE([.A342])=13);-1;1)" office:value-type="float" office:value="414.57" calcext:value-type="float">
            <text:p>414,57</text:p>
          </table:table-cell>
          <table:table-cell table:number-columns-repeated="1016"/>
        </table:table-row>
        <table:table-row table:style-name="ro1">
          <table:table-cell table:style-name="ce25" table:formula="of:=MID([$'Compras-Ali'.$A343];[$Tablas.$E$31];[$Tablas.$G$31])" office:value-type="string" office:string-value="001" calcext:value-type="string">
            <text:p>001</text:p>
          </table:table-cell>
          <table:table-cell table:style-name="ce25" table:formula="of:=MID([$'Compras-Ali'.$A343];[$Tablas.$E$32];[$Tablas.$G$32])" office:value-type="string" office:string-value="00007" calcext:value-type="string">
            <text:p>00007</text:p>
          </table:table-cell>
          <table:table-cell table:style-name="ce25" table:formula="of:=MID([$'Compras-Ali'.$A343];[$Tablas.$E$33];[$Tablas.$G$33])" office:value-type="string" office:string-value="00000000000000009545" calcext:value-type="string">
            <text:p>00000000000000009545</text:p>
          </table:table-cell>
          <table:table-cell table:style-name="ce25" table:formula="of:=MID([$'Compras-Ali'.$A343];[$Tablas.$E$34];[$Tablas.$G$34])" office:value-type="string" office:string-value="80" calcext:value-type="string">
            <text:p>80</text:p>
          </table:table-cell>
          <table:table-cell table:style-name="ce25" table:formula="of:=MID([$'Compras-Ali'.$A343];[$Tablas.$E$35];[$Tablas.$G$35])" office:value-type="string" office:string-value="00000000020254447731" calcext:value-type="string">
            <text:p>00000000020254447731</text:p>
          </table:table-cell>
          <table:table-cell table:style-name="ce28" table:formula="of:=IF([$'Compras-Ali'.$A343]&lt;&gt;&quot;&quot;;VALUE(MID([$'Compras-Ali'.$A343];[$Tablas.$E$36];[$Tablas.$G$36]))/100;0)*IF(OR(VALUE([.A343])=3;VALUE([.A343])=8;VALUE([.A343])=13);-1;1)" office:value-type="float" office:value="1439.29" calcext:value-type="float">
            <text:p>1.439,29</text:p>
          </table:table-cell>
          <table:table-cell table:style-name="ce25" table:formula="of:=MID([$'Compras-Ali'.$A343];[$Tablas.$E$37];[$Tablas.$G$37])" office:value-type="string" office:string-value="0005" calcext:value-type="string">
            <text:p>0005</text:p>
          </table:table-cell>
          <table:table-cell table:style-name="ce28" table:formula="of:=IF([$'Compras-Ali'.$A343]&lt;&gt;&quot;&quot;;VALUE(MID([$'Compras-Ali'.$A343];[$Tablas.$E$38];[$Tablas.$G$38]))/100;0)*IF(OR(VALUE([.A343])=3;VALUE([.A343])=8;VALUE([.A343])=13);-1;1)" office:value-type="float" office:value="302.25" calcext:value-type="float">
            <text:p>302,25</text:p>
          </table:table-cell>
          <table:table-cell table:number-columns-repeated="1016"/>
        </table:table-row>
        <table:table-row table:style-name="ro1">
          <table:table-cell table:style-name="ce25" table:formula="of:=MID([$'Compras-Ali'.$A344];[$Tablas.$E$31];[$Tablas.$G$31])" office:value-type="string" office:string-value="001" calcext:value-type="string">
            <text:p>001</text:p>
          </table:table-cell>
          <table:table-cell table:style-name="ce25" table:formula="of:=MID([$'Compras-Ali'.$A344];[$Tablas.$E$32];[$Tablas.$G$32])" office:value-type="string" office:string-value="00007" calcext:value-type="string">
            <text:p>00007</text:p>
          </table:table-cell>
          <table:table-cell table:style-name="ce25" table:formula="of:=MID([$'Compras-Ali'.$A344];[$Tablas.$E$33];[$Tablas.$G$33])" office:value-type="string" office:string-value="00000000000000009541" calcext:value-type="string">
            <text:p>00000000000000009541</text:p>
          </table:table-cell>
          <table:table-cell table:style-name="ce25" table:formula="of:=MID([$'Compras-Ali'.$A344];[$Tablas.$E$34];[$Tablas.$G$34])" office:value-type="string" office:string-value="80" calcext:value-type="string">
            <text:p>80</text:p>
          </table:table-cell>
          <table:table-cell table:style-name="ce25" table:formula="of:=MID([$'Compras-Ali'.$A344];[$Tablas.$E$35];[$Tablas.$G$35])" office:value-type="string" office:string-value="00000000020080996412" calcext:value-type="string">
            <text:p>00000000020080996412</text:p>
          </table:table-cell>
          <table:table-cell table:style-name="ce28" table:formula="of:=IF([$'Compras-Ali'.$A344]&lt;&gt;&quot;&quot;;VALUE(MID([$'Compras-Ali'.$A344];[$Tablas.$E$36];[$Tablas.$G$36]))/100;0)*IF(OR(VALUE([.A344])=3;VALUE([.A344])=8;VALUE([.A344])=13);-1;1)" office:value-type="float" office:value="5353.43" calcext:value-type="float">
            <text:p>5.353,43</text:p>
          </table:table-cell>
          <table:table-cell table:style-name="ce25" table:formula="of:=MID([$'Compras-Ali'.$A344];[$Tablas.$E$37];[$Tablas.$G$37])" office:value-type="string" office:string-value="0005" calcext:value-type="string">
            <text:p>0005</text:p>
          </table:table-cell>
          <table:table-cell table:style-name="ce28" table:formula="of:=IF([$'Compras-Ali'.$A344]&lt;&gt;&quot;&quot;;VALUE(MID([$'Compras-Ali'.$A344];[$Tablas.$E$38];[$Tablas.$G$38]))/100;0)*IF(OR(VALUE([.A344])=3;VALUE([.A344])=8;VALUE([.A344])=13);-1;1)" office:value-type="float" office:value="1124.22" calcext:value-type="float">
            <text:p>1.124,22</text:p>
          </table:table-cell>
          <table:table-cell table:number-columns-repeated="1016"/>
        </table:table-row>
        <table:table-row table:style-name="ro1">
          <table:table-cell table:style-name="ce25" table:formula="of:=MID([$'Compras-Ali'.$A345];[$Tablas.$E$31];[$Tablas.$G$31])" office:value-type="string" office:string-value="001" calcext:value-type="string">
            <text:p>001</text:p>
          </table:table-cell>
          <table:table-cell table:style-name="ce25" table:formula="of:=MID([$'Compras-Ali'.$A345];[$Tablas.$E$32];[$Tablas.$G$32])" office:value-type="string" office:string-value="00012" calcext:value-type="string">
            <text:p>00012</text:p>
          </table:table-cell>
          <table:table-cell table:style-name="ce25" table:formula="of:=MID([$'Compras-Ali'.$A345];[$Tablas.$E$33];[$Tablas.$G$33])" office:value-type="string" office:string-value="00000000000000039723" calcext:value-type="string">
            <text:p>00000000000000039723</text:p>
          </table:table-cell>
          <table:table-cell table:style-name="ce25" table:formula="of:=MID([$'Compras-Ali'.$A345];[$Tablas.$E$34];[$Tablas.$G$34])" office:value-type="string" office:string-value="80" calcext:value-type="string">
            <text:p>80</text:p>
          </table:table-cell>
          <table:table-cell table:style-name="ce25" table:formula="of:=MID([$'Compras-Ali'.$A345];[$Tablas.$E$35];[$Tablas.$G$35])" office:value-type="string" office:string-value="00000000020080996412" calcext:value-type="string">
            <text:p>00000000020080996412</text:p>
          </table:table-cell>
          <table:table-cell table:style-name="ce28" table:formula="of:=IF([$'Compras-Ali'.$A345]&lt;&gt;&quot;&quot;;VALUE(MID([$'Compras-Ali'.$A345];[$Tablas.$E$36];[$Tablas.$G$36]))/100;0)*IF(OR(VALUE([.A345])=3;VALUE([.A345])=8;VALUE([.A345])=13);-1;1)" office:value-type="float" office:value="2281.33" calcext:value-type="float">
            <text:p>2.281,33</text:p>
          </table:table-cell>
          <table:table-cell table:style-name="ce25" table:formula="of:=MID([$'Compras-Ali'.$A345];[$Tablas.$E$37];[$Tablas.$G$37])" office:value-type="string" office:string-value="0005" calcext:value-type="string">
            <text:p>0005</text:p>
          </table:table-cell>
          <table:table-cell table:style-name="ce28" table:formula="of:=IF([$'Compras-Ali'.$A345]&lt;&gt;&quot;&quot;;VALUE(MID([$'Compras-Ali'.$A345];[$Tablas.$E$38];[$Tablas.$G$38]))/100;0)*IF(OR(VALUE([.A345])=3;VALUE([.A345])=8;VALUE([.A345])=13);-1;1)" office:value-type="float" office:value="479.08" calcext:value-type="float">
            <text:p>479,08</text:p>
          </table:table-cell>
          <table:table-cell table:number-columns-repeated="1016"/>
        </table:table-row>
        <table:table-row table:style-name="ro1">
          <table:table-cell table:style-name="ce25" table:formula="of:=MID([$'Compras-Ali'.$A346];[$Tablas.$E$31];[$Tablas.$G$31])" office:value-type="string" office:string-value="001" calcext:value-type="string">
            <text:p>001</text:p>
          </table:table-cell>
          <table:table-cell table:style-name="ce25" table:formula="of:=MID([$'Compras-Ali'.$A346];[$Tablas.$E$32];[$Tablas.$G$32])" office:value-type="string" office:string-value="02449" calcext:value-type="string">
            <text:p>02449</text:p>
          </table:table-cell>
          <table:table-cell table:style-name="ce25" table:formula="of:=MID([$'Compras-Ali'.$A346];[$Tablas.$E$33];[$Tablas.$G$33])" office:value-type="string" office:string-value="00000000000000006358" calcext:value-type="string">
            <text:p>00000000000000006358</text:p>
          </table:table-cell>
          <table:table-cell table:style-name="ce25" table:formula="of:=MID([$'Compras-Ali'.$A346];[$Tablas.$E$34];[$Tablas.$G$34])" office:value-type="string" office:string-value="80" calcext:value-type="string">
            <text:p>80</text:p>
          </table:table-cell>
          <table:table-cell table:style-name="ce25" table:formula="of:=MID([$'Compras-Ali'.$A346];[$Tablas.$E$35];[$Tablas.$G$35])" office:value-type="string" office:string-value="00000000030590360763" calcext:value-type="string">
            <text:p>00000000030590360763</text:p>
          </table:table-cell>
          <table:table-cell table:style-name="ce28" table:formula="of:=IF([$'Compras-Ali'.$A346]&lt;&gt;&quot;&quot;;VALUE(MID([$'Compras-Ali'.$A346];[$Tablas.$E$36];[$Tablas.$G$36]))/100;0)*IF(OR(VALUE([.A346])=3;VALUE([.A346])=8;VALUE([.A346])=13);-1;1)" office:value-type="float" office:value="15316.52" calcext:value-type="float">
            <text:p>15.316,52</text:p>
          </table:table-cell>
          <table:table-cell table:style-name="ce25" table:formula="of:=MID([$'Compras-Ali'.$A346];[$Tablas.$E$37];[$Tablas.$G$37])" office:value-type="string" office:string-value="0005" calcext:value-type="string">
            <text:p>0005</text:p>
          </table:table-cell>
          <table:table-cell table:style-name="ce28" table:formula="of:=IF([$'Compras-Ali'.$A346]&lt;&gt;&quot;&quot;;VALUE(MID([$'Compras-Ali'.$A346];[$Tablas.$E$38];[$Tablas.$G$38]))/100;0)*IF(OR(VALUE([.A346])=3;VALUE([.A346])=8;VALUE([.A346])=13);-1;1)" office:value-type="float" office:value="3216.47" calcext:value-type="float">
            <text:p>3.216,47</text:p>
          </table:table-cell>
          <table:table-cell table:number-columns-repeated="1016"/>
        </table:table-row>
        <table:table-row table:style-name="ro1">
          <table:table-cell table:style-name="ce25" table:formula="of:=MID([$'Compras-Ali'.$A347];[$Tablas.$E$31];[$Tablas.$G$31])" office:value-type="string" office:string-value="001" calcext:value-type="string">
            <text:p>001</text:p>
          </table:table-cell>
          <table:table-cell table:style-name="ce25" table:formula="of:=MID([$'Compras-Ali'.$A347];[$Tablas.$E$32];[$Tablas.$G$32])" office:value-type="string" office:string-value="00006" calcext:value-type="string">
            <text:p>00006</text:p>
          </table:table-cell>
          <table:table-cell table:style-name="ce25" table:formula="of:=MID([$'Compras-Ali'.$A347];[$Tablas.$E$33];[$Tablas.$G$33])" office:value-type="string" office:string-value="00000000000000025036" calcext:value-type="string">
            <text:p>00000000000000025036</text:p>
          </table:table-cell>
          <table:table-cell table:style-name="ce25" table:formula="of:=MID([$'Compras-Ali'.$A347];[$Tablas.$E$34];[$Tablas.$G$34])" office:value-type="string" office:string-value="80" calcext:value-type="string">
            <text:p>80</text:p>
          </table:table-cell>
          <table:table-cell table:style-name="ce25" table:formula="of:=MID([$'Compras-Ali'.$A347];[$Tablas.$E$35];[$Tablas.$G$35])" office:value-type="string" office:string-value="00000000030707455779" calcext:value-type="string">
            <text:p>00000000030707455779</text:p>
          </table:table-cell>
          <table:table-cell table:style-name="ce28" table:formula="of:=IF([$'Compras-Ali'.$A347]&lt;&gt;&quot;&quot;;VALUE(MID([$'Compras-Ali'.$A347];[$Tablas.$E$36];[$Tablas.$G$36]))/100;0)*IF(OR(VALUE([.A347])=3;VALUE([.A347])=8;VALUE([.A347])=13);-1;1)" office:value-type="float" office:value="719.05" calcext:value-type="float">
            <text:p>719,05</text:p>
          </table:table-cell>
          <table:table-cell table:style-name="ce25" table:formula="of:=MID([$'Compras-Ali'.$A347];[$Tablas.$E$37];[$Tablas.$G$37])" office:value-type="string" office:string-value="0005" calcext:value-type="string">
            <text:p>0005</text:p>
          </table:table-cell>
          <table:table-cell table:style-name="ce28" table:formula="of:=IF([$'Compras-Ali'.$A347]&lt;&gt;&quot;&quot;;VALUE(MID([$'Compras-Ali'.$A347];[$Tablas.$E$38];[$Tablas.$G$38]))/100;0)*IF(OR(VALUE([.A347])=3;VALUE([.A347])=8;VALUE([.A347])=13);-1;1)" office:value-type="float" office:value="151" calcext:value-type="float">
            <text:p>151,00</text:p>
          </table:table-cell>
          <table:table-cell table:number-columns-repeated="1016"/>
        </table:table-row>
        <table:table-row table:style-name="ro1">
          <table:table-cell table:style-name="ce25" table:formula="of:=MID([$'Compras-Ali'.$A348];[$Tablas.$E$31];[$Tablas.$G$31])" office:value-type="string" office:string-value="001" calcext:value-type="string">
            <text:p>001</text:p>
          </table:table-cell>
          <table:table-cell table:style-name="ce25" table:formula="of:=MID([$'Compras-Ali'.$A348];[$Tablas.$E$32];[$Tablas.$G$32])" office:value-type="string" office:string-value="00033" calcext:value-type="string">
            <text:p>00033</text:p>
          </table:table-cell>
          <table:table-cell table:style-name="ce25" table:formula="of:=MID([$'Compras-Ali'.$A348];[$Tablas.$E$33];[$Tablas.$G$33])" office:value-type="string" office:string-value="00000000000000000137" calcext:value-type="string">
            <text:p>00000000000000000137</text:p>
          </table:table-cell>
          <table:table-cell table:style-name="ce25" table:formula="of:=MID([$'Compras-Ali'.$A348];[$Tablas.$E$34];[$Tablas.$G$34])" office:value-type="string" office:string-value="80" calcext:value-type="string">
            <text:p>80</text:p>
          </table:table-cell>
          <table:table-cell table:style-name="ce25" table:formula="of:=MID([$'Compras-Ali'.$A348];[$Tablas.$E$35];[$Tablas.$G$35])" office:value-type="string" office:string-value="00000000030526143813" calcext:value-type="string">
            <text:p>00000000030526143813</text:p>
          </table:table-cell>
          <table:table-cell table:style-name="ce28" table:formula="of:=IF([$'Compras-Ali'.$A348]&lt;&gt;&quot;&quot;;VALUE(MID([$'Compras-Ali'.$A348];[$Tablas.$E$36];[$Tablas.$G$36]))/100;0)*IF(OR(VALUE([.A348])=3;VALUE([.A348])=8;VALUE([.A348])=13);-1;1)" office:value-type="float" office:value="50707.43" calcext:value-type="float">
            <text:p>50.707,43</text:p>
          </table:table-cell>
          <table:table-cell table:style-name="ce25" table:formula="of:=MID([$'Compras-Ali'.$A348];[$Tablas.$E$37];[$Tablas.$G$37])" office:value-type="string" office:string-value="0005" calcext:value-type="string">
            <text:p>0005</text:p>
          </table:table-cell>
          <table:table-cell table:style-name="ce28" table:formula="of:=IF([$'Compras-Ali'.$A348]&lt;&gt;&quot;&quot;;VALUE(MID([$'Compras-Ali'.$A348];[$Tablas.$E$38];[$Tablas.$G$38]))/100;0)*IF(OR(VALUE([.A348])=3;VALUE([.A348])=8;VALUE([.A348])=13);-1;1)" office:value-type="float" office:value="10648.56" calcext:value-type="float">
            <text:p>10.648,56</text:p>
          </table:table-cell>
          <table:table-cell table:number-columns-repeated="1016"/>
        </table:table-row>
        <table:table-row table:style-name="ro1">
          <table:table-cell table:style-name="ce25" table:formula="of:=MID([$'Compras-Ali'.$A349];[$Tablas.$E$31];[$Tablas.$G$31])" office:value-type="string" office:string-value="001" calcext:value-type="string">
            <text:p>001</text:p>
          </table:table-cell>
          <table:table-cell table:style-name="ce25" table:formula="of:=MID([$'Compras-Ali'.$A349];[$Tablas.$E$32];[$Tablas.$G$32])" office:value-type="string" office:string-value="00021" calcext:value-type="string">
            <text:p>00021</text:p>
          </table:table-cell>
          <table:table-cell table:style-name="ce25" table:formula="of:=MID([$'Compras-Ali'.$A349];[$Tablas.$E$33];[$Tablas.$G$33])" office:value-type="string" office:string-value="00000000000000035654" calcext:value-type="string">
            <text:p>00000000000000035654</text:p>
          </table:table-cell>
          <table:table-cell table:style-name="ce25" table:formula="of:=MID([$'Compras-Ali'.$A349];[$Tablas.$E$34];[$Tablas.$G$34])" office:value-type="string" office:string-value="80" calcext:value-type="string">
            <text:p>80</text:p>
          </table:table-cell>
          <table:table-cell table:style-name="ce25" table:formula="of:=MID([$'Compras-Ali'.$A349];[$Tablas.$E$35];[$Tablas.$G$35])" office:value-type="string" office:string-value="00000000030533493560" calcext:value-type="string">
            <text:p>00000000030533493560</text:p>
          </table:table-cell>
          <table:table-cell table:style-name="ce28" table:formula="of:=IF([$'Compras-Ali'.$A349]&lt;&gt;&quot;&quot;;VALUE(MID([$'Compras-Ali'.$A349];[$Tablas.$E$36];[$Tablas.$G$36]))/100;0)*IF(OR(VALUE([.A349])=3;VALUE([.A349])=8;VALUE([.A349])=13);-1;1)" office:value-type="float" office:value="7868.67" calcext:value-type="float">
            <text:p>7.868,67</text:p>
          </table:table-cell>
          <table:table-cell table:style-name="ce25" table:formula="of:=MID([$'Compras-Ali'.$A349];[$Tablas.$E$37];[$Tablas.$G$37])" office:value-type="string" office:string-value="0005" calcext:value-type="string">
            <text:p>0005</text:p>
          </table:table-cell>
          <table:table-cell table:style-name="ce28" table:formula="of:=IF([$'Compras-Ali'.$A349]&lt;&gt;&quot;&quot;;VALUE(MID([$'Compras-Ali'.$A349];[$Tablas.$E$38];[$Tablas.$G$38]))/100;0)*IF(OR(VALUE([.A349])=3;VALUE([.A349])=8;VALUE([.A349])=13);-1;1)" office:value-type="float" office:value="1652.42" calcext:value-type="float">
            <text:p>1.652,42</text:p>
          </table:table-cell>
          <table:table-cell table:number-columns-repeated="1016"/>
        </table:table-row>
        <table:table-row table:style-name="ro1">
          <table:table-cell table:style-name="ce25" table:formula="of:=MID([$'Compras-Ali'.$A350];[$Tablas.$E$31];[$Tablas.$G$31])" office:value-type="string" office:string-value="001" calcext:value-type="string">
            <text:p>001</text:p>
          </table:table-cell>
          <table:table-cell table:style-name="ce25" table:formula="of:=MID([$'Compras-Ali'.$A350];[$Tablas.$E$32];[$Tablas.$G$32])" office:value-type="string" office:string-value="00004" calcext:value-type="string">
            <text:p>00004</text:p>
          </table:table-cell>
          <table:table-cell table:style-name="ce25" table:formula="of:=MID([$'Compras-Ali'.$A350];[$Tablas.$E$33];[$Tablas.$G$33])" office:value-type="string" office:string-value="00000000000000039208" calcext:value-type="string">
            <text:p>00000000000000039208</text:p>
          </table:table-cell>
          <table:table-cell table:style-name="ce25" table:formula="of:=MID([$'Compras-Ali'.$A350];[$Tablas.$E$34];[$Tablas.$G$34])" office:value-type="string" office:string-value="80" calcext:value-type="string">
            <text:p>80</text:p>
          </table:table-cell>
          <table:table-cell table:style-name="ce25" table:formula="of:=MID([$'Compras-Ali'.$A350];[$Tablas.$E$35];[$Tablas.$G$35])" office:value-type="string" office:string-value="00000000020231179934" calcext:value-type="string">
            <text:p>00000000020231179934</text:p>
          </table:table-cell>
          <table:table-cell table:style-name="ce28" table:formula="of:=IF([$'Compras-Ali'.$A350]&lt;&gt;&quot;&quot;;VALUE(MID([$'Compras-Ali'.$A350];[$Tablas.$E$36];[$Tablas.$G$36]))/100;0)*IF(OR(VALUE([.A350])=3;VALUE([.A350])=8;VALUE([.A350])=13);-1;1)" office:value-type="float" office:value="3021" calcext:value-type="float">
            <text:p>3.021,00</text:p>
          </table:table-cell>
          <table:table-cell table:style-name="ce25" table:formula="of:=MID([$'Compras-Ali'.$A350];[$Tablas.$E$37];[$Tablas.$G$37])" office:value-type="string" office:string-value="0005" calcext:value-type="string">
            <text:p>0005</text:p>
          </table:table-cell>
          <table:table-cell table:style-name="ce28" table:formula="of:=IF([$'Compras-Ali'.$A350]&lt;&gt;&quot;&quot;;VALUE(MID([$'Compras-Ali'.$A350];[$Tablas.$E$38];[$Tablas.$G$38]))/100;0)*IF(OR(VALUE([.A350])=3;VALUE([.A350])=8;VALUE([.A350])=13);-1;1)" office:value-type="float" office:value="634.41" calcext:value-type="float">
            <text:p>634,41</text:p>
          </table:table-cell>
          <table:table-cell table:number-columns-repeated="1016"/>
        </table:table-row>
        <table:table-row table:style-name="ro1">
          <table:table-cell table:style-name="ce25" table:formula="of:=MID([$'Compras-Ali'.$A351];[$Tablas.$E$31];[$Tablas.$G$31])" office:value-type="string" office:string-value="001" calcext:value-type="string">
            <text:p>001</text:p>
          </table:table-cell>
          <table:table-cell table:style-name="ce25" table:formula="of:=MID([$'Compras-Ali'.$A351];[$Tablas.$E$32];[$Tablas.$G$32])" office:value-type="string" office:string-value="00004" calcext:value-type="string">
            <text:p>00004</text:p>
          </table:table-cell>
          <table:table-cell table:style-name="ce25" table:formula="of:=MID([$'Compras-Ali'.$A351];[$Tablas.$E$33];[$Tablas.$G$33])" office:value-type="string" office:string-value="00000000000000039227" calcext:value-type="string">
            <text:p>00000000000000039227</text:p>
          </table:table-cell>
          <table:table-cell table:style-name="ce25" table:formula="of:=MID([$'Compras-Ali'.$A351];[$Tablas.$E$34];[$Tablas.$G$34])" office:value-type="string" office:string-value="80" calcext:value-type="string">
            <text:p>80</text:p>
          </table:table-cell>
          <table:table-cell table:style-name="ce25" table:formula="of:=MID([$'Compras-Ali'.$A351];[$Tablas.$E$35];[$Tablas.$G$35])" office:value-type="string" office:string-value="00000000020231179934" calcext:value-type="string">
            <text:p>00000000020231179934</text:p>
          </table:table-cell>
          <table:table-cell table:style-name="ce28" table:formula="of:=IF([$'Compras-Ali'.$A351]&lt;&gt;&quot;&quot;;VALUE(MID([$'Compras-Ali'.$A351];[$Tablas.$E$36];[$Tablas.$G$36]))/100;0)*IF(OR(VALUE([.A351])=3;VALUE([.A351])=8;VALUE([.A351])=13);-1;1)" office:value-type="float" office:value="8834.1" calcext:value-type="float">
            <text:p>8.834,10</text:p>
          </table:table-cell>
          <table:table-cell table:style-name="ce25" table:formula="of:=MID([$'Compras-Ali'.$A351];[$Tablas.$E$37];[$Tablas.$G$37])" office:value-type="string" office:string-value="0005" calcext:value-type="string">
            <text:p>0005</text:p>
          </table:table-cell>
          <table:table-cell table:style-name="ce28" table:formula="of:=IF([$'Compras-Ali'.$A351]&lt;&gt;&quot;&quot;;VALUE(MID([$'Compras-Ali'.$A351];[$Tablas.$E$38];[$Tablas.$G$38]))/100;0)*IF(OR(VALUE([.A351])=3;VALUE([.A351])=8;VALUE([.A351])=13);-1;1)" office:value-type="float" office:value="1855.16" calcext:value-type="float">
            <text:p>1.855,16</text:p>
          </table:table-cell>
          <table:table-cell table:number-columns-repeated="1016"/>
        </table:table-row>
        <table:table-row table:style-name="ro1">
          <table:table-cell table:style-name="ce25" table:formula="of:=MID([$'Compras-Ali'.$A352];[$Tablas.$E$31];[$Tablas.$G$31])" office:value-type="string" office:string-value="001" calcext:value-type="string">
            <text:p>001</text:p>
          </table:table-cell>
          <table:table-cell table:style-name="ce25" table:formula="of:=MID([$'Compras-Ali'.$A352];[$Tablas.$E$32];[$Tablas.$G$32])" office:value-type="string" office:string-value="00005" calcext:value-type="string">
            <text:p>00005</text:p>
          </table:table-cell>
          <table:table-cell table:style-name="ce25" table:formula="of:=MID([$'Compras-Ali'.$A352];[$Tablas.$E$33];[$Tablas.$G$33])" office:value-type="string" office:string-value="00000000000000018489" calcext:value-type="string">
            <text:p>00000000000000018489</text:p>
          </table:table-cell>
          <table:table-cell table:style-name="ce25" table:formula="of:=MID([$'Compras-Ali'.$A352];[$Tablas.$E$34];[$Tablas.$G$34])" office:value-type="string" office:string-value="80" calcext:value-type="string">
            <text:p>80</text:p>
          </table:table-cell>
          <table:table-cell table:style-name="ce25" table:formula="of:=MID([$'Compras-Ali'.$A352];[$Tablas.$E$35];[$Tablas.$G$35])" office:value-type="string" office:string-value="00000000020231179934" calcext:value-type="string">
            <text:p>00000000020231179934</text:p>
          </table:table-cell>
          <table:table-cell table:style-name="ce28" table:formula="of:=IF([$'Compras-Ali'.$A352]&lt;&gt;&quot;&quot;;VALUE(MID([$'Compras-Ali'.$A352];[$Tablas.$E$36];[$Tablas.$G$36]))/100;0)*IF(OR(VALUE([.A352])=3;VALUE([.A352])=8;VALUE([.A352])=13);-1;1)" office:value-type="float" office:value="10434.57" calcext:value-type="float">
            <text:p>10.434,57</text:p>
          </table:table-cell>
          <table:table-cell table:style-name="ce25" table:formula="of:=MID([$'Compras-Ali'.$A352];[$Tablas.$E$37];[$Tablas.$G$37])" office:value-type="string" office:string-value="0005" calcext:value-type="string">
            <text:p>0005</text:p>
          </table:table-cell>
          <table:table-cell table:style-name="ce28" table:formula="of:=IF([$'Compras-Ali'.$A352]&lt;&gt;&quot;&quot;;VALUE(MID([$'Compras-Ali'.$A352];[$Tablas.$E$38];[$Tablas.$G$38]))/100;0)*IF(OR(VALUE([.A352])=3;VALUE([.A352])=8;VALUE([.A352])=13);-1;1)" office:value-type="float" office:value="2191.26" calcext:value-type="float">
            <text:p>2.191,26</text:p>
          </table:table-cell>
          <table:table-cell table:number-columns-repeated="1016"/>
        </table:table-row>
        <table:table-row table:style-name="ro1">
          <table:table-cell table:style-name="ce25" table:formula="of:=MID([$'Compras-Ali'.$A353];[$Tablas.$E$31];[$Tablas.$G$31])" office:value-type="string" office:string-value="001" calcext:value-type="string">
            <text:p>001</text:p>
          </table:table-cell>
          <table:table-cell table:style-name="ce25" table:formula="of:=MID([$'Compras-Ali'.$A353];[$Tablas.$E$32];[$Tablas.$G$32])" office:value-type="string" office:string-value="00007" calcext:value-type="string">
            <text:p>00007</text:p>
          </table:table-cell>
          <table:table-cell table:style-name="ce25" table:formula="of:=MID([$'Compras-Ali'.$A353];[$Tablas.$E$33];[$Tablas.$G$33])" office:value-type="string" office:string-value="00000000000000000133" calcext:value-type="string">
            <text:p>00000000000000000133</text:p>
          </table:table-cell>
          <table:table-cell table:style-name="ce25" table:formula="of:=MID([$'Compras-Ali'.$A353];[$Tablas.$E$34];[$Tablas.$G$34])" office:value-type="string" office:string-value="80" calcext:value-type="string">
            <text:p>80</text:p>
          </table:table-cell>
          <table:table-cell table:style-name="ce25" table:formula="of:=MID([$'Compras-Ali'.$A353];[$Tablas.$E$35];[$Tablas.$G$35])" office:value-type="string" office:string-value="00000000020231179934" calcext:value-type="string">
            <text:p>00000000020231179934</text:p>
          </table:table-cell>
          <table:table-cell table:style-name="ce28" table:formula="of:=IF([$'Compras-Ali'.$A353]&lt;&gt;&quot;&quot;;VALUE(MID([$'Compras-Ali'.$A353];[$Tablas.$E$36];[$Tablas.$G$36]))/100;0)*IF(OR(VALUE([.A353])=3;VALUE([.A353])=8;VALUE([.A353])=13);-1;1)" office:value-type="float" office:value="17027.67" calcext:value-type="float">
            <text:p>17.027,67</text:p>
          </table:table-cell>
          <table:table-cell table:style-name="ce25" table:formula="of:=MID([$'Compras-Ali'.$A353];[$Tablas.$E$37];[$Tablas.$G$37])" office:value-type="string" office:string-value="0005" calcext:value-type="string">
            <text:p>0005</text:p>
          </table:table-cell>
          <table:table-cell table:style-name="ce28" table:formula="of:=IF([$'Compras-Ali'.$A353]&lt;&gt;&quot;&quot;;VALUE(MID([$'Compras-Ali'.$A353];[$Tablas.$E$38];[$Tablas.$G$38]))/100;0)*IF(OR(VALUE([.A353])=3;VALUE([.A353])=8;VALUE([.A353])=13);-1;1)" office:value-type="float" office:value="3575.81" calcext:value-type="float">
            <text:p>3.575,81</text:p>
          </table:table-cell>
          <table:table-cell table:number-columns-repeated="1016"/>
        </table:table-row>
        <table:table-row table:style-name="ro1">
          <table:table-cell table:style-name="ce25" table:formula="of:=MID([$'Compras-Ali'.$A354];[$Tablas.$E$31];[$Tablas.$G$31])" office:value-type="string" office:string-value="001" calcext:value-type="string">
            <text:p>001</text:p>
          </table:table-cell>
          <table:table-cell table:style-name="ce25" table:formula="of:=MID([$'Compras-Ali'.$A354];[$Tablas.$E$32];[$Tablas.$G$32])" office:value-type="string" office:string-value="00001" calcext:value-type="string">
            <text:p>00001</text:p>
          </table:table-cell>
          <table:table-cell table:style-name="ce25" table:formula="of:=MID([$'Compras-Ali'.$A354];[$Tablas.$E$33];[$Tablas.$G$33])" office:value-type="string" office:string-value="00000000000000003802" calcext:value-type="string">
            <text:p>00000000000000003802</text:p>
          </table:table-cell>
          <table:table-cell table:style-name="ce25" table:formula="of:=MID([$'Compras-Ali'.$A354];[$Tablas.$E$34];[$Tablas.$G$34])" office:value-type="string" office:string-value="80" calcext:value-type="string">
            <text:p>80</text:p>
          </table:table-cell>
          <table:table-cell table:style-name="ce25" table:formula="of:=MID([$'Compras-Ali'.$A354];[$Tablas.$E$35];[$Tablas.$G$35])" office:value-type="string" office:string-value="00000000030657611936" calcext:value-type="string">
            <text:p>00000000030657611936</text:p>
          </table:table-cell>
          <table:table-cell table:style-name="ce28" table:formula="of:=IF([$'Compras-Ali'.$A354]&lt;&gt;&quot;&quot;;VALUE(MID([$'Compras-Ali'.$A354];[$Tablas.$E$36];[$Tablas.$G$36]))/100;0)*IF(OR(VALUE([.A354])=3;VALUE([.A354])=8;VALUE([.A354])=13);-1;1)" office:value-type="float" office:value="413.05" calcext:value-type="float">
            <text:p>413,05</text:p>
          </table:table-cell>
          <table:table-cell table:style-name="ce25" table:formula="of:=MID([$'Compras-Ali'.$A354];[$Tablas.$E$37];[$Tablas.$G$37])" office:value-type="string" office:string-value="0005" calcext:value-type="string">
            <text:p>0005</text:p>
          </table:table-cell>
          <table:table-cell table:style-name="ce28" table:formula="of:=IF([$'Compras-Ali'.$A354]&lt;&gt;&quot;&quot;;VALUE(MID([$'Compras-Ali'.$A354];[$Tablas.$E$38];[$Tablas.$G$38]))/100;0)*IF(OR(VALUE([.A354])=3;VALUE([.A354])=8;VALUE([.A354])=13);-1;1)" office:value-type="float" office:value="86.74" calcext:value-type="float">
            <text:p>86,74</text:p>
          </table:table-cell>
          <table:table-cell table:number-columns-repeated="1016"/>
        </table:table-row>
        <table:table-row table:style-name="ro1">
          <table:table-cell table:style-name="ce25" table:formula="of:=MID([$'Compras-Ali'.$A355];[$Tablas.$E$31];[$Tablas.$G$31])" office:value-type="string" office:string-value="001" calcext:value-type="string">
            <text:p>001</text:p>
          </table:table-cell>
          <table:table-cell table:style-name="ce25" table:formula="of:=MID([$'Compras-Ali'.$A355];[$Tablas.$E$32];[$Tablas.$G$32])" office:value-type="string" office:string-value="00035" calcext:value-type="string">
            <text:p>00035</text:p>
          </table:table-cell>
          <table:table-cell table:style-name="ce25" table:formula="of:=MID([$'Compras-Ali'.$A355];[$Tablas.$E$33];[$Tablas.$G$33])" office:value-type="string" office:string-value="00000000000000004080" calcext:value-type="string">
            <text:p>00000000000000004080</text:p>
          </table:table-cell>
          <table:table-cell table:style-name="ce25" table:formula="of:=MID([$'Compras-Ali'.$A355];[$Tablas.$E$34];[$Tablas.$G$34])" office:value-type="string" office:string-value="80" calcext:value-type="string">
            <text:p>80</text:p>
          </table:table-cell>
          <table:table-cell table:style-name="ce25" table:formula="of:=MID([$'Compras-Ali'.$A355];[$Tablas.$E$35];[$Tablas.$G$35])" office:value-type="string" office:string-value="00000000030657611936" calcext:value-type="string">
            <text:p>00000000030657611936</text:p>
          </table:table-cell>
          <table:table-cell table:style-name="ce28" table:formula="of:=IF([$'Compras-Ali'.$A355]&lt;&gt;&quot;&quot;;VALUE(MID([$'Compras-Ali'.$A355];[$Tablas.$E$36];[$Tablas.$G$36]))/100;0)*IF(OR(VALUE([.A355])=3;VALUE([.A355])=8;VALUE([.A355])=13);-1;1)" office:value-type="float" office:value="4423.95" calcext:value-type="float">
            <text:p>4.423,95</text:p>
          </table:table-cell>
          <table:table-cell table:style-name="ce25" table:formula="of:=MID([$'Compras-Ali'.$A355];[$Tablas.$E$37];[$Tablas.$G$37])" office:value-type="string" office:string-value="0005" calcext:value-type="string">
            <text:p>0005</text:p>
          </table:table-cell>
          <table:table-cell table:style-name="ce28" table:formula="of:=IF([$'Compras-Ali'.$A355]&lt;&gt;&quot;&quot;;VALUE(MID([$'Compras-Ali'.$A355];[$Tablas.$E$38];[$Tablas.$G$38]))/100;0)*IF(OR(VALUE([.A355])=3;VALUE([.A355])=8;VALUE([.A355])=13);-1;1)" office:value-type="float" office:value="929.03" calcext:value-type="float">
            <text:p>929,03</text:p>
          </table:table-cell>
          <table:table-cell table:number-columns-repeated="1016"/>
        </table:table-row>
        <table:table-row table:style-name="ro1">
          <table:table-cell table:style-name="ce25" table:formula="of:=MID([$'Compras-Ali'.$A356];[$Tablas.$E$31];[$Tablas.$G$31])" office:value-type="string" office:string-value="001" calcext:value-type="string">
            <text:p>001</text:p>
          </table:table-cell>
          <table:table-cell table:style-name="ce25" table:formula="of:=MID([$'Compras-Ali'.$A356];[$Tablas.$E$32];[$Tablas.$G$32])" office:value-type="string" office:string-value="00035" calcext:value-type="string">
            <text:p>00035</text:p>
          </table:table-cell>
          <table:table-cell table:style-name="ce25" table:formula="of:=MID([$'Compras-Ali'.$A356];[$Tablas.$E$33];[$Tablas.$G$33])" office:value-type="string" office:string-value="00000000000000004131" calcext:value-type="string">
            <text:p>00000000000000004131</text:p>
          </table:table-cell>
          <table:table-cell table:style-name="ce25" table:formula="of:=MID([$'Compras-Ali'.$A356];[$Tablas.$E$34];[$Tablas.$G$34])" office:value-type="string" office:string-value="80" calcext:value-type="string">
            <text:p>80</text:p>
          </table:table-cell>
          <table:table-cell table:style-name="ce25" table:formula="of:=MID([$'Compras-Ali'.$A356];[$Tablas.$E$35];[$Tablas.$G$35])" office:value-type="string" office:string-value="00000000030657611936" calcext:value-type="string">
            <text:p>00000000030657611936</text:p>
          </table:table-cell>
          <table:table-cell table:style-name="ce28" table:formula="of:=IF([$'Compras-Ali'.$A356]&lt;&gt;&quot;&quot;;VALUE(MID([$'Compras-Ali'.$A356];[$Tablas.$E$36];[$Tablas.$G$36]))/100;0)*IF(OR(VALUE([.A356])=3;VALUE([.A356])=8;VALUE([.A356])=13);-1;1)" office:value-type="float" office:value="2198.71" calcext:value-type="float">
            <text:p>2.198,71</text:p>
          </table:table-cell>
          <table:table-cell table:style-name="ce25" table:formula="of:=MID([$'Compras-Ali'.$A356];[$Tablas.$E$37];[$Tablas.$G$37])" office:value-type="string" office:string-value="0005" calcext:value-type="string">
            <text:p>0005</text:p>
          </table:table-cell>
          <table:table-cell table:style-name="ce28" table:formula="of:=IF([$'Compras-Ali'.$A356]&lt;&gt;&quot;&quot;;VALUE(MID([$'Compras-Ali'.$A356];[$Tablas.$E$38];[$Tablas.$G$38]))/100;0)*IF(OR(VALUE([.A356])=3;VALUE([.A356])=8;VALUE([.A356])=13);-1;1)" office:value-type="float" office:value="461.73" calcext:value-type="float">
            <text:p>461,73</text:p>
          </table:table-cell>
          <table:table-cell table:number-columns-repeated="1016"/>
        </table:table-row>
        <table:table-row table:style-name="ro1">
          <table:table-cell table:style-name="ce25" table:formula="of:=MID([$'Compras-Ali'.$A357];[$Tablas.$E$31];[$Tablas.$G$31])" office:value-type="string" office:string-value="001" calcext:value-type="string">
            <text:p>001</text:p>
          </table:table-cell>
          <table:table-cell table:style-name="ce25" table:formula="of:=MID([$'Compras-Ali'.$A357];[$Tablas.$E$32];[$Tablas.$G$32])" office:value-type="string" office:string-value="00035" calcext:value-type="string">
            <text:p>00035</text:p>
          </table:table-cell>
          <table:table-cell table:style-name="ce25" table:formula="of:=MID([$'Compras-Ali'.$A357];[$Tablas.$E$33];[$Tablas.$G$33])" office:value-type="string" office:string-value="00000000000000004168" calcext:value-type="string">
            <text:p>00000000000000004168</text:p>
          </table:table-cell>
          <table:table-cell table:style-name="ce25" table:formula="of:=MID([$'Compras-Ali'.$A357];[$Tablas.$E$34];[$Tablas.$G$34])" office:value-type="string" office:string-value="80" calcext:value-type="string">
            <text:p>80</text:p>
          </table:table-cell>
          <table:table-cell table:style-name="ce25" table:formula="of:=MID([$'Compras-Ali'.$A357];[$Tablas.$E$35];[$Tablas.$G$35])" office:value-type="string" office:string-value="00000000030657611936" calcext:value-type="string">
            <text:p>00000000030657611936</text:p>
          </table:table-cell>
          <table:table-cell table:style-name="ce28" table:formula="of:=IF([$'Compras-Ali'.$A357]&lt;&gt;&quot;&quot;;VALUE(MID([$'Compras-Ali'.$A357];[$Tablas.$E$36];[$Tablas.$G$36]))/100;0)*IF(OR(VALUE([.A357])=3;VALUE([.A357])=8;VALUE([.A357])=13);-1;1)" office:value-type="float" office:value="1079.9" calcext:value-type="float">
            <text:p>1.079,90</text:p>
          </table:table-cell>
          <table:table-cell table:style-name="ce25" table:formula="of:=MID([$'Compras-Ali'.$A357];[$Tablas.$E$37];[$Tablas.$G$37])" office:value-type="string" office:string-value="0005" calcext:value-type="string">
            <text:p>0005</text:p>
          </table:table-cell>
          <table:table-cell table:style-name="ce28" table:formula="of:=IF([$'Compras-Ali'.$A357]&lt;&gt;&quot;&quot;;VALUE(MID([$'Compras-Ali'.$A357];[$Tablas.$E$38];[$Tablas.$G$38]))/100;0)*IF(OR(VALUE([.A357])=3;VALUE([.A357])=8;VALUE([.A357])=13);-1;1)" office:value-type="float" office:value="226.78" calcext:value-type="float">
            <text:p>226,78</text:p>
          </table:table-cell>
          <table:table-cell table:number-columns-repeated="1016"/>
        </table:table-row>
        <table:table-row table:style-name="ro1">
          <table:table-cell table:style-name="ce25" table:formula="of:=MID([$'Compras-Ali'.$A358];[$Tablas.$E$31];[$Tablas.$G$31])" office:value-type="string" office:string-value="001" calcext:value-type="string">
            <text:p>001</text:p>
          </table:table-cell>
          <table:table-cell table:style-name="ce25" table:formula="of:=MID([$'Compras-Ali'.$A358];[$Tablas.$E$32];[$Tablas.$G$32])" office:value-type="string" office:string-value="00001" calcext:value-type="string">
            <text:p>00001</text:p>
          </table:table-cell>
          <table:table-cell table:style-name="ce25" table:formula="of:=MID([$'Compras-Ali'.$A358];[$Tablas.$E$33];[$Tablas.$G$33])" office:value-type="string" office:string-value="00000000000000085504" calcext:value-type="string">
            <text:p>00000000000000085504</text:p>
          </table:table-cell>
          <table:table-cell table:style-name="ce25" table:formula="of:=MID([$'Compras-Ali'.$A358];[$Tablas.$E$34];[$Tablas.$G$34])" office:value-type="string" office:string-value="80" calcext:value-type="string">
            <text:p>80</text:p>
          </table:table-cell>
          <table:table-cell table:style-name="ce25" table:formula="of:=MID([$'Compras-Ali'.$A35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58]&lt;&gt;&quot;&quot;;VALUE(MID([$'Compras-Ali'.$A358];[$Tablas.$E$36];[$Tablas.$G$36]))/100;0)*IF(OR(VALUE([.A358])=3;VALUE([.A358])=8;VALUE([.A358])=13);-1;1)" office:value-type="float" office:value="2.71" calcext:value-type="float">
            <text:p>2,71</text:p>
          </table:table-cell>
          <table:table-cell table:style-name="ce25" table:formula="of:=MID([$'Compras-Ali'.$A358];[$Tablas.$E$37];[$Tablas.$G$37])" office:value-type="string" office:string-value="0005" calcext:value-type="string">
            <text:p>0005</text:p>
          </table:table-cell>
          <table:table-cell table:style-name="ce28" table:formula="of:=IF([$'Compras-Ali'.$A358]&lt;&gt;&quot;&quot;;VALUE(MID([$'Compras-Ali'.$A358];[$Tablas.$E$38];[$Tablas.$G$38]))/100;0)*IF(OR(VALUE([.A358])=3;VALUE([.A358])=8;VALUE([.A358])=13);-1;1)" office:value-type="float" office:value="0.57" calcext:value-type="float">
            <text:p>0,57</text:p>
          </table:table-cell>
          <table:table-cell table:number-columns-repeated="1016"/>
        </table:table-row>
        <table:table-row table:style-name="ro1">
          <table:table-cell table:style-name="ce25" table:formula="of:=MID([$'Compras-Ali'.$A359];[$Tablas.$E$31];[$Tablas.$G$31])" office:value-type="string" office:string-value="001" calcext:value-type="string">
            <text:p>001</text:p>
          </table:table-cell>
          <table:table-cell table:style-name="ce25" table:formula="of:=MID([$'Compras-Ali'.$A359];[$Tablas.$E$32];[$Tablas.$G$32])" office:value-type="string" office:string-value="00001" calcext:value-type="string">
            <text:p>00001</text:p>
          </table:table-cell>
          <table:table-cell table:style-name="ce25" table:formula="of:=MID([$'Compras-Ali'.$A359];[$Tablas.$E$33];[$Tablas.$G$33])" office:value-type="string" office:string-value="00000000000000085496" calcext:value-type="string">
            <text:p>00000000000000085496</text:p>
          </table:table-cell>
          <table:table-cell table:style-name="ce25" table:formula="of:=MID([$'Compras-Ali'.$A359];[$Tablas.$E$34];[$Tablas.$G$34])" office:value-type="string" office:string-value="80" calcext:value-type="string">
            <text:p>80</text:p>
          </table:table-cell>
          <table:table-cell table:style-name="ce25" table:formula="of:=MID([$'Compras-Ali'.$A35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59]&lt;&gt;&quot;&quot;;VALUE(MID([$'Compras-Ali'.$A359];[$Tablas.$E$36];[$Tablas.$G$36]))/100;0)*IF(OR(VALUE([.A359])=3;VALUE([.A359])=8;VALUE([.A359])=13);-1;1)" office:value-type="float" office:value="45.19" calcext:value-type="float">
            <text:p>45,19</text:p>
          </table:table-cell>
          <table:table-cell table:style-name="ce25" table:formula="of:=MID([$'Compras-Ali'.$A359];[$Tablas.$E$37];[$Tablas.$G$37])" office:value-type="string" office:string-value="0005" calcext:value-type="string">
            <text:p>0005</text:p>
          </table:table-cell>
          <table:table-cell table:style-name="ce28" table:formula="of:=IF([$'Compras-Ali'.$A359]&lt;&gt;&quot;&quot;;VALUE(MID([$'Compras-Ali'.$A359];[$Tablas.$E$38];[$Tablas.$G$38]))/100;0)*IF(OR(VALUE([.A359])=3;VALUE([.A359])=8;VALUE([.A359])=13);-1;1)" office:value-type="float" office:value="9.49" calcext:value-type="float">
            <text:p>9,49</text:p>
          </table:table-cell>
          <table:table-cell table:number-columns-repeated="1016"/>
        </table:table-row>
        <table:table-row table:style-name="ro1">
          <table:table-cell table:style-name="ce25" table:formula="of:=MID([$'Compras-Ali'.$A360];[$Tablas.$E$31];[$Tablas.$G$31])" office:value-type="string" office:string-value="001" calcext:value-type="string">
            <text:p>001</text:p>
          </table:table-cell>
          <table:table-cell table:style-name="ce25" table:formula="of:=MID([$'Compras-Ali'.$A360];[$Tablas.$E$32];[$Tablas.$G$32])" office:value-type="string" office:string-value="00001" calcext:value-type="string">
            <text:p>00001</text:p>
          </table:table-cell>
          <table:table-cell table:style-name="ce25" table:formula="of:=MID([$'Compras-Ali'.$A360];[$Tablas.$E$33];[$Tablas.$G$33])" office:value-type="string" office:string-value="00000000000000085499" calcext:value-type="string">
            <text:p>00000000000000085499</text:p>
          </table:table-cell>
          <table:table-cell table:style-name="ce25" table:formula="of:=MID([$'Compras-Ali'.$A360];[$Tablas.$E$34];[$Tablas.$G$34])" office:value-type="string" office:string-value="80" calcext:value-type="string">
            <text:p>80</text:p>
          </table:table-cell>
          <table:table-cell table:style-name="ce25" table:formula="of:=MID([$'Compras-Ali'.$A360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60]&lt;&gt;&quot;&quot;;VALUE(MID([$'Compras-Ali'.$A360];[$Tablas.$E$36];[$Tablas.$G$36]))/100;0)*IF(OR(VALUE([.A360])=3;VALUE([.A360])=8;VALUE([.A360])=13);-1;1)" office:value-type="float" office:value="58.52" calcext:value-type="float">
            <text:p>58,52</text:p>
          </table:table-cell>
          <table:table-cell table:style-name="ce25" table:formula="of:=MID([$'Compras-Ali'.$A360];[$Tablas.$E$37];[$Tablas.$G$37])" office:value-type="string" office:string-value="0005" calcext:value-type="string">
            <text:p>0005</text:p>
          </table:table-cell>
          <table:table-cell table:style-name="ce28" table:formula="of:=IF([$'Compras-Ali'.$A360]&lt;&gt;&quot;&quot;;VALUE(MID([$'Compras-Ali'.$A360];[$Tablas.$E$38];[$Tablas.$G$38]))/100;0)*IF(OR(VALUE([.A360])=3;VALUE([.A360])=8;VALUE([.A360])=13);-1;1)" office:value-type="float" office:value="12.29" calcext:value-type="float">
            <text:p>12,29</text:p>
          </table:table-cell>
          <table:table-cell table:number-columns-repeated="1016"/>
        </table:table-row>
        <table:table-row table:style-name="ro1">
          <table:table-cell table:style-name="ce25" table:formula="of:=MID([$'Compras-Ali'.$A361];[$Tablas.$E$31];[$Tablas.$G$31])" office:value-type="string" office:string-value="001" calcext:value-type="string">
            <text:p>001</text:p>
          </table:table-cell>
          <table:table-cell table:style-name="ce25" table:formula="of:=MID([$'Compras-Ali'.$A361];[$Tablas.$E$32];[$Tablas.$G$32])" office:value-type="string" office:string-value="00001" calcext:value-type="string">
            <text:p>00001</text:p>
          </table:table-cell>
          <table:table-cell table:style-name="ce25" table:formula="of:=MID([$'Compras-Ali'.$A361];[$Tablas.$E$33];[$Tablas.$G$33])" office:value-type="string" office:string-value="00000000000000085083" calcext:value-type="string">
            <text:p>00000000000000085083</text:p>
          </table:table-cell>
          <table:table-cell table:style-name="ce25" table:formula="of:=MID([$'Compras-Ali'.$A361];[$Tablas.$E$34];[$Tablas.$G$34])" office:value-type="string" office:string-value="80" calcext:value-type="string">
            <text:p>80</text:p>
          </table:table-cell>
          <table:table-cell table:style-name="ce25" table:formula="of:=MID([$'Compras-Ali'.$A361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61]&lt;&gt;&quot;&quot;;VALUE(MID([$'Compras-Ali'.$A361];[$Tablas.$E$36];[$Tablas.$G$36]))/100;0)*IF(OR(VALUE([.A361])=3;VALUE([.A361])=8;VALUE([.A361])=13);-1;1)" office:value-type="float" office:value="162.76" calcext:value-type="float">
            <text:p>162,76</text:p>
          </table:table-cell>
          <table:table-cell table:style-name="ce25" table:formula="of:=MID([$'Compras-Ali'.$A361];[$Tablas.$E$37];[$Tablas.$G$37])" office:value-type="string" office:string-value="0005" calcext:value-type="string">
            <text:p>0005</text:p>
          </table:table-cell>
          <table:table-cell table:style-name="ce28" table:formula="of:=IF([$'Compras-Ali'.$A361]&lt;&gt;&quot;&quot;;VALUE(MID([$'Compras-Ali'.$A361];[$Tablas.$E$38];[$Tablas.$G$38]))/100;0)*IF(OR(VALUE([.A361])=3;VALUE([.A361])=8;VALUE([.A361])=13);-1;1)" office:value-type="float" office:value="34.18" calcext:value-type="float">
            <text:p>34,18</text:p>
          </table:table-cell>
          <table:table-cell table:number-columns-repeated="1016"/>
        </table:table-row>
        <table:table-row table:style-name="ro1">
          <table:table-cell table:style-name="ce25" table:formula="of:=MID([$'Compras-Ali'.$A362];[$Tablas.$E$31];[$Tablas.$G$31])" office:value-type="string" office:string-value="001" calcext:value-type="string">
            <text:p>001</text:p>
          </table:table-cell>
          <table:table-cell table:style-name="ce25" table:formula="of:=MID([$'Compras-Ali'.$A362];[$Tablas.$E$32];[$Tablas.$G$32])" office:value-type="string" office:string-value="00002" calcext:value-type="string">
            <text:p>00002</text:p>
          </table:table-cell>
          <table:table-cell table:style-name="ce25" table:formula="of:=MID([$'Compras-Ali'.$A362];[$Tablas.$E$33];[$Tablas.$G$33])" office:value-type="string" office:string-value="00000000000000001622" calcext:value-type="string">
            <text:p>00000000000000001622</text:p>
          </table:table-cell>
          <table:table-cell table:style-name="ce25" table:formula="of:=MID([$'Compras-Ali'.$A362];[$Tablas.$E$34];[$Tablas.$G$34])" office:value-type="string" office:string-value="80" calcext:value-type="string">
            <text:p>80</text:p>
          </table:table-cell>
          <table:table-cell table:style-name="ce25" table:formula="of:=MID([$'Compras-Ali'.$A362];[$Tablas.$E$35];[$Tablas.$G$35])" office:value-type="string" office:string-value="00000000030711314543" calcext:value-type="string">
            <text:p>00000000030711314543</text:p>
          </table:table-cell>
          <table:table-cell table:style-name="ce28" table:formula="of:=IF([$'Compras-Ali'.$A362]&lt;&gt;&quot;&quot;;VALUE(MID([$'Compras-Ali'.$A362];[$Tablas.$E$36];[$Tablas.$G$36]))/100;0)*IF(OR(VALUE([.A362])=3;VALUE([.A362])=8;VALUE([.A362])=13);-1;1)" office:value-type="float" office:value="2638.86" calcext:value-type="float">
            <text:p>2.638,86</text:p>
          </table:table-cell>
          <table:table-cell table:style-name="ce25" table:formula="of:=MID([$'Compras-Ali'.$A362];[$Tablas.$E$37];[$Tablas.$G$37])" office:value-type="string" office:string-value="0005" calcext:value-type="string">
            <text:p>0005</text:p>
          </table:table-cell>
          <table:table-cell table:style-name="ce28" table:formula="of:=IF([$'Compras-Ali'.$A362]&lt;&gt;&quot;&quot;;VALUE(MID([$'Compras-Ali'.$A362];[$Tablas.$E$38];[$Tablas.$G$38]))/100;0)*IF(OR(VALUE([.A362])=3;VALUE([.A362])=8;VALUE([.A362])=13);-1;1)" office:value-type="float" office:value="554.16" calcext:value-type="float">
            <text:p>554,16</text:p>
          </table:table-cell>
          <table:table-cell table:number-columns-repeated="1016"/>
        </table:table-row>
        <table:table-row table:style-name="ro1">
          <table:table-cell table:style-name="ce25" table:formula="of:=MID([$'Compras-Ali'.$A363];[$Tablas.$E$31];[$Tablas.$G$31])" office:value-type="string" office:string-value="001" calcext:value-type="string">
            <text:p>001</text:p>
          </table:table-cell>
          <table:table-cell table:style-name="ce25" table:formula="of:=MID([$'Compras-Ali'.$A363];[$Tablas.$E$32];[$Tablas.$G$32])" office:value-type="string" office:string-value="00011" calcext:value-type="string">
            <text:p>00011</text:p>
          </table:table-cell>
          <table:table-cell table:style-name="ce25" table:formula="of:=MID([$'Compras-Ali'.$A363];[$Tablas.$E$33];[$Tablas.$G$33])" office:value-type="string" office:string-value="00000000000000010026" calcext:value-type="string">
            <text:p>00000000000000010026</text:p>
          </table:table-cell>
          <table:table-cell table:style-name="ce25" table:formula="of:=MID([$'Compras-Ali'.$A363];[$Tablas.$E$34];[$Tablas.$G$34])" office:value-type="string" office:string-value="80" calcext:value-type="string">
            <text:p>80</text:p>
          </table:table-cell>
          <table:table-cell table:style-name="ce25" table:formula="of:=MID([$'Compras-Ali'.$A363];[$Tablas.$E$35];[$Tablas.$G$35])" office:value-type="string" office:string-value="00000000030711569843" calcext:value-type="string">
            <text:p>00000000030711569843</text:p>
          </table:table-cell>
          <table:table-cell table:style-name="ce28" table:formula="of:=IF([$'Compras-Ali'.$A363]&lt;&gt;&quot;&quot;;VALUE(MID([$'Compras-Ali'.$A363];[$Tablas.$E$36];[$Tablas.$G$36]))/100;0)*IF(OR(VALUE([.A363])=3;VALUE([.A363])=8;VALUE([.A363])=13);-1;1)" office:value-type="float" office:value="4525" calcext:value-type="float">
            <text:p>4.525,00</text:p>
          </table:table-cell>
          <table:table-cell table:style-name="ce25" table:formula="of:=MID([$'Compras-Ali'.$A363];[$Tablas.$E$37];[$Tablas.$G$37])" office:value-type="string" office:string-value="0005" calcext:value-type="string">
            <text:p>0005</text:p>
          </table:table-cell>
          <table:table-cell table:style-name="ce28" table:formula="of:=IF([$'Compras-Ali'.$A363]&lt;&gt;&quot;&quot;;VALUE(MID([$'Compras-Ali'.$A363];[$Tablas.$E$38];[$Tablas.$G$38]))/100;0)*IF(OR(VALUE([.A363])=3;VALUE([.A363])=8;VALUE([.A363])=13);-1;1)" office:value-type="float" office:value="950.25" calcext:value-type="float">
            <text:p>950,25</text:p>
          </table:table-cell>
          <table:table-cell table:number-columns-repeated="1016"/>
        </table:table-row>
        <table:table-row table:style-name="ro1">
          <table:table-cell table:style-name="ce25" table:formula="of:=MID([$'Compras-Ali'.$A364];[$Tablas.$E$31];[$Tablas.$G$31])" office:value-type="string" office:string-value="001" calcext:value-type="string">
            <text:p>001</text:p>
          </table:table-cell>
          <table:table-cell table:style-name="ce25" table:formula="of:=MID([$'Compras-Ali'.$A364];[$Tablas.$E$32];[$Tablas.$G$32])" office:value-type="string" office:string-value="00011" calcext:value-type="string">
            <text:p>00011</text:p>
          </table:table-cell>
          <table:table-cell table:style-name="ce25" table:formula="of:=MID([$'Compras-Ali'.$A364];[$Tablas.$E$33];[$Tablas.$G$33])" office:value-type="string" office:string-value="00000000000000010018" calcext:value-type="string">
            <text:p>00000000000000010018</text:p>
          </table:table-cell>
          <table:table-cell table:style-name="ce25" table:formula="of:=MID([$'Compras-Ali'.$A364];[$Tablas.$E$34];[$Tablas.$G$34])" office:value-type="string" office:string-value="80" calcext:value-type="string">
            <text:p>80</text:p>
          </table:table-cell>
          <table:table-cell table:style-name="ce25" table:formula="of:=MID([$'Compras-Ali'.$A364];[$Tablas.$E$35];[$Tablas.$G$35])" office:value-type="string" office:string-value="00000000030711569843" calcext:value-type="string">
            <text:p>00000000030711569843</text:p>
          </table:table-cell>
          <table:table-cell table:style-name="ce28" table:formula="of:=IF([$'Compras-Ali'.$A364]&lt;&gt;&quot;&quot;;VALUE(MID([$'Compras-Ali'.$A364];[$Tablas.$E$36];[$Tablas.$G$36]))/100;0)*IF(OR(VALUE([.A364])=3;VALUE([.A364])=8;VALUE([.A364])=13);-1;1)" office:value-type="float" office:value="4675" calcext:value-type="float">
            <text:p>4.675,00</text:p>
          </table:table-cell>
          <table:table-cell table:style-name="ce25" table:formula="of:=MID([$'Compras-Ali'.$A364];[$Tablas.$E$37];[$Tablas.$G$37])" office:value-type="string" office:string-value="0005" calcext:value-type="string">
            <text:p>0005</text:p>
          </table:table-cell>
          <table:table-cell table:style-name="ce28" table:formula="of:=IF([$'Compras-Ali'.$A364]&lt;&gt;&quot;&quot;;VALUE(MID([$'Compras-Ali'.$A364];[$Tablas.$E$38];[$Tablas.$G$38]))/100;0)*IF(OR(VALUE([.A364])=3;VALUE([.A364])=8;VALUE([.A364])=13);-1;1)" office:value-type="float" office:value="981.75" calcext:value-type="float">
            <text:p>981,75</text:p>
          </table:table-cell>
          <table:table-cell table:number-columns-repeated="1016"/>
        </table:table-row>
        <table:table-row table:style-name="ro1">
          <table:table-cell table:style-name="ce25" table:formula="of:=MID([$'Compras-Ali'.$A365];[$Tablas.$E$31];[$Tablas.$G$31])" office:value-type="string" office:string-value="001" calcext:value-type="string">
            <text:p>001</text:p>
          </table:table-cell>
          <table:table-cell table:style-name="ce25" table:formula="of:=MID([$'Compras-Ali'.$A365];[$Tablas.$E$32];[$Tablas.$G$32])" office:value-type="string" office:string-value="00001" calcext:value-type="string">
            <text:p>00001</text:p>
          </table:table-cell>
          <table:table-cell table:style-name="ce25" table:formula="of:=MID([$'Compras-Ali'.$A365];[$Tablas.$E$33];[$Tablas.$G$33])" office:value-type="string" office:string-value="00000000000000091220" calcext:value-type="string">
            <text:p>00000000000000091220</text:p>
          </table:table-cell>
          <table:table-cell table:style-name="ce25" table:formula="of:=MID([$'Compras-Ali'.$A365];[$Tablas.$E$34];[$Tablas.$G$34])" office:value-type="string" office:string-value="80" calcext:value-type="string">
            <text:p>80</text:p>
          </table:table-cell>
          <table:table-cell table:style-name="ce25" table:formula="of:=MID([$'Compras-Ali'.$A365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365]&lt;&gt;&quot;&quot;;VALUE(MID([$'Compras-Ali'.$A365];[$Tablas.$E$36];[$Tablas.$G$36]))/100;0)*IF(OR(VALUE([.A365])=3;VALUE([.A365])=8;VALUE([.A365])=13);-1;1)" office:value-type="float" office:value="149.24" calcext:value-type="float">
            <text:p>149,24</text:p>
          </table:table-cell>
          <table:table-cell table:style-name="ce25" table:formula="of:=MID([$'Compras-Ali'.$A365];[$Tablas.$E$37];[$Tablas.$G$37])" office:value-type="string" office:string-value="0005" calcext:value-type="string">
            <text:p>0005</text:p>
          </table:table-cell>
          <table:table-cell table:style-name="ce28" table:formula="of:=IF([$'Compras-Ali'.$A365]&lt;&gt;&quot;&quot;;VALUE(MID([$'Compras-Ali'.$A365];[$Tablas.$E$38];[$Tablas.$G$38]))/100;0)*IF(OR(VALUE([.A365])=3;VALUE([.A365])=8;VALUE([.A365])=13);-1;1)" office:value-type="float" office:value="31.34" calcext:value-type="float">
            <text:p>31,34</text:p>
          </table:table-cell>
          <table:table-cell table:number-columns-repeated="1016"/>
        </table:table-row>
        <table:table-row table:style-name="ro1">
          <table:table-cell table:style-name="ce25" table:formula="of:=MID([$'Compras-Ali'.$A366];[$Tablas.$E$31];[$Tablas.$G$31])" office:value-type="string" office:string-value="001" calcext:value-type="string">
            <text:p>001</text:p>
          </table:table-cell>
          <table:table-cell table:style-name="ce25" table:formula="of:=MID([$'Compras-Ali'.$A366];[$Tablas.$E$32];[$Tablas.$G$32])" office:value-type="string" office:string-value="02019" calcext:value-type="string">
            <text:p>02019</text:p>
          </table:table-cell>
          <table:table-cell table:style-name="ce25" table:formula="of:=MID([$'Compras-Ali'.$A366];[$Tablas.$E$33];[$Tablas.$G$33])" office:value-type="string" office:string-value="00000000000000371969" calcext:value-type="string">
            <text:p>00000000000000371969</text:p>
          </table:table-cell>
          <table:table-cell table:style-name="ce25" table:formula="of:=MID([$'Compras-Ali'.$A366];[$Tablas.$E$34];[$Tablas.$G$34])" office:value-type="string" office:string-value="80" calcext:value-type="string">
            <text:p>80</text:p>
          </table:table-cell>
          <table:table-cell table:style-name="ce25" table:formula="of:=MID([$'Compras-Ali'.$A366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66]&lt;&gt;&quot;&quot;;VALUE(MID([$'Compras-Ali'.$A366];[$Tablas.$E$36];[$Tablas.$G$36]))/100;0)*IF(OR(VALUE([.A366])=3;VALUE([.A366])=8;VALUE([.A366])=13);-1;1)" office:value-type="float" office:value="881610.86" calcext:value-type="float">
            <text:p>881.610,86</text:p>
          </table:table-cell>
          <table:table-cell table:style-name="ce25" table:formula="of:=MID([$'Compras-Ali'.$A366];[$Tablas.$E$37];[$Tablas.$G$37])" office:value-type="string" office:string-value="0005" calcext:value-type="string">
            <text:p>0005</text:p>
          </table:table-cell>
          <table:table-cell table:style-name="ce28" table:formula="of:=IF([$'Compras-Ali'.$A366]&lt;&gt;&quot;&quot;;VALUE(MID([$'Compras-Ali'.$A366];[$Tablas.$E$38];[$Tablas.$G$38]))/100;0)*IF(OR(VALUE([.A366])=3;VALUE([.A366])=8;VALUE([.A366])=13);-1;1)" office:value-type="float" office:value="185138.28" calcext:value-type="float">
            <text:p>185.138,28</text:p>
          </table:table-cell>
          <table:table-cell table:number-columns-repeated="1016"/>
        </table:table-row>
        <table:table-row table:style-name="ro1">
          <table:table-cell table:style-name="ce25" table:formula="of:=MID([$'Compras-Ali'.$A367];[$Tablas.$E$31];[$Tablas.$G$31])" office:value-type="string" office:string-value="001" calcext:value-type="string">
            <text:p>001</text:p>
          </table:table-cell>
          <table:table-cell table:style-name="ce25" table:formula="of:=MID([$'Compras-Ali'.$A367];[$Tablas.$E$32];[$Tablas.$G$32])" office:value-type="string" office:string-value="02019" calcext:value-type="string">
            <text:p>02019</text:p>
          </table:table-cell>
          <table:table-cell table:style-name="ce25" table:formula="of:=MID([$'Compras-Ali'.$A367];[$Tablas.$E$33];[$Tablas.$G$33])" office:value-type="string" office:string-value="00000000000000371970" calcext:value-type="string">
            <text:p>00000000000000371970</text:p>
          </table:table-cell>
          <table:table-cell table:style-name="ce25" table:formula="of:=MID([$'Compras-Ali'.$A367];[$Tablas.$E$34];[$Tablas.$G$34])" office:value-type="string" office:string-value="80" calcext:value-type="string">
            <text:p>80</text:p>
          </table:table-cell>
          <table:table-cell table:style-name="ce25" table:formula="of:=MID([$'Compras-Ali'.$A367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67]&lt;&gt;&quot;&quot;;VALUE(MID([$'Compras-Ali'.$A367];[$Tablas.$E$36];[$Tablas.$G$36]))/100;0)*IF(OR(VALUE([.A367])=3;VALUE([.A367])=8;VALUE([.A367])=13);-1;1)" office:value-type="float" office:value="643955.19" calcext:value-type="float">
            <text:p>643.955,19</text:p>
          </table:table-cell>
          <table:table-cell table:style-name="ce25" table:formula="of:=MID([$'Compras-Ali'.$A367];[$Tablas.$E$37];[$Tablas.$G$37])" office:value-type="string" office:string-value="0005" calcext:value-type="string">
            <text:p>0005</text:p>
          </table:table-cell>
          <table:table-cell table:style-name="ce28" table:formula="of:=IF([$'Compras-Ali'.$A367]&lt;&gt;&quot;&quot;;VALUE(MID([$'Compras-Ali'.$A367];[$Tablas.$E$38];[$Tablas.$G$38]))/100;0)*IF(OR(VALUE([.A367])=3;VALUE([.A367])=8;VALUE([.A367])=13);-1;1)" office:value-type="float" office:value="135230.59" calcext:value-type="float">
            <text:p>135.230,59</text:p>
          </table:table-cell>
          <table:table-cell table:number-columns-repeated="1016"/>
        </table:table-row>
        <table:table-row table:style-name="ro1">
          <table:table-cell table:style-name="ce25" table:formula="of:=MID([$'Compras-Ali'.$A368];[$Tablas.$E$31];[$Tablas.$G$31])" office:value-type="string" office:string-value="001" calcext:value-type="string">
            <text:p>001</text:p>
          </table:table-cell>
          <table:table-cell table:style-name="ce25" table:formula="of:=MID([$'Compras-Ali'.$A368];[$Tablas.$E$32];[$Tablas.$G$32])" office:value-type="string" office:string-value="02020" calcext:value-type="string">
            <text:p>02020</text:p>
          </table:table-cell>
          <table:table-cell table:style-name="ce25" table:formula="of:=MID([$'Compras-Ali'.$A368];[$Tablas.$E$33];[$Tablas.$G$33])" office:value-type="string" office:string-value="00000000000000406863" calcext:value-type="string">
            <text:p>00000000000000406863</text:p>
          </table:table-cell>
          <table:table-cell table:style-name="ce25" table:formula="of:=MID([$'Compras-Ali'.$A368];[$Tablas.$E$34];[$Tablas.$G$34])" office:value-type="string" office:string-value="80" calcext:value-type="string">
            <text:p>80</text:p>
          </table:table-cell>
          <table:table-cell table:style-name="ce25" table:formula="of:=MID([$'Compras-Ali'.$A368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68]&lt;&gt;&quot;&quot;;VALUE(MID([$'Compras-Ali'.$A368];[$Tablas.$E$36];[$Tablas.$G$36]))/100;0)*IF(OR(VALUE([.A368])=3;VALUE([.A368])=8;VALUE([.A368])=13);-1;1)" office:value-type="float" office:value="139381.71" calcext:value-type="float">
            <text:p>139.381,71</text:p>
          </table:table-cell>
          <table:table-cell table:style-name="ce25" table:formula="of:=MID([$'Compras-Ali'.$A368];[$Tablas.$E$37];[$Tablas.$G$37])" office:value-type="string" office:string-value="0005" calcext:value-type="string">
            <text:p>0005</text:p>
          </table:table-cell>
          <table:table-cell table:style-name="ce28" table:formula="of:=IF([$'Compras-Ali'.$A368]&lt;&gt;&quot;&quot;;VALUE(MID([$'Compras-Ali'.$A368];[$Tablas.$E$38];[$Tablas.$G$38]))/100;0)*IF(OR(VALUE([.A368])=3;VALUE([.A368])=8;VALUE([.A368])=13);-1;1)" office:value-type="float" office:value="29270.16" calcext:value-type="float">
            <text:p>29.270,16</text:p>
          </table:table-cell>
          <table:table-cell table:number-columns-repeated="1016"/>
        </table:table-row>
        <table:table-row table:style-name="ro1">
          <table:table-cell table:style-name="ce25" table:formula="of:=MID([$'Compras-Ali'.$A369];[$Tablas.$E$31];[$Tablas.$G$31])" office:value-type="string" office:string-value="001" calcext:value-type="string">
            <text:p>001</text:p>
          </table:table-cell>
          <table:table-cell table:style-name="ce25" table:formula="of:=MID([$'Compras-Ali'.$A369];[$Tablas.$E$32];[$Tablas.$G$32])" office:value-type="string" office:string-value="02020" calcext:value-type="string">
            <text:p>02020</text:p>
          </table:table-cell>
          <table:table-cell table:style-name="ce25" table:formula="of:=MID([$'Compras-Ali'.$A369];[$Tablas.$E$33];[$Tablas.$G$33])" office:value-type="string" office:string-value="00000000000000406866" calcext:value-type="string">
            <text:p>00000000000000406866</text:p>
          </table:table-cell>
          <table:table-cell table:style-name="ce25" table:formula="of:=MID([$'Compras-Ali'.$A369];[$Tablas.$E$34];[$Tablas.$G$34])" office:value-type="string" office:string-value="80" calcext:value-type="string">
            <text:p>80</text:p>
          </table:table-cell>
          <table:table-cell table:style-name="ce25" table:formula="of:=MID([$'Compras-Ali'.$A369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69]&lt;&gt;&quot;&quot;;VALUE(MID([$'Compras-Ali'.$A369];[$Tablas.$E$36];[$Tablas.$G$36]))/100;0)*IF(OR(VALUE([.A369])=3;VALUE([.A369])=8;VALUE([.A369])=13);-1;1)" office:value-type="float" office:value="40442.05" calcext:value-type="float">
            <text:p>40.442,05</text:p>
          </table:table-cell>
          <table:table-cell table:style-name="ce25" table:formula="of:=MID([$'Compras-Ali'.$A369];[$Tablas.$E$37];[$Tablas.$G$37])" office:value-type="string" office:string-value="0005" calcext:value-type="string">
            <text:p>0005</text:p>
          </table:table-cell>
          <table:table-cell table:style-name="ce28" table:formula="of:=IF([$'Compras-Ali'.$A369]&lt;&gt;&quot;&quot;;VALUE(MID([$'Compras-Ali'.$A369];[$Tablas.$E$38];[$Tablas.$G$38]))/100;0)*IF(OR(VALUE([.A369])=3;VALUE([.A369])=8;VALUE([.A369])=13);-1;1)" office:value-type="float" office:value="8492.83" calcext:value-type="float">
            <text:p>8.492,83</text:p>
          </table:table-cell>
          <table:table-cell table:number-columns-repeated="1016"/>
        </table:table-row>
        <table:table-row table:style-name="ro1">
          <table:table-cell table:style-name="ce25" table:formula="of:=MID([$'Compras-Ali'.$A370];[$Tablas.$E$31];[$Tablas.$G$31])" office:value-type="string" office:string-value="001" calcext:value-type="string">
            <text:p>001</text:p>
          </table:table-cell>
          <table:table-cell table:style-name="ce25" table:formula="of:=MID([$'Compras-Ali'.$A370];[$Tablas.$E$32];[$Tablas.$G$32])" office:value-type="string" office:string-value="02020" calcext:value-type="string">
            <text:p>02020</text:p>
          </table:table-cell>
          <table:table-cell table:style-name="ce25" table:formula="of:=MID([$'Compras-Ali'.$A370];[$Tablas.$E$33];[$Tablas.$G$33])" office:value-type="string" office:string-value="00000000000000406887" calcext:value-type="string">
            <text:p>00000000000000406887</text:p>
          </table:table-cell>
          <table:table-cell table:style-name="ce25" table:formula="of:=MID([$'Compras-Ali'.$A370];[$Tablas.$E$34];[$Tablas.$G$34])" office:value-type="string" office:string-value="80" calcext:value-type="string">
            <text:p>80</text:p>
          </table:table-cell>
          <table:table-cell table:style-name="ce25" table:formula="of:=MID([$'Compras-Ali'.$A370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70]&lt;&gt;&quot;&quot;;VALUE(MID([$'Compras-Ali'.$A370];[$Tablas.$E$36];[$Tablas.$G$36]))/100;0)*IF(OR(VALUE([.A370])=3;VALUE([.A370])=8;VALUE([.A370])=13);-1;1)" office:value-type="float" office:value="9399.57" calcext:value-type="float">
            <text:p>9.399,57</text:p>
          </table:table-cell>
          <table:table-cell table:style-name="ce25" table:formula="of:=MID([$'Compras-Ali'.$A370];[$Tablas.$E$37];[$Tablas.$G$37])" office:value-type="string" office:string-value="0005" calcext:value-type="string">
            <text:p>0005</text:p>
          </table:table-cell>
          <table:table-cell table:style-name="ce28" table:formula="of:=IF([$'Compras-Ali'.$A370]&lt;&gt;&quot;&quot;;VALUE(MID([$'Compras-Ali'.$A370];[$Tablas.$E$38];[$Tablas.$G$38]))/100;0)*IF(OR(VALUE([.A370])=3;VALUE([.A370])=8;VALUE([.A370])=13);-1;1)" office:value-type="float" office:value="1973.91" calcext:value-type="float">
            <text:p>1.973,91</text:p>
          </table:table-cell>
          <table:table-cell table:number-columns-repeated="1016"/>
        </table:table-row>
        <table:table-row table:style-name="ro1">
          <table:table-cell table:style-name="ce25" table:formula="of:=MID([$'Compras-Ali'.$A371];[$Tablas.$E$31];[$Tablas.$G$31])" office:value-type="string" office:string-value="001" calcext:value-type="string">
            <text:p>001</text:p>
          </table:table-cell>
          <table:table-cell table:style-name="ce25" table:formula="of:=MID([$'Compras-Ali'.$A371];[$Tablas.$E$32];[$Tablas.$G$32])" office:value-type="string" office:string-value="02020" calcext:value-type="string">
            <text:p>02020</text:p>
          </table:table-cell>
          <table:table-cell table:style-name="ce25" table:formula="of:=MID([$'Compras-Ali'.$A371];[$Tablas.$E$33];[$Tablas.$G$33])" office:value-type="string" office:string-value="00000000000000406868" calcext:value-type="string">
            <text:p>00000000000000406868</text:p>
          </table:table-cell>
          <table:table-cell table:style-name="ce25" table:formula="of:=MID([$'Compras-Ali'.$A371];[$Tablas.$E$34];[$Tablas.$G$34])" office:value-type="string" office:string-value="80" calcext:value-type="string">
            <text:p>80</text:p>
          </table:table-cell>
          <table:table-cell table:style-name="ce25" table:formula="of:=MID([$'Compras-Ali'.$A371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71]&lt;&gt;&quot;&quot;;VALUE(MID([$'Compras-Ali'.$A371];[$Tablas.$E$36];[$Tablas.$G$36]))/100;0)*IF(OR(VALUE([.A371])=3;VALUE([.A371])=8;VALUE([.A371])=13);-1;1)" office:value-type="float" office:value="60228.76" calcext:value-type="float">
            <text:p>60.228,76</text:p>
          </table:table-cell>
          <table:table-cell table:style-name="ce25" table:formula="of:=MID([$'Compras-Ali'.$A371];[$Tablas.$E$37];[$Tablas.$G$37])" office:value-type="string" office:string-value="0005" calcext:value-type="string">
            <text:p>0005</text:p>
          </table:table-cell>
          <table:table-cell table:style-name="ce28" table:formula="of:=IF([$'Compras-Ali'.$A371]&lt;&gt;&quot;&quot;;VALUE(MID([$'Compras-Ali'.$A371];[$Tablas.$E$38];[$Tablas.$G$38]))/100;0)*IF(OR(VALUE([.A371])=3;VALUE([.A371])=8;VALUE([.A371])=13);-1;1)" office:value-type="float" office:value="12648.04" calcext:value-type="float">
            <text:p>12.648,04</text:p>
          </table:table-cell>
          <table:table-cell table:number-columns-repeated="1016"/>
        </table:table-row>
        <table:table-row table:style-name="ro1">
          <table:table-cell table:style-name="ce25" table:formula="of:=MID([$'Compras-Ali'.$A372];[$Tablas.$E$31];[$Tablas.$G$31])" office:value-type="string" office:string-value="003" calcext:value-type="string">
            <text:p>003</text:p>
          </table:table-cell>
          <table:table-cell table:style-name="ce25" table:formula="of:=MID([$'Compras-Ali'.$A372];[$Tablas.$E$32];[$Tablas.$G$32])" office:value-type="string" office:string-value="02550" calcext:value-type="string">
            <text:p>02550</text:p>
          </table:table-cell>
          <table:table-cell table:style-name="ce25" table:formula="of:=MID([$'Compras-Ali'.$A372];[$Tablas.$E$33];[$Tablas.$G$33])" office:value-type="string" office:string-value="00000000000000134833" calcext:value-type="string">
            <text:p>00000000000000134833</text:p>
          </table:table-cell>
          <table:table-cell table:style-name="ce25" table:formula="of:=MID([$'Compras-Ali'.$A372];[$Tablas.$E$34];[$Tablas.$G$34])" office:value-type="string" office:string-value="80" calcext:value-type="string">
            <text:p>80</text:p>
          </table:table-cell>
          <table:table-cell table:style-name="ce25" table:formula="of:=MID([$'Compras-Ali'.$A372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72]&lt;&gt;&quot;&quot;;VALUE(MID([$'Compras-Ali'.$A372];[$Tablas.$E$36];[$Tablas.$G$36]))/100;0)*IF(OR(VALUE([.A372])=3;VALUE([.A372])=8;VALUE([.A372])=13);-1;1)" office:value-type="float" office:value="-2410052.48" calcext:value-type="float">
            <text:p>-2.410.052,48</text:p>
          </table:table-cell>
          <table:table-cell table:style-name="ce25" table:formula="of:=MID([$'Compras-Ali'.$A372];[$Tablas.$E$37];[$Tablas.$G$37])" office:value-type="string" office:string-value="0005" calcext:value-type="string">
            <text:p>0005</text:p>
          </table:table-cell>
          <table:table-cell table:style-name="ce28" table:formula="of:=IF([$'Compras-Ali'.$A372]&lt;&gt;&quot;&quot;;VALUE(MID([$'Compras-Ali'.$A372];[$Tablas.$E$38];[$Tablas.$G$38]))/100;0)*IF(OR(VALUE([.A372])=3;VALUE([.A372])=8;VALUE([.A372])=13);-1;1)" office:value-type="float" office:value="-506111.02" calcext:value-type="float">
            <text:p>-506.111,02</text:p>
          </table:table-cell>
          <table:table-cell table:number-columns-repeated="1016"/>
        </table:table-row>
        <table:table-row table:style-name="ro1">
          <table:table-cell table:style-name="ce25" table:formula="of:=MID([$'Compras-Ali'.$A373];[$Tablas.$E$31];[$Tablas.$G$31])" office:value-type="string" office:string-value="001" calcext:value-type="string">
            <text:p>001</text:p>
          </table:table-cell>
          <table:table-cell table:style-name="ce25" table:formula="of:=MID([$'Compras-Ali'.$A373];[$Tablas.$E$32];[$Tablas.$G$32])" office:value-type="string" office:string-value="02017" calcext:value-type="string">
            <text:p>02017</text:p>
          </table:table-cell>
          <table:table-cell table:style-name="ce25" table:formula="of:=MID([$'Compras-Ali'.$A373];[$Tablas.$E$33];[$Tablas.$G$33])" office:value-type="string" office:string-value="00000000000002540893" calcext:value-type="string">
            <text:p>00000000000002540893</text:p>
          </table:table-cell>
          <table:table-cell table:style-name="ce25" table:formula="of:=MID([$'Compras-Ali'.$A373];[$Tablas.$E$34];[$Tablas.$G$34])" office:value-type="string" office:string-value="80" calcext:value-type="string">
            <text:p>80</text:p>
          </table:table-cell>
          <table:table-cell table:style-name="ce25" table:formula="of:=MID([$'Compras-Ali'.$A373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73]&lt;&gt;&quot;&quot;;VALUE(MID([$'Compras-Ali'.$A373];[$Tablas.$E$36];[$Tablas.$G$36]))/100;0)*IF(OR(VALUE([.A373])=3;VALUE([.A373])=8;VALUE([.A373])=13);-1;1)" office:value-type="float" office:value="1427188.05" calcext:value-type="float">
            <text:p>1.427.188,05</text:p>
          </table:table-cell>
          <table:table-cell table:style-name="ce25" table:formula="of:=MID([$'Compras-Ali'.$A373];[$Tablas.$E$37];[$Tablas.$G$37])" office:value-type="string" office:string-value="0005" calcext:value-type="string">
            <text:p>0005</text:p>
          </table:table-cell>
          <table:table-cell table:style-name="ce28" table:formula="of:=IF([$'Compras-Ali'.$A373]&lt;&gt;&quot;&quot;;VALUE(MID([$'Compras-Ali'.$A373];[$Tablas.$E$38];[$Tablas.$G$38]))/100;0)*IF(OR(VALUE([.A373])=3;VALUE([.A373])=8;VALUE([.A373])=13);-1;1)" office:value-type="float" office:value="299709.49" calcext:value-type="float">
            <text:p>299.709,49</text:p>
          </table:table-cell>
          <table:table-cell table:number-columns-repeated="1016"/>
        </table:table-row>
        <table:table-row table:style-name="ro1">
          <table:table-cell table:style-name="ce25" table:formula="of:=MID([$'Compras-Ali'.$A374];[$Tablas.$E$31];[$Tablas.$G$31])" office:value-type="string" office:string-value="001" calcext:value-type="string">
            <text:p>001</text:p>
          </table:table-cell>
          <table:table-cell table:style-name="ce25" table:formula="of:=MID([$'Compras-Ali'.$A374];[$Tablas.$E$32];[$Tablas.$G$32])" office:value-type="string" office:string-value="00001" calcext:value-type="string">
            <text:p>00001</text:p>
          </table:table-cell>
          <table:table-cell table:style-name="ce25" table:formula="of:=MID([$'Compras-Ali'.$A374];[$Tablas.$E$33];[$Tablas.$G$33])" office:value-type="string" office:string-value="00000000000000028036" calcext:value-type="string">
            <text:p>00000000000000028036</text:p>
          </table:table-cell>
          <table:table-cell table:style-name="ce25" table:formula="of:=MID([$'Compras-Ali'.$A374];[$Tablas.$E$34];[$Tablas.$G$34])" office:value-type="string" office:string-value="80" calcext:value-type="string">
            <text:p>80</text:p>
          </table:table-cell>
          <table:table-cell table:style-name="ce25" table:formula="of:=MID([$'Compras-Ali'.$A374];[$Tablas.$E$35];[$Tablas.$G$35])" office:value-type="string" office:string-value="00000000023275943479" calcext:value-type="string">
            <text:p>00000000023275943479</text:p>
          </table:table-cell>
          <table:table-cell table:style-name="ce28" table:formula="of:=IF([$'Compras-Ali'.$A374]&lt;&gt;&quot;&quot;;VALUE(MID([$'Compras-Ali'.$A374];[$Tablas.$E$36];[$Tablas.$G$36]))/100;0)*IF(OR(VALUE([.A374])=3;VALUE([.A374])=8;VALUE([.A374])=13);-1;1)" office:value-type="float" office:value="3636.62" calcext:value-type="float">
            <text:p>3.636,62</text:p>
          </table:table-cell>
          <table:table-cell table:style-name="ce25" table:formula="of:=MID([$'Compras-Ali'.$A374];[$Tablas.$E$37];[$Tablas.$G$37])" office:value-type="string" office:string-value="0005" calcext:value-type="string">
            <text:p>0005</text:p>
          </table:table-cell>
          <table:table-cell table:style-name="ce28" table:formula="of:=IF([$'Compras-Ali'.$A374]&lt;&gt;&quot;&quot;;VALUE(MID([$'Compras-Ali'.$A374];[$Tablas.$E$38];[$Tablas.$G$38]))/100;0)*IF(OR(VALUE([.A374])=3;VALUE([.A374])=8;VALUE([.A374])=13);-1;1)" office:value-type="float" office:value="763.69" calcext:value-type="float">
            <text:p>763,69</text:p>
          </table:table-cell>
          <table:table-cell table:number-columns-repeated="1016"/>
        </table:table-row>
        <table:table-row table:style-name="ro1">
          <table:table-cell table:style-name="ce25" table:formula="of:=MID([$'Compras-Ali'.$A375];[$Tablas.$E$31];[$Tablas.$G$31])" office:value-type="string" office:string-value="001" calcext:value-type="string">
            <text:p>001</text:p>
          </table:table-cell>
          <table:table-cell table:style-name="ce25" table:formula="of:=MID([$'Compras-Ali'.$A375];[$Tablas.$E$32];[$Tablas.$G$32])" office:value-type="string" office:string-value="00001" calcext:value-type="string">
            <text:p>00001</text:p>
          </table:table-cell>
          <table:table-cell table:style-name="ce25" table:formula="of:=MID([$'Compras-Ali'.$A375];[$Tablas.$E$33];[$Tablas.$G$33])" office:value-type="string" office:string-value="00000000000000085474" calcext:value-type="string">
            <text:p>00000000000000085474</text:p>
          </table:table-cell>
          <table:table-cell table:style-name="ce25" table:formula="of:=MID([$'Compras-Ali'.$A375];[$Tablas.$E$34];[$Tablas.$G$34])" office:value-type="string" office:string-value="80" calcext:value-type="string">
            <text:p>80</text:p>
          </table:table-cell>
          <table:table-cell table:style-name="ce25" table:formula="of:=MID([$'Compras-Ali'.$A37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75]&lt;&gt;&quot;&quot;;VALUE(MID([$'Compras-Ali'.$A375];[$Tablas.$E$36];[$Tablas.$G$36]))/100;0)*IF(OR(VALUE([.A375])=3;VALUE([.A375])=8;VALUE([.A375])=13);-1;1)" office:value-type="float" office:value="329.81" calcext:value-type="float">
            <text:p>329,81</text:p>
          </table:table-cell>
          <table:table-cell table:style-name="ce25" table:formula="of:=MID([$'Compras-Ali'.$A375];[$Tablas.$E$37];[$Tablas.$G$37])" office:value-type="string" office:string-value="0005" calcext:value-type="string">
            <text:p>0005</text:p>
          </table:table-cell>
          <table:table-cell table:style-name="ce28" table:formula="of:=IF([$'Compras-Ali'.$A375]&lt;&gt;&quot;&quot;;VALUE(MID([$'Compras-Ali'.$A375];[$Tablas.$E$38];[$Tablas.$G$38]))/100;0)*IF(OR(VALUE([.A375])=3;VALUE([.A375])=8;VALUE([.A375])=13);-1;1)" office:value-type="float" office:value="69.26" calcext:value-type="float">
            <text:p>69,26</text:p>
          </table:table-cell>
          <table:table-cell table:number-columns-repeated="1016"/>
        </table:table-row>
        <table:table-row table:style-name="ro1">
          <table:table-cell table:style-name="ce25" table:formula="of:=MID([$'Compras-Ali'.$A376];[$Tablas.$E$31];[$Tablas.$G$31])" office:value-type="string" office:string-value="001" calcext:value-type="string">
            <text:p>001</text:p>
          </table:table-cell>
          <table:table-cell table:style-name="ce25" table:formula="of:=MID([$'Compras-Ali'.$A376];[$Tablas.$E$32];[$Tablas.$G$32])" office:value-type="string" office:string-value="00001" calcext:value-type="string">
            <text:p>00001</text:p>
          </table:table-cell>
          <table:table-cell table:style-name="ce25" table:formula="of:=MID([$'Compras-Ali'.$A376];[$Tablas.$E$33];[$Tablas.$G$33])" office:value-type="string" office:string-value="00000000000000085491" calcext:value-type="string">
            <text:p>00000000000000085491</text:p>
          </table:table-cell>
          <table:table-cell table:style-name="ce25" table:formula="of:=MID([$'Compras-Ali'.$A376];[$Tablas.$E$34];[$Tablas.$G$34])" office:value-type="string" office:string-value="80" calcext:value-type="string">
            <text:p>80</text:p>
          </table:table-cell>
          <table:table-cell table:style-name="ce25" table:formula="of:=MID([$'Compras-Ali'.$A37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76]&lt;&gt;&quot;&quot;;VALUE(MID([$'Compras-Ali'.$A376];[$Tablas.$E$36];[$Tablas.$G$36]))/100;0)*IF(OR(VALUE([.A376])=3;VALUE([.A376])=8;VALUE([.A376])=13);-1;1)" office:value-type="float" office:value="78.29" calcext:value-type="float">
            <text:p>78,29</text:p>
          </table:table-cell>
          <table:table-cell table:style-name="ce25" table:formula="of:=MID([$'Compras-Ali'.$A376];[$Tablas.$E$37];[$Tablas.$G$37])" office:value-type="string" office:string-value="0005" calcext:value-type="string">
            <text:p>0005</text:p>
          </table:table-cell>
          <table:table-cell table:style-name="ce28" table:formula="of:=IF([$'Compras-Ali'.$A376]&lt;&gt;&quot;&quot;;VALUE(MID([$'Compras-Ali'.$A376];[$Tablas.$E$38];[$Tablas.$G$38]))/100;0)*IF(OR(VALUE([.A376])=3;VALUE([.A376])=8;VALUE([.A376])=13);-1;1)" office:value-type="float" office:value="16.44" calcext:value-type="float">
            <text:p>16,44</text:p>
          </table:table-cell>
          <table:table-cell table:number-columns-repeated="1016"/>
        </table:table-row>
        <table:table-row table:style-name="ro1">
          <table:table-cell table:style-name="ce25" table:formula="of:=MID([$'Compras-Ali'.$A377];[$Tablas.$E$31];[$Tablas.$G$31])" office:value-type="string" office:string-value="001" calcext:value-type="string">
            <text:p>001</text:p>
          </table:table-cell>
          <table:table-cell table:style-name="ce25" table:formula="of:=MID([$'Compras-Ali'.$A377];[$Tablas.$E$32];[$Tablas.$G$32])" office:value-type="string" office:string-value="00001" calcext:value-type="string">
            <text:p>00001</text:p>
          </table:table-cell>
          <table:table-cell table:style-name="ce25" table:formula="of:=MID([$'Compras-Ali'.$A377];[$Tablas.$E$33];[$Tablas.$G$33])" office:value-type="string" office:string-value="00000000000000085511" calcext:value-type="string">
            <text:p>00000000000000085511</text:p>
          </table:table-cell>
          <table:table-cell table:style-name="ce25" table:formula="of:=MID([$'Compras-Ali'.$A377];[$Tablas.$E$34];[$Tablas.$G$34])" office:value-type="string" office:string-value="80" calcext:value-type="string">
            <text:p>80</text:p>
          </table:table-cell>
          <table:table-cell table:style-name="ce25" table:formula="of:=MID([$'Compras-Ali'.$A37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77]&lt;&gt;&quot;&quot;;VALUE(MID([$'Compras-Ali'.$A377];[$Tablas.$E$36];[$Tablas.$G$36]))/100;0)*IF(OR(VALUE([.A377])=3;VALUE([.A377])=8;VALUE([.A377])=13);-1;1)" office:value-type="float" office:value="796.9" calcext:value-type="float">
            <text:p>796,90</text:p>
          </table:table-cell>
          <table:table-cell table:style-name="ce25" table:formula="of:=MID([$'Compras-Ali'.$A377];[$Tablas.$E$37];[$Tablas.$G$37])" office:value-type="string" office:string-value="0005" calcext:value-type="string">
            <text:p>0005</text:p>
          </table:table-cell>
          <table:table-cell table:style-name="ce28" table:formula="of:=IF([$'Compras-Ali'.$A377]&lt;&gt;&quot;&quot;;VALUE(MID([$'Compras-Ali'.$A377];[$Tablas.$E$38];[$Tablas.$G$38]))/100;0)*IF(OR(VALUE([.A377])=3;VALUE([.A377])=8;VALUE([.A377])=13);-1;1)" office:value-type="float" office:value="167.35" calcext:value-type="float">
            <text:p>167,35</text:p>
          </table:table-cell>
          <table:table-cell table:number-columns-repeated="1016"/>
        </table:table-row>
        <table:table-row table:style-name="ro1">
          <table:table-cell table:style-name="ce25" table:formula="of:=MID([$'Compras-Ali'.$A378];[$Tablas.$E$31];[$Tablas.$G$31])" office:value-type="string" office:string-value="001" calcext:value-type="string">
            <text:p>001</text:p>
          </table:table-cell>
          <table:table-cell table:style-name="ce25" table:formula="of:=MID([$'Compras-Ali'.$A378];[$Tablas.$E$32];[$Tablas.$G$32])" office:value-type="string" office:string-value="00006" calcext:value-type="string">
            <text:p>00006</text:p>
          </table:table-cell>
          <table:table-cell table:style-name="ce25" table:formula="of:=MID([$'Compras-Ali'.$A378];[$Tablas.$E$33];[$Tablas.$G$33])" office:value-type="string" office:string-value="00000000000000338320" calcext:value-type="string">
            <text:p>00000000000000338320</text:p>
          </table:table-cell>
          <table:table-cell table:style-name="ce25" table:formula="of:=MID([$'Compras-Ali'.$A378];[$Tablas.$E$34];[$Tablas.$G$34])" office:value-type="string" office:string-value="80" calcext:value-type="string">
            <text:p>80</text:p>
          </table:table-cell>
          <table:table-cell table:style-name="ce25" table:formula="of:=MID([$'Compras-Ali'.$A37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78]&lt;&gt;&quot;&quot;;VALUE(MID([$'Compras-Ali'.$A378];[$Tablas.$E$36];[$Tablas.$G$36]))/100;0)*IF(OR(VALUE([.A378])=3;VALUE([.A378])=8;VALUE([.A378])=13);-1;1)" office:value-type="float" office:value="9904.29" calcext:value-type="float">
            <text:p>9.904,29</text:p>
          </table:table-cell>
          <table:table-cell table:style-name="ce25" table:formula="of:=MID([$'Compras-Ali'.$A378];[$Tablas.$E$37];[$Tablas.$G$37])" office:value-type="string" office:string-value="0004" calcext:value-type="string">
            <text:p>0004</text:p>
          </table:table-cell>
          <table:table-cell table:style-name="ce28" table:formula="of:=IF([$'Compras-Ali'.$A378]&lt;&gt;&quot;&quot;;VALUE(MID([$'Compras-Ali'.$A378];[$Tablas.$E$38];[$Tablas.$G$38]))/100;0)*IF(OR(VALUE([.A378])=3;VALUE([.A378])=8;VALUE([.A378])=13);-1;1)" office:value-type="float" office:value="1039.95" calcext:value-type="float">
            <text:p>1.039,95</text:p>
          </table:table-cell>
          <table:table-cell table:number-columns-repeated="1016"/>
        </table:table-row>
        <table:table-row table:style-name="ro1">
          <table:table-cell table:style-name="ce25" table:formula="of:=MID([$'Compras-Ali'.$A379];[$Tablas.$E$31];[$Tablas.$G$31])" office:value-type="string" office:string-value="001" calcext:value-type="string">
            <text:p>001</text:p>
          </table:table-cell>
          <table:table-cell table:style-name="ce25" table:formula="of:=MID([$'Compras-Ali'.$A379];[$Tablas.$E$32];[$Tablas.$G$32])" office:value-type="string" office:string-value="00008" calcext:value-type="string">
            <text:p>00008</text:p>
          </table:table-cell>
          <table:table-cell table:style-name="ce25" table:formula="of:=MID([$'Compras-Ali'.$A379];[$Tablas.$E$33];[$Tablas.$G$33])" office:value-type="string" office:string-value="00000000000000752396" calcext:value-type="string">
            <text:p>00000000000000752396</text:p>
          </table:table-cell>
          <table:table-cell table:style-name="ce25" table:formula="of:=MID([$'Compras-Ali'.$A379];[$Tablas.$E$34];[$Tablas.$G$34])" office:value-type="string" office:string-value="80" calcext:value-type="string">
            <text:p>80</text:p>
          </table:table-cell>
          <table:table-cell table:style-name="ce25" table:formula="of:=MID([$'Compras-Ali'.$A379];[$Tablas.$E$35];[$Tablas.$G$35])" office:value-type="string" office:string-value="00000000030500001735" calcext:value-type="string">
            <text:p>00000000030500001735</text:p>
          </table:table-cell>
          <table:table-cell table:style-name="ce28" table:formula="of:=IF([$'Compras-Ali'.$A379]&lt;&gt;&quot;&quot;;VALUE(MID([$'Compras-Ali'.$A379];[$Tablas.$E$36];[$Tablas.$G$36]))/100;0)*IF(OR(VALUE([.A379])=3;VALUE([.A379])=8;VALUE([.A379])=13);-1;1)" office:value-type="float" office:value="7534.29" calcext:value-type="float">
            <text:p>7.534,29</text:p>
          </table:table-cell>
          <table:table-cell table:style-name="ce25" table:formula="of:=MID([$'Compras-Ali'.$A379];[$Tablas.$E$37];[$Tablas.$G$37])" office:value-type="string" office:string-value="0004" calcext:value-type="string">
            <text:p>0004</text:p>
          </table:table-cell>
          <table:table-cell table:style-name="ce28" table:formula="of:=IF([$'Compras-Ali'.$A379]&lt;&gt;&quot;&quot;;VALUE(MID([$'Compras-Ali'.$A379];[$Tablas.$E$38];[$Tablas.$G$38]))/100;0)*IF(OR(VALUE([.A379])=3;VALUE([.A379])=8;VALUE([.A379])=13);-1;1)" office:value-type="float" office:value="791.1" calcext:value-type="float">
            <text:p>791,10</text:p>
          </table:table-cell>
          <table:table-cell table:number-columns-repeated="1016"/>
        </table:table-row>
        <table:table-row table:style-name="ro1">
          <table:table-cell table:style-name="ce25" table:formula="of:=MID([$'Compras-Ali'.$A380];[$Tablas.$E$31];[$Tablas.$G$31])" office:value-type="string" office:string-value="001" calcext:value-type="string">
            <text:p>001</text:p>
          </table:table-cell>
          <table:table-cell table:style-name="ce25" table:formula="of:=MID([$'Compras-Ali'.$A380];[$Tablas.$E$32];[$Tablas.$G$32])" office:value-type="string" office:string-value="00004" calcext:value-type="string">
            <text:p>00004</text:p>
          </table:table-cell>
          <table:table-cell table:style-name="ce25" table:formula="of:=MID([$'Compras-Ali'.$A380];[$Tablas.$E$33];[$Tablas.$G$33])" office:value-type="string" office:string-value="00000000000000002536" calcext:value-type="string">
            <text:p>00000000000000002536</text:p>
          </table:table-cell>
          <table:table-cell table:style-name="ce25" table:formula="of:=MID([$'Compras-Ali'.$A380];[$Tablas.$E$34];[$Tablas.$G$34])" office:value-type="string" office:string-value="80" calcext:value-type="string">
            <text:p>80</text:p>
          </table:table-cell>
          <table:table-cell table:style-name="ce25" table:formula="of:=MID([$'Compras-Ali'.$A380];[$Tablas.$E$35];[$Tablas.$G$35])" office:value-type="string" office:string-value="00000000020261900913" calcext:value-type="string">
            <text:p>00000000020261900913</text:p>
          </table:table-cell>
          <table:table-cell table:style-name="ce28" table:formula="of:=IF([$'Compras-Ali'.$A380]&lt;&gt;&quot;&quot;;VALUE(MID([$'Compras-Ali'.$A380];[$Tablas.$E$36];[$Tablas.$G$36]))/100;0)*IF(OR(VALUE([.A380])=3;VALUE([.A380])=8;VALUE([.A380])=13);-1;1)" office:value-type="float" office:value="867.76" calcext:value-type="float">
            <text:p>867,76</text:p>
          </table:table-cell>
          <table:table-cell table:style-name="ce25" table:formula="of:=MID([$'Compras-Ali'.$A380];[$Tablas.$E$37];[$Tablas.$G$37])" office:value-type="string" office:string-value="0005" calcext:value-type="string">
            <text:p>0005</text:p>
          </table:table-cell>
          <table:table-cell table:style-name="ce28" table:formula="of:=IF([$'Compras-Ali'.$A380]&lt;&gt;&quot;&quot;;VALUE(MID([$'Compras-Ali'.$A380];[$Tablas.$E$38];[$Tablas.$G$38]))/100;0)*IF(OR(VALUE([.A380])=3;VALUE([.A380])=8;VALUE([.A380])=13);-1;1)" office:value-type="float" office:value="182.23" calcext:value-type="float">
            <text:p>182,23</text:p>
          </table:table-cell>
          <table:table-cell table:number-columns-repeated="1016"/>
        </table:table-row>
        <table:table-row table:style-name="ro1">
          <table:table-cell table:style-name="ce25" table:formula="of:=MID([$'Compras-Ali'.$A381];[$Tablas.$E$31];[$Tablas.$G$31])" office:value-type="string" office:string-value="001" calcext:value-type="string">
            <text:p>001</text:p>
          </table:table-cell>
          <table:table-cell table:style-name="ce25" table:formula="of:=MID([$'Compras-Ali'.$A381];[$Tablas.$E$32];[$Tablas.$G$32])" office:value-type="string" office:string-value="00001" calcext:value-type="string">
            <text:p>00001</text:p>
          </table:table-cell>
          <table:table-cell table:style-name="ce25" table:formula="of:=MID([$'Compras-Ali'.$A381];[$Tablas.$E$33];[$Tablas.$G$33])" office:value-type="string" office:string-value="00000000000000085557" calcext:value-type="string">
            <text:p>00000000000000085557</text:p>
          </table:table-cell>
          <table:table-cell table:style-name="ce25" table:formula="of:=MID([$'Compras-Ali'.$A381];[$Tablas.$E$34];[$Tablas.$G$34])" office:value-type="string" office:string-value="80" calcext:value-type="string">
            <text:p>80</text:p>
          </table:table-cell>
          <table:table-cell table:style-name="ce25" table:formula="of:=MID([$'Compras-Ali'.$A381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81]&lt;&gt;&quot;&quot;;VALUE(MID([$'Compras-Ali'.$A381];[$Tablas.$E$36];[$Tablas.$G$36]))/100;0)*IF(OR(VALUE([.A381])=3;VALUE([.A381])=8;VALUE([.A381])=13);-1;1)" office:value-type="float" office:value="4.62" calcext:value-type="float">
            <text:p>4,62</text:p>
          </table:table-cell>
          <table:table-cell table:style-name="ce25" table:formula="of:=MID([$'Compras-Ali'.$A381];[$Tablas.$E$37];[$Tablas.$G$37])" office:value-type="string" office:string-value="0005" calcext:value-type="string">
            <text:p>0005</text:p>
          </table:table-cell>
          <table:table-cell table:style-name="ce28" table:formula="of:=IF([$'Compras-Ali'.$A381]&lt;&gt;&quot;&quot;;VALUE(MID([$'Compras-Ali'.$A381];[$Tablas.$E$38];[$Tablas.$G$38]))/100;0)*IF(OR(VALUE([.A381])=3;VALUE([.A381])=8;VALUE([.A381])=13);-1;1)" office:value-type="float" office:value="0.97" calcext:value-type="float">
            <text:p>0,97</text:p>
          </table:table-cell>
          <table:table-cell table:number-columns-repeated="1016"/>
        </table:table-row>
        <table:table-row table:style-name="ro1">
          <table:table-cell table:style-name="ce25" table:formula="of:=MID([$'Compras-Ali'.$A382];[$Tablas.$E$31];[$Tablas.$G$31])" office:value-type="string" office:string-value="001" calcext:value-type="string">
            <text:p>001</text:p>
          </table:table-cell>
          <table:table-cell table:style-name="ce25" table:formula="of:=MID([$'Compras-Ali'.$A382];[$Tablas.$E$32];[$Tablas.$G$32])" office:value-type="string" office:string-value="00001" calcext:value-type="string">
            <text:p>00001</text:p>
          </table:table-cell>
          <table:table-cell table:style-name="ce25" table:formula="of:=MID([$'Compras-Ali'.$A382];[$Tablas.$E$33];[$Tablas.$G$33])" office:value-type="string" office:string-value="00000000000000085556" calcext:value-type="string">
            <text:p>00000000000000085556</text:p>
          </table:table-cell>
          <table:table-cell table:style-name="ce25" table:formula="of:=MID([$'Compras-Ali'.$A382];[$Tablas.$E$34];[$Tablas.$G$34])" office:value-type="string" office:string-value="80" calcext:value-type="string">
            <text:p>80</text:p>
          </table:table-cell>
          <table:table-cell table:style-name="ce25" table:formula="of:=MID([$'Compras-Ali'.$A382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82]&lt;&gt;&quot;&quot;;VALUE(MID([$'Compras-Ali'.$A382];[$Tablas.$E$36];[$Tablas.$G$36]))/100;0)*IF(OR(VALUE([.A382])=3;VALUE([.A382])=8;VALUE([.A382])=13);-1;1)" office:value-type="float" office:value="34.67" calcext:value-type="float">
            <text:p>34,67</text:p>
          </table:table-cell>
          <table:table-cell table:style-name="ce25" table:formula="of:=MID([$'Compras-Ali'.$A382];[$Tablas.$E$37];[$Tablas.$G$37])" office:value-type="string" office:string-value="0005" calcext:value-type="string">
            <text:p>0005</text:p>
          </table:table-cell>
          <table:table-cell table:style-name="ce28" table:formula="of:=IF([$'Compras-Ali'.$A382]&lt;&gt;&quot;&quot;;VALUE(MID([$'Compras-Ali'.$A382];[$Tablas.$E$38];[$Tablas.$G$38]))/100;0)*IF(OR(VALUE([.A382])=3;VALUE([.A382])=8;VALUE([.A382])=13);-1;1)" office:value-type="float" office:value="7.28" calcext:value-type="float">
            <text:p>7,28</text:p>
          </table:table-cell>
          <table:table-cell table:number-columns-repeated="1016"/>
        </table:table-row>
        <table:table-row table:style-name="ro1">
          <table:table-cell table:style-name="ce25" table:formula="of:=MID([$'Compras-Ali'.$A383];[$Tablas.$E$31];[$Tablas.$G$31])" office:value-type="string" office:string-value="001" calcext:value-type="string">
            <text:p>001</text:p>
          </table:table-cell>
          <table:table-cell table:style-name="ce25" table:formula="of:=MID([$'Compras-Ali'.$A383];[$Tablas.$E$32];[$Tablas.$G$32])" office:value-type="string" office:string-value="00001" calcext:value-type="string">
            <text:p>00001</text:p>
          </table:table-cell>
          <table:table-cell table:style-name="ce25" table:formula="of:=MID([$'Compras-Ali'.$A383];[$Tablas.$E$33];[$Tablas.$G$33])" office:value-type="string" office:string-value="00000000000000085142" calcext:value-type="string">
            <text:p>00000000000000085142</text:p>
          </table:table-cell>
          <table:table-cell table:style-name="ce25" table:formula="of:=MID([$'Compras-Ali'.$A383];[$Tablas.$E$34];[$Tablas.$G$34])" office:value-type="string" office:string-value="80" calcext:value-type="string">
            <text:p>80</text:p>
          </table:table-cell>
          <table:table-cell table:style-name="ce25" table:formula="of:=MID([$'Compras-Ali'.$A38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83]&lt;&gt;&quot;&quot;;VALUE(MID([$'Compras-Ali'.$A383];[$Tablas.$E$36];[$Tablas.$G$36]))/100;0)*IF(OR(VALUE([.A383])=3;VALUE([.A383])=8;VALUE([.A383])=13);-1;1)" office:value-type="float" office:value="411" calcext:value-type="float">
            <text:p>411,00</text:p>
          </table:table-cell>
          <table:table-cell table:style-name="ce25" table:formula="of:=MID([$'Compras-Ali'.$A383];[$Tablas.$E$37];[$Tablas.$G$37])" office:value-type="string" office:string-value="0005" calcext:value-type="string">
            <text:p>0005</text:p>
          </table:table-cell>
          <table:table-cell table:style-name="ce28" table:formula="of:=IF([$'Compras-Ali'.$A383]&lt;&gt;&quot;&quot;;VALUE(MID([$'Compras-Ali'.$A383];[$Tablas.$E$38];[$Tablas.$G$38]))/100;0)*IF(OR(VALUE([.A383])=3;VALUE([.A383])=8;VALUE([.A383])=13);-1;1)" office:value-type="float" office:value="86.31" calcext:value-type="float">
            <text:p>86,31</text:p>
          </table:table-cell>
          <table:table-cell table:number-columns-repeated="1016"/>
        </table:table-row>
        <table:table-row table:style-name="ro1">
          <table:table-cell table:style-name="ce25" table:formula="of:=MID([$'Compras-Ali'.$A384];[$Tablas.$E$31];[$Tablas.$G$31])" office:value-type="string" office:string-value="001" calcext:value-type="string">
            <text:p>001</text:p>
          </table:table-cell>
          <table:table-cell table:style-name="ce25" table:formula="of:=MID([$'Compras-Ali'.$A384];[$Tablas.$E$32];[$Tablas.$G$32])" office:value-type="string" office:string-value="00006" calcext:value-type="string">
            <text:p>00006</text:p>
          </table:table-cell>
          <table:table-cell table:style-name="ce25" table:formula="of:=MID([$'Compras-Ali'.$A384];[$Tablas.$E$33];[$Tablas.$G$33])" office:value-type="string" office:string-value="00000000000009647874" calcext:value-type="string">
            <text:p>00000000000009647874</text:p>
          </table:table-cell>
          <table:table-cell table:style-name="ce25" table:formula="of:=MID([$'Compras-Ali'.$A384];[$Tablas.$E$34];[$Tablas.$G$34])" office:value-type="string" office:string-value="80" calcext:value-type="string">
            <text:p>80</text:p>
          </table:table-cell>
          <table:table-cell table:style-name="ce25" table:formula="of:=MID([$'Compras-Ali'.$A384];[$Tablas.$E$35];[$Tablas.$G$35])" office:value-type="string" office:string-value="00000000030620177497" calcext:value-type="string">
            <text:p>00000000030620177497</text:p>
          </table:table-cell>
          <table:table-cell table:style-name="ce28" table:formula="of:=IF([$'Compras-Ali'.$A384]&lt;&gt;&quot;&quot;;VALUE(MID([$'Compras-Ali'.$A384];[$Tablas.$E$36];[$Tablas.$G$36]))/100;0)*IF(OR(VALUE([.A384])=3;VALUE([.A384])=8;VALUE([.A384])=13);-1;1)" office:value-type="float" office:value="1320" calcext:value-type="float">
            <text:p>1.320,00</text:p>
          </table:table-cell>
          <table:table-cell table:style-name="ce25" table:formula="of:=MID([$'Compras-Ali'.$A384];[$Tablas.$E$37];[$Tablas.$G$37])" office:value-type="string" office:string-value="0005" calcext:value-type="string">
            <text:p>0005</text:p>
          </table:table-cell>
          <table:table-cell table:style-name="ce28" table:formula="of:=IF([$'Compras-Ali'.$A384]&lt;&gt;&quot;&quot;;VALUE(MID([$'Compras-Ali'.$A384];[$Tablas.$E$38];[$Tablas.$G$38]))/100;0)*IF(OR(VALUE([.A384])=3;VALUE([.A384])=8;VALUE([.A384])=13);-1;1)" office:value-type="float" office:value="277.2" calcext:value-type="float">
            <text:p>277,20</text:p>
          </table:table-cell>
          <table:table-cell table:number-columns-repeated="1016"/>
        </table:table-row>
        <table:table-row table:style-name="ro1">
          <table:table-cell table:style-name="ce25" table:formula="of:=MID([$'Compras-Ali'.$A385];[$Tablas.$E$31];[$Tablas.$G$31])" office:value-type="string" office:string-value="001" calcext:value-type="string">
            <text:p>001</text:p>
          </table:table-cell>
          <table:table-cell table:style-name="ce25" table:formula="of:=MID([$'Compras-Ali'.$A385];[$Tablas.$E$32];[$Tablas.$G$32])" office:value-type="string" office:string-value="00021" calcext:value-type="string">
            <text:p>00021</text:p>
          </table:table-cell>
          <table:table-cell table:style-name="ce25" table:formula="of:=MID([$'Compras-Ali'.$A385];[$Tablas.$E$33];[$Tablas.$G$33])" office:value-type="string" office:string-value="00000000000000000404" calcext:value-type="string">
            <text:p>00000000000000000404</text:p>
          </table:table-cell>
          <table:table-cell table:style-name="ce25" table:formula="of:=MID([$'Compras-Ali'.$A385];[$Tablas.$E$34];[$Tablas.$G$34])" office:value-type="string" office:string-value="80" calcext:value-type="string">
            <text:p>80</text:p>
          </table:table-cell>
          <table:table-cell table:style-name="ce25" table:formula="of:=MID([$'Compras-Ali'.$A385];[$Tablas.$E$35];[$Tablas.$G$35])" office:value-type="string" office:string-value="00000000030716507455" calcext:value-type="string">
            <text:p>00000000030716507455</text:p>
          </table:table-cell>
          <table:table-cell table:style-name="ce28" table:formula="of:=IF([$'Compras-Ali'.$A385]&lt;&gt;&quot;&quot;;VALUE(MID([$'Compras-Ali'.$A385];[$Tablas.$E$36];[$Tablas.$G$36]))/100;0)*IF(OR(VALUE([.A385])=3;VALUE([.A385])=8;VALUE([.A385])=13);-1;1)" office:value-type="float" office:value="5911.19" calcext:value-type="float">
            <text:p>5.911,19</text:p>
          </table:table-cell>
          <table:table-cell table:style-name="ce25" table:formula="of:=MID([$'Compras-Ali'.$A385];[$Tablas.$E$37];[$Tablas.$G$37])" office:value-type="string" office:string-value="0005" calcext:value-type="string">
            <text:p>0005</text:p>
          </table:table-cell>
          <table:table-cell table:style-name="ce28" table:formula="of:=IF([$'Compras-Ali'.$A385]&lt;&gt;&quot;&quot;;VALUE(MID([$'Compras-Ali'.$A385];[$Tablas.$E$38];[$Tablas.$G$38]))/100;0)*IF(OR(VALUE([.A385])=3;VALUE([.A385])=8;VALUE([.A385])=13);-1;1)" office:value-type="float" office:value="1241.35" calcext:value-type="float">
            <text:p>1.241,35</text:p>
          </table:table-cell>
          <table:table-cell table:number-columns-repeated="1016"/>
        </table:table-row>
        <table:table-row table:style-name="ro1">
          <table:table-cell table:style-name="ce25" table:formula="of:=MID([$'Compras-Ali'.$A386];[$Tablas.$E$31];[$Tablas.$G$31])" office:value-type="string" office:string-value="001" calcext:value-type="string">
            <text:p>001</text:p>
          </table:table-cell>
          <table:table-cell table:style-name="ce25" table:formula="of:=MID([$'Compras-Ali'.$A386];[$Tablas.$E$32];[$Tablas.$G$32])" office:value-type="string" office:string-value="00001" calcext:value-type="string">
            <text:p>00001</text:p>
          </table:table-cell>
          <table:table-cell table:style-name="ce25" table:formula="of:=MID([$'Compras-Ali'.$A386];[$Tablas.$E$33];[$Tablas.$G$33])" office:value-type="string" office:string-value="00000000000000101220" calcext:value-type="string">
            <text:p>00000000000000101220</text:p>
          </table:table-cell>
          <table:table-cell table:style-name="ce25" table:formula="of:=MID([$'Compras-Ali'.$A386];[$Tablas.$E$34];[$Tablas.$G$34])" office:value-type="string" office:string-value="80" calcext:value-type="string">
            <text:p>80</text:p>
          </table:table-cell>
          <table:table-cell table:style-name="ce25" table:formula="of:=MID([$'Compras-Ali'.$A386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386]&lt;&gt;&quot;&quot;;VALUE(MID([$'Compras-Ali'.$A386];[$Tablas.$E$36];[$Tablas.$G$36]))/100;0)*IF(OR(VALUE([.A386])=3;VALUE([.A386])=8;VALUE([.A386])=13);-1;1)" office:value-type="float" office:value="39.67" calcext:value-type="float">
            <text:p>39,67</text:p>
          </table:table-cell>
          <table:table-cell table:style-name="ce25" table:formula="of:=MID([$'Compras-Ali'.$A386];[$Tablas.$E$37];[$Tablas.$G$37])" office:value-type="string" office:string-value="0005" calcext:value-type="string">
            <text:p>0005</text:p>
          </table:table-cell>
          <table:table-cell table:style-name="ce28" table:formula="of:=IF([$'Compras-Ali'.$A386]&lt;&gt;&quot;&quot;;VALUE(MID([$'Compras-Ali'.$A386];[$Tablas.$E$38];[$Tablas.$G$38]))/100;0)*IF(OR(VALUE([.A386])=3;VALUE([.A386])=8;VALUE([.A386])=13);-1;1)" office:value-type="float" office:value="8.33" calcext:value-type="float">
            <text:p>8,33</text:p>
          </table:table-cell>
          <table:table-cell table:number-columns-repeated="1016"/>
        </table:table-row>
        <table:table-row table:style-name="ro1">
          <table:table-cell table:style-name="ce25" table:formula="of:=MID([$'Compras-Ali'.$A387];[$Tablas.$E$31];[$Tablas.$G$31])" office:value-type="string" office:string-value="001" calcext:value-type="string">
            <text:p>001</text:p>
          </table:table-cell>
          <table:table-cell table:style-name="ce25" table:formula="of:=MID([$'Compras-Ali'.$A387];[$Tablas.$E$32];[$Tablas.$G$32])" office:value-type="string" office:string-value="02020" calcext:value-type="string">
            <text:p>02020</text:p>
          </table:table-cell>
          <table:table-cell table:style-name="ce25" table:formula="of:=MID([$'Compras-Ali'.$A387];[$Tablas.$E$33];[$Tablas.$G$33])" office:value-type="string" office:string-value="00000000000000407024" calcext:value-type="string">
            <text:p>00000000000000407024</text:p>
          </table:table-cell>
          <table:table-cell table:style-name="ce25" table:formula="of:=MID([$'Compras-Ali'.$A387];[$Tablas.$E$34];[$Tablas.$G$34])" office:value-type="string" office:string-value="80" calcext:value-type="string">
            <text:p>80</text:p>
          </table:table-cell>
          <table:table-cell table:style-name="ce25" table:formula="of:=MID([$'Compras-Ali'.$A387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87]&lt;&gt;&quot;&quot;;VALUE(MID([$'Compras-Ali'.$A387];[$Tablas.$E$36];[$Tablas.$G$36]))/100;0)*IF(OR(VALUE([.A387])=3;VALUE([.A387])=8;VALUE([.A387])=13);-1;1)" office:value-type="float" office:value="639810.52" calcext:value-type="float">
            <text:p>639.810,52</text:p>
          </table:table-cell>
          <table:table-cell table:style-name="ce25" table:formula="of:=MID([$'Compras-Ali'.$A387];[$Tablas.$E$37];[$Tablas.$G$37])" office:value-type="string" office:string-value="0005" calcext:value-type="string">
            <text:p>0005</text:p>
          </table:table-cell>
          <table:table-cell table:style-name="ce28" table:formula="of:=IF([$'Compras-Ali'.$A387]&lt;&gt;&quot;&quot;;VALUE(MID([$'Compras-Ali'.$A387];[$Tablas.$E$38];[$Tablas.$G$38]))/100;0)*IF(OR(VALUE([.A387])=3;VALUE([.A387])=8;VALUE([.A387])=13);-1;1)" office:value-type="float" office:value="134360.21" calcext:value-type="float">
            <text:p>134.360,21</text:p>
          </table:table-cell>
          <table:table-cell table:number-columns-repeated="1016"/>
        </table:table-row>
        <table:table-row table:style-name="ro1">
          <table:table-cell table:style-name="ce25" table:formula="of:=MID([$'Compras-Ali'.$A388];[$Tablas.$E$31];[$Tablas.$G$31])" office:value-type="string" office:string-value="001" calcext:value-type="string">
            <text:p>001</text:p>
          </table:table-cell>
          <table:table-cell table:style-name="ce25" table:formula="of:=MID([$'Compras-Ali'.$A388];[$Tablas.$E$32];[$Tablas.$G$32])" office:value-type="string" office:string-value="02020" calcext:value-type="string">
            <text:p>02020</text:p>
          </table:table-cell>
          <table:table-cell table:style-name="ce25" table:formula="of:=MID([$'Compras-Ali'.$A388];[$Tablas.$E$33];[$Tablas.$G$33])" office:value-type="string" office:string-value="00000000000000407025" calcext:value-type="string">
            <text:p>00000000000000407025</text:p>
          </table:table-cell>
          <table:table-cell table:style-name="ce25" table:formula="of:=MID([$'Compras-Ali'.$A388];[$Tablas.$E$34];[$Tablas.$G$34])" office:value-type="string" office:string-value="80" calcext:value-type="string">
            <text:p>80</text:p>
          </table:table-cell>
          <table:table-cell table:style-name="ce25" table:formula="of:=MID([$'Compras-Ali'.$A388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88]&lt;&gt;&quot;&quot;;VALUE(MID([$'Compras-Ali'.$A388];[$Tablas.$E$36];[$Tablas.$G$36]))/100;0)*IF(OR(VALUE([.A388])=3;VALUE([.A388])=8;VALUE([.A388])=13);-1;1)" office:value-type="float" office:value="161000.95" calcext:value-type="float">
            <text:p>161.000,95</text:p>
          </table:table-cell>
          <table:table-cell table:style-name="ce25" table:formula="of:=MID([$'Compras-Ali'.$A388];[$Tablas.$E$37];[$Tablas.$G$37])" office:value-type="string" office:string-value="0005" calcext:value-type="string">
            <text:p>0005</text:p>
          </table:table-cell>
          <table:table-cell table:style-name="ce28" table:formula="of:=IF([$'Compras-Ali'.$A388]&lt;&gt;&quot;&quot;;VALUE(MID([$'Compras-Ali'.$A388];[$Tablas.$E$38];[$Tablas.$G$38]))/100;0)*IF(OR(VALUE([.A388])=3;VALUE([.A388])=8;VALUE([.A388])=13);-1;1)" office:value-type="float" office:value="33810.2" calcext:value-type="float">
            <text:p>33.810,20</text:p>
          </table:table-cell>
          <table:table-cell table:number-columns-repeated="1016"/>
        </table:table-row>
        <table:table-row table:style-name="ro1">
          <table:table-cell table:style-name="ce25" table:formula="of:=MID([$'Compras-Ali'.$A389];[$Tablas.$E$31];[$Tablas.$G$31])" office:value-type="string" office:string-value="001" calcext:value-type="string">
            <text:p>001</text:p>
          </table:table-cell>
          <table:table-cell table:style-name="ce25" table:formula="of:=MID([$'Compras-Ali'.$A389];[$Tablas.$E$32];[$Tablas.$G$32])" office:value-type="string" office:string-value="02020" calcext:value-type="string">
            <text:p>02020</text:p>
          </table:table-cell>
          <table:table-cell table:style-name="ce25" table:formula="of:=MID([$'Compras-Ali'.$A389];[$Tablas.$E$33];[$Tablas.$G$33])" office:value-type="string" office:string-value="00000000000000407026" calcext:value-type="string">
            <text:p>00000000000000407026</text:p>
          </table:table-cell>
          <table:table-cell table:style-name="ce25" table:formula="of:=MID([$'Compras-Ali'.$A389];[$Tablas.$E$34];[$Tablas.$G$34])" office:value-type="string" office:string-value="80" calcext:value-type="string">
            <text:p>80</text:p>
          </table:table-cell>
          <table:table-cell table:style-name="ce25" table:formula="of:=MID([$'Compras-Ali'.$A389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89]&lt;&gt;&quot;&quot;;VALUE(MID([$'Compras-Ali'.$A389];[$Tablas.$E$36];[$Tablas.$G$36]))/100;0)*IF(OR(VALUE([.A389])=3;VALUE([.A389])=8;VALUE([.A389])=13);-1;1)" office:value-type="float" office:value="28581.76" calcext:value-type="float">
            <text:p>28.581,76</text:p>
          </table:table-cell>
          <table:table-cell table:style-name="ce25" table:formula="of:=MID([$'Compras-Ali'.$A389];[$Tablas.$E$37];[$Tablas.$G$37])" office:value-type="string" office:string-value="0005" calcext:value-type="string">
            <text:p>0005</text:p>
          </table:table-cell>
          <table:table-cell table:style-name="ce28" table:formula="of:=IF([$'Compras-Ali'.$A389]&lt;&gt;&quot;&quot;;VALUE(MID([$'Compras-Ali'.$A389];[$Tablas.$E$38];[$Tablas.$G$38]))/100;0)*IF(OR(VALUE([.A389])=3;VALUE([.A389])=8;VALUE([.A389])=13);-1;1)" office:value-type="float" office:value="6002.17" calcext:value-type="float">
            <text:p>6.002,17</text:p>
          </table:table-cell>
          <table:table-cell table:number-columns-repeated="1016"/>
        </table:table-row>
        <table:table-row table:style-name="ro1">
          <table:table-cell table:style-name="ce25" table:formula="of:=MID([$'Compras-Ali'.$A390];[$Tablas.$E$31];[$Tablas.$G$31])" office:value-type="string" office:string-value="002" calcext:value-type="string">
            <text:p>002</text:p>
          </table:table-cell>
          <table:table-cell table:style-name="ce25" table:formula="of:=MID([$'Compras-Ali'.$A390];[$Tablas.$E$32];[$Tablas.$G$32])" office:value-type="string" office:string-value="02024" calcext:value-type="string">
            <text:p>02024</text:p>
          </table:table-cell>
          <table:table-cell table:style-name="ce25" table:formula="of:=MID([$'Compras-Ali'.$A390];[$Tablas.$E$33];[$Tablas.$G$33])" office:value-type="string" office:string-value="00000000000000087506" calcext:value-type="string">
            <text:p>00000000000000087506</text:p>
          </table:table-cell>
          <table:table-cell table:style-name="ce25" table:formula="of:=MID([$'Compras-Ali'.$A390];[$Tablas.$E$34];[$Tablas.$G$34])" office:value-type="string" office:string-value="80" calcext:value-type="string">
            <text:p>80</text:p>
          </table:table-cell>
          <table:table-cell table:style-name="ce25" table:formula="of:=MID([$'Compras-Ali'.$A390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90]&lt;&gt;&quot;&quot;;VALUE(MID([$'Compras-Ali'.$A390];[$Tablas.$E$36];[$Tablas.$G$36]))/100;0)*IF(OR(VALUE([.A390])=3;VALUE([.A390])=8;VALUE([.A390])=13);-1;1)" office:value-type="float" office:value="537.9" calcext:value-type="float">
            <text:p>537,90</text:p>
          </table:table-cell>
          <table:table-cell table:style-name="ce25" table:formula="of:=MID([$'Compras-Ali'.$A390];[$Tablas.$E$37];[$Tablas.$G$37])" office:value-type="string" office:string-value="0004" calcext:value-type="string">
            <text:p>0004</text:p>
          </table:table-cell>
          <table:table-cell table:style-name="ce28" table:formula="of:=IF([$'Compras-Ali'.$A390]&lt;&gt;&quot;&quot;;VALUE(MID([$'Compras-Ali'.$A390];[$Tablas.$E$38];[$Tablas.$G$38]))/100;0)*IF(OR(VALUE([.A390])=3;VALUE([.A390])=8;VALUE([.A390])=13);-1;1)" office:value-type="float" office:value="56.48" calcext:value-type="float">
            <text:p>56,48</text:p>
          </table:table-cell>
          <table:table-cell table:number-columns-repeated="1016"/>
        </table:table-row>
        <table:table-row table:style-name="ro1">
          <table:table-cell table:style-name="ce25" table:formula="of:=MID([$'Compras-Ali'.$A391];[$Tablas.$E$31];[$Tablas.$G$31])" office:value-type="string" office:string-value="002" calcext:value-type="string">
            <text:p>002</text:p>
          </table:table-cell>
          <table:table-cell table:style-name="ce25" table:formula="of:=MID([$'Compras-Ali'.$A391];[$Tablas.$E$32];[$Tablas.$G$32])" office:value-type="string" office:string-value="02024" calcext:value-type="string">
            <text:p>02024</text:p>
          </table:table-cell>
          <table:table-cell table:style-name="ce25" table:formula="of:=MID([$'Compras-Ali'.$A391];[$Tablas.$E$33];[$Tablas.$G$33])" office:value-type="string" office:string-value="00000000000000087504" calcext:value-type="string">
            <text:p>00000000000000087504</text:p>
          </table:table-cell>
          <table:table-cell table:style-name="ce25" table:formula="of:=MID([$'Compras-Ali'.$A391];[$Tablas.$E$34];[$Tablas.$G$34])" office:value-type="string" office:string-value="80" calcext:value-type="string">
            <text:p>80</text:p>
          </table:table-cell>
          <table:table-cell table:style-name="ce25" table:formula="of:=MID([$'Compras-Ali'.$A391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91]&lt;&gt;&quot;&quot;;VALUE(MID([$'Compras-Ali'.$A391];[$Tablas.$E$36];[$Tablas.$G$36]))/100;0)*IF(OR(VALUE([.A391])=3;VALUE([.A391])=8;VALUE([.A391])=13);-1;1)" office:value-type="float" office:value="6704088.95" calcext:value-type="float">
            <text:p>6.704.088,95</text:p>
          </table:table-cell>
          <table:table-cell table:style-name="ce25" table:formula="of:=MID([$'Compras-Ali'.$A391];[$Tablas.$E$37];[$Tablas.$G$37])" office:value-type="string" office:string-value="0004" calcext:value-type="string">
            <text:p>0004</text:p>
          </table:table-cell>
          <table:table-cell table:style-name="ce28" table:formula="of:=IF([$'Compras-Ali'.$A391]&lt;&gt;&quot;&quot;;VALUE(MID([$'Compras-Ali'.$A391];[$Tablas.$E$38];[$Tablas.$G$38]))/100;0)*IF(OR(VALUE([.A391])=3;VALUE([.A391])=8;VALUE([.A391])=13);-1;1)" office:value-type="float" office:value="703929.34" calcext:value-type="float">
            <text:p>703.929,34</text:p>
          </table:table-cell>
          <table:table-cell table:number-columns-repeated="1016"/>
        </table:table-row>
        <table:table-row table:style-name="ro1">
          <table:table-cell table:style-name="ce25" table:formula="of:=MID([$'Compras-Ali'.$A392];[$Tablas.$E$31];[$Tablas.$G$31])" office:value-type="string" office:string-value="002" calcext:value-type="string">
            <text:p>002</text:p>
          </table:table-cell>
          <table:table-cell table:style-name="ce25" table:formula="of:=MID([$'Compras-Ali'.$A392];[$Tablas.$E$32];[$Tablas.$G$32])" office:value-type="string" office:string-value="02024" calcext:value-type="string">
            <text:p>02024</text:p>
          </table:table-cell>
          <table:table-cell table:style-name="ce25" table:formula="of:=MID([$'Compras-Ali'.$A392];[$Tablas.$E$33];[$Tablas.$G$33])" office:value-type="string" office:string-value="00000000000000087505" calcext:value-type="string">
            <text:p>00000000000000087505</text:p>
          </table:table-cell>
          <table:table-cell table:style-name="ce25" table:formula="of:=MID([$'Compras-Ali'.$A392];[$Tablas.$E$34];[$Tablas.$G$34])" office:value-type="string" office:string-value="80" calcext:value-type="string">
            <text:p>80</text:p>
          </table:table-cell>
          <table:table-cell table:style-name="ce25" table:formula="of:=MID([$'Compras-Ali'.$A392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92]&lt;&gt;&quot;&quot;;VALUE(MID([$'Compras-Ali'.$A392];[$Tablas.$E$36];[$Tablas.$G$36]))/100;0)*IF(OR(VALUE([.A392])=3;VALUE([.A392])=8;VALUE([.A392])=13);-1;1)" office:value-type="float" office:value="225425.05" calcext:value-type="float">
            <text:p>225.425,05</text:p>
          </table:table-cell>
          <table:table-cell table:style-name="ce25" table:formula="of:=MID([$'Compras-Ali'.$A392];[$Tablas.$E$37];[$Tablas.$G$37])" office:value-type="string" office:string-value="0004" calcext:value-type="string">
            <text:p>0004</text:p>
          </table:table-cell>
          <table:table-cell table:style-name="ce28" table:formula="of:=IF([$'Compras-Ali'.$A392]&lt;&gt;&quot;&quot;;VALUE(MID([$'Compras-Ali'.$A392];[$Tablas.$E$38];[$Tablas.$G$38]))/100;0)*IF(OR(VALUE([.A392])=3;VALUE([.A392])=8;VALUE([.A392])=13);-1;1)" office:value-type="float" office:value="23669.63" calcext:value-type="float">
            <text:p>23.669,63</text:p>
          </table:table-cell>
          <table:table-cell table:number-columns-repeated="1016"/>
        </table:table-row>
        <table:table-row table:style-name="ro1">
          <table:table-cell table:style-name="ce25" table:formula="of:=MID([$'Compras-Ali'.$A393];[$Tablas.$E$31];[$Tablas.$G$31])" office:value-type="string" office:string-value="001" calcext:value-type="string">
            <text:p>001</text:p>
          </table:table-cell>
          <table:table-cell table:style-name="ce25" table:formula="of:=MID([$'Compras-Ali'.$A393];[$Tablas.$E$32];[$Tablas.$G$32])" office:value-type="string" office:string-value="02017" calcext:value-type="string">
            <text:p>02017</text:p>
          </table:table-cell>
          <table:table-cell table:style-name="ce25" table:formula="of:=MID([$'Compras-Ali'.$A393];[$Tablas.$E$33];[$Tablas.$G$33])" office:value-type="string" office:string-value="00000000000000251410" calcext:value-type="string">
            <text:p>00000000000000251410</text:p>
          </table:table-cell>
          <table:table-cell table:style-name="ce25" table:formula="of:=MID([$'Compras-Ali'.$A393];[$Tablas.$E$34];[$Tablas.$G$34])" office:value-type="string" office:string-value="80" calcext:value-type="string">
            <text:p>80</text:p>
          </table:table-cell>
          <table:table-cell table:style-name="ce25" table:formula="of:=MID([$'Compras-Ali'.$A393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93]&lt;&gt;&quot;&quot;;VALUE(MID([$'Compras-Ali'.$A393];[$Tablas.$E$36];[$Tablas.$G$36]))/100;0)*IF(OR(VALUE([.A393])=3;VALUE([.A393])=8;VALUE([.A393])=13);-1;1)" office:value-type="float" office:value="1632629.86" calcext:value-type="float">
            <text:p>1.632.629,86</text:p>
          </table:table-cell>
          <table:table-cell table:style-name="ce25" table:formula="of:=MID([$'Compras-Ali'.$A393];[$Tablas.$E$37];[$Tablas.$G$37])" office:value-type="string" office:string-value="0005" calcext:value-type="string">
            <text:p>0005</text:p>
          </table:table-cell>
          <table:table-cell table:style-name="ce28" table:formula="of:=IF([$'Compras-Ali'.$A393]&lt;&gt;&quot;&quot;;VALUE(MID([$'Compras-Ali'.$A393];[$Tablas.$E$38];[$Tablas.$G$38]))/100;0)*IF(OR(VALUE([.A393])=3;VALUE([.A393])=8;VALUE([.A393])=13);-1;1)" office:value-type="float" office:value="342852.27" calcext:value-type="float">
            <text:p>342.852,27</text:p>
          </table:table-cell>
          <table:table-cell table:number-columns-repeated="1016"/>
        </table:table-row>
        <table:table-row table:style-name="ro1">
          <table:table-cell table:style-name="ce25" table:formula="of:=MID([$'Compras-Ali'.$A394];[$Tablas.$E$31];[$Tablas.$G$31])" office:value-type="string" office:string-value="001" calcext:value-type="string">
            <text:p>001</text:p>
          </table:table-cell>
          <table:table-cell table:style-name="ce25" table:formula="of:=MID([$'Compras-Ali'.$A394];[$Tablas.$E$32];[$Tablas.$G$32])" office:value-type="string" office:string-value="00001" calcext:value-type="string">
            <text:p>00001</text:p>
          </table:table-cell>
          <table:table-cell table:style-name="ce25" table:formula="of:=MID([$'Compras-Ali'.$A394];[$Tablas.$E$33];[$Tablas.$G$33])" office:value-type="string" office:string-value="00000000000000001365" calcext:value-type="string">
            <text:p>00000000000000001365</text:p>
          </table:table-cell>
          <table:table-cell table:style-name="ce25" table:formula="of:=MID([$'Compras-Ali'.$A394];[$Tablas.$E$34];[$Tablas.$G$34])" office:value-type="string" office:string-value="80" calcext:value-type="string">
            <text:p>80</text:p>
          </table:table-cell>
          <table:table-cell table:style-name="ce25" table:formula="of:=MID([$'Compras-Ali'.$A394];[$Tablas.$E$35];[$Tablas.$G$35])" office:value-type="string" office:string-value="00000000027011320800" calcext:value-type="string">
            <text:p>00000000027011320800</text:p>
          </table:table-cell>
          <table:table-cell table:style-name="ce28" table:formula="of:=IF([$'Compras-Ali'.$A394]&lt;&gt;&quot;&quot;;VALUE(MID([$'Compras-Ali'.$A394];[$Tablas.$E$36];[$Tablas.$G$36]))/100;0)*IF(OR(VALUE([.A394])=3;VALUE([.A394])=8;VALUE([.A394])=13);-1;1)" office:value-type="float" office:value="37517.62" calcext:value-type="float">
            <text:p>37.517,62</text:p>
          </table:table-cell>
          <table:table-cell table:style-name="ce25" table:formula="of:=MID([$'Compras-Ali'.$A394];[$Tablas.$E$37];[$Tablas.$G$37])" office:value-type="string" office:string-value="0005" calcext:value-type="string">
            <text:p>0005</text:p>
          </table:table-cell>
          <table:table-cell table:style-name="ce28" table:formula="of:=IF([$'Compras-Ali'.$A394]&lt;&gt;&quot;&quot;;VALUE(MID([$'Compras-Ali'.$A394];[$Tablas.$E$38];[$Tablas.$G$38]))/100;0)*IF(OR(VALUE([.A394])=3;VALUE([.A394])=8;VALUE([.A394])=13);-1;1)" office:value-type="float" office:value="7878.7" calcext:value-type="float">
            <text:p>7.878,70</text:p>
          </table:table-cell>
          <table:table-cell table:number-columns-repeated="1016"/>
        </table:table-row>
        <table:table-row table:style-name="ro1">
          <table:table-cell table:style-name="ce25" table:formula="of:=MID([$'Compras-Ali'.$A395];[$Tablas.$E$31];[$Tablas.$G$31])" office:value-type="string" office:string-value="001" calcext:value-type="string">
            <text:p>001</text:p>
          </table:table-cell>
          <table:table-cell table:style-name="ce25" table:formula="of:=MID([$'Compras-Ali'.$A395];[$Tablas.$E$32];[$Tablas.$G$32])" office:value-type="string" office:string-value="00002" calcext:value-type="string">
            <text:p>00002</text:p>
          </table:table-cell>
          <table:table-cell table:style-name="ce25" table:formula="of:=MID([$'Compras-Ali'.$A395];[$Tablas.$E$33];[$Tablas.$G$33])" office:value-type="string" office:string-value="00000000000000002790" calcext:value-type="string">
            <text:p>00000000000000002790</text:p>
          </table:table-cell>
          <table:table-cell table:style-name="ce25" table:formula="of:=MID([$'Compras-Ali'.$A395];[$Tablas.$E$34];[$Tablas.$G$34])" office:value-type="string" office:string-value="80" calcext:value-type="string">
            <text:p>80</text:p>
          </table:table-cell>
          <table:table-cell table:style-name="ce25" table:formula="of:=MID([$'Compras-Ali'.$A395];[$Tablas.$E$35];[$Tablas.$G$35])" office:value-type="string" office:string-value="00000000027181851827" calcext:value-type="string">
            <text:p>00000000027181851827</text:p>
          </table:table-cell>
          <table:table-cell table:style-name="ce28" table:formula="of:=IF([$'Compras-Ali'.$A395]&lt;&gt;&quot;&quot;;VALUE(MID([$'Compras-Ali'.$A395];[$Tablas.$E$36];[$Tablas.$G$36]))/100;0)*IF(OR(VALUE([.A395])=3;VALUE([.A395])=8;VALUE([.A395])=13);-1;1)" office:value-type="float" office:value="40000" calcext:value-type="float">
            <text:p>40.000,00</text:p>
          </table:table-cell>
          <table:table-cell table:style-name="ce25" table:formula="of:=MID([$'Compras-Ali'.$A395];[$Tablas.$E$37];[$Tablas.$G$37])" office:value-type="string" office:string-value="0005" calcext:value-type="string">
            <text:p>0005</text:p>
          </table:table-cell>
          <table:table-cell table:style-name="ce28" table:formula="of:=IF([$'Compras-Ali'.$A395]&lt;&gt;&quot;&quot;;VALUE(MID([$'Compras-Ali'.$A395];[$Tablas.$E$38];[$Tablas.$G$38]))/100;0)*IF(OR(VALUE([.A395])=3;VALUE([.A395])=8;VALUE([.A395])=13);-1;1)" office:value-type="float" office:value="8400" calcext:value-type="float">
            <text:p>8.400,00</text:p>
          </table:table-cell>
          <table:table-cell table:number-columns-repeated="1016"/>
        </table:table-row>
        <table:table-row table:style-name="ro1">
          <table:table-cell table:style-name="ce25" table:formula="of:=MID([$'Compras-Ali'.$A396];[$Tablas.$E$31];[$Tablas.$G$31])" office:value-type="string" office:string-value="001" calcext:value-type="string">
            <text:p>001</text:p>
          </table:table-cell>
          <table:table-cell table:style-name="ce25" table:formula="of:=MID([$'Compras-Ali'.$A396];[$Tablas.$E$32];[$Tablas.$G$32])" office:value-type="string" office:string-value="00001" calcext:value-type="string">
            <text:p>00001</text:p>
          </table:table-cell>
          <table:table-cell table:style-name="ce25" table:formula="of:=MID([$'Compras-Ali'.$A396];[$Tablas.$E$33];[$Tablas.$G$33])" office:value-type="string" office:string-value="00000000000000085533" calcext:value-type="string">
            <text:p>00000000000000085533</text:p>
          </table:table-cell>
          <table:table-cell table:style-name="ce25" table:formula="of:=MID([$'Compras-Ali'.$A396];[$Tablas.$E$34];[$Tablas.$G$34])" office:value-type="string" office:string-value="80" calcext:value-type="string">
            <text:p>80</text:p>
          </table:table-cell>
          <table:table-cell table:style-name="ce25" table:formula="of:=MID([$'Compras-Ali'.$A39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96]&lt;&gt;&quot;&quot;;VALUE(MID([$'Compras-Ali'.$A396];[$Tablas.$E$36];[$Tablas.$G$36]))/100;0)*IF(OR(VALUE([.A396])=3;VALUE([.A396])=8;VALUE([.A396])=13);-1;1)" office:value-type="float" office:value="324.48" calcext:value-type="float">
            <text:p>324,48</text:p>
          </table:table-cell>
          <table:table-cell table:style-name="ce25" table:formula="of:=MID([$'Compras-Ali'.$A396];[$Tablas.$E$37];[$Tablas.$G$37])" office:value-type="string" office:string-value="0005" calcext:value-type="string">
            <text:p>0005</text:p>
          </table:table-cell>
          <table:table-cell table:style-name="ce28" table:formula="of:=IF([$'Compras-Ali'.$A396]&lt;&gt;&quot;&quot;;VALUE(MID([$'Compras-Ali'.$A396];[$Tablas.$E$38];[$Tablas.$G$38]))/100;0)*IF(OR(VALUE([.A396])=3;VALUE([.A396])=8;VALUE([.A396])=13);-1;1)" office:value-type="float" office:value="68.14" calcext:value-type="float">
            <text:p>68,14</text:p>
          </table:table-cell>
          <table:table-cell table:number-columns-repeated="1016"/>
        </table:table-row>
        <table:table-row table:style-name="ro1">
          <table:table-cell table:style-name="ce25" table:formula="of:=MID([$'Compras-Ali'.$A397];[$Tablas.$E$31];[$Tablas.$G$31])" office:value-type="string" office:string-value="001" calcext:value-type="string">
            <text:p>001</text:p>
          </table:table-cell>
          <table:table-cell table:style-name="ce25" table:formula="of:=MID([$'Compras-Ali'.$A397];[$Tablas.$E$32];[$Tablas.$G$32])" office:value-type="string" office:string-value="00001" calcext:value-type="string">
            <text:p>00001</text:p>
          </table:table-cell>
          <table:table-cell table:style-name="ce25" table:formula="of:=MID([$'Compras-Ali'.$A397];[$Tablas.$E$33];[$Tablas.$G$33])" office:value-type="string" office:string-value="00000000000000085551" calcext:value-type="string">
            <text:p>00000000000000085551</text:p>
          </table:table-cell>
          <table:table-cell table:style-name="ce25" table:formula="of:=MID([$'Compras-Ali'.$A397];[$Tablas.$E$34];[$Tablas.$G$34])" office:value-type="string" office:string-value="80" calcext:value-type="string">
            <text:p>80</text:p>
          </table:table-cell>
          <table:table-cell table:style-name="ce25" table:formula="of:=MID([$'Compras-Ali'.$A39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97]&lt;&gt;&quot;&quot;;VALUE(MID([$'Compras-Ali'.$A397];[$Tablas.$E$36];[$Tablas.$G$36]))/100;0)*IF(OR(VALUE([.A397])=3;VALUE([.A397])=8;VALUE([.A397])=13);-1;1)" office:value-type="float" office:value="166.95" calcext:value-type="float">
            <text:p>166,95</text:p>
          </table:table-cell>
          <table:table-cell table:style-name="ce25" table:formula="of:=MID([$'Compras-Ali'.$A397];[$Tablas.$E$37];[$Tablas.$G$37])" office:value-type="string" office:string-value="0005" calcext:value-type="string">
            <text:p>0005</text:p>
          </table:table-cell>
          <table:table-cell table:style-name="ce28" table:formula="of:=IF([$'Compras-Ali'.$A397]&lt;&gt;&quot;&quot;;VALUE(MID([$'Compras-Ali'.$A397];[$Tablas.$E$38];[$Tablas.$G$38]))/100;0)*IF(OR(VALUE([.A397])=3;VALUE([.A397])=8;VALUE([.A397])=13);-1;1)" office:value-type="float" office:value="35.06" calcext:value-type="float">
            <text:p>35,06</text:p>
          </table:table-cell>
          <table:table-cell table:number-columns-repeated="1016"/>
        </table:table-row>
        <table:table-row table:style-name="ro1">
          <table:table-cell table:style-name="ce25" table:formula="of:=MID([$'Compras-Ali'.$A398];[$Tablas.$E$31];[$Tablas.$G$31])" office:value-type="string" office:string-value="001" calcext:value-type="string">
            <text:p>001</text:p>
          </table:table-cell>
          <table:table-cell table:style-name="ce25" table:formula="of:=MID([$'Compras-Ali'.$A398];[$Tablas.$E$32];[$Tablas.$G$32])" office:value-type="string" office:string-value="00001" calcext:value-type="string">
            <text:p>00001</text:p>
          </table:table-cell>
          <table:table-cell table:style-name="ce25" table:formula="of:=MID([$'Compras-Ali'.$A398];[$Tablas.$E$33];[$Tablas.$G$33])" office:value-type="string" office:string-value="00000000000000085564" calcext:value-type="string">
            <text:p>00000000000000085564</text:p>
          </table:table-cell>
          <table:table-cell table:style-name="ce25" table:formula="of:=MID([$'Compras-Ali'.$A398];[$Tablas.$E$34];[$Tablas.$G$34])" office:value-type="string" office:string-value="80" calcext:value-type="string">
            <text:p>80</text:p>
          </table:table-cell>
          <table:table-cell table:style-name="ce25" table:formula="of:=MID([$'Compras-Ali'.$A39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98]&lt;&gt;&quot;&quot;;VALUE(MID([$'Compras-Ali'.$A398];[$Tablas.$E$36];[$Tablas.$G$36]))/100;0)*IF(OR(VALUE([.A398])=3;VALUE([.A398])=8;VALUE([.A398])=13);-1;1)" office:value-type="float" office:value="624.57" calcext:value-type="float">
            <text:p>624,57</text:p>
          </table:table-cell>
          <table:table-cell table:style-name="ce25" table:formula="of:=MID([$'Compras-Ali'.$A398];[$Tablas.$E$37];[$Tablas.$G$37])" office:value-type="string" office:string-value="0005" calcext:value-type="string">
            <text:p>0005</text:p>
          </table:table-cell>
          <table:table-cell table:style-name="ce28" table:formula="of:=IF([$'Compras-Ali'.$A398]&lt;&gt;&quot;&quot;;VALUE(MID([$'Compras-Ali'.$A398];[$Tablas.$E$38];[$Tablas.$G$38]))/100;0)*IF(OR(VALUE([.A398])=3;VALUE([.A398])=8;VALUE([.A398])=13);-1;1)" office:value-type="float" office:value="131.16" calcext:value-type="float">
            <text:p>131,16</text:p>
          </table:table-cell>
          <table:table-cell table:number-columns-repeated="1016"/>
        </table:table-row>
        <table:table-row table:style-name="ro1">
          <table:table-cell table:style-name="ce25" table:formula="of:=MID([$'Compras-Ali'.$A399];[$Tablas.$E$31];[$Tablas.$G$31])" office:value-type="string" office:string-value="001" calcext:value-type="string">
            <text:p>001</text:p>
          </table:table-cell>
          <table:table-cell table:style-name="ce25" table:formula="of:=MID([$'Compras-Ali'.$A399];[$Tablas.$E$32];[$Tablas.$G$32])" office:value-type="string" office:string-value="00001" calcext:value-type="string">
            <text:p>00001</text:p>
          </table:table-cell>
          <table:table-cell table:style-name="ce25" table:formula="of:=MID([$'Compras-Ali'.$A399];[$Tablas.$E$33];[$Tablas.$G$33])" office:value-type="string" office:string-value="00000000000000085548" calcext:value-type="string">
            <text:p>00000000000000085548</text:p>
          </table:table-cell>
          <table:table-cell table:style-name="ce25" table:formula="of:=MID([$'Compras-Ali'.$A399];[$Tablas.$E$34];[$Tablas.$G$34])" office:value-type="string" office:string-value="80" calcext:value-type="string">
            <text:p>80</text:p>
          </table:table-cell>
          <table:table-cell table:style-name="ce25" table:formula="of:=MID([$'Compras-Ali'.$A39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99]&lt;&gt;&quot;&quot;;VALUE(MID([$'Compras-Ali'.$A399];[$Tablas.$E$36];[$Tablas.$G$36]))/100;0)*IF(OR(VALUE([.A399])=3;VALUE([.A399])=8;VALUE([.A399])=13);-1;1)" office:value-type="float" office:value="1093.38" calcext:value-type="float">
            <text:p>1.093,38</text:p>
          </table:table-cell>
          <table:table-cell table:style-name="ce25" table:formula="of:=MID([$'Compras-Ali'.$A399];[$Tablas.$E$37];[$Tablas.$G$37])" office:value-type="string" office:string-value="0005" calcext:value-type="string">
            <text:p>0005</text:p>
          </table:table-cell>
          <table:table-cell table:style-name="ce28" table:formula="of:=IF([$'Compras-Ali'.$A399]&lt;&gt;&quot;&quot;;VALUE(MID([$'Compras-Ali'.$A399];[$Tablas.$E$38];[$Tablas.$G$38]))/100;0)*IF(OR(VALUE([.A399])=3;VALUE([.A399])=8;VALUE([.A399])=13);-1;1)" office:value-type="float" office:value="229.61" calcext:value-type="float">
            <text:p>229,61</text:p>
          </table:table-cell>
          <table:table-cell table:number-columns-repeated="1016"/>
        </table:table-row>
        <table:table-row table:style-name="ro1">
          <table:table-cell table:style-name="ce25" table:formula="of:=MID([$'Compras-Ali'.$A400];[$Tablas.$E$31];[$Tablas.$G$31])" office:value-type="string" office:string-value="001" calcext:value-type="string">
            <text:p>001</text:p>
          </table:table-cell>
          <table:table-cell table:style-name="ce25" table:formula="of:=MID([$'Compras-Ali'.$A400];[$Tablas.$E$32];[$Tablas.$G$32])" office:value-type="string" office:string-value="00001" calcext:value-type="string">
            <text:p>00001</text:p>
          </table:table-cell>
          <table:table-cell table:style-name="ce25" table:formula="of:=MID([$'Compras-Ali'.$A400];[$Tablas.$E$33];[$Tablas.$G$33])" office:value-type="string" office:string-value="00000000000122462856" calcext:value-type="string">
            <text:p>00000000000122462856</text:p>
          </table:table-cell>
          <table:table-cell table:style-name="ce25" table:formula="of:=MID([$'Compras-Ali'.$A400];[$Tablas.$E$34];[$Tablas.$G$34])" office:value-type="string" office:string-value="80" calcext:value-type="string">
            <text:p>80</text:p>
          </table:table-cell>
          <table:table-cell table:style-name="ce25" table:formula="of:=MID([$'Compras-Ali'.$A400];[$Tablas.$E$35];[$Tablas.$G$35])" office:value-type="string" office:string-value="00000000030500001735" calcext:value-type="string">
            <text:p>00000000030500001735</text:p>
          </table:table-cell>
          <table:table-cell table:style-name="ce28" table:formula="of:=IF([$'Compras-Ali'.$A400]&lt;&gt;&quot;&quot;;VALUE(MID([$'Compras-Ali'.$A400];[$Tablas.$E$36];[$Tablas.$G$36]))/100;0)*IF(OR(VALUE([.A400])=3;VALUE([.A400])=8;VALUE([.A400])=13);-1;1)" office:value-type="float" office:value="1840.48" calcext:value-type="float">
            <text:p>1.840,48</text:p>
          </table:table-cell>
          <table:table-cell table:style-name="ce25" table:formula="of:=MID([$'Compras-Ali'.$A400];[$Tablas.$E$37];[$Tablas.$G$37])" office:value-type="string" office:string-value="0005" calcext:value-type="string">
            <text:p>0005</text:p>
          </table:table-cell>
          <table:table-cell table:style-name="ce28" table:formula="of:=IF([$'Compras-Ali'.$A400]&lt;&gt;&quot;&quot;;VALUE(MID([$'Compras-Ali'.$A400];[$Tablas.$E$38];[$Tablas.$G$38]))/100;0)*IF(OR(VALUE([.A400])=3;VALUE([.A400])=8;VALUE([.A400])=13);-1;1)" office:value-type="float" office:value="386.5" calcext:value-type="float">
            <text:p>386,50</text:p>
          </table:table-cell>
          <table:table-cell table:number-columns-repeated="1016"/>
        </table:table-row>
        <table:table-row table:style-name="ro1">
          <table:table-cell table:style-name="ce25" table:formula="of:=MID([$'Compras-Ali'.$A401];[$Tablas.$E$31];[$Tablas.$G$31])" office:value-type="string" office:string-value="001" calcext:value-type="string">
            <text:p>001</text:p>
          </table:table-cell>
          <table:table-cell table:style-name="ce25" table:formula="of:=MID([$'Compras-Ali'.$A401];[$Tablas.$E$32];[$Tablas.$G$32])" office:value-type="string" office:string-value="00001" calcext:value-type="string">
            <text:p>00001</text:p>
          </table:table-cell>
          <table:table-cell table:style-name="ce25" table:formula="of:=MID([$'Compras-Ali'.$A401];[$Tablas.$E$33];[$Tablas.$G$33])" office:value-type="string" office:string-value="00000000000122462856" calcext:value-type="string">
            <text:p>00000000000122462856</text:p>
          </table:table-cell>
          <table:table-cell table:style-name="ce25" table:formula="of:=MID([$'Compras-Ali'.$A401];[$Tablas.$E$34];[$Tablas.$G$34])" office:value-type="string" office:string-value="80" calcext:value-type="string">
            <text:p>80</text:p>
          </table:table-cell>
          <table:table-cell table:style-name="ce25" table:formula="of:=MID([$'Compras-Ali'.$A401];[$Tablas.$E$35];[$Tablas.$G$35])" office:value-type="string" office:string-value="00000000030500001735" calcext:value-type="string">
            <text:p>00000000030500001735</text:p>
          </table:table-cell>
          <table:table-cell table:style-name="ce28" table:formula="of:=IF([$'Compras-Ali'.$A401]&lt;&gt;&quot;&quot;;VALUE(MID([$'Compras-Ali'.$A401];[$Tablas.$E$36];[$Tablas.$G$36]))/100;0)*IF(OR(VALUE([.A401])=3;VALUE([.A401])=8;VALUE([.A401])=13);-1;1)" office:value-type="float" office:value="4701.71" calcext:value-type="float">
            <text:p>4.701,71</text:p>
          </table:table-cell>
          <table:table-cell table:style-name="ce25" table:formula="of:=MID([$'Compras-Ali'.$A401];[$Tablas.$E$37];[$Tablas.$G$37])" office:value-type="string" office:string-value="0004" calcext:value-type="string">
            <text:p>0004</text:p>
          </table:table-cell>
          <table:table-cell table:style-name="ce28" table:formula="of:=IF([$'Compras-Ali'.$A401]&lt;&gt;&quot;&quot;;VALUE(MID([$'Compras-Ali'.$A401];[$Tablas.$E$38];[$Tablas.$G$38]))/100;0)*IF(OR(VALUE([.A401])=3;VALUE([.A401])=8;VALUE([.A401])=13);-1;1)" office:value-type="float" office:value="493.68" calcext:value-type="float">
            <text:p>493,68</text:p>
          </table:table-cell>
          <table:table-cell table:number-columns-repeated="1016"/>
        </table:table-row>
        <table:table-row table:style-name="ro1">
          <table:table-cell table:style-name="ce25" table:formula="of:=MID([$'Compras-Ali'.$A402];[$Tablas.$E$31];[$Tablas.$G$31])" office:value-type="string" office:string-value="001" calcext:value-type="string">
            <text:p>001</text:p>
          </table:table-cell>
          <table:table-cell table:style-name="ce25" table:formula="of:=MID([$'Compras-Ali'.$A402];[$Tablas.$E$32];[$Tablas.$G$32])" office:value-type="string" office:string-value="00002" calcext:value-type="string">
            <text:p>00002</text:p>
          </table:table-cell>
          <table:table-cell table:style-name="ce25" table:formula="of:=MID([$'Compras-Ali'.$A402];[$Tablas.$E$33];[$Tablas.$G$33])" office:value-type="string" office:string-value="00000000000000001440" calcext:value-type="string">
            <text:p>00000000000000001440</text:p>
          </table:table-cell>
          <table:table-cell table:style-name="ce25" table:formula="of:=MID([$'Compras-Ali'.$A402];[$Tablas.$E$34];[$Tablas.$G$34])" office:value-type="string" office:string-value="80" calcext:value-type="string">
            <text:p>80</text:p>
          </table:table-cell>
          <table:table-cell table:style-name="ce25" table:formula="of:=MID([$'Compras-Ali'.$A402];[$Tablas.$E$35];[$Tablas.$G$35])" office:value-type="string" office:string-value="00000000020174940895" calcext:value-type="string">
            <text:p>00000000020174940895</text:p>
          </table:table-cell>
          <table:table-cell table:style-name="ce28" table:formula="of:=IF([$'Compras-Ali'.$A402]&lt;&gt;&quot;&quot;;VALUE(MID([$'Compras-Ali'.$A402];[$Tablas.$E$36];[$Tablas.$G$36]))/100;0)*IF(OR(VALUE([.A402])=3;VALUE([.A402])=8;VALUE([.A402])=13);-1;1)" office:value-type="float" office:value="19250" calcext:value-type="float">
            <text:p>19.250,00</text:p>
          </table:table-cell>
          <table:table-cell table:style-name="ce25" table:formula="of:=MID([$'Compras-Ali'.$A402];[$Tablas.$E$37];[$Tablas.$G$37])" office:value-type="string" office:string-value="0005" calcext:value-type="string">
            <text:p>0005</text:p>
          </table:table-cell>
          <table:table-cell table:style-name="ce28" table:formula="of:=IF([$'Compras-Ali'.$A402]&lt;&gt;&quot;&quot;;VALUE(MID([$'Compras-Ali'.$A402];[$Tablas.$E$38];[$Tablas.$G$38]))/100;0)*IF(OR(VALUE([.A402])=3;VALUE([.A402])=8;VALUE([.A402])=13);-1;1)" office:value-type="float" office:value="4042.5" calcext:value-type="float">
            <text:p>4.042,50</text:p>
          </table:table-cell>
          <table:table-cell table:number-columns-repeated="1016"/>
        </table:table-row>
        <table:table-row table:style-name="ro1">
          <table:table-cell table:style-name="ce25" table:formula="of:=MID([$'Compras-Ali'.$A403];[$Tablas.$E$31];[$Tablas.$G$31])" office:value-type="string" office:string-value="001" calcext:value-type="string">
            <text:p>001</text:p>
          </table:table-cell>
          <table:table-cell table:style-name="ce25" table:formula="of:=MID([$'Compras-Ali'.$A403];[$Tablas.$E$32];[$Tablas.$G$32])" office:value-type="string" office:string-value="00001" calcext:value-type="string">
            <text:p>00001</text:p>
          </table:table-cell>
          <table:table-cell table:style-name="ce25" table:formula="of:=MID([$'Compras-Ali'.$A403];[$Tablas.$E$33];[$Tablas.$G$33])" office:value-type="string" office:string-value="00000000000000085604" calcext:value-type="string">
            <text:p>00000000000000085604</text:p>
          </table:table-cell>
          <table:table-cell table:style-name="ce25" table:formula="of:=MID([$'Compras-Ali'.$A403];[$Tablas.$E$34];[$Tablas.$G$34])" office:value-type="string" office:string-value="80" calcext:value-type="string">
            <text:p>80</text:p>
          </table:table-cell>
          <table:table-cell table:style-name="ce25" table:formula="of:=MID([$'Compras-Ali'.$A40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03]&lt;&gt;&quot;&quot;;VALUE(MID([$'Compras-Ali'.$A403];[$Tablas.$E$36];[$Tablas.$G$36]))/100;0)*IF(OR(VALUE([.A403])=3;VALUE([.A403])=8;VALUE([.A403])=13);-1;1)" office:value-type="float" office:value="6.71" calcext:value-type="float">
            <text:p>6,71</text:p>
          </table:table-cell>
          <table:table-cell table:style-name="ce25" table:formula="of:=MID([$'Compras-Ali'.$A403];[$Tablas.$E$37];[$Tablas.$G$37])" office:value-type="string" office:string-value="0005" calcext:value-type="string">
            <text:p>0005</text:p>
          </table:table-cell>
          <table:table-cell table:style-name="ce28" table:formula="of:=IF([$'Compras-Ali'.$A403]&lt;&gt;&quot;&quot;;VALUE(MID([$'Compras-Ali'.$A403];[$Tablas.$E$38];[$Tablas.$G$38]))/100;0)*IF(OR(VALUE([.A403])=3;VALUE([.A403])=8;VALUE([.A403])=13);-1;1)" office:value-type="float" office:value="1.41" calcext:value-type="float">
            <text:p>1,41</text:p>
          </table:table-cell>
          <table:table-cell table:number-columns-repeated="1016"/>
        </table:table-row>
        <table:table-row table:style-name="ro1">
          <table:table-cell table:style-name="ce25" table:formula="of:=MID([$'Compras-Ali'.$A404];[$Tablas.$E$31];[$Tablas.$G$31])" office:value-type="string" office:string-value="001" calcext:value-type="string">
            <text:p>001</text:p>
          </table:table-cell>
          <table:table-cell table:style-name="ce25" table:formula="of:=MID([$'Compras-Ali'.$A404];[$Tablas.$E$32];[$Tablas.$G$32])" office:value-type="string" office:string-value="00001" calcext:value-type="string">
            <text:p>00001</text:p>
          </table:table-cell>
          <table:table-cell table:style-name="ce25" table:formula="of:=MID([$'Compras-Ali'.$A404];[$Tablas.$E$33];[$Tablas.$G$33])" office:value-type="string" office:string-value="00000000000000085585" calcext:value-type="string">
            <text:p>00000000000000085585</text:p>
          </table:table-cell>
          <table:table-cell table:style-name="ce25" table:formula="of:=MID([$'Compras-Ali'.$A404];[$Tablas.$E$34];[$Tablas.$G$34])" office:value-type="string" office:string-value="80" calcext:value-type="string">
            <text:p>80</text:p>
          </table:table-cell>
          <table:table-cell table:style-name="ce25" table:formula="of:=MID([$'Compras-Ali'.$A40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04]&lt;&gt;&quot;&quot;;VALUE(MID([$'Compras-Ali'.$A404];[$Tablas.$E$36];[$Tablas.$G$36]))/100;0)*IF(OR(VALUE([.A404])=3;VALUE([.A404])=8;VALUE([.A404])=13);-1;1)" office:value-type="float" office:value="44.1" calcext:value-type="float">
            <text:p>44,10</text:p>
          </table:table-cell>
          <table:table-cell table:style-name="ce25" table:formula="of:=MID([$'Compras-Ali'.$A404];[$Tablas.$E$37];[$Tablas.$G$37])" office:value-type="string" office:string-value="0005" calcext:value-type="string">
            <text:p>0005</text:p>
          </table:table-cell>
          <table:table-cell table:style-name="ce28" table:formula="of:=IF([$'Compras-Ali'.$A404]&lt;&gt;&quot;&quot;;VALUE(MID([$'Compras-Ali'.$A404];[$Tablas.$E$38];[$Tablas.$G$38]))/100;0)*IF(OR(VALUE([.A404])=3;VALUE([.A404])=8;VALUE([.A404])=13);-1;1)" office:value-type="float" office:value="9.26" calcext:value-type="float">
            <text:p>9,26</text:p>
          </table:table-cell>
          <table:table-cell table:number-columns-repeated="1016"/>
        </table:table-row>
        <table:table-row table:style-name="ro1">
          <table:table-cell table:style-name="ce25" table:formula="of:=MID([$'Compras-Ali'.$A405];[$Tablas.$E$31];[$Tablas.$G$31])" office:value-type="string" office:string-value="001" calcext:value-type="string">
            <text:p>001</text:p>
          </table:table-cell>
          <table:table-cell table:style-name="ce25" table:formula="of:=MID([$'Compras-Ali'.$A405];[$Tablas.$E$32];[$Tablas.$G$32])" office:value-type="string" office:string-value="00001" calcext:value-type="string">
            <text:p>00001</text:p>
          </table:table-cell>
          <table:table-cell table:style-name="ce25" table:formula="of:=MID([$'Compras-Ali'.$A405];[$Tablas.$E$33];[$Tablas.$G$33])" office:value-type="string" office:string-value="00000000000000084768" calcext:value-type="string">
            <text:p>00000000000000084768</text:p>
          </table:table-cell>
          <table:table-cell table:style-name="ce25" table:formula="of:=MID([$'Compras-Ali'.$A405];[$Tablas.$E$34];[$Tablas.$G$34])" office:value-type="string" office:string-value="80" calcext:value-type="string">
            <text:p>80</text:p>
          </table:table-cell>
          <table:table-cell table:style-name="ce25" table:formula="of:=MID([$'Compras-Ali'.$A40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05]&lt;&gt;&quot;&quot;;VALUE(MID([$'Compras-Ali'.$A405];[$Tablas.$E$36];[$Tablas.$G$36]))/100;0)*IF(OR(VALUE([.A405])=3;VALUE([.A405])=8;VALUE([.A405])=13);-1;1)" office:value-type="float" office:value="37.71" calcext:value-type="float">
            <text:p>37,71</text:p>
          </table:table-cell>
          <table:table-cell table:style-name="ce25" table:formula="of:=MID([$'Compras-Ali'.$A405];[$Tablas.$E$37];[$Tablas.$G$37])" office:value-type="string" office:string-value="0005" calcext:value-type="string">
            <text:p>0005</text:p>
          </table:table-cell>
          <table:table-cell table:style-name="ce28" table:formula="of:=IF([$'Compras-Ali'.$A405]&lt;&gt;&quot;&quot;;VALUE(MID([$'Compras-Ali'.$A405];[$Tablas.$E$38];[$Tablas.$G$38]))/100;0)*IF(OR(VALUE([.A405])=3;VALUE([.A405])=8;VALUE([.A405])=13);-1;1)" office:value-type="float" office:value="7.92" calcext:value-type="float">
            <text:p>7,92</text:p>
          </table:table-cell>
          <table:table-cell table:number-columns-repeated="1016"/>
        </table:table-row>
        <table:table-row table:style-name="ro1">
          <table:table-cell table:style-name="ce25" table:formula="of:=MID([$'Compras-Ali'.$A406];[$Tablas.$E$31];[$Tablas.$G$31])" office:value-type="string" office:string-value="001" calcext:value-type="string">
            <text:p>001</text:p>
          </table:table-cell>
          <table:table-cell table:style-name="ce25" table:formula="of:=MID([$'Compras-Ali'.$A406];[$Tablas.$E$32];[$Tablas.$G$32])" office:value-type="string" office:string-value="00001" calcext:value-type="string">
            <text:p>00001</text:p>
          </table:table-cell>
          <table:table-cell table:style-name="ce25" table:formula="of:=MID([$'Compras-Ali'.$A406];[$Tablas.$E$33];[$Tablas.$G$33])" office:value-type="string" office:string-value="00000000000000085199" calcext:value-type="string">
            <text:p>00000000000000085199</text:p>
          </table:table-cell>
          <table:table-cell table:style-name="ce25" table:formula="of:=MID([$'Compras-Ali'.$A406];[$Tablas.$E$34];[$Tablas.$G$34])" office:value-type="string" office:string-value="80" calcext:value-type="string">
            <text:p>80</text:p>
          </table:table-cell>
          <table:table-cell table:style-name="ce25" table:formula="of:=MID([$'Compras-Ali'.$A40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06]&lt;&gt;&quot;&quot;;VALUE(MID([$'Compras-Ali'.$A406];[$Tablas.$E$36];[$Tablas.$G$36]))/100;0)*IF(OR(VALUE([.A406])=3;VALUE([.A406])=8;VALUE([.A406])=13);-1;1)" office:value-type="float" office:value="83.71" calcext:value-type="float">
            <text:p>83,71</text:p>
          </table:table-cell>
          <table:table-cell table:style-name="ce25" table:formula="of:=MID([$'Compras-Ali'.$A406];[$Tablas.$E$37];[$Tablas.$G$37])" office:value-type="string" office:string-value="0005" calcext:value-type="string">
            <text:p>0005</text:p>
          </table:table-cell>
          <table:table-cell table:style-name="ce28" table:formula="of:=IF([$'Compras-Ali'.$A406]&lt;&gt;&quot;&quot;;VALUE(MID([$'Compras-Ali'.$A406];[$Tablas.$E$38];[$Tablas.$G$38]))/100;0)*IF(OR(VALUE([.A406])=3;VALUE([.A406])=8;VALUE([.A406])=13);-1;1)" office:value-type="float" office:value="17.58" calcext:value-type="float">
            <text:p>17,58</text:p>
          </table:table-cell>
          <table:table-cell table:number-columns-repeated="1016"/>
        </table:table-row>
        <table:table-row table:style-name="ro1">
          <table:table-cell table:style-name="ce25" table:formula="of:=MID([$'Compras-Ali'.$A407];[$Tablas.$E$31];[$Tablas.$G$31])" office:value-type="string" office:string-value="001" calcext:value-type="string">
            <text:p>001</text:p>
          </table:table-cell>
          <table:table-cell table:style-name="ce25" table:formula="of:=MID([$'Compras-Ali'.$A407];[$Tablas.$E$32];[$Tablas.$G$32])" office:value-type="string" office:string-value="00001" calcext:value-type="string">
            <text:p>00001</text:p>
          </table:table-cell>
          <table:table-cell table:style-name="ce25" table:formula="of:=MID([$'Compras-Ali'.$A407];[$Tablas.$E$33];[$Tablas.$G$33])" office:value-type="string" office:string-value="00000000000000084767" calcext:value-type="string">
            <text:p>00000000000000084767</text:p>
          </table:table-cell>
          <table:table-cell table:style-name="ce25" table:formula="of:=MID([$'Compras-Ali'.$A407];[$Tablas.$E$34];[$Tablas.$G$34])" office:value-type="string" office:string-value="80" calcext:value-type="string">
            <text:p>80</text:p>
          </table:table-cell>
          <table:table-cell table:style-name="ce25" table:formula="of:=MID([$'Compras-Ali'.$A40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07]&lt;&gt;&quot;&quot;;VALUE(MID([$'Compras-Ali'.$A407];[$Tablas.$E$36];[$Tablas.$G$36]))/100;0)*IF(OR(VALUE([.A407])=3;VALUE([.A407])=8;VALUE([.A407])=13);-1;1)" office:value-type="float" office:value="87.48" calcext:value-type="float">
            <text:p>87,48</text:p>
          </table:table-cell>
          <table:table-cell table:style-name="ce25" table:formula="of:=MID([$'Compras-Ali'.$A407];[$Tablas.$E$37];[$Tablas.$G$37])" office:value-type="string" office:string-value="0005" calcext:value-type="string">
            <text:p>0005</text:p>
          </table:table-cell>
          <table:table-cell table:style-name="ce28" table:formula="of:=IF([$'Compras-Ali'.$A407]&lt;&gt;&quot;&quot;;VALUE(MID([$'Compras-Ali'.$A407];[$Tablas.$E$38];[$Tablas.$G$38]))/100;0)*IF(OR(VALUE([.A407])=3;VALUE([.A407])=8;VALUE([.A407])=13);-1;1)" office:value-type="float" office:value="18.37" calcext:value-type="float">
            <text:p>18,37</text:p>
          </table:table-cell>
          <table:table-cell table:number-columns-repeated="1016"/>
        </table:table-row>
        <table:table-row table:style-name="ro1">
          <table:table-cell table:style-name="ce25" table:formula="of:=MID([$'Compras-Ali'.$A408];[$Tablas.$E$31];[$Tablas.$G$31])" office:value-type="string" office:string-value="001" calcext:value-type="string">
            <text:p>001</text:p>
          </table:table-cell>
          <table:table-cell table:style-name="ce25" table:formula="of:=MID([$'Compras-Ali'.$A408];[$Tablas.$E$32];[$Tablas.$G$32])" office:value-type="string" office:string-value="00001" calcext:value-type="string">
            <text:p>00001</text:p>
          </table:table-cell>
          <table:table-cell table:style-name="ce25" table:formula="of:=MID([$'Compras-Ali'.$A408];[$Tablas.$E$33];[$Tablas.$G$33])" office:value-type="string" office:string-value="00000000000000085618" calcext:value-type="string">
            <text:p>00000000000000085618</text:p>
          </table:table-cell>
          <table:table-cell table:style-name="ce25" table:formula="of:=MID([$'Compras-Ali'.$A408];[$Tablas.$E$34];[$Tablas.$G$34])" office:value-type="string" office:string-value="80" calcext:value-type="string">
            <text:p>80</text:p>
          </table:table-cell>
          <table:table-cell table:style-name="ce25" table:formula="of:=MID([$'Compras-Ali'.$A40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08]&lt;&gt;&quot;&quot;;VALUE(MID([$'Compras-Ali'.$A408];[$Tablas.$E$36];[$Tablas.$G$36]))/100;0)*IF(OR(VALUE([.A408])=3;VALUE([.A408])=8;VALUE([.A408])=13);-1;1)" office:value-type="float" office:value="331" calcext:value-type="float">
            <text:p>331,00</text:p>
          </table:table-cell>
          <table:table-cell table:style-name="ce25" table:formula="of:=MID([$'Compras-Ali'.$A408];[$Tablas.$E$37];[$Tablas.$G$37])" office:value-type="string" office:string-value="0005" calcext:value-type="string">
            <text:p>0005</text:p>
          </table:table-cell>
          <table:table-cell table:style-name="ce28" table:formula="of:=IF([$'Compras-Ali'.$A408]&lt;&gt;&quot;&quot;;VALUE(MID([$'Compras-Ali'.$A408];[$Tablas.$E$38];[$Tablas.$G$38]))/100;0)*IF(OR(VALUE([.A408])=3;VALUE([.A408])=8;VALUE([.A408])=13);-1;1)" office:value-type="float" office:value="69.51" calcext:value-type="float">
            <text:p>69,51</text:p>
          </table:table-cell>
          <table:table-cell table:number-columns-repeated="1016"/>
        </table:table-row>
        <table:table-row table:style-name="ro1">
          <table:table-cell table:style-name="ce25" table:formula="of:=MID([$'Compras-Ali'.$A409];[$Tablas.$E$31];[$Tablas.$G$31])" office:value-type="string" office:string-value="001" calcext:value-type="string">
            <text:p>001</text:p>
          </table:table-cell>
          <table:table-cell table:style-name="ce25" table:formula="of:=MID([$'Compras-Ali'.$A409];[$Tablas.$E$32];[$Tablas.$G$32])" office:value-type="string" office:string-value="00002" calcext:value-type="string">
            <text:p>00002</text:p>
          </table:table-cell>
          <table:table-cell table:style-name="ce25" table:formula="of:=MID([$'Compras-Ali'.$A409];[$Tablas.$E$33];[$Tablas.$G$33])" office:value-type="string" office:string-value="00000000000000000166" calcext:value-type="string">
            <text:p>00000000000000000166</text:p>
          </table:table-cell>
          <table:table-cell table:style-name="ce25" table:formula="of:=MID([$'Compras-Ali'.$A409];[$Tablas.$E$34];[$Tablas.$G$34])" office:value-type="string" office:string-value="80" calcext:value-type="string">
            <text:p>80</text:p>
          </table:table-cell>
          <table:table-cell table:style-name="ce25" table:formula="of:=MID([$'Compras-Ali'.$A409];[$Tablas.$E$35];[$Tablas.$G$35])" office:value-type="string" office:string-value="00000000030715610503" calcext:value-type="string">
            <text:p>00000000030715610503</text:p>
          </table:table-cell>
          <table:table-cell table:style-name="ce28" table:formula="of:=IF([$'Compras-Ali'.$A409]&lt;&gt;&quot;&quot;;VALUE(MID([$'Compras-Ali'.$A409];[$Tablas.$E$36];[$Tablas.$G$36]))/100;0)*IF(OR(VALUE([.A409])=3;VALUE([.A409])=8;VALUE([.A409])=13);-1;1)" office:value-type="float" office:value="5600" calcext:value-type="float">
            <text:p>5.600,00</text:p>
          </table:table-cell>
          <table:table-cell table:style-name="ce25" table:formula="of:=MID([$'Compras-Ali'.$A409];[$Tablas.$E$37];[$Tablas.$G$37])" office:value-type="string" office:string-value="0005" calcext:value-type="string">
            <text:p>0005</text:p>
          </table:table-cell>
          <table:table-cell table:style-name="ce28" table:formula="of:=IF([$'Compras-Ali'.$A409]&lt;&gt;&quot;&quot;;VALUE(MID([$'Compras-Ali'.$A409];[$Tablas.$E$38];[$Tablas.$G$38]))/100;0)*IF(OR(VALUE([.A409])=3;VALUE([.A409])=8;VALUE([.A409])=13);-1;1)" office:value-type="float" office:value="1176" calcext:value-type="float">
            <text:p>1.176,00</text:p>
          </table:table-cell>
          <table:table-cell table:number-columns-repeated="1016"/>
        </table:table-row>
        <table:table-row table:style-name="ro1">
          <table:table-cell table:style-name="ce25" table:formula="of:=MID([$'Compras-Ali'.$A410];[$Tablas.$E$31];[$Tablas.$G$31])" office:value-type="string" office:string-value="003" calcext:value-type="string">
            <text:p>003</text:p>
          </table:table-cell>
          <table:table-cell table:style-name="ce25" table:formula="of:=MID([$'Compras-Ali'.$A410];[$Tablas.$E$32];[$Tablas.$G$32])" office:value-type="string" office:string-value="02019" calcext:value-type="string">
            <text:p>02019</text:p>
          </table:table-cell>
          <table:table-cell table:style-name="ce25" table:formula="of:=MID([$'Compras-Ali'.$A410];[$Tablas.$E$33];[$Tablas.$G$33])" office:value-type="string" office:string-value="00000000000000029063" calcext:value-type="string">
            <text:p>00000000000000029063</text:p>
          </table:table-cell>
          <table:table-cell table:style-name="ce25" table:formula="of:=MID([$'Compras-Ali'.$A410];[$Tablas.$E$34];[$Tablas.$G$34])" office:value-type="string" office:string-value="80" calcext:value-type="string">
            <text:p>80</text:p>
          </table:table-cell>
          <table:table-cell table:style-name="ce25" table:formula="of:=MID([$'Compras-Ali'.$A410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410]&lt;&gt;&quot;&quot;;VALUE(MID([$'Compras-Ali'.$A410];[$Tablas.$E$36];[$Tablas.$G$36]))/100;0)*IF(OR(VALUE([.A410])=3;VALUE([.A410])=8;VALUE([.A410])=13);-1;1)" office:value-type="float" office:value="-11665" calcext:value-type="float">
            <text:p>-11.665,00</text:p>
          </table:table-cell>
          <table:table-cell table:style-name="ce25" table:formula="of:=MID([$'Compras-Ali'.$A410];[$Tablas.$E$37];[$Tablas.$G$37])" office:value-type="string" office:string-value="0005" calcext:value-type="string">
            <text:p>0005</text:p>
          </table:table-cell>
          <table:table-cell table:style-name="ce28" table:formula="of:=IF([$'Compras-Ali'.$A410]&lt;&gt;&quot;&quot;;VALUE(MID([$'Compras-Ali'.$A410];[$Tablas.$E$38];[$Tablas.$G$38]))/100;0)*IF(OR(VALUE([.A410])=3;VALUE([.A410])=8;VALUE([.A410])=13);-1;1)" office:value-type="float" office:value="-2449.65" calcext:value-type="float">
            <text:p>-2.449,65</text:p>
          </table:table-cell>
          <table:table-cell table:number-columns-repeated="1016"/>
        </table:table-row>
        <table:table-row table:style-name="ro1">
          <table:table-cell table:style-name="ce25" table:formula="of:=MID([$'Compras-Ali'.$A411];[$Tablas.$E$31];[$Tablas.$G$31])" office:value-type="string" office:string-value="001" calcext:value-type="string">
            <text:p>001</text:p>
          </table:table-cell>
          <table:table-cell table:style-name="ce25" table:formula="of:=MID([$'Compras-Ali'.$A411];[$Tablas.$E$32];[$Tablas.$G$32])" office:value-type="string" office:string-value="02019" calcext:value-type="string">
            <text:p>02019</text:p>
          </table:table-cell>
          <table:table-cell table:style-name="ce25" table:formula="of:=MID([$'Compras-Ali'.$A411];[$Tablas.$E$33];[$Tablas.$G$33])" office:value-type="string" office:string-value="00000000000000372483" calcext:value-type="string">
            <text:p>00000000000000372483</text:p>
          </table:table-cell>
          <table:table-cell table:style-name="ce25" table:formula="of:=MID([$'Compras-Ali'.$A411];[$Tablas.$E$34];[$Tablas.$G$34])" office:value-type="string" office:string-value="80" calcext:value-type="string">
            <text:p>80</text:p>
          </table:table-cell>
          <table:table-cell table:style-name="ce25" table:formula="of:=MID([$'Compras-Ali'.$A411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411]&lt;&gt;&quot;&quot;;VALUE(MID([$'Compras-Ali'.$A411];[$Tablas.$E$36];[$Tablas.$G$36]))/100;0)*IF(OR(VALUE([.A411])=3;VALUE([.A411])=8;VALUE([.A411])=13);-1;1)" office:value-type="float" office:value="995155.86" calcext:value-type="float">
            <text:p>995.155,86</text:p>
          </table:table-cell>
          <table:table-cell table:style-name="ce25" table:formula="of:=MID([$'Compras-Ali'.$A411];[$Tablas.$E$37];[$Tablas.$G$37])" office:value-type="string" office:string-value="0005" calcext:value-type="string">
            <text:p>0005</text:p>
          </table:table-cell>
          <table:table-cell table:style-name="ce28" table:formula="of:=IF([$'Compras-Ali'.$A411]&lt;&gt;&quot;&quot;;VALUE(MID([$'Compras-Ali'.$A411];[$Tablas.$E$38];[$Tablas.$G$38]))/100;0)*IF(OR(VALUE([.A411])=3;VALUE([.A411])=8;VALUE([.A411])=13);-1;1)" office:value-type="float" office:value="208982.73" calcext:value-type="float">
            <text:p>208.982,73</text:p>
          </table:table-cell>
          <table:table-cell table:number-columns-repeated="1016"/>
        </table:table-row>
        <table:table-row table:style-name="ro1">
          <table:table-cell table:style-name="ce25" table:formula="of:=MID([$'Compras-Ali'.$A412];[$Tablas.$E$31];[$Tablas.$G$31])" office:value-type="string" office:string-value="001" calcext:value-type="string">
            <text:p>001</text:p>
          </table:table-cell>
          <table:table-cell table:style-name="ce25" table:formula="of:=MID([$'Compras-Ali'.$A412];[$Tablas.$E$32];[$Tablas.$G$32])" office:value-type="string" office:string-value="02017" calcext:value-type="string">
            <text:p>02017</text:p>
          </table:table-cell>
          <table:table-cell table:style-name="ce25" table:formula="of:=MID([$'Compras-Ali'.$A412];[$Tablas.$E$33];[$Tablas.$G$33])" office:value-type="string" office:string-value="00000000000002541932" calcext:value-type="string">
            <text:p>00000000000002541932</text:p>
          </table:table-cell>
          <table:table-cell table:style-name="ce25" table:formula="of:=MID([$'Compras-Ali'.$A412];[$Tablas.$E$34];[$Tablas.$G$34])" office:value-type="string" office:string-value="80" calcext:value-type="string">
            <text:p>80</text:p>
          </table:table-cell>
          <table:table-cell table:style-name="ce25" table:formula="of:=MID([$'Compras-Ali'.$A412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412]&lt;&gt;&quot;&quot;;VALUE(MID([$'Compras-Ali'.$A412];[$Tablas.$E$36];[$Tablas.$G$36]))/100;0)*IF(OR(VALUE([.A412])=3;VALUE([.A412])=8;VALUE([.A412])=13);-1;1)" office:value-type="float" office:value="1510537.76" calcext:value-type="float">
            <text:p>1.510.537,76</text:p>
          </table:table-cell>
          <table:table-cell table:style-name="ce25" table:formula="of:=MID([$'Compras-Ali'.$A412];[$Tablas.$E$37];[$Tablas.$G$37])" office:value-type="string" office:string-value="0005" calcext:value-type="string">
            <text:p>0005</text:p>
          </table:table-cell>
          <table:table-cell table:style-name="ce28" table:formula="of:=IF([$'Compras-Ali'.$A412]&lt;&gt;&quot;&quot;;VALUE(MID([$'Compras-Ali'.$A412];[$Tablas.$E$38];[$Tablas.$G$38]))/100;0)*IF(OR(VALUE([.A412])=3;VALUE([.A412])=8;VALUE([.A412])=13);-1;1)" office:value-type="float" office:value="317212.93" calcext:value-type="float">
            <text:p>317.212,93</text:p>
          </table:table-cell>
          <table:table-cell table:number-columns-repeated="1016"/>
        </table:table-row>
        <table:table-row table:style-name="ro1">
          <table:table-cell table:style-name="ce25" table:formula="of:=MID([$'Compras-Ali'.$A413];[$Tablas.$E$31];[$Tablas.$G$31])" office:value-type="string" office:string-value="001" calcext:value-type="string">
            <text:p>001</text:p>
          </table:table-cell>
          <table:table-cell table:style-name="ce25" table:formula="of:=MID([$'Compras-Ali'.$A413];[$Tablas.$E$32];[$Tablas.$G$32])" office:value-type="string" office:string-value="00012" calcext:value-type="string">
            <text:p>00012</text:p>
          </table:table-cell>
          <table:table-cell table:style-name="ce25" table:formula="of:=MID([$'Compras-Ali'.$A413];[$Tablas.$E$33];[$Tablas.$G$33])" office:value-type="string" office:string-value="00000000000000824466" calcext:value-type="string">
            <text:p>00000000000000824466</text:p>
          </table:table-cell>
          <table:table-cell table:style-name="ce25" table:formula="of:=MID([$'Compras-Ali'.$A413];[$Tablas.$E$34];[$Tablas.$G$34])" office:value-type="string" office:string-value="80" calcext:value-type="string">
            <text:p>80</text:p>
          </table:table-cell>
          <table:table-cell table:style-name="ce25" table:formula="of:=MID([$'Compras-Ali'.$A413];[$Tablas.$E$35];[$Tablas.$G$35])" office:value-type="string" office:string-value="00000000030708081112" calcext:value-type="string">
            <text:p>00000000030708081112</text:p>
          </table:table-cell>
          <table:table-cell table:style-name="ce28" table:formula="of:=IF([$'Compras-Ali'.$A413]&lt;&gt;&quot;&quot;;VALUE(MID([$'Compras-Ali'.$A413];[$Tablas.$E$36];[$Tablas.$G$36]))/100;0)*IF(OR(VALUE([.A413])=3;VALUE([.A413])=8;VALUE([.A413])=13);-1;1)" office:value-type="float" office:value="1760" calcext:value-type="float">
            <text:p>1.760,00</text:p>
          </table:table-cell>
          <table:table-cell table:style-name="ce25" table:formula="of:=MID([$'Compras-Ali'.$A413];[$Tablas.$E$37];[$Tablas.$G$37])" office:value-type="string" office:string-value="0005" calcext:value-type="string">
            <text:p>0005</text:p>
          </table:table-cell>
          <table:table-cell table:style-name="ce28" table:formula="of:=IF([$'Compras-Ali'.$A413]&lt;&gt;&quot;&quot;;VALUE(MID([$'Compras-Ali'.$A413];[$Tablas.$E$38];[$Tablas.$G$38]))/100;0)*IF(OR(VALUE([.A413])=3;VALUE([.A413])=8;VALUE([.A413])=13);-1;1)" office:value-type="float" office:value="369.6" calcext:value-type="float">
            <text:p>369,60</text:p>
          </table:table-cell>
          <table:table-cell table:number-columns-repeated="1016"/>
        </table:table-row>
        <table:table-row table:style-name="ro1">
          <table:table-cell table:style-name="ce25" table:formula="of:=MID([$'Compras-Ali'.$A414];[$Tablas.$E$31];[$Tablas.$G$31])" office:value-type="string" office:string-value="001" calcext:value-type="string">
            <text:p>001</text:p>
          </table:table-cell>
          <table:table-cell table:style-name="ce25" table:formula="of:=MID([$'Compras-Ali'.$A414];[$Tablas.$E$32];[$Tablas.$G$32])" office:value-type="string" office:string-value="00012" calcext:value-type="string">
            <text:p>00012</text:p>
          </table:table-cell>
          <table:table-cell table:style-name="ce25" table:formula="of:=MID([$'Compras-Ali'.$A414];[$Tablas.$E$33];[$Tablas.$G$33])" office:value-type="string" office:string-value="00000000000000827569" calcext:value-type="string">
            <text:p>00000000000000827569</text:p>
          </table:table-cell>
          <table:table-cell table:style-name="ce25" table:formula="of:=MID([$'Compras-Ali'.$A414];[$Tablas.$E$34];[$Tablas.$G$34])" office:value-type="string" office:string-value="80" calcext:value-type="string">
            <text:p>80</text:p>
          </table:table-cell>
          <table:table-cell table:style-name="ce25" table:formula="of:=MID([$'Compras-Ali'.$A414];[$Tablas.$E$35];[$Tablas.$G$35])" office:value-type="string" office:string-value="00000000030708081112" calcext:value-type="string">
            <text:p>00000000030708081112</text:p>
          </table:table-cell>
          <table:table-cell table:style-name="ce28" table:formula="of:=IF([$'Compras-Ali'.$A414]&lt;&gt;&quot;&quot;;VALUE(MID([$'Compras-Ali'.$A414];[$Tablas.$E$36];[$Tablas.$G$36]))/100;0)*IF(OR(VALUE([.A414])=3;VALUE([.A414])=8;VALUE([.A414])=13);-1;1)" office:value-type="float" office:value="11771.52" calcext:value-type="float">
            <text:p>11.771,52</text:p>
          </table:table-cell>
          <table:table-cell table:style-name="ce25" table:formula="of:=MID([$'Compras-Ali'.$A414];[$Tablas.$E$37];[$Tablas.$G$37])" office:value-type="string" office:string-value="0005" calcext:value-type="string">
            <text:p>0005</text:p>
          </table:table-cell>
          <table:table-cell table:style-name="ce28" table:formula="of:=IF([$'Compras-Ali'.$A414]&lt;&gt;&quot;&quot;;VALUE(MID([$'Compras-Ali'.$A414];[$Tablas.$E$38];[$Tablas.$G$38]))/100;0)*IF(OR(VALUE([.A414])=3;VALUE([.A414])=8;VALUE([.A414])=13);-1;1)" office:value-type="float" office:value="2472.02" calcext:value-type="float">
            <text:p>2.472,02</text:p>
          </table:table-cell>
          <table:table-cell table:number-columns-repeated="1016"/>
        </table:table-row>
        <table:table-row table:style-name="ro1">
          <table:table-cell table:style-name="ce25" table:formula="of:=MID([$'Compras-Ali'.$A415];[$Tablas.$E$31];[$Tablas.$G$31])" office:value-type="string" office:string-value="001" calcext:value-type="string">
            <text:p>001</text:p>
          </table:table-cell>
          <table:table-cell table:style-name="ce25" table:formula="of:=MID([$'Compras-Ali'.$A415];[$Tablas.$E$32];[$Tablas.$G$32])" office:value-type="string" office:string-value="00001" calcext:value-type="string">
            <text:p>00001</text:p>
          </table:table-cell>
          <table:table-cell table:style-name="ce25" table:formula="of:=MID([$'Compras-Ali'.$A415];[$Tablas.$E$33];[$Tablas.$G$33])" office:value-type="string" office:string-value="00000000000000085583" calcext:value-type="string">
            <text:p>00000000000000085583</text:p>
          </table:table-cell>
          <table:table-cell table:style-name="ce25" table:formula="of:=MID([$'Compras-Ali'.$A415];[$Tablas.$E$34];[$Tablas.$G$34])" office:value-type="string" office:string-value="80" calcext:value-type="string">
            <text:p>80</text:p>
          </table:table-cell>
          <table:table-cell table:style-name="ce25" table:formula="of:=MID([$'Compras-Ali'.$A41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15]&lt;&gt;&quot;&quot;;VALUE(MID([$'Compras-Ali'.$A415];[$Tablas.$E$36];[$Tablas.$G$36]))/100;0)*IF(OR(VALUE([.A415])=3;VALUE([.A415])=8;VALUE([.A415])=13);-1;1)" office:value-type="float" office:value="1453.38" calcext:value-type="float">
            <text:p>1.453,38</text:p>
          </table:table-cell>
          <table:table-cell table:style-name="ce25" table:formula="of:=MID([$'Compras-Ali'.$A415];[$Tablas.$E$37];[$Tablas.$G$37])" office:value-type="string" office:string-value="0005" calcext:value-type="string">
            <text:p>0005</text:p>
          </table:table-cell>
          <table:table-cell table:style-name="ce28" table:formula="of:=IF([$'Compras-Ali'.$A415]&lt;&gt;&quot;&quot;;VALUE(MID([$'Compras-Ali'.$A415];[$Tablas.$E$38];[$Tablas.$G$38]))/100;0)*IF(OR(VALUE([.A415])=3;VALUE([.A415])=8;VALUE([.A415])=13);-1;1)" office:value-type="float" office:value="305.21" calcext:value-type="float">
            <text:p>305,21</text:p>
          </table:table-cell>
          <table:table-cell table:number-columns-repeated="1016"/>
        </table:table-row>
        <table:table-row table:style-name="ro1">
          <table:table-cell table:style-name="ce25" table:formula="of:=MID([$'Compras-Ali'.$A416];[$Tablas.$E$31];[$Tablas.$G$31])" office:value-type="string" office:string-value="001" calcext:value-type="string">
            <text:p>001</text:p>
          </table:table-cell>
          <table:table-cell table:style-name="ce25" table:formula="of:=MID([$'Compras-Ali'.$A416];[$Tablas.$E$32];[$Tablas.$G$32])" office:value-type="string" office:string-value="00001" calcext:value-type="string">
            <text:p>00001</text:p>
          </table:table-cell>
          <table:table-cell table:style-name="ce25" table:formula="of:=MID([$'Compras-Ali'.$A416];[$Tablas.$E$33];[$Tablas.$G$33])" office:value-type="string" office:string-value="00000000000000085607" calcext:value-type="string">
            <text:p>00000000000000085607</text:p>
          </table:table-cell>
          <table:table-cell table:style-name="ce25" table:formula="of:=MID([$'Compras-Ali'.$A416];[$Tablas.$E$34];[$Tablas.$G$34])" office:value-type="string" office:string-value="80" calcext:value-type="string">
            <text:p>80</text:p>
          </table:table-cell>
          <table:table-cell table:style-name="ce25" table:formula="of:=MID([$'Compras-Ali'.$A41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16]&lt;&gt;&quot;&quot;;VALUE(MID([$'Compras-Ali'.$A416];[$Tablas.$E$36];[$Tablas.$G$36]))/100;0)*IF(OR(VALUE([.A416])=3;VALUE([.A416])=8;VALUE([.A416])=13);-1;1)" office:value-type="float" office:value="396.29" calcext:value-type="float">
            <text:p>396,29</text:p>
          </table:table-cell>
          <table:table-cell table:style-name="ce25" table:formula="of:=MID([$'Compras-Ali'.$A416];[$Tablas.$E$37];[$Tablas.$G$37])" office:value-type="string" office:string-value="0005" calcext:value-type="string">
            <text:p>0005</text:p>
          </table:table-cell>
          <table:table-cell table:style-name="ce28" table:formula="of:=IF([$'Compras-Ali'.$A416]&lt;&gt;&quot;&quot;;VALUE(MID([$'Compras-Ali'.$A416];[$Tablas.$E$38];[$Tablas.$G$38]))/100;0)*IF(OR(VALUE([.A416])=3;VALUE([.A416])=8;VALUE([.A416])=13);-1;1)" office:value-type="float" office:value="83.22" calcext:value-type="float">
            <text:p>83,22</text:p>
          </table:table-cell>
          <table:table-cell table:number-columns-repeated="1016"/>
        </table:table-row>
        <table:table-row table:style-name="ro1">
          <table:table-cell table:style-name="ce25" table:formula="of:=MID([$'Compras-Ali'.$A417];[$Tablas.$E$31];[$Tablas.$G$31])" office:value-type="string" office:string-value="001" calcext:value-type="string">
            <text:p>001</text:p>
          </table:table-cell>
          <table:table-cell table:style-name="ce25" table:formula="of:=MID([$'Compras-Ali'.$A417];[$Tablas.$E$32];[$Tablas.$G$32])" office:value-type="string" office:string-value="00001" calcext:value-type="string">
            <text:p>00001</text:p>
          </table:table-cell>
          <table:table-cell table:style-name="ce25" table:formula="of:=MID([$'Compras-Ali'.$A417];[$Tablas.$E$33];[$Tablas.$G$33])" office:value-type="string" office:string-value="00000000000000085601" calcext:value-type="string">
            <text:p>00000000000000085601</text:p>
          </table:table-cell>
          <table:table-cell table:style-name="ce25" table:formula="of:=MID([$'Compras-Ali'.$A417];[$Tablas.$E$34];[$Tablas.$G$34])" office:value-type="string" office:string-value="80" calcext:value-type="string">
            <text:p>80</text:p>
          </table:table-cell>
          <table:table-cell table:style-name="ce25" table:formula="of:=MID([$'Compras-Ali'.$A41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17]&lt;&gt;&quot;&quot;;VALUE(MID([$'Compras-Ali'.$A417];[$Tablas.$E$36];[$Tablas.$G$36]))/100;0)*IF(OR(VALUE([.A417])=3;VALUE([.A417])=8;VALUE([.A417])=13);-1;1)" office:value-type="float" office:value="5942.48" calcext:value-type="float">
            <text:p>5.942,48</text:p>
          </table:table-cell>
          <table:table-cell table:style-name="ce25" table:formula="of:=MID([$'Compras-Ali'.$A417];[$Tablas.$E$37];[$Tablas.$G$37])" office:value-type="string" office:string-value="0005" calcext:value-type="string">
            <text:p>0005</text:p>
          </table:table-cell>
          <table:table-cell table:style-name="ce28" table:formula="of:=IF([$'Compras-Ali'.$A417]&lt;&gt;&quot;&quot;;VALUE(MID([$'Compras-Ali'.$A417];[$Tablas.$E$38];[$Tablas.$G$38]))/100;0)*IF(OR(VALUE([.A417])=3;VALUE([.A417])=8;VALUE([.A417])=13);-1;1)" office:value-type="float" office:value="1247.92" calcext:value-type="float">
            <text:p>1.247,92</text:p>
          </table:table-cell>
          <table:table-cell table:number-columns-repeated="1016"/>
        </table:table-row>
        <table:table-row table:style-name="ro1">
          <table:table-cell table:style-name="ce25" table:formula="of:=MID([$'Compras-Ali'.$A418];[$Tablas.$E$31];[$Tablas.$G$31])" office:value-type="string" office:string-value="001" calcext:value-type="string">
            <text:p>001</text:p>
          </table:table-cell>
          <table:table-cell table:style-name="ce25" table:formula="of:=MID([$'Compras-Ali'.$A418];[$Tablas.$E$32];[$Tablas.$G$32])" office:value-type="string" office:string-value="00001" calcext:value-type="string">
            <text:p>00001</text:p>
          </table:table-cell>
          <table:table-cell table:style-name="ce25" table:formula="of:=MID([$'Compras-Ali'.$A418];[$Tablas.$E$33];[$Tablas.$G$33])" office:value-type="string" office:string-value="00000000000000085634" calcext:value-type="string">
            <text:p>00000000000000085634</text:p>
          </table:table-cell>
          <table:table-cell table:style-name="ce25" table:formula="of:=MID([$'Compras-Ali'.$A418];[$Tablas.$E$34];[$Tablas.$G$34])" office:value-type="string" office:string-value="80" calcext:value-type="string">
            <text:p>80</text:p>
          </table:table-cell>
          <table:table-cell table:style-name="ce25" table:formula="of:=MID([$'Compras-Ali'.$A41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18]&lt;&gt;&quot;&quot;;VALUE(MID([$'Compras-Ali'.$A418];[$Tablas.$E$36];[$Tablas.$G$36]))/100;0)*IF(OR(VALUE([.A418])=3;VALUE([.A418])=8;VALUE([.A418])=13);-1;1)" office:value-type="float" office:value="3899.38" calcext:value-type="float">
            <text:p>3.899,38</text:p>
          </table:table-cell>
          <table:table-cell table:style-name="ce25" table:formula="of:=MID([$'Compras-Ali'.$A418];[$Tablas.$E$37];[$Tablas.$G$37])" office:value-type="string" office:string-value="0005" calcext:value-type="string">
            <text:p>0005</text:p>
          </table:table-cell>
          <table:table-cell table:style-name="ce28" table:formula="of:=IF([$'Compras-Ali'.$A418]&lt;&gt;&quot;&quot;;VALUE(MID([$'Compras-Ali'.$A418];[$Tablas.$E$38];[$Tablas.$G$38]))/100;0)*IF(OR(VALUE([.A418])=3;VALUE([.A418])=8;VALUE([.A418])=13);-1;1)" office:value-type="float" office:value="818.87" calcext:value-type="float">
            <text:p>818,87</text:p>
          </table:table-cell>
          <table:table-cell table:number-columns-repeated="1016"/>
        </table:table-row>
        <table:table-row table:style-name="ro1">
          <table:table-cell table:style-name="ce25" table:formula="of:=MID([$'Compras-Ali'.$A419];[$Tablas.$E$31];[$Tablas.$G$31])" office:value-type="string" office:string-value="001" calcext:value-type="string">
            <text:p>001</text:p>
          </table:table-cell>
          <table:table-cell table:style-name="ce25" table:formula="of:=MID([$'Compras-Ali'.$A419];[$Tablas.$E$32];[$Tablas.$G$32])" office:value-type="string" office:string-value="00004" calcext:value-type="string">
            <text:p>00004</text:p>
          </table:table-cell>
          <table:table-cell table:style-name="ce25" table:formula="of:=MID([$'Compras-Ali'.$A419];[$Tablas.$E$33];[$Tablas.$G$33])" office:value-type="string" office:string-value="00000000000000002143" calcext:value-type="string">
            <text:p>00000000000000002143</text:p>
          </table:table-cell>
          <table:table-cell table:style-name="ce25" table:formula="of:=MID([$'Compras-Ali'.$A419];[$Tablas.$E$34];[$Tablas.$G$34])" office:value-type="string" office:string-value="80" calcext:value-type="string">
            <text:p>80</text:p>
          </table:table-cell>
          <table:table-cell table:style-name="ce25" table:formula="of:=MID([$'Compras-Ali'.$A419];[$Tablas.$E$35];[$Tablas.$G$35])" office:value-type="string" office:string-value="00000000020202852255" calcext:value-type="string">
            <text:p>00000000020202852255</text:p>
          </table:table-cell>
          <table:table-cell table:style-name="ce28" table:formula="of:=IF([$'Compras-Ali'.$A419]&lt;&gt;&quot;&quot;;VALUE(MID([$'Compras-Ali'.$A419];[$Tablas.$E$36];[$Tablas.$G$36]))/100;0)*IF(OR(VALUE([.A419])=3;VALUE([.A419])=8;VALUE([.A419])=13);-1;1)" office:value-type="float" office:value="1471.1" calcext:value-type="float">
            <text:p>1.471,10</text:p>
          </table:table-cell>
          <table:table-cell table:style-name="ce25" table:formula="of:=MID([$'Compras-Ali'.$A419];[$Tablas.$E$37];[$Tablas.$G$37])" office:value-type="string" office:string-value="0005" calcext:value-type="string">
            <text:p>0005</text:p>
          </table:table-cell>
          <table:table-cell table:style-name="ce28" table:formula="of:=IF([$'Compras-Ali'.$A419]&lt;&gt;&quot;&quot;;VALUE(MID([$'Compras-Ali'.$A419];[$Tablas.$E$38];[$Tablas.$G$38]))/100;0)*IF(OR(VALUE([.A419])=3;VALUE([.A419])=8;VALUE([.A419])=13);-1;1)" office:value-type="float" office:value="308.93" calcext:value-type="float">
            <text:p>308,93</text:p>
          </table:table-cell>
          <table:table-cell table:number-columns-repeated="1016"/>
        </table:table-row>
        <table:table-row table:style-name="ro1">
          <table:table-cell table:style-name="ce25" table:formula="of:=MID([$'Compras-Ali'.$A420];[$Tablas.$E$31];[$Tablas.$G$31])" office:value-type="string" office:string-value="001" calcext:value-type="string">
            <text:p>001</text:p>
          </table:table-cell>
          <table:table-cell table:style-name="ce25" table:formula="of:=MID([$'Compras-Ali'.$A420];[$Tablas.$E$32];[$Tablas.$G$32])" office:value-type="string" office:string-value="00046" calcext:value-type="string">
            <text:p>00046</text:p>
          </table:table-cell>
          <table:table-cell table:style-name="ce25" table:formula="of:=MID([$'Compras-Ali'.$A420];[$Tablas.$E$33];[$Tablas.$G$33])" office:value-type="string" office:string-value="00000000000000083493" calcext:value-type="string">
            <text:p>00000000000000083493</text:p>
          </table:table-cell>
          <table:table-cell table:style-name="ce25" table:formula="of:=MID([$'Compras-Ali'.$A420];[$Tablas.$E$34];[$Tablas.$G$34])" office:value-type="string" office:string-value="80" calcext:value-type="string">
            <text:p>80</text:p>
          </table:table-cell>
          <table:table-cell table:style-name="ce25" table:formula="of:=MID([$'Compras-Ali'.$A420];[$Tablas.$E$35];[$Tablas.$G$35])" office:value-type="string" office:string-value="00000000030531878171" calcext:value-type="string">
            <text:p>00000000030531878171</text:p>
          </table:table-cell>
          <table:table-cell table:style-name="ce28" table:formula="of:=IF([$'Compras-Ali'.$A420]&lt;&gt;&quot;&quot;;VALUE(MID([$'Compras-Ali'.$A420];[$Tablas.$E$36];[$Tablas.$G$36]))/100;0)*IF(OR(VALUE([.A420])=3;VALUE([.A420])=8;VALUE([.A420])=13);-1;1)" office:value-type="float" office:value="462.81" calcext:value-type="float">
            <text:p>462,81</text:p>
          </table:table-cell>
          <table:table-cell table:style-name="ce25" table:formula="of:=MID([$'Compras-Ali'.$A420];[$Tablas.$E$37];[$Tablas.$G$37])" office:value-type="string" office:string-value="0005" calcext:value-type="string">
            <text:p>0005</text:p>
          </table:table-cell>
          <table:table-cell table:style-name="ce28" table:formula="of:=IF([$'Compras-Ali'.$A420]&lt;&gt;&quot;&quot;;VALUE(MID([$'Compras-Ali'.$A420];[$Tablas.$E$38];[$Tablas.$G$38]))/100;0)*IF(OR(VALUE([.A420])=3;VALUE([.A420])=8;VALUE([.A420])=13);-1;1)" office:value-type="float" office:value="97.19" calcext:value-type="float">
            <text:p>97,19</text:p>
          </table:table-cell>
          <table:table-cell table:number-columns-repeated="1016"/>
        </table:table-row>
        <table:table-row table:style-name="ro1">
          <table:table-cell table:style-name="ce25" table:formula="of:=MID([$'Compras-Ali'.$A421];[$Tablas.$E$31];[$Tablas.$G$31])" office:value-type="string" office:string-value="001" calcext:value-type="string">
            <text:p>001</text:p>
          </table:table-cell>
          <table:table-cell table:style-name="ce25" table:formula="of:=MID([$'Compras-Ali'.$A421];[$Tablas.$E$32];[$Tablas.$G$32])" office:value-type="string" office:string-value="00021" calcext:value-type="string">
            <text:p>00021</text:p>
          </table:table-cell>
          <table:table-cell table:style-name="ce25" table:formula="of:=MID([$'Compras-Ali'.$A421];[$Tablas.$E$33];[$Tablas.$G$33])" office:value-type="string" office:string-value="00000000000000035778" calcext:value-type="string">
            <text:p>00000000000000035778</text:p>
          </table:table-cell>
          <table:table-cell table:style-name="ce25" table:formula="of:=MID([$'Compras-Ali'.$A421];[$Tablas.$E$34];[$Tablas.$G$34])" office:value-type="string" office:string-value="80" calcext:value-type="string">
            <text:p>80</text:p>
          </table:table-cell>
          <table:table-cell table:style-name="ce25" table:formula="of:=MID([$'Compras-Ali'.$A421];[$Tablas.$E$35];[$Tablas.$G$35])" office:value-type="string" office:string-value="00000000030533493560" calcext:value-type="string">
            <text:p>00000000030533493560</text:p>
          </table:table-cell>
          <table:table-cell table:style-name="ce28" table:formula="of:=IF([$'Compras-Ali'.$A421]&lt;&gt;&quot;&quot;;VALUE(MID([$'Compras-Ali'.$A421];[$Tablas.$E$36];[$Tablas.$G$36]))/100;0)*IF(OR(VALUE([.A421])=3;VALUE([.A421])=8;VALUE([.A421])=13);-1;1)" office:value-type="float" office:value="18858.71" calcext:value-type="float">
            <text:p>18.858,71</text:p>
          </table:table-cell>
          <table:table-cell table:style-name="ce25" table:formula="of:=MID([$'Compras-Ali'.$A421];[$Tablas.$E$37];[$Tablas.$G$37])" office:value-type="string" office:string-value="0005" calcext:value-type="string">
            <text:p>0005</text:p>
          </table:table-cell>
          <table:table-cell table:style-name="ce28" table:formula="of:=IF([$'Compras-Ali'.$A421]&lt;&gt;&quot;&quot;;VALUE(MID([$'Compras-Ali'.$A421];[$Tablas.$E$38];[$Tablas.$G$38]))/100;0)*IF(OR(VALUE([.A421])=3;VALUE([.A421])=8;VALUE([.A421])=13);-1;1)" office:value-type="float" office:value="3960.33" calcext:value-type="float">
            <text:p>3.960,33</text:p>
          </table:table-cell>
          <table:table-cell table:number-columns-repeated="1016"/>
        </table:table-row>
        <table:table-row table:style-name="ro1">
          <table:table-cell table:style-name="ce25" table:formula="of:=MID([$'Compras-Ali'.$A422];[$Tablas.$E$31];[$Tablas.$G$31])" office:value-type="string" office:string-value="001" calcext:value-type="string">
            <text:p>001</text:p>
          </table:table-cell>
          <table:table-cell table:style-name="ce25" table:formula="of:=MID([$'Compras-Ali'.$A422];[$Tablas.$E$32];[$Tablas.$G$32])" office:value-type="string" office:string-value="02020" calcext:value-type="string">
            <text:p>02020</text:p>
          </table:table-cell>
          <table:table-cell table:style-name="ce25" table:formula="of:=MID([$'Compras-Ali'.$A422];[$Tablas.$E$33];[$Tablas.$G$33])" office:value-type="string" office:string-value="00000000000000407494" calcext:value-type="string">
            <text:p>00000000000000407494</text:p>
          </table:table-cell>
          <table:table-cell table:style-name="ce25" table:formula="of:=MID([$'Compras-Ali'.$A422];[$Tablas.$E$34];[$Tablas.$G$34])" office:value-type="string" office:string-value="80" calcext:value-type="string">
            <text:p>80</text:p>
          </table:table-cell>
          <table:table-cell table:style-name="ce25" table:formula="of:=MID([$'Compras-Ali'.$A422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422]&lt;&gt;&quot;&quot;;VALUE(MID([$'Compras-Ali'.$A422];[$Tablas.$E$36];[$Tablas.$G$36]))/100;0)*IF(OR(VALUE([.A422])=3;VALUE([.A422])=8;VALUE([.A422])=13);-1;1)" office:value-type="float" office:value="700233.57" calcext:value-type="float">
            <text:p>700.233,57</text:p>
          </table:table-cell>
          <table:table-cell table:style-name="ce25" table:formula="of:=MID([$'Compras-Ali'.$A422];[$Tablas.$E$37];[$Tablas.$G$37])" office:value-type="string" office:string-value="0005" calcext:value-type="string">
            <text:p>0005</text:p>
          </table:table-cell>
          <table:table-cell table:style-name="ce28" table:formula="of:=IF([$'Compras-Ali'.$A422]&lt;&gt;&quot;&quot;;VALUE(MID([$'Compras-Ali'.$A422];[$Tablas.$E$38];[$Tablas.$G$38]))/100;0)*IF(OR(VALUE([.A422])=3;VALUE([.A422])=8;VALUE([.A422])=13);-1;1)" office:value-type="float" office:value="147049.05" calcext:value-type="float">
            <text:p>147.049,05</text:p>
          </table:table-cell>
          <table:table-cell table:number-columns-repeated="1016"/>
        </table:table-row>
        <table:table-row table:style-name="ro1">
          <table:table-cell table:style-name="ce25" table:formula="of:=MID([$'Compras-Ali'.$A423];[$Tablas.$E$31];[$Tablas.$G$31])" office:value-type="string" office:string-value="001" calcext:value-type="string">
            <text:p>001</text:p>
          </table:table-cell>
          <table:table-cell table:style-name="ce25" table:formula="of:=MID([$'Compras-Ali'.$A423];[$Tablas.$E$32];[$Tablas.$G$32])" office:value-type="string" office:string-value="02020" calcext:value-type="string">
            <text:p>02020</text:p>
          </table:table-cell>
          <table:table-cell table:style-name="ce25" table:formula="of:=MID([$'Compras-Ali'.$A423];[$Tablas.$E$33];[$Tablas.$G$33])" office:value-type="string" office:string-value="00000000000000407493" calcext:value-type="string">
            <text:p>00000000000000407493</text:p>
          </table:table-cell>
          <table:table-cell table:style-name="ce25" table:formula="of:=MID([$'Compras-Ali'.$A423];[$Tablas.$E$34];[$Tablas.$G$34])" office:value-type="string" office:string-value="80" calcext:value-type="string">
            <text:p>80</text:p>
          </table:table-cell>
          <table:table-cell table:style-name="ce25" table:formula="of:=MID([$'Compras-Ali'.$A423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423]&lt;&gt;&quot;&quot;;VALUE(MID([$'Compras-Ali'.$A423];[$Tablas.$E$36];[$Tablas.$G$36]))/100;0)*IF(OR(VALUE([.A423])=3;VALUE([.A423])=8;VALUE([.A423])=13);-1;1)" office:value-type="float" office:value="1959205.1" calcext:value-type="float">
            <text:p>1.959.205,10</text:p>
          </table:table-cell>
          <table:table-cell table:style-name="ce25" table:formula="of:=MID([$'Compras-Ali'.$A423];[$Tablas.$E$37];[$Tablas.$G$37])" office:value-type="string" office:string-value="0005" calcext:value-type="string">
            <text:p>0005</text:p>
          </table:table-cell>
          <table:table-cell table:style-name="ce28" table:formula="of:=IF([$'Compras-Ali'.$A423]&lt;&gt;&quot;&quot;;VALUE(MID([$'Compras-Ali'.$A423];[$Tablas.$E$38];[$Tablas.$G$38]))/100;0)*IF(OR(VALUE([.A423])=3;VALUE([.A423])=8;VALUE([.A423])=13);-1;1)" office:value-type="float" office:value="411433.07" calcext:value-type="float">
            <text:p>411.433,07</text:p>
          </table:table-cell>
          <table:table-cell table:number-columns-repeated="1016"/>
        </table:table-row>
        <table:table-row table:style-name="ro1">
          <table:table-cell table:style-name="ce25" table:formula="of:=MID([$'Compras-Ali'.$A424];[$Tablas.$E$31];[$Tablas.$G$31])" office:value-type="string" office:string-value="001" calcext:value-type="string">
            <text:p>001</text:p>
          </table:table-cell>
          <table:table-cell table:style-name="ce25" table:formula="of:=MID([$'Compras-Ali'.$A424];[$Tablas.$E$32];[$Tablas.$G$32])" office:value-type="string" office:string-value="02017" calcext:value-type="string">
            <text:p>02017</text:p>
          </table:table-cell>
          <table:table-cell table:style-name="ce25" table:formula="of:=MID([$'Compras-Ali'.$A424];[$Tablas.$E$33];[$Tablas.$G$33])" office:value-type="string" office:string-value="00000000000002542784" calcext:value-type="string">
            <text:p>00000000000002542784</text:p>
          </table:table-cell>
          <table:table-cell table:style-name="ce25" table:formula="of:=MID([$'Compras-Ali'.$A424];[$Tablas.$E$34];[$Tablas.$G$34])" office:value-type="string" office:string-value="80" calcext:value-type="string">
            <text:p>80</text:p>
          </table:table-cell>
          <table:table-cell table:style-name="ce25" table:formula="of:=MID([$'Compras-Ali'.$A424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424]&lt;&gt;&quot;&quot;;VALUE(MID([$'Compras-Ali'.$A424];[$Tablas.$E$36];[$Tablas.$G$36]))/100;0)*IF(OR(VALUE([.A424])=3;VALUE([.A424])=8;VALUE([.A424])=13);-1;1)" office:value-type="float" office:value="1633201.38" calcext:value-type="float">
            <text:p>1.633.201,38</text:p>
          </table:table-cell>
          <table:table-cell table:style-name="ce25" table:formula="of:=MID([$'Compras-Ali'.$A424];[$Tablas.$E$37];[$Tablas.$G$37])" office:value-type="string" office:string-value="0005" calcext:value-type="string">
            <text:p>0005</text:p>
          </table:table-cell>
          <table:table-cell table:style-name="ce28" table:formula="of:=IF([$'Compras-Ali'.$A424]&lt;&gt;&quot;&quot;;VALUE(MID([$'Compras-Ali'.$A424];[$Tablas.$E$38];[$Tablas.$G$38]))/100;0)*IF(OR(VALUE([.A424])=3;VALUE([.A424])=8;VALUE([.A424])=13);-1;1)" office:value-type="float" office:value="342972.29" calcext:value-type="float">
            <text:p>342.972,29</text:p>
          </table:table-cell>
          <table:table-cell table:number-columns-repeated="1016"/>
        </table:table-row>
        <table:table-row table:style-name="ro1">
          <table:table-cell table:style-name="ce25" table:formula="of:=MID([$'Compras-Ali'.$A425];[$Tablas.$E$31];[$Tablas.$G$31])" office:value-type="string" office:string-value="001" calcext:value-type="string">
            <text:p>001</text:p>
          </table:table-cell>
          <table:table-cell table:style-name="ce25" table:formula="of:=MID([$'Compras-Ali'.$A425];[$Tablas.$E$32];[$Tablas.$G$32])" office:value-type="string" office:string-value="00080" calcext:value-type="string">
            <text:p>00080</text:p>
          </table:table-cell>
          <table:table-cell table:style-name="ce25" table:formula="of:=MID([$'Compras-Ali'.$A425];[$Tablas.$E$33];[$Tablas.$G$33])" office:value-type="string" office:string-value="00000000000000005411" calcext:value-type="string">
            <text:p>00000000000000005411</text:p>
          </table:table-cell>
          <table:table-cell table:style-name="ce25" table:formula="of:=MID([$'Compras-Ali'.$A425];[$Tablas.$E$34];[$Tablas.$G$34])" office:value-type="string" office:string-value="80" calcext:value-type="string">
            <text:p>80</text:p>
          </table:table-cell>
          <table:table-cell table:style-name="ce25" table:formula="of:=MID([$'Compras-Ali'.$A425];[$Tablas.$E$35];[$Tablas.$G$35])" office:value-type="string" office:string-value="00000000030649695365" calcext:value-type="string">
            <text:p>00000000030649695365</text:p>
          </table:table-cell>
          <table:table-cell table:style-name="ce28" table:formula="of:=IF([$'Compras-Ali'.$A425]&lt;&gt;&quot;&quot;;VALUE(MID([$'Compras-Ali'.$A425];[$Tablas.$E$36];[$Tablas.$G$36]))/100;0)*IF(OR(VALUE([.A425])=3;VALUE([.A425])=8;VALUE([.A425])=13);-1;1)" office:value-type="float" office:value="24472.57" calcext:value-type="float">
            <text:p>24.472,57</text:p>
          </table:table-cell>
          <table:table-cell table:style-name="ce25" table:formula="of:=MID([$'Compras-Ali'.$A425];[$Tablas.$E$37];[$Tablas.$G$37])" office:value-type="string" office:string-value="0005" calcext:value-type="string">
            <text:p>0005</text:p>
          </table:table-cell>
          <table:table-cell table:style-name="ce28" table:formula="of:=IF([$'Compras-Ali'.$A425]&lt;&gt;&quot;&quot;;VALUE(MID([$'Compras-Ali'.$A425];[$Tablas.$E$38];[$Tablas.$G$38]))/100;0)*IF(OR(VALUE([.A425])=3;VALUE([.A425])=8;VALUE([.A425])=13);-1;1)" office:value-type="float" office:value="5139.24" calcext:value-type="float">
            <text:p>5.139,24</text:p>
          </table:table-cell>
          <table:table-cell table:number-columns-repeated="1016"/>
        </table:table-row>
        <table:table-row table:style-name="ro1">
          <table:table-cell table:style-name="ce25" table:formula="of:=MID([$'Compras-Ali'.$A426];[$Tablas.$E$31];[$Tablas.$G$31])" office:value-type="string" office:string-value="001" calcext:value-type="string">
            <text:p>001</text:p>
          </table:table-cell>
          <table:table-cell table:style-name="ce25" table:formula="of:=MID([$'Compras-Ali'.$A426];[$Tablas.$E$32];[$Tablas.$G$32])" office:value-type="string" office:string-value="00012" calcext:value-type="string">
            <text:p>00012</text:p>
          </table:table-cell>
          <table:table-cell table:style-name="ce25" table:formula="of:=MID([$'Compras-Ali'.$A426];[$Tablas.$E$33];[$Tablas.$G$33])" office:value-type="string" office:string-value="00000000000000833686" calcext:value-type="string">
            <text:p>00000000000000833686</text:p>
          </table:table-cell>
          <table:table-cell table:style-name="ce25" table:formula="of:=MID([$'Compras-Ali'.$A426];[$Tablas.$E$34];[$Tablas.$G$34])" office:value-type="string" office:string-value="80" calcext:value-type="string">
            <text:p>80</text:p>
          </table:table-cell>
          <table:table-cell table:style-name="ce25" table:formula="of:=MID([$'Compras-Ali'.$A426];[$Tablas.$E$35];[$Tablas.$G$35])" office:value-type="string" office:string-value="00000000030708081112" calcext:value-type="string">
            <text:p>00000000030708081112</text:p>
          </table:table-cell>
          <table:table-cell table:style-name="ce28" table:formula="of:=IF([$'Compras-Ali'.$A426]&lt;&gt;&quot;&quot;;VALUE(MID([$'Compras-Ali'.$A426];[$Tablas.$E$36];[$Tablas.$G$36]))/100;0)*IF(OR(VALUE([.A426])=3;VALUE([.A426])=8;VALUE([.A426])=13);-1;1)" office:value-type="float" office:value="2400" calcext:value-type="float">
            <text:p>2.400,00</text:p>
          </table:table-cell>
          <table:table-cell table:style-name="ce25" table:formula="of:=MID([$'Compras-Ali'.$A426];[$Tablas.$E$37];[$Tablas.$G$37])" office:value-type="string" office:string-value="0005" calcext:value-type="string">
            <text:p>0005</text:p>
          </table:table-cell>
          <table:table-cell table:style-name="ce28" table:formula="of:=IF([$'Compras-Ali'.$A426]&lt;&gt;&quot;&quot;;VALUE(MID([$'Compras-Ali'.$A426];[$Tablas.$E$38];[$Tablas.$G$38]))/100;0)*IF(OR(VALUE([.A426])=3;VALUE([.A426])=8;VALUE([.A426])=13);-1;1)" office:value-type="float" office:value="504" calcext:value-type="float">
            <text:p>504,00</text:p>
          </table:table-cell>
          <table:table-cell table:number-columns-repeated="1016"/>
        </table:table-row>
        <table:table-row table:style-name="ro1">
          <table:table-cell table:style-name="ce25" table:formula="of:=MID([$'Compras-Ali'.$A427];[$Tablas.$E$31];[$Tablas.$G$31])" office:value-type="string" office:string-value="001" calcext:value-type="string">
            <text:p>001</text:p>
          </table:table-cell>
          <table:table-cell table:style-name="ce25" table:formula="of:=MID([$'Compras-Ali'.$A427];[$Tablas.$E$32];[$Tablas.$G$32])" office:value-type="string" office:string-value="00006" calcext:value-type="string">
            <text:p>00006</text:p>
          </table:table-cell>
          <table:table-cell table:style-name="ce25" table:formula="of:=MID([$'Compras-Ali'.$A427];[$Tablas.$E$33];[$Tablas.$G$33])" office:value-type="string" office:string-value="00000000000000004232" calcext:value-type="string">
            <text:p>00000000000000004232</text:p>
          </table:table-cell>
          <table:table-cell table:style-name="ce25" table:formula="of:=MID([$'Compras-Ali'.$A427];[$Tablas.$E$34];[$Tablas.$G$34])" office:value-type="string" office:string-value="80" calcext:value-type="string">
            <text:p>80</text:p>
          </table:table-cell>
          <table:table-cell table:style-name="ce25" table:formula="of:=MID([$'Compras-Ali'.$A427];[$Tablas.$E$35];[$Tablas.$G$35])" office:value-type="string" office:string-value="00000000020214152607" calcext:value-type="string">
            <text:p>00000000020214152607</text:p>
          </table:table-cell>
          <table:table-cell table:style-name="ce28" table:formula="of:=IF([$'Compras-Ali'.$A427]&lt;&gt;&quot;&quot;;VALUE(MID([$'Compras-Ali'.$A427];[$Tablas.$E$36];[$Tablas.$G$36]))/100;0)*IF(OR(VALUE([.A427])=3;VALUE([.A427])=8;VALUE([.A427])=13);-1;1)" office:value-type="float" office:value="454.29" calcext:value-type="float">
            <text:p>454,29</text:p>
          </table:table-cell>
          <table:table-cell table:style-name="ce25" table:formula="of:=MID([$'Compras-Ali'.$A427];[$Tablas.$E$37];[$Tablas.$G$37])" office:value-type="string" office:string-value="0005" calcext:value-type="string">
            <text:p>0005</text:p>
          </table:table-cell>
          <table:table-cell table:style-name="ce28" table:formula="of:=IF([$'Compras-Ali'.$A427]&lt;&gt;&quot;&quot;;VALUE(MID([$'Compras-Ali'.$A427];[$Tablas.$E$38];[$Tablas.$G$38]))/100;0)*IF(OR(VALUE([.A427])=3;VALUE([.A427])=8;VALUE([.A427])=13);-1;1)" office:value-type="float" office:value="95.4" calcext:value-type="float">
            <text:p>95,40</text:p>
          </table:table-cell>
          <table:table-cell table:number-columns-repeated="1016"/>
        </table:table-row>
        <table:table-row table:style-name="ro1">
          <table:table-cell table:style-name="ce25" table:formula="of:=MID([$'Compras-Ali'.$A428];[$Tablas.$E$31];[$Tablas.$G$31])" office:value-type="string" office:string-value="001" calcext:value-type="string">
            <text:p>001</text:p>
          </table:table-cell>
          <table:table-cell table:style-name="ce25" table:formula="of:=MID([$'Compras-Ali'.$A428];[$Tablas.$E$32];[$Tablas.$G$32])" office:value-type="string" office:string-value="00006" calcext:value-type="string">
            <text:p>00006</text:p>
          </table:table-cell>
          <table:table-cell table:style-name="ce25" table:formula="of:=MID([$'Compras-Ali'.$A428];[$Tablas.$E$33];[$Tablas.$G$33])" office:value-type="string" office:string-value="00000000000000004236" calcext:value-type="string">
            <text:p>00000000000000004236</text:p>
          </table:table-cell>
          <table:table-cell table:style-name="ce25" table:formula="of:=MID([$'Compras-Ali'.$A428];[$Tablas.$E$34];[$Tablas.$G$34])" office:value-type="string" office:string-value="80" calcext:value-type="string">
            <text:p>80</text:p>
          </table:table-cell>
          <table:table-cell table:style-name="ce25" table:formula="of:=MID([$'Compras-Ali'.$A428];[$Tablas.$E$35];[$Tablas.$G$35])" office:value-type="string" office:string-value="00000000020214152607" calcext:value-type="string">
            <text:p>00000000020214152607</text:p>
          </table:table-cell>
          <table:table-cell table:style-name="ce28" table:formula="of:=IF([$'Compras-Ali'.$A428]&lt;&gt;&quot;&quot;;VALUE(MID([$'Compras-Ali'.$A428];[$Tablas.$E$36];[$Tablas.$G$36]))/100;0)*IF(OR(VALUE([.A428])=3;VALUE([.A428])=8;VALUE([.A428])=13);-1;1)" office:value-type="float" office:value="3543" calcext:value-type="float">
            <text:p>3.543,00</text:p>
          </table:table-cell>
          <table:table-cell table:style-name="ce25" table:formula="of:=MID([$'Compras-Ali'.$A428];[$Tablas.$E$37];[$Tablas.$G$37])" office:value-type="string" office:string-value="0005" calcext:value-type="string">
            <text:p>0005</text:p>
          </table:table-cell>
          <table:table-cell table:style-name="ce28" table:formula="of:=IF([$'Compras-Ali'.$A428]&lt;&gt;&quot;&quot;;VALUE(MID([$'Compras-Ali'.$A428];[$Tablas.$E$38];[$Tablas.$G$38]))/100;0)*IF(OR(VALUE([.A428])=3;VALUE([.A428])=8;VALUE([.A428])=13);-1;1)" office:value-type="float" office:value="744.03" calcext:value-type="float">
            <text:p>744,03</text:p>
          </table:table-cell>
          <table:table-cell table:number-columns-repeated="1016"/>
        </table:table-row>
        <table:table-row table:style-name="ro1">
          <table:table-cell table:style-name="ce25" table:formula="of:=MID([$'Compras-Ali'.$A429];[$Tablas.$E$31];[$Tablas.$G$31])" office:value-type="string" office:string-value="001" calcext:value-type="string">
            <text:p>001</text:p>
          </table:table-cell>
          <table:table-cell table:style-name="ce25" table:formula="of:=MID([$'Compras-Ali'.$A429];[$Tablas.$E$32];[$Tablas.$G$32])" office:value-type="string" office:string-value="00001" calcext:value-type="string">
            <text:p>00001</text:p>
          </table:table-cell>
          <table:table-cell table:style-name="ce25" table:formula="of:=MID([$'Compras-Ali'.$A429];[$Tablas.$E$33];[$Tablas.$G$33])" office:value-type="string" office:string-value="00000000000000027900" calcext:value-type="string">
            <text:p>00000000000000027900</text:p>
          </table:table-cell>
          <table:table-cell table:style-name="ce25" table:formula="of:=MID([$'Compras-Ali'.$A429];[$Tablas.$E$34];[$Tablas.$G$34])" office:value-type="string" office:string-value="80" calcext:value-type="string">
            <text:p>80</text:p>
          </table:table-cell>
          <table:table-cell table:style-name="ce25" table:formula="of:=MID([$'Compras-Ali'.$A429];[$Tablas.$E$35];[$Tablas.$G$35])" office:value-type="string" office:string-value="00000000023275943479" calcext:value-type="string">
            <text:p>00000000023275943479</text:p>
          </table:table-cell>
          <table:table-cell table:style-name="ce28" table:formula="of:=IF([$'Compras-Ali'.$A429]&lt;&gt;&quot;&quot;;VALUE(MID([$'Compras-Ali'.$A429];[$Tablas.$E$36];[$Tablas.$G$36]))/100;0)*IF(OR(VALUE([.A429])=3;VALUE([.A429])=8;VALUE([.A429])=13);-1;1)" office:value-type="float" office:value="1835.48" calcext:value-type="float">
            <text:p>1.835,48</text:p>
          </table:table-cell>
          <table:table-cell table:style-name="ce25" table:formula="of:=MID([$'Compras-Ali'.$A429];[$Tablas.$E$37];[$Tablas.$G$37])" office:value-type="string" office:string-value="0005" calcext:value-type="string">
            <text:p>0005</text:p>
          </table:table-cell>
          <table:table-cell table:style-name="ce28" table:formula="of:=IF([$'Compras-Ali'.$A429]&lt;&gt;&quot;&quot;;VALUE(MID([$'Compras-Ali'.$A429];[$Tablas.$E$38];[$Tablas.$G$38]))/100;0)*IF(OR(VALUE([.A429])=3;VALUE([.A429])=8;VALUE([.A429])=13);-1;1)" office:value-type="float" office:value="385.45" calcext:value-type="float">
            <text:p>385,45</text:p>
          </table:table-cell>
          <table:table-cell table:number-columns-repeated="1016"/>
        </table:table-row>
        <table:table-row table:style-name="ro1">
          <table:table-cell table:style-name="ce25" table:formula="of:=MID([$'Compras-Ali'.$A430];[$Tablas.$E$31];[$Tablas.$G$31])" office:value-type="string" office:string-value="001" calcext:value-type="string">
            <text:p>001</text:p>
          </table:table-cell>
          <table:table-cell table:style-name="ce25" table:formula="of:=MID([$'Compras-Ali'.$A430];[$Tablas.$E$32];[$Tablas.$G$32])" office:value-type="string" office:string-value="00007" calcext:value-type="string">
            <text:p>00007</text:p>
          </table:table-cell>
          <table:table-cell table:style-name="ce25" table:formula="of:=MID([$'Compras-Ali'.$A430];[$Tablas.$E$33];[$Tablas.$G$33])" office:value-type="string" office:string-value="00000000000000004021" calcext:value-type="string">
            <text:p>00000000000000004021</text:p>
          </table:table-cell>
          <table:table-cell table:style-name="ce25" table:formula="of:=MID([$'Compras-Ali'.$A430];[$Tablas.$E$34];[$Tablas.$G$34])" office:value-type="string" office:string-value="80" calcext:value-type="string">
            <text:p>80</text:p>
          </table:table-cell>
          <table:table-cell table:style-name="ce25" table:formula="of:=MID([$'Compras-Ali'.$A430];[$Tablas.$E$35];[$Tablas.$G$35])" office:value-type="string" office:string-value="00000000023256326329" calcext:value-type="string">
            <text:p>00000000023256326329</text:p>
          </table:table-cell>
          <table:table-cell table:style-name="ce28" table:formula="of:=IF([$'Compras-Ali'.$A430]&lt;&gt;&quot;&quot;;VALUE(MID([$'Compras-Ali'.$A430];[$Tablas.$E$36];[$Tablas.$G$36]))/100;0)*IF(OR(VALUE([.A430])=3;VALUE([.A430])=8;VALUE([.A430])=13);-1;1)" office:value-type="float" office:value="3480.19" calcext:value-type="float">
            <text:p>3.480,19</text:p>
          </table:table-cell>
          <table:table-cell table:style-name="ce25" table:formula="of:=MID([$'Compras-Ali'.$A430];[$Tablas.$E$37];[$Tablas.$G$37])" office:value-type="string" office:string-value="0005" calcext:value-type="string">
            <text:p>0005</text:p>
          </table:table-cell>
          <table:table-cell table:style-name="ce28" table:formula="of:=IF([$'Compras-Ali'.$A430]&lt;&gt;&quot;&quot;;VALUE(MID([$'Compras-Ali'.$A430];[$Tablas.$E$38];[$Tablas.$G$38]))/100;0)*IF(OR(VALUE([.A430])=3;VALUE([.A430])=8;VALUE([.A430])=13);-1;1)" office:value-type="float" office:value="730.84" calcext:value-type="float">
            <text:p>730,84</text:p>
          </table:table-cell>
          <table:table-cell table:number-columns-repeated="1016"/>
        </table:table-row>
        <table:table-row table:style-name="ro1">
          <table:table-cell table:style-name="ce25" table:formula="of:=MID([$'Compras-Ali'.$A431];[$Tablas.$E$31];[$Tablas.$G$31])" office:value-type="string" office:string-value="001" calcext:value-type="string">
            <text:p>001</text:p>
          </table:table-cell>
          <table:table-cell table:style-name="ce25" table:formula="of:=MID([$'Compras-Ali'.$A431];[$Tablas.$E$32];[$Tablas.$G$32])" office:value-type="string" office:string-value="00080" calcext:value-type="string">
            <text:p>00080</text:p>
          </table:table-cell>
          <table:table-cell table:style-name="ce25" table:formula="of:=MID([$'Compras-Ali'.$A431];[$Tablas.$E$33];[$Tablas.$G$33])" office:value-type="string" office:string-value="00000000000000005389" calcext:value-type="string">
            <text:p>00000000000000005389</text:p>
          </table:table-cell>
          <table:table-cell table:style-name="ce25" table:formula="of:=MID([$'Compras-Ali'.$A431];[$Tablas.$E$34];[$Tablas.$G$34])" office:value-type="string" office:string-value="80" calcext:value-type="string">
            <text:p>80</text:p>
          </table:table-cell>
          <table:table-cell table:style-name="ce25" table:formula="of:=MID([$'Compras-Ali'.$A431];[$Tablas.$E$35];[$Tablas.$G$35])" office:value-type="string" office:string-value="00000000030649695365" calcext:value-type="string">
            <text:p>00000000030649695365</text:p>
          </table:table-cell>
          <table:table-cell table:style-name="ce28" table:formula="of:=IF([$'Compras-Ali'.$A431]&lt;&gt;&quot;&quot;;VALUE(MID([$'Compras-Ali'.$A431];[$Tablas.$E$36];[$Tablas.$G$36]))/100;0)*IF(OR(VALUE([.A431])=3;VALUE([.A431])=8;VALUE([.A431])=13);-1;1)" office:value-type="float" office:value="1992.29" calcext:value-type="float">
            <text:p>1.992,29</text:p>
          </table:table-cell>
          <table:table-cell table:style-name="ce25" table:formula="of:=MID([$'Compras-Ali'.$A431];[$Tablas.$E$37];[$Tablas.$G$37])" office:value-type="string" office:string-value="0005" calcext:value-type="string">
            <text:p>0005</text:p>
          </table:table-cell>
          <table:table-cell table:style-name="ce28" table:formula="of:=IF([$'Compras-Ali'.$A431]&lt;&gt;&quot;&quot;;VALUE(MID([$'Compras-Ali'.$A431];[$Tablas.$E$38];[$Tablas.$G$38]))/100;0)*IF(OR(VALUE([.A431])=3;VALUE([.A431])=8;VALUE([.A431])=13);-1;1)" office:value-type="float" office:value="418.38" calcext:value-type="float">
            <text:p>418,38</text:p>
          </table:table-cell>
          <table:table-cell table:number-columns-repeated="1016"/>
        </table:table-row>
        <table:table-row table:style-name="ro1">
          <table:table-cell table:style-name="ce25" table:formula="of:=MID([$'Compras-Ali'.$A432];[$Tablas.$E$31];[$Tablas.$G$31])" office:value-type="string" office:string-value="001" calcext:value-type="string">
            <text:p>001</text:p>
          </table:table-cell>
          <table:table-cell table:style-name="ce25" table:formula="of:=MID([$'Compras-Ali'.$A432];[$Tablas.$E$32];[$Tablas.$G$32])" office:value-type="string" office:string-value="00002" calcext:value-type="string">
            <text:p>00002</text:p>
          </table:table-cell>
          <table:table-cell table:style-name="ce25" table:formula="of:=MID([$'Compras-Ali'.$A432];[$Tablas.$E$33];[$Tablas.$G$33])" office:value-type="string" office:string-value="00000000000000002247" calcext:value-type="string">
            <text:p>00000000000000002247</text:p>
          </table:table-cell>
          <table:table-cell table:style-name="ce25" table:formula="of:=MID([$'Compras-Ali'.$A432];[$Tablas.$E$34];[$Tablas.$G$34])" office:value-type="string" office:string-value="80" calcext:value-type="string">
            <text:p>80</text:p>
          </table:table-cell>
          <table:table-cell table:style-name="ce25" table:formula="of:=MID([$'Compras-Ali'.$A432];[$Tablas.$E$35];[$Tablas.$G$35])" office:value-type="string" office:string-value="00000000030716400332" calcext:value-type="string">
            <text:p>00000000030716400332</text:p>
          </table:table-cell>
          <table:table-cell table:style-name="ce28" table:formula="of:=IF([$'Compras-Ali'.$A432]&lt;&gt;&quot;&quot;;VALUE(MID([$'Compras-Ali'.$A432];[$Tablas.$E$36];[$Tablas.$G$36]))/100;0)*IF(OR(VALUE([.A432])=3;VALUE([.A432])=8;VALUE([.A432])=13);-1;1)" office:value-type="float" office:value="1550.57" calcext:value-type="float">
            <text:p>1.550,57</text:p>
          </table:table-cell>
          <table:table-cell table:style-name="ce25" table:formula="of:=MID([$'Compras-Ali'.$A432];[$Tablas.$E$37];[$Tablas.$G$37])" office:value-type="string" office:string-value="0005" calcext:value-type="string">
            <text:p>0005</text:p>
          </table:table-cell>
          <table:table-cell table:style-name="ce28" table:formula="of:=IF([$'Compras-Ali'.$A432]&lt;&gt;&quot;&quot;;VALUE(MID([$'Compras-Ali'.$A432];[$Tablas.$E$38];[$Tablas.$G$38]))/100;0)*IF(OR(VALUE([.A432])=3;VALUE([.A432])=8;VALUE([.A432])=13);-1;1)" office:value-type="float" office:value="325.62" calcext:value-type="float">
            <text:p>325,62</text:p>
          </table:table-cell>
          <table:table-cell table:number-columns-repeated="1016"/>
        </table:table-row>
        <table:table-row table:style-name="ro1">
          <table:table-cell table:style-name="ce25" table:formula="of:=MID([$'Compras-Ali'.$A433];[$Tablas.$E$31];[$Tablas.$G$31])" office:value-type="string" office:string-value="001" calcext:value-type="string">
            <text:p>001</text:p>
          </table:table-cell>
          <table:table-cell table:style-name="ce25" table:formula="of:=MID([$'Compras-Ali'.$A433];[$Tablas.$E$32];[$Tablas.$G$32])" office:value-type="string" office:string-value="00002" calcext:value-type="string">
            <text:p>00002</text:p>
          </table:table-cell>
          <table:table-cell table:style-name="ce25" table:formula="of:=MID([$'Compras-Ali'.$A433];[$Tablas.$E$33];[$Tablas.$G$33])" office:value-type="string" office:string-value="00000000000000002289" calcext:value-type="string">
            <text:p>00000000000000002289</text:p>
          </table:table-cell>
          <table:table-cell table:style-name="ce25" table:formula="of:=MID([$'Compras-Ali'.$A433];[$Tablas.$E$34];[$Tablas.$G$34])" office:value-type="string" office:string-value="80" calcext:value-type="string">
            <text:p>80</text:p>
          </table:table-cell>
          <table:table-cell table:style-name="ce25" table:formula="of:=MID([$'Compras-Ali'.$A433];[$Tablas.$E$35];[$Tablas.$G$35])" office:value-type="string" office:string-value="00000000030716400332" calcext:value-type="string">
            <text:p>00000000030716400332</text:p>
          </table:table-cell>
          <table:table-cell table:style-name="ce28" table:formula="of:=IF([$'Compras-Ali'.$A433]&lt;&gt;&quot;&quot;;VALUE(MID([$'Compras-Ali'.$A433];[$Tablas.$E$36];[$Tablas.$G$36]))/100;0)*IF(OR(VALUE([.A433])=3;VALUE([.A433])=8;VALUE([.A433])=13);-1;1)" office:value-type="float" office:value="3338.67" calcext:value-type="float">
            <text:p>3.338,67</text:p>
          </table:table-cell>
          <table:table-cell table:style-name="ce25" table:formula="of:=MID([$'Compras-Ali'.$A433];[$Tablas.$E$37];[$Tablas.$G$37])" office:value-type="string" office:string-value="0005" calcext:value-type="string">
            <text:p>0005</text:p>
          </table:table-cell>
          <table:table-cell table:style-name="ce28" table:formula="of:=IF([$'Compras-Ali'.$A433]&lt;&gt;&quot;&quot;;VALUE(MID([$'Compras-Ali'.$A433];[$Tablas.$E$38];[$Tablas.$G$38]))/100;0)*IF(OR(VALUE([.A433])=3;VALUE([.A433])=8;VALUE([.A433])=13);-1;1)" office:value-type="float" office:value="701.12" calcext:value-type="float">
            <text:p>701,12</text:p>
          </table:table-cell>
          <table:table-cell table:number-columns-repeated="1016"/>
        </table:table-row>
        <table:table-row table:style-name="ro1">
          <table:table-cell table:style-name="ce25" table:formula="of:=MID([$'Compras-Ali'.$A434];[$Tablas.$E$31];[$Tablas.$G$31])" office:value-type="string" office:string-value="001" calcext:value-type="string">
            <text:p>001</text:p>
          </table:table-cell>
          <table:table-cell table:style-name="ce25" table:formula="of:=MID([$'Compras-Ali'.$A434];[$Tablas.$E$32];[$Tablas.$G$32])" office:value-type="string" office:string-value="00009" calcext:value-type="string">
            <text:p>00009</text:p>
          </table:table-cell>
          <table:table-cell table:style-name="ce25" table:formula="of:=MID([$'Compras-Ali'.$A434];[$Tablas.$E$33];[$Tablas.$G$33])" office:value-type="string" office:string-value="00000000000000002001" calcext:value-type="string">
            <text:p>00000000000000002001</text:p>
          </table:table-cell>
          <table:table-cell table:style-name="ce25" table:formula="of:=MID([$'Compras-Ali'.$A434];[$Tablas.$E$34];[$Tablas.$G$34])" office:value-type="string" office:string-value="80" calcext:value-type="string">
            <text:p>80</text:p>
          </table:table-cell>
          <table:table-cell table:style-name="ce25" table:formula="of:=MID([$'Compras-Ali'.$A434];[$Tablas.$E$35];[$Tablas.$G$35])" office:value-type="string" office:string-value="00000000030711620784" calcext:value-type="string">
            <text:p>00000000030711620784</text:p>
          </table:table-cell>
          <table:table-cell table:style-name="ce28" table:formula="of:=IF([$'Compras-Ali'.$A434]&lt;&gt;&quot;&quot;;VALUE(MID([$'Compras-Ali'.$A434];[$Tablas.$E$36];[$Tablas.$G$36]))/100;0)*IF(OR(VALUE([.A434])=3;VALUE([.A434])=8;VALUE([.A434])=13);-1;1)" office:value-type="float" office:value="6777.38" calcext:value-type="float">
            <text:p>6.777,38</text:p>
          </table:table-cell>
          <table:table-cell table:style-name="ce25" table:formula="of:=MID([$'Compras-Ali'.$A434];[$Tablas.$E$37];[$Tablas.$G$37])" office:value-type="string" office:string-value="0005" calcext:value-type="string">
            <text:p>0005</text:p>
          </table:table-cell>
          <table:table-cell table:style-name="ce28" table:formula="of:=IF([$'Compras-Ali'.$A434]&lt;&gt;&quot;&quot;;VALUE(MID([$'Compras-Ali'.$A434];[$Tablas.$E$38];[$Tablas.$G$38]))/100;0)*IF(OR(VALUE([.A434])=3;VALUE([.A434])=8;VALUE([.A434])=13);-1;1)" office:value-type="float" office:value="1423.25" calcext:value-type="float">
            <text:p>1.423,25</text:p>
          </table:table-cell>
          <table:table-cell table:number-columns-repeated="1016"/>
        </table:table-row>
        <table:table-row table:style-name="ro1">
          <table:table-cell table:style-name="ce25" table:formula="of:=MID([$'Compras-Ali'.$A435];[$Tablas.$E$31];[$Tablas.$G$31])" office:value-type="string" office:string-value="001" calcext:value-type="string">
            <text:p>001</text:p>
          </table:table-cell>
          <table:table-cell table:style-name="ce25" table:formula="of:=MID([$'Compras-Ali'.$A435];[$Tablas.$E$32];[$Tablas.$G$32])" office:value-type="string" office:string-value="00007" calcext:value-type="string">
            <text:p>00007</text:p>
          </table:table-cell>
          <table:table-cell table:style-name="ce25" table:formula="of:=MID([$'Compras-Ali'.$A435];[$Tablas.$E$33];[$Tablas.$G$33])" office:value-type="string" office:string-value="00000000000000009651" calcext:value-type="string">
            <text:p>00000000000000009651</text:p>
          </table:table-cell>
          <table:table-cell table:style-name="ce25" table:formula="of:=MID([$'Compras-Ali'.$A435];[$Tablas.$E$34];[$Tablas.$G$34])" office:value-type="string" office:string-value="80" calcext:value-type="string">
            <text:p>80</text:p>
          </table:table-cell>
          <table:table-cell table:style-name="ce25" table:formula="of:=MID([$'Compras-Ali'.$A435];[$Tablas.$E$35];[$Tablas.$G$35])" office:value-type="string" office:string-value="00000000020254447731" calcext:value-type="string">
            <text:p>00000000020254447731</text:p>
          </table:table-cell>
          <table:table-cell table:style-name="ce28" table:formula="of:=IF([$'Compras-Ali'.$A435]&lt;&gt;&quot;&quot;;VALUE(MID([$'Compras-Ali'.$A435];[$Tablas.$E$36];[$Tablas.$G$36]))/100;0)*IF(OR(VALUE([.A435])=3;VALUE([.A435])=8;VALUE([.A435])=13);-1;1)" office:value-type="float" office:value="659.38" calcext:value-type="float">
            <text:p>659,38</text:p>
          </table:table-cell>
          <table:table-cell table:style-name="ce25" table:formula="of:=MID([$'Compras-Ali'.$A435];[$Tablas.$E$37];[$Tablas.$G$37])" office:value-type="string" office:string-value="0005" calcext:value-type="string">
            <text:p>0005</text:p>
          </table:table-cell>
          <table:table-cell table:style-name="ce28" table:formula="of:=IF([$'Compras-Ali'.$A435]&lt;&gt;&quot;&quot;;VALUE(MID([$'Compras-Ali'.$A435];[$Tablas.$E$38];[$Tablas.$G$38]))/100;0)*IF(OR(VALUE([.A435])=3;VALUE([.A435])=8;VALUE([.A435])=13);-1;1)" office:value-type="float" office:value="138.47" calcext:value-type="float">
            <text:p>138,47</text:p>
          </table:table-cell>
          <table:table-cell table:number-columns-repeated="1016"/>
        </table:table-row>
        <table:table-row table:style-name="ro1">
          <table:table-cell table:style-name="ce25" table:formula="of:=MID([$'Compras-Ali'.$A436];[$Tablas.$E$31];[$Tablas.$G$31])" office:value-type="string" office:string-value="001" calcext:value-type="string">
            <text:p>001</text:p>
          </table:table-cell>
          <table:table-cell table:style-name="ce25" table:formula="of:=MID([$'Compras-Ali'.$A436];[$Tablas.$E$32];[$Tablas.$G$32])" office:value-type="string" office:string-value="00044" calcext:value-type="string">
            <text:p>00044</text:p>
          </table:table-cell>
          <table:table-cell table:style-name="ce25" table:formula="of:=MID([$'Compras-Ali'.$A436];[$Tablas.$E$33];[$Tablas.$G$33])" office:value-type="string" office:string-value="00000000000000002163" calcext:value-type="string">
            <text:p>00000000000000002163</text:p>
          </table:table-cell>
          <table:table-cell table:style-name="ce25" table:formula="of:=MID([$'Compras-Ali'.$A436];[$Tablas.$E$34];[$Tablas.$G$34])" office:value-type="string" office:string-value="80" calcext:value-type="string">
            <text:p>80</text:p>
          </table:table-cell>
          <table:table-cell table:style-name="ce25" table:formula="of:=MID([$'Compras-Ali'.$A436];[$Tablas.$E$35];[$Tablas.$G$35])" office:value-type="string" office:string-value="00000000030675349572" calcext:value-type="string">
            <text:p>00000000030675349572</text:p>
          </table:table-cell>
          <table:table-cell table:style-name="ce28" table:formula="of:=IF([$'Compras-Ali'.$A436]&lt;&gt;&quot;&quot;;VALUE(MID([$'Compras-Ali'.$A436];[$Tablas.$E$36];[$Tablas.$G$36]))/100;0)*IF(OR(VALUE([.A436])=3;VALUE([.A436])=8;VALUE([.A436])=13);-1;1)" office:value-type="float" office:value="1726.76" calcext:value-type="float">
            <text:p>1.726,76</text:p>
          </table:table-cell>
          <table:table-cell table:style-name="ce25" table:formula="of:=MID([$'Compras-Ali'.$A436];[$Tablas.$E$37];[$Tablas.$G$37])" office:value-type="string" office:string-value="0005" calcext:value-type="string">
            <text:p>0005</text:p>
          </table:table-cell>
          <table:table-cell table:style-name="ce28" table:formula="of:=IF([$'Compras-Ali'.$A436]&lt;&gt;&quot;&quot;;VALUE(MID([$'Compras-Ali'.$A436];[$Tablas.$E$38];[$Tablas.$G$38]))/100;0)*IF(OR(VALUE([.A436])=3;VALUE([.A436])=8;VALUE([.A436])=13);-1;1)" office:value-type="float" office:value="362.62" calcext:value-type="float">
            <text:p>362,62</text:p>
          </table:table-cell>
          <table:table-cell table:number-columns-repeated="1016"/>
        </table:table-row>
        <table:table-row table:style-name="ro1">
          <table:table-cell table:style-name="ce25" table:formula="of:=MID([$'Compras-Ali'.$A437];[$Tablas.$E$31];[$Tablas.$G$31])" office:value-type="string" office:string-value="001" calcext:value-type="string">
            <text:p>001</text:p>
          </table:table-cell>
          <table:table-cell table:style-name="ce25" table:formula="of:=MID([$'Compras-Ali'.$A437];[$Tablas.$E$32];[$Tablas.$G$32])" office:value-type="string" office:string-value="00007" calcext:value-type="string">
            <text:p>00007</text:p>
          </table:table-cell>
          <table:table-cell table:style-name="ce25" table:formula="of:=MID([$'Compras-Ali'.$A437];[$Tablas.$E$33];[$Tablas.$G$33])" office:value-type="string" office:string-value="00000000000000003595" calcext:value-type="string">
            <text:p>00000000000000003595</text:p>
          </table:table-cell>
          <table:table-cell table:style-name="ce25" table:formula="of:=MID([$'Compras-Ali'.$A437];[$Tablas.$E$34];[$Tablas.$G$34])" office:value-type="string" office:string-value="80" calcext:value-type="string">
            <text:p>80</text:p>
          </table:table-cell>
          <table:table-cell table:style-name="ce25" table:formula="of:=MID([$'Compras-Ali'.$A437];[$Tablas.$E$35];[$Tablas.$G$35])" office:value-type="string" office:string-value="00000000030707056637" calcext:value-type="string">
            <text:p>00000000030707056637</text:p>
          </table:table-cell>
          <table:table-cell table:style-name="ce28" table:formula="of:=IF([$'Compras-Ali'.$A437]&lt;&gt;&quot;&quot;;VALUE(MID([$'Compras-Ali'.$A437];[$Tablas.$E$36];[$Tablas.$G$36]))/100;0)*IF(OR(VALUE([.A437])=3;VALUE([.A437])=8;VALUE([.A437])=13);-1;1)" office:value-type="float" office:value="1110.76" calcext:value-type="float">
            <text:p>1.110,76</text:p>
          </table:table-cell>
          <table:table-cell table:style-name="ce25" table:formula="of:=MID([$'Compras-Ali'.$A437];[$Tablas.$E$37];[$Tablas.$G$37])" office:value-type="string" office:string-value="0005" calcext:value-type="string">
            <text:p>0005</text:p>
          </table:table-cell>
          <table:table-cell table:style-name="ce28" table:formula="of:=IF([$'Compras-Ali'.$A437]&lt;&gt;&quot;&quot;;VALUE(MID([$'Compras-Ali'.$A437];[$Tablas.$E$38];[$Tablas.$G$38]))/100;0)*IF(OR(VALUE([.A437])=3;VALUE([.A437])=8;VALUE([.A437])=13);-1;1)" office:value-type="float" office:value="233.26" calcext:value-type="float">
            <text:p>233,26</text:p>
          </table:table-cell>
          <table:table-cell table:number-columns-repeated="1016"/>
        </table:table-row>
        <table:table-row table:style-name="ro1">
          <table:table-cell table:style-name="ce25" table:formula="of:=MID([$'Compras-Ali'.$A438];[$Tablas.$E$31];[$Tablas.$G$31])" office:value-type="string" office:string-value="001" calcext:value-type="string">
            <text:p>001</text:p>
          </table:table-cell>
          <table:table-cell table:style-name="ce25" table:formula="of:=MID([$'Compras-Ali'.$A438];[$Tablas.$E$32];[$Tablas.$G$32])" office:value-type="string" office:string-value="00021" calcext:value-type="string">
            <text:p>00021</text:p>
          </table:table-cell>
          <table:table-cell table:style-name="ce25" table:formula="of:=MID([$'Compras-Ali'.$A438];[$Tablas.$E$33];[$Tablas.$G$33])" office:value-type="string" office:string-value="00000000000000035681" calcext:value-type="string">
            <text:p>00000000000000035681</text:p>
          </table:table-cell>
          <table:table-cell table:style-name="ce25" table:formula="of:=MID([$'Compras-Ali'.$A438];[$Tablas.$E$34];[$Tablas.$G$34])" office:value-type="string" office:string-value="80" calcext:value-type="string">
            <text:p>80</text:p>
          </table:table-cell>
          <table:table-cell table:style-name="ce25" table:formula="of:=MID([$'Compras-Ali'.$A438];[$Tablas.$E$35];[$Tablas.$G$35])" office:value-type="string" office:string-value="00000000030533493560" calcext:value-type="string">
            <text:p>00000000030533493560</text:p>
          </table:table-cell>
          <table:table-cell table:style-name="ce28" table:formula="of:=IF([$'Compras-Ali'.$A438]&lt;&gt;&quot;&quot;;VALUE(MID([$'Compras-Ali'.$A438];[$Tablas.$E$36];[$Tablas.$G$36]))/100;0)*IF(OR(VALUE([.A438])=3;VALUE([.A438])=8;VALUE([.A438])=13);-1;1)" office:value-type="float" office:value="3908.81" calcext:value-type="float">
            <text:p>3.908,81</text:p>
          </table:table-cell>
          <table:table-cell table:style-name="ce25" table:formula="of:=MID([$'Compras-Ali'.$A438];[$Tablas.$E$37];[$Tablas.$G$37])" office:value-type="string" office:string-value="0005" calcext:value-type="string">
            <text:p>0005</text:p>
          </table:table-cell>
          <table:table-cell table:style-name="ce28" table:formula="of:=IF([$'Compras-Ali'.$A438]&lt;&gt;&quot;&quot;;VALUE(MID([$'Compras-Ali'.$A438];[$Tablas.$E$38];[$Tablas.$G$38]))/100;0)*IF(OR(VALUE([.A438])=3;VALUE([.A438])=8;VALUE([.A438])=13);-1;1)" office:value-type="float" office:value="820.85" calcext:value-type="float">
            <text:p>820,85</text:p>
          </table:table-cell>
          <table:table-cell table:number-columns-repeated="1016"/>
        </table:table-row>
        <table:table-row table:style-name="ro1">
          <table:table-cell table:style-name="ce25" table:formula="of:=MID([$'Compras-Ali'.$A439];[$Tablas.$E$31];[$Tablas.$G$31])" office:value-type="string" office:string-value="001" calcext:value-type="string">
            <text:p>001</text:p>
          </table:table-cell>
          <table:table-cell table:style-name="ce25" table:formula="of:=MID([$'Compras-Ali'.$A439];[$Tablas.$E$32];[$Tablas.$G$32])" office:value-type="string" office:string-value="00021" calcext:value-type="string">
            <text:p>00021</text:p>
          </table:table-cell>
          <table:table-cell table:style-name="ce25" table:formula="of:=MID([$'Compras-Ali'.$A439];[$Tablas.$E$33];[$Tablas.$G$33])" office:value-type="string" office:string-value="00000000000000035712" calcext:value-type="string">
            <text:p>00000000000000035712</text:p>
          </table:table-cell>
          <table:table-cell table:style-name="ce25" table:formula="of:=MID([$'Compras-Ali'.$A439];[$Tablas.$E$34];[$Tablas.$G$34])" office:value-type="string" office:string-value="80" calcext:value-type="string">
            <text:p>80</text:p>
          </table:table-cell>
          <table:table-cell table:style-name="ce25" table:formula="of:=MID([$'Compras-Ali'.$A439];[$Tablas.$E$35];[$Tablas.$G$35])" office:value-type="string" office:string-value="00000000030533493560" calcext:value-type="string">
            <text:p>00000000030533493560</text:p>
          </table:table-cell>
          <table:table-cell table:style-name="ce28" table:formula="of:=IF([$'Compras-Ali'.$A439]&lt;&gt;&quot;&quot;;VALUE(MID([$'Compras-Ali'.$A439];[$Tablas.$E$36];[$Tablas.$G$36]))/100;0)*IF(OR(VALUE([.A439])=3;VALUE([.A439])=8;VALUE([.A439])=13);-1;1)" office:value-type="float" office:value="200.86" calcext:value-type="float">
            <text:p>200,86</text:p>
          </table:table-cell>
          <table:table-cell table:style-name="ce25" table:formula="of:=MID([$'Compras-Ali'.$A439];[$Tablas.$E$37];[$Tablas.$G$37])" office:value-type="string" office:string-value="0005" calcext:value-type="string">
            <text:p>0005</text:p>
          </table:table-cell>
          <table:table-cell table:style-name="ce28" table:formula="of:=IF([$'Compras-Ali'.$A439]&lt;&gt;&quot;&quot;;VALUE(MID([$'Compras-Ali'.$A439];[$Tablas.$E$38];[$Tablas.$G$38]))/100;0)*IF(OR(VALUE([.A439])=3;VALUE([.A439])=8;VALUE([.A439])=13);-1;1)" office:value-type="float" office:value="42.18" calcext:value-type="float">
            <text:p>42,18</text:p>
          </table:table-cell>
          <table:table-cell table:number-columns-repeated="1016"/>
        </table:table-row>
        <table:table-row table:style-name="ro1">
          <table:table-cell table:style-name="ce25" table:formula="of:=MID([$'Compras-Ali'.$A440];[$Tablas.$E$31];[$Tablas.$G$31])" office:value-type="string" office:string-value="001" calcext:value-type="string">
            <text:p>001</text:p>
          </table:table-cell>
          <table:table-cell table:style-name="ce25" table:formula="of:=MID([$'Compras-Ali'.$A440];[$Tablas.$E$32];[$Tablas.$G$32])" office:value-type="string" office:string-value="00001" calcext:value-type="string">
            <text:p>00001</text:p>
          </table:table-cell>
          <table:table-cell table:style-name="ce25" table:formula="of:=MID([$'Compras-Ali'.$A440];[$Tablas.$E$33];[$Tablas.$G$33])" office:value-type="string" office:string-value="00000000000000084824" calcext:value-type="string">
            <text:p>00000000000000084824</text:p>
          </table:table-cell>
          <table:table-cell table:style-name="ce25" table:formula="of:=MID([$'Compras-Ali'.$A440];[$Tablas.$E$34];[$Tablas.$G$34])" office:value-type="string" office:string-value="80" calcext:value-type="string">
            <text:p>80</text:p>
          </table:table-cell>
          <table:table-cell table:style-name="ce25" table:formula="of:=MID([$'Compras-Ali'.$A440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40]&lt;&gt;&quot;&quot;;VALUE(MID([$'Compras-Ali'.$A440];[$Tablas.$E$36];[$Tablas.$G$36]))/100;0)*IF(OR(VALUE([.A440])=3;VALUE([.A440])=8;VALUE([.A440])=13);-1;1)" office:value-type="float" office:value="7.14" calcext:value-type="float">
            <text:p>7,14</text:p>
          </table:table-cell>
          <table:table-cell table:style-name="ce25" table:formula="of:=MID([$'Compras-Ali'.$A440];[$Tablas.$E$37];[$Tablas.$G$37])" office:value-type="string" office:string-value="0005" calcext:value-type="string">
            <text:p>0005</text:p>
          </table:table-cell>
          <table:table-cell table:style-name="ce28" table:formula="of:=IF([$'Compras-Ali'.$A440]&lt;&gt;&quot;&quot;;VALUE(MID([$'Compras-Ali'.$A440];[$Tablas.$E$38];[$Tablas.$G$38]))/100;0)*IF(OR(VALUE([.A440])=3;VALUE([.A440])=8;VALUE([.A440])=13);-1;1)" office:value-type="float" office:value="1.5" calcext:value-type="float">
            <text:p>1,50</text:p>
          </table:table-cell>
          <table:table-cell table:number-columns-repeated="1016"/>
        </table:table-row>
        <table:table-row table:style-name="ro1">
          <table:table-cell table:style-name="ce25" table:formula="of:=MID([$'Compras-Ali'.$A441];[$Tablas.$E$31];[$Tablas.$G$31])" office:value-type="string" office:string-value="001" calcext:value-type="string">
            <text:p>001</text:p>
          </table:table-cell>
          <table:table-cell table:style-name="ce25" table:formula="of:=MID([$'Compras-Ali'.$A441];[$Tablas.$E$32];[$Tablas.$G$32])" office:value-type="string" office:string-value="00001" calcext:value-type="string">
            <text:p>00001</text:p>
          </table:table-cell>
          <table:table-cell table:style-name="ce25" table:formula="of:=MID([$'Compras-Ali'.$A441];[$Tablas.$E$33];[$Tablas.$G$33])" office:value-type="string" office:string-value="00000000000000085658" calcext:value-type="string">
            <text:p>00000000000000085658</text:p>
          </table:table-cell>
          <table:table-cell table:style-name="ce25" table:formula="of:=MID([$'Compras-Ali'.$A441];[$Tablas.$E$34];[$Tablas.$G$34])" office:value-type="string" office:string-value="80" calcext:value-type="string">
            <text:p>80</text:p>
          </table:table-cell>
          <table:table-cell table:style-name="ce25" table:formula="of:=MID([$'Compras-Ali'.$A441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41]&lt;&gt;&quot;&quot;;VALUE(MID([$'Compras-Ali'.$A441];[$Tablas.$E$36];[$Tablas.$G$36]))/100;0)*IF(OR(VALUE([.A441])=3;VALUE([.A441])=8;VALUE([.A441])=13);-1;1)" office:value-type="float" office:value="20.71" calcext:value-type="float">
            <text:p>20,71</text:p>
          </table:table-cell>
          <table:table-cell table:style-name="ce25" table:formula="of:=MID([$'Compras-Ali'.$A441];[$Tablas.$E$37];[$Tablas.$G$37])" office:value-type="string" office:string-value="0005" calcext:value-type="string">
            <text:p>0005</text:p>
          </table:table-cell>
          <table:table-cell table:style-name="ce28" table:formula="of:=IF([$'Compras-Ali'.$A441]&lt;&gt;&quot;&quot;;VALUE(MID([$'Compras-Ali'.$A441];[$Tablas.$E$38];[$Tablas.$G$38]))/100;0)*IF(OR(VALUE([.A441])=3;VALUE([.A441])=8;VALUE([.A441])=13);-1;1)" office:value-type="float" office:value="4.35" calcext:value-type="float">
            <text:p>4,35</text:p>
          </table:table-cell>
          <table:table-cell table:number-columns-repeated="1016"/>
        </table:table-row>
        <table:table-row table:style-name="ro1">
          <table:table-cell table:style-name="ce25" table:formula="of:=MID([$'Compras-Ali'.$A442];[$Tablas.$E$31];[$Tablas.$G$31])" office:value-type="string" office:string-value="001" calcext:value-type="string">
            <text:p>001</text:p>
          </table:table-cell>
          <table:table-cell table:style-name="ce25" table:formula="of:=MID([$'Compras-Ali'.$A442];[$Tablas.$E$32];[$Tablas.$G$32])" office:value-type="string" office:string-value="00001" calcext:value-type="string">
            <text:p>00001</text:p>
          </table:table-cell>
          <table:table-cell table:style-name="ce25" table:formula="of:=MID([$'Compras-Ali'.$A442];[$Tablas.$E$33];[$Tablas.$G$33])" office:value-type="string" office:string-value="00000000000000084826" calcext:value-type="string">
            <text:p>00000000000000084826</text:p>
          </table:table-cell>
          <table:table-cell table:style-name="ce25" table:formula="of:=MID([$'Compras-Ali'.$A442];[$Tablas.$E$34];[$Tablas.$G$34])" office:value-type="string" office:string-value="80" calcext:value-type="string">
            <text:p>80</text:p>
          </table:table-cell>
          <table:table-cell table:style-name="ce25" table:formula="of:=MID([$'Compras-Ali'.$A442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42]&lt;&gt;&quot;&quot;;VALUE(MID([$'Compras-Ali'.$A442];[$Tablas.$E$36];[$Tablas.$G$36]))/100;0)*IF(OR(VALUE([.A442])=3;VALUE([.A442])=8;VALUE([.A442])=13);-1;1)" office:value-type="float" office:value="13" calcext:value-type="float">
            <text:p>13,00</text:p>
          </table:table-cell>
          <table:table-cell table:style-name="ce25" table:formula="of:=MID([$'Compras-Ali'.$A442];[$Tablas.$E$37];[$Tablas.$G$37])" office:value-type="string" office:string-value="0005" calcext:value-type="string">
            <text:p>0005</text:p>
          </table:table-cell>
          <table:table-cell table:style-name="ce28" table:formula="of:=IF([$'Compras-Ali'.$A442]&lt;&gt;&quot;&quot;;VALUE(MID([$'Compras-Ali'.$A442];[$Tablas.$E$38];[$Tablas.$G$38]))/100;0)*IF(OR(VALUE([.A442])=3;VALUE([.A442])=8;VALUE([.A442])=13);-1;1)" office:value-type="float" office:value="2.73" calcext:value-type="float">
            <text:p>2,73</text:p>
          </table:table-cell>
          <table:table-cell table:number-columns-repeated="1016"/>
        </table:table-row>
        <table:table-row table:style-name="ro1">
          <table:table-cell table:style-name="ce25" table:formula="of:=MID([$'Compras-Ali'.$A443];[$Tablas.$E$31];[$Tablas.$G$31])" office:value-type="string" office:string-value="001" calcext:value-type="string">
            <text:p>001</text:p>
          </table:table-cell>
          <table:table-cell table:style-name="ce25" table:formula="of:=MID([$'Compras-Ali'.$A443];[$Tablas.$E$32];[$Tablas.$G$32])" office:value-type="string" office:string-value="00001" calcext:value-type="string">
            <text:p>00001</text:p>
          </table:table-cell>
          <table:table-cell table:style-name="ce25" table:formula="of:=MID([$'Compras-Ali'.$A443];[$Tablas.$E$33];[$Tablas.$G$33])" office:value-type="string" office:string-value="00000000000000085679" calcext:value-type="string">
            <text:p>00000000000000085679</text:p>
          </table:table-cell>
          <table:table-cell table:style-name="ce25" table:formula="of:=MID([$'Compras-Ali'.$A443];[$Tablas.$E$34];[$Tablas.$G$34])" office:value-type="string" office:string-value="80" calcext:value-type="string">
            <text:p>80</text:p>
          </table:table-cell>
          <table:table-cell table:style-name="ce25" table:formula="of:=MID([$'Compras-Ali'.$A44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43]&lt;&gt;&quot;&quot;;VALUE(MID([$'Compras-Ali'.$A443];[$Tablas.$E$36];[$Tablas.$G$36]))/100;0)*IF(OR(VALUE([.A443])=3;VALUE([.A443])=8;VALUE([.A443])=13);-1;1)" office:value-type="float" office:value="21.81" calcext:value-type="float">
            <text:p>21,81</text:p>
          </table:table-cell>
          <table:table-cell table:style-name="ce25" table:formula="of:=MID([$'Compras-Ali'.$A443];[$Tablas.$E$37];[$Tablas.$G$37])" office:value-type="string" office:string-value="0005" calcext:value-type="string">
            <text:p>0005</text:p>
          </table:table-cell>
          <table:table-cell table:style-name="ce28" table:formula="of:=IF([$'Compras-Ali'.$A443]&lt;&gt;&quot;&quot;;VALUE(MID([$'Compras-Ali'.$A443];[$Tablas.$E$38];[$Tablas.$G$38]))/100;0)*IF(OR(VALUE([.A443])=3;VALUE([.A443])=8;VALUE([.A443])=13);-1;1)" office:value-type="float" office:value="4.58" calcext:value-type="float">
            <text:p>4,58</text:p>
          </table:table-cell>
          <table:table-cell table:number-columns-repeated="1016"/>
        </table:table-row>
        <table:table-row table:style-name="ro1">
          <table:table-cell table:style-name="ce25" table:formula="of:=MID([$'Compras-Ali'.$A444];[$Tablas.$E$31];[$Tablas.$G$31])" office:value-type="string" office:string-value="001" calcext:value-type="string">
            <text:p>001</text:p>
          </table:table-cell>
          <table:table-cell table:style-name="ce25" table:formula="of:=MID([$'Compras-Ali'.$A444];[$Tablas.$E$32];[$Tablas.$G$32])" office:value-type="string" office:string-value="00001" calcext:value-type="string">
            <text:p>00001</text:p>
          </table:table-cell>
          <table:table-cell table:style-name="ce25" table:formula="of:=MID([$'Compras-Ali'.$A444];[$Tablas.$E$33];[$Tablas.$G$33])" office:value-type="string" office:string-value="00000000000000085684" calcext:value-type="string">
            <text:p>00000000000000085684</text:p>
          </table:table-cell>
          <table:table-cell table:style-name="ce25" table:formula="of:=MID([$'Compras-Ali'.$A444];[$Tablas.$E$34];[$Tablas.$G$34])" office:value-type="string" office:string-value="80" calcext:value-type="string">
            <text:p>80</text:p>
          </table:table-cell>
          <table:table-cell table:style-name="ce25" table:formula="of:=MID([$'Compras-Ali'.$A44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44]&lt;&gt;&quot;&quot;;VALUE(MID([$'Compras-Ali'.$A444];[$Tablas.$E$36];[$Tablas.$G$36]))/100;0)*IF(OR(VALUE([.A444])=3;VALUE([.A444])=8;VALUE([.A444])=13);-1;1)" office:value-type="float" office:value="144.14" calcext:value-type="float">
            <text:p>144,14</text:p>
          </table:table-cell>
          <table:table-cell table:style-name="ce25" table:formula="of:=MID([$'Compras-Ali'.$A444];[$Tablas.$E$37];[$Tablas.$G$37])" office:value-type="string" office:string-value="0005" calcext:value-type="string">
            <text:p>0005</text:p>
          </table:table-cell>
          <table:table-cell table:style-name="ce28" table:formula="of:=IF([$'Compras-Ali'.$A444]&lt;&gt;&quot;&quot;;VALUE(MID([$'Compras-Ali'.$A444];[$Tablas.$E$38];[$Tablas.$G$38]))/100;0)*IF(OR(VALUE([.A444])=3;VALUE([.A444])=8;VALUE([.A444])=13);-1;1)" office:value-type="float" office:value="30.27" calcext:value-type="float">
            <text:p>30,27</text:p>
          </table:table-cell>
          <table:table-cell table:number-columns-repeated="1016"/>
        </table:table-row>
        <table:table-row table:style-name="ro1">
          <table:table-cell table:style-name="ce25" table:formula="of:=MID([$'Compras-Ali'.$A445];[$Tablas.$E$31];[$Tablas.$G$31])" office:value-type="string" office:string-value="001" calcext:value-type="string">
            <text:p>001</text:p>
          </table:table-cell>
          <table:table-cell table:style-name="ce25" table:formula="of:=MID([$'Compras-Ali'.$A445];[$Tablas.$E$32];[$Tablas.$G$32])" office:value-type="string" office:string-value="00001" calcext:value-type="string">
            <text:p>00001</text:p>
          </table:table-cell>
          <table:table-cell table:style-name="ce25" table:formula="of:=MID([$'Compras-Ali'.$A445];[$Tablas.$E$33];[$Tablas.$G$33])" office:value-type="string" office:string-value="00000000000000085250" calcext:value-type="string">
            <text:p>00000000000000085250</text:p>
          </table:table-cell>
          <table:table-cell table:style-name="ce25" table:formula="of:=MID([$'Compras-Ali'.$A445];[$Tablas.$E$34];[$Tablas.$G$34])" office:value-type="string" office:string-value="80" calcext:value-type="string">
            <text:p>80</text:p>
          </table:table-cell>
          <table:table-cell table:style-name="ce25" table:formula="of:=MID([$'Compras-Ali'.$A44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45]&lt;&gt;&quot;&quot;;VALUE(MID([$'Compras-Ali'.$A445];[$Tablas.$E$36];[$Tablas.$G$36]))/100;0)*IF(OR(VALUE([.A445])=3;VALUE([.A445])=8;VALUE([.A445])=13);-1;1)" office:value-type="float" office:value="83.29" calcext:value-type="float">
            <text:p>83,29</text:p>
          </table:table-cell>
          <table:table-cell table:style-name="ce25" table:formula="of:=MID([$'Compras-Ali'.$A445];[$Tablas.$E$37];[$Tablas.$G$37])" office:value-type="string" office:string-value="0005" calcext:value-type="string">
            <text:p>0005</text:p>
          </table:table-cell>
          <table:table-cell table:style-name="ce28" table:formula="of:=IF([$'Compras-Ali'.$A445]&lt;&gt;&quot;&quot;;VALUE(MID([$'Compras-Ali'.$A445];[$Tablas.$E$38];[$Tablas.$G$38]))/100;0)*IF(OR(VALUE([.A445])=3;VALUE([.A445])=8;VALUE([.A445])=13);-1;1)" office:value-type="float" office:value="17.49" calcext:value-type="float">
            <text:p>17,49</text:p>
          </table:table-cell>
          <table:table-cell table:number-columns-repeated="1016"/>
        </table:table-row>
        <table:table-row table:style-name="ro1">
          <table:table-cell table:style-name="ce25" table:formula="of:=MID([$'Compras-Ali'.$A446];[$Tablas.$E$31];[$Tablas.$G$31])" office:value-type="string" office:string-value="001" calcext:value-type="string">
            <text:p>001</text:p>
          </table:table-cell>
          <table:table-cell table:style-name="ce25" table:formula="of:=MID([$'Compras-Ali'.$A446];[$Tablas.$E$32];[$Tablas.$G$32])" office:value-type="string" office:string-value="00001" calcext:value-type="string">
            <text:p>00001</text:p>
          </table:table-cell>
          <table:table-cell table:style-name="ce25" table:formula="of:=MID([$'Compras-Ali'.$A446];[$Tablas.$E$33];[$Tablas.$G$33])" office:value-type="string" office:string-value="00000000000000030063" calcext:value-type="string">
            <text:p>00000000000000030063</text:p>
          </table:table-cell>
          <table:table-cell table:style-name="ce25" table:formula="of:=MID([$'Compras-Ali'.$A446];[$Tablas.$E$34];[$Tablas.$G$34])" office:value-type="string" office:string-value="80" calcext:value-type="string">
            <text:p>80</text:p>
          </table:table-cell>
          <table:table-cell table:style-name="ce25" table:formula="of:=MID([$'Compras-Ali'.$A446];[$Tablas.$E$35];[$Tablas.$G$35])" office:value-type="string" office:string-value="00000000030714054410" calcext:value-type="string">
            <text:p>00000000030714054410</text:p>
          </table:table-cell>
          <table:table-cell table:style-name="ce28" table:formula="of:=IF([$'Compras-Ali'.$A446]&lt;&gt;&quot;&quot;;VALUE(MID([$'Compras-Ali'.$A446];[$Tablas.$E$36];[$Tablas.$G$36]))/100;0)*IF(OR(VALUE([.A446])=3;VALUE([.A446])=8;VALUE([.A446])=13);-1;1)" office:value-type="float" office:value="10438.05" calcext:value-type="float">
            <text:p>10.438,05</text:p>
          </table:table-cell>
          <table:table-cell table:style-name="ce25" table:formula="of:=MID([$'Compras-Ali'.$A446];[$Tablas.$E$37];[$Tablas.$G$37])" office:value-type="string" office:string-value="0005" calcext:value-type="string">
            <text:p>0005</text:p>
          </table:table-cell>
          <table:table-cell table:style-name="ce28" table:formula="of:=IF([$'Compras-Ali'.$A446]&lt;&gt;&quot;&quot;;VALUE(MID([$'Compras-Ali'.$A446];[$Tablas.$E$38];[$Tablas.$G$38]))/100;0)*IF(OR(VALUE([.A446])=3;VALUE([.A446])=8;VALUE([.A446])=13);-1;1)" office:value-type="float" office:value="2191.99" calcext:value-type="float">
            <text:p>2.191,99</text:p>
          </table:table-cell>
          <table:table-cell table:number-columns-repeated="1016"/>
        </table:table-row>
        <table:table-row table:style-name="ro1">
          <table:table-cell table:style-name="ce25" table:formula="of:=MID([$'Compras-Ali'.$A447];[$Tablas.$E$31];[$Tablas.$G$31])" office:value-type="string" office:string-value="001" calcext:value-type="string">
            <text:p>001</text:p>
          </table:table-cell>
          <table:table-cell table:style-name="ce25" table:formula="of:=MID([$'Compras-Ali'.$A447];[$Tablas.$E$32];[$Tablas.$G$32])" office:value-type="string" office:string-value="00001" calcext:value-type="string">
            <text:p>00001</text:p>
          </table:table-cell>
          <table:table-cell table:style-name="ce25" table:formula="of:=MID([$'Compras-Ali'.$A447];[$Tablas.$E$33];[$Tablas.$G$33])" office:value-type="string" office:string-value="00000000000000141220" calcext:value-type="string">
            <text:p>00000000000000141220</text:p>
          </table:table-cell>
          <table:table-cell table:style-name="ce25" table:formula="of:=MID([$'Compras-Ali'.$A447];[$Tablas.$E$34];[$Tablas.$G$34])" office:value-type="string" office:string-value="80" calcext:value-type="string">
            <text:p>80</text:p>
          </table:table-cell>
          <table:table-cell table:style-name="ce25" table:formula="of:=MID([$'Compras-Ali'.$A447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447]&lt;&gt;&quot;&quot;;VALUE(MID([$'Compras-Ali'.$A447];[$Tablas.$E$36];[$Tablas.$G$36]))/100;0)*IF(OR(VALUE([.A447])=3;VALUE([.A447])=8;VALUE([.A447])=13);-1;1)" office:value-type="float" office:value="73.57" calcext:value-type="float">
            <text:p>73,57</text:p>
          </table:table-cell>
          <table:table-cell table:style-name="ce25" table:formula="of:=MID([$'Compras-Ali'.$A447];[$Tablas.$E$37];[$Tablas.$G$37])" office:value-type="string" office:string-value="0005" calcext:value-type="string">
            <text:p>0005</text:p>
          </table:table-cell>
          <table:table-cell table:style-name="ce28" table:formula="of:=IF([$'Compras-Ali'.$A447]&lt;&gt;&quot;&quot;;VALUE(MID([$'Compras-Ali'.$A447];[$Tablas.$E$38];[$Tablas.$G$38]))/100;0)*IF(OR(VALUE([.A447])=3;VALUE([.A447])=8;VALUE([.A447])=13);-1;1)" office:value-type="float" office:value="15.45" calcext:value-type="float">
            <text:p>15,45</text:p>
          </table:table-cell>
          <table:table-cell table:number-columns-repeated="1016"/>
        </table:table-row>
        <table:table-row table:style-name="ro1">
          <table:table-cell table:style-name="ce25" table:formula="of:=MID([$'Compras-Ali'.$A448];[$Tablas.$E$31];[$Tablas.$G$31])" office:value-type="string" office:string-value="001" calcext:value-type="string">
            <text:p>001</text:p>
          </table:table-cell>
          <table:table-cell table:style-name="ce25" table:formula="of:=MID([$'Compras-Ali'.$A448];[$Tablas.$E$32];[$Tablas.$G$32])" office:value-type="string" office:string-value="00008" calcext:value-type="string">
            <text:p>00008</text:p>
          </table:table-cell>
          <table:table-cell table:style-name="ce25" table:formula="of:=MID([$'Compras-Ali'.$A448];[$Tablas.$E$33];[$Tablas.$G$33])" office:value-type="string" office:string-value="00000000000000001417" calcext:value-type="string">
            <text:p>00000000000000001417</text:p>
          </table:table-cell>
          <table:table-cell table:style-name="ce25" table:formula="of:=MID([$'Compras-Ali'.$A448];[$Tablas.$E$34];[$Tablas.$G$34])" office:value-type="string" office:string-value="80" calcext:value-type="string">
            <text:p>80</text:p>
          </table:table-cell>
          <table:table-cell table:style-name="ce25" table:formula="of:=MID([$'Compras-Ali'.$A448];[$Tablas.$E$35];[$Tablas.$G$35])" office:value-type="string" office:string-value="00000000030607353197" calcext:value-type="string">
            <text:p>00000000030607353197</text:p>
          </table:table-cell>
          <table:table-cell table:style-name="ce28" table:formula="of:=IF([$'Compras-Ali'.$A448]&lt;&gt;&quot;&quot;;VALUE(MID([$'Compras-Ali'.$A448];[$Tablas.$E$36];[$Tablas.$G$36]))/100;0)*IF(OR(VALUE([.A448])=3;VALUE([.A448])=8;VALUE([.A448])=13);-1;1)" office:value-type="float" office:value="471.1" calcext:value-type="float">
            <text:p>471,10</text:p>
          </table:table-cell>
          <table:table-cell table:style-name="ce25" table:formula="of:=MID([$'Compras-Ali'.$A448];[$Tablas.$E$37];[$Tablas.$G$37])" office:value-type="string" office:string-value="0005" calcext:value-type="string">
            <text:p>0005</text:p>
          </table:table-cell>
          <table:table-cell table:style-name="ce28" table:formula="of:=IF([$'Compras-Ali'.$A448]&lt;&gt;&quot;&quot;;VALUE(MID([$'Compras-Ali'.$A448];[$Tablas.$E$38];[$Tablas.$G$38]))/100;0)*IF(OR(VALUE([.A448])=3;VALUE([.A448])=8;VALUE([.A448])=13);-1;1)" office:value-type="float" office:value="98.93" calcext:value-type="float">
            <text:p>98,93</text:p>
          </table:table-cell>
          <table:table-cell table:number-columns-repeated="1016"/>
        </table:table-row>
        <table:table-row table:style-name="ro1">
          <table:table-cell table:style-name="ce25" table:formula="of:=MID([$'Compras-Ali'.$A449];[$Tablas.$E$31];[$Tablas.$G$31])" office:value-type="string" office:string-value="001" calcext:value-type="string">
            <text:p>001</text:p>
          </table:table-cell>
          <table:table-cell table:style-name="ce25" table:formula="of:=MID([$'Compras-Ali'.$A449];[$Tablas.$E$32];[$Tablas.$G$32])" office:value-type="string" office:string-value="00001" calcext:value-type="string">
            <text:p>00001</text:p>
          </table:table-cell>
          <table:table-cell table:style-name="ce25" table:formula="of:=MID([$'Compras-Ali'.$A449];[$Tablas.$E$33];[$Tablas.$G$33])" office:value-type="string" office:string-value="00000000000000085657" calcext:value-type="string">
            <text:p>00000000000000085657</text:p>
          </table:table-cell>
          <table:table-cell table:style-name="ce25" table:formula="of:=MID([$'Compras-Ali'.$A449];[$Tablas.$E$34];[$Tablas.$G$34])" office:value-type="string" office:string-value="80" calcext:value-type="string">
            <text:p>80</text:p>
          </table:table-cell>
          <table:table-cell table:style-name="ce25" table:formula="of:=MID([$'Compras-Ali'.$A44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49]&lt;&gt;&quot;&quot;;VALUE(MID([$'Compras-Ali'.$A449];[$Tablas.$E$36];[$Tablas.$G$36]))/100;0)*IF(OR(VALUE([.A449])=3;VALUE([.A449])=8;VALUE([.A449])=13);-1;1)" office:value-type="float" office:value="273.33" calcext:value-type="float">
            <text:p>273,33</text:p>
          </table:table-cell>
          <table:table-cell table:style-name="ce25" table:formula="of:=MID([$'Compras-Ali'.$A449];[$Tablas.$E$37];[$Tablas.$G$37])" office:value-type="string" office:string-value="0005" calcext:value-type="string">
            <text:p>0005</text:p>
          </table:table-cell>
          <table:table-cell table:style-name="ce28" table:formula="of:=IF([$'Compras-Ali'.$A449]&lt;&gt;&quot;&quot;;VALUE(MID([$'Compras-Ali'.$A449];[$Tablas.$E$38];[$Tablas.$G$38]))/100;0)*IF(OR(VALUE([.A449])=3;VALUE([.A449])=8;VALUE([.A449])=13);-1;1)" office:value-type="float" office:value="57.4" calcext:value-type="float">
            <text:p>57,40</text:p>
          </table:table-cell>
          <table:table-cell table:number-columns-repeated="1016"/>
        </table:table-row>
        <table:table-row table:style-name="ro1">
          <table:table-cell table:style-name="ce25" table:formula="of:=MID([$'Compras-Ali'.$A450];[$Tablas.$E$31];[$Tablas.$G$31])" office:value-type="string" office:string-value="001" calcext:value-type="string">
            <text:p>001</text:p>
          </table:table-cell>
          <table:table-cell table:style-name="ce25" table:formula="of:=MID([$'Compras-Ali'.$A450];[$Tablas.$E$32];[$Tablas.$G$32])" office:value-type="string" office:string-value="00001" calcext:value-type="string">
            <text:p>00001</text:p>
          </table:table-cell>
          <table:table-cell table:style-name="ce25" table:formula="of:=MID([$'Compras-Ali'.$A450];[$Tablas.$E$33];[$Tablas.$G$33])" office:value-type="string" office:string-value="00000000000000085675" calcext:value-type="string">
            <text:p>00000000000000085675</text:p>
          </table:table-cell>
          <table:table-cell table:style-name="ce25" table:formula="of:=MID([$'Compras-Ali'.$A450];[$Tablas.$E$34];[$Tablas.$G$34])" office:value-type="string" office:string-value="80" calcext:value-type="string">
            <text:p>80</text:p>
          </table:table-cell>
          <table:table-cell table:style-name="ce25" table:formula="of:=MID([$'Compras-Ali'.$A450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50]&lt;&gt;&quot;&quot;;VALUE(MID([$'Compras-Ali'.$A450];[$Tablas.$E$36];[$Tablas.$G$36]))/100;0)*IF(OR(VALUE([.A450])=3;VALUE([.A450])=8;VALUE([.A450])=13);-1;1)" office:value-type="float" office:value="153.71" calcext:value-type="float">
            <text:p>153,71</text:p>
          </table:table-cell>
          <table:table-cell table:style-name="ce25" table:formula="of:=MID([$'Compras-Ali'.$A450];[$Tablas.$E$37];[$Tablas.$G$37])" office:value-type="string" office:string-value="0005" calcext:value-type="string">
            <text:p>0005</text:p>
          </table:table-cell>
          <table:table-cell table:style-name="ce28" table:formula="of:=IF([$'Compras-Ali'.$A450]&lt;&gt;&quot;&quot;;VALUE(MID([$'Compras-Ali'.$A450];[$Tablas.$E$38];[$Tablas.$G$38]))/100;0)*IF(OR(VALUE([.A450])=3;VALUE([.A450])=8;VALUE([.A450])=13);-1;1)" office:value-type="float" office:value="32.28" calcext:value-type="float">
            <text:p>32,28</text:p>
          </table:table-cell>
          <table:table-cell table:number-columns-repeated="1016"/>
        </table:table-row>
        <table:table-row table:style-name="ro1">
          <table:table-cell table:style-name="ce25" table:formula="of:=MID([$'Compras-Ali'.$A451];[$Tablas.$E$31];[$Tablas.$G$31])" office:value-type="string" office:string-value="001" calcext:value-type="string">
            <text:p>001</text:p>
          </table:table-cell>
          <table:table-cell table:style-name="ce25" table:formula="of:=MID([$'Compras-Ali'.$A451];[$Tablas.$E$32];[$Tablas.$G$32])" office:value-type="string" office:string-value="00001" calcext:value-type="string">
            <text:p>00001</text:p>
          </table:table-cell>
          <table:table-cell table:style-name="ce25" table:formula="of:=MID([$'Compras-Ali'.$A451];[$Tablas.$E$33];[$Tablas.$G$33])" office:value-type="string" office:string-value="00000000000000085671" calcext:value-type="string">
            <text:p>00000000000000085671</text:p>
          </table:table-cell>
          <table:table-cell table:style-name="ce25" table:formula="of:=MID([$'Compras-Ali'.$A451];[$Tablas.$E$34];[$Tablas.$G$34])" office:value-type="string" office:string-value="80" calcext:value-type="string">
            <text:p>80</text:p>
          </table:table-cell>
          <table:table-cell table:style-name="ce25" table:formula="of:=MID([$'Compras-Ali'.$A451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51]&lt;&gt;&quot;&quot;;VALUE(MID([$'Compras-Ali'.$A451];[$Tablas.$E$36];[$Tablas.$G$36]))/100;0)*IF(OR(VALUE([.A451])=3;VALUE([.A451])=8;VALUE([.A451])=13);-1;1)" office:value-type="float" office:value="709.1" calcext:value-type="float">
            <text:p>709,10</text:p>
          </table:table-cell>
          <table:table-cell table:style-name="ce25" table:formula="of:=MID([$'Compras-Ali'.$A451];[$Tablas.$E$37];[$Tablas.$G$37])" office:value-type="string" office:string-value="0005" calcext:value-type="string">
            <text:p>0005</text:p>
          </table:table-cell>
          <table:table-cell table:style-name="ce28" table:formula="of:=IF([$'Compras-Ali'.$A451]&lt;&gt;&quot;&quot;;VALUE(MID([$'Compras-Ali'.$A451];[$Tablas.$E$38];[$Tablas.$G$38]))/100;0)*IF(OR(VALUE([.A451])=3;VALUE([.A451])=8;VALUE([.A451])=13);-1;1)" office:value-type="float" office:value="148.91" calcext:value-type="float">
            <text:p>148,91</text:p>
          </table:table-cell>
          <table:table-cell table:number-columns-repeated="1016"/>
        </table:table-row>
        <table:table-row table:style-name="ro1">
          <table:table-cell table:style-name="ce25" table:formula="of:=MID([$'Compras-Ali'.$A452];[$Tablas.$E$31];[$Tablas.$G$31])" office:value-type="string" office:string-value="001" calcext:value-type="string">
            <text:p>001</text:p>
          </table:table-cell>
          <table:table-cell table:style-name="ce25" table:formula="of:=MID([$'Compras-Ali'.$A452];[$Tablas.$E$32];[$Tablas.$G$32])" office:value-type="string" office:string-value="00001" calcext:value-type="string">
            <text:p>00001</text:p>
          </table:table-cell>
          <table:table-cell table:style-name="ce25" table:formula="of:=MID([$'Compras-Ali'.$A452];[$Tablas.$E$33];[$Tablas.$G$33])" office:value-type="string" office:string-value="00000000000000085689" calcext:value-type="string">
            <text:p>00000000000000085689</text:p>
          </table:table-cell>
          <table:table-cell table:style-name="ce25" table:formula="of:=MID([$'Compras-Ali'.$A452];[$Tablas.$E$34];[$Tablas.$G$34])" office:value-type="string" office:string-value="80" calcext:value-type="string">
            <text:p>80</text:p>
          </table:table-cell>
          <table:table-cell table:style-name="ce25" table:formula="of:=MID([$'Compras-Ali'.$A452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52]&lt;&gt;&quot;&quot;;VALUE(MID([$'Compras-Ali'.$A452];[$Tablas.$E$36];[$Tablas.$G$36]))/100;0)*IF(OR(VALUE([.A452])=3;VALUE([.A452])=8;VALUE([.A452])=13);-1;1)" office:value-type="float" office:value="568.67" calcext:value-type="float">
            <text:p>568,67</text:p>
          </table:table-cell>
          <table:table-cell table:style-name="ce25" table:formula="of:=MID([$'Compras-Ali'.$A452];[$Tablas.$E$37];[$Tablas.$G$37])" office:value-type="string" office:string-value="0005" calcext:value-type="string">
            <text:p>0005</text:p>
          </table:table-cell>
          <table:table-cell table:style-name="ce28" table:formula="of:=IF([$'Compras-Ali'.$A452]&lt;&gt;&quot;&quot;;VALUE(MID([$'Compras-Ali'.$A452];[$Tablas.$E$38];[$Tablas.$G$38]))/100;0)*IF(OR(VALUE([.A452])=3;VALUE([.A452])=8;VALUE([.A452])=13);-1;1)" office:value-type="float" office:value="119.42" calcext:value-type="float">
            <text:p>119,42</text:p>
          </table:table-cell>
          <table:table-cell table:number-columns-repeated="1016"/>
        </table:table-row>
        <table:table-row table:style-name="ro1">
          <table:table-cell table:style-name="ce25" table:formula="of:=MID([$'Compras-Ali'.$A453];[$Tablas.$E$31];[$Tablas.$G$31])" office:value-type="string" office:string-value="001" calcext:value-type="string">
            <text:p>001</text:p>
          </table:table-cell>
          <table:table-cell table:style-name="ce25" table:formula="of:=MID([$'Compras-Ali'.$A453];[$Tablas.$E$32];[$Tablas.$G$32])" office:value-type="string" office:string-value="00002" calcext:value-type="string">
            <text:p>00002</text:p>
          </table:table-cell>
          <table:table-cell table:style-name="ce25" table:formula="of:=MID([$'Compras-Ali'.$A453];[$Tablas.$E$33];[$Tablas.$G$33])" office:value-type="string" office:string-value="00000000000000000105" calcext:value-type="string">
            <text:p>00000000000000000105</text:p>
          </table:table-cell>
          <table:table-cell table:style-name="ce25" table:formula="of:=MID([$'Compras-Ali'.$A453];[$Tablas.$E$34];[$Tablas.$G$34])" office:value-type="string" office:string-value="80" calcext:value-type="string">
            <text:p>80</text:p>
          </table:table-cell>
          <table:table-cell table:style-name="ce25" table:formula="of:=MID([$'Compras-Ali'.$A453];[$Tablas.$E$35];[$Tablas.$G$35])" office:value-type="string" office:string-value="00000000020060856037" calcext:value-type="string">
            <text:p>00000000020060856037</text:p>
          </table:table-cell>
          <table:table-cell table:style-name="ce28" table:formula="of:=IF([$'Compras-Ali'.$A453]&lt;&gt;&quot;&quot;;VALUE(MID([$'Compras-Ali'.$A453];[$Tablas.$E$36];[$Tablas.$G$36]))/100;0)*IF(OR(VALUE([.A453])=3;VALUE([.A453])=8;VALUE([.A453])=13);-1;1)" office:value-type="float" office:value="3400" calcext:value-type="float">
            <text:p>3.400,00</text:p>
          </table:table-cell>
          <table:table-cell table:style-name="ce25" table:formula="of:=MID([$'Compras-Ali'.$A453];[$Tablas.$E$37];[$Tablas.$G$37])" office:value-type="string" office:string-value="0005" calcext:value-type="string">
            <text:p>0005</text:p>
          </table:table-cell>
          <table:table-cell table:style-name="ce28" table:formula="of:=IF([$'Compras-Ali'.$A453]&lt;&gt;&quot;&quot;;VALUE(MID([$'Compras-Ali'.$A453];[$Tablas.$E$38];[$Tablas.$G$38]))/100;0)*IF(OR(VALUE([.A453])=3;VALUE([.A453])=8;VALUE([.A453])=13);-1;1)" office:value-type="float" office:value="714" calcext:value-type="float">
            <text:p>714,00</text:p>
          </table:table-cell>
          <table:table-cell table:number-columns-repeated="1016"/>
        </table:table-row>
        <table:table-row table:style-name="ro1">
          <table:table-cell table:style-name="ce25" table:formula="of:=MID([$'Compras-Ali'.$A454];[$Tablas.$E$31];[$Tablas.$G$31])" office:value-type="string" office:string-value="001" calcext:value-type="string">
            <text:p>001</text:p>
          </table:table-cell>
          <table:table-cell table:style-name="ce25" table:formula="of:=MID([$'Compras-Ali'.$A454];[$Tablas.$E$32];[$Tablas.$G$32])" office:value-type="string" office:string-value="00001" calcext:value-type="string">
            <text:p>00001</text:p>
          </table:table-cell>
          <table:table-cell table:style-name="ce25" table:formula="of:=MID([$'Compras-Ali'.$A454];[$Tablas.$E$33];[$Tablas.$G$33])" office:value-type="string" office:string-value="00000000000000085729" calcext:value-type="string">
            <text:p>00000000000000085729</text:p>
          </table:table-cell>
          <table:table-cell table:style-name="ce25" table:formula="of:=MID([$'Compras-Ali'.$A454];[$Tablas.$E$34];[$Tablas.$G$34])" office:value-type="string" office:string-value="80" calcext:value-type="string">
            <text:p>80</text:p>
          </table:table-cell>
          <table:table-cell table:style-name="ce25" table:formula="of:=MID([$'Compras-Ali'.$A45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54]&lt;&gt;&quot;&quot;;VALUE(MID([$'Compras-Ali'.$A454];[$Tablas.$E$36];[$Tablas.$G$36]))/100;0)*IF(OR(VALUE([.A454])=3;VALUE([.A454])=8;VALUE([.A454])=13);-1;1)" office:value-type="float" office:value="47.19" calcext:value-type="float">
            <text:p>47,19</text:p>
          </table:table-cell>
          <table:table-cell table:style-name="ce25" table:formula="of:=MID([$'Compras-Ali'.$A454];[$Tablas.$E$37];[$Tablas.$G$37])" office:value-type="string" office:string-value="0005" calcext:value-type="string">
            <text:p>0005</text:p>
          </table:table-cell>
          <table:table-cell table:style-name="ce28" table:formula="of:=IF([$'Compras-Ali'.$A454]&lt;&gt;&quot;&quot;;VALUE(MID([$'Compras-Ali'.$A454];[$Tablas.$E$38];[$Tablas.$G$38]))/100;0)*IF(OR(VALUE([.A454])=3;VALUE([.A454])=8;VALUE([.A454])=13);-1;1)" office:value-type="float" office:value="9.91" calcext:value-type="float">
            <text:p>9,91</text:p>
          </table:table-cell>
          <table:table-cell table:number-columns-repeated="1016"/>
        </table:table-row>
        <table:table-row table:style-name="ro1">
          <table:table-cell table:style-name="ce25" table:formula="of:=MID([$'Compras-Ali'.$A455];[$Tablas.$E$31];[$Tablas.$G$31])" office:value-type="string" office:string-value="001" calcext:value-type="string">
            <text:p>001</text:p>
          </table:table-cell>
          <table:table-cell table:style-name="ce25" table:formula="of:=MID([$'Compras-Ali'.$A455];[$Tablas.$E$32];[$Tablas.$G$32])" office:value-type="string" office:string-value="00001" calcext:value-type="string">
            <text:p>00001</text:p>
          </table:table-cell>
          <table:table-cell table:style-name="ce25" table:formula="of:=MID([$'Compras-Ali'.$A455];[$Tablas.$E$33];[$Tablas.$G$33])" office:value-type="string" office:string-value="00000000000000085299" calcext:value-type="string">
            <text:p>00000000000000085299</text:p>
          </table:table-cell>
          <table:table-cell table:style-name="ce25" table:formula="of:=MID([$'Compras-Ali'.$A455];[$Tablas.$E$34];[$Tablas.$G$34])" office:value-type="string" office:string-value="80" calcext:value-type="string">
            <text:p>80</text:p>
          </table:table-cell>
          <table:table-cell table:style-name="ce25" table:formula="of:=MID([$'Compras-Ali'.$A45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55]&lt;&gt;&quot;&quot;;VALUE(MID([$'Compras-Ali'.$A455];[$Tablas.$E$36];[$Tablas.$G$36]))/100;0)*IF(OR(VALUE([.A455])=3;VALUE([.A455])=8;VALUE([.A455])=13);-1;1)" office:value-type="float" office:value="122.86" calcext:value-type="float">
            <text:p>122,86</text:p>
          </table:table-cell>
          <table:table-cell table:style-name="ce25" table:formula="of:=MID([$'Compras-Ali'.$A455];[$Tablas.$E$37];[$Tablas.$G$37])" office:value-type="string" office:string-value="0005" calcext:value-type="string">
            <text:p>0005</text:p>
          </table:table-cell>
          <table:table-cell table:style-name="ce28" table:formula="of:=IF([$'Compras-Ali'.$A455]&lt;&gt;&quot;&quot;;VALUE(MID([$'Compras-Ali'.$A455];[$Tablas.$E$38];[$Tablas.$G$38]))/100;0)*IF(OR(VALUE([.A455])=3;VALUE([.A455])=8;VALUE([.A455])=13);-1;1)" office:value-type="float" office:value="25.8" calcext:value-type="float">
            <text:p>25,80</text:p>
          </table:table-cell>
          <table:table-cell table:number-columns-repeated="1016"/>
        </table:table-row>
        <table:table-row table:style-name="ro1">
          <table:table-cell table:style-name="ce25" table:formula="of:=MID([$'Compras-Ali'.$A456];[$Tablas.$E$31];[$Tablas.$G$31])" office:value-type="string" office:string-value="001" calcext:value-type="string">
            <text:p>001</text:p>
          </table:table-cell>
          <table:table-cell table:style-name="ce25" table:formula="of:=MID([$'Compras-Ali'.$A456];[$Tablas.$E$32];[$Tablas.$G$32])" office:value-type="string" office:string-value="00001" calcext:value-type="string">
            <text:p>00001</text:p>
          </table:table-cell>
          <table:table-cell table:style-name="ce25" table:formula="of:=MID([$'Compras-Ali'.$A456];[$Tablas.$E$33];[$Tablas.$G$33])" office:value-type="string" office:string-value="00000000000000151220" calcext:value-type="string">
            <text:p>00000000000000151220</text:p>
          </table:table-cell>
          <table:table-cell table:style-name="ce25" table:formula="of:=MID([$'Compras-Ali'.$A456];[$Tablas.$E$34];[$Tablas.$G$34])" office:value-type="string" office:string-value="80" calcext:value-type="string">
            <text:p>80</text:p>
          </table:table-cell>
          <table:table-cell table:style-name="ce25" table:formula="of:=MID([$'Compras-Ali'.$A456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456]&lt;&gt;&quot;&quot;;VALUE(MID([$'Compras-Ali'.$A456];[$Tablas.$E$36];[$Tablas.$G$36]))/100;0)*IF(OR(VALUE([.A456])=3;VALUE([.A456])=8;VALUE([.A456])=13);-1;1)" office:value-type="float" office:value="5.38" calcext:value-type="float">
            <text:p>5,38</text:p>
          </table:table-cell>
          <table:table-cell table:style-name="ce25" table:formula="of:=MID([$'Compras-Ali'.$A456];[$Tablas.$E$37];[$Tablas.$G$37])" office:value-type="string" office:string-value="0005" calcext:value-type="string">
            <text:p>0005</text:p>
          </table:table-cell>
          <table:table-cell table:style-name="ce28" table:formula="of:=IF([$'Compras-Ali'.$A456]&lt;&gt;&quot;&quot;;VALUE(MID([$'Compras-Ali'.$A456];[$Tablas.$E$38];[$Tablas.$G$38]))/100;0)*IF(OR(VALUE([.A456])=3;VALUE([.A456])=8;VALUE([.A456])=13);-1;1)" office:value-type="float" office:value="1.13" calcext:value-type="float">
            <text:p>1,13</text:p>
          </table:table-cell>
          <table:table-cell table:number-columns-repeated="1016"/>
        </table:table-row>
        <table:table-row table:style-name="ro1">
          <table:table-cell table:style-name="ce25" table:formula="of:=MID([$'Compras-Ali'.$A457];[$Tablas.$E$31];[$Tablas.$G$31])" office:value-type="string" office:string-value="001" calcext:value-type="string">
            <text:p>001</text:p>
          </table:table-cell>
          <table:table-cell table:style-name="ce25" table:formula="of:=MID([$'Compras-Ali'.$A457];[$Tablas.$E$32];[$Tablas.$G$32])" office:value-type="string" office:string-value="02172" calcext:value-type="string">
            <text:p>02172</text:p>
          </table:table-cell>
          <table:table-cell table:style-name="ce25" table:formula="of:=MID([$'Compras-Ali'.$A457];[$Tablas.$E$33];[$Tablas.$G$33])" office:value-type="string" office:string-value="00000000000000028276" calcext:value-type="string">
            <text:p>00000000000000028276</text:p>
          </table:table-cell>
          <table:table-cell table:style-name="ce25" table:formula="of:=MID([$'Compras-Ali'.$A457];[$Tablas.$E$34];[$Tablas.$G$34])" office:value-type="string" office:string-value="80" calcext:value-type="string">
            <text:p>80</text:p>
          </table:table-cell>
          <table:table-cell table:style-name="ce25" table:formula="of:=MID([$'Compras-Ali'.$A457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457]&lt;&gt;&quot;&quot;;VALUE(MID([$'Compras-Ali'.$A457];[$Tablas.$E$36];[$Tablas.$G$36]))/100;0)*IF(OR(VALUE([.A457])=3;VALUE([.A457])=8;VALUE([.A457])=13);-1;1)" office:value-type="float" office:value="60446.14" calcext:value-type="float">
            <text:p>60.446,14</text:p>
          </table:table-cell>
          <table:table-cell table:style-name="ce25" table:formula="of:=MID([$'Compras-Ali'.$A457];[$Tablas.$E$37];[$Tablas.$G$37])" office:value-type="string" office:string-value="0005" calcext:value-type="string">
            <text:p>0005</text:p>
          </table:table-cell>
          <table:table-cell table:style-name="ce28" table:formula="of:=IF([$'Compras-Ali'.$A457]&lt;&gt;&quot;&quot;;VALUE(MID([$'Compras-Ali'.$A457];[$Tablas.$E$38];[$Tablas.$G$38]))/100;0)*IF(OR(VALUE([.A457])=3;VALUE([.A457])=8;VALUE([.A457])=13);-1;1)" office:value-type="float" office:value="12693.69" calcext:value-type="float">
            <text:p>12.693,69</text:p>
          </table:table-cell>
          <table:table-cell table:number-columns-repeated="1016"/>
        </table:table-row>
        <table:table-row table:style-name="ro1">
          <table:table-cell table:style-name="ce25" table:formula="of:=MID([$'Compras-Ali'.$A458];[$Tablas.$E$31];[$Tablas.$G$31])" office:value-type="string" office:string-value="002" calcext:value-type="string">
            <text:p>002</text:p>
          </table:table-cell>
          <table:table-cell table:style-name="ce25" table:formula="of:=MID([$'Compras-Ali'.$A458];[$Tablas.$E$32];[$Tablas.$G$32])" office:value-type="string" office:string-value="02024" calcext:value-type="string">
            <text:p>02024</text:p>
          </table:table-cell>
          <table:table-cell table:style-name="ce25" table:formula="of:=MID([$'Compras-Ali'.$A458];[$Tablas.$E$33];[$Tablas.$G$33])" office:value-type="string" office:string-value="00000000000000087902" calcext:value-type="string">
            <text:p>00000000000000087902</text:p>
          </table:table-cell>
          <table:table-cell table:style-name="ce25" table:formula="of:=MID([$'Compras-Ali'.$A458];[$Tablas.$E$34];[$Tablas.$G$34])" office:value-type="string" office:string-value="80" calcext:value-type="string">
            <text:p>80</text:p>
          </table:table-cell>
          <table:table-cell table:style-name="ce25" table:formula="of:=MID([$'Compras-Ali'.$A458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458]&lt;&gt;&quot;&quot;;VALUE(MID([$'Compras-Ali'.$A458];[$Tablas.$E$36];[$Tablas.$G$36]))/100;0)*IF(OR(VALUE([.A458])=3;VALUE([.A458])=8;VALUE([.A458])=13);-1;1)" office:value-type="float" office:value="42.57" calcext:value-type="float">
            <text:p>42,57</text:p>
          </table:table-cell>
          <table:table-cell table:style-name="ce25" table:formula="of:=MID([$'Compras-Ali'.$A458];[$Tablas.$E$37];[$Tablas.$G$37])" office:value-type="string" office:string-value="0004" calcext:value-type="string">
            <text:p>0004</text:p>
          </table:table-cell>
          <table:table-cell table:style-name="ce28" table:formula="of:=IF([$'Compras-Ali'.$A458]&lt;&gt;&quot;&quot;;VALUE(MID([$'Compras-Ali'.$A458];[$Tablas.$E$38];[$Tablas.$G$38]))/100;0)*IF(OR(VALUE([.A458])=3;VALUE([.A458])=8;VALUE([.A458])=13);-1;1)" office:value-type="float" office:value="4.47" calcext:value-type="float">
            <text:p>4,47</text:p>
          </table:table-cell>
          <table:table-cell table:number-columns-repeated="1016"/>
        </table:table-row>
        <table:table-row table:style-name="ro1">
          <table:table-cell table:style-name="ce25" table:formula="of:=MID([$'Compras-Ali'.$A459];[$Tablas.$E$31];[$Tablas.$G$31])" office:value-type="string" office:string-value="002" calcext:value-type="string">
            <text:p>002</text:p>
          </table:table-cell>
          <table:table-cell table:style-name="ce25" table:formula="of:=MID([$'Compras-Ali'.$A459];[$Tablas.$E$32];[$Tablas.$G$32])" office:value-type="string" office:string-value="02024" calcext:value-type="string">
            <text:p>02024</text:p>
          </table:table-cell>
          <table:table-cell table:style-name="ce25" table:formula="of:=MID([$'Compras-Ali'.$A459];[$Tablas.$E$33];[$Tablas.$G$33])" office:value-type="string" office:string-value="00000000000000087904" calcext:value-type="string">
            <text:p>00000000000000087904</text:p>
          </table:table-cell>
          <table:table-cell table:style-name="ce25" table:formula="of:=MID([$'Compras-Ali'.$A459];[$Tablas.$E$34];[$Tablas.$G$34])" office:value-type="string" office:string-value="80" calcext:value-type="string">
            <text:p>80</text:p>
          </table:table-cell>
          <table:table-cell table:style-name="ce25" table:formula="of:=MID([$'Compras-Ali'.$A459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459]&lt;&gt;&quot;&quot;;VALUE(MID([$'Compras-Ali'.$A459];[$Tablas.$E$36];[$Tablas.$G$36]))/100;0)*IF(OR(VALUE([.A459])=3;VALUE([.A459])=8;VALUE([.A459])=13);-1;1)" office:value-type="float" office:value="98" calcext:value-type="float">
            <text:p>98,00</text:p>
          </table:table-cell>
          <table:table-cell table:style-name="ce25" table:formula="of:=MID([$'Compras-Ali'.$A459];[$Tablas.$E$37];[$Tablas.$G$37])" office:value-type="string" office:string-value="0004" calcext:value-type="string">
            <text:p>0004</text:p>
          </table:table-cell>
          <table:table-cell table:style-name="ce28" table:formula="of:=IF([$'Compras-Ali'.$A459]&lt;&gt;&quot;&quot;;VALUE(MID([$'Compras-Ali'.$A459];[$Tablas.$E$38];[$Tablas.$G$38]))/100;0)*IF(OR(VALUE([.A459])=3;VALUE([.A459])=8;VALUE([.A459])=13);-1;1)" office:value-type="float" office:value="10.29" calcext:value-type="float">
            <text:p>10,29</text:p>
          </table:table-cell>
          <table:table-cell table:number-columns-repeated="1016"/>
        </table:table-row>
        <table:table-row table:style-name="ro1">
          <table:table-cell table:style-name="ce25" table:formula="of:=MID([$'Compras-Ali'.$A460];[$Tablas.$E$31];[$Tablas.$G$31])" office:value-type="string" office:string-value="002" calcext:value-type="string">
            <text:p>002</text:p>
          </table:table-cell>
          <table:table-cell table:style-name="ce25" table:formula="of:=MID([$'Compras-Ali'.$A460];[$Tablas.$E$32];[$Tablas.$G$32])" office:value-type="string" office:string-value="02024" calcext:value-type="string">
            <text:p>02024</text:p>
          </table:table-cell>
          <table:table-cell table:style-name="ce25" table:formula="of:=MID([$'Compras-Ali'.$A460];[$Tablas.$E$33];[$Tablas.$G$33])" office:value-type="string" office:string-value="00000000000000087903" calcext:value-type="string">
            <text:p>00000000000000087903</text:p>
          </table:table-cell>
          <table:table-cell table:style-name="ce25" table:formula="of:=MID([$'Compras-Ali'.$A460];[$Tablas.$E$34];[$Tablas.$G$34])" office:value-type="string" office:string-value="80" calcext:value-type="string">
            <text:p>80</text:p>
          </table:table-cell>
          <table:table-cell table:style-name="ce25" table:formula="of:=MID([$'Compras-Ali'.$A460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460]&lt;&gt;&quot;&quot;;VALUE(MID([$'Compras-Ali'.$A460];[$Tablas.$E$36];[$Tablas.$G$36]))/100;0)*IF(OR(VALUE([.A460])=3;VALUE([.A460])=8;VALUE([.A460])=13);-1;1)" office:value-type="float" office:value="103.71" calcext:value-type="float">
            <text:p>103,71</text:p>
          </table:table-cell>
          <table:table-cell table:style-name="ce25" table:formula="of:=MID([$'Compras-Ali'.$A460];[$Tablas.$E$37];[$Tablas.$G$37])" office:value-type="string" office:string-value="0004" calcext:value-type="string">
            <text:p>0004</text:p>
          </table:table-cell>
          <table:table-cell table:style-name="ce28" table:formula="of:=IF([$'Compras-Ali'.$A460]&lt;&gt;&quot;&quot;;VALUE(MID([$'Compras-Ali'.$A460];[$Tablas.$E$38];[$Tablas.$G$38]))/100;0)*IF(OR(VALUE([.A460])=3;VALUE([.A460])=8;VALUE([.A460])=13);-1;1)" office:value-type="float" office:value="10.89" calcext:value-type="float">
            <text:p>10,89</text:p>
          </table:table-cell>
          <table:table-cell table:number-columns-repeated="1016"/>
        </table:table-row>
        <table:table-row table:style-name="ro1">
          <table:table-cell table:style-name="ce25" table:formula="of:=MID([$'Compras-Ali'.$A461];[$Tablas.$E$31];[$Tablas.$G$31])" office:value-type="string" office:string-value="002" calcext:value-type="string">
            <text:p>002</text:p>
          </table:table-cell>
          <table:table-cell table:style-name="ce25" table:formula="of:=MID([$'Compras-Ali'.$A461];[$Tablas.$E$32];[$Tablas.$G$32])" office:value-type="string" office:string-value="02024" calcext:value-type="string">
            <text:p>02024</text:p>
          </table:table-cell>
          <table:table-cell table:style-name="ce25" table:formula="of:=MID([$'Compras-Ali'.$A461];[$Tablas.$E$33];[$Tablas.$G$33])" office:value-type="string" office:string-value="00000000000000087905" calcext:value-type="string">
            <text:p>00000000000000087905</text:p>
          </table:table-cell>
          <table:table-cell table:style-name="ce25" table:formula="of:=MID([$'Compras-Ali'.$A461];[$Tablas.$E$34];[$Tablas.$G$34])" office:value-type="string" office:string-value="80" calcext:value-type="string">
            <text:p>80</text:p>
          </table:table-cell>
          <table:table-cell table:style-name="ce25" table:formula="of:=MID([$'Compras-Ali'.$A461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461]&lt;&gt;&quot;&quot;;VALUE(MID([$'Compras-Ali'.$A461];[$Tablas.$E$36];[$Tablas.$G$36]))/100;0)*IF(OR(VALUE([.A461])=3;VALUE([.A461])=8;VALUE([.A461])=13);-1;1)" office:value-type="float" office:value="291.33" calcext:value-type="float">
            <text:p>291,33</text:p>
          </table:table-cell>
          <table:table-cell table:style-name="ce25" table:formula="of:=MID([$'Compras-Ali'.$A461];[$Tablas.$E$37];[$Tablas.$G$37])" office:value-type="string" office:string-value="0004" calcext:value-type="string">
            <text:p>0004</text:p>
          </table:table-cell>
          <table:table-cell table:style-name="ce28" table:formula="of:=IF([$'Compras-Ali'.$A461]&lt;&gt;&quot;&quot;;VALUE(MID([$'Compras-Ali'.$A461];[$Tablas.$E$38];[$Tablas.$G$38]))/100;0)*IF(OR(VALUE([.A461])=3;VALUE([.A461])=8;VALUE([.A461])=13);-1;1)" office:value-type="float" office:value="30.59" calcext:value-type="float">
            <text:p>30,59</text:p>
          </table:table-cell>
          <table:table-cell table:number-columns-repeated="1016"/>
        </table:table-row>
        <table:table-row table:style-name="ro1">
          <table:table-cell table:style-name="ce25" table:formula="of:=MID([$'Compras-Ali'.$A462];[$Tablas.$E$31];[$Tablas.$G$31])" office:value-type="string" office:string-value="002" calcext:value-type="string">
            <text:p>002</text:p>
          </table:table-cell>
          <table:table-cell table:style-name="ce25" table:formula="of:=MID([$'Compras-Ali'.$A462];[$Tablas.$E$32];[$Tablas.$G$32])" office:value-type="string" office:string-value="02024" calcext:value-type="string">
            <text:p>02024</text:p>
          </table:table-cell>
          <table:table-cell table:style-name="ce25" table:formula="of:=MID([$'Compras-Ali'.$A462];[$Tablas.$E$33];[$Tablas.$G$33])" office:value-type="string" office:string-value="00000000000000087896" calcext:value-type="string">
            <text:p>00000000000000087896</text:p>
          </table:table-cell>
          <table:table-cell table:style-name="ce25" table:formula="of:=MID([$'Compras-Ali'.$A462];[$Tablas.$E$34];[$Tablas.$G$34])" office:value-type="string" office:string-value="80" calcext:value-type="string">
            <text:p>80</text:p>
          </table:table-cell>
          <table:table-cell table:style-name="ce25" table:formula="of:=MID([$'Compras-Ali'.$A462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462]&lt;&gt;&quot;&quot;;VALUE(MID([$'Compras-Ali'.$A462];[$Tablas.$E$36];[$Tablas.$G$36]))/100;0)*IF(OR(VALUE([.A462])=3;VALUE([.A462])=8;VALUE([.A462])=13);-1;1)" office:value-type="float" office:value="465.71" calcext:value-type="float">
            <text:p>465,71</text:p>
          </table:table-cell>
          <table:table-cell table:style-name="ce25" table:formula="of:=MID([$'Compras-Ali'.$A462];[$Tablas.$E$37];[$Tablas.$G$37])" office:value-type="string" office:string-value="0005" calcext:value-type="string">
            <text:p>0005</text:p>
          </table:table-cell>
          <table:table-cell table:style-name="ce28" table:formula="of:=IF([$'Compras-Ali'.$A462]&lt;&gt;&quot;&quot;;VALUE(MID([$'Compras-Ali'.$A462];[$Tablas.$E$38];[$Tablas.$G$38]))/100;0)*IF(OR(VALUE([.A462])=3;VALUE([.A462])=8;VALUE([.A462])=13);-1;1)" office:value-type="float" office:value="97.8" calcext:value-type="float">
            <text:p>97,80</text:p>
          </table:table-cell>
          <table:table-cell table:number-columns-repeated="1016"/>
        </table:table-row>
        <table:table-row table:style-name="ro1">
          <table:table-cell table:style-name="ce25" table:formula="of:=MID([$'Compras-Ali'.$A463];[$Tablas.$E$31];[$Tablas.$G$31])" office:value-type="string" office:string-value="002" calcext:value-type="string">
            <text:p>002</text:p>
          </table:table-cell>
          <table:table-cell table:style-name="ce25" table:formula="of:=MID([$'Compras-Ali'.$A463];[$Tablas.$E$32];[$Tablas.$G$32])" office:value-type="string" office:string-value="02024" calcext:value-type="string">
            <text:p>02024</text:p>
          </table:table-cell>
          <table:table-cell table:style-name="ce25" table:formula="of:=MID([$'Compras-Ali'.$A463];[$Tablas.$E$33];[$Tablas.$G$33])" office:value-type="string" office:string-value="00000000000000087906" calcext:value-type="string">
            <text:p>00000000000000087906</text:p>
          </table:table-cell>
          <table:table-cell table:style-name="ce25" table:formula="of:=MID([$'Compras-Ali'.$A463];[$Tablas.$E$34];[$Tablas.$G$34])" office:value-type="string" office:string-value="80" calcext:value-type="string">
            <text:p>80</text:p>
          </table:table-cell>
          <table:table-cell table:style-name="ce25" table:formula="of:=MID([$'Compras-Ali'.$A463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463]&lt;&gt;&quot;&quot;;VALUE(MID([$'Compras-Ali'.$A463];[$Tablas.$E$36];[$Tablas.$G$36]))/100;0)*IF(OR(VALUE([.A463])=3;VALUE([.A463])=8;VALUE([.A463])=13);-1;1)" office:value-type="float" office:value="917.95" calcext:value-type="float">
            <text:p>917,95</text:p>
          </table:table-cell>
          <table:table-cell table:style-name="ce25" table:formula="of:=MID([$'Compras-Ali'.$A463];[$Tablas.$E$37];[$Tablas.$G$37])" office:value-type="string" office:string-value="0005" calcext:value-type="string">
            <text:p>0005</text:p>
          </table:table-cell>
          <table:table-cell table:style-name="ce28" table:formula="of:=IF([$'Compras-Ali'.$A463]&lt;&gt;&quot;&quot;;VALUE(MID([$'Compras-Ali'.$A463];[$Tablas.$E$38];[$Tablas.$G$38]))/100;0)*IF(OR(VALUE([.A463])=3;VALUE([.A463])=8;VALUE([.A463])=13);-1;1)" office:value-type="float" office:value="192.77" calcext:value-type="float">
            <text:p>192,77</text:p>
          </table:table-cell>
          <table:table-cell table:number-columns-repeated="1016"/>
        </table:table-row>
        <table:table-row table:style-name="ro1">
          <table:table-cell table:style-name="ce25" table:formula="of:=MID([$'Compras-Ali'.$A464];[$Tablas.$E$31];[$Tablas.$G$31])" office:value-type="string" office:string-value="002" calcext:value-type="string">
            <text:p>002</text:p>
          </table:table-cell>
          <table:table-cell table:style-name="ce25" table:formula="of:=MID([$'Compras-Ali'.$A464];[$Tablas.$E$32];[$Tablas.$G$32])" office:value-type="string" office:string-value="02024" calcext:value-type="string">
            <text:p>02024</text:p>
          </table:table-cell>
          <table:table-cell table:style-name="ce25" table:formula="of:=MID([$'Compras-Ali'.$A464];[$Tablas.$E$33];[$Tablas.$G$33])" office:value-type="string" office:string-value="00000000000000087901" calcext:value-type="string">
            <text:p>00000000000000087901</text:p>
          </table:table-cell>
          <table:table-cell table:style-name="ce25" table:formula="of:=MID([$'Compras-Ali'.$A464];[$Tablas.$E$34];[$Tablas.$G$34])" office:value-type="string" office:string-value="80" calcext:value-type="string">
            <text:p>80</text:p>
          </table:table-cell>
          <table:table-cell table:style-name="ce25" table:formula="of:=MID([$'Compras-Ali'.$A464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464]&lt;&gt;&quot;&quot;;VALUE(MID([$'Compras-Ali'.$A464];[$Tablas.$E$36];[$Tablas.$G$36]))/100;0)*IF(OR(VALUE([.A464])=3;VALUE([.A464])=8;VALUE([.A464])=13);-1;1)" office:value-type="float" office:value="1019.9" calcext:value-type="float">
            <text:p>1.019,90</text:p>
          </table:table-cell>
          <table:table-cell table:style-name="ce25" table:formula="of:=MID([$'Compras-Ali'.$A464];[$Tablas.$E$37];[$Tablas.$G$37])" office:value-type="string" office:string-value="0005" calcext:value-type="string">
            <text:p>0005</text:p>
          </table:table-cell>
          <table:table-cell table:style-name="ce28" table:formula="of:=IF([$'Compras-Ali'.$A464]&lt;&gt;&quot;&quot;;VALUE(MID([$'Compras-Ali'.$A464];[$Tablas.$E$38];[$Tablas.$G$38]))/100;0)*IF(OR(VALUE([.A464])=3;VALUE([.A464])=8;VALUE([.A464])=13);-1;1)" office:value-type="float" office:value="214.18" calcext:value-type="float">
            <text:p>214,18</text:p>
          </table:table-cell>
          <table:table-cell table:number-columns-repeated="1016"/>
        </table:table-row>
        <table:table-row table:style-name="ro1">
          <table:table-cell table:style-name="ce25" table:formula="of:=MID([$'Compras-Ali'.$A465];[$Tablas.$E$31];[$Tablas.$G$31])" office:value-type="string" office:string-value="002" calcext:value-type="string">
            <text:p>002</text:p>
          </table:table-cell>
          <table:table-cell table:style-name="ce25" table:formula="of:=MID([$'Compras-Ali'.$A465];[$Tablas.$E$32];[$Tablas.$G$32])" office:value-type="string" office:string-value="02024" calcext:value-type="string">
            <text:p>02024</text:p>
          </table:table-cell>
          <table:table-cell table:style-name="ce25" table:formula="of:=MID([$'Compras-Ali'.$A465];[$Tablas.$E$33];[$Tablas.$G$33])" office:value-type="string" office:string-value="00000000000000087895" calcext:value-type="string">
            <text:p>00000000000000087895</text:p>
          </table:table-cell>
          <table:table-cell table:style-name="ce25" table:formula="of:=MID([$'Compras-Ali'.$A465];[$Tablas.$E$34];[$Tablas.$G$34])" office:value-type="string" office:string-value="80" calcext:value-type="string">
            <text:p>80</text:p>
          </table:table-cell>
          <table:table-cell table:style-name="ce25" table:formula="of:=MID([$'Compras-Ali'.$A465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465]&lt;&gt;&quot;&quot;;VALUE(MID([$'Compras-Ali'.$A465];[$Tablas.$E$36];[$Tablas.$G$36]))/100;0)*IF(OR(VALUE([.A465])=3;VALUE([.A465])=8;VALUE([.A465])=13);-1;1)" office:value-type="float" office:value="1337.57" calcext:value-type="float">
            <text:p>1.337,57</text:p>
          </table:table-cell>
          <table:table-cell table:style-name="ce25" table:formula="of:=MID([$'Compras-Ali'.$A465];[$Tablas.$E$37];[$Tablas.$G$37])" office:value-type="string" office:string-value="0005" calcext:value-type="string">
            <text:p>0005</text:p>
          </table:table-cell>
          <table:table-cell table:style-name="ce28" table:formula="of:=IF([$'Compras-Ali'.$A465]&lt;&gt;&quot;&quot;;VALUE(MID([$'Compras-Ali'.$A465];[$Tablas.$E$38];[$Tablas.$G$38]))/100;0)*IF(OR(VALUE([.A465])=3;VALUE([.A465])=8;VALUE([.A465])=13);-1;1)" office:value-type="float" office:value="280.89" calcext:value-type="float">
            <text:p>280,89</text:p>
          </table:table-cell>
          <table:table-cell table:number-columns-repeated="1016"/>
        </table:table-row>
        <table:table-row table:style-name="ro1">
          <table:table-cell table:style-name="ce25" table:formula="of:=MID([$'Compras-Ali'.$A466];[$Tablas.$E$31];[$Tablas.$G$31])" office:value-type="string" office:string-value="002" calcext:value-type="string">
            <text:p>002</text:p>
          </table:table-cell>
          <table:table-cell table:style-name="ce25" table:formula="of:=MID([$'Compras-Ali'.$A466];[$Tablas.$E$32];[$Tablas.$G$32])" office:value-type="string" office:string-value="02024" calcext:value-type="string">
            <text:p>02024</text:p>
          </table:table-cell>
          <table:table-cell table:style-name="ce25" table:formula="of:=MID([$'Compras-Ali'.$A466];[$Tablas.$E$33];[$Tablas.$G$33])" office:value-type="string" office:string-value="00000000000000087899" calcext:value-type="string">
            <text:p>00000000000000087899</text:p>
          </table:table-cell>
          <table:table-cell table:style-name="ce25" table:formula="of:=MID([$'Compras-Ali'.$A466];[$Tablas.$E$34];[$Tablas.$G$34])" office:value-type="string" office:string-value="80" calcext:value-type="string">
            <text:p>80</text:p>
          </table:table-cell>
          <table:table-cell table:style-name="ce25" table:formula="of:=MID([$'Compras-Ali'.$A466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466]&lt;&gt;&quot;&quot;;VALUE(MID([$'Compras-Ali'.$A466];[$Tablas.$E$36];[$Tablas.$G$36]))/100;0)*IF(OR(VALUE([.A466])=3;VALUE([.A466])=8;VALUE([.A466])=13);-1;1)" office:value-type="float" office:value="2005.14" calcext:value-type="float">
            <text:p>2.005,14</text:p>
          </table:table-cell>
          <table:table-cell table:style-name="ce25" table:formula="of:=MID([$'Compras-Ali'.$A466];[$Tablas.$E$37];[$Tablas.$G$37])" office:value-type="string" office:string-value="0005" calcext:value-type="string">
            <text:p>0005</text:p>
          </table:table-cell>
          <table:table-cell table:style-name="ce28" table:formula="of:=IF([$'Compras-Ali'.$A466]&lt;&gt;&quot;&quot;;VALUE(MID([$'Compras-Ali'.$A466];[$Tablas.$E$38];[$Tablas.$G$38]))/100;0)*IF(OR(VALUE([.A466])=3;VALUE([.A466])=8;VALUE([.A466])=13);-1;1)" office:value-type="float" office:value="421.08" calcext:value-type="float">
            <text:p>421,08</text:p>
          </table:table-cell>
          <table:table-cell table:number-columns-repeated="1016"/>
        </table:table-row>
        <table:table-row table:style-name="ro1">
          <table:table-cell table:style-name="ce25" table:formula="of:=MID([$'Compras-Ali'.$A467];[$Tablas.$E$31];[$Tablas.$G$31])" office:value-type="string" office:string-value="002" calcext:value-type="string">
            <text:p>002</text:p>
          </table:table-cell>
          <table:table-cell table:style-name="ce25" table:formula="of:=MID([$'Compras-Ali'.$A467];[$Tablas.$E$32];[$Tablas.$G$32])" office:value-type="string" office:string-value="02024" calcext:value-type="string">
            <text:p>02024</text:p>
          </table:table-cell>
          <table:table-cell table:style-name="ce25" table:formula="of:=MID([$'Compras-Ali'.$A467];[$Tablas.$E$33];[$Tablas.$G$33])" office:value-type="string" office:string-value="00000000000000087900" calcext:value-type="string">
            <text:p>00000000000000087900</text:p>
          </table:table-cell>
          <table:table-cell table:style-name="ce25" table:formula="of:=MID([$'Compras-Ali'.$A467];[$Tablas.$E$34];[$Tablas.$G$34])" office:value-type="string" office:string-value="80" calcext:value-type="string">
            <text:p>80</text:p>
          </table:table-cell>
          <table:table-cell table:style-name="ce25" table:formula="of:=MID([$'Compras-Ali'.$A467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467]&lt;&gt;&quot;&quot;;VALUE(MID([$'Compras-Ali'.$A467];[$Tablas.$E$36];[$Tablas.$G$36]))/100;0)*IF(OR(VALUE([.A467])=3;VALUE([.A467])=8;VALUE([.A467])=13);-1;1)" office:value-type="float" office:value="2192" calcext:value-type="float">
            <text:p>2.192,00</text:p>
          </table:table-cell>
          <table:table-cell table:style-name="ce25" table:formula="of:=MID([$'Compras-Ali'.$A467];[$Tablas.$E$37];[$Tablas.$G$37])" office:value-type="string" office:string-value="0005" calcext:value-type="string">
            <text:p>0005</text:p>
          </table:table-cell>
          <table:table-cell table:style-name="ce28" table:formula="of:=IF([$'Compras-Ali'.$A467]&lt;&gt;&quot;&quot;;VALUE(MID([$'Compras-Ali'.$A467];[$Tablas.$E$38];[$Tablas.$G$38]))/100;0)*IF(OR(VALUE([.A467])=3;VALUE([.A467])=8;VALUE([.A467])=13);-1;1)" office:value-type="float" office:value="460.32" calcext:value-type="float">
            <text:p>460,32</text:p>
          </table:table-cell>
          <table:table-cell table:number-columns-repeated="1016"/>
        </table:table-row>
        <table:table-row table:style-name="ro1">
          <table:table-cell table:style-name="ce25" table:formula="of:=MID([$'Compras-Ali'.$A468];[$Tablas.$E$31];[$Tablas.$G$31])" office:value-type="string" office:string-value="002" calcext:value-type="string">
            <text:p>002</text:p>
          </table:table-cell>
          <table:table-cell table:style-name="ce25" table:formula="of:=MID([$'Compras-Ali'.$A468];[$Tablas.$E$32];[$Tablas.$G$32])" office:value-type="string" office:string-value="02024" calcext:value-type="string">
            <text:p>02024</text:p>
          </table:table-cell>
          <table:table-cell table:style-name="ce25" table:formula="of:=MID([$'Compras-Ali'.$A468];[$Tablas.$E$33];[$Tablas.$G$33])" office:value-type="string" office:string-value="00000000000000087894" calcext:value-type="string">
            <text:p>00000000000000087894</text:p>
          </table:table-cell>
          <table:table-cell table:style-name="ce25" table:formula="of:=MID([$'Compras-Ali'.$A468];[$Tablas.$E$34];[$Tablas.$G$34])" office:value-type="string" office:string-value="80" calcext:value-type="string">
            <text:p>80</text:p>
          </table:table-cell>
          <table:table-cell table:style-name="ce25" table:formula="of:=MID([$'Compras-Ali'.$A468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468]&lt;&gt;&quot;&quot;;VALUE(MID([$'Compras-Ali'.$A468];[$Tablas.$E$36];[$Tablas.$G$36]))/100;0)*IF(OR(VALUE([.A468])=3;VALUE([.A468])=8;VALUE([.A468])=13);-1;1)" office:value-type="float" office:value="2986.9" calcext:value-type="float">
            <text:p>2.986,90</text:p>
          </table:table-cell>
          <table:table-cell table:style-name="ce25" table:formula="of:=MID([$'Compras-Ali'.$A468];[$Tablas.$E$37];[$Tablas.$G$37])" office:value-type="string" office:string-value="0005" calcext:value-type="string">
            <text:p>0005</text:p>
          </table:table-cell>
          <table:table-cell table:style-name="ce28" table:formula="of:=IF([$'Compras-Ali'.$A468]&lt;&gt;&quot;&quot;;VALUE(MID([$'Compras-Ali'.$A468];[$Tablas.$E$38];[$Tablas.$G$38]))/100;0)*IF(OR(VALUE([.A468])=3;VALUE([.A468])=8;VALUE([.A468])=13);-1;1)" office:value-type="float" office:value="627.25" calcext:value-type="float">
            <text:p>627,25</text:p>
          </table:table-cell>
          <table:table-cell table:number-columns-repeated="1016"/>
        </table:table-row>
        <table:table-row table:style-name="ro1">
          <table:table-cell table:style-name="ce25" table:formula="of:=MID([$'Compras-Ali'.$A469];[$Tablas.$E$31];[$Tablas.$G$31])" office:value-type="string" office:string-value="002" calcext:value-type="string">
            <text:p>002</text:p>
          </table:table-cell>
          <table:table-cell table:style-name="ce25" table:formula="of:=MID([$'Compras-Ali'.$A469];[$Tablas.$E$32];[$Tablas.$G$32])" office:value-type="string" office:string-value="02024" calcext:value-type="string">
            <text:p>02024</text:p>
          </table:table-cell>
          <table:table-cell table:style-name="ce25" table:formula="of:=MID([$'Compras-Ali'.$A469];[$Tablas.$E$33];[$Tablas.$G$33])" office:value-type="string" office:string-value="00000000000000087898" calcext:value-type="string">
            <text:p>00000000000000087898</text:p>
          </table:table-cell>
          <table:table-cell table:style-name="ce25" table:formula="of:=MID([$'Compras-Ali'.$A469];[$Tablas.$E$34];[$Tablas.$G$34])" office:value-type="string" office:string-value="80" calcext:value-type="string">
            <text:p>80</text:p>
          </table:table-cell>
          <table:table-cell table:style-name="ce25" table:formula="of:=MID([$'Compras-Ali'.$A469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469]&lt;&gt;&quot;&quot;;VALUE(MID([$'Compras-Ali'.$A469];[$Tablas.$E$36];[$Tablas.$G$36]))/100;0)*IF(OR(VALUE([.A469])=3;VALUE([.A469])=8;VALUE([.A469])=13);-1;1)" office:value-type="float" office:value="22514.57" calcext:value-type="float">
            <text:p>22.514,57</text:p>
          </table:table-cell>
          <table:table-cell table:style-name="ce25" table:formula="of:=MID([$'Compras-Ali'.$A469];[$Tablas.$E$37];[$Tablas.$G$37])" office:value-type="string" office:string-value="0004" calcext:value-type="string">
            <text:p>0004</text:p>
          </table:table-cell>
          <table:table-cell table:style-name="ce28" table:formula="of:=IF([$'Compras-Ali'.$A469]&lt;&gt;&quot;&quot;;VALUE(MID([$'Compras-Ali'.$A469];[$Tablas.$E$38];[$Tablas.$G$38]))/100;0)*IF(OR(VALUE([.A469])=3;VALUE([.A469])=8;VALUE([.A469])=13);-1;1)" office:value-type="float" office:value="2364.03" calcext:value-type="float">
            <text:p>2.364,03</text:p>
          </table:table-cell>
          <table:table-cell table:number-columns-repeated="1016"/>
        </table:table-row>
        <table:table-row table:style-name="ro1">
          <table:table-cell table:style-name="ce25" table:formula="of:=MID([$'Compras-Ali'.$A470];[$Tablas.$E$31];[$Tablas.$G$31])" office:value-type="string" office:string-value="002" calcext:value-type="string">
            <text:p>002</text:p>
          </table:table-cell>
          <table:table-cell table:style-name="ce25" table:formula="of:=MID([$'Compras-Ali'.$A470];[$Tablas.$E$32];[$Tablas.$G$32])" office:value-type="string" office:string-value="02024" calcext:value-type="string">
            <text:p>02024</text:p>
          </table:table-cell>
          <table:table-cell table:style-name="ce25" table:formula="of:=MID([$'Compras-Ali'.$A470];[$Tablas.$E$33];[$Tablas.$G$33])" office:value-type="string" office:string-value="00000000000000087897" calcext:value-type="string">
            <text:p>00000000000000087897</text:p>
          </table:table-cell>
          <table:table-cell table:style-name="ce25" table:formula="of:=MID([$'Compras-Ali'.$A470];[$Tablas.$E$34];[$Tablas.$G$34])" office:value-type="string" office:string-value="80" calcext:value-type="string">
            <text:p>80</text:p>
          </table:table-cell>
          <table:table-cell table:style-name="ce25" table:formula="of:=MID([$'Compras-Ali'.$A470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470]&lt;&gt;&quot;&quot;;VALUE(MID([$'Compras-Ali'.$A470];[$Tablas.$E$36];[$Tablas.$G$36]))/100;0)*IF(OR(VALUE([.A470])=3;VALUE([.A470])=8;VALUE([.A470])=13);-1;1)" office:value-type="float" office:value="23637.9" calcext:value-type="float">
            <text:p>23.637,90</text:p>
          </table:table-cell>
          <table:table-cell table:style-name="ce25" table:formula="of:=MID([$'Compras-Ali'.$A470];[$Tablas.$E$37];[$Tablas.$G$37])" office:value-type="string" office:string-value="0004" calcext:value-type="string">
            <text:p>0004</text:p>
          </table:table-cell>
          <table:table-cell table:style-name="ce28" table:formula="of:=IF([$'Compras-Ali'.$A470]&lt;&gt;&quot;&quot;;VALUE(MID([$'Compras-Ali'.$A470];[$Tablas.$E$38];[$Tablas.$G$38]))/100;0)*IF(OR(VALUE([.A470])=3;VALUE([.A470])=8;VALUE([.A470])=13);-1;1)" office:value-type="float" office:value="2481.98" calcext:value-type="float">
            <text:p>2.481,98</text:p>
          </table:table-cell>
          <table:table-cell table:number-columns-repeated="1016"/>
        </table:table-row>
        <table:table-row table:style-name="ro1">
          <table:table-cell table:style-name="ce25" table:formula="of:=MID([$'Compras-Ali'.$A471];[$Tablas.$E$31];[$Tablas.$G$31])" office:value-type="string" office:string-value="001" calcext:value-type="string">
            <text:p>001</text:p>
          </table:table-cell>
          <table:table-cell table:style-name="ce25" table:formula="of:=MID([$'Compras-Ali'.$A471];[$Tablas.$E$32];[$Tablas.$G$32])" office:value-type="string" office:string-value="00005" calcext:value-type="string">
            <text:p>00005</text:p>
          </table:table-cell>
          <table:table-cell table:style-name="ce25" table:formula="of:=MID([$'Compras-Ali'.$A471];[$Tablas.$E$33];[$Tablas.$G$33])" office:value-type="string" office:string-value="00000000000000238067" calcext:value-type="string">
            <text:p>00000000000000238067</text:p>
          </table:table-cell>
          <table:table-cell table:style-name="ce25" table:formula="of:=MID([$'Compras-Ali'.$A471];[$Tablas.$E$34];[$Tablas.$G$34])" office:value-type="string" office:string-value="80" calcext:value-type="string">
            <text:p>80</text:p>
          </table:table-cell>
          <table:table-cell table:style-name="ce25" table:formula="of:=MID([$'Compras-Ali'.$A471];[$Tablas.$E$35];[$Tablas.$G$35])" office:value-type="string" office:string-value="00000000030628821506" calcext:value-type="string">
            <text:p>00000000030628821506</text:p>
          </table:table-cell>
          <table:table-cell table:style-name="ce28" table:formula="of:=IF([$'Compras-Ali'.$A471]&lt;&gt;&quot;&quot;;VALUE(MID([$'Compras-Ali'.$A471];[$Tablas.$E$36];[$Tablas.$G$36]))/100;0)*IF(OR(VALUE([.A471])=3;VALUE([.A471])=8;VALUE([.A471])=13);-1;1)" office:value-type="float" office:value="2781" calcext:value-type="float">
            <text:p>2.781,00</text:p>
          </table:table-cell>
          <table:table-cell table:style-name="ce25" table:formula="of:=MID([$'Compras-Ali'.$A471];[$Tablas.$E$37];[$Tablas.$G$37])" office:value-type="string" office:string-value="0005" calcext:value-type="string">
            <text:p>0005</text:p>
          </table:table-cell>
          <table:table-cell table:style-name="ce28" table:formula="of:=IF([$'Compras-Ali'.$A471]&lt;&gt;&quot;&quot;;VALUE(MID([$'Compras-Ali'.$A471];[$Tablas.$E$38];[$Tablas.$G$38]))/100;0)*IF(OR(VALUE([.A471])=3;VALUE([.A471])=8;VALUE([.A471])=13);-1;1)" office:value-type="float" office:value="584.01" calcext:value-type="float">
            <text:p>584,01</text:p>
          </table:table-cell>
          <table:table-cell table:number-columns-repeated="1016"/>
        </table:table-row>
        <table:table-row table:style-name="ro1">
          <table:table-cell table:style-name="ce25" table:formula="of:=MID([$'Compras-Ali'.$A472];[$Tablas.$E$31];[$Tablas.$G$31])" office:value-type="string" office:string-value="001" calcext:value-type="string">
            <text:p>001</text:p>
          </table:table-cell>
          <table:table-cell table:style-name="ce25" table:formula="of:=MID([$'Compras-Ali'.$A472];[$Tablas.$E$32];[$Tablas.$G$32])" office:value-type="string" office:string-value="00005" calcext:value-type="string">
            <text:p>00005</text:p>
          </table:table-cell>
          <table:table-cell table:style-name="ce25" table:formula="of:=MID([$'Compras-Ali'.$A472];[$Tablas.$E$33];[$Tablas.$G$33])" office:value-type="string" office:string-value="00000000000000239020" calcext:value-type="string">
            <text:p>00000000000000239020</text:p>
          </table:table-cell>
          <table:table-cell table:style-name="ce25" table:formula="of:=MID([$'Compras-Ali'.$A472];[$Tablas.$E$34];[$Tablas.$G$34])" office:value-type="string" office:string-value="80" calcext:value-type="string">
            <text:p>80</text:p>
          </table:table-cell>
          <table:table-cell table:style-name="ce25" table:formula="of:=MID([$'Compras-Ali'.$A472];[$Tablas.$E$35];[$Tablas.$G$35])" office:value-type="string" office:string-value="00000000030628821506" calcext:value-type="string">
            <text:p>00000000030628821506</text:p>
          </table:table-cell>
          <table:table-cell table:style-name="ce28" table:formula="of:=IF([$'Compras-Ali'.$A472]&lt;&gt;&quot;&quot;;VALUE(MID([$'Compras-Ali'.$A472];[$Tablas.$E$36];[$Tablas.$G$36]))/100;0)*IF(OR(VALUE([.A472])=3;VALUE([.A472])=8;VALUE([.A472])=13);-1;1)" office:value-type="float" office:value="2962.81" calcext:value-type="float">
            <text:p>2.962,81</text:p>
          </table:table-cell>
          <table:table-cell table:style-name="ce25" table:formula="of:=MID([$'Compras-Ali'.$A472];[$Tablas.$E$37];[$Tablas.$G$37])" office:value-type="string" office:string-value="0005" calcext:value-type="string">
            <text:p>0005</text:p>
          </table:table-cell>
          <table:table-cell table:style-name="ce28" table:formula="of:=IF([$'Compras-Ali'.$A472]&lt;&gt;&quot;&quot;;VALUE(MID([$'Compras-Ali'.$A472];[$Tablas.$E$38];[$Tablas.$G$38]))/100;0)*IF(OR(VALUE([.A472])=3;VALUE([.A472])=8;VALUE([.A472])=13);-1;1)" office:value-type="float" office:value="622.19" calcext:value-type="float">
            <text:p>622,19</text:p>
          </table:table-cell>
          <table:table-cell table:number-columns-repeated="1016"/>
        </table:table-row>
        <table:table-row table:style-name="ro1">
          <table:table-cell table:style-name="ce25" table:formula="of:=MID([$'Compras-Ali'.$A473];[$Tablas.$E$31];[$Tablas.$G$31])" office:value-type="string" office:string-value="001" calcext:value-type="string">
            <text:p>001</text:p>
          </table:table-cell>
          <table:table-cell table:style-name="ce25" table:formula="of:=MID([$'Compras-Ali'.$A473];[$Tablas.$E$32];[$Tablas.$G$32])" office:value-type="string" office:string-value="00018" calcext:value-type="string">
            <text:p>00018</text:p>
          </table:table-cell>
          <table:table-cell table:style-name="ce25" table:formula="of:=MID([$'Compras-Ali'.$A473];[$Tablas.$E$33];[$Tablas.$G$33])" office:value-type="string" office:string-value="00000000000000006299" calcext:value-type="string">
            <text:p>00000000000000006299</text:p>
          </table:table-cell>
          <table:table-cell table:style-name="ce25" table:formula="of:=MID([$'Compras-Ali'.$A473];[$Tablas.$E$34];[$Tablas.$G$34])" office:value-type="string" office:string-value="80" calcext:value-type="string">
            <text:p>80</text:p>
          </table:table-cell>
          <table:table-cell table:style-name="ce25" table:formula="of:=MID([$'Compras-Ali'.$A473];[$Tablas.$E$35];[$Tablas.$G$35])" office:value-type="string" office:string-value="00000000027127040163" calcext:value-type="string">
            <text:p>00000000027127040163</text:p>
          </table:table-cell>
          <table:table-cell table:style-name="ce28" table:formula="of:=IF([$'Compras-Ali'.$A473]&lt;&gt;&quot;&quot;;VALUE(MID([$'Compras-Ali'.$A473];[$Tablas.$E$36];[$Tablas.$G$36]))/100;0)*IF(OR(VALUE([.A473])=3;VALUE([.A473])=8;VALUE([.A473])=13);-1;1)" office:value-type="float" office:value="3177.67" calcext:value-type="float">
            <text:p>3.177,67</text:p>
          </table:table-cell>
          <table:table-cell table:style-name="ce25" table:formula="of:=MID([$'Compras-Ali'.$A473];[$Tablas.$E$37];[$Tablas.$G$37])" office:value-type="string" office:string-value="0005" calcext:value-type="string">
            <text:p>0005</text:p>
          </table:table-cell>
          <table:table-cell table:style-name="ce28" table:formula="of:=IF([$'Compras-Ali'.$A473]&lt;&gt;&quot;&quot;;VALUE(MID([$'Compras-Ali'.$A473];[$Tablas.$E$38];[$Tablas.$G$38]))/100;0)*IF(OR(VALUE([.A473])=3;VALUE([.A473])=8;VALUE([.A473])=13);-1;1)" office:value-type="float" office:value="667.31" calcext:value-type="float">
            <text:p>667,31</text:p>
          </table:table-cell>
          <table:table-cell table:number-columns-repeated="1016"/>
        </table:table-row>
        <table:table-row table:style-name="ro1">
          <table:table-cell table:style-name="ce25" table:formula="of:=MID([$'Compras-Ali'.$A474];[$Tablas.$E$31];[$Tablas.$G$31])" office:value-type="string" office:string-value="001" calcext:value-type="string">
            <text:p>001</text:p>
          </table:table-cell>
          <table:table-cell table:style-name="ce25" table:formula="of:=MID([$'Compras-Ali'.$A474];[$Tablas.$E$32];[$Tablas.$G$32])" office:value-type="string" office:string-value="00001" calcext:value-type="string">
            <text:p>00001</text:p>
          </table:table-cell>
          <table:table-cell table:style-name="ce25" table:formula="of:=MID([$'Compras-Ali'.$A474];[$Tablas.$E$33];[$Tablas.$G$33])" office:value-type="string" office:string-value="00000000000000085708" calcext:value-type="string">
            <text:p>00000000000000085708</text:p>
          </table:table-cell>
          <table:table-cell table:style-name="ce25" table:formula="of:=MID([$'Compras-Ali'.$A474];[$Tablas.$E$34];[$Tablas.$G$34])" office:value-type="string" office:string-value="80" calcext:value-type="string">
            <text:p>80</text:p>
          </table:table-cell>
          <table:table-cell table:style-name="ce25" table:formula="of:=MID([$'Compras-Ali'.$A47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74]&lt;&gt;&quot;&quot;;VALUE(MID([$'Compras-Ali'.$A474];[$Tablas.$E$36];[$Tablas.$G$36]))/100;0)*IF(OR(VALUE([.A474])=3;VALUE([.A474])=8;VALUE([.A474])=13);-1;1)" office:value-type="float" office:value="349.52" calcext:value-type="float">
            <text:p>349,52</text:p>
          </table:table-cell>
          <table:table-cell table:style-name="ce25" table:formula="of:=MID([$'Compras-Ali'.$A474];[$Tablas.$E$37];[$Tablas.$G$37])" office:value-type="string" office:string-value="0005" calcext:value-type="string">
            <text:p>0005</text:p>
          </table:table-cell>
          <table:table-cell table:style-name="ce28" table:formula="of:=IF([$'Compras-Ali'.$A474]&lt;&gt;&quot;&quot;;VALUE(MID([$'Compras-Ali'.$A474];[$Tablas.$E$38];[$Tablas.$G$38]))/100;0)*IF(OR(VALUE([.A474])=3;VALUE([.A474])=8;VALUE([.A474])=13);-1;1)" office:value-type="float" office:value="73.4" calcext:value-type="float">
            <text:p>73,40</text:p>
          </table:table-cell>
          <table:table-cell table:number-columns-repeated="1016"/>
        </table:table-row>
        <table:table-row table:style-name="ro1">
          <table:table-cell table:style-name="ce25" table:formula="of:=MID([$'Compras-Ali'.$A475];[$Tablas.$E$31];[$Tablas.$G$31])" office:value-type="string" office:string-value="001" calcext:value-type="string">
            <text:p>001</text:p>
          </table:table-cell>
          <table:table-cell table:style-name="ce25" table:formula="of:=MID([$'Compras-Ali'.$A475];[$Tablas.$E$32];[$Tablas.$G$32])" office:value-type="string" office:string-value="00001" calcext:value-type="string">
            <text:p>00001</text:p>
          </table:table-cell>
          <table:table-cell table:style-name="ce25" table:formula="of:=MID([$'Compras-Ali'.$A475];[$Tablas.$E$33];[$Tablas.$G$33])" office:value-type="string" office:string-value="00000000000000085725" calcext:value-type="string">
            <text:p>00000000000000085725</text:p>
          </table:table-cell>
          <table:table-cell table:style-name="ce25" table:formula="of:=MID([$'Compras-Ali'.$A475];[$Tablas.$E$34];[$Tablas.$G$34])" office:value-type="string" office:string-value="80" calcext:value-type="string">
            <text:p>80</text:p>
          </table:table-cell>
          <table:table-cell table:style-name="ce25" table:formula="of:=MID([$'Compras-Ali'.$A47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75]&lt;&gt;&quot;&quot;;VALUE(MID([$'Compras-Ali'.$A475];[$Tablas.$E$36];[$Tablas.$G$36]))/100;0)*IF(OR(VALUE([.A475])=3;VALUE([.A475])=8;VALUE([.A475])=13);-1;1)" office:value-type="float" office:value="115.9" calcext:value-type="float">
            <text:p>115,90</text:p>
          </table:table-cell>
          <table:table-cell table:style-name="ce25" table:formula="of:=MID([$'Compras-Ali'.$A475];[$Tablas.$E$37];[$Tablas.$G$37])" office:value-type="string" office:string-value="0005" calcext:value-type="string">
            <text:p>0005</text:p>
          </table:table-cell>
          <table:table-cell table:style-name="ce28" table:formula="of:=IF([$'Compras-Ali'.$A475]&lt;&gt;&quot;&quot;;VALUE(MID([$'Compras-Ali'.$A475];[$Tablas.$E$38];[$Tablas.$G$38]))/100;0)*IF(OR(VALUE([.A475])=3;VALUE([.A475])=8;VALUE([.A475])=13);-1;1)" office:value-type="float" office:value="24.34" calcext:value-type="float">
            <text:p>24,34</text:p>
          </table:table-cell>
          <table:table-cell table:number-columns-repeated="1016"/>
        </table:table-row>
        <table:table-row table:style-name="ro1">
          <table:table-cell table:style-name="ce25" table:formula="of:=MID([$'Compras-Ali'.$A476];[$Tablas.$E$31];[$Tablas.$G$31])" office:value-type="string" office:string-value="001" calcext:value-type="string">
            <text:p>001</text:p>
          </table:table-cell>
          <table:table-cell table:style-name="ce25" table:formula="of:=MID([$'Compras-Ali'.$A476];[$Tablas.$E$32];[$Tablas.$G$32])" office:value-type="string" office:string-value="00001" calcext:value-type="string">
            <text:p>00001</text:p>
          </table:table-cell>
          <table:table-cell table:style-name="ce25" table:formula="of:=MID([$'Compras-Ali'.$A476];[$Tablas.$E$33];[$Tablas.$G$33])" office:value-type="string" office:string-value="00000000000000085722" calcext:value-type="string">
            <text:p>00000000000000085722</text:p>
          </table:table-cell>
          <table:table-cell table:style-name="ce25" table:formula="of:=MID([$'Compras-Ali'.$A476];[$Tablas.$E$34];[$Tablas.$G$34])" office:value-type="string" office:string-value="80" calcext:value-type="string">
            <text:p>80</text:p>
          </table:table-cell>
          <table:table-cell table:style-name="ce25" table:formula="of:=MID([$'Compras-Ali'.$A47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76]&lt;&gt;&quot;&quot;;VALUE(MID([$'Compras-Ali'.$A476];[$Tablas.$E$36];[$Tablas.$G$36]))/100;0)*IF(OR(VALUE([.A476])=3;VALUE([.A476])=8;VALUE([.A476])=13);-1;1)" office:value-type="float" office:value="1317.76" calcext:value-type="float">
            <text:p>1.317,76</text:p>
          </table:table-cell>
          <table:table-cell table:style-name="ce25" table:formula="of:=MID([$'Compras-Ali'.$A476];[$Tablas.$E$37];[$Tablas.$G$37])" office:value-type="string" office:string-value="0005" calcext:value-type="string">
            <text:p>0005</text:p>
          </table:table-cell>
          <table:table-cell table:style-name="ce28" table:formula="of:=IF([$'Compras-Ali'.$A476]&lt;&gt;&quot;&quot;;VALUE(MID([$'Compras-Ali'.$A476];[$Tablas.$E$38];[$Tablas.$G$38]))/100;0)*IF(OR(VALUE([.A476])=3;VALUE([.A476])=8;VALUE([.A476])=13);-1;1)" office:value-type="float" office:value="276.73" calcext:value-type="float">
            <text:p>276,73</text:p>
          </table:table-cell>
          <table:table-cell table:number-columns-repeated="1016"/>
        </table:table-row>
        <table:table-row table:style-name="ro1">
          <table:table-cell table:style-name="ce25" table:formula="of:=MID([$'Compras-Ali'.$A477];[$Tablas.$E$31];[$Tablas.$G$31])" office:value-type="string" office:string-value="001" calcext:value-type="string">
            <text:p>001</text:p>
          </table:table-cell>
          <table:table-cell table:style-name="ce25" table:formula="of:=MID([$'Compras-Ali'.$A477];[$Tablas.$E$32];[$Tablas.$G$32])" office:value-type="string" office:string-value="00001" calcext:value-type="string">
            <text:p>00001</text:p>
          </table:table-cell>
          <table:table-cell table:style-name="ce25" table:formula="of:=MID([$'Compras-Ali'.$A477];[$Tablas.$E$33];[$Tablas.$G$33])" office:value-type="string" office:string-value="00000000000000085739" calcext:value-type="string">
            <text:p>00000000000000085739</text:p>
          </table:table-cell>
          <table:table-cell table:style-name="ce25" table:formula="of:=MID([$'Compras-Ali'.$A477];[$Tablas.$E$34];[$Tablas.$G$34])" office:value-type="string" office:string-value="80" calcext:value-type="string">
            <text:p>80</text:p>
          </table:table-cell>
          <table:table-cell table:style-name="ce25" table:formula="of:=MID([$'Compras-Ali'.$A47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77]&lt;&gt;&quot;&quot;;VALUE(MID([$'Compras-Ali'.$A477];[$Tablas.$E$36];[$Tablas.$G$36]))/100;0)*IF(OR(VALUE([.A477])=3;VALUE([.A477])=8;VALUE([.A477])=13);-1;1)" office:value-type="float" office:value="1418.43" calcext:value-type="float">
            <text:p>1.418,43</text:p>
          </table:table-cell>
          <table:table-cell table:style-name="ce25" table:formula="of:=MID([$'Compras-Ali'.$A477];[$Tablas.$E$37];[$Tablas.$G$37])" office:value-type="string" office:string-value="0005" calcext:value-type="string">
            <text:p>0005</text:p>
          </table:table-cell>
          <table:table-cell table:style-name="ce28" table:formula="of:=IF([$'Compras-Ali'.$A477]&lt;&gt;&quot;&quot;;VALUE(MID([$'Compras-Ali'.$A477];[$Tablas.$E$38];[$Tablas.$G$38]))/100;0)*IF(OR(VALUE([.A477])=3;VALUE([.A477])=8;VALUE([.A477])=13);-1;1)" office:value-type="float" office:value="297.87" calcext:value-type="float">
            <text:p>297,87</text:p>
          </table:table-cell>
          <table:table-cell table:number-columns-repeated="1016"/>
        </table:table-row>
        <table:table-row table:style-name="ro1">
          <table:table-cell table:style-name="ce25" table:formula="of:=MID([$'Compras-Ali'.$A478];[$Tablas.$E$31];[$Tablas.$G$31])" office:value-type="string" office:string-value="001" calcext:value-type="string">
            <text:p>001</text:p>
          </table:table-cell>
          <table:table-cell table:style-name="ce25" table:formula="of:=MID([$'Compras-Ali'.$A478];[$Tablas.$E$32];[$Tablas.$G$32])" office:value-type="string" office:string-value="00004" calcext:value-type="string">
            <text:p>00004</text:p>
          </table:table-cell>
          <table:table-cell table:style-name="ce25" table:formula="of:=MID([$'Compras-Ali'.$A478];[$Tablas.$E$33];[$Tablas.$G$33])" office:value-type="string" office:string-value="00000000000000159824" calcext:value-type="string">
            <text:p>00000000000000159824</text:p>
          </table:table-cell>
          <table:table-cell table:style-name="ce25" table:formula="of:=MID([$'Compras-Ali'.$A478];[$Tablas.$E$34];[$Tablas.$G$34])" office:value-type="string" office:string-value="80" calcext:value-type="string">
            <text:p>80</text:p>
          </table:table-cell>
          <table:table-cell table:style-name="ce25" table:formula="of:=MID([$'Compras-Ali'.$A478];[$Tablas.$E$35];[$Tablas.$G$35])" office:value-type="string" office:string-value="00000000030500001735" calcext:value-type="string">
            <text:p>00000000030500001735</text:p>
          </table:table-cell>
          <table:table-cell table:style-name="ce28" table:formula="of:=IF([$'Compras-Ali'.$A478]&lt;&gt;&quot;&quot;;VALUE(MID([$'Compras-Ali'.$A478];[$Tablas.$E$36];[$Tablas.$G$36]))/100;0)*IF(OR(VALUE([.A478])=3;VALUE([.A478])=8;VALUE([.A478])=13);-1;1)" office:value-type="float" office:value="9531.14" calcext:value-type="float">
            <text:p>9.531,14</text:p>
          </table:table-cell>
          <table:table-cell table:style-name="ce25" table:formula="of:=MID([$'Compras-Ali'.$A478];[$Tablas.$E$37];[$Tablas.$G$37])" office:value-type="string" office:string-value="0004" calcext:value-type="string">
            <text:p>0004</text:p>
          </table:table-cell>
          <table:table-cell table:style-name="ce28" table:formula="of:=IF([$'Compras-Ali'.$A478]&lt;&gt;&quot;&quot;;VALUE(MID([$'Compras-Ali'.$A478];[$Tablas.$E$38];[$Tablas.$G$38]))/100;0)*IF(OR(VALUE([.A478])=3;VALUE([.A478])=8;VALUE([.A478])=13);-1;1)" office:value-type="float" office:value="1000.77" calcext:value-type="float">
            <text:p>1.000,77</text:p>
          </table:table-cell>
          <table:table-cell table:number-columns-repeated="1016"/>
        </table:table-row>
        <table:table-row table:style-name="ro1">
          <table:table-cell table:style-name="ce25" table:formula="of:=MID([$'Compras-Ali'.$A479];[$Tablas.$E$31];[$Tablas.$G$31])" office:value-type="string" office:string-value="001" calcext:value-type="string">
            <text:p>001</text:p>
          </table:table-cell>
          <table:table-cell table:style-name="ce25" table:formula="of:=MID([$'Compras-Ali'.$A479];[$Tablas.$E$32];[$Tablas.$G$32])" office:value-type="string" office:string-value="00001" calcext:value-type="string">
            <text:p>00001</text:p>
          </table:table-cell>
          <table:table-cell table:style-name="ce25" table:formula="of:=MID([$'Compras-Ali'.$A479];[$Tablas.$E$33];[$Tablas.$G$33])" office:value-type="string" office:string-value="00000000000000085808" calcext:value-type="string">
            <text:p>00000000000000085808</text:p>
          </table:table-cell>
          <table:table-cell table:style-name="ce25" table:formula="of:=MID([$'Compras-Ali'.$A479];[$Tablas.$E$34];[$Tablas.$G$34])" office:value-type="string" office:string-value="80" calcext:value-type="string">
            <text:p>80</text:p>
          </table:table-cell>
          <table:table-cell table:style-name="ce25" table:formula="of:=MID([$'Compras-Ali'.$A47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79]&lt;&gt;&quot;&quot;;VALUE(MID([$'Compras-Ali'.$A479];[$Tablas.$E$36];[$Tablas.$G$36]))/100;0)*IF(OR(VALUE([.A479])=3;VALUE([.A479])=8;VALUE([.A479])=13);-1;1)" office:value-type="float" office:value="1.86" calcext:value-type="float">
            <text:p>1,86</text:p>
          </table:table-cell>
          <table:table-cell table:style-name="ce25" table:formula="of:=MID([$'Compras-Ali'.$A479];[$Tablas.$E$37];[$Tablas.$G$37])" office:value-type="string" office:string-value="0005" calcext:value-type="string">
            <text:p>0005</text:p>
          </table:table-cell>
          <table:table-cell table:style-name="ce28" table:formula="of:=IF([$'Compras-Ali'.$A479]&lt;&gt;&quot;&quot;;VALUE(MID([$'Compras-Ali'.$A479];[$Tablas.$E$38];[$Tablas.$G$38]))/100;0)*IF(OR(VALUE([.A479])=3;VALUE([.A479])=8;VALUE([.A479])=13);-1;1)" office:value-type="float" office:value="0.39" calcext:value-type="float">
            <text:p>0,39</text:p>
          </table:table-cell>
          <table:table-cell table:number-columns-repeated="1016"/>
        </table:table-row>
        <table:table-row table:style-name="ro1">
          <table:table-cell table:style-name="ce25" table:formula="of:=MID([$'Compras-Ali'.$A480];[$Tablas.$E$31];[$Tablas.$G$31])" office:value-type="string" office:string-value="001" calcext:value-type="string">
            <text:p>001</text:p>
          </table:table-cell>
          <table:table-cell table:style-name="ce25" table:formula="of:=MID([$'Compras-Ali'.$A480];[$Tablas.$E$32];[$Tablas.$G$32])" office:value-type="string" office:string-value="00001" calcext:value-type="string">
            <text:p>00001</text:p>
          </table:table-cell>
          <table:table-cell table:style-name="ce25" table:formula="of:=MID([$'Compras-Ali'.$A480];[$Tablas.$E$33];[$Tablas.$G$33])" office:value-type="string" office:string-value="00000000000000085354" calcext:value-type="string">
            <text:p>00000000000000085354</text:p>
          </table:table-cell>
          <table:table-cell table:style-name="ce25" table:formula="of:=MID([$'Compras-Ali'.$A480];[$Tablas.$E$34];[$Tablas.$G$34])" office:value-type="string" office:string-value="80" calcext:value-type="string">
            <text:p>80</text:p>
          </table:table-cell>
          <table:table-cell table:style-name="ce25" table:formula="of:=MID([$'Compras-Ali'.$A480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80]&lt;&gt;&quot;&quot;;VALUE(MID([$'Compras-Ali'.$A480];[$Tablas.$E$36];[$Tablas.$G$36]))/100;0)*IF(OR(VALUE([.A480])=3;VALUE([.A480])=8;VALUE([.A480])=13);-1;1)" office:value-type="float" office:value="191.48" calcext:value-type="float">
            <text:p>191,48</text:p>
          </table:table-cell>
          <table:table-cell table:style-name="ce25" table:formula="of:=MID([$'Compras-Ali'.$A480];[$Tablas.$E$37];[$Tablas.$G$37])" office:value-type="string" office:string-value="0005" calcext:value-type="string">
            <text:p>0005</text:p>
          </table:table-cell>
          <table:table-cell table:style-name="ce28" table:formula="of:=IF([$'Compras-Ali'.$A480]&lt;&gt;&quot;&quot;;VALUE(MID([$'Compras-Ali'.$A480];[$Tablas.$E$38];[$Tablas.$G$38]))/100;0)*IF(OR(VALUE([.A480])=3;VALUE([.A480])=8;VALUE([.A480])=13);-1;1)" office:value-type="float" office:value="40.21" calcext:value-type="float">
            <text:p>40,21</text:p>
          </table:table-cell>
          <table:table-cell table:number-columns-repeated="1016"/>
        </table:table-row>
        <table:table-row table:style-name="ro1">
          <table:table-cell table:style-name="ce25" table:formula="of:=MID([$'Compras-Ali'.$A481];[$Tablas.$E$31];[$Tablas.$G$31])" office:value-type="string" office:string-value="001" calcext:value-type="string">
            <text:p>001</text:p>
          </table:table-cell>
          <table:table-cell table:style-name="ce25" table:formula="of:=MID([$'Compras-Ali'.$A481];[$Tablas.$E$32];[$Tablas.$G$32])" office:value-type="string" office:string-value="00001" calcext:value-type="string">
            <text:p>00001</text:p>
          </table:table-cell>
          <table:table-cell table:style-name="ce25" table:formula="of:=MID([$'Compras-Ali'.$A481];[$Tablas.$E$33];[$Tablas.$G$33])" office:value-type="string" office:string-value="00000000000000085799" calcext:value-type="string">
            <text:p>00000000000000085799</text:p>
          </table:table-cell>
          <table:table-cell table:style-name="ce25" table:formula="of:=MID([$'Compras-Ali'.$A481];[$Tablas.$E$34];[$Tablas.$G$34])" office:value-type="string" office:string-value="80" calcext:value-type="string">
            <text:p>80</text:p>
          </table:table-cell>
          <table:table-cell table:style-name="ce25" table:formula="of:=MID([$'Compras-Ali'.$A481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81]&lt;&gt;&quot;&quot;;VALUE(MID([$'Compras-Ali'.$A481];[$Tablas.$E$36];[$Tablas.$G$36]))/100;0)*IF(OR(VALUE([.A481])=3;VALUE([.A481])=8;VALUE([.A481])=13);-1;1)" office:value-type="float" office:value="209" calcext:value-type="float">
            <text:p>209,00</text:p>
          </table:table-cell>
          <table:table-cell table:style-name="ce25" table:formula="of:=MID([$'Compras-Ali'.$A481];[$Tablas.$E$37];[$Tablas.$G$37])" office:value-type="string" office:string-value="0005" calcext:value-type="string">
            <text:p>0005</text:p>
          </table:table-cell>
          <table:table-cell table:style-name="ce28" table:formula="of:=IF([$'Compras-Ali'.$A481]&lt;&gt;&quot;&quot;;VALUE(MID([$'Compras-Ali'.$A481];[$Tablas.$E$38];[$Tablas.$G$38]))/100;0)*IF(OR(VALUE([.A481])=3;VALUE([.A481])=8;VALUE([.A481])=13);-1;1)" office:value-type="float" office:value="43.89" calcext:value-type="float">
            <text:p>43,89</text:p>
          </table:table-cell>
          <table:table-cell table:number-columns-repeated="1016"/>
        </table:table-row>
        <table:table-row table:style-name="ro1">
          <table:table-cell table:style-name="ce25" table:formula="of:=MID([$'Compras-Ali'.$A482];[$Tablas.$E$31];[$Tablas.$G$31])" office:value-type="string" office:string-value="001" calcext:value-type="string">
            <text:p>001</text:p>
          </table:table-cell>
          <table:table-cell table:style-name="ce25" table:formula="of:=MID([$'Compras-Ali'.$A482];[$Tablas.$E$32];[$Tablas.$G$32])" office:value-type="string" office:string-value="00001" calcext:value-type="string">
            <text:p>00001</text:p>
          </table:table-cell>
          <table:table-cell table:style-name="ce25" table:formula="of:=MID([$'Compras-Ali'.$A482];[$Tablas.$E$33];[$Tablas.$G$33])" office:value-type="string" office:string-value="00000000000000085790" calcext:value-type="string">
            <text:p>00000000000000085790</text:p>
          </table:table-cell>
          <table:table-cell table:style-name="ce25" table:formula="of:=MID([$'Compras-Ali'.$A482];[$Tablas.$E$34];[$Tablas.$G$34])" office:value-type="string" office:string-value="80" calcext:value-type="string">
            <text:p>80</text:p>
          </table:table-cell>
          <table:table-cell table:style-name="ce25" table:formula="of:=MID([$'Compras-Ali'.$A482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82]&lt;&gt;&quot;&quot;;VALUE(MID([$'Compras-Ali'.$A482];[$Tablas.$E$36];[$Tablas.$G$36]))/100;0)*IF(OR(VALUE([.A482])=3;VALUE([.A482])=8;VALUE([.A482])=13);-1;1)" office:value-type="float" office:value="3.9" calcext:value-type="float">
            <text:p>3,90</text:p>
          </table:table-cell>
          <table:table-cell table:style-name="ce25" table:formula="of:=MID([$'Compras-Ali'.$A482];[$Tablas.$E$37];[$Tablas.$G$37])" office:value-type="string" office:string-value="0005" calcext:value-type="string">
            <text:p>0005</text:p>
          </table:table-cell>
          <table:table-cell table:style-name="ce28" table:formula="of:=IF([$'Compras-Ali'.$A482]&lt;&gt;&quot;&quot;;VALUE(MID([$'Compras-Ali'.$A482];[$Tablas.$E$38];[$Tablas.$G$38]))/100;0)*IF(OR(VALUE([.A482])=3;VALUE([.A482])=8;VALUE([.A482])=13);-1;1)" office:value-type="float" office:value="0.82" calcext:value-type="float">
            <text:p>0,82</text:p>
          </table:table-cell>
          <table:table-cell table:number-columns-repeated="1016"/>
        </table:table-row>
        <table:table-row table:style-name="ro1">
          <table:table-cell table:style-name="ce25" table:formula="of:=MID([$'Compras-Ali'.$A483];[$Tablas.$E$31];[$Tablas.$G$31])" office:value-type="string" office:string-value="001" calcext:value-type="string">
            <text:p>001</text:p>
          </table:table-cell>
          <table:table-cell table:style-name="ce25" table:formula="of:=MID([$'Compras-Ali'.$A483];[$Tablas.$E$32];[$Tablas.$G$32])" office:value-type="string" office:string-value="00011" calcext:value-type="string">
            <text:p>00011</text:p>
          </table:table-cell>
          <table:table-cell table:style-name="ce25" table:formula="of:=MID([$'Compras-Ali'.$A483];[$Tablas.$E$33];[$Tablas.$G$33])" office:value-type="string" office:string-value="00000000000000010058" calcext:value-type="string">
            <text:p>00000000000000010058</text:p>
          </table:table-cell>
          <table:table-cell table:style-name="ce25" table:formula="of:=MID([$'Compras-Ali'.$A483];[$Tablas.$E$34];[$Tablas.$G$34])" office:value-type="string" office:string-value="80" calcext:value-type="string">
            <text:p>80</text:p>
          </table:table-cell>
          <table:table-cell table:style-name="ce25" table:formula="of:=MID([$'Compras-Ali'.$A483];[$Tablas.$E$35];[$Tablas.$G$35])" office:value-type="string" office:string-value="00000000030711569843" calcext:value-type="string">
            <text:p>00000000030711569843</text:p>
          </table:table-cell>
          <table:table-cell table:style-name="ce28" table:formula="of:=IF([$'Compras-Ali'.$A483]&lt;&gt;&quot;&quot;;VALUE(MID([$'Compras-Ali'.$A483];[$Tablas.$E$36];[$Tablas.$G$36]))/100;0)*IF(OR(VALUE([.A483])=3;VALUE([.A483])=8;VALUE([.A483])=13);-1;1)" office:value-type="float" office:value="5952.71" calcext:value-type="float">
            <text:p>5.952,71</text:p>
          </table:table-cell>
          <table:table-cell table:style-name="ce25" table:formula="of:=MID([$'Compras-Ali'.$A483];[$Tablas.$E$37];[$Tablas.$G$37])" office:value-type="string" office:string-value="0005" calcext:value-type="string">
            <text:p>0005</text:p>
          </table:table-cell>
          <table:table-cell table:style-name="ce28" table:formula="of:=IF([$'Compras-Ali'.$A483]&lt;&gt;&quot;&quot;;VALUE(MID([$'Compras-Ali'.$A483];[$Tablas.$E$38];[$Tablas.$G$38]))/100;0)*IF(OR(VALUE([.A483])=3;VALUE([.A483])=8;VALUE([.A483])=13);-1;1)" office:value-type="float" office:value="1250.07" calcext:value-type="float">
            <text:p>1.250,07</text:p>
          </table:table-cell>
          <table:table-cell table:number-columns-repeated="1016"/>
        </table:table-row>
        <table:table-row table:style-name="ro1">
          <table:table-cell table:style-name="ce25" table:formula="of:=MID([$'Compras-Ali'.$A484];[$Tablas.$E$31];[$Tablas.$G$31])" office:value-type="string" office:string-value="001" calcext:value-type="string">
            <text:p>001</text:p>
          </table:table-cell>
          <table:table-cell table:style-name="ce25" table:formula="of:=MID([$'Compras-Ali'.$A484];[$Tablas.$E$32];[$Tablas.$G$32])" office:value-type="string" office:string-value="00011" calcext:value-type="string">
            <text:p>00011</text:p>
          </table:table-cell>
          <table:table-cell table:style-name="ce25" table:formula="of:=MID([$'Compras-Ali'.$A484];[$Tablas.$E$33];[$Tablas.$G$33])" office:value-type="string" office:string-value="00000000000000010063" calcext:value-type="string">
            <text:p>00000000000000010063</text:p>
          </table:table-cell>
          <table:table-cell table:style-name="ce25" table:formula="of:=MID([$'Compras-Ali'.$A484];[$Tablas.$E$34];[$Tablas.$G$34])" office:value-type="string" office:string-value="80" calcext:value-type="string">
            <text:p>80</text:p>
          </table:table-cell>
          <table:table-cell table:style-name="ce25" table:formula="of:=MID([$'Compras-Ali'.$A484];[$Tablas.$E$35];[$Tablas.$G$35])" office:value-type="string" office:string-value="00000000030711569843" calcext:value-type="string">
            <text:p>00000000030711569843</text:p>
          </table:table-cell>
          <table:table-cell table:style-name="ce28" table:formula="of:=IF([$'Compras-Ali'.$A484]&lt;&gt;&quot;&quot;;VALUE(MID([$'Compras-Ali'.$A484];[$Tablas.$E$36];[$Tablas.$G$36]))/100;0)*IF(OR(VALUE([.A484])=3;VALUE([.A484])=8;VALUE([.A484])=13);-1;1)" office:value-type="float" office:value="14784" calcext:value-type="float">
            <text:p>14.784,00</text:p>
          </table:table-cell>
          <table:table-cell table:style-name="ce25" table:formula="of:=MID([$'Compras-Ali'.$A484];[$Tablas.$E$37];[$Tablas.$G$37])" office:value-type="string" office:string-value="0005" calcext:value-type="string">
            <text:p>0005</text:p>
          </table:table-cell>
          <table:table-cell table:style-name="ce28" table:formula="of:=IF([$'Compras-Ali'.$A484]&lt;&gt;&quot;&quot;;VALUE(MID([$'Compras-Ali'.$A484];[$Tablas.$E$38];[$Tablas.$G$38]))/100;0)*IF(OR(VALUE([.A484])=3;VALUE([.A484])=8;VALUE([.A484])=13);-1;1)" office:value-type="float" office:value="3104.64" calcext:value-type="float">
            <text:p>3.104,64</text:p>
          </table:table-cell>
          <table:table-cell table:number-columns-repeated="1016"/>
        </table:table-row>
        <table:table-row table:style-name="ro1">
          <table:table-cell table:style-name="ce25" table:formula="of:=MID([$'Compras-Ali'.$A485];[$Tablas.$E$31];[$Tablas.$G$31])" office:value-type="string" office:string-value="001" calcext:value-type="string">
            <text:p>001</text:p>
          </table:table-cell>
          <table:table-cell table:style-name="ce25" table:formula="of:=MID([$'Compras-Ali'.$A485];[$Tablas.$E$32];[$Tablas.$G$32])" office:value-type="string" office:string-value="00026" calcext:value-type="string">
            <text:p>00026</text:p>
          </table:table-cell>
          <table:table-cell table:style-name="ce25" table:formula="of:=MID([$'Compras-Ali'.$A485];[$Tablas.$E$33];[$Tablas.$G$33])" office:value-type="string" office:string-value="00000000000000001945" calcext:value-type="string">
            <text:p>00000000000000001945</text:p>
          </table:table-cell>
          <table:table-cell table:style-name="ce25" table:formula="of:=MID([$'Compras-Ali'.$A485];[$Tablas.$E$34];[$Tablas.$G$34])" office:value-type="string" office:string-value="80" calcext:value-type="string">
            <text:p>80</text:p>
          </table:table-cell>
          <table:table-cell table:style-name="ce25" table:formula="of:=MID([$'Compras-Ali'.$A485];[$Tablas.$E$35];[$Tablas.$G$35])" office:value-type="string" office:string-value="00000000030554542960" calcext:value-type="string">
            <text:p>00000000030554542960</text:p>
          </table:table-cell>
          <table:table-cell table:style-name="ce28" table:formula="of:=IF([$'Compras-Ali'.$A485]&lt;&gt;&quot;&quot;;VALUE(MID([$'Compras-Ali'.$A485];[$Tablas.$E$36];[$Tablas.$G$36]))/100;0)*IF(OR(VALUE([.A485])=3;VALUE([.A485])=8;VALUE([.A485])=13);-1;1)" office:value-type="float" office:value="1487.62" calcext:value-type="float">
            <text:p>1.487,62</text:p>
          </table:table-cell>
          <table:table-cell table:style-name="ce25" table:formula="of:=MID([$'Compras-Ali'.$A485];[$Tablas.$E$37];[$Tablas.$G$37])" office:value-type="string" office:string-value="0005" calcext:value-type="string">
            <text:p>0005</text:p>
          </table:table-cell>
          <table:table-cell table:style-name="ce28" table:formula="of:=IF([$'Compras-Ali'.$A485]&lt;&gt;&quot;&quot;;VALUE(MID([$'Compras-Ali'.$A485];[$Tablas.$E$38];[$Tablas.$G$38]))/100;0)*IF(OR(VALUE([.A485])=3;VALUE([.A485])=8;VALUE([.A485])=13);-1;1)" office:value-type="float" office:value="312.4" calcext:value-type="float">
            <text:p>312,40</text:p>
          </table:table-cell>
          <table:table-cell table:number-columns-repeated="1016"/>
        </table:table-row>
        <table:table-row table:style-name="ro1">
          <table:table-cell table:style-name="ce25" table:formula="of:=MID([$'Compras-Ali'.$A486];[$Tablas.$E$31];[$Tablas.$G$31])" office:value-type="string" office:string-value="001" calcext:value-type="string">
            <text:p>001</text:p>
          </table:table-cell>
          <table:table-cell table:style-name="ce25" table:formula="of:=MID([$'Compras-Ali'.$A486];[$Tablas.$E$32];[$Tablas.$G$32])" office:value-type="string" office:string-value="00001" calcext:value-type="string">
            <text:p>00001</text:p>
          </table:table-cell>
          <table:table-cell table:style-name="ce25" table:formula="of:=MID([$'Compras-Ali'.$A486];[$Tablas.$E$33];[$Tablas.$G$33])" office:value-type="string" office:string-value="00000000000000001083" calcext:value-type="string">
            <text:p>00000000000000001083</text:p>
          </table:table-cell>
          <table:table-cell table:style-name="ce25" table:formula="of:=MID([$'Compras-Ali'.$A486];[$Tablas.$E$34];[$Tablas.$G$34])" office:value-type="string" office:string-value="80" calcext:value-type="string">
            <text:p>80</text:p>
          </table:table-cell>
          <table:table-cell table:style-name="ce25" table:formula="of:=MID([$'Compras-Ali'.$A486];[$Tablas.$E$35];[$Tablas.$G$35])" office:value-type="string" office:string-value="00000000030716729628" calcext:value-type="string">
            <text:p>00000000030716729628</text:p>
          </table:table-cell>
          <table:table-cell table:style-name="ce28" table:formula="of:=IF([$'Compras-Ali'.$A486]&lt;&gt;&quot;&quot;;VALUE(MID([$'Compras-Ali'.$A486];[$Tablas.$E$36];[$Tablas.$G$36]))/100;0)*IF(OR(VALUE([.A486])=3;VALUE([.A486])=8;VALUE([.A486])=13);-1;1)" office:value-type="float" office:value="8322.38" calcext:value-type="float">
            <text:p>8.322,38</text:p>
          </table:table-cell>
          <table:table-cell table:style-name="ce25" table:formula="of:=MID([$'Compras-Ali'.$A486];[$Tablas.$E$37];[$Tablas.$G$37])" office:value-type="string" office:string-value="0005" calcext:value-type="string">
            <text:p>0005</text:p>
          </table:table-cell>
          <table:table-cell table:style-name="ce28" table:formula="of:=IF([$'Compras-Ali'.$A486]&lt;&gt;&quot;&quot;;VALUE(MID([$'Compras-Ali'.$A486];[$Tablas.$E$38];[$Tablas.$G$38]))/100;0)*IF(OR(VALUE([.A486])=3;VALUE([.A486])=8;VALUE([.A486])=13);-1;1)" office:value-type="float" office:value="1747.7" calcext:value-type="float">
            <text:p>1.747,70</text:p>
          </table:table-cell>
          <table:table-cell table:number-columns-repeated="1016"/>
        </table:table-row>
        <table:table-row table:style-name="ro1">
          <table:table-cell table:style-name="ce25" table:formula="of:=MID([$'Compras-Ali'.$A487];[$Tablas.$E$31];[$Tablas.$G$31])" office:value-type="string" office:string-value="001" calcext:value-type="string">
            <text:p>001</text:p>
          </table:table-cell>
          <table:table-cell table:style-name="ce25" table:formula="of:=MID([$'Compras-Ali'.$A487];[$Tablas.$E$32];[$Tablas.$G$32])" office:value-type="string" office:string-value="00001" calcext:value-type="string">
            <text:p>00001</text:p>
          </table:table-cell>
          <table:table-cell table:style-name="ce25" table:formula="of:=MID([$'Compras-Ali'.$A487];[$Tablas.$E$33];[$Tablas.$G$33])" office:value-type="string" office:string-value="00000000000000161220" calcext:value-type="string">
            <text:p>00000000000000161220</text:p>
          </table:table-cell>
          <table:table-cell table:style-name="ce25" table:formula="of:=MID([$'Compras-Ali'.$A487];[$Tablas.$E$34];[$Tablas.$G$34])" office:value-type="string" office:string-value="80" calcext:value-type="string">
            <text:p>80</text:p>
          </table:table-cell>
          <table:table-cell table:style-name="ce25" table:formula="of:=MID([$'Compras-Ali'.$A487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487]&lt;&gt;&quot;&quot;;VALUE(MID([$'Compras-Ali'.$A487];[$Tablas.$E$36];[$Tablas.$G$36]))/100;0)*IF(OR(VALUE([.A487])=3;VALUE([.A487])=8;VALUE([.A487])=13);-1;1)" office:value-type="float" office:value="43.19" calcext:value-type="float">
            <text:p>43,19</text:p>
          </table:table-cell>
          <table:table-cell table:style-name="ce25" table:formula="of:=MID([$'Compras-Ali'.$A487];[$Tablas.$E$37];[$Tablas.$G$37])" office:value-type="string" office:string-value="0005" calcext:value-type="string">
            <text:p>0005</text:p>
          </table:table-cell>
          <table:table-cell table:style-name="ce28" table:formula="of:=IF([$'Compras-Ali'.$A487]&lt;&gt;&quot;&quot;;VALUE(MID([$'Compras-Ali'.$A487];[$Tablas.$E$38];[$Tablas.$G$38]))/100;0)*IF(OR(VALUE([.A487])=3;VALUE([.A487])=8;VALUE([.A487])=13);-1;1)" office:value-type="float" office:value="9.07" calcext:value-type="float">
            <text:p>9,07</text:p>
          </table:table-cell>
          <table:table-cell table:number-columns-repeated="1016"/>
        </table:table-row>
        <table:table-row table:style-name="ro1">
          <table:table-cell table:style-name="ce25" table:formula="of:=MID([$'Compras-Ali'.$A488];[$Tablas.$E$31];[$Tablas.$G$31])" office:value-type="string" office:string-value="002" calcext:value-type="string">
            <text:p>002</text:p>
          </table:table-cell>
          <table:table-cell table:style-name="ce25" table:formula="of:=MID([$'Compras-Ali'.$A488];[$Tablas.$E$32];[$Tablas.$G$32])" office:value-type="string" office:string-value="02023" calcext:value-type="string">
            <text:p>02023</text:p>
          </table:table-cell>
          <table:table-cell table:style-name="ce25" table:formula="of:=MID([$'Compras-Ali'.$A488];[$Tablas.$E$33];[$Tablas.$G$33])" office:value-type="string" office:string-value="00000000000000315232" calcext:value-type="string">
            <text:p>00000000000000315232</text:p>
          </table:table-cell>
          <table:table-cell table:style-name="ce25" table:formula="of:=MID([$'Compras-Ali'.$A488];[$Tablas.$E$34];[$Tablas.$G$34])" office:value-type="string" office:string-value="80" calcext:value-type="string">
            <text:p>80</text:p>
          </table:table-cell>
          <table:table-cell table:style-name="ce25" table:formula="of:=MID([$'Compras-Ali'.$A488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488]&lt;&gt;&quot;&quot;;VALUE(MID([$'Compras-Ali'.$A488];[$Tablas.$E$36];[$Tablas.$G$36]))/100;0)*IF(OR(VALUE([.A488])=3;VALUE([.A488])=8;VALUE([.A488])=13);-1;1)" office:value-type="float" office:value="10687.19" calcext:value-type="float">
            <text:p>10.687,19</text:p>
          </table:table-cell>
          <table:table-cell table:style-name="ce25" table:formula="of:=MID([$'Compras-Ali'.$A488];[$Tablas.$E$37];[$Tablas.$G$37])" office:value-type="string" office:string-value="0005" calcext:value-type="string">
            <text:p>0005</text:p>
          </table:table-cell>
          <table:table-cell table:style-name="ce28" table:formula="of:=IF([$'Compras-Ali'.$A488]&lt;&gt;&quot;&quot;;VALUE(MID([$'Compras-Ali'.$A488];[$Tablas.$E$38];[$Tablas.$G$38]))/100;0)*IF(OR(VALUE([.A488])=3;VALUE([.A488])=8;VALUE([.A488])=13);-1;1)" office:value-type="float" office:value="2244.31" calcext:value-type="float">
            <text:p>2.244,31</text:p>
          </table:table-cell>
          <table:table-cell table:number-columns-repeated="1016"/>
        </table:table-row>
        <table:table-row table:style-name="ro1">
          <table:table-cell table:style-name="ce25" table:formula="of:=MID([$'Compras-Ali'.$A489];[$Tablas.$E$31];[$Tablas.$G$31])" office:value-type="string" office:string-value="001" calcext:value-type="string">
            <text:p>001</text:p>
          </table:table-cell>
          <table:table-cell table:style-name="ce25" table:formula="of:=MID([$'Compras-Ali'.$A489];[$Tablas.$E$32];[$Tablas.$G$32])" office:value-type="string" office:string-value="02020" calcext:value-type="string">
            <text:p>02020</text:p>
          </table:table-cell>
          <table:table-cell table:style-name="ce25" table:formula="of:=MID([$'Compras-Ali'.$A489];[$Tablas.$E$33];[$Tablas.$G$33])" office:value-type="string" office:string-value="00000000000000408252" calcext:value-type="string">
            <text:p>00000000000000408252</text:p>
          </table:table-cell>
          <table:table-cell table:style-name="ce25" table:formula="of:=MID([$'Compras-Ali'.$A489];[$Tablas.$E$34];[$Tablas.$G$34])" office:value-type="string" office:string-value="80" calcext:value-type="string">
            <text:p>80</text:p>
          </table:table-cell>
          <table:table-cell table:style-name="ce25" table:formula="of:=MID([$'Compras-Ali'.$A489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489]&lt;&gt;&quot;&quot;;VALUE(MID([$'Compras-Ali'.$A489];[$Tablas.$E$36];[$Tablas.$G$36]))/100;0)*IF(OR(VALUE([.A489])=3;VALUE([.A489])=8;VALUE([.A489])=13);-1;1)" office:value-type="float" office:value="80926.62" calcext:value-type="float">
            <text:p>80.926,62</text:p>
          </table:table-cell>
          <table:table-cell table:style-name="ce25" table:formula="of:=MID([$'Compras-Ali'.$A489];[$Tablas.$E$37];[$Tablas.$G$37])" office:value-type="string" office:string-value="0005" calcext:value-type="string">
            <text:p>0005</text:p>
          </table:table-cell>
          <table:table-cell table:style-name="ce28" table:formula="of:=IF([$'Compras-Ali'.$A489]&lt;&gt;&quot;&quot;;VALUE(MID([$'Compras-Ali'.$A489];[$Tablas.$E$38];[$Tablas.$G$38]))/100;0)*IF(OR(VALUE([.A489])=3;VALUE([.A489])=8;VALUE([.A489])=13);-1;1)" office:value-type="float" office:value="16994.59" calcext:value-type="float">
            <text:p>16.994,59</text:p>
          </table:table-cell>
          <table:table-cell table:number-columns-repeated="1016"/>
        </table:table-row>
        <table:table-row table:style-name="ro1">
          <table:table-cell table:style-name="ce25" table:formula="of:=MID([$'Compras-Ali'.$A490];[$Tablas.$E$31];[$Tablas.$G$31])" office:value-type="string" office:string-value="001" calcext:value-type="string">
            <text:p>001</text:p>
          </table:table-cell>
          <table:table-cell table:style-name="ce25" table:formula="of:=MID([$'Compras-Ali'.$A490];[$Tablas.$E$32];[$Tablas.$G$32])" office:value-type="string" office:string-value="02020" calcext:value-type="string">
            <text:p>02020</text:p>
          </table:table-cell>
          <table:table-cell table:style-name="ce25" table:formula="of:=MID([$'Compras-Ali'.$A490];[$Tablas.$E$33];[$Tablas.$G$33])" office:value-type="string" office:string-value="00000000000000408506" calcext:value-type="string">
            <text:p>00000000000000408506</text:p>
          </table:table-cell>
          <table:table-cell table:style-name="ce25" table:formula="of:=MID([$'Compras-Ali'.$A490];[$Tablas.$E$34];[$Tablas.$G$34])" office:value-type="string" office:string-value="80" calcext:value-type="string">
            <text:p>80</text:p>
          </table:table-cell>
          <table:table-cell table:style-name="ce25" table:formula="of:=MID([$'Compras-Ali'.$A490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490]&lt;&gt;&quot;&quot;;VALUE(MID([$'Compras-Ali'.$A490];[$Tablas.$E$36];[$Tablas.$G$36]))/100;0)*IF(OR(VALUE([.A490])=3;VALUE([.A490])=8;VALUE([.A490])=13);-1;1)" office:value-type="float" office:value="363799.05" calcext:value-type="float">
            <text:p>363.799,05</text:p>
          </table:table-cell>
          <table:table-cell table:style-name="ce25" table:formula="of:=MID([$'Compras-Ali'.$A490];[$Tablas.$E$37];[$Tablas.$G$37])" office:value-type="string" office:string-value="0005" calcext:value-type="string">
            <text:p>0005</text:p>
          </table:table-cell>
          <table:table-cell table:style-name="ce28" table:formula="of:=IF([$'Compras-Ali'.$A490]&lt;&gt;&quot;&quot;;VALUE(MID([$'Compras-Ali'.$A490];[$Tablas.$E$38];[$Tablas.$G$38]))/100;0)*IF(OR(VALUE([.A490])=3;VALUE([.A490])=8;VALUE([.A490])=13);-1;1)" office:value-type="float" office:value="76397.8" calcext:value-type="float">
            <text:p>76.397,80</text:p>
          </table:table-cell>
          <table:table-cell table:number-columns-repeated="1016"/>
        </table:table-row>
        <table:table-row table:style-name="ro1">
          <table:table-cell table:style-name="ce25" table:formula="of:=MID([$'Compras-Ali'.$A491];[$Tablas.$E$31];[$Tablas.$G$31])" office:value-type="string" office:string-value="001" calcext:value-type="string">
            <text:p>001</text:p>
          </table:table-cell>
          <table:table-cell table:style-name="ce25" table:formula="of:=MID([$'Compras-Ali'.$A491];[$Tablas.$E$32];[$Tablas.$G$32])" office:value-type="string" office:string-value="02020" calcext:value-type="string">
            <text:p>02020</text:p>
          </table:table-cell>
          <table:table-cell table:style-name="ce25" table:formula="of:=MID([$'Compras-Ali'.$A491];[$Tablas.$E$33];[$Tablas.$G$33])" office:value-type="string" office:string-value="00000000000000408251" calcext:value-type="string">
            <text:p>00000000000000408251</text:p>
          </table:table-cell>
          <table:table-cell table:style-name="ce25" table:formula="of:=MID([$'Compras-Ali'.$A491];[$Tablas.$E$34];[$Tablas.$G$34])" office:value-type="string" office:string-value="80" calcext:value-type="string">
            <text:p>80</text:p>
          </table:table-cell>
          <table:table-cell table:style-name="ce25" table:formula="of:=MID([$'Compras-Ali'.$A491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491]&lt;&gt;&quot;&quot;;VALUE(MID([$'Compras-Ali'.$A491];[$Tablas.$E$36];[$Tablas.$G$36]))/100;0)*IF(OR(VALUE([.A491])=3;VALUE([.A491])=8;VALUE([.A491])=13);-1;1)" office:value-type="float" office:value="539457.76" calcext:value-type="float">
            <text:p>539.457,76</text:p>
          </table:table-cell>
          <table:table-cell table:style-name="ce25" table:formula="of:=MID([$'Compras-Ali'.$A491];[$Tablas.$E$37];[$Tablas.$G$37])" office:value-type="string" office:string-value="0005" calcext:value-type="string">
            <text:p>0005</text:p>
          </table:table-cell>
          <table:table-cell table:style-name="ce28" table:formula="of:=IF([$'Compras-Ali'.$A491]&lt;&gt;&quot;&quot;;VALUE(MID([$'Compras-Ali'.$A491];[$Tablas.$E$38];[$Tablas.$G$38]))/100;0)*IF(OR(VALUE([.A491])=3;VALUE([.A491])=8;VALUE([.A491])=13);-1;1)" office:value-type="float" office:value="113286.13" calcext:value-type="float">
            <text:p>113.286,13</text:p>
          </table:table-cell>
          <table:table-cell table:number-columns-repeated="1016"/>
        </table:table-row>
        <table:table-row table:style-name="ro1">
          <table:table-cell table:style-name="ce25" table:formula="of:=MID([$'Compras-Ali'.$A492];[$Tablas.$E$31];[$Tablas.$G$31])" office:value-type="string" office:string-value="001" calcext:value-type="string">
            <text:p>001</text:p>
          </table:table-cell>
          <table:table-cell table:style-name="ce25" table:formula="of:=MID([$'Compras-Ali'.$A492];[$Tablas.$E$32];[$Tablas.$G$32])" office:value-type="string" office:string-value="02017" calcext:value-type="string">
            <text:p>02017</text:p>
          </table:table-cell>
          <table:table-cell table:style-name="ce25" table:formula="of:=MID([$'Compras-Ali'.$A492];[$Tablas.$E$33];[$Tablas.$G$33])" office:value-type="string" office:string-value="00000000000002545255" calcext:value-type="string">
            <text:p>00000000000002545255</text:p>
          </table:table-cell>
          <table:table-cell table:style-name="ce25" table:formula="of:=MID([$'Compras-Ali'.$A492];[$Tablas.$E$34];[$Tablas.$G$34])" office:value-type="string" office:string-value="80" calcext:value-type="string">
            <text:p>80</text:p>
          </table:table-cell>
          <table:table-cell table:style-name="ce25" table:formula="of:=MID([$'Compras-Ali'.$A492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492]&lt;&gt;&quot;&quot;;VALUE(MID([$'Compras-Ali'.$A492];[$Tablas.$E$36];[$Tablas.$G$36]))/100;0)*IF(OR(VALUE([.A492])=3;VALUE([.A492])=8;VALUE([.A492])=13);-1;1)" office:value-type="float" office:value="1734386.38" calcext:value-type="float">
            <text:p>1.734.386,38</text:p>
          </table:table-cell>
          <table:table-cell table:style-name="ce25" table:formula="of:=MID([$'Compras-Ali'.$A492];[$Tablas.$E$37];[$Tablas.$G$37])" office:value-type="string" office:string-value="0005" calcext:value-type="string">
            <text:p>0005</text:p>
          </table:table-cell>
          <table:table-cell table:style-name="ce28" table:formula="of:=IF([$'Compras-Ali'.$A492]&lt;&gt;&quot;&quot;;VALUE(MID([$'Compras-Ali'.$A492];[$Tablas.$E$38];[$Tablas.$G$38]))/100;0)*IF(OR(VALUE([.A492])=3;VALUE([.A492])=8;VALUE([.A492])=13);-1;1)" office:value-type="float" office:value="364221.14" calcext:value-type="float">
            <text:p>364.221,14</text:p>
          </table:table-cell>
          <table:table-cell table:number-columns-repeated="1016"/>
        </table:table-row>
        <table:table-row table:style-name="ro1">
          <table:table-cell table:style-name="ce25" table:formula="of:=MID([$'Compras-Ali'.$A493];[$Tablas.$E$31];[$Tablas.$G$31])" office:value-type="string" office:string-value="001" calcext:value-type="string">
            <text:p>001</text:p>
          </table:table-cell>
          <table:table-cell table:style-name="ce25" table:formula="of:=MID([$'Compras-Ali'.$A493];[$Tablas.$E$32];[$Tablas.$G$32])" office:value-type="string" office:string-value="00012" calcext:value-type="string">
            <text:p>00012</text:p>
          </table:table-cell>
          <table:table-cell table:style-name="ce25" table:formula="of:=MID([$'Compras-Ali'.$A493];[$Tablas.$E$33];[$Tablas.$G$33])" office:value-type="string" office:string-value="00000000000000003184" calcext:value-type="string">
            <text:p>00000000000000003184</text:p>
          </table:table-cell>
          <table:table-cell table:style-name="ce25" table:formula="of:=MID([$'Compras-Ali'.$A493];[$Tablas.$E$34];[$Tablas.$G$34])" office:value-type="string" office:string-value="80" calcext:value-type="string">
            <text:p>80</text:p>
          </table:table-cell>
          <table:table-cell table:style-name="ce25" table:formula="of:=MID([$'Compras-Ali'.$A493];[$Tablas.$E$35];[$Tablas.$G$35])" office:value-type="string" office:string-value="00000000030707377239" calcext:value-type="string">
            <text:p>00000000030707377239</text:p>
          </table:table-cell>
          <table:table-cell table:style-name="ce28" table:formula="of:=IF([$'Compras-Ali'.$A493]&lt;&gt;&quot;&quot;;VALUE(MID([$'Compras-Ali'.$A493];[$Tablas.$E$36];[$Tablas.$G$36]))/100;0)*IF(OR(VALUE([.A493])=3;VALUE([.A493])=8;VALUE([.A493])=13);-1;1)" office:value-type="float" office:value="1505.81" calcext:value-type="float">
            <text:p>1.505,81</text:p>
          </table:table-cell>
          <table:table-cell table:style-name="ce25" table:formula="of:=MID([$'Compras-Ali'.$A493];[$Tablas.$E$37];[$Tablas.$G$37])" office:value-type="string" office:string-value="0005" calcext:value-type="string">
            <text:p>0005</text:p>
          </table:table-cell>
          <table:table-cell table:style-name="ce28" table:formula="of:=IF([$'Compras-Ali'.$A493]&lt;&gt;&quot;&quot;;VALUE(MID([$'Compras-Ali'.$A493];[$Tablas.$E$38];[$Tablas.$G$38]))/100;0)*IF(OR(VALUE([.A493])=3;VALUE([.A493])=8;VALUE([.A493])=13);-1;1)" office:value-type="float" office:value="316.22" calcext:value-type="float">
            <text:p>316,22</text:p>
          </table:table-cell>
          <table:table-cell table:number-columns-repeated="1016"/>
        </table:table-row>
        <table:table-row table:style-name="ro1">
          <table:table-cell table:style-name="ce25" table:formula="of:=MID([$'Compras-Ali'.$A494];[$Tablas.$E$31];[$Tablas.$G$31])" office:value-type="string" office:string-value="001" calcext:value-type="string">
            <text:p>001</text:p>
          </table:table-cell>
          <table:table-cell table:style-name="ce25" table:formula="of:=MID([$'Compras-Ali'.$A494];[$Tablas.$E$32];[$Tablas.$G$32])" office:value-type="string" office:string-value="00001" calcext:value-type="string">
            <text:p>00001</text:p>
          </table:table-cell>
          <table:table-cell table:style-name="ce25" table:formula="of:=MID([$'Compras-Ali'.$A494];[$Tablas.$E$33];[$Tablas.$G$33])" office:value-type="string" office:string-value="00000000000000046132" calcext:value-type="string">
            <text:p>00000000000000046132</text:p>
          </table:table-cell>
          <table:table-cell table:style-name="ce25" table:formula="of:=MID([$'Compras-Ali'.$A494];[$Tablas.$E$34];[$Tablas.$G$34])" office:value-type="string" office:string-value="80" calcext:value-type="string">
            <text:p>80</text:p>
          </table:table-cell>
          <table:table-cell table:style-name="ce25" table:formula="of:=MID([$'Compras-Ali'.$A494];[$Tablas.$E$35];[$Tablas.$G$35])" office:value-type="string" office:string-value="00000000027169330641" calcext:value-type="string">
            <text:p>00000000027169330641</text:p>
          </table:table-cell>
          <table:table-cell table:style-name="ce28" table:formula="of:=IF([$'Compras-Ali'.$A494]&lt;&gt;&quot;&quot;;VALUE(MID([$'Compras-Ali'.$A494];[$Tablas.$E$36];[$Tablas.$G$36]))/100;0)*IF(OR(VALUE([.A494])=3;VALUE([.A494])=8;VALUE([.A494])=13);-1;1)" office:value-type="float" office:value="12776.86" calcext:value-type="float">
            <text:p>12.776,86</text:p>
          </table:table-cell>
          <table:table-cell table:style-name="ce25" table:formula="of:=MID([$'Compras-Ali'.$A494];[$Tablas.$E$37];[$Tablas.$G$37])" office:value-type="string" office:string-value="0005" calcext:value-type="string">
            <text:p>0005</text:p>
          </table:table-cell>
          <table:table-cell table:style-name="ce28" table:formula="of:=IF([$'Compras-Ali'.$A494]&lt;&gt;&quot;&quot;;VALUE(MID([$'Compras-Ali'.$A494];[$Tablas.$E$38];[$Tablas.$G$38]))/100;0)*IF(OR(VALUE([.A494])=3;VALUE([.A494])=8;VALUE([.A494])=13);-1;1)" office:value-type="float" office:value="2683.14" calcext:value-type="float">
            <text:p>2.683,14</text:p>
          </table:table-cell>
          <table:table-cell table:number-columns-repeated="1016"/>
        </table:table-row>
        <table:table-row table:style-name="ro1">
          <table:table-cell table:style-name="ce25" table:formula="of:=MID([$'Compras-Ali'.$A495];[$Tablas.$E$31];[$Tablas.$G$31])" office:value-type="string" office:string-value="001" calcext:value-type="string">
            <text:p>001</text:p>
          </table:table-cell>
          <table:table-cell table:style-name="ce25" table:formula="of:=MID([$'Compras-Ali'.$A495];[$Tablas.$E$32];[$Tablas.$G$32])" office:value-type="string" office:string-value="00001" calcext:value-type="string">
            <text:p>00001</text:p>
          </table:table-cell>
          <table:table-cell table:style-name="ce25" table:formula="of:=MID([$'Compras-Ali'.$A495];[$Tablas.$E$33];[$Tablas.$G$33])" office:value-type="string" office:string-value="00000000000000046129" calcext:value-type="string">
            <text:p>00000000000000046129</text:p>
          </table:table-cell>
          <table:table-cell table:style-name="ce25" table:formula="of:=MID([$'Compras-Ali'.$A495];[$Tablas.$E$34];[$Tablas.$G$34])" office:value-type="string" office:string-value="80" calcext:value-type="string">
            <text:p>80</text:p>
          </table:table-cell>
          <table:table-cell table:style-name="ce25" table:formula="of:=MID([$'Compras-Ali'.$A495];[$Tablas.$E$35];[$Tablas.$G$35])" office:value-type="string" office:string-value="00000000027169330641" calcext:value-type="string">
            <text:p>00000000027169330641</text:p>
          </table:table-cell>
          <table:table-cell table:style-name="ce28" table:formula="of:=IF([$'Compras-Ali'.$A495]&lt;&gt;&quot;&quot;;VALUE(MID([$'Compras-Ali'.$A495];[$Tablas.$E$36];[$Tablas.$G$36]))/100;0)*IF(OR(VALUE([.A495])=3;VALUE([.A495])=8;VALUE([.A495])=13);-1;1)" office:value-type="float" office:value="19479.33" calcext:value-type="float">
            <text:p>19.479,33</text:p>
          </table:table-cell>
          <table:table-cell table:style-name="ce25" table:formula="of:=MID([$'Compras-Ali'.$A495];[$Tablas.$E$37];[$Tablas.$G$37])" office:value-type="string" office:string-value="0005" calcext:value-type="string">
            <text:p>0005</text:p>
          </table:table-cell>
          <table:table-cell table:style-name="ce28" table:formula="of:=IF([$'Compras-Ali'.$A495]&lt;&gt;&quot;&quot;;VALUE(MID([$'Compras-Ali'.$A495];[$Tablas.$E$38];[$Tablas.$G$38]))/100;0)*IF(OR(VALUE([.A495])=3;VALUE([.A495])=8;VALUE([.A495])=13);-1;1)" office:value-type="float" office:value="4090.66" calcext:value-type="float">
            <text:p>4.090,66</text:p>
          </table:table-cell>
          <table:table-cell table:number-columns-repeated="1016"/>
        </table:table-row>
        <table:table-row table:style-name="ro1">
          <table:table-cell table:style-name="ce25" table:formula="of:=MID([$'Compras-Ali'.$A496];[$Tablas.$E$31];[$Tablas.$G$31])" office:value-type="string" office:string-value="001" calcext:value-type="string">
            <text:p>001</text:p>
          </table:table-cell>
          <table:table-cell table:style-name="ce25" table:formula="of:=MID([$'Compras-Ali'.$A496];[$Tablas.$E$32];[$Tablas.$G$32])" office:value-type="string" office:string-value="00001" calcext:value-type="string">
            <text:p>00001</text:p>
          </table:table-cell>
          <table:table-cell table:style-name="ce25" table:formula="of:=MID([$'Compras-Ali'.$A496];[$Tablas.$E$33];[$Tablas.$G$33])" office:value-type="string" office:string-value="00000000000000085769" calcext:value-type="string">
            <text:p>00000000000000085769</text:p>
          </table:table-cell>
          <table:table-cell table:style-name="ce25" table:formula="of:=MID([$'Compras-Ali'.$A496];[$Tablas.$E$34];[$Tablas.$G$34])" office:value-type="string" office:string-value="80" calcext:value-type="string">
            <text:p>80</text:p>
          </table:table-cell>
          <table:table-cell table:style-name="ce25" table:formula="of:=MID([$'Compras-Ali'.$A49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96]&lt;&gt;&quot;&quot;;VALUE(MID([$'Compras-Ali'.$A496];[$Tablas.$E$36];[$Tablas.$G$36]))/100;0)*IF(OR(VALUE([.A496])=3;VALUE([.A496])=8;VALUE([.A496])=13);-1;1)" office:value-type="float" office:value="104.38" calcext:value-type="float">
            <text:p>104,38</text:p>
          </table:table-cell>
          <table:table-cell table:style-name="ce25" table:formula="of:=MID([$'Compras-Ali'.$A496];[$Tablas.$E$37];[$Tablas.$G$37])" office:value-type="string" office:string-value="0005" calcext:value-type="string">
            <text:p>0005</text:p>
          </table:table-cell>
          <table:table-cell table:style-name="ce28" table:formula="of:=IF([$'Compras-Ali'.$A496]&lt;&gt;&quot;&quot;;VALUE(MID([$'Compras-Ali'.$A496];[$Tablas.$E$38];[$Tablas.$G$38]))/100;0)*IF(OR(VALUE([.A496])=3;VALUE([.A496])=8;VALUE([.A496])=13);-1;1)" office:value-type="float" office:value="21.92" calcext:value-type="float">
            <text:p>21,92</text:p>
          </table:table-cell>
          <table:table-cell table:number-columns-repeated="1016"/>
        </table:table-row>
        <table:table-row table:style-name="ro1">
          <table:table-cell table:style-name="ce25" table:formula="of:=MID([$'Compras-Ali'.$A497];[$Tablas.$E$31];[$Tablas.$G$31])" office:value-type="string" office:string-value="001" calcext:value-type="string">
            <text:p>001</text:p>
          </table:table-cell>
          <table:table-cell table:style-name="ce25" table:formula="of:=MID([$'Compras-Ali'.$A497];[$Tablas.$E$32];[$Tablas.$G$32])" office:value-type="string" office:string-value="00001" calcext:value-type="string">
            <text:p>00001</text:p>
          </table:table-cell>
          <table:table-cell table:style-name="ce25" table:formula="of:=MID([$'Compras-Ali'.$A497];[$Tablas.$E$33];[$Tablas.$G$33])" office:value-type="string" office:string-value="00000000000000085766" calcext:value-type="string">
            <text:p>00000000000000085766</text:p>
          </table:table-cell>
          <table:table-cell table:style-name="ce25" table:formula="of:=MID([$'Compras-Ali'.$A497];[$Tablas.$E$34];[$Tablas.$G$34])" office:value-type="string" office:string-value="80" calcext:value-type="string">
            <text:p>80</text:p>
          </table:table-cell>
          <table:table-cell table:style-name="ce25" table:formula="of:=MID([$'Compras-Ali'.$A49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97]&lt;&gt;&quot;&quot;;VALUE(MID([$'Compras-Ali'.$A497];[$Tablas.$E$36];[$Tablas.$G$36]))/100;0)*IF(OR(VALUE([.A497])=3;VALUE([.A497])=8;VALUE([.A497])=13);-1;1)" office:value-type="float" office:value="766" calcext:value-type="float">
            <text:p>766,00</text:p>
          </table:table-cell>
          <table:table-cell table:style-name="ce25" table:formula="of:=MID([$'Compras-Ali'.$A497];[$Tablas.$E$37];[$Tablas.$G$37])" office:value-type="string" office:string-value="0005" calcext:value-type="string">
            <text:p>0005</text:p>
          </table:table-cell>
          <table:table-cell table:style-name="ce28" table:formula="of:=IF([$'Compras-Ali'.$A497]&lt;&gt;&quot;&quot;;VALUE(MID([$'Compras-Ali'.$A497];[$Tablas.$E$38];[$Tablas.$G$38]))/100;0)*IF(OR(VALUE([.A497])=3;VALUE([.A497])=8;VALUE([.A497])=13);-1;1)" office:value-type="float" office:value="160.86" calcext:value-type="float">
            <text:p>160,86</text:p>
          </table:table-cell>
          <table:table-cell table:number-columns-repeated="1016"/>
        </table:table-row>
        <table:table-row table:style-name="ro1">
          <table:table-cell table:style-name="ce25" table:formula="of:=MID([$'Compras-Ali'.$A498];[$Tablas.$E$31];[$Tablas.$G$31])" office:value-type="string" office:string-value="001" calcext:value-type="string">
            <text:p>001</text:p>
          </table:table-cell>
          <table:table-cell table:style-name="ce25" table:formula="of:=MID([$'Compras-Ali'.$A498];[$Tablas.$E$32];[$Tablas.$G$32])" office:value-type="string" office:string-value="00001" calcext:value-type="string">
            <text:p>00001</text:p>
          </table:table-cell>
          <table:table-cell table:style-name="ce25" table:formula="of:=MID([$'Compras-Ali'.$A498];[$Tablas.$E$33];[$Tablas.$G$33])" office:value-type="string" office:string-value="00000000000000085795" calcext:value-type="string">
            <text:p>00000000000000085795</text:p>
          </table:table-cell>
          <table:table-cell table:style-name="ce25" table:formula="of:=MID([$'Compras-Ali'.$A498];[$Tablas.$E$34];[$Tablas.$G$34])" office:value-type="string" office:string-value="80" calcext:value-type="string">
            <text:p>80</text:p>
          </table:table-cell>
          <table:table-cell table:style-name="ce25" table:formula="of:=MID([$'Compras-Ali'.$A49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98]&lt;&gt;&quot;&quot;;VALUE(MID([$'Compras-Ali'.$A498];[$Tablas.$E$36];[$Tablas.$G$36]))/100;0)*IF(OR(VALUE([.A498])=3;VALUE([.A498])=8;VALUE([.A498])=13);-1;1)" office:value-type="float" office:value="267.76" calcext:value-type="float">
            <text:p>267,76</text:p>
          </table:table-cell>
          <table:table-cell table:style-name="ce25" table:formula="of:=MID([$'Compras-Ali'.$A498];[$Tablas.$E$37];[$Tablas.$G$37])" office:value-type="string" office:string-value="0005" calcext:value-type="string">
            <text:p>0005</text:p>
          </table:table-cell>
          <table:table-cell table:style-name="ce28" table:formula="of:=IF([$'Compras-Ali'.$A498]&lt;&gt;&quot;&quot;;VALUE(MID([$'Compras-Ali'.$A498];[$Tablas.$E$38];[$Tablas.$G$38]))/100;0)*IF(OR(VALUE([.A498])=3;VALUE([.A498])=8;VALUE([.A498])=13);-1;1)" office:value-type="float" office:value="56.23" calcext:value-type="float">
            <text:p>56,23</text:p>
          </table:table-cell>
          <table:table-cell table:number-columns-repeated="1016"/>
        </table:table-row>
        <table:table-row table:style-name="ro1">
          <table:table-cell table:style-name="ce25" table:formula="of:=MID([$'Compras-Ali'.$A499];[$Tablas.$E$31];[$Tablas.$G$31])" office:value-type="string" office:string-value="001" calcext:value-type="string">
            <text:p>001</text:p>
          </table:table-cell>
          <table:table-cell table:style-name="ce25" table:formula="of:=MID([$'Compras-Ali'.$A499];[$Tablas.$E$32];[$Tablas.$G$32])" office:value-type="string" office:string-value="00001" calcext:value-type="string">
            <text:p>00001</text:p>
          </table:table-cell>
          <table:table-cell table:style-name="ce25" table:formula="of:=MID([$'Compras-Ali'.$A499];[$Tablas.$E$33];[$Tablas.$G$33])" office:value-type="string" office:string-value="00000000000000085819" calcext:value-type="string">
            <text:p>00000000000000085819</text:p>
          </table:table-cell>
          <table:table-cell table:style-name="ce25" table:formula="of:=MID([$'Compras-Ali'.$A499];[$Tablas.$E$34];[$Tablas.$G$34])" office:value-type="string" office:string-value="80" calcext:value-type="string">
            <text:p>80</text:p>
          </table:table-cell>
          <table:table-cell table:style-name="ce25" table:formula="of:=MID([$'Compras-Ali'.$A49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99]&lt;&gt;&quot;&quot;;VALUE(MID([$'Compras-Ali'.$A499];[$Tablas.$E$36];[$Tablas.$G$36]))/100;0)*IF(OR(VALUE([.A499])=3;VALUE([.A499])=8;VALUE([.A499])=13);-1;1)" office:value-type="float" office:value="1830.52" calcext:value-type="float">
            <text:p>1.830,52</text:p>
          </table:table-cell>
          <table:table-cell table:style-name="ce25" table:formula="of:=MID([$'Compras-Ali'.$A499];[$Tablas.$E$37];[$Tablas.$G$37])" office:value-type="string" office:string-value="0005" calcext:value-type="string">
            <text:p>0005</text:p>
          </table:table-cell>
          <table:table-cell table:style-name="ce28" table:formula="of:=IF([$'Compras-Ali'.$A499]&lt;&gt;&quot;&quot;;VALUE(MID([$'Compras-Ali'.$A499];[$Tablas.$E$38];[$Tablas.$G$38]))/100;0)*IF(OR(VALUE([.A499])=3;VALUE([.A499])=8;VALUE([.A499])=13);-1;1)" office:value-type="float" office:value="384.41" calcext:value-type="float">
            <text:p>384,41</text:p>
          </table:table-cell>
          <table:table-cell table:number-columns-repeated="1016"/>
        </table:table-row>
        <table:table-row table:style-name="ro1">
          <table:table-cell table:style-name="ce25" table:formula="of:=MID([$'Compras-Ali'.$A500];[$Tablas.$E$31];[$Tablas.$G$31])" office:value-type="string" office:string-value="001" calcext:value-type="string">
            <text:p>001</text:p>
          </table:table-cell>
          <table:table-cell table:style-name="ce25" table:formula="of:=MID([$'Compras-Ali'.$A500];[$Tablas.$E$32];[$Tablas.$G$32])" office:value-type="string" office:string-value="00001" calcext:value-type="string">
            <text:p>00001</text:p>
          </table:table-cell>
          <table:table-cell table:style-name="ce25" table:formula="of:=MID([$'Compras-Ali'.$A500];[$Tablas.$E$33];[$Tablas.$G$33])" office:value-type="string" office:string-value="00000000000000085787" calcext:value-type="string">
            <text:p>00000000000000085787</text:p>
          </table:table-cell>
          <table:table-cell table:style-name="ce25" table:formula="of:=MID([$'Compras-Ali'.$A500];[$Tablas.$E$34];[$Tablas.$G$34])" office:value-type="string" office:string-value="80" calcext:value-type="string">
            <text:p>80</text:p>
          </table:table-cell>
          <table:table-cell table:style-name="ce25" table:formula="of:=MID([$'Compras-Ali'.$A500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00]&lt;&gt;&quot;&quot;;VALUE(MID([$'Compras-Ali'.$A500];[$Tablas.$E$36];[$Tablas.$G$36]))/100;0)*IF(OR(VALUE([.A500])=3;VALUE([.A500])=8;VALUE([.A500])=13);-1;1)" office:value-type="float" office:value="3393.62" calcext:value-type="float">
            <text:p>3.393,62</text:p>
          </table:table-cell>
          <table:table-cell table:style-name="ce25" table:formula="of:=MID([$'Compras-Ali'.$A500];[$Tablas.$E$37];[$Tablas.$G$37])" office:value-type="string" office:string-value="0005" calcext:value-type="string">
            <text:p>0005</text:p>
          </table:table-cell>
          <table:table-cell table:style-name="ce28" table:formula="of:=IF([$'Compras-Ali'.$A500]&lt;&gt;&quot;&quot;;VALUE(MID([$'Compras-Ali'.$A500];[$Tablas.$E$38];[$Tablas.$G$38]))/100;0)*IF(OR(VALUE([.A500])=3;VALUE([.A500])=8;VALUE([.A500])=13);-1;1)" office:value-type="float" office:value="712.66" calcext:value-type="float">
            <text:p>712,66</text:p>
          </table:table-cell>
          <table:table-cell table:number-columns-repeated="1016"/>
        </table:table-row>
        <table:table-row table:style-name="ro1">
          <table:table-cell table:style-name="ce25" table:formula="of:=MID([$'Compras-Ali'.$A501];[$Tablas.$E$31];[$Tablas.$G$31])" office:value-type="string" office:string-value="001" calcext:value-type="string">
            <text:p>001</text:p>
          </table:table-cell>
          <table:table-cell table:style-name="ce25" table:formula="of:=MID([$'Compras-Ali'.$A501];[$Tablas.$E$32];[$Tablas.$G$32])" office:value-type="string" office:string-value="00001" calcext:value-type="string">
            <text:p>00001</text:p>
          </table:table-cell>
          <table:table-cell table:style-name="ce25" table:formula="of:=MID([$'Compras-Ali'.$A501];[$Tablas.$E$33];[$Tablas.$G$33])" office:value-type="string" office:string-value="00000000000000085837" calcext:value-type="string">
            <text:p>00000000000000085837</text:p>
          </table:table-cell>
          <table:table-cell table:style-name="ce25" table:formula="of:=MID([$'Compras-Ali'.$A501];[$Tablas.$E$34];[$Tablas.$G$34])" office:value-type="string" office:string-value="80" calcext:value-type="string">
            <text:p>80</text:p>
          </table:table-cell>
          <table:table-cell table:style-name="ce25" table:formula="of:=MID([$'Compras-Ali'.$A501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01]&lt;&gt;&quot;&quot;;VALUE(MID([$'Compras-Ali'.$A501];[$Tablas.$E$36];[$Tablas.$G$36]))/100;0)*IF(OR(VALUE([.A501])=3;VALUE([.A501])=8;VALUE([.A501])=13);-1;1)" office:value-type="float" office:value="27.9" calcext:value-type="float">
            <text:p>27,90</text:p>
          </table:table-cell>
          <table:table-cell table:style-name="ce25" table:formula="of:=MID([$'Compras-Ali'.$A501];[$Tablas.$E$37];[$Tablas.$G$37])" office:value-type="string" office:string-value="0005" calcext:value-type="string">
            <text:p>0005</text:p>
          </table:table-cell>
          <table:table-cell table:style-name="ce28" table:formula="of:=IF([$'Compras-Ali'.$A501]&lt;&gt;&quot;&quot;;VALUE(MID([$'Compras-Ali'.$A501];[$Tablas.$E$38];[$Tablas.$G$38]))/100;0)*IF(OR(VALUE([.A501])=3;VALUE([.A501])=8;VALUE([.A501])=13);-1;1)" office:value-type="float" office:value="5.86" calcext:value-type="float">
            <text:p>5,86</text:p>
          </table:table-cell>
          <table:table-cell table:number-columns-repeated="1016"/>
        </table:table-row>
        <table:table-row table:style-name="ro1">
          <table:table-cell table:style-name="ce25" table:formula="of:=MID([$'Compras-Ali'.$A502];[$Tablas.$E$31];[$Tablas.$G$31])" office:value-type="string" office:string-value="001" calcext:value-type="string">
            <text:p>001</text:p>
          </table:table-cell>
          <table:table-cell table:style-name="ce25" table:formula="of:=MID([$'Compras-Ali'.$A502];[$Tablas.$E$32];[$Tablas.$G$32])" office:value-type="string" office:string-value="00001" calcext:value-type="string">
            <text:p>00001</text:p>
          </table:table-cell>
          <table:table-cell table:style-name="ce25" table:formula="of:=MID([$'Compras-Ali'.$A502];[$Tablas.$E$33];[$Tablas.$G$33])" office:value-type="string" office:string-value="00000000000000085861" calcext:value-type="string">
            <text:p>00000000000000085861</text:p>
          </table:table-cell>
          <table:table-cell table:style-name="ce25" table:formula="of:=MID([$'Compras-Ali'.$A502];[$Tablas.$E$34];[$Tablas.$G$34])" office:value-type="string" office:string-value="80" calcext:value-type="string">
            <text:p>80</text:p>
          </table:table-cell>
          <table:table-cell table:style-name="ce25" table:formula="of:=MID([$'Compras-Ali'.$A502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02]&lt;&gt;&quot;&quot;;VALUE(MID([$'Compras-Ali'.$A502];[$Tablas.$E$36];[$Tablas.$G$36]))/100;0)*IF(OR(VALUE([.A502])=3;VALUE([.A502])=8;VALUE([.A502])=13);-1;1)" office:value-type="float" office:value="32.52" calcext:value-type="float">
            <text:p>32,52</text:p>
          </table:table-cell>
          <table:table-cell table:style-name="ce25" table:formula="of:=MID([$'Compras-Ali'.$A502];[$Tablas.$E$37];[$Tablas.$G$37])" office:value-type="string" office:string-value="0005" calcext:value-type="string">
            <text:p>0005</text:p>
          </table:table-cell>
          <table:table-cell table:style-name="ce28" table:formula="of:=IF([$'Compras-Ali'.$A502]&lt;&gt;&quot;&quot;;VALUE(MID([$'Compras-Ali'.$A502];[$Tablas.$E$38];[$Tablas.$G$38]))/100;0)*IF(OR(VALUE([.A502])=3;VALUE([.A502])=8;VALUE([.A502])=13);-1;1)" office:value-type="float" office:value="6.83" calcext:value-type="float">
            <text:p>6,83</text:p>
          </table:table-cell>
          <table:table-cell table:number-columns-repeated="1016"/>
        </table:table-row>
        <table:table-row table:style-name="ro1">
          <table:table-cell table:style-name="ce25" table:formula="of:=MID([$'Compras-Ali'.$A503];[$Tablas.$E$31];[$Tablas.$G$31])" office:value-type="string" office:string-value="001" calcext:value-type="string">
            <text:p>001</text:p>
          </table:table-cell>
          <table:table-cell table:style-name="ce25" table:formula="of:=MID([$'Compras-Ali'.$A503];[$Tablas.$E$32];[$Tablas.$G$32])" office:value-type="string" office:string-value="00001" calcext:value-type="string">
            <text:p>00001</text:p>
          </table:table-cell>
          <table:table-cell table:style-name="ce25" table:formula="of:=MID([$'Compras-Ali'.$A503];[$Tablas.$E$33];[$Tablas.$G$33])" office:value-type="string" office:string-value="00000000000000085412" calcext:value-type="string">
            <text:p>00000000000000085412</text:p>
          </table:table-cell>
          <table:table-cell table:style-name="ce25" table:formula="of:=MID([$'Compras-Ali'.$A503];[$Tablas.$E$34];[$Tablas.$G$34])" office:value-type="string" office:string-value="80" calcext:value-type="string">
            <text:p>80</text:p>
          </table:table-cell>
          <table:table-cell table:style-name="ce25" table:formula="of:=MID([$'Compras-Ali'.$A50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03]&lt;&gt;&quot;&quot;;VALUE(MID([$'Compras-Ali'.$A503];[$Tablas.$E$36];[$Tablas.$G$36]))/100;0)*IF(OR(VALUE([.A503])=3;VALUE([.A503])=8;VALUE([.A503])=13);-1;1)" office:value-type="float" office:value="232.33" calcext:value-type="float">
            <text:p>232,33</text:p>
          </table:table-cell>
          <table:table-cell table:style-name="ce25" table:formula="of:=MID([$'Compras-Ali'.$A503];[$Tablas.$E$37];[$Tablas.$G$37])" office:value-type="string" office:string-value="0005" calcext:value-type="string">
            <text:p>0005</text:p>
          </table:table-cell>
          <table:table-cell table:style-name="ce28" table:formula="of:=IF([$'Compras-Ali'.$A503]&lt;&gt;&quot;&quot;;VALUE(MID([$'Compras-Ali'.$A503];[$Tablas.$E$38];[$Tablas.$G$38]))/100;0)*IF(OR(VALUE([.A503])=3;VALUE([.A503])=8;VALUE([.A503])=13);-1;1)" office:value-type="float" office:value="48.79" calcext:value-type="float">
            <text:p>48,79</text:p>
          </table:table-cell>
          <table:table-cell table:number-columns-repeated="1016"/>
        </table:table-row>
        <table:table-row table:style-name="ro1">
          <table:table-cell table:style-name="ce25" table:formula="of:=MID([$'Compras-Ali'.$A504];[$Tablas.$E$31];[$Tablas.$G$31])" office:value-type="string" office:string-value="001" calcext:value-type="string">
            <text:p>001</text:p>
          </table:table-cell>
          <table:table-cell table:style-name="ce25" table:formula="of:=MID([$'Compras-Ali'.$A504];[$Tablas.$E$32];[$Tablas.$G$32])" office:value-type="string" office:string-value="00002" calcext:value-type="string">
            <text:p>00002</text:p>
          </table:table-cell>
          <table:table-cell table:style-name="ce25" table:formula="of:=MID([$'Compras-Ali'.$A504];[$Tablas.$E$33];[$Tablas.$G$33])" office:value-type="string" office:string-value="00000000000000000060" calcext:value-type="string">
            <text:p>00000000000000000060</text:p>
          </table:table-cell>
          <table:table-cell table:style-name="ce25" table:formula="of:=MID([$'Compras-Ali'.$A504];[$Tablas.$E$34];[$Tablas.$G$34])" office:value-type="string" office:string-value="80" calcext:value-type="string">
            <text:p>80</text:p>
          </table:table-cell>
          <table:table-cell table:style-name="ce25" table:formula="of:=MID([$'Compras-Ali'.$A504];[$Tablas.$E$35];[$Tablas.$G$35])" office:value-type="string" office:string-value="00000000030711199442" calcext:value-type="string">
            <text:p>00000000030711199442</text:p>
          </table:table-cell>
          <table:table-cell table:style-name="ce28" table:formula="of:=IF([$'Compras-Ali'.$A504]&lt;&gt;&quot;&quot;;VALUE(MID([$'Compras-Ali'.$A504];[$Tablas.$E$36];[$Tablas.$G$36]))/100;0)*IF(OR(VALUE([.A504])=3;VALUE([.A504])=8;VALUE([.A504])=13);-1;1)" office:value-type="float" office:value="221706.62" calcext:value-type="float">
            <text:p>221.706,62</text:p>
          </table:table-cell>
          <table:table-cell table:style-name="ce25" table:formula="of:=MID([$'Compras-Ali'.$A504];[$Tablas.$E$37];[$Tablas.$G$37])" office:value-type="string" office:string-value="0005" calcext:value-type="string">
            <text:p>0005</text:p>
          </table:table-cell>
          <table:table-cell table:style-name="ce28" table:formula="of:=IF([$'Compras-Ali'.$A504]&lt;&gt;&quot;&quot;;VALUE(MID([$'Compras-Ali'.$A504];[$Tablas.$E$38];[$Tablas.$G$38]))/100;0)*IF(OR(VALUE([.A504])=3;VALUE([.A504])=8;VALUE([.A504])=13);-1;1)" office:value-type="float" office:value="46558.39" calcext:value-type="float">
            <text:p>46.558,39</text:p>
          </table:table-cell>
          <table:table-cell table:number-columns-repeated="1016"/>
        </table:table-row>
        <table:table-row table:style-name="ro1">
          <table:table-cell table:style-name="ce25" table:formula="of:=MID([$'Compras-Ali'.$A505];[$Tablas.$E$31];[$Tablas.$G$31])" office:value-type="string" office:string-value="001" calcext:value-type="string">
            <text:p>001</text:p>
          </table:table-cell>
          <table:table-cell table:style-name="ce25" table:formula="of:=MID([$'Compras-Ali'.$A505];[$Tablas.$E$32];[$Tablas.$G$32])" office:value-type="string" office:string-value="00002" calcext:value-type="string">
            <text:p>00002</text:p>
          </table:table-cell>
          <table:table-cell table:style-name="ce25" table:formula="of:=MID([$'Compras-Ali'.$A505];[$Tablas.$E$33];[$Tablas.$G$33])" office:value-type="string" office:string-value="00000000000000000061" calcext:value-type="string">
            <text:p>00000000000000000061</text:p>
          </table:table-cell>
          <table:table-cell table:style-name="ce25" table:formula="of:=MID([$'Compras-Ali'.$A505];[$Tablas.$E$34];[$Tablas.$G$34])" office:value-type="string" office:string-value="80" calcext:value-type="string">
            <text:p>80</text:p>
          </table:table-cell>
          <table:table-cell table:style-name="ce25" table:formula="of:=MID([$'Compras-Ali'.$A505];[$Tablas.$E$35];[$Tablas.$G$35])" office:value-type="string" office:string-value="00000000030711199442" calcext:value-type="string">
            <text:p>00000000030711199442</text:p>
          </table:table-cell>
          <table:table-cell table:style-name="ce28" table:formula="of:=IF([$'Compras-Ali'.$A505]&lt;&gt;&quot;&quot;;VALUE(MID([$'Compras-Ali'.$A505];[$Tablas.$E$36];[$Tablas.$G$36]))/100;0)*IF(OR(VALUE([.A505])=3;VALUE([.A505])=8;VALUE([.A505])=13);-1;1)" office:value-type="float" office:value="97460.33" calcext:value-type="float">
            <text:p>97.460,33</text:p>
          </table:table-cell>
          <table:table-cell table:style-name="ce25" table:formula="of:=MID([$'Compras-Ali'.$A505];[$Tablas.$E$37];[$Tablas.$G$37])" office:value-type="string" office:string-value="0005" calcext:value-type="string">
            <text:p>0005</text:p>
          </table:table-cell>
          <table:table-cell table:style-name="ce28" table:formula="of:=IF([$'Compras-Ali'.$A505]&lt;&gt;&quot;&quot;;VALUE(MID([$'Compras-Ali'.$A505];[$Tablas.$E$38];[$Tablas.$G$38]))/100;0)*IF(OR(VALUE([.A505])=3;VALUE([.A505])=8;VALUE([.A505])=13);-1;1)" office:value-type="float" office:value="20466.67" calcext:value-type="float">
            <text:p>20.466,67</text:p>
          </table:table-cell>
          <table:table-cell table:number-columns-repeated="1016"/>
        </table:table-row>
        <table:table-row table:style-name="ro1">
          <table:table-cell table:style-name="ce25" table:formula="of:=MID([$'Compras-Ali'.$A506];[$Tablas.$E$31];[$Tablas.$G$31])" office:value-type="string" office:string-value="001" calcext:value-type="string">
            <text:p>001</text:p>
          </table:table-cell>
          <table:table-cell table:style-name="ce25" table:formula="of:=MID([$'Compras-Ali'.$A506];[$Tablas.$E$32];[$Tablas.$G$32])" office:value-type="string" office:string-value="00004" calcext:value-type="string">
            <text:p>00004</text:p>
          </table:table-cell>
          <table:table-cell table:style-name="ce25" table:formula="of:=MID([$'Compras-Ali'.$A506];[$Tablas.$E$33];[$Tablas.$G$33])" office:value-type="string" office:string-value="00000000000000012113" calcext:value-type="string">
            <text:p>00000000000000012113</text:p>
          </table:table-cell>
          <table:table-cell table:style-name="ce25" table:formula="of:=MID([$'Compras-Ali'.$A506];[$Tablas.$E$34];[$Tablas.$G$34])" office:value-type="string" office:string-value="80" calcext:value-type="string">
            <text:p>80</text:p>
          </table:table-cell>
          <table:table-cell table:style-name="ce25" table:formula="of:=MID([$'Compras-Ali'.$A506];[$Tablas.$E$35];[$Tablas.$G$35])" office:value-type="string" office:string-value="00000000030714014346" calcext:value-type="string">
            <text:p>00000000030714014346</text:p>
          </table:table-cell>
          <table:table-cell table:style-name="ce28" table:formula="of:=IF([$'Compras-Ali'.$A506]&lt;&gt;&quot;&quot;;VALUE(MID([$'Compras-Ali'.$A506];[$Tablas.$E$36];[$Tablas.$G$36]))/100;0)*IF(OR(VALUE([.A506])=3;VALUE([.A506])=8;VALUE([.A506])=13);-1;1)" office:value-type="float" office:value="38145.33" calcext:value-type="float">
            <text:p>38.145,33</text:p>
          </table:table-cell>
          <table:table-cell table:style-name="ce25" table:formula="of:=MID([$'Compras-Ali'.$A506];[$Tablas.$E$37];[$Tablas.$G$37])" office:value-type="string" office:string-value="0005" calcext:value-type="string">
            <text:p>0005</text:p>
          </table:table-cell>
          <table:table-cell table:style-name="ce28" table:formula="of:=IF([$'Compras-Ali'.$A506]&lt;&gt;&quot;&quot;;VALUE(MID([$'Compras-Ali'.$A506];[$Tablas.$E$38];[$Tablas.$G$38]))/100;0)*IF(OR(VALUE([.A506])=3;VALUE([.A506])=8;VALUE([.A506])=13);-1;1)" office:value-type="float" office:value="8010.52" calcext:value-type="float">
            <text:p>8.010,52</text:p>
          </table:table-cell>
          <table:table-cell table:number-columns-repeated="1016"/>
        </table:table-row>
        <table:table-row table:style-name="ro1">
          <table:table-cell table:style-name="ce25" table:formula="of:=MID([$'Compras-Ali'.$A507];[$Tablas.$E$31];[$Tablas.$G$31])" office:value-type="string" office:string-value="001" calcext:value-type="string">
            <text:p>001</text:p>
          </table:table-cell>
          <table:table-cell table:style-name="ce25" table:formula="of:=MID([$'Compras-Ali'.$A507];[$Tablas.$E$32];[$Tablas.$G$32])" office:value-type="string" office:string-value="00026" calcext:value-type="string">
            <text:p>00026</text:p>
          </table:table-cell>
          <table:table-cell table:style-name="ce25" table:formula="of:=MID([$'Compras-Ali'.$A507];[$Tablas.$E$33];[$Tablas.$G$33])" office:value-type="string" office:string-value="00000000000000001959" calcext:value-type="string">
            <text:p>00000000000000001959</text:p>
          </table:table-cell>
          <table:table-cell table:style-name="ce25" table:formula="of:=MID([$'Compras-Ali'.$A507];[$Tablas.$E$34];[$Tablas.$G$34])" office:value-type="string" office:string-value="80" calcext:value-type="string">
            <text:p>80</text:p>
          </table:table-cell>
          <table:table-cell table:style-name="ce25" table:formula="of:=MID([$'Compras-Ali'.$A507];[$Tablas.$E$35];[$Tablas.$G$35])" office:value-type="string" office:string-value="00000000030554542960" calcext:value-type="string">
            <text:p>00000000030554542960</text:p>
          </table:table-cell>
          <table:table-cell table:style-name="ce28" table:formula="of:=IF([$'Compras-Ali'.$A507]&lt;&gt;&quot;&quot;;VALUE(MID([$'Compras-Ali'.$A507];[$Tablas.$E$36];[$Tablas.$G$36]))/100;0)*IF(OR(VALUE([.A507])=3;VALUE([.A507])=8;VALUE([.A507])=13);-1;1)" office:value-type="float" office:value="1482.71" calcext:value-type="float">
            <text:p>1.482,71</text:p>
          </table:table-cell>
          <table:table-cell table:style-name="ce25" table:formula="of:=MID([$'Compras-Ali'.$A507];[$Tablas.$E$37];[$Tablas.$G$37])" office:value-type="string" office:string-value="0005" calcext:value-type="string">
            <text:p>0005</text:p>
          </table:table-cell>
          <table:table-cell table:style-name="ce28" table:formula="of:=IF([$'Compras-Ali'.$A507]&lt;&gt;&quot;&quot;;VALUE(MID([$'Compras-Ali'.$A507];[$Tablas.$E$38];[$Tablas.$G$38]))/100;0)*IF(OR(VALUE([.A507])=3;VALUE([.A507])=8;VALUE([.A507])=13);-1;1)" office:value-type="float" office:value="311.37" calcext:value-type="float">
            <text:p>311,37</text:p>
          </table:table-cell>
          <table:table-cell table:number-columns-repeated="1016"/>
        </table:table-row>
        <table:table-row table:style-name="ro1">
          <table:table-cell table:style-name="ce25" table:formula="of:=MID([$'Compras-Ali'.$A508];[$Tablas.$E$31];[$Tablas.$G$31])" office:value-type="string" office:string-value="001" calcext:value-type="string">
            <text:p>001</text:p>
          </table:table-cell>
          <table:table-cell table:style-name="ce25" table:formula="of:=MID([$'Compras-Ali'.$A508];[$Tablas.$E$32];[$Tablas.$G$32])" office:value-type="string" office:string-value="00013" calcext:value-type="string">
            <text:p>00013</text:p>
          </table:table-cell>
          <table:table-cell table:style-name="ce25" table:formula="of:=MID([$'Compras-Ali'.$A508];[$Tablas.$E$33];[$Tablas.$G$33])" office:value-type="string" office:string-value="00000000000000099673" calcext:value-type="string">
            <text:p>00000000000000099673</text:p>
          </table:table-cell>
          <table:table-cell table:style-name="ce25" table:formula="of:=MID([$'Compras-Ali'.$A508];[$Tablas.$E$34];[$Tablas.$G$34])" office:value-type="string" office:string-value="80" calcext:value-type="string">
            <text:p>80</text:p>
          </table:table-cell>
          <table:table-cell table:style-name="ce25" table:formula="of:=MID([$'Compras-Ali'.$A508];[$Tablas.$E$35];[$Tablas.$G$35])" office:value-type="string" office:string-value="00000000030685158341" calcext:value-type="string">
            <text:p>00000000030685158341</text:p>
          </table:table-cell>
          <table:table-cell table:style-name="ce28" table:formula="of:=IF([$'Compras-Ali'.$A508]&lt;&gt;&quot;&quot;;VALUE(MID([$'Compras-Ali'.$A508];[$Tablas.$E$36];[$Tablas.$G$36]))/100;0)*IF(OR(VALUE([.A508])=3;VALUE([.A508])=8;VALUE([.A508])=13);-1;1)" office:value-type="float" office:value="284385.24" calcext:value-type="float">
            <text:p>284.385,24</text:p>
          </table:table-cell>
          <table:table-cell table:style-name="ce25" table:formula="of:=MID([$'Compras-Ali'.$A508];[$Tablas.$E$37];[$Tablas.$G$37])" office:value-type="string" office:string-value="0005" calcext:value-type="string">
            <text:p>0005</text:p>
          </table:table-cell>
          <table:table-cell table:style-name="ce28" table:formula="of:=IF([$'Compras-Ali'.$A508]&lt;&gt;&quot;&quot;;VALUE(MID([$'Compras-Ali'.$A508];[$Tablas.$E$38];[$Tablas.$G$38]))/100;0)*IF(OR(VALUE([.A508])=3;VALUE([.A508])=8;VALUE([.A508])=13);-1;1)" office:value-type="float" office:value="59720.9" calcext:value-type="float">
            <text:p>59.720,90</text:p>
          </table:table-cell>
          <table:table-cell table:number-columns-repeated="1016"/>
        </table:table-row>
        <table:table-row table:style-name="ro1">
          <table:table-cell table:style-name="ce25" table:formula="of:=MID([$'Compras-Ali'.$A509];[$Tablas.$E$31];[$Tablas.$G$31])" office:value-type="string" office:string-value="001" calcext:value-type="string">
            <text:p>001</text:p>
          </table:table-cell>
          <table:table-cell table:style-name="ce25" table:formula="of:=MID([$'Compras-Ali'.$A509];[$Tablas.$E$32];[$Tablas.$G$32])" office:value-type="string" office:string-value="02020" calcext:value-type="string">
            <text:p>02020</text:p>
          </table:table-cell>
          <table:table-cell table:style-name="ce25" table:formula="of:=MID([$'Compras-Ali'.$A509];[$Tablas.$E$33];[$Tablas.$G$33])" office:value-type="string" office:string-value="00000000000000408720" calcext:value-type="string">
            <text:p>00000000000000408720</text:p>
          </table:table-cell>
          <table:table-cell table:style-name="ce25" table:formula="of:=MID([$'Compras-Ali'.$A509];[$Tablas.$E$34];[$Tablas.$G$34])" office:value-type="string" office:string-value="80" calcext:value-type="string">
            <text:p>80</text:p>
          </table:table-cell>
          <table:table-cell table:style-name="ce25" table:formula="of:=MID([$'Compras-Ali'.$A509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509]&lt;&gt;&quot;&quot;;VALUE(MID([$'Compras-Ali'.$A509];[$Tablas.$E$36];[$Tablas.$G$36]))/100;0)*IF(OR(VALUE([.A509])=3;VALUE([.A509])=8;VALUE([.A509])=13);-1;1)" office:value-type="float" office:value="536290.71" calcext:value-type="float">
            <text:p>536.290,71</text:p>
          </table:table-cell>
          <table:table-cell table:style-name="ce25" table:formula="of:=MID([$'Compras-Ali'.$A509];[$Tablas.$E$37];[$Tablas.$G$37])" office:value-type="string" office:string-value="0005" calcext:value-type="string">
            <text:p>0005</text:p>
          </table:table-cell>
          <table:table-cell table:style-name="ce28" table:formula="of:=IF([$'Compras-Ali'.$A509]&lt;&gt;&quot;&quot;;VALUE(MID([$'Compras-Ali'.$A509];[$Tablas.$E$38];[$Tablas.$G$38]))/100;0)*IF(OR(VALUE([.A509])=3;VALUE([.A509])=8;VALUE([.A509])=13);-1;1)" office:value-type="float" office:value="112621.05" calcext:value-type="float">
            <text:p>112.621,05</text:p>
          </table:table-cell>
          <table:table-cell table:number-columns-repeated="1016"/>
        </table:table-row>
        <table:table-row table:style-name="ro1">
          <table:table-cell table:style-name="ce25" table:formula="of:=MID([$'Compras-Ali'.$A510];[$Tablas.$E$31];[$Tablas.$G$31])" office:value-type="string" office:string-value="001" calcext:value-type="string">
            <text:p>001</text:p>
          </table:table-cell>
          <table:table-cell table:style-name="ce25" table:formula="of:=MID([$'Compras-Ali'.$A510];[$Tablas.$E$32];[$Tablas.$G$32])" office:value-type="string" office:string-value="02020" calcext:value-type="string">
            <text:p>02020</text:p>
          </table:table-cell>
          <table:table-cell table:style-name="ce25" table:formula="of:=MID([$'Compras-Ali'.$A510];[$Tablas.$E$33];[$Tablas.$G$33])" office:value-type="string" office:string-value="00000000000000408719" calcext:value-type="string">
            <text:p>00000000000000408719</text:p>
          </table:table-cell>
          <table:table-cell table:style-name="ce25" table:formula="of:=MID([$'Compras-Ali'.$A510];[$Tablas.$E$34];[$Tablas.$G$34])" office:value-type="string" office:string-value="80" calcext:value-type="string">
            <text:p>80</text:p>
          </table:table-cell>
          <table:table-cell table:style-name="ce25" table:formula="of:=MID([$'Compras-Ali'.$A510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510]&lt;&gt;&quot;&quot;;VALUE(MID([$'Compras-Ali'.$A510];[$Tablas.$E$36];[$Tablas.$G$36]))/100;0)*IF(OR(VALUE([.A510])=3;VALUE([.A510])=8;VALUE([.A510])=13);-1;1)" office:value-type="float" office:value="127905.24" calcext:value-type="float">
            <text:p>127.905,24</text:p>
          </table:table-cell>
          <table:table-cell table:style-name="ce25" table:formula="of:=MID([$'Compras-Ali'.$A510];[$Tablas.$E$37];[$Tablas.$G$37])" office:value-type="string" office:string-value="0005" calcext:value-type="string">
            <text:p>0005</text:p>
          </table:table-cell>
          <table:table-cell table:style-name="ce28" table:formula="of:=IF([$'Compras-Ali'.$A510]&lt;&gt;&quot;&quot;;VALUE(MID([$'Compras-Ali'.$A510];[$Tablas.$E$38];[$Tablas.$G$38]))/100;0)*IF(OR(VALUE([.A510])=3;VALUE([.A510])=8;VALUE([.A510])=13);-1;1)" office:value-type="float" office:value="26860.1" calcext:value-type="float">
            <text:p>26.860,10</text:p>
          </table:table-cell>
          <table:table-cell table:number-columns-repeated="1016"/>
        </table:table-row>
        <table:table-row table:style-name="ro1">
          <table:table-cell table:style-name="ce25" table:formula="of:=MID([$'Compras-Ali'.$A511];[$Tablas.$E$31];[$Tablas.$G$31])" office:value-type="string" office:string-value="002" calcext:value-type="string">
            <text:p>002</text:p>
          </table:table-cell>
          <table:table-cell table:style-name="ce25" table:formula="of:=MID([$'Compras-Ali'.$A511];[$Tablas.$E$32];[$Tablas.$G$32])" office:value-type="string" office:string-value="02024" calcext:value-type="string">
            <text:p>02024</text:p>
          </table:table-cell>
          <table:table-cell table:style-name="ce25" table:formula="of:=MID([$'Compras-Ali'.$A511];[$Tablas.$E$33];[$Tablas.$G$33])" office:value-type="string" office:string-value="00000000000000088116" calcext:value-type="string">
            <text:p>00000000000000088116</text:p>
          </table:table-cell>
          <table:table-cell table:style-name="ce25" table:formula="of:=MID([$'Compras-Ali'.$A511];[$Tablas.$E$34];[$Tablas.$G$34])" office:value-type="string" office:string-value="80" calcext:value-type="string">
            <text:p>80</text:p>
          </table:table-cell>
          <table:table-cell table:style-name="ce25" table:formula="of:=MID([$'Compras-Ali'.$A511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511]&lt;&gt;&quot;&quot;;VALUE(MID([$'Compras-Ali'.$A511];[$Tablas.$E$36];[$Tablas.$G$36]))/100;0)*IF(OR(VALUE([.A511])=3;VALUE([.A511])=8;VALUE([.A511])=13);-1;1)" office:value-type="float" office:value="1716.29" calcext:value-type="float">
            <text:p>1.716,29</text:p>
          </table:table-cell>
          <table:table-cell table:style-name="ce25" table:formula="of:=MID([$'Compras-Ali'.$A511];[$Tablas.$E$37];[$Tablas.$G$37])" office:value-type="string" office:string-value="0005" calcext:value-type="string">
            <text:p>0005</text:p>
          </table:table-cell>
          <table:table-cell table:style-name="ce28" table:formula="of:=IF([$'Compras-Ali'.$A511]&lt;&gt;&quot;&quot;;VALUE(MID([$'Compras-Ali'.$A511];[$Tablas.$E$38];[$Tablas.$G$38]))/100;0)*IF(OR(VALUE([.A511])=3;VALUE([.A511])=8;VALUE([.A511])=13);-1;1)" office:value-type="float" office:value="360.42" calcext:value-type="float">
            <text:p>360,42</text:p>
          </table:table-cell>
          <table:table-cell table:number-columns-repeated="1016"/>
        </table:table-row>
        <table:table-row table:style-name="ro1">
          <table:table-cell table:style-name="ce25" table:formula="of:=MID([$'Compras-Ali'.$A512];[$Tablas.$E$31];[$Tablas.$G$31])" office:value-type="string" office:string-value="001" calcext:value-type="string">
            <text:p>001</text:p>
          </table:table-cell>
          <table:table-cell table:style-name="ce25" table:formula="of:=MID([$'Compras-Ali'.$A512];[$Tablas.$E$32];[$Tablas.$G$32])" office:value-type="string" office:string-value="02017" calcext:value-type="string">
            <text:p>02017</text:p>
          </table:table-cell>
          <table:table-cell table:style-name="ce25" table:formula="of:=MID([$'Compras-Ali'.$A512];[$Tablas.$E$33];[$Tablas.$G$33])" office:value-type="string" office:string-value="00000000000002545757" calcext:value-type="string">
            <text:p>00000000000002545757</text:p>
          </table:table-cell>
          <table:table-cell table:style-name="ce25" table:formula="of:=MID([$'Compras-Ali'.$A512];[$Tablas.$E$34];[$Tablas.$G$34])" office:value-type="string" office:string-value="80" calcext:value-type="string">
            <text:p>80</text:p>
          </table:table-cell>
          <table:table-cell table:style-name="ce25" table:formula="of:=MID([$'Compras-Ali'.$A512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512]&lt;&gt;&quot;&quot;;VALUE(MID([$'Compras-Ali'.$A512];[$Tablas.$E$36];[$Tablas.$G$36]))/100;0)*IF(OR(VALUE([.A512])=3;VALUE([.A512])=8;VALUE([.A512])=13);-1;1)" office:value-type="float" office:value="1734039.57" calcext:value-type="float">
            <text:p>1.734.039,57</text:p>
          </table:table-cell>
          <table:table-cell table:style-name="ce25" table:formula="of:=MID([$'Compras-Ali'.$A512];[$Tablas.$E$37];[$Tablas.$G$37])" office:value-type="string" office:string-value="0005" calcext:value-type="string">
            <text:p>0005</text:p>
          </table:table-cell>
          <table:table-cell table:style-name="ce28" table:formula="of:=IF([$'Compras-Ali'.$A512]&lt;&gt;&quot;&quot;;VALUE(MID([$'Compras-Ali'.$A512];[$Tablas.$E$38];[$Tablas.$G$38]))/100;0)*IF(OR(VALUE([.A512])=3;VALUE([.A512])=8;VALUE([.A512])=13);-1;1)" office:value-type="float" office:value="364148.31" calcext:value-type="float">
            <text:p>364.148,31</text:p>
          </table:table-cell>
          <table:table-cell table:number-columns-repeated="1016"/>
        </table:table-row>
        <table:table-row table:style-name="ro1">
          <table:table-cell table:style-name="ce25" table:formula="of:=MID([$'Compras-Ali'.$A513];[$Tablas.$E$31];[$Tablas.$G$31])" office:value-type="string" office:string-value="001" calcext:value-type="string">
            <text:p>001</text:p>
          </table:table-cell>
          <table:table-cell table:style-name="ce25" table:formula="of:=MID([$'Compras-Ali'.$A513];[$Tablas.$E$32];[$Tablas.$G$32])" office:value-type="string" office:string-value="00011" calcext:value-type="string">
            <text:p>00011</text:p>
          </table:table-cell>
          <table:table-cell table:style-name="ce25" table:formula="of:=MID([$'Compras-Ali'.$A513];[$Tablas.$E$33];[$Tablas.$G$33])" office:value-type="string" office:string-value="00000000000000002316" calcext:value-type="string">
            <text:p>00000000000000002316</text:p>
          </table:table-cell>
          <table:table-cell table:style-name="ce25" table:formula="of:=MID([$'Compras-Ali'.$A513];[$Tablas.$E$34];[$Tablas.$G$34])" office:value-type="string" office:string-value="80" calcext:value-type="string">
            <text:p>80</text:p>
          </table:table-cell>
          <table:table-cell table:style-name="ce25" table:formula="of:=MID([$'Compras-Ali'.$A513];[$Tablas.$E$35];[$Tablas.$G$35])" office:value-type="string" office:string-value="00000000030707592660" calcext:value-type="string">
            <text:p>00000000030707592660</text:p>
          </table:table-cell>
          <table:table-cell table:style-name="ce28" table:formula="of:=IF([$'Compras-Ali'.$A513]&lt;&gt;&quot;&quot;;VALUE(MID([$'Compras-Ali'.$A513];[$Tablas.$E$36];[$Tablas.$G$36]))/100;0)*IF(OR(VALUE([.A513])=3;VALUE([.A513])=8;VALUE([.A513])=13);-1;1)" office:value-type="float" office:value="11560" calcext:value-type="float">
            <text:p>11.560,00</text:p>
          </table:table-cell>
          <table:table-cell table:style-name="ce25" table:formula="of:=MID([$'Compras-Ali'.$A513];[$Tablas.$E$37];[$Tablas.$G$37])" office:value-type="string" office:string-value="0005" calcext:value-type="string">
            <text:p>0005</text:p>
          </table:table-cell>
          <table:table-cell table:style-name="ce28" table:formula="of:=IF([$'Compras-Ali'.$A513]&lt;&gt;&quot;&quot;;VALUE(MID([$'Compras-Ali'.$A513];[$Tablas.$E$38];[$Tablas.$G$38]))/100;0)*IF(OR(VALUE([.A513])=3;VALUE([.A513])=8;VALUE([.A513])=13);-1;1)" office:value-type="float" office:value="2427.6" calcext:value-type="float">
            <text:p>2.427,60</text:p>
          </table:table-cell>
          <table:table-cell table:number-columns-repeated="1016"/>
        </table:table-row>
        <table:table-row table:style-name="ro1">
          <table:table-cell table:style-name="ce25" table:formula="of:=MID([$'Compras-Ali'.$A514];[$Tablas.$E$31];[$Tablas.$G$31])" office:value-type="string" office:string-value="001" calcext:value-type="string">
            <text:p>001</text:p>
          </table:table-cell>
          <table:table-cell table:style-name="ce25" table:formula="of:=MID([$'Compras-Ali'.$A514];[$Tablas.$E$32];[$Tablas.$G$32])" office:value-type="string" office:string-value="00006" calcext:value-type="string">
            <text:p>00006</text:p>
          </table:table-cell>
          <table:table-cell table:style-name="ce25" table:formula="of:=MID([$'Compras-Ali'.$A514];[$Tablas.$E$33];[$Tablas.$G$33])" office:value-type="string" office:string-value="00000000000000009353" calcext:value-type="string">
            <text:p>00000000000000009353</text:p>
          </table:table-cell>
          <table:table-cell table:style-name="ce25" table:formula="of:=MID([$'Compras-Ali'.$A514];[$Tablas.$E$34];[$Tablas.$G$34])" office:value-type="string" office:string-value="80" calcext:value-type="string">
            <text:p>80</text:p>
          </table:table-cell>
          <table:table-cell table:style-name="ce25" table:formula="of:=MID([$'Compras-Ali'.$A514];[$Tablas.$E$35];[$Tablas.$G$35])" office:value-type="string" office:string-value="00000000030628821506" calcext:value-type="string">
            <text:p>00000000030628821506</text:p>
          </table:table-cell>
          <table:table-cell table:style-name="ce28" table:formula="of:=IF([$'Compras-Ali'.$A514]&lt;&gt;&quot;&quot;;VALUE(MID([$'Compras-Ali'.$A514];[$Tablas.$E$36];[$Tablas.$G$36]))/100;0)*IF(OR(VALUE([.A514])=3;VALUE([.A514])=8;VALUE([.A514])=13);-1;1)" office:value-type="float" office:value="6000" calcext:value-type="float">
            <text:p>6.000,00</text:p>
          </table:table-cell>
          <table:table-cell table:style-name="ce25" table:formula="of:=MID([$'Compras-Ali'.$A514];[$Tablas.$E$37];[$Tablas.$G$37])" office:value-type="string" office:string-value="0005" calcext:value-type="string">
            <text:p>0005</text:p>
          </table:table-cell>
          <table:table-cell table:style-name="ce28" table:formula="of:=IF([$'Compras-Ali'.$A514]&lt;&gt;&quot;&quot;;VALUE(MID([$'Compras-Ali'.$A514];[$Tablas.$E$38];[$Tablas.$G$38]))/100;0)*IF(OR(VALUE([.A514])=3;VALUE([.A514])=8;VALUE([.A514])=13);-1;1)" office:value-type="float" office:value="1260" calcext:value-type="float">
            <text:p>1.260,00</text:p>
          </table:table-cell>
          <table:table-cell table:number-columns-repeated="1016"/>
        </table:table-row>
        <table:table-row table:style-name="ro1">
          <table:table-cell table:style-name="ce25" table:formula="of:=MID([$'Compras-Ali'.$A515];[$Tablas.$E$31];[$Tablas.$G$31])" office:value-type="string" office:string-value="001" calcext:value-type="string">
            <text:p>001</text:p>
          </table:table-cell>
          <table:table-cell table:style-name="ce25" table:formula="of:=MID([$'Compras-Ali'.$A515];[$Tablas.$E$32];[$Tablas.$G$32])" office:value-type="string" office:string-value="06364" calcext:value-type="string">
            <text:p>06364</text:p>
          </table:table-cell>
          <table:table-cell table:style-name="ce25" table:formula="of:=MID([$'Compras-Ali'.$A515];[$Tablas.$E$33];[$Tablas.$G$33])" office:value-type="string" office:string-value="00000000000003974873" calcext:value-type="string">
            <text:p>00000000000003974873</text:p>
          </table:table-cell>
          <table:table-cell table:style-name="ce25" table:formula="of:=MID([$'Compras-Ali'.$A515];[$Tablas.$E$34];[$Tablas.$G$34])" office:value-type="string" office:string-value="80" calcext:value-type="string">
            <text:p>80</text:p>
          </table:table-cell>
          <table:table-cell table:style-name="ce25" table:formula="of:=MID([$'Compras-Ali'.$A515];[$Tablas.$E$35];[$Tablas.$G$35])" office:value-type="string" office:string-value="00000000030678186445" calcext:value-type="string">
            <text:p>00000000030678186445</text:p>
          </table:table-cell>
          <table:table-cell table:style-name="ce28" table:formula="of:=IF([$'Compras-Ali'.$A515]&lt;&gt;&quot;&quot;;VALUE(MID([$'Compras-Ali'.$A515];[$Tablas.$E$36];[$Tablas.$G$36]))/100;0)*IF(OR(VALUE([.A515])=3;VALUE([.A515])=8;VALUE([.A515])=13);-1;1)" office:value-type="float" office:value="14177.05" calcext:value-type="float">
            <text:p>14.177,05</text:p>
          </table:table-cell>
          <table:table-cell table:style-name="ce25" table:formula="of:=MID([$'Compras-Ali'.$A515];[$Tablas.$E$37];[$Tablas.$G$37])" office:value-type="string" office:string-value="0005" calcext:value-type="string">
            <text:p>0005</text:p>
          </table:table-cell>
          <table:table-cell table:style-name="ce28" table:formula="of:=IF([$'Compras-Ali'.$A515]&lt;&gt;&quot;&quot;;VALUE(MID([$'Compras-Ali'.$A515];[$Tablas.$E$38];[$Tablas.$G$38]))/100;0)*IF(OR(VALUE([.A515])=3;VALUE([.A515])=8;VALUE([.A515])=13);-1;1)" office:value-type="float" office:value="2977.18" calcext:value-type="float">
            <text:p>2.977,18</text:p>
          </table:table-cell>
          <table:table-cell table:number-columns-repeated="1016"/>
        </table:table-row>
        <table:table-row table:style-name="ro1">
          <table:table-cell table:style-name="ce25" table:formula="of:=MID([$'Compras-Ali'.$A516];[$Tablas.$E$31];[$Tablas.$G$31])" office:value-type="string" office:string-value="001" calcext:value-type="string">
            <text:p>001</text:p>
          </table:table-cell>
          <table:table-cell table:style-name="ce25" table:formula="of:=MID([$'Compras-Ali'.$A516];[$Tablas.$E$32];[$Tablas.$G$32])" office:value-type="string" office:string-value="06364" calcext:value-type="string">
            <text:p>06364</text:p>
          </table:table-cell>
          <table:table-cell table:style-name="ce25" table:formula="of:=MID([$'Compras-Ali'.$A516];[$Tablas.$E$33];[$Tablas.$G$33])" office:value-type="string" office:string-value="00000000000003974873" calcext:value-type="string">
            <text:p>00000000000003974873</text:p>
          </table:table-cell>
          <table:table-cell table:style-name="ce25" table:formula="of:=MID([$'Compras-Ali'.$A516];[$Tablas.$E$34];[$Tablas.$G$34])" office:value-type="string" office:string-value="80" calcext:value-type="string">
            <text:p>80</text:p>
          </table:table-cell>
          <table:table-cell table:style-name="ce25" table:formula="of:=MID([$'Compras-Ali'.$A516];[$Tablas.$E$35];[$Tablas.$G$35])" office:value-type="string" office:string-value="00000000030678186445" calcext:value-type="string">
            <text:p>00000000030678186445</text:p>
          </table:table-cell>
          <table:table-cell table:style-name="ce28" table:formula="of:=IF([$'Compras-Ali'.$A516]&lt;&gt;&quot;&quot;;VALUE(MID([$'Compras-Ali'.$A516];[$Tablas.$E$36];[$Tablas.$G$36]))/100;0)*IF(OR(VALUE([.A516])=3;VALUE([.A516])=8;VALUE([.A516])=13);-1;1)" office:value-type="float" office:value="1940.89" calcext:value-type="float">
            <text:p>1.940,89</text:p>
          </table:table-cell>
          <table:table-cell table:style-name="ce25" table:formula="of:=MID([$'Compras-Ali'.$A516];[$Tablas.$E$37];[$Tablas.$G$37])" office:value-type="string" office:string-value="0006" calcext:value-type="string">
            <text:p>0006</text:p>
          </table:table-cell>
          <table:table-cell table:style-name="ce28" table:formula="of:=IF([$'Compras-Ali'.$A516]&lt;&gt;&quot;&quot;;VALUE(MID([$'Compras-Ali'.$A516];[$Tablas.$E$38];[$Tablas.$G$38]))/100;0)*IF(OR(VALUE([.A516])=3;VALUE([.A516])=8;VALUE([.A516])=13);-1;1)" office:value-type="float" office:value="524.04" calcext:value-type="float">
            <text:p>524,04</text:p>
          </table:table-cell>
          <table:table-cell table:number-columns-repeated="1016"/>
        </table:table-row>
        <table:table-row table:style-name="ro1">
          <table:table-cell table:style-name="ce25" table:formula="of:=MID([$'Compras-Ali'.$A517];[$Tablas.$E$31];[$Tablas.$G$31])" office:value-type="string" office:string-value="001" calcext:value-type="string">
            <text:p>001</text:p>
          </table:table-cell>
          <table:table-cell table:style-name="ce25" table:formula="of:=MID([$'Compras-Ali'.$A517];[$Tablas.$E$32];[$Tablas.$G$32])" office:value-type="string" office:string-value="08203" calcext:value-type="string">
            <text:p>08203</text:p>
          </table:table-cell>
          <table:table-cell table:style-name="ce25" table:formula="of:=MID([$'Compras-Ali'.$A517];[$Tablas.$E$33];[$Tablas.$G$33])" office:value-type="string" office:string-value="00000000000021272495" calcext:value-type="string">
            <text:p>00000000000021272495</text:p>
          </table:table-cell>
          <table:table-cell table:style-name="ce25" table:formula="of:=MID([$'Compras-Ali'.$A517];[$Tablas.$E$34];[$Tablas.$G$34])" office:value-type="string" office:string-value="80" calcext:value-type="string">
            <text:p>80</text:p>
          </table:table-cell>
          <table:table-cell table:style-name="ce25" table:formula="of:=MID([$'Compras-Ali'.$A517];[$Tablas.$E$35];[$Tablas.$G$35])" office:value-type="string" office:string-value="00000000030639453738" calcext:value-type="string">
            <text:p>00000000030639453738</text:p>
          </table:table-cell>
          <table:table-cell table:style-name="ce28" table:formula="of:=IF([$'Compras-Ali'.$A517]&lt;&gt;&quot;&quot;;VALUE(MID([$'Compras-Ali'.$A517];[$Tablas.$E$36];[$Tablas.$G$36]))/100;0)*IF(OR(VALUE([.A517])=3;VALUE([.A517])=8;VALUE([.A517])=13);-1;1)" office:value-type="float" office:value="865.93" calcext:value-type="float">
            <text:p>865,93</text:p>
          </table:table-cell>
          <table:table-cell table:style-name="ce25" table:formula="of:=MID([$'Compras-Ali'.$A517];[$Tablas.$E$37];[$Tablas.$G$37])" office:value-type="string" office:string-value="0006" calcext:value-type="string">
            <text:p>0006</text:p>
          </table:table-cell>
          <table:table-cell table:style-name="ce28" table:formula="of:=IF([$'Compras-Ali'.$A517]&lt;&gt;&quot;&quot;;VALUE(MID([$'Compras-Ali'.$A517];[$Tablas.$E$38];[$Tablas.$G$38]))/100;0)*IF(OR(VALUE([.A517])=3;VALUE([.A517])=8;VALUE([.A517])=13);-1;1)" office:value-type="float" office:value="233.8" calcext:value-type="float">
            <text:p>233,80</text:p>
          </table:table-cell>
          <table:table-cell table:number-columns-repeated="1016"/>
        </table:table-row>
        <table:table-row table:style-name="ro1">
          <table:table-cell table:style-name="ce25" table:formula="of:=MID([$'Compras-Ali'.$A518];[$Tablas.$E$31];[$Tablas.$G$31])" office:value-type="string" office:string-value="001" calcext:value-type="string">
            <text:p>001</text:p>
          </table:table-cell>
          <table:table-cell table:style-name="ce25" table:formula="of:=MID([$'Compras-Ali'.$A518];[$Tablas.$E$32];[$Tablas.$G$32])" office:value-type="string" office:string-value="08203" calcext:value-type="string">
            <text:p>08203</text:p>
          </table:table-cell>
          <table:table-cell table:style-name="ce25" table:formula="of:=MID([$'Compras-Ali'.$A518];[$Tablas.$E$33];[$Tablas.$G$33])" office:value-type="string" office:string-value="00000000000021294189" calcext:value-type="string">
            <text:p>00000000000021294189</text:p>
          </table:table-cell>
          <table:table-cell table:style-name="ce25" table:formula="of:=MID([$'Compras-Ali'.$A518];[$Tablas.$E$34];[$Tablas.$G$34])" office:value-type="string" office:string-value="80" calcext:value-type="string">
            <text:p>80</text:p>
          </table:table-cell>
          <table:table-cell table:style-name="ce25" table:formula="of:=MID([$'Compras-Ali'.$A518];[$Tablas.$E$35];[$Tablas.$G$35])" office:value-type="string" office:string-value="00000000030639453738" calcext:value-type="string">
            <text:p>00000000030639453738</text:p>
          </table:table-cell>
          <table:table-cell table:style-name="ce28" table:formula="of:=IF([$'Compras-Ali'.$A518]&lt;&gt;&quot;&quot;;VALUE(MID([$'Compras-Ali'.$A518];[$Tablas.$E$36];[$Tablas.$G$36]))/100;0)*IF(OR(VALUE([.A518])=3;VALUE([.A518])=8;VALUE([.A518])=13);-1;1)" office:value-type="float" office:value="857.74" calcext:value-type="float">
            <text:p>857,74</text:p>
          </table:table-cell>
          <table:table-cell table:style-name="ce25" table:formula="of:=MID([$'Compras-Ali'.$A518];[$Tablas.$E$37];[$Tablas.$G$37])" office:value-type="string" office:string-value="0006" calcext:value-type="string">
            <text:p>0006</text:p>
          </table:table-cell>
          <table:table-cell table:style-name="ce28" table:formula="of:=IF([$'Compras-Ali'.$A518]&lt;&gt;&quot;&quot;;VALUE(MID([$'Compras-Ali'.$A518];[$Tablas.$E$38];[$Tablas.$G$38]))/100;0)*IF(OR(VALUE([.A518])=3;VALUE([.A518])=8;VALUE([.A518])=13);-1;1)" office:value-type="float" office:value="231.59" calcext:value-type="float">
            <text:p>231,59</text:p>
          </table:table-cell>
          <table:table-cell table:number-columns-repeated="1016"/>
        </table:table-row>
        <table:table-row table:style-name="ro1">
          <table:table-cell table:style-name="ce25" table:formula="of:=MID([$'Compras-Ali'.$A519];[$Tablas.$E$31];[$Tablas.$G$31])" office:value-type="string" office:string-value="001" calcext:value-type="string">
            <text:p>001</text:p>
          </table:table-cell>
          <table:table-cell table:style-name="ce25" table:formula="of:=MID([$'Compras-Ali'.$A519];[$Tablas.$E$32];[$Tablas.$G$32])" office:value-type="string" office:string-value="00001" calcext:value-type="string">
            <text:p>00001</text:p>
          </table:table-cell>
          <table:table-cell table:style-name="ce25" table:formula="of:=MID([$'Compras-Ali'.$A519];[$Tablas.$E$33];[$Tablas.$G$33])" office:value-type="string" office:string-value="00000000000000085835" calcext:value-type="string">
            <text:p>00000000000000085835</text:p>
          </table:table-cell>
          <table:table-cell table:style-name="ce25" table:formula="of:=MID([$'Compras-Ali'.$A519];[$Tablas.$E$34];[$Tablas.$G$34])" office:value-type="string" office:string-value="80" calcext:value-type="string">
            <text:p>80</text:p>
          </table:table-cell>
          <table:table-cell table:style-name="ce25" table:formula="of:=MID([$'Compras-Ali'.$A51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19]&lt;&gt;&quot;&quot;;VALUE(MID([$'Compras-Ali'.$A519];[$Tablas.$E$36];[$Tablas.$G$36]))/100;0)*IF(OR(VALUE([.A519])=3;VALUE([.A519])=8;VALUE([.A519])=13);-1;1)" office:value-type="float" office:value="287.24" calcext:value-type="float">
            <text:p>287,24</text:p>
          </table:table-cell>
          <table:table-cell table:style-name="ce25" table:formula="of:=MID([$'Compras-Ali'.$A519];[$Tablas.$E$37];[$Tablas.$G$37])" office:value-type="string" office:string-value="0005" calcext:value-type="string">
            <text:p>0005</text:p>
          </table:table-cell>
          <table:table-cell table:style-name="ce28" table:formula="of:=IF([$'Compras-Ali'.$A519]&lt;&gt;&quot;&quot;;VALUE(MID([$'Compras-Ali'.$A519];[$Tablas.$E$38];[$Tablas.$G$38]))/100;0)*IF(OR(VALUE([.A519])=3;VALUE([.A519])=8;VALUE([.A519])=13);-1;1)" office:value-type="float" office:value="60.32" calcext:value-type="float">
            <text:p>60,32</text:p>
          </table:table-cell>
          <table:table-cell table:number-columns-repeated="1016"/>
        </table:table-row>
        <table:table-row table:style-name="ro1">
          <table:table-cell table:style-name="ce25" table:formula="of:=MID([$'Compras-Ali'.$A520];[$Tablas.$E$31];[$Tablas.$G$31])" office:value-type="string" office:string-value="001" calcext:value-type="string">
            <text:p>001</text:p>
          </table:table-cell>
          <table:table-cell table:style-name="ce25" table:formula="of:=MID([$'Compras-Ali'.$A520];[$Tablas.$E$32];[$Tablas.$G$32])" office:value-type="string" office:string-value="00001" calcext:value-type="string">
            <text:p>00001</text:p>
          </table:table-cell>
          <table:table-cell table:style-name="ce25" table:formula="of:=MID([$'Compras-Ali'.$A520];[$Tablas.$E$33];[$Tablas.$G$33])" office:value-type="string" office:string-value="00000000000000085855" calcext:value-type="string">
            <text:p>00000000000000085855</text:p>
          </table:table-cell>
          <table:table-cell table:style-name="ce25" table:formula="of:=MID([$'Compras-Ali'.$A520];[$Tablas.$E$34];[$Tablas.$G$34])" office:value-type="string" office:string-value="80" calcext:value-type="string">
            <text:p>80</text:p>
          </table:table-cell>
          <table:table-cell table:style-name="ce25" table:formula="of:=MID([$'Compras-Ali'.$A520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20]&lt;&gt;&quot;&quot;;VALUE(MID([$'Compras-Ali'.$A520];[$Tablas.$E$36];[$Tablas.$G$36]))/100;0)*IF(OR(VALUE([.A520])=3;VALUE([.A520])=8;VALUE([.A520])=13);-1;1)" office:value-type="float" office:value="171.43" calcext:value-type="float">
            <text:p>171,43</text:p>
          </table:table-cell>
          <table:table-cell table:style-name="ce25" table:formula="of:=MID([$'Compras-Ali'.$A520];[$Tablas.$E$37];[$Tablas.$G$37])" office:value-type="string" office:string-value="0005" calcext:value-type="string">
            <text:p>0005</text:p>
          </table:table-cell>
          <table:table-cell table:style-name="ce28" table:formula="of:=IF([$'Compras-Ali'.$A520]&lt;&gt;&quot;&quot;;VALUE(MID([$'Compras-Ali'.$A520];[$Tablas.$E$38];[$Tablas.$G$38]))/100;0)*IF(OR(VALUE([.A520])=3;VALUE([.A520])=8;VALUE([.A520])=13);-1;1)" office:value-type="float" office:value="36" calcext:value-type="float">
            <text:p>36,00</text:p>
          </table:table-cell>
          <table:table-cell table:number-columns-repeated="1016"/>
        </table:table-row>
        <table:table-row table:style-name="ro1">
          <table:table-cell table:style-name="ce25" table:formula="of:=MID([$'Compras-Ali'.$A521];[$Tablas.$E$31];[$Tablas.$G$31])" office:value-type="string" office:string-value="001" calcext:value-type="string">
            <text:p>001</text:p>
          </table:table-cell>
          <table:table-cell table:style-name="ce25" table:formula="of:=MID([$'Compras-Ali'.$A521];[$Tablas.$E$32];[$Tablas.$G$32])" office:value-type="string" office:string-value="00001" calcext:value-type="string">
            <text:p>00001</text:p>
          </table:table-cell>
          <table:table-cell table:style-name="ce25" table:formula="of:=MID([$'Compras-Ali'.$A521];[$Tablas.$E$33];[$Tablas.$G$33])" office:value-type="string" office:string-value="00000000000000085851" calcext:value-type="string">
            <text:p>00000000000000085851</text:p>
          </table:table-cell>
          <table:table-cell table:style-name="ce25" table:formula="of:=MID([$'Compras-Ali'.$A521];[$Tablas.$E$34];[$Tablas.$G$34])" office:value-type="string" office:string-value="80" calcext:value-type="string">
            <text:p>80</text:p>
          </table:table-cell>
          <table:table-cell table:style-name="ce25" table:formula="of:=MID([$'Compras-Ali'.$A521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21]&lt;&gt;&quot;&quot;;VALUE(MID([$'Compras-Ali'.$A521];[$Tablas.$E$36];[$Tablas.$G$36]))/100;0)*IF(OR(VALUE([.A521])=3;VALUE([.A521])=8;VALUE([.A521])=13);-1;1)" office:value-type="float" office:value="1300.86" calcext:value-type="float">
            <text:p>1.300,86</text:p>
          </table:table-cell>
          <table:table-cell table:style-name="ce25" table:formula="of:=MID([$'Compras-Ali'.$A521];[$Tablas.$E$37];[$Tablas.$G$37])" office:value-type="string" office:string-value="0005" calcext:value-type="string">
            <text:p>0005</text:p>
          </table:table-cell>
          <table:table-cell table:style-name="ce28" table:formula="of:=IF([$'Compras-Ali'.$A521]&lt;&gt;&quot;&quot;;VALUE(MID([$'Compras-Ali'.$A521];[$Tablas.$E$38];[$Tablas.$G$38]))/100;0)*IF(OR(VALUE([.A521])=3;VALUE([.A521])=8;VALUE([.A521])=13);-1;1)" office:value-type="float" office:value="273.18" calcext:value-type="float">
            <text:p>273,18</text:p>
          </table:table-cell>
          <table:table-cell table:number-columns-repeated="1016"/>
        </table:table-row>
        <table:table-row table:style-name="ro1">
          <table:table-cell table:style-name="ce25" table:formula="of:=MID([$'Compras-Ali'.$A522];[$Tablas.$E$31];[$Tablas.$G$31])" office:value-type="string" office:string-value="001" calcext:value-type="string">
            <text:p>001</text:p>
          </table:table-cell>
          <table:table-cell table:style-name="ce25" table:formula="of:=MID([$'Compras-Ali'.$A522];[$Tablas.$E$32];[$Tablas.$G$32])" office:value-type="string" office:string-value="00001" calcext:value-type="string">
            <text:p>00001</text:p>
          </table:table-cell>
          <table:table-cell table:style-name="ce25" table:formula="of:=MID([$'Compras-Ali'.$A522];[$Tablas.$E$33];[$Tablas.$G$33])" office:value-type="string" office:string-value="00000000000000085872" calcext:value-type="string">
            <text:p>00000000000000085872</text:p>
          </table:table-cell>
          <table:table-cell table:style-name="ce25" table:formula="of:=MID([$'Compras-Ali'.$A522];[$Tablas.$E$34];[$Tablas.$G$34])" office:value-type="string" office:string-value="80" calcext:value-type="string">
            <text:p>80</text:p>
          </table:table-cell>
          <table:table-cell table:style-name="ce25" table:formula="of:=MID([$'Compras-Ali'.$A522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22]&lt;&gt;&quot;&quot;;VALUE(MID([$'Compras-Ali'.$A522];[$Tablas.$E$36];[$Tablas.$G$36]))/100;0)*IF(OR(VALUE([.A522])=3;VALUE([.A522])=8;VALUE([.A522])=13);-1;1)" office:value-type="float" office:value="1064.38" calcext:value-type="float">
            <text:p>1.064,38</text:p>
          </table:table-cell>
          <table:table-cell table:style-name="ce25" table:formula="of:=MID([$'Compras-Ali'.$A522];[$Tablas.$E$37];[$Tablas.$G$37])" office:value-type="string" office:string-value="0005" calcext:value-type="string">
            <text:p>0005</text:p>
          </table:table-cell>
          <table:table-cell table:style-name="ce28" table:formula="of:=IF([$'Compras-Ali'.$A522]&lt;&gt;&quot;&quot;;VALUE(MID([$'Compras-Ali'.$A522];[$Tablas.$E$38];[$Tablas.$G$38]))/100;0)*IF(OR(VALUE([.A522])=3;VALUE([.A522])=8;VALUE([.A522])=13);-1;1)" office:value-type="float" office:value="223.52" calcext:value-type="float">
            <text:p>223,52</text:p>
          </table:table-cell>
          <table:table-cell table:number-columns-repeated="1016"/>
        </table:table-row>
        <table:table-row table:style-name="ro1">
          <table:table-cell table:style-name="ce25" table:formula="of:=MID([$'Compras-Ali'.$A523];[$Tablas.$E$31];[$Tablas.$G$31])" office:value-type="string" office:string-value="001" calcext:value-type="string">
            <text:p>001</text:p>
          </table:table-cell>
          <table:table-cell table:style-name="ce25" table:formula="of:=MID([$'Compras-Ali'.$A523];[$Tablas.$E$32];[$Tablas.$G$32])" office:value-type="string" office:string-value="00001" calcext:value-type="string">
            <text:p>00001</text:p>
          </table:table-cell>
          <table:table-cell table:style-name="ce25" table:formula="of:=MID([$'Compras-Ali'.$A523];[$Tablas.$E$33];[$Tablas.$G$33])" office:value-type="string" office:string-value="00000000000000085035" calcext:value-type="string">
            <text:p>00000000000000085035</text:p>
          </table:table-cell>
          <table:table-cell table:style-name="ce25" table:formula="of:=MID([$'Compras-Ali'.$A523];[$Tablas.$E$34];[$Tablas.$G$34])" office:value-type="string" office:string-value="80" calcext:value-type="string">
            <text:p>80</text:p>
          </table:table-cell>
          <table:table-cell table:style-name="ce25" table:formula="of:=MID([$'Compras-Ali'.$A52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23]&lt;&gt;&quot;&quot;;VALUE(MID([$'Compras-Ali'.$A523];[$Tablas.$E$36];[$Tablas.$G$36]))/100;0)*IF(OR(VALUE([.A523])=3;VALUE([.A523])=8;VALUE([.A523])=13);-1;1)" office:value-type="float" office:value="36.38" calcext:value-type="float">
            <text:p>36,38</text:p>
          </table:table-cell>
          <table:table-cell table:style-name="ce25" table:formula="of:=MID([$'Compras-Ali'.$A523];[$Tablas.$E$37];[$Tablas.$G$37])" office:value-type="string" office:string-value="0005" calcext:value-type="string">
            <text:p>0005</text:p>
          </table:table-cell>
          <table:table-cell table:style-name="ce28" table:formula="of:=IF([$'Compras-Ali'.$A523]&lt;&gt;&quot;&quot;;VALUE(MID([$'Compras-Ali'.$A523];[$Tablas.$E$38];[$Tablas.$G$38]))/100;0)*IF(OR(VALUE([.A523])=3;VALUE([.A523])=8;VALUE([.A523])=13);-1;1)" office:value-type="float" office:value="7.64" calcext:value-type="float">
            <text:p>7,64</text:p>
          </table:table-cell>
          <table:table-cell table:number-columns-repeated="1016"/>
        </table:table-row>
        <table:table-row table:style-name="ro1">
          <table:table-cell table:style-name="ce25" table:formula="of:=MID([$'Compras-Ali'.$A524];[$Tablas.$E$31];[$Tablas.$G$31])" office:value-type="string" office:string-value="001" calcext:value-type="string">
            <text:p>001</text:p>
          </table:table-cell>
          <table:table-cell table:style-name="ce25" table:formula="of:=MID([$'Compras-Ali'.$A524];[$Tablas.$E$32];[$Tablas.$G$32])" office:value-type="string" office:string-value="00001" calcext:value-type="string">
            <text:p>00001</text:p>
          </table:table-cell>
          <table:table-cell table:style-name="ce25" table:formula="of:=MID([$'Compras-Ali'.$A524];[$Tablas.$E$33];[$Tablas.$G$33])" office:value-type="string" office:string-value="00000000000000085901" calcext:value-type="string">
            <text:p>00000000000000085901</text:p>
          </table:table-cell>
          <table:table-cell table:style-name="ce25" table:formula="of:=MID([$'Compras-Ali'.$A524];[$Tablas.$E$34];[$Tablas.$G$34])" office:value-type="string" office:string-value="80" calcext:value-type="string">
            <text:p>80</text:p>
          </table:table-cell>
          <table:table-cell table:style-name="ce25" table:formula="of:=MID([$'Compras-Ali'.$A52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24]&lt;&gt;&quot;&quot;;VALUE(MID([$'Compras-Ali'.$A524];[$Tablas.$E$36];[$Tablas.$G$36]))/100;0)*IF(OR(VALUE([.A524])=3;VALUE([.A524])=8;VALUE([.A524])=13);-1;1)" office:value-type="float" office:value="72.14" calcext:value-type="float">
            <text:p>72,14</text:p>
          </table:table-cell>
          <table:table-cell table:style-name="ce25" table:formula="of:=MID([$'Compras-Ali'.$A524];[$Tablas.$E$37];[$Tablas.$G$37])" office:value-type="string" office:string-value="0005" calcext:value-type="string">
            <text:p>0005</text:p>
          </table:table-cell>
          <table:table-cell table:style-name="ce28" table:formula="of:=IF([$'Compras-Ali'.$A524]&lt;&gt;&quot;&quot;;VALUE(MID([$'Compras-Ali'.$A524];[$Tablas.$E$38];[$Tablas.$G$38]))/100;0)*IF(OR(VALUE([.A524])=3;VALUE([.A524])=8;VALUE([.A524])=13);-1;1)" office:value-type="float" office:value="15.15" calcext:value-type="float">
            <text:p>15,15</text:p>
          </table:table-cell>
          <table:table-cell table:number-columns-repeated="1016"/>
        </table:table-row>
        <table:table-row table:style-name="ro1">
          <table:table-cell table:style-name="ce25" table:formula="of:=MID([$'Compras-Ali'.$A525];[$Tablas.$E$31];[$Tablas.$G$31])" office:value-type="string" office:string-value="001" calcext:value-type="string">
            <text:p>001</text:p>
          </table:table-cell>
          <table:table-cell table:style-name="ce25" table:formula="of:=MID([$'Compras-Ali'.$A525];[$Tablas.$E$32];[$Tablas.$G$32])" office:value-type="string" office:string-value="00001" calcext:value-type="string">
            <text:p>00001</text:p>
          </table:table-cell>
          <table:table-cell table:style-name="ce25" table:formula="of:=MID([$'Compras-Ali'.$A525];[$Tablas.$E$33];[$Tablas.$G$33])" office:value-type="string" office:string-value="00000000000000085453" calcext:value-type="string">
            <text:p>00000000000000085453</text:p>
          </table:table-cell>
          <table:table-cell table:style-name="ce25" table:formula="of:=MID([$'Compras-Ali'.$A525];[$Tablas.$E$34];[$Tablas.$G$34])" office:value-type="string" office:string-value="80" calcext:value-type="string">
            <text:p>80</text:p>
          </table:table-cell>
          <table:table-cell table:style-name="ce25" table:formula="of:=MID([$'Compras-Ali'.$A52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25]&lt;&gt;&quot;&quot;;VALUE(MID([$'Compras-Ali'.$A525];[$Tablas.$E$36];[$Tablas.$G$36]))/100;0)*IF(OR(VALUE([.A525])=3;VALUE([.A525])=8;VALUE([.A525])=13);-1;1)" office:value-type="float" office:value="216.57" calcext:value-type="float">
            <text:p>216,57</text:p>
          </table:table-cell>
          <table:table-cell table:style-name="ce25" table:formula="of:=MID([$'Compras-Ali'.$A525];[$Tablas.$E$37];[$Tablas.$G$37])" office:value-type="string" office:string-value="0005" calcext:value-type="string">
            <text:p>0005</text:p>
          </table:table-cell>
          <table:table-cell table:style-name="ce28" table:formula="of:=IF([$'Compras-Ali'.$A525]&lt;&gt;&quot;&quot;;VALUE(MID([$'Compras-Ali'.$A525];[$Tablas.$E$38];[$Tablas.$G$38]))/100;0)*IF(OR(VALUE([.A525])=3;VALUE([.A525])=8;VALUE([.A525])=13);-1;1)" office:value-type="float" office:value="45.48" calcext:value-type="float">
            <text:p>45,48</text:p>
          </table:table-cell>
          <table:table-cell table:number-columns-repeated="1016"/>
        </table:table-row>
        <table:table-row table:style-name="ro1">
          <table:table-cell table:style-name="ce25" table:formula="of:=MID([$'Compras-Ali'.$A526];[$Tablas.$E$31];[$Tablas.$G$31])" office:value-type="string" office:string-value="001" calcext:value-type="string">
            <text:p>001</text:p>
          </table:table-cell>
          <table:table-cell table:style-name="ce25" table:formula="of:=MID([$'Compras-Ali'.$A526];[$Tablas.$E$32];[$Tablas.$G$32])" office:value-type="string" office:string-value="00013" calcext:value-type="string">
            <text:p>00013</text:p>
          </table:table-cell>
          <table:table-cell table:style-name="ce25" table:formula="of:=MID([$'Compras-Ali'.$A526];[$Tablas.$E$33];[$Tablas.$G$33])" office:value-type="string" office:string-value="00000000000000036302" calcext:value-type="string">
            <text:p>00000000000000036302</text:p>
          </table:table-cell>
          <table:table-cell table:style-name="ce25" table:formula="of:=MID([$'Compras-Ali'.$A526];[$Tablas.$E$34];[$Tablas.$G$34])" office:value-type="string" office:string-value="80" calcext:value-type="string">
            <text:p>80</text:p>
          </table:table-cell>
          <table:table-cell table:style-name="ce25" table:formula="of:=MID([$'Compras-Ali'.$A526];[$Tablas.$E$35];[$Tablas.$G$35])" office:value-type="string" office:string-value="00000000030641428104" calcext:value-type="string">
            <text:p>00000000030641428104</text:p>
          </table:table-cell>
          <table:table-cell table:style-name="ce28" table:formula="of:=IF([$'Compras-Ali'.$A526]&lt;&gt;&quot;&quot;;VALUE(MID([$'Compras-Ali'.$A526];[$Tablas.$E$36];[$Tablas.$G$36]))/100;0)*IF(OR(VALUE([.A526])=3;VALUE([.A526])=8;VALUE([.A526])=13);-1;1)" office:value-type="float" office:value="218181.81" calcext:value-type="float">
            <text:p>218.181,81</text:p>
          </table:table-cell>
          <table:table-cell table:style-name="ce25" table:formula="of:=MID([$'Compras-Ali'.$A526];[$Tablas.$E$37];[$Tablas.$G$37])" office:value-type="string" office:string-value="0005" calcext:value-type="string">
            <text:p>0005</text:p>
          </table:table-cell>
          <table:table-cell table:style-name="ce28" table:formula="of:=IF([$'Compras-Ali'.$A526]&lt;&gt;&quot;&quot;;VALUE(MID([$'Compras-Ali'.$A526];[$Tablas.$E$38];[$Tablas.$G$38]))/100;0)*IF(OR(VALUE([.A526])=3;VALUE([.A526])=8;VALUE([.A526])=13);-1;1)" office:value-type="float" office:value="45818.18" calcext:value-type="float">
            <text:p>45.818,18</text:p>
          </table:table-cell>
          <table:table-cell table:number-columns-repeated="1016"/>
        </table:table-row>
        <table:table-row table:style-name="ro1">
          <table:table-cell table:style-name="ce25" table:formula="of:=MID([$'Compras-Ali'.$A527];[$Tablas.$E$31];[$Tablas.$G$31])" office:value-type="string" office:string-value="001" calcext:value-type="string">
            <text:p>001</text:p>
          </table:table-cell>
          <table:table-cell table:style-name="ce25" table:formula="of:=MID([$'Compras-Ali'.$A527];[$Tablas.$E$32];[$Tablas.$G$32])" office:value-type="string" office:string-value="00015" calcext:value-type="string">
            <text:p>00015</text:p>
          </table:table-cell>
          <table:table-cell table:style-name="ce25" table:formula="of:=MID([$'Compras-Ali'.$A527];[$Tablas.$E$33];[$Tablas.$G$33])" office:value-type="string" office:string-value="00000000000000019148" calcext:value-type="string">
            <text:p>00000000000000019148</text:p>
          </table:table-cell>
          <table:table-cell table:style-name="ce25" table:formula="of:=MID([$'Compras-Ali'.$A527];[$Tablas.$E$34];[$Tablas.$G$34])" office:value-type="string" office:string-value="80" calcext:value-type="string">
            <text:p>80</text:p>
          </table:table-cell>
          <table:table-cell table:style-name="ce25" table:formula="of:=MID([$'Compras-Ali'.$A527];[$Tablas.$E$35];[$Tablas.$G$35])" office:value-type="string" office:string-value="00000000030702360060" calcext:value-type="string">
            <text:p>00000000030702360060</text:p>
          </table:table-cell>
          <table:table-cell table:style-name="ce28" table:formula="of:=IF([$'Compras-Ali'.$A527]&lt;&gt;&quot;&quot;;VALUE(MID([$'Compras-Ali'.$A527];[$Tablas.$E$36];[$Tablas.$G$36]))/100;0)*IF(OR(VALUE([.A527])=3;VALUE([.A527])=8;VALUE([.A527])=13);-1;1)" office:value-type="float" office:value="8000" calcext:value-type="float">
            <text:p>8.000,00</text:p>
          </table:table-cell>
          <table:table-cell table:style-name="ce25" table:formula="of:=MID([$'Compras-Ali'.$A527];[$Tablas.$E$37];[$Tablas.$G$37])" office:value-type="string" office:string-value="0005" calcext:value-type="string">
            <text:p>0005</text:p>
          </table:table-cell>
          <table:table-cell table:style-name="ce28" table:formula="of:=IF([$'Compras-Ali'.$A527]&lt;&gt;&quot;&quot;;VALUE(MID([$'Compras-Ali'.$A527];[$Tablas.$E$38];[$Tablas.$G$38]))/100;0)*IF(OR(VALUE([.A527])=3;VALUE([.A527])=8;VALUE([.A527])=13);-1;1)" office:value-type="float" office:value="1680" calcext:value-type="float">
            <text:p>1.680,00</text:p>
          </table:table-cell>
          <table:table-cell table:number-columns-repeated="1016"/>
        </table:table-row>
        <table:table-row table:style-name="ro1">
          <table:table-cell table:style-name="ce25" table:formula="of:=MID([$'Compras-Ali'.$A528];[$Tablas.$E$31];[$Tablas.$G$31])" office:value-type="string" office:string-value="001" calcext:value-type="string">
            <text:p>001</text:p>
          </table:table-cell>
          <table:table-cell table:style-name="ce25" table:formula="of:=MID([$'Compras-Ali'.$A528];[$Tablas.$E$32];[$Tablas.$G$32])" office:value-type="string" office:string-value="00015" calcext:value-type="string">
            <text:p>00015</text:p>
          </table:table-cell>
          <table:table-cell table:style-name="ce25" table:formula="of:=MID([$'Compras-Ali'.$A528];[$Tablas.$E$33];[$Tablas.$G$33])" office:value-type="string" office:string-value="00000000000000019149" calcext:value-type="string">
            <text:p>00000000000000019149</text:p>
          </table:table-cell>
          <table:table-cell table:style-name="ce25" table:formula="of:=MID([$'Compras-Ali'.$A528];[$Tablas.$E$34];[$Tablas.$G$34])" office:value-type="string" office:string-value="80" calcext:value-type="string">
            <text:p>80</text:p>
          </table:table-cell>
          <table:table-cell table:style-name="ce25" table:formula="of:=MID([$'Compras-Ali'.$A528];[$Tablas.$E$35];[$Tablas.$G$35])" office:value-type="string" office:string-value="00000000030702360060" calcext:value-type="string">
            <text:p>00000000030702360060</text:p>
          </table:table-cell>
          <table:table-cell table:style-name="ce28" table:formula="of:=IF([$'Compras-Ali'.$A528]&lt;&gt;&quot;&quot;;VALUE(MID([$'Compras-Ali'.$A528];[$Tablas.$E$36];[$Tablas.$G$36]))/100;0)*IF(OR(VALUE([.A528])=3;VALUE([.A528])=8;VALUE([.A528])=13);-1;1)" office:value-type="float" office:value="8000" calcext:value-type="float">
            <text:p>8.000,00</text:p>
          </table:table-cell>
          <table:table-cell table:style-name="ce25" table:formula="of:=MID([$'Compras-Ali'.$A528];[$Tablas.$E$37];[$Tablas.$G$37])" office:value-type="string" office:string-value="0005" calcext:value-type="string">
            <text:p>0005</text:p>
          </table:table-cell>
          <table:table-cell table:style-name="ce28" table:formula="of:=IF([$'Compras-Ali'.$A528]&lt;&gt;&quot;&quot;;VALUE(MID([$'Compras-Ali'.$A528];[$Tablas.$E$38];[$Tablas.$G$38]))/100;0)*IF(OR(VALUE([.A528])=3;VALUE([.A528])=8;VALUE([.A528])=13);-1;1)" office:value-type="float" office:value="1680" calcext:value-type="float">
            <text:p>1.680,00</text:p>
          </table:table-cell>
          <table:table-cell table:number-columns-repeated="1016"/>
        </table:table-row>
        <table:table-row table:style-name="ro1">
          <table:table-cell table:style-name="ce25" table:formula="of:=MID([$'Compras-Ali'.$A529];[$Tablas.$E$31];[$Tablas.$G$31])" office:value-type="string" office:string-value="001" calcext:value-type="string">
            <text:p>001</text:p>
          </table:table-cell>
          <table:table-cell table:style-name="ce25" table:formula="of:=MID([$'Compras-Ali'.$A529];[$Tablas.$E$32];[$Tablas.$G$32])" office:value-type="string" office:string-value="00005" calcext:value-type="string">
            <text:p>00005</text:p>
          </table:table-cell>
          <table:table-cell table:style-name="ce25" table:formula="of:=MID([$'Compras-Ali'.$A529];[$Tablas.$E$33];[$Tablas.$G$33])" office:value-type="string" office:string-value="00000000000000000824" calcext:value-type="string">
            <text:p>00000000000000000824</text:p>
          </table:table-cell>
          <table:table-cell table:style-name="ce25" table:formula="of:=MID([$'Compras-Ali'.$A529];[$Tablas.$E$34];[$Tablas.$G$34])" office:value-type="string" office:string-value="80" calcext:value-type="string">
            <text:p>80</text:p>
          </table:table-cell>
          <table:table-cell table:style-name="ce25" table:formula="of:=MID([$'Compras-Ali'.$A529];[$Tablas.$E$35];[$Tablas.$G$35])" office:value-type="string" office:string-value="00000000030675343396" calcext:value-type="string">
            <text:p>00000000030675343396</text:p>
          </table:table-cell>
          <table:table-cell table:style-name="ce28" table:formula="of:=IF([$'Compras-Ali'.$A529]&lt;&gt;&quot;&quot;;VALUE(MID([$'Compras-Ali'.$A529];[$Tablas.$E$36];[$Tablas.$G$36]))/100;0)*IF(OR(VALUE([.A529])=3;VALUE([.A529])=8;VALUE([.A529])=13);-1;1)" office:value-type="float" office:value="2398.52" calcext:value-type="float">
            <text:p>2.398,52</text:p>
          </table:table-cell>
          <table:table-cell table:style-name="ce25" table:formula="of:=MID([$'Compras-Ali'.$A529];[$Tablas.$E$37];[$Tablas.$G$37])" office:value-type="string" office:string-value="0005" calcext:value-type="string">
            <text:p>0005</text:p>
          </table:table-cell>
          <table:table-cell table:style-name="ce28" table:formula="of:=IF([$'Compras-Ali'.$A529]&lt;&gt;&quot;&quot;;VALUE(MID([$'Compras-Ali'.$A529];[$Tablas.$E$38];[$Tablas.$G$38]))/100;0)*IF(OR(VALUE([.A529])=3;VALUE([.A529])=8;VALUE([.A529])=13);-1;1)" office:value-type="float" office:value="503.69" calcext:value-type="float">
            <text:p>503,69</text:p>
          </table:table-cell>
          <table:table-cell table:number-columns-repeated="1016"/>
        </table:table-row>
        <table:table-row table:style-name="ro1">
          <table:table-cell table:style-name="ce25" table:formula="of:=MID([$'Compras-Ali'.$A530];[$Tablas.$E$31];[$Tablas.$G$31])" office:value-type="string" office:string-value="001" calcext:value-type="string">
            <text:p>001</text:p>
          </table:table-cell>
          <table:table-cell table:style-name="ce25" table:formula="of:=MID([$'Compras-Ali'.$A530];[$Tablas.$E$32];[$Tablas.$G$32])" office:value-type="string" office:string-value="02019" calcext:value-type="string">
            <text:p>02019</text:p>
          </table:table-cell>
          <table:table-cell table:style-name="ce25" table:formula="of:=MID([$'Compras-Ali'.$A530];[$Tablas.$E$33];[$Tablas.$G$33])" office:value-type="string" office:string-value="00000000000000374031" calcext:value-type="string">
            <text:p>00000000000000374031</text:p>
          </table:table-cell>
          <table:table-cell table:style-name="ce25" table:formula="of:=MID([$'Compras-Ali'.$A530];[$Tablas.$E$34];[$Tablas.$G$34])" office:value-type="string" office:string-value="80" calcext:value-type="string">
            <text:p>80</text:p>
          </table:table-cell>
          <table:table-cell table:style-name="ce25" table:formula="of:=MID([$'Compras-Ali'.$A530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530]&lt;&gt;&quot;&quot;;VALUE(MID([$'Compras-Ali'.$A530];[$Tablas.$E$36];[$Tablas.$G$36]))/100;0)*IF(OR(VALUE([.A530])=3;VALUE([.A530])=8;VALUE([.A530])=13);-1;1)" office:value-type="float" office:value="993559.81" calcext:value-type="float">
            <text:p>993.559,81</text:p>
          </table:table-cell>
          <table:table-cell table:style-name="ce25" table:formula="of:=MID([$'Compras-Ali'.$A530];[$Tablas.$E$37];[$Tablas.$G$37])" office:value-type="string" office:string-value="0005" calcext:value-type="string">
            <text:p>0005</text:p>
          </table:table-cell>
          <table:table-cell table:style-name="ce28" table:formula="of:=IF([$'Compras-Ali'.$A530]&lt;&gt;&quot;&quot;;VALUE(MID([$'Compras-Ali'.$A530];[$Tablas.$E$38];[$Tablas.$G$38]))/100;0)*IF(OR(VALUE([.A530])=3;VALUE([.A530])=8;VALUE([.A530])=13);-1;1)" office:value-type="float" office:value="208647.56" calcext:value-type="float">
            <text:p>208.647,56</text:p>
          </table:table-cell>
          <table:table-cell table:number-columns-repeated="1016"/>
        </table:table-row>
        <table:table-row table:style-name="ro1">
          <table:table-cell table:style-name="ce25" table:formula="of:=MID([$'Compras-Ali'.$A531];[$Tablas.$E$31];[$Tablas.$G$31])" office:value-type="string" office:string-value="003" calcext:value-type="string">
            <text:p>003</text:p>
          </table:table-cell>
          <table:table-cell table:style-name="ce25" table:formula="of:=MID([$'Compras-Ali'.$A531];[$Tablas.$E$32];[$Tablas.$G$32])" office:value-type="string" office:string-value="02550" calcext:value-type="string">
            <text:p>02550</text:p>
          </table:table-cell>
          <table:table-cell table:style-name="ce25" table:formula="of:=MID([$'Compras-Ali'.$A531];[$Tablas.$E$33];[$Tablas.$G$33])" office:value-type="string" office:string-value="00000000000000135180" calcext:value-type="string">
            <text:p>00000000000000135180</text:p>
          </table:table-cell>
          <table:table-cell table:style-name="ce25" table:formula="of:=MID([$'Compras-Ali'.$A531];[$Tablas.$E$34];[$Tablas.$G$34])" office:value-type="string" office:string-value="80" calcext:value-type="string">
            <text:p>80</text:p>
          </table:table-cell>
          <table:table-cell table:style-name="ce25" table:formula="of:=MID([$'Compras-Ali'.$A531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531]&lt;&gt;&quot;&quot;;VALUE(MID([$'Compras-Ali'.$A531];[$Tablas.$E$36];[$Tablas.$G$36]))/100;0)*IF(OR(VALUE([.A531])=3;VALUE([.A531])=8;VALUE([.A531])=13);-1;1)" office:value-type="float" office:value="-785558" calcext:value-type="float">
            <text:p>-785.558,00</text:p>
          </table:table-cell>
          <table:table-cell table:style-name="ce25" table:formula="of:=MID([$'Compras-Ali'.$A531];[$Tablas.$E$37];[$Tablas.$G$37])" office:value-type="string" office:string-value="0005" calcext:value-type="string">
            <text:p>0005</text:p>
          </table:table-cell>
          <table:table-cell table:style-name="ce28" table:formula="of:=IF([$'Compras-Ali'.$A531]&lt;&gt;&quot;&quot;;VALUE(MID([$'Compras-Ali'.$A531];[$Tablas.$E$38];[$Tablas.$G$38]))/100;0)*IF(OR(VALUE([.A531])=3;VALUE([.A531])=8;VALUE([.A531])=13);-1;1)" office:value-type="float" office:value="-164967.18" calcext:value-type="float">
            <text:p>-164.967,18</text:p>
          </table:table-cell>
          <table:table-cell table:number-columns-repeated="1016"/>
        </table:table-row>
        <table:table-row table:style-name="ro1">
          <table:table-cell table:style-name="ce25" table:formula="of:=MID([$'Compras-Ali'.$A532];[$Tablas.$E$31];[$Tablas.$G$31])" office:value-type="string" office:string-value="001" calcext:value-type="string">
            <text:p>001</text:p>
          </table:table-cell>
          <table:table-cell table:style-name="ce25" table:formula="of:=MID([$'Compras-Ali'.$A532];[$Tablas.$E$32];[$Tablas.$G$32])" office:value-type="string" office:string-value="00025" calcext:value-type="string">
            <text:p>00025</text:p>
          </table:table-cell>
          <table:table-cell table:style-name="ce25" table:formula="of:=MID([$'Compras-Ali'.$A532];[$Tablas.$E$33];[$Tablas.$G$33])" office:value-type="string" office:string-value="00000000000000083275" calcext:value-type="string">
            <text:p>00000000000000083275</text:p>
          </table:table-cell>
          <table:table-cell table:style-name="ce25" table:formula="of:=MID([$'Compras-Ali'.$A532];[$Tablas.$E$34];[$Tablas.$G$34])" office:value-type="string" office:string-value="80" calcext:value-type="string">
            <text:p>80</text:p>
          </table:table-cell>
          <table:table-cell table:style-name="ce25" table:formula="of:=MID([$'Compras-Ali'.$A532];[$Tablas.$E$35];[$Tablas.$G$35])" office:value-type="string" office:string-value="00000000033501576269" calcext:value-type="string">
            <text:p>00000000033501576269</text:p>
          </table:table-cell>
          <table:table-cell table:style-name="ce28" table:formula="of:=IF([$'Compras-Ali'.$A532]&lt;&gt;&quot;&quot;;VALUE(MID([$'Compras-Ali'.$A532];[$Tablas.$E$36];[$Tablas.$G$36]))/100;0)*IF(OR(VALUE([.A532])=3;VALUE([.A532])=8;VALUE([.A532])=13);-1;1)" office:value-type="float" office:value="4859.52" calcext:value-type="float">
            <text:p>4.859,52</text:p>
          </table:table-cell>
          <table:table-cell table:style-name="ce25" table:formula="of:=MID([$'Compras-Ali'.$A532];[$Tablas.$E$37];[$Tablas.$G$37])" office:value-type="string" office:string-value="0005" calcext:value-type="string">
            <text:p>0005</text:p>
          </table:table-cell>
          <table:table-cell table:style-name="ce28" table:formula="of:=IF([$'Compras-Ali'.$A532]&lt;&gt;&quot;&quot;;VALUE(MID([$'Compras-Ali'.$A532];[$Tablas.$E$38];[$Tablas.$G$38]))/100;0)*IF(OR(VALUE([.A532])=3;VALUE([.A532])=8;VALUE([.A532])=13);-1;1)" office:value-type="float" office:value="1020.5" calcext:value-type="float">
            <text:p>1.020,50</text:p>
          </table:table-cell>
          <table:table-cell table:number-columns-repeated="1016"/>
        </table:table-row>
        <table:table-row table:style-name="ro1">
          <table:table-cell table:style-name="ce25" table:formula="of:=MID([$'Compras-Ali'.$A533];[$Tablas.$E$31];[$Tablas.$G$31])" office:value-type="string" office:string-value="001" calcext:value-type="string">
            <text:p>001</text:p>
          </table:table-cell>
          <table:table-cell table:style-name="ce25" table:formula="of:=MID([$'Compras-Ali'.$A533];[$Tablas.$E$32];[$Tablas.$G$32])" office:value-type="string" office:string-value="00001" calcext:value-type="string">
            <text:p>00001</text:p>
          </table:table-cell>
          <table:table-cell table:style-name="ce25" table:formula="of:=MID([$'Compras-Ali'.$A533];[$Tablas.$E$33];[$Tablas.$G$33])" office:value-type="string" office:string-value="00000000000000085892" calcext:value-type="string">
            <text:p>00000000000000085892</text:p>
          </table:table-cell>
          <table:table-cell table:style-name="ce25" table:formula="of:=MID([$'Compras-Ali'.$A533];[$Tablas.$E$34];[$Tablas.$G$34])" office:value-type="string" office:string-value="80" calcext:value-type="string">
            <text:p>80</text:p>
          </table:table-cell>
          <table:table-cell table:style-name="ce25" table:formula="of:=MID([$'Compras-Ali'.$A53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33]&lt;&gt;&quot;&quot;;VALUE(MID([$'Compras-Ali'.$A533];[$Tablas.$E$36];[$Tablas.$G$36]))/100;0)*IF(OR(VALUE([.A533])=3;VALUE([.A533])=8;VALUE([.A533])=13);-1;1)" office:value-type="float" office:value="133.95" calcext:value-type="float">
            <text:p>133,95</text:p>
          </table:table-cell>
          <table:table-cell table:style-name="ce25" table:formula="of:=MID([$'Compras-Ali'.$A533];[$Tablas.$E$37];[$Tablas.$G$37])" office:value-type="string" office:string-value="0005" calcext:value-type="string">
            <text:p>0005</text:p>
          </table:table-cell>
          <table:table-cell table:style-name="ce28" table:formula="of:=IF([$'Compras-Ali'.$A533]&lt;&gt;&quot;&quot;;VALUE(MID([$'Compras-Ali'.$A533];[$Tablas.$E$38];[$Tablas.$G$38]))/100;0)*IF(OR(VALUE([.A533])=3;VALUE([.A533])=8;VALUE([.A533])=13);-1;1)" office:value-type="float" office:value="28.13" calcext:value-type="float">
            <text:p>28,13</text:p>
          </table:table-cell>
          <table:table-cell table:number-columns-repeated="1016"/>
        </table:table-row>
        <table:table-row table:style-name="ro1">
          <table:table-cell table:style-name="ce25" table:formula="of:=MID([$'Compras-Ali'.$A534];[$Tablas.$E$31];[$Tablas.$G$31])" office:value-type="string" office:string-value="001" calcext:value-type="string">
            <text:p>001</text:p>
          </table:table-cell>
          <table:table-cell table:style-name="ce25" table:formula="of:=MID([$'Compras-Ali'.$A534];[$Tablas.$E$32];[$Tablas.$G$32])" office:value-type="string" office:string-value="00001" calcext:value-type="string">
            <text:p>00001</text:p>
          </table:table-cell>
          <table:table-cell table:style-name="ce25" table:formula="of:=MID([$'Compras-Ali'.$A534];[$Tablas.$E$33];[$Tablas.$G$33])" office:value-type="string" office:string-value="00000000000000085900" calcext:value-type="string">
            <text:p>00000000000000085900</text:p>
          </table:table-cell>
          <table:table-cell table:style-name="ce25" table:formula="of:=MID([$'Compras-Ali'.$A534];[$Tablas.$E$34];[$Tablas.$G$34])" office:value-type="string" office:string-value="80" calcext:value-type="string">
            <text:p>80</text:p>
          </table:table-cell>
          <table:table-cell table:style-name="ce25" table:formula="of:=MID([$'Compras-Ali'.$A53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34]&lt;&gt;&quot;&quot;;VALUE(MID([$'Compras-Ali'.$A534];[$Tablas.$E$36];[$Tablas.$G$36]))/100;0)*IF(OR(VALUE([.A534])=3;VALUE([.A534])=8;VALUE([.A534])=13);-1;1)" office:value-type="float" office:value="146.14" calcext:value-type="float">
            <text:p>146,14</text:p>
          </table:table-cell>
          <table:table-cell table:style-name="ce25" table:formula="of:=MID([$'Compras-Ali'.$A534];[$Tablas.$E$37];[$Tablas.$G$37])" office:value-type="string" office:string-value="0005" calcext:value-type="string">
            <text:p>0005</text:p>
          </table:table-cell>
          <table:table-cell table:style-name="ce28" table:formula="of:=IF([$'Compras-Ali'.$A534]&lt;&gt;&quot;&quot;;VALUE(MID([$'Compras-Ali'.$A534];[$Tablas.$E$38];[$Tablas.$G$38]))/100;0)*IF(OR(VALUE([.A534])=3;VALUE([.A534])=8;VALUE([.A534])=13);-1;1)" office:value-type="float" office:value="30.69" calcext:value-type="float">
            <text:p>30,69</text:p>
          </table:table-cell>
          <table:table-cell table:number-columns-repeated="1016"/>
        </table:table-row>
        <table:table-row table:style-name="ro1">
          <table:table-cell table:style-name="ce25" table:formula="of:=MID([$'Compras-Ali'.$A535];[$Tablas.$E$31];[$Tablas.$G$31])" office:value-type="string" office:string-value="001" calcext:value-type="string">
            <text:p>001</text:p>
          </table:table-cell>
          <table:table-cell table:style-name="ce25" table:formula="of:=MID([$'Compras-Ali'.$A535];[$Tablas.$E$32];[$Tablas.$G$32])" office:value-type="string" office:string-value="00001" calcext:value-type="string">
            <text:p>00001</text:p>
          </table:table-cell>
          <table:table-cell table:style-name="ce25" table:formula="of:=MID([$'Compras-Ali'.$A535];[$Tablas.$E$33];[$Tablas.$G$33])" office:value-type="string" office:string-value="00000000000000085895" calcext:value-type="string">
            <text:p>00000000000000085895</text:p>
          </table:table-cell>
          <table:table-cell table:style-name="ce25" table:formula="of:=MID([$'Compras-Ali'.$A535];[$Tablas.$E$34];[$Tablas.$G$34])" office:value-type="string" office:string-value="80" calcext:value-type="string">
            <text:p>80</text:p>
          </table:table-cell>
          <table:table-cell table:style-name="ce25" table:formula="of:=MID([$'Compras-Ali'.$A53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35]&lt;&gt;&quot;&quot;;VALUE(MID([$'Compras-Ali'.$A535];[$Tablas.$E$36];[$Tablas.$G$36]))/100;0)*IF(OR(VALUE([.A535])=3;VALUE([.A535])=8;VALUE([.A535])=13);-1;1)" office:value-type="float" office:value="1257.29" calcext:value-type="float">
            <text:p>1.257,29</text:p>
          </table:table-cell>
          <table:table-cell table:style-name="ce25" table:formula="of:=MID([$'Compras-Ali'.$A535];[$Tablas.$E$37];[$Tablas.$G$37])" office:value-type="string" office:string-value="0005" calcext:value-type="string">
            <text:p>0005</text:p>
          </table:table-cell>
          <table:table-cell table:style-name="ce28" table:formula="of:=IF([$'Compras-Ali'.$A535]&lt;&gt;&quot;&quot;;VALUE(MID([$'Compras-Ali'.$A535];[$Tablas.$E$38];[$Tablas.$G$38]))/100;0)*IF(OR(VALUE([.A535])=3;VALUE([.A535])=8;VALUE([.A535])=13);-1;1)" office:value-type="float" office:value="264.03" calcext:value-type="float">
            <text:p>264,03</text:p>
          </table:table-cell>
          <table:table-cell table:number-columns-repeated="1016"/>
        </table:table-row>
        <table:table-row table:style-name="ro1">
          <table:table-cell table:style-name="ce25" table:formula="of:=MID([$'Compras-Ali'.$A536];[$Tablas.$E$31];[$Tablas.$G$31])" office:value-type="string" office:string-value="001" calcext:value-type="string">
            <text:p>001</text:p>
          </table:table-cell>
          <table:table-cell table:style-name="ce25" table:formula="of:=MID([$'Compras-Ali'.$A536];[$Tablas.$E$32];[$Tablas.$G$32])" office:value-type="string" office:string-value="00001" calcext:value-type="string">
            <text:p>00001</text:p>
          </table:table-cell>
          <table:table-cell table:style-name="ce25" table:formula="of:=MID([$'Compras-Ali'.$A536];[$Tablas.$E$33];[$Tablas.$G$33])" office:value-type="string" office:string-value="00000000000000085905" calcext:value-type="string">
            <text:p>00000000000000085905</text:p>
          </table:table-cell>
          <table:table-cell table:style-name="ce25" table:formula="of:=MID([$'Compras-Ali'.$A536];[$Tablas.$E$34];[$Tablas.$G$34])" office:value-type="string" office:string-value="80" calcext:value-type="string">
            <text:p>80</text:p>
          </table:table-cell>
          <table:table-cell table:style-name="ce25" table:formula="of:=MID([$'Compras-Ali'.$A53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36]&lt;&gt;&quot;&quot;;VALUE(MID([$'Compras-Ali'.$A536];[$Tablas.$E$36];[$Tablas.$G$36]))/100;0)*IF(OR(VALUE([.A536])=3;VALUE([.A536])=8;VALUE([.A536])=13);-1;1)" office:value-type="float" office:value="774.71" calcext:value-type="float">
            <text:p>774,71</text:p>
          </table:table-cell>
          <table:table-cell table:style-name="ce25" table:formula="of:=MID([$'Compras-Ali'.$A536];[$Tablas.$E$37];[$Tablas.$G$37])" office:value-type="string" office:string-value="0005" calcext:value-type="string">
            <text:p>0005</text:p>
          </table:table-cell>
          <table:table-cell table:style-name="ce28" table:formula="of:=IF([$'Compras-Ali'.$A536]&lt;&gt;&quot;&quot;;VALUE(MID([$'Compras-Ali'.$A536];[$Tablas.$E$38];[$Tablas.$G$38]))/100;0)*IF(OR(VALUE([.A536])=3;VALUE([.A536])=8;VALUE([.A536])=13);-1;1)" office:value-type="float" office:value="162.69" calcext:value-type="float">
            <text:p>162,69</text:p>
          </table:table-cell>
          <table:table-cell table:number-columns-repeated="1016"/>
        </table:table-row>
        <table:table-row table:style-name="ro1">
          <table:table-cell table:style-name="ce25" table:formula="of:=MID([$'Compras-Ali'.$A537];[$Tablas.$E$31];[$Tablas.$G$31])" office:value-type="string" office:string-value="001" calcext:value-type="string">
            <text:p>001</text:p>
          </table:table-cell>
          <table:table-cell table:style-name="ce25" table:formula="of:=MID([$'Compras-Ali'.$A537];[$Tablas.$E$32];[$Tablas.$G$32])" office:value-type="string" office:string-value="00003" calcext:value-type="string">
            <text:p>00003</text:p>
          </table:table-cell>
          <table:table-cell table:style-name="ce25" table:formula="of:=MID([$'Compras-Ali'.$A537];[$Tablas.$E$33];[$Tablas.$G$33])" office:value-type="string" office:string-value="00000000000000003126" calcext:value-type="string">
            <text:p>00000000000000003126</text:p>
          </table:table-cell>
          <table:table-cell table:style-name="ce25" table:formula="of:=MID([$'Compras-Ali'.$A537];[$Tablas.$E$34];[$Tablas.$G$34])" office:value-type="string" office:string-value="80" calcext:value-type="string">
            <text:p>80</text:p>
          </table:table-cell>
          <table:table-cell table:style-name="ce25" table:formula="of:=MID([$'Compras-Ali'.$A537];[$Tablas.$E$35];[$Tablas.$G$35])" office:value-type="string" office:string-value="00000000030715722565" calcext:value-type="string">
            <text:p>00000000030715722565</text:p>
          </table:table-cell>
          <table:table-cell table:style-name="ce28" table:formula="of:=IF([$'Compras-Ali'.$A537]&lt;&gt;&quot;&quot;;VALUE(MID([$'Compras-Ali'.$A537];[$Tablas.$E$36];[$Tablas.$G$36]))/100;0)*IF(OR(VALUE([.A537])=3;VALUE([.A537])=8;VALUE([.A537])=13);-1;1)" office:value-type="float" office:value="330.57" calcext:value-type="float">
            <text:p>330,57</text:p>
          </table:table-cell>
          <table:table-cell table:style-name="ce25" table:formula="of:=MID([$'Compras-Ali'.$A537];[$Tablas.$E$37];[$Tablas.$G$37])" office:value-type="string" office:string-value="0005" calcext:value-type="string">
            <text:p>0005</text:p>
          </table:table-cell>
          <table:table-cell table:style-name="ce28" table:formula="of:=IF([$'Compras-Ali'.$A537]&lt;&gt;&quot;&quot;;VALUE(MID([$'Compras-Ali'.$A537];[$Tablas.$E$38];[$Tablas.$G$38]))/100;0)*IF(OR(VALUE([.A537])=3;VALUE([.A537])=8;VALUE([.A537])=13);-1;1)" office:value-type="float" office:value="69.42" calcext:value-type="float">
            <text:p>69,42</text:p>
          </table:table-cell>
          <table:table-cell table:number-columns-repeated="1016"/>
        </table:table-row>
        <table:table-row table:style-name="ro1">
          <table:table-cell table:style-name="ce25" table:formula="of:=MID([$'Compras-Ali'.$A538];[$Tablas.$E$31];[$Tablas.$G$31])" office:value-type="string" office:string-value="001" calcext:value-type="string">
            <text:p>001</text:p>
          </table:table-cell>
          <table:table-cell table:style-name="ce25" table:formula="of:=MID([$'Compras-Ali'.$A538];[$Tablas.$E$32];[$Tablas.$G$32])" office:value-type="string" office:string-value="00001" calcext:value-type="string">
            <text:p>00001</text:p>
          </table:table-cell>
          <table:table-cell table:style-name="ce25" table:formula="of:=MID([$'Compras-Ali'.$A538];[$Tablas.$E$33];[$Tablas.$G$33])" office:value-type="string" office:string-value="00000000000000181220" calcext:value-type="string">
            <text:p>00000000000000181220</text:p>
          </table:table-cell>
          <table:table-cell table:style-name="ce25" table:formula="of:=MID([$'Compras-Ali'.$A538];[$Tablas.$E$34];[$Tablas.$G$34])" office:value-type="string" office:string-value="80" calcext:value-type="string">
            <text:p>80</text:p>
          </table:table-cell>
          <table:table-cell table:style-name="ce25" table:formula="of:=MID([$'Compras-Ali'.$A538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538]&lt;&gt;&quot;&quot;;VALUE(MID([$'Compras-Ali'.$A538];[$Tablas.$E$36];[$Tablas.$G$36]))/100;0)*IF(OR(VALUE([.A538])=3;VALUE([.A538])=8;VALUE([.A538])=13);-1;1)" office:value-type="float" office:value="87.14" calcext:value-type="float">
            <text:p>87,14</text:p>
          </table:table-cell>
          <table:table-cell table:style-name="ce25" table:formula="of:=MID([$'Compras-Ali'.$A538];[$Tablas.$E$37];[$Tablas.$G$37])" office:value-type="string" office:string-value="0005" calcext:value-type="string">
            <text:p>0005</text:p>
          </table:table-cell>
          <table:table-cell table:style-name="ce28" table:formula="of:=IF([$'Compras-Ali'.$A538]&lt;&gt;&quot;&quot;;VALUE(MID([$'Compras-Ali'.$A538];[$Tablas.$E$38];[$Tablas.$G$38]))/100;0)*IF(OR(VALUE([.A538])=3;VALUE([.A538])=8;VALUE([.A538])=13);-1;1)" office:value-type="float" office:value="18.3" calcext:value-type="float">
            <text:p>18,30</text:p>
          </table:table-cell>
          <table:table-cell table:number-columns-repeated="1016"/>
        </table:table-row>
        <table:table-row table:style-name="ro1">
          <table:table-cell table:style-name="ce25" table:formula="of:=MID([$'Compras-Ali'.$A539];[$Tablas.$E$31];[$Tablas.$G$31])" office:value-type="string" office:string-value="001" calcext:value-type="string">
            <text:p>001</text:p>
          </table:table-cell>
          <table:table-cell table:style-name="ce25" table:formula="of:=MID([$'Compras-Ali'.$A539];[$Tablas.$E$32];[$Tablas.$G$32])" office:value-type="string" office:string-value="00046" calcext:value-type="string">
            <text:p>00046</text:p>
          </table:table-cell>
          <table:table-cell table:style-name="ce25" table:formula="of:=MID([$'Compras-Ali'.$A539];[$Tablas.$E$33];[$Tablas.$G$33])" office:value-type="string" office:string-value="00000000000000084035" calcext:value-type="string">
            <text:p>00000000000000084035</text:p>
          </table:table-cell>
          <table:table-cell table:style-name="ce25" table:formula="of:=MID([$'Compras-Ali'.$A539];[$Tablas.$E$34];[$Tablas.$G$34])" office:value-type="string" office:string-value="80" calcext:value-type="string">
            <text:p>80</text:p>
          </table:table-cell>
          <table:table-cell table:style-name="ce25" table:formula="of:=MID([$'Compras-Ali'.$A539];[$Tablas.$E$35];[$Tablas.$G$35])" office:value-type="string" office:string-value="00000000030531878171" calcext:value-type="string">
            <text:p>00000000030531878171</text:p>
          </table:table-cell>
          <table:table-cell table:style-name="ce28" table:formula="of:=IF([$'Compras-Ali'.$A539]&lt;&gt;&quot;&quot;;VALUE(MID([$'Compras-Ali'.$A539];[$Tablas.$E$36];[$Tablas.$G$36]))/100;0)*IF(OR(VALUE([.A539])=3;VALUE([.A539])=8;VALUE([.A539])=13);-1;1)" office:value-type="float" office:value="2776.86" calcext:value-type="float">
            <text:p>2.776,86</text:p>
          </table:table-cell>
          <table:table-cell table:style-name="ce25" table:formula="of:=MID([$'Compras-Ali'.$A539];[$Tablas.$E$37];[$Tablas.$G$37])" office:value-type="string" office:string-value="0005" calcext:value-type="string">
            <text:p>0005</text:p>
          </table:table-cell>
          <table:table-cell table:style-name="ce28" table:formula="of:=IF([$'Compras-Ali'.$A539]&lt;&gt;&quot;&quot;;VALUE(MID([$'Compras-Ali'.$A539];[$Tablas.$E$38];[$Tablas.$G$38]))/100;0)*IF(OR(VALUE([.A539])=3;VALUE([.A539])=8;VALUE([.A539])=13);-1;1)" office:value-type="float" office:value="583.14" calcext:value-type="float">
            <text:p>583,14</text:p>
          </table:table-cell>
          <table:table-cell table:number-columns-repeated="1016"/>
        </table:table-row>
        <table:table-row table:style-name="ro1">
          <table:table-cell table:style-name="ce25" table:formula="of:=MID([$'Compras-Ali'.$A540];[$Tablas.$E$31];[$Tablas.$G$31])" office:value-type="string" office:string-value="001" calcext:value-type="string">
            <text:p>001</text:p>
          </table:table-cell>
          <table:table-cell table:style-name="ce25" table:formula="of:=MID([$'Compras-Ali'.$A540];[$Tablas.$E$32];[$Tablas.$G$32])" office:value-type="string" office:string-value="00021" calcext:value-type="string">
            <text:p>00021</text:p>
          </table:table-cell>
          <table:table-cell table:style-name="ce25" table:formula="of:=MID([$'Compras-Ali'.$A540];[$Tablas.$E$33];[$Tablas.$G$33])" office:value-type="string" office:string-value="00000000000000035847" calcext:value-type="string">
            <text:p>00000000000000035847</text:p>
          </table:table-cell>
          <table:table-cell table:style-name="ce25" table:formula="of:=MID([$'Compras-Ali'.$A540];[$Tablas.$E$34];[$Tablas.$G$34])" office:value-type="string" office:string-value="80" calcext:value-type="string">
            <text:p>80</text:p>
          </table:table-cell>
          <table:table-cell table:style-name="ce25" table:formula="of:=MID([$'Compras-Ali'.$A540];[$Tablas.$E$35];[$Tablas.$G$35])" office:value-type="string" office:string-value="00000000030533493560" calcext:value-type="string">
            <text:p>00000000030533493560</text:p>
          </table:table-cell>
          <table:table-cell table:style-name="ce28" table:formula="of:=IF([$'Compras-Ali'.$A540]&lt;&gt;&quot;&quot;;VALUE(MID([$'Compras-Ali'.$A540];[$Tablas.$E$36];[$Tablas.$G$36]))/100;0)*IF(OR(VALUE([.A540])=3;VALUE([.A540])=8;VALUE([.A540])=13);-1;1)" office:value-type="float" office:value="22007.14" calcext:value-type="float">
            <text:p>22.007,14</text:p>
          </table:table-cell>
          <table:table-cell table:style-name="ce25" table:formula="of:=MID([$'Compras-Ali'.$A540];[$Tablas.$E$37];[$Tablas.$G$37])" office:value-type="string" office:string-value="0005" calcext:value-type="string">
            <text:p>0005</text:p>
          </table:table-cell>
          <table:table-cell table:style-name="ce28" table:formula="of:=IF([$'Compras-Ali'.$A540]&lt;&gt;&quot;&quot;;VALUE(MID([$'Compras-Ali'.$A540];[$Tablas.$E$38];[$Tablas.$G$38]))/100;0)*IF(OR(VALUE([.A540])=3;VALUE([.A540])=8;VALUE([.A540])=13);-1;1)" office:value-type="float" office:value="4621.5" calcext:value-type="float">
            <text:p>4.621,50</text:p>
          </table:table-cell>
          <table:table-cell table:number-columns-repeated="1016"/>
        </table:table-row>
        <table:table-row table:style-name="ro1">
          <table:table-cell table:style-name="ce25" table:formula="of:=MID([$'Compras-Ali'.$A541];[$Tablas.$E$31];[$Tablas.$G$31])" office:value-type="string" office:string-value="001" calcext:value-type="string">
            <text:p>001</text:p>
          </table:table-cell>
          <table:table-cell table:style-name="ce25" table:formula="of:=MID([$'Compras-Ali'.$A541];[$Tablas.$E$32];[$Tablas.$G$32])" office:value-type="string" office:string-value="00007" calcext:value-type="string">
            <text:p>00007</text:p>
          </table:table-cell>
          <table:table-cell table:style-name="ce25" table:formula="of:=MID([$'Compras-Ali'.$A541];[$Tablas.$E$33];[$Tablas.$G$33])" office:value-type="string" office:string-value="00000000000000004072" calcext:value-type="string">
            <text:p>00000000000000004072</text:p>
          </table:table-cell>
          <table:table-cell table:style-name="ce25" table:formula="of:=MID([$'Compras-Ali'.$A541];[$Tablas.$E$34];[$Tablas.$G$34])" office:value-type="string" office:string-value="80" calcext:value-type="string">
            <text:p>80</text:p>
          </table:table-cell>
          <table:table-cell table:style-name="ce25" table:formula="of:=MID([$'Compras-Ali'.$A541];[$Tablas.$E$35];[$Tablas.$G$35])" office:value-type="string" office:string-value="00000000023256326329" calcext:value-type="string">
            <text:p>00000000023256326329</text:p>
          </table:table-cell>
          <table:table-cell table:style-name="ce28" table:formula="of:=IF([$'Compras-Ali'.$A541]&lt;&gt;&quot;&quot;;VALUE(MID([$'Compras-Ali'.$A541];[$Tablas.$E$36];[$Tablas.$G$36]))/100;0)*IF(OR(VALUE([.A541])=3;VALUE([.A541])=8;VALUE([.A541])=13);-1;1)" office:value-type="float" office:value="1096.76" calcext:value-type="float">
            <text:p>1.096,76</text:p>
          </table:table-cell>
          <table:table-cell table:style-name="ce25" table:formula="of:=MID([$'Compras-Ali'.$A541];[$Tablas.$E$37];[$Tablas.$G$37])" office:value-type="string" office:string-value="0005" calcext:value-type="string">
            <text:p>0005</text:p>
          </table:table-cell>
          <table:table-cell table:style-name="ce28" table:formula="of:=IF([$'Compras-Ali'.$A541]&lt;&gt;&quot;&quot;;VALUE(MID([$'Compras-Ali'.$A541];[$Tablas.$E$38];[$Tablas.$G$38]))/100;0)*IF(OR(VALUE([.A541])=3;VALUE([.A541])=8;VALUE([.A541])=13);-1;1)" office:value-type="float" office:value="230.32" calcext:value-type="float">
            <text:p>230,32</text:p>
          </table:table-cell>
          <table:table-cell table:number-columns-repeated="1016"/>
        </table:table-row>
        <table:table-row table:style-name="ro1">
          <table:table-cell table:style-name="ce25" table:formula="of:=MID([$'Compras-Ali'.$A542];[$Tablas.$E$31];[$Tablas.$G$31])" office:value-type="string" office:string-value="001" calcext:value-type="string">
            <text:p>001</text:p>
          </table:table-cell>
          <table:table-cell table:style-name="ce25" table:formula="of:=MID([$'Compras-Ali'.$A542];[$Tablas.$E$32];[$Tablas.$G$32])" office:value-type="string" office:string-value="00001" calcext:value-type="string">
            <text:p>00001</text:p>
          </table:table-cell>
          <table:table-cell table:style-name="ce25" table:formula="of:=MID([$'Compras-Ali'.$A542];[$Tablas.$E$33];[$Tablas.$G$33])" office:value-type="string" office:string-value="00000000000000085486" calcext:value-type="string">
            <text:p>00000000000000085486</text:p>
          </table:table-cell>
          <table:table-cell table:style-name="ce25" table:formula="of:=MID([$'Compras-Ali'.$A542];[$Tablas.$E$34];[$Tablas.$G$34])" office:value-type="string" office:string-value="80" calcext:value-type="string">
            <text:p>80</text:p>
          </table:table-cell>
          <table:table-cell table:style-name="ce25" table:formula="of:=MID([$'Compras-Ali'.$A542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42]&lt;&gt;&quot;&quot;;VALUE(MID([$'Compras-Ali'.$A542];[$Tablas.$E$36];[$Tablas.$G$36]))/100;0)*IF(OR(VALUE([.A542])=3;VALUE([.A542])=8;VALUE([.A542])=13);-1;1)" office:value-type="float" office:value="656.48" calcext:value-type="float">
            <text:p>656,48</text:p>
          </table:table-cell>
          <table:table-cell table:style-name="ce25" table:formula="of:=MID([$'Compras-Ali'.$A542];[$Tablas.$E$37];[$Tablas.$G$37])" office:value-type="string" office:string-value="0005" calcext:value-type="string">
            <text:p>0005</text:p>
          </table:table-cell>
          <table:table-cell table:style-name="ce28" table:formula="of:=IF([$'Compras-Ali'.$A542]&lt;&gt;&quot;&quot;;VALUE(MID([$'Compras-Ali'.$A542];[$Tablas.$E$38];[$Tablas.$G$38]))/100;0)*IF(OR(VALUE([.A542])=3;VALUE([.A542])=8;VALUE([.A542])=13);-1;1)" office:value-type="float" office:value="137.86" calcext:value-type="float">
            <text:p>137,86</text:p>
          </table:table-cell>
          <table:table-cell table:number-columns-repeated="1016"/>
        </table:table-row>
        <table:table-row table:style-name="ro1">
          <table:table-cell table:style-name="ce25" table:formula="of:=MID([$'Compras-Ali'.$A543];[$Tablas.$E$31];[$Tablas.$G$31])" office:value-type="string" office:string-value="001" calcext:value-type="string">
            <text:p>001</text:p>
          </table:table-cell>
          <table:table-cell table:style-name="ce25" table:formula="of:=MID([$'Compras-Ali'.$A543];[$Tablas.$E$32];[$Tablas.$G$32])" office:value-type="string" office:string-value="00002" calcext:value-type="string">
            <text:p>00002</text:p>
          </table:table-cell>
          <table:table-cell table:style-name="ce25" table:formula="of:=MID([$'Compras-Ali'.$A543];[$Tablas.$E$33];[$Tablas.$G$33])" office:value-type="string" office:string-value="00000000000000000246" calcext:value-type="string">
            <text:p>00000000000000000246</text:p>
          </table:table-cell>
          <table:table-cell table:style-name="ce25" table:formula="of:=MID([$'Compras-Ali'.$A543];[$Tablas.$E$34];[$Tablas.$G$34])" office:value-type="string" office:string-value="80" calcext:value-type="string">
            <text:p>80</text:p>
          </table:table-cell>
          <table:table-cell table:style-name="ce25" table:formula="of:=MID([$'Compras-Ali'.$A543];[$Tablas.$E$35];[$Tablas.$G$35])" office:value-type="string" office:string-value="00000000020121498457" calcext:value-type="string">
            <text:p>00000000020121498457</text:p>
          </table:table-cell>
          <table:table-cell table:style-name="ce28" table:formula="of:=IF([$'Compras-Ali'.$A543]&lt;&gt;&quot;&quot;;VALUE(MID([$'Compras-Ali'.$A543];[$Tablas.$E$36];[$Tablas.$G$36]))/100;0)*IF(OR(VALUE([.A543])=3;VALUE([.A543])=8;VALUE([.A543])=13);-1;1)" office:value-type="float" office:value="10000" calcext:value-type="float">
            <text:p>10.000,00</text:p>
          </table:table-cell>
          <table:table-cell table:style-name="ce25" table:formula="of:=MID([$'Compras-Ali'.$A543];[$Tablas.$E$37];[$Tablas.$G$37])" office:value-type="string" office:string-value="0005" calcext:value-type="string">
            <text:p>0005</text:p>
          </table:table-cell>
          <table:table-cell table:style-name="ce28" table:formula="of:=IF([$'Compras-Ali'.$A543]&lt;&gt;&quot;&quot;;VALUE(MID([$'Compras-Ali'.$A543];[$Tablas.$E$38];[$Tablas.$G$38]))/100;0)*IF(OR(VALUE([.A543])=3;VALUE([.A543])=8;VALUE([.A543])=13);-1;1)" office:value-type="float" office:value="2100" calcext:value-type="float">
            <text:p>2.100,00</text:p>
          </table:table-cell>
          <table:table-cell table:number-columns-repeated="1016"/>
        </table:table-row>
        <table:table-row table:style-name="ro1">
          <table:table-cell table:style-name="ce25" table:formula="of:=MID([$'Compras-Ali'.$A544];[$Tablas.$E$31];[$Tablas.$G$31])" office:value-type="string" office:string-value="001" calcext:value-type="string">
            <text:p>001</text:p>
          </table:table-cell>
          <table:table-cell table:style-name="ce25" table:formula="of:=MID([$'Compras-Ali'.$A544];[$Tablas.$E$32];[$Tablas.$G$32])" office:value-type="string" office:string-value="00001" calcext:value-type="string">
            <text:p>00001</text:p>
          </table:table-cell>
          <table:table-cell table:style-name="ce25" table:formula="of:=MID([$'Compras-Ali'.$A544];[$Tablas.$E$33];[$Tablas.$G$33])" office:value-type="string" office:string-value="00000000000000085085" calcext:value-type="string">
            <text:p>00000000000000085085</text:p>
          </table:table-cell>
          <table:table-cell table:style-name="ce25" table:formula="of:=MID([$'Compras-Ali'.$A544];[$Tablas.$E$34];[$Tablas.$G$34])" office:value-type="string" office:string-value="80" calcext:value-type="string">
            <text:p>80</text:p>
          </table:table-cell>
          <table:table-cell table:style-name="ce25" table:formula="of:=MID([$'Compras-Ali'.$A54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44]&lt;&gt;&quot;&quot;;VALUE(MID([$'Compras-Ali'.$A544];[$Tablas.$E$36];[$Tablas.$G$36]))/100;0)*IF(OR(VALUE([.A544])=3;VALUE([.A544])=8;VALUE([.A544])=13);-1;1)" office:value-type="float" office:value="33.14" calcext:value-type="float">
            <text:p>33,14</text:p>
          </table:table-cell>
          <table:table-cell table:style-name="ce25" table:formula="of:=MID([$'Compras-Ali'.$A544];[$Tablas.$E$37];[$Tablas.$G$37])" office:value-type="string" office:string-value="0005" calcext:value-type="string">
            <text:p>0005</text:p>
          </table:table-cell>
          <table:table-cell table:style-name="ce28" table:formula="of:=IF([$'Compras-Ali'.$A544]&lt;&gt;&quot;&quot;;VALUE(MID([$'Compras-Ali'.$A544];[$Tablas.$E$38];[$Tablas.$G$38]))/100;0)*IF(OR(VALUE([.A544])=3;VALUE([.A544])=8;VALUE([.A544])=13);-1;1)" office:value-type="float" office:value="6.96" calcext:value-type="float">
            <text:p>6,96</text:p>
          </table:table-cell>
          <table:table-cell table:number-columns-repeated="1016"/>
        </table:table-row>
        <table:table-row table:style-name="ro1">
          <table:table-cell table:style-name="ce25" table:formula="of:=MID([$'Compras-Ali'.$A545];[$Tablas.$E$31];[$Tablas.$G$31])" office:value-type="string" office:string-value="001" calcext:value-type="string">
            <text:p>001</text:p>
          </table:table-cell>
          <table:table-cell table:style-name="ce25" table:formula="of:=MID([$'Compras-Ali'.$A545];[$Tablas.$E$32];[$Tablas.$G$32])" office:value-type="string" office:string-value="00001" calcext:value-type="string">
            <text:p>00001</text:p>
          </table:table-cell>
          <table:table-cell table:style-name="ce25" table:formula="of:=MID([$'Compras-Ali'.$A545];[$Tablas.$E$33];[$Tablas.$G$33])" office:value-type="string" office:string-value="00000000000000303852" calcext:value-type="string">
            <text:p>00000000000000303852</text:p>
          </table:table-cell>
          <table:table-cell table:style-name="ce25" table:formula="of:=MID([$'Compras-Ali'.$A545];[$Tablas.$E$34];[$Tablas.$G$34])" office:value-type="string" office:string-value="80" calcext:value-type="string">
            <text:p>80</text:p>
          </table:table-cell>
          <table:table-cell table:style-name="ce25" table:formula="of:=MID([$'Compras-Ali'.$A54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45]&lt;&gt;&quot;&quot;;VALUE(MID([$'Compras-Ali'.$A545];[$Tablas.$E$36];[$Tablas.$G$36]))/100;0)*IF(OR(VALUE([.A545])=3;VALUE([.A545])=8;VALUE([.A545])=13);-1;1)" office:value-type="float" office:value="78.81" calcext:value-type="float">
            <text:p>78,81</text:p>
          </table:table-cell>
          <table:table-cell table:style-name="ce25" table:formula="of:=MID([$'Compras-Ali'.$A545];[$Tablas.$E$37];[$Tablas.$G$37])" office:value-type="string" office:string-value="0005" calcext:value-type="string">
            <text:p>0005</text:p>
          </table:table-cell>
          <table:table-cell table:style-name="ce28" table:formula="of:=IF([$'Compras-Ali'.$A545]&lt;&gt;&quot;&quot;;VALUE(MID([$'Compras-Ali'.$A545];[$Tablas.$E$38];[$Tablas.$G$38]))/100;0)*IF(OR(VALUE([.A545])=3;VALUE([.A545])=8;VALUE([.A545])=13);-1;1)" office:value-type="float" office:value="16.55" calcext:value-type="float">
            <text:p>16,55</text:p>
          </table:table-cell>
          <table:table-cell table:number-columns-repeated="1016"/>
        </table:table-row>
        <table:table-row table:style-name="ro1">
          <table:table-cell table:style-name="ce25" table:formula="of:=MID([$'Compras-Ali'.$A546];[$Tablas.$E$31];[$Tablas.$G$31])" office:value-type="string" office:string-value="001" calcext:value-type="string">
            <text:p>001</text:p>
          </table:table-cell>
          <table:table-cell table:style-name="ce25" table:formula="of:=MID([$'Compras-Ali'.$A546];[$Tablas.$E$32];[$Tablas.$G$32])" office:value-type="string" office:string-value="00001" calcext:value-type="string">
            <text:p>00001</text:p>
          </table:table-cell>
          <table:table-cell table:style-name="ce25" table:formula="of:=MID([$'Compras-Ali'.$A546];[$Tablas.$E$33];[$Tablas.$G$33])" office:value-type="string" office:string-value="00000000000000085501" calcext:value-type="string">
            <text:p>00000000000000085501</text:p>
          </table:table-cell>
          <table:table-cell table:style-name="ce25" table:formula="of:=MID([$'Compras-Ali'.$A546];[$Tablas.$E$34];[$Tablas.$G$34])" office:value-type="string" office:string-value="80" calcext:value-type="string">
            <text:p>80</text:p>
          </table:table-cell>
          <table:table-cell table:style-name="ce25" table:formula="of:=MID([$'Compras-Ali'.$A54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46]&lt;&gt;&quot;&quot;;VALUE(MID([$'Compras-Ali'.$A546];[$Tablas.$E$36];[$Tablas.$G$36]))/100;0)*IF(OR(VALUE([.A546])=3;VALUE([.A546])=8;VALUE([.A546])=13);-1;1)" office:value-type="float" office:value="85.05" calcext:value-type="float">
            <text:p>85,05</text:p>
          </table:table-cell>
          <table:table-cell table:style-name="ce25" table:formula="of:=MID([$'Compras-Ali'.$A546];[$Tablas.$E$37];[$Tablas.$G$37])" office:value-type="string" office:string-value="0005" calcext:value-type="string">
            <text:p>0005</text:p>
          </table:table-cell>
          <table:table-cell table:style-name="ce28" table:formula="of:=IF([$'Compras-Ali'.$A546]&lt;&gt;&quot;&quot;;VALUE(MID([$'Compras-Ali'.$A546];[$Tablas.$E$38];[$Tablas.$G$38]))/100;0)*IF(OR(VALUE([.A546])=3;VALUE([.A546])=8;VALUE([.A546])=13);-1;1)" office:value-type="float" office:value="17.86" calcext:value-type="float">
            <text:p>17,86</text:p>
          </table:table-cell>
          <table:table-cell table:number-columns-repeated="1016"/>
        </table:table-row>
        <table:table-row table:style-name="ro1">
          <table:table-cell table:style-name="ce25" table:formula="of:=MID([$'Compras-Ali'.$A547];[$Tablas.$E$31];[$Tablas.$G$31])" office:value-type="string" office:string-value="001" calcext:value-type="string">
            <text:p>001</text:p>
          </table:table-cell>
          <table:table-cell table:style-name="ce25" table:formula="of:=MID([$'Compras-Ali'.$A547];[$Tablas.$E$32];[$Tablas.$G$32])" office:value-type="string" office:string-value="00001" calcext:value-type="string">
            <text:p>00001</text:p>
          </table:table-cell>
          <table:table-cell table:style-name="ce25" table:formula="of:=MID([$'Compras-Ali'.$A547];[$Tablas.$E$33];[$Tablas.$G$33])" office:value-type="string" office:string-value="00000000000000085502" calcext:value-type="string">
            <text:p>00000000000000085502</text:p>
          </table:table-cell>
          <table:table-cell table:style-name="ce25" table:formula="of:=MID([$'Compras-Ali'.$A547];[$Tablas.$E$34];[$Tablas.$G$34])" office:value-type="string" office:string-value="80" calcext:value-type="string">
            <text:p>80</text:p>
          </table:table-cell>
          <table:table-cell table:style-name="ce25" table:formula="of:=MID([$'Compras-Ali'.$A54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47]&lt;&gt;&quot;&quot;;VALUE(MID([$'Compras-Ali'.$A547];[$Tablas.$E$36];[$Tablas.$G$36]))/100;0)*IF(OR(VALUE([.A547])=3;VALUE([.A547])=8;VALUE([.A547])=13);-1;1)" office:value-type="float" office:value="130" calcext:value-type="float">
            <text:p>130,00</text:p>
          </table:table-cell>
          <table:table-cell table:style-name="ce25" table:formula="of:=MID([$'Compras-Ali'.$A547];[$Tablas.$E$37];[$Tablas.$G$37])" office:value-type="string" office:string-value="0005" calcext:value-type="string">
            <text:p>0005</text:p>
          </table:table-cell>
          <table:table-cell table:style-name="ce28" table:formula="of:=IF([$'Compras-Ali'.$A547]&lt;&gt;&quot;&quot;;VALUE(MID([$'Compras-Ali'.$A547];[$Tablas.$E$38];[$Tablas.$G$38]))/100;0)*IF(OR(VALUE([.A547])=3;VALUE([.A547])=8;VALUE([.A547])=13);-1;1)" office:value-type="float" office:value="27.3" calcext:value-type="float">
            <text:p>27,30</text:p>
          </table:table-cell>
          <table:table-cell table:number-columns-repeated="1016"/>
        </table:table-row>
        <table:table-row table:style-name="ro1">
          <table:table-cell table:style-name="ce25" table:formula="of:=MID([$'Compras-Ali'.$A548];[$Tablas.$E$31];[$Tablas.$G$31])" office:value-type="string" office:string-value="001" calcext:value-type="string">
            <text:p>001</text:p>
          </table:table-cell>
          <table:table-cell table:style-name="ce25" table:formula="of:=MID([$'Compras-Ali'.$A548];[$Tablas.$E$32];[$Tablas.$G$32])" office:value-type="string" office:string-value="00001" calcext:value-type="string">
            <text:p>00001</text:p>
          </table:table-cell>
          <table:table-cell table:style-name="ce25" table:formula="of:=MID([$'Compras-Ali'.$A548];[$Tablas.$E$33];[$Tablas.$G$33])" office:value-type="string" office:string-value="00000000000000303798" calcext:value-type="string">
            <text:p>00000000000000303798</text:p>
          </table:table-cell>
          <table:table-cell table:style-name="ce25" table:formula="of:=MID([$'Compras-Ali'.$A548];[$Tablas.$E$34];[$Tablas.$G$34])" office:value-type="string" office:string-value="80" calcext:value-type="string">
            <text:p>80</text:p>
          </table:table-cell>
          <table:table-cell table:style-name="ce25" table:formula="of:=MID([$'Compras-Ali'.$A54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48]&lt;&gt;&quot;&quot;;VALUE(MID([$'Compras-Ali'.$A548];[$Tablas.$E$36];[$Tablas.$G$36]))/100;0)*IF(OR(VALUE([.A548])=3;VALUE([.A548])=8;VALUE([.A548])=13);-1;1)" office:value-type="float" office:value="30.62" calcext:value-type="float">
            <text:p>30,62</text:p>
          </table:table-cell>
          <table:table-cell table:style-name="ce25" table:formula="of:=MID([$'Compras-Ali'.$A548];[$Tablas.$E$37];[$Tablas.$G$37])" office:value-type="string" office:string-value="0005" calcext:value-type="string">
            <text:p>0005</text:p>
          </table:table-cell>
          <table:table-cell table:style-name="ce28" table:formula="of:=IF([$'Compras-Ali'.$A548]&lt;&gt;&quot;&quot;;VALUE(MID([$'Compras-Ali'.$A548];[$Tablas.$E$38];[$Tablas.$G$38]))/100;0)*IF(OR(VALUE([.A548])=3;VALUE([.A548])=8;VALUE([.A548])=13);-1;1)" office:value-type="float" office:value="6.43" calcext:value-type="float">
            <text:p>6,43</text:p>
          </table:table-cell>
          <table:table-cell table:number-columns-repeated="1016"/>
        </table:table-row>
        <table:table-row table:style-name="ro1">
          <table:table-cell table:style-name="ce25" table:formula="of:=MID([$'Compras-Ali'.$A549];[$Tablas.$E$31];[$Tablas.$G$31])" office:value-type="string" office:string-value="001" calcext:value-type="string">
            <text:p>001</text:p>
          </table:table-cell>
          <table:table-cell table:style-name="ce25" table:formula="of:=MID([$'Compras-Ali'.$A549];[$Tablas.$E$32];[$Tablas.$G$32])" office:value-type="string" office:string-value="05025" calcext:value-type="string">
            <text:p>05025</text:p>
          </table:table-cell>
          <table:table-cell table:style-name="ce25" table:formula="of:=MID([$'Compras-Ali'.$A549];[$Tablas.$E$33];[$Tablas.$G$33])" office:value-type="string" office:string-value="00000000000000001503" calcext:value-type="string">
            <text:p>00000000000000001503</text:p>
          </table:table-cell>
          <table:table-cell table:style-name="ce25" table:formula="of:=MID([$'Compras-Ali'.$A549];[$Tablas.$E$34];[$Tablas.$G$34])" office:value-type="string" office:string-value="80" calcext:value-type="string">
            <text:p>80</text:p>
          </table:table-cell>
          <table:table-cell table:style-name="ce25" table:formula="of:=MID([$'Compras-Ali'.$A549];[$Tablas.$E$35];[$Tablas.$G$35])" office:value-type="string" office:string-value="00000000030515488479" calcext:value-type="string">
            <text:p>00000000030515488479</text:p>
          </table:table-cell>
          <table:table-cell table:style-name="ce28" table:formula="of:=IF([$'Compras-Ali'.$A549]&lt;&gt;&quot;&quot;;VALUE(MID([$'Compras-Ali'.$A549];[$Tablas.$E$36];[$Tablas.$G$36]))/100;0)*IF(OR(VALUE([.A549])=3;VALUE([.A549])=8;VALUE([.A549])=13);-1;1)" office:value-type="float" office:value="21335.29" calcext:value-type="float">
            <text:p>21.335,29</text:p>
          </table:table-cell>
          <table:table-cell table:style-name="ce25" table:formula="of:=MID([$'Compras-Ali'.$A549];[$Tablas.$E$37];[$Tablas.$G$37])" office:value-type="string" office:string-value="0005" calcext:value-type="string">
            <text:p>0005</text:p>
          </table:table-cell>
          <table:table-cell table:style-name="ce28" table:formula="of:=IF([$'Compras-Ali'.$A549]&lt;&gt;&quot;&quot;;VALUE(MID([$'Compras-Ali'.$A549];[$Tablas.$E$38];[$Tablas.$G$38]))/100;0)*IF(OR(VALUE([.A549])=3;VALUE([.A549])=8;VALUE([.A549])=13);-1;1)" office:value-type="float" office:value="4480.41" calcext:value-type="float">
            <text:p>4.480,41</text:p>
          </table:table-cell>
          <table:table-cell table:number-columns-repeated="1016"/>
        </table:table-row>
        <table:table-row table:style-name="ro1">
          <table:table-cell table:style-name="ce25" table:formula="of:=MID([$'Compras-Ali'.$A550];[$Tablas.$E$31];[$Tablas.$G$31])" office:value-type="string" office:string-value="001" calcext:value-type="string">
            <text:p>001</text:p>
          </table:table-cell>
          <table:table-cell table:style-name="ce25" table:formula="of:=MID([$'Compras-Ali'.$A550];[$Tablas.$E$32];[$Tablas.$G$32])" office:value-type="string" office:string-value="05025" calcext:value-type="string">
            <text:p>05025</text:p>
          </table:table-cell>
          <table:table-cell table:style-name="ce25" table:formula="of:=MID([$'Compras-Ali'.$A550];[$Tablas.$E$33];[$Tablas.$G$33])" office:value-type="string" office:string-value="00000000000000001502" calcext:value-type="string">
            <text:p>00000000000000001502</text:p>
          </table:table-cell>
          <table:table-cell table:style-name="ce25" table:formula="of:=MID([$'Compras-Ali'.$A550];[$Tablas.$E$34];[$Tablas.$G$34])" office:value-type="string" office:string-value="80" calcext:value-type="string">
            <text:p>80</text:p>
          </table:table-cell>
          <table:table-cell table:style-name="ce25" table:formula="of:=MID([$'Compras-Ali'.$A550];[$Tablas.$E$35];[$Tablas.$G$35])" office:value-type="string" office:string-value="00000000030515488479" calcext:value-type="string">
            <text:p>00000000030515488479</text:p>
          </table:table-cell>
          <table:table-cell table:style-name="ce28" table:formula="of:=IF([$'Compras-Ali'.$A550]&lt;&gt;&quot;&quot;;VALUE(MID([$'Compras-Ali'.$A550];[$Tablas.$E$36];[$Tablas.$G$36]))/100;0)*IF(OR(VALUE([.A550])=3;VALUE([.A550])=8;VALUE([.A550])=13);-1;1)" office:value-type="float" office:value="21714.48" calcext:value-type="float">
            <text:p>21.714,48</text:p>
          </table:table-cell>
          <table:table-cell table:style-name="ce25" table:formula="of:=MID([$'Compras-Ali'.$A550];[$Tablas.$E$37];[$Tablas.$G$37])" office:value-type="string" office:string-value="0005" calcext:value-type="string">
            <text:p>0005</text:p>
          </table:table-cell>
          <table:table-cell table:style-name="ce28" table:formula="of:=IF([$'Compras-Ali'.$A550]&lt;&gt;&quot;&quot;;VALUE(MID([$'Compras-Ali'.$A550];[$Tablas.$E$38];[$Tablas.$G$38]))/100;0)*IF(OR(VALUE([.A550])=3;VALUE([.A550])=8;VALUE([.A550])=13);-1;1)" office:value-type="float" office:value="4560.04" calcext:value-type="float">
            <text:p>4.560,04</text:p>
          </table:table-cell>
          <table:table-cell table:number-columns-repeated="1016"/>
        </table:table-row>
        <table:table-row table:style-name="ro1">
          <table:table-cell table:style-name="ce25" table:formula="of:=MID([$'Compras-Ali'.$A551];[$Tablas.$E$31];[$Tablas.$G$31])" office:value-type="string" office:string-value="001" calcext:value-type="string">
            <text:p>001</text:p>
          </table:table-cell>
          <table:table-cell table:style-name="ce25" table:formula="of:=MID([$'Compras-Ali'.$A551];[$Tablas.$E$32];[$Tablas.$G$32])" office:value-type="string" office:string-value="00003" calcext:value-type="string">
            <text:p>00003</text:p>
          </table:table-cell>
          <table:table-cell table:style-name="ce25" table:formula="of:=MID([$'Compras-Ali'.$A551];[$Tablas.$E$33];[$Tablas.$G$33])" office:value-type="string" office:string-value="00000000000000000742" calcext:value-type="string">
            <text:p>00000000000000000742</text:p>
          </table:table-cell>
          <table:table-cell table:style-name="ce25" table:formula="of:=MID([$'Compras-Ali'.$A551];[$Tablas.$E$34];[$Tablas.$G$34])" office:value-type="string" office:string-value="80" calcext:value-type="string">
            <text:p>80</text:p>
          </table:table-cell>
          <table:table-cell table:style-name="ce25" table:formula="of:=MID([$'Compras-Ali'.$A551];[$Tablas.$E$35];[$Tablas.$G$35])" office:value-type="string" office:string-value="00000000030715625322" calcext:value-type="string">
            <text:p>00000000030715625322</text:p>
          </table:table-cell>
          <table:table-cell table:style-name="ce28" table:formula="of:=IF([$'Compras-Ali'.$A551]&lt;&gt;&quot;&quot;;VALUE(MID([$'Compras-Ali'.$A551];[$Tablas.$E$36];[$Tablas.$G$36]))/100;0)*IF(OR(VALUE([.A551])=3;VALUE([.A551])=8;VALUE([.A551])=13);-1;1)" office:value-type="float" office:value="2024.81" calcext:value-type="float">
            <text:p>2.024,81</text:p>
          </table:table-cell>
          <table:table-cell table:style-name="ce25" table:formula="of:=MID([$'Compras-Ali'.$A551];[$Tablas.$E$37];[$Tablas.$G$37])" office:value-type="string" office:string-value="0005" calcext:value-type="string">
            <text:p>0005</text:p>
          </table:table-cell>
          <table:table-cell table:style-name="ce28" table:formula="of:=IF([$'Compras-Ali'.$A551]&lt;&gt;&quot;&quot;;VALUE(MID([$'Compras-Ali'.$A551];[$Tablas.$E$38];[$Tablas.$G$38]))/100;0)*IF(OR(VALUE([.A551])=3;VALUE([.A551])=8;VALUE([.A551])=13);-1;1)" office:value-type="float" office:value="425.21" calcext:value-type="float">
            <text:p>425,21</text:p>
          </table:table-cell>
          <table:table-cell table:number-columns-repeated="1016"/>
        </table:table-row>
        <table:table-row table:style-name="ro1">
          <table:table-cell table:style-name="ce25" table:formula="of:=MID([$'Compras-Ali'.$A552];[$Tablas.$E$31];[$Tablas.$G$31])" office:value-type="string" office:string-value="001" calcext:value-type="string">
            <text:p>001</text:p>
          </table:table-cell>
          <table:table-cell table:style-name="ce25" table:formula="of:=MID([$'Compras-Ali'.$A552];[$Tablas.$E$32];[$Tablas.$G$32])" office:value-type="string" office:string-value="00001" calcext:value-type="string">
            <text:p>00001</text:p>
          </table:table-cell>
          <table:table-cell table:style-name="ce25" table:formula="of:=MID([$'Compras-Ali'.$A552];[$Tablas.$E$33];[$Tablas.$G$33])" office:value-type="string" office:string-value="00000000000000211220" calcext:value-type="string">
            <text:p>00000000000000211220</text:p>
          </table:table-cell>
          <table:table-cell table:style-name="ce25" table:formula="of:=MID([$'Compras-Ali'.$A552];[$Tablas.$E$34];[$Tablas.$G$34])" office:value-type="string" office:string-value="80" calcext:value-type="string">
            <text:p>80</text:p>
          </table:table-cell>
          <table:table-cell table:style-name="ce25" table:formula="of:=MID([$'Compras-Ali'.$A552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552]&lt;&gt;&quot;&quot;;VALUE(MID([$'Compras-Ali'.$A552];[$Tablas.$E$36];[$Tablas.$G$36]))/100;0)*IF(OR(VALUE([.A552])=3;VALUE([.A552])=8;VALUE([.A552])=13);-1;1)" office:value-type="float" office:value="306.33" calcext:value-type="float">
            <text:p>306,33</text:p>
          </table:table-cell>
          <table:table-cell table:style-name="ce25" table:formula="of:=MID([$'Compras-Ali'.$A552];[$Tablas.$E$37];[$Tablas.$G$37])" office:value-type="string" office:string-value="0005" calcext:value-type="string">
            <text:p>0005</text:p>
          </table:table-cell>
          <table:table-cell table:style-name="ce28" table:formula="of:=IF([$'Compras-Ali'.$A552]&lt;&gt;&quot;&quot;;VALUE(MID([$'Compras-Ali'.$A552];[$Tablas.$E$38];[$Tablas.$G$38]))/100;0)*IF(OR(VALUE([.A552])=3;VALUE([.A552])=8;VALUE([.A552])=13);-1;1)" office:value-type="float" office:value="64.33" calcext:value-type="float">
            <text:p>64,33</text:p>
          </table:table-cell>
          <table:table-cell table:number-columns-repeated="1016"/>
        </table:table-row>
        <table:table-row table:style-name="ro1">
          <table:table-cell table:style-name="ce25" table:formula="of:=MID([$'Compras-Ali'.$A553];[$Tablas.$E$31];[$Tablas.$G$31])" office:value-type="string" office:string-value="001" calcext:value-type="string">
            <text:p>001</text:p>
          </table:table-cell>
          <table:table-cell table:style-name="ce25" table:formula="of:=MID([$'Compras-Ali'.$A553];[$Tablas.$E$32];[$Tablas.$G$32])" office:value-type="string" office:string-value="02020" calcext:value-type="string">
            <text:p>02020</text:p>
          </table:table-cell>
          <table:table-cell table:style-name="ce25" table:formula="of:=MID([$'Compras-Ali'.$A553];[$Tablas.$E$33];[$Tablas.$G$33])" office:value-type="string" office:string-value="00000000000000409522" calcext:value-type="string">
            <text:p>00000000000000409522</text:p>
          </table:table-cell>
          <table:table-cell table:style-name="ce25" table:formula="of:=MID([$'Compras-Ali'.$A553];[$Tablas.$E$34];[$Tablas.$G$34])" office:value-type="string" office:string-value="80" calcext:value-type="string">
            <text:p>80</text:p>
          </table:table-cell>
          <table:table-cell table:style-name="ce25" table:formula="of:=MID([$'Compras-Ali'.$A553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553]&lt;&gt;&quot;&quot;;VALUE(MID([$'Compras-Ali'.$A553];[$Tablas.$E$36];[$Tablas.$G$36]))/100;0)*IF(OR(VALUE([.A553])=3;VALUE([.A553])=8;VALUE([.A553])=13);-1;1)" office:value-type="float" office:value="5678.29" calcext:value-type="float">
            <text:p>5.678,29</text:p>
          </table:table-cell>
          <table:table-cell table:style-name="ce25" table:formula="of:=MID([$'Compras-Ali'.$A553];[$Tablas.$E$37];[$Tablas.$G$37])" office:value-type="string" office:string-value="0005" calcext:value-type="string">
            <text:p>0005</text:p>
          </table:table-cell>
          <table:table-cell table:style-name="ce28" table:formula="of:=IF([$'Compras-Ali'.$A553]&lt;&gt;&quot;&quot;;VALUE(MID([$'Compras-Ali'.$A553];[$Tablas.$E$38];[$Tablas.$G$38]))/100;0)*IF(OR(VALUE([.A553])=3;VALUE([.A553])=8;VALUE([.A553])=13);-1;1)" office:value-type="float" office:value="1192.44" calcext:value-type="float">
            <text:p>1.192,44</text:p>
          </table:table-cell>
          <table:table-cell table:number-columns-repeated="1016"/>
        </table:table-row>
        <table:table-row table:style-name="ro1">
          <table:table-cell table:style-name="ce25" table:formula="of:=MID([$'Compras-Ali'.$A554];[$Tablas.$E$31];[$Tablas.$G$31])" office:value-type="string" office:string-value="001" calcext:value-type="string">
            <text:p>001</text:p>
          </table:table-cell>
          <table:table-cell table:style-name="ce25" table:formula="of:=MID([$'Compras-Ali'.$A554];[$Tablas.$E$32];[$Tablas.$G$32])" office:value-type="string" office:string-value="02020" calcext:value-type="string">
            <text:p>02020</text:p>
          </table:table-cell>
          <table:table-cell table:style-name="ce25" table:formula="of:=MID([$'Compras-Ali'.$A554];[$Tablas.$E$33];[$Tablas.$G$33])" office:value-type="string" office:string-value="00000000000000409523" calcext:value-type="string">
            <text:p>00000000000000409523</text:p>
          </table:table-cell>
          <table:table-cell table:style-name="ce25" table:formula="of:=MID([$'Compras-Ali'.$A554];[$Tablas.$E$34];[$Tablas.$G$34])" office:value-type="string" office:string-value="80" calcext:value-type="string">
            <text:p>80</text:p>
          </table:table-cell>
          <table:table-cell table:style-name="ce25" table:formula="of:=MID([$'Compras-Ali'.$A554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554]&lt;&gt;&quot;&quot;;VALUE(MID([$'Compras-Ali'.$A554];[$Tablas.$E$36];[$Tablas.$G$36]))/100;0)*IF(OR(VALUE([.A554])=3;VALUE([.A554])=8;VALUE([.A554])=13);-1;1)" office:value-type="float" office:value="258782.05" calcext:value-type="float">
            <text:p>258.782,05</text:p>
          </table:table-cell>
          <table:table-cell table:style-name="ce25" table:formula="of:=MID([$'Compras-Ali'.$A554];[$Tablas.$E$37];[$Tablas.$G$37])" office:value-type="string" office:string-value="0005" calcext:value-type="string">
            <text:p>0005</text:p>
          </table:table-cell>
          <table:table-cell table:style-name="ce28" table:formula="of:=IF([$'Compras-Ali'.$A554]&lt;&gt;&quot;&quot;;VALUE(MID([$'Compras-Ali'.$A554];[$Tablas.$E$38];[$Tablas.$G$38]))/100;0)*IF(OR(VALUE([.A554])=3;VALUE([.A554])=8;VALUE([.A554])=13);-1;1)" office:value-type="float" office:value="54344.23" calcext:value-type="float">
            <text:p>54.344,23</text:p>
          </table:table-cell>
          <table:table-cell table:number-columns-repeated="1016"/>
        </table:table-row>
        <table:table-row table:style-name="ro1">
          <table:table-cell table:style-name="ce25" table:formula="of:=MID([$'Compras-Ali'.$A555];[$Tablas.$E$31];[$Tablas.$G$31])" office:value-type="string" office:string-value="001" calcext:value-type="string">
            <text:p>001</text:p>
          </table:table-cell>
          <table:table-cell table:style-name="ce25" table:formula="of:=MID([$'Compras-Ali'.$A555];[$Tablas.$E$32];[$Tablas.$G$32])" office:value-type="string" office:string-value="02020" calcext:value-type="string">
            <text:p>02020</text:p>
          </table:table-cell>
          <table:table-cell table:style-name="ce25" table:formula="of:=MID([$'Compras-Ali'.$A555];[$Tablas.$E$33];[$Tablas.$G$33])" office:value-type="string" office:string-value="00000000000000409524" calcext:value-type="string">
            <text:p>00000000000000409524</text:p>
          </table:table-cell>
          <table:table-cell table:style-name="ce25" table:formula="of:=MID([$'Compras-Ali'.$A555];[$Tablas.$E$34];[$Tablas.$G$34])" office:value-type="string" office:string-value="80" calcext:value-type="string">
            <text:p>80</text:p>
          </table:table-cell>
          <table:table-cell table:style-name="ce25" table:formula="of:=MID([$'Compras-Ali'.$A555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555]&lt;&gt;&quot;&quot;;VALUE(MID([$'Compras-Ali'.$A555];[$Tablas.$E$36];[$Tablas.$G$36]))/100;0)*IF(OR(VALUE([.A555])=3;VALUE([.A555])=8;VALUE([.A555])=13);-1;1)" office:value-type="float" office:value="261680.24" calcext:value-type="float">
            <text:p>261.680,24</text:p>
          </table:table-cell>
          <table:table-cell table:style-name="ce25" table:formula="of:=MID([$'Compras-Ali'.$A555];[$Tablas.$E$37];[$Tablas.$G$37])" office:value-type="string" office:string-value="0005" calcext:value-type="string">
            <text:p>0005</text:p>
          </table:table-cell>
          <table:table-cell table:style-name="ce28" table:formula="of:=IF([$'Compras-Ali'.$A555]&lt;&gt;&quot;&quot;;VALUE(MID([$'Compras-Ali'.$A555];[$Tablas.$E$38];[$Tablas.$G$38]))/100;0)*IF(OR(VALUE([.A555])=3;VALUE([.A555])=8;VALUE([.A555])=13);-1;1)" office:value-type="float" office:value="54952.85" calcext:value-type="float">
            <text:p>54.952,85</text:p>
          </table:table-cell>
          <table:table-cell table:number-columns-repeated="1016"/>
        </table:table-row>
        <table:table-row table:style-name="ro1">
          <table:table-cell table:style-name="ce25" table:formula="of:=MID([$'Compras-Ali'.$A556];[$Tablas.$E$31];[$Tablas.$G$31])" office:value-type="string" office:string-value="001" calcext:value-type="string">
            <text:p>001</text:p>
          </table:table-cell>
          <table:table-cell table:style-name="ce25" table:formula="of:=MID([$'Compras-Ali'.$A556];[$Tablas.$E$32];[$Tablas.$G$32])" office:value-type="string" office:string-value="00001" calcext:value-type="string">
            <text:p>00001</text:p>
          </table:table-cell>
          <table:table-cell table:style-name="ce25" table:formula="of:=MID([$'Compras-Ali'.$A556];[$Tablas.$E$33];[$Tablas.$G$33])" office:value-type="string" office:string-value="00000000000000085916" calcext:value-type="string">
            <text:p>00000000000000085916</text:p>
          </table:table-cell>
          <table:table-cell table:style-name="ce25" table:formula="of:=MID([$'Compras-Ali'.$A556];[$Tablas.$E$34];[$Tablas.$G$34])" office:value-type="string" office:string-value="80" calcext:value-type="string">
            <text:p>80</text:p>
          </table:table-cell>
          <table:table-cell table:style-name="ce25" table:formula="of:=MID([$'Compras-Ali'.$A55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56]&lt;&gt;&quot;&quot;;VALUE(MID([$'Compras-Ali'.$A556];[$Tablas.$E$36];[$Tablas.$G$36]))/100;0)*IF(OR(VALUE([.A556])=3;VALUE([.A556])=8;VALUE([.A556])=13);-1;1)" office:value-type="float" office:value="632.1" calcext:value-type="float">
            <text:p>632,10</text:p>
          </table:table-cell>
          <table:table-cell table:style-name="ce25" table:formula="of:=MID([$'Compras-Ali'.$A556];[$Tablas.$E$37];[$Tablas.$G$37])" office:value-type="string" office:string-value="0005" calcext:value-type="string">
            <text:p>0005</text:p>
          </table:table-cell>
          <table:table-cell table:style-name="ce28" table:formula="of:=IF([$'Compras-Ali'.$A556]&lt;&gt;&quot;&quot;;VALUE(MID([$'Compras-Ali'.$A556];[$Tablas.$E$38];[$Tablas.$G$38]))/100;0)*IF(OR(VALUE([.A556])=3;VALUE([.A556])=8;VALUE([.A556])=13);-1;1)" office:value-type="float" office:value="132.74" calcext:value-type="float">
            <text:p>132,74</text:p>
          </table:table-cell>
          <table:table-cell table:number-columns-repeated="1016"/>
        </table:table-row>
        <table:table-row table:style-name="ro1">
          <table:table-cell table:style-name="ce25" table:formula="of:=MID([$'Compras-Ali'.$A557];[$Tablas.$E$31];[$Tablas.$G$31])" office:value-type="string" office:string-value="001" calcext:value-type="string">
            <text:p>001</text:p>
          </table:table-cell>
          <table:table-cell table:style-name="ce25" table:formula="of:=MID([$'Compras-Ali'.$A557];[$Tablas.$E$32];[$Tablas.$G$32])" office:value-type="string" office:string-value="00001" calcext:value-type="string">
            <text:p>00001</text:p>
          </table:table-cell>
          <table:table-cell table:style-name="ce25" table:formula="of:=MID([$'Compras-Ali'.$A557];[$Tablas.$E$33];[$Tablas.$G$33])" office:value-type="string" office:string-value="00000000000000303765" calcext:value-type="string">
            <text:p>00000000000000303765</text:p>
          </table:table-cell>
          <table:table-cell table:style-name="ce25" table:formula="of:=MID([$'Compras-Ali'.$A557];[$Tablas.$E$34];[$Tablas.$G$34])" office:value-type="string" office:string-value="80" calcext:value-type="string">
            <text:p>80</text:p>
          </table:table-cell>
          <table:table-cell table:style-name="ce25" table:formula="of:=MID([$'Compras-Ali'.$A55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57]&lt;&gt;&quot;&quot;;VALUE(MID([$'Compras-Ali'.$A557];[$Tablas.$E$36];[$Tablas.$G$36]))/100;0)*IF(OR(VALUE([.A557])=3;VALUE([.A557])=8;VALUE([.A557])=13);-1;1)" office:value-type="float" office:value="1059.52" calcext:value-type="float">
            <text:p>1.059,52</text:p>
          </table:table-cell>
          <table:table-cell table:style-name="ce25" table:formula="of:=MID([$'Compras-Ali'.$A557];[$Tablas.$E$37];[$Tablas.$G$37])" office:value-type="string" office:string-value="0005" calcext:value-type="string">
            <text:p>0005</text:p>
          </table:table-cell>
          <table:table-cell table:style-name="ce28" table:formula="of:=IF([$'Compras-Ali'.$A557]&lt;&gt;&quot;&quot;;VALUE(MID([$'Compras-Ali'.$A557];[$Tablas.$E$38];[$Tablas.$G$38]))/100;0)*IF(OR(VALUE([.A557])=3;VALUE([.A557])=8;VALUE([.A557])=13);-1;1)" office:value-type="float" office:value="222.5" calcext:value-type="float">
            <text:p>222,50</text:p>
          </table:table-cell>
          <table:table-cell table:number-columns-repeated="1016"/>
        </table:table-row>
        <table:table-row table:style-name="ro1">
          <table:table-cell table:style-name="ce25" table:formula="of:=MID([$'Compras-Ali'.$A558];[$Tablas.$E$31];[$Tablas.$G$31])" office:value-type="string" office:string-value="001" calcext:value-type="string">
            <text:p>001</text:p>
          </table:table-cell>
          <table:table-cell table:style-name="ce25" table:formula="of:=MID([$'Compras-Ali'.$A558];[$Tablas.$E$32];[$Tablas.$G$32])" office:value-type="string" office:string-value="00001" calcext:value-type="string">
            <text:p>00001</text:p>
          </table:table-cell>
          <table:table-cell table:style-name="ce25" table:formula="of:=MID([$'Compras-Ali'.$A558];[$Tablas.$E$33];[$Tablas.$G$33])" office:value-type="string" office:string-value="00000000000000303933" calcext:value-type="string">
            <text:p>00000000000000303933</text:p>
          </table:table-cell>
          <table:table-cell table:style-name="ce25" table:formula="of:=MID([$'Compras-Ali'.$A558];[$Tablas.$E$34];[$Tablas.$G$34])" office:value-type="string" office:string-value="80" calcext:value-type="string">
            <text:p>80</text:p>
          </table:table-cell>
          <table:table-cell table:style-name="ce25" table:formula="of:=MID([$'Compras-Ali'.$A55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58]&lt;&gt;&quot;&quot;;VALUE(MID([$'Compras-Ali'.$A558];[$Tablas.$E$36];[$Tablas.$G$36]))/100;0)*IF(OR(VALUE([.A558])=3;VALUE([.A558])=8;VALUE([.A558])=13);-1;1)" office:value-type="float" office:value="1382.1" calcext:value-type="float">
            <text:p>1.382,10</text:p>
          </table:table-cell>
          <table:table-cell table:style-name="ce25" table:formula="of:=MID([$'Compras-Ali'.$A558];[$Tablas.$E$37];[$Tablas.$G$37])" office:value-type="string" office:string-value="0005" calcext:value-type="string">
            <text:p>0005</text:p>
          </table:table-cell>
          <table:table-cell table:style-name="ce28" table:formula="of:=IF([$'Compras-Ali'.$A558]&lt;&gt;&quot;&quot;;VALUE(MID([$'Compras-Ali'.$A558];[$Tablas.$E$38];[$Tablas.$G$38]))/100;0)*IF(OR(VALUE([.A558])=3;VALUE([.A558])=8;VALUE([.A558])=13);-1;1)" office:value-type="float" office:value="290.24" calcext:value-type="float">
            <text:p>290,24</text:p>
          </table:table-cell>
          <table:table-cell table:number-columns-repeated="1016"/>
        </table:table-row>
        <table:table-row table:style-name="ro1">
          <table:table-cell table:style-name="ce25" table:formula="of:=MID([$'Compras-Ali'.$A559];[$Tablas.$E$31];[$Tablas.$G$31])" office:value-type="string" office:string-value="001" calcext:value-type="string">
            <text:p>001</text:p>
          </table:table-cell>
          <table:table-cell table:style-name="ce25" table:formula="of:=MID([$'Compras-Ali'.$A559];[$Tablas.$E$32];[$Tablas.$G$32])" office:value-type="string" office:string-value="00009" calcext:value-type="string">
            <text:p>00009</text:p>
          </table:table-cell>
          <table:table-cell table:style-name="ce25" table:formula="of:=MID([$'Compras-Ali'.$A559];[$Tablas.$E$33];[$Tablas.$G$33])" office:value-type="string" office:string-value="00000000000000002080" calcext:value-type="string">
            <text:p>00000000000000002080</text:p>
          </table:table-cell>
          <table:table-cell table:style-name="ce25" table:formula="of:=MID([$'Compras-Ali'.$A559];[$Tablas.$E$34];[$Tablas.$G$34])" office:value-type="string" office:string-value="80" calcext:value-type="string">
            <text:p>80</text:p>
          </table:table-cell>
          <table:table-cell table:style-name="ce25" table:formula="of:=MID([$'Compras-Ali'.$A559];[$Tablas.$E$35];[$Tablas.$G$35])" office:value-type="string" office:string-value="00000000030711620784" calcext:value-type="string">
            <text:p>00000000030711620784</text:p>
          </table:table-cell>
          <table:table-cell table:style-name="ce28" table:formula="of:=IF([$'Compras-Ali'.$A559]&lt;&gt;&quot;&quot;;VALUE(MID([$'Compras-Ali'.$A559];[$Tablas.$E$36];[$Tablas.$G$36]))/100;0)*IF(OR(VALUE([.A559])=3;VALUE([.A559])=8;VALUE([.A559])=13);-1;1)" office:value-type="float" office:value="1570.67" calcext:value-type="float">
            <text:p>1.570,67</text:p>
          </table:table-cell>
          <table:table-cell table:style-name="ce25" table:formula="of:=MID([$'Compras-Ali'.$A559];[$Tablas.$E$37];[$Tablas.$G$37])" office:value-type="string" office:string-value="0005" calcext:value-type="string">
            <text:p>0005</text:p>
          </table:table-cell>
          <table:table-cell table:style-name="ce28" table:formula="of:=IF([$'Compras-Ali'.$A559]&lt;&gt;&quot;&quot;;VALUE(MID([$'Compras-Ali'.$A559];[$Tablas.$E$38];[$Tablas.$G$38]))/100;0)*IF(OR(VALUE([.A559])=3;VALUE([.A559])=8;VALUE([.A559])=13);-1;1)" office:value-type="float" office:value="329.84" calcext:value-type="float">
            <text:p>329,84</text:p>
          </table:table-cell>
          <table:table-cell table:number-columns-repeated="1016"/>
        </table:table-row>
        <table:table-row table:style-name="ro1">
          <table:table-cell table:style-name="ce25" table:formula="of:=MID([$'Compras-Ali'.$A560];[$Tablas.$E$31];[$Tablas.$G$31])" office:value-type="string" office:string-value="001" calcext:value-type="string">
            <text:p>001</text:p>
          </table:table-cell>
          <table:table-cell table:style-name="ce25" table:formula="of:=MID([$'Compras-Ali'.$A560];[$Tablas.$E$32];[$Tablas.$G$32])" office:value-type="string" office:string-value="00004" calcext:value-type="string">
            <text:p>00004</text:p>
          </table:table-cell>
          <table:table-cell table:style-name="ce25" table:formula="of:=MID([$'Compras-Ali'.$A560];[$Tablas.$E$33];[$Tablas.$G$33])" office:value-type="string" office:string-value="00000000000000001131" calcext:value-type="string">
            <text:p>00000000000000001131</text:p>
          </table:table-cell>
          <table:table-cell table:style-name="ce25" table:formula="of:=MID([$'Compras-Ali'.$A560];[$Tablas.$E$34];[$Tablas.$G$34])" office:value-type="string" office:string-value="80" calcext:value-type="string">
            <text:p>80</text:p>
          </table:table-cell>
          <table:table-cell table:style-name="ce25" table:formula="of:=MID([$'Compras-Ali'.$A560];[$Tablas.$E$35];[$Tablas.$G$35])" office:value-type="string" office:string-value="00000000020082537830" calcext:value-type="string">
            <text:p>00000000020082537830</text:p>
          </table:table-cell>
          <table:table-cell table:style-name="ce28" table:formula="of:=IF([$'Compras-Ali'.$A560]&lt;&gt;&quot;&quot;;VALUE(MID([$'Compras-Ali'.$A560];[$Tablas.$E$36];[$Tablas.$G$36]))/100;0)*IF(OR(VALUE([.A560])=3;VALUE([.A560])=8;VALUE([.A560])=13);-1;1)" office:value-type="float" office:value="394200" calcext:value-type="float">
            <text:p>394.200,00</text:p>
          </table:table-cell>
          <table:table-cell table:style-name="ce25" table:formula="of:=MID([$'Compras-Ali'.$A560];[$Tablas.$E$37];[$Tablas.$G$37])" office:value-type="string" office:string-value="0005" calcext:value-type="string">
            <text:p>0005</text:p>
          </table:table-cell>
          <table:table-cell table:style-name="ce28" table:formula="of:=IF([$'Compras-Ali'.$A560]&lt;&gt;&quot;&quot;;VALUE(MID([$'Compras-Ali'.$A560];[$Tablas.$E$38];[$Tablas.$G$38]))/100;0)*IF(OR(VALUE([.A560])=3;VALUE([.A560])=8;VALUE([.A560])=13);-1;1)" office:value-type="float" office:value="82782" calcext:value-type="float">
            <text:p>82.782,00</text:p>
          </table:table-cell>
          <table:table-cell table:number-columns-repeated="1016"/>
        </table:table-row>
        <table:table-row table:style-name="ro1">
          <table:table-cell table:style-name="ce25" table:formula="of:=MID([$'Compras-Ali'.$A561];[$Tablas.$E$31];[$Tablas.$G$31])" office:value-type="string" office:string-value="001" calcext:value-type="string">
            <text:p>001</text:p>
          </table:table-cell>
          <table:table-cell table:style-name="ce25" table:formula="of:=MID([$'Compras-Ali'.$A561];[$Tablas.$E$32];[$Tablas.$G$32])" office:value-type="string" office:string-value="00004" calcext:value-type="string">
            <text:p>00004</text:p>
          </table:table-cell>
          <table:table-cell table:style-name="ce25" table:formula="of:=MID([$'Compras-Ali'.$A561];[$Tablas.$E$33];[$Tablas.$G$33])" office:value-type="string" office:string-value="00000000000000001133" calcext:value-type="string">
            <text:p>00000000000000001133</text:p>
          </table:table-cell>
          <table:table-cell table:style-name="ce25" table:formula="of:=MID([$'Compras-Ali'.$A561];[$Tablas.$E$34];[$Tablas.$G$34])" office:value-type="string" office:string-value="80" calcext:value-type="string">
            <text:p>80</text:p>
          </table:table-cell>
          <table:table-cell table:style-name="ce25" table:formula="of:=MID([$'Compras-Ali'.$A561];[$Tablas.$E$35];[$Tablas.$G$35])" office:value-type="string" office:string-value="00000000020082537830" calcext:value-type="string">
            <text:p>00000000020082537830</text:p>
          </table:table-cell>
          <table:table-cell table:style-name="ce28" table:formula="of:=IF([$'Compras-Ali'.$A561]&lt;&gt;&quot;&quot;;VALUE(MID([$'Compras-Ali'.$A561];[$Tablas.$E$36];[$Tablas.$G$36]))/100;0)*IF(OR(VALUE([.A561])=3;VALUE([.A561])=8;VALUE([.A561])=13);-1;1)" office:value-type="float" office:value="121917.62" calcext:value-type="float">
            <text:p>121.917,62</text:p>
          </table:table-cell>
          <table:table-cell table:style-name="ce25" table:formula="of:=MID([$'Compras-Ali'.$A561];[$Tablas.$E$37];[$Tablas.$G$37])" office:value-type="string" office:string-value="0005" calcext:value-type="string">
            <text:p>0005</text:p>
          </table:table-cell>
          <table:table-cell table:style-name="ce28" table:formula="of:=IF([$'Compras-Ali'.$A561]&lt;&gt;&quot;&quot;;VALUE(MID([$'Compras-Ali'.$A561];[$Tablas.$E$38];[$Tablas.$G$38]))/100;0)*IF(OR(VALUE([.A561])=3;VALUE([.A561])=8;VALUE([.A561])=13);-1;1)" office:value-type="float" office:value="25602.7" calcext:value-type="float">
            <text:p>25.602,70</text:p>
          </table:table-cell>
          <table:table-cell table:number-columns-repeated="1016"/>
        </table:table-row>
        <table:table-row table:style-name="ro1">
          <table:table-cell table:style-name="ce25" table:formula="of:=MID([$'Compras-Ali'.$A562];[$Tablas.$E$31];[$Tablas.$G$31])" office:value-type="string" office:string-value="001" calcext:value-type="string">
            <text:p>001</text:p>
          </table:table-cell>
          <table:table-cell table:style-name="ce25" table:formula="of:=MID([$'Compras-Ali'.$A562];[$Tablas.$E$32];[$Tablas.$G$32])" office:value-type="string" office:string-value="00004" calcext:value-type="string">
            <text:p>00004</text:p>
          </table:table-cell>
          <table:table-cell table:style-name="ce25" table:formula="of:=MID([$'Compras-Ali'.$A562];[$Tablas.$E$33];[$Tablas.$G$33])" office:value-type="string" office:string-value="00000000000000001132" calcext:value-type="string">
            <text:p>00000000000000001132</text:p>
          </table:table-cell>
          <table:table-cell table:style-name="ce25" table:formula="of:=MID([$'Compras-Ali'.$A562];[$Tablas.$E$34];[$Tablas.$G$34])" office:value-type="string" office:string-value="80" calcext:value-type="string">
            <text:p>80</text:p>
          </table:table-cell>
          <table:table-cell table:style-name="ce25" table:formula="of:=MID([$'Compras-Ali'.$A562];[$Tablas.$E$35];[$Tablas.$G$35])" office:value-type="string" office:string-value="00000000020082537830" calcext:value-type="string">
            <text:p>00000000020082537830</text:p>
          </table:table-cell>
          <table:table-cell table:style-name="ce28" table:formula="of:=IF([$'Compras-Ali'.$A562]&lt;&gt;&quot;&quot;;VALUE(MID([$'Compras-Ali'.$A562];[$Tablas.$E$36];[$Tablas.$G$36]))/100;0)*IF(OR(VALUE([.A562])=3;VALUE([.A562])=8;VALUE([.A562])=13);-1;1)" office:value-type="float" office:value="694776.38" calcext:value-type="float">
            <text:p>694.776,38</text:p>
          </table:table-cell>
          <table:table-cell table:style-name="ce25" table:formula="of:=MID([$'Compras-Ali'.$A562];[$Tablas.$E$37];[$Tablas.$G$37])" office:value-type="string" office:string-value="0005" calcext:value-type="string">
            <text:p>0005</text:p>
          </table:table-cell>
          <table:table-cell table:style-name="ce28" table:formula="of:=IF([$'Compras-Ali'.$A562]&lt;&gt;&quot;&quot;;VALUE(MID([$'Compras-Ali'.$A562];[$Tablas.$E$38];[$Tablas.$G$38]))/100;0)*IF(OR(VALUE([.A562])=3;VALUE([.A562])=8;VALUE([.A562])=13);-1;1)" office:value-type="float" office:value="145903.04" calcext:value-type="float">
            <text:p>145.903,04</text:p>
          </table:table-cell>
          <table:table-cell table:number-columns-repeated="1016"/>
        </table:table-row>
        <table:table-row table:style-name="ro1">
          <table:table-cell table:style-name="ce25" table:formula="of:=MID([$'Compras-Ali'.$A563];[$Tablas.$E$31];[$Tablas.$G$31])" office:value-type="string" office:string-value="001" calcext:value-type="string">
            <text:p>001</text:p>
          </table:table-cell>
          <table:table-cell table:style-name="ce25" table:formula="of:=MID([$'Compras-Ali'.$A563];[$Tablas.$E$32];[$Tablas.$G$32])" office:value-type="string" office:string-value="00003" calcext:value-type="string">
            <text:p>00003</text:p>
          </table:table-cell>
          <table:table-cell table:style-name="ce25" table:formula="of:=MID([$'Compras-Ali'.$A563];[$Tablas.$E$33];[$Tablas.$G$33])" office:value-type="string" office:string-value="00000000000000000084" calcext:value-type="string">
            <text:p>00000000000000000084</text:p>
          </table:table-cell>
          <table:table-cell table:style-name="ce25" table:formula="of:=MID([$'Compras-Ali'.$A563];[$Tablas.$E$34];[$Tablas.$G$34])" office:value-type="string" office:string-value="80" calcext:value-type="string">
            <text:p>80</text:p>
          </table:table-cell>
          <table:table-cell table:style-name="ce25" table:formula="of:=MID([$'Compras-Ali'.$A563];[$Tablas.$E$35];[$Tablas.$G$35])" office:value-type="string" office:string-value="00000000020308133991" calcext:value-type="string">
            <text:p>00000000020308133991</text:p>
          </table:table-cell>
          <table:table-cell table:style-name="ce28" table:formula="of:=IF([$'Compras-Ali'.$A563]&lt;&gt;&quot;&quot;;VALUE(MID([$'Compras-Ali'.$A563];[$Tablas.$E$36];[$Tablas.$G$36]))/100;0)*IF(OR(VALUE([.A563])=3;VALUE([.A563])=8;VALUE([.A563])=13);-1;1)" office:value-type="float" office:value="800000" calcext:value-type="float">
            <text:p>800.000,00</text:p>
          </table:table-cell>
          <table:table-cell table:style-name="ce25" table:formula="of:=MID([$'Compras-Ali'.$A563];[$Tablas.$E$37];[$Tablas.$G$37])" office:value-type="string" office:string-value="0005" calcext:value-type="string">
            <text:p>0005</text:p>
          </table:table-cell>
          <table:table-cell table:style-name="ce28" table:formula="of:=IF([$'Compras-Ali'.$A563]&lt;&gt;&quot;&quot;;VALUE(MID([$'Compras-Ali'.$A563];[$Tablas.$E$38];[$Tablas.$G$38]))/100;0)*IF(OR(VALUE([.A563])=3;VALUE([.A563])=8;VALUE([.A563])=13);-1;1)" office:value-type="float" office:value="168000" calcext:value-type="float">
            <text:p>168.000,00</text:p>
          </table:table-cell>
          <table:table-cell table:number-columns-repeated="1016"/>
        </table:table-row>
        <table:table-row table:style-name="ro1">
          <table:table-cell table:style-name="ce25" table:formula="of:=MID([$'Compras-Ali'.$A564];[$Tablas.$E$31];[$Tablas.$G$31])" office:value-type="string" office:string-value="001" calcext:value-type="string">
            <text:p>001</text:p>
          </table:table-cell>
          <table:table-cell table:style-name="ce25" table:formula="of:=MID([$'Compras-Ali'.$A564];[$Tablas.$E$32];[$Tablas.$G$32])" office:value-type="string" office:string-value="00001" calcext:value-type="string">
            <text:p>00001</text:p>
          </table:table-cell>
          <table:table-cell table:style-name="ce25" table:formula="of:=MID([$'Compras-Ali'.$A564];[$Tablas.$E$33];[$Tablas.$G$33])" office:value-type="string" office:string-value="00000000000000304132" calcext:value-type="string">
            <text:p>00000000000000304132</text:p>
          </table:table-cell>
          <table:table-cell table:style-name="ce25" table:formula="of:=MID([$'Compras-Ali'.$A564];[$Tablas.$E$34];[$Tablas.$G$34])" office:value-type="string" office:string-value="80" calcext:value-type="string">
            <text:p>80</text:p>
          </table:table-cell>
          <table:table-cell table:style-name="ce25" table:formula="of:=MID([$'Compras-Ali'.$A56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64]&lt;&gt;&quot;&quot;;VALUE(MID([$'Compras-Ali'.$A564];[$Tablas.$E$36];[$Tablas.$G$36]))/100;0)*IF(OR(VALUE([.A564])=3;VALUE([.A564])=8;VALUE([.A564])=13);-1;1)" office:value-type="float" office:value="28.33" calcext:value-type="float">
            <text:p>28,33</text:p>
          </table:table-cell>
          <table:table-cell table:style-name="ce25" table:formula="of:=MID([$'Compras-Ali'.$A564];[$Tablas.$E$37];[$Tablas.$G$37])" office:value-type="string" office:string-value="0005" calcext:value-type="string">
            <text:p>0005</text:p>
          </table:table-cell>
          <table:table-cell table:style-name="ce28" table:formula="of:=IF([$'Compras-Ali'.$A564]&lt;&gt;&quot;&quot;;VALUE(MID([$'Compras-Ali'.$A564];[$Tablas.$E$38];[$Tablas.$G$38]))/100;0)*IF(OR(VALUE([.A564])=3;VALUE([.A564])=8;VALUE([.A564])=13);-1;1)" office:value-type="float" office:value="5.95" calcext:value-type="float">
            <text:p>5,95</text:p>
          </table:table-cell>
          <table:table-cell table:number-columns-repeated="1016"/>
        </table:table-row>
        <table:table-row table:style-name="ro1">
          <table:table-cell table:style-name="ce25" table:formula="of:=MID([$'Compras-Ali'.$A565];[$Tablas.$E$31];[$Tablas.$G$31])" office:value-type="string" office:string-value="001" calcext:value-type="string">
            <text:p>001</text:p>
          </table:table-cell>
          <table:table-cell table:style-name="ce25" table:formula="of:=MID([$'Compras-Ali'.$A565];[$Tablas.$E$32];[$Tablas.$G$32])" office:value-type="string" office:string-value="00001" calcext:value-type="string">
            <text:p>00001</text:p>
          </table:table-cell>
          <table:table-cell table:style-name="ce25" table:formula="of:=MID([$'Compras-Ali'.$A565];[$Tablas.$E$33];[$Tablas.$G$33])" office:value-type="string" office:string-value="00000000000000085144" calcext:value-type="string">
            <text:p>00000000000000085144</text:p>
          </table:table-cell>
          <table:table-cell table:style-name="ce25" table:formula="of:=MID([$'Compras-Ali'.$A565];[$Tablas.$E$34];[$Tablas.$G$34])" office:value-type="string" office:string-value="80" calcext:value-type="string">
            <text:p>80</text:p>
          </table:table-cell>
          <table:table-cell table:style-name="ce25" table:formula="of:=MID([$'Compras-Ali'.$A56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65]&lt;&gt;&quot;&quot;;VALUE(MID([$'Compras-Ali'.$A565];[$Tablas.$E$36];[$Tablas.$G$36]))/100;0)*IF(OR(VALUE([.A565])=3;VALUE([.A565])=8;VALUE([.A565])=13);-1;1)" office:value-type="float" office:value="53.95" calcext:value-type="float">
            <text:p>53,95</text:p>
          </table:table-cell>
          <table:table-cell table:style-name="ce25" table:formula="of:=MID([$'Compras-Ali'.$A565];[$Tablas.$E$37];[$Tablas.$G$37])" office:value-type="string" office:string-value="0005" calcext:value-type="string">
            <text:p>0005</text:p>
          </table:table-cell>
          <table:table-cell table:style-name="ce28" table:formula="of:=IF([$'Compras-Ali'.$A565]&lt;&gt;&quot;&quot;;VALUE(MID([$'Compras-Ali'.$A565];[$Tablas.$E$38];[$Tablas.$G$38]))/100;0)*IF(OR(VALUE([.A565])=3;VALUE([.A565])=8;VALUE([.A565])=13);-1;1)" office:value-type="float" office:value="11.33" calcext:value-type="float">
            <text:p>11,33</text:p>
          </table:table-cell>
          <table:table-cell table:number-columns-repeated="1016"/>
        </table:table-row>
        <table:table-row table:style-name="ro1">
          <table:table-cell table:style-name="ce25" table:formula="of:=MID([$'Compras-Ali'.$A566];[$Tablas.$E$31];[$Tablas.$G$31])" office:value-type="string" office:string-value="001" calcext:value-type="string">
            <text:p>001</text:p>
          </table:table-cell>
          <table:table-cell table:style-name="ce25" table:formula="of:=MID([$'Compras-Ali'.$A566];[$Tablas.$E$32];[$Tablas.$G$32])" office:value-type="string" office:string-value="00001" calcext:value-type="string">
            <text:p>00001</text:p>
          </table:table-cell>
          <table:table-cell table:style-name="ce25" table:formula="of:=MID([$'Compras-Ali'.$A566];[$Tablas.$E$33];[$Tablas.$G$33])" office:value-type="string" office:string-value="00000000000000085558" calcext:value-type="string">
            <text:p>00000000000000085558</text:p>
          </table:table-cell>
          <table:table-cell table:style-name="ce25" table:formula="of:=MID([$'Compras-Ali'.$A566];[$Tablas.$E$34];[$Tablas.$G$34])" office:value-type="string" office:string-value="80" calcext:value-type="string">
            <text:p>80</text:p>
          </table:table-cell>
          <table:table-cell table:style-name="ce25" table:formula="of:=MID([$'Compras-Ali'.$A56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66]&lt;&gt;&quot;&quot;;VALUE(MID([$'Compras-Ali'.$A566];[$Tablas.$E$36];[$Tablas.$G$36]))/100;0)*IF(OR(VALUE([.A566])=3;VALUE([.A566])=8;VALUE([.A566])=13);-1;1)" office:value-type="float" office:value="70.19" calcext:value-type="float">
            <text:p>70,19</text:p>
          </table:table-cell>
          <table:table-cell table:style-name="ce25" table:formula="of:=MID([$'Compras-Ali'.$A566];[$Tablas.$E$37];[$Tablas.$G$37])" office:value-type="string" office:string-value="0005" calcext:value-type="string">
            <text:p>0005</text:p>
          </table:table-cell>
          <table:table-cell table:style-name="ce28" table:formula="of:=IF([$'Compras-Ali'.$A566]&lt;&gt;&quot;&quot;;VALUE(MID([$'Compras-Ali'.$A566];[$Tablas.$E$38];[$Tablas.$G$38]))/100;0)*IF(OR(VALUE([.A566])=3;VALUE([.A566])=8;VALUE([.A566])=13);-1;1)" office:value-type="float" office:value="14.74" calcext:value-type="float">
            <text:p>14,74</text:p>
          </table:table-cell>
          <table:table-cell table:number-columns-repeated="1016"/>
        </table:table-row>
        <table:table-row table:style-name="ro1">
          <table:table-cell table:style-name="ce25" table:formula="of:=MID([$'Compras-Ali'.$A567];[$Tablas.$E$31];[$Tablas.$G$31])" office:value-type="string" office:string-value="001" calcext:value-type="string">
            <text:p>001</text:p>
          </table:table-cell>
          <table:table-cell table:style-name="ce25" table:formula="of:=MID([$'Compras-Ali'.$A567];[$Tablas.$E$32];[$Tablas.$G$32])" office:value-type="string" office:string-value="00001" calcext:value-type="string">
            <text:p>00001</text:p>
          </table:table-cell>
          <table:table-cell table:style-name="ce25" table:formula="of:=MID([$'Compras-Ali'.$A567];[$Tablas.$E$33];[$Tablas.$G$33])" office:value-type="string" office:string-value="00000000000000304116" calcext:value-type="string">
            <text:p>00000000000000304116</text:p>
          </table:table-cell>
          <table:table-cell table:style-name="ce25" table:formula="of:=MID([$'Compras-Ali'.$A567];[$Tablas.$E$34];[$Tablas.$G$34])" office:value-type="string" office:string-value="80" calcext:value-type="string">
            <text:p>80</text:p>
          </table:table-cell>
          <table:table-cell table:style-name="ce25" table:formula="of:=MID([$'Compras-Ali'.$A56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67]&lt;&gt;&quot;&quot;;VALUE(MID([$'Compras-Ali'.$A567];[$Tablas.$E$36];[$Tablas.$G$36]))/100;0)*IF(OR(VALUE([.A567])=3;VALUE([.A567])=8;VALUE([.A567])=13);-1;1)" office:value-type="float" office:value="294.76" calcext:value-type="float">
            <text:p>294,76</text:p>
          </table:table-cell>
          <table:table-cell table:style-name="ce25" table:formula="of:=MID([$'Compras-Ali'.$A567];[$Tablas.$E$37];[$Tablas.$G$37])" office:value-type="string" office:string-value="0005" calcext:value-type="string">
            <text:p>0005</text:p>
          </table:table-cell>
          <table:table-cell table:style-name="ce28" table:formula="of:=IF([$'Compras-Ali'.$A567]&lt;&gt;&quot;&quot;;VALUE(MID([$'Compras-Ali'.$A567];[$Tablas.$E$38];[$Tablas.$G$38]))/100;0)*IF(OR(VALUE([.A567])=3;VALUE([.A567])=8;VALUE([.A567])=13);-1;1)" office:value-type="float" office:value="61.9" calcext:value-type="float">
            <text:p>61,90</text:p>
          </table:table-cell>
          <table:table-cell table:number-columns-repeated="1016"/>
        </table:table-row>
        <table:table-row table:style-name="ro1">
          <table:table-cell table:style-name="ce25" table:formula="of:=MID([$'Compras-Ali'.$A568];[$Tablas.$E$31];[$Tablas.$G$31])" office:value-type="string" office:string-value="001" calcext:value-type="string">
            <text:p>001</text:p>
          </table:table-cell>
          <table:table-cell table:style-name="ce25" table:formula="of:=MID([$'Compras-Ali'.$A568];[$Tablas.$E$32];[$Tablas.$G$32])" office:value-type="string" office:string-value="00001" calcext:value-type="string">
            <text:p>00001</text:p>
          </table:table-cell>
          <table:table-cell table:style-name="ce25" table:formula="of:=MID([$'Compras-Ali'.$A568];[$Tablas.$E$33];[$Tablas.$G$33])" office:value-type="string" office:string-value="00000000000000304425" calcext:value-type="string">
            <text:p>00000000000000304425</text:p>
          </table:table-cell>
          <table:table-cell table:style-name="ce25" table:formula="of:=MID([$'Compras-Ali'.$A568];[$Tablas.$E$34];[$Tablas.$G$34])" office:value-type="string" office:string-value="80" calcext:value-type="string">
            <text:p>80</text:p>
          </table:table-cell>
          <table:table-cell table:style-name="ce25" table:formula="of:=MID([$'Compras-Ali'.$A56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68]&lt;&gt;&quot;&quot;;VALUE(MID([$'Compras-Ali'.$A568];[$Tablas.$E$36];[$Tablas.$G$36]))/100;0)*IF(OR(VALUE([.A568])=3;VALUE([.A568])=8;VALUE([.A568])=13);-1;1)" office:value-type="float" office:value="196.1" calcext:value-type="float">
            <text:p>196,10</text:p>
          </table:table-cell>
          <table:table-cell table:style-name="ce25" table:formula="of:=MID([$'Compras-Ali'.$A568];[$Tablas.$E$37];[$Tablas.$G$37])" office:value-type="string" office:string-value="0005" calcext:value-type="string">
            <text:p>0005</text:p>
          </table:table-cell>
          <table:table-cell table:style-name="ce28" table:formula="of:=IF([$'Compras-Ali'.$A568]&lt;&gt;&quot;&quot;;VALUE(MID([$'Compras-Ali'.$A568];[$Tablas.$E$38];[$Tablas.$G$38]))/100;0)*IF(OR(VALUE([.A568])=3;VALUE([.A568])=8;VALUE([.A568])=13);-1;1)" office:value-type="float" office:value="41.18" calcext:value-type="float">
            <text:p>41,18</text:p>
          </table:table-cell>
          <table:table-cell table:number-columns-repeated="1016"/>
        </table:table-row>
        <table:table-row table:style-name="ro1">
          <table:table-cell table:style-name="ce25" table:formula="of:=MID([$'Compras-Ali'.$A569];[$Tablas.$E$31];[$Tablas.$G$31])" office:value-type="string" office:string-value="001" calcext:value-type="string">
            <text:p>001</text:p>
          </table:table-cell>
          <table:table-cell table:style-name="ce25" table:formula="of:=MID([$'Compras-Ali'.$A569];[$Tablas.$E$32];[$Tablas.$G$32])" office:value-type="string" office:string-value="00001" calcext:value-type="string">
            <text:p>00001</text:p>
          </table:table-cell>
          <table:table-cell table:style-name="ce25" table:formula="of:=MID([$'Compras-Ali'.$A569];[$Tablas.$E$33];[$Tablas.$G$33])" office:value-type="string" office:string-value="00000000000000304317" calcext:value-type="string">
            <text:p>00000000000000304317</text:p>
          </table:table-cell>
          <table:table-cell table:style-name="ce25" table:formula="of:=MID([$'Compras-Ali'.$A569];[$Tablas.$E$34];[$Tablas.$G$34])" office:value-type="string" office:string-value="80" calcext:value-type="string">
            <text:p>80</text:p>
          </table:table-cell>
          <table:table-cell table:style-name="ce25" table:formula="of:=MID([$'Compras-Ali'.$A56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69]&lt;&gt;&quot;&quot;;VALUE(MID([$'Compras-Ali'.$A569];[$Tablas.$E$36];[$Tablas.$G$36]))/100;0)*IF(OR(VALUE([.A569])=3;VALUE([.A569])=8;VALUE([.A569])=13);-1;1)" office:value-type="float" office:value="1.95" calcext:value-type="float">
            <text:p>1,95</text:p>
          </table:table-cell>
          <table:table-cell table:style-name="ce25" table:formula="of:=MID([$'Compras-Ali'.$A569];[$Tablas.$E$37];[$Tablas.$G$37])" office:value-type="string" office:string-value="0005" calcext:value-type="string">
            <text:p>0005</text:p>
          </table:table-cell>
          <table:table-cell table:style-name="ce28" table:formula="of:=IF([$'Compras-Ali'.$A569]&lt;&gt;&quot;&quot;;VALUE(MID([$'Compras-Ali'.$A569];[$Tablas.$E$38];[$Tablas.$G$38]))/100;0)*IF(OR(VALUE([.A569])=3;VALUE([.A569])=8;VALUE([.A569])=13);-1;1)" office:value-type="float" office:value="0.41" calcext:value-type="float">
            <text:p>0,41</text:p>
          </table:table-cell>
          <table:table-cell table:number-columns-repeated="1016"/>
        </table:table-row>
        <table:table-row table:style-name="ro1">
          <table:table-cell table:style-name="ce25" table:formula="of:=MID([$'Compras-Ali'.$A570];[$Tablas.$E$31];[$Tablas.$G$31])" office:value-type="string" office:string-value="001" calcext:value-type="string">
            <text:p>001</text:p>
          </table:table-cell>
          <table:table-cell table:style-name="ce25" table:formula="of:=MID([$'Compras-Ali'.$A570];[$Tablas.$E$32];[$Tablas.$G$32])" office:value-type="string" office:string-value="00001" calcext:value-type="string">
            <text:p>00001</text:p>
          </table:table-cell>
          <table:table-cell table:style-name="ce25" table:formula="of:=MID([$'Compras-Ali'.$A570];[$Tablas.$E$33];[$Tablas.$G$33])" office:value-type="string" office:string-value="00000000000000304349" calcext:value-type="string">
            <text:p>00000000000000304349</text:p>
          </table:table-cell>
          <table:table-cell table:style-name="ce25" table:formula="of:=MID([$'Compras-Ali'.$A570];[$Tablas.$E$34];[$Tablas.$G$34])" office:value-type="string" office:string-value="80" calcext:value-type="string">
            <text:p>80</text:p>
          </table:table-cell>
          <table:table-cell table:style-name="ce25" table:formula="of:=MID([$'Compras-Ali'.$A570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70]&lt;&gt;&quot;&quot;;VALUE(MID([$'Compras-Ali'.$A570];[$Tablas.$E$36];[$Tablas.$G$36]))/100;0)*IF(OR(VALUE([.A570])=3;VALUE([.A570])=8;VALUE([.A570])=13);-1;1)" office:value-type="float" office:value="123.24" calcext:value-type="float">
            <text:p>123,24</text:p>
          </table:table-cell>
          <table:table-cell table:style-name="ce25" table:formula="of:=MID([$'Compras-Ali'.$A570];[$Tablas.$E$37];[$Tablas.$G$37])" office:value-type="string" office:string-value="0005" calcext:value-type="string">
            <text:p>0005</text:p>
          </table:table-cell>
          <table:table-cell table:style-name="ce28" table:formula="of:=IF([$'Compras-Ali'.$A570]&lt;&gt;&quot;&quot;;VALUE(MID([$'Compras-Ali'.$A570];[$Tablas.$E$38];[$Tablas.$G$38]))/100;0)*IF(OR(VALUE([.A570])=3;VALUE([.A570])=8;VALUE([.A570])=13);-1;1)" office:value-type="float" office:value="25.88" calcext:value-type="float">
            <text:p>25,88</text:p>
          </table:table-cell>
          <table:table-cell table:number-columns-repeated="1016"/>
        </table:table-row>
        <table:table-row table:style-name="ro1">
          <table:table-cell table:style-name="ce25" table:formula="of:=MID([$'Compras-Ali'.$A571];[$Tablas.$E$31];[$Tablas.$G$31])" office:value-type="string" office:string-value="001" calcext:value-type="string">
            <text:p>001</text:p>
          </table:table-cell>
          <table:table-cell table:style-name="ce25" table:formula="of:=MID([$'Compras-Ali'.$A571];[$Tablas.$E$32];[$Tablas.$G$32])" office:value-type="string" office:string-value="00005" calcext:value-type="string">
            <text:p>00005</text:p>
          </table:table-cell>
          <table:table-cell table:style-name="ce25" table:formula="of:=MID([$'Compras-Ali'.$A571];[$Tablas.$E$33];[$Tablas.$G$33])" office:value-type="string" office:string-value="00000000000000000159" calcext:value-type="string">
            <text:p>00000000000000000159</text:p>
          </table:table-cell>
          <table:table-cell table:style-name="ce25" table:formula="of:=MID([$'Compras-Ali'.$A571];[$Tablas.$E$34];[$Tablas.$G$34])" office:value-type="string" office:string-value="80" calcext:value-type="string">
            <text:p>80</text:p>
          </table:table-cell>
          <table:table-cell table:style-name="ce25" table:formula="of:=MID([$'Compras-Ali'.$A571];[$Tablas.$E$35];[$Tablas.$G$35])" office:value-type="string" office:string-value="00000000030710143044" calcext:value-type="string">
            <text:p>00000000030710143044</text:p>
          </table:table-cell>
          <table:table-cell table:style-name="ce28" table:formula="of:=IF([$'Compras-Ali'.$A571]&lt;&gt;&quot;&quot;;VALUE(MID([$'Compras-Ali'.$A571];[$Tablas.$E$36];[$Tablas.$G$36]))/100;0)*IF(OR(VALUE([.A571])=3;VALUE([.A571])=8;VALUE([.A571])=13);-1;1)" office:value-type="float" office:value="167500" calcext:value-type="float">
            <text:p>167.500,00</text:p>
          </table:table-cell>
          <table:table-cell table:style-name="ce25" table:formula="of:=MID([$'Compras-Ali'.$A571];[$Tablas.$E$37];[$Tablas.$G$37])" office:value-type="string" office:string-value="0005" calcext:value-type="string">
            <text:p>0005</text:p>
          </table:table-cell>
          <table:table-cell table:style-name="ce28" table:formula="of:=IF([$'Compras-Ali'.$A571]&lt;&gt;&quot;&quot;;VALUE(MID([$'Compras-Ali'.$A571];[$Tablas.$E$38];[$Tablas.$G$38]))/100;0)*IF(OR(VALUE([.A571])=3;VALUE([.A571])=8;VALUE([.A571])=13);-1;1)" office:value-type="float" office:value="35175" calcext:value-type="float">
            <text:p>35.175,00</text:p>
          </table:table-cell>
          <table:table-cell table:number-columns-repeated="1016"/>
        </table:table-row>
        <table:table-row table:style-name="ro1">
          <table:table-cell table:style-name="ce25" table:formula="of:=MID([$'Compras-Ali'.$A572];[$Tablas.$E$31];[$Tablas.$G$31])" office:value-type="string" office:string-value="001" calcext:value-type="string">
            <text:p>001</text:p>
          </table:table-cell>
          <table:table-cell table:style-name="ce25" table:formula="of:=MID([$'Compras-Ali'.$A572];[$Tablas.$E$32];[$Tablas.$G$32])" office:value-type="string" office:string-value="00011" calcext:value-type="string">
            <text:p>00011</text:p>
          </table:table-cell>
          <table:table-cell table:style-name="ce25" table:formula="of:=MID([$'Compras-Ali'.$A572];[$Tablas.$E$33];[$Tablas.$G$33])" office:value-type="string" office:string-value="00000000000000010069" calcext:value-type="string">
            <text:p>00000000000000010069</text:p>
          </table:table-cell>
          <table:table-cell table:style-name="ce25" table:formula="of:=MID([$'Compras-Ali'.$A572];[$Tablas.$E$34];[$Tablas.$G$34])" office:value-type="string" office:string-value="80" calcext:value-type="string">
            <text:p>80</text:p>
          </table:table-cell>
          <table:table-cell table:style-name="ce25" table:formula="of:=MID([$'Compras-Ali'.$A572];[$Tablas.$E$35];[$Tablas.$G$35])" office:value-type="string" office:string-value="00000000030711569843" calcext:value-type="string">
            <text:p>00000000030711569843</text:p>
          </table:table-cell>
          <table:table-cell table:style-name="ce28" table:formula="of:=IF([$'Compras-Ali'.$A572]&lt;&gt;&quot;&quot;;VALUE(MID([$'Compras-Ali'.$A572];[$Tablas.$E$36];[$Tablas.$G$36]))/100;0)*IF(OR(VALUE([.A572])=3;VALUE([.A572])=8;VALUE([.A572])=13);-1;1)" office:value-type="float" office:value="5877.24" calcext:value-type="float">
            <text:p>5.877,24</text:p>
          </table:table-cell>
          <table:table-cell table:style-name="ce25" table:formula="of:=MID([$'Compras-Ali'.$A572];[$Tablas.$E$37];[$Tablas.$G$37])" office:value-type="string" office:string-value="0005" calcext:value-type="string">
            <text:p>0005</text:p>
          </table:table-cell>
          <table:table-cell table:style-name="ce28" table:formula="of:=IF([$'Compras-Ali'.$A572]&lt;&gt;&quot;&quot;;VALUE(MID([$'Compras-Ali'.$A572];[$Tablas.$E$38];[$Tablas.$G$38]))/100;0)*IF(OR(VALUE([.A572])=3;VALUE([.A572])=8;VALUE([.A572])=13);-1;1)" office:value-type="float" office:value="1234.22" calcext:value-type="float">
            <text:p>1.234,22</text:p>
          </table:table-cell>
          <table:table-cell table:number-columns-repeated="1016"/>
        </table:table-row>
        <table:table-row table:style-name="ro1">
          <table:table-cell table:style-name="ce25" table:formula="of:=MID([$'Compras-Ali'.$A573];[$Tablas.$E$31];[$Tablas.$G$31])" office:value-type="string" office:string-value="001" calcext:value-type="string">
            <text:p>001</text:p>
          </table:table-cell>
          <table:table-cell table:style-name="ce25" table:formula="of:=MID([$'Compras-Ali'.$A573];[$Tablas.$E$32];[$Tablas.$G$32])" office:value-type="string" office:string-value="00021" calcext:value-type="string">
            <text:p>00021</text:p>
          </table:table-cell>
          <table:table-cell table:style-name="ce25" table:formula="of:=MID([$'Compras-Ali'.$A573];[$Tablas.$E$33];[$Tablas.$G$33])" office:value-type="string" office:string-value="00000000000000035863" calcext:value-type="string">
            <text:p>00000000000000035863</text:p>
          </table:table-cell>
          <table:table-cell table:style-name="ce25" table:formula="of:=MID([$'Compras-Ali'.$A573];[$Tablas.$E$34];[$Tablas.$G$34])" office:value-type="string" office:string-value="80" calcext:value-type="string">
            <text:p>80</text:p>
          </table:table-cell>
          <table:table-cell table:style-name="ce25" table:formula="of:=MID([$'Compras-Ali'.$A573];[$Tablas.$E$35];[$Tablas.$G$35])" office:value-type="string" office:string-value="00000000030533493560" calcext:value-type="string">
            <text:p>00000000030533493560</text:p>
          </table:table-cell>
          <table:table-cell table:style-name="ce28" table:formula="of:=IF([$'Compras-Ali'.$A573]&lt;&gt;&quot;&quot;;VALUE(MID([$'Compras-Ali'.$A573];[$Tablas.$E$36];[$Tablas.$G$36]))/100;0)*IF(OR(VALUE([.A573])=3;VALUE([.A573])=8;VALUE([.A573])=13);-1;1)" office:value-type="float" office:value="580.05" calcext:value-type="float">
            <text:p>580,05</text:p>
          </table:table-cell>
          <table:table-cell table:style-name="ce25" table:formula="of:=MID([$'Compras-Ali'.$A573];[$Tablas.$E$37];[$Tablas.$G$37])" office:value-type="string" office:string-value="0005" calcext:value-type="string">
            <text:p>0005</text:p>
          </table:table-cell>
          <table:table-cell table:style-name="ce28" table:formula="of:=IF([$'Compras-Ali'.$A573]&lt;&gt;&quot;&quot;;VALUE(MID([$'Compras-Ali'.$A573];[$Tablas.$E$38];[$Tablas.$G$38]))/100;0)*IF(OR(VALUE([.A573])=3;VALUE([.A573])=8;VALUE([.A573])=13);-1;1)" office:value-type="float" office:value="121.81" calcext:value-type="float">
            <text:p>121,81</text:p>
          </table:table-cell>
          <table:table-cell table:number-columns-repeated="1016"/>
        </table:table-row>
        <table:table-row table:style-name="ro1">
          <table:table-cell table:style-name="ce25" table:formula="of:=MID([$'Compras-Ali'.$A574];[$Tablas.$E$31];[$Tablas.$G$31])" office:value-type="string" office:string-value="001" calcext:value-type="string">
            <text:p>001</text:p>
          </table:table-cell>
          <table:table-cell table:style-name="ce25" table:formula="of:=MID([$'Compras-Ali'.$A574];[$Tablas.$E$32];[$Tablas.$G$32])" office:value-type="string" office:string-value="00001" calcext:value-type="string">
            <text:p>00001</text:p>
          </table:table-cell>
          <table:table-cell table:style-name="ce25" table:formula="of:=MID([$'Compras-Ali'.$A574];[$Tablas.$E$33];[$Tablas.$G$33])" office:value-type="string" office:string-value="00000000000000221220" calcext:value-type="string">
            <text:p>00000000000000221220</text:p>
          </table:table-cell>
          <table:table-cell table:style-name="ce25" table:formula="of:=MID([$'Compras-Ali'.$A574];[$Tablas.$E$34];[$Tablas.$G$34])" office:value-type="string" office:string-value="80" calcext:value-type="string">
            <text:p>80</text:p>
          </table:table-cell>
          <table:table-cell table:style-name="ce25" table:formula="of:=MID([$'Compras-Ali'.$A574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574]&lt;&gt;&quot;&quot;;VALUE(MID([$'Compras-Ali'.$A574];[$Tablas.$E$36];[$Tablas.$G$36]))/100;0)*IF(OR(VALUE([.A574])=3;VALUE([.A574])=8;VALUE([.A574])=13);-1;1)" office:value-type="float" office:value="33.9" calcext:value-type="float">
            <text:p>33,90</text:p>
          </table:table-cell>
          <table:table-cell table:style-name="ce25" table:formula="of:=MID([$'Compras-Ali'.$A574];[$Tablas.$E$37];[$Tablas.$G$37])" office:value-type="string" office:string-value="0005" calcext:value-type="string">
            <text:p>0005</text:p>
          </table:table-cell>
          <table:table-cell table:style-name="ce28" table:formula="of:=IF([$'Compras-Ali'.$A574]&lt;&gt;&quot;&quot;;VALUE(MID([$'Compras-Ali'.$A574];[$Tablas.$E$38];[$Tablas.$G$38]))/100;0)*IF(OR(VALUE([.A574])=3;VALUE([.A574])=8;VALUE([.A574])=13);-1;1)" office:value-type="float" office:value="7.12" calcext:value-type="float">
            <text:p>7,12</text:p>
          </table:table-cell>
          <table:table-cell table:number-columns-repeated="1016"/>
        </table:table-row>
        <table:table-row table:style-name="ro1">
          <table:table-cell table:style-name="ce25" table:formula="of:=MID([$'Compras-Ali'.$A575];[$Tablas.$E$31];[$Tablas.$G$31])" office:value-type="string" office:string-value="001" calcext:value-type="string">
            <text:p>001</text:p>
          </table:table-cell>
          <table:table-cell table:style-name="ce25" table:formula="of:=MID([$'Compras-Ali'.$A575];[$Tablas.$E$32];[$Tablas.$G$32])" office:value-type="string" office:string-value="02020" calcext:value-type="string">
            <text:p>02020</text:p>
          </table:table-cell>
          <table:table-cell table:style-name="ce25" table:formula="of:=MID([$'Compras-Ali'.$A575];[$Tablas.$E$33];[$Tablas.$G$33])" office:value-type="string" office:string-value="00000000000000409811" calcext:value-type="string">
            <text:p>00000000000000409811</text:p>
          </table:table-cell>
          <table:table-cell table:style-name="ce25" table:formula="of:=MID([$'Compras-Ali'.$A575];[$Tablas.$E$34];[$Tablas.$G$34])" office:value-type="string" office:string-value="80" calcext:value-type="string">
            <text:p>80</text:p>
          </table:table-cell>
          <table:table-cell table:style-name="ce25" table:formula="of:=MID([$'Compras-Ali'.$A575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575]&lt;&gt;&quot;&quot;;VALUE(MID([$'Compras-Ali'.$A575];[$Tablas.$E$36];[$Tablas.$G$36]))/100;0)*IF(OR(VALUE([.A575])=3;VALUE([.A575])=8;VALUE([.A575])=13);-1;1)" office:value-type="float" office:value="1802472.43" calcext:value-type="float">
            <text:p>1.802.472,43</text:p>
          </table:table-cell>
          <table:table-cell table:style-name="ce25" table:formula="of:=MID([$'Compras-Ali'.$A575];[$Tablas.$E$37];[$Tablas.$G$37])" office:value-type="string" office:string-value="0005" calcext:value-type="string">
            <text:p>0005</text:p>
          </table:table-cell>
          <table:table-cell table:style-name="ce28" table:formula="of:=IF([$'Compras-Ali'.$A575]&lt;&gt;&quot;&quot;;VALUE(MID([$'Compras-Ali'.$A575];[$Tablas.$E$38];[$Tablas.$G$38]))/100;0)*IF(OR(VALUE([.A575])=3;VALUE([.A575])=8;VALUE([.A575])=13);-1;1)" office:value-type="float" office:value="378519.21" calcext:value-type="float">
            <text:p>378.519,21</text:p>
          </table:table-cell>
          <table:table-cell table:number-columns-repeated="1016"/>
        </table:table-row>
        <table:table-row table:style-name="ro1">
          <table:table-cell table:style-name="ce25" table:formula="of:=MID([$'Compras-Ali'.$A576];[$Tablas.$E$31];[$Tablas.$G$31])" office:value-type="string" office:string-value="001" calcext:value-type="string">
            <text:p>001</text:p>
          </table:table-cell>
          <table:table-cell table:style-name="ce25" table:formula="of:=MID([$'Compras-Ali'.$A576];[$Tablas.$E$32];[$Tablas.$G$32])" office:value-type="string" office:string-value="02020" calcext:value-type="string">
            <text:p>02020</text:p>
          </table:table-cell>
          <table:table-cell table:style-name="ce25" table:formula="of:=MID([$'Compras-Ali'.$A576];[$Tablas.$E$33];[$Tablas.$G$33])" office:value-type="string" office:string-value="00000000000000409812" calcext:value-type="string">
            <text:p>00000000000000409812</text:p>
          </table:table-cell>
          <table:table-cell table:style-name="ce25" table:formula="of:=MID([$'Compras-Ali'.$A576];[$Tablas.$E$34];[$Tablas.$G$34])" office:value-type="string" office:string-value="80" calcext:value-type="string">
            <text:p>80</text:p>
          </table:table-cell>
          <table:table-cell table:style-name="ce25" table:formula="of:=MID([$'Compras-Ali'.$A576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576]&lt;&gt;&quot;&quot;;VALUE(MID([$'Compras-Ali'.$A576];[$Tablas.$E$36];[$Tablas.$G$36]))/100;0)*IF(OR(VALUE([.A576])=3;VALUE([.A576])=8;VALUE([.A576])=13);-1;1)" office:value-type="float" office:value="393888.38" calcext:value-type="float">
            <text:p>393.888,38</text:p>
          </table:table-cell>
          <table:table-cell table:style-name="ce25" table:formula="of:=MID([$'Compras-Ali'.$A576];[$Tablas.$E$37];[$Tablas.$G$37])" office:value-type="string" office:string-value="0005" calcext:value-type="string">
            <text:p>0005</text:p>
          </table:table-cell>
          <table:table-cell table:style-name="ce28" table:formula="of:=IF([$'Compras-Ali'.$A576]&lt;&gt;&quot;&quot;;VALUE(MID([$'Compras-Ali'.$A576];[$Tablas.$E$38];[$Tablas.$G$38]))/100;0)*IF(OR(VALUE([.A576])=3;VALUE([.A576])=8;VALUE([.A576])=13);-1;1)" office:value-type="float" office:value="82716.56" calcext:value-type="float">
            <text:p>82.716,56</text:p>
          </table:table-cell>
          <table:table-cell table:number-columns-repeated="1016"/>
        </table:table-row>
        <table:table-row table:style-name="ro1">
          <table:table-cell table:style-name="ce25" table:formula="of:=MID([$'Compras-Ali'.$A577];[$Tablas.$E$31];[$Tablas.$G$31])" office:value-type="string" office:string-value="001" calcext:value-type="string">
            <text:p>001</text:p>
          </table:table-cell>
          <table:table-cell table:style-name="ce25" table:formula="of:=MID([$'Compras-Ali'.$A577];[$Tablas.$E$32];[$Tablas.$G$32])" office:value-type="string" office:string-value="02020" calcext:value-type="string">
            <text:p>02020</text:p>
          </table:table-cell>
          <table:table-cell table:style-name="ce25" table:formula="of:=MID([$'Compras-Ali'.$A577];[$Tablas.$E$33];[$Tablas.$G$33])" office:value-type="string" office:string-value="00000000000000409813" calcext:value-type="string">
            <text:p>00000000000000409813</text:p>
          </table:table-cell>
          <table:table-cell table:style-name="ce25" table:formula="of:=MID([$'Compras-Ali'.$A577];[$Tablas.$E$34];[$Tablas.$G$34])" office:value-type="string" office:string-value="80" calcext:value-type="string">
            <text:p>80</text:p>
          </table:table-cell>
          <table:table-cell table:style-name="ce25" table:formula="of:=MID([$'Compras-Ali'.$A577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577]&lt;&gt;&quot;&quot;;VALUE(MID([$'Compras-Ali'.$A577];[$Tablas.$E$36];[$Tablas.$G$36]))/100;0)*IF(OR(VALUE([.A577])=3;VALUE([.A577])=8;VALUE([.A577])=13);-1;1)" office:value-type="float" office:value="372756.43" calcext:value-type="float">
            <text:p>372.756,43</text:p>
          </table:table-cell>
          <table:table-cell table:style-name="ce25" table:formula="of:=MID([$'Compras-Ali'.$A577];[$Tablas.$E$37];[$Tablas.$G$37])" office:value-type="string" office:string-value="0005" calcext:value-type="string">
            <text:p>0005</text:p>
          </table:table-cell>
          <table:table-cell table:style-name="ce28" table:formula="of:=IF([$'Compras-Ali'.$A577]&lt;&gt;&quot;&quot;;VALUE(MID([$'Compras-Ali'.$A577];[$Tablas.$E$38];[$Tablas.$G$38]))/100;0)*IF(OR(VALUE([.A577])=3;VALUE([.A577])=8;VALUE([.A577])=13);-1;1)" office:value-type="float" office:value="78278.85" calcext:value-type="float">
            <text:p>78.278,85</text:p>
          </table:table-cell>
          <table:table-cell table:number-columns-repeated="1016"/>
        </table:table-row>
        <table:table-row table:style-name="ro1">
          <table:table-cell table:style-name="ce25" table:formula="of:=MID([$'Compras-Ali'.$A578];[$Tablas.$E$31];[$Tablas.$G$31])" office:value-type="string" office:string-value="002" calcext:value-type="string">
            <text:p>002</text:p>
          </table:table-cell>
          <table:table-cell table:style-name="ce25" table:formula="of:=MID([$'Compras-Ali'.$A578];[$Tablas.$E$32];[$Tablas.$G$32])" office:value-type="string" office:string-value="02024" calcext:value-type="string">
            <text:p>02024</text:p>
          </table:table-cell>
          <table:table-cell table:style-name="ce25" table:formula="of:=MID([$'Compras-Ali'.$A578];[$Tablas.$E$33];[$Tablas.$G$33])" office:value-type="string" office:string-value="00000000000000088437" calcext:value-type="string">
            <text:p>00000000000000088437</text:p>
          </table:table-cell>
          <table:table-cell table:style-name="ce25" table:formula="of:=MID([$'Compras-Ali'.$A578];[$Tablas.$E$34];[$Tablas.$G$34])" office:value-type="string" office:string-value="80" calcext:value-type="string">
            <text:p>80</text:p>
          </table:table-cell>
          <table:table-cell table:style-name="ce25" table:formula="of:=MID([$'Compras-Ali'.$A578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578]&lt;&gt;&quot;&quot;;VALUE(MID([$'Compras-Ali'.$A578];[$Tablas.$E$36];[$Tablas.$G$36]))/100;0)*IF(OR(VALUE([.A578])=3;VALUE([.A578])=8;VALUE([.A578])=13);-1;1)" office:value-type="float" office:value="2236.1" calcext:value-type="float">
            <text:p>2.236,10</text:p>
          </table:table-cell>
          <table:table-cell table:style-name="ce25" table:formula="of:=MID([$'Compras-Ali'.$A578];[$Tablas.$E$37];[$Tablas.$G$37])" office:value-type="string" office:string-value="0005" calcext:value-type="string">
            <text:p>0005</text:p>
          </table:table-cell>
          <table:table-cell table:style-name="ce28" table:formula="of:=IF([$'Compras-Ali'.$A578]&lt;&gt;&quot;&quot;;VALUE(MID([$'Compras-Ali'.$A578];[$Tablas.$E$38];[$Tablas.$G$38]))/100;0)*IF(OR(VALUE([.A578])=3;VALUE([.A578])=8;VALUE([.A578])=13);-1;1)" office:value-type="float" office:value="469.58" calcext:value-type="float">
            <text:p>469,58</text:p>
          </table:table-cell>
          <table:table-cell table:number-columns-repeated="1016"/>
        </table:table-row>
        <table:table-row table:style-name="ro1">
          <table:table-cell table:style-name="ce25" table:formula="of:=MID([$'Compras-Ali'.$A579];[$Tablas.$E$31];[$Tablas.$G$31])" office:value-type="string" office:string-value="001" calcext:value-type="string">
            <text:p>001</text:p>
          </table:table-cell>
          <table:table-cell table:style-name="ce25" table:formula="of:=MID([$'Compras-Ali'.$A579];[$Tablas.$E$32];[$Tablas.$G$32])" office:value-type="string" office:string-value="02017" calcext:value-type="string">
            <text:p>02017</text:p>
          </table:table-cell>
          <table:table-cell table:style-name="ce25" table:formula="of:=MID([$'Compras-Ali'.$A579];[$Tablas.$E$33];[$Tablas.$G$33])" office:value-type="string" office:string-value="00000000000002548252" calcext:value-type="string">
            <text:p>00000000000002548252</text:p>
          </table:table-cell>
          <table:table-cell table:style-name="ce25" table:formula="of:=MID([$'Compras-Ali'.$A579];[$Tablas.$E$34];[$Tablas.$G$34])" office:value-type="string" office:string-value="80" calcext:value-type="string">
            <text:p>80</text:p>
          </table:table-cell>
          <table:table-cell table:style-name="ce25" table:formula="of:=MID([$'Compras-Ali'.$A579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579]&lt;&gt;&quot;&quot;;VALUE(MID([$'Compras-Ali'.$A579];[$Tablas.$E$36];[$Tablas.$G$36]))/100;0)*IF(OR(VALUE([.A579])=3;VALUE([.A579])=8;VALUE([.A579])=13);-1;1)" office:value-type="float" office:value="1647597.67" calcext:value-type="float">
            <text:p>1.647.597,67</text:p>
          </table:table-cell>
          <table:table-cell table:style-name="ce25" table:formula="of:=MID([$'Compras-Ali'.$A579];[$Tablas.$E$37];[$Tablas.$G$37])" office:value-type="string" office:string-value="0005" calcext:value-type="string">
            <text:p>0005</text:p>
          </table:table-cell>
          <table:table-cell table:style-name="ce28" table:formula="of:=IF([$'Compras-Ali'.$A579]&lt;&gt;&quot;&quot;;VALUE(MID([$'Compras-Ali'.$A579];[$Tablas.$E$38];[$Tablas.$G$38]))/100;0)*IF(OR(VALUE([.A579])=3;VALUE([.A579])=8;VALUE([.A579])=13);-1;1)" office:value-type="float" office:value="345995.51" calcext:value-type="float">
            <text:p>345.995,51</text:p>
          </table:table-cell>
          <table:table-cell table:number-columns-repeated="1016"/>
        </table:table-row>
        <table:table-row table:style-name="ro1">
          <table:table-cell table:style-name="ce25" table:formula="of:=MID([$'Compras-Ali'.$A580];[$Tablas.$E$31];[$Tablas.$G$31])" office:value-type="string" office:string-value="001" calcext:value-type="string">
            <text:p>001</text:p>
          </table:table-cell>
          <table:table-cell table:style-name="ce25" table:formula="of:=MID([$'Compras-Ali'.$A580];[$Tablas.$E$32];[$Tablas.$G$32])" office:value-type="string" office:string-value="00001" calcext:value-type="string">
            <text:p>00001</text:p>
          </table:table-cell>
          <table:table-cell table:style-name="ce25" table:formula="of:=MID([$'Compras-Ali'.$A580];[$Tablas.$E$33];[$Tablas.$G$33])" office:value-type="string" office:string-value="00000000000000304529" calcext:value-type="string">
            <text:p>00000000000000304529</text:p>
          </table:table-cell>
          <table:table-cell table:style-name="ce25" table:formula="of:=MID([$'Compras-Ali'.$A580];[$Tablas.$E$34];[$Tablas.$G$34])" office:value-type="string" office:string-value="80" calcext:value-type="string">
            <text:p>80</text:p>
          </table:table-cell>
          <table:table-cell table:style-name="ce25" table:formula="of:=MID([$'Compras-Ali'.$A580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80]&lt;&gt;&quot;&quot;;VALUE(MID([$'Compras-Ali'.$A580];[$Tablas.$E$36];[$Tablas.$G$36]))/100;0)*IF(OR(VALUE([.A580])=3;VALUE([.A580])=8;VALUE([.A580])=13);-1;1)" office:value-type="float" office:value="947.1" calcext:value-type="float">
            <text:p>947,10</text:p>
          </table:table-cell>
          <table:table-cell table:style-name="ce25" table:formula="of:=MID([$'Compras-Ali'.$A580];[$Tablas.$E$37];[$Tablas.$G$37])" office:value-type="string" office:string-value="0005" calcext:value-type="string">
            <text:p>0005</text:p>
          </table:table-cell>
          <table:table-cell table:style-name="ce28" table:formula="of:=IF([$'Compras-Ali'.$A580]&lt;&gt;&quot;&quot;;VALUE(MID([$'Compras-Ali'.$A580];[$Tablas.$E$38];[$Tablas.$G$38]))/100;0)*IF(OR(VALUE([.A580])=3;VALUE([.A580])=8;VALUE([.A580])=13);-1;1)" office:value-type="float" office:value="198.89" calcext:value-type="float">
            <text:p>198,89</text:p>
          </table:table-cell>
          <table:table-cell table:number-columns-repeated="1016"/>
        </table:table-row>
        <table:table-row table:style-name="ro1">
          <table:table-cell table:style-name="ce25" table:formula="of:=MID([$'Compras-Ali'.$A581];[$Tablas.$E$31];[$Tablas.$G$31])" office:value-type="string" office:string-value="001" calcext:value-type="string">
            <text:p>001</text:p>
          </table:table-cell>
          <table:table-cell table:style-name="ce25" table:formula="of:=MID([$'Compras-Ali'.$A581];[$Tablas.$E$32];[$Tablas.$G$32])" office:value-type="string" office:string-value="00001" calcext:value-type="string">
            <text:p>00001</text:p>
          </table:table-cell>
          <table:table-cell table:style-name="ce25" table:formula="of:=MID([$'Compras-Ali'.$A581];[$Tablas.$E$33];[$Tablas.$G$33])" office:value-type="string" office:string-value="00000000000000304311" calcext:value-type="string">
            <text:p>00000000000000304311</text:p>
          </table:table-cell>
          <table:table-cell table:style-name="ce25" table:formula="of:=MID([$'Compras-Ali'.$A581];[$Tablas.$E$34];[$Tablas.$G$34])" office:value-type="string" office:string-value="80" calcext:value-type="string">
            <text:p>80</text:p>
          </table:table-cell>
          <table:table-cell table:style-name="ce25" table:formula="of:=MID([$'Compras-Ali'.$A581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81]&lt;&gt;&quot;&quot;;VALUE(MID([$'Compras-Ali'.$A581];[$Tablas.$E$36];[$Tablas.$G$36]))/100;0)*IF(OR(VALUE([.A581])=3;VALUE([.A581])=8;VALUE([.A581])=13);-1;1)" office:value-type="float" office:value="1680.14" calcext:value-type="float">
            <text:p>1.680,14</text:p>
          </table:table-cell>
          <table:table-cell table:style-name="ce25" table:formula="of:=MID([$'Compras-Ali'.$A581];[$Tablas.$E$37];[$Tablas.$G$37])" office:value-type="string" office:string-value="0005" calcext:value-type="string">
            <text:p>0005</text:p>
          </table:table-cell>
          <table:table-cell table:style-name="ce28" table:formula="of:=IF([$'Compras-Ali'.$A581]&lt;&gt;&quot;&quot;;VALUE(MID([$'Compras-Ali'.$A581];[$Tablas.$E$38];[$Tablas.$G$38]))/100;0)*IF(OR(VALUE([.A581])=3;VALUE([.A581])=8;VALUE([.A581])=13);-1;1)" office:value-type="float" office:value="352.83" calcext:value-type="float">
            <text:p>352,83</text:p>
          </table:table-cell>
          <table:table-cell table:number-columns-repeated="1016"/>
        </table:table-row>
        <table:table-row table:style-name="ro1">
          <table:table-cell table:style-name="ce25" table:formula="of:=MID([$'Compras-Ali'.$A582];[$Tablas.$E$31];[$Tablas.$G$31])" office:value-type="string" office:string-value="001" calcext:value-type="string">
            <text:p>001</text:p>
          </table:table-cell>
          <table:table-cell table:style-name="ce25" table:formula="of:=MID([$'Compras-Ali'.$A582];[$Tablas.$E$32];[$Tablas.$G$32])" office:value-type="string" office:string-value="00001" calcext:value-type="string">
            <text:p>00001</text:p>
          </table:table-cell>
          <table:table-cell table:style-name="ce25" table:formula="of:=MID([$'Compras-Ali'.$A582];[$Tablas.$E$33];[$Tablas.$G$33])" office:value-type="string" office:string-value="00000000000000104236" calcext:value-type="string">
            <text:p>00000000000000104236</text:p>
          </table:table-cell>
          <table:table-cell table:style-name="ce25" table:formula="of:=MID([$'Compras-Ali'.$A582];[$Tablas.$E$34];[$Tablas.$G$34])" office:value-type="string" office:string-value="80" calcext:value-type="string">
            <text:p>80</text:p>
          </table:table-cell>
          <table:table-cell table:style-name="ce25" table:formula="of:=MID([$'Compras-Ali'.$A582];[$Tablas.$E$35];[$Tablas.$G$35])" office:value-type="string" office:string-value="00000000030710751281" calcext:value-type="string">
            <text:p>00000000030710751281</text:p>
          </table:table-cell>
          <table:table-cell table:style-name="ce28" table:formula="of:=IF([$'Compras-Ali'.$A582]&lt;&gt;&quot;&quot;;VALUE(MID([$'Compras-Ali'.$A582];[$Tablas.$E$36];[$Tablas.$G$36]))/100;0)*IF(OR(VALUE([.A582])=3;VALUE([.A582])=8;VALUE([.A582])=13);-1;1)" office:value-type="float" office:value="281" calcext:value-type="float">
            <text:p>281,00</text:p>
          </table:table-cell>
          <table:table-cell table:style-name="ce25" table:formula="of:=MID([$'Compras-Ali'.$A582];[$Tablas.$E$37];[$Tablas.$G$37])" office:value-type="string" office:string-value="0005" calcext:value-type="string">
            <text:p>0005</text:p>
          </table:table-cell>
          <table:table-cell table:style-name="ce28" table:formula="of:=IF([$'Compras-Ali'.$A582]&lt;&gt;&quot;&quot;;VALUE(MID([$'Compras-Ali'.$A582];[$Tablas.$E$38];[$Tablas.$G$38]))/100;0)*IF(OR(VALUE([.A582])=3;VALUE([.A582])=8;VALUE([.A582])=13);-1;1)" office:value-type="float" office:value="59.01" calcext:value-type="float">
            <text:p>59,01</text:p>
          </table:table-cell>
          <table:table-cell table:number-columns-repeated="1016"/>
        </table:table-row>
        <table:table-row table:style-name="ro1">
          <table:table-cell table:style-name="ce25" table:formula="of:=MID([$'Compras-Ali'.$A583];[$Tablas.$E$31];[$Tablas.$G$31])" office:value-type="string" office:string-value="001" calcext:value-type="string">
            <text:p>001</text:p>
          </table:table-cell>
          <table:table-cell table:style-name="ce25" table:formula="of:=MID([$'Compras-Ali'.$A583];[$Tablas.$E$32];[$Tablas.$G$32])" office:value-type="string" office:string-value="00004" calcext:value-type="string">
            <text:p>00004</text:p>
          </table:table-cell>
          <table:table-cell table:style-name="ce25" table:formula="of:=MID([$'Compras-Ali'.$A583];[$Tablas.$E$33];[$Tablas.$G$33])" office:value-type="string" office:string-value="00000000000000005141" calcext:value-type="string">
            <text:p>00000000000000005141</text:p>
          </table:table-cell>
          <table:table-cell table:style-name="ce25" table:formula="of:=MID([$'Compras-Ali'.$A583];[$Tablas.$E$34];[$Tablas.$G$34])" office:value-type="string" office:string-value="80" calcext:value-type="string">
            <text:p>80</text:p>
          </table:table-cell>
          <table:table-cell table:style-name="ce25" table:formula="of:=MID([$'Compras-Ali'.$A583];[$Tablas.$E$35];[$Tablas.$G$35])" office:value-type="string" office:string-value="00000000027240684352" calcext:value-type="string">
            <text:p>00000000027240684352</text:p>
          </table:table-cell>
          <table:table-cell table:style-name="ce28" table:formula="of:=IF([$'Compras-Ali'.$A583]&lt;&gt;&quot;&quot;;VALUE(MID([$'Compras-Ali'.$A583];[$Tablas.$E$36];[$Tablas.$G$36]))/100;0)*IF(OR(VALUE([.A583])=3;VALUE([.A583])=8;VALUE([.A583])=13);-1;1)" office:value-type="float" office:value="214.86" calcext:value-type="float">
            <text:p>214,86</text:p>
          </table:table-cell>
          <table:table-cell table:style-name="ce25" table:formula="of:=MID([$'Compras-Ali'.$A583];[$Tablas.$E$37];[$Tablas.$G$37])" office:value-type="string" office:string-value="0005" calcext:value-type="string">
            <text:p>0005</text:p>
          </table:table-cell>
          <table:table-cell table:style-name="ce28" table:formula="of:=IF([$'Compras-Ali'.$A583]&lt;&gt;&quot;&quot;;VALUE(MID([$'Compras-Ali'.$A583];[$Tablas.$E$38];[$Tablas.$G$38]))/100;0)*IF(OR(VALUE([.A583])=3;VALUE([.A583])=8;VALUE([.A583])=13);-1;1)" office:value-type="float" office:value="45.12" calcext:value-type="float">
            <text:p>45,12</text:p>
          </table:table-cell>
          <table:table-cell table:number-columns-repeated="1016"/>
        </table:table-row>
        <table:table-row table:style-name="ro1">
          <table:table-cell table:style-name="ce25" table:formula="of:=MID([$'Compras-Ali'.$A584];[$Tablas.$E$31];[$Tablas.$G$31])" office:value-type="string" office:string-value="001" calcext:value-type="string">
            <text:p>001</text:p>
          </table:table-cell>
          <table:table-cell table:style-name="ce25" table:formula="of:=MID([$'Compras-Ali'.$A584];[$Tablas.$E$32];[$Tablas.$G$32])" office:value-type="string" office:string-value="03972" calcext:value-type="string">
            <text:p>03972</text:p>
          </table:table-cell>
          <table:table-cell table:style-name="ce25" table:formula="of:=MID([$'Compras-Ali'.$A584];[$Tablas.$E$33];[$Tablas.$G$33])" office:value-type="string" office:string-value="00000000000000008401" calcext:value-type="string">
            <text:p>00000000000000008401</text:p>
          </table:table-cell>
          <table:table-cell table:style-name="ce25" table:formula="of:=MID([$'Compras-Ali'.$A584];[$Tablas.$E$34];[$Tablas.$G$34])" office:value-type="string" office:string-value="80" calcext:value-type="string">
            <text:p>80</text:p>
          </table:table-cell>
          <table:table-cell table:style-name="ce25" table:formula="of:=MID([$'Compras-Ali'.$A584];[$Tablas.$E$35];[$Tablas.$G$35])" office:value-type="string" office:string-value="00000000030678774495" calcext:value-type="string">
            <text:p>00000000030678774495</text:p>
          </table:table-cell>
          <table:table-cell table:style-name="ce28" table:formula="of:=IF([$'Compras-Ali'.$A584]&lt;&gt;&quot;&quot;;VALUE(MID([$'Compras-Ali'.$A584];[$Tablas.$E$36];[$Tablas.$G$36]))/100;0)*IF(OR(VALUE([.A584])=3;VALUE([.A584])=8;VALUE([.A584])=13);-1;1)" office:value-type="float" office:value="175" calcext:value-type="float">
            <text:p>175,00</text:p>
          </table:table-cell>
          <table:table-cell table:style-name="ce25" table:formula="of:=MID([$'Compras-Ali'.$A584];[$Tablas.$E$37];[$Tablas.$G$37])" office:value-type="string" office:string-value="0005" calcext:value-type="string">
            <text:p>0005</text:p>
          </table:table-cell>
          <table:table-cell table:style-name="ce28" table:formula="of:=IF([$'Compras-Ali'.$A584]&lt;&gt;&quot;&quot;;VALUE(MID([$'Compras-Ali'.$A584];[$Tablas.$E$38];[$Tablas.$G$38]))/100;0)*IF(OR(VALUE([.A584])=3;VALUE([.A584])=8;VALUE([.A584])=13);-1;1)" office:value-type="float" office:value="36.75" calcext:value-type="float">
            <text:p>36,75</text:p>
          </table:table-cell>
          <table:table-cell table:number-columns-repeated="1016"/>
        </table:table-row>
        <table:table-row table:style-name="ro1">
          <table:table-cell table:style-name="ce25" table:formula="of:=MID([$'Compras-Ali'.$A585];[$Tablas.$E$31];[$Tablas.$G$31])" office:value-type="string" office:string-value="001" calcext:value-type="string">
            <text:p>001</text:p>
          </table:table-cell>
          <table:table-cell table:style-name="ce25" table:formula="of:=MID([$'Compras-Ali'.$A585];[$Tablas.$E$32];[$Tablas.$G$32])" office:value-type="string" office:string-value="00010" calcext:value-type="string">
            <text:p>00010</text:p>
          </table:table-cell>
          <table:table-cell table:style-name="ce25" table:formula="of:=MID([$'Compras-Ali'.$A585];[$Tablas.$E$33];[$Tablas.$G$33])" office:value-type="string" office:string-value="00000000000000069538" calcext:value-type="string">
            <text:p>00000000000000069538</text:p>
          </table:table-cell>
          <table:table-cell table:style-name="ce25" table:formula="of:=MID([$'Compras-Ali'.$A585];[$Tablas.$E$34];[$Tablas.$G$34])" office:value-type="string" office:string-value="80" calcext:value-type="string">
            <text:p>80</text:p>
          </table:table-cell>
          <table:table-cell table:style-name="ce25" table:formula="of:=MID([$'Compras-Ali'.$A585];[$Tablas.$E$35];[$Tablas.$G$35])" office:value-type="string" office:string-value="00000000020278910211" calcext:value-type="string">
            <text:p>00000000020278910211</text:p>
          </table:table-cell>
          <table:table-cell table:style-name="ce28" table:formula="of:=IF([$'Compras-Ali'.$A585]&lt;&gt;&quot;&quot;;VALUE(MID([$'Compras-Ali'.$A585];[$Tablas.$E$36];[$Tablas.$G$36]))/100;0)*IF(OR(VALUE([.A585])=3;VALUE([.A585])=8;VALUE([.A585])=13);-1;1)" office:value-type="float" office:value="347.1" calcext:value-type="float">
            <text:p>347,10</text:p>
          </table:table-cell>
          <table:table-cell table:style-name="ce25" table:formula="of:=MID([$'Compras-Ali'.$A585];[$Tablas.$E$37];[$Tablas.$G$37])" office:value-type="string" office:string-value="0005" calcext:value-type="string">
            <text:p>0005</text:p>
          </table:table-cell>
          <table:table-cell table:style-name="ce28" table:formula="of:=IF([$'Compras-Ali'.$A585]&lt;&gt;&quot;&quot;;VALUE(MID([$'Compras-Ali'.$A585];[$Tablas.$E$38];[$Tablas.$G$38]))/100;0)*IF(OR(VALUE([.A585])=3;VALUE([.A585])=8;VALUE([.A585])=13);-1;1)" office:value-type="float" office:value="72.89" calcext:value-type="float">
            <text:p>72,89</text:p>
          </table:table-cell>
          <table:table-cell table:number-columns-repeated="1016"/>
        </table:table-row>
        <table:table-row table:style-name="ro1">
          <table:table-cell table:style-name="ce25" table:formula="of:=MID([$'Compras-Ali'.$A586];[$Tablas.$E$31];[$Tablas.$G$31])" office:value-type="string" office:string-value="001" calcext:value-type="string">
            <text:p>001</text:p>
          </table:table-cell>
          <table:table-cell table:style-name="ce25" table:formula="of:=MID([$'Compras-Ali'.$A586];[$Tablas.$E$32];[$Tablas.$G$32])" office:value-type="string" office:string-value="00009" calcext:value-type="string">
            <text:p>00009</text:p>
          </table:table-cell>
          <table:table-cell table:style-name="ce25" table:formula="of:=MID([$'Compras-Ali'.$A586];[$Tablas.$E$33];[$Tablas.$G$33])" office:value-type="string" office:string-value="00000000000000028285" calcext:value-type="string">
            <text:p>00000000000000028285</text:p>
          </table:table-cell>
          <table:table-cell table:style-name="ce25" table:formula="of:=MID([$'Compras-Ali'.$A586];[$Tablas.$E$34];[$Tablas.$G$34])" office:value-type="string" office:string-value="80" calcext:value-type="string">
            <text:p>80</text:p>
          </table:table-cell>
          <table:table-cell table:style-name="ce25" table:formula="of:=MID([$'Compras-Ali'.$A586];[$Tablas.$E$35];[$Tablas.$G$35])" office:value-type="string" office:string-value="00000000030707840540" calcext:value-type="string">
            <text:p>00000000030707840540</text:p>
          </table:table-cell>
          <table:table-cell table:style-name="ce28" table:formula="of:=IF([$'Compras-Ali'.$A586]&lt;&gt;&quot;&quot;;VALUE(MID([$'Compras-Ali'.$A586];[$Tablas.$E$36];[$Tablas.$G$36]))/100;0)*IF(OR(VALUE([.A586])=3;VALUE([.A586])=8;VALUE([.A586])=13);-1;1)" office:value-type="float" office:value="314.86" calcext:value-type="float">
            <text:p>314,86</text:p>
          </table:table-cell>
          <table:table-cell table:style-name="ce25" table:formula="of:=MID([$'Compras-Ali'.$A586];[$Tablas.$E$37];[$Tablas.$G$37])" office:value-type="string" office:string-value="0005" calcext:value-type="string">
            <text:p>0005</text:p>
          </table:table-cell>
          <table:table-cell table:style-name="ce28" table:formula="of:=IF([$'Compras-Ali'.$A586]&lt;&gt;&quot;&quot;;VALUE(MID([$'Compras-Ali'.$A586];[$Tablas.$E$38];[$Tablas.$G$38]))/100;0)*IF(OR(VALUE([.A586])=3;VALUE([.A586])=8;VALUE([.A586])=13);-1;1)" office:value-type="float" office:value="66.12" calcext:value-type="float">
            <text:p>66,12</text:p>
          </table:table-cell>
          <table:table-cell table:number-columns-repeated="1016"/>
        </table:table-row>
        <table:table-row table:style-name="ro1">
          <table:table-cell table:style-name="ce25" table:formula="of:=MID([$'Compras-Ali'.$A587];[$Tablas.$E$31];[$Tablas.$G$31])" office:value-type="string" office:string-value="001" calcext:value-type="string">
            <text:p>001</text:p>
          </table:table-cell>
          <table:table-cell table:style-name="ce25" table:formula="of:=MID([$'Compras-Ali'.$A587];[$Tablas.$E$32];[$Tablas.$G$32])" office:value-type="string" office:string-value="00001" calcext:value-type="string">
            <text:p>00001</text:p>
          </table:table-cell>
          <table:table-cell table:style-name="ce25" table:formula="of:=MID([$'Compras-Ali'.$A587];[$Tablas.$E$33];[$Tablas.$G$33])" office:value-type="string" office:string-value="00000000000000012894" calcext:value-type="string">
            <text:p>00000000000000012894</text:p>
          </table:table-cell>
          <table:table-cell table:style-name="ce25" table:formula="of:=MID([$'Compras-Ali'.$A587];[$Tablas.$E$34];[$Tablas.$G$34])" office:value-type="string" office:string-value="80" calcext:value-type="string">
            <text:p>80</text:p>
          </table:table-cell>
          <table:table-cell table:style-name="ce25" table:formula="of:=MID([$'Compras-Ali'.$A587];[$Tablas.$E$35];[$Tablas.$G$35])" office:value-type="string" office:string-value="00000000030674846343" calcext:value-type="string">
            <text:p>00000000030674846343</text:p>
          </table:table-cell>
          <table:table-cell table:style-name="ce28" table:formula="of:=IF([$'Compras-Ali'.$A587]&lt;&gt;&quot;&quot;;VALUE(MID([$'Compras-Ali'.$A587];[$Tablas.$E$36];[$Tablas.$G$36]))/100;0)*IF(OR(VALUE([.A587])=3;VALUE([.A587])=8;VALUE([.A587])=13);-1;1)" office:value-type="float" office:value="479.38" calcext:value-type="float">
            <text:p>479,38</text:p>
          </table:table-cell>
          <table:table-cell table:style-name="ce25" table:formula="of:=MID([$'Compras-Ali'.$A587];[$Tablas.$E$37];[$Tablas.$G$37])" office:value-type="string" office:string-value="0005" calcext:value-type="string">
            <text:p>0005</text:p>
          </table:table-cell>
          <table:table-cell table:style-name="ce28" table:formula="of:=IF([$'Compras-Ali'.$A587]&lt;&gt;&quot;&quot;;VALUE(MID([$'Compras-Ali'.$A587];[$Tablas.$E$38];[$Tablas.$G$38]))/100;0)*IF(OR(VALUE([.A587])=3;VALUE([.A587])=8;VALUE([.A587])=13);-1;1)" office:value-type="float" office:value="100.67" calcext:value-type="float">
            <text:p>100,67</text:p>
          </table:table-cell>
          <table:table-cell table:number-columns-repeated="1016"/>
        </table:table-row>
        <table:table-row table:style-name="ro1">
          <table:table-cell table:style-name="ce25" table:formula="of:=MID([$'Compras-Ali'.$A588];[$Tablas.$E$31];[$Tablas.$G$31])" office:value-type="string" office:string-value="001" calcext:value-type="string">
            <text:p>001</text:p>
          </table:table-cell>
          <table:table-cell table:style-name="ce25" table:formula="of:=MID([$'Compras-Ali'.$A588];[$Tablas.$E$32];[$Tablas.$G$32])" office:value-type="string" office:string-value="00008" calcext:value-type="string">
            <text:p>00008</text:p>
          </table:table-cell>
          <table:table-cell table:style-name="ce25" table:formula="of:=MID([$'Compras-Ali'.$A588];[$Tablas.$E$33];[$Tablas.$G$33])" office:value-type="string" office:string-value="00000000000000029354" calcext:value-type="string">
            <text:p>00000000000000029354</text:p>
          </table:table-cell>
          <table:table-cell table:style-name="ce25" table:formula="of:=MID([$'Compras-Ali'.$A588];[$Tablas.$E$34];[$Tablas.$G$34])" office:value-type="string" office:string-value="80" calcext:value-type="string">
            <text:p>80</text:p>
          </table:table-cell>
          <table:table-cell table:style-name="ce25" table:formula="of:=MID([$'Compras-Ali'.$A588];[$Tablas.$E$35];[$Tablas.$G$35])" office:value-type="string" office:string-value="00000000030666267520" calcext:value-type="string">
            <text:p>00000000030666267520</text:p>
          </table:table-cell>
          <table:table-cell table:style-name="ce28" table:formula="of:=IF([$'Compras-Ali'.$A588]&lt;&gt;&quot;&quot;;VALUE(MID([$'Compras-Ali'.$A588];[$Tablas.$E$36];[$Tablas.$G$36]))/100;0)*IF(OR(VALUE([.A588])=3;VALUE([.A588])=8;VALUE([.A588])=13);-1;1)" office:value-type="float" office:value="562" calcext:value-type="float">
            <text:p>562,00</text:p>
          </table:table-cell>
          <table:table-cell table:style-name="ce25" table:formula="of:=MID([$'Compras-Ali'.$A588];[$Tablas.$E$37];[$Tablas.$G$37])" office:value-type="string" office:string-value="0005" calcext:value-type="string">
            <text:p>0005</text:p>
          </table:table-cell>
          <table:table-cell table:style-name="ce28" table:formula="of:=IF([$'Compras-Ali'.$A588]&lt;&gt;&quot;&quot;;VALUE(MID([$'Compras-Ali'.$A588];[$Tablas.$E$38];[$Tablas.$G$38]))/100;0)*IF(OR(VALUE([.A588])=3;VALUE([.A588])=8;VALUE([.A588])=13);-1;1)" office:value-type="float" office:value="118.02" calcext:value-type="float">
            <text:p>118,02</text:p>
          </table:table-cell>
          <table:table-cell table:number-columns-repeated="1016"/>
        </table:table-row>
        <table:table-row table:style-name="ro1">
          <table:table-cell table:style-name="ce25" table:formula="of:=MID([$'Compras-Ali'.$A589];[$Tablas.$E$31];[$Tablas.$G$31])" office:value-type="string" office:string-value="001" calcext:value-type="string">
            <text:p>001</text:p>
          </table:table-cell>
          <table:table-cell table:style-name="ce25" table:formula="of:=MID([$'Compras-Ali'.$A589];[$Tablas.$E$32];[$Tablas.$G$32])" office:value-type="string" office:string-value="00041" calcext:value-type="string">
            <text:p>00041</text:p>
          </table:table-cell>
          <table:table-cell table:style-name="ce25" table:formula="of:=MID([$'Compras-Ali'.$A589];[$Tablas.$E$33];[$Tablas.$G$33])" office:value-type="string" office:string-value="00000000000000000140" calcext:value-type="string">
            <text:p>00000000000000000140</text:p>
          </table:table-cell>
          <table:table-cell table:style-name="ce25" table:formula="of:=MID([$'Compras-Ali'.$A589];[$Tablas.$E$34];[$Tablas.$G$34])" office:value-type="string" office:string-value="80" calcext:value-type="string">
            <text:p>80</text:p>
          </table:table-cell>
          <table:table-cell table:style-name="ce25" table:formula="of:=MID([$'Compras-Ali'.$A589];[$Tablas.$E$35];[$Tablas.$G$35])" office:value-type="string" office:string-value="00000000030686658364" calcext:value-type="string">
            <text:p>00000000030686658364</text:p>
          </table:table-cell>
          <table:table-cell table:style-name="ce28" table:formula="of:=IF([$'Compras-Ali'.$A589]&lt;&gt;&quot;&quot;;VALUE(MID([$'Compras-Ali'.$A589];[$Tablas.$E$36];[$Tablas.$G$36]))/100;0)*IF(OR(VALUE([.A589])=3;VALUE([.A589])=8;VALUE([.A589])=13);-1;1)" office:value-type="float" office:value="554" calcext:value-type="float">
            <text:p>554,00</text:p>
          </table:table-cell>
          <table:table-cell table:style-name="ce25" table:formula="of:=MID([$'Compras-Ali'.$A589];[$Tablas.$E$37];[$Tablas.$G$37])" office:value-type="string" office:string-value="0005" calcext:value-type="string">
            <text:p>0005</text:p>
          </table:table-cell>
          <table:table-cell table:style-name="ce28" table:formula="of:=IF([$'Compras-Ali'.$A589]&lt;&gt;&quot;&quot;;VALUE(MID([$'Compras-Ali'.$A589];[$Tablas.$E$38];[$Tablas.$G$38]))/100;0)*IF(OR(VALUE([.A589])=3;VALUE([.A589])=8;VALUE([.A589])=13);-1;1)" office:value-type="float" office:value="116.34" calcext:value-type="float">
            <text:p>116,34</text:p>
          </table:table-cell>
          <table:table-cell table:number-columns-repeated="1016"/>
        </table:table-row>
        <table:table-row table:style-name="ro1">
          <table:table-cell table:style-name="ce25" table:formula="of:=MID([$'Compras-Ali'.$A590];[$Tablas.$E$31];[$Tablas.$G$31])" office:value-type="string" office:string-value="001" calcext:value-type="string">
            <text:p>001</text:p>
          </table:table-cell>
          <table:table-cell table:style-name="ce25" table:formula="of:=MID([$'Compras-Ali'.$A590];[$Tablas.$E$32];[$Tablas.$G$32])" office:value-type="string" office:string-value="00029" calcext:value-type="string">
            <text:p>00029</text:p>
          </table:table-cell>
          <table:table-cell table:style-name="ce25" table:formula="of:=MID([$'Compras-Ali'.$A590];[$Tablas.$E$33];[$Tablas.$G$33])" office:value-type="string" office:string-value="00000000000000011366" calcext:value-type="string">
            <text:p>00000000000000011366</text:p>
          </table:table-cell>
          <table:table-cell table:style-name="ce25" table:formula="of:=MID([$'Compras-Ali'.$A590];[$Tablas.$E$34];[$Tablas.$G$34])" office:value-type="string" office:string-value="80" calcext:value-type="string">
            <text:p>80</text:p>
          </table:table-cell>
          <table:table-cell table:style-name="ce25" table:formula="of:=MID([$'Compras-Ali'.$A590];[$Tablas.$E$35];[$Tablas.$G$35])" office:value-type="string" office:string-value="00000000030708768347" calcext:value-type="string">
            <text:p>00000000030708768347</text:p>
          </table:table-cell>
          <table:table-cell table:style-name="ce28" table:formula="of:=IF([$'Compras-Ali'.$A590]&lt;&gt;&quot;&quot;;VALUE(MID([$'Compras-Ali'.$A590];[$Tablas.$E$36];[$Tablas.$G$36]))/100;0)*IF(OR(VALUE([.A590])=3;VALUE([.A590])=8;VALUE([.A590])=13);-1;1)" office:value-type="float" office:value="57.86" calcext:value-type="float">
            <text:p>57,86</text:p>
          </table:table-cell>
          <table:table-cell table:style-name="ce25" table:formula="of:=MID([$'Compras-Ali'.$A590];[$Tablas.$E$37];[$Tablas.$G$37])" office:value-type="string" office:string-value="0005" calcext:value-type="string">
            <text:p>0005</text:p>
          </table:table-cell>
          <table:table-cell table:style-name="ce28" table:formula="of:=IF([$'Compras-Ali'.$A590]&lt;&gt;&quot;&quot;;VALUE(MID([$'Compras-Ali'.$A590];[$Tablas.$E$38];[$Tablas.$G$38]))/100;0)*IF(OR(VALUE([.A590])=3;VALUE([.A590])=8;VALUE([.A590])=13);-1;1)" office:value-type="float" office:value="12.15" calcext:value-type="float">
            <text:p>12,15</text:p>
          </table:table-cell>
          <table:table-cell table:number-columns-repeated="1016"/>
        </table:table-row>
        <table:table-row table:style-name="ro1">
          <table:table-cell table:style-name="ce25" table:formula="of:=MID([$'Compras-Ali'.$A591];[$Tablas.$E$31];[$Tablas.$G$31])" office:value-type="string" office:string-value="001" calcext:value-type="string">
            <text:p>001</text:p>
          </table:table-cell>
          <table:table-cell table:style-name="ce25" table:formula="of:=MID([$'Compras-Ali'.$A591];[$Tablas.$E$32];[$Tablas.$G$32])" office:value-type="string" office:string-value="00029" calcext:value-type="string">
            <text:p>00029</text:p>
          </table:table-cell>
          <table:table-cell table:style-name="ce25" table:formula="of:=MID([$'Compras-Ali'.$A591];[$Tablas.$E$33];[$Tablas.$G$33])" office:value-type="string" office:string-value="00000000000000011366" calcext:value-type="string">
            <text:p>00000000000000011366</text:p>
          </table:table-cell>
          <table:table-cell table:style-name="ce25" table:formula="of:=MID([$'Compras-Ali'.$A591];[$Tablas.$E$34];[$Tablas.$G$34])" office:value-type="string" office:string-value="80" calcext:value-type="string">
            <text:p>80</text:p>
          </table:table-cell>
          <table:table-cell table:style-name="ce25" table:formula="of:=MID([$'Compras-Ali'.$A591];[$Tablas.$E$35];[$Tablas.$G$35])" office:value-type="string" office:string-value="00000000030708768347" calcext:value-type="string">
            <text:p>00000000030708768347</text:p>
          </table:table-cell>
          <table:table-cell table:style-name="ce28" table:formula="of:=IF([$'Compras-Ali'.$A591]&lt;&gt;&quot;&quot;;VALUE(MID([$'Compras-Ali'.$A591];[$Tablas.$E$36];[$Tablas.$G$36]))/100;0)*IF(OR(VALUE([.A591])=3;VALUE([.A591])=8;VALUE([.A591])=13);-1;1)" office:value-type="float" office:value="226.29" calcext:value-type="float">
            <text:p>226,29</text:p>
          </table:table-cell>
          <table:table-cell table:style-name="ce25" table:formula="of:=MID([$'Compras-Ali'.$A591];[$Tablas.$E$37];[$Tablas.$G$37])" office:value-type="string" office:string-value="0004" calcext:value-type="string">
            <text:p>0004</text:p>
          </table:table-cell>
          <table:table-cell table:style-name="ce28" table:formula="of:=IF([$'Compras-Ali'.$A591]&lt;&gt;&quot;&quot;;VALUE(MID([$'Compras-Ali'.$A591];[$Tablas.$E$38];[$Tablas.$G$38]))/100;0)*IF(OR(VALUE([.A591])=3;VALUE([.A591])=8;VALUE([.A591])=13);-1;1)" office:value-type="float" office:value="23.76" calcext:value-type="float">
            <text:p>23,76</text:p>
          </table:table-cell>
          <table:table-cell table:number-columns-repeated="1016"/>
        </table:table-row>
        <table:table-row table:style-name="ro1">
          <table:table-cell table:style-name="ce25" table:formula="of:=MID([$'Compras-Ali'.$A592];[$Tablas.$E$31];[$Tablas.$G$31])" office:value-type="string" office:string-value="001" calcext:value-type="string">
            <text:p>001</text:p>
          </table:table-cell>
          <table:table-cell table:style-name="ce25" table:formula="of:=MID([$'Compras-Ali'.$A592];[$Tablas.$E$32];[$Tablas.$G$32])" office:value-type="string" office:string-value="00027" calcext:value-type="string">
            <text:p>00027</text:p>
          </table:table-cell>
          <table:table-cell table:style-name="ce25" table:formula="of:=MID([$'Compras-Ali'.$A592];[$Tablas.$E$33];[$Tablas.$G$33])" office:value-type="string" office:string-value="00000000000000057676" calcext:value-type="string">
            <text:p>00000000000000057676</text:p>
          </table:table-cell>
          <table:table-cell table:style-name="ce25" table:formula="of:=MID([$'Compras-Ali'.$A592];[$Tablas.$E$34];[$Tablas.$G$34])" office:value-type="string" office:string-value="80" calcext:value-type="string">
            <text:p>80</text:p>
          </table:table-cell>
          <table:table-cell table:style-name="ce25" table:formula="of:=MID([$'Compras-Ali'.$A592];[$Tablas.$E$35];[$Tablas.$G$35])" office:value-type="string" office:string-value="00000000030541604312" calcext:value-type="string">
            <text:p>00000000030541604312</text:p>
          </table:table-cell>
          <table:table-cell table:style-name="ce28" table:formula="of:=IF([$'Compras-Ali'.$A592]&lt;&gt;&quot;&quot;;VALUE(MID([$'Compras-Ali'.$A592];[$Tablas.$E$36];[$Tablas.$G$36]))/100;0)*IF(OR(VALUE([.A592])=3;VALUE([.A592])=8;VALUE([.A592])=13);-1;1)" office:value-type="float" office:value="317.67" calcext:value-type="float">
            <text:p>317,67</text:p>
          </table:table-cell>
          <table:table-cell table:style-name="ce25" table:formula="of:=MID([$'Compras-Ali'.$A592];[$Tablas.$E$37];[$Tablas.$G$37])" office:value-type="string" office:string-value="0005" calcext:value-type="string">
            <text:p>0005</text:p>
          </table:table-cell>
          <table:table-cell table:style-name="ce28" table:formula="of:=IF([$'Compras-Ali'.$A592]&lt;&gt;&quot;&quot;;VALUE(MID([$'Compras-Ali'.$A592];[$Tablas.$E$38];[$Tablas.$G$38]))/100;0)*IF(OR(VALUE([.A592])=3;VALUE([.A592])=8;VALUE([.A592])=13);-1;1)" office:value-type="float" office:value="66.71" calcext:value-type="float">
            <text:p>66,71</text:p>
          </table:table-cell>
          <table:table-cell table:number-columns-repeated="1016"/>
        </table:table-row>
        <table:table-row table:style-name="ro1">
          <table:table-cell table:style-name="ce25" table:formula="of:=MID([$'Compras-Ali'.$A593];[$Tablas.$E$31];[$Tablas.$G$31])" office:value-type="string" office:string-value="001" calcext:value-type="string">
            <text:p>001</text:p>
          </table:table-cell>
          <table:table-cell table:style-name="ce25" table:formula="of:=MID([$'Compras-Ali'.$A593];[$Tablas.$E$32];[$Tablas.$G$32])" office:value-type="string" office:string-value="00001" calcext:value-type="string">
            <text:p>00001</text:p>
          </table:table-cell>
          <table:table-cell table:style-name="ce25" table:formula="of:=MID([$'Compras-Ali'.$A593];[$Tablas.$E$33];[$Tablas.$G$33])" office:value-type="string" office:string-value="00000000000123260293" calcext:value-type="string">
            <text:p>00000000000123260293</text:p>
          </table:table-cell>
          <table:table-cell table:style-name="ce25" table:formula="of:=MID([$'Compras-Ali'.$A593];[$Tablas.$E$34];[$Tablas.$G$34])" office:value-type="string" office:string-value="80" calcext:value-type="string">
            <text:p>80</text:p>
          </table:table-cell>
          <table:table-cell table:style-name="ce25" table:formula="of:=MID([$'Compras-Ali'.$A593];[$Tablas.$E$35];[$Tablas.$G$35])" office:value-type="string" office:string-value="00000000030500001735" calcext:value-type="string">
            <text:p>00000000030500001735</text:p>
          </table:table-cell>
          <table:table-cell table:style-name="ce28" table:formula="of:=IF([$'Compras-Ali'.$A593]&lt;&gt;&quot;&quot;;VALUE(MID([$'Compras-Ali'.$A593];[$Tablas.$E$36];[$Tablas.$G$36]))/100;0)*IF(OR(VALUE([.A593])=3;VALUE([.A593])=8;VALUE([.A593])=13);-1;1)" office:value-type="float" office:value="1279.67" calcext:value-type="float">
            <text:p>1.279,67</text:p>
          </table:table-cell>
          <table:table-cell table:style-name="ce25" table:formula="of:=MID([$'Compras-Ali'.$A593];[$Tablas.$E$37];[$Tablas.$G$37])" office:value-type="string" office:string-value="0005" calcext:value-type="string">
            <text:p>0005</text:p>
          </table:table-cell>
          <table:table-cell table:style-name="ce28" table:formula="of:=IF([$'Compras-Ali'.$A593]&lt;&gt;&quot;&quot;;VALUE(MID([$'Compras-Ali'.$A593];[$Tablas.$E$38];[$Tablas.$G$38]))/100;0)*IF(OR(VALUE([.A593])=3;VALUE([.A593])=8;VALUE([.A593])=13);-1;1)" office:value-type="float" office:value="268.73" calcext:value-type="float">
            <text:p>268,73</text:p>
          </table:table-cell>
          <table:table-cell table:number-columns-repeated="1016"/>
        </table:table-row>
        <table:table-row table:style-name="ro1">
          <table:table-cell table:style-name="ce25" table:formula="of:=MID([$'Compras-Ali'.$A594];[$Tablas.$E$31];[$Tablas.$G$31])" office:value-type="string" office:string-value="001" calcext:value-type="string">
            <text:p>001</text:p>
          </table:table-cell>
          <table:table-cell table:style-name="ce25" table:formula="of:=MID([$'Compras-Ali'.$A594];[$Tablas.$E$32];[$Tablas.$G$32])" office:value-type="string" office:string-value="00001" calcext:value-type="string">
            <text:p>00001</text:p>
          </table:table-cell>
          <table:table-cell table:style-name="ce25" table:formula="of:=MID([$'Compras-Ali'.$A594];[$Tablas.$E$33];[$Tablas.$G$33])" office:value-type="string" office:string-value="00000000000123260293" calcext:value-type="string">
            <text:p>00000000000123260293</text:p>
          </table:table-cell>
          <table:table-cell table:style-name="ce25" table:formula="of:=MID([$'Compras-Ali'.$A594];[$Tablas.$E$34];[$Tablas.$G$34])" office:value-type="string" office:string-value="80" calcext:value-type="string">
            <text:p>80</text:p>
          </table:table-cell>
          <table:table-cell table:style-name="ce25" table:formula="of:=MID([$'Compras-Ali'.$A594];[$Tablas.$E$35];[$Tablas.$G$35])" office:value-type="string" office:string-value="00000000030500001735" calcext:value-type="string">
            <text:p>00000000030500001735</text:p>
          </table:table-cell>
          <table:table-cell table:style-name="ce28" table:formula="of:=IF([$'Compras-Ali'.$A594]&lt;&gt;&quot;&quot;;VALUE(MID([$'Compras-Ali'.$A594];[$Tablas.$E$36];[$Tablas.$G$36]))/100;0)*IF(OR(VALUE([.A594])=3;VALUE([.A594])=8;VALUE([.A594])=13);-1;1)" office:value-type="float" office:value="1645.14" calcext:value-type="float">
            <text:p>1.645,14</text:p>
          </table:table-cell>
          <table:table-cell table:style-name="ce25" table:formula="of:=MID([$'Compras-Ali'.$A594];[$Tablas.$E$37];[$Tablas.$G$37])" office:value-type="string" office:string-value="0004" calcext:value-type="string">
            <text:p>0004</text:p>
          </table:table-cell>
          <table:table-cell table:style-name="ce28" table:formula="of:=IF([$'Compras-Ali'.$A594]&lt;&gt;&quot;&quot;;VALUE(MID([$'Compras-Ali'.$A594];[$Tablas.$E$38];[$Tablas.$G$38]))/100;0)*IF(OR(VALUE([.A594])=3;VALUE([.A594])=8;VALUE([.A594])=13);-1;1)" office:value-type="float" office:value="172.74" calcext:value-type="float">
            <text:p>172,74</text:p>
          </table:table-cell>
          <table:table-cell table:number-columns-repeated="1016"/>
        </table:table-row>
        <table:table-row table:style-name="ro1">
          <table:table-cell table:style-name="ce25" table:formula="of:=MID([$'Compras-Ali'.$A595];[$Tablas.$E$31];[$Tablas.$G$31])" office:value-type="string" office:string-value="001" calcext:value-type="string">
            <text:p>001</text:p>
          </table:table-cell>
          <table:table-cell table:style-name="ce25" table:formula="of:=MID([$'Compras-Ali'.$A595];[$Tablas.$E$32];[$Tablas.$G$32])" office:value-type="string" office:string-value="00003" calcext:value-type="string">
            <text:p>00003</text:p>
          </table:table-cell>
          <table:table-cell table:style-name="ce25" table:formula="of:=MID([$'Compras-Ali'.$A595];[$Tablas.$E$33];[$Tablas.$G$33])" office:value-type="string" office:string-value="00000000000000000075" calcext:value-type="string">
            <text:p>00000000000000000075</text:p>
          </table:table-cell>
          <table:table-cell table:style-name="ce25" table:formula="of:=MID([$'Compras-Ali'.$A595];[$Tablas.$E$34];[$Tablas.$G$34])" office:value-type="string" office:string-value="80" calcext:value-type="string">
            <text:p>80</text:p>
          </table:table-cell>
          <table:table-cell table:style-name="ce25" table:formula="of:=MID([$'Compras-Ali'.$A595];[$Tablas.$E$35];[$Tablas.$G$35])" office:value-type="string" office:string-value="00000000020119091226" calcext:value-type="string">
            <text:p>00000000020119091226</text:p>
          </table:table-cell>
          <table:table-cell table:style-name="ce28" table:formula="of:=IF([$'Compras-Ali'.$A595]&lt;&gt;&quot;&quot;;VALUE(MID([$'Compras-Ali'.$A595];[$Tablas.$E$36];[$Tablas.$G$36]))/100;0)*IF(OR(VALUE([.A595])=3;VALUE([.A595])=8;VALUE([.A595])=13);-1;1)" office:value-type="float" office:value="16000" calcext:value-type="float">
            <text:p>16.000,00</text:p>
          </table:table-cell>
          <table:table-cell table:style-name="ce25" table:formula="of:=MID([$'Compras-Ali'.$A595];[$Tablas.$E$37];[$Tablas.$G$37])" office:value-type="string" office:string-value="0005" calcext:value-type="string">
            <text:p>0005</text:p>
          </table:table-cell>
          <table:table-cell table:style-name="ce28" table:formula="of:=IF([$'Compras-Ali'.$A595]&lt;&gt;&quot;&quot;;VALUE(MID([$'Compras-Ali'.$A595];[$Tablas.$E$38];[$Tablas.$G$38]))/100;0)*IF(OR(VALUE([.A595])=3;VALUE([.A595])=8;VALUE([.A595])=13);-1;1)" office:value-type="float" office:value="3360" calcext:value-type="float">
            <text:p>3.360,00</text:p>
          </table:table-cell>
          <table:table-cell table:number-columns-repeated="1016"/>
        </table:table-row>
        <table:table-row table:style-name="ro1">
          <table:table-cell table:style-name="ce25" table:formula="of:=MID([$'Compras-Ali'.$A596];[$Tablas.$E$31];[$Tablas.$G$31])" office:value-type="string" office:string-value="001" calcext:value-type="string">
            <text:p>001</text:p>
          </table:table-cell>
          <table:table-cell table:style-name="ce25" table:formula="of:=MID([$'Compras-Ali'.$A596];[$Tablas.$E$32];[$Tablas.$G$32])" office:value-type="string" office:string-value="00001" calcext:value-type="string">
            <text:p>00001</text:p>
          </table:table-cell>
          <table:table-cell table:style-name="ce25" table:formula="of:=MID([$'Compras-Ali'.$A596];[$Tablas.$E$33];[$Tablas.$G$33])" office:value-type="string" office:string-value="00000000000000085201" calcext:value-type="string">
            <text:p>00000000000000085201</text:p>
          </table:table-cell>
          <table:table-cell table:style-name="ce25" table:formula="of:=MID([$'Compras-Ali'.$A596];[$Tablas.$E$34];[$Tablas.$G$34])" office:value-type="string" office:string-value="80" calcext:value-type="string">
            <text:p>80</text:p>
          </table:table-cell>
          <table:table-cell table:style-name="ce25" table:formula="of:=MID([$'Compras-Ali'.$A59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96]&lt;&gt;&quot;&quot;;VALUE(MID([$'Compras-Ali'.$A596];[$Tablas.$E$36];[$Tablas.$G$36]))/100;0)*IF(OR(VALUE([.A596])=3;VALUE([.A596])=8;VALUE([.A596])=13);-1;1)" office:value-type="float" office:value="22.57" calcext:value-type="float">
            <text:p>22,57</text:p>
          </table:table-cell>
          <table:table-cell table:style-name="ce25" table:formula="of:=MID([$'Compras-Ali'.$A596];[$Tablas.$E$37];[$Tablas.$G$37])" office:value-type="string" office:string-value="0005" calcext:value-type="string">
            <text:p>0005</text:p>
          </table:table-cell>
          <table:table-cell table:style-name="ce28" table:formula="of:=IF([$'Compras-Ali'.$A596]&lt;&gt;&quot;&quot;;VALUE(MID([$'Compras-Ali'.$A596];[$Tablas.$E$38];[$Tablas.$G$38]))/100;0)*IF(OR(VALUE([.A596])=3;VALUE([.A596])=8;VALUE([.A596])=13);-1;1)" office:value-type="float" office:value="4.74" calcext:value-type="float">
            <text:p>4,74</text:p>
          </table:table-cell>
          <table:table-cell table:number-columns-repeated="1016"/>
        </table:table-row>
        <table:table-row table:style-name="ro1">
          <table:table-cell table:style-name="ce25" table:formula="of:=MID([$'Compras-Ali'.$A597];[$Tablas.$E$31];[$Tablas.$G$31])" office:value-type="string" office:string-value="001" calcext:value-type="string">
            <text:p>001</text:p>
          </table:table-cell>
          <table:table-cell table:style-name="ce25" table:formula="of:=MID([$'Compras-Ali'.$A597];[$Tablas.$E$32];[$Tablas.$G$32])" office:value-type="string" office:string-value="00001" calcext:value-type="string">
            <text:p>00001</text:p>
          </table:table-cell>
          <table:table-cell table:style-name="ce25" table:formula="of:=MID([$'Compras-Ali'.$A597];[$Tablas.$E$33];[$Tablas.$G$33])" office:value-type="string" office:string-value="00000000000000304802" calcext:value-type="string">
            <text:p>00000000000000304802</text:p>
          </table:table-cell>
          <table:table-cell table:style-name="ce25" table:formula="of:=MID([$'Compras-Ali'.$A597];[$Tablas.$E$34];[$Tablas.$G$34])" office:value-type="string" office:string-value="80" calcext:value-type="string">
            <text:p>80</text:p>
          </table:table-cell>
          <table:table-cell table:style-name="ce25" table:formula="of:=MID([$'Compras-Ali'.$A59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97]&lt;&gt;&quot;&quot;;VALUE(MID([$'Compras-Ali'.$A597];[$Tablas.$E$36];[$Tablas.$G$36]))/100;0)*IF(OR(VALUE([.A597])=3;VALUE([.A597])=8;VALUE([.A597])=13);-1;1)" office:value-type="float" office:value="91.81" calcext:value-type="float">
            <text:p>91,81</text:p>
          </table:table-cell>
          <table:table-cell table:style-name="ce25" table:formula="of:=MID([$'Compras-Ali'.$A597];[$Tablas.$E$37];[$Tablas.$G$37])" office:value-type="string" office:string-value="0005" calcext:value-type="string">
            <text:p>0005</text:p>
          </table:table-cell>
          <table:table-cell table:style-name="ce28" table:formula="of:=IF([$'Compras-Ali'.$A597]&lt;&gt;&quot;&quot;;VALUE(MID([$'Compras-Ali'.$A597];[$Tablas.$E$38];[$Tablas.$G$38]))/100;0)*IF(OR(VALUE([.A597])=3;VALUE([.A597])=8;VALUE([.A597])=13);-1;1)" office:value-type="float" office:value="19.28" calcext:value-type="float">
            <text:p>19,28</text:p>
          </table:table-cell>
          <table:table-cell table:number-columns-repeated="1016"/>
        </table:table-row>
        <table:table-row table:style-name="ro1">
          <table:table-cell table:style-name="ce25" table:formula="of:=MID([$'Compras-Ali'.$A598];[$Tablas.$E$31];[$Tablas.$G$31])" office:value-type="string" office:string-value="001" calcext:value-type="string">
            <text:p>001</text:p>
          </table:table-cell>
          <table:table-cell table:style-name="ce25" table:formula="of:=MID([$'Compras-Ali'.$A598];[$Tablas.$E$32];[$Tablas.$G$32])" office:value-type="string" office:string-value="00001" calcext:value-type="string">
            <text:p>00001</text:p>
          </table:table-cell>
          <table:table-cell table:style-name="ce25" table:formula="of:=MID([$'Compras-Ali'.$A598];[$Tablas.$E$33];[$Tablas.$G$33])" office:value-type="string" office:string-value="00000000000000305192" calcext:value-type="string">
            <text:p>00000000000000305192</text:p>
          </table:table-cell>
          <table:table-cell table:style-name="ce25" table:formula="of:=MID([$'Compras-Ali'.$A598];[$Tablas.$E$34];[$Tablas.$G$34])" office:value-type="string" office:string-value="80" calcext:value-type="string">
            <text:p>80</text:p>
          </table:table-cell>
          <table:table-cell table:style-name="ce25" table:formula="of:=MID([$'Compras-Ali'.$A59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98]&lt;&gt;&quot;&quot;;VALUE(MID([$'Compras-Ali'.$A598];[$Tablas.$E$36];[$Tablas.$G$36]))/100;0)*IF(OR(VALUE([.A598])=3;VALUE([.A598])=8;VALUE([.A598])=13);-1;1)" office:value-type="float" office:value="231.43" calcext:value-type="float">
            <text:p>231,43</text:p>
          </table:table-cell>
          <table:table-cell table:style-name="ce25" table:formula="of:=MID([$'Compras-Ali'.$A598];[$Tablas.$E$37];[$Tablas.$G$37])" office:value-type="string" office:string-value="0005" calcext:value-type="string">
            <text:p>0005</text:p>
          </table:table-cell>
          <table:table-cell table:style-name="ce28" table:formula="of:=IF([$'Compras-Ali'.$A598]&lt;&gt;&quot;&quot;;VALUE(MID([$'Compras-Ali'.$A598];[$Tablas.$E$38];[$Tablas.$G$38]))/100;0)*IF(OR(VALUE([.A598])=3;VALUE([.A598])=8;VALUE([.A598])=13);-1;1)" office:value-type="float" office:value="48.6" calcext:value-type="float">
            <text:p>48,60</text:p>
          </table:table-cell>
          <table:table-cell table:number-columns-repeated="1016"/>
        </table:table-row>
        <table:table-row table:style-name="ro1">
          <table:table-cell table:style-name="ce25" table:formula="of:=MID([$'Compras-Ali'.$A599];[$Tablas.$E$31];[$Tablas.$G$31])" office:value-type="string" office:string-value="001" calcext:value-type="string">
            <text:p>001</text:p>
          </table:table-cell>
          <table:table-cell table:style-name="ce25" table:formula="of:=MID([$'Compras-Ali'.$A599];[$Tablas.$E$32];[$Tablas.$G$32])" office:value-type="string" office:string-value="00001" calcext:value-type="string">
            <text:p>00001</text:p>
          </table:table-cell>
          <table:table-cell table:style-name="ce25" table:formula="of:=MID([$'Compras-Ali'.$A599];[$Tablas.$E$33];[$Tablas.$G$33])" office:value-type="string" office:string-value="00000000000000085621" calcext:value-type="string">
            <text:p>00000000000000085621</text:p>
          </table:table-cell>
          <table:table-cell table:style-name="ce25" table:formula="of:=MID([$'Compras-Ali'.$A599];[$Tablas.$E$34];[$Tablas.$G$34])" office:value-type="string" office:string-value="80" calcext:value-type="string">
            <text:p>80</text:p>
          </table:table-cell>
          <table:table-cell table:style-name="ce25" table:formula="of:=MID([$'Compras-Ali'.$A59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599]&lt;&gt;&quot;&quot;;VALUE(MID([$'Compras-Ali'.$A599];[$Tablas.$E$36];[$Tablas.$G$36]))/100;0)*IF(OR(VALUE([.A599])=3;VALUE([.A599])=8;VALUE([.A599])=13);-1;1)" office:value-type="float" office:value="573.14" calcext:value-type="float">
            <text:p>573,14</text:p>
          </table:table-cell>
          <table:table-cell table:style-name="ce25" table:formula="of:=MID([$'Compras-Ali'.$A599];[$Tablas.$E$37];[$Tablas.$G$37])" office:value-type="string" office:string-value="0005" calcext:value-type="string">
            <text:p>0005</text:p>
          </table:table-cell>
          <table:table-cell table:style-name="ce28" table:formula="of:=IF([$'Compras-Ali'.$A599]&lt;&gt;&quot;&quot;;VALUE(MID([$'Compras-Ali'.$A599];[$Tablas.$E$38];[$Tablas.$G$38]))/100;0)*IF(OR(VALUE([.A599])=3;VALUE([.A599])=8;VALUE([.A599])=13);-1;1)" office:value-type="float" office:value="120.36" calcext:value-type="float">
            <text:p>120,36</text:p>
          </table:table-cell>
          <table:table-cell table:number-columns-repeated="1016"/>
        </table:table-row>
        <table:table-row table:style-name="ro1">
          <table:table-cell table:style-name="ce25" table:formula="of:=MID([$'Compras-Ali'.$A600];[$Tablas.$E$31];[$Tablas.$G$31])" office:value-type="string" office:string-value="001" calcext:value-type="string">
            <text:p>001</text:p>
          </table:table-cell>
          <table:table-cell table:style-name="ce25" table:formula="of:=MID([$'Compras-Ali'.$A600];[$Tablas.$E$32];[$Tablas.$G$32])" office:value-type="string" office:string-value="00001" calcext:value-type="string">
            <text:p>00001</text:p>
          </table:table-cell>
          <table:table-cell table:style-name="ce25" table:formula="of:=MID([$'Compras-Ali'.$A600];[$Tablas.$E$33];[$Tablas.$G$33])" office:value-type="string" office:string-value="00000000000000304769" calcext:value-type="string">
            <text:p>00000000000000304769</text:p>
          </table:table-cell>
          <table:table-cell table:style-name="ce25" table:formula="of:=MID([$'Compras-Ali'.$A600];[$Tablas.$E$34];[$Tablas.$G$34])" office:value-type="string" office:string-value="80" calcext:value-type="string">
            <text:p>80</text:p>
          </table:table-cell>
          <table:table-cell table:style-name="ce25" table:formula="of:=MID([$'Compras-Ali'.$A600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00]&lt;&gt;&quot;&quot;;VALUE(MID([$'Compras-Ali'.$A600];[$Tablas.$E$36];[$Tablas.$G$36]))/100;0)*IF(OR(VALUE([.A600])=3;VALUE([.A600])=8;VALUE([.A600])=13);-1;1)" office:value-type="float" office:value="1007.95" calcext:value-type="float">
            <text:p>1.007,95</text:p>
          </table:table-cell>
          <table:table-cell table:style-name="ce25" table:formula="of:=MID([$'Compras-Ali'.$A600];[$Tablas.$E$37];[$Tablas.$G$37])" office:value-type="string" office:string-value="0005" calcext:value-type="string">
            <text:p>0005</text:p>
          </table:table-cell>
          <table:table-cell table:style-name="ce28" table:formula="of:=IF([$'Compras-Ali'.$A600]&lt;&gt;&quot;&quot;;VALUE(MID([$'Compras-Ali'.$A600];[$Tablas.$E$38];[$Tablas.$G$38]))/100;0)*IF(OR(VALUE([.A600])=3;VALUE([.A600])=8;VALUE([.A600])=13);-1;1)" office:value-type="float" office:value="211.67" calcext:value-type="float">
            <text:p>211,67</text:p>
          </table:table-cell>
          <table:table-cell table:number-columns-repeated="1016"/>
        </table:table-row>
        <table:table-row table:style-name="ro1">
          <table:table-cell table:style-name="ce25" table:formula="of:=MID([$'Compras-Ali'.$A601];[$Tablas.$E$31];[$Tablas.$G$31])" office:value-type="string" office:string-value="001" calcext:value-type="string">
            <text:p>001</text:p>
          </table:table-cell>
          <table:table-cell table:style-name="ce25" table:formula="of:=MID([$'Compras-Ali'.$A601];[$Tablas.$E$32];[$Tablas.$G$32])" office:value-type="string" office:string-value="00001" calcext:value-type="string">
            <text:p>00001</text:p>
          </table:table-cell>
          <table:table-cell table:style-name="ce25" table:formula="of:=MID([$'Compras-Ali'.$A601];[$Tablas.$E$33];[$Tablas.$G$33])" office:value-type="string" office:string-value="00000000000000305026" calcext:value-type="string">
            <text:p>00000000000000305026</text:p>
          </table:table-cell>
          <table:table-cell table:style-name="ce25" table:formula="of:=MID([$'Compras-Ali'.$A601];[$Tablas.$E$34];[$Tablas.$G$34])" office:value-type="string" office:string-value="80" calcext:value-type="string">
            <text:p>80</text:p>
          </table:table-cell>
          <table:table-cell table:style-name="ce25" table:formula="of:=MID([$'Compras-Ali'.$A601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01]&lt;&gt;&quot;&quot;;VALUE(MID([$'Compras-Ali'.$A601];[$Tablas.$E$36];[$Tablas.$G$36]))/100;0)*IF(OR(VALUE([.A601])=3;VALUE([.A601])=8;VALUE([.A601])=13);-1;1)" office:value-type="float" office:value="4.95" calcext:value-type="float">
            <text:p>4,95</text:p>
          </table:table-cell>
          <table:table-cell table:style-name="ce25" table:formula="of:=MID([$'Compras-Ali'.$A601];[$Tablas.$E$37];[$Tablas.$G$37])" office:value-type="string" office:string-value="0005" calcext:value-type="string">
            <text:p>0005</text:p>
          </table:table-cell>
          <table:table-cell table:style-name="ce28" table:formula="of:=IF([$'Compras-Ali'.$A601]&lt;&gt;&quot;&quot;;VALUE(MID([$'Compras-Ali'.$A601];[$Tablas.$E$38];[$Tablas.$G$38]))/100;0)*IF(OR(VALUE([.A601])=3;VALUE([.A601])=8;VALUE([.A601])=13);-1;1)" office:value-type="float" office:value="1.04" calcext:value-type="float">
            <text:p>1,04</text:p>
          </table:table-cell>
          <table:table-cell table:number-columns-repeated="1016"/>
        </table:table-row>
        <table:table-row table:style-name="ro1">
          <table:table-cell table:style-name="ce25" table:formula="of:=MID([$'Compras-Ali'.$A602];[$Tablas.$E$31];[$Tablas.$G$31])" office:value-type="string" office:string-value="001" calcext:value-type="string">
            <text:p>001</text:p>
          </table:table-cell>
          <table:table-cell table:style-name="ce25" table:formula="of:=MID([$'Compras-Ali'.$A602];[$Tablas.$E$32];[$Tablas.$G$32])" office:value-type="string" office:string-value="00001" calcext:value-type="string">
            <text:p>00001</text:p>
          </table:table-cell>
          <table:table-cell table:style-name="ce25" table:formula="of:=MID([$'Compras-Ali'.$A602];[$Tablas.$E$33];[$Tablas.$G$33])" office:value-type="string" office:string-value="00000000000000305065" calcext:value-type="string">
            <text:p>00000000000000305065</text:p>
          </table:table-cell>
          <table:table-cell table:style-name="ce25" table:formula="of:=MID([$'Compras-Ali'.$A602];[$Tablas.$E$34];[$Tablas.$G$34])" office:value-type="string" office:string-value="80" calcext:value-type="string">
            <text:p>80</text:p>
          </table:table-cell>
          <table:table-cell table:style-name="ce25" table:formula="of:=MID([$'Compras-Ali'.$A602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02]&lt;&gt;&quot;&quot;;VALUE(MID([$'Compras-Ali'.$A602];[$Tablas.$E$36];[$Tablas.$G$36]))/100;0)*IF(OR(VALUE([.A602])=3;VALUE([.A602])=8;VALUE([.A602])=13);-1;1)" office:value-type="float" office:value="414.29" calcext:value-type="float">
            <text:p>414,29</text:p>
          </table:table-cell>
          <table:table-cell table:style-name="ce25" table:formula="of:=MID([$'Compras-Ali'.$A602];[$Tablas.$E$37];[$Tablas.$G$37])" office:value-type="string" office:string-value="0005" calcext:value-type="string">
            <text:p>0005</text:p>
          </table:table-cell>
          <table:table-cell table:style-name="ce28" table:formula="of:=IF([$'Compras-Ali'.$A602]&lt;&gt;&quot;&quot;;VALUE(MID([$'Compras-Ali'.$A602];[$Tablas.$E$38];[$Tablas.$G$38]))/100;0)*IF(OR(VALUE([.A602])=3;VALUE([.A602])=8;VALUE([.A602])=13);-1;1)" office:value-type="float" office:value="87" calcext:value-type="float">
            <text:p>87,00</text:p>
          </table:table-cell>
          <table:table-cell table:number-columns-repeated="1016"/>
        </table:table-row>
        <table:table-row table:style-name="ro1">
          <table:table-cell table:style-name="ce25" table:formula="of:=MID([$'Compras-Ali'.$A603];[$Tablas.$E$31];[$Tablas.$G$31])" office:value-type="string" office:string-value="001" calcext:value-type="string">
            <text:p>001</text:p>
          </table:table-cell>
          <table:table-cell table:style-name="ce25" table:formula="of:=MID([$'Compras-Ali'.$A603];[$Tablas.$E$32];[$Tablas.$G$32])" office:value-type="string" office:string-value="00001" calcext:value-type="string">
            <text:p>00001</text:p>
          </table:table-cell>
          <table:table-cell table:style-name="ce25" table:formula="of:=MID([$'Compras-Ali'.$A603];[$Tablas.$E$33];[$Tablas.$G$33])" office:value-type="string" office:string-value="00000000000000231220" calcext:value-type="string">
            <text:p>00000000000000231220</text:p>
          </table:table-cell>
          <table:table-cell table:style-name="ce25" table:formula="of:=MID([$'Compras-Ali'.$A603];[$Tablas.$E$34];[$Tablas.$G$34])" office:value-type="string" office:string-value="80" calcext:value-type="string">
            <text:p>80</text:p>
          </table:table-cell>
          <table:table-cell table:style-name="ce25" table:formula="of:=MID([$'Compras-Ali'.$A603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603]&lt;&gt;&quot;&quot;;VALUE(MID([$'Compras-Ali'.$A603];[$Tablas.$E$36];[$Tablas.$G$36]))/100;0)*IF(OR(VALUE([.A603])=3;VALUE([.A603])=8;VALUE([.A603])=13);-1;1)" office:value-type="float" office:value="27" calcext:value-type="float">
            <text:p>27,00</text:p>
          </table:table-cell>
          <table:table-cell table:style-name="ce25" table:formula="of:=MID([$'Compras-Ali'.$A603];[$Tablas.$E$37];[$Tablas.$G$37])" office:value-type="string" office:string-value="0005" calcext:value-type="string">
            <text:p>0005</text:p>
          </table:table-cell>
          <table:table-cell table:style-name="ce28" table:formula="of:=IF([$'Compras-Ali'.$A603]&lt;&gt;&quot;&quot;;VALUE(MID([$'Compras-Ali'.$A603];[$Tablas.$E$38];[$Tablas.$G$38]))/100;0)*IF(OR(VALUE([.A603])=3;VALUE([.A603])=8;VALUE([.A603])=13);-1;1)" office:value-type="float" office:value="5.67" calcext:value-type="float">
            <text:p>5,67</text:p>
          </table:table-cell>
          <table:table-cell table:number-columns-repeated="1016"/>
        </table:table-row>
        <table:table-row table:style-name="ro1">
          <table:table-cell table:style-name="ce25" table:formula="of:=MID([$'Compras-Ali'.$A604];[$Tablas.$E$31];[$Tablas.$G$31])" office:value-type="string" office:string-value="001" calcext:value-type="string">
            <text:p>001</text:p>
          </table:table-cell>
          <table:table-cell table:style-name="ce25" table:formula="of:=MID([$'Compras-Ali'.$A604];[$Tablas.$E$32];[$Tablas.$G$32])" office:value-type="string" office:string-value="02020" calcext:value-type="string">
            <text:p>02020</text:p>
          </table:table-cell>
          <table:table-cell table:style-name="ce25" table:formula="of:=MID([$'Compras-Ali'.$A604];[$Tablas.$E$33];[$Tablas.$G$33])" office:value-type="string" office:string-value="00000000000000410246" calcext:value-type="string">
            <text:p>00000000000000410246</text:p>
          </table:table-cell>
          <table:table-cell table:style-name="ce25" table:formula="of:=MID([$'Compras-Ali'.$A604];[$Tablas.$E$34];[$Tablas.$G$34])" office:value-type="string" office:string-value="80" calcext:value-type="string">
            <text:p>80</text:p>
          </table:table-cell>
          <table:table-cell table:style-name="ce25" table:formula="of:=MID([$'Compras-Ali'.$A604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604]&lt;&gt;&quot;&quot;;VALUE(MID([$'Compras-Ali'.$A604];[$Tablas.$E$36];[$Tablas.$G$36]))/100;0)*IF(OR(VALUE([.A604])=3;VALUE([.A604])=8;VALUE([.A604])=13);-1;1)" office:value-type="float" office:value="5026.24" calcext:value-type="float">
            <text:p>5.026,24</text:p>
          </table:table-cell>
          <table:table-cell table:style-name="ce25" table:formula="of:=MID([$'Compras-Ali'.$A604];[$Tablas.$E$37];[$Tablas.$G$37])" office:value-type="string" office:string-value="0005" calcext:value-type="string">
            <text:p>0005</text:p>
          </table:table-cell>
          <table:table-cell table:style-name="ce28" table:formula="of:=IF([$'Compras-Ali'.$A604]&lt;&gt;&quot;&quot;;VALUE(MID([$'Compras-Ali'.$A604];[$Tablas.$E$38];[$Tablas.$G$38]))/100;0)*IF(OR(VALUE([.A604])=3;VALUE([.A604])=8;VALUE([.A604])=13);-1;1)" office:value-type="float" office:value="1055.51" calcext:value-type="float">
            <text:p>1.055,51</text:p>
          </table:table-cell>
          <table:table-cell table:number-columns-repeated="1016"/>
        </table:table-row>
        <table:table-row table:style-name="ro1">
          <table:table-cell table:style-name="ce25" table:formula="of:=MID([$'Compras-Ali'.$A605];[$Tablas.$E$31];[$Tablas.$G$31])" office:value-type="string" office:string-value="001" calcext:value-type="string">
            <text:p>001</text:p>
          </table:table-cell>
          <table:table-cell table:style-name="ce25" table:formula="of:=MID([$'Compras-Ali'.$A605];[$Tablas.$E$32];[$Tablas.$G$32])" office:value-type="string" office:string-value="02020" calcext:value-type="string">
            <text:p>02020</text:p>
          </table:table-cell>
          <table:table-cell table:style-name="ce25" table:formula="of:=MID([$'Compras-Ali'.$A605];[$Tablas.$E$33];[$Tablas.$G$33])" office:value-type="string" office:string-value="00000000000000410248" calcext:value-type="string">
            <text:p>00000000000000410248</text:p>
          </table:table-cell>
          <table:table-cell table:style-name="ce25" table:formula="of:=MID([$'Compras-Ali'.$A605];[$Tablas.$E$34];[$Tablas.$G$34])" office:value-type="string" office:string-value="80" calcext:value-type="string">
            <text:p>80</text:p>
          </table:table-cell>
          <table:table-cell table:style-name="ce25" table:formula="of:=MID([$'Compras-Ali'.$A605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605]&lt;&gt;&quot;&quot;;VALUE(MID([$'Compras-Ali'.$A605];[$Tablas.$E$36];[$Tablas.$G$36]))/100;0)*IF(OR(VALUE([.A605])=3;VALUE([.A605])=8;VALUE([.A605])=13);-1;1)" office:value-type="float" office:value="6284.71" calcext:value-type="float">
            <text:p>6.284,71</text:p>
          </table:table-cell>
          <table:table-cell table:style-name="ce25" table:formula="of:=MID([$'Compras-Ali'.$A605];[$Tablas.$E$37];[$Tablas.$G$37])" office:value-type="string" office:string-value="0005" calcext:value-type="string">
            <text:p>0005</text:p>
          </table:table-cell>
          <table:table-cell table:style-name="ce28" table:formula="of:=IF([$'Compras-Ali'.$A605]&lt;&gt;&quot;&quot;;VALUE(MID([$'Compras-Ali'.$A605];[$Tablas.$E$38];[$Tablas.$G$38]))/100;0)*IF(OR(VALUE([.A605])=3;VALUE([.A605])=8;VALUE([.A605])=13);-1;1)" office:value-type="float" office:value="1319.79" calcext:value-type="float">
            <text:p>1.319,79</text:p>
          </table:table-cell>
          <table:table-cell table:number-columns-repeated="1016"/>
        </table:table-row>
        <table:table-row table:style-name="ro1">
          <table:table-cell table:style-name="ce25" table:formula="of:=MID([$'Compras-Ali'.$A606];[$Tablas.$E$31];[$Tablas.$G$31])" office:value-type="string" office:string-value="001" calcext:value-type="string">
            <text:p>001</text:p>
          </table:table-cell>
          <table:table-cell table:style-name="ce25" table:formula="of:=MID([$'Compras-Ali'.$A606];[$Tablas.$E$32];[$Tablas.$G$32])" office:value-type="string" office:string-value="02020" calcext:value-type="string">
            <text:p>02020</text:p>
          </table:table-cell>
          <table:table-cell table:style-name="ce25" table:formula="of:=MID([$'Compras-Ali'.$A606];[$Tablas.$E$33];[$Tablas.$G$33])" office:value-type="string" office:string-value="00000000000000410241" calcext:value-type="string">
            <text:p>00000000000000410241</text:p>
          </table:table-cell>
          <table:table-cell table:style-name="ce25" table:formula="of:=MID([$'Compras-Ali'.$A606];[$Tablas.$E$34];[$Tablas.$G$34])" office:value-type="string" office:string-value="80" calcext:value-type="string">
            <text:p>80</text:p>
          </table:table-cell>
          <table:table-cell table:style-name="ce25" table:formula="of:=MID([$'Compras-Ali'.$A606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606]&lt;&gt;&quot;&quot;;VALUE(MID([$'Compras-Ali'.$A606];[$Tablas.$E$36];[$Tablas.$G$36]))/100;0)*IF(OR(VALUE([.A606])=3;VALUE([.A606])=8;VALUE([.A606])=13);-1;1)" office:value-type="float" office:value="14066.67" calcext:value-type="float">
            <text:p>14.066,67</text:p>
          </table:table-cell>
          <table:table-cell table:style-name="ce25" table:formula="of:=MID([$'Compras-Ali'.$A606];[$Tablas.$E$37];[$Tablas.$G$37])" office:value-type="string" office:string-value="0005" calcext:value-type="string">
            <text:p>0005</text:p>
          </table:table-cell>
          <table:table-cell table:style-name="ce28" table:formula="of:=IF([$'Compras-Ali'.$A606]&lt;&gt;&quot;&quot;;VALUE(MID([$'Compras-Ali'.$A606];[$Tablas.$E$38];[$Tablas.$G$38]))/100;0)*IF(OR(VALUE([.A606])=3;VALUE([.A606])=8;VALUE([.A606])=13);-1;1)" office:value-type="float" office:value="2954" calcext:value-type="float">
            <text:p>2.954,00</text:p>
          </table:table-cell>
          <table:table-cell table:number-columns-repeated="1016"/>
        </table:table-row>
        <table:table-row table:style-name="ro1">
          <table:table-cell table:style-name="ce25" table:formula="of:=MID([$'Compras-Ali'.$A607];[$Tablas.$E$31];[$Tablas.$G$31])" office:value-type="string" office:string-value="001" calcext:value-type="string">
            <text:p>001</text:p>
          </table:table-cell>
          <table:table-cell table:style-name="ce25" table:formula="of:=MID([$'Compras-Ali'.$A607];[$Tablas.$E$32];[$Tablas.$G$32])" office:value-type="string" office:string-value="02020" calcext:value-type="string">
            <text:p>02020</text:p>
          </table:table-cell>
          <table:table-cell table:style-name="ce25" table:formula="of:=MID([$'Compras-Ali'.$A607];[$Tablas.$E$33];[$Tablas.$G$33])" office:value-type="string" office:string-value="00000000000000410242" calcext:value-type="string">
            <text:p>00000000000000410242</text:p>
          </table:table-cell>
          <table:table-cell table:style-name="ce25" table:formula="of:=MID([$'Compras-Ali'.$A607];[$Tablas.$E$34];[$Tablas.$G$34])" office:value-type="string" office:string-value="80" calcext:value-type="string">
            <text:p>80</text:p>
          </table:table-cell>
          <table:table-cell table:style-name="ce25" table:formula="of:=MID([$'Compras-Ali'.$A607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607]&lt;&gt;&quot;&quot;;VALUE(MID([$'Compras-Ali'.$A607];[$Tablas.$E$36];[$Tablas.$G$36]))/100;0)*IF(OR(VALUE([.A607])=3;VALUE([.A607])=8;VALUE([.A607])=13);-1;1)" office:value-type="float" office:value="153308.14" calcext:value-type="float">
            <text:p>153.308,14</text:p>
          </table:table-cell>
          <table:table-cell table:style-name="ce25" table:formula="of:=MID([$'Compras-Ali'.$A607];[$Tablas.$E$37];[$Tablas.$G$37])" office:value-type="string" office:string-value="0005" calcext:value-type="string">
            <text:p>0005</text:p>
          </table:table-cell>
          <table:table-cell table:style-name="ce28" table:formula="of:=IF([$'Compras-Ali'.$A607]&lt;&gt;&quot;&quot;;VALUE(MID([$'Compras-Ali'.$A607];[$Tablas.$E$38];[$Tablas.$G$38]))/100;0)*IF(OR(VALUE([.A607])=3;VALUE([.A607])=8;VALUE([.A607])=13);-1;1)" office:value-type="float" office:value="32194.71" calcext:value-type="float">
            <text:p>32.194,71</text:p>
          </table:table-cell>
          <table:table-cell table:number-columns-repeated="1016"/>
        </table:table-row>
        <table:table-row table:style-name="ro1">
          <table:table-cell table:style-name="ce25" table:formula="of:=MID([$'Compras-Ali'.$A608];[$Tablas.$E$31];[$Tablas.$G$31])" office:value-type="string" office:string-value="001" calcext:value-type="string">
            <text:p>001</text:p>
          </table:table-cell>
          <table:table-cell table:style-name="ce25" table:formula="of:=MID([$'Compras-Ali'.$A608];[$Tablas.$E$32];[$Tablas.$G$32])" office:value-type="string" office:string-value="02020" calcext:value-type="string">
            <text:p>02020</text:p>
          </table:table-cell>
          <table:table-cell table:style-name="ce25" table:formula="of:=MID([$'Compras-Ali'.$A608];[$Tablas.$E$33];[$Tablas.$G$33])" office:value-type="string" office:string-value="00000000000000410239" calcext:value-type="string">
            <text:p>00000000000000410239</text:p>
          </table:table-cell>
          <table:table-cell table:style-name="ce25" table:formula="of:=MID([$'Compras-Ali'.$A608];[$Tablas.$E$34];[$Tablas.$G$34])" office:value-type="string" office:string-value="80" calcext:value-type="string">
            <text:p>80</text:p>
          </table:table-cell>
          <table:table-cell table:style-name="ce25" table:formula="of:=MID([$'Compras-Ali'.$A608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608]&lt;&gt;&quot;&quot;;VALUE(MID([$'Compras-Ali'.$A608];[$Tablas.$E$36];[$Tablas.$G$36]))/100;0)*IF(OR(VALUE([.A608])=3;VALUE([.A608])=8;VALUE([.A608])=13);-1;1)" office:value-type="float" office:value="395937.43" calcext:value-type="float">
            <text:p>395.937,43</text:p>
          </table:table-cell>
          <table:table-cell table:style-name="ce25" table:formula="of:=MID([$'Compras-Ali'.$A608];[$Tablas.$E$37];[$Tablas.$G$37])" office:value-type="string" office:string-value="0005" calcext:value-type="string">
            <text:p>0005</text:p>
          </table:table-cell>
          <table:table-cell table:style-name="ce28" table:formula="of:=IF([$'Compras-Ali'.$A608]&lt;&gt;&quot;&quot;;VALUE(MID([$'Compras-Ali'.$A608];[$Tablas.$E$38];[$Tablas.$G$38]))/100;0)*IF(OR(VALUE([.A608])=3;VALUE([.A608])=8;VALUE([.A608])=13);-1;1)" office:value-type="float" office:value="83146.86" calcext:value-type="float">
            <text:p>83.146,86</text:p>
          </table:table-cell>
          <table:table-cell table:number-columns-repeated="1016"/>
        </table:table-row>
        <table:table-row table:style-name="ro1">
          <table:table-cell table:style-name="ce25" table:formula="of:=MID([$'Compras-Ali'.$A609];[$Tablas.$E$31];[$Tablas.$G$31])" office:value-type="string" office:string-value="001" calcext:value-type="string">
            <text:p>001</text:p>
          </table:table-cell>
          <table:table-cell table:style-name="ce25" table:formula="of:=MID([$'Compras-Ali'.$A609];[$Tablas.$E$32];[$Tablas.$G$32])" office:value-type="string" office:string-value="02020" calcext:value-type="string">
            <text:p>02020</text:p>
          </table:table-cell>
          <table:table-cell table:style-name="ce25" table:formula="of:=MID([$'Compras-Ali'.$A609];[$Tablas.$E$33];[$Tablas.$G$33])" office:value-type="string" office:string-value="00000000000000410244" calcext:value-type="string">
            <text:p>00000000000000410244</text:p>
          </table:table-cell>
          <table:table-cell table:style-name="ce25" table:formula="of:=MID([$'Compras-Ali'.$A609];[$Tablas.$E$34];[$Tablas.$G$34])" office:value-type="string" office:string-value="80" calcext:value-type="string">
            <text:p>80</text:p>
          </table:table-cell>
          <table:table-cell table:style-name="ce25" table:formula="of:=MID([$'Compras-Ali'.$A609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609]&lt;&gt;&quot;&quot;;VALUE(MID([$'Compras-Ali'.$A609];[$Tablas.$E$36];[$Tablas.$G$36]))/100;0)*IF(OR(VALUE([.A609])=3;VALUE([.A609])=8;VALUE([.A609])=13);-1;1)" office:value-type="float" office:value="158600.05" calcext:value-type="float">
            <text:p>158.600,05</text:p>
          </table:table-cell>
          <table:table-cell table:style-name="ce25" table:formula="of:=MID([$'Compras-Ali'.$A609];[$Tablas.$E$37];[$Tablas.$G$37])" office:value-type="string" office:string-value="0005" calcext:value-type="string">
            <text:p>0005</text:p>
          </table:table-cell>
          <table:table-cell table:style-name="ce28" table:formula="of:=IF([$'Compras-Ali'.$A609]&lt;&gt;&quot;&quot;;VALUE(MID([$'Compras-Ali'.$A609];[$Tablas.$E$38];[$Tablas.$G$38]))/100;0)*IF(OR(VALUE([.A609])=3;VALUE([.A609])=8;VALUE([.A609])=13);-1;1)" office:value-type="float" office:value="33306.01" calcext:value-type="float">
            <text:p>33.306,01</text:p>
          </table:table-cell>
          <table:table-cell table:number-columns-repeated="1016"/>
        </table:table-row>
        <table:table-row table:style-name="ro1">
          <table:table-cell table:style-name="ce25" table:formula="of:=MID([$'Compras-Ali'.$A610];[$Tablas.$E$31];[$Tablas.$G$31])" office:value-type="string" office:string-value="001" calcext:value-type="string">
            <text:p>001</text:p>
          </table:table-cell>
          <table:table-cell table:style-name="ce25" table:formula="of:=MID([$'Compras-Ali'.$A610];[$Tablas.$E$32];[$Tablas.$G$32])" office:value-type="string" office:string-value="02020" calcext:value-type="string">
            <text:p>02020</text:p>
          </table:table-cell>
          <table:table-cell table:style-name="ce25" table:formula="of:=MID([$'Compras-Ali'.$A610];[$Tablas.$E$33];[$Tablas.$G$33])" office:value-type="string" office:string-value="00000000000000410247" calcext:value-type="string">
            <text:p>00000000000000410247</text:p>
          </table:table-cell>
          <table:table-cell table:style-name="ce25" table:formula="of:=MID([$'Compras-Ali'.$A610];[$Tablas.$E$34];[$Tablas.$G$34])" office:value-type="string" office:string-value="80" calcext:value-type="string">
            <text:p>80</text:p>
          </table:table-cell>
          <table:table-cell table:style-name="ce25" table:formula="of:=MID([$'Compras-Ali'.$A610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610]&lt;&gt;&quot;&quot;;VALUE(MID([$'Compras-Ali'.$A610];[$Tablas.$E$36];[$Tablas.$G$36]))/100;0)*IF(OR(VALUE([.A610])=3;VALUE([.A610])=8;VALUE([.A610])=13);-1;1)" office:value-type="float" office:value="21100" calcext:value-type="float">
            <text:p>21.100,00</text:p>
          </table:table-cell>
          <table:table-cell table:style-name="ce25" table:formula="of:=MID([$'Compras-Ali'.$A610];[$Tablas.$E$37];[$Tablas.$G$37])" office:value-type="string" office:string-value="0005" calcext:value-type="string">
            <text:p>0005</text:p>
          </table:table-cell>
          <table:table-cell table:style-name="ce28" table:formula="of:=IF([$'Compras-Ali'.$A610]&lt;&gt;&quot;&quot;;VALUE(MID([$'Compras-Ali'.$A610];[$Tablas.$E$38];[$Tablas.$G$38]))/100;0)*IF(OR(VALUE([.A610])=3;VALUE([.A610])=8;VALUE([.A610])=13);-1;1)" office:value-type="float" office:value="4431" calcext:value-type="float">
            <text:p>4.431,00</text:p>
          </table:table-cell>
          <table:table-cell table:number-columns-repeated="1016"/>
        </table:table-row>
        <table:table-row table:style-name="ro1">
          <table:table-cell table:style-name="ce25" table:formula="of:=MID([$'Compras-Ali'.$A611];[$Tablas.$E$31];[$Tablas.$G$31])" office:value-type="string" office:string-value="001" calcext:value-type="string">
            <text:p>001</text:p>
          </table:table-cell>
          <table:table-cell table:style-name="ce25" table:formula="of:=MID([$'Compras-Ali'.$A611];[$Tablas.$E$32];[$Tablas.$G$32])" office:value-type="string" office:string-value="02020" calcext:value-type="string">
            <text:p>02020</text:p>
          </table:table-cell>
          <table:table-cell table:style-name="ce25" table:formula="of:=MID([$'Compras-Ali'.$A611];[$Tablas.$E$33];[$Tablas.$G$33])" office:value-type="string" office:string-value="00000000000000410249" calcext:value-type="string">
            <text:p>00000000000000410249</text:p>
          </table:table-cell>
          <table:table-cell table:style-name="ce25" table:formula="of:=MID([$'Compras-Ali'.$A611];[$Tablas.$E$34];[$Tablas.$G$34])" office:value-type="string" office:string-value="80" calcext:value-type="string">
            <text:p>80</text:p>
          </table:table-cell>
          <table:table-cell table:style-name="ce25" table:formula="of:=MID([$'Compras-Ali'.$A611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611]&lt;&gt;&quot;&quot;;VALUE(MID([$'Compras-Ali'.$A611];[$Tablas.$E$36];[$Tablas.$G$36]))/100;0)*IF(OR(VALUE([.A611])=3;VALUE([.A611])=8;VALUE([.A611])=13);-1;1)" office:value-type="float" office:value="26920.38" calcext:value-type="float">
            <text:p>26.920,38</text:p>
          </table:table-cell>
          <table:table-cell table:style-name="ce25" table:formula="of:=MID([$'Compras-Ali'.$A611];[$Tablas.$E$37];[$Tablas.$G$37])" office:value-type="string" office:string-value="0005" calcext:value-type="string">
            <text:p>0005</text:p>
          </table:table-cell>
          <table:table-cell table:style-name="ce28" table:formula="of:=IF([$'Compras-Ali'.$A611]&lt;&gt;&quot;&quot;;VALUE(MID([$'Compras-Ali'.$A611];[$Tablas.$E$38];[$Tablas.$G$38]))/100;0)*IF(OR(VALUE([.A611])=3;VALUE([.A611])=8;VALUE([.A611])=13);-1;1)" office:value-type="float" office:value="5653.28" calcext:value-type="float">
            <text:p>5.653,28</text:p>
          </table:table-cell>
          <table:table-cell table:number-columns-repeated="1016"/>
        </table:table-row>
        <table:table-row table:style-name="ro1">
          <table:table-cell table:style-name="ce25" table:formula="of:=MID([$'Compras-Ali'.$A612];[$Tablas.$E$31];[$Tablas.$G$31])" office:value-type="string" office:string-value="001" calcext:value-type="string">
            <text:p>001</text:p>
          </table:table-cell>
          <table:table-cell table:style-name="ce25" table:formula="of:=MID([$'Compras-Ali'.$A612];[$Tablas.$E$32];[$Tablas.$G$32])" office:value-type="string" office:string-value="02020" calcext:value-type="string">
            <text:p>02020</text:p>
          </table:table-cell>
          <table:table-cell table:style-name="ce25" table:formula="of:=MID([$'Compras-Ali'.$A612];[$Tablas.$E$33];[$Tablas.$G$33])" office:value-type="string" office:string-value="00000000000000410237" calcext:value-type="string">
            <text:p>00000000000000410237</text:p>
          </table:table-cell>
          <table:table-cell table:style-name="ce25" table:formula="of:=MID([$'Compras-Ali'.$A612];[$Tablas.$E$34];[$Tablas.$G$34])" office:value-type="string" office:string-value="80" calcext:value-type="string">
            <text:p>80</text:p>
          </table:table-cell>
          <table:table-cell table:style-name="ce25" table:formula="of:=MID([$'Compras-Ali'.$A612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612]&lt;&gt;&quot;&quot;;VALUE(MID([$'Compras-Ali'.$A612];[$Tablas.$E$36];[$Tablas.$G$36]))/100;0)*IF(OR(VALUE([.A612])=3;VALUE([.A612])=8;VALUE([.A612])=13);-1;1)" office:value-type="float" office:value="97006.52" calcext:value-type="float">
            <text:p>97.006,52</text:p>
          </table:table-cell>
          <table:table-cell table:style-name="ce25" table:formula="of:=MID([$'Compras-Ali'.$A612];[$Tablas.$E$37];[$Tablas.$G$37])" office:value-type="string" office:string-value="0005" calcext:value-type="string">
            <text:p>0005</text:p>
          </table:table-cell>
          <table:table-cell table:style-name="ce28" table:formula="of:=IF([$'Compras-Ali'.$A612]&lt;&gt;&quot;&quot;;VALUE(MID([$'Compras-Ali'.$A612];[$Tablas.$E$38];[$Tablas.$G$38]))/100;0)*IF(OR(VALUE([.A612])=3;VALUE([.A612])=8;VALUE([.A612])=13);-1;1)" office:value-type="float" office:value="20371.37" calcext:value-type="float">
            <text:p>20.371,37</text:p>
          </table:table-cell>
          <table:table-cell table:number-columns-repeated="1016"/>
        </table:table-row>
        <table:table-row table:style-name="ro1">
          <table:table-cell table:style-name="ce25" table:formula="of:=MID([$'Compras-Ali'.$A613];[$Tablas.$E$31];[$Tablas.$G$31])" office:value-type="string" office:string-value="001" calcext:value-type="string">
            <text:p>001</text:p>
          </table:table-cell>
          <table:table-cell table:style-name="ce25" table:formula="of:=MID([$'Compras-Ali'.$A613];[$Tablas.$E$32];[$Tablas.$G$32])" office:value-type="string" office:string-value="02020" calcext:value-type="string">
            <text:p>02020</text:p>
          </table:table-cell>
          <table:table-cell table:style-name="ce25" table:formula="of:=MID([$'Compras-Ali'.$A613];[$Tablas.$E$33];[$Tablas.$G$33])" office:value-type="string" office:string-value="00000000000000410238" calcext:value-type="string">
            <text:p>00000000000000410238</text:p>
          </table:table-cell>
          <table:table-cell table:style-name="ce25" table:formula="of:=MID([$'Compras-Ali'.$A613];[$Tablas.$E$34];[$Tablas.$G$34])" office:value-type="string" office:string-value="80" calcext:value-type="string">
            <text:p>80</text:p>
          </table:table-cell>
          <table:table-cell table:style-name="ce25" table:formula="of:=MID([$'Compras-Ali'.$A613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613]&lt;&gt;&quot;&quot;;VALUE(MID([$'Compras-Ali'.$A613];[$Tablas.$E$36];[$Tablas.$G$36]))/100;0)*IF(OR(VALUE([.A613])=3;VALUE([.A613])=8;VALUE([.A613])=13);-1;1)" office:value-type="float" office:value="97006.52" calcext:value-type="float">
            <text:p>97.006,52</text:p>
          </table:table-cell>
          <table:table-cell table:style-name="ce25" table:formula="of:=MID([$'Compras-Ali'.$A613];[$Tablas.$E$37];[$Tablas.$G$37])" office:value-type="string" office:string-value="0005" calcext:value-type="string">
            <text:p>0005</text:p>
          </table:table-cell>
          <table:table-cell table:style-name="ce28" table:formula="of:=IF([$'Compras-Ali'.$A613]&lt;&gt;&quot;&quot;;VALUE(MID([$'Compras-Ali'.$A613];[$Tablas.$E$38];[$Tablas.$G$38]))/100;0)*IF(OR(VALUE([.A613])=3;VALUE([.A613])=8;VALUE([.A613])=13);-1;1)" office:value-type="float" office:value="20371.37" calcext:value-type="float">
            <text:p>20.371,37</text:p>
          </table:table-cell>
          <table:table-cell table:number-columns-repeated="1016"/>
        </table:table-row>
        <table:table-row table:style-name="ro1">
          <table:table-cell table:style-name="ce25" table:formula="of:=MID([$'Compras-Ali'.$A614];[$Tablas.$E$31];[$Tablas.$G$31])" office:value-type="string" office:string-value="001" calcext:value-type="string">
            <text:p>001</text:p>
          </table:table-cell>
          <table:table-cell table:style-name="ce25" table:formula="of:=MID([$'Compras-Ali'.$A614];[$Tablas.$E$32];[$Tablas.$G$32])" office:value-type="string" office:string-value="02020" calcext:value-type="string">
            <text:p>02020</text:p>
          </table:table-cell>
          <table:table-cell table:style-name="ce25" table:formula="of:=MID([$'Compras-Ali'.$A614];[$Tablas.$E$33];[$Tablas.$G$33])" office:value-type="string" office:string-value="00000000000000410245" calcext:value-type="string">
            <text:p>00000000000000410245</text:p>
          </table:table-cell>
          <table:table-cell table:style-name="ce25" table:formula="of:=MID([$'Compras-Ali'.$A614];[$Tablas.$E$34];[$Tablas.$G$34])" office:value-type="string" office:string-value="80" calcext:value-type="string">
            <text:p>80</text:p>
          </table:table-cell>
          <table:table-cell table:style-name="ce25" table:formula="of:=MID([$'Compras-Ali'.$A614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614]&lt;&gt;&quot;&quot;;VALUE(MID([$'Compras-Ali'.$A614];[$Tablas.$E$36];[$Tablas.$G$36]))/100;0)*IF(OR(VALUE([.A614])=3;VALUE([.A614])=8;VALUE([.A614])=13);-1;1)" office:value-type="float" office:value="201967.29" calcext:value-type="float">
            <text:p>201.967,29</text:p>
          </table:table-cell>
          <table:table-cell table:style-name="ce25" table:formula="of:=MID([$'Compras-Ali'.$A614];[$Tablas.$E$37];[$Tablas.$G$37])" office:value-type="string" office:string-value="0005" calcext:value-type="string">
            <text:p>0005</text:p>
          </table:table-cell>
          <table:table-cell table:style-name="ce28" table:formula="of:=IF([$'Compras-Ali'.$A614]&lt;&gt;&quot;&quot;;VALUE(MID([$'Compras-Ali'.$A614];[$Tablas.$E$38];[$Tablas.$G$38]))/100;0)*IF(OR(VALUE([.A614])=3;VALUE([.A614])=8;VALUE([.A614])=13);-1;1)" office:value-type="float" office:value="42413.13" calcext:value-type="float">
            <text:p>42.413,13</text:p>
          </table:table-cell>
          <table:table-cell table:number-columns-repeated="1016"/>
        </table:table-row>
        <table:table-row table:style-name="ro1">
          <table:table-cell table:style-name="ce25" table:formula="of:=MID([$'Compras-Ali'.$A615];[$Tablas.$E$31];[$Tablas.$G$31])" office:value-type="string" office:string-value="001" calcext:value-type="string">
            <text:p>001</text:p>
          </table:table-cell>
          <table:table-cell table:style-name="ce25" table:formula="of:=MID([$'Compras-Ali'.$A615];[$Tablas.$E$32];[$Tablas.$G$32])" office:value-type="string" office:string-value="02020" calcext:value-type="string">
            <text:p>02020</text:p>
          </table:table-cell>
          <table:table-cell table:style-name="ce25" table:formula="of:=MID([$'Compras-Ali'.$A615];[$Tablas.$E$33];[$Tablas.$G$33])" office:value-type="string" office:string-value="00000000000000410243" calcext:value-type="string">
            <text:p>00000000000000410243</text:p>
          </table:table-cell>
          <table:table-cell table:style-name="ce25" table:formula="of:=MID([$'Compras-Ali'.$A615];[$Tablas.$E$34];[$Tablas.$G$34])" office:value-type="string" office:string-value="80" calcext:value-type="string">
            <text:p>80</text:p>
          </table:table-cell>
          <table:table-cell table:style-name="ce25" table:formula="of:=MID([$'Compras-Ali'.$A615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615]&lt;&gt;&quot;&quot;;VALUE(MID([$'Compras-Ali'.$A615];[$Tablas.$E$36];[$Tablas.$G$36]))/100;0)*IF(OR(VALUE([.A615])=3;VALUE([.A615])=8;VALUE([.A615])=13);-1;1)" office:value-type="float" office:value="309270.14" calcext:value-type="float">
            <text:p>309.270,14</text:p>
          </table:table-cell>
          <table:table-cell table:style-name="ce25" table:formula="of:=MID([$'Compras-Ali'.$A615];[$Tablas.$E$37];[$Tablas.$G$37])" office:value-type="string" office:string-value="0005" calcext:value-type="string">
            <text:p>0005</text:p>
          </table:table-cell>
          <table:table-cell table:style-name="ce28" table:formula="of:=IF([$'Compras-Ali'.$A615]&lt;&gt;&quot;&quot;;VALUE(MID([$'Compras-Ali'.$A615];[$Tablas.$E$38];[$Tablas.$G$38]))/100;0)*IF(OR(VALUE([.A615])=3;VALUE([.A615])=8;VALUE([.A615])=13);-1;1)" office:value-type="float" office:value="64946.73" calcext:value-type="float">
            <text:p>64.946,73</text:p>
          </table:table-cell>
          <table:table-cell table:number-columns-repeated="1016"/>
        </table:table-row>
        <table:table-row table:style-name="ro1">
          <table:table-cell table:style-name="ce25" table:formula="of:=MID([$'Compras-Ali'.$A616];[$Tablas.$E$31];[$Tablas.$G$31])" office:value-type="string" office:string-value="001" calcext:value-type="string">
            <text:p>001</text:p>
          </table:table-cell>
          <table:table-cell table:style-name="ce25" table:formula="of:=MID([$'Compras-Ali'.$A616];[$Tablas.$E$32];[$Tablas.$G$32])" office:value-type="string" office:string-value="02020" calcext:value-type="string">
            <text:p>02020</text:p>
          </table:table-cell>
          <table:table-cell table:style-name="ce25" table:formula="of:=MID([$'Compras-Ali'.$A616];[$Tablas.$E$33];[$Tablas.$G$33])" office:value-type="string" office:string-value="00000000000000410240" calcext:value-type="string">
            <text:p>00000000000000410240</text:p>
          </table:table-cell>
          <table:table-cell table:style-name="ce25" table:formula="of:=MID([$'Compras-Ali'.$A616];[$Tablas.$E$34];[$Tablas.$G$34])" office:value-type="string" office:string-value="80" calcext:value-type="string">
            <text:p>80</text:p>
          </table:table-cell>
          <table:table-cell table:style-name="ce25" table:formula="of:=MID([$'Compras-Ali'.$A616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616]&lt;&gt;&quot;&quot;;VALUE(MID([$'Compras-Ali'.$A616];[$Tablas.$E$36];[$Tablas.$G$36]))/100;0)*IF(OR(VALUE([.A616])=3;VALUE([.A616])=8;VALUE([.A616])=13);-1;1)" office:value-type="float" office:value="517565.29" calcext:value-type="float">
            <text:p>517.565,29</text:p>
          </table:table-cell>
          <table:table-cell table:style-name="ce25" table:formula="of:=MID([$'Compras-Ali'.$A616];[$Tablas.$E$37];[$Tablas.$G$37])" office:value-type="string" office:string-value="0005" calcext:value-type="string">
            <text:p>0005</text:p>
          </table:table-cell>
          <table:table-cell table:style-name="ce28" table:formula="of:=IF([$'Compras-Ali'.$A616]&lt;&gt;&quot;&quot;;VALUE(MID([$'Compras-Ali'.$A616];[$Tablas.$E$38];[$Tablas.$G$38]))/100;0)*IF(OR(VALUE([.A616])=3;VALUE([.A616])=8;VALUE([.A616])=13);-1;1)" office:value-type="float" office:value="108688.71" calcext:value-type="float">
            <text:p>108.688,71</text:p>
          </table:table-cell>
          <table:table-cell table:number-columns-repeated="1016"/>
        </table:table-row>
        <table:table-row table:style-name="ro1">
          <table:table-cell table:style-name="ce25" table:formula="of:=MID([$'Compras-Ali'.$A617];[$Tablas.$E$31];[$Tablas.$G$31])" office:value-type="string" office:string-value="001" calcext:value-type="string">
            <text:p>001</text:p>
          </table:table-cell>
          <table:table-cell table:style-name="ce25" table:formula="of:=MID([$'Compras-Ali'.$A617];[$Tablas.$E$32];[$Tablas.$G$32])" office:value-type="string" office:string-value="02018" calcext:value-type="string">
            <text:p>02018</text:p>
          </table:table-cell>
          <table:table-cell table:style-name="ce25" table:formula="of:=MID([$'Compras-Ali'.$A617];[$Tablas.$E$33];[$Tablas.$G$33])" office:value-type="string" office:string-value="00000000000000141399" calcext:value-type="string">
            <text:p>00000000000000141399</text:p>
          </table:table-cell>
          <table:table-cell table:style-name="ce25" table:formula="of:=MID([$'Compras-Ali'.$A617];[$Tablas.$E$34];[$Tablas.$G$34])" office:value-type="string" office:string-value="80" calcext:value-type="string">
            <text:p>80</text:p>
          </table:table-cell>
          <table:table-cell table:style-name="ce25" table:formula="of:=MID([$'Compras-Ali'.$A617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617]&lt;&gt;&quot;&quot;;VALUE(MID([$'Compras-Ali'.$A617];[$Tablas.$E$36];[$Tablas.$G$36]))/100;0)*IF(OR(VALUE([.A617])=3;VALUE([.A617])=8;VALUE([.A617])=13);-1;1)" office:value-type="float" office:value="49586.76" calcext:value-type="float">
            <text:p>49.586,76</text:p>
          </table:table-cell>
          <table:table-cell table:style-name="ce25" table:formula="of:=MID([$'Compras-Ali'.$A617];[$Tablas.$E$37];[$Tablas.$G$37])" office:value-type="string" office:string-value="0005" calcext:value-type="string">
            <text:p>0005</text:p>
          </table:table-cell>
          <table:table-cell table:style-name="ce28" table:formula="of:=IF([$'Compras-Ali'.$A617]&lt;&gt;&quot;&quot;;VALUE(MID([$'Compras-Ali'.$A617];[$Tablas.$E$38];[$Tablas.$G$38]))/100;0)*IF(OR(VALUE([.A617])=3;VALUE([.A617])=8;VALUE([.A617])=13);-1;1)" office:value-type="float" office:value="10413.22" calcext:value-type="float">
            <text:p>10.413,22</text:p>
          </table:table-cell>
          <table:table-cell table:number-columns-repeated="1016"/>
        </table:table-row>
        <table:table-row table:style-name="ro1">
          <table:table-cell table:style-name="ce25" table:formula="of:=MID([$'Compras-Ali'.$A618];[$Tablas.$E$31];[$Tablas.$G$31])" office:value-type="string" office:string-value="001" calcext:value-type="string">
            <text:p>001</text:p>
          </table:table-cell>
          <table:table-cell table:style-name="ce25" table:formula="of:=MID([$'Compras-Ali'.$A618];[$Tablas.$E$32];[$Tablas.$G$32])" office:value-type="string" office:string-value="00045" calcext:value-type="string">
            <text:p>00045</text:p>
          </table:table-cell>
          <table:table-cell table:style-name="ce25" table:formula="of:=MID([$'Compras-Ali'.$A618];[$Tablas.$E$33];[$Tablas.$G$33])" office:value-type="string" office:string-value="00000000000000016092" calcext:value-type="string">
            <text:p>00000000000000016092</text:p>
          </table:table-cell>
          <table:table-cell table:style-name="ce25" table:formula="of:=MID([$'Compras-Ali'.$A618];[$Tablas.$E$34];[$Tablas.$G$34])" office:value-type="string" office:string-value="80" calcext:value-type="string">
            <text:p>80</text:p>
          </table:table-cell>
          <table:table-cell table:style-name="ce25" table:formula="of:=MID([$'Compras-Ali'.$A618];[$Tablas.$E$35];[$Tablas.$G$35])" office:value-type="string" office:string-value="00000000030707211942" calcext:value-type="string">
            <text:p>00000000030707211942</text:p>
          </table:table-cell>
          <table:table-cell table:style-name="ce28" table:formula="of:=IF([$'Compras-Ali'.$A618]&lt;&gt;&quot;&quot;;VALUE(MID([$'Compras-Ali'.$A618];[$Tablas.$E$36];[$Tablas.$G$36]))/100;0)*IF(OR(VALUE([.A618])=3;VALUE([.A618])=8;VALUE([.A618])=13);-1;1)" office:value-type="float" office:value="44854.38" calcext:value-type="float">
            <text:p>44.854,38</text:p>
          </table:table-cell>
          <table:table-cell table:style-name="ce25" table:formula="of:=MID([$'Compras-Ali'.$A618];[$Tablas.$E$37];[$Tablas.$G$37])" office:value-type="string" office:string-value="0005" calcext:value-type="string">
            <text:p>0005</text:p>
          </table:table-cell>
          <table:table-cell table:style-name="ce28" table:formula="of:=IF([$'Compras-Ali'.$A618]&lt;&gt;&quot;&quot;;VALUE(MID([$'Compras-Ali'.$A618];[$Tablas.$E$38];[$Tablas.$G$38]))/100;0)*IF(OR(VALUE([.A618])=3;VALUE([.A618])=8;VALUE([.A618])=13);-1;1)" office:value-type="float" office:value="9419.42" calcext:value-type="float">
            <text:p>9.419,42</text:p>
          </table:table-cell>
          <table:table-cell table:number-columns-repeated="1016"/>
        </table:table-row>
        <table:table-row table:style-name="ro1">
          <table:table-cell table:style-name="ce25" table:formula="of:=MID([$'Compras-Ali'.$A619];[$Tablas.$E$31];[$Tablas.$G$31])" office:value-type="string" office:string-value="001" calcext:value-type="string">
            <text:p>001</text:p>
          </table:table-cell>
          <table:table-cell table:style-name="ce25" table:formula="of:=MID([$'Compras-Ali'.$A619];[$Tablas.$E$32];[$Tablas.$G$32])" office:value-type="string" office:string-value="00022" calcext:value-type="string">
            <text:p>00022</text:p>
          </table:table-cell>
          <table:table-cell table:style-name="ce25" table:formula="of:=MID([$'Compras-Ali'.$A619];[$Tablas.$E$33];[$Tablas.$G$33])" office:value-type="string" office:string-value="00000000000000006459" calcext:value-type="string">
            <text:p>00000000000000006459</text:p>
          </table:table-cell>
          <table:table-cell table:style-name="ce25" table:formula="of:=MID([$'Compras-Ali'.$A619];[$Tablas.$E$34];[$Tablas.$G$34])" office:value-type="string" office:string-value="80" calcext:value-type="string">
            <text:p>80</text:p>
          </table:table-cell>
          <table:table-cell table:style-name="ce25" table:formula="of:=MID([$'Compras-Ali'.$A619];[$Tablas.$E$35];[$Tablas.$G$35])" office:value-type="string" office:string-value="00000000033500057039" calcext:value-type="string">
            <text:p>00000000033500057039</text:p>
          </table:table-cell>
          <table:table-cell table:style-name="ce28" table:formula="of:=IF([$'Compras-Ali'.$A619]&lt;&gt;&quot;&quot;;VALUE(MID([$'Compras-Ali'.$A619];[$Tablas.$E$36];[$Tablas.$G$36]))/100;0)*IF(OR(VALUE([.A619])=3;VALUE([.A619])=8;VALUE([.A619])=13);-1;1)" office:value-type="float" office:value="15207.52" calcext:value-type="float">
            <text:p>15.207,52</text:p>
          </table:table-cell>
          <table:table-cell table:style-name="ce25" table:formula="of:=MID([$'Compras-Ali'.$A619];[$Tablas.$E$37];[$Tablas.$G$37])" office:value-type="string" office:string-value="0005" calcext:value-type="string">
            <text:p>0005</text:p>
          </table:table-cell>
          <table:table-cell table:style-name="ce28" table:formula="of:=IF([$'Compras-Ali'.$A619]&lt;&gt;&quot;&quot;;VALUE(MID([$'Compras-Ali'.$A619];[$Tablas.$E$38];[$Tablas.$G$38]))/100;0)*IF(OR(VALUE([.A619])=3;VALUE([.A619])=8;VALUE([.A619])=13);-1;1)" office:value-type="float" office:value="3193.58" calcext:value-type="float">
            <text:p>3.193,58</text:p>
          </table:table-cell>
          <table:table-cell table:number-columns-repeated="1016"/>
        </table:table-row>
        <table:table-row table:style-name="ro1">
          <table:table-cell table:style-name="ce25" table:formula="of:=MID([$'Compras-Ali'.$A620];[$Tablas.$E$31];[$Tablas.$G$31])" office:value-type="string" office:string-value="001" calcext:value-type="string">
            <text:p>001</text:p>
          </table:table-cell>
          <table:table-cell table:style-name="ce25" table:formula="of:=MID([$'Compras-Ali'.$A620];[$Tablas.$E$32];[$Tablas.$G$32])" office:value-type="string" office:string-value="00001" calcext:value-type="string">
            <text:p>00001</text:p>
          </table:table-cell>
          <table:table-cell table:style-name="ce25" table:formula="of:=MID([$'Compras-Ali'.$A620];[$Tablas.$E$33];[$Tablas.$G$33])" office:value-type="string" office:string-value="00000000000000305391" calcext:value-type="string">
            <text:p>00000000000000305391</text:p>
          </table:table-cell>
          <table:table-cell table:style-name="ce25" table:formula="of:=MID([$'Compras-Ali'.$A620];[$Tablas.$E$34];[$Tablas.$G$34])" office:value-type="string" office:string-value="80" calcext:value-type="string">
            <text:p>80</text:p>
          </table:table-cell>
          <table:table-cell table:style-name="ce25" table:formula="of:=MID([$'Compras-Ali'.$A620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20]&lt;&gt;&quot;&quot;;VALUE(MID([$'Compras-Ali'.$A620];[$Tablas.$E$36];[$Tablas.$G$36]))/100;0)*IF(OR(VALUE([.A620])=3;VALUE([.A620])=8;VALUE([.A620])=13);-1;1)" office:value-type="float" office:value="1942.14" calcext:value-type="float">
            <text:p>1.942,14</text:p>
          </table:table-cell>
          <table:table-cell table:style-name="ce25" table:formula="of:=MID([$'Compras-Ali'.$A620];[$Tablas.$E$37];[$Tablas.$G$37])" office:value-type="string" office:string-value="0005" calcext:value-type="string">
            <text:p>0005</text:p>
          </table:table-cell>
          <table:table-cell table:style-name="ce28" table:formula="of:=IF([$'Compras-Ali'.$A620]&lt;&gt;&quot;&quot;;VALUE(MID([$'Compras-Ali'.$A620];[$Tablas.$E$38];[$Tablas.$G$38]))/100;0)*IF(OR(VALUE([.A620])=3;VALUE([.A620])=8;VALUE([.A620])=13);-1;1)" office:value-type="float" office:value="407.85" calcext:value-type="float">
            <text:p>407,85</text:p>
          </table:table-cell>
          <table:table-cell table:number-columns-repeated="1016"/>
        </table:table-row>
        <table:table-row table:style-name="ro1">
          <table:table-cell table:style-name="ce25" table:formula="of:=MID([$'Compras-Ali'.$A621];[$Tablas.$E$31];[$Tablas.$G$31])" office:value-type="string" office:string-value="001" calcext:value-type="string">
            <text:p>001</text:p>
          </table:table-cell>
          <table:table-cell table:style-name="ce25" table:formula="of:=MID([$'Compras-Ali'.$A621];[$Tablas.$E$32];[$Tablas.$G$32])" office:value-type="string" office:string-value="00001" calcext:value-type="string">
            <text:p>00001</text:p>
          </table:table-cell>
          <table:table-cell table:style-name="ce25" table:formula="of:=MID([$'Compras-Ali'.$A621];[$Tablas.$E$33];[$Tablas.$G$33])" office:value-type="string" office:string-value="00000000000000305016" calcext:value-type="string">
            <text:p>00000000000000305016</text:p>
          </table:table-cell>
          <table:table-cell table:style-name="ce25" table:formula="of:=MID([$'Compras-Ali'.$A621];[$Tablas.$E$34];[$Tablas.$G$34])" office:value-type="string" office:string-value="80" calcext:value-type="string">
            <text:p>80</text:p>
          </table:table-cell>
          <table:table-cell table:style-name="ce25" table:formula="of:=MID([$'Compras-Ali'.$A621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21]&lt;&gt;&quot;&quot;;VALUE(MID([$'Compras-Ali'.$A621];[$Tablas.$E$36];[$Tablas.$G$36]))/100;0)*IF(OR(VALUE([.A621])=3;VALUE([.A621])=8;VALUE([.A621])=13);-1;1)" office:value-type="float" office:value="3470.29" calcext:value-type="float">
            <text:p>3.470,29</text:p>
          </table:table-cell>
          <table:table-cell table:style-name="ce25" table:formula="of:=MID([$'Compras-Ali'.$A621];[$Tablas.$E$37];[$Tablas.$G$37])" office:value-type="string" office:string-value="0005" calcext:value-type="string">
            <text:p>0005</text:p>
          </table:table-cell>
          <table:table-cell table:style-name="ce28" table:formula="of:=IF([$'Compras-Ali'.$A621]&lt;&gt;&quot;&quot;;VALUE(MID([$'Compras-Ali'.$A621];[$Tablas.$E$38];[$Tablas.$G$38]))/100;0)*IF(OR(VALUE([.A621])=3;VALUE([.A621])=8;VALUE([.A621])=13);-1;1)" office:value-type="float" office:value="728.76" calcext:value-type="float">
            <text:p>728,76</text:p>
          </table:table-cell>
          <table:table-cell table:number-columns-repeated="1016"/>
        </table:table-row>
        <table:table-row table:style-name="ro1">
          <table:table-cell table:style-name="ce25" table:formula="of:=MID([$'Compras-Ali'.$A622];[$Tablas.$E$31];[$Tablas.$G$31])" office:value-type="string" office:string-value="001" calcext:value-type="string">
            <text:p>001</text:p>
          </table:table-cell>
          <table:table-cell table:style-name="ce25" table:formula="of:=MID([$'Compras-Ali'.$A622];[$Tablas.$E$32];[$Tablas.$G$32])" office:value-type="string" office:string-value="00001" calcext:value-type="string">
            <text:p>00001</text:p>
          </table:table-cell>
          <table:table-cell table:style-name="ce25" table:formula="of:=MID([$'Compras-Ali'.$A622];[$Tablas.$E$33];[$Tablas.$G$33])" office:value-type="string" office:string-value="00000000000000085252" calcext:value-type="string">
            <text:p>00000000000000085252</text:p>
          </table:table-cell>
          <table:table-cell table:style-name="ce25" table:formula="of:=MID([$'Compras-Ali'.$A622];[$Tablas.$E$34];[$Tablas.$G$34])" office:value-type="string" office:string-value="80" calcext:value-type="string">
            <text:p>80</text:p>
          </table:table-cell>
          <table:table-cell table:style-name="ce25" table:formula="of:=MID([$'Compras-Ali'.$A622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22]&lt;&gt;&quot;&quot;;VALUE(MID([$'Compras-Ali'.$A622];[$Tablas.$E$36];[$Tablas.$G$36]))/100;0)*IF(OR(VALUE([.A622])=3;VALUE([.A622])=8;VALUE([.A622])=13);-1;1)" office:value-type="float" office:value="19.52" calcext:value-type="float">
            <text:p>19,52</text:p>
          </table:table-cell>
          <table:table-cell table:style-name="ce25" table:formula="of:=MID([$'Compras-Ali'.$A622];[$Tablas.$E$37];[$Tablas.$G$37])" office:value-type="string" office:string-value="0005" calcext:value-type="string">
            <text:p>0005</text:p>
          </table:table-cell>
          <table:table-cell table:style-name="ce28" table:formula="of:=IF([$'Compras-Ali'.$A622]&lt;&gt;&quot;&quot;;VALUE(MID([$'Compras-Ali'.$A622];[$Tablas.$E$38];[$Tablas.$G$38]))/100;0)*IF(OR(VALUE([.A622])=3;VALUE([.A622])=8;VALUE([.A622])=13);-1;1)" office:value-type="float" office:value="4.1" calcext:value-type="float">
            <text:p>4,10</text:p>
          </table:table-cell>
          <table:table-cell table:number-columns-repeated="1016"/>
        </table:table-row>
        <table:table-row table:style-name="ro1">
          <table:table-cell table:style-name="ce25" table:formula="of:=MID([$'Compras-Ali'.$A623];[$Tablas.$E$31];[$Tablas.$G$31])" office:value-type="string" office:string-value="001" calcext:value-type="string">
            <text:p>001</text:p>
          </table:table-cell>
          <table:table-cell table:style-name="ce25" table:formula="of:=MID([$'Compras-Ali'.$A623];[$Tablas.$E$32];[$Tablas.$G$32])" office:value-type="string" office:string-value="00001" calcext:value-type="string">
            <text:p>00001</text:p>
          </table:table-cell>
          <table:table-cell table:style-name="ce25" table:formula="of:=MID([$'Compras-Ali'.$A623];[$Tablas.$E$33];[$Tablas.$G$33])" office:value-type="string" office:string-value="00000000000000085681" calcext:value-type="string">
            <text:p>00000000000000085681</text:p>
          </table:table-cell>
          <table:table-cell table:style-name="ce25" table:formula="of:=MID([$'Compras-Ali'.$A623];[$Tablas.$E$34];[$Tablas.$G$34])" office:value-type="string" office:string-value="80" calcext:value-type="string">
            <text:p>80</text:p>
          </table:table-cell>
          <table:table-cell table:style-name="ce25" table:formula="of:=MID([$'Compras-Ali'.$A62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23]&lt;&gt;&quot;&quot;;VALUE(MID([$'Compras-Ali'.$A623];[$Tablas.$E$36];[$Tablas.$G$36]))/100;0)*IF(OR(VALUE([.A623])=3;VALUE([.A623])=8;VALUE([.A623])=13);-1;1)" office:value-type="float" office:value="120.9" calcext:value-type="float">
            <text:p>120,90</text:p>
          </table:table-cell>
          <table:table-cell table:style-name="ce25" table:formula="of:=MID([$'Compras-Ali'.$A623];[$Tablas.$E$37];[$Tablas.$G$37])" office:value-type="string" office:string-value="0005" calcext:value-type="string">
            <text:p>0005</text:p>
          </table:table-cell>
          <table:table-cell table:style-name="ce28" table:formula="of:=IF([$'Compras-Ali'.$A623]&lt;&gt;&quot;&quot;;VALUE(MID([$'Compras-Ali'.$A623];[$Tablas.$E$38];[$Tablas.$G$38]))/100;0)*IF(OR(VALUE([.A623])=3;VALUE([.A623])=8;VALUE([.A623])=13);-1;1)" office:value-type="float" office:value="25.39" calcext:value-type="float">
            <text:p>25,39</text:p>
          </table:table-cell>
          <table:table-cell table:number-columns-repeated="1016"/>
        </table:table-row>
        <table:table-row table:style-name="ro1">
          <table:table-cell table:style-name="ce25" table:formula="of:=MID([$'Compras-Ali'.$A624];[$Tablas.$E$31];[$Tablas.$G$31])" office:value-type="string" office:string-value="001" calcext:value-type="string">
            <text:p>001</text:p>
          </table:table-cell>
          <table:table-cell table:style-name="ce25" table:formula="of:=MID([$'Compras-Ali'.$A624];[$Tablas.$E$32];[$Tablas.$G$32])" office:value-type="string" office:string-value="00001" calcext:value-type="string">
            <text:p>00001</text:p>
          </table:table-cell>
          <table:table-cell table:style-name="ce25" table:formula="of:=MID([$'Compras-Ali'.$A624];[$Tablas.$E$33];[$Tablas.$G$33])" office:value-type="string" office:string-value="00000000000000306057" calcext:value-type="string">
            <text:p>00000000000000306057</text:p>
          </table:table-cell>
          <table:table-cell table:style-name="ce25" table:formula="of:=MID([$'Compras-Ali'.$A624];[$Tablas.$E$34];[$Tablas.$G$34])" office:value-type="string" office:string-value="80" calcext:value-type="string">
            <text:p>80</text:p>
          </table:table-cell>
          <table:table-cell table:style-name="ce25" table:formula="of:=MID([$'Compras-Ali'.$A62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24]&lt;&gt;&quot;&quot;;VALUE(MID([$'Compras-Ali'.$A624];[$Tablas.$E$36];[$Tablas.$G$36]))/100;0)*IF(OR(VALUE([.A624])=3;VALUE([.A624])=8;VALUE([.A624])=13);-1;1)" office:value-type="float" office:value="125.76" calcext:value-type="float">
            <text:p>125,76</text:p>
          </table:table-cell>
          <table:table-cell table:style-name="ce25" table:formula="of:=MID([$'Compras-Ali'.$A624];[$Tablas.$E$37];[$Tablas.$G$37])" office:value-type="string" office:string-value="0005" calcext:value-type="string">
            <text:p>0005</text:p>
          </table:table-cell>
          <table:table-cell table:style-name="ce28" table:formula="of:=IF([$'Compras-Ali'.$A624]&lt;&gt;&quot;&quot;;VALUE(MID([$'Compras-Ali'.$A624];[$Tablas.$E$38];[$Tablas.$G$38]))/100;0)*IF(OR(VALUE([.A624])=3;VALUE([.A624])=8;VALUE([.A624])=13);-1;1)" office:value-type="float" office:value="26.41" calcext:value-type="float">
            <text:p>26,41</text:p>
          </table:table-cell>
          <table:table-cell table:number-columns-repeated="1016"/>
        </table:table-row>
        <table:table-row table:style-name="ro1">
          <table:table-cell table:style-name="ce25" table:formula="of:=MID([$'Compras-Ali'.$A625];[$Tablas.$E$31];[$Tablas.$G$31])" office:value-type="string" office:string-value="001" calcext:value-type="string">
            <text:p>001</text:p>
          </table:table-cell>
          <table:table-cell table:style-name="ce25" table:formula="of:=MID([$'Compras-Ali'.$A625];[$Tablas.$E$32];[$Tablas.$G$32])" office:value-type="string" office:string-value="00001" calcext:value-type="string">
            <text:p>00001</text:p>
          </table:table-cell>
          <table:table-cell table:style-name="ce25" table:formula="of:=MID([$'Compras-Ali'.$A625];[$Tablas.$E$33];[$Tablas.$G$33])" office:value-type="string" office:string-value="00000000000000305687" calcext:value-type="string">
            <text:p>00000000000000305687</text:p>
          </table:table-cell>
          <table:table-cell table:style-name="ce25" table:formula="of:=MID([$'Compras-Ali'.$A625];[$Tablas.$E$34];[$Tablas.$G$34])" office:value-type="string" office:string-value="80" calcext:value-type="string">
            <text:p>80</text:p>
          </table:table-cell>
          <table:table-cell table:style-name="ce25" table:formula="of:=MID([$'Compras-Ali'.$A62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25]&lt;&gt;&quot;&quot;;VALUE(MID([$'Compras-Ali'.$A625];[$Tablas.$E$36];[$Tablas.$G$36]))/100;0)*IF(OR(VALUE([.A625])=3;VALUE([.A625])=8;VALUE([.A625])=13);-1;1)" office:value-type="float" office:value="746.86" calcext:value-type="float">
            <text:p>746,86</text:p>
          </table:table-cell>
          <table:table-cell table:style-name="ce25" table:formula="of:=MID([$'Compras-Ali'.$A625];[$Tablas.$E$37];[$Tablas.$G$37])" office:value-type="string" office:string-value="0005" calcext:value-type="string">
            <text:p>0005</text:p>
          </table:table-cell>
          <table:table-cell table:style-name="ce28" table:formula="of:=IF([$'Compras-Ali'.$A625]&lt;&gt;&quot;&quot;;VALUE(MID([$'Compras-Ali'.$A625];[$Tablas.$E$38];[$Tablas.$G$38]))/100;0)*IF(OR(VALUE([.A625])=3;VALUE([.A625])=8;VALUE([.A625])=13);-1;1)" office:value-type="float" office:value="156.84" calcext:value-type="float">
            <text:p>156,84</text:p>
          </table:table-cell>
          <table:table-cell table:number-columns-repeated="1016"/>
        </table:table-row>
        <table:table-row table:style-name="ro1">
          <table:table-cell table:style-name="ce25" table:formula="of:=MID([$'Compras-Ali'.$A626];[$Tablas.$E$31];[$Tablas.$G$31])" office:value-type="string" office:string-value="001" calcext:value-type="string">
            <text:p>001</text:p>
          </table:table-cell>
          <table:table-cell table:style-name="ce25" table:formula="of:=MID([$'Compras-Ali'.$A626];[$Tablas.$E$32];[$Tablas.$G$32])" office:value-type="string" office:string-value="00001" calcext:value-type="string">
            <text:p>00001</text:p>
          </table:table-cell>
          <table:table-cell table:style-name="ce25" table:formula="of:=MID([$'Compras-Ali'.$A626];[$Tablas.$E$33];[$Tablas.$G$33])" office:value-type="string" office:string-value="00000000000000305955" calcext:value-type="string">
            <text:p>00000000000000305955</text:p>
          </table:table-cell>
          <table:table-cell table:style-name="ce25" table:formula="of:=MID([$'Compras-Ali'.$A626];[$Tablas.$E$34];[$Tablas.$G$34])" office:value-type="string" office:string-value="80" calcext:value-type="string">
            <text:p>80</text:p>
          </table:table-cell>
          <table:table-cell table:style-name="ce25" table:formula="of:=MID([$'Compras-Ali'.$A62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26]&lt;&gt;&quot;&quot;;VALUE(MID([$'Compras-Ali'.$A626];[$Tablas.$E$36];[$Tablas.$G$36]))/100;0)*IF(OR(VALUE([.A626])=3;VALUE([.A626])=8;VALUE([.A626])=13);-1;1)" office:value-type="float" office:value="166.76" calcext:value-type="float">
            <text:p>166,76</text:p>
          </table:table-cell>
          <table:table-cell table:style-name="ce25" table:formula="of:=MID([$'Compras-Ali'.$A626];[$Tablas.$E$37];[$Tablas.$G$37])" office:value-type="string" office:string-value="0005" calcext:value-type="string">
            <text:p>0005</text:p>
          </table:table-cell>
          <table:table-cell table:style-name="ce28" table:formula="of:=IF([$'Compras-Ali'.$A626]&lt;&gt;&quot;&quot;;VALUE(MID([$'Compras-Ali'.$A626];[$Tablas.$E$38];[$Tablas.$G$38]))/100;0)*IF(OR(VALUE([.A626])=3;VALUE([.A626])=8;VALUE([.A626])=13);-1;1)" office:value-type="float" office:value="35.02" calcext:value-type="float">
            <text:p>35,02</text:p>
          </table:table-cell>
          <table:table-cell table:number-columns-repeated="1016"/>
        </table:table-row>
        <table:table-row table:style-name="ro1">
          <table:table-cell table:style-name="ce25" table:formula="of:=MID([$'Compras-Ali'.$A627];[$Tablas.$E$31];[$Tablas.$G$31])" office:value-type="string" office:string-value="001" calcext:value-type="string">
            <text:p>001</text:p>
          </table:table-cell>
          <table:table-cell table:style-name="ce25" table:formula="of:=MID([$'Compras-Ali'.$A627];[$Tablas.$E$32];[$Tablas.$G$32])" office:value-type="string" office:string-value="00007" calcext:value-type="string">
            <text:p>00007</text:p>
          </table:table-cell>
          <table:table-cell table:style-name="ce25" table:formula="of:=MID([$'Compras-Ali'.$A627];[$Tablas.$E$33];[$Tablas.$G$33])" office:value-type="string" office:string-value="00000000000000000973" calcext:value-type="string">
            <text:p>00000000000000000973</text:p>
          </table:table-cell>
          <table:table-cell table:style-name="ce25" table:formula="of:=MID([$'Compras-Ali'.$A627];[$Tablas.$E$34];[$Tablas.$G$34])" office:value-type="string" office:string-value="80" calcext:value-type="string">
            <text:p>80</text:p>
          </table:table-cell>
          <table:table-cell table:style-name="ce25" table:formula="of:=MID([$'Compras-Ali'.$A627];[$Tablas.$E$35];[$Tablas.$G$35])" office:value-type="string" office:string-value="00000000030504549328" calcext:value-type="string">
            <text:p>00000000030504549328</text:p>
          </table:table-cell>
          <table:table-cell table:style-name="ce28" table:formula="of:=IF([$'Compras-Ali'.$A627]&lt;&gt;&quot;&quot;;VALUE(MID([$'Compras-Ali'.$A627];[$Tablas.$E$36];[$Tablas.$G$36]))/100;0)*IF(OR(VALUE([.A627])=3;VALUE([.A627])=8;VALUE([.A627])=13);-1;1)" office:value-type="float" office:value="1272744.48" calcext:value-type="float">
            <text:p>1.272.744,48</text:p>
          </table:table-cell>
          <table:table-cell table:style-name="ce25" table:formula="of:=MID([$'Compras-Ali'.$A627];[$Tablas.$E$37];[$Tablas.$G$37])" office:value-type="string" office:string-value="0005" calcext:value-type="string">
            <text:p>0005</text:p>
          </table:table-cell>
          <table:table-cell table:style-name="ce28" table:formula="of:=IF([$'Compras-Ali'.$A627]&lt;&gt;&quot;&quot;;VALUE(MID([$'Compras-Ali'.$A627];[$Tablas.$E$38];[$Tablas.$G$38]))/100;0)*IF(OR(VALUE([.A627])=3;VALUE([.A627])=8;VALUE([.A627])=13);-1;1)" office:value-type="float" office:value="267276.34" calcext:value-type="float">
            <text:p>267.276,34</text:p>
          </table:table-cell>
          <table:table-cell table:number-columns-repeated="1016"/>
        </table:table-row>
        <table:table-row table:style-name="ro1">
          <table:table-cell table:style-name="ce25" table:formula="of:=MID([$'Compras-Ali'.$A628];[$Tablas.$E$31];[$Tablas.$G$31])" office:value-type="string" office:string-value="001" calcext:value-type="string">
            <text:p>001</text:p>
          </table:table-cell>
          <table:table-cell table:style-name="ce25" table:formula="of:=MID([$'Compras-Ali'.$A628];[$Tablas.$E$32];[$Tablas.$G$32])" office:value-type="string" office:string-value="00020" calcext:value-type="string">
            <text:p>00020</text:p>
          </table:table-cell>
          <table:table-cell table:style-name="ce25" table:formula="of:=MID([$'Compras-Ali'.$A628];[$Tablas.$E$33];[$Tablas.$G$33])" office:value-type="string" office:string-value="00000000000000990544" calcext:value-type="string">
            <text:p>00000000000000990544</text:p>
          </table:table-cell>
          <table:table-cell table:style-name="ce25" table:formula="of:=MID([$'Compras-Ali'.$A628];[$Tablas.$E$34];[$Tablas.$G$34])" office:value-type="string" office:string-value="80" calcext:value-type="string">
            <text:p>80</text:p>
          </table:table-cell>
          <table:table-cell table:style-name="ce25" table:formula="of:=MID([$'Compras-Ali'.$A628];[$Tablas.$E$35];[$Tablas.$G$35])" office:value-type="string" office:string-value="00000000033500057039" calcext:value-type="string">
            <text:p>00000000033500057039</text:p>
          </table:table-cell>
          <table:table-cell table:style-name="ce28" table:formula="of:=IF([$'Compras-Ali'.$A628]&lt;&gt;&quot;&quot;;VALUE(MID([$'Compras-Ali'.$A628];[$Tablas.$E$36];[$Tablas.$G$36]))/100;0)*IF(OR(VALUE([.A628])=3;VALUE([.A628])=8;VALUE([.A628])=13);-1;1)" office:value-type="float" office:value="1006" calcext:value-type="float">
            <text:p>1.006,00</text:p>
          </table:table-cell>
          <table:table-cell table:style-name="ce25" table:formula="of:=MID([$'Compras-Ali'.$A628];[$Tablas.$E$37];[$Tablas.$G$37])" office:value-type="string" office:string-value="0005" calcext:value-type="string">
            <text:p>0005</text:p>
          </table:table-cell>
          <table:table-cell table:style-name="ce28" table:formula="of:=IF([$'Compras-Ali'.$A628]&lt;&gt;&quot;&quot;;VALUE(MID([$'Compras-Ali'.$A628];[$Tablas.$E$38];[$Tablas.$G$38]))/100;0)*IF(OR(VALUE([.A628])=3;VALUE([.A628])=8;VALUE([.A628])=13);-1;1)" office:value-type="float" office:value="211.26" calcext:value-type="float">
            <text:p>211,26</text:p>
          </table:table-cell>
          <table:table-cell table:number-columns-repeated="1016"/>
        </table:table-row>
        <table:table-row table:style-name="ro1">
          <table:table-cell table:style-name="ce25" table:formula="of:=MID([$'Compras-Ali'.$A629];[$Tablas.$E$31];[$Tablas.$G$31])" office:value-type="string" office:string-value="001" calcext:value-type="string">
            <text:p>001</text:p>
          </table:table-cell>
          <table:table-cell table:style-name="ce25" table:formula="of:=MID([$'Compras-Ali'.$A629];[$Tablas.$E$32];[$Tablas.$G$32])" office:value-type="string" office:string-value="00001" calcext:value-type="string">
            <text:p>00001</text:p>
          </table:table-cell>
          <table:table-cell table:style-name="ce25" table:formula="of:=MID([$'Compras-Ali'.$A629];[$Tablas.$E$33];[$Tablas.$G$33])" office:value-type="string" office:string-value="00000000000000305912" calcext:value-type="string">
            <text:p>00000000000000305912</text:p>
          </table:table-cell>
          <table:table-cell table:style-name="ce25" table:formula="of:=MID([$'Compras-Ali'.$A629];[$Tablas.$E$34];[$Tablas.$G$34])" office:value-type="string" office:string-value="80" calcext:value-type="string">
            <text:p>80</text:p>
          </table:table-cell>
          <table:table-cell table:style-name="ce25" table:formula="of:=MID([$'Compras-Ali'.$A62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29]&lt;&gt;&quot;&quot;;VALUE(MID([$'Compras-Ali'.$A629];[$Tablas.$E$36];[$Tablas.$G$36]))/100;0)*IF(OR(VALUE([.A629])=3;VALUE([.A629])=8;VALUE([.A629])=13);-1;1)" office:value-type="float" office:value="1814.86" calcext:value-type="float">
            <text:p>1.814,86</text:p>
          </table:table-cell>
          <table:table-cell table:style-name="ce25" table:formula="of:=MID([$'Compras-Ali'.$A629];[$Tablas.$E$37];[$Tablas.$G$37])" office:value-type="string" office:string-value="0005" calcext:value-type="string">
            <text:p>0005</text:p>
          </table:table-cell>
          <table:table-cell table:style-name="ce28" table:formula="of:=IF([$'Compras-Ali'.$A629]&lt;&gt;&quot;&quot;;VALUE(MID([$'Compras-Ali'.$A629];[$Tablas.$E$38];[$Tablas.$G$38]))/100;0)*IF(OR(VALUE([.A629])=3;VALUE([.A629])=8;VALUE([.A629])=13);-1;1)" office:value-type="float" office:value="381.12" calcext:value-type="float">
            <text:p>381,12</text:p>
          </table:table-cell>
          <table:table-cell table:number-columns-repeated="1016"/>
        </table:table-row>
        <table:table-row table:style-name="ro1">
          <table:table-cell table:style-name="ce25" table:formula="of:=MID([$'Compras-Ali'.$A630];[$Tablas.$E$31];[$Tablas.$G$31])" office:value-type="string" office:string-value="001" calcext:value-type="string">
            <text:p>001</text:p>
          </table:table-cell>
          <table:table-cell table:style-name="ce25" table:formula="of:=MID([$'Compras-Ali'.$A630];[$Tablas.$E$32];[$Tablas.$G$32])" office:value-type="string" office:string-value="00001" calcext:value-type="string">
            <text:p>00001</text:p>
          </table:table-cell>
          <table:table-cell table:style-name="ce25" table:formula="of:=MID([$'Compras-Ali'.$A630];[$Tablas.$E$33];[$Tablas.$G$33])" office:value-type="string" office:string-value="00000000000000306212" calcext:value-type="string">
            <text:p>00000000000000306212</text:p>
          </table:table-cell>
          <table:table-cell table:style-name="ce25" table:formula="of:=MID([$'Compras-Ali'.$A630];[$Tablas.$E$34];[$Tablas.$G$34])" office:value-type="string" office:string-value="80" calcext:value-type="string">
            <text:p>80</text:p>
          </table:table-cell>
          <table:table-cell table:style-name="ce25" table:formula="of:=MID([$'Compras-Ali'.$A630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30]&lt;&gt;&quot;&quot;;VALUE(MID([$'Compras-Ali'.$A630];[$Tablas.$E$36];[$Tablas.$G$36]))/100;0)*IF(OR(VALUE([.A630])=3;VALUE([.A630])=8;VALUE([.A630])=13);-1;1)" office:value-type="float" office:value="1262.62" calcext:value-type="float">
            <text:p>1.262,62</text:p>
          </table:table-cell>
          <table:table-cell table:style-name="ce25" table:formula="of:=MID([$'Compras-Ali'.$A630];[$Tablas.$E$37];[$Tablas.$G$37])" office:value-type="string" office:string-value="0005" calcext:value-type="string">
            <text:p>0005</text:p>
          </table:table-cell>
          <table:table-cell table:style-name="ce28" table:formula="of:=IF([$'Compras-Ali'.$A630]&lt;&gt;&quot;&quot;;VALUE(MID([$'Compras-Ali'.$A630];[$Tablas.$E$38];[$Tablas.$G$38]))/100;0)*IF(OR(VALUE([.A630])=3;VALUE([.A630])=8;VALUE([.A630])=13);-1;1)" office:value-type="float" office:value="265.15" calcext:value-type="float">
            <text:p>265,15</text:p>
          </table:table-cell>
          <table:table-cell table:number-columns-repeated="1016"/>
        </table:table-row>
        <table:table-row table:style-name="ro1">
          <table:table-cell table:style-name="ce25" table:formula="of:=MID([$'Compras-Ali'.$A631];[$Tablas.$E$31];[$Tablas.$G$31])" office:value-type="string" office:string-value="001" calcext:value-type="string">
            <text:p>001</text:p>
          </table:table-cell>
          <table:table-cell table:style-name="ce25" table:formula="of:=MID([$'Compras-Ali'.$A631];[$Tablas.$E$32];[$Tablas.$G$32])" office:value-type="string" office:string-value="00001" calcext:value-type="string">
            <text:p>00001</text:p>
          </table:table-cell>
          <table:table-cell table:style-name="ce25" table:formula="of:=MID([$'Compras-Ali'.$A631];[$Tablas.$E$33];[$Tablas.$G$33])" office:value-type="string" office:string-value="00000000000000005085" calcext:value-type="string">
            <text:p>00000000000000005085</text:p>
          </table:table-cell>
          <table:table-cell table:style-name="ce25" table:formula="of:=MID([$'Compras-Ali'.$A631];[$Tablas.$E$34];[$Tablas.$G$34])" office:value-type="string" office:string-value="80" calcext:value-type="string">
            <text:p>80</text:p>
          </table:table-cell>
          <table:table-cell table:style-name="ce25" table:formula="of:=MID([$'Compras-Ali'.$A631];[$Tablas.$E$35];[$Tablas.$G$35])" office:value-type="string" office:string-value="00000000027310405529" calcext:value-type="string">
            <text:p>00000000027310405529</text:p>
          </table:table-cell>
          <table:table-cell table:style-name="ce28" table:formula="of:=IF([$'Compras-Ali'.$A631]&lt;&gt;&quot;&quot;;VALUE(MID([$'Compras-Ali'.$A631];[$Tablas.$E$36];[$Tablas.$G$36]))/100;0)*IF(OR(VALUE([.A631])=3;VALUE([.A631])=8;VALUE([.A631])=13);-1;1)" office:value-type="float" office:value="3057.86" calcext:value-type="float">
            <text:p>3.057,86</text:p>
          </table:table-cell>
          <table:table-cell table:style-name="ce25" table:formula="of:=MID([$'Compras-Ali'.$A631];[$Tablas.$E$37];[$Tablas.$G$37])" office:value-type="string" office:string-value="0005" calcext:value-type="string">
            <text:p>0005</text:p>
          </table:table-cell>
          <table:table-cell table:style-name="ce28" table:formula="of:=IF([$'Compras-Ali'.$A631]&lt;&gt;&quot;&quot;;VALUE(MID([$'Compras-Ali'.$A631];[$Tablas.$E$38];[$Tablas.$G$38]))/100;0)*IF(OR(VALUE([.A631])=3;VALUE([.A631])=8;VALUE([.A631])=13);-1;1)" office:value-type="float" office:value="642.15" calcext:value-type="float">
            <text:p>642,15</text:p>
          </table:table-cell>
          <table:table-cell table:number-columns-repeated="1016"/>
        </table:table-row>
        <table:table-row table:style-name="ro1">
          <table:table-cell table:style-name="ce25" table:formula="of:=MID([$'Compras-Ali'.$A632];[$Tablas.$E$31];[$Tablas.$G$31])" office:value-type="string" office:string-value="001" calcext:value-type="string">
            <text:p>001</text:p>
          </table:table-cell>
          <table:table-cell table:style-name="ce25" table:formula="of:=MID([$'Compras-Ali'.$A632];[$Tablas.$E$32];[$Tablas.$G$32])" office:value-type="string" office:string-value="00011" calcext:value-type="string">
            <text:p>00011</text:p>
          </table:table-cell>
          <table:table-cell table:style-name="ce25" table:formula="of:=MID([$'Compras-Ali'.$A632];[$Tablas.$E$33];[$Tablas.$G$33])" office:value-type="string" office:string-value="00000000000000018410" calcext:value-type="string">
            <text:p>00000000000000018410</text:p>
          </table:table-cell>
          <table:table-cell table:style-name="ce25" table:formula="of:=MID([$'Compras-Ali'.$A632];[$Tablas.$E$34];[$Tablas.$G$34])" office:value-type="string" office:string-value="80" calcext:value-type="string">
            <text:p>80</text:p>
          </table:table-cell>
          <table:table-cell table:style-name="ce25" table:formula="of:=MID([$'Compras-Ali'.$A632];[$Tablas.$E$35];[$Tablas.$G$35])" office:value-type="string" office:string-value="00000000030714372153" calcext:value-type="string">
            <text:p>00000000030714372153</text:p>
          </table:table-cell>
          <table:table-cell table:style-name="ce28" table:formula="of:=IF([$'Compras-Ali'.$A632]&lt;&gt;&quot;&quot;;VALUE(MID([$'Compras-Ali'.$A632];[$Tablas.$E$36];[$Tablas.$G$36]))/100;0)*IF(OR(VALUE([.A632])=3;VALUE([.A632])=8;VALUE([.A632])=13);-1;1)" office:value-type="float" office:value="1283.43" calcext:value-type="float">
            <text:p>1.283,43</text:p>
          </table:table-cell>
          <table:table-cell table:style-name="ce25" table:formula="of:=MID([$'Compras-Ali'.$A632];[$Tablas.$E$37];[$Tablas.$G$37])" office:value-type="string" office:string-value="0005" calcext:value-type="string">
            <text:p>0005</text:p>
          </table:table-cell>
          <table:table-cell table:style-name="ce28" table:formula="of:=IF([$'Compras-Ali'.$A632]&lt;&gt;&quot;&quot;;VALUE(MID([$'Compras-Ali'.$A632];[$Tablas.$E$38];[$Tablas.$G$38]))/100;0)*IF(OR(VALUE([.A632])=3;VALUE([.A632])=8;VALUE([.A632])=13);-1;1)" office:value-type="float" office:value="269.52" calcext:value-type="float">
            <text:p>269,52</text:p>
          </table:table-cell>
          <table:table-cell table:number-columns-repeated="1016"/>
        </table:table-row>
        <table:table-row table:style-name="ro1">
          <table:table-cell table:style-name="ce25" table:formula="of:=MID([$'Compras-Ali'.$A633];[$Tablas.$E$31];[$Tablas.$G$31])" office:value-type="string" office:string-value="001" calcext:value-type="string">
            <text:p>001</text:p>
          </table:table-cell>
          <table:table-cell table:style-name="ce25" table:formula="of:=MID([$'Compras-Ali'.$A633];[$Tablas.$E$32];[$Tablas.$G$32])" office:value-type="string" office:string-value="03386" calcext:value-type="string">
            <text:p>03386</text:p>
          </table:table-cell>
          <table:table-cell table:style-name="ce25" table:formula="of:=MID([$'Compras-Ali'.$A633];[$Tablas.$E$33];[$Tablas.$G$33])" office:value-type="string" office:string-value="00000000000000029001" calcext:value-type="string">
            <text:p>00000000000000029001</text:p>
          </table:table-cell>
          <table:table-cell table:style-name="ce25" table:formula="of:=MID([$'Compras-Ali'.$A633];[$Tablas.$E$34];[$Tablas.$G$34])" office:value-type="string" office:string-value="80" calcext:value-type="string">
            <text:p>80</text:p>
          </table:table-cell>
          <table:table-cell table:style-name="ce25" table:formula="of:=MID([$'Compras-Ali'.$A633];[$Tablas.$E$35];[$Tablas.$G$35])" office:value-type="string" office:string-value="00000000030678774495" calcext:value-type="string">
            <text:p>00000000030678774495</text:p>
          </table:table-cell>
          <table:table-cell table:style-name="ce28" table:formula="of:=IF([$'Compras-Ali'.$A633]&lt;&gt;&quot;&quot;;VALUE(MID([$'Compras-Ali'.$A633];[$Tablas.$E$36];[$Tablas.$G$36]))/100;0)*IF(OR(VALUE([.A633])=3;VALUE([.A633])=8;VALUE([.A633])=13);-1;1)" office:value-type="float" office:value="2391.05" calcext:value-type="float">
            <text:p>2.391,05</text:p>
          </table:table-cell>
          <table:table-cell table:style-name="ce25" table:formula="of:=MID([$'Compras-Ali'.$A633];[$Tablas.$E$37];[$Tablas.$G$37])" office:value-type="string" office:string-value="0005" calcext:value-type="string">
            <text:p>0005</text:p>
          </table:table-cell>
          <table:table-cell table:style-name="ce28" table:formula="of:=IF([$'Compras-Ali'.$A633]&lt;&gt;&quot;&quot;;VALUE(MID([$'Compras-Ali'.$A633];[$Tablas.$E$38];[$Tablas.$G$38]))/100;0)*IF(OR(VALUE([.A633])=3;VALUE([.A633])=8;VALUE([.A633])=13);-1;1)" office:value-type="float" office:value="502.12" calcext:value-type="float">
            <text:p>502,12</text:p>
          </table:table-cell>
          <table:table-cell table:number-columns-repeated="1016"/>
        </table:table-row>
        <table:table-row table:style-name="ro1">
          <table:table-cell table:style-name="ce25" table:formula="of:=MID([$'Compras-Ali'.$A634];[$Tablas.$E$31];[$Tablas.$G$31])" office:value-type="string" office:string-value="001" calcext:value-type="string">
            <text:p>001</text:p>
          </table:table-cell>
          <table:table-cell table:style-name="ce25" table:formula="of:=MID([$'Compras-Ali'.$A634];[$Tablas.$E$32];[$Tablas.$G$32])" office:value-type="string" office:string-value="00028" calcext:value-type="string">
            <text:p>00028</text:p>
          </table:table-cell>
          <table:table-cell table:style-name="ce25" table:formula="of:=MID([$'Compras-Ali'.$A634];[$Tablas.$E$33];[$Tablas.$G$33])" office:value-type="string" office:string-value="00000000000000054827" calcext:value-type="string">
            <text:p>00000000000000054827</text:p>
          </table:table-cell>
          <table:table-cell table:style-name="ce25" table:formula="of:=MID([$'Compras-Ali'.$A634];[$Tablas.$E$34];[$Tablas.$G$34])" office:value-type="string" office:string-value="80" calcext:value-type="string">
            <text:p>80</text:p>
          </table:table-cell>
          <table:table-cell table:style-name="ce25" table:formula="of:=MID([$'Compras-Ali'.$A634];[$Tablas.$E$35];[$Tablas.$G$35])" office:value-type="string" office:string-value="00000000030685694286" calcext:value-type="string">
            <text:p>00000000030685694286</text:p>
          </table:table-cell>
          <table:table-cell table:style-name="ce28" table:formula="of:=IF([$'Compras-Ali'.$A634]&lt;&gt;&quot;&quot;;VALUE(MID([$'Compras-Ali'.$A634];[$Tablas.$E$36];[$Tablas.$G$36]))/100;0)*IF(OR(VALUE([.A634])=3;VALUE([.A634])=8;VALUE([.A634])=13);-1;1)" office:value-type="float" office:value="1990.43" calcext:value-type="float">
            <text:p>1.990,43</text:p>
          </table:table-cell>
          <table:table-cell table:style-name="ce25" table:formula="of:=MID([$'Compras-Ali'.$A634];[$Tablas.$E$37];[$Tablas.$G$37])" office:value-type="string" office:string-value="0005" calcext:value-type="string">
            <text:p>0005</text:p>
          </table:table-cell>
          <table:table-cell table:style-name="ce28" table:formula="of:=IF([$'Compras-Ali'.$A634]&lt;&gt;&quot;&quot;;VALUE(MID([$'Compras-Ali'.$A634];[$Tablas.$E$38];[$Tablas.$G$38]))/100;0)*IF(OR(VALUE([.A634])=3;VALUE([.A634])=8;VALUE([.A634])=13);-1;1)" office:value-type="float" office:value="417.99" calcext:value-type="float">
            <text:p>417,99</text:p>
          </table:table-cell>
          <table:table-cell table:number-columns-repeated="1016"/>
        </table:table-row>
        <table:table-row table:style-name="ro1">
          <table:table-cell table:style-name="ce25" table:formula="of:=MID([$'Compras-Ali'.$A635];[$Tablas.$E$31];[$Tablas.$G$31])" office:value-type="string" office:string-value="001" calcext:value-type="string">
            <text:p>001</text:p>
          </table:table-cell>
          <table:table-cell table:style-name="ce25" table:formula="of:=MID([$'Compras-Ali'.$A635];[$Tablas.$E$32];[$Tablas.$G$32])" office:value-type="string" office:string-value="00046" calcext:value-type="string">
            <text:p>00046</text:p>
          </table:table-cell>
          <table:table-cell table:style-name="ce25" table:formula="of:=MID([$'Compras-Ali'.$A635];[$Tablas.$E$33];[$Tablas.$G$33])" office:value-type="string" office:string-value="00000000000000084401" calcext:value-type="string">
            <text:p>00000000000000084401</text:p>
          </table:table-cell>
          <table:table-cell table:style-name="ce25" table:formula="of:=MID([$'Compras-Ali'.$A635];[$Tablas.$E$34];[$Tablas.$G$34])" office:value-type="string" office:string-value="80" calcext:value-type="string">
            <text:p>80</text:p>
          </table:table-cell>
          <table:table-cell table:style-name="ce25" table:formula="of:=MID([$'Compras-Ali'.$A635];[$Tablas.$E$35];[$Tablas.$G$35])" office:value-type="string" office:string-value="00000000030531878171" calcext:value-type="string">
            <text:p>00000000030531878171</text:p>
          </table:table-cell>
          <table:table-cell table:style-name="ce28" table:formula="of:=IF([$'Compras-Ali'.$A635]&lt;&gt;&quot;&quot;;VALUE(MID([$'Compras-Ali'.$A635];[$Tablas.$E$36];[$Tablas.$G$36]))/100;0)*IF(OR(VALUE([.A635])=3;VALUE([.A635])=8;VALUE([.A635])=13);-1;1)" office:value-type="float" office:value="1619.86" calcext:value-type="float">
            <text:p>1.619,86</text:p>
          </table:table-cell>
          <table:table-cell table:style-name="ce25" table:formula="of:=MID([$'Compras-Ali'.$A635];[$Tablas.$E$37];[$Tablas.$G$37])" office:value-type="string" office:string-value="0005" calcext:value-type="string">
            <text:p>0005</text:p>
          </table:table-cell>
          <table:table-cell table:style-name="ce28" table:formula="of:=IF([$'Compras-Ali'.$A635]&lt;&gt;&quot;&quot;;VALUE(MID([$'Compras-Ali'.$A635];[$Tablas.$E$38];[$Tablas.$G$38]))/100;0)*IF(OR(VALUE([.A635])=3;VALUE([.A635])=8;VALUE([.A635])=13);-1;1)" office:value-type="float" office:value="340.17" calcext:value-type="float">
            <text:p>340,17</text:p>
          </table:table-cell>
          <table:table-cell table:number-columns-repeated="1016"/>
        </table:table-row>
        <table:table-row table:style-name="ro1">
          <table:table-cell table:style-name="ce25" table:formula="of:=MID([$'Compras-Ali'.$A636];[$Tablas.$E$31];[$Tablas.$G$31])" office:value-type="string" office:string-value="001" calcext:value-type="string">
            <text:p>001</text:p>
          </table:table-cell>
          <table:table-cell table:style-name="ce25" table:formula="of:=MID([$'Compras-Ali'.$A636];[$Tablas.$E$32];[$Tablas.$G$32])" office:value-type="string" office:string-value="00004" calcext:value-type="string">
            <text:p>00004</text:p>
          </table:table-cell>
          <table:table-cell table:style-name="ce25" table:formula="of:=MID([$'Compras-Ali'.$A636];[$Tablas.$E$33];[$Tablas.$G$33])" office:value-type="string" office:string-value="00000000000000006492" calcext:value-type="string">
            <text:p>00000000000000006492</text:p>
          </table:table-cell>
          <table:table-cell table:style-name="ce25" table:formula="of:=MID([$'Compras-Ali'.$A636];[$Tablas.$E$34];[$Tablas.$G$34])" office:value-type="string" office:string-value="80" calcext:value-type="string">
            <text:p>80</text:p>
          </table:table-cell>
          <table:table-cell table:style-name="ce25" table:formula="of:=MID([$'Compras-Ali'.$A636];[$Tablas.$E$35];[$Tablas.$G$35])" office:value-type="string" office:string-value="00000000030707711155" calcext:value-type="string">
            <text:p>00000000030707711155</text:p>
          </table:table-cell>
          <table:table-cell table:style-name="ce28" table:formula="of:=IF([$'Compras-Ali'.$A636]&lt;&gt;&quot;&quot;;VALUE(MID([$'Compras-Ali'.$A636];[$Tablas.$E$36];[$Tablas.$G$36]))/100;0)*IF(OR(VALUE([.A636])=3;VALUE([.A636])=8;VALUE([.A636])=13);-1;1)" office:value-type="float" office:value="5206.62" calcext:value-type="float">
            <text:p>5.206,62</text:p>
          </table:table-cell>
          <table:table-cell table:style-name="ce25" table:formula="of:=MID([$'Compras-Ali'.$A636];[$Tablas.$E$37];[$Tablas.$G$37])" office:value-type="string" office:string-value="0005" calcext:value-type="string">
            <text:p>0005</text:p>
          </table:table-cell>
          <table:table-cell table:style-name="ce28" table:formula="of:=IF([$'Compras-Ali'.$A636]&lt;&gt;&quot;&quot;;VALUE(MID([$'Compras-Ali'.$A636];[$Tablas.$E$38];[$Tablas.$G$38]))/100;0)*IF(OR(VALUE([.A636])=3;VALUE([.A636])=8;VALUE([.A636])=13);-1;1)" office:value-type="float" office:value="1093.39" calcext:value-type="float">
            <text:p>1.093,39</text:p>
          </table:table-cell>
          <table:table-cell table:number-columns-repeated="1016"/>
        </table:table-row>
        <table:table-row table:style-name="ro1">
          <table:table-cell table:style-name="ce25" table:formula="of:=MID([$'Compras-Ali'.$A637];[$Tablas.$E$31];[$Tablas.$G$31])" office:value-type="string" office:string-value="001" calcext:value-type="string">
            <text:p>001</text:p>
          </table:table-cell>
          <table:table-cell table:style-name="ce25" table:formula="of:=MID([$'Compras-Ali'.$A637];[$Tablas.$E$32];[$Tablas.$G$32])" office:value-type="string" office:string-value="00001" calcext:value-type="string">
            <text:p>00001</text:p>
          </table:table-cell>
          <table:table-cell table:style-name="ce25" table:formula="of:=MID([$'Compras-Ali'.$A637];[$Tablas.$E$33];[$Tablas.$G$33])" office:value-type="string" office:string-value="00000000000008788058" calcext:value-type="string">
            <text:p>00000000000008788058</text:p>
          </table:table-cell>
          <table:table-cell table:style-name="ce25" table:formula="of:=MID([$'Compras-Ali'.$A637];[$Tablas.$E$34];[$Tablas.$G$34])" office:value-type="string" office:string-value="80" calcext:value-type="string">
            <text:p>80</text:p>
          </table:table-cell>
          <table:table-cell table:style-name="ce25" table:formula="of:=MID([$'Compras-Ali'.$A637];[$Tablas.$E$35];[$Tablas.$G$35])" office:value-type="string" office:string-value="00000000030500010912" calcext:value-type="string">
            <text:p>00000000030500010912</text:p>
          </table:table-cell>
          <table:table-cell table:style-name="ce28" table:formula="of:=IF([$'Compras-Ali'.$A637]&lt;&gt;&quot;&quot;;VALUE(MID([$'Compras-Ali'.$A637];[$Tablas.$E$36];[$Tablas.$G$36]))/100;0)*IF(OR(VALUE([.A637])=3;VALUE([.A637])=8;VALUE([.A637])=13);-1;1)" office:value-type="float" office:value="100" calcext:value-type="float">
            <text:p>100,00</text:p>
          </table:table-cell>
          <table:table-cell table:style-name="ce25" table:formula="of:=MID([$'Compras-Ali'.$A637];[$Tablas.$E$37];[$Tablas.$G$37])" office:value-type="string" office:string-value="0005" calcext:value-type="string">
            <text:p>0005</text:p>
          </table:table-cell>
          <table:table-cell table:style-name="ce28" table:formula="of:=IF([$'Compras-Ali'.$A637]&lt;&gt;&quot;&quot;;VALUE(MID([$'Compras-Ali'.$A637];[$Tablas.$E$38];[$Tablas.$G$38]))/100;0)*IF(OR(VALUE([.A637])=3;VALUE([.A637])=8;VALUE([.A637])=13);-1;1)" office:value-type="float" office:value="21" calcext:value-type="float">
            <text:p>21,00</text:p>
          </table:table-cell>
          <table:table-cell table:number-columns-repeated="1016"/>
        </table:table-row>
        <table:table-row table:style-name="ro1">
          <table:table-cell table:style-name="ce25" table:formula="of:=MID([$'Compras-Ali'.$A638];[$Tablas.$E$31];[$Tablas.$G$31])" office:value-type="string" office:string-value="001" calcext:value-type="string">
            <text:p>001</text:p>
          </table:table-cell>
          <table:table-cell table:style-name="ce25" table:formula="of:=MID([$'Compras-Ali'.$A638];[$Tablas.$E$32];[$Tablas.$G$32])" office:value-type="string" office:string-value="00001" calcext:value-type="string">
            <text:p>00001</text:p>
          </table:table-cell>
          <table:table-cell table:style-name="ce25" table:formula="of:=MID([$'Compras-Ali'.$A638];[$Tablas.$E$33];[$Tablas.$G$33])" office:value-type="string" office:string-value="00000000000008788058" calcext:value-type="string">
            <text:p>00000000000008788058</text:p>
          </table:table-cell>
          <table:table-cell table:style-name="ce25" table:formula="of:=MID([$'Compras-Ali'.$A638];[$Tablas.$E$34];[$Tablas.$G$34])" office:value-type="string" office:string-value="80" calcext:value-type="string">
            <text:p>80</text:p>
          </table:table-cell>
          <table:table-cell table:style-name="ce25" table:formula="of:=MID([$'Compras-Ali'.$A638];[$Tablas.$E$35];[$Tablas.$G$35])" office:value-type="string" office:string-value="00000000030500010912" calcext:value-type="string">
            <text:p>00000000030500010912</text:p>
          </table:table-cell>
          <table:table-cell table:style-name="ce28" table:formula="of:=IF([$'Compras-Ali'.$A638]&lt;&gt;&quot;&quot;;VALUE(MID([$'Compras-Ali'.$A638];[$Tablas.$E$36];[$Tablas.$G$36]))/100;0)*IF(OR(VALUE([.A638])=3;VALUE([.A638])=8;VALUE([.A638])=13);-1;1)" office:value-type="float" office:value="5744.19" calcext:value-type="float">
            <text:p>5.744,19</text:p>
          </table:table-cell>
          <table:table-cell table:style-name="ce25" table:formula="of:=MID([$'Compras-Ali'.$A638];[$Tablas.$E$37];[$Tablas.$G$37])" office:value-type="string" office:string-value="0004" calcext:value-type="string">
            <text:p>0004</text:p>
          </table:table-cell>
          <table:table-cell table:style-name="ce28" table:formula="of:=IF([$'Compras-Ali'.$A638]&lt;&gt;&quot;&quot;;VALUE(MID([$'Compras-Ali'.$A638];[$Tablas.$E$38];[$Tablas.$G$38]))/100;0)*IF(OR(VALUE([.A638])=3;VALUE([.A638])=8;VALUE([.A638])=13);-1;1)" office:value-type="float" office:value="603.14" calcext:value-type="float">
            <text:p>603,14</text:p>
          </table:table-cell>
          <table:table-cell table:number-columns-repeated="1016"/>
        </table:table-row>
        <table:table-row table:style-name="ro1">
          <table:table-cell table:style-name="ce25" table:formula="of:=MID([$'Compras-Ali'.$A639];[$Tablas.$E$31];[$Tablas.$G$31])" office:value-type="string" office:string-value="001" calcext:value-type="string">
            <text:p>001</text:p>
          </table:table-cell>
          <table:table-cell table:style-name="ce25" table:formula="of:=MID([$'Compras-Ali'.$A639];[$Tablas.$E$32];[$Tablas.$G$32])" office:value-type="string" office:string-value="00032" calcext:value-type="string">
            <text:p>00032</text:p>
          </table:table-cell>
          <table:table-cell table:style-name="ce25" table:formula="of:=MID([$'Compras-Ali'.$A639];[$Tablas.$E$33];[$Tablas.$G$33])" office:value-type="string" office:string-value="00000000000000000119" calcext:value-type="string">
            <text:p>00000000000000000119</text:p>
          </table:table-cell>
          <table:table-cell table:style-name="ce25" table:formula="of:=MID([$'Compras-Ali'.$A639];[$Tablas.$E$34];[$Tablas.$G$34])" office:value-type="string" office:string-value="80" calcext:value-type="string">
            <text:p>80</text:p>
          </table:table-cell>
          <table:table-cell table:style-name="ce25" table:formula="of:=MID([$'Compras-Ali'.$A639];[$Tablas.$E$35];[$Tablas.$G$35])" office:value-type="string" office:string-value="00000000030500010912" calcext:value-type="string">
            <text:p>00000000030500010912</text:p>
          </table:table-cell>
          <table:table-cell table:style-name="ce28" table:formula="of:=IF([$'Compras-Ali'.$A639]&lt;&gt;&quot;&quot;;VALUE(MID([$'Compras-Ali'.$A639];[$Tablas.$E$36];[$Tablas.$G$36]))/100;0)*IF(OR(VALUE([.A639])=3;VALUE([.A639])=8;VALUE([.A639])=13);-1;1)" office:value-type="float" office:value="63720.38" calcext:value-type="float">
            <text:p>63.720,38</text:p>
          </table:table-cell>
          <table:table-cell table:style-name="ce25" table:formula="of:=MID([$'Compras-Ali'.$A639];[$Tablas.$E$37];[$Tablas.$G$37])" office:value-type="string" office:string-value="0004" calcext:value-type="string">
            <text:p>0004</text:p>
          </table:table-cell>
          <table:table-cell table:style-name="ce28" table:formula="of:=IF([$'Compras-Ali'.$A639]&lt;&gt;&quot;&quot;;VALUE(MID([$'Compras-Ali'.$A639];[$Tablas.$E$38];[$Tablas.$G$38]))/100;0)*IF(OR(VALUE([.A639])=3;VALUE([.A639])=8;VALUE([.A639])=13);-1;1)" office:value-type="float" office:value="6690.64" calcext:value-type="float">
            <text:p>6.690,64</text:p>
          </table:table-cell>
          <table:table-cell table:number-columns-repeated="1016"/>
        </table:table-row>
        <table:table-row table:style-name="ro1">
          <table:table-cell table:style-name="ce25" table:formula="of:=MID([$'Compras-Ali'.$A640];[$Tablas.$E$31];[$Tablas.$G$31])" office:value-type="string" office:string-value="001" calcext:value-type="string">
            <text:p>001</text:p>
          </table:table-cell>
          <table:table-cell table:style-name="ce25" table:formula="of:=MID([$'Compras-Ali'.$A640];[$Tablas.$E$32];[$Tablas.$G$32])" office:value-type="string" office:string-value="00033" calcext:value-type="string">
            <text:p>00033</text:p>
          </table:table-cell>
          <table:table-cell table:style-name="ce25" table:formula="of:=MID([$'Compras-Ali'.$A640];[$Tablas.$E$33];[$Tablas.$G$33])" office:value-type="string" office:string-value="00000000000011921215" calcext:value-type="string">
            <text:p>00000000000011921215</text:p>
          </table:table-cell>
          <table:table-cell table:style-name="ce25" table:formula="of:=MID([$'Compras-Ali'.$A640];[$Tablas.$E$34];[$Tablas.$G$34])" office:value-type="string" office:string-value="80" calcext:value-type="string">
            <text:p>80</text:p>
          </table:table-cell>
          <table:table-cell table:style-name="ce25" table:formula="of:=MID([$'Compras-Ali'.$A640];[$Tablas.$E$35];[$Tablas.$G$35])" office:value-type="string" office:string-value="00000000030500010912" calcext:value-type="string">
            <text:p>00000000030500010912</text:p>
          </table:table-cell>
          <table:table-cell table:style-name="ce28" table:formula="of:=IF([$'Compras-Ali'.$A640]&lt;&gt;&quot;&quot;;VALUE(MID([$'Compras-Ali'.$A640];[$Tablas.$E$36];[$Tablas.$G$36]))/100;0)*IF(OR(VALUE([.A640])=3;VALUE([.A640])=8;VALUE([.A640])=13);-1;1)" office:value-type="float" office:value="51583.14" calcext:value-type="float">
            <text:p>51.583,14</text:p>
          </table:table-cell>
          <table:table-cell table:style-name="ce25" table:formula="of:=MID([$'Compras-Ali'.$A640];[$Tablas.$E$37];[$Tablas.$G$37])" office:value-type="string" office:string-value="0004" calcext:value-type="string">
            <text:p>0004</text:p>
          </table:table-cell>
          <table:table-cell table:style-name="ce28" table:formula="of:=IF([$'Compras-Ali'.$A640]&lt;&gt;&quot;&quot;;VALUE(MID([$'Compras-Ali'.$A640];[$Tablas.$E$38];[$Tablas.$G$38]))/100;0)*IF(OR(VALUE([.A640])=3;VALUE([.A640])=8;VALUE([.A640])=13);-1;1)" office:value-type="float" office:value="5416.23" calcext:value-type="float">
            <text:p>5.416,23</text:p>
          </table:table-cell>
          <table:table-cell table:number-columns-repeated="1016"/>
        </table:table-row>
        <table:table-row table:style-name="ro1">
          <table:table-cell table:style-name="ce25" table:formula="of:=MID([$'Compras-Ali'.$A641];[$Tablas.$E$31];[$Tablas.$G$31])" office:value-type="string" office:string-value="001" calcext:value-type="string">
            <text:p>001</text:p>
          </table:table-cell>
          <table:table-cell table:style-name="ce25" table:formula="of:=MID([$'Compras-Ali'.$A641];[$Tablas.$E$32];[$Tablas.$G$32])" office:value-type="string" office:string-value="00019" calcext:value-type="string">
            <text:p>00019</text:p>
          </table:table-cell>
          <table:table-cell table:style-name="ce25" table:formula="of:=MID([$'Compras-Ali'.$A641];[$Tablas.$E$33];[$Tablas.$G$33])" office:value-type="string" office:string-value="00000000000000031343" calcext:value-type="string">
            <text:p>00000000000000031343</text:p>
          </table:table-cell>
          <table:table-cell table:style-name="ce25" table:formula="of:=MID([$'Compras-Ali'.$A641];[$Tablas.$E$34];[$Tablas.$G$34])" office:value-type="string" office:string-value="80" calcext:value-type="string">
            <text:p>80</text:p>
          </table:table-cell>
          <table:table-cell table:style-name="ce25" table:formula="of:=MID([$'Compras-Ali'.$A641];[$Tablas.$E$35];[$Tablas.$G$35])" office:value-type="string" office:string-value="00000000020242004710" calcext:value-type="string">
            <text:p>00000000020242004710</text:p>
          </table:table-cell>
          <table:table-cell table:style-name="ce28" table:formula="of:=IF([$'Compras-Ali'.$A641]&lt;&gt;&quot;&quot;;VALUE(MID([$'Compras-Ali'.$A641];[$Tablas.$E$36];[$Tablas.$G$36]))/100;0)*IF(OR(VALUE([.A641])=3;VALUE([.A641])=8;VALUE([.A641])=13);-1;1)" office:value-type="float" office:value="769.62" calcext:value-type="float">
            <text:p>769,62</text:p>
          </table:table-cell>
          <table:table-cell table:style-name="ce25" table:formula="of:=MID([$'Compras-Ali'.$A641];[$Tablas.$E$37];[$Tablas.$G$37])" office:value-type="string" office:string-value="0005" calcext:value-type="string">
            <text:p>0005</text:p>
          </table:table-cell>
          <table:table-cell table:style-name="ce28" table:formula="of:=IF([$'Compras-Ali'.$A641]&lt;&gt;&quot;&quot;;VALUE(MID([$'Compras-Ali'.$A641];[$Tablas.$E$38];[$Tablas.$G$38]))/100;0)*IF(OR(VALUE([.A641])=3;VALUE([.A641])=8;VALUE([.A641])=13);-1;1)" office:value-type="float" office:value="161.62" calcext:value-type="float">
            <text:p>161,62</text:p>
          </table:table-cell>
          <table:table-cell table:number-columns-repeated="1016"/>
        </table:table-row>
        <table:table-row table:style-name="ro1">
          <table:table-cell table:style-name="ce25" table:formula="of:=MID([$'Compras-Ali'.$A642];[$Tablas.$E$31];[$Tablas.$G$31])" office:value-type="string" office:string-value="001" calcext:value-type="string">
            <text:p>001</text:p>
          </table:table-cell>
          <table:table-cell table:style-name="ce25" table:formula="of:=MID([$'Compras-Ali'.$A642];[$Tablas.$E$32];[$Tablas.$G$32])" office:value-type="string" office:string-value="00001" calcext:value-type="string">
            <text:p>00001</text:p>
          </table:table-cell>
          <table:table-cell table:style-name="ce25" table:formula="of:=MID([$'Compras-Ali'.$A642];[$Tablas.$E$33];[$Tablas.$G$33])" office:value-type="string" office:string-value="00000000000000306970" calcext:value-type="string">
            <text:p>00000000000000306970</text:p>
          </table:table-cell>
          <table:table-cell table:style-name="ce25" table:formula="of:=MID([$'Compras-Ali'.$A642];[$Tablas.$E$34];[$Tablas.$G$34])" office:value-type="string" office:string-value="80" calcext:value-type="string">
            <text:p>80</text:p>
          </table:table-cell>
          <table:table-cell table:style-name="ce25" table:formula="of:=MID([$'Compras-Ali'.$A642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42]&lt;&gt;&quot;&quot;;VALUE(MID([$'Compras-Ali'.$A642];[$Tablas.$E$36];[$Tablas.$G$36]))/100;0)*IF(OR(VALUE([.A642])=3;VALUE([.A642])=8;VALUE([.A642])=13);-1;1)" office:value-type="float" office:value="22.52" calcext:value-type="float">
            <text:p>22,52</text:p>
          </table:table-cell>
          <table:table-cell table:style-name="ce25" table:formula="of:=MID([$'Compras-Ali'.$A642];[$Tablas.$E$37];[$Tablas.$G$37])" office:value-type="string" office:string-value="0005" calcext:value-type="string">
            <text:p>0005</text:p>
          </table:table-cell>
          <table:table-cell table:style-name="ce28" table:formula="of:=IF([$'Compras-Ali'.$A642]&lt;&gt;&quot;&quot;;VALUE(MID([$'Compras-Ali'.$A642];[$Tablas.$E$38];[$Tablas.$G$38]))/100;0)*IF(OR(VALUE([.A642])=3;VALUE([.A642])=8;VALUE([.A642])=13);-1;1)" office:value-type="float" office:value="4.73" calcext:value-type="float">
            <text:p>4,73</text:p>
          </table:table-cell>
          <table:table-cell table:number-columns-repeated="1016"/>
        </table:table-row>
        <table:table-row table:style-name="ro1">
          <table:table-cell table:style-name="ce25" table:formula="of:=MID([$'Compras-Ali'.$A643];[$Tablas.$E$31];[$Tablas.$G$31])" office:value-type="string" office:string-value="001" calcext:value-type="string">
            <text:p>001</text:p>
          </table:table-cell>
          <table:table-cell table:style-name="ce25" table:formula="of:=MID([$'Compras-Ali'.$A643];[$Tablas.$E$32];[$Tablas.$G$32])" office:value-type="string" office:string-value="00001" calcext:value-type="string">
            <text:p>00001</text:p>
          </table:table-cell>
          <table:table-cell table:style-name="ce25" table:formula="of:=MID([$'Compras-Ali'.$A643];[$Tablas.$E$33];[$Tablas.$G$33])" office:value-type="string" office:string-value="00000000000000306532" calcext:value-type="string">
            <text:p>00000000000000306532</text:p>
          </table:table-cell>
          <table:table-cell table:style-name="ce25" table:formula="of:=MID([$'Compras-Ali'.$A643];[$Tablas.$E$34];[$Tablas.$G$34])" office:value-type="string" office:string-value="80" calcext:value-type="string">
            <text:p>80</text:p>
          </table:table-cell>
          <table:table-cell table:style-name="ce25" table:formula="of:=MID([$'Compras-Ali'.$A64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43]&lt;&gt;&quot;&quot;;VALUE(MID([$'Compras-Ali'.$A643];[$Tablas.$E$36];[$Tablas.$G$36]))/100;0)*IF(OR(VALUE([.A643])=3;VALUE([.A643])=8;VALUE([.A643])=13);-1;1)" office:value-type="float" office:value="321.95" calcext:value-type="float">
            <text:p>321,95</text:p>
          </table:table-cell>
          <table:table-cell table:style-name="ce25" table:formula="of:=MID([$'Compras-Ali'.$A643];[$Tablas.$E$37];[$Tablas.$G$37])" office:value-type="string" office:string-value="0005" calcext:value-type="string">
            <text:p>0005</text:p>
          </table:table-cell>
          <table:table-cell table:style-name="ce28" table:formula="of:=IF([$'Compras-Ali'.$A643]&lt;&gt;&quot;&quot;;VALUE(MID([$'Compras-Ali'.$A643];[$Tablas.$E$38];[$Tablas.$G$38]))/100;0)*IF(OR(VALUE([.A643])=3;VALUE([.A643])=8;VALUE([.A643])=13);-1;1)" office:value-type="float" office:value="67.61" calcext:value-type="float">
            <text:p>67,61</text:p>
          </table:table-cell>
          <table:table-cell table:number-columns-repeated="1016"/>
        </table:table-row>
        <table:table-row table:style-name="ro1">
          <table:table-cell table:style-name="ce25" table:formula="of:=MID([$'Compras-Ali'.$A644];[$Tablas.$E$31];[$Tablas.$G$31])" office:value-type="string" office:string-value="001" calcext:value-type="string">
            <text:p>001</text:p>
          </table:table-cell>
          <table:table-cell table:style-name="ce25" table:formula="of:=MID([$'Compras-Ali'.$A644];[$Tablas.$E$32];[$Tablas.$G$32])" office:value-type="string" office:string-value="00001" calcext:value-type="string">
            <text:p>00001</text:p>
          </table:table-cell>
          <table:table-cell table:style-name="ce25" table:formula="of:=MID([$'Compras-Ali'.$A644];[$Tablas.$E$33];[$Tablas.$G$33])" office:value-type="string" office:string-value="00000000000000306911" calcext:value-type="string">
            <text:p>00000000000000306911</text:p>
          </table:table-cell>
          <table:table-cell table:style-name="ce25" table:formula="of:=MID([$'Compras-Ali'.$A644];[$Tablas.$E$34];[$Tablas.$G$34])" office:value-type="string" office:string-value="80" calcext:value-type="string">
            <text:p>80</text:p>
          </table:table-cell>
          <table:table-cell table:style-name="ce25" table:formula="of:=MID([$'Compras-Ali'.$A64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44]&lt;&gt;&quot;&quot;;VALUE(MID([$'Compras-Ali'.$A644];[$Tablas.$E$36];[$Tablas.$G$36]))/100;0)*IF(OR(VALUE([.A644])=3;VALUE([.A644])=8;VALUE([.A644])=13);-1;1)" office:value-type="float" office:value="294.9" calcext:value-type="float">
            <text:p>294,90</text:p>
          </table:table-cell>
          <table:table-cell table:style-name="ce25" table:formula="of:=MID([$'Compras-Ali'.$A644];[$Tablas.$E$37];[$Tablas.$G$37])" office:value-type="string" office:string-value="0005" calcext:value-type="string">
            <text:p>0005</text:p>
          </table:table-cell>
          <table:table-cell table:style-name="ce28" table:formula="of:=IF([$'Compras-Ali'.$A644]&lt;&gt;&quot;&quot;;VALUE(MID([$'Compras-Ali'.$A644];[$Tablas.$E$38];[$Tablas.$G$38]))/100;0)*IF(OR(VALUE([.A644])=3;VALUE([.A644])=8;VALUE([.A644])=13);-1;1)" office:value-type="float" office:value="61.93" calcext:value-type="float">
            <text:p>61,93</text:p>
          </table:table-cell>
          <table:table-cell table:number-columns-repeated="1016"/>
        </table:table-row>
        <table:table-row table:style-name="ro1">
          <table:table-cell table:style-name="ce25" table:formula="of:=MID([$'Compras-Ali'.$A645];[$Tablas.$E$31];[$Tablas.$G$31])" office:value-type="string" office:string-value="001" calcext:value-type="string">
            <text:p>001</text:p>
          </table:table-cell>
          <table:table-cell table:style-name="ce25" table:formula="of:=MID([$'Compras-Ali'.$A645];[$Tablas.$E$32];[$Tablas.$G$32])" office:value-type="string" office:string-value="00001" calcext:value-type="string">
            <text:p>00001</text:p>
          </table:table-cell>
          <table:table-cell table:style-name="ce25" table:formula="of:=MID([$'Compras-Ali'.$A645];[$Tablas.$E$33];[$Tablas.$G$33])" office:value-type="string" office:string-value="00000000000000306807" calcext:value-type="string">
            <text:p>00000000000000306807</text:p>
          </table:table-cell>
          <table:table-cell table:style-name="ce25" table:formula="of:=MID([$'Compras-Ali'.$A645];[$Tablas.$E$34];[$Tablas.$G$34])" office:value-type="string" office:string-value="80" calcext:value-type="string">
            <text:p>80</text:p>
          </table:table-cell>
          <table:table-cell table:style-name="ce25" table:formula="of:=MID([$'Compras-Ali'.$A64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45]&lt;&gt;&quot;&quot;;VALUE(MID([$'Compras-Ali'.$A645];[$Tablas.$E$36];[$Tablas.$G$36]))/100;0)*IF(OR(VALUE([.A645])=3;VALUE([.A645])=8;VALUE([.A645])=13);-1;1)" office:value-type="float" office:value="136.81" calcext:value-type="float">
            <text:p>136,81</text:p>
          </table:table-cell>
          <table:table-cell table:style-name="ce25" table:formula="of:=MID([$'Compras-Ali'.$A645];[$Tablas.$E$37];[$Tablas.$G$37])" office:value-type="string" office:string-value="0005" calcext:value-type="string">
            <text:p>0005</text:p>
          </table:table-cell>
          <table:table-cell table:style-name="ce28" table:formula="of:=IF([$'Compras-Ali'.$A645]&lt;&gt;&quot;&quot;;VALUE(MID([$'Compras-Ali'.$A645];[$Tablas.$E$38];[$Tablas.$G$38]))/100;0)*IF(OR(VALUE([.A645])=3;VALUE([.A645])=8;VALUE([.A645])=13);-1;1)" office:value-type="float" office:value="28.73" calcext:value-type="float">
            <text:p>28,73</text:p>
          </table:table-cell>
          <table:table-cell table:number-columns-repeated="1016"/>
        </table:table-row>
        <table:table-row table:style-name="ro1">
          <table:table-cell table:style-name="ce25" table:formula="of:=MID([$'Compras-Ali'.$A646];[$Tablas.$E$31];[$Tablas.$G$31])" office:value-type="string" office:string-value="001" calcext:value-type="string">
            <text:p>001</text:p>
          </table:table-cell>
          <table:table-cell table:style-name="ce25" table:formula="of:=MID([$'Compras-Ali'.$A646];[$Tablas.$E$32];[$Tablas.$G$32])" office:value-type="string" office:string-value="00001" calcext:value-type="string">
            <text:p>00001</text:p>
          </table:table-cell>
          <table:table-cell table:style-name="ce25" table:formula="of:=MID([$'Compras-Ali'.$A646];[$Tablas.$E$33];[$Tablas.$G$33])" office:value-type="string" office:string-value="00000000000000011813" calcext:value-type="string">
            <text:p>00000000000000011813</text:p>
          </table:table-cell>
          <table:table-cell table:style-name="ce25" table:formula="of:=MID([$'Compras-Ali'.$A646];[$Tablas.$E$34];[$Tablas.$G$34])" office:value-type="string" office:string-value="80" calcext:value-type="string">
            <text:p>80</text:p>
          </table:table-cell>
          <table:table-cell table:style-name="ce25" table:formula="of:=MID([$'Compras-Ali'.$A646];[$Tablas.$E$35];[$Tablas.$G$35])" office:value-type="string" office:string-value="00000000030712221301" calcext:value-type="string">
            <text:p>00000000030712221301</text:p>
          </table:table-cell>
          <table:table-cell table:style-name="ce28" table:formula="of:=IF([$'Compras-Ali'.$A646]&lt;&gt;&quot;&quot;;VALUE(MID([$'Compras-Ali'.$A646];[$Tablas.$E$36];[$Tablas.$G$36]))/100;0)*IF(OR(VALUE([.A646])=3;VALUE([.A646])=8;VALUE([.A646])=13);-1;1)" office:value-type="float" office:value="26362" calcext:value-type="float">
            <text:p>26.362,00</text:p>
          </table:table-cell>
          <table:table-cell table:style-name="ce25" table:formula="of:=MID([$'Compras-Ali'.$A646];[$Tablas.$E$37];[$Tablas.$G$37])" office:value-type="string" office:string-value="0004" calcext:value-type="string">
            <text:p>0004</text:p>
          </table:table-cell>
          <table:table-cell table:style-name="ce28" table:formula="of:=IF([$'Compras-Ali'.$A646]&lt;&gt;&quot;&quot;;VALUE(MID([$'Compras-Ali'.$A646];[$Tablas.$E$38];[$Tablas.$G$38]))/100;0)*IF(OR(VALUE([.A646])=3;VALUE([.A646])=8;VALUE([.A646])=13);-1;1)" office:value-type="float" office:value="2768.01" calcext:value-type="float">
            <text:p>2.768,01</text:p>
          </table:table-cell>
          <table:table-cell table:number-columns-repeated="1016"/>
        </table:table-row>
        <table:table-row table:style-name="ro1">
          <table:table-cell table:style-name="ce25" table:formula="of:=MID([$'Compras-Ali'.$A647];[$Tablas.$E$31];[$Tablas.$G$31])" office:value-type="string" office:string-value="001" calcext:value-type="string">
            <text:p>001</text:p>
          </table:table-cell>
          <table:table-cell table:style-name="ce25" table:formula="of:=MID([$'Compras-Ali'.$A647];[$Tablas.$E$32];[$Tablas.$G$32])" office:value-type="string" office:string-value="00002" calcext:value-type="string">
            <text:p>00002</text:p>
          </table:table-cell>
          <table:table-cell table:style-name="ce25" table:formula="of:=MID([$'Compras-Ali'.$A647];[$Tablas.$E$33];[$Tablas.$G$33])" office:value-type="string" office:string-value="00000000000000016966" calcext:value-type="string">
            <text:p>00000000000000016966</text:p>
          </table:table-cell>
          <table:table-cell table:style-name="ce25" table:formula="of:=MID([$'Compras-Ali'.$A647];[$Tablas.$E$34];[$Tablas.$G$34])" office:value-type="string" office:string-value="80" calcext:value-type="string">
            <text:p>80</text:p>
          </table:table-cell>
          <table:table-cell table:style-name="ce25" table:formula="of:=MID([$'Compras-Ali'.$A647];[$Tablas.$E$35];[$Tablas.$G$35])" office:value-type="string" office:string-value="00000000030712346988" calcext:value-type="string">
            <text:p>00000000030712346988</text:p>
          </table:table-cell>
          <table:table-cell table:style-name="ce28" table:formula="of:=IF([$'Compras-Ali'.$A647]&lt;&gt;&quot;&quot;;VALUE(MID([$'Compras-Ali'.$A647];[$Tablas.$E$36];[$Tablas.$G$36]))/100;0)*IF(OR(VALUE([.A647])=3;VALUE([.A647])=8;VALUE([.A647])=13);-1;1)" office:value-type="float" office:value="3181.81" calcext:value-type="float">
            <text:p>3.181,81</text:p>
          </table:table-cell>
          <table:table-cell table:style-name="ce25" table:formula="of:=MID([$'Compras-Ali'.$A647];[$Tablas.$E$37];[$Tablas.$G$37])" office:value-type="string" office:string-value="0005" calcext:value-type="string">
            <text:p>0005</text:p>
          </table:table-cell>
          <table:table-cell table:style-name="ce28" table:formula="of:=IF([$'Compras-Ali'.$A647]&lt;&gt;&quot;&quot;;VALUE(MID([$'Compras-Ali'.$A647];[$Tablas.$E$38];[$Tablas.$G$38]))/100;0)*IF(OR(VALUE([.A647])=3;VALUE([.A647])=8;VALUE([.A647])=13);-1;1)" office:value-type="float" office:value="668.18" calcext:value-type="float">
            <text:p>668,18</text:p>
          </table:table-cell>
          <table:table-cell table:number-columns-repeated="1016"/>
        </table:table-row>
        <table:table-row table:style-name="ro1">
          <table:table-cell table:style-name="ce25" table:formula="of:=MID([$'Compras-Ali'.$A648];[$Tablas.$E$31];[$Tablas.$G$31])" office:value-type="string" office:string-value="001" calcext:value-type="string">
            <text:p>001</text:p>
          </table:table-cell>
          <table:table-cell table:style-name="ce25" table:formula="of:=MID([$'Compras-Ali'.$A648];[$Tablas.$E$32];[$Tablas.$G$32])" office:value-type="string" office:string-value="00004" calcext:value-type="string">
            <text:p>00004</text:p>
          </table:table-cell>
          <table:table-cell table:style-name="ce25" table:formula="of:=MID([$'Compras-Ali'.$A648];[$Tablas.$E$33];[$Tablas.$G$33])" office:value-type="string" office:string-value="00000000000000012269" calcext:value-type="string">
            <text:p>00000000000000012269</text:p>
          </table:table-cell>
          <table:table-cell table:style-name="ce25" table:formula="of:=MID([$'Compras-Ali'.$A648];[$Tablas.$E$34];[$Tablas.$G$34])" office:value-type="string" office:string-value="80" calcext:value-type="string">
            <text:p>80</text:p>
          </table:table-cell>
          <table:table-cell table:style-name="ce25" table:formula="of:=MID([$'Compras-Ali'.$A648];[$Tablas.$E$35];[$Tablas.$G$35])" office:value-type="string" office:string-value="00000000030714014346" calcext:value-type="string">
            <text:p>00000000030714014346</text:p>
          </table:table-cell>
          <table:table-cell table:style-name="ce28" table:formula="of:=IF([$'Compras-Ali'.$A648]&lt;&gt;&quot;&quot;;VALUE(MID([$'Compras-Ali'.$A648];[$Tablas.$E$36];[$Tablas.$G$36]))/100;0)*IF(OR(VALUE([.A648])=3;VALUE([.A648])=8;VALUE([.A648])=13);-1;1)" office:value-type="float" office:value="8570.1" calcext:value-type="float">
            <text:p>8.570,10</text:p>
          </table:table-cell>
          <table:table-cell table:style-name="ce25" table:formula="of:=MID([$'Compras-Ali'.$A648];[$Tablas.$E$37];[$Tablas.$G$37])" office:value-type="string" office:string-value="0005" calcext:value-type="string">
            <text:p>0005</text:p>
          </table:table-cell>
          <table:table-cell table:style-name="ce28" table:formula="of:=IF([$'Compras-Ali'.$A648]&lt;&gt;&quot;&quot;;VALUE(MID([$'Compras-Ali'.$A648];[$Tablas.$E$38];[$Tablas.$G$38]))/100;0)*IF(OR(VALUE([.A648])=3;VALUE([.A648])=8;VALUE([.A648])=13);-1;1)" office:value-type="float" office:value="1799.72" calcext:value-type="float">
            <text:p>1.799,72</text:p>
          </table:table-cell>
          <table:table-cell table:number-columns-repeated="1016"/>
        </table:table-row>
        <table:table-row table:style-name="ro1">
          <table:table-cell table:style-name="ce25" table:formula="of:=MID([$'Compras-Ali'.$A649];[$Tablas.$E$31];[$Tablas.$G$31])" office:value-type="string" office:string-value="001" calcext:value-type="string">
            <text:p>001</text:p>
          </table:table-cell>
          <table:table-cell table:style-name="ce25" table:formula="of:=MID([$'Compras-Ali'.$A649];[$Tablas.$E$32];[$Tablas.$G$32])" office:value-type="string" office:string-value="02019" calcext:value-type="string">
            <text:p>02019</text:p>
          </table:table-cell>
          <table:table-cell table:style-name="ce25" table:formula="of:=MID([$'Compras-Ali'.$A649];[$Tablas.$E$33];[$Tablas.$G$33])" office:value-type="string" office:string-value="00000000000000375349" calcext:value-type="string">
            <text:p>00000000000000375349</text:p>
          </table:table-cell>
          <table:table-cell table:style-name="ce25" table:formula="of:=MID([$'Compras-Ali'.$A649];[$Tablas.$E$34];[$Tablas.$G$34])" office:value-type="string" office:string-value="80" calcext:value-type="string">
            <text:p>80</text:p>
          </table:table-cell>
          <table:table-cell table:style-name="ce25" table:formula="of:=MID([$'Compras-Ali'.$A649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649]&lt;&gt;&quot;&quot;;VALUE(MID([$'Compras-Ali'.$A649];[$Tablas.$E$36];[$Tablas.$G$36]))/100;0)*IF(OR(VALUE([.A649])=3;VALUE([.A649])=8;VALUE([.A649])=13);-1;1)" office:value-type="float" office:value="180225" calcext:value-type="float">
            <text:p>180.225,00</text:p>
          </table:table-cell>
          <table:table-cell table:style-name="ce25" table:formula="of:=MID([$'Compras-Ali'.$A649];[$Tablas.$E$37];[$Tablas.$G$37])" office:value-type="string" office:string-value="0005" calcext:value-type="string">
            <text:p>0005</text:p>
          </table:table-cell>
          <table:table-cell table:style-name="ce28" table:formula="of:=IF([$'Compras-Ali'.$A649]&lt;&gt;&quot;&quot;;VALUE(MID([$'Compras-Ali'.$A649];[$Tablas.$E$38];[$Tablas.$G$38]))/100;0)*IF(OR(VALUE([.A649])=3;VALUE([.A649])=8;VALUE([.A649])=13);-1;1)" office:value-type="float" office:value="37847.25" calcext:value-type="float">
            <text:p>37.847,25</text:p>
          </table:table-cell>
          <table:table-cell table:number-columns-repeated="1016"/>
        </table:table-row>
        <table:table-row table:style-name="ro1">
          <table:table-cell table:style-name="ce25" table:formula="of:=MID([$'Compras-Ali'.$A650];[$Tablas.$E$31];[$Tablas.$G$31])" office:value-type="string" office:string-value="001" calcext:value-type="string">
            <text:p>001</text:p>
          </table:table-cell>
          <table:table-cell table:style-name="ce25" table:formula="of:=MID([$'Compras-Ali'.$A650];[$Tablas.$E$32];[$Tablas.$G$32])" office:value-type="string" office:string-value="02019" calcext:value-type="string">
            <text:p>02019</text:p>
          </table:table-cell>
          <table:table-cell table:style-name="ce25" table:formula="of:=MID([$'Compras-Ali'.$A650];[$Tablas.$E$33];[$Tablas.$G$33])" office:value-type="string" office:string-value="00000000000000375350" calcext:value-type="string">
            <text:p>00000000000000375350</text:p>
          </table:table-cell>
          <table:table-cell table:style-name="ce25" table:formula="of:=MID([$'Compras-Ali'.$A650];[$Tablas.$E$34];[$Tablas.$G$34])" office:value-type="string" office:string-value="80" calcext:value-type="string">
            <text:p>80</text:p>
          </table:table-cell>
          <table:table-cell table:style-name="ce25" table:formula="of:=MID([$'Compras-Ali'.$A650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650]&lt;&gt;&quot;&quot;;VALUE(MID([$'Compras-Ali'.$A650];[$Tablas.$E$36];[$Tablas.$G$36]))/100;0)*IF(OR(VALUE([.A650])=3;VALUE([.A650])=8;VALUE([.A650])=13);-1;1)" office:value-type="float" office:value="294120" calcext:value-type="float">
            <text:p>294.120,00</text:p>
          </table:table-cell>
          <table:table-cell table:style-name="ce25" table:formula="of:=MID([$'Compras-Ali'.$A650];[$Tablas.$E$37];[$Tablas.$G$37])" office:value-type="string" office:string-value="0005" calcext:value-type="string">
            <text:p>0005</text:p>
          </table:table-cell>
          <table:table-cell table:style-name="ce28" table:formula="of:=IF([$'Compras-Ali'.$A650]&lt;&gt;&quot;&quot;;VALUE(MID([$'Compras-Ali'.$A650];[$Tablas.$E$38];[$Tablas.$G$38]))/100;0)*IF(OR(VALUE([.A650])=3;VALUE([.A650])=8;VALUE([.A650])=13);-1;1)" office:value-type="float" office:value="61765.2" calcext:value-type="float">
            <text:p>61.765,20</text:p>
          </table:table-cell>
          <table:table-cell table:number-columns-repeated="1016"/>
        </table:table-row>
        <table:table-row table:style-name="ro1">
          <table:table-cell table:style-name="ce25" table:formula="of:=MID([$'Compras-Ali'.$A651];[$Tablas.$E$31];[$Tablas.$G$31])" office:value-type="string" office:string-value="001" calcext:value-type="string">
            <text:p>001</text:p>
          </table:table-cell>
          <table:table-cell table:style-name="ce25" table:formula="of:=MID([$'Compras-Ali'.$A651];[$Tablas.$E$32];[$Tablas.$G$32])" office:value-type="string" office:string-value="02019" calcext:value-type="string">
            <text:p>02019</text:p>
          </table:table-cell>
          <table:table-cell table:style-name="ce25" table:formula="of:=MID([$'Compras-Ali'.$A651];[$Tablas.$E$33];[$Tablas.$G$33])" office:value-type="string" office:string-value="00000000000000375351" calcext:value-type="string">
            <text:p>00000000000000375351</text:p>
          </table:table-cell>
          <table:table-cell table:style-name="ce25" table:formula="of:=MID([$'Compras-Ali'.$A651];[$Tablas.$E$34];[$Tablas.$G$34])" office:value-type="string" office:string-value="80" calcext:value-type="string">
            <text:p>80</text:p>
          </table:table-cell>
          <table:table-cell table:style-name="ce25" table:formula="of:=MID([$'Compras-Ali'.$A651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651]&lt;&gt;&quot;&quot;;VALUE(MID([$'Compras-Ali'.$A651];[$Tablas.$E$36];[$Tablas.$G$36]))/100;0)*IF(OR(VALUE([.A651])=3;VALUE([.A651])=8;VALUE([.A651])=13);-1;1)" office:value-type="float" office:value="233300" calcext:value-type="float">
            <text:p>233.300,00</text:p>
          </table:table-cell>
          <table:table-cell table:style-name="ce25" table:formula="of:=MID([$'Compras-Ali'.$A651];[$Tablas.$E$37];[$Tablas.$G$37])" office:value-type="string" office:string-value="0005" calcext:value-type="string">
            <text:p>0005</text:p>
          </table:table-cell>
          <table:table-cell table:style-name="ce28" table:formula="of:=IF([$'Compras-Ali'.$A651]&lt;&gt;&quot;&quot;;VALUE(MID([$'Compras-Ali'.$A651];[$Tablas.$E$38];[$Tablas.$G$38]))/100;0)*IF(OR(VALUE([.A651])=3;VALUE([.A651])=8;VALUE([.A651])=13);-1;1)" office:value-type="float" office:value="48993" calcext:value-type="float">
            <text:p>48.993,00</text:p>
          </table:table-cell>
          <table:table-cell table:number-columns-repeated="1016"/>
        </table:table-row>
        <table:table-row table:style-name="ro1">
          <table:table-cell table:style-name="ce25" table:formula="of:=MID([$'Compras-Ali'.$A652];[$Tablas.$E$31];[$Tablas.$G$31])" office:value-type="string" office:string-value="001" calcext:value-type="string">
            <text:p>001</text:p>
          </table:table-cell>
          <table:table-cell table:style-name="ce25" table:formula="of:=MID([$'Compras-Ali'.$A652];[$Tablas.$E$32];[$Tablas.$G$32])" office:value-type="string" office:string-value="02017" calcext:value-type="string">
            <text:p>02017</text:p>
          </table:table-cell>
          <table:table-cell table:style-name="ce25" table:formula="of:=MID([$'Compras-Ali'.$A652];[$Tablas.$E$33];[$Tablas.$G$33])" office:value-type="string" office:string-value="00000000000002550360" calcext:value-type="string">
            <text:p>00000000000002550360</text:p>
          </table:table-cell>
          <table:table-cell table:style-name="ce25" table:formula="of:=MID([$'Compras-Ali'.$A652];[$Tablas.$E$34];[$Tablas.$G$34])" office:value-type="string" office:string-value="80" calcext:value-type="string">
            <text:p>80</text:p>
          </table:table-cell>
          <table:table-cell table:style-name="ce25" table:formula="of:=MID([$'Compras-Ali'.$A652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652]&lt;&gt;&quot;&quot;;VALUE(MID([$'Compras-Ali'.$A652];[$Tablas.$E$36];[$Tablas.$G$36]))/100;0)*IF(OR(VALUE([.A652])=3;VALUE([.A652])=8;VALUE([.A652])=13);-1;1)" office:value-type="float" office:value="1734343" calcext:value-type="float">
            <text:p>1.734.343,00</text:p>
          </table:table-cell>
          <table:table-cell table:style-name="ce25" table:formula="of:=MID([$'Compras-Ali'.$A652];[$Tablas.$E$37];[$Tablas.$G$37])" office:value-type="string" office:string-value="0005" calcext:value-type="string">
            <text:p>0005</text:p>
          </table:table-cell>
          <table:table-cell table:style-name="ce28" table:formula="of:=IF([$'Compras-Ali'.$A652]&lt;&gt;&quot;&quot;;VALUE(MID([$'Compras-Ali'.$A652];[$Tablas.$E$38];[$Tablas.$G$38]))/100;0)*IF(OR(VALUE([.A652])=3;VALUE([.A652])=8;VALUE([.A652])=13);-1;1)" office:value-type="float" office:value="364212.03" calcext:value-type="float">
            <text:p>364.212,03</text:p>
          </table:table-cell>
          <table:table-cell table:number-columns-repeated="1016"/>
        </table:table-row>
        <table:table-row table:style-name="ro1">
          <table:table-cell table:style-name="ce25" table:formula="of:=MID([$'Compras-Ali'.$A653];[$Tablas.$E$31];[$Tablas.$G$31])" office:value-type="string" office:string-value="001" calcext:value-type="string">
            <text:p>001</text:p>
          </table:table-cell>
          <table:table-cell table:style-name="ce25" table:formula="of:=MID([$'Compras-Ali'.$A653];[$Tablas.$E$32];[$Tablas.$G$32])" office:value-type="string" office:string-value="00004" calcext:value-type="string">
            <text:p>00004</text:p>
          </table:table-cell>
          <table:table-cell table:style-name="ce25" table:formula="of:=MID([$'Compras-Ali'.$A653];[$Tablas.$E$33];[$Tablas.$G$33])" office:value-type="string" office:string-value="00000000000000034459" calcext:value-type="string">
            <text:p>00000000000000034459</text:p>
          </table:table-cell>
          <table:table-cell table:style-name="ce25" table:formula="of:=MID([$'Compras-Ali'.$A653];[$Tablas.$E$34];[$Tablas.$G$34])" office:value-type="string" office:string-value="80" calcext:value-type="string">
            <text:p>80</text:p>
          </table:table-cell>
          <table:table-cell table:style-name="ce25" table:formula="of:=MID([$'Compras-Ali'.$A653];[$Tablas.$E$35];[$Tablas.$G$35])" office:value-type="string" office:string-value="00000000030707447504" calcext:value-type="string">
            <text:p>00000000030707447504</text:p>
          </table:table-cell>
          <table:table-cell table:style-name="ce28" table:formula="of:=IF([$'Compras-Ali'.$A653]&lt;&gt;&quot;&quot;;VALUE(MID([$'Compras-Ali'.$A653];[$Tablas.$E$36];[$Tablas.$G$36]))/100;0)*IF(OR(VALUE([.A653])=3;VALUE([.A653])=8;VALUE([.A653])=13);-1;1)" office:value-type="float" office:value="1960" calcext:value-type="float">
            <text:p>1.960,00</text:p>
          </table:table-cell>
          <table:table-cell table:style-name="ce25" table:formula="of:=MID([$'Compras-Ali'.$A653];[$Tablas.$E$37];[$Tablas.$G$37])" office:value-type="string" office:string-value="0005" calcext:value-type="string">
            <text:p>0005</text:p>
          </table:table-cell>
          <table:table-cell table:style-name="ce28" table:formula="of:=IF([$'Compras-Ali'.$A653]&lt;&gt;&quot;&quot;;VALUE(MID([$'Compras-Ali'.$A653];[$Tablas.$E$38];[$Tablas.$G$38]))/100;0)*IF(OR(VALUE([.A653])=3;VALUE([.A653])=8;VALUE([.A653])=13);-1;1)" office:value-type="float" office:value="411.6" calcext:value-type="float">
            <text:p>411,60</text:p>
          </table:table-cell>
          <table:table-cell table:number-columns-repeated="1016"/>
        </table:table-row>
        <table:table-row table:style-name="ro1">
          <table:table-cell table:style-name="ce25" table:formula="of:=MID([$'Compras-Ali'.$A654];[$Tablas.$E$31];[$Tablas.$G$31])" office:value-type="string" office:string-value="001" calcext:value-type="string">
            <text:p>001</text:p>
          </table:table-cell>
          <table:table-cell table:style-name="ce25" table:formula="of:=MID([$'Compras-Ali'.$A654];[$Tablas.$E$32];[$Tablas.$G$32])" office:value-type="string" office:string-value="00003" calcext:value-type="string">
            <text:p>00003</text:p>
          </table:table-cell>
          <table:table-cell table:style-name="ce25" table:formula="of:=MID([$'Compras-Ali'.$A654];[$Tablas.$E$33];[$Tablas.$G$33])" office:value-type="string" office:string-value="00000000000000020447" calcext:value-type="string">
            <text:p>00000000000000020447</text:p>
          </table:table-cell>
          <table:table-cell table:style-name="ce25" table:formula="of:=MID([$'Compras-Ali'.$A654];[$Tablas.$E$34];[$Tablas.$G$34])" office:value-type="string" office:string-value="80" calcext:value-type="string">
            <text:p>80</text:p>
          </table:table-cell>
          <table:table-cell table:style-name="ce25" table:formula="of:=MID([$'Compras-Ali'.$A654];[$Tablas.$E$35];[$Tablas.$G$35])" office:value-type="string" office:string-value="00000000030709737119" calcext:value-type="string">
            <text:p>00000000030709737119</text:p>
          </table:table-cell>
          <table:table-cell table:style-name="ce28" table:formula="of:=IF([$'Compras-Ali'.$A654]&lt;&gt;&quot;&quot;;VALUE(MID([$'Compras-Ali'.$A654];[$Tablas.$E$36];[$Tablas.$G$36]))/100;0)*IF(OR(VALUE([.A654])=3;VALUE([.A654])=8;VALUE([.A654])=13);-1;1)" office:value-type="float" office:value="5785.14" calcext:value-type="float">
            <text:p>5.785,14</text:p>
          </table:table-cell>
          <table:table-cell table:style-name="ce25" table:formula="of:=MID([$'Compras-Ali'.$A654];[$Tablas.$E$37];[$Tablas.$G$37])" office:value-type="string" office:string-value="0005" calcext:value-type="string">
            <text:p>0005</text:p>
          </table:table-cell>
          <table:table-cell table:style-name="ce28" table:formula="of:=IF([$'Compras-Ali'.$A654]&lt;&gt;&quot;&quot;;VALUE(MID([$'Compras-Ali'.$A654];[$Tablas.$E$38];[$Tablas.$G$38]))/100;0)*IF(OR(VALUE([.A654])=3;VALUE([.A654])=8;VALUE([.A654])=13);-1;1)" office:value-type="float" office:value="1214.88" calcext:value-type="float">
            <text:p>1.214,88</text:p>
          </table:table-cell>
          <table:table-cell table:number-columns-repeated="1016"/>
        </table:table-row>
        <table:table-row table:style-name="ro1">
          <table:table-cell table:style-name="ce25" table:formula="of:=MID([$'Compras-Ali'.$A655];[$Tablas.$E$31];[$Tablas.$G$31])" office:value-type="string" office:string-value="001" calcext:value-type="string">
            <text:p>001</text:p>
          </table:table-cell>
          <table:table-cell table:style-name="ce25" table:formula="of:=MID([$'Compras-Ali'.$A655];[$Tablas.$E$32];[$Tablas.$G$32])" office:value-type="string" office:string-value="00001" calcext:value-type="string">
            <text:p>00001</text:p>
          </table:table-cell>
          <table:table-cell table:style-name="ce25" table:formula="of:=MID([$'Compras-Ali'.$A655];[$Tablas.$E$33];[$Tablas.$G$33])" office:value-type="string" office:string-value="00000000000000085732" calcext:value-type="string">
            <text:p>00000000000000085732</text:p>
          </table:table-cell>
          <table:table-cell table:style-name="ce25" table:formula="of:=MID([$'Compras-Ali'.$A655];[$Tablas.$E$34];[$Tablas.$G$34])" office:value-type="string" office:string-value="80" calcext:value-type="string">
            <text:p>80</text:p>
          </table:table-cell>
          <table:table-cell table:style-name="ce25" table:formula="of:=MID([$'Compras-Ali'.$A65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55]&lt;&gt;&quot;&quot;;VALUE(MID([$'Compras-Ali'.$A655];[$Tablas.$E$36];[$Tablas.$G$36]))/100;0)*IF(OR(VALUE([.A655])=3;VALUE([.A655])=8;VALUE([.A655])=13);-1;1)" office:value-type="float" office:value="39.71" calcext:value-type="float">
            <text:p>39,71</text:p>
          </table:table-cell>
          <table:table-cell table:style-name="ce25" table:formula="of:=MID([$'Compras-Ali'.$A655];[$Tablas.$E$37];[$Tablas.$G$37])" office:value-type="string" office:string-value="0005" calcext:value-type="string">
            <text:p>0005</text:p>
          </table:table-cell>
          <table:table-cell table:style-name="ce28" table:formula="of:=IF([$'Compras-Ali'.$A655]&lt;&gt;&quot;&quot;;VALUE(MID([$'Compras-Ali'.$A655];[$Tablas.$E$38];[$Tablas.$G$38]))/100;0)*IF(OR(VALUE([.A655])=3;VALUE([.A655])=8;VALUE([.A655])=13);-1;1)" office:value-type="float" office:value="8.34" calcext:value-type="float">
            <text:p>8,34</text:p>
          </table:table-cell>
          <table:table-cell table:number-columns-repeated="1016"/>
        </table:table-row>
        <table:table-row table:style-name="ro1">
          <table:table-cell table:style-name="ce25" table:formula="of:=MID([$'Compras-Ali'.$A656];[$Tablas.$E$31];[$Tablas.$G$31])" office:value-type="string" office:string-value="001" calcext:value-type="string">
            <text:p>001</text:p>
          </table:table-cell>
          <table:table-cell table:style-name="ce25" table:formula="of:=MID([$'Compras-Ali'.$A656];[$Tablas.$E$32];[$Tablas.$G$32])" office:value-type="string" office:string-value="00001" calcext:value-type="string">
            <text:p>00001</text:p>
          </table:table-cell>
          <table:table-cell table:style-name="ce25" table:formula="of:=MID([$'Compras-Ali'.$A656];[$Tablas.$E$33];[$Tablas.$G$33])" office:value-type="string" office:string-value="00000000000000307056" calcext:value-type="string">
            <text:p>00000000000000307056</text:p>
          </table:table-cell>
          <table:table-cell table:style-name="ce25" table:formula="of:=MID([$'Compras-Ali'.$A656];[$Tablas.$E$34];[$Tablas.$G$34])" office:value-type="string" office:string-value="80" calcext:value-type="string">
            <text:p>80</text:p>
          </table:table-cell>
          <table:table-cell table:style-name="ce25" table:formula="of:=MID([$'Compras-Ali'.$A65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56]&lt;&gt;&quot;&quot;;VALUE(MID([$'Compras-Ali'.$A656];[$Tablas.$E$36];[$Tablas.$G$36]))/100;0)*IF(OR(VALUE([.A656])=3;VALUE([.A656])=8;VALUE([.A656])=13);-1;1)" office:value-type="float" office:value="1154.95" calcext:value-type="float">
            <text:p>1.154,95</text:p>
          </table:table-cell>
          <table:table-cell table:style-name="ce25" table:formula="of:=MID([$'Compras-Ali'.$A656];[$Tablas.$E$37];[$Tablas.$G$37])" office:value-type="string" office:string-value="0005" calcext:value-type="string">
            <text:p>0005</text:p>
          </table:table-cell>
          <table:table-cell table:style-name="ce28" table:formula="of:=IF([$'Compras-Ali'.$A656]&lt;&gt;&quot;&quot;;VALUE(MID([$'Compras-Ali'.$A656];[$Tablas.$E$38];[$Tablas.$G$38]))/100;0)*IF(OR(VALUE([.A656])=3;VALUE([.A656])=8;VALUE([.A656])=13);-1;1)" office:value-type="float" office:value="242.54" calcext:value-type="float">
            <text:p>242,54</text:p>
          </table:table-cell>
          <table:table-cell table:number-columns-repeated="1016"/>
        </table:table-row>
        <table:table-row table:style-name="ro1">
          <table:table-cell table:style-name="ce25" table:formula="of:=MID([$'Compras-Ali'.$A657];[$Tablas.$E$31];[$Tablas.$G$31])" office:value-type="string" office:string-value="001" calcext:value-type="string">
            <text:p>001</text:p>
          </table:table-cell>
          <table:table-cell table:style-name="ce25" table:formula="of:=MID([$'Compras-Ali'.$A657];[$Tablas.$E$32];[$Tablas.$G$32])" office:value-type="string" office:string-value="00001" calcext:value-type="string">
            <text:p>00001</text:p>
          </table:table-cell>
          <table:table-cell table:style-name="ce25" table:formula="of:=MID([$'Compras-Ali'.$A657];[$Tablas.$E$33];[$Tablas.$G$33])" office:value-type="string" office:string-value="00000000000000306762" calcext:value-type="string">
            <text:p>00000000000000306762</text:p>
          </table:table-cell>
          <table:table-cell table:style-name="ce25" table:formula="of:=MID([$'Compras-Ali'.$A657];[$Tablas.$E$34];[$Tablas.$G$34])" office:value-type="string" office:string-value="80" calcext:value-type="string">
            <text:p>80</text:p>
          </table:table-cell>
          <table:table-cell table:style-name="ce25" table:formula="of:=MID([$'Compras-Ali'.$A65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57]&lt;&gt;&quot;&quot;;VALUE(MID([$'Compras-Ali'.$A657];[$Tablas.$E$36];[$Tablas.$G$36]))/100;0)*IF(OR(VALUE([.A657])=3;VALUE([.A657])=8;VALUE([.A657])=13);-1;1)" office:value-type="float" office:value="2465.76" calcext:value-type="float">
            <text:p>2.465,76</text:p>
          </table:table-cell>
          <table:table-cell table:style-name="ce25" table:formula="of:=MID([$'Compras-Ali'.$A657];[$Tablas.$E$37];[$Tablas.$G$37])" office:value-type="string" office:string-value="0005" calcext:value-type="string">
            <text:p>0005</text:p>
          </table:table-cell>
          <table:table-cell table:style-name="ce28" table:formula="of:=IF([$'Compras-Ali'.$A657]&lt;&gt;&quot;&quot;;VALUE(MID([$'Compras-Ali'.$A657];[$Tablas.$E$38];[$Tablas.$G$38]))/100;0)*IF(OR(VALUE([.A657])=3;VALUE([.A657])=8;VALUE([.A657])=13);-1;1)" office:value-type="float" office:value="517.81" calcext:value-type="float">
            <text:p>517,81</text:p>
          </table:table-cell>
          <table:table-cell table:number-columns-repeated="1016"/>
        </table:table-row>
        <table:table-row table:style-name="ro1">
          <table:table-cell table:style-name="ce25" table:formula="of:=MID([$'Compras-Ali'.$A658];[$Tablas.$E$31];[$Tablas.$G$31])" office:value-type="string" office:string-value="001" calcext:value-type="string">
            <text:p>001</text:p>
          </table:table-cell>
          <table:table-cell table:style-name="ce25" table:formula="of:=MID([$'Compras-Ali'.$A658];[$Tablas.$E$32];[$Tablas.$G$32])" office:value-type="string" office:string-value="00001" calcext:value-type="string">
            <text:p>00001</text:p>
          </table:table-cell>
          <table:table-cell table:style-name="ce25" table:formula="of:=MID([$'Compras-Ali'.$A658];[$Tablas.$E$33];[$Tablas.$G$33])" office:value-type="string" office:string-value="00000000000000281220" calcext:value-type="string">
            <text:p>00000000000000281220</text:p>
          </table:table-cell>
          <table:table-cell table:style-name="ce25" table:formula="of:=MID([$'Compras-Ali'.$A658];[$Tablas.$E$34];[$Tablas.$G$34])" office:value-type="string" office:string-value="80" calcext:value-type="string">
            <text:p>80</text:p>
          </table:table-cell>
          <table:table-cell table:style-name="ce25" table:formula="of:=MID([$'Compras-Ali'.$A658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658]&lt;&gt;&quot;&quot;;VALUE(MID([$'Compras-Ali'.$A658];[$Tablas.$E$36];[$Tablas.$G$36]))/100;0)*IF(OR(VALUE([.A658])=3;VALUE([.A658])=8;VALUE([.A658])=13);-1;1)" office:value-type="float" office:value="143.67" calcext:value-type="float">
            <text:p>143,67</text:p>
          </table:table-cell>
          <table:table-cell table:style-name="ce25" table:formula="of:=MID([$'Compras-Ali'.$A658];[$Tablas.$E$37];[$Tablas.$G$37])" office:value-type="string" office:string-value="0005" calcext:value-type="string">
            <text:p>0005</text:p>
          </table:table-cell>
          <table:table-cell table:style-name="ce28" table:formula="of:=IF([$'Compras-Ali'.$A658]&lt;&gt;&quot;&quot;;VALUE(MID([$'Compras-Ali'.$A658];[$Tablas.$E$38];[$Tablas.$G$38]))/100;0)*IF(OR(VALUE([.A658])=3;VALUE([.A658])=8;VALUE([.A658])=13);-1;1)" office:value-type="float" office:value="30.17" calcext:value-type="float">
            <text:p>30,17</text:p>
          </table:table-cell>
          <table:table-cell table:number-columns-repeated="1016"/>
        </table:table-row>
        <table:table-row table:style-name="ro1">
          <table:table-cell table:style-name="ce25" table:formula="of:=MID([$'Compras-Ali'.$A659];[$Tablas.$E$31];[$Tablas.$G$31])" office:value-type="string" office:string-value="001" calcext:value-type="string">
            <text:p>001</text:p>
          </table:table-cell>
          <table:table-cell table:style-name="ce25" table:formula="of:=MID([$'Compras-Ali'.$A659];[$Tablas.$E$32];[$Tablas.$G$32])" office:value-type="string" office:string-value="00011" calcext:value-type="string">
            <text:p>00011</text:p>
          </table:table-cell>
          <table:table-cell table:style-name="ce25" table:formula="of:=MID([$'Compras-Ali'.$A659];[$Tablas.$E$33];[$Tablas.$G$33])" office:value-type="string" office:string-value="00000000000000010062" calcext:value-type="string">
            <text:p>00000000000000010062</text:p>
          </table:table-cell>
          <table:table-cell table:style-name="ce25" table:formula="of:=MID([$'Compras-Ali'.$A659];[$Tablas.$E$34];[$Tablas.$G$34])" office:value-type="string" office:string-value="80" calcext:value-type="string">
            <text:p>80</text:p>
          </table:table-cell>
          <table:table-cell table:style-name="ce25" table:formula="of:=MID([$'Compras-Ali'.$A659];[$Tablas.$E$35];[$Tablas.$G$35])" office:value-type="string" office:string-value="00000000030691800802" calcext:value-type="string">
            <text:p>00000000030691800802</text:p>
          </table:table-cell>
          <table:table-cell table:style-name="ce28" table:formula="of:=IF([$'Compras-Ali'.$A659]&lt;&gt;&quot;&quot;;VALUE(MID([$'Compras-Ali'.$A659];[$Tablas.$E$36];[$Tablas.$G$36]))/100;0)*IF(OR(VALUE([.A659])=3;VALUE([.A659])=8;VALUE([.A659])=13);-1;1)" office:value-type="float" office:value="413.24" calcext:value-type="float">
            <text:p>413,24</text:p>
          </table:table-cell>
          <table:table-cell table:style-name="ce25" table:formula="of:=MID([$'Compras-Ali'.$A659];[$Tablas.$E$37];[$Tablas.$G$37])" office:value-type="string" office:string-value="0005" calcext:value-type="string">
            <text:p>0005</text:p>
          </table:table-cell>
          <table:table-cell table:style-name="ce28" table:formula="of:=IF([$'Compras-Ali'.$A659]&lt;&gt;&quot;&quot;;VALUE(MID([$'Compras-Ali'.$A659];[$Tablas.$E$38];[$Tablas.$G$38]))/100;0)*IF(OR(VALUE([.A659])=3;VALUE([.A659])=8;VALUE([.A659])=13);-1;1)" office:value-type="float" office:value="86.78" calcext:value-type="float">
            <text:p>86,78</text:p>
          </table:table-cell>
          <table:table-cell table:number-columns-repeated="1016"/>
        </table:table-row>
        <table:table-row table:style-name="ro1">
          <table:table-cell table:style-name="ce25" table:formula="of:=MID([$'Compras-Ali'.$A660];[$Tablas.$E$31];[$Tablas.$G$31])" office:value-type="string" office:string-value="001" calcext:value-type="string">
            <text:p>001</text:p>
          </table:table-cell>
          <table:table-cell table:style-name="ce25" table:formula="of:=MID([$'Compras-Ali'.$A660];[$Tablas.$E$32];[$Tablas.$G$32])" office:value-type="string" office:string-value="00010" calcext:value-type="string">
            <text:p>00010</text:p>
          </table:table-cell>
          <table:table-cell table:style-name="ce25" table:formula="of:=MID([$'Compras-Ali'.$A660];[$Tablas.$E$33];[$Tablas.$G$33])" office:value-type="string" office:string-value="00000000000000038006" calcext:value-type="string">
            <text:p>00000000000000038006</text:p>
          </table:table-cell>
          <table:table-cell table:style-name="ce25" table:formula="of:=MID([$'Compras-Ali'.$A660];[$Tablas.$E$34];[$Tablas.$G$34])" office:value-type="string" office:string-value="80" calcext:value-type="string">
            <text:p>80</text:p>
          </table:table-cell>
          <table:table-cell table:style-name="ce25" table:formula="of:=MID([$'Compras-Ali'.$A660];[$Tablas.$E$35];[$Tablas.$G$35])" office:value-type="string" office:string-value="00000000020081722464" calcext:value-type="string">
            <text:p>00000000020081722464</text:p>
          </table:table-cell>
          <table:table-cell table:style-name="ce28" table:formula="of:=IF([$'Compras-Ali'.$A660]&lt;&gt;&quot;&quot;;VALUE(MID([$'Compras-Ali'.$A660];[$Tablas.$E$36];[$Tablas.$G$36]))/100;0)*IF(OR(VALUE([.A660])=3;VALUE([.A660])=8;VALUE([.A660])=13);-1;1)" office:value-type="float" office:value="669.43" calcext:value-type="float">
            <text:p>669,43</text:p>
          </table:table-cell>
          <table:table-cell table:style-name="ce25" table:formula="of:=MID([$'Compras-Ali'.$A660];[$Tablas.$E$37];[$Tablas.$G$37])" office:value-type="string" office:string-value="0005" calcext:value-type="string">
            <text:p>0005</text:p>
          </table:table-cell>
          <table:table-cell table:style-name="ce28" table:formula="of:=IF([$'Compras-Ali'.$A660]&lt;&gt;&quot;&quot;;VALUE(MID([$'Compras-Ali'.$A660];[$Tablas.$E$38];[$Tablas.$G$38]))/100;0)*IF(OR(VALUE([.A660])=3;VALUE([.A660])=8;VALUE([.A660])=13);-1;1)" office:value-type="float" office:value="140.58" calcext:value-type="float">
            <text:p>140,58</text:p>
          </table:table-cell>
          <table:table-cell table:number-columns-repeated="1016"/>
        </table:table-row>
        <table:table-row table:style-name="ro1">
          <table:table-cell table:style-name="ce25" table:formula="of:=MID([$'Compras-Ali'.$A661];[$Tablas.$E$31];[$Tablas.$G$31])" office:value-type="string" office:string-value="001" calcext:value-type="string">
            <text:p>001</text:p>
          </table:table-cell>
          <table:table-cell table:style-name="ce25" table:formula="of:=MID([$'Compras-Ali'.$A661];[$Tablas.$E$32];[$Tablas.$G$32])" office:value-type="string" office:string-value="00046" calcext:value-type="string">
            <text:p>00046</text:p>
          </table:table-cell>
          <table:table-cell table:style-name="ce25" table:formula="of:=MID([$'Compras-Ali'.$A661];[$Tablas.$E$33];[$Tablas.$G$33])" office:value-type="string" office:string-value="00000000000000001257" calcext:value-type="string">
            <text:p>00000000000000001257</text:p>
          </table:table-cell>
          <table:table-cell table:style-name="ce25" table:formula="of:=MID([$'Compras-Ali'.$A661];[$Tablas.$E$34];[$Tablas.$G$34])" office:value-type="string" office:string-value="80" calcext:value-type="string">
            <text:p>80</text:p>
          </table:table-cell>
          <table:table-cell table:style-name="ce25" table:formula="of:=MID([$'Compras-Ali'.$A661];[$Tablas.$E$35];[$Tablas.$G$35])" office:value-type="string" office:string-value="00000000030674661335" calcext:value-type="string">
            <text:p>00000000030674661335</text:p>
          </table:table-cell>
          <table:table-cell table:style-name="ce28" table:formula="of:=IF([$'Compras-Ali'.$A661]&lt;&gt;&quot;&quot;;VALUE(MID([$'Compras-Ali'.$A661];[$Tablas.$E$36];[$Tablas.$G$36]))/100;0)*IF(OR(VALUE([.A661])=3;VALUE([.A661])=8;VALUE([.A661])=13);-1;1)" office:value-type="float" office:value="818.19" calcext:value-type="float">
            <text:p>818,19</text:p>
          </table:table-cell>
          <table:table-cell table:style-name="ce25" table:formula="of:=MID([$'Compras-Ali'.$A661];[$Tablas.$E$37];[$Tablas.$G$37])" office:value-type="string" office:string-value="0005" calcext:value-type="string">
            <text:p>0005</text:p>
          </table:table-cell>
          <table:table-cell table:style-name="ce28" table:formula="of:=IF([$'Compras-Ali'.$A661]&lt;&gt;&quot;&quot;;VALUE(MID([$'Compras-Ali'.$A661];[$Tablas.$E$38];[$Tablas.$G$38]))/100;0)*IF(OR(VALUE([.A661])=3;VALUE([.A661])=8;VALUE([.A661])=13);-1;1)" office:value-type="float" office:value="171.82" calcext:value-type="float">
            <text:p>171,82</text:p>
          </table:table-cell>
          <table:table-cell table:number-columns-repeated="1016"/>
        </table:table-row>
        <table:table-row table:style-name="ro1">
          <table:table-cell table:style-name="ce25" table:formula="of:=MID([$'Compras-Ali'.$A662];[$Tablas.$E$31];[$Tablas.$G$31])" office:value-type="string" office:string-value="001" calcext:value-type="string">
            <text:p>001</text:p>
          </table:table-cell>
          <table:table-cell table:style-name="ce25" table:formula="of:=MID([$'Compras-Ali'.$A662];[$Tablas.$E$32];[$Tablas.$G$32])" office:value-type="string" office:string-value="00001" calcext:value-type="string">
            <text:p>00001</text:p>
          </table:table-cell>
          <table:table-cell table:style-name="ce25" table:formula="of:=MID([$'Compras-Ali'.$A662];[$Tablas.$E$33];[$Tablas.$G$33])" office:value-type="string" office:string-value="00000000000000080998" calcext:value-type="string">
            <text:p>00000000000000080998</text:p>
          </table:table-cell>
          <table:table-cell table:style-name="ce25" table:formula="of:=MID([$'Compras-Ali'.$A662];[$Tablas.$E$34];[$Tablas.$G$34])" office:value-type="string" office:string-value="80" calcext:value-type="string">
            <text:p>80</text:p>
          </table:table-cell>
          <table:table-cell table:style-name="ce25" table:formula="of:=MID([$'Compras-Ali'.$A662];[$Tablas.$E$35];[$Tablas.$G$35])" office:value-type="string" office:string-value="00000000030714184969" calcext:value-type="string">
            <text:p>00000000030714184969</text:p>
          </table:table-cell>
          <table:table-cell table:style-name="ce28" table:formula="of:=IF([$'Compras-Ali'.$A662]&lt;&gt;&quot;&quot;;VALUE(MID([$'Compras-Ali'.$A662];[$Tablas.$E$36];[$Tablas.$G$36]))/100;0)*IF(OR(VALUE([.A662])=3;VALUE([.A662])=8;VALUE([.A662])=13);-1;1)" office:value-type="float" office:value="412.43" calcext:value-type="float">
            <text:p>412,43</text:p>
          </table:table-cell>
          <table:table-cell table:style-name="ce25" table:formula="of:=MID([$'Compras-Ali'.$A662];[$Tablas.$E$37];[$Tablas.$G$37])" office:value-type="string" office:string-value="0005" calcext:value-type="string">
            <text:p>0005</text:p>
          </table:table-cell>
          <table:table-cell table:style-name="ce28" table:formula="of:=IF([$'Compras-Ali'.$A662]&lt;&gt;&quot;&quot;;VALUE(MID([$'Compras-Ali'.$A662];[$Tablas.$E$38];[$Tablas.$G$38]))/100;0)*IF(OR(VALUE([.A662])=3;VALUE([.A662])=8;VALUE([.A662])=13);-1;1)" office:value-type="float" office:value="86.61" calcext:value-type="float">
            <text:p>86,61</text:p>
          </table:table-cell>
          <table:table-cell table:number-columns-repeated="1016"/>
        </table:table-row>
        <table:table-row table:style-name="ro1">
          <table:table-cell table:style-name="ce25" table:formula="of:=MID([$'Compras-Ali'.$A663];[$Tablas.$E$31];[$Tablas.$G$31])" office:value-type="string" office:string-value="001" calcext:value-type="string">
            <text:p>001</text:p>
          </table:table-cell>
          <table:table-cell table:style-name="ce25" table:formula="of:=MID([$'Compras-Ali'.$A663];[$Tablas.$E$32];[$Tablas.$G$32])" office:value-type="string" office:string-value="00001" calcext:value-type="string">
            <text:p>00001</text:p>
          </table:table-cell>
          <table:table-cell table:style-name="ce25" table:formula="of:=MID([$'Compras-Ali'.$A663];[$Tablas.$E$33];[$Tablas.$G$33])" office:value-type="string" office:string-value="00000000000000307850" calcext:value-type="string">
            <text:p>00000000000000307850</text:p>
          </table:table-cell>
          <table:table-cell table:style-name="ce25" table:formula="of:=MID([$'Compras-Ali'.$A663];[$Tablas.$E$34];[$Tablas.$G$34])" office:value-type="string" office:string-value="80" calcext:value-type="string">
            <text:p>80</text:p>
          </table:table-cell>
          <table:table-cell table:style-name="ce25" table:formula="of:=MID([$'Compras-Ali'.$A66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63]&lt;&gt;&quot;&quot;;VALUE(MID([$'Compras-Ali'.$A663];[$Tablas.$E$36];[$Tablas.$G$36]))/100;0)*IF(OR(VALUE([.A663])=3;VALUE([.A663])=8;VALUE([.A663])=13);-1;1)" office:value-type="float" office:value="3.05" calcext:value-type="float">
            <text:p>3,05</text:p>
          </table:table-cell>
          <table:table-cell table:style-name="ce25" table:formula="of:=MID([$'Compras-Ali'.$A663];[$Tablas.$E$37];[$Tablas.$G$37])" office:value-type="string" office:string-value="0005" calcext:value-type="string">
            <text:p>0005</text:p>
          </table:table-cell>
          <table:table-cell table:style-name="ce28" table:formula="of:=IF([$'Compras-Ali'.$A663]&lt;&gt;&quot;&quot;;VALUE(MID([$'Compras-Ali'.$A663];[$Tablas.$E$38];[$Tablas.$G$38]))/100;0)*IF(OR(VALUE([.A663])=3;VALUE([.A663])=8;VALUE([.A663])=13);-1;1)" office:value-type="float" office:value="0.64" calcext:value-type="float">
            <text:p>0,64</text:p>
          </table:table-cell>
          <table:table-cell table:number-columns-repeated="1016"/>
        </table:table-row>
        <table:table-row table:style-name="ro1">
          <table:table-cell table:style-name="ce25" table:formula="of:=MID([$'Compras-Ali'.$A664];[$Tablas.$E$31];[$Tablas.$G$31])" office:value-type="string" office:string-value="001" calcext:value-type="string">
            <text:p>001</text:p>
          </table:table-cell>
          <table:table-cell table:style-name="ce25" table:formula="of:=MID([$'Compras-Ali'.$A664];[$Tablas.$E$32];[$Tablas.$G$32])" office:value-type="string" office:string-value="00001" calcext:value-type="string">
            <text:p>00001</text:p>
          </table:table-cell>
          <table:table-cell table:style-name="ce25" table:formula="of:=MID([$'Compras-Ali'.$A664];[$Tablas.$E$33];[$Tablas.$G$33])" office:value-type="string" office:string-value="00000000000000307466" calcext:value-type="string">
            <text:p>00000000000000307466</text:p>
          </table:table-cell>
          <table:table-cell table:style-name="ce25" table:formula="of:=MID([$'Compras-Ali'.$A664];[$Tablas.$E$34];[$Tablas.$G$34])" office:value-type="string" office:string-value="80" calcext:value-type="string">
            <text:p>80</text:p>
          </table:table-cell>
          <table:table-cell table:style-name="ce25" table:formula="of:=MID([$'Compras-Ali'.$A66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64]&lt;&gt;&quot;&quot;;VALUE(MID([$'Compras-Ali'.$A664];[$Tablas.$E$36];[$Tablas.$G$36]))/100;0)*IF(OR(VALUE([.A664])=3;VALUE([.A664])=8;VALUE([.A664])=13);-1;1)" office:value-type="float" office:value="61.9" calcext:value-type="float">
            <text:p>61,90</text:p>
          </table:table-cell>
          <table:table-cell table:style-name="ce25" table:formula="of:=MID([$'Compras-Ali'.$A664];[$Tablas.$E$37];[$Tablas.$G$37])" office:value-type="string" office:string-value="0005" calcext:value-type="string">
            <text:p>0005</text:p>
          </table:table-cell>
          <table:table-cell table:style-name="ce28" table:formula="of:=IF([$'Compras-Ali'.$A664]&lt;&gt;&quot;&quot;;VALUE(MID([$'Compras-Ali'.$A664];[$Tablas.$E$38];[$Tablas.$G$38]))/100;0)*IF(OR(VALUE([.A664])=3;VALUE([.A664])=8;VALUE([.A664])=13);-1;1)" office:value-type="float" office:value="13" calcext:value-type="float">
            <text:p>13,00</text:p>
          </table:table-cell>
          <table:table-cell table:number-columns-repeated="1016"/>
        </table:table-row>
        <table:table-row table:style-name="ro1">
          <table:table-cell table:style-name="ce25" table:formula="of:=MID([$'Compras-Ali'.$A665];[$Tablas.$E$31];[$Tablas.$G$31])" office:value-type="string" office:string-value="001" calcext:value-type="string">
            <text:p>001</text:p>
          </table:table-cell>
          <table:table-cell table:style-name="ce25" table:formula="of:=MID([$'Compras-Ali'.$A665];[$Tablas.$E$32];[$Tablas.$G$32])" office:value-type="string" office:string-value="00001" calcext:value-type="string">
            <text:p>00001</text:p>
          </table:table-cell>
          <table:table-cell table:style-name="ce25" table:formula="of:=MID([$'Compras-Ali'.$A665];[$Tablas.$E$33];[$Tablas.$G$33])" office:value-type="string" office:string-value="00000000000000307795" calcext:value-type="string">
            <text:p>00000000000000307795</text:p>
          </table:table-cell>
          <table:table-cell table:style-name="ce25" table:formula="of:=MID([$'Compras-Ali'.$A665];[$Tablas.$E$34];[$Tablas.$G$34])" office:value-type="string" office:string-value="80" calcext:value-type="string">
            <text:p>80</text:p>
          </table:table-cell>
          <table:table-cell table:style-name="ce25" table:formula="of:=MID([$'Compras-Ali'.$A66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65]&lt;&gt;&quot;&quot;;VALUE(MID([$'Compras-Ali'.$A665];[$Tablas.$E$36];[$Tablas.$G$36]))/100;0)*IF(OR(VALUE([.A665])=3;VALUE([.A665])=8;VALUE([.A665])=13);-1;1)" office:value-type="float" office:value="81.19" calcext:value-type="float">
            <text:p>81,19</text:p>
          </table:table-cell>
          <table:table-cell table:style-name="ce25" table:formula="of:=MID([$'Compras-Ali'.$A665];[$Tablas.$E$37];[$Tablas.$G$37])" office:value-type="string" office:string-value="0005" calcext:value-type="string">
            <text:p>0005</text:p>
          </table:table-cell>
          <table:table-cell table:style-name="ce28" table:formula="of:=IF([$'Compras-Ali'.$A665]&lt;&gt;&quot;&quot;;VALUE(MID([$'Compras-Ali'.$A665];[$Tablas.$E$38];[$Tablas.$G$38]))/100;0)*IF(OR(VALUE([.A665])=3;VALUE([.A665])=8;VALUE([.A665])=13);-1;1)" office:value-type="float" office:value="17.05" calcext:value-type="float">
            <text:p>17,05</text:p>
          </table:table-cell>
          <table:table-cell table:number-columns-repeated="1016"/>
        </table:table-row>
        <table:table-row table:style-name="ro1">
          <table:table-cell table:style-name="ce25" table:formula="of:=MID([$'Compras-Ali'.$A666];[$Tablas.$E$31];[$Tablas.$G$31])" office:value-type="string" office:string-value="001" calcext:value-type="string">
            <text:p>001</text:p>
          </table:table-cell>
          <table:table-cell table:style-name="ce25" table:formula="of:=MID([$'Compras-Ali'.$A666];[$Tablas.$E$32];[$Tablas.$G$32])" office:value-type="string" office:string-value="00001" calcext:value-type="string">
            <text:p>00001</text:p>
          </table:table-cell>
          <table:table-cell table:style-name="ce25" table:formula="of:=MID([$'Compras-Ali'.$A666];[$Tablas.$E$33];[$Tablas.$G$33])" office:value-type="string" office:string-value="00000000000000307441" calcext:value-type="string">
            <text:p>00000000000000307441</text:p>
          </table:table-cell>
          <table:table-cell table:style-name="ce25" table:formula="of:=MID([$'Compras-Ali'.$A666];[$Tablas.$E$34];[$Tablas.$G$34])" office:value-type="string" office:string-value="80" calcext:value-type="string">
            <text:p>80</text:p>
          </table:table-cell>
          <table:table-cell table:style-name="ce25" table:formula="of:=MID([$'Compras-Ali'.$A66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66]&lt;&gt;&quot;&quot;;VALUE(MID([$'Compras-Ali'.$A666];[$Tablas.$E$36];[$Tablas.$G$36]))/100;0)*IF(OR(VALUE([.A666])=3;VALUE([.A666])=8;VALUE([.A666])=13);-1;1)" office:value-type="float" office:value="303.48" calcext:value-type="float">
            <text:p>303,48</text:p>
          </table:table-cell>
          <table:table-cell table:style-name="ce25" table:formula="of:=MID([$'Compras-Ali'.$A666];[$Tablas.$E$37];[$Tablas.$G$37])" office:value-type="string" office:string-value="0005" calcext:value-type="string">
            <text:p>0005</text:p>
          </table:table-cell>
          <table:table-cell table:style-name="ce28" table:formula="of:=IF([$'Compras-Ali'.$A666]&lt;&gt;&quot;&quot;;VALUE(MID([$'Compras-Ali'.$A666];[$Tablas.$E$38];[$Tablas.$G$38]))/100;0)*IF(OR(VALUE([.A666])=3;VALUE([.A666])=8;VALUE([.A666])=13);-1;1)" office:value-type="float" office:value="63.73" calcext:value-type="float">
            <text:p>63,73</text:p>
          </table:table-cell>
          <table:table-cell table:number-columns-repeated="1016"/>
        </table:table-row>
        <table:table-row table:style-name="ro1">
          <table:table-cell table:style-name="ce25" table:formula="of:=MID([$'Compras-Ali'.$A667];[$Tablas.$E$31];[$Tablas.$G$31])" office:value-type="string" office:string-value="001" calcext:value-type="string">
            <text:p>001</text:p>
          </table:table-cell>
          <table:table-cell table:style-name="ce25" table:formula="of:=MID([$'Compras-Ali'.$A667];[$Tablas.$E$32];[$Tablas.$G$32])" office:value-type="string" office:string-value="00001" calcext:value-type="string">
            <text:p>00001</text:p>
          </table:table-cell>
          <table:table-cell table:style-name="ce25" table:formula="of:=MID([$'Compras-Ali'.$A667];[$Tablas.$E$33];[$Tablas.$G$33])" office:value-type="string" office:string-value="00000000000000307708" calcext:value-type="string">
            <text:p>00000000000000307708</text:p>
          </table:table-cell>
          <table:table-cell table:style-name="ce25" table:formula="of:=MID([$'Compras-Ali'.$A667];[$Tablas.$E$34];[$Tablas.$G$34])" office:value-type="string" office:string-value="80" calcext:value-type="string">
            <text:p>80</text:p>
          </table:table-cell>
          <table:table-cell table:style-name="ce25" table:formula="of:=MID([$'Compras-Ali'.$A66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67]&lt;&gt;&quot;&quot;;VALUE(MID([$'Compras-Ali'.$A667];[$Tablas.$E$36];[$Tablas.$G$36]))/100;0)*IF(OR(VALUE([.A667])=3;VALUE([.A667])=8;VALUE([.A667])=13);-1;1)" office:value-type="float" office:value="95.86" calcext:value-type="float">
            <text:p>95,86</text:p>
          </table:table-cell>
          <table:table-cell table:style-name="ce25" table:formula="of:=MID([$'Compras-Ali'.$A667];[$Tablas.$E$37];[$Tablas.$G$37])" office:value-type="string" office:string-value="0005" calcext:value-type="string">
            <text:p>0005</text:p>
          </table:table-cell>
          <table:table-cell table:style-name="ce28" table:formula="of:=IF([$'Compras-Ali'.$A667]&lt;&gt;&quot;&quot;;VALUE(MID([$'Compras-Ali'.$A667];[$Tablas.$E$38];[$Tablas.$G$38]))/100;0)*IF(OR(VALUE([.A667])=3;VALUE([.A667])=8;VALUE([.A667])=13);-1;1)" office:value-type="float" office:value="20.13" calcext:value-type="float">
            <text:p>20,13</text:p>
          </table:table-cell>
          <table:table-cell table:number-columns-repeated="1016"/>
        </table:table-row>
        <table:table-row table:style-name="ro1">
          <table:table-cell table:style-name="ce25" table:formula="of:=MID([$'Compras-Ali'.$A668];[$Tablas.$E$31];[$Tablas.$G$31])" office:value-type="string" office:string-value="001" calcext:value-type="string">
            <text:p>001</text:p>
          </table:table-cell>
          <table:table-cell table:style-name="ce25" table:formula="of:=MID([$'Compras-Ali'.$A668];[$Tablas.$E$32];[$Tablas.$G$32])" office:value-type="string" office:string-value="00013" calcext:value-type="string">
            <text:p>00013</text:p>
          </table:table-cell>
          <table:table-cell table:style-name="ce25" table:formula="of:=MID([$'Compras-Ali'.$A668];[$Tablas.$E$33];[$Tablas.$G$33])" office:value-type="string" office:string-value="00000000000000036393" calcext:value-type="string">
            <text:p>00000000000000036393</text:p>
          </table:table-cell>
          <table:table-cell table:style-name="ce25" table:formula="of:=MID([$'Compras-Ali'.$A668];[$Tablas.$E$34];[$Tablas.$G$34])" office:value-type="string" office:string-value="80" calcext:value-type="string">
            <text:p>80</text:p>
          </table:table-cell>
          <table:table-cell table:style-name="ce25" table:formula="of:=MID([$'Compras-Ali'.$A668];[$Tablas.$E$35];[$Tablas.$G$35])" office:value-type="string" office:string-value="00000000030641428104" calcext:value-type="string">
            <text:p>00000000030641428104</text:p>
          </table:table-cell>
          <table:table-cell table:style-name="ce28" table:formula="of:=IF([$'Compras-Ali'.$A668]&lt;&gt;&quot;&quot;;VALUE(MID([$'Compras-Ali'.$A668];[$Tablas.$E$36];[$Tablas.$G$36]))/100;0)*IF(OR(VALUE([.A668])=3;VALUE([.A668])=8;VALUE([.A668])=13);-1;1)" office:value-type="float" office:value="2132.24" calcext:value-type="float">
            <text:p>2.132,24</text:p>
          </table:table-cell>
          <table:table-cell table:style-name="ce25" table:formula="of:=MID([$'Compras-Ali'.$A668];[$Tablas.$E$37];[$Tablas.$G$37])" office:value-type="string" office:string-value="0005" calcext:value-type="string">
            <text:p>0005</text:p>
          </table:table-cell>
          <table:table-cell table:style-name="ce28" table:formula="of:=IF([$'Compras-Ali'.$A668]&lt;&gt;&quot;&quot;;VALUE(MID([$'Compras-Ali'.$A668];[$Tablas.$E$38];[$Tablas.$G$38]))/100;0)*IF(OR(VALUE([.A668])=3;VALUE([.A668])=8;VALUE([.A668])=13);-1;1)" office:value-type="float" office:value="447.77" calcext:value-type="float">
            <text:p>447,77</text:p>
          </table:table-cell>
          <table:table-cell table:number-columns-repeated="1016"/>
        </table:table-row>
        <table:table-row table:style-name="ro1">
          <table:table-cell table:style-name="ce25" table:formula="of:=MID([$'Compras-Ali'.$A669];[$Tablas.$E$31];[$Tablas.$G$31])" office:value-type="string" office:string-value="001" calcext:value-type="string">
            <text:p>001</text:p>
          </table:table-cell>
          <table:table-cell table:style-name="ce25" table:formula="of:=MID([$'Compras-Ali'.$A669];[$Tablas.$E$32];[$Tablas.$G$32])" office:value-type="string" office:string-value="00001" calcext:value-type="string">
            <text:p>00001</text:p>
          </table:table-cell>
          <table:table-cell table:style-name="ce25" table:formula="of:=MID([$'Compras-Ali'.$A669];[$Tablas.$E$33];[$Tablas.$G$33])" office:value-type="string" office:string-value="00000000000000047676" calcext:value-type="string">
            <text:p>00000000000000047676</text:p>
          </table:table-cell>
          <table:table-cell table:style-name="ce25" table:formula="of:=MID([$'Compras-Ali'.$A669];[$Tablas.$E$34];[$Tablas.$G$34])" office:value-type="string" office:string-value="80" calcext:value-type="string">
            <text:p>80</text:p>
          </table:table-cell>
          <table:table-cell table:style-name="ce25" table:formula="of:=MID([$'Compras-Ali'.$A669];[$Tablas.$E$35];[$Tablas.$G$35])" office:value-type="string" office:string-value="00000000030651129083" calcext:value-type="string">
            <text:p>00000000030651129083</text:p>
          </table:table-cell>
          <table:table-cell table:style-name="ce28" table:formula="of:=IF([$'Compras-Ali'.$A669]&lt;&gt;&quot;&quot;;VALUE(MID([$'Compras-Ali'.$A669];[$Tablas.$E$36];[$Tablas.$G$36]))/100;0)*IF(OR(VALUE([.A669])=3;VALUE([.A669])=8;VALUE([.A669])=13);-1;1)" office:value-type="float" office:value="238856" calcext:value-type="float">
            <text:p>238.856,00</text:p>
          </table:table-cell>
          <table:table-cell table:style-name="ce25" table:formula="of:=MID([$'Compras-Ali'.$A669];[$Tablas.$E$37];[$Tablas.$G$37])" office:value-type="string" office:string-value="0005" calcext:value-type="string">
            <text:p>0005</text:p>
          </table:table-cell>
          <table:table-cell table:style-name="ce28" table:formula="of:=IF([$'Compras-Ali'.$A669]&lt;&gt;&quot;&quot;;VALUE(MID([$'Compras-Ali'.$A669];[$Tablas.$E$38];[$Tablas.$G$38]))/100;0)*IF(OR(VALUE([.A669])=3;VALUE([.A669])=8;VALUE([.A669])=13);-1;1)" office:value-type="float" office:value="50159.76" calcext:value-type="float">
            <text:p>50.159,76</text:p>
          </table:table-cell>
          <table:table-cell table:number-columns-repeated="1016"/>
        </table:table-row>
        <table:table-row table:style-name="ro1">
          <table:table-cell table:style-name="ce25" table:formula="of:=MID([$'Compras-Ali'.$A670];[$Tablas.$E$31];[$Tablas.$G$31])" office:value-type="string" office:string-value="001" calcext:value-type="string">
            <text:p>001</text:p>
          </table:table-cell>
          <table:table-cell table:style-name="ce25" table:formula="of:=MID([$'Compras-Ali'.$A670];[$Tablas.$E$32];[$Tablas.$G$32])" office:value-type="string" office:string-value="00001" calcext:value-type="string">
            <text:p>00001</text:p>
          </table:table-cell>
          <table:table-cell table:style-name="ce25" table:formula="of:=MID([$'Compras-Ali'.$A670];[$Tablas.$E$33];[$Tablas.$G$33])" office:value-type="string" office:string-value="00000000000000011815" calcext:value-type="string">
            <text:p>00000000000000011815</text:p>
          </table:table-cell>
          <table:table-cell table:style-name="ce25" table:formula="of:=MID([$'Compras-Ali'.$A670];[$Tablas.$E$34];[$Tablas.$G$34])" office:value-type="string" office:string-value="80" calcext:value-type="string">
            <text:p>80</text:p>
          </table:table-cell>
          <table:table-cell table:style-name="ce25" table:formula="of:=MID([$'Compras-Ali'.$A670];[$Tablas.$E$35];[$Tablas.$G$35])" office:value-type="string" office:string-value="00000000030712221301" calcext:value-type="string">
            <text:p>00000000030712221301</text:p>
          </table:table-cell>
          <table:table-cell table:style-name="ce28" table:formula="of:=IF([$'Compras-Ali'.$A670]&lt;&gt;&quot;&quot;;VALUE(MID([$'Compras-Ali'.$A670];[$Tablas.$E$36];[$Tablas.$G$36]))/100;0)*IF(OR(VALUE([.A670])=3;VALUE([.A670])=8;VALUE([.A670])=13);-1;1)" office:value-type="float" office:value="1157.05" calcext:value-type="float">
            <text:p>1.157,05</text:p>
          </table:table-cell>
          <table:table-cell table:style-name="ce25" table:formula="of:=MID([$'Compras-Ali'.$A670];[$Tablas.$E$37];[$Tablas.$G$37])" office:value-type="string" office:string-value="0005" calcext:value-type="string">
            <text:p>0005</text:p>
          </table:table-cell>
          <table:table-cell table:style-name="ce28" table:formula="of:=IF([$'Compras-Ali'.$A670]&lt;&gt;&quot;&quot;;VALUE(MID([$'Compras-Ali'.$A670];[$Tablas.$E$38];[$Tablas.$G$38]))/100;0)*IF(OR(VALUE([.A670])=3;VALUE([.A670])=8;VALUE([.A670])=13);-1;1)" office:value-type="float" office:value="242.98" calcext:value-type="float">
            <text:p>242,98</text:p>
          </table:table-cell>
          <table:table-cell table:number-columns-repeated="1016"/>
        </table:table-row>
        <table:table-row table:style-name="ro1">
          <table:table-cell table:style-name="ce25" table:formula="of:=MID([$'Compras-Ali'.$A671];[$Tablas.$E$31];[$Tablas.$G$31])" office:value-type="string" office:string-value="001" calcext:value-type="string">
            <text:p>001</text:p>
          </table:table-cell>
          <table:table-cell table:style-name="ce25" table:formula="of:=MID([$'Compras-Ali'.$A671];[$Tablas.$E$32];[$Tablas.$G$32])" office:value-type="string" office:string-value="00002" calcext:value-type="string">
            <text:p>00002</text:p>
          </table:table-cell>
          <table:table-cell table:style-name="ce25" table:formula="of:=MID([$'Compras-Ali'.$A671];[$Tablas.$E$33];[$Tablas.$G$33])" office:value-type="string" office:string-value="00000000000000000173" calcext:value-type="string">
            <text:p>00000000000000000173</text:p>
          </table:table-cell>
          <table:table-cell table:style-name="ce25" table:formula="of:=MID([$'Compras-Ali'.$A671];[$Tablas.$E$34];[$Tablas.$G$34])" office:value-type="string" office:string-value="80" calcext:value-type="string">
            <text:p>80</text:p>
          </table:table-cell>
          <table:table-cell table:style-name="ce25" table:formula="of:=MID([$'Compras-Ali'.$A671];[$Tablas.$E$35];[$Tablas.$G$35])" office:value-type="string" office:string-value="00000000030715610503" calcext:value-type="string">
            <text:p>00000000030715610503</text:p>
          </table:table-cell>
          <table:table-cell table:style-name="ce28" table:formula="of:=IF([$'Compras-Ali'.$A671]&lt;&gt;&quot;&quot;;VALUE(MID([$'Compras-Ali'.$A671];[$Tablas.$E$36];[$Tablas.$G$36]))/100;0)*IF(OR(VALUE([.A671])=3;VALUE([.A671])=8;VALUE([.A671])=13);-1;1)" office:value-type="float" office:value="7000" calcext:value-type="float">
            <text:p>7.000,00</text:p>
          </table:table-cell>
          <table:table-cell table:style-name="ce25" table:formula="of:=MID([$'Compras-Ali'.$A671];[$Tablas.$E$37];[$Tablas.$G$37])" office:value-type="string" office:string-value="0005" calcext:value-type="string">
            <text:p>0005</text:p>
          </table:table-cell>
          <table:table-cell table:style-name="ce28" table:formula="of:=IF([$'Compras-Ali'.$A671]&lt;&gt;&quot;&quot;;VALUE(MID([$'Compras-Ali'.$A671];[$Tablas.$E$38];[$Tablas.$G$38]))/100;0)*IF(OR(VALUE([.A671])=3;VALUE([.A671])=8;VALUE([.A671])=13);-1;1)" office:value-type="float" office:value="1470" calcext:value-type="float">
            <text:p>1.470,00</text:p>
          </table:table-cell>
          <table:table-cell table:number-columns-repeated="1016"/>
        </table:table-row>
        <table:table-row table:style-name="ro1">
          <table:table-cell table:style-name="ce25" table:formula="of:=MID([$'Compras-Ali'.$A672];[$Tablas.$E$31];[$Tablas.$G$31])" office:value-type="string" office:string-value="001" calcext:value-type="string">
            <text:p>001</text:p>
          </table:table-cell>
          <table:table-cell table:style-name="ce25" table:formula="of:=MID([$'Compras-Ali'.$A672];[$Tablas.$E$32];[$Tablas.$G$32])" office:value-type="string" office:string-value="00002" calcext:value-type="string">
            <text:p>00002</text:p>
          </table:table-cell>
          <table:table-cell table:style-name="ce25" table:formula="of:=MID([$'Compras-Ali'.$A672];[$Tablas.$E$33];[$Tablas.$G$33])" office:value-type="string" office:string-value="00000000000000002209" calcext:value-type="string">
            <text:p>00000000000000002209</text:p>
          </table:table-cell>
          <table:table-cell table:style-name="ce25" table:formula="of:=MID([$'Compras-Ali'.$A672];[$Tablas.$E$34];[$Tablas.$G$34])" office:value-type="string" office:string-value="80" calcext:value-type="string">
            <text:p>80</text:p>
          </table:table-cell>
          <table:table-cell table:style-name="ce25" table:formula="of:=MID([$'Compras-Ali'.$A672];[$Tablas.$E$35];[$Tablas.$G$35])" office:value-type="string" office:string-value="00000000030715752936" calcext:value-type="string">
            <text:p>00000000030715752936</text:p>
          </table:table-cell>
          <table:table-cell table:style-name="ce28" table:formula="of:=IF([$'Compras-Ali'.$A672]&lt;&gt;&quot;&quot;;VALUE(MID([$'Compras-Ali'.$A672];[$Tablas.$E$36];[$Tablas.$G$36]))/100;0)*IF(OR(VALUE([.A672])=3;VALUE([.A672])=8;VALUE([.A672])=13);-1;1)" office:value-type="float" office:value="22880" calcext:value-type="float">
            <text:p>22.880,00</text:p>
          </table:table-cell>
          <table:table-cell table:style-name="ce25" table:formula="of:=MID([$'Compras-Ali'.$A672];[$Tablas.$E$37];[$Tablas.$G$37])" office:value-type="string" office:string-value="0005" calcext:value-type="string">
            <text:p>0005</text:p>
          </table:table-cell>
          <table:table-cell table:style-name="ce28" table:formula="of:=IF([$'Compras-Ali'.$A672]&lt;&gt;&quot;&quot;;VALUE(MID([$'Compras-Ali'.$A672];[$Tablas.$E$38];[$Tablas.$G$38]))/100;0)*IF(OR(VALUE([.A672])=3;VALUE([.A672])=8;VALUE([.A672])=13);-1;1)" office:value-type="float" office:value="4804.8" calcext:value-type="float">
            <text:p>4.804,80</text:p>
          </table:table-cell>
          <table:table-cell table:number-columns-repeated="1016"/>
        </table:table-row>
        <table:table-row table:style-name="ro1">
          <table:table-cell table:style-name="ce25" table:formula="of:=MID([$'Compras-Ali'.$A673];[$Tablas.$E$31];[$Tablas.$G$31])" office:value-type="string" office:string-value="001" calcext:value-type="string">
            <text:p>001</text:p>
          </table:table-cell>
          <table:table-cell table:style-name="ce25" table:formula="of:=MID([$'Compras-Ali'.$A673];[$Tablas.$E$32];[$Tablas.$G$32])" office:value-type="string" office:string-value="00002" calcext:value-type="string">
            <text:p>00002</text:p>
          </table:table-cell>
          <table:table-cell table:style-name="ce25" table:formula="of:=MID([$'Compras-Ali'.$A673];[$Tablas.$E$33];[$Tablas.$G$33])" office:value-type="string" office:string-value="00000000000000002210" calcext:value-type="string">
            <text:p>00000000000000002210</text:p>
          </table:table-cell>
          <table:table-cell table:style-name="ce25" table:formula="of:=MID([$'Compras-Ali'.$A673];[$Tablas.$E$34];[$Tablas.$G$34])" office:value-type="string" office:string-value="80" calcext:value-type="string">
            <text:p>80</text:p>
          </table:table-cell>
          <table:table-cell table:style-name="ce25" table:formula="of:=MID([$'Compras-Ali'.$A673];[$Tablas.$E$35];[$Tablas.$G$35])" office:value-type="string" office:string-value="00000000030715752936" calcext:value-type="string">
            <text:p>00000000030715752936</text:p>
          </table:table-cell>
          <table:table-cell table:style-name="ce28" table:formula="of:=IF([$'Compras-Ali'.$A673]&lt;&gt;&quot;&quot;;VALUE(MID([$'Compras-Ali'.$A673];[$Tablas.$E$36];[$Tablas.$G$36]))/100;0)*IF(OR(VALUE([.A673])=3;VALUE([.A673])=8;VALUE([.A673])=13);-1;1)" office:value-type="float" office:value="22880" calcext:value-type="float">
            <text:p>22.880,00</text:p>
          </table:table-cell>
          <table:table-cell table:style-name="ce25" table:formula="of:=MID([$'Compras-Ali'.$A673];[$Tablas.$E$37];[$Tablas.$G$37])" office:value-type="string" office:string-value="0005" calcext:value-type="string">
            <text:p>0005</text:p>
          </table:table-cell>
          <table:table-cell table:style-name="ce28" table:formula="of:=IF([$'Compras-Ali'.$A673]&lt;&gt;&quot;&quot;;VALUE(MID([$'Compras-Ali'.$A673];[$Tablas.$E$38];[$Tablas.$G$38]))/100;0)*IF(OR(VALUE([.A673])=3;VALUE([.A673])=8;VALUE([.A673])=13);-1;1)" office:value-type="float" office:value="4804.8" calcext:value-type="float">
            <text:p>4.804,80</text:p>
          </table:table-cell>
          <table:table-cell table:number-columns-repeated="1016"/>
        </table:table-row>
        <table:table-row table:style-name="ro1">
          <table:table-cell table:style-name="ce25" table:formula="of:=MID([$'Compras-Ali'.$A674];[$Tablas.$E$31];[$Tablas.$G$31])" office:value-type="string" office:string-value="001" calcext:value-type="string">
            <text:p>001</text:p>
          </table:table-cell>
          <table:table-cell table:style-name="ce25" table:formula="of:=MID([$'Compras-Ali'.$A674];[$Tablas.$E$32];[$Tablas.$G$32])" office:value-type="string" office:string-value="00001" calcext:value-type="string">
            <text:p>00001</text:p>
          </table:table-cell>
          <table:table-cell table:style-name="ce25" table:formula="of:=MID([$'Compras-Ali'.$A674];[$Tablas.$E$33];[$Tablas.$G$33])" office:value-type="string" office:string-value="00000000000000291220" calcext:value-type="string">
            <text:p>00000000000000291220</text:p>
          </table:table-cell>
          <table:table-cell table:style-name="ce25" table:formula="of:=MID([$'Compras-Ali'.$A674];[$Tablas.$E$34];[$Tablas.$G$34])" office:value-type="string" office:string-value="80" calcext:value-type="string">
            <text:p>80</text:p>
          </table:table-cell>
          <table:table-cell table:style-name="ce25" table:formula="of:=MID([$'Compras-Ali'.$A674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674]&lt;&gt;&quot;&quot;;VALUE(MID([$'Compras-Ali'.$A674];[$Tablas.$E$36];[$Tablas.$G$36]))/100;0)*IF(OR(VALUE([.A674])=3;VALUE([.A674])=8;VALUE([.A674])=13);-1;1)" office:value-type="float" office:value="184.05" calcext:value-type="float">
            <text:p>184,05</text:p>
          </table:table-cell>
          <table:table-cell table:style-name="ce25" table:formula="of:=MID([$'Compras-Ali'.$A674];[$Tablas.$E$37];[$Tablas.$G$37])" office:value-type="string" office:string-value="0005" calcext:value-type="string">
            <text:p>0005</text:p>
          </table:table-cell>
          <table:table-cell table:style-name="ce28" table:formula="of:=IF([$'Compras-Ali'.$A674]&lt;&gt;&quot;&quot;;VALUE(MID([$'Compras-Ali'.$A674];[$Tablas.$E$38];[$Tablas.$G$38]))/100;0)*IF(OR(VALUE([.A674])=3;VALUE([.A674])=8;VALUE([.A674])=13);-1;1)" office:value-type="float" office:value="38.65" calcext:value-type="float">
            <text:p>38,65</text:p>
          </table:table-cell>
          <table:table-cell table:number-columns-repeated="1016"/>
        </table:table-row>
        <table:table-row table:style-name="ro1">
          <table:table-cell table:style-name="ce25" table:formula="of:=MID([$'Compras-Ali'.$A675];[$Tablas.$E$31];[$Tablas.$G$31])" office:value-type="string" office:string-value="002" calcext:value-type="string">
            <text:p>002</text:p>
          </table:table-cell>
          <table:table-cell table:style-name="ce25" table:formula="of:=MID([$'Compras-Ali'.$A675];[$Tablas.$E$32];[$Tablas.$G$32])" office:value-type="string" office:string-value="02024" calcext:value-type="string">
            <text:p>02024</text:p>
          </table:table-cell>
          <table:table-cell table:style-name="ce25" table:formula="of:=MID([$'Compras-Ali'.$A675];[$Tablas.$E$33];[$Tablas.$G$33])" office:value-type="string" office:string-value="00000000000000088705" calcext:value-type="string">
            <text:p>00000000000000088705</text:p>
          </table:table-cell>
          <table:table-cell table:style-name="ce25" table:formula="of:=MID([$'Compras-Ali'.$A675];[$Tablas.$E$34];[$Tablas.$G$34])" office:value-type="string" office:string-value="80" calcext:value-type="string">
            <text:p>80</text:p>
          </table:table-cell>
          <table:table-cell table:style-name="ce25" table:formula="of:=MID([$'Compras-Ali'.$A675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675]&lt;&gt;&quot;&quot;;VALUE(MID([$'Compras-Ali'.$A675];[$Tablas.$E$36];[$Tablas.$G$36]))/100;0)*IF(OR(VALUE([.A675])=3;VALUE([.A675])=8;VALUE([.A675])=13);-1;1)" office:value-type="float" office:value="43543.81" calcext:value-type="float">
            <text:p>43.543,81</text:p>
          </table:table-cell>
          <table:table-cell table:style-name="ce25" table:formula="of:=MID([$'Compras-Ali'.$A675];[$Tablas.$E$37];[$Tablas.$G$37])" office:value-type="string" office:string-value="0005" calcext:value-type="string">
            <text:p>0005</text:p>
          </table:table-cell>
          <table:table-cell table:style-name="ce28" table:formula="of:=IF([$'Compras-Ali'.$A675]&lt;&gt;&quot;&quot;;VALUE(MID([$'Compras-Ali'.$A675];[$Tablas.$E$38];[$Tablas.$G$38]))/100;0)*IF(OR(VALUE([.A675])=3;VALUE([.A675])=8;VALUE([.A675])=13);-1;1)" office:value-type="float" office:value="9144.2" calcext:value-type="float">
            <text:p>9.144,20</text:p>
          </table:table-cell>
          <table:table-cell table:number-columns-repeated="1016"/>
        </table:table-row>
        <table:table-row table:style-name="ro1">
          <table:table-cell table:style-name="ce25" table:formula="of:=MID([$'Compras-Ali'.$A676];[$Tablas.$E$31];[$Tablas.$G$31])" office:value-type="string" office:string-value="002" calcext:value-type="string">
            <text:p>002</text:p>
          </table:table-cell>
          <table:table-cell table:style-name="ce25" table:formula="of:=MID([$'Compras-Ali'.$A676];[$Tablas.$E$32];[$Tablas.$G$32])" office:value-type="string" office:string-value="02024" calcext:value-type="string">
            <text:p>02024</text:p>
          </table:table-cell>
          <table:table-cell table:style-name="ce25" table:formula="of:=MID([$'Compras-Ali'.$A676];[$Tablas.$E$33];[$Tablas.$G$33])" office:value-type="string" office:string-value="00000000000000088708" calcext:value-type="string">
            <text:p>00000000000000088708</text:p>
          </table:table-cell>
          <table:table-cell table:style-name="ce25" table:formula="of:=MID([$'Compras-Ali'.$A676];[$Tablas.$E$34];[$Tablas.$G$34])" office:value-type="string" office:string-value="80" calcext:value-type="string">
            <text:p>80</text:p>
          </table:table-cell>
          <table:table-cell table:style-name="ce25" table:formula="of:=MID([$'Compras-Ali'.$A676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676]&lt;&gt;&quot;&quot;;VALUE(MID([$'Compras-Ali'.$A676];[$Tablas.$E$36];[$Tablas.$G$36]))/100;0)*IF(OR(VALUE([.A676])=3;VALUE([.A676])=8;VALUE([.A676])=13);-1;1)" office:value-type="float" office:value="28846.19" calcext:value-type="float">
            <text:p>28.846,19</text:p>
          </table:table-cell>
          <table:table-cell table:style-name="ce25" table:formula="of:=MID([$'Compras-Ali'.$A676];[$Tablas.$E$37];[$Tablas.$G$37])" office:value-type="string" office:string-value="0004" calcext:value-type="string">
            <text:p>0004</text:p>
          </table:table-cell>
          <table:table-cell table:style-name="ce28" table:formula="of:=IF([$'Compras-Ali'.$A676]&lt;&gt;&quot;&quot;;VALUE(MID([$'Compras-Ali'.$A676];[$Tablas.$E$38];[$Tablas.$G$38]))/100;0)*IF(OR(VALUE([.A676])=3;VALUE([.A676])=8;VALUE([.A676])=13);-1;1)" office:value-type="float" office:value="3028.85" calcext:value-type="float">
            <text:p>3.028,85</text:p>
          </table:table-cell>
          <table:table-cell table:number-columns-repeated="1016"/>
        </table:table-row>
        <table:table-row table:style-name="ro1">
          <table:table-cell table:style-name="ce25" table:formula="of:=MID([$'Compras-Ali'.$A677];[$Tablas.$E$31];[$Tablas.$G$31])" office:value-type="string" office:string-value="003" calcext:value-type="string">
            <text:p>003</text:p>
          </table:table-cell>
          <table:table-cell table:style-name="ce25" table:formula="of:=MID([$'Compras-Ali'.$A677];[$Tablas.$E$32];[$Tablas.$G$32])" office:value-type="string" office:string-value="02550" calcext:value-type="string">
            <text:p>02550</text:p>
          </table:table-cell>
          <table:table-cell table:style-name="ce25" table:formula="of:=MID([$'Compras-Ali'.$A677];[$Tablas.$E$33];[$Tablas.$G$33])" office:value-type="string" office:string-value="00000000000000138236" calcext:value-type="string">
            <text:p>00000000000000138236</text:p>
          </table:table-cell>
          <table:table-cell table:style-name="ce25" table:formula="of:=MID([$'Compras-Ali'.$A677];[$Tablas.$E$34];[$Tablas.$G$34])" office:value-type="string" office:string-value="80" calcext:value-type="string">
            <text:p>80</text:p>
          </table:table-cell>
          <table:table-cell table:style-name="ce25" table:formula="of:=MID([$'Compras-Ali'.$A677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677]&lt;&gt;&quot;&quot;;VALUE(MID([$'Compras-Ali'.$A677];[$Tablas.$E$36];[$Tablas.$G$36]))/100;0)*IF(OR(VALUE([.A677])=3;VALUE([.A677])=8;VALUE([.A677])=13);-1;1)" office:value-type="float" office:value="-805741.14" calcext:value-type="float">
            <text:p>-805.741,14</text:p>
          </table:table-cell>
          <table:table-cell table:style-name="ce25" table:formula="of:=MID([$'Compras-Ali'.$A677];[$Tablas.$E$37];[$Tablas.$G$37])" office:value-type="string" office:string-value="0005" calcext:value-type="string">
            <text:p>0005</text:p>
          </table:table-cell>
          <table:table-cell table:style-name="ce28" table:formula="of:=IF([$'Compras-Ali'.$A677]&lt;&gt;&quot;&quot;;VALUE(MID([$'Compras-Ali'.$A677];[$Tablas.$E$38];[$Tablas.$G$38]))/100;0)*IF(OR(VALUE([.A677])=3;VALUE([.A677])=8;VALUE([.A677])=13);-1;1)" office:value-type="float" office:value="-169205.64" calcext:value-type="float">
            <text:p>-169.205,64</text:p>
          </table:table-cell>
          <table:table-cell table:number-columns-repeated="1016"/>
        </table:table-row>
        <table:table-row table:style-name="ro1">
          <table:table-cell table:style-name="ce25" table:formula="of:=MID([$'Compras-Ali'.$A678];[$Tablas.$E$31];[$Tablas.$G$31])" office:value-type="string" office:string-value="001" calcext:value-type="string">
            <text:p>001</text:p>
          </table:table-cell>
          <table:table-cell table:style-name="ce25" table:formula="of:=MID([$'Compras-Ali'.$A678];[$Tablas.$E$32];[$Tablas.$G$32])" office:value-type="string" office:string-value="02017" calcext:value-type="string">
            <text:p>02017</text:p>
          </table:table-cell>
          <table:table-cell table:style-name="ce25" table:formula="of:=MID([$'Compras-Ali'.$A678];[$Tablas.$E$33];[$Tablas.$G$33])" office:value-type="string" office:string-value="00000000000002550910" calcext:value-type="string">
            <text:p>00000000000002550910</text:p>
          </table:table-cell>
          <table:table-cell table:style-name="ce25" table:formula="of:=MID([$'Compras-Ali'.$A678];[$Tablas.$E$34];[$Tablas.$G$34])" office:value-type="string" office:string-value="80" calcext:value-type="string">
            <text:p>80</text:p>
          </table:table-cell>
          <table:table-cell table:style-name="ce25" table:formula="of:=MID([$'Compras-Ali'.$A678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678]&lt;&gt;&quot;&quot;;VALUE(MID([$'Compras-Ali'.$A678];[$Tablas.$E$36];[$Tablas.$G$36]))/100;0)*IF(OR(VALUE([.A678])=3;VALUE([.A678])=8;VALUE([.A678])=13);-1;1)" office:value-type="float" office:value="1647250.86" calcext:value-type="float">
            <text:p>1.647.250,86</text:p>
          </table:table-cell>
          <table:table-cell table:style-name="ce25" table:formula="of:=MID([$'Compras-Ali'.$A678];[$Tablas.$E$37];[$Tablas.$G$37])" office:value-type="string" office:string-value="0005" calcext:value-type="string">
            <text:p>0005</text:p>
          </table:table-cell>
          <table:table-cell table:style-name="ce28" table:formula="of:=IF([$'Compras-Ali'.$A678]&lt;&gt;&quot;&quot;;VALUE(MID([$'Compras-Ali'.$A678];[$Tablas.$E$38];[$Tablas.$G$38]))/100;0)*IF(OR(VALUE([.A678])=3;VALUE([.A678])=8;VALUE([.A678])=13);-1;1)" office:value-type="float" office:value="345922.68" calcext:value-type="float">
            <text:p>345.922,68</text:p>
          </table:table-cell>
          <table:table-cell table:number-columns-repeated="1016"/>
        </table:table-row>
        <table:table-row table:style-name="ro1">
          <table:table-cell table:style-name="ce25" table:formula="of:=MID([$'Compras-Ali'.$A679];[$Tablas.$E$31];[$Tablas.$G$31])" office:value-type="string" office:string-value="001" calcext:value-type="string">
            <text:p>001</text:p>
          </table:table-cell>
          <table:table-cell table:style-name="ce25" table:formula="of:=MID([$'Compras-Ali'.$A679];[$Tablas.$E$32];[$Tablas.$G$32])" office:value-type="string" office:string-value="02017" calcext:value-type="string">
            <text:p>02017</text:p>
          </table:table-cell>
          <table:table-cell table:style-name="ce25" table:formula="of:=MID([$'Compras-Ali'.$A679];[$Tablas.$E$33];[$Tablas.$G$33])" office:value-type="string" office:string-value="00000000000002550955" calcext:value-type="string">
            <text:p>00000000000002550955</text:p>
          </table:table-cell>
          <table:table-cell table:style-name="ce25" table:formula="of:=MID([$'Compras-Ali'.$A679];[$Tablas.$E$34];[$Tablas.$G$34])" office:value-type="string" office:string-value="80" calcext:value-type="string">
            <text:p>80</text:p>
          </table:table-cell>
          <table:table-cell table:style-name="ce25" table:formula="of:=MID([$'Compras-Ali'.$A679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679]&lt;&gt;&quot;&quot;;VALUE(MID([$'Compras-Ali'.$A679];[$Tablas.$E$36];[$Tablas.$G$36]))/100;0)*IF(OR(VALUE([.A679])=3;VALUE([.A679])=8;VALUE([.A679])=13);-1;1)" office:value-type="float" office:value="1734256.33" calcext:value-type="float">
            <text:p>1.734.256,33</text:p>
          </table:table-cell>
          <table:table-cell table:style-name="ce25" table:formula="of:=MID([$'Compras-Ali'.$A679];[$Tablas.$E$37];[$Tablas.$G$37])" office:value-type="string" office:string-value="0005" calcext:value-type="string">
            <text:p>0005</text:p>
          </table:table-cell>
          <table:table-cell table:style-name="ce28" table:formula="of:=IF([$'Compras-Ali'.$A679]&lt;&gt;&quot;&quot;;VALUE(MID([$'Compras-Ali'.$A679];[$Tablas.$E$38];[$Tablas.$G$38]))/100;0)*IF(OR(VALUE([.A679])=3;VALUE([.A679])=8;VALUE([.A679])=13);-1;1)" office:value-type="float" office:value="364193.83" calcext:value-type="float">
            <text:p>364.193,83</text:p>
          </table:table-cell>
          <table:table-cell table:number-columns-repeated="1016"/>
        </table:table-row>
        <table:table-row table:style-name="ro1">
          <table:table-cell table:style-name="ce25" table:formula="of:=MID([$'Compras-Ali'.$A680];[$Tablas.$E$31];[$Tablas.$G$31])" office:value-type="string" office:string-value="001" calcext:value-type="string">
            <text:p>001</text:p>
          </table:table-cell>
          <table:table-cell table:style-name="ce25" table:formula="of:=MID([$'Compras-Ali'.$A680];[$Tablas.$E$32];[$Tablas.$G$32])" office:value-type="string" office:string-value="00001" calcext:value-type="string">
            <text:p>00001</text:p>
          </table:table-cell>
          <table:table-cell table:style-name="ce25" table:formula="of:=MID([$'Compras-Ali'.$A680];[$Tablas.$E$33];[$Tablas.$G$33])" office:value-type="string" office:string-value="00000000000000047676" calcext:value-type="string">
            <text:p>00000000000000047676</text:p>
          </table:table-cell>
          <table:table-cell table:style-name="ce25" table:formula="of:=MID([$'Compras-Ali'.$A680];[$Tablas.$E$34];[$Tablas.$G$34])" office:value-type="string" office:string-value="80" calcext:value-type="string">
            <text:p>80</text:p>
          </table:table-cell>
          <table:table-cell table:style-name="ce25" table:formula="of:=MID([$'Compras-Ali'.$A680];[$Tablas.$E$35];[$Tablas.$G$35])" office:value-type="string" office:string-value="00000000030708016299" calcext:value-type="string">
            <text:p>00000000030708016299</text:p>
          </table:table-cell>
          <table:table-cell table:style-name="ce28" table:formula="of:=IF([$'Compras-Ali'.$A680]&lt;&gt;&quot;&quot;;VALUE(MID([$'Compras-Ali'.$A680];[$Tablas.$E$36];[$Tablas.$G$36]))/100;0)*IF(OR(VALUE([.A680])=3;VALUE([.A680])=8;VALUE([.A680])=13);-1;1)" office:value-type="float" office:value="238856" calcext:value-type="float">
            <text:p>238.856,00</text:p>
          </table:table-cell>
          <table:table-cell table:style-name="ce25" table:formula="of:=MID([$'Compras-Ali'.$A680];[$Tablas.$E$37];[$Tablas.$G$37])" office:value-type="string" office:string-value="0005" calcext:value-type="string">
            <text:p>0005</text:p>
          </table:table-cell>
          <table:table-cell table:style-name="ce28" table:formula="of:=IF([$'Compras-Ali'.$A680]&lt;&gt;&quot;&quot;;VALUE(MID([$'Compras-Ali'.$A680];[$Tablas.$E$38];[$Tablas.$G$38]))/100;0)*IF(OR(VALUE([.A680])=3;VALUE([.A680])=8;VALUE([.A680])=13);-1;1)" office:value-type="float" office:value="50159.76" calcext:value-type="float">
            <text:p>50.159,76</text:p>
          </table:table-cell>
          <table:table-cell table:number-columns-repeated="1016"/>
        </table:table-row>
        <table:table-row table:style-name="ro1">
          <table:table-cell table:style-name="ce25" table:formula="of:=MID([$'Compras-Ali'.$A681];[$Tablas.$E$31];[$Tablas.$G$31])" office:value-type="string" office:string-value="001" calcext:value-type="string">
            <text:p>001</text:p>
          </table:table-cell>
          <table:table-cell table:style-name="ce25" table:formula="of:=MID([$'Compras-Ali'.$A681];[$Tablas.$E$32];[$Tablas.$G$32])" office:value-type="string" office:string-value="00006" calcext:value-type="string">
            <text:p>00006</text:p>
          </table:table-cell>
          <table:table-cell table:style-name="ce25" table:formula="of:=MID([$'Compras-Ali'.$A681];[$Tablas.$E$33];[$Tablas.$G$33])" office:value-type="string" office:string-value="00000000000000009372" calcext:value-type="string">
            <text:p>00000000000000009372</text:p>
          </table:table-cell>
          <table:table-cell table:style-name="ce25" table:formula="of:=MID([$'Compras-Ali'.$A681];[$Tablas.$E$34];[$Tablas.$G$34])" office:value-type="string" office:string-value="80" calcext:value-type="string">
            <text:p>80</text:p>
          </table:table-cell>
          <table:table-cell table:style-name="ce25" table:formula="of:=MID([$'Compras-Ali'.$A681];[$Tablas.$E$35];[$Tablas.$G$35])" office:value-type="string" office:string-value="00000000030628821506" calcext:value-type="string">
            <text:p>00000000030628821506</text:p>
          </table:table-cell>
          <table:table-cell table:style-name="ce28" table:formula="of:=IF([$'Compras-Ali'.$A681]&lt;&gt;&quot;&quot;;VALUE(MID([$'Compras-Ali'.$A681];[$Tablas.$E$36];[$Tablas.$G$36]))/100;0)*IF(OR(VALUE([.A681])=3;VALUE([.A681])=8;VALUE([.A681])=13);-1;1)" office:value-type="float" office:value="68500" calcext:value-type="float">
            <text:p>68.500,00</text:p>
          </table:table-cell>
          <table:table-cell table:style-name="ce25" table:formula="of:=MID([$'Compras-Ali'.$A681];[$Tablas.$E$37];[$Tablas.$G$37])" office:value-type="string" office:string-value="0005" calcext:value-type="string">
            <text:p>0005</text:p>
          </table:table-cell>
          <table:table-cell table:style-name="ce28" table:formula="of:=IF([$'Compras-Ali'.$A681]&lt;&gt;&quot;&quot;;VALUE(MID([$'Compras-Ali'.$A681];[$Tablas.$E$38];[$Tablas.$G$38]))/100;0)*IF(OR(VALUE([.A681])=3;VALUE([.A681])=8;VALUE([.A681])=13);-1;1)" office:value-type="float" office:value="14385" calcext:value-type="float">
            <text:p>14.385,00</text:p>
          </table:table-cell>
          <table:table-cell table:number-columns-repeated="1016"/>
        </table:table-row>
        <table:table-row table:style-name="ro1">
          <table:table-cell table:style-name="ce25" table:formula="of:=MID([$'Compras-Ali'.$A682];[$Tablas.$E$31];[$Tablas.$G$31])" office:value-type="string" office:string-value="001" calcext:value-type="string">
            <text:p>001</text:p>
          </table:table-cell>
          <table:table-cell table:style-name="ce25" table:formula="of:=MID([$'Compras-Ali'.$A682];[$Tablas.$E$32];[$Tablas.$G$32])" office:value-type="string" office:string-value="00003" calcext:value-type="string">
            <text:p>00003</text:p>
          </table:table-cell>
          <table:table-cell table:style-name="ce25" table:formula="of:=MID([$'Compras-Ali'.$A682];[$Tablas.$E$33];[$Tablas.$G$33])" office:value-type="string" office:string-value="00000000000000017453" calcext:value-type="string">
            <text:p>00000000000000017453</text:p>
          </table:table-cell>
          <table:table-cell table:style-name="ce25" table:formula="of:=MID([$'Compras-Ali'.$A682];[$Tablas.$E$34];[$Tablas.$G$34])" office:value-type="string" office:string-value="80" calcext:value-type="string">
            <text:p>80</text:p>
          </table:table-cell>
          <table:table-cell table:style-name="ce25" table:formula="of:=MID([$'Compras-Ali'.$A682];[$Tablas.$E$35];[$Tablas.$G$35])" office:value-type="string" office:string-value="00000000030709893900" calcext:value-type="string">
            <text:p>00000000030709893900</text:p>
          </table:table-cell>
          <table:table-cell table:style-name="ce28" table:formula="of:=IF([$'Compras-Ali'.$A682]&lt;&gt;&quot;&quot;;VALUE(MID([$'Compras-Ali'.$A682];[$Tablas.$E$36];[$Tablas.$G$36]))/100;0)*IF(OR(VALUE([.A682])=3;VALUE([.A682])=8;VALUE([.A682])=13);-1;1)" office:value-type="float" office:value="9675" calcext:value-type="float">
            <text:p>9.675,00</text:p>
          </table:table-cell>
          <table:table-cell table:style-name="ce25" table:formula="of:=MID([$'Compras-Ali'.$A682];[$Tablas.$E$37];[$Tablas.$G$37])" office:value-type="string" office:string-value="0005" calcext:value-type="string">
            <text:p>0005</text:p>
          </table:table-cell>
          <table:table-cell table:style-name="ce28" table:formula="of:=IF([$'Compras-Ali'.$A682]&lt;&gt;&quot;&quot;;VALUE(MID([$'Compras-Ali'.$A682];[$Tablas.$E$38];[$Tablas.$G$38]))/100;0)*IF(OR(VALUE([.A682])=3;VALUE([.A682])=8;VALUE([.A682])=13);-1;1)" office:value-type="float" office:value="2031.75" calcext:value-type="float">
            <text:p>2.031,75</text:p>
          </table:table-cell>
          <table:table-cell table:number-columns-repeated="1016"/>
        </table:table-row>
        <table:table-row table:style-name="ro1">
          <table:table-cell table:style-name="ce25" table:formula="of:=MID([$'Compras-Ali'.$A683];[$Tablas.$E$31];[$Tablas.$G$31])" office:value-type="string" office:string-value="001" calcext:value-type="string">
            <text:p>001</text:p>
          </table:table-cell>
          <table:table-cell table:style-name="ce25" table:formula="of:=MID([$'Compras-Ali'.$A683];[$Tablas.$E$32];[$Tablas.$G$32])" office:value-type="string" office:string-value="00001" calcext:value-type="string">
            <text:p>00001</text:p>
          </table:table-cell>
          <table:table-cell table:style-name="ce25" table:formula="of:=MID([$'Compras-Ali'.$A683];[$Tablas.$E$33];[$Tablas.$G$33])" office:value-type="string" office:string-value="00000000000000085356" calcext:value-type="string">
            <text:p>00000000000000085356</text:p>
          </table:table-cell>
          <table:table-cell table:style-name="ce25" table:formula="of:=MID([$'Compras-Ali'.$A683];[$Tablas.$E$34];[$Tablas.$G$34])" office:value-type="string" office:string-value="80" calcext:value-type="string">
            <text:p>80</text:p>
          </table:table-cell>
          <table:table-cell table:style-name="ce25" table:formula="of:=MID([$'Compras-Ali'.$A68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83]&lt;&gt;&quot;&quot;;VALUE(MID([$'Compras-Ali'.$A683];[$Tablas.$E$36];[$Tablas.$G$36]))/100;0)*IF(OR(VALUE([.A683])=3;VALUE([.A683])=8;VALUE([.A683])=13);-1;1)" office:value-type="float" office:value="92.29" calcext:value-type="float">
            <text:p>92,29</text:p>
          </table:table-cell>
          <table:table-cell table:style-name="ce25" table:formula="of:=MID([$'Compras-Ali'.$A683];[$Tablas.$E$37];[$Tablas.$G$37])" office:value-type="string" office:string-value="0005" calcext:value-type="string">
            <text:p>0005</text:p>
          </table:table-cell>
          <table:table-cell table:style-name="ce28" table:formula="of:=IF([$'Compras-Ali'.$A683]&lt;&gt;&quot;&quot;;VALUE(MID([$'Compras-Ali'.$A683];[$Tablas.$E$38];[$Tablas.$G$38]))/100;0)*IF(OR(VALUE([.A683])=3;VALUE([.A683])=8;VALUE([.A683])=13);-1;1)" office:value-type="float" office:value="19.38" calcext:value-type="float">
            <text:p>19,38</text:p>
          </table:table-cell>
          <table:table-cell table:number-columns-repeated="1016"/>
        </table:table-row>
        <table:table-row table:style-name="ro1">
          <table:table-cell table:style-name="ce25" table:formula="of:=MID([$'Compras-Ali'.$A684];[$Tablas.$E$31];[$Tablas.$G$31])" office:value-type="string" office:string-value="001" calcext:value-type="string">
            <text:p>001</text:p>
          </table:table-cell>
          <table:table-cell table:style-name="ce25" table:formula="of:=MID([$'Compras-Ali'.$A684];[$Tablas.$E$32];[$Tablas.$G$32])" office:value-type="string" office:string-value="00001" calcext:value-type="string">
            <text:p>00001</text:p>
          </table:table-cell>
          <table:table-cell table:style-name="ce25" table:formula="of:=MID([$'Compras-Ali'.$A684];[$Tablas.$E$33];[$Tablas.$G$33])" office:value-type="string" office:string-value="00000000000000085803" calcext:value-type="string">
            <text:p>00000000000000085803</text:p>
          </table:table-cell>
          <table:table-cell table:style-name="ce25" table:formula="of:=MID([$'Compras-Ali'.$A684];[$Tablas.$E$34];[$Tablas.$G$34])" office:value-type="string" office:string-value="80" calcext:value-type="string">
            <text:p>80</text:p>
          </table:table-cell>
          <table:table-cell table:style-name="ce25" table:formula="of:=MID([$'Compras-Ali'.$A68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84]&lt;&gt;&quot;&quot;;VALUE(MID([$'Compras-Ali'.$A684];[$Tablas.$E$36];[$Tablas.$G$36]))/100;0)*IF(OR(VALUE([.A684])=3;VALUE([.A684])=8;VALUE([.A684])=13);-1;1)" office:value-type="float" office:value="159.9" calcext:value-type="float">
            <text:p>159,90</text:p>
          </table:table-cell>
          <table:table-cell table:style-name="ce25" table:formula="of:=MID([$'Compras-Ali'.$A684];[$Tablas.$E$37];[$Tablas.$G$37])" office:value-type="string" office:string-value="0005" calcext:value-type="string">
            <text:p>0005</text:p>
          </table:table-cell>
          <table:table-cell table:style-name="ce28" table:formula="of:=IF([$'Compras-Ali'.$A684]&lt;&gt;&quot;&quot;;VALUE(MID([$'Compras-Ali'.$A684];[$Tablas.$E$38];[$Tablas.$G$38]))/100;0)*IF(OR(VALUE([.A684])=3;VALUE([.A684])=8;VALUE([.A684])=13);-1;1)" office:value-type="float" office:value="33.58" calcext:value-type="float">
            <text:p>33,58</text:p>
          </table:table-cell>
          <table:table-cell table:number-columns-repeated="1016"/>
        </table:table-row>
        <table:table-row table:style-name="ro1">
          <table:table-cell table:style-name="ce25" table:formula="of:=MID([$'Compras-Ali'.$A685];[$Tablas.$E$31];[$Tablas.$G$31])" office:value-type="string" office:string-value="001" calcext:value-type="string">
            <text:p>001</text:p>
          </table:table-cell>
          <table:table-cell table:style-name="ce25" table:formula="of:=MID([$'Compras-Ali'.$A685];[$Tablas.$E$32];[$Tablas.$G$32])" office:value-type="string" office:string-value="00001" calcext:value-type="string">
            <text:p>00001</text:p>
          </table:table-cell>
          <table:table-cell table:style-name="ce25" table:formula="of:=MID([$'Compras-Ali'.$A685];[$Tablas.$E$33];[$Tablas.$G$33])" office:value-type="string" office:string-value="00000000000000307669" calcext:value-type="string">
            <text:p>00000000000000307669</text:p>
          </table:table-cell>
          <table:table-cell table:style-name="ce25" table:formula="of:=MID([$'Compras-Ali'.$A685];[$Tablas.$E$34];[$Tablas.$G$34])" office:value-type="string" office:string-value="80" calcext:value-type="string">
            <text:p>80</text:p>
          </table:table-cell>
          <table:table-cell table:style-name="ce25" table:formula="of:=MID([$'Compras-Ali'.$A68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85]&lt;&gt;&quot;&quot;;VALUE(MID([$'Compras-Ali'.$A685];[$Tablas.$E$36];[$Tablas.$G$36]))/100;0)*IF(OR(VALUE([.A685])=3;VALUE([.A685])=8;VALUE([.A685])=13);-1;1)" office:value-type="float" office:value="2.57" calcext:value-type="float">
            <text:p>2,57</text:p>
          </table:table-cell>
          <table:table-cell table:style-name="ce25" table:formula="of:=MID([$'Compras-Ali'.$A685];[$Tablas.$E$37];[$Tablas.$G$37])" office:value-type="string" office:string-value="0005" calcext:value-type="string">
            <text:p>0005</text:p>
          </table:table-cell>
          <table:table-cell table:style-name="ce28" table:formula="of:=IF([$'Compras-Ali'.$A685]&lt;&gt;&quot;&quot;;VALUE(MID([$'Compras-Ali'.$A685];[$Tablas.$E$38];[$Tablas.$G$38]))/100;0)*IF(OR(VALUE([.A685])=3;VALUE([.A685])=8;VALUE([.A685])=13);-1;1)" office:value-type="float" office:value="0.54" calcext:value-type="float">
            <text:p>0,54</text:p>
          </table:table-cell>
          <table:table-cell table:number-columns-repeated="1016"/>
        </table:table-row>
        <table:table-row table:style-name="ro1">
          <table:table-cell table:style-name="ce25" table:formula="of:=MID([$'Compras-Ali'.$A686];[$Tablas.$E$31];[$Tablas.$G$31])" office:value-type="string" office:string-value="001" calcext:value-type="string">
            <text:p>001</text:p>
          </table:table-cell>
          <table:table-cell table:style-name="ce25" table:formula="of:=MID([$'Compras-Ali'.$A686];[$Tablas.$E$32];[$Tablas.$G$32])" office:value-type="string" office:string-value="00001" calcext:value-type="string">
            <text:p>00001</text:p>
          </table:table-cell>
          <table:table-cell table:style-name="ce25" table:formula="of:=MID([$'Compras-Ali'.$A686];[$Tablas.$E$33];[$Tablas.$G$33])" office:value-type="string" office:string-value="00000000000000307922" calcext:value-type="string">
            <text:p>00000000000000307922</text:p>
          </table:table-cell>
          <table:table-cell table:style-name="ce25" table:formula="of:=MID([$'Compras-Ali'.$A686];[$Tablas.$E$34];[$Tablas.$G$34])" office:value-type="string" office:string-value="80" calcext:value-type="string">
            <text:p>80</text:p>
          </table:table-cell>
          <table:table-cell table:style-name="ce25" table:formula="of:=MID([$'Compras-Ali'.$A68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86]&lt;&gt;&quot;&quot;;VALUE(MID([$'Compras-Ali'.$A686];[$Tablas.$E$36];[$Tablas.$G$36]))/100;0)*IF(OR(VALUE([.A686])=3;VALUE([.A686])=8;VALUE([.A686])=13);-1;1)" office:value-type="float" office:value="715.86" calcext:value-type="float">
            <text:p>715,86</text:p>
          </table:table-cell>
          <table:table-cell table:style-name="ce25" table:formula="of:=MID([$'Compras-Ali'.$A686];[$Tablas.$E$37];[$Tablas.$G$37])" office:value-type="string" office:string-value="0005" calcext:value-type="string">
            <text:p>0005</text:p>
          </table:table-cell>
          <table:table-cell table:style-name="ce28" table:formula="of:=IF([$'Compras-Ali'.$A686]&lt;&gt;&quot;&quot;;VALUE(MID([$'Compras-Ali'.$A686];[$Tablas.$E$38];[$Tablas.$G$38]))/100;0)*IF(OR(VALUE([.A686])=3;VALUE([.A686])=8;VALUE([.A686])=13);-1;1)" office:value-type="float" office:value="150.33" calcext:value-type="float">
            <text:p>150,33</text:p>
          </table:table-cell>
          <table:table-cell table:number-columns-repeated="1016"/>
        </table:table-row>
        <table:table-row table:style-name="ro1">
          <table:table-cell table:style-name="ce25" table:formula="of:=MID([$'Compras-Ali'.$A687];[$Tablas.$E$31];[$Tablas.$G$31])" office:value-type="string" office:string-value="001" calcext:value-type="string">
            <text:p>001</text:p>
          </table:table-cell>
          <table:table-cell table:style-name="ce25" table:formula="of:=MID([$'Compras-Ali'.$A687];[$Tablas.$E$32];[$Tablas.$G$32])" office:value-type="string" office:string-value="00001" calcext:value-type="string">
            <text:p>00001</text:p>
          </table:table-cell>
          <table:table-cell table:style-name="ce25" table:formula="of:=MID([$'Compras-Ali'.$A687];[$Tablas.$E$33];[$Tablas.$G$33])" office:value-type="string" office:string-value="00000000000000307662" calcext:value-type="string">
            <text:p>00000000000000307662</text:p>
          </table:table-cell>
          <table:table-cell table:style-name="ce25" table:formula="of:=MID([$'Compras-Ali'.$A687];[$Tablas.$E$34];[$Tablas.$G$34])" office:value-type="string" office:string-value="80" calcext:value-type="string">
            <text:p>80</text:p>
          </table:table-cell>
          <table:table-cell table:style-name="ce25" table:formula="of:=MID([$'Compras-Ali'.$A68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87]&lt;&gt;&quot;&quot;;VALUE(MID([$'Compras-Ali'.$A687];[$Tablas.$E$36];[$Tablas.$G$36]))/100;0)*IF(OR(VALUE([.A687])=3;VALUE([.A687])=8;VALUE([.A687])=13);-1;1)" office:value-type="float" office:value="2174.62" calcext:value-type="float">
            <text:p>2.174,62</text:p>
          </table:table-cell>
          <table:table-cell table:style-name="ce25" table:formula="of:=MID([$'Compras-Ali'.$A687];[$Tablas.$E$37];[$Tablas.$G$37])" office:value-type="string" office:string-value="0005" calcext:value-type="string">
            <text:p>0005</text:p>
          </table:table-cell>
          <table:table-cell table:style-name="ce28" table:formula="of:=IF([$'Compras-Ali'.$A687]&lt;&gt;&quot;&quot;;VALUE(MID([$'Compras-Ali'.$A687];[$Tablas.$E$38];[$Tablas.$G$38]))/100;0)*IF(OR(VALUE([.A687])=3;VALUE([.A687])=8;VALUE([.A687])=13);-1;1)" office:value-type="float" office:value="456.67" calcext:value-type="float">
            <text:p>456,67</text:p>
          </table:table-cell>
          <table:table-cell table:number-columns-repeated="1016"/>
        </table:table-row>
        <table:table-row table:style-name="ro1">
          <table:table-cell table:style-name="ce25" table:formula="of:=MID([$'Compras-Ali'.$A688];[$Tablas.$E$31];[$Tablas.$G$31])" office:value-type="string" office:string-value="001" calcext:value-type="string">
            <text:p>001</text:p>
          </table:table-cell>
          <table:table-cell table:style-name="ce25" table:formula="of:=MID([$'Compras-Ali'.$A688];[$Tablas.$E$32];[$Tablas.$G$32])" office:value-type="string" office:string-value="02020" calcext:value-type="string">
            <text:p>02020</text:p>
          </table:table-cell>
          <table:table-cell table:style-name="ce25" table:formula="of:=MID([$'Compras-Ali'.$A688];[$Tablas.$E$33];[$Tablas.$G$33])" office:value-type="string" office:string-value="00000000000000411011" calcext:value-type="string">
            <text:p>00000000000000411011</text:p>
          </table:table-cell>
          <table:table-cell table:style-name="ce25" table:formula="of:=MID([$'Compras-Ali'.$A688];[$Tablas.$E$34];[$Tablas.$G$34])" office:value-type="string" office:string-value="80" calcext:value-type="string">
            <text:p>80</text:p>
          </table:table-cell>
          <table:table-cell table:style-name="ce25" table:formula="of:=MID([$'Compras-Ali'.$A688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688]&lt;&gt;&quot;&quot;;VALUE(MID([$'Compras-Ali'.$A688];[$Tablas.$E$36];[$Tablas.$G$36]))/100;0)*IF(OR(VALUE([.A688])=3;VALUE([.A688])=8;VALUE([.A688])=13);-1;1)" office:value-type="float" office:value="117226.24" calcext:value-type="float">
            <text:p>117.226,24</text:p>
          </table:table-cell>
          <table:table-cell table:style-name="ce25" table:formula="of:=MID([$'Compras-Ali'.$A688];[$Tablas.$E$37];[$Tablas.$G$37])" office:value-type="string" office:string-value="0005" calcext:value-type="string">
            <text:p>0005</text:p>
          </table:table-cell>
          <table:table-cell table:style-name="ce28" table:formula="of:=IF([$'Compras-Ali'.$A688]&lt;&gt;&quot;&quot;;VALUE(MID([$'Compras-Ali'.$A688];[$Tablas.$E$38];[$Tablas.$G$38]))/100;0)*IF(OR(VALUE([.A688])=3;VALUE([.A688])=8;VALUE([.A688])=13);-1;1)" office:value-type="float" office:value="24617.51" calcext:value-type="float">
            <text:p>24.617,51</text:p>
          </table:table-cell>
          <table:table-cell table:number-columns-repeated="1016"/>
        </table:table-row>
        <table:table-row table:style-name="ro1">
          <table:table-cell table:style-name="ce25" table:formula="of:=MID([$'Compras-Ali'.$A689];[$Tablas.$E$31];[$Tablas.$G$31])" office:value-type="string" office:string-value="001" calcext:value-type="string">
            <text:p>001</text:p>
          </table:table-cell>
          <table:table-cell table:style-name="ce25" table:formula="of:=MID([$'Compras-Ali'.$A689];[$Tablas.$E$32];[$Tablas.$G$32])" office:value-type="string" office:string-value="02020" calcext:value-type="string">
            <text:p>02020</text:p>
          </table:table-cell>
          <table:table-cell table:style-name="ce25" table:formula="of:=MID([$'Compras-Ali'.$A689];[$Tablas.$E$33];[$Tablas.$G$33])" office:value-type="string" office:string-value="00000000000000411014" calcext:value-type="string">
            <text:p>00000000000000411014</text:p>
          </table:table-cell>
          <table:table-cell table:style-name="ce25" table:formula="of:=MID([$'Compras-Ali'.$A689];[$Tablas.$E$34];[$Tablas.$G$34])" office:value-type="string" office:string-value="80" calcext:value-type="string">
            <text:p>80</text:p>
          </table:table-cell>
          <table:table-cell table:style-name="ce25" table:formula="of:=MID([$'Compras-Ali'.$A689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689]&lt;&gt;&quot;&quot;;VALUE(MID([$'Compras-Ali'.$A689];[$Tablas.$E$36];[$Tablas.$G$36]))/100;0)*IF(OR(VALUE([.A689])=3;VALUE([.A689])=8;VALUE([.A689])=13);-1;1)" office:value-type="float" office:value="223795.52" calcext:value-type="float">
            <text:p>223.795,52</text:p>
          </table:table-cell>
          <table:table-cell table:style-name="ce25" table:formula="of:=MID([$'Compras-Ali'.$A689];[$Tablas.$E$37];[$Tablas.$G$37])" office:value-type="string" office:string-value="0005" calcext:value-type="string">
            <text:p>0005</text:p>
          </table:table-cell>
          <table:table-cell table:style-name="ce28" table:formula="of:=IF([$'Compras-Ali'.$A689]&lt;&gt;&quot;&quot;;VALUE(MID([$'Compras-Ali'.$A689];[$Tablas.$E$38];[$Tablas.$G$38]))/100;0)*IF(OR(VALUE([.A689])=3;VALUE([.A689])=8;VALUE([.A689])=13);-1;1)" office:value-type="float" office:value="46997.06" calcext:value-type="float">
            <text:p>46.997,06</text:p>
          </table:table-cell>
          <table:table-cell table:number-columns-repeated="1016"/>
        </table:table-row>
        <table:table-row table:style-name="ro1">
          <table:table-cell table:style-name="ce25" table:formula="of:=MID([$'Compras-Ali'.$A690];[$Tablas.$E$31];[$Tablas.$G$31])" office:value-type="string" office:string-value="001" calcext:value-type="string">
            <text:p>001</text:p>
          </table:table-cell>
          <table:table-cell table:style-name="ce25" table:formula="of:=MID([$'Compras-Ali'.$A690];[$Tablas.$E$32];[$Tablas.$G$32])" office:value-type="string" office:string-value="02020" calcext:value-type="string">
            <text:p>02020</text:p>
          </table:table-cell>
          <table:table-cell table:style-name="ce25" table:formula="of:=MID([$'Compras-Ali'.$A690];[$Tablas.$E$33];[$Tablas.$G$33])" office:value-type="string" office:string-value="00000000000000411010" calcext:value-type="string">
            <text:p>00000000000000411010</text:p>
          </table:table-cell>
          <table:table-cell table:style-name="ce25" table:formula="of:=MID([$'Compras-Ali'.$A690];[$Tablas.$E$34];[$Tablas.$G$34])" office:value-type="string" office:string-value="80" calcext:value-type="string">
            <text:p>80</text:p>
          </table:table-cell>
          <table:table-cell table:style-name="ce25" table:formula="of:=MID([$'Compras-Ali'.$A690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690]&lt;&gt;&quot;&quot;;VALUE(MID([$'Compras-Ali'.$A690];[$Tablas.$E$36];[$Tablas.$G$36]))/100;0)*IF(OR(VALUE([.A690])=3;VALUE([.A690])=8;VALUE([.A690])=13);-1;1)" office:value-type="float" office:value="120232.05" calcext:value-type="float">
            <text:p>120.232,05</text:p>
          </table:table-cell>
          <table:table-cell table:style-name="ce25" table:formula="of:=MID([$'Compras-Ali'.$A690];[$Tablas.$E$37];[$Tablas.$G$37])" office:value-type="string" office:string-value="0005" calcext:value-type="string">
            <text:p>0005</text:p>
          </table:table-cell>
          <table:table-cell table:style-name="ce28" table:formula="of:=IF([$'Compras-Ali'.$A690]&lt;&gt;&quot;&quot;;VALUE(MID([$'Compras-Ali'.$A690];[$Tablas.$E$38];[$Tablas.$G$38]))/100;0)*IF(OR(VALUE([.A690])=3;VALUE([.A690])=8;VALUE([.A690])=13);-1;1)" office:value-type="float" office:value="25248.73" calcext:value-type="float">
            <text:p>25.248,73</text:p>
          </table:table-cell>
          <table:table-cell table:number-columns-repeated="1016"/>
        </table:table-row>
        <table:table-row table:style-name="ro1">
          <table:table-cell table:style-name="ce25" table:formula="of:=MID([$'Compras-Ali'.$A691];[$Tablas.$E$31];[$Tablas.$G$31])" office:value-type="string" office:string-value="001" calcext:value-type="string">
            <text:p>001</text:p>
          </table:table-cell>
          <table:table-cell table:style-name="ce25" table:formula="of:=MID([$'Compras-Ali'.$A691];[$Tablas.$E$32];[$Tablas.$G$32])" office:value-type="string" office:string-value="02020" calcext:value-type="string">
            <text:p>02020</text:p>
          </table:table-cell>
          <table:table-cell table:style-name="ce25" table:formula="of:=MID([$'Compras-Ali'.$A691];[$Tablas.$E$33];[$Tablas.$G$33])" office:value-type="string" office:string-value="00000000000000411009" calcext:value-type="string">
            <text:p>00000000000000411009</text:p>
          </table:table-cell>
          <table:table-cell table:style-name="ce25" table:formula="of:=MID([$'Compras-Ali'.$A691];[$Tablas.$E$34];[$Tablas.$G$34])" office:value-type="string" office:string-value="80" calcext:value-type="string">
            <text:p>80</text:p>
          </table:table-cell>
          <table:table-cell table:style-name="ce25" table:formula="of:=MID([$'Compras-Ali'.$A691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691]&lt;&gt;&quot;&quot;;VALUE(MID([$'Compras-Ali'.$A691];[$Tablas.$E$36];[$Tablas.$G$36]))/100;0)*IF(OR(VALUE([.A691])=3;VALUE([.A691])=8;VALUE([.A691])=13);-1;1)" office:value-type="float" office:value="122486.38" calcext:value-type="float">
            <text:p>122.486,38</text:p>
          </table:table-cell>
          <table:table-cell table:style-name="ce25" table:formula="of:=MID([$'Compras-Ali'.$A691];[$Tablas.$E$37];[$Tablas.$G$37])" office:value-type="string" office:string-value="0005" calcext:value-type="string">
            <text:p>0005</text:p>
          </table:table-cell>
          <table:table-cell table:style-name="ce28" table:formula="of:=IF([$'Compras-Ali'.$A691]&lt;&gt;&quot;&quot;;VALUE(MID([$'Compras-Ali'.$A691];[$Tablas.$E$38];[$Tablas.$G$38]))/100;0)*IF(OR(VALUE([.A691])=3;VALUE([.A691])=8;VALUE([.A691])=13);-1;1)" office:value-type="float" office:value="25722.14" calcext:value-type="float">
            <text:p>25.722,14</text:p>
          </table:table-cell>
          <table:table-cell table:number-columns-repeated="1016"/>
        </table:table-row>
        <table:table-row table:style-name="ro1">
          <table:table-cell table:style-name="ce25" table:formula="of:=MID([$'Compras-Ali'.$A692];[$Tablas.$E$31];[$Tablas.$G$31])" office:value-type="string" office:string-value="001" calcext:value-type="string">
            <text:p>001</text:p>
          </table:table-cell>
          <table:table-cell table:style-name="ce25" table:formula="of:=MID([$'Compras-Ali'.$A692];[$Tablas.$E$32];[$Tablas.$G$32])" office:value-type="string" office:string-value="02020" calcext:value-type="string">
            <text:p>02020</text:p>
          </table:table-cell>
          <table:table-cell table:style-name="ce25" table:formula="of:=MID([$'Compras-Ali'.$A692];[$Tablas.$E$33];[$Tablas.$G$33])" office:value-type="string" office:string-value="00000000000000411013" calcext:value-type="string">
            <text:p>00000000000000411013</text:p>
          </table:table-cell>
          <table:table-cell table:style-name="ce25" table:formula="of:=MID([$'Compras-Ali'.$A692];[$Tablas.$E$34];[$Tablas.$G$34])" office:value-type="string" office:string-value="80" calcext:value-type="string">
            <text:p>80</text:p>
          </table:table-cell>
          <table:table-cell table:style-name="ce25" table:formula="of:=MID([$'Compras-Ali'.$A692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692]&lt;&gt;&quot;&quot;;VALUE(MID([$'Compras-Ali'.$A692];[$Tablas.$E$36];[$Tablas.$G$36]))/100;0)*IF(OR(VALUE([.A692])=3;VALUE([.A692])=8;VALUE([.A692])=13);-1;1)" office:value-type="float" office:value="54650.9" calcext:value-type="float">
            <text:p>54.650,90</text:p>
          </table:table-cell>
          <table:table-cell table:style-name="ce25" table:formula="of:=MID([$'Compras-Ali'.$A692];[$Tablas.$E$37];[$Tablas.$G$37])" office:value-type="string" office:string-value="0005" calcext:value-type="string">
            <text:p>0005</text:p>
          </table:table-cell>
          <table:table-cell table:style-name="ce28" table:formula="of:=IF([$'Compras-Ali'.$A692]&lt;&gt;&quot;&quot;;VALUE(MID([$'Compras-Ali'.$A692];[$Tablas.$E$38];[$Tablas.$G$38]))/100;0)*IF(OR(VALUE([.A692])=3;VALUE([.A692])=8;VALUE([.A692])=13);-1;1)" office:value-type="float" office:value="11476.69" calcext:value-type="float">
            <text:p>11.476,69</text:p>
          </table:table-cell>
          <table:table-cell table:number-columns-repeated="1016"/>
        </table:table-row>
        <table:table-row table:style-name="ro1">
          <table:table-cell table:style-name="ce25" table:formula="of:=MID([$'Compras-Ali'.$A693];[$Tablas.$E$31];[$Tablas.$G$31])" office:value-type="string" office:string-value="001" calcext:value-type="string">
            <text:p>001</text:p>
          </table:table-cell>
          <table:table-cell table:style-name="ce25" table:formula="of:=MID([$'Compras-Ali'.$A693];[$Tablas.$E$32];[$Tablas.$G$32])" office:value-type="string" office:string-value="02020" calcext:value-type="string">
            <text:p>02020</text:p>
          </table:table-cell>
          <table:table-cell table:style-name="ce25" table:formula="of:=MID([$'Compras-Ali'.$A693];[$Tablas.$E$33];[$Tablas.$G$33])" office:value-type="string" office:string-value="00000000000000411012" calcext:value-type="string">
            <text:p>00000000000000411012</text:p>
          </table:table-cell>
          <table:table-cell table:style-name="ce25" table:formula="of:=MID([$'Compras-Ali'.$A693];[$Tablas.$E$34];[$Tablas.$G$34])" office:value-type="string" office:string-value="80" calcext:value-type="string">
            <text:p>80</text:p>
          </table:table-cell>
          <table:table-cell table:style-name="ce25" table:formula="of:=MID([$'Compras-Ali'.$A693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693]&lt;&gt;&quot;&quot;;VALUE(MID([$'Compras-Ali'.$A693];[$Tablas.$E$36];[$Tablas.$G$36]))/100;0)*IF(OR(VALUE([.A693])=3;VALUE([.A693])=8;VALUE([.A693])=13);-1;1)" office:value-type="float" office:value="100216.14" calcext:value-type="float">
            <text:p>100.216,14</text:p>
          </table:table-cell>
          <table:table-cell table:style-name="ce25" table:formula="of:=MID([$'Compras-Ali'.$A693];[$Tablas.$E$37];[$Tablas.$G$37])" office:value-type="string" office:string-value="0005" calcext:value-type="string">
            <text:p>0005</text:p>
          </table:table-cell>
          <table:table-cell table:style-name="ce28" table:formula="of:=IF([$'Compras-Ali'.$A693]&lt;&gt;&quot;&quot;;VALUE(MID([$'Compras-Ali'.$A693];[$Tablas.$E$38];[$Tablas.$G$38]))/100;0)*IF(OR(VALUE([.A693])=3;VALUE([.A693])=8;VALUE([.A693])=13);-1;1)" office:value-type="float" office:value="21045.39" calcext:value-type="float">
            <text:p>21.045,39</text:p>
          </table:table-cell>
          <table:table-cell table:number-columns-repeated="1016"/>
        </table:table-row>
        <table:table-row table:style-name="ro1">
          <table:table-cell table:style-name="ce25" table:formula="of:=MID([$'Compras-Ali'.$A694];[$Tablas.$E$31];[$Tablas.$G$31])" office:value-type="string" office:string-value="001" calcext:value-type="string">
            <text:p>001</text:p>
          </table:table-cell>
          <table:table-cell table:style-name="ce25" table:formula="of:=MID([$'Compras-Ali'.$A694];[$Tablas.$E$32];[$Tablas.$G$32])" office:value-type="string" office:string-value="00022" calcext:value-type="string">
            <text:p>00022</text:p>
          </table:table-cell>
          <table:table-cell table:style-name="ce25" table:formula="of:=MID([$'Compras-Ali'.$A694];[$Tablas.$E$33];[$Tablas.$G$33])" office:value-type="string" office:string-value="00000000000000006772" calcext:value-type="string">
            <text:p>00000000000000006772</text:p>
          </table:table-cell>
          <table:table-cell table:style-name="ce25" table:formula="of:=MID([$'Compras-Ali'.$A694];[$Tablas.$E$34];[$Tablas.$G$34])" office:value-type="string" office:string-value="80" calcext:value-type="string">
            <text:p>80</text:p>
          </table:table-cell>
          <table:table-cell table:style-name="ce25" table:formula="of:=MID([$'Compras-Ali'.$A694];[$Tablas.$E$35];[$Tablas.$G$35])" office:value-type="string" office:string-value="00000000033500057039" calcext:value-type="string">
            <text:p>00000000033500057039</text:p>
          </table:table-cell>
          <table:table-cell table:style-name="ce28" table:formula="of:=IF([$'Compras-Ali'.$A694]&lt;&gt;&quot;&quot;;VALUE(MID([$'Compras-Ali'.$A694];[$Tablas.$E$36];[$Tablas.$G$36]))/100;0)*IF(OR(VALUE([.A694])=3;VALUE([.A694])=8;VALUE([.A694])=13);-1;1)" office:value-type="float" office:value="1006" calcext:value-type="float">
            <text:p>1.006,00</text:p>
          </table:table-cell>
          <table:table-cell table:style-name="ce25" table:formula="of:=MID([$'Compras-Ali'.$A694];[$Tablas.$E$37];[$Tablas.$G$37])" office:value-type="string" office:string-value="0005" calcext:value-type="string">
            <text:p>0005</text:p>
          </table:table-cell>
          <table:table-cell table:style-name="ce28" table:formula="of:=IF([$'Compras-Ali'.$A694]&lt;&gt;&quot;&quot;;VALUE(MID([$'Compras-Ali'.$A694];[$Tablas.$E$38];[$Tablas.$G$38]))/100;0)*IF(OR(VALUE([.A694])=3;VALUE([.A694])=8;VALUE([.A694])=13);-1;1)" office:value-type="float" office:value="211.26" calcext:value-type="float">
            <text:p>211,26</text:p>
          </table:table-cell>
          <table:table-cell table:number-columns-repeated="1016"/>
        </table:table-row>
        <table:table-row table:style-name="ro1">
          <table:table-cell table:style-name="ce25" table:formula="of:=MID([$'Compras-Ali'.$A695];[$Tablas.$E$31];[$Tablas.$G$31])" office:value-type="string" office:string-value="001" calcext:value-type="string">
            <text:p>001</text:p>
          </table:table-cell>
          <table:table-cell table:style-name="ce25" table:formula="of:=MID([$'Compras-Ali'.$A695];[$Tablas.$E$32];[$Tablas.$G$32])" office:value-type="string" office:string-value="00022" calcext:value-type="string">
            <text:p>00022</text:p>
          </table:table-cell>
          <table:table-cell table:style-name="ce25" table:formula="of:=MID([$'Compras-Ali'.$A695];[$Tablas.$E$33];[$Tablas.$G$33])" office:value-type="string" office:string-value="00000000000000006782" calcext:value-type="string">
            <text:p>00000000000000006782</text:p>
          </table:table-cell>
          <table:table-cell table:style-name="ce25" table:formula="of:=MID([$'Compras-Ali'.$A695];[$Tablas.$E$34];[$Tablas.$G$34])" office:value-type="string" office:string-value="80" calcext:value-type="string">
            <text:p>80</text:p>
          </table:table-cell>
          <table:table-cell table:style-name="ce25" table:formula="of:=MID([$'Compras-Ali'.$A695];[$Tablas.$E$35];[$Tablas.$G$35])" office:value-type="string" office:string-value="00000000033500057039" calcext:value-type="string">
            <text:p>00000000033500057039</text:p>
          </table:table-cell>
          <table:table-cell table:style-name="ce28" table:formula="of:=IF([$'Compras-Ali'.$A695]&lt;&gt;&quot;&quot;;VALUE(MID([$'Compras-Ali'.$A695];[$Tablas.$E$36];[$Tablas.$G$36]))/100;0)*IF(OR(VALUE([.A695])=3;VALUE([.A695])=8;VALUE([.A695])=13);-1;1)" office:value-type="float" office:value="1006" calcext:value-type="float">
            <text:p>1.006,00</text:p>
          </table:table-cell>
          <table:table-cell table:style-name="ce25" table:formula="of:=MID([$'Compras-Ali'.$A695];[$Tablas.$E$37];[$Tablas.$G$37])" office:value-type="string" office:string-value="0005" calcext:value-type="string">
            <text:p>0005</text:p>
          </table:table-cell>
          <table:table-cell table:style-name="ce28" table:formula="of:=IF([$'Compras-Ali'.$A695]&lt;&gt;&quot;&quot;;VALUE(MID([$'Compras-Ali'.$A695];[$Tablas.$E$38];[$Tablas.$G$38]))/100;0)*IF(OR(VALUE([.A695])=3;VALUE([.A695])=8;VALUE([.A695])=13);-1;1)" office:value-type="float" office:value="211.26" calcext:value-type="float">
            <text:p>211,26</text:p>
          </table:table-cell>
          <table:table-cell table:number-columns-repeated="1016"/>
        </table:table-row>
        <table:table-row table:style-name="ro1">
          <table:table-cell table:style-name="ce25" table:formula="of:=MID([$'Compras-Ali'.$A696];[$Tablas.$E$31];[$Tablas.$G$31])" office:value-type="string" office:string-value="001" calcext:value-type="string">
            <text:p>001</text:p>
          </table:table-cell>
          <table:table-cell table:style-name="ce25" table:formula="of:=MID([$'Compras-Ali'.$A696];[$Tablas.$E$32];[$Tablas.$G$32])" office:value-type="string" office:string-value="00030" calcext:value-type="string">
            <text:p>00030</text:p>
          </table:table-cell>
          <table:table-cell table:style-name="ce25" table:formula="of:=MID([$'Compras-Ali'.$A696];[$Tablas.$E$33];[$Tablas.$G$33])" office:value-type="string" office:string-value="00000000000000108435" calcext:value-type="string">
            <text:p>00000000000000108435</text:p>
          </table:table-cell>
          <table:table-cell table:style-name="ce25" table:formula="of:=MID([$'Compras-Ali'.$A696];[$Tablas.$E$34];[$Tablas.$G$34])" office:value-type="string" office:string-value="80" calcext:value-type="string">
            <text:p>80</text:p>
          </table:table-cell>
          <table:table-cell table:style-name="ce25" table:formula="of:=MID([$'Compras-Ali'.$A696];[$Tablas.$E$35];[$Tablas.$G$35])" office:value-type="string" office:string-value="00000000030707002294" calcext:value-type="string">
            <text:p>00000000030707002294</text:p>
          </table:table-cell>
          <table:table-cell table:style-name="ce28" table:formula="of:=IF([$'Compras-Ali'.$A696]&lt;&gt;&quot;&quot;;VALUE(MID([$'Compras-Ali'.$A696];[$Tablas.$E$36];[$Tablas.$G$36]))/100;0)*IF(OR(VALUE([.A696])=3;VALUE([.A696])=8;VALUE([.A696])=13);-1;1)" office:value-type="float" office:value="10881.62" calcext:value-type="float">
            <text:p>10.881,62</text:p>
          </table:table-cell>
          <table:table-cell table:style-name="ce25" table:formula="of:=MID([$'Compras-Ali'.$A696];[$Tablas.$E$37];[$Tablas.$G$37])" office:value-type="string" office:string-value="0004" calcext:value-type="string">
            <text:p>0004</text:p>
          </table:table-cell>
          <table:table-cell table:style-name="ce28" table:formula="of:=IF([$'Compras-Ali'.$A696]&lt;&gt;&quot;&quot;;VALUE(MID([$'Compras-Ali'.$A696];[$Tablas.$E$38];[$Tablas.$G$38]))/100;0)*IF(OR(VALUE([.A696])=3;VALUE([.A696])=8;VALUE([.A696])=13);-1;1)" office:value-type="float" office:value="1142.57" calcext:value-type="float">
            <text:p>1.142,57</text:p>
          </table:table-cell>
          <table:table-cell table:number-columns-repeated="1016"/>
        </table:table-row>
        <table:table-row table:style-name="ro1">
          <table:table-cell table:style-name="ce25" table:formula="of:=MID([$'Compras-Ali'.$A697];[$Tablas.$E$31];[$Tablas.$G$31])" office:value-type="string" office:string-value="001" calcext:value-type="string">
            <text:p>001</text:p>
          </table:table-cell>
          <table:table-cell table:style-name="ce25" table:formula="of:=MID([$'Compras-Ali'.$A697];[$Tablas.$E$32];[$Tablas.$G$32])" office:value-type="string" office:string-value="00007" calcext:value-type="string">
            <text:p>00007</text:p>
          </table:table-cell>
          <table:table-cell table:style-name="ce25" table:formula="of:=MID([$'Compras-Ali'.$A697];[$Tablas.$E$33];[$Tablas.$G$33])" office:value-type="string" office:string-value="00000000000000000010" calcext:value-type="string">
            <text:p>00000000000000000010</text:p>
          </table:table-cell>
          <table:table-cell table:style-name="ce25" table:formula="of:=MID([$'Compras-Ali'.$A697];[$Tablas.$E$34];[$Tablas.$G$34])" office:value-type="string" office:string-value="80" calcext:value-type="string">
            <text:p>80</text:p>
          </table:table-cell>
          <table:table-cell table:style-name="ce25" table:formula="of:=MID([$'Compras-Ali'.$A697];[$Tablas.$E$35];[$Tablas.$G$35])" office:value-type="string" office:string-value="00000000020080996412" calcext:value-type="string">
            <text:p>00000000020080996412</text:p>
          </table:table-cell>
          <table:table-cell table:style-name="ce28" table:formula="of:=IF([$'Compras-Ali'.$A697]&lt;&gt;&quot;&quot;;VALUE(MID([$'Compras-Ali'.$A697];[$Tablas.$E$36];[$Tablas.$G$36]))/100;0)*IF(OR(VALUE([.A697])=3;VALUE([.A697])=8;VALUE([.A697])=13);-1;1)" office:value-type="float" office:value="8748.43" calcext:value-type="float">
            <text:p>8.748,43</text:p>
          </table:table-cell>
          <table:table-cell table:style-name="ce25" table:formula="of:=MID([$'Compras-Ali'.$A697];[$Tablas.$E$37];[$Tablas.$G$37])" office:value-type="string" office:string-value="0005" calcext:value-type="string">
            <text:p>0005</text:p>
          </table:table-cell>
          <table:table-cell table:style-name="ce28" table:formula="of:=IF([$'Compras-Ali'.$A697]&lt;&gt;&quot;&quot;;VALUE(MID([$'Compras-Ali'.$A697];[$Tablas.$E$38];[$Tablas.$G$38]))/100;0)*IF(OR(VALUE([.A697])=3;VALUE([.A697])=8;VALUE([.A697])=13);-1;1)" office:value-type="float" office:value="1837.17" calcext:value-type="float">
            <text:p>1.837,17</text:p>
          </table:table-cell>
          <table:table-cell table:number-columns-repeated="1016"/>
        </table:table-row>
        <table:table-row table:style-name="ro1">
          <table:table-cell table:style-name="ce25" table:formula="of:=MID([$'Compras-Ali'.$A698];[$Tablas.$E$31];[$Tablas.$G$31])" office:value-type="string" office:string-value="001" calcext:value-type="string">
            <text:p>001</text:p>
          </table:table-cell>
          <table:table-cell table:style-name="ce25" table:formula="of:=MID([$'Compras-Ali'.$A698];[$Tablas.$E$32];[$Tablas.$G$32])" office:value-type="string" office:string-value="00010" calcext:value-type="string">
            <text:p>00010</text:p>
          </table:table-cell>
          <table:table-cell table:style-name="ce25" table:formula="of:=MID([$'Compras-Ali'.$A698];[$Tablas.$E$33];[$Tablas.$G$33])" office:value-type="string" office:string-value="00000000000000027502" calcext:value-type="string">
            <text:p>00000000000000027502</text:p>
          </table:table-cell>
          <table:table-cell table:style-name="ce25" table:formula="of:=MID([$'Compras-Ali'.$A698];[$Tablas.$E$34];[$Tablas.$G$34])" office:value-type="string" office:string-value="80" calcext:value-type="string">
            <text:p>80</text:p>
          </table:table-cell>
          <table:table-cell table:style-name="ce25" table:formula="of:=MID([$'Compras-Ali'.$A698];[$Tablas.$E$35];[$Tablas.$G$35])" office:value-type="string" office:string-value="00000000020080996412" calcext:value-type="string">
            <text:p>00000000020080996412</text:p>
          </table:table-cell>
          <table:table-cell table:style-name="ce28" table:formula="of:=IF([$'Compras-Ali'.$A698]&lt;&gt;&quot;&quot;;VALUE(MID([$'Compras-Ali'.$A698];[$Tablas.$E$36];[$Tablas.$G$36]))/100;0)*IF(OR(VALUE([.A698])=3;VALUE([.A698])=8;VALUE([.A698])=13);-1;1)" office:value-type="float" office:value="17975.29" calcext:value-type="float">
            <text:p>17.975,29</text:p>
          </table:table-cell>
          <table:table-cell table:style-name="ce25" table:formula="of:=MID([$'Compras-Ali'.$A698];[$Tablas.$E$37];[$Tablas.$G$37])" office:value-type="string" office:string-value="0005" calcext:value-type="string">
            <text:p>0005</text:p>
          </table:table-cell>
          <table:table-cell table:style-name="ce28" table:formula="of:=IF([$'Compras-Ali'.$A698]&lt;&gt;&quot;&quot;;VALUE(MID([$'Compras-Ali'.$A698];[$Tablas.$E$38];[$Tablas.$G$38]))/100;0)*IF(OR(VALUE([.A698])=3;VALUE([.A698])=8;VALUE([.A698])=13);-1;1)" office:value-type="float" office:value="3774.81" calcext:value-type="float">
            <text:p>3.774,81</text:p>
          </table:table-cell>
          <table:table-cell table:number-columns-repeated="1016"/>
        </table:table-row>
        <table:table-row table:style-name="ro1">
          <table:table-cell table:style-name="ce25" table:formula="of:=MID([$'Compras-Ali'.$A699];[$Tablas.$E$31];[$Tablas.$G$31])" office:value-type="string" office:string-value="001" calcext:value-type="string">
            <text:p>001</text:p>
          </table:table-cell>
          <table:table-cell table:style-name="ce25" table:formula="of:=MID([$'Compras-Ali'.$A699];[$Tablas.$E$32];[$Tablas.$G$32])" office:value-type="string" office:string-value="00012" calcext:value-type="string">
            <text:p>00012</text:p>
          </table:table-cell>
          <table:table-cell table:style-name="ce25" table:formula="of:=MID([$'Compras-Ali'.$A699];[$Tablas.$E$33];[$Tablas.$G$33])" office:value-type="string" office:string-value="00000000000000039715" calcext:value-type="string">
            <text:p>00000000000000039715</text:p>
          </table:table-cell>
          <table:table-cell table:style-name="ce25" table:formula="of:=MID([$'Compras-Ali'.$A699];[$Tablas.$E$34];[$Tablas.$G$34])" office:value-type="string" office:string-value="80" calcext:value-type="string">
            <text:p>80</text:p>
          </table:table-cell>
          <table:table-cell table:style-name="ce25" table:formula="of:=MID([$'Compras-Ali'.$A699];[$Tablas.$E$35];[$Tablas.$G$35])" office:value-type="string" office:string-value="00000000020080996412" calcext:value-type="string">
            <text:p>00000000020080996412</text:p>
          </table:table-cell>
          <table:table-cell table:style-name="ce28" table:formula="of:=IF([$'Compras-Ali'.$A699]&lt;&gt;&quot;&quot;;VALUE(MID([$'Compras-Ali'.$A699];[$Tablas.$E$36];[$Tablas.$G$36]))/100;0)*IF(OR(VALUE([.A699])=3;VALUE([.A699])=8;VALUE([.A699])=13);-1;1)" office:value-type="float" office:value="2149.19" calcext:value-type="float">
            <text:p>2.149,19</text:p>
          </table:table-cell>
          <table:table-cell table:style-name="ce25" table:formula="of:=MID([$'Compras-Ali'.$A699];[$Tablas.$E$37];[$Tablas.$G$37])" office:value-type="string" office:string-value="0005" calcext:value-type="string">
            <text:p>0005</text:p>
          </table:table-cell>
          <table:table-cell table:style-name="ce28" table:formula="of:=IF([$'Compras-Ali'.$A699]&lt;&gt;&quot;&quot;;VALUE(MID([$'Compras-Ali'.$A699];[$Tablas.$E$38];[$Tablas.$G$38]))/100;0)*IF(OR(VALUE([.A699])=3;VALUE([.A699])=8;VALUE([.A699])=13);-1;1)" office:value-type="float" office:value="451.33" calcext:value-type="float">
            <text:p>451,33</text:p>
          </table:table-cell>
          <table:table-cell table:number-columns-repeated="1016"/>
        </table:table-row>
        <table:table-row table:style-name="ro1">
          <table:table-cell table:style-name="ce25" table:formula="of:=MID([$'Compras-Ali'.$A700];[$Tablas.$E$31];[$Tablas.$G$31])" office:value-type="string" office:string-value="001" calcext:value-type="string">
            <text:p>001</text:p>
          </table:table-cell>
          <table:table-cell table:style-name="ce25" table:formula="of:=MID([$'Compras-Ali'.$A700];[$Tablas.$E$32];[$Tablas.$G$32])" office:value-type="string" office:string-value="00012" calcext:value-type="string">
            <text:p>00012</text:p>
          </table:table-cell>
          <table:table-cell table:style-name="ce25" table:formula="of:=MID([$'Compras-Ali'.$A700];[$Tablas.$E$33];[$Tablas.$G$33])" office:value-type="string" office:string-value="00000000000000039715" calcext:value-type="string">
            <text:p>00000000000000039715</text:p>
          </table:table-cell>
          <table:table-cell table:style-name="ce25" table:formula="of:=MID([$'Compras-Ali'.$A700];[$Tablas.$E$34];[$Tablas.$G$34])" office:value-type="string" office:string-value="80" calcext:value-type="string">
            <text:p>80</text:p>
          </table:table-cell>
          <table:table-cell table:style-name="ce25" table:formula="of:=MID([$'Compras-Ali'.$A700];[$Tablas.$E$35];[$Tablas.$G$35])" office:value-type="string" office:string-value="00000000020080996412" calcext:value-type="string">
            <text:p>00000000020080996412</text:p>
          </table:table-cell>
          <table:table-cell table:style-name="ce28" table:formula="of:=IF([$'Compras-Ali'.$A700]&lt;&gt;&quot;&quot;;VALUE(MID([$'Compras-Ali'.$A700];[$Tablas.$E$36];[$Tablas.$G$36]))/100;0)*IF(OR(VALUE([.A700])=3;VALUE([.A700])=8;VALUE([.A700])=13);-1;1)" office:value-type="float" office:value="361.52" calcext:value-type="float">
            <text:p>361,52</text:p>
          </table:table-cell>
          <table:table-cell table:style-name="ce25" table:formula="of:=MID([$'Compras-Ali'.$A700];[$Tablas.$E$37];[$Tablas.$G$37])" office:value-type="string" office:string-value="0004" calcext:value-type="string">
            <text:p>0004</text:p>
          </table:table-cell>
          <table:table-cell table:style-name="ce28" table:formula="of:=IF([$'Compras-Ali'.$A700]&lt;&gt;&quot;&quot;;VALUE(MID([$'Compras-Ali'.$A700];[$Tablas.$E$38];[$Tablas.$G$38]))/100;0)*IF(OR(VALUE([.A700])=3;VALUE([.A700])=8;VALUE([.A700])=13);-1;1)" office:value-type="float" office:value="37.96" calcext:value-type="float">
            <text:p>37,96</text:p>
          </table:table-cell>
          <table:table-cell table:number-columns-repeated="1016"/>
        </table:table-row>
        <table:table-row table:style-name="ro1">
          <table:table-cell table:style-name="ce25" table:formula="of:=MID([$'Compras-Ali'.$A701];[$Tablas.$E$31];[$Tablas.$G$31])" office:value-type="string" office:string-value="001" calcext:value-type="string">
            <text:p>001</text:p>
          </table:table-cell>
          <table:table-cell table:style-name="ce25" table:formula="of:=MID([$'Compras-Ali'.$A701];[$Tablas.$E$32];[$Tablas.$G$32])" office:value-type="string" office:string-value="00256" calcext:value-type="string">
            <text:p>00256</text:p>
          </table:table-cell>
          <table:table-cell table:style-name="ce25" table:formula="of:=MID([$'Compras-Ali'.$A701];[$Tablas.$E$33];[$Tablas.$G$33])" office:value-type="string" office:string-value="00000000000000000034" calcext:value-type="string">
            <text:p>00000000000000000034</text:p>
          </table:table-cell>
          <table:table-cell table:style-name="ce25" table:formula="of:=MID([$'Compras-Ali'.$A701];[$Tablas.$E$34];[$Tablas.$G$34])" office:value-type="string" office:string-value="80" calcext:value-type="string">
            <text:p>80</text:p>
          </table:table-cell>
          <table:table-cell table:style-name="ce25" table:formula="of:=MID([$'Compras-Ali'.$A701];[$Tablas.$E$35];[$Tablas.$G$35])" office:value-type="string" office:string-value="00000000030516625968" calcext:value-type="string">
            <text:p>00000000030516625968</text:p>
          </table:table-cell>
          <table:table-cell table:style-name="ce28" table:formula="of:=IF([$'Compras-Ali'.$A701]&lt;&gt;&quot;&quot;;VALUE(MID([$'Compras-Ali'.$A701];[$Tablas.$E$36];[$Tablas.$G$36]))/100;0)*IF(OR(VALUE([.A701])=3;VALUE([.A701])=8;VALUE([.A701])=13);-1;1)" office:value-type="float" office:value="1183.48" calcext:value-type="float">
            <text:p>1.183,48</text:p>
          </table:table-cell>
          <table:table-cell table:style-name="ce25" table:formula="of:=MID([$'Compras-Ali'.$A701];[$Tablas.$E$37];[$Tablas.$G$37])" office:value-type="string" office:string-value="0005" calcext:value-type="string">
            <text:p>0005</text:p>
          </table:table-cell>
          <table:table-cell table:style-name="ce28" table:formula="of:=IF([$'Compras-Ali'.$A701]&lt;&gt;&quot;&quot;;VALUE(MID([$'Compras-Ali'.$A701];[$Tablas.$E$38];[$Tablas.$G$38]))/100;0)*IF(OR(VALUE([.A701])=3;VALUE([.A701])=8;VALUE([.A701])=13);-1;1)" office:value-type="float" office:value="248.53" calcext:value-type="float">
            <text:p>248,53</text:p>
          </table:table-cell>
          <table:table-cell table:number-columns-repeated="1016"/>
        </table:table-row>
        <table:table-row table:style-name="ro1">
          <table:table-cell table:style-name="ce25" table:formula="of:=MID([$'Compras-Ali'.$A702];[$Tablas.$E$31];[$Tablas.$G$31])" office:value-type="string" office:string-value="001" calcext:value-type="string">
            <text:p>001</text:p>
          </table:table-cell>
          <table:table-cell table:style-name="ce25" table:formula="of:=MID([$'Compras-Ali'.$A702];[$Tablas.$E$32];[$Tablas.$G$32])" office:value-type="string" office:string-value="00004" calcext:value-type="string">
            <text:p>00004</text:p>
          </table:table-cell>
          <table:table-cell table:style-name="ce25" table:formula="of:=MID([$'Compras-Ali'.$A702];[$Tablas.$E$33];[$Tablas.$G$33])" office:value-type="string" office:string-value="00000000000000000406" calcext:value-type="string">
            <text:p>00000000000000000406</text:p>
          </table:table-cell>
          <table:table-cell table:style-name="ce25" table:formula="of:=MID([$'Compras-Ali'.$A702];[$Tablas.$E$34];[$Tablas.$G$34])" office:value-type="string" office:string-value="80" calcext:value-type="string">
            <text:p>80</text:p>
          </table:table-cell>
          <table:table-cell table:style-name="ce25" table:formula="of:=MID([$'Compras-Ali'.$A702];[$Tablas.$E$35];[$Tablas.$G$35])" office:value-type="string" office:string-value="00000000020235191777" calcext:value-type="string">
            <text:p>00000000020235191777</text:p>
          </table:table-cell>
          <table:table-cell table:style-name="ce28" table:formula="of:=IF([$'Compras-Ali'.$A702]&lt;&gt;&quot;&quot;;VALUE(MID([$'Compras-Ali'.$A702];[$Tablas.$E$36];[$Tablas.$G$36]))/100;0)*IF(OR(VALUE([.A702])=3;VALUE([.A702])=8;VALUE([.A702])=13);-1;1)" office:value-type="float" office:value="4700" calcext:value-type="float">
            <text:p>4.700,00</text:p>
          </table:table-cell>
          <table:table-cell table:style-name="ce25" table:formula="of:=MID([$'Compras-Ali'.$A702];[$Tablas.$E$37];[$Tablas.$G$37])" office:value-type="string" office:string-value="0005" calcext:value-type="string">
            <text:p>0005</text:p>
          </table:table-cell>
          <table:table-cell table:style-name="ce28" table:formula="of:=IF([$'Compras-Ali'.$A702]&lt;&gt;&quot;&quot;;VALUE(MID([$'Compras-Ali'.$A702];[$Tablas.$E$38];[$Tablas.$G$38]))/100;0)*IF(OR(VALUE([.A702])=3;VALUE([.A702])=8;VALUE([.A702])=13);-1;1)" office:value-type="float" office:value="987" calcext:value-type="float">
            <text:p>987,00</text:p>
          </table:table-cell>
          <table:table-cell table:number-columns-repeated="1016"/>
        </table:table-row>
        <table:table-row table:style-name="ro1">
          <table:table-cell table:style-name="ce25" table:formula="of:=MID([$'Compras-Ali'.$A703];[$Tablas.$E$31];[$Tablas.$G$31])" office:value-type="string" office:string-value="001" calcext:value-type="string">
            <text:p>001</text:p>
          </table:table-cell>
          <table:table-cell table:style-name="ce25" table:formula="of:=MID([$'Compras-Ali'.$A703];[$Tablas.$E$32];[$Tablas.$G$32])" office:value-type="string" office:string-value="00004" calcext:value-type="string">
            <text:p>00004</text:p>
          </table:table-cell>
          <table:table-cell table:style-name="ce25" table:formula="of:=MID([$'Compras-Ali'.$A703];[$Tablas.$E$33];[$Tablas.$G$33])" office:value-type="string" office:string-value="00000000000000000405" calcext:value-type="string">
            <text:p>00000000000000000405</text:p>
          </table:table-cell>
          <table:table-cell table:style-name="ce25" table:formula="of:=MID([$'Compras-Ali'.$A703];[$Tablas.$E$34];[$Tablas.$G$34])" office:value-type="string" office:string-value="80" calcext:value-type="string">
            <text:p>80</text:p>
          </table:table-cell>
          <table:table-cell table:style-name="ce25" table:formula="of:=MID([$'Compras-Ali'.$A703];[$Tablas.$E$35];[$Tablas.$G$35])" office:value-type="string" office:string-value="00000000020235191777" calcext:value-type="string">
            <text:p>00000000020235191777</text:p>
          </table:table-cell>
          <table:table-cell table:style-name="ce28" table:formula="of:=IF([$'Compras-Ali'.$A703]&lt;&gt;&quot;&quot;;VALUE(MID([$'Compras-Ali'.$A703];[$Tablas.$E$36];[$Tablas.$G$36]))/100;0)*IF(OR(VALUE([.A703])=3;VALUE([.A703])=8;VALUE([.A703])=13);-1;1)" office:value-type="float" office:value="33000" calcext:value-type="float">
            <text:p>33.000,00</text:p>
          </table:table-cell>
          <table:table-cell table:style-name="ce25" table:formula="of:=MID([$'Compras-Ali'.$A703];[$Tablas.$E$37];[$Tablas.$G$37])" office:value-type="string" office:string-value="0005" calcext:value-type="string">
            <text:p>0005</text:p>
          </table:table-cell>
          <table:table-cell table:style-name="ce28" table:formula="of:=IF([$'Compras-Ali'.$A703]&lt;&gt;&quot;&quot;;VALUE(MID([$'Compras-Ali'.$A703];[$Tablas.$E$38];[$Tablas.$G$38]))/100;0)*IF(OR(VALUE([.A703])=3;VALUE([.A703])=8;VALUE([.A703])=13);-1;1)" office:value-type="float" office:value="6930" calcext:value-type="float">
            <text:p>6.930,00</text:p>
          </table:table-cell>
          <table:table-cell table:number-columns-repeated="1016"/>
        </table:table-row>
        <table:table-row table:style-name="ro1">
          <table:table-cell table:style-name="ce25" table:formula="of:=MID([$'Compras-Ali'.$A704];[$Tablas.$E$31];[$Tablas.$G$31])" office:value-type="string" office:string-value="001" calcext:value-type="string">
            <text:p>001</text:p>
          </table:table-cell>
          <table:table-cell table:style-name="ce25" table:formula="of:=MID([$'Compras-Ali'.$A704];[$Tablas.$E$32];[$Tablas.$G$32])" office:value-type="string" office:string-value="00003" calcext:value-type="string">
            <text:p>00003</text:p>
          </table:table-cell>
          <table:table-cell table:style-name="ce25" table:formula="of:=MID([$'Compras-Ali'.$A704];[$Tablas.$E$33];[$Tablas.$G$33])" office:value-type="string" office:string-value="00000000000000063611" calcext:value-type="string">
            <text:p>00000000000000063611</text:p>
          </table:table-cell>
          <table:table-cell table:style-name="ce25" table:formula="of:=MID([$'Compras-Ali'.$A704];[$Tablas.$E$34];[$Tablas.$G$34])" office:value-type="string" office:string-value="80" calcext:value-type="string">
            <text:p>80</text:p>
          </table:table-cell>
          <table:table-cell table:style-name="ce25" table:formula="of:=MID([$'Compras-Ali'.$A704];[$Tablas.$E$35];[$Tablas.$G$35])" office:value-type="string" office:string-value="00000000003070775777" calcext:value-type="string">
            <text:p>00000000003070775777</text:p>
          </table:table-cell>
          <table:table-cell table:style-name="ce28" table:formula="of:=IF([$'Compras-Ali'.$A704]&lt;&gt;&quot;&quot;;VALUE(MID([$'Compras-Ali'.$A704];[$Tablas.$E$36];[$Tablas.$G$36]))/100;0)*IF(OR(VALUE([.A704])=3;VALUE([.A704])=8;VALUE([.A704])=13);-1;1)" office:value-type="float" office:value="4208.1" calcext:value-type="float">
            <text:p>4.208,10</text:p>
          </table:table-cell>
          <table:table-cell table:style-name="ce25" table:formula="of:=MID([$'Compras-Ali'.$A704];[$Tablas.$E$37];[$Tablas.$G$37])" office:value-type="string" office:string-value="0005" calcext:value-type="string">
            <text:p>0005</text:p>
          </table:table-cell>
          <table:table-cell table:style-name="ce28" table:formula="of:=IF([$'Compras-Ali'.$A704]&lt;&gt;&quot;&quot;;VALUE(MID([$'Compras-Ali'.$A704];[$Tablas.$E$38];[$Tablas.$G$38]))/100;0)*IF(OR(VALUE([.A704])=3;VALUE([.A704])=8;VALUE([.A704])=13);-1;1)" office:value-type="float" office:value="883.7" calcext:value-type="float">
            <text:p>883,70</text:p>
          </table:table-cell>
          <table:table-cell table:number-columns-repeated="1016"/>
        </table:table-row>
        <table:table-row table:style-name="ro1">
          <table:table-cell table:style-name="ce25" table:formula="of:=MID([$'Compras-Ali'.$A705];[$Tablas.$E$31];[$Tablas.$G$31])" office:value-type="string" office:string-value="001" calcext:value-type="string">
            <text:p>001</text:p>
          </table:table-cell>
          <table:table-cell table:style-name="ce25" table:formula="of:=MID([$'Compras-Ali'.$A705];[$Tablas.$E$32];[$Tablas.$G$32])" office:value-type="string" office:string-value="00001" calcext:value-type="string">
            <text:p>00001</text:p>
          </table:table-cell>
          <table:table-cell table:style-name="ce25" table:formula="of:=MID([$'Compras-Ali'.$A705];[$Tablas.$E$33];[$Tablas.$G$33])" office:value-type="string" office:string-value="00000000000000308659" calcext:value-type="string">
            <text:p>00000000000000308659</text:p>
          </table:table-cell>
          <table:table-cell table:style-name="ce25" table:formula="of:=MID([$'Compras-Ali'.$A705];[$Tablas.$E$34];[$Tablas.$G$34])" office:value-type="string" office:string-value="80" calcext:value-type="string">
            <text:p>80</text:p>
          </table:table-cell>
          <table:table-cell table:style-name="ce25" table:formula="of:=MID([$'Compras-Ali'.$A70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705]&lt;&gt;&quot;&quot;;VALUE(MID([$'Compras-Ali'.$A705];[$Tablas.$E$36];[$Tablas.$G$36]))/100;0)*IF(OR(VALUE([.A705])=3;VALUE([.A705])=8;VALUE([.A705])=13);-1;1)" office:value-type="float" office:value="71.05" calcext:value-type="float">
            <text:p>71,05</text:p>
          </table:table-cell>
          <table:table-cell table:style-name="ce25" table:formula="of:=MID([$'Compras-Ali'.$A705];[$Tablas.$E$37];[$Tablas.$G$37])" office:value-type="string" office:string-value="0005" calcext:value-type="string">
            <text:p>0005</text:p>
          </table:table-cell>
          <table:table-cell table:style-name="ce28" table:formula="of:=IF([$'Compras-Ali'.$A705]&lt;&gt;&quot;&quot;;VALUE(MID([$'Compras-Ali'.$A705];[$Tablas.$E$38];[$Tablas.$G$38]))/100;0)*IF(OR(VALUE([.A705])=3;VALUE([.A705])=8;VALUE([.A705])=13);-1;1)" office:value-type="float" office:value="14.92" calcext:value-type="float">
            <text:p>14,92</text:p>
          </table:table-cell>
          <table:table-cell table:number-columns-repeated="1016"/>
        </table:table-row>
        <table:table-row table:style-name="ro1">
          <table:table-cell table:style-name="ce25" table:formula="of:=MID([$'Compras-Ali'.$A706];[$Tablas.$E$31];[$Tablas.$G$31])" office:value-type="string" office:string-value="001" calcext:value-type="string">
            <text:p>001</text:p>
          </table:table-cell>
          <table:table-cell table:style-name="ce25" table:formula="of:=MID([$'Compras-Ali'.$A706];[$Tablas.$E$32];[$Tablas.$G$32])" office:value-type="string" office:string-value="00001" calcext:value-type="string">
            <text:p>00001</text:p>
          </table:table-cell>
          <table:table-cell table:style-name="ce25" table:formula="of:=MID([$'Compras-Ali'.$A706];[$Tablas.$E$33];[$Tablas.$G$33])" office:value-type="string" office:string-value="00000000000000308606" calcext:value-type="string">
            <text:p>00000000000000308606</text:p>
          </table:table-cell>
          <table:table-cell table:style-name="ce25" table:formula="of:=MID([$'Compras-Ali'.$A706];[$Tablas.$E$34];[$Tablas.$G$34])" office:value-type="string" office:string-value="80" calcext:value-type="string">
            <text:p>80</text:p>
          </table:table-cell>
          <table:table-cell table:style-name="ce25" table:formula="of:=MID([$'Compras-Ali'.$A70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706]&lt;&gt;&quot;&quot;;VALUE(MID([$'Compras-Ali'.$A706];[$Tablas.$E$36];[$Tablas.$G$36]))/100;0)*IF(OR(VALUE([.A706])=3;VALUE([.A706])=8;VALUE([.A706])=13);-1;1)" office:value-type="float" office:value="65" calcext:value-type="float">
            <text:p>65,00</text:p>
          </table:table-cell>
          <table:table-cell table:style-name="ce25" table:formula="of:=MID([$'Compras-Ali'.$A706];[$Tablas.$E$37];[$Tablas.$G$37])" office:value-type="string" office:string-value="0005" calcext:value-type="string">
            <text:p>0005</text:p>
          </table:table-cell>
          <table:table-cell table:style-name="ce28" table:formula="of:=IF([$'Compras-Ali'.$A706]&lt;&gt;&quot;&quot;;VALUE(MID([$'Compras-Ali'.$A706];[$Tablas.$E$38];[$Tablas.$G$38]))/100;0)*IF(OR(VALUE([.A706])=3;VALUE([.A706])=8;VALUE([.A706])=13);-1;1)" office:value-type="float" office:value="13.65" calcext:value-type="float">
            <text:p>13,65</text:p>
          </table:table-cell>
          <table:table-cell table:number-columns-repeated="1016"/>
        </table:table-row>
        <table:table-row table:style-name="ro1">
          <table:table-cell table:style-name="ce25" table:formula="of:=MID([$'Compras-Ali'.$A707];[$Tablas.$E$31];[$Tablas.$G$31])" office:value-type="string" office:string-value="001" calcext:value-type="string">
            <text:p>001</text:p>
          </table:table-cell>
          <table:table-cell table:style-name="ce25" table:formula="of:=MID([$'Compras-Ali'.$A707];[$Tablas.$E$32];[$Tablas.$G$32])" office:value-type="string" office:string-value="00001" calcext:value-type="string">
            <text:p>00001</text:p>
          </table:table-cell>
          <table:table-cell table:style-name="ce25" table:formula="of:=MID([$'Compras-Ali'.$A707];[$Tablas.$E$33];[$Tablas.$G$33])" office:value-type="string" office:string-value="00000000000000308584" calcext:value-type="string">
            <text:p>00000000000000308584</text:p>
          </table:table-cell>
          <table:table-cell table:style-name="ce25" table:formula="of:=MID([$'Compras-Ali'.$A707];[$Tablas.$E$34];[$Tablas.$G$34])" office:value-type="string" office:string-value="80" calcext:value-type="string">
            <text:p>80</text:p>
          </table:table-cell>
          <table:table-cell table:style-name="ce25" table:formula="of:=MID([$'Compras-Ali'.$A70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707]&lt;&gt;&quot;&quot;;VALUE(MID([$'Compras-Ali'.$A707];[$Tablas.$E$36];[$Tablas.$G$36]))/100;0)*IF(OR(VALUE([.A707])=3;VALUE([.A707])=8;VALUE([.A707])=13);-1;1)" office:value-type="float" office:value="350.67" calcext:value-type="float">
            <text:p>350,67</text:p>
          </table:table-cell>
          <table:table-cell table:style-name="ce25" table:formula="of:=MID([$'Compras-Ali'.$A707];[$Tablas.$E$37];[$Tablas.$G$37])" office:value-type="string" office:string-value="0005" calcext:value-type="string">
            <text:p>0005</text:p>
          </table:table-cell>
          <table:table-cell table:style-name="ce28" table:formula="of:=IF([$'Compras-Ali'.$A707]&lt;&gt;&quot;&quot;;VALUE(MID([$'Compras-Ali'.$A707];[$Tablas.$E$38];[$Tablas.$G$38]))/100;0)*IF(OR(VALUE([.A707])=3;VALUE([.A707])=8;VALUE([.A707])=13);-1;1)" office:value-type="float" office:value="73.64" calcext:value-type="float">
            <text:p>73,64</text:p>
          </table:table-cell>
          <table:table-cell table:number-columns-repeated="1016"/>
        </table:table-row>
        <table:table-row table:style-name="ro1">
          <table:table-cell table:style-name="ce25" table:formula="of:=MID([$'Compras-Ali'.$A708];[$Tablas.$E$31];[$Tablas.$G$31])" office:value-type="string" office:string-value="001" calcext:value-type="string">
            <text:p>001</text:p>
          </table:table-cell>
          <table:table-cell table:style-name="ce25" table:formula="of:=MID([$'Compras-Ali'.$A708];[$Tablas.$E$32];[$Tablas.$G$32])" office:value-type="string" office:string-value="00001" calcext:value-type="string">
            <text:p>00001</text:p>
          </table:table-cell>
          <table:table-cell table:style-name="ce25" table:formula="of:=MID([$'Compras-Ali'.$A708];[$Tablas.$E$33];[$Tablas.$G$33])" office:value-type="string" office:string-value="00000000000000308206" calcext:value-type="string">
            <text:p>00000000000000308206</text:p>
          </table:table-cell>
          <table:table-cell table:style-name="ce25" table:formula="of:=MID([$'Compras-Ali'.$A708];[$Tablas.$E$34];[$Tablas.$G$34])" office:value-type="string" office:string-value="80" calcext:value-type="string">
            <text:p>80</text:p>
          </table:table-cell>
          <table:table-cell table:style-name="ce25" table:formula="of:=MID([$'Compras-Ali'.$A70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708]&lt;&gt;&quot;&quot;;VALUE(MID([$'Compras-Ali'.$A708];[$Tablas.$E$36];[$Tablas.$G$36]))/100;0)*IF(OR(VALUE([.A708])=3;VALUE([.A708])=8;VALUE([.A708])=13);-1;1)" office:value-type="float" office:value="1361.52" calcext:value-type="float">
            <text:p>1.361,52</text:p>
          </table:table-cell>
          <table:table-cell table:style-name="ce25" table:formula="of:=MID([$'Compras-Ali'.$A708];[$Tablas.$E$37];[$Tablas.$G$37])" office:value-type="string" office:string-value="0005" calcext:value-type="string">
            <text:p>0005</text:p>
          </table:table-cell>
          <table:table-cell table:style-name="ce28" table:formula="of:=IF([$'Compras-Ali'.$A708]&lt;&gt;&quot;&quot;;VALUE(MID([$'Compras-Ali'.$A708];[$Tablas.$E$38];[$Tablas.$G$38]))/100;0)*IF(OR(VALUE([.A708])=3;VALUE([.A708])=8;VALUE([.A708])=13);-1;1)" office:value-type="float" office:value="285.92" calcext:value-type="float">
            <text:p>285,92</text:p>
          </table:table-cell>
          <table:table-cell table:number-columns-repeated="1016"/>
        </table:table-row>
        <table:table-row table:style-name="ro1">
          <table:table-cell table:style-name="ce25" table:formula="of:=MID([$'Compras-Ali'.$A709];[$Tablas.$E$31];[$Tablas.$G$31])" office:value-type="string" office:string-value="001" calcext:value-type="string">
            <text:p>001</text:p>
          </table:table-cell>
          <table:table-cell table:style-name="ce25" table:formula="of:=MID([$'Compras-Ali'.$A709];[$Tablas.$E$32];[$Tablas.$G$32])" office:value-type="string" office:string-value="00001" calcext:value-type="string">
            <text:p>00001</text:p>
          </table:table-cell>
          <table:table-cell table:style-name="ce25" table:formula="of:=MID([$'Compras-Ali'.$A709];[$Tablas.$E$33];[$Tablas.$G$33])" office:value-type="string" office:string-value="00000000000000308434" calcext:value-type="string">
            <text:p>00000000000000308434</text:p>
          </table:table-cell>
          <table:table-cell table:style-name="ce25" table:formula="of:=MID([$'Compras-Ali'.$A709];[$Tablas.$E$34];[$Tablas.$G$34])" office:value-type="string" office:string-value="80" calcext:value-type="string">
            <text:p>80</text:p>
          </table:table-cell>
          <table:table-cell table:style-name="ce25" table:formula="of:=MID([$'Compras-Ali'.$A70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709]&lt;&gt;&quot;&quot;;VALUE(MID([$'Compras-Ali'.$A709];[$Tablas.$E$36];[$Tablas.$G$36]))/100;0)*IF(OR(VALUE([.A709])=3;VALUE([.A709])=8;VALUE([.A709])=13);-1;1)" office:value-type="float" office:value="3.76" calcext:value-type="float">
            <text:p>3,76</text:p>
          </table:table-cell>
          <table:table-cell table:style-name="ce25" table:formula="of:=MID([$'Compras-Ali'.$A709];[$Tablas.$E$37];[$Tablas.$G$37])" office:value-type="string" office:string-value="0005" calcext:value-type="string">
            <text:p>0005</text:p>
          </table:table-cell>
          <table:table-cell table:style-name="ce28" table:formula="of:=IF([$'Compras-Ali'.$A709]&lt;&gt;&quot;&quot;;VALUE(MID([$'Compras-Ali'.$A709];[$Tablas.$E$38];[$Tablas.$G$38]))/100;0)*IF(OR(VALUE([.A709])=3;VALUE([.A709])=8;VALUE([.A709])=13);-1;1)" office:value-type="float" office:value="0.79" calcext:value-type="float">
            <text:p>0,79</text:p>
          </table:table-cell>
          <table:table-cell table:number-columns-repeated="1016"/>
        </table:table-row>
        <table:table-row table:style-name="ro1">
          <table:table-cell table:style-name="ce25" table:formula="of:=MID([$'Compras-Ali'.$A710];[$Tablas.$E$31];[$Tablas.$G$31])" office:value-type="string" office:string-value="001" calcext:value-type="string">
            <text:p>001</text:p>
          </table:table-cell>
          <table:table-cell table:style-name="ce25" table:formula="of:=MID([$'Compras-Ali'.$A710];[$Tablas.$E$32];[$Tablas.$G$32])" office:value-type="string" office:string-value="00001" calcext:value-type="string">
            <text:p>00001</text:p>
          </table:table-cell>
          <table:table-cell table:style-name="ce25" table:formula="of:=MID([$'Compras-Ali'.$A710];[$Tablas.$E$33];[$Tablas.$G$33])" office:value-type="string" office:string-value="00000000000000308588" calcext:value-type="string">
            <text:p>00000000000000308588</text:p>
          </table:table-cell>
          <table:table-cell table:style-name="ce25" table:formula="of:=MID([$'Compras-Ali'.$A710];[$Tablas.$E$34];[$Tablas.$G$34])" office:value-type="string" office:string-value="80" calcext:value-type="string">
            <text:p>80</text:p>
          </table:table-cell>
          <table:table-cell table:style-name="ce25" table:formula="of:=MID([$'Compras-Ali'.$A710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710]&lt;&gt;&quot;&quot;;VALUE(MID([$'Compras-Ali'.$A710];[$Tablas.$E$36];[$Tablas.$G$36]))/100;0)*IF(OR(VALUE([.A710])=3;VALUE([.A710])=8;VALUE([.A710])=13);-1;1)" office:value-type="float" office:value="5.43" calcext:value-type="float">
            <text:p>5,43</text:p>
          </table:table-cell>
          <table:table-cell table:style-name="ce25" table:formula="of:=MID([$'Compras-Ali'.$A710];[$Tablas.$E$37];[$Tablas.$G$37])" office:value-type="string" office:string-value="0005" calcext:value-type="string">
            <text:p>0005</text:p>
          </table:table-cell>
          <table:table-cell table:style-name="ce28" table:formula="of:=IF([$'Compras-Ali'.$A710]&lt;&gt;&quot;&quot;;VALUE(MID([$'Compras-Ali'.$A710];[$Tablas.$E$38];[$Tablas.$G$38]))/100;0)*IF(OR(VALUE([.A710])=3;VALUE([.A710])=8;VALUE([.A710])=13);-1;1)" office:value-type="float" office:value="1.14" calcext:value-type="float">
            <text:p>1,14</text:p>
          </table:table-cell>
          <table:table-cell table:number-columns-repeated="1016"/>
        </table:table-row>
        <table:table-row table:style-name="ro1">
          <table:table-cell table:style-name="ce25" table:formula="of:=MID([$'Compras-Ali'.$A711];[$Tablas.$E$31];[$Tablas.$G$31])" office:value-type="string" office:string-value="001" calcext:value-type="string">
            <text:p>001</text:p>
          </table:table-cell>
          <table:table-cell table:style-name="ce25" table:formula="of:=MID([$'Compras-Ali'.$A711];[$Tablas.$E$32];[$Tablas.$G$32])" office:value-type="string" office:string-value="00001" calcext:value-type="string">
            <text:p>00001</text:p>
          </table:table-cell>
          <table:table-cell table:style-name="ce25" table:formula="of:=MID([$'Compras-Ali'.$A711];[$Tablas.$E$33];[$Tablas.$G$33])" office:value-type="string" office:string-value="00000000000000308471" calcext:value-type="string">
            <text:p>00000000000000308471</text:p>
          </table:table-cell>
          <table:table-cell table:style-name="ce25" table:formula="of:=MID([$'Compras-Ali'.$A711];[$Tablas.$E$34];[$Tablas.$G$34])" office:value-type="string" office:string-value="80" calcext:value-type="string">
            <text:p>80</text:p>
          </table:table-cell>
          <table:table-cell table:style-name="ce25" table:formula="of:=MID([$'Compras-Ali'.$A711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711]&lt;&gt;&quot;&quot;;VALUE(MID([$'Compras-Ali'.$A711];[$Tablas.$E$36];[$Tablas.$G$36]))/100;0)*IF(OR(VALUE([.A711])=3;VALUE([.A711])=8;VALUE([.A711])=13);-1;1)" office:value-type="float" office:value="324" calcext:value-type="float">
            <text:p>324,00</text:p>
          </table:table-cell>
          <table:table-cell table:style-name="ce25" table:formula="of:=MID([$'Compras-Ali'.$A711];[$Tablas.$E$37];[$Tablas.$G$37])" office:value-type="string" office:string-value="0005" calcext:value-type="string">
            <text:p>0005</text:p>
          </table:table-cell>
          <table:table-cell table:style-name="ce28" table:formula="of:=IF([$'Compras-Ali'.$A711]&lt;&gt;&quot;&quot;;VALUE(MID([$'Compras-Ali'.$A711];[$Tablas.$E$38];[$Tablas.$G$38]))/100;0)*IF(OR(VALUE([.A711])=3;VALUE([.A711])=8;VALUE([.A711])=13);-1;1)" office:value-type="float" office:value="68.04" calcext:value-type="float">
            <text:p>68,04</text:p>
          </table:table-cell>
          <table:table-cell table:number-columns-repeated="1016"/>
        </table:table-row>
        <table:table-row table:style-name="ro1">
          <table:table-cell table:style-name="ce25" table:formula="of:=MID([$'Compras-Ali'.$A712];[$Tablas.$E$31];[$Tablas.$G$31])" office:value-type="string" office:string-value="001" calcext:value-type="string">
            <text:p>001</text:p>
          </table:table-cell>
          <table:table-cell table:style-name="ce25" table:formula="of:=MID([$'Compras-Ali'.$A712];[$Tablas.$E$32];[$Tablas.$G$32])" office:value-type="string" office:string-value="00003" calcext:value-type="string">
            <text:p>00003</text:p>
          </table:table-cell>
          <table:table-cell table:style-name="ce25" table:formula="of:=MID([$'Compras-Ali'.$A712];[$Tablas.$E$33];[$Tablas.$G$33])" office:value-type="string" office:string-value="00000000000000001362" calcext:value-type="string">
            <text:p>00000000000000001362</text:p>
          </table:table-cell>
          <table:table-cell table:style-name="ce25" table:formula="of:=MID([$'Compras-Ali'.$A712];[$Tablas.$E$34];[$Tablas.$G$34])" office:value-type="string" office:string-value="80" calcext:value-type="string">
            <text:p>80</text:p>
          </table:table-cell>
          <table:table-cell table:style-name="ce25" table:formula="of:=MID([$'Compras-Ali'.$A712];[$Tablas.$E$35];[$Tablas.$G$35])" office:value-type="string" office:string-value="00000000030710398603" calcext:value-type="string">
            <text:p>00000000030710398603</text:p>
          </table:table-cell>
          <table:table-cell table:style-name="ce28" table:formula="of:=IF([$'Compras-Ali'.$A712]&lt;&gt;&quot;&quot;;VALUE(MID([$'Compras-Ali'.$A712];[$Tablas.$E$36];[$Tablas.$G$36]))/100;0)*IF(OR(VALUE([.A712])=3;VALUE([.A712])=8;VALUE([.A712])=13);-1;1)" office:value-type="float" office:value="7992" calcext:value-type="float">
            <text:p>7.992,00</text:p>
          </table:table-cell>
          <table:table-cell table:style-name="ce25" table:formula="of:=MID([$'Compras-Ali'.$A712];[$Tablas.$E$37];[$Tablas.$G$37])" office:value-type="string" office:string-value="0005" calcext:value-type="string">
            <text:p>0005</text:p>
          </table:table-cell>
          <table:table-cell table:style-name="ce28" table:formula="of:=IF([$'Compras-Ali'.$A712]&lt;&gt;&quot;&quot;;VALUE(MID([$'Compras-Ali'.$A712];[$Tablas.$E$38];[$Tablas.$G$38]))/100;0)*IF(OR(VALUE([.A712])=3;VALUE([.A712])=8;VALUE([.A712])=13);-1;1)" office:value-type="float" office:value="1678.32" calcext:value-type="float">
            <text:p>1.678,32</text:p>
          </table:table-cell>
          <table:table-cell table:number-columns-repeated="1016"/>
        </table:table-row>
        <table:table-row table:style-name="ro1">
          <table:table-cell table:style-name="ce25" table:formula="of:=MID([$'Compras-Ali'.$A713];[$Tablas.$E$31];[$Tablas.$G$31])" office:value-type="string" office:string-value="001" calcext:value-type="string">
            <text:p>001</text:p>
          </table:table-cell>
          <table:table-cell table:style-name="ce25" table:formula="of:=MID([$'Compras-Ali'.$A713];[$Tablas.$E$32];[$Tablas.$G$32])" office:value-type="string" office:string-value="00002" calcext:value-type="string">
            <text:p>00002</text:p>
          </table:table-cell>
          <table:table-cell table:style-name="ce25" table:formula="of:=MID([$'Compras-Ali'.$A713];[$Tablas.$E$33];[$Tablas.$G$33])" office:value-type="string" office:string-value="00000000000000001568" calcext:value-type="string">
            <text:p>00000000000000001568</text:p>
          </table:table-cell>
          <table:table-cell table:style-name="ce25" table:formula="of:=MID([$'Compras-Ali'.$A713];[$Tablas.$E$34];[$Tablas.$G$34])" office:value-type="string" office:string-value="80" calcext:value-type="string">
            <text:p>80</text:p>
          </table:table-cell>
          <table:table-cell table:style-name="ce25" table:formula="of:=MID([$'Compras-Ali'.$A713];[$Tablas.$E$35];[$Tablas.$G$35])" office:value-type="string" office:string-value="00000000027170411973" calcext:value-type="string">
            <text:p>00000000027170411973</text:p>
          </table:table-cell>
          <table:table-cell table:style-name="ce28" table:formula="of:=IF([$'Compras-Ali'.$A713]&lt;&gt;&quot;&quot;;VALUE(MID([$'Compras-Ali'.$A713];[$Tablas.$E$36];[$Tablas.$G$36]))/100;0)*IF(OR(VALUE([.A713])=3;VALUE([.A713])=8;VALUE([.A713])=13);-1;1)" office:value-type="float" office:value="52000" calcext:value-type="float">
            <text:p>52.000,00</text:p>
          </table:table-cell>
          <table:table-cell table:style-name="ce25" table:formula="of:=MID([$'Compras-Ali'.$A713];[$Tablas.$E$37];[$Tablas.$G$37])" office:value-type="string" office:string-value="0005" calcext:value-type="string">
            <text:p>0005</text:p>
          </table:table-cell>
          <table:table-cell table:style-name="ce28" table:formula="of:=IF([$'Compras-Ali'.$A713]&lt;&gt;&quot;&quot;;VALUE(MID([$'Compras-Ali'.$A713];[$Tablas.$E$38];[$Tablas.$G$38]))/100;0)*IF(OR(VALUE([.A713])=3;VALUE([.A713])=8;VALUE([.A713])=13);-1;1)" office:value-type="float" office:value="10920" calcext:value-type="float">
            <text:p>10.920,00</text:p>
          </table:table-cell>
          <table:table-cell table:number-columns-repeated="1016"/>
        </table:table-row>
        <table:table-row table:style-name="ro1">
          <table:table-cell table:style-name="ce25" table:formula="of:=MID([$'Compras-Ali'.$A714];[$Tablas.$E$31];[$Tablas.$G$31])" office:value-type="string" office:string-value="001" calcext:value-type="string">
            <text:p>001</text:p>
          </table:table-cell>
          <table:table-cell table:style-name="ce25" table:formula="of:=MID([$'Compras-Ali'.$A714];[$Tablas.$E$32];[$Tablas.$G$32])" office:value-type="string" office:string-value="00001" calcext:value-type="string">
            <text:p>00001</text:p>
          </table:table-cell>
          <table:table-cell table:style-name="ce25" table:formula="of:=MID([$'Compras-Ali'.$A714];[$Tablas.$E$33];[$Tablas.$G$33])" office:value-type="string" office:string-value="00000000000000085414" calcext:value-type="string">
            <text:p>00000000000000085414</text:p>
          </table:table-cell>
          <table:table-cell table:style-name="ce25" table:formula="of:=MID([$'Compras-Ali'.$A714];[$Tablas.$E$34];[$Tablas.$G$34])" office:value-type="string" office:string-value="80" calcext:value-type="string">
            <text:p>80</text:p>
          </table:table-cell>
          <table:table-cell table:style-name="ce25" table:formula="of:=MID([$'Compras-Ali'.$A71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714]&lt;&gt;&quot;&quot;;VALUE(MID([$'Compras-Ali'.$A714];[$Tablas.$E$36];[$Tablas.$G$36]))/100;0)*IF(OR(VALUE([.A714])=3;VALUE([.A714])=8;VALUE([.A714])=13);-1;1)" office:value-type="float" office:value="13" calcext:value-type="float">
            <text:p>13,00</text:p>
          </table:table-cell>
          <table:table-cell table:style-name="ce25" table:formula="of:=MID([$'Compras-Ali'.$A714];[$Tablas.$E$37];[$Tablas.$G$37])" office:value-type="string" office:string-value="0005" calcext:value-type="string">
            <text:p>0005</text:p>
          </table:table-cell>
          <table:table-cell table:style-name="ce28" table:formula="of:=IF([$'Compras-Ali'.$A714]&lt;&gt;&quot;&quot;;VALUE(MID([$'Compras-Ali'.$A714];[$Tablas.$E$38];[$Tablas.$G$38]))/100;0)*IF(OR(VALUE([.A714])=3;VALUE([.A714])=8;VALUE([.A714])=13);-1;1)" office:value-type="float" office:value="2.73" calcext:value-type="float">
            <text:p>2,73</text:p>
          </table:table-cell>
          <table:table-cell table:number-columns-repeated="1016"/>
        </table:table-row>
        <table:table-row table:style-name="ro1">
          <table:table-cell table:style-name="ce25" table:formula="of:=MID([$'Compras-Ali'.$A715];[$Tablas.$E$31];[$Tablas.$G$31])" office:value-type="string" office:string-value="001" calcext:value-type="string">
            <text:p>001</text:p>
          </table:table-cell>
          <table:table-cell table:style-name="ce25" table:formula="of:=MID([$'Compras-Ali'.$A715];[$Tablas.$E$32];[$Tablas.$G$32])" office:value-type="string" office:string-value="00001" calcext:value-type="string">
            <text:p>00001</text:p>
          </table:table-cell>
          <table:table-cell table:style-name="ce25" table:formula="of:=MID([$'Compras-Ali'.$A715];[$Tablas.$E$33];[$Tablas.$G$33])" office:value-type="string" office:string-value="00000000000000085863" calcext:value-type="string">
            <text:p>00000000000000085863</text:p>
          </table:table-cell>
          <table:table-cell table:style-name="ce25" table:formula="of:=MID([$'Compras-Ali'.$A715];[$Tablas.$E$34];[$Tablas.$G$34])" office:value-type="string" office:string-value="80" calcext:value-type="string">
            <text:p>80</text:p>
          </table:table-cell>
          <table:table-cell table:style-name="ce25" table:formula="of:=MID([$'Compras-Ali'.$A71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715]&lt;&gt;&quot;&quot;;VALUE(MID([$'Compras-Ali'.$A715];[$Tablas.$E$36];[$Tablas.$G$36]))/100;0)*IF(OR(VALUE([.A715])=3;VALUE([.A715])=8;VALUE([.A715])=13);-1;1)" office:value-type="float" office:value="239.86" calcext:value-type="float">
            <text:p>239,86</text:p>
          </table:table-cell>
          <table:table-cell table:style-name="ce25" table:formula="of:=MID([$'Compras-Ali'.$A715];[$Tablas.$E$37];[$Tablas.$G$37])" office:value-type="string" office:string-value="0005" calcext:value-type="string">
            <text:p>0005</text:p>
          </table:table-cell>
          <table:table-cell table:style-name="ce28" table:formula="of:=IF([$'Compras-Ali'.$A715]&lt;&gt;&quot;&quot;;VALUE(MID([$'Compras-Ali'.$A715];[$Tablas.$E$38];[$Tablas.$G$38]))/100;0)*IF(OR(VALUE([.A715])=3;VALUE([.A715])=8;VALUE([.A715])=13);-1;1)" office:value-type="float" office:value="50.37" calcext:value-type="float">
            <text:p>50,37</text:p>
          </table:table-cell>
          <table:table-cell table:number-columns-repeated="1016"/>
        </table:table-row>
        <table:table-row table:style-name="ro1">
          <table:table-cell table:style-name="ce25" table:formula="of:=MID([$'Compras-Ali'.$A716];[$Tablas.$E$31];[$Tablas.$G$31])" office:value-type="string" office:string-value="001" calcext:value-type="string">
            <text:p>001</text:p>
          </table:table-cell>
          <table:table-cell table:style-name="ce25" table:formula="of:=MID([$'Compras-Ali'.$A716];[$Tablas.$E$32];[$Tablas.$G$32])" office:value-type="string" office:string-value="00001" calcext:value-type="string">
            <text:p>00001</text:p>
          </table:table-cell>
          <table:table-cell table:style-name="ce25" table:formula="of:=MID([$'Compras-Ali'.$A716];[$Tablas.$E$33];[$Tablas.$G$33])" office:value-type="string" office:string-value="00000000000000308424" calcext:value-type="string">
            <text:p>00000000000000308424</text:p>
          </table:table-cell>
          <table:table-cell table:style-name="ce25" table:formula="of:=MID([$'Compras-Ali'.$A716];[$Tablas.$E$34];[$Tablas.$G$34])" office:value-type="string" office:string-value="80" calcext:value-type="string">
            <text:p>80</text:p>
          </table:table-cell>
          <table:table-cell table:style-name="ce25" table:formula="of:=MID([$'Compras-Ali'.$A71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716]&lt;&gt;&quot;&quot;;VALUE(MID([$'Compras-Ali'.$A716];[$Tablas.$E$36];[$Tablas.$G$36]))/100;0)*IF(OR(VALUE([.A716])=3;VALUE([.A716])=8;VALUE([.A716])=13);-1;1)" office:value-type="float" office:value="4891.62" calcext:value-type="float">
            <text:p>4.891,62</text:p>
          </table:table-cell>
          <table:table-cell table:style-name="ce25" table:formula="of:=MID([$'Compras-Ali'.$A716];[$Tablas.$E$37];[$Tablas.$G$37])" office:value-type="string" office:string-value="0005" calcext:value-type="string">
            <text:p>0005</text:p>
          </table:table-cell>
          <table:table-cell table:style-name="ce28" table:formula="of:=IF([$'Compras-Ali'.$A716]&lt;&gt;&quot;&quot;;VALUE(MID([$'Compras-Ali'.$A716];[$Tablas.$E$38];[$Tablas.$G$38]))/100;0)*IF(OR(VALUE([.A716])=3;VALUE([.A716])=8;VALUE([.A716])=13);-1;1)" office:value-type="float" office:value="1027.24" calcext:value-type="float">
            <text:p>1.027,24</text:p>
          </table:table-cell>
          <table:table-cell table:number-columns-repeated="1016"/>
        </table:table-row>
        <table:table-row table:style-name="ro1">
          <table:table-cell table:style-name="ce25" table:formula="of:=MID([$'Compras-Ali'.$A717];[$Tablas.$E$31];[$Tablas.$G$31])" office:value-type="string" office:string-value="001" calcext:value-type="string">
            <text:p>001</text:p>
          </table:table-cell>
          <table:table-cell table:style-name="ce25" table:formula="of:=MID([$'Compras-Ali'.$A717];[$Tablas.$E$32];[$Tablas.$G$32])" office:value-type="string" office:string-value="00001" calcext:value-type="string">
            <text:p>00001</text:p>
          </table:table-cell>
          <table:table-cell table:style-name="ce25" table:formula="of:=MID([$'Compras-Ali'.$A717];[$Tablas.$E$33];[$Tablas.$G$33])" office:value-type="string" office:string-value="00000000000000308766" calcext:value-type="string">
            <text:p>00000000000000308766</text:p>
          </table:table-cell>
          <table:table-cell table:style-name="ce25" table:formula="of:=MID([$'Compras-Ali'.$A717];[$Tablas.$E$34];[$Tablas.$G$34])" office:value-type="string" office:string-value="80" calcext:value-type="string">
            <text:p>80</text:p>
          </table:table-cell>
          <table:table-cell table:style-name="ce25" table:formula="of:=MID([$'Compras-Ali'.$A71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717]&lt;&gt;&quot;&quot;;VALUE(MID([$'Compras-Ali'.$A717];[$Tablas.$E$36];[$Tablas.$G$36]))/100;0)*IF(OR(VALUE([.A717])=3;VALUE([.A717])=8;VALUE([.A717])=13);-1;1)" office:value-type="float" office:value="3108.1" calcext:value-type="float">
            <text:p>3.108,10</text:p>
          </table:table-cell>
          <table:table-cell table:style-name="ce25" table:formula="of:=MID([$'Compras-Ali'.$A717];[$Tablas.$E$37];[$Tablas.$G$37])" office:value-type="string" office:string-value="0005" calcext:value-type="string">
            <text:p>0005</text:p>
          </table:table-cell>
          <table:table-cell table:style-name="ce28" table:formula="of:=IF([$'Compras-Ali'.$A717]&lt;&gt;&quot;&quot;;VALUE(MID([$'Compras-Ali'.$A717];[$Tablas.$E$38];[$Tablas.$G$38]))/100;0)*IF(OR(VALUE([.A717])=3;VALUE([.A717])=8;VALUE([.A717])=13);-1;1)" office:value-type="float" office:value="652.7" calcext:value-type="float">
            <text:p>652,70</text:p>
          </table:table-cell>
          <table:table-cell table:number-columns-repeated="1016"/>
        </table:table-row>
        <table:table-row table:style-name="ro1">
          <table:table-cell table:style-name="ce25" table:formula="of:=MID([$'Compras-Ali'.$A718];[$Tablas.$E$31];[$Tablas.$G$31])" office:value-type="string" office:string-value="001" calcext:value-type="string">
            <text:p>001</text:p>
          </table:table-cell>
          <table:table-cell table:style-name="ce25" table:formula="of:=MID([$'Compras-Ali'.$A718];[$Tablas.$E$32];[$Tablas.$G$32])" office:value-type="string" office:string-value="00012" calcext:value-type="string">
            <text:p>00012</text:p>
          </table:table-cell>
          <table:table-cell table:style-name="ce25" table:formula="of:=MID([$'Compras-Ali'.$A718];[$Tablas.$E$33];[$Tablas.$G$33])" office:value-type="string" office:string-value="00000000000000002020" calcext:value-type="string">
            <text:p>00000000000000002020</text:p>
          </table:table-cell>
          <table:table-cell table:style-name="ce25" table:formula="of:=MID([$'Compras-Ali'.$A718];[$Tablas.$E$34];[$Tablas.$G$34])" office:value-type="string" office:string-value="80" calcext:value-type="string">
            <text:p>80</text:p>
          </table:table-cell>
          <table:table-cell table:style-name="ce25" table:formula="of:=MID([$'Compras-Ali'.$A718];[$Tablas.$E$35];[$Tablas.$G$35])" office:value-type="string" office:string-value="00000000030500001735" calcext:value-type="string">
            <text:p>00000000030500001735</text:p>
          </table:table-cell>
          <table:table-cell table:style-name="ce28" table:formula="of:=IF([$'Compras-Ali'.$A718]&lt;&gt;&quot;&quot;;VALUE(MID([$'Compras-Ali'.$A718];[$Tablas.$E$36];[$Tablas.$G$36]))/100;0)*IF(OR(VALUE([.A718])=3;VALUE([.A718])=8;VALUE([.A718])=13);-1;1)" office:value-type="float" office:value="3300" calcext:value-type="float">
            <text:p>3.300,00</text:p>
          </table:table-cell>
          <table:table-cell table:style-name="ce25" table:formula="of:=MID([$'Compras-Ali'.$A718];[$Tablas.$E$37];[$Tablas.$G$37])" office:value-type="string" office:string-value="0005" calcext:value-type="string">
            <text:p>0005</text:p>
          </table:table-cell>
          <table:table-cell table:style-name="ce28" table:formula="of:=IF([$'Compras-Ali'.$A718]&lt;&gt;&quot;&quot;;VALUE(MID([$'Compras-Ali'.$A718];[$Tablas.$E$38];[$Tablas.$G$38]))/100;0)*IF(OR(VALUE([.A718])=3;VALUE([.A718])=8;VALUE([.A718])=13);-1;1)" office:value-type="float" office:value="693" calcext:value-type="float">
            <text:p>693,00</text:p>
          </table:table-cell>
          <table:table-cell table:number-columns-repeated="1016"/>
        </table:table-row>
        <table:table-row table:style-name="ro1">
          <table:table-cell table:style-name="ce25" table:formula="of:=MID([$'Compras-Ali'.$A719];[$Tablas.$E$31];[$Tablas.$G$31])" office:value-type="string" office:string-value="001" calcext:value-type="string">
            <text:p>001</text:p>
          </table:table-cell>
          <table:table-cell table:style-name="ce25" table:formula="of:=MID([$'Compras-Ali'.$A719];[$Tablas.$E$32];[$Tablas.$G$32])" office:value-type="string" office:string-value="00012" calcext:value-type="string">
            <text:p>00012</text:p>
          </table:table-cell>
          <table:table-cell table:style-name="ce25" table:formula="of:=MID([$'Compras-Ali'.$A719];[$Tablas.$E$33];[$Tablas.$G$33])" office:value-type="string" office:string-value="00000000000000002020" calcext:value-type="string">
            <text:p>00000000000000002020</text:p>
          </table:table-cell>
          <table:table-cell table:style-name="ce25" table:formula="of:=MID([$'Compras-Ali'.$A719];[$Tablas.$E$34];[$Tablas.$G$34])" office:value-type="string" office:string-value="80" calcext:value-type="string">
            <text:p>80</text:p>
          </table:table-cell>
          <table:table-cell table:style-name="ce25" table:formula="of:=MID([$'Compras-Ali'.$A719];[$Tablas.$E$35];[$Tablas.$G$35])" office:value-type="string" office:string-value="00000000030500001735" calcext:value-type="string">
            <text:p>00000000030500001735</text:p>
          </table:table-cell>
          <table:table-cell table:style-name="ce28" table:formula="of:=IF([$'Compras-Ali'.$A719]&lt;&gt;&quot;&quot;;VALUE(MID([$'Compras-Ali'.$A719];[$Tablas.$E$36];[$Tablas.$G$36]))/100;0)*IF(OR(VALUE([.A719])=3;VALUE([.A719])=8;VALUE([.A719])=13);-1;1)" office:value-type="float" office:value="782.29" calcext:value-type="float">
            <text:p>782,29</text:p>
          </table:table-cell>
          <table:table-cell table:style-name="ce25" table:formula="of:=MID([$'Compras-Ali'.$A719];[$Tablas.$E$37];[$Tablas.$G$37])" office:value-type="string" office:string-value="0004" calcext:value-type="string">
            <text:p>0004</text:p>
          </table:table-cell>
          <table:table-cell table:style-name="ce28" table:formula="of:=IF([$'Compras-Ali'.$A719]&lt;&gt;&quot;&quot;;VALUE(MID([$'Compras-Ali'.$A719];[$Tablas.$E$38];[$Tablas.$G$38]))/100;0)*IF(OR(VALUE([.A719])=3;VALUE([.A719])=8;VALUE([.A719])=13);-1;1)" office:value-type="float" office:value="82.14" calcext:value-type="float">
            <text:p>82,14</text:p>
          </table:table-cell>
          <table:table-cell table:number-columns-repeated="1016"/>
        </table:table-row>
        <table:table-row table:style-name="ro1">
          <table:table-cell table:style-name="ce25" table:formula="of:=MID([$'Compras-Ali'.$A720];[$Tablas.$E$31];[$Tablas.$G$31])" office:value-type="string" office:string-value="001" calcext:value-type="string">
            <text:p>001</text:p>
          </table:table-cell>
          <table:table-cell table:style-name="ce25" table:formula="of:=MID([$'Compras-Ali'.$A720];[$Tablas.$E$32];[$Tablas.$G$32])" office:value-type="string" office:string-value="00012" calcext:value-type="string">
            <text:p>00012</text:p>
          </table:table-cell>
          <table:table-cell table:style-name="ce25" table:formula="of:=MID([$'Compras-Ali'.$A720];[$Tablas.$E$33];[$Tablas.$G$33])" office:value-type="string" office:string-value="00000000000000002020" calcext:value-type="string">
            <text:p>00000000000000002020</text:p>
          </table:table-cell>
          <table:table-cell table:style-name="ce25" table:formula="of:=MID([$'Compras-Ali'.$A720];[$Tablas.$E$34];[$Tablas.$G$34])" office:value-type="string" office:string-value="80" calcext:value-type="string">
            <text:p>80</text:p>
          </table:table-cell>
          <table:table-cell table:style-name="ce25" table:formula="of:=MID([$'Compras-Ali'.$A720];[$Tablas.$E$35];[$Tablas.$G$35])" office:value-type="string" office:string-value="00000000030500010084" calcext:value-type="string">
            <text:p>00000000030500010084</text:p>
          </table:table-cell>
          <table:table-cell table:style-name="ce28" table:formula="of:=IF([$'Compras-Ali'.$A720]&lt;&gt;&quot;&quot;;VALUE(MID([$'Compras-Ali'.$A720];[$Tablas.$E$36];[$Tablas.$G$36]))/100;0)*IF(OR(VALUE([.A720])=3;VALUE([.A720])=8;VALUE([.A720])=13);-1;1)" office:value-type="float" office:value="5390" calcext:value-type="float">
            <text:p>5.390,00</text:p>
          </table:table-cell>
          <table:table-cell table:style-name="ce25" table:formula="of:=MID([$'Compras-Ali'.$A720];[$Tablas.$E$37];[$Tablas.$G$37])" office:value-type="string" office:string-value="0005" calcext:value-type="string">
            <text:p>0005</text:p>
          </table:table-cell>
          <table:table-cell table:style-name="ce28" table:formula="of:=IF([$'Compras-Ali'.$A720]&lt;&gt;&quot;&quot;;VALUE(MID([$'Compras-Ali'.$A720];[$Tablas.$E$38];[$Tablas.$G$38]))/100;0)*IF(OR(VALUE([.A720])=3;VALUE([.A720])=8;VALUE([.A720])=13);-1;1)" office:value-type="float" office:value="1131.9" calcext:value-type="float">
            <text:p>1.131,90</text:p>
          </table:table-cell>
          <table:table-cell table:number-columns-repeated="1016"/>
        </table:table-row>
        <table:table-row table:style-name="ro1">
          <table:table-cell table:style-name="ce25" table:formula="of:=MID([$'Compras-Ali'.$A721];[$Tablas.$E$31];[$Tablas.$G$31])" office:value-type="string" office:string-value="001" calcext:value-type="string">
            <text:p>001</text:p>
          </table:table-cell>
          <table:table-cell table:style-name="ce25" table:formula="of:=MID([$'Compras-Ali'.$A721];[$Tablas.$E$32];[$Tablas.$G$32])" office:value-type="string" office:string-value="00012" calcext:value-type="string">
            <text:p>00012</text:p>
          </table:table-cell>
          <table:table-cell table:style-name="ce25" table:formula="of:=MID([$'Compras-Ali'.$A721];[$Tablas.$E$33];[$Tablas.$G$33])" office:value-type="string" office:string-value="00000000000000002020" calcext:value-type="string">
            <text:p>00000000000000002020</text:p>
          </table:table-cell>
          <table:table-cell table:style-name="ce25" table:formula="of:=MID([$'Compras-Ali'.$A721];[$Tablas.$E$34];[$Tablas.$G$34])" office:value-type="string" office:string-value="80" calcext:value-type="string">
            <text:p>80</text:p>
          </table:table-cell>
          <table:table-cell table:style-name="ce25" table:formula="of:=MID([$'Compras-Ali'.$A721];[$Tablas.$E$35];[$Tablas.$G$35])" office:value-type="string" office:string-value="00000000030500010084" calcext:value-type="string">
            <text:p>00000000030500010084</text:p>
          </table:table-cell>
          <table:table-cell table:style-name="ce28" table:formula="of:=IF([$'Compras-Ali'.$A721]&lt;&gt;&quot;&quot;;VALUE(MID([$'Compras-Ali'.$A721];[$Tablas.$E$36];[$Tablas.$G$36]))/100;0)*IF(OR(VALUE([.A721])=3;VALUE([.A721])=8;VALUE([.A721])=13);-1;1)" office:value-type="float" office:value="149.71" calcext:value-type="float">
            <text:p>149,71</text:p>
          </table:table-cell>
          <table:table-cell table:style-name="ce25" table:formula="of:=MID([$'Compras-Ali'.$A721];[$Tablas.$E$37];[$Tablas.$G$37])" office:value-type="string" office:string-value="0004" calcext:value-type="string">
            <text:p>0004</text:p>
          </table:table-cell>
          <table:table-cell table:style-name="ce28" table:formula="of:=IF([$'Compras-Ali'.$A721]&lt;&gt;&quot;&quot;;VALUE(MID([$'Compras-Ali'.$A721];[$Tablas.$E$38];[$Tablas.$G$38]))/100;0)*IF(OR(VALUE([.A721])=3;VALUE([.A721])=8;VALUE([.A721])=13);-1;1)" office:value-type="float" office:value="15.72" calcext:value-type="float">
            <text:p>15,72</text:p>
          </table:table-cell>
          <table:table-cell table:number-columns-repeated="1016"/>
        </table:table-row>
        <table:table-row table:style-name="ro1">
          <table:table-cell table:style-name="ce25" table:formula="of:=MID([$'Compras-Ali'.$A722];[$Tablas.$E$31];[$Tablas.$G$31])" office:value-type="string" office:string-value="001" calcext:value-type="string">
            <text:p>001</text:p>
          </table:table-cell>
          <table:table-cell table:style-name="ce25" table:formula="of:=MID([$'Compras-Ali'.$A722];[$Tablas.$E$32];[$Tablas.$G$32])" office:value-type="string" office:string-value="00003" calcext:value-type="string">
            <text:p>00003</text:p>
          </table:table-cell>
          <table:table-cell table:style-name="ce25" table:formula="of:=MID([$'Compras-Ali'.$A722];[$Tablas.$E$33];[$Tablas.$G$33])" office:value-type="string" office:string-value="00000000000000000011" calcext:value-type="string">
            <text:p>00000000000000000011</text:p>
          </table:table-cell>
          <table:table-cell table:style-name="ce25" table:formula="of:=MID([$'Compras-Ali'.$A722];[$Tablas.$E$34];[$Tablas.$G$34])" office:value-type="string" office:string-value="80" calcext:value-type="string">
            <text:p>80</text:p>
          </table:table-cell>
          <table:table-cell table:style-name="ce25" table:formula="of:=MID([$'Compras-Ali'.$A722];[$Tablas.$E$35];[$Tablas.$G$35])" office:value-type="string" office:string-value="00000000020174949868" calcext:value-type="string">
            <text:p>00000000020174949868</text:p>
          </table:table-cell>
          <table:table-cell table:style-name="ce28" table:formula="of:=IF([$'Compras-Ali'.$A722]&lt;&gt;&quot;&quot;;VALUE(MID([$'Compras-Ali'.$A722];[$Tablas.$E$36];[$Tablas.$G$36]))/100;0)*IF(OR(VALUE([.A722])=3;VALUE([.A722])=8;VALUE([.A722])=13);-1;1)" office:value-type="float" office:value="125000" calcext:value-type="float">
            <text:p>125.000,00</text:p>
          </table:table-cell>
          <table:table-cell table:style-name="ce25" table:formula="of:=MID([$'Compras-Ali'.$A722];[$Tablas.$E$37];[$Tablas.$G$37])" office:value-type="string" office:string-value="0005" calcext:value-type="string">
            <text:p>0005</text:p>
          </table:table-cell>
          <table:table-cell table:style-name="ce28" table:formula="of:=IF([$'Compras-Ali'.$A722]&lt;&gt;&quot;&quot;;VALUE(MID([$'Compras-Ali'.$A722];[$Tablas.$E$38];[$Tablas.$G$38]))/100;0)*IF(OR(VALUE([.A722])=3;VALUE([.A722])=8;VALUE([.A722])=13);-1;1)" office:value-type="float" office:value="26250" calcext:value-type="float">
            <text:p>26.250,00</text:p>
          </table:table-cell>
          <table:table-cell table:number-columns-repeated="1016"/>
        </table:table-row>
        <table:table-row table:style-name="ro1">
          <table:table-cell table:style-name="ce25" table:formula="of:=MID([$'Compras-Ali'.$A723];[$Tablas.$E$31];[$Tablas.$G$31])" office:value-type="string" office:string-value="001" calcext:value-type="string">
            <text:p>001</text:p>
          </table:table-cell>
          <table:table-cell table:style-name="ce25" table:formula="of:=MID([$'Compras-Ali'.$A723];[$Tablas.$E$32];[$Tablas.$G$32])" office:value-type="string" office:string-value="00001" calcext:value-type="string">
            <text:p>00001</text:p>
          </table:table-cell>
          <table:table-cell table:style-name="ce25" table:formula="of:=MID([$'Compras-Ali'.$A723];[$Tablas.$E$33];[$Tablas.$G$33])" office:value-type="string" office:string-value="00000000000000309092" calcext:value-type="string">
            <text:p>00000000000000309092</text:p>
          </table:table-cell>
          <table:table-cell table:style-name="ce25" table:formula="of:=MID([$'Compras-Ali'.$A723];[$Tablas.$E$34];[$Tablas.$G$34])" office:value-type="string" office:string-value="80" calcext:value-type="string">
            <text:p>80</text:p>
          </table:table-cell>
          <table:table-cell table:style-name="ce25" table:formula="of:=MID([$'Compras-Ali'.$A72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723]&lt;&gt;&quot;&quot;;VALUE(MID([$'Compras-Ali'.$A723];[$Tablas.$E$36];[$Tablas.$G$36]))/100;0)*IF(OR(VALUE([.A723])=3;VALUE([.A723])=8;VALUE([.A723])=13);-1;1)" office:value-type="float" office:value="74.71" calcext:value-type="float">
            <text:p>74,71</text:p>
          </table:table-cell>
          <table:table-cell table:style-name="ce25" table:formula="of:=MID([$'Compras-Ali'.$A723];[$Tablas.$E$37];[$Tablas.$G$37])" office:value-type="string" office:string-value="0005" calcext:value-type="string">
            <text:p>0005</text:p>
          </table:table-cell>
          <table:table-cell table:style-name="ce28" table:formula="of:=IF([$'Compras-Ali'.$A723]&lt;&gt;&quot;&quot;;VALUE(MID([$'Compras-Ali'.$A723];[$Tablas.$E$38];[$Tablas.$G$38]))/100;0)*IF(OR(VALUE([.A723])=3;VALUE([.A723])=8;VALUE([.A723])=13);-1;1)" office:value-type="float" office:value="15.69" calcext:value-type="float">
            <text:p>15,69</text:p>
          </table:table-cell>
          <table:table-cell table:number-columns-repeated="1016"/>
        </table:table-row>
        <table:table-row table:style-name="ro1">
          <table:table-cell table:style-name="ce25" table:formula="of:=MID([$'Compras-Ali'.$A724];[$Tablas.$E$31];[$Tablas.$G$31])" office:value-type="string" office:string-value="001" calcext:value-type="string">
            <text:p>001</text:p>
          </table:table-cell>
          <table:table-cell table:style-name="ce25" table:formula="of:=MID([$'Compras-Ali'.$A724];[$Tablas.$E$32];[$Tablas.$G$32])" office:value-type="string" office:string-value="00001" calcext:value-type="string">
            <text:p>00001</text:p>
          </table:table-cell>
          <table:table-cell table:style-name="ce25" table:formula="of:=MID([$'Compras-Ali'.$A724];[$Tablas.$E$33];[$Tablas.$G$33])" office:value-type="string" office:string-value="00000000000000309361" calcext:value-type="string">
            <text:p>00000000000000309361</text:p>
          </table:table-cell>
          <table:table-cell table:style-name="ce25" table:formula="of:=MID([$'Compras-Ali'.$A724];[$Tablas.$E$34];[$Tablas.$G$34])" office:value-type="string" office:string-value="80" calcext:value-type="string">
            <text:p>80</text:p>
          </table:table-cell>
          <table:table-cell table:style-name="ce25" table:formula="of:=MID([$'Compras-Ali'.$A72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724]&lt;&gt;&quot;&quot;;VALUE(MID([$'Compras-Ali'.$A724];[$Tablas.$E$36];[$Tablas.$G$36]))/100;0)*IF(OR(VALUE([.A724])=3;VALUE([.A724])=8;VALUE([.A724])=13);-1;1)" office:value-type="float" office:value="137.29" calcext:value-type="float">
            <text:p>137,29</text:p>
          </table:table-cell>
          <table:table-cell table:style-name="ce25" table:formula="of:=MID([$'Compras-Ali'.$A724];[$Tablas.$E$37];[$Tablas.$G$37])" office:value-type="string" office:string-value="0005" calcext:value-type="string">
            <text:p>0005</text:p>
          </table:table-cell>
          <table:table-cell table:style-name="ce28" table:formula="of:=IF([$'Compras-Ali'.$A724]&lt;&gt;&quot;&quot;;VALUE(MID([$'Compras-Ali'.$A724];[$Tablas.$E$38];[$Tablas.$G$38]))/100;0)*IF(OR(VALUE([.A724])=3;VALUE([.A724])=8;VALUE([.A724])=13);-1;1)" office:value-type="float" office:value="28.83" calcext:value-type="float">
            <text:p>28,83</text:p>
          </table:table-cell>
          <table:table-cell table:number-columns-repeated="1016"/>
        </table:table-row>
        <table:table-row table:style-name="ro1">
          <table:table-cell table:style-name="ce25" table:formula="of:=MID([$'Compras-Ali'.$A725];[$Tablas.$E$31];[$Tablas.$G$31])" office:value-type="string" office:string-value="001" calcext:value-type="string">
            <text:p>001</text:p>
          </table:table-cell>
          <table:table-cell table:style-name="ce25" table:formula="of:=MID([$'Compras-Ali'.$A725];[$Tablas.$E$32];[$Tablas.$G$32])" office:value-type="string" office:string-value="00001" calcext:value-type="string">
            <text:p>00001</text:p>
          </table:table-cell>
          <table:table-cell table:style-name="ce25" table:formula="of:=MID([$'Compras-Ali'.$A725];[$Tablas.$E$33];[$Tablas.$G$33])" office:value-type="string" office:string-value="00000000000000309072" calcext:value-type="string">
            <text:p>00000000000000309072</text:p>
          </table:table-cell>
          <table:table-cell table:style-name="ce25" table:formula="of:=MID([$'Compras-Ali'.$A725];[$Tablas.$E$34];[$Tablas.$G$34])" office:value-type="string" office:string-value="80" calcext:value-type="string">
            <text:p>80</text:p>
          </table:table-cell>
          <table:table-cell table:style-name="ce25" table:formula="of:=MID([$'Compras-Ali'.$A72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725]&lt;&gt;&quot;&quot;;VALUE(MID([$'Compras-Ali'.$A725];[$Tablas.$E$36];[$Tablas.$G$36]))/100;0)*IF(OR(VALUE([.A725])=3;VALUE([.A725])=8;VALUE([.A725])=13);-1;1)" office:value-type="float" office:value="363.05" calcext:value-type="float">
            <text:p>363,05</text:p>
          </table:table-cell>
          <table:table-cell table:style-name="ce25" table:formula="of:=MID([$'Compras-Ali'.$A725];[$Tablas.$E$37];[$Tablas.$G$37])" office:value-type="string" office:string-value="0005" calcext:value-type="string">
            <text:p>0005</text:p>
          </table:table-cell>
          <table:table-cell table:style-name="ce28" table:formula="of:=IF([$'Compras-Ali'.$A725]&lt;&gt;&quot;&quot;;VALUE(MID([$'Compras-Ali'.$A725];[$Tablas.$E$38];[$Tablas.$G$38]))/100;0)*IF(OR(VALUE([.A725])=3;VALUE([.A725])=8;VALUE([.A725])=13);-1;1)" office:value-type="float" office:value="76.24" calcext:value-type="float">
            <text:p>76,24</text:p>
          </table:table-cell>
          <table:table-cell table:number-columns-repeated="1016"/>
        </table:table-row>
        <table:table-row table:style-name="ro1">
          <table:table-cell table:style-name="ce25" table:formula="of:=MID([$'Compras-Ali'.$A726];[$Tablas.$E$31];[$Tablas.$G$31])" office:value-type="string" office:string-value="001" calcext:value-type="string">
            <text:p>001</text:p>
          </table:table-cell>
          <table:table-cell table:style-name="ce25" table:formula="of:=MID([$'Compras-Ali'.$A726];[$Tablas.$E$32];[$Tablas.$G$32])" office:value-type="string" office:string-value="02172" calcext:value-type="string">
            <text:p>02172</text:p>
          </table:table-cell>
          <table:table-cell table:style-name="ce25" table:formula="of:=MID([$'Compras-Ali'.$A726];[$Tablas.$E$33];[$Tablas.$G$33])" office:value-type="string" office:string-value="00000000000000037171" calcext:value-type="string">
            <text:p>00000000000000037171</text:p>
          </table:table-cell>
          <table:table-cell table:style-name="ce25" table:formula="of:=MID([$'Compras-Ali'.$A726];[$Tablas.$E$34];[$Tablas.$G$34])" office:value-type="string" office:string-value="80" calcext:value-type="string">
            <text:p>80</text:p>
          </table:table-cell>
          <table:table-cell table:style-name="ce25" table:formula="of:=MID([$'Compras-Ali'.$A726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26]&lt;&gt;&quot;&quot;;VALUE(MID([$'Compras-Ali'.$A726];[$Tablas.$E$36];[$Tablas.$G$36]))/100;0)*IF(OR(VALUE([.A726])=3;VALUE([.A726])=8;VALUE([.A726])=13);-1;1)" office:value-type="float" office:value="59374.95" calcext:value-type="float">
            <text:p>59.374,95</text:p>
          </table:table-cell>
          <table:table-cell table:style-name="ce25" table:formula="of:=MID([$'Compras-Ali'.$A726];[$Tablas.$E$37];[$Tablas.$G$37])" office:value-type="string" office:string-value="0005" calcext:value-type="string">
            <text:p>0005</text:p>
          </table:table-cell>
          <table:table-cell table:style-name="ce28" table:formula="of:=IF([$'Compras-Ali'.$A726]&lt;&gt;&quot;&quot;;VALUE(MID([$'Compras-Ali'.$A726];[$Tablas.$E$38];[$Tablas.$G$38]))/100;0)*IF(OR(VALUE([.A726])=3;VALUE([.A726])=8;VALUE([.A726])=13);-1;1)" office:value-type="float" office:value="12468.74" calcext:value-type="float">
            <text:p>12.468,74</text:p>
          </table:table-cell>
          <table:table-cell table:number-columns-repeated="1016"/>
        </table:table-row>
        <table:table-row table:style-name="ro1">
          <table:table-cell table:style-name="ce25" table:formula="of:=MID([$'Compras-Ali'.$A727];[$Tablas.$E$31];[$Tablas.$G$31])" office:value-type="string" office:string-value="002" calcext:value-type="string">
            <text:p>002</text:p>
          </table:table-cell>
          <table:table-cell table:style-name="ce25" table:formula="of:=MID([$'Compras-Ali'.$A727];[$Tablas.$E$32];[$Tablas.$G$32])" office:value-type="string" office:string-value="02024" calcext:value-type="string">
            <text:p>02024</text:p>
          </table:table-cell>
          <table:table-cell table:style-name="ce25" table:formula="of:=MID([$'Compras-Ali'.$A727];[$Tablas.$E$33];[$Tablas.$G$33])" office:value-type="string" office:string-value="00000000000000089995" calcext:value-type="string">
            <text:p>00000000000000089995</text:p>
          </table:table-cell>
          <table:table-cell table:style-name="ce25" table:formula="of:=MID([$'Compras-Ali'.$A727];[$Tablas.$E$34];[$Tablas.$G$34])" office:value-type="string" office:string-value="80" calcext:value-type="string">
            <text:p>80</text:p>
          </table:table-cell>
          <table:table-cell table:style-name="ce25" table:formula="of:=MID([$'Compras-Ali'.$A727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27]&lt;&gt;&quot;&quot;;VALUE(MID([$'Compras-Ali'.$A727];[$Tablas.$E$36];[$Tablas.$G$36]))/100;0)*IF(OR(VALUE([.A727])=3;VALUE([.A727])=8;VALUE([.A727])=13);-1;1)" office:value-type="float" office:value="72.19" calcext:value-type="float">
            <text:p>72,19</text:p>
          </table:table-cell>
          <table:table-cell table:style-name="ce25" table:formula="of:=MID([$'Compras-Ali'.$A727];[$Tablas.$E$37];[$Tablas.$G$37])" office:value-type="string" office:string-value="0004" calcext:value-type="string">
            <text:p>0004</text:p>
          </table:table-cell>
          <table:table-cell table:style-name="ce28" table:formula="of:=IF([$'Compras-Ali'.$A727]&lt;&gt;&quot;&quot;;VALUE(MID([$'Compras-Ali'.$A727];[$Tablas.$E$38];[$Tablas.$G$38]))/100;0)*IF(OR(VALUE([.A727])=3;VALUE([.A727])=8;VALUE([.A727])=13);-1;1)" office:value-type="float" office:value="7.58" calcext:value-type="float">
            <text:p>7,58</text:p>
          </table:table-cell>
          <table:table-cell table:number-columns-repeated="1016"/>
        </table:table-row>
        <table:table-row table:style-name="ro1">
          <table:table-cell table:style-name="ce25" table:formula="of:=MID([$'Compras-Ali'.$A728];[$Tablas.$E$31];[$Tablas.$G$31])" office:value-type="string" office:string-value="002" calcext:value-type="string">
            <text:p>002</text:p>
          </table:table-cell>
          <table:table-cell table:style-name="ce25" table:formula="of:=MID([$'Compras-Ali'.$A728];[$Tablas.$E$32];[$Tablas.$G$32])" office:value-type="string" office:string-value="02024" calcext:value-type="string">
            <text:p>02024</text:p>
          </table:table-cell>
          <table:table-cell table:style-name="ce25" table:formula="of:=MID([$'Compras-Ali'.$A728];[$Tablas.$E$33];[$Tablas.$G$33])" office:value-type="string" office:string-value="00000000000000088997" calcext:value-type="string">
            <text:p>00000000000000088997</text:p>
          </table:table-cell>
          <table:table-cell table:style-name="ce25" table:formula="of:=MID([$'Compras-Ali'.$A728];[$Tablas.$E$34];[$Tablas.$G$34])" office:value-type="string" office:string-value="80" calcext:value-type="string">
            <text:p>80</text:p>
          </table:table-cell>
          <table:table-cell table:style-name="ce25" table:formula="of:=MID([$'Compras-Ali'.$A728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28]&lt;&gt;&quot;&quot;;VALUE(MID([$'Compras-Ali'.$A728];[$Tablas.$E$36];[$Tablas.$G$36]))/100;0)*IF(OR(VALUE([.A728])=3;VALUE([.A728])=8;VALUE([.A728])=13);-1;1)" office:value-type="float" office:value="212" calcext:value-type="float">
            <text:p>212,00</text:p>
          </table:table-cell>
          <table:table-cell table:style-name="ce25" table:formula="of:=MID([$'Compras-Ali'.$A728];[$Tablas.$E$37];[$Tablas.$G$37])" office:value-type="string" office:string-value="0005" calcext:value-type="string">
            <text:p>0005</text:p>
          </table:table-cell>
          <table:table-cell table:style-name="ce28" table:formula="of:=IF([$'Compras-Ali'.$A728]&lt;&gt;&quot;&quot;;VALUE(MID([$'Compras-Ali'.$A728];[$Tablas.$E$38];[$Tablas.$G$38]))/100;0)*IF(OR(VALUE([.A728])=3;VALUE([.A728])=8;VALUE([.A728])=13);-1;1)" office:value-type="float" office:value="44.52" calcext:value-type="float">
            <text:p>44,52</text:p>
          </table:table-cell>
          <table:table-cell table:number-columns-repeated="1016"/>
        </table:table-row>
        <table:table-row table:style-name="ro1">
          <table:table-cell table:style-name="ce25" table:formula="of:=MID([$'Compras-Ali'.$A729];[$Tablas.$E$31];[$Tablas.$G$31])" office:value-type="string" office:string-value="002" calcext:value-type="string">
            <text:p>002</text:p>
          </table:table-cell>
          <table:table-cell table:style-name="ce25" table:formula="of:=MID([$'Compras-Ali'.$A729];[$Tablas.$E$32];[$Tablas.$G$32])" office:value-type="string" office:string-value="02024" calcext:value-type="string">
            <text:p>02024</text:p>
          </table:table-cell>
          <table:table-cell table:style-name="ce25" table:formula="of:=MID([$'Compras-Ali'.$A729];[$Tablas.$E$33];[$Tablas.$G$33])" office:value-type="string" office:string-value="00000000000000088998" calcext:value-type="string">
            <text:p>00000000000000088998</text:p>
          </table:table-cell>
          <table:table-cell table:style-name="ce25" table:formula="of:=MID([$'Compras-Ali'.$A729];[$Tablas.$E$34];[$Tablas.$G$34])" office:value-type="string" office:string-value="80" calcext:value-type="string">
            <text:p>80</text:p>
          </table:table-cell>
          <table:table-cell table:style-name="ce25" table:formula="of:=MID([$'Compras-Ali'.$A729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29]&lt;&gt;&quot;&quot;;VALUE(MID([$'Compras-Ali'.$A729];[$Tablas.$E$36];[$Tablas.$G$36]))/100;0)*IF(OR(VALUE([.A729])=3;VALUE([.A729])=8;VALUE([.A729])=13);-1;1)" office:value-type="float" office:value="418.38" calcext:value-type="float">
            <text:p>418,38</text:p>
          </table:table-cell>
          <table:table-cell table:style-name="ce25" table:formula="of:=MID([$'Compras-Ali'.$A729];[$Tablas.$E$37];[$Tablas.$G$37])" office:value-type="string" office:string-value="0005" calcext:value-type="string">
            <text:p>0005</text:p>
          </table:table-cell>
          <table:table-cell table:style-name="ce28" table:formula="of:=IF([$'Compras-Ali'.$A729]&lt;&gt;&quot;&quot;;VALUE(MID([$'Compras-Ali'.$A729];[$Tablas.$E$38];[$Tablas.$G$38]))/100;0)*IF(OR(VALUE([.A729])=3;VALUE([.A729])=8;VALUE([.A729])=13);-1;1)" office:value-type="float" office:value="87.86" calcext:value-type="float">
            <text:p>87,86</text:p>
          </table:table-cell>
          <table:table-cell table:number-columns-repeated="1016"/>
        </table:table-row>
        <table:table-row table:style-name="ro1">
          <table:table-cell table:style-name="ce25" table:formula="of:=MID([$'Compras-Ali'.$A730];[$Tablas.$E$31];[$Tablas.$G$31])" office:value-type="string" office:string-value="002" calcext:value-type="string">
            <text:p>002</text:p>
          </table:table-cell>
          <table:table-cell table:style-name="ce25" table:formula="of:=MID([$'Compras-Ali'.$A730];[$Tablas.$E$32];[$Tablas.$G$32])" office:value-type="string" office:string-value="02024" calcext:value-type="string">
            <text:p>02024</text:p>
          </table:table-cell>
          <table:table-cell table:style-name="ce25" table:formula="of:=MID([$'Compras-Ali'.$A730];[$Tablas.$E$33];[$Tablas.$G$33])" office:value-type="string" office:string-value="00000000000000088992" calcext:value-type="string">
            <text:p>00000000000000088992</text:p>
          </table:table-cell>
          <table:table-cell table:style-name="ce25" table:formula="of:=MID([$'Compras-Ali'.$A730];[$Tablas.$E$34];[$Tablas.$G$34])" office:value-type="string" office:string-value="80" calcext:value-type="string">
            <text:p>80</text:p>
          </table:table-cell>
          <table:table-cell table:style-name="ce25" table:formula="of:=MID([$'Compras-Ali'.$A730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30]&lt;&gt;&quot;&quot;;VALUE(MID([$'Compras-Ali'.$A730];[$Tablas.$E$36];[$Tablas.$G$36]))/100;0)*IF(OR(VALUE([.A730])=3;VALUE([.A730])=8;VALUE([.A730])=13);-1;1)" office:value-type="float" office:value="1699.43" calcext:value-type="float">
            <text:p>1.699,43</text:p>
          </table:table-cell>
          <table:table-cell table:style-name="ce25" table:formula="of:=MID([$'Compras-Ali'.$A730];[$Tablas.$E$37];[$Tablas.$G$37])" office:value-type="string" office:string-value="0005" calcext:value-type="string">
            <text:p>0005</text:p>
          </table:table-cell>
          <table:table-cell table:style-name="ce28" table:formula="of:=IF([$'Compras-Ali'.$A730]&lt;&gt;&quot;&quot;;VALUE(MID([$'Compras-Ali'.$A730];[$Tablas.$E$38];[$Tablas.$G$38]))/100;0)*IF(OR(VALUE([.A730])=3;VALUE([.A730])=8;VALUE([.A730])=13);-1;1)" office:value-type="float" office:value="356.88" calcext:value-type="float">
            <text:p>356,88</text:p>
          </table:table-cell>
          <table:table-cell table:number-columns-repeated="1016"/>
        </table:table-row>
        <table:table-row table:style-name="ro1">
          <table:table-cell table:style-name="ce25" table:formula="of:=MID([$'Compras-Ali'.$A731];[$Tablas.$E$31];[$Tablas.$G$31])" office:value-type="string" office:string-value="002" calcext:value-type="string">
            <text:p>002</text:p>
          </table:table-cell>
          <table:table-cell table:style-name="ce25" table:formula="of:=MID([$'Compras-Ali'.$A731];[$Tablas.$E$32];[$Tablas.$G$32])" office:value-type="string" office:string-value="02024" calcext:value-type="string">
            <text:p>02024</text:p>
          </table:table-cell>
          <table:table-cell table:style-name="ce25" table:formula="of:=MID([$'Compras-Ali'.$A731];[$Tablas.$E$33];[$Tablas.$G$33])" office:value-type="string" office:string-value="00000000000000088989" calcext:value-type="string">
            <text:p>00000000000000088989</text:p>
          </table:table-cell>
          <table:table-cell table:style-name="ce25" table:formula="of:=MID([$'Compras-Ali'.$A731];[$Tablas.$E$34];[$Tablas.$G$34])" office:value-type="string" office:string-value="80" calcext:value-type="string">
            <text:p>80</text:p>
          </table:table-cell>
          <table:table-cell table:style-name="ce25" table:formula="of:=MID([$'Compras-Ali'.$A731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31]&lt;&gt;&quot;&quot;;VALUE(MID([$'Compras-Ali'.$A731];[$Tablas.$E$36];[$Tablas.$G$36]))/100;0)*IF(OR(VALUE([.A731])=3;VALUE([.A731])=8;VALUE([.A731])=13);-1;1)" office:value-type="float" office:value="2846.62" calcext:value-type="float">
            <text:p>2.846,62</text:p>
          </table:table-cell>
          <table:table-cell table:style-name="ce25" table:formula="of:=MID([$'Compras-Ali'.$A731];[$Tablas.$E$37];[$Tablas.$G$37])" office:value-type="string" office:string-value="0005" calcext:value-type="string">
            <text:p>0005</text:p>
          </table:table-cell>
          <table:table-cell table:style-name="ce28" table:formula="of:=IF([$'Compras-Ali'.$A731]&lt;&gt;&quot;&quot;;VALUE(MID([$'Compras-Ali'.$A731];[$Tablas.$E$38];[$Tablas.$G$38]))/100;0)*IF(OR(VALUE([.A731])=3;VALUE([.A731])=8;VALUE([.A731])=13);-1;1)" office:value-type="float" office:value="597.79" calcext:value-type="float">
            <text:p>597,79</text:p>
          </table:table-cell>
          <table:table-cell table:number-columns-repeated="1016"/>
        </table:table-row>
        <table:table-row table:style-name="ro1">
          <table:table-cell table:style-name="ce25" table:formula="of:=MID([$'Compras-Ali'.$A732];[$Tablas.$E$31];[$Tablas.$G$31])" office:value-type="string" office:string-value="002" calcext:value-type="string">
            <text:p>002</text:p>
          </table:table-cell>
          <table:table-cell table:style-name="ce25" table:formula="of:=MID([$'Compras-Ali'.$A732];[$Tablas.$E$32];[$Tablas.$G$32])" office:value-type="string" office:string-value="02024" calcext:value-type="string">
            <text:p>02024</text:p>
          </table:table-cell>
          <table:table-cell table:style-name="ce25" table:formula="of:=MID([$'Compras-Ali'.$A732];[$Tablas.$E$33];[$Tablas.$G$33])" office:value-type="string" office:string-value="00000000000000088990" calcext:value-type="string">
            <text:p>00000000000000088990</text:p>
          </table:table-cell>
          <table:table-cell table:style-name="ce25" table:formula="of:=MID([$'Compras-Ali'.$A732];[$Tablas.$E$34];[$Tablas.$G$34])" office:value-type="string" office:string-value="80" calcext:value-type="string">
            <text:p>80</text:p>
          </table:table-cell>
          <table:table-cell table:style-name="ce25" table:formula="of:=MID([$'Compras-Ali'.$A732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32]&lt;&gt;&quot;&quot;;VALUE(MID([$'Compras-Ali'.$A732];[$Tablas.$E$36];[$Tablas.$G$36]))/100;0)*IF(OR(VALUE([.A732])=3;VALUE([.A732])=8;VALUE([.A732])=13);-1;1)" office:value-type="float" office:value="3073.43" calcext:value-type="float">
            <text:p>3.073,43</text:p>
          </table:table-cell>
          <table:table-cell table:style-name="ce25" table:formula="of:=MID([$'Compras-Ali'.$A732];[$Tablas.$E$37];[$Tablas.$G$37])" office:value-type="string" office:string-value="0005" calcext:value-type="string">
            <text:p>0005</text:p>
          </table:table-cell>
          <table:table-cell table:style-name="ce28" table:formula="of:=IF([$'Compras-Ali'.$A732]&lt;&gt;&quot;&quot;;VALUE(MID([$'Compras-Ali'.$A732];[$Tablas.$E$38];[$Tablas.$G$38]))/100;0)*IF(OR(VALUE([.A732])=3;VALUE([.A732])=8;VALUE([.A732])=13);-1;1)" office:value-type="float" office:value="645.42" calcext:value-type="float">
            <text:p>645,42</text:p>
          </table:table-cell>
          <table:table-cell table:number-columns-repeated="1016"/>
        </table:table-row>
        <table:table-row table:style-name="ro1">
          <table:table-cell table:style-name="ce25" table:formula="of:=MID([$'Compras-Ali'.$A733];[$Tablas.$E$31];[$Tablas.$G$31])" office:value-type="string" office:string-value="002" calcext:value-type="string">
            <text:p>002</text:p>
          </table:table-cell>
          <table:table-cell table:style-name="ce25" table:formula="of:=MID([$'Compras-Ali'.$A733];[$Tablas.$E$32];[$Tablas.$G$32])" office:value-type="string" office:string-value="02024" calcext:value-type="string">
            <text:p>02024</text:p>
          </table:table-cell>
          <table:table-cell table:style-name="ce25" table:formula="of:=MID([$'Compras-Ali'.$A733];[$Tablas.$E$33];[$Tablas.$G$33])" office:value-type="string" office:string-value="00000000000000088993" calcext:value-type="string">
            <text:p>00000000000000088993</text:p>
          </table:table-cell>
          <table:table-cell table:style-name="ce25" table:formula="of:=MID([$'Compras-Ali'.$A733];[$Tablas.$E$34];[$Tablas.$G$34])" office:value-type="string" office:string-value="80" calcext:value-type="string">
            <text:p>80</text:p>
          </table:table-cell>
          <table:table-cell table:style-name="ce25" table:formula="of:=MID([$'Compras-Ali'.$A733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33]&lt;&gt;&quot;&quot;;VALUE(MID([$'Compras-Ali'.$A733];[$Tablas.$E$36];[$Tablas.$G$36]))/100;0)*IF(OR(VALUE([.A733])=3;VALUE([.A733])=8;VALUE([.A733])=13);-1;1)" office:value-type="float" office:value="4542.76" calcext:value-type="float">
            <text:p>4.542,76</text:p>
          </table:table-cell>
          <table:table-cell table:style-name="ce25" table:formula="of:=MID([$'Compras-Ali'.$A733];[$Tablas.$E$37];[$Tablas.$G$37])" office:value-type="string" office:string-value="0004" calcext:value-type="string">
            <text:p>0004</text:p>
          </table:table-cell>
          <table:table-cell table:style-name="ce28" table:formula="of:=IF([$'Compras-Ali'.$A733]&lt;&gt;&quot;&quot;;VALUE(MID([$'Compras-Ali'.$A733];[$Tablas.$E$38];[$Tablas.$G$38]))/100;0)*IF(OR(VALUE([.A733])=3;VALUE([.A733])=8;VALUE([.A733])=13);-1;1)" office:value-type="float" office:value="476.99" calcext:value-type="float">
            <text:p>476,99</text:p>
          </table:table-cell>
          <table:table-cell table:number-columns-repeated="1016"/>
        </table:table-row>
        <table:table-row table:style-name="ro1">
          <table:table-cell table:style-name="ce25" table:formula="of:=MID([$'Compras-Ali'.$A734];[$Tablas.$E$31];[$Tablas.$G$31])" office:value-type="string" office:string-value="002" calcext:value-type="string">
            <text:p>002</text:p>
          </table:table-cell>
          <table:table-cell table:style-name="ce25" table:formula="of:=MID([$'Compras-Ali'.$A734];[$Tablas.$E$32];[$Tablas.$G$32])" office:value-type="string" office:string-value="02024" calcext:value-type="string">
            <text:p>02024</text:p>
          </table:table-cell>
          <table:table-cell table:style-name="ce25" table:formula="of:=MID([$'Compras-Ali'.$A734];[$Tablas.$E$33];[$Tablas.$G$33])" office:value-type="string" office:string-value="00000000000000088994" calcext:value-type="string">
            <text:p>00000000000000088994</text:p>
          </table:table-cell>
          <table:table-cell table:style-name="ce25" table:formula="of:=MID([$'Compras-Ali'.$A734];[$Tablas.$E$34];[$Tablas.$G$34])" office:value-type="string" office:string-value="80" calcext:value-type="string">
            <text:p>80</text:p>
          </table:table-cell>
          <table:table-cell table:style-name="ce25" table:formula="of:=MID([$'Compras-Ali'.$A734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34]&lt;&gt;&quot;&quot;;VALUE(MID([$'Compras-Ali'.$A734];[$Tablas.$E$36];[$Tablas.$G$36]))/100;0)*IF(OR(VALUE([.A734])=3;VALUE([.A734])=8;VALUE([.A734])=13);-1;1)" office:value-type="float" office:value="5282.67" calcext:value-type="float">
            <text:p>5.282,67</text:p>
          </table:table-cell>
          <table:table-cell table:style-name="ce25" table:formula="of:=MID([$'Compras-Ali'.$A734];[$Tablas.$E$37];[$Tablas.$G$37])" office:value-type="string" office:string-value="0004" calcext:value-type="string">
            <text:p>0004</text:p>
          </table:table-cell>
          <table:table-cell table:style-name="ce28" table:formula="of:=IF([$'Compras-Ali'.$A734]&lt;&gt;&quot;&quot;;VALUE(MID([$'Compras-Ali'.$A734];[$Tablas.$E$38];[$Tablas.$G$38]))/100;0)*IF(OR(VALUE([.A734])=3;VALUE([.A734])=8;VALUE([.A734])=13);-1;1)" office:value-type="float" office:value="554.68" calcext:value-type="float">
            <text:p>554,68</text:p>
          </table:table-cell>
          <table:table-cell table:number-columns-repeated="1016"/>
        </table:table-row>
        <table:table-row table:style-name="ro1">
          <table:table-cell table:style-name="ce25" table:formula="of:=MID([$'Compras-Ali'.$A735];[$Tablas.$E$31];[$Tablas.$G$31])" office:value-type="string" office:string-value="002" calcext:value-type="string">
            <text:p>002</text:p>
          </table:table-cell>
          <table:table-cell table:style-name="ce25" table:formula="of:=MID([$'Compras-Ali'.$A735];[$Tablas.$E$32];[$Tablas.$G$32])" office:value-type="string" office:string-value="02024" calcext:value-type="string">
            <text:p>02024</text:p>
          </table:table-cell>
          <table:table-cell table:style-name="ce25" table:formula="of:=MID([$'Compras-Ali'.$A735];[$Tablas.$E$33];[$Tablas.$G$33])" office:value-type="string" office:string-value="00000000000000088991" calcext:value-type="string">
            <text:p>00000000000000088991</text:p>
          </table:table-cell>
          <table:table-cell table:style-name="ce25" table:formula="of:=MID([$'Compras-Ali'.$A735];[$Tablas.$E$34];[$Tablas.$G$34])" office:value-type="string" office:string-value="80" calcext:value-type="string">
            <text:p>80</text:p>
          </table:table-cell>
          <table:table-cell table:style-name="ce25" table:formula="of:=MID([$'Compras-Ali'.$A735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35]&lt;&gt;&quot;&quot;;VALUE(MID([$'Compras-Ali'.$A735];[$Tablas.$E$36];[$Tablas.$G$36]))/100;0)*IF(OR(VALUE([.A735])=3;VALUE([.A735])=8;VALUE([.A735])=13);-1;1)" office:value-type="float" office:value="33356.29" calcext:value-type="float">
            <text:p>33.356,29</text:p>
          </table:table-cell>
          <table:table-cell table:style-name="ce25" table:formula="of:=MID([$'Compras-Ali'.$A735];[$Tablas.$E$37];[$Tablas.$G$37])" office:value-type="string" office:string-value="0004" calcext:value-type="string">
            <text:p>0004</text:p>
          </table:table-cell>
          <table:table-cell table:style-name="ce28" table:formula="of:=IF([$'Compras-Ali'.$A735]&lt;&gt;&quot;&quot;;VALUE(MID([$'Compras-Ali'.$A735];[$Tablas.$E$38];[$Tablas.$G$38]))/100;0)*IF(OR(VALUE([.A735])=3;VALUE([.A735])=8;VALUE([.A735])=13);-1;1)" office:value-type="float" office:value="3502.41" calcext:value-type="float">
            <text:p>3.502,41</text:p>
          </table:table-cell>
          <table:table-cell table:number-columns-repeated="1016"/>
        </table:table-row>
        <table:table-row table:style-name="ro1">
          <table:table-cell table:style-name="ce25" table:formula="of:=MID([$'Compras-Ali'.$A736];[$Tablas.$E$31];[$Tablas.$G$31])" office:value-type="string" office:string-value="001" calcext:value-type="string">
            <text:p>001</text:p>
          </table:table-cell>
          <table:table-cell table:style-name="ce25" table:formula="of:=MID([$'Compras-Ali'.$A736];[$Tablas.$E$32];[$Tablas.$G$32])" office:value-type="string" office:string-value="00012" calcext:value-type="string">
            <text:p>00012</text:p>
          </table:table-cell>
          <table:table-cell table:style-name="ce25" table:formula="of:=MID([$'Compras-Ali'.$A736];[$Tablas.$E$33];[$Tablas.$G$33])" office:value-type="string" office:string-value="00000000000000002020" calcext:value-type="string">
            <text:p>00000000000000002020</text:p>
          </table:table-cell>
          <table:table-cell table:style-name="ce25" table:formula="of:=MID([$'Compras-Ali'.$A736];[$Tablas.$E$34];[$Tablas.$G$34])" office:value-type="string" office:string-value="80" calcext:value-type="string">
            <text:p>80</text:p>
          </table:table-cell>
          <table:table-cell table:style-name="ce25" table:formula="of:=MID([$'Compras-Ali'.$A73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736]&lt;&gt;&quot;&quot;;VALUE(MID([$'Compras-Ali'.$A736];[$Tablas.$E$36];[$Tablas.$G$36]))/100;0)*IF(OR(VALUE([.A736])=3;VALUE([.A736])=8;VALUE([.A736])=13);-1;1)" office:value-type="float" office:value="1915" calcext:value-type="float">
            <text:p>1.915,00</text:p>
          </table:table-cell>
          <table:table-cell table:style-name="ce25" table:formula="of:=MID([$'Compras-Ali'.$A736];[$Tablas.$E$37];[$Tablas.$G$37])" office:value-type="string" office:string-value="0005" calcext:value-type="string">
            <text:p>0005</text:p>
          </table:table-cell>
          <table:table-cell table:style-name="ce28" table:formula="of:=IF([$'Compras-Ali'.$A736]&lt;&gt;&quot;&quot;;VALUE(MID([$'Compras-Ali'.$A736];[$Tablas.$E$38];[$Tablas.$G$38]))/100;0)*IF(OR(VALUE([.A736])=3;VALUE([.A736])=8;VALUE([.A736])=13);-1;1)" office:value-type="float" office:value="402.15" calcext:value-type="float">
            <text:p>402,15</text:p>
          </table:table-cell>
          <table:table-cell table:number-columns-repeated="1016"/>
        </table:table-row>
        <table:table-row table:style-name="ro1">
          <table:table-cell table:style-name="ce25" table:formula="of:=MID([$'Compras-Ali'.$A737];[$Tablas.$E$31];[$Tablas.$G$31])" office:value-type="string" office:string-value="001" calcext:value-type="string">
            <text:p>001</text:p>
          </table:table-cell>
          <table:table-cell table:style-name="ce25" table:formula="of:=MID([$'Compras-Ali'.$A737];[$Tablas.$E$32];[$Tablas.$G$32])" office:value-type="string" office:string-value="00008" calcext:value-type="string">
            <text:p>00008</text:p>
          </table:table-cell>
          <table:table-cell table:style-name="ce25" table:formula="of:=MID([$'Compras-Ali'.$A737];[$Tablas.$E$33];[$Tablas.$G$33])" office:value-type="string" office:string-value="00000000000000002020" calcext:value-type="string">
            <text:p>00000000000000002020</text:p>
          </table:table-cell>
          <table:table-cell table:style-name="ce25" table:formula="of:=MID([$'Compras-Ali'.$A737];[$Tablas.$E$34];[$Tablas.$G$34])" office:value-type="string" office:string-value="80" calcext:value-type="string">
            <text:p>80</text:p>
          </table:table-cell>
          <table:table-cell table:style-name="ce25" table:formula="of:=MID([$'Compras-Ali'.$A737];[$Tablas.$E$35];[$Tablas.$G$35])" office:value-type="string" office:string-value="00000000030500010912" calcext:value-type="string">
            <text:p>00000000030500010912</text:p>
          </table:table-cell>
          <table:table-cell table:style-name="ce28" table:formula="of:=IF([$'Compras-Ali'.$A737]&lt;&gt;&quot;&quot;;VALUE(MID([$'Compras-Ali'.$A737];[$Tablas.$E$36];[$Tablas.$G$36]))/100;0)*IF(OR(VALUE([.A737])=3;VALUE([.A737])=8;VALUE([.A737])=13);-1;1)" office:value-type="float" office:value="1943" calcext:value-type="float">
            <text:p>1.943,00</text:p>
          </table:table-cell>
          <table:table-cell table:style-name="ce25" table:formula="of:=MID([$'Compras-Ali'.$A737];[$Tablas.$E$37];[$Tablas.$G$37])" office:value-type="string" office:string-value="0005" calcext:value-type="string">
            <text:p>0005</text:p>
          </table:table-cell>
          <table:table-cell table:style-name="ce28" table:formula="of:=IF([$'Compras-Ali'.$A737]&lt;&gt;&quot;&quot;;VALUE(MID([$'Compras-Ali'.$A737];[$Tablas.$E$38];[$Tablas.$G$38]))/100;0)*IF(OR(VALUE([.A737])=3;VALUE([.A737])=8;VALUE([.A737])=13);-1;1)" office:value-type="float" office:value="408.03" calcext:value-type="float">
            <text:p>408,03</text:p>
          </table:table-cell>
          <table:table-cell table:number-columns-repeated="1016"/>
        </table:table-row>
        <table:table-row table:style-name="ro1">
          <table:table-cell table:style-name="ce25" table:formula="of:=MID([$'Compras-Ali'.$A738];[$Tablas.$E$31];[$Tablas.$G$31])" office:value-type="string" office:string-value="001" calcext:value-type="string">
            <text:p>001</text:p>
          </table:table-cell>
          <table:table-cell table:style-name="ce25" table:formula="of:=MID([$'Compras-Ali'.$A738];[$Tablas.$E$32];[$Tablas.$G$32])" office:value-type="string" office:string-value="00012" calcext:value-type="string">
            <text:p>00012</text:p>
          </table:table-cell>
          <table:table-cell table:style-name="ce25" table:formula="of:=MID([$'Compras-Ali'.$A738];[$Tablas.$E$33];[$Tablas.$G$33])" office:value-type="string" office:string-value="00000000000000002020" calcext:value-type="string">
            <text:p>00000000000000002020</text:p>
          </table:table-cell>
          <table:table-cell table:style-name="ce25" table:formula="of:=MID([$'Compras-Ali'.$A738];[$Tablas.$E$34];[$Tablas.$G$34])" office:value-type="string" office:string-value="80" calcext:value-type="string">
            <text:p>80</text:p>
          </table:table-cell>
          <table:table-cell table:style-name="ce25" table:formula="of:=MID([$'Compras-Ali'.$A738];[$Tablas.$E$35];[$Tablas.$G$35])" office:value-type="string" office:string-value="00000000030500010912" calcext:value-type="string">
            <text:p>00000000030500010912</text:p>
          </table:table-cell>
          <table:table-cell table:style-name="ce28" table:formula="of:=IF([$'Compras-Ali'.$A738]&lt;&gt;&quot;&quot;;VALUE(MID([$'Compras-Ali'.$A738];[$Tablas.$E$36];[$Tablas.$G$36]))/100;0)*IF(OR(VALUE([.A738])=3;VALUE([.A738])=8;VALUE([.A738])=13);-1;1)" office:value-type="float" office:value="1773" calcext:value-type="float">
            <text:p>1.773,00</text:p>
          </table:table-cell>
          <table:table-cell table:style-name="ce25" table:formula="of:=MID([$'Compras-Ali'.$A738];[$Tablas.$E$37];[$Tablas.$G$37])" office:value-type="string" office:string-value="0005" calcext:value-type="string">
            <text:p>0005</text:p>
          </table:table-cell>
          <table:table-cell table:style-name="ce28" table:formula="of:=IF([$'Compras-Ali'.$A738]&lt;&gt;&quot;&quot;;VALUE(MID([$'Compras-Ali'.$A738];[$Tablas.$E$38];[$Tablas.$G$38]))/100;0)*IF(OR(VALUE([.A738])=3;VALUE([.A738])=8;VALUE([.A738])=13);-1;1)" office:value-type="float" office:value="372.33" calcext:value-type="float">
            <text:p>372,33</text:p>
          </table:table-cell>
          <table:table-cell table:number-columns-repeated="1016"/>
        </table:table-row>
        <table:table-row table:style-name="ro1">
          <table:table-cell table:style-name="ce25" table:formula="of:=MID([$'Compras-Ali'.$A739];[$Tablas.$E$31];[$Tablas.$G$31])" office:value-type="string" office:string-value="001" calcext:value-type="string">
            <text:p>001</text:p>
          </table:table-cell>
          <table:table-cell table:style-name="ce25" table:formula="of:=MID([$'Compras-Ali'.$A739];[$Tablas.$E$32];[$Tablas.$G$32])" office:value-type="string" office:string-value="00001" calcext:value-type="string">
            <text:p>00001</text:p>
          </table:table-cell>
          <table:table-cell table:style-name="ce25" table:formula="of:=MID([$'Compras-Ali'.$A739];[$Tablas.$E$33];[$Tablas.$G$33])" office:value-type="string" office:string-value="00000000000000085455" calcext:value-type="string">
            <text:p>00000000000000085455</text:p>
          </table:table-cell>
          <table:table-cell table:style-name="ce25" table:formula="of:=MID([$'Compras-Ali'.$A739];[$Tablas.$E$34];[$Tablas.$G$34])" office:value-type="string" office:string-value="80" calcext:value-type="string">
            <text:p>80</text:p>
          </table:table-cell>
          <table:table-cell table:style-name="ce25" table:formula="of:=MID([$'Compras-Ali'.$A73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739]&lt;&gt;&quot;&quot;;VALUE(MID([$'Compras-Ali'.$A739];[$Tablas.$E$36];[$Tablas.$G$36]))/100;0)*IF(OR(VALUE([.A739])=3;VALUE([.A739])=8;VALUE([.A739])=13);-1;1)" office:value-type="float" office:value="62.9" calcext:value-type="float">
            <text:p>62,90</text:p>
          </table:table-cell>
          <table:table-cell table:style-name="ce25" table:formula="of:=MID([$'Compras-Ali'.$A739];[$Tablas.$E$37];[$Tablas.$G$37])" office:value-type="string" office:string-value="0005" calcext:value-type="string">
            <text:p>0005</text:p>
          </table:table-cell>
          <table:table-cell table:style-name="ce28" table:formula="of:=IF([$'Compras-Ali'.$A739]&lt;&gt;&quot;&quot;;VALUE(MID([$'Compras-Ali'.$A739];[$Tablas.$E$38];[$Tablas.$G$38]))/100;0)*IF(OR(VALUE([.A739])=3;VALUE([.A739])=8;VALUE([.A739])=13);-1;1)" office:value-type="float" office:value="13.21" calcext:value-type="float">
            <text:p>13,21</text:p>
          </table:table-cell>
          <table:table-cell table:number-columns-repeated="1016"/>
        </table:table-row>
        <table:table-row table:style-name="ro1">
          <table:table-cell table:style-name="ce25" table:formula="of:=MID([$'Compras-Ali'.$A740];[$Tablas.$E$31];[$Tablas.$G$31])" office:value-type="string" office:string-value="001" calcext:value-type="string">
            <text:p>001</text:p>
          </table:table-cell>
          <table:table-cell table:style-name="ce25" table:formula="of:=MID([$'Compras-Ali'.$A740];[$Tablas.$E$32];[$Tablas.$G$32])" office:value-type="string" office:string-value="00001" calcext:value-type="string">
            <text:p>00001</text:p>
          </table:table-cell>
          <table:table-cell table:style-name="ce25" table:formula="of:=MID([$'Compras-Ali'.$A740];[$Tablas.$E$33];[$Tablas.$G$33])" office:value-type="string" office:string-value="00000000000000085903" calcext:value-type="string">
            <text:p>00000000000000085903</text:p>
          </table:table-cell>
          <table:table-cell table:style-name="ce25" table:formula="of:=MID([$'Compras-Ali'.$A740];[$Tablas.$E$34];[$Tablas.$G$34])" office:value-type="string" office:string-value="80" calcext:value-type="string">
            <text:p>80</text:p>
          </table:table-cell>
          <table:table-cell table:style-name="ce25" table:formula="of:=MID([$'Compras-Ali'.$A740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740]&lt;&gt;&quot;&quot;;VALUE(MID([$'Compras-Ali'.$A740];[$Tablas.$E$36];[$Tablas.$G$36]))/100;0)*IF(OR(VALUE([.A740])=3;VALUE([.A740])=8;VALUE([.A740])=13);-1;1)" office:value-type="float" office:value="93.9" calcext:value-type="float">
            <text:p>93,90</text:p>
          </table:table-cell>
          <table:table-cell table:style-name="ce25" table:formula="of:=MID([$'Compras-Ali'.$A740];[$Tablas.$E$37];[$Tablas.$G$37])" office:value-type="string" office:string-value="0005" calcext:value-type="string">
            <text:p>0005</text:p>
          </table:table-cell>
          <table:table-cell table:style-name="ce28" table:formula="of:=IF([$'Compras-Ali'.$A740]&lt;&gt;&quot;&quot;;VALUE(MID([$'Compras-Ali'.$A740];[$Tablas.$E$38];[$Tablas.$G$38]))/100;0)*IF(OR(VALUE([.A740])=3;VALUE([.A740])=8;VALUE([.A740])=13);-1;1)" office:value-type="float" office:value="19.72" calcext:value-type="float">
            <text:p>19,72</text:p>
          </table:table-cell>
          <table:table-cell table:number-columns-repeated="1016"/>
        </table:table-row>
        <table:table-row table:style-name="ro1">
          <table:table-cell table:style-name="ce25" table:formula="of:=MID([$'Compras-Ali'.$A741];[$Tablas.$E$31];[$Tablas.$G$31])" office:value-type="string" office:string-value="001" calcext:value-type="string">
            <text:p>001</text:p>
          </table:table-cell>
          <table:table-cell table:style-name="ce25" table:formula="of:=MID([$'Compras-Ali'.$A741];[$Tablas.$E$32];[$Tablas.$G$32])" office:value-type="string" office:string-value="00001" calcext:value-type="string">
            <text:p>00001</text:p>
          </table:table-cell>
          <table:table-cell table:style-name="ce25" table:formula="of:=MID([$'Compras-Ali'.$A741];[$Tablas.$E$33];[$Tablas.$G$33])" office:value-type="string" office:string-value="00000000000000077485" calcext:value-type="string">
            <text:p>00000000000000077485</text:p>
          </table:table-cell>
          <table:table-cell table:style-name="ce25" table:formula="of:=MID([$'Compras-Ali'.$A741];[$Tablas.$E$34];[$Tablas.$G$34])" office:value-type="string" office:string-value="80" calcext:value-type="string">
            <text:p>80</text:p>
          </table:table-cell>
          <table:table-cell table:style-name="ce25" table:formula="of:=MID([$'Compras-Ali'.$A741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741]&lt;&gt;&quot;&quot;;VALUE(MID([$'Compras-Ali'.$A741];[$Tablas.$E$36];[$Tablas.$G$36]))/100;0)*IF(OR(VALUE([.A741])=3;VALUE([.A741])=8;VALUE([.A741])=13);-1;1)" office:value-type="float" office:value="639.38" calcext:value-type="float">
            <text:p>639,38</text:p>
          </table:table-cell>
          <table:table-cell table:style-name="ce25" table:formula="of:=MID([$'Compras-Ali'.$A741];[$Tablas.$E$37];[$Tablas.$G$37])" office:value-type="string" office:string-value="0005" calcext:value-type="string">
            <text:p>0005</text:p>
          </table:table-cell>
          <table:table-cell table:style-name="ce28" table:formula="of:=IF([$'Compras-Ali'.$A741]&lt;&gt;&quot;&quot;;VALUE(MID([$'Compras-Ali'.$A741];[$Tablas.$E$38];[$Tablas.$G$38]))/100;0)*IF(OR(VALUE([.A741])=3;VALUE([.A741])=8;VALUE([.A741])=13);-1;1)" office:value-type="float" office:value="134.27" calcext:value-type="float">
            <text:p>134,27</text:p>
          </table:table-cell>
          <table:table-cell table:number-columns-repeated="1016"/>
        </table:table-row>
        <table:table-row table:style-name="ro1">
          <table:table-cell table:style-name="ce25" table:formula="of:=MID([$'Compras-Ali'.$A742];[$Tablas.$E$31];[$Tablas.$G$31])" office:value-type="string" office:string-value="001" calcext:value-type="string">
            <text:p>001</text:p>
          </table:table-cell>
          <table:table-cell table:style-name="ce25" table:formula="of:=MID([$'Compras-Ali'.$A742];[$Tablas.$E$32];[$Tablas.$G$32])" office:value-type="string" office:string-value="00001" calcext:value-type="string">
            <text:p>00001</text:p>
          </table:table-cell>
          <table:table-cell table:style-name="ce25" table:formula="of:=MID([$'Compras-Ali'.$A742];[$Tablas.$E$33];[$Tablas.$G$33])" office:value-type="string" office:string-value="00000000000000077485" calcext:value-type="string">
            <text:p>00000000000000077485</text:p>
          </table:table-cell>
          <table:table-cell table:style-name="ce25" table:formula="of:=MID([$'Compras-Ali'.$A742];[$Tablas.$E$34];[$Tablas.$G$34])" office:value-type="string" office:string-value="80" calcext:value-type="string">
            <text:p>80</text:p>
          </table:table-cell>
          <table:table-cell table:style-name="ce25" table:formula="of:=MID([$'Compras-Ali'.$A742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742]&lt;&gt;&quot;&quot;;VALUE(MID([$'Compras-Ali'.$A742];[$Tablas.$E$36];[$Tablas.$G$36]))/100;0)*IF(OR(VALUE([.A742])=3;VALUE([.A742])=8;VALUE([.A742])=13);-1;1)" office:value-type="float" office:value="1774.86" calcext:value-type="float">
            <text:p>1.774,86</text:p>
          </table:table-cell>
          <table:table-cell table:style-name="ce25" table:formula="of:=MID([$'Compras-Ali'.$A742];[$Tablas.$E$37];[$Tablas.$G$37])" office:value-type="string" office:string-value="0004" calcext:value-type="string">
            <text:p>0004</text:p>
          </table:table-cell>
          <table:table-cell table:style-name="ce28" table:formula="of:=IF([$'Compras-Ali'.$A742]&lt;&gt;&quot;&quot;;VALUE(MID([$'Compras-Ali'.$A742];[$Tablas.$E$38];[$Tablas.$G$38]))/100;0)*IF(OR(VALUE([.A742])=3;VALUE([.A742])=8;VALUE([.A742])=13);-1;1)" office:value-type="float" office:value="186.36" calcext:value-type="float">
            <text:p>186,36</text:p>
          </table:table-cell>
          <table:table-cell table:number-columns-repeated="1016"/>
        </table:table-row>
        <table:table-row table:style-name="ro1">
          <table:table-cell table:style-name="ce25" table:formula="of:=MID([$'Compras-Ali'.$A743];[$Tablas.$E$31];[$Tablas.$G$31])" office:value-type="string" office:string-value="001" calcext:value-type="string">
            <text:p>001</text:p>
          </table:table-cell>
          <table:table-cell table:style-name="ce25" table:formula="of:=MID([$'Compras-Ali'.$A743];[$Tablas.$E$32];[$Tablas.$G$32])" office:value-type="string" office:string-value="00001" calcext:value-type="string">
            <text:p>00001</text:p>
          </table:table-cell>
          <table:table-cell table:style-name="ce25" table:formula="of:=MID([$'Compras-Ali'.$A743];[$Tablas.$E$33];[$Tablas.$G$33])" office:value-type="string" office:string-value="00000000000000309295" calcext:value-type="string">
            <text:p>00000000000000309295</text:p>
          </table:table-cell>
          <table:table-cell table:style-name="ce25" table:formula="of:=MID([$'Compras-Ali'.$A743];[$Tablas.$E$34];[$Tablas.$G$34])" office:value-type="string" office:string-value="80" calcext:value-type="string">
            <text:p>80</text:p>
          </table:table-cell>
          <table:table-cell table:style-name="ce25" table:formula="of:=MID([$'Compras-Ali'.$A74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743]&lt;&gt;&quot;&quot;;VALUE(MID([$'Compras-Ali'.$A743];[$Tablas.$E$36];[$Tablas.$G$36]))/100;0)*IF(OR(VALUE([.A743])=3;VALUE([.A743])=8;VALUE([.A743])=13);-1;1)" office:value-type="float" office:value="225" calcext:value-type="float">
            <text:p>225,00</text:p>
          </table:table-cell>
          <table:table-cell table:style-name="ce25" table:formula="of:=MID([$'Compras-Ali'.$A743];[$Tablas.$E$37];[$Tablas.$G$37])" office:value-type="string" office:string-value="0005" calcext:value-type="string">
            <text:p>0005</text:p>
          </table:table-cell>
          <table:table-cell table:style-name="ce28" table:formula="of:=IF([$'Compras-Ali'.$A743]&lt;&gt;&quot;&quot;;VALUE(MID([$'Compras-Ali'.$A743];[$Tablas.$E$38];[$Tablas.$G$38]))/100;0)*IF(OR(VALUE([.A743])=3;VALUE([.A743])=8;VALUE([.A743])=13);-1;1)" office:value-type="float" office:value="47.25" calcext:value-type="float">
            <text:p>47,25</text:p>
          </table:table-cell>
          <table:table-cell table:number-columns-repeated="1016"/>
        </table:table-row>
        <table:table-row table:style-name="ro1">
          <table:table-cell table:style-name="ce25" table:formula="of:=MID([$'Compras-Ali'.$A744];[$Tablas.$E$31];[$Tablas.$G$31])" office:value-type="string" office:string-value="001" calcext:value-type="string">
            <text:p>001</text:p>
          </table:table-cell>
          <table:table-cell table:style-name="ce25" table:formula="of:=MID([$'Compras-Ali'.$A744];[$Tablas.$E$32];[$Tablas.$G$32])" office:value-type="string" office:string-value="00001" calcext:value-type="string">
            <text:p>00001</text:p>
          </table:table-cell>
          <table:table-cell table:style-name="ce25" table:formula="of:=MID([$'Compras-Ali'.$A744];[$Tablas.$E$33];[$Tablas.$G$33])" office:value-type="string" office:string-value="00000000000000093656" calcext:value-type="string">
            <text:p>00000000000000093656</text:p>
          </table:table-cell>
          <table:table-cell table:style-name="ce25" table:formula="of:=MID([$'Compras-Ali'.$A744];[$Tablas.$E$34];[$Tablas.$G$34])" office:value-type="string" office:string-value="80" calcext:value-type="string">
            <text:p>80</text:p>
          </table:table-cell>
          <table:table-cell table:style-name="ce25" table:formula="of:=MID([$'Compras-Ali'.$A74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744]&lt;&gt;&quot;&quot;;VALUE(MID([$'Compras-Ali'.$A744];[$Tablas.$E$36];[$Tablas.$G$36]))/100;0)*IF(OR(VALUE([.A744])=3;VALUE([.A744])=8;VALUE([.A744])=13);-1;1)" office:value-type="float" office:value="1074.1" calcext:value-type="float">
            <text:p>1.074,10</text:p>
          </table:table-cell>
          <table:table-cell table:style-name="ce25" table:formula="of:=MID([$'Compras-Ali'.$A744];[$Tablas.$E$37];[$Tablas.$G$37])" office:value-type="string" office:string-value="0005" calcext:value-type="string">
            <text:p>0005</text:p>
          </table:table-cell>
          <table:table-cell table:style-name="ce28" table:formula="of:=IF([$'Compras-Ali'.$A744]&lt;&gt;&quot;&quot;;VALUE(MID([$'Compras-Ali'.$A744];[$Tablas.$E$38];[$Tablas.$G$38]))/100;0)*IF(OR(VALUE([.A744])=3;VALUE([.A744])=8;VALUE([.A744])=13);-1;1)" office:value-type="float" office:value="225.56" calcext:value-type="float">
            <text:p>225,56</text:p>
          </table:table-cell>
          <table:table-cell table:number-columns-repeated="1016"/>
        </table:table-row>
        <table:table-row table:style-name="ro1">
          <table:table-cell table:style-name="ce25" table:formula="of:=MID([$'Compras-Ali'.$A745];[$Tablas.$E$31];[$Tablas.$G$31])" office:value-type="string" office:string-value="001" calcext:value-type="string">
            <text:p>001</text:p>
          </table:table-cell>
          <table:table-cell table:style-name="ce25" table:formula="of:=MID([$'Compras-Ali'.$A745];[$Tablas.$E$32];[$Tablas.$G$32])" office:value-type="string" office:string-value="00001" calcext:value-type="string">
            <text:p>00001</text:p>
          </table:table-cell>
          <table:table-cell table:style-name="ce25" table:formula="of:=MID([$'Compras-Ali'.$A745];[$Tablas.$E$33];[$Tablas.$G$33])" office:value-type="string" office:string-value="00000000000000309259" calcext:value-type="string">
            <text:p>00000000000000309259</text:p>
          </table:table-cell>
          <table:table-cell table:style-name="ce25" table:formula="of:=MID([$'Compras-Ali'.$A745];[$Tablas.$E$34];[$Tablas.$G$34])" office:value-type="string" office:string-value="80" calcext:value-type="string">
            <text:p>80</text:p>
          </table:table-cell>
          <table:table-cell table:style-name="ce25" table:formula="of:=MID([$'Compras-Ali'.$A74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745]&lt;&gt;&quot;&quot;;VALUE(MID([$'Compras-Ali'.$A745];[$Tablas.$E$36];[$Tablas.$G$36]))/100;0)*IF(OR(VALUE([.A745])=3;VALUE([.A745])=8;VALUE([.A745])=13);-1;1)" office:value-type="float" office:value="1372.67" calcext:value-type="float">
            <text:p>1.372,67</text:p>
          </table:table-cell>
          <table:table-cell table:style-name="ce25" table:formula="of:=MID([$'Compras-Ali'.$A745];[$Tablas.$E$37];[$Tablas.$G$37])" office:value-type="string" office:string-value="0005" calcext:value-type="string">
            <text:p>0005</text:p>
          </table:table-cell>
          <table:table-cell table:style-name="ce28" table:formula="of:=IF([$'Compras-Ali'.$A745]&lt;&gt;&quot;&quot;;VALUE(MID([$'Compras-Ali'.$A745];[$Tablas.$E$38];[$Tablas.$G$38]))/100;0)*IF(OR(VALUE([.A745])=3;VALUE([.A745])=8;VALUE([.A745])=13);-1;1)" office:value-type="float" office:value="288.26" calcext:value-type="float">
            <text:p>288,26</text:p>
          </table:table-cell>
          <table:table-cell table:number-columns-repeated="1016"/>
        </table:table-row>
        <table:table-row table:style-name="ro1">
          <table:table-cell table:style-name="ce25" table:formula="of:=MID([$'Compras-Ali'.$A746];[$Tablas.$E$31];[$Tablas.$G$31])" office:value-type="string" office:string-value="001" calcext:value-type="string">
            <text:p>001</text:p>
          </table:table-cell>
          <table:table-cell table:style-name="ce25" table:formula="of:=MID([$'Compras-Ali'.$A746];[$Tablas.$E$32];[$Tablas.$G$32])" office:value-type="string" office:string-value="00001" calcext:value-type="string">
            <text:p>00001</text:p>
          </table:table-cell>
          <table:table-cell table:style-name="ce25" table:formula="of:=MID([$'Compras-Ali'.$A746];[$Tablas.$E$33];[$Tablas.$G$33])" office:value-type="string" office:string-value="00000000000000309480" calcext:value-type="string">
            <text:p>00000000000000309480</text:p>
          </table:table-cell>
          <table:table-cell table:style-name="ce25" table:formula="of:=MID([$'Compras-Ali'.$A746];[$Tablas.$E$34];[$Tablas.$G$34])" office:value-type="string" office:string-value="80" calcext:value-type="string">
            <text:p>80</text:p>
          </table:table-cell>
          <table:table-cell table:style-name="ce25" table:formula="of:=MID([$'Compras-Ali'.$A74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746]&lt;&gt;&quot;&quot;;VALUE(MID([$'Compras-Ali'.$A746];[$Tablas.$E$36];[$Tablas.$G$36]))/100;0)*IF(OR(VALUE([.A746])=3;VALUE([.A746])=8;VALUE([.A746])=13);-1;1)" office:value-type="float" office:value="993.19" calcext:value-type="float">
            <text:p>993,19</text:p>
          </table:table-cell>
          <table:table-cell table:style-name="ce25" table:formula="of:=MID([$'Compras-Ali'.$A746];[$Tablas.$E$37];[$Tablas.$G$37])" office:value-type="string" office:string-value="0005" calcext:value-type="string">
            <text:p>0005</text:p>
          </table:table-cell>
          <table:table-cell table:style-name="ce28" table:formula="of:=IF([$'Compras-Ali'.$A746]&lt;&gt;&quot;&quot;;VALUE(MID([$'Compras-Ali'.$A746];[$Tablas.$E$38];[$Tablas.$G$38]))/100;0)*IF(OR(VALUE([.A746])=3;VALUE([.A746])=8;VALUE([.A746])=13);-1;1)" office:value-type="float" office:value="208.57" calcext:value-type="float">
            <text:p>208,57</text:p>
          </table:table-cell>
          <table:table-cell table:number-columns-repeated="1016"/>
        </table:table-row>
        <table:table-row table:style-name="ro1">
          <table:table-cell table:style-name="ce25" table:formula="of:=MID([$'Compras-Ali'.$A747];[$Tablas.$E$31];[$Tablas.$G$31])" office:value-type="string" office:string-value="001" calcext:value-type="string">
            <text:p>001</text:p>
          </table:table-cell>
          <table:table-cell table:style-name="ce25" table:formula="of:=MID([$'Compras-Ali'.$A747];[$Tablas.$E$32];[$Tablas.$G$32])" office:value-type="string" office:string-value="00001" calcext:value-type="string">
            <text:p>00001</text:p>
          </table:table-cell>
          <table:table-cell table:style-name="ce25" table:formula="of:=MID([$'Compras-Ali'.$A747];[$Tablas.$E$33];[$Tablas.$G$33])" office:value-type="string" office:string-value="00000000000000093657" calcext:value-type="string">
            <text:p>00000000000000093657</text:p>
          </table:table-cell>
          <table:table-cell table:style-name="ce25" table:formula="of:=MID([$'Compras-Ali'.$A747];[$Tablas.$E$34];[$Tablas.$G$34])" office:value-type="string" office:string-value="80" calcext:value-type="string">
            <text:p>80</text:p>
          </table:table-cell>
          <table:table-cell table:style-name="ce25" table:formula="of:=MID([$'Compras-Ali'.$A74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747]&lt;&gt;&quot;&quot;;VALUE(MID([$'Compras-Ali'.$A747];[$Tablas.$E$36];[$Tablas.$G$36]))/100;0)*IF(OR(VALUE([.A747])=3;VALUE([.A747])=8;VALUE([.A747])=13);-1;1)" office:value-type="float" office:value="2290.71" calcext:value-type="float">
            <text:p>2.290,71</text:p>
          </table:table-cell>
          <table:table-cell table:style-name="ce25" table:formula="of:=MID([$'Compras-Ali'.$A747];[$Tablas.$E$37];[$Tablas.$G$37])" office:value-type="string" office:string-value="0005" calcext:value-type="string">
            <text:p>0005</text:p>
          </table:table-cell>
          <table:table-cell table:style-name="ce28" table:formula="of:=IF([$'Compras-Ali'.$A747]&lt;&gt;&quot;&quot;;VALUE(MID([$'Compras-Ali'.$A747];[$Tablas.$E$38];[$Tablas.$G$38]))/100;0)*IF(OR(VALUE([.A747])=3;VALUE([.A747])=8;VALUE([.A747])=13);-1;1)" office:value-type="float" office:value="481.05" calcext:value-type="float">
            <text:p>481,05</text:p>
          </table:table-cell>
          <table:table-cell table:number-columns-repeated="1016"/>
        </table:table-row>
        <table:table-row table:style-name="ro1">
          <table:table-cell table:style-name="ce25" table:formula="of:=MID([$'Compras-Ali'.$A748];[$Tablas.$E$31];[$Tablas.$G$31])" office:value-type="string" office:string-value="001" calcext:value-type="string">
            <text:p>001</text:p>
          </table:table-cell>
          <table:table-cell table:style-name="ce25" table:formula="of:=MID([$'Compras-Ali'.$A748];[$Tablas.$E$32];[$Tablas.$G$32])" office:value-type="string" office:string-value="00001" calcext:value-type="string">
            <text:p>00001</text:p>
          </table:table-cell>
          <table:table-cell table:style-name="ce25" table:formula="of:=MID([$'Compras-Ali'.$A748];[$Tablas.$E$33];[$Tablas.$G$33])" office:value-type="string" office:string-value="00000000000000077484" calcext:value-type="string">
            <text:p>00000000000000077484</text:p>
          </table:table-cell>
          <table:table-cell table:style-name="ce25" table:formula="of:=MID([$'Compras-Ali'.$A748];[$Tablas.$E$34];[$Tablas.$G$34])" office:value-type="string" office:string-value="80" calcext:value-type="string">
            <text:p>80</text:p>
          </table:table-cell>
          <table:table-cell table:style-name="ce25" table:formula="of:=MID([$'Compras-Ali'.$A74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748]&lt;&gt;&quot;&quot;;VALUE(MID([$'Compras-Ali'.$A748];[$Tablas.$E$36];[$Tablas.$G$36]))/100;0)*IF(OR(VALUE([.A748])=3;VALUE([.A748])=8;VALUE([.A748])=13);-1;1)" office:value-type="float" office:value="5617.95" calcext:value-type="float">
            <text:p>5.617,95</text:p>
          </table:table-cell>
          <table:table-cell table:style-name="ce25" table:formula="of:=MID([$'Compras-Ali'.$A748];[$Tablas.$E$37];[$Tablas.$G$37])" office:value-type="string" office:string-value="0005" calcext:value-type="string">
            <text:p>0005</text:p>
          </table:table-cell>
          <table:table-cell table:style-name="ce28" table:formula="of:=IF([$'Compras-Ali'.$A748]&lt;&gt;&quot;&quot;;VALUE(MID([$'Compras-Ali'.$A748];[$Tablas.$E$38];[$Tablas.$G$38]))/100;0)*IF(OR(VALUE([.A748])=3;VALUE([.A748])=8;VALUE([.A748])=13);-1;1)" office:value-type="float" office:value="1179.77" calcext:value-type="float">
            <text:p>1.179,77</text:p>
          </table:table-cell>
          <table:table-cell table:number-columns-repeated="1016"/>
        </table:table-row>
        <table:table-row table:style-name="ro1">
          <table:table-cell table:style-name="ce25" table:formula="of:=MID([$'Compras-Ali'.$A749];[$Tablas.$E$31];[$Tablas.$G$31])" office:value-type="string" office:string-value="001" calcext:value-type="string">
            <text:p>001</text:p>
          </table:table-cell>
          <table:table-cell table:style-name="ce25" table:formula="of:=MID([$'Compras-Ali'.$A749];[$Tablas.$E$32];[$Tablas.$G$32])" office:value-type="string" office:string-value="00001" calcext:value-type="string">
            <text:p>00001</text:p>
          </table:table-cell>
          <table:table-cell table:style-name="ce25" table:formula="of:=MID([$'Compras-Ali'.$A749];[$Tablas.$E$33];[$Tablas.$G$33])" office:value-type="string" office:string-value="00000000000000077484" calcext:value-type="string">
            <text:p>00000000000000077484</text:p>
          </table:table-cell>
          <table:table-cell table:style-name="ce25" table:formula="of:=MID([$'Compras-Ali'.$A749];[$Tablas.$E$34];[$Tablas.$G$34])" office:value-type="string" office:string-value="80" calcext:value-type="string">
            <text:p>80</text:p>
          </table:table-cell>
          <table:table-cell table:style-name="ce25" table:formula="of:=MID([$'Compras-Ali'.$A74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749]&lt;&gt;&quot;&quot;;VALUE(MID([$'Compras-Ali'.$A749];[$Tablas.$E$36];[$Tablas.$G$36]))/100;0)*IF(OR(VALUE([.A749])=3;VALUE([.A749])=8;VALUE([.A749])=13);-1;1)" office:value-type="float" office:value="1138.57" calcext:value-type="float">
            <text:p>1.138,57</text:p>
          </table:table-cell>
          <table:table-cell table:style-name="ce25" table:formula="of:=MID([$'Compras-Ali'.$A749];[$Tablas.$E$37];[$Tablas.$G$37])" office:value-type="string" office:string-value="0004" calcext:value-type="string">
            <text:p>0004</text:p>
          </table:table-cell>
          <table:table-cell table:style-name="ce28" table:formula="of:=IF([$'Compras-Ali'.$A749]&lt;&gt;&quot;&quot;;VALUE(MID([$'Compras-Ali'.$A749];[$Tablas.$E$38];[$Tablas.$G$38]))/100;0)*IF(OR(VALUE([.A749])=3;VALUE([.A749])=8;VALUE([.A749])=13);-1;1)" office:value-type="float" office:value="119.55" calcext:value-type="float">
            <text:p>119,55</text:p>
          </table:table-cell>
          <table:table-cell table:number-columns-repeated="1016"/>
        </table:table-row>
        <table:table-row table:style-name="ro1">
          <table:table-cell table:style-name="ce25" table:formula="of:=MID([$'Compras-Ali'.$A750];[$Tablas.$E$31];[$Tablas.$G$31])" office:value-type="string" office:string-value="001" calcext:value-type="string">
            <text:p>001</text:p>
          </table:table-cell>
          <table:table-cell table:style-name="ce25" table:formula="of:=MID([$'Compras-Ali'.$A750];[$Tablas.$E$32];[$Tablas.$G$32])" office:value-type="string" office:string-value="00006" calcext:value-type="string">
            <text:p>00006</text:p>
          </table:table-cell>
          <table:table-cell table:style-name="ce25" table:formula="of:=MID([$'Compras-Ali'.$A750];[$Tablas.$E$33];[$Tablas.$G$33])" office:value-type="string" office:string-value="00000000000009716321" calcext:value-type="string">
            <text:p>00000000000009716321</text:p>
          </table:table-cell>
          <table:table-cell table:style-name="ce25" table:formula="of:=MID([$'Compras-Ali'.$A750];[$Tablas.$E$34];[$Tablas.$G$34])" office:value-type="string" office:string-value="80" calcext:value-type="string">
            <text:p>80</text:p>
          </table:table-cell>
          <table:table-cell table:style-name="ce25" table:formula="of:=MID([$'Compras-Ali'.$A750];[$Tablas.$E$35];[$Tablas.$G$35])" office:value-type="string" office:string-value="00000000030620177497" calcext:value-type="string">
            <text:p>00000000030620177497</text:p>
          </table:table-cell>
          <table:table-cell table:style-name="ce28" table:formula="of:=IF([$'Compras-Ali'.$A750]&lt;&gt;&quot;&quot;;VALUE(MID([$'Compras-Ali'.$A750];[$Tablas.$E$36];[$Tablas.$G$36]))/100;0)*IF(OR(VALUE([.A750])=3;VALUE([.A750])=8;VALUE([.A750])=13);-1;1)" office:value-type="float" office:value="1080" calcext:value-type="float">
            <text:p>1.080,00</text:p>
          </table:table-cell>
          <table:table-cell table:style-name="ce25" table:formula="of:=MID([$'Compras-Ali'.$A750];[$Tablas.$E$37];[$Tablas.$G$37])" office:value-type="string" office:string-value="0005" calcext:value-type="string">
            <text:p>0005</text:p>
          </table:table-cell>
          <table:table-cell table:style-name="ce28" table:formula="of:=IF([$'Compras-Ali'.$A750]&lt;&gt;&quot;&quot;;VALUE(MID([$'Compras-Ali'.$A750];[$Tablas.$E$38];[$Tablas.$G$38]))/100;0)*IF(OR(VALUE([.A750])=3;VALUE([.A750])=8;VALUE([.A750])=13);-1;1)" office:value-type="float" office:value="226.8" calcext:value-type="float">
            <text:p>226,80</text:p>
          </table:table-cell>
          <table:table-cell table:number-columns-repeated="1016"/>
        </table:table-row>
        <table:table-row table:style-name="ro1">
          <table:table-cell table:style-name="ce25" table:formula="of:=MID([$'Compras-Ali'.$A751];[$Tablas.$E$31];[$Tablas.$G$31])" office:value-type="string" office:string-value="001" calcext:value-type="string">
            <text:p>001</text:p>
          </table:table-cell>
          <table:table-cell table:style-name="ce25" table:formula="of:=MID([$'Compras-Ali'.$A751];[$Tablas.$E$32];[$Tablas.$G$32])" office:value-type="string" office:string-value="00006" calcext:value-type="string">
            <text:p>00006</text:p>
          </table:table-cell>
          <table:table-cell table:style-name="ce25" table:formula="of:=MID([$'Compras-Ali'.$A751];[$Tablas.$E$33];[$Tablas.$G$33])" office:value-type="string" office:string-value="00000000000009716403" calcext:value-type="string">
            <text:p>00000000000009716403</text:p>
          </table:table-cell>
          <table:table-cell table:style-name="ce25" table:formula="of:=MID([$'Compras-Ali'.$A751];[$Tablas.$E$34];[$Tablas.$G$34])" office:value-type="string" office:string-value="80" calcext:value-type="string">
            <text:p>80</text:p>
          </table:table-cell>
          <table:table-cell table:style-name="ce25" table:formula="of:=MID([$'Compras-Ali'.$A751];[$Tablas.$E$35];[$Tablas.$G$35])" office:value-type="string" office:string-value="00000000030620177497" calcext:value-type="string">
            <text:p>00000000030620177497</text:p>
          </table:table-cell>
          <table:table-cell table:style-name="ce28" table:formula="of:=IF([$'Compras-Ali'.$A751]&lt;&gt;&quot;&quot;;VALUE(MID([$'Compras-Ali'.$A751];[$Tablas.$E$36];[$Tablas.$G$36]))/100;0)*IF(OR(VALUE([.A751])=3;VALUE([.A751])=8;VALUE([.A751])=13);-1;1)" office:value-type="float" office:value="4620" calcext:value-type="float">
            <text:p>4.620,00</text:p>
          </table:table-cell>
          <table:table-cell table:style-name="ce25" table:formula="of:=MID([$'Compras-Ali'.$A751];[$Tablas.$E$37];[$Tablas.$G$37])" office:value-type="string" office:string-value="0005" calcext:value-type="string">
            <text:p>0005</text:p>
          </table:table-cell>
          <table:table-cell table:style-name="ce28" table:formula="of:=IF([$'Compras-Ali'.$A751]&lt;&gt;&quot;&quot;;VALUE(MID([$'Compras-Ali'.$A751];[$Tablas.$E$38];[$Tablas.$G$38]))/100;0)*IF(OR(VALUE([.A751])=3;VALUE([.A751])=8;VALUE([.A751])=13);-1;1)" office:value-type="float" office:value="970.2" calcext:value-type="float">
            <text:p>970,20</text:p>
          </table:table-cell>
          <table:table-cell table:number-columns-repeated="1016"/>
        </table:table-row>
        <table:table-row table:style-name="ro1">
          <table:table-cell table:style-name="ce25" table:formula="of:=MID([$'Compras-Ali'.$A752];[$Tablas.$E$31];[$Tablas.$G$31])" office:value-type="string" office:string-value="060" calcext:value-type="string">
            <text:p>060</text:p>
          </table:table-cell>
          <table:table-cell table:style-name="ce25" table:formula="of:=MID([$'Compras-Ali'.$A752];[$Tablas.$E$32];[$Tablas.$G$32])" office:value-type="string" office:string-value="00015" calcext:value-type="string">
            <text:p>00015</text:p>
          </table:table-cell>
          <table:table-cell table:style-name="ce25" table:formula="of:=MID([$'Compras-Ali'.$A752];[$Tablas.$E$33];[$Tablas.$G$33])" office:value-type="string" office:string-value="00000000000000000226" calcext:value-type="string">
            <text:p>00000000000000000226</text:p>
          </table:table-cell>
          <table:table-cell table:style-name="ce25" table:formula="of:=MID([$'Compras-Ali'.$A752];[$Tablas.$E$34];[$Tablas.$G$34])" office:value-type="string" office:string-value="80" calcext:value-type="string">
            <text:p>80</text:p>
          </table:table-cell>
          <table:table-cell table:style-name="ce25" table:formula="of:=MID([$'Compras-Ali'.$A752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52]&lt;&gt;&quot;&quot;;VALUE(MID([$'Compras-Ali'.$A752];[$Tablas.$E$36];[$Tablas.$G$36]))/100;0)*IF(OR(VALUE([.A752])=3;VALUE([.A752])=8;VALUE([.A752])=13);-1;1)" office:value-type="float" office:value="70859.62" calcext:value-type="float">
            <text:p>70.859,62</text:p>
          </table:table-cell>
          <table:table-cell table:style-name="ce25" table:formula="of:=MID([$'Compras-Ali'.$A752];[$Tablas.$E$37];[$Tablas.$G$37])" office:value-type="string" office:string-value="0005" calcext:value-type="string">
            <text:p>0005</text:p>
          </table:table-cell>
          <table:table-cell table:style-name="ce28" table:formula="of:=IF([$'Compras-Ali'.$A752]&lt;&gt;&quot;&quot;;VALUE(MID([$'Compras-Ali'.$A752];[$Tablas.$E$38];[$Tablas.$G$38]))/100;0)*IF(OR(VALUE([.A752])=3;VALUE([.A752])=8;VALUE([.A752])=13);-1;1)" office:value-type="float" office:value="14880.52" calcext:value-type="float">
            <text:p>14.880,52</text:p>
          </table:table-cell>
          <table:table-cell table:number-columns-repeated="1016"/>
        </table:table-row>
        <table:table-row table:style-name="ro1">
          <table:table-cell table:style-name="ce25" table:formula="of:=MID([$'Compras-Ali'.$A753];[$Tablas.$E$31];[$Tablas.$G$31])" office:value-type="string" office:string-value="060" calcext:value-type="string">
            <text:p>060</text:p>
          </table:table-cell>
          <table:table-cell table:style-name="ce25" table:formula="of:=MID([$'Compras-Ali'.$A753];[$Tablas.$E$32];[$Tablas.$G$32])" office:value-type="string" office:string-value="00015" calcext:value-type="string">
            <text:p>00015</text:p>
          </table:table-cell>
          <table:table-cell table:style-name="ce25" table:formula="of:=MID([$'Compras-Ali'.$A753];[$Tablas.$E$33];[$Tablas.$G$33])" office:value-type="string" office:string-value="00000000000000000227" calcext:value-type="string">
            <text:p>00000000000000000227</text:p>
          </table:table-cell>
          <table:table-cell table:style-name="ce25" table:formula="of:=MID([$'Compras-Ali'.$A753];[$Tablas.$E$34];[$Tablas.$G$34])" office:value-type="string" office:string-value="80" calcext:value-type="string">
            <text:p>80</text:p>
          </table:table-cell>
          <table:table-cell table:style-name="ce25" table:formula="of:=MID([$'Compras-Ali'.$A753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53]&lt;&gt;&quot;&quot;;VALUE(MID([$'Compras-Ali'.$A753];[$Tablas.$E$36];[$Tablas.$G$36]))/100;0)*IF(OR(VALUE([.A753])=3;VALUE([.A753])=8;VALUE([.A753])=13);-1;1)" office:value-type="float" office:value="919616.1" calcext:value-type="float">
            <text:p>919.616,10</text:p>
          </table:table-cell>
          <table:table-cell table:style-name="ce25" table:formula="of:=MID([$'Compras-Ali'.$A753];[$Tablas.$E$37];[$Tablas.$G$37])" office:value-type="string" office:string-value="0004" calcext:value-type="string">
            <text:p>0004</text:p>
          </table:table-cell>
          <table:table-cell table:style-name="ce28" table:formula="of:=IF([$'Compras-Ali'.$A753]&lt;&gt;&quot;&quot;;VALUE(MID([$'Compras-Ali'.$A753];[$Tablas.$E$38];[$Tablas.$G$38]))/100;0)*IF(OR(VALUE([.A753])=3;VALUE([.A753])=8;VALUE([.A753])=13);-1;1)" office:value-type="float" office:value="96559.69" calcext:value-type="float">
            <text:p>96.559,69</text:p>
          </table:table-cell>
          <table:table-cell table:number-columns-repeated="1016"/>
        </table:table-row>
        <table:table-row table:style-name="ro1">
          <table:table-cell table:style-name="ce25" table:formula="of:=MID([$'Compras-Ali'.$A754];[$Tablas.$E$31];[$Tablas.$G$31])" office:value-type="string" office:string-value="060" calcext:value-type="string">
            <text:p>060</text:p>
          </table:table-cell>
          <table:table-cell table:style-name="ce25" table:formula="of:=MID([$'Compras-Ali'.$A754];[$Tablas.$E$32];[$Tablas.$G$32])" office:value-type="string" office:string-value="00015" calcext:value-type="string">
            <text:p>00015</text:p>
          </table:table-cell>
          <table:table-cell table:style-name="ce25" table:formula="of:=MID([$'Compras-Ali'.$A754];[$Tablas.$E$33];[$Tablas.$G$33])" office:value-type="string" office:string-value="00000000000000000228" calcext:value-type="string">
            <text:p>00000000000000000228</text:p>
          </table:table-cell>
          <table:table-cell table:style-name="ce25" table:formula="of:=MID([$'Compras-Ali'.$A754];[$Tablas.$E$34];[$Tablas.$G$34])" office:value-type="string" office:string-value="80" calcext:value-type="string">
            <text:p>80</text:p>
          </table:table-cell>
          <table:table-cell table:style-name="ce25" table:formula="of:=MID([$'Compras-Ali'.$A754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54]&lt;&gt;&quot;&quot;;VALUE(MID([$'Compras-Ali'.$A754];[$Tablas.$E$36];[$Tablas.$G$36]))/100;0)*IF(OR(VALUE([.A754])=3;VALUE([.A754])=8;VALUE([.A754])=13);-1;1)" office:value-type="float" office:value="1030442" calcext:value-type="float">
            <text:p>1.030.442,00</text:p>
          </table:table-cell>
          <table:table-cell table:style-name="ce25" table:formula="of:=MID([$'Compras-Ali'.$A754];[$Tablas.$E$37];[$Tablas.$G$37])" office:value-type="string" office:string-value="0004" calcext:value-type="string">
            <text:p>0004</text:p>
          </table:table-cell>
          <table:table-cell table:style-name="ce28" table:formula="of:=IF([$'Compras-Ali'.$A754]&lt;&gt;&quot;&quot;;VALUE(MID([$'Compras-Ali'.$A754];[$Tablas.$E$38];[$Tablas.$G$38]))/100;0)*IF(OR(VALUE([.A754])=3;VALUE([.A754])=8;VALUE([.A754])=13);-1;1)" office:value-type="float" office:value="108196.41" calcext:value-type="float">
            <text:p>108.196,41</text:p>
          </table:table-cell>
          <table:table-cell table:number-columns-repeated="1016"/>
        </table:table-row>
        <table:table-row table:style-name="ro1">
          <table:table-cell table:style-name="ce25" table:formula="of:=MID([$'Compras-Ali'.$A755];[$Tablas.$E$31];[$Tablas.$G$31])" office:value-type="string" office:string-value="060" calcext:value-type="string">
            <text:p>060</text:p>
          </table:table-cell>
          <table:table-cell table:style-name="ce25" table:formula="of:=MID([$'Compras-Ali'.$A755];[$Tablas.$E$32];[$Tablas.$G$32])" office:value-type="string" office:string-value="00015" calcext:value-type="string">
            <text:p>00015</text:p>
          </table:table-cell>
          <table:table-cell table:style-name="ce25" table:formula="of:=MID([$'Compras-Ali'.$A755];[$Tablas.$E$33];[$Tablas.$G$33])" office:value-type="string" office:string-value="00000000000000000229" calcext:value-type="string">
            <text:p>00000000000000000229</text:p>
          </table:table-cell>
          <table:table-cell table:style-name="ce25" table:formula="of:=MID([$'Compras-Ali'.$A755];[$Tablas.$E$34];[$Tablas.$G$34])" office:value-type="string" office:string-value="80" calcext:value-type="string">
            <text:p>80</text:p>
          </table:table-cell>
          <table:table-cell table:style-name="ce25" table:formula="of:=MID([$'Compras-Ali'.$A755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55]&lt;&gt;&quot;&quot;;VALUE(MID([$'Compras-Ali'.$A755];[$Tablas.$E$36];[$Tablas.$G$36]))/100;0)*IF(OR(VALUE([.A755])=3;VALUE([.A755])=8;VALUE([.A755])=13);-1;1)" office:value-type="float" office:value="1139153.14" calcext:value-type="float">
            <text:p>1.139.153,14</text:p>
          </table:table-cell>
          <table:table-cell table:style-name="ce25" table:formula="of:=MID([$'Compras-Ali'.$A755];[$Tablas.$E$37];[$Tablas.$G$37])" office:value-type="string" office:string-value="0004" calcext:value-type="string">
            <text:p>0004</text:p>
          </table:table-cell>
          <table:table-cell table:style-name="ce28" table:formula="of:=IF([$'Compras-Ali'.$A755]&lt;&gt;&quot;&quot;;VALUE(MID([$'Compras-Ali'.$A755];[$Tablas.$E$38];[$Tablas.$G$38]))/100;0)*IF(OR(VALUE([.A755])=3;VALUE([.A755])=8;VALUE([.A755])=13);-1;1)" office:value-type="float" office:value="119611.08" calcext:value-type="float">
            <text:p>119.611,08</text:p>
          </table:table-cell>
          <table:table-cell table:number-columns-repeated="1016"/>
        </table:table-row>
        <table:table-row table:style-name="ro1">
          <table:table-cell table:style-name="ce25" table:formula="of:=MID([$'Compras-Ali'.$A756];[$Tablas.$E$31];[$Tablas.$G$31])" office:value-type="string" office:string-value="060" calcext:value-type="string">
            <text:p>060</text:p>
          </table:table-cell>
          <table:table-cell table:style-name="ce25" table:formula="of:=MID([$'Compras-Ali'.$A756];[$Tablas.$E$32];[$Tablas.$G$32])" office:value-type="string" office:string-value="00015" calcext:value-type="string">
            <text:p>00015</text:p>
          </table:table-cell>
          <table:table-cell table:style-name="ce25" table:formula="of:=MID([$'Compras-Ali'.$A756];[$Tablas.$E$33];[$Tablas.$G$33])" office:value-type="string" office:string-value="00000000000000000230" calcext:value-type="string">
            <text:p>00000000000000000230</text:p>
          </table:table-cell>
          <table:table-cell table:style-name="ce25" table:formula="of:=MID([$'Compras-Ali'.$A756];[$Tablas.$E$34];[$Tablas.$G$34])" office:value-type="string" office:string-value="80" calcext:value-type="string">
            <text:p>80</text:p>
          </table:table-cell>
          <table:table-cell table:style-name="ce25" table:formula="of:=MID([$'Compras-Ali'.$A756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56]&lt;&gt;&quot;&quot;;VALUE(MID([$'Compras-Ali'.$A756];[$Tablas.$E$36];[$Tablas.$G$36]))/100;0)*IF(OR(VALUE([.A756])=3;VALUE([.A756])=8;VALUE([.A756])=13);-1;1)" office:value-type="float" office:value="202949.71" calcext:value-type="float">
            <text:p>202.949,71</text:p>
          </table:table-cell>
          <table:table-cell table:style-name="ce25" table:formula="of:=MID([$'Compras-Ali'.$A756];[$Tablas.$E$37];[$Tablas.$G$37])" office:value-type="string" office:string-value="0004" calcext:value-type="string">
            <text:p>0004</text:p>
          </table:table-cell>
          <table:table-cell table:style-name="ce28" table:formula="of:=IF([$'Compras-Ali'.$A756]&lt;&gt;&quot;&quot;;VALUE(MID([$'Compras-Ali'.$A756];[$Tablas.$E$38];[$Tablas.$G$38]))/100;0)*IF(OR(VALUE([.A756])=3;VALUE([.A756])=8;VALUE([.A756])=13);-1;1)" office:value-type="float" office:value="21309.72" calcext:value-type="float">
            <text:p>21.309,72</text:p>
          </table:table-cell>
          <table:table-cell table:number-columns-repeated="1016"/>
        </table:table-row>
        <table:table-row table:style-name="ro1">
          <table:table-cell table:style-name="ce25" table:formula="of:=MID([$'Compras-Ali'.$A757];[$Tablas.$E$31];[$Tablas.$G$31])" office:value-type="string" office:string-value="060" calcext:value-type="string">
            <text:p>060</text:p>
          </table:table-cell>
          <table:table-cell table:style-name="ce25" table:formula="of:=MID([$'Compras-Ali'.$A757];[$Tablas.$E$32];[$Tablas.$G$32])" office:value-type="string" office:string-value="00015" calcext:value-type="string">
            <text:p>00015</text:p>
          </table:table-cell>
          <table:table-cell table:style-name="ce25" table:formula="of:=MID([$'Compras-Ali'.$A757];[$Tablas.$E$33];[$Tablas.$G$33])" office:value-type="string" office:string-value="00000000000000000231" calcext:value-type="string">
            <text:p>00000000000000000231</text:p>
          </table:table-cell>
          <table:table-cell table:style-name="ce25" table:formula="of:=MID([$'Compras-Ali'.$A757];[$Tablas.$E$34];[$Tablas.$G$34])" office:value-type="string" office:string-value="80" calcext:value-type="string">
            <text:p>80</text:p>
          </table:table-cell>
          <table:table-cell table:style-name="ce25" table:formula="of:=MID([$'Compras-Ali'.$A757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57]&lt;&gt;&quot;&quot;;VALUE(MID([$'Compras-Ali'.$A757];[$Tablas.$E$36];[$Tablas.$G$36]))/100;0)*IF(OR(VALUE([.A757])=3;VALUE([.A757])=8;VALUE([.A757])=13);-1;1)" office:value-type="float" office:value="550057.52" calcext:value-type="float">
            <text:p>550.057,52</text:p>
          </table:table-cell>
          <table:table-cell table:style-name="ce25" table:formula="of:=MID([$'Compras-Ali'.$A757];[$Tablas.$E$37];[$Tablas.$G$37])" office:value-type="string" office:string-value="0004" calcext:value-type="string">
            <text:p>0004</text:p>
          </table:table-cell>
          <table:table-cell table:style-name="ce28" table:formula="of:=IF([$'Compras-Ali'.$A757]&lt;&gt;&quot;&quot;;VALUE(MID([$'Compras-Ali'.$A757];[$Tablas.$E$38];[$Tablas.$G$38]))/100;0)*IF(OR(VALUE([.A757])=3;VALUE([.A757])=8;VALUE([.A757])=13);-1;1)" office:value-type="float" office:value="57756.04" calcext:value-type="float">
            <text:p>57.756,04</text:p>
          </table:table-cell>
          <table:table-cell table:number-columns-repeated="1016"/>
        </table:table-row>
        <table:table-row table:style-name="ro1">
          <table:table-cell table:style-name="ce25" table:formula="of:=MID([$'Compras-Ali'.$A758];[$Tablas.$E$31];[$Tablas.$G$31])" office:value-type="string" office:string-value="060" calcext:value-type="string">
            <text:p>060</text:p>
          </table:table-cell>
          <table:table-cell table:style-name="ce25" table:formula="of:=MID([$'Compras-Ali'.$A758];[$Tablas.$E$32];[$Tablas.$G$32])" office:value-type="string" office:string-value="00015" calcext:value-type="string">
            <text:p>00015</text:p>
          </table:table-cell>
          <table:table-cell table:style-name="ce25" table:formula="of:=MID([$'Compras-Ali'.$A758];[$Tablas.$E$33];[$Tablas.$G$33])" office:value-type="string" office:string-value="00000000000000000232" calcext:value-type="string">
            <text:p>00000000000000000232</text:p>
          </table:table-cell>
          <table:table-cell table:style-name="ce25" table:formula="of:=MID([$'Compras-Ali'.$A758];[$Tablas.$E$34];[$Tablas.$G$34])" office:value-type="string" office:string-value="80" calcext:value-type="string">
            <text:p>80</text:p>
          </table:table-cell>
          <table:table-cell table:style-name="ce25" table:formula="of:=MID([$'Compras-Ali'.$A758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58]&lt;&gt;&quot;&quot;;VALUE(MID([$'Compras-Ali'.$A758];[$Tablas.$E$36];[$Tablas.$G$36]))/100;0)*IF(OR(VALUE([.A758])=3;VALUE([.A758])=8;VALUE([.A758])=13);-1;1)" office:value-type="float" office:value="244592.19" calcext:value-type="float">
            <text:p>244.592,19</text:p>
          </table:table-cell>
          <table:table-cell table:style-name="ce25" table:formula="of:=MID([$'Compras-Ali'.$A758];[$Tablas.$E$37];[$Tablas.$G$37])" office:value-type="string" office:string-value="0004" calcext:value-type="string">
            <text:p>0004</text:p>
          </table:table-cell>
          <table:table-cell table:style-name="ce28" table:formula="of:=IF([$'Compras-Ali'.$A758]&lt;&gt;&quot;&quot;;VALUE(MID([$'Compras-Ali'.$A758];[$Tablas.$E$38];[$Tablas.$G$38]))/100;0)*IF(OR(VALUE([.A758])=3;VALUE([.A758])=8;VALUE([.A758])=13);-1;1)" office:value-type="float" office:value="25682.18" calcext:value-type="float">
            <text:p>25.682,18</text:p>
          </table:table-cell>
          <table:table-cell table:number-columns-repeated="1016"/>
        </table:table-row>
        <table:table-row table:style-name="ro1">
          <table:table-cell table:style-name="ce25" table:formula="of:=MID([$'Compras-Ali'.$A759];[$Tablas.$E$31];[$Tablas.$G$31])" office:value-type="string" office:string-value="060" calcext:value-type="string">
            <text:p>060</text:p>
          </table:table-cell>
          <table:table-cell table:style-name="ce25" table:formula="of:=MID([$'Compras-Ali'.$A759];[$Tablas.$E$32];[$Tablas.$G$32])" office:value-type="string" office:string-value="00015" calcext:value-type="string">
            <text:p>00015</text:p>
          </table:table-cell>
          <table:table-cell table:style-name="ce25" table:formula="of:=MID([$'Compras-Ali'.$A759];[$Tablas.$E$33];[$Tablas.$G$33])" office:value-type="string" office:string-value="00000000000000000233" calcext:value-type="string">
            <text:p>00000000000000000233</text:p>
          </table:table-cell>
          <table:table-cell table:style-name="ce25" table:formula="of:=MID([$'Compras-Ali'.$A759];[$Tablas.$E$34];[$Tablas.$G$34])" office:value-type="string" office:string-value="80" calcext:value-type="string">
            <text:p>80</text:p>
          </table:table-cell>
          <table:table-cell table:style-name="ce25" table:formula="of:=MID([$'Compras-Ali'.$A759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59]&lt;&gt;&quot;&quot;;VALUE(MID([$'Compras-Ali'.$A759];[$Tablas.$E$36];[$Tablas.$G$36]))/100;0)*IF(OR(VALUE([.A759])=3;VALUE([.A759])=8;VALUE([.A759])=13);-1;1)" office:value-type="float" office:value="3341.05" calcext:value-type="float">
            <text:p>3.341,05</text:p>
          </table:table-cell>
          <table:table-cell table:style-name="ce25" table:formula="of:=MID([$'Compras-Ali'.$A759];[$Tablas.$E$37];[$Tablas.$G$37])" office:value-type="string" office:string-value="0004" calcext:value-type="string">
            <text:p>0004</text:p>
          </table:table-cell>
          <table:table-cell table:style-name="ce28" table:formula="of:=IF([$'Compras-Ali'.$A759]&lt;&gt;&quot;&quot;;VALUE(MID([$'Compras-Ali'.$A759];[$Tablas.$E$38];[$Tablas.$G$38]))/100;0)*IF(OR(VALUE([.A759])=3;VALUE([.A759])=8;VALUE([.A759])=13);-1;1)" office:value-type="float" office:value="350.81" calcext:value-type="float">
            <text:p>350,81</text:p>
          </table:table-cell>
          <table:table-cell table:number-columns-repeated="1016"/>
        </table:table-row>
        <table:table-row table:style-name="ro1">
          <table:table-cell table:style-name="ce25" table:formula="of:=MID([$'Compras-Ali'.$A760];[$Tablas.$E$31];[$Tablas.$G$31])" office:value-type="string" office:string-value="060" calcext:value-type="string">
            <text:p>060</text:p>
          </table:table-cell>
          <table:table-cell table:style-name="ce25" table:formula="of:=MID([$'Compras-Ali'.$A760];[$Tablas.$E$32];[$Tablas.$G$32])" office:value-type="string" office:string-value="00015" calcext:value-type="string">
            <text:p>00015</text:p>
          </table:table-cell>
          <table:table-cell table:style-name="ce25" table:formula="of:=MID([$'Compras-Ali'.$A760];[$Tablas.$E$33];[$Tablas.$G$33])" office:value-type="string" office:string-value="00000000000000000234" calcext:value-type="string">
            <text:p>00000000000000000234</text:p>
          </table:table-cell>
          <table:table-cell table:style-name="ce25" table:formula="of:=MID([$'Compras-Ali'.$A760];[$Tablas.$E$34];[$Tablas.$G$34])" office:value-type="string" office:string-value="80" calcext:value-type="string">
            <text:p>80</text:p>
          </table:table-cell>
          <table:table-cell table:style-name="ce25" table:formula="of:=MID([$'Compras-Ali'.$A760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60]&lt;&gt;&quot;&quot;;VALUE(MID([$'Compras-Ali'.$A760];[$Tablas.$E$36];[$Tablas.$G$36]))/100;0)*IF(OR(VALUE([.A760])=3;VALUE([.A760])=8;VALUE([.A760])=13);-1;1)" office:value-type="float" office:value="151754.76" calcext:value-type="float">
            <text:p>151.754,76</text:p>
          </table:table-cell>
          <table:table-cell table:style-name="ce25" table:formula="of:=MID([$'Compras-Ali'.$A760];[$Tablas.$E$37];[$Tablas.$G$37])" office:value-type="string" office:string-value="0004" calcext:value-type="string">
            <text:p>0004</text:p>
          </table:table-cell>
          <table:table-cell table:style-name="ce28" table:formula="of:=IF([$'Compras-Ali'.$A760]&lt;&gt;&quot;&quot;;VALUE(MID([$'Compras-Ali'.$A760];[$Tablas.$E$38];[$Tablas.$G$38]))/100;0)*IF(OR(VALUE([.A760])=3;VALUE([.A760])=8;VALUE([.A760])=13);-1;1)" office:value-type="float" office:value="15934.25" calcext:value-type="float">
            <text:p>15.934,25</text:p>
          </table:table-cell>
          <table:table-cell table:number-columns-repeated="1016"/>
        </table:table-row>
        <table:table-row table:style-name="ro1">
          <table:table-cell table:style-name="ce25" table:formula="of:=MID([$'Compras-Ali'.$A761];[$Tablas.$E$31];[$Tablas.$G$31])" office:value-type="string" office:string-value="060" calcext:value-type="string">
            <text:p>060</text:p>
          </table:table-cell>
          <table:table-cell table:style-name="ce25" table:formula="of:=MID([$'Compras-Ali'.$A761];[$Tablas.$E$32];[$Tablas.$G$32])" office:value-type="string" office:string-value="00015" calcext:value-type="string">
            <text:p>00015</text:p>
          </table:table-cell>
          <table:table-cell table:style-name="ce25" table:formula="of:=MID([$'Compras-Ali'.$A761];[$Tablas.$E$33];[$Tablas.$G$33])" office:value-type="string" office:string-value="00000000000000000235" calcext:value-type="string">
            <text:p>00000000000000000235</text:p>
          </table:table-cell>
          <table:table-cell table:style-name="ce25" table:formula="of:=MID([$'Compras-Ali'.$A761];[$Tablas.$E$34];[$Tablas.$G$34])" office:value-type="string" office:string-value="80" calcext:value-type="string">
            <text:p>80</text:p>
          </table:table-cell>
          <table:table-cell table:style-name="ce25" table:formula="of:=MID([$'Compras-Ali'.$A761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61]&lt;&gt;&quot;&quot;;VALUE(MID([$'Compras-Ali'.$A761];[$Tablas.$E$36];[$Tablas.$G$36]))/100;0)*IF(OR(VALUE([.A761])=3;VALUE([.A761])=8;VALUE([.A761])=13);-1;1)" office:value-type="float" office:value="134996.33" calcext:value-type="float">
            <text:p>134.996,33</text:p>
          </table:table-cell>
          <table:table-cell table:style-name="ce25" table:formula="of:=MID([$'Compras-Ali'.$A761];[$Tablas.$E$37];[$Tablas.$G$37])" office:value-type="string" office:string-value="0005" calcext:value-type="string">
            <text:p>0005</text:p>
          </table:table-cell>
          <table:table-cell table:style-name="ce28" table:formula="of:=IF([$'Compras-Ali'.$A761]&lt;&gt;&quot;&quot;;VALUE(MID([$'Compras-Ali'.$A761];[$Tablas.$E$38];[$Tablas.$G$38]))/100;0)*IF(OR(VALUE([.A761])=3;VALUE([.A761])=8;VALUE([.A761])=13);-1;1)" office:value-type="float" office:value="28349.23" calcext:value-type="float">
            <text:p>28.349,23</text:p>
          </table:table-cell>
          <table:table-cell table:number-columns-repeated="1016"/>
        </table:table-row>
        <table:table-row table:style-name="ro1">
          <table:table-cell table:style-name="ce25" table:formula="of:=MID([$'Compras-Ali'.$A762];[$Tablas.$E$31];[$Tablas.$G$31])" office:value-type="string" office:string-value="060" calcext:value-type="string">
            <text:p>060</text:p>
          </table:table-cell>
          <table:table-cell table:style-name="ce25" table:formula="of:=MID([$'Compras-Ali'.$A762];[$Tablas.$E$32];[$Tablas.$G$32])" office:value-type="string" office:string-value="00015" calcext:value-type="string">
            <text:p>00015</text:p>
          </table:table-cell>
          <table:table-cell table:style-name="ce25" table:formula="of:=MID([$'Compras-Ali'.$A762];[$Tablas.$E$33];[$Tablas.$G$33])" office:value-type="string" office:string-value="00000000000000000236" calcext:value-type="string">
            <text:p>00000000000000000236</text:p>
          </table:table-cell>
          <table:table-cell table:style-name="ce25" table:formula="of:=MID([$'Compras-Ali'.$A762];[$Tablas.$E$34];[$Tablas.$G$34])" office:value-type="string" office:string-value="80" calcext:value-type="string">
            <text:p>80</text:p>
          </table:table-cell>
          <table:table-cell table:style-name="ce25" table:formula="of:=MID([$'Compras-Ali'.$A762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62]&lt;&gt;&quot;&quot;;VALUE(MID([$'Compras-Ali'.$A762];[$Tablas.$E$36];[$Tablas.$G$36]))/100;0)*IF(OR(VALUE([.A762])=3;VALUE([.A762])=8;VALUE([.A762])=13);-1;1)" office:value-type="float" office:value="14277.05" calcext:value-type="float">
            <text:p>14.277,05</text:p>
          </table:table-cell>
          <table:table-cell table:style-name="ce25" table:formula="of:=MID([$'Compras-Ali'.$A762];[$Tablas.$E$37];[$Tablas.$G$37])" office:value-type="string" office:string-value="0005" calcext:value-type="string">
            <text:p>0005</text:p>
          </table:table-cell>
          <table:table-cell table:style-name="ce28" table:formula="of:=IF([$'Compras-Ali'.$A762]&lt;&gt;&quot;&quot;;VALUE(MID([$'Compras-Ali'.$A762];[$Tablas.$E$38];[$Tablas.$G$38]))/100;0)*IF(OR(VALUE([.A762])=3;VALUE([.A762])=8;VALUE([.A762])=13);-1;1)" office:value-type="float" office:value="2998.18" calcext:value-type="float">
            <text:p>2.998,18</text:p>
          </table:table-cell>
          <table:table-cell table:number-columns-repeated="1016"/>
        </table:table-row>
        <table:table-row table:style-name="ro1">
          <table:table-cell table:style-name="ce25" table:formula="of:=MID([$'Compras-Ali'.$A763];[$Tablas.$E$31];[$Tablas.$G$31])" office:value-type="string" office:string-value="060" calcext:value-type="string">
            <text:p>060</text:p>
          </table:table-cell>
          <table:table-cell table:style-name="ce25" table:formula="of:=MID([$'Compras-Ali'.$A763];[$Tablas.$E$32];[$Tablas.$G$32])" office:value-type="string" office:string-value="00015" calcext:value-type="string">
            <text:p>00015</text:p>
          </table:table-cell>
          <table:table-cell table:style-name="ce25" table:formula="of:=MID([$'Compras-Ali'.$A763];[$Tablas.$E$33];[$Tablas.$G$33])" office:value-type="string" office:string-value="00000000000000000237" calcext:value-type="string">
            <text:p>00000000000000000237</text:p>
          </table:table-cell>
          <table:table-cell table:style-name="ce25" table:formula="of:=MID([$'Compras-Ali'.$A763];[$Tablas.$E$34];[$Tablas.$G$34])" office:value-type="string" office:string-value="80" calcext:value-type="string">
            <text:p>80</text:p>
          </table:table-cell>
          <table:table-cell table:style-name="ce25" table:formula="of:=MID([$'Compras-Ali'.$A763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63]&lt;&gt;&quot;&quot;;VALUE(MID([$'Compras-Ali'.$A763];[$Tablas.$E$36];[$Tablas.$G$36]))/100;0)*IF(OR(VALUE([.A763])=3;VALUE([.A763])=8;VALUE([.A763])=13);-1;1)" office:value-type="float" office:value="52707.71" calcext:value-type="float">
            <text:p>52.707,71</text:p>
          </table:table-cell>
          <table:table-cell table:style-name="ce25" table:formula="of:=MID([$'Compras-Ali'.$A763];[$Tablas.$E$37];[$Tablas.$G$37])" office:value-type="string" office:string-value="0005" calcext:value-type="string">
            <text:p>0005</text:p>
          </table:table-cell>
          <table:table-cell table:style-name="ce28" table:formula="of:=IF([$'Compras-Ali'.$A763]&lt;&gt;&quot;&quot;;VALUE(MID([$'Compras-Ali'.$A763];[$Tablas.$E$38];[$Tablas.$G$38]))/100;0)*IF(OR(VALUE([.A763])=3;VALUE([.A763])=8;VALUE([.A763])=13);-1;1)" office:value-type="float" office:value="11068.62" calcext:value-type="float">
            <text:p>11.068,62</text:p>
          </table:table-cell>
          <table:table-cell table:number-columns-repeated="1016"/>
        </table:table-row>
        <table:table-row table:style-name="ro1">
          <table:table-cell table:style-name="ce25" table:formula="of:=MID([$'Compras-Ali'.$A764];[$Tablas.$E$31];[$Tablas.$G$31])" office:value-type="string" office:string-value="060" calcext:value-type="string">
            <text:p>060</text:p>
          </table:table-cell>
          <table:table-cell table:style-name="ce25" table:formula="of:=MID([$'Compras-Ali'.$A764];[$Tablas.$E$32];[$Tablas.$G$32])" office:value-type="string" office:string-value="00015" calcext:value-type="string">
            <text:p>00015</text:p>
          </table:table-cell>
          <table:table-cell table:style-name="ce25" table:formula="of:=MID([$'Compras-Ali'.$A764];[$Tablas.$E$33];[$Tablas.$G$33])" office:value-type="string" office:string-value="00000000000000000238" calcext:value-type="string">
            <text:p>00000000000000000238</text:p>
          </table:table-cell>
          <table:table-cell table:style-name="ce25" table:formula="of:=MID([$'Compras-Ali'.$A764];[$Tablas.$E$34];[$Tablas.$G$34])" office:value-type="string" office:string-value="80" calcext:value-type="string">
            <text:p>80</text:p>
          </table:table-cell>
          <table:table-cell table:style-name="ce25" table:formula="of:=MID([$'Compras-Ali'.$A764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64]&lt;&gt;&quot;&quot;;VALUE(MID([$'Compras-Ali'.$A764];[$Tablas.$E$36];[$Tablas.$G$36]))/100;0)*IF(OR(VALUE([.A764])=3;VALUE([.A764])=8;VALUE([.A764])=13);-1;1)" office:value-type="float" office:value="14277.05" calcext:value-type="float">
            <text:p>14.277,05</text:p>
          </table:table-cell>
          <table:table-cell table:style-name="ce25" table:formula="of:=MID([$'Compras-Ali'.$A764];[$Tablas.$E$37];[$Tablas.$G$37])" office:value-type="string" office:string-value="0005" calcext:value-type="string">
            <text:p>0005</text:p>
          </table:table-cell>
          <table:table-cell table:style-name="ce28" table:formula="of:=IF([$'Compras-Ali'.$A764]&lt;&gt;&quot;&quot;;VALUE(MID([$'Compras-Ali'.$A764];[$Tablas.$E$38];[$Tablas.$G$38]))/100;0)*IF(OR(VALUE([.A764])=3;VALUE([.A764])=8;VALUE([.A764])=13);-1;1)" office:value-type="float" office:value="2998.18" calcext:value-type="float">
            <text:p>2.998,18</text:p>
          </table:table-cell>
          <table:table-cell table:number-columns-repeated="1016"/>
        </table:table-row>
        <table:table-row table:style-name="ro1">
          <table:table-cell table:style-name="ce25" table:formula="of:=MID([$'Compras-Ali'.$A765];[$Tablas.$E$31];[$Tablas.$G$31])" office:value-type="string" office:string-value="060" calcext:value-type="string">
            <text:p>060</text:p>
          </table:table-cell>
          <table:table-cell table:style-name="ce25" table:formula="of:=MID([$'Compras-Ali'.$A765];[$Tablas.$E$32];[$Tablas.$G$32])" office:value-type="string" office:string-value="00015" calcext:value-type="string">
            <text:p>00015</text:p>
          </table:table-cell>
          <table:table-cell table:style-name="ce25" table:formula="of:=MID([$'Compras-Ali'.$A765];[$Tablas.$E$33];[$Tablas.$G$33])" office:value-type="string" office:string-value="00000000000000000239" calcext:value-type="string">
            <text:p>00000000000000000239</text:p>
          </table:table-cell>
          <table:table-cell table:style-name="ce25" table:formula="of:=MID([$'Compras-Ali'.$A765];[$Tablas.$E$34];[$Tablas.$G$34])" office:value-type="string" office:string-value="80" calcext:value-type="string">
            <text:p>80</text:p>
          </table:table-cell>
          <table:table-cell table:style-name="ce25" table:formula="of:=MID([$'Compras-Ali'.$A765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65]&lt;&gt;&quot;&quot;;VALUE(MID([$'Compras-Ali'.$A765];[$Tablas.$E$36];[$Tablas.$G$36]))/100;0)*IF(OR(VALUE([.A765])=3;VALUE([.A765])=8;VALUE([.A765])=13);-1;1)" office:value-type="float" office:value="41478.19" calcext:value-type="float">
            <text:p>41.478,19</text:p>
          </table:table-cell>
          <table:table-cell table:style-name="ce25" table:formula="of:=MID([$'Compras-Ali'.$A765];[$Tablas.$E$37];[$Tablas.$G$37])" office:value-type="string" office:string-value="0005" calcext:value-type="string">
            <text:p>0005</text:p>
          </table:table-cell>
          <table:table-cell table:style-name="ce28" table:formula="of:=IF([$'Compras-Ali'.$A765]&lt;&gt;&quot;&quot;;VALUE(MID([$'Compras-Ali'.$A765];[$Tablas.$E$38];[$Tablas.$G$38]))/100;0)*IF(OR(VALUE([.A765])=3;VALUE([.A765])=8;VALUE([.A765])=13);-1;1)" office:value-type="float" office:value="8710.42" calcext:value-type="float">
            <text:p>8.710,42</text:p>
          </table:table-cell>
          <table:table-cell table:number-columns-repeated="1016"/>
        </table:table-row>
        <table:table-row table:style-name="ro1">
          <table:table-cell table:style-name="ce25" table:formula="of:=MID([$'Compras-Ali'.$A766];[$Tablas.$E$31];[$Tablas.$G$31])" office:value-type="string" office:string-value="060" calcext:value-type="string">
            <text:p>060</text:p>
          </table:table-cell>
          <table:table-cell table:style-name="ce25" table:formula="of:=MID([$'Compras-Ali'.$A766];[$Tablas.$E$32];[$Tablas.$G$32])" office:value-type="string" office:string-value="00015" calcext:value-type="string">
            <text:p>00015</text:p>
          </table:table-cell>
          <table:table-cell table:style-name="ce25" table:formula="of:=MID([$'Compras-Ali'.$A766];[$Tablas.$E$33];[$Tablas.$G$33])" office:value-type="string" office:string-value="00000000000000000240" calcext:value-type="string">
            <text:p>00000000000000000240</text:p>
          </table:table-cell>
          <table:table-cell table:style-name="ce25" table:formula="of:=MID([$'Compras-Ali'.$A766];[$Tablas.$E$34];[$Tablas.$G$34])" office:value-type="string" office:string-value="80" calcext:value-type="string">
            <text:p>80</text:p>
          </table:table-cell>
          <table:table-cell table:style-name="ce25" table:formula="of:=MID([$'Compras-Ali'.$A766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66]&lt;&gt;&quot;&quot;;VALUE(MID([$'Compras-Ali'.$A766];[$Tablas.$E$36];[$Tablas.$G$36]))/100;0)*IF(OR(VALUE([.A766])=3;VALUE([.A766])=8;VALUE([.A766])=13);-1;1)" office:value-type="float" office:value="480836.86" calcext:value-type="float">
            <text:p>480.836,86</text:p>
          </table:table-cell>
          <table:table-cell table:style-name="ce25" table:formula="of:=MID([$'Compras-Ali'.$A766];[$Tablas.$E$37];[$Tablas.$G$37])" office:value-type="string" office:string-value="0004" calcext:value-type="string">
            <text:p>0004</text:p>
          </table:table-cell>
          <table:table-cell table:style-name="ce28" table:formula="of:=IF([$'Compras-Ali'.$A766]&lt;&gt;&quot;&quot;;VALUE(MID([$'Compras-Ali'.$A766];[$Tablas.$E$38];[$Tablas.$G$38]))/100;0)*IF(OR(VALUE([.A766])=3;VALUE([.A766])=8;VALUE([.A766])=13);-1;1)" office:value-type="float" office:value="50487.87" calcext:value-type="float">
            <text:p>50.487,87</text:p>
          </table:table-cell>
          <table:table-cell table:number-columns-repeated="1016"/>
        </table:table-row>
        <table:table-row table:style-name="ro1">
          <table:table-cell table:style-name="ce25" table:formula="of:=MID([$'Compras-Ali'.$A767];[$Tablas.$E$31];[$Tablas.$G$31])" office:value-type="string" office:string-value="060" calcext:value-type="string">
            <text:p>060</text:p>
          </table:table-cell>
          <table:table-cell table:style-name="ce25" table:formula="of:=MID([$'Compras-Ali'.$A767];[$Tablas.$E$32];[$Tablas.$G$32])" office:value-type="string" office:string-value="00015" calcext:value-type="string">
            <text:p>00015</text:p>
          </table:table-cell>
          <table:table-cell table:style-name="ce25" table:formula="of:=MID([$'Compras-Ali'.$A767];[$Tablas.$E$33];[$Tablas.$G$33])" office:value-type="string" office:string-value="00000000000000000241" calcext:value-type="string">
            <text:p>00000000000000000241</text:p>
          </table:table-cell>
          <table:table-cell table:style-name="ce25" table:formula="of:=MID([$'Compras-Ali'.$A767];[$Tablas.$E$34];[$Tablas.$G$34])" office:value-type="string" office:string-value="80" calcext:value-type="string">
            <text:p>80</text:p>
          </table:table-cell>
          <table:table-cell table:style-name="ce25" table:formula="of:=MID([$'Compras-Ali'.$A767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67]&lt;&gt;&quot;&quot;;VALUE(MID([$'Compras-Ali'.$A767];[$Tablas.$E$36];[$Tablas.$G$36]))/100;0)*IF(OR(VALUE([.A767])=3;VALUE([.A767])=8;VALUE([.A767])=13);-1;1)" office:value-type="float" office:value="2012185.05" calcext:value-type="float">
            <text:p>2.012.185,05</text:p>
          </table:table-cell>
          <table:table-cell table:style-name="ce25" table:formula="of:=MID([$'Compras-Ali'.$A767];[$Tablas.$E$37];[$Tablas.$G$37])" office:value-type="string" office:string-value="0004" calcext:value-type="string">
            <text:p>0004</text:p>
          </table:table-cell>
          <table:table-cell table:style-name="ce28" table:formula="of:=IF([$'Compras-Ali'.$A767]&lt;&gt;&quot;&quot;;VALUE(MID([$'Compras-Ali'.$A767];[$Tablas.$E$38];[$Tablas.$G$38]))/100;0)*IF(OR(VALUE([.A767])=3;VALUE([.A767])=8;VALUE([.A767])=13);-1;1)" office:value-type="float" office:value="211279.43" calcext:value-type="float">
            <text:p>211.279,43</text:p>
          </table:table-cell>
          <table:table-cell table:number-columns-repeated="1016"/>
        </table:table-row>
        <table:table-row table:style-name="ro1">
          <table:table-cell table:style-name="ce25" table:formula="of:=MID([$'Compras-Ali'.$A768];[$Tablas.$E$31];[$Tablas.$G$31])" office:value-type="string" office:string-value="060" calcext:value-type="string">
            <text:p>060</text:p>
          </table:table-cell>
          <table:table-cell table:style-name="ce25" table:formula="of:=MID([$'Compras-Ali'.$A768];[$Tablas.$E$32];[$Tablas.$G$32])" office:value-type="string" office:string-value="00015" calcext:value-type="string">
            <text:p>00015</text:p>
          </table:table-cell>
          <table:table-cell table:style-name="ce25" table:formula="of:=MID([$'Compras-Ali'.$A768];[$Tablas.$E$33];[$Tablas.$G$33])" office:value-type="string" office:string-value="00000000000000000242" calcext:value-type="string">
            <text:p>00000000000000000242</text:p>
          </table:table-cell>
          <table:table-cell table:style-name="ce25" table:formula="of:=MID([$'Compras-Ali'.$A768];[$Tablas.$E$34];[$Tablas.$G$34])" office:value-type="string" office:string-value="80" calcext:value-type="string">
            <text:p>80</text:p>
          </table:table-cell>
          <table:table-cell table:style-name="ce25" table:formula="of:=MID([$'Compras-Ali'.$A768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68]&lt;&gt;&quot;&quot;;VALUE(MID([$'Compras-Ali'.$A768];[$Tablas.$E$36];[$Tablas.$G$36]))/100;0)*IF(OR(VALUE([.A768])=3;VALUE([.A768])=8;VALUE([.A768])=13);-1;1)" office:value-type="float" office:value="51192.95" calcext:value-type="float">
            <text:p>51.192,95</text:p>
          </table:table-cell>
          <table:table-cell table:style-name="ce25" table:formula="of:=MID([$'Compras-Ali'.$A768];[$Tablas.$E$37];[$Tablas.$G$37])" office:value-type="string" office:string-value="0005" calcext:value-type="string">
            <text:p>0005</text:p>
          </table:table-cell>
          <table:table-cell table:style-name="ce28" table:formula="of:=IF([$'Compras-Ali'.$A768]&lt;&gt;&quot;&quot;;VALUE(MID([$'Compras-Ali'.$A768];[$Tablas.$E$38];[$Tablas.$G$38]))/100;0)*IF(OR(VALUE([.A768])=3;VALUE([.A768])=8;VALUE([.A768])=13);-1;1)" office:value-type="float" office:value="10750.52" calcext:value-type="float">
            <text:p>10.750,52</text:p>
          </table:table-cell>
          <table:table-cell table:number-columns-repeated="1016"/>
        </table:table-row>
        <table:table-row table:style-name="ro1">
          <table:table-cell table:style-name="ce25" table:formula="of:=MID([$'Compras-Ali'.$A769];[$Tablas.$E$31];[$Tablas.$G$31])" office:value-type="string" office:string-value="060" calcext:value-type="string">
            <text:p>060</text:p>
          </table:table-cell>
          <table:table-cell table:style-name="ce25" table:formula="of:=MID([$'Compras-Ali'.$A769];[$Tablas.$E$32];[$Tablas.$G$32])" office:value-type="string" office:string-value="00015" calcext:value-type="string">
            <text:p>00015</text:p>
          </table:table-cell>
          <table:table-cell table:style-name="ce25" table:formula="of:=MID([$'Compras-Ali'.$A769];[$Tablas.$E$33];[$Tablas.$G$33])" office:value-type="string" office:string-value="00000000000000000243" calcext:value-type="string">
            <text:p>00000000000000000243</text:p>
          </table:table-cell>
          <table:table-cell table:style-name="ce25" table:formula="of:=MID([$'Compras-Ali'.$A769];[$Tablas.$E$34];[$Tablas.$G$34])" office:value-type="string" office:string-value="80" calcext:value-type="string">
            <text:p>80</text:p>
          </table:table-cell>
          <table:table-cell table:style-name="ce25" table:formula="of:=MID([$'Compras-Ali'.$A769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69]&lt;&gt;&quot;&quot;;VALUE(MID([$'Compras-Ali'.$A769];[$Tablas.$E$36];[$Tablas.$G$36]))/100;0)*IF(OR(VALUE([.A769])=3;VALUE([.A769])=8;VALUE([.A769])=13);-1;1)" office:value-type="float" office:value="40305.52" calcext:value-type="float">
            <text:p>40.305,52</text:p>
          </table:table-cell>
          <table:table-cell table:style-name="ce25" table:formula="of:=MID([$'Compras-Ali'.$A769];[$Tablas.$E$37];[$Tablas.$G$37])" office:value-type="string" office:string-value="0005" calcext:value-type="string">
            <text:p>0005</text:p>
          </table:table-cell>
          <table:table-cell table:style-name="ce28" table:formula="of:=IF([$'Compras-Ali'.$A769]&lt;&gt;&quot;&quot;;VALUE(MID([$'Compras-Ali'.$A769];[$Tablas.$E$38];[$Tablas.$G$38]))/100;0)*IF(OR(VALUE([.A769])=3;VALUE([.A769])=8;VALUE([.A769])=13);-1;1)" office:value-type="float" office:value="8464.16" calcext:value-type="float">
            <text:p>8.464,16</text:p>
          </table:table-cell>
          <table:table-cell table:number-columns-repeated="1016"/>
        </table:table-row>
        <table:table-row table:style-name="ro1">
          <table:table-cell table:style-name="ce25" table:formula="of:=MID([$'Compras-Ali'.$A770];[$Tablas.$E$31];[$Tablas.$G$31])" office:value-type="string" office:string-value="060" calcext:value-type="string">
            <text:p>060</text:p>
          </table:table-cell>
          <table:table-cell table:style-name="ce25" table:formula="of:=MID([$'Compras-Ali'.$A770];[$Tablas.$E$32];[$Tablas.$G$32])" office:value-type="string" office:string-value="00015" calcext:value-type="string">
            <text:p>00015</text:p>
          </table:table-cell>
          <table:table-cell table:style-name="ce25" table:formula="of:=MID([$'Compras-Ali'.$A770];[$Tablas.$E$33];[$Tablas.$G$33])" office:value-type="string" office:string-value="00000000000000000244" calcext:value-type="string">
            <text:p>00000000000000000244</text:p>
          </table:table-cell>
          <table:table-cell table:style-name="ce25" table:formula="of:=MID([$'Compras-Ali'.$A770];[$Tablas.$E$34];[$Tablas.$G$34])" office:value-type="string" office:string-value="80" calcext:value-type="string">
            <text:p>80</text:p>
          </table:table-cell>
          <table:table-cell table:style-name="ce25" table:formula="of:=MID([$'Compras-Ali'.$A770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70]&lt;&gt;&quot;&quot;;VALUE(MID([$'Compras-Ali'.$A770];[$Tablas.$E$36];[$Tablas.$G$36]))/100;0)*IF(OR(VALUE([.A770])=3;VALUE([.A770])=8;VALUE([.A770])=13);-1;1)" office:value-type="float" office:value="6363.05" calcext:value-type="float">
            <text:p>6.363,05</text:p>
          </table:table-cell>
          <table:table-cell table:style-name="ce25" table:formula="of:=MID([$'Compras-Ali'.$A770];[$Tablas.$E$37];[$Tablas.$G$37])" office:value-type="string" office:string-value="0005" calcext:value-type="string">
            <text:p>0005</text:p>
          </table:table-cell>
          <table:table-cell table:style-name="ce28" table:formula="of:=IF([$'Compras-Ali'.$A770]&lt;&gt;&quot;&quot;;VALUE(MID([$'Compras-Ali'.$A770];[$Tablas.$E$38];[$Tablas.$G$38]))/100;0)*IF(OR(VALUE([.A770])=3;VALUE([.A770])=8;VALUE([.A770])=13);-1;1)" office:value-type="float" office:value="1336.24" calcext:value-type="float">
            <text:p>1.336,24</text:p>
          </table:table-cell>
          <table:table-cell table:number-columns-repeated="1016"/>
        </table:table-row>
        <table:table-row table:style-name="ro1">
          <table:table-cell table:style-name="ce25" table:formula="of:=MID([$'Compras-Ali'.$A771];[$Tablas.$E$31];[$Tablas.$G$31])" office:value-type="string" office:string-value="060" calcext:value-type="string">
            <text:p>060</text:p>
          </table:table-cell>
          <table:table-cell table:style-name="ce25" table:formula="of:=MID([$'Compras-Ali'.$A771];[$Tablas.$E$32];[$Tablas.$G$32])" office:value-type="string" office:string-value="00015" calcext:value-type="string">
            <text:p>00015</text:p>
          </table:table-cell>
          <table:table-cell table:style-name="ce25" table:formula="of:=MID([$'Compras-Ali'.$A771];[$Tablas.$E$33];[$Tablas.$G$33])" office:value-type="string" office:string-value="00000000000000000245" calcext:value-type="string">
            <text:p>00000000000000000245</text:p>
          </table:table-cell>
          <table:table-cell table:style-name="ce25" table:formula="of:=MID([$'Compras-Ali'.$A771];[$Tablas.$E$34];[$Tablas.$G$34])" office:value-type="string" office:string-value="80" calcext:value-type="string">
            <text:p>80</text:p>
          </table:table-cell>
          <table:table-cell table:style-name="ce25" table:formula="of:=MID([$'Compras-Ali'.$A771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71]&lt;&gt;&quot;&quot;;VALUE(MID([$'Compras-Ali'.$A771];[$Tablas.$E$36];[$Tablas.$G$36]))/100;0)*IF(OR(VALUE([.A771])=3;VALUE([.A771])=8;VALUE([.A771])=13);-1;1)" office:value-type="float" office:value="146350.24" calcext:value-type="float">
            <text:p>146.350,24</text:p>
          </table:table-cell>
          <table:table-cell table:style-name="ce25" table:formula="of:=MID([$'Compras-Ali'.$A771];[$Tablas.$E$37];[$Tablas.$G$37])" office:value-type="string" office:string-value="0005" calcext:value-type="string">
            <text:p>0005</text:p>
          </table:table-cell>
          <table:table-cell table:style-name="ce28" table:formula="of:=IF([$'Compras-Ali'.$A771]&lt;&gt;&quot;&quot;;VALUE(MID([$'Compras-Ali'.$A771];[$Tablas.$E$38];[$Tablas.$G$38]))/100;0)*IF(OR(VALUE([.A771])=3;VALUE([.A771])=8;VALUE([.A771])=13);-1;1)" office:value-type="float" office:value="30733.55" calcext:value-type="float">
            <text:p>30.733,55</text:p>
          </table:table-cell>
          <table:table-cell table:number-columns-repeated="1016"/>
        </table:table-row>
        <table:table-row table:style-name="ro1">
          <table:table-cell table:style-name="ce25" table:formula="of:=MID([$'Compras-Ali'.$A772];[$Tablas.$E$31];[$Tablas.$G$31])" office:value-type="string" office:string-value="060" calcext:value-type="string">
            <text:p>060</text:p>
          </table:table-cell>
          <table:table-cell table:style-name="ce25" table:formula="of:=MID([$'Compras-Ali'.$A772];[$Tablas.$E$32];[$Tablas.$G$32])" office:value-type="string" office:string-value="00015" calcext:value-type="string">
            <text:p>00015</text:p>
          </table:table-cell>
          <table:table-cell table:style-name="ce25" table:formula="of:=MID([$'Compras-Ali'.$A772];[$Tablas.$E$33];[$Tablas.$G$33])" office:value-type="string" office:string-value="00000000000000000246" calcext:value-type="string">
            <text:p>00000000000000000246</text:p>
          </table:table-cell>
          <table:table-cell table:style-name="ce25" table:formula="of:=MID([$'Compras-Ali'.$A772];[$Tablas.$E$34];[$Tablas.$G$34])" office:value-type="string" office:string-value="80" calcext:value-type="string">
            <text:p>80</text:p>
          </table:table-cell>
          <table:table-cell table:style-name="ce25" table:formula="of:=MID([$'Compras-Ali'.$A772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72]&lt;&gt;&quot;&quot;;VALUE(MID([$'Compras-Ali'.$A772];[$Tablas.$E$36];[$Tablas.$G$36]))/100;0)*IF(OR(VALUE([.A772])=3;VALUE([.A772])=8;VALUE([.A772])=13);-1;1)" office:value-type="float" office:value="165439.38" calcext:value-type="float">
            <text:p>165.439,38</text:p>
          </table:table-cell>
          <table:table-cell table:style-name="ce25" table:formula="of:=MID([$'Compras-Ali'.$A772];[$Tablas.$E$37];[$Tablas.$G$37])" office:value-type="string" office:string-value="0005" calcext:value-type="string">
            <text:p>0005</text:p>
          </table:table-cell>
          <table:table-cell table:style-name="ce28" table:formula="of:=IF([$'Compras-Ali'.$A772]&lt;&gt;&quot;&quot;;VALUE(MID([$'Compras-Ali'.$A772];[$Tablas.$E$38];[$Tablas.$G$38]))/100;0)*IF(OR(VALUE([.A772])=3;VALUE([.A772])=8;VALUE([.A772])=13);-1;1)" office:value-type="float" office:value="34742.27" calcext:value-type="float">
            <text:p>34.742,27</text:p>
          </table:table-cell>
          <table:table-cell table:number-columns-repeated="1016"/>
        </table:table-row>
        <table:table-row table:style-name="ro1">
          <table:table-cell table:style-name="ce25" table:formula="of:=MID([$'Compras-Ali'.$A773];[$Tablas.$E$31];[$Tablas.$G$31])" office:value-type="string" office:string-value="060" calcext:value-type="string">
            <text:p>060</text:p>
          </table:table-cell>
          <table:table-cell table:style-name="ce25" table:formula="of:=MID([$'Compras-Ali'.$A773];[$Tablas.$E$32];[$Tablas.$G$32])" office:value-type="string" office:string-value="00015" calcext:value-type="string">
            <text:p>00015</text:p>
          </table:table-cell>
          <table:table-cell table:style-name="ce25" table:formula="of:=MID([$'Compras-Ali'.$A773];[$Tablas.$E$33];[$Tablas.$G$33])" office:value-type="string" office:string-value="00000000000000000247" calcext:value-type="string">
            <text:p>00000000000000000247</text:p>
          </table:table-cell>
          <table:table-cell table:style-name="ce25" table:formula="of:=MID([$'Compras-Ali'.$A773];[$Tablas.$E$34];[$Tablas.$G$34])" office:value-type="string" office:string-value="80" calcext:value-type="string">
            <text:p>80</text:p>
          </table:table-cell>
          <table:table-cell table:style-name="ce25" table:formula="of:=MID([$'Compras-Ali'.$A773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73]&lt;&gt;&quot;&quot;;VALUE(MID([$'Compras-Ali'.$A773];[$Tablas.$E$36];[$Tablas.$G$36]))/100;0)*IF(OR(VALUE([.A773])=3;VALUE([.A773])=8;VALUE([.A773])=13);-1;1)" office:value-type="float" office:value="19302.9" calcext:value-type="float">
            <text:p>19.302,90</text:p>
          </table:table-cell>
          <table:table-cell table:style-name="ce25" table:formula="of:=MID([$'Compras-Ali'.$A773];[$Tablas.$E$37];[$Tablas.$G$37])" office:value-type="string" office:string-value="0005" calcext:value-type="string">
            <text:p>0005</text:p>
          </table:table-cell>
          <table:table-cell table:style-name="ce28" table:formula="of:=IF([$'Compras-Ali'.$A773]&lt;&gt;&quot;&quot;;VALUE(MID([$'Compras-Ali'.$A773];[$Tablas.$E$38];[$Tablas.$G$38]))/100;0)*IF(OR(VALUE([.A773])=3;VALUE([.A773])=8;VALUE([.A773])=13);-1;1)" office:value-type="float" office:value="4053.61" calcext:value-type="float">
            <text:p>4.053,61</text:p>
          </table:table-cell>
          <table:table-cell table:number-columns-repeated="1016"/>
        </table:table-row>
        <table:table-row table:style-name="ro1">
          <table:table-cell table:style-name="ce25" table:formula="of:=MID([$'Compras-Ali'.$A774];[$Tablas.$E$31];[$Tablas.$G$31])" office:value-type="string" office:string-value="060" calcext:value-type="string">
            <text:p>060</text:p>
          </table:table-cell>
          <table:table-cell table:style-name="ce25" table:formula="of:=MID([$'Compras-Ali'.$A774];[$Tablas.$E$32];[$Tablas.$G$32])" office:value-type="string" office:string-value="00015" calcext:value-type="string">
            <text:p>00015</text:p>
          </table:table-cell>
          <table:table-cell table:style-name="ce25" table:formula="of:=MID([$'Compras-Ali'.$A774];[$Tablas.$E$33];[$Tablas.$G$33])" office:value-type="string" office:string-value="00000000000000000248" calcext:value-type="string">
            <text:p>00000000000000000248</text:p>
          </table:table-cell>
          <table:table-cell table:style-name="ce25" table:formula="of:=MID([$'Compras-Ali'.$A774];[$Tablas.$E$34];[$Tablas.$G$34])" office:value-type="string" office:string-value="80" calcext:value-type="string">
            <text:p>80</text:p>
          </table:table-cell>
          <table:table-cell table:style-name="ce25" table:formula="of:=MID([$'Compras-Ali'.$A774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74]&lt;&gt;&quot;&quot;;VALUE(MID([$'Compras-Ali'.$A774];[$Tablas.$E$36];[$Tablas.$G$36]))/100;0)*IF(OR(VALUE([.A774])=3;VALUE([.A774])=8;VALUE([.A774])=13);-1;1)" office:value-type="float" office:value="30094.24" calcext:value-type="float">
            <text:p>30.094,24</text:p>
          </table:table-cell>
          <table:table-cell table:style-name="ce25" table:formula="of:=MID([$'Compras-Ali'.$A774];[$Tablas.$E$37];[$Tablas.$G$37])" office:value-type="string" office:string-value="0005" calcext:value-type="string">
            <text:p>0005</text:p>
          </table:table-cell>
          <table:table-cell table:style-name="ce28" table:formula="of:=IF([$'Compras-Ali'.$A774]&lt;&gt;&quot;&quot;;VALUE(MID([$'Compras-Ali'.$A774];[$Tablas.$E$38];[$Tablas.$G$38]))/100;0)*IF(OR(VALUE([.A774])=3;VALUE([.A774])=8;VALUE([.A774])=13);-1;1)" office:value-type="float" office:value="6319.79" calcext:value-type="float">
            <text:p>6.319,79</text:p>
          </table:table-cell>
          <table:table-cell table:number-columns-repeated="1016"/>
        </table:table-row>
        <table:table-row table:style-name="ro1">
          <table:table-cell table:style-name="ce25" table:formula="of:=MID([$'Compras-Ali'.$A775];[$Tablas.$E$31];[$Tablas.$G$31])" office:value-type="string" office:string-value="060" calcext:value-type="string">
            <text:p>060</text:p>
          </table:table-cell>
          <table:table-cell table:style-name="ce25" table:formula="of:=MID([$'Compras-Ali'.$A775];[$Tablas.$E$32];[$Tablas.$G$32])" office:value-type="string" office:string-value="00015" calcext:value-type="string">
            <text:p>00015</text:p>
          </table:table-cell>
          <table:table-cell table:style-name="ce25" table:formula="of:=MID([$'Compras-Ali'.$A775];[$Tablas.$E$33];[$Tablas.$G$33])" office:value-type="string" office:string-value="00000000000000000249" calcext:value-type="string">
            <text:p>00000000000000000249</text:p>
          </table:table-cell>
          <table:table-cell table:style-name="ce25" table:formula="of:=MID([$'Compras-Ali'.$A775];[$Tablas.$E$34];[$Tablas.$G$34])" office:value-type="string" office:string-value="80" calcext:value-type="string">
            <text:p>80</text:p>
          </table:table-cell>
          <table:table-cell table:style-name="ce25" table:formula="of:=MID([$'Compras-Ali'.$A775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75]&lt;&gt;&quot;&quot;;VALUE(MID([$'Compras-Ali'.$A775];[$Tablas.$E$36];[$Tablas.$G$36]))/100;0)*IF(OR(VALUE([.A775])=3;VALUE([.A775])=8;VALUE([.A775])=13);-1;1)" office:value-type="float" office:value="257244" calcext:value-type="float">
            <text:p>257.244,00</text:p>
          </table:table-cell>
          <table:table-cell table:style-name="ce25" table:formula="of:=MID([$'Compras-Ali'.$A775];[$Tablas.$E$37];[$Tablas.$G$37])" office:value-type="string" office:string-value="0004" calcext:value-type="string">
            <text:p>0004</text:p>
          </table:table-cell>
          <table:table-cell table:style-name="ce28" table:formula="of:=IF([$'Compras-Ali'.$A775]&lt;&gt;&quot;&quot;;VALUE(MID([$'Compras-Ali'.$A775];[$Tablas.$E$38];[$Tablas.$G$38]))/100;0)*IF(OR(VALUE([.A775])=3;VALUE([.A775])=8;VALUE([.A775])=13);-1;1)" office:value-type="float" office:value="27010.62" calcext:value-type="float">
            <text:p>27.010,62</text:p>
          </table:table-cell>
          <table:table-cell table:number-columns-repeated="1016"/>
        </table:table-row>
        <table:table-row table:style-name="ro1">
          <table:table-cell table:style-name="ce25" table:formula="of:=MID([$'Compras-Ali'.$A776];[$Tablas.$E$31];[$Tablas.$G$31])" office:value-type="string" office:string-value="060" calcext:value-type="string">
            <text:p>060</text:p>
          </table:table-cell>
          <table:table-cell table:style-name="ce25" table:formula="of:=MID([$'Compras-Ali'.$A776];[$Tablas.$E$32];[$Tablas.$G$32])" office:value-type="string" office:string-value="00015" calcext:value-type="string">
            <text:p>00015</text:p>
          </table:table-cell>
          <table:table-cell table:style-name="ce25" table:formula="of:=MID([$'Compras-Ali'.$A776];[$Tablas.$E$33];[$Tablas.$G$33])" office:value-type="string" office:string-value="00000000000000000250" calcext:value-type="string">
            <text:p>00000000000000000250</text:p>
          </table:table-cell>
          <table:table-cell table:style-name="ce25" table:formula="of:=MID([$'Compras-Ali'.$A776];[$Tablas.$E$34];[$Tablas.$G$34])" office:value-type="string" office:string-value="80" calcext:value-type="string">
            <text:p>80</text:p>
          </table:table-cell>
          <table:table-cell table:style-name="ce25" table:formula="of:=MID([$'Compras-Ali'.$A776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76]&lt;&gt;&quot;&quot;;VALUE(MID([$'Compras-Ali'.$A776];[$Tablas.$E$36];[$Tablas.$G$36]))/100;0)*IF(OR(VALUE([.A776])=3;VALUE([.A776])=8;VALUE([.A776])=13);-1;1)" office:value-type="float" office:value="384183.05" calcext:value-type="float">
            <text:p>384.183,05</text:p>
          </table:table-cell>
          <table:table-cell table:style-name="ce25" table:formula="of:=MID([$'Compras-Ali'.$A776];[$Tablas.$E$37];[$Tablas.$G$37])" office:value-type="string" office:string-value="0004" calcext:value-type="string">
            <text:p>0004</text:p>
          </table:table-cell>
          <table:table-cell table:style-name="ce28" table:formula="of:=IF([$'Compras-Ali'.$A776]&lt;&gt;&quot;&quot;;VALUE(MID([$'Compras-Ali'.$A776];[$Tablas.$E$38];[$Tablas.$G$38]))/100;0)*IF(OR(VALUE([.A776])=3;VALUE([.A776])=8;VALUE([.A776])=13);-1;1)" office:value-type="float" office:value="40339.22" calcext:value-type="float">
            <text:p>40.339,22</text:p>
          </table:table-cell>
          <table:table-cell table:number-columns-repeated="1016"/>
        </table:table-row>
        <table:table-row table:style-name="ro1">
          <table:table-cell table:style-name="ce25" table:formula="of:=MID([$'Compras-Ali'.$A777];[$Tablas.$E$31];[$Tablas.$G$31])" office:value-type="string" office:string-value="060" calcext:value-type="string">
            <text:p>060</text:p>
          </table:table-cell>
          <table:table-cell table:style-name="ce25" table:formula="of:=MID([$'Compras-Ali'.$A777];[$Tablas.$E$32];[$Tablas.$G$32])" office:value-type="string" office:string-value="00015" calcext:value-type="string">
            <text:p>00015</text:p>
          </table:table-cell>
          <table:table-cell table:style-name="ce25" table:formula="of:=MID([$'Compras-Ali'.$A777];[$Tablas.$E$33];[$Tablas.$G$33])" office:value-type="string" office:string-value="00000000000000000251" calcext:value-type="string">
            <text:p>00000000000000000251</text:p>
          </table:table-cell>
          <table:table-cell table:style-name="ce25" table:formula="of:=MID([$'Compras-Ali'.$A777];[$Tablas.$E$34];[$Tablas.$G$34])" office:value-type="string" office:string-value="80" calcext:value-type="string">
            <text:p>80</text:p>
          </table:table-cell>
          <table:table-cell table:style-name="ce25" table:formula="of:=MID([$'Compras-Ali'.$A777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77]&lt;&gt;&quot;&quot;;VALUE(MID([$'Compras-Ali'.$A777];[$Tablas.$E$36];[$Tablas.$G$36]))/100;0)*IF(OR(VALUE([.A777])=3;VALUE([.A777])=8;VALUE([.A777])=13);-1;1)" office:value-type="float" office:value="588667.52" calcext:value-type="float">
            <text:p>588.667,52</text:p>
          </table:table-cell>
          <table:table-cell table:style-name="ce25" table:formula="of:=MID([$'Compras-Ali'.$A777];[$Tablas.$E$37];[$Tablas.$G$37])" office:value-type="string" office:string-value="0004" calcext:value-type="string">
            <text:p>0004</text:p>
          </table:table-cell>
          <table:table-cell table:style-name="ce28" table:formula="of:=IF([$'Compras-Ali'.$A777]&lt;&gt;&quot;&quot;;VALUE(MID([$'Compras-Ali'.$A777];[$Tablas.$E$38];[$Tablas.$G$38]))/100;0)*IF(OR(VALUE([.A777])=3;VALUE([.A777])=8;VALUE([.A777])=13);-1;1)" office:value-type="float" office:value="61810.09" calcext:value-type="float">
            <text:p>61.810,09</text:p>
          </table:table-cell>
          <table:table-cell table:number-columns-repeated="1016"/>
        </table:table-row>
        <table:table-row table:style-name="ro1">
          <table:table-cell table:style-name="ce25" table:formula="of:=MID([$'Compras-Ali'.$A778];[$Tablas.$E$31];[$Tablas.$G$31])" office:value-type="string" office:string-value="060" calcext:value-type="string">
            <text:p>060</text:p>
          </table:table-cell>
          <table:table-cell table:style-name="ce25" table:formula="of:=MID([$'Compras-Ali'.$A778];[$Tablas.$E$32];[$Tablas.$G$32])" office:value-type="string" office:string-value="00015" calcext:value-type="string">
            <text:p>00015</text:p>
          </table:table-cell>
          <table:table-cell table:style-name="ce25" table:formula="of:=MID([$'Compras-Ali'.$A778];[$Tablas.$E$33];[$Tablas.$G$33])" office:value-type="string" office:string-value="00000000000000000252" calcext:value-type="string">
            <text:p>00000000000000000252</text:p>
          </table:table-cell>
          <table:table-cell table:style-name="ce25" table:formula="of:=MID([$'Compras-Ali'.$A778];[$Tablas.$E$34];[$Tablas.$G$34])" office:value-type="string" office:string-value="80" calcext:value-type="string">
            <text:p>80</text:p>
          </table:table-cell>
          <table:table-cell table:style-name="ce25" table:formula="of:=MID([$'Compras-Ali'.$A778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78]&lt;&gt;&quot;&quot;;VALUE(MID([$'Compras-Ali'.$A778];[$Tablas.$E$36];[$Tablas.$G$36]))/100;0)*IF(OR(VALUE([.A778])=3;VALUE([.A778])=8;VALUE([.A778])=13);-1;1)" office:value-type="float" office:value="113490.81" calcext:value-type="float">
            <text:p>113.490,81</text:p>
          </table:table-cell>
          <table:table-cell table:style-name="ce25" table:formula="of:=MID([$'Compras-Ali'.$A778];[$Tablas.$E$37];[$Tablas.$G$37])" office:value-type="string" office:string-value="0005" calcext:value-type="string">
            <text:p>0005</text:p>
          </table:table-cell>
          <table:table-cell table:style-name="ce28" table:formula="of:=IF([$'Compras-Ali'.$A778]&lt;&gt;&quot;&quot;;VALUE(MID([$'Compras-Ali'.$A778];[$Tablas.$E$38];[$Tablas.$G$38]))/100;0)*IF(OR(VALUE([.A778])=3;VALUE([.A778])=8;VALUE([.A778])=13);-1;1)" office:value-type="float" office:value="23833.07" calcext:value-type="float">
            <text:p>23.833,07</text:p>
          </table:table-cell>
          <table:table-cell table:number-columns-repeated="1016"/>
        </table:table-row>
        <table:table-row table:style-name="ro1">
          <table:table-cell table:style-name="ce25" table:formula="of:=MID([$'Compras-Ali'.$A779];[$Tablas.$E$31];[$Tablas.$G$31])" office:value-type="string" office:string-value="060" calcext:value-type="string">
            <text:p>060</text:p>
          </table:table-cell>
          <table:table-cell table:style-name="ce25" table:formula="of:=MID([$'Compras-Ali'.$A779];[$Tablas.$E$32];[$Tablas.$G$32])" office:value-type="string" office:string-value="00015" calcext:value-type="string">
            <text:p>00015</text:p>
          </table:table-cell>
          <table:table-cell table:style-name="ce25" table:formula="of:=MID([$'Compras-Ali'.$A779];[$Tablas.$E$33];[$Tablas.$G$33])" office:value-type="string" office:string-value="00000000000000000253" calcext:value-type="string">
            <text:p>00000000000000000253</text:p>
          </table:table-cell>
          <table:table-cell table:style-name="ce25" table:formula="of:=MID([$'Compras-Ali'.$A779];[$Tablas.$E$34];[$Tablas.$G$34])" office:value-type="string" office:string-value="80" calcext:value-type="string">
            <text:p>80</text:p>
          </table:table-cell>
          <table:table-cell table:style-name="ce25" table:formula="of:=MID([$'Compras-Ali'.$A779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79]&lt;&gt;&quot;&quot;;VALUE(MID([$'Compras-Ali'.$A779];[$Tablas.$E$36];[$Tablas.$G$36]))/100;0)*IF(OR(VALUE([.A779])=3;VALUE([.A779])=8;VALUE([.A779])=13);-1;1)" office:value-type="float" office:value="115412.67" calcext:value-type="float">
            <text:p>115.412,67</text:p>
          </table:table-cell>
          <table:table-cell table:style-name="ce25" table:formula="of:=MID([$'Compras-Ali'.$A779];[$Tablas.$E$37];[$Tablas.$G$37])" office:value-type="string" office:string-value="0005" calcext:value-type="string">
            <text:p>0005</text:p>
          </table:table-cell>
          <table:table-cell table:style-name="ce28" table:formula="of:=IF([$'Compras-Ali'.$A779]&lt;&gt;&quot;&quot;;VALUE(MID([$'Compras-Ali'.$A779];[$Tablas.$E$38];[$Tablas.$G$38]))/100;0)*IF(OR(VALUE([.A779])=3;VALUE([.A779])=8;VALUE([.A779])=13);-1;1)" office:value-type="float" office:value="24236.66" calcext:value-type="float">
            <text:p>24.236,66</text:p>
          </table:table-cell>
          <table:table-cell table:number-columns-repeated="1016"/>
        </table:table-row>
        <table:table-row table:style-name="ro1">
          <table:table-cell table:style-name="ce25" table:formula="of:=MID([$'Compras-Ali'.$A780];[$Tablas.$E$31];[$Tablas.$G$31])" office:value-type="string" office:string-value="060" calcext:value-type="string">
            <text:p>060</text:p>
          </table:table-cell>
          <table:table-cell table:style-name="ce25" table:formula="of:=MID([$'Compras-Ali'.$A780];[$Tablas.$E$32];[$Tablas.$G$32])" office:value-type="string" office:string-value="00015" calcext:value-type="string">
            <text:p>00015</text:p>
          </table:table-cell>
          <table:table-cell table:style-name="ce25" table:formula="of:=MID([$'Compras-Ali'.$A780];[$Tablas.$E$33];[$Tablas.$G$33])" office:value-type="string" office:string-value="00000000000000000254" calcext:value-type="string">
            <text:p>00000000000000000254</text:p>
          </table:table-cell>
          <table:table-cell table:style-name="ce25" table:formula="of:=MID([$'Compras-Ali'.$A780];[$Tablas.$E$34];[$Tablas.$G$34])" office:value-type="string" office:string-value="80" calcext:value-type="string">
            <text:p>80</text:p>
          </table:table-cell>
          <table:table-cell table:style-name="ce25" table:formula="of:=MID([$'Compras-Ali'.$A780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80]&lt;&gt;&quot;&quot;;VALUE(MID([$'Compras-Ali'.$A780];[$Tablas.$E$36];[$Tablas.$G$36]))/100;0)*IF(OR(VALUE([.A780])=3;VALUE([.A780])=8;VALUE([.A780])=13);-1;1)" office:value-type="float" office:value="13618.9" calcext:value-type="float">
            <text:p>13.618,90</text:p>
          </table:table-cell>
          <table:table-cell table:style-name="ce25" table:formula="of:=MID([$'Compras-Ali'.$A780];[$Tablas.$E$37];[$Tablas.$G$37])" office:value-type="string" office:string-value="0005" calcext:value-type="string">
            <text:p>0005</text:p>
          </table:table-cell>
          <table:table-cell table:style-name="ce28" table:formula="of:=IF([$'Compras-Ali'.$A780]&lt;&gt;&quot;&quot;;VALUE(MID([$'Compras-Ali'.$A780];[$Tablas.$E$38];[$Tablas.$G$38]))/100;0)*IF(OR(VALUE([.A780])=3;VALUE([.A780])=8;VALUE([.A780])=13);-1;1)" office:value-type="float" office:value="2859.97" calcext:value-type="float">
            <text:p>2.859,97</text:p>
          </table:table-cell>
          <table:table-cell table:number-columns-repeated="1016"/>
        </table:table-row>
        <table:table-row table:style-name="ro1">
          <table:table-cell table:style-name="ce25" table:formula="of:=MID([$'Compras-Ali'.$A781];[$Tablas.$E$31];[$Tablas.$G$31])" office:value-type="string" office:string-value="060" calcext:value-type="string">
            <text:p>060</text:p>
          </table:table-cell>
          <table:table-cell table:style-name="ce25" table:formula="of:=MID([$'Compras-Ali'.$A781];[$Tablas.$E$32];[$Tablas.$G$32])" office:value-type="string" office:string-value="00015" calcext:value-type="string">
            <text:p>00015</text:p>
          </table:table-cell>
          <table:table-cell table:style-name="ce25" table:formula="of:=MID([$'Compras-Ali'.$A781];[$Tablas.$E$33];[$Tablas.$G$33])" office:value-type="string" office:string-value="00000000000000000255" calcext:value-type="string">
            <text:p>00000000000000000255</text:p>
          </table:table-cell>
          <table:table-cell table:style-name="ce25" table:formula="of:=MID([$'Compras-Ali'.$A781];[$Tablas.$E$34];[$Tablas.$G$34])" office:value-type="string" office:string-value="80" calcext:value-type="string">
            <text:p>80</text:p>
          </table:table-cell>
          <table:table-cell table:style-name="ce25" table:formula="of:=MID([$'Compras-Ali'.$A781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81]&lt;&gt;&quot;&quot;;VALUE(MID([$'Compras-Ali'.$A781];[$Tablas.$E$36];[$Tablas.$G$36]))/100;0)*IF(OR(VALUE([.A781])=3;VALUE([.A781])=8;VALUE([.A781])=13);-1;1)" office:value-type="float" office:value="186985.57" calcext:value-type="float">
            <text:p>186.985,57</text:p>
          </table:table-cell>
          <table:table-cell table:style-name="ce25" table:formula="of:=MID([$'Compras-Ali'.$A781];[$Tablas.$E$37];[$Tablas.$G$37])" office:value-type="string" office:string-value="0005" calcext:value-type="string">
            <text:p>0005</text:p>
          </table:table-cell>
          <table:table-cell table:style-name="ce28" table:formula="of:=IF([$'Compras-Ali'.$A781]&lt;&gt;&quot;&quot;;VALUE(MID([$'Compras-Ali'.$A781];[$Tablas.$E$38];[$Tablas.$G$38]))/100;0)*IF(OR(VALUE([.A781])=3;VALUE([.A781])=8;VALUE([.A781])=13);-1;1)" office:value-type="float" office:value="39266.97" calcext:value-type="float">
            <text:p>39.266,97</text:p>
          </table:table-cell>
          <table:table-cell table:number-columns-repeated="1016"/>
        </table:table-row>
        <table:table-row table:style-name="ro1">
          <table:table-cell table:style-name="ce25" table:formula="of:=MID([$'Compras-Ali'.$A782];[$Tablas.$E$31];[$Tablas.$G$31])" office:value-type="string" office:string-value="060" calcext:value-type="string">
            <text:p>060</text:p>
          </table:table-cell>
          <table:table-cell table:style-name="ce25" table:formula="of:=MID([$'Compras-Ali'.$A782];[$Tablas.$E$32];[$Tablas.$G$32])" office:value-type="string" office:string-value="00015" calcext:value-type="string">
            <text:p>00015</text:p>
          </table:table-cell>
          <table:table-cell table:style-name="ce25" table:formula="of:=MID([$'Compras-Ali'.$A782];[$Tablas.$E$33];[$Tablas.$G$33])" office:value-type="string" office:string-value="00000000000000000256" calcext:value-type="string">
            <text:p>00000000000000000256</text:p>
          </table:table-cell>
          <table:table-cell table:style-name="ce25" table:formula="of:=MID([$'Compras-Ali'.$A782];[$Tablas.$E$34];[$Tablas.$G$34])" office:value-type="string" office:string-value="80" calcext:value-type="string">
            <text:p>80</text:p>
          </table:table-cell>
          <table:table-cell table:style-name="ce25" table:formula="of:=MID([$'Compras-Ali'.$A782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82]&lt;&gt;&quot;&quot;;VALUE(MID([$'Compras-Ali'.$A782];[$Tablas.$E$36];[$Tablas.$G$36]))/100;0)*IF(OR(VALUE([.A782])=3;VALUE([.A782])=8;VALUE([.A782])=13);-1;1)" office:value-type="float" office:value="82368.14" calcext:value-type="float">
            <text:p>82.368,14</text:p>
          </table:table-cell>
          <table:table-cell table:style-name="ce25" table:formula="of:=MID([$'Compras-Ali'.$A782];[$Tablas.$E$37];[$Tablas.$G$37])" office:value-type="string" office:string-value="0005" calcext:value-type="string">
            <text:p>0005</text:p>
          </table:table-cell>
          <table:table-cell table:style-name="ce28" table:formula="of:=IF([$'Compras-Ali'.$A782]&lt;&gt;&quot;&quot;;VALUE(MID([$'Compras-Ali'.$A782];[$Tablas.$E$38];[$Tablas.$G$38]))/100;0)*IF(OR(VALUE([.A782])=3;VALUE([.A782])=8;VALUE([.A782])=13);-1;1)" office:value-type="float" office:value="17297.31" calcext:value-type="float">
            <text:p>17.297,31</text:p>
          </table:table-cell>
          <table:table-cell table:number-columns-repeated="1016"/>
        </table:table-row>
        <table:table-row table:style-name="ro1">
          <table:table-cell table:style-name="ce25" table:formula="of:=MID([$'Compras-Ali'.$A783];[$Tablas.$E$31];[$Tablas.$G$31])" office:value-type="string" office:string-value="060" calcext:value-type="string">
            <text:p>060</text:p>
          </table:table-cell>
          <table:table-cell table:style-name="ce25" table:formula="of:=MID([$'Compras-Ali'.$A783];[$Tablas.$E$32];[$Tablas.$G$32])" office:value-type="string" office:string-value="00015" calcext:value-type="string">
            <text:p>00015</text:p>
          </table:table-cell>
          <table:table-cell table:style-name="ce25" table:formula="of:=MID([$'Compras-Ali'.$A783];[$Tablas.$E$33];[$Tablas.$G$33])" office:value-type="string" office:string-value="00000000000000000257" calcext:value-type="string">
            <text:p>00000000000000000257</text:p>
          </table:table-cell>
          <table:table-cell table:style-name="ce25" table:formula="of:=MID([$'Compras-Ali'.$A783];[$Tablas.$E$34];[$Tablas.$G$34])" office:value-type="string" office:string-value="80" calcext:value-type="string">
            <text:p>80</text:p>
          </table:table-cell>
          <table:table-cell table:style-name="ce25" table:formula="of:=MID([$'Compras-Ali'.$A783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83]&lt;&gt;&quot;&quot;;VALUE(MID([$'Compras-Ali'.$A783];[$Tablas.$E$36];[$Tablas.$G$36]))/100;0)*IF(OR(VALUE([.A783])=3;VALUE([.A783])=8;VALUE([.A783])=13);-1;1)" office:value-type="float" office:value="82538.86" calcext:value-type="float">
            <text:p>82.538,86</text:p>
          </table:table-cell>
          <table:table-cell table:style-name="ce25" table:formula="of:=MID([$'Compras-Ali'.$A783];[$Tablas.$E$37];[$Tablas.$G$37])" office:value-type="string" office:string-value="0005" calcext:value-type="string">
            <text:p>0005</text:p>
          </table:table-cell>
          <table:table-cell table:style-name="ce28" table:formula="of:=IF([$'Compras-Ali'.$A783]&lt;&gt;&quot;&quot;;VALUE(MID([$'Compras-Ali'.$A783];[$Tablas.$E$38];[$Tablas.$G$38]))/100;0)*IF(OR(VALUE([.A783])=3;VALUE([.A783])=8;VALUE([.A783])=13);-1;1)" office:value-type="float" office:value="17333.16" calcext:value-type="float">
            <text:p>17.333,16</text:p>
          </table:table-cell>
          <table:table-cell table:number-columns-repeated="1016"/>
        </table:table-row>
        <table:table-row table:style-name="ro1">
          <table:table-cell table:style-name="ce25" table:formula="of:=MID([$'Compras-Ali'.$A784];[$Tablas.$E$31];[$Tablas.$G$31])" office:value-type="string" office:string-value="060" calcext:value-type="string">
            <text:p>060</text:p>
          </table:table-cell>
          <table:table-cell table:style-name="ce25" table:formula="of:=MID([$'Compras-Ali'.$A784];[$Tablas.$E$32];[$Tablas.$G$32])" office:value-type="string" office:string-value="00015" calcext:value-type="string">
            <text:p>00015</text:p>
          </table:table-cell>
          <table:table-cell table:style-name="ce25" table:formula="of:=MID([$'Compras-Ali'.$A784];[$Tablas.$E$33];[$Tablas.$G$33])" office:value-type="string" office:string-value="00000000000000000258" calcext:value-type="string">
            <text:p>00000000000000000258</text:p>
          </table:table-cell>
          <table:table-cell table:style-name="ce25" table:formula="of:=MID([$'Compras-Ali'.$A784];[$Tablas.$E$34];[$Tablas.$G$34])" office:value-type="string" office:string-value="80" calcext:value-type="string">
            <text:p>80</text:p>
          </table:table-cell>
          <table:table-cell table:style-name="ce25" table:formula="of:=MID([$'Compras-Ali'.$A784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84]&lt;&gt;&quot;&quot;;VALUE(MID([$'Compras-Ali'.$A784];[$Tablas.$E$36];[$Tablas.$G$36]))/100;0)*IF(OR(VALUE([.A784])=3;VALUE([.A784])=8;VALUE([.A784])=13);-1;1)" office:value-type="float" office:value="19450.81" calcext:value-type="float">
            <text:p>19.450,81</text:p>
          </table:table-cell>
          <table:table-cell table:style-name="ce25" table:formula="of:=MID([$'Compras-Ali'.$A784];[$Tablas.$E$37];[$Tablas.$G$37])" office:value-type="string" office:string-value="0005" calcext:value-type="string">
            <text:p>0005</text:p>
          </table:table-cell>
          <table:table-cell table:style-name="ce28" table:formula="of:=IF([$'Compras-Ali'.$A784]&lt;&gt;&quot;&quot;;VALUE(MID([$'Compras-Ali'.$A784];[$Tablas.$E$38];[$Tablas.$G$38]))/100;0)*IF(OR(VALUE([.A784])=3;VALUE([.A784])=8;VALUE([.A784])=13);-1;1)" office:value-type="float" office:value="4084.67" calcext:value-type="float">
            <text:p>4.084,67</text:p>
          </table:table-cell>
          <table:table-cell table:number-columns-repeated="1016"/>
        </table:table-row>
        <table:table-row table:style-name="ro1">
          <table:table-cell table:style-name="ce25" table:formula="of:=MID([$'Compras-Ali'.$A785];[$Tablas.$E$31];[$Tablas.$G$31])" office:value-type="string" office:string-value="060" calcext:value-type="string">
            <text:p>060</text:p>
          </table:table-cell>
          <table:table-cell table:style-name="ce25" table:formula="of:=MID([$'Compras-Ali'.$A785];[$Tablas.$E$32];[$Tablas.$G$32])" office:value-type="string" office:string-value="00015" calcext:value-type="string">
            <text:p>00015</text:p>
          </table:table-cell>
          <table:table-cell table:style-name="ce25" table:formula="of:=MID([$'Compras-Ali'.$A785];[$Tablas.$E$33];[$Tablas.$G$33])" office:value-type="string" office:string-value="00000000000000000259" calcext:value-type="string">
            <text:p>00000000000000000259</text:p>
          </table:table-cell>
          <table:table-cell table:style-name="ce25" table:formula="of:=MID([$'Compras-Ali'.$A785];[$Tablas.$E$34];[$Tablas.$G$34])" office:value-type="string" office:string-value="80" calcext:value-type="string">
            <text:p>80</text:p>
          </table:table-cell>
          <table:table-cell table:style-name="ce25" table:formula="of:=MID([$'Compras-Ali'.$A785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85]&lt;&gt;&quot;&quot;;VALUE(MID([$'Compras-Ali'.$A785];[$Tablas.$E$36];[$Tablas.$G$36]))/100;0)*IF(OR(VALUE([.A785])=3;VALUE([.A785])=8;VALUE([.A785])=13);-1;1)" office:value-type="float" office:value="50573.81" calcext:value-type="float">
            <text:p>50.573,81</text:p>
          </table:table-cell>
          <table:table-cell table:style-name="ce25" table:formula="of:=MID([$'Compras-Ali'.$A785];[$Tablas.$E$37];[$Tablas.$G$37])" office:value-type="string" office:string-value="0005" calcext:value-type="string">
            <text:p>0005</text:p>
          </table:table-cell>
          <table:table-cell table:style-name="ce28" table:formula="of:=IF([$'Compras-Ali'.$A785]&lt;&gt;&quot;&quot;;VALUE(MID([$'Compras-Ali'.$A785];[$Tablas.$E$38];[$Tablas.$G$38]))/100;0)*IF(OR(VALUE([.A785])=3;VALUE([.A785])=8;VALUE([.A785])=13);-1;1)" office:value-type="float" office:value="10620.5" calcext:value-type="float">
            <text:p>10.620,50</text:p>
          </table:table-cell>
          <table:table-cell table:number-columns-repeated="1016"/>
        </table:table-row>
        <table:table-row table:style-name="ro1">
          <table:table-cell table:style-name="ce25" table:formula="of:=MID([$'Compras-Ali'.$A786];[$Tablas.$E$31];[$Tablas.$G$31])" office:value-type="string" office:string-value="060" calcext:value-type="string">
            <text:p>060</text:p>
          </table:table-cell>
          <table:table-cell table:style-name="ce25" table:formula="of:=MID([$'Compras-Ali'.$A786];[$Tablas.$E$32];[$Tablas.$G$32])" office:value-type="string" office:string-value="00015" calcext:value-type="string">
            <text:p>00015</text:p>
          </table:table-cell>
          <table:table-cell table:style-name="ce25" table:formula="of:=MID([$'Compras-Ali'.$A786];[$Tablas.$E$33];[$Tablas.$G$33])" office:value-type="string" office:string-value="00000000000000000260" calcext:value-type="string">
            <text:p>00000000000000000260</text:p>
          </table:table-cell>
          <table:table-cell table:style-name="ce25" table:formula="of:=MID([$'Compras-Ali'.$A786];[$Tablas.$E$34];[$Tablas.$G$34])" office:value-type="string" office:string-value="80" calcext:value-type="string">
            <text:p>80</text:p>
          </table:table-cell>
          <table:table-cell table:style-name="ce25" table:formula="of:=MID([$'Compras-Ali'.$A786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86]&lt;&gt;&quot;&quot;;VALUE(MID([$'Compras-Ali'.$A786];[$Tablas.$E$36];[$Tablas.$G$36]))/100;0)*IF(OR(VALUE([.A786])=3;VALUE([.A786])=8;VALUE([.A786])=13);-1;1)" office:value-type="float" office:value="347217.14" calcext:value-type="float">
            <text:p>347.217,14</text:p>
          </table:table-cell>
          <table:table-cell table:style-name="ce25" table:formula="of:=MID([$'Compras-Ali'.$A786];[$Tablas.$E$37];[$Tablas.$G$37])" office:value-type="string" office:string-value="0005" calcext:value-type="string">
            <text:p>0005</text:p>
          </table:table-cell>
          <table:table-cell table:style-name="ce28" table:formula="of:=IF([$'Compras-Ali'.$A786]&lt;&gt;&quot;&quot;;VALUE(MID([$'Compras-Ali'.$A786];[$Tablas.$E$38];[$Tablas.$G$38]))/100;0)*IF(OR(VALUE([.A786])=3;VALUE([.A786])=8;VALUE([.A786])=13);-1;1)" office:value-type="float" office:value="72915.6" calcext:value-type="float">
            <text:p>72.915,60</text:p>
          </table:table-cell>
          <table:table-cell table:number-columns-repeated="1016"/>
        </table:table-row>
        <table:table-row table:style-name="ro1">
          <table:table-cell table:style-name="ce25" table:formula="of:=MID([$'Compras-Ali'.$A787];[$Tablas.$E$31];[$Tablas.$G$31])" office:value-type="string" office:string-value="060" calcext:value-type="string">
            <text:p>060</text:p>
          </table:table-cell>
          <table:table-cell table:style-name="ce25" table:formula="of:=MID([$'Compras-Ali'.$A787];[$Tablas.$E$32];[$Tablas.$G$32])" office:value-type="string" office:string-value="00015" calcext:value-type="string">
            <text:p>00015</text:p>
          </table:table-cell>
          <table:table-cell table:style-name="ce25" table:formula="of:=MID([$'Compras-Ali'.$A787];[$Tablas.$E$33];[$Tablas.$G$33])" office:value-type="string" office:string-value="00000000000000000261" calcext:value-type="string">
            <text:p>00000000000000000261</text:p>
          </table:table-cell>
          <table:table-cell table:style-name="ce25" table:formula="of:=MID([$'Compras-Ali'.$A787];[$Tablas.$E$34];[$Tablas.$G$34])" office:value-type="string" office:string-value="80" calcext:value-type="string">
            <text:p>80</text:p>
          </table:table-cell>
          <table:table-cell table:style-name="ce25" table:formula="of:=MID([$'Compras-Ali'.$A787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87]&lt;&gt;&quot;&quot;;VALUE(MID([$'Compras-Ali'.$A787];[$Tablas.$E$36];[$Tablas.$G$36]))/100;0)*IF(OR(VALUE([.A787])=3;VALUE([.A787])=8;VALUE([.A787])=13);-1;1)" office:value-type="float" office:value="40712.76" calcext:value-type="float">
            <text:p>40.712,76</text:p>
          </table:table-cell>
          <table:table-cell table:style-name="ce25" table:formula="of:=MID([$'Compras-Ali'.$A787];[$Tablas.$E$37];[$Tablas.$G$37])" office:value-type="string" office:string-value="0005" calcext:value-type="string">
            <text:p>0005</text:p>
          </table:table-cell>
          <table:table-cell table:style-name="ce28" table:formula="of:=IF([$'Compras-Ali'.$A787]&lt;&gt;&quot;&quot;;VALUE(MID([$'Compras-Ali'.$A787];[$Tablas.$E$38];[$Tablas.$G$38]))/100;0)*IF(OR(VALUE([.A787])=3;VALUE([.A787])=8;VALUE([.A787])=13);-1;1)" office:value-type="float" office:value="8549.68" calcext:value-type="float">
            <text:p>8.549,68</text:p>
          </table:table-cell>
          <table:table-cell table:number-columns-repeated="1016"/>
        </table:table-row>
        <table:table-row table:style-name="ro1">
          <table:table-cell table:style-name="ce25" table:formula="of:=MID([$'Compras-Ali'.$A788];[$Tablas.$E$31];[$Tablas.$G$31])" office:value-type="string" office:string-value="060" calcext:value-type="string">
            <text:p>060</text:p>
          </table:table-cell>
          <table:table-cell table:style-name="ce25" table:formula="of:=MID([$'Compras-Ali'.$A788];[$Tablas.$E$32];[$Tablas.$G$32])" office:value-type="string" office:string-value="00015" calcext:value-type="string">
            <text:p>00015</text:p>
          </table:table-cell>
          <table:table-cell table:style-name="ce25" table:formula="of:=MID([$'Compras-Ali'.$A788];[$Tablas.$E$33];[$Tablas.$G$33])" office:value-type="string" office:string-value="00000000000000000262" calcext:value-type="string">
            <text:p>00000000000000000262</text:p>
          </table:table-cell>
          <table:table-cell table:style-name="ce25" table:formula="of:=MID([$'Compras-Ali'.$A788];[$Tablas.$E$34];[$Tablas.$G$34])" office:value-type="string" office:string-value="80" calcext:value-type="string">
            <text:p>80</text:p>
          </table:table-cell>
          <table:table-cell table:style-name="ce25" table:formula="of:=MID([$'Compras-Ali'.$A788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88]&lt;&gt;&quot;&quot;;VALUE(MID([$'Compras-Ali'.$A788];[$Tablas.$E$36];[$Tablas.$G$36]))/100;0)*IF(OR(VALUE([.A788])=3;VALUE([.A788])=8;VALUE([.A788])=13);-1;1)" office:value-type="float" office:value="259545.86" calcext:value-type="float">
            <text:p>259.545,86</text:p>
          </table:table-cell>
          <table:table-cell table:style-name="ce25" table:formula="of:=MID([$'Compras-Ali'.$A788];[$Tablas.$E$37];[$Tablas.$G$37])" office:value-type="string" office:string-value="0005" calcext:value-type="string">
            <text:p>0005</text:p>
          </table:table-cell>
          <table:table-cell table:style-name="ce28" table:formula="of:=IF([$'Compras-Ali'.$A788]&lt;&gt;&quot;&quot;;VALUE(MID([$'Compras-Ali'.$A788];[$Tablas.$E$38];[$Tablas.$G$38]))/100;0)*IF(OR(VALUE([.A788])=3;VALUE([.A788])=8;VALUE([.A788])=13);-1;1)" office:value-type="float" office:value="54504.63" calcext:value-type="float">
            <text:p>54.504,63</text:p>
          </table:table-cell>
          <table:table-cell table:number-columns-repeated="1016"/>
        </table:table-row>
        <table:table-row table:style-name="ro1">
          <table:table-cell table:style-name="ce25" table:formula="of:=MID([$'Compras-Ali'.$A789];[$Tablas.$E$31];[$Tablas.$G$31])" office:value-type="string" office:string-value="060" calcext:value-type="string">
            <text:p>060</text:p>
          </table:table-cell>
          <table:table-cell table:style-name="ce25" table:formula="of:=MID([$'Compras-Ali'.$A789];[$Tablas.$E$32];[$Tablas.$G$32])" office:value-type="string" office:string-value="00015" calcext:value-type="string">
            <text:p>00015</text:p>
          </table:table-cell>
          <table:table-cell table:style-name="ce25" table:formula="of:=MID([$'Compras-Ali'.$A789];[$Tablas.$E$33];[$Tablas.$G$33])" office:value-type="string" office:string-value="00000000000000000263" calcext:value-type="string">
            <text:p>00000000000000000263</text:p>
          </table:table-cell>
          <table:table-cell table:style-name="ce25" table:formula="of:=MID([$'Compras-Ali'.$A789];[$Tablas.$E$34];[$Tablas.$G$34])" office:value-type="string" office:string-value="80" calcext:value-type="string">
            <text:p>80</text:p>
          </table:table-cell>
          <table:table-cell table:style-name="ce25" table:formula="of:=MID([$'Compras-Ali'.$A789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89]&lt;&gt;&quot;&quot;;VALUE(MID([$'Compras-Ali'.$A789];[$Tablas.$E$36];[$Tablas.$G$36]))/100;0)*IF(OR(VALUE([.A789])=3;VALUE([.A789])=8;VALUE([.A789])=13);-1;1)" office:value-type="float" office:value="40712.76" calcext:value-type="float">
            <text:p>40.712,76</text:p>
          </table:table-cell>
          <table:table-cell table:style-name="ce25" table:formula="of:=MID([$'Compras-Ali'.$A789];[$Tablas.$E$37];[$Tablas.$G$37])" office:value-type="string" office:string-value="0005" calcext:value-type="string">
            <text:p>0005</text:p>
          </table:table-cell>
          <table:table-cell table:style-name="ce28" table:formula="of:=IF([$'Compras-Ali'.$A789]&lt;&gt;&quot;&quot;;VALUE(MID([$'Compras-Ali'.$A789];[$Tablas.$E$38];[$Tablas.$G$38]))/100;0)*IF(OR(VALUE([.A789])=3;VALUE([.A789])=8;VALUE([.A789])=13);-1;1)" office:value-type="float" office:value="8549.68" calcext:value-type="float">
            <text:p>8.549,68</text:p>
          </table:table-cell>
          <table:table-cell table:number-columns-repeated="1016"/>
        </table:table-row>
        <table:table-row table:style-name="ro1">
          <table:table-cell table:style-name="ce25" table:formula="of:=MID([$'Compras-Ali'.$A790];[$Tablas.$E$31];[$Tablas.$G$31])" office:value-type="string" office:string-value="060" calcext:value-type="string">
            <text:p>060</text:p>
          </table:table-cell>
          <table:table-cell table:style-name="ce25" table:formula="of:=MID([$'Compras-Ali'.$A790];[$Tablas.$E$32];[$Tablas.$G$32])" office:value-type="string" office:string-value="00015" calcext:value-type="string">
            <text:p>00015</text:p>
          </table:table-cell>
          <table:table-cell table:style-name="ce25" table:formula="of:=MID([$'Compras-Ali'.$A790];[$Tablas.$E$33];[$Tablas.$G$33])" office:value-type="string" office:string-value="00000000000000000264" calcext:value-type="string">
            <text:p>00000000000000000264</text:p>
          </table:table-cell>
          <table:table-cell table:style-name="ce25" table:formula="of:=MID([$'Compras-Ali'.$A790];[$Tablas.$E$34];[$Tablas.$G$34])" office:value-type="string" office:string-value="80" calcext:value-type="string">
            <text:p>80</text:p>
          </table:table-cell>
          <table:table-cell table:style-name="ce25" table:formula="of:=MID([$'Compras-Ali'.$A790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90]&lt;&gt;&quot;&quot;;VALUE(MID([$'Compras-Ali'.$A790];[$Tablas.$E$36];[$Tablas.$G$36]))/100;0)*IF(OR(VALUE([.A790])=3;VALUE([.A790])=8;VALUE([.A790])=13);-1;1)" office:value-type="float" office:value="40712.76" calcext:value-type="float">
            <text:p>40.712,76</text:p>
          </table:table-cell>
          <table:table-cell table:style-name="ce25" table:formula="of:=MID([$'Compras-Ali'.$A790];[$Tablas.$E$37];[$Tablas.$G$37])" office:value-type="string" office:string-value="0005" calcext:value-type="string">
            <text:p>0005</text:p>
          </table:table-cell>
          <table:table-cell table:style-name="ce28" table:formula="of:=IF([$'Compras-Ali'.$A790]&lt;&gt;&quot;&quot;;VALUE(MID([$'Compras-Ali'.$A790];[$Tablas.$E$38];[$Tablas.$G$38]))/100;0)*IF(OR(VALUE([.A790])=3;VALUE([.A790])=8;VALUE([.A790])=13);-1;1)" office:value-type="float" office:value="8549.68" calcext:value-type="float">
            <text:p>8.549,68</text:p>
          </table:table-cell>
          <table:table-cell table:number-columns-repeated="1016"/>
        </table:table-row>
        <table:table-row table:style-name="ro1">
          <table:table-cell table:style-name="ce25" table:formula="of:=MID([$'Compras-Ali'.$A791];[$Tablas.$E$31];[$Tablas.$G$31])" office:value-type="string" office:string-value="060" calcext:value-type="string">
            <text:p>060</text:p>
          </table:table-cell>
          <table:table-cell table:style-name="ce25" table:formula="of:=MID([$'Compras-Ali'.$A791];[$Tablas.$E$32];[$Tablas.$G$32])" office:value-type="string" office:string-value="00015" calcext:value-type="string">
            <text:p>00015</text:p>
          </table:table-cell>
          <table:table-cell table:style-name="ce25" table:formula="of:=MID([$'Compras-Ali'.$A791];[$Tablas.$E$33];[$Tablas.$G$33])" office:value-type="string" office:string-value="00000000000000000265" calcext:value-type="string">
            <text:p>00000000000000000265</text:p>
          </table:table-cell>
          <table:table-cell table:style-name="ce25" table:formula="of:=MID([$'Compras-Ali'.$A791];[$Tablas.$E$34];[$Tablas.$G$34])" office:value-type="string" office:string-value="80" calcext:value-type="string">
            <text:p>80</text:p>
          </table:table-cell>
          <table:table-cell table:style-name="ce25" table:formula="of:=MID([$'Compras-Ali'.$A791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91]&lt;&gt;&quot;&quot;;VALUE(MID([$'Compras-Ali'.$A791];[$Tablas.$E$36];[$Tablas.$G$36]))/100;0)*IF(OR(VALUE([.A791])=3;VALUE([.A791])=8;VALUE([.A791])=13);-1;1)" office:value-type="float" office:value="40712.76" calcext:value-type="float">
            <text:p>40.712,76</text:p>
          </table:table-cell>
          <table:table-cell table:style-name="ce25" table:formula="of:=MID([$'Compras-Ali'.$A791];[$Tablas.$E$37];[$Tablas.$G$37])" office:value-type="string" office:string-value="0005" calcext:value-type="string">
            <text:p>0005</text:p>
          </table:table-cell>
          <table:table-cell table:style-name="ce28" table:formula="of:=IF([$'Compras-Ali'.$A791]&lt;&gt;&quot;&quot;;VALUE(MID([$'Compras-Ali'.$A791];[$Tablas.$E$38];[$Tablas.$G$38]))/100;0)*IF(OR(VALUE([.A791])=3;VALUE([.A791])=8;VALUE([.A791])=13);-1;1)" office:value-type="float" office:value="8549.68" calcext:value-type="float">
            <text:p>8.549,68</text:p>
          </table:table-cell>
          <table:table-cell table:number-columns-repeated="1016"/>
        </table:table-row>
        <table:table-row table:style-name="ro1">
          <table:table-cell table:style-name="ce25" table:formula="of:=MID([$'Compras-Ali'.$A792];[$Tablas.$E$31];[$Tablas.$G$31])" office:value-type="string" office:string-value="060" calcext:value-type="string">
            <text:p>060</text:p>
          </table:table-cell>
          <table:table-cell table:style-name="ce25" table:formula="of:=MID([$'Compras-Ali'.$A792];[$Tablas.$E$32];[$Tablas.$G$32])" office:value-type="string" office:string-value="00015" calcext:value-type="string">
            <text:p>00015</text:p>
          </table:table-cell>
          <table:table-cell table:style-name="ce25" table:formula="of:=MID([$'Compras-Ali'.$A792];[$Tablas.$E$33];[$Tablas.$G$33])" office:value-type="string" office:string-value="00000000000000000266" calcext:value-type="string">
            <text:p>00000000000000000266</text:p>
          </table:table-cell>
          <table:table-cell table:style-name="ce25" table:formula="of:=MID([$'Compras-Ali'.$A792];[$Tablas.$E$34];[$Tablas.$G$34])" office:value-type="string" office:string-value="80" calcext:value-type="string">
            <text:p>80</text:p>
          </table:table-cell>
          <table:table-cell table:style-name="ce25" table:formula="of:=MID([$'Compras-Ali'.$A792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92]&lt;&gt;&quot;&quot;;VALUE(MID([$'Compras-Ali'.$A792];[$Tablas.$E$36];[$Tablas.$G$36]))/100;0)*IF(OR(VALUE([.A792])=3;VALUE([.A792])=8;VALUE([.A792])=13);-1;1)" office:value-type="float" office:value="286302.33" calcext:value-type="float">
            <text:p>286.302,33</text:p>
          </table:table-cell>
          <table:table-cell table:style-name="ce25" table:formula="of:=MID([$'Compras-Ali'.$A792];[$Tablas.$E$37];[$Tablas.$G$37])" office:value-type="string" office:string-value="0005" calcext:value-type="string">
            <text:p>0005</text:p>
          </table:table-cell>
          <table:table-cell table:style-name="ce28" table:formula="of:=IF([$'Compras-Ali'.$A792]&lt;&gt;&quot;&quot;;VALUE(MID([$'Compras-Ali'.$A792];[$Tablas.$E$38];[$Tablas.$G$38]))/100;0)*IF(OR(VALUE([.A792])=3;VALUE([.A792])=8;VALUE([.A792])=13);-1;1)" office:value-type="float" office:value="60123.49" calcext:value-type="float">
            <text:p>60.123,49</text:p>
          </table:table-cell>
          <table:table-cell table:number-columns-repeated="1016"/>
        </table:table-row>
        <table:table-row table:style-name="ro1">
          <table:table-cell table:style-name="ce25" table:formula="of:=MID([$'Compras-Ali'.$A793];[$Tablas.$E$31];[$Tablas.$G$31])" office:value-type="string" office:string-value="060" calcext:value-type="string">
            <text:p>060</text:p>
          </table:table-cell>
          <table:table-cell table:style-name="ce25" table:formula="of:=MID([$'Compras-Ali'.$A793];[$Tablas.$E$32];[$Tablas.$G$32])" office:value-type="string" office:string-value="00015" calcext:value-type="string">
            <text:p>00015</text:p>
          </table:table-cell>
          <table:table-cell table:style-name="ce25" table:formula="of:=MID([$'Compras-Ali'.$A793];[$Tablas.$E$33];[$Tablas.$G$33])" office:value-type="string" office:string-value="00000000000000000267" calcext:value-type="string">
            <text:p>00000000000000000267</text:p>
          </table:table-cell>
          <table:table-cell table:style-name="ce25" table:formula="of:=MID([$'Compras-Ali'.$A793];[$Tablas.$E$34];[$Tablas.$G$34])" office:value-type="string" office:string-value="80" calcext:value-type="string">
            <text:p>80</text:p>
          </table:table-cell>
          <table:table-cell table:style-name="ce25" table:formula="of:=MID([$'Compras-Ali'.$A793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93]&lt;&gt;&quot;&quot;;VALUE(MID([$'Compras-Ali'.$A793];[$Tablas.$E$36];[$Tablas.$G$36]))/100;0)*IF(OR(VALUE([.A793])=3;VALUE([.A793])=8;VALUE([.A793])=13);-1;1)" office:value-type="float" office:value="9786.19" calcext:value-type="float">
            <text:p>9.786,19</text:p>
          </table:table-cell>
          <table:table-cell table:style-name="ce25" table:formula="of:=MID([$'Compras-Ali'.$A793];[$Tablas.$E$37];[$Tablas.$G$37])" office:value-type="string" office:string-value="0005" calcext:value-type="string">
            <text:p>0005</text:p>
          </table:table-cell>
          <table:table-cell table:style-name="ce28" table:formula="of:=IF([$'Compras-Ali'.$A793]&lt;&gt;&quot;&quot;;VALUE(MID([$'Compras-Ali'.$A793];[$Tablas.$E$38];[$Tablas.$G$38]))/100;0)*IF(OR(VALUE([.A793])=3;VALUE([.A793])=8;VALUE([.A793])=13);-1;1)" office:value-type="float" office:value="2055.1" calcext:value-type="float">
            <text:p>2.055,10</text:p>
          </table:table-cell>
          <table:table-cell table:number-columns-repeated="1016"/>
        </table:table-row>
        <table:table-row table:style-name="ro1">
          <table:table-cell table:style-name="ce25" table:formula="of:=MID([$'Compras-Ali'.$A794];[$Tablas.$E$31];[$Tablas.$G$31])" office:value-type="string" office:string-value="060" calcext:value-type="string">
            <text:p>060</text:p>
          </table:table-cell>
          <table:table-cell table:style-name="ce25" table:formula="of:=MID([$'Compras-Ali'.$A794];[$Tablas.$E$32];[$Tablas.$G$32])" office:value-type="string" office:string-value="00015" calcext:value-type="string">
            <text:p>00015</text:p>
          </table:table-cell>
          <table:table-cell table:style-name="ce25" table:formula="of:=MID([$'Compras-Ali'.$A794];[$Tablas.$E$33];[$Tablas.$G$33])" office:value-type="string" office:string-value="00000000000000000268" calcext:value-type="string">
            <text:p>00000000000000000268</text:p>
          </table:table-cell>
          <table:table-cell table:style-name="ce25" table:formula="of:=MID([$'Compras-Ali'.$A794];[$Tablas.$E$34];[$Tablas.$G$34])" office:value-type="string" office:string-value="80" calcext:value-type="string">
            <text:p>80</text:p>
          </table:table-cell>
          <table:table-cell table:style-name="ce25" table:formula="of:=MID([$'Compras-Ali'.$A794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94]&lt;&gt;&quot;&quot;;VALUE(MID([$'Compras-Ali'.$A794];[$Tablas.$E$36];[$Tablas.$G$36]))/100;0)*IF(OR(VALUE([.A794])=3;VALUE([.A794])=8;VALUE([.A794])=13);-1;1)" office:value-type="float" office:value="4568.29" calcext:value-type="float">
            <text:p>4.568,29</text:p>
          </table:table-cell>
          <table:table-cell table:style-name="ce25" table:formula="of:=MID([$'Compras-Ali'.$A794];[$Tablas.$E$37];[$Tablas.$G$37])" office:value-type="string" office:string-value="0005" calcext:value-type="string">
            <text:p>0005</text:p>
          </table:table-cell>
          <table:table-cell table:style-name="ce28" table:formula="of:=IF([$'Compras-Ali'.$A794]&lt;&gt;&quot;&quot;;VALUE(MID([$'Compras-Ali'.$A794];[$Tablas.$E$38];[$Tablas.$G$38]))/100;0)*IF(OR(VALUE([.A794])=3;VALUE([.A794])=8;VALUE([.A794])=13);-1;1)" office:value-type="float" office:value="959.34" calcext:value-type="float">
            <text:p>959,34</text:p>
          </table:table-cell>
          <table:table-cell table:number-columns-repeated="1016"/>
        </table:table-row>
        <table:table-row table:style-name="ro1">
          <table:table-cell table:style-name="ce25" table:formula="of:=MID([$'Compras-Ali'.$A795];[$Tablas.$E$31];[$Tablas.$G$31])" office:value-type="string" office:string-value="060" calcext:value-type="string">
            <text:p>060</text:p>
          </table:table-cell>
          <table:table-cell table:style-name="ce25" table:formula="of:=MID([$'Compras-Ali'.$A795];[$Tablas.$E$32];[$Tablas.$G$32])" office:value-type="string" office:string-value="00015" calcext:value-type="string">
            <text:p>00015</text:p>
          </table:table-cell>
          <table:table-cell table:style-name="ce25" table:formula="of:=MID([$'Compras-Ali'.$A795];[$Tablas.$E$33];[$Tablas.$G$33])" office:value-type="string" office:string-value="00000000000000000269" calcext:value-type="string">
            <text:p>00000000000000000269</text:p>
          </table:table-cell>
          <table:table-cell table:style-name="ce25" table:formula="of:=MID([$'Compras-Ali'.$A795];[$Tablas.$E$34];[$Tablas.$G$34])" office:value-type="string" office:string-value="80" calcext:value-type="string">
            <text:p>80</text:p>
          </table:table-cell>
          <table:table-cell table:style-name="ce25" table:formula="of:=MID([$'Compras-Ali'.$A795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95]&lt;&gt;&quot;&quot;;VALUE(MID([$'Compras-Ali'.$A795];[$Tablas.$E$36];[$Tablas.$G$36]))/100;0)*IF(OR(VALUE([.A795])=3;VALUE([.A795])=8;VALUE([.A795])=13);-1;1)" office:value-type="float" office:value="1192219.05" calcext:value-type="float">
            <text:p>1.192.219,05</text:p>
          </table:table-cell>
          <table:table-cell table:style-name="ce25" table:formula="of:=MID([$'Compras-Ali'.$A795];[$Tablas.$E$37];[$Tablas.$G$37])" office:value-type="string" office:string-value="0004" calcext:value-type="string">
            <text:p>0004</text:p>
          </table:table-cell>
          <table:table-cell table:style-name="ce28" table:formula="of:=IF([$'Compras-Ali'.$A795]&lt;&gt;&quot;&quot;;VALUE(MID([$'Compras-Ali'.$A795];[$Tablas.$E$38];[$Tablas.$G$38]))/100;0)*IF(OR(VALUE([.A795])=3;VALUE([.A795])=8;VALUE([.A795])=13);-1;1)" office:value-type="float" office:value="125183" calcext:value-type="float">
            <text:p>125.183,00</text:p>
          </table:table-cell>
          <table:table-cell table:number-columns-repeated="1016"/>
        </table:table-row>
        <table:table-row table:style-name="ro1">
          <table:table-cell table:style-name="ce25" table:formula="of:=MID([$'Compras-Ali'.$A796];[$Tablas.$E$31];[$Tablas.$G$31])" office:value-type="string" office:string-value="060" calcext:value-type="string">
            <text:p>060</text:p>
          </table:table-cell>
          <table:table-cell table:style-name="ce25" table:formula="of:=MID([$'Compras-Ali'.$A796];[$Tablas.$E$32];[$Tablas.$G$32])" office:value-type="string" office:string-value="00015" calcext:value-type="string">
            <text:p>00015</text:p>
          </table:table-cell>
          <table:table-cell table:style-name="ce25" table:formula="of:=MID([$'Compras-Ali'.$A796];[$Tablas.$E$33];[$Tablas.$G$33])" office:value-type="string" office:string-value="00000000000000000270" calcext:value-type="string">
            <text:p>00000000000000000270</text:p>
          </table:table-cell>
          <table:table-cell table:style-name="ce25" table:formula="of:=MID([$'Compras-Ali'.$A796];[$Tablas.$E$34];[$Tablas.$G$34])" office:value-type="string" office:string-value="80" calcext:value-type="string">
            <text:p>80</text:p>
          </table:table-cell>
          <table:table-cell table:style-name="ce25" table:formula="of:=MID([$'Compras-Ali'.$A796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96]&lt;&gt;&quot;&quot;;VALUE(MID([$'Compras-Ali'.$A796];[$Tablas.$E$36];[$Tablas.$G$36]))/100;0)*IF(OR(VALUE([.A796])=3;VALUE([.A796])=8;VALUE([.A796])=13);-1;1)" office:value-type="float" office:value="104875" calcext:value-type="float">
            <text:p>104.875,00</text:p>
          </table:table-cell>
          <table:table-cell table:style-name="ce25" table:formula="of:=MID([$'Compras-Ali'.$A796];[$Tablas.$E$37];[$Tablas.$G$37])" office:value-type="string" office:string-value="0005" calcext:value-type="string">
            <text:p>0005</text:p>
          </table:table-cell>
          <table:table-cell table:style-name="ce28" table:formula="of:=IF([$'Compras-Ali'.$A796]&lt;&gt;&quot;&quot;;VALUE(MID([$'Compras-Ali'.$A796];[$Tablas.$E$38];[$Tablas.$G$38]))/100;0)*IF(OR(VALUE([.A796])=3;VALUE([.A796])=8;VALUE([.A796])=13);-1;1)" office:value-type="float" office:value="22023.75" calcext:value-type="float">
            <text:p>22.023,75</text:p>
          </table:table-cell>
          <table:table-cell table:number-columns-repeated="1016"/>
        </table:table-row>
        <table:table-row table:style-name="ro1" table:number-rows-repeated="17842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 table:number-columns-repeated="1016"/>
        </table:table-row>
        <table:table-row table:style-name="ro1" table:number-rows-repeated="10299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Compras.A1:Compras.A5">
          <table:sort>
            <table:sort-by table:field-number="0" table:data-type="automatic"/>
          </table:sort>
        </table:database-range>
        <table:database-range table:name="__Anonymous_Sheet_DB__2" table:target-range-address="'Compras-Ali'.A1:'Compras-Ali'.B125">
          <table:sort>
            <table:sort-by table:field-number="0" table:data-type="automatic"/>
          </table:sort>
        </table:database-range>
        <table:database-range table:name="__Anonymous_Sheet_DB__3" table:target-range-address="CF_Compras.A1:CF_Compras.Y149" table:display-filter-buttons="true" table:orientation="column"/>
        <table:database-range table:name="__Anonymous_Sheet_DB__4" table:target-range-address="'CF_Compras-Ali'.A1:'CF_Compras-Ali'.L13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£</number:text>
      <number:number number:decimal-places="0" loext:min-decimal-places="0" number:min-integer-digits="1" number:grouping="true"/>
    </number:number-style>
    <number:number-style style:name="N108">
      <number:text>-£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loext:min-decimal-places="2" number:min-integer-digits="1" number:grouping="true"/>
    </number:number-style>
    <number:number-style style:name="N111">
      <number:text>-£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£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$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-$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1P0" style:volatile="true">
      <number:number number:decimal-places="2" loext:min-decimal-places="2" number:min-integer-digits="1" number:grouping="true"/>
      <number:text> </number:text>
    </number:number-style>
    <number:number-style style:name="N161"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2">
      <number:text>$ </number:text>
      <number:number number:decimal-places="2" loext:min-decimal-places="2" number:min-integer-digits="1" number:grouping="true"/>
    </number:number-style>
    <number:number-style style:name="N163P0" style:volatile="true">
      <number:text>$ </number:text>
      <number:number number:decimal-places="2" loext:min-decimal-places="2" number:min-integer-digits="1" number:grouping="true"/>
    </number:number-style>
    <number:number-style style:name="N163">
      <number:text>$ -</number:text>
      <number:number number:decimal-places="2" loext:min-decimal-places="2" number:min-integer-digits="1" number:grouping="true"/>
      <style:map style:condition="value()&gt;=0" style:apply-style-name="N163P0"/>
    </number:number-style>
    <number:number-style style:name="N165P0" style:volatile="true">
      <number:text>$ </number:text>
      <number:number number:decimal-places="0" loext:min-decimal-places="0" number:min-integer-digits="1" number:grouping="true"/>
    </number:number-style>
    <number:number-style style:name="N165">
      <number:text>-$ </number:text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6P0" style:volatile="true">
      <number:text>$ </number:text>
      <number:number number:decimal-places="0" loext:min-decimal-places="0" number:min-integer-digits="1" number:grouping="true"/>
    </number:number-style>
    <number:number-style style:name="N166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66P0"/>
    </number:number-style>
    <number:number-style style:name="N167P0" style:volatile="true">
      <number:text>$ </number:text>
      <number:number number:decimal-places="2" loext:min-decimal-places="2" number:min-integer-digits="1" number:grouping="true"/>
    </number:number-style>
    <number:number-style style:name="N167">
      <number:text>-$ 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68P0" style:volatile="true">
      <number:text>$ </number:text>
      <number:number number:decimal-places="2" loext:min-decimal-places="2" number:min-integer-digits="1" number:grouping="true"/>
    </number:number-style>
    <number:number-style style:name="N168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68P0"/>
    </number:number-style>
    <number:number-style style:name="N170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2" style:volatile="true">
      <loext:text> $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2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3" loext:min-decimal-places="3" number:min-integer-digits="1" number:grouping="true"/>
    </number:number-style>
    <number:number-style style:name="N174">
      <number:number number:decimal-places="3" loext:min-decimal-places="3" number:min-integer-digits="1"/>
    </number:number-style>
    <number:number-style style:name="N175P0" style:volatile="true">
      <number:number number:decimal-places="2" loext:min-decimal-places="2" number:min-integer-digits="1" number:grouping="true"/>
      <number:text> </number:text>
    </number:number-style>
    <number:number-style style:name="N175">
      <number:text>-</number:text>
      <number:number number:decimal-places="2" loext:min-decimal-places="2" number:min-integer-digits="1" number:grouping="true"/>
      <number:text> </number:text>
      <style:map style:condition="value()&gt;=0" style:apply-style-name="N175P0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text> </loext:text>
      <loext:fill-character> </loext:fill-character>
      <number:text>- </number:text>
    </number:number-style>
    <number:text-style style:name="N10124" number:language="es" number:country="A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1:03:02.2619822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09:49:48.601333478</meta:creation-date>
    <meta:editing-duration>PT11H59M36S</meta:editing-duration>
    <meta:editing-cycles>113</meta:editing-cycles>
    <meta:generator>LibreOffice/6.0.7.3$Linux_X86_64 LibreOffice_project/00m0$Build-3</meta:generator>
    <dc:date>2021-01-19T11:10:17.978073328</dc:date>
    <meta:document-statistic meta:table-count="5" meta:cell-count="8282" meta:object-count="0"/>
  </office:meta>
</office:document-meta>
</file>